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ck6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75.5883" calcext:value-type="float">
            <text:p>75.5883</text:p>
          </table:table-cell>
          <table:table-cell office:value-type="float" office:value="281.576" calcext:value-type="float">
            <text:p>281.576</text:p>
          </table:table-cell>
          <table:table-cell office:value-type="float" office:value="40.4843" calcext:value-type="float">
            <text:p>40.4843</text:p>
          </table:table-cell>
          <table:table-cell office:value-type="float" office:value="75.7228" calcext:value-type="float">
            <text:p>75.7228</text:p>
          </table:table-cell>
          <table:table-cell office:value-type="float" office:value="269.001" calcext:value-type="float">
            <text:p>269.001</text:p>
          </table:table-cell>
          <table:table-cell office:value-type="float" office:value="40.0584" calcext:value-type="float">
            <text:p>40.0584</text:p>
          </table:table-cell>
          <table:table-cell/>
          <table:table-cell table:formula="of:=([.D1]-[.A1])/0.0166667" office:value-type="float" office:value="8.06998386003244" calcext:value-type="float">
            <text:p>8.06998386003244</text:p>
          </table:table-cell>
          <table:table-cell table:formula="of:=ABS([.E1]-[.B1])/0.0166667" office:value-type="float" office:value="754.498491003021" calcext:value-type="float">
            <text:p>754.498491003021</text:p>
          </table:table-cell>
          <table:table-cell table:formula="of:=([.F1]-[.C1])/0.0166667" office:value-type="float" office:value="-25.5539488921021" calcext:value-type="float">
            <text:p>-25.5539488921021</text:p>
          </table:table-cell>
          <table:table-cell table:formula="of:=DEGREES(ATAN(ABS([.F1]-[.C1])/ABS([.E1]-[.B1])))" office:value-type="float" office:value="1.93979708455615" calcext:value-type="float">
            <text:p>1.93979708455615</text:p>
          </table:table-cell>
          <table:table-cell table:formula="of:=SQRT(POWER([.H1];2)+POWER([.I1];2)+POWER([.J1];2))" office:value-type="float" office:value="754.974239209072" calcext:value-type="float">
            <text:p>754.974239209072</text:p>
          </table:table-cell>
        </table:table-row>
        <table:table-row table:style-name="ro1">
          <table:table-cell office:value-type="float" office:value="75.8301" calcext:value-type="float">
            <text:p>75.8301</text:p>
          </table:table-cell>
          <table:table-cell office:value-type="float" office:value="280.421" calcext:value-type="float">
            <text:p>280.421</text:p>
          </table:table-cell>
          <table:table-cell office:value-type="float" office:value="39.9132" calcext:value-type="float">
            <text:p>39.9132</text:p>
          </table:table-cell>
          <table:table-cell office:value-type="float" office:value="76.4264" calcext:value-type="float">
            <text:p>76.4264</text:p>
          </table:table-cell>
          <table:table-cell office:value-type="float" office:value="265.507" calcext:value-type="float">
            <text:p>265.507</text:p>
          </table:table-cell>
          <table:table-cell office:value-type="float" office:value="39.4129" calcext:value-type="float">
            <text:p>39.4129</text:p>
          </table:table-cell>
          <table:table-cell/>
          <table:table-cell table:formula="of:=([.D2]-[.A2])/0.0166667" office:value-type="float" office:value="35.7779284441431" calcext:value-type="float">
            <text:p>35.7779284441431</text:p>
          </table:table-cell>
          <table:table-cell table:formula="of:=ABS([.E2]-[.B2])/0.0166667" office:value-type="float" office:value="894.838210323579" calcext:value-type="float">
            <text:p>894.838210323579</text:p>
          </table:table-cell>
          <table:table-cell table:formula="of:=([.F2]-[.C2])/0.0166667" office:value-type="float" office:value="-30.0179399641202" calcext:value-type="float">
            <text:p>-30.0179399641202</text:p>
          </table:table-cell>
          <table:table-cell table:formula="of:=DEGREES(ATAN(ABS([.F2]-[.C2])/ABS([.E2]-[.B2])))" office:value-type="float" office:value="1.92130436933892" calcext:value-type="float">
            <text:p>1.92130436933892</text:p>
          </table:table-cell>
          <table:table-cell table:formula="of:=SQRT(POWER([.H2];2)+POWER([.I2];2)+POWER([.J2];2))" office:value-type="float" office:value="896.056114056787" calcext:value-type="float">
            <text:p>896.056114056787</text:p>
          </table:table-cell>
        </table:table-row>
        <table:table-row table:style-name="ro1">
          <table:table-cell office:value-type="float" office:value="76.7732" calcext:value-type="float">
            <text:p>76.7732</text:p>
          </table:table-cell>
          <table:table-cell office:value-type="float" office:value="274.271" calcext:value-type="float">
            <text:p>274.271</text:p>
          </table:table-cell>
          <table:table-cell office:value-type="float" office:value="39.1666" calcext:value-type="float">
            <text:p>39.1666</text:p>
          </table:table-cell>
          <table:table-cell office:value-type="float" office:value="77.3658" calcext:value-type="float">
            <text:p>77.3658</text:p>
          </table:table-cell>
          <table:table-cell office:value-type="float" office:value="262.231" calcext:value-type="float">
            <text:p>262.231</text:p>
          </table:table-cell>
          <table:table-cell office:value-type="float" office:value="38.0132" calcext:value-type="float">
            <text:p>38.0132</text:p>
          </table:table-cell>
          <table:table-cell/>
          <table:table-cell table:formula="of:=([.D3]-[.A3])/0.0166667" office:value-type="float" office:value="35.5559288881416" calcext:value-type="float">
            <text:p>35.5559288881416</text:p>
          </table:table-cell>
          <table:table-cell table:formula="of:=ABS([.E3]-[.B3])/0.0166667" office:value-type="float" office:value="722.398555202891" calcext:value-type="float">
            <text:p>722.398555202891</text:p>
          </table:table-cell>
          <table:table-cell table:formula="of:=([.F3]-[.C3])/0.0166667" office:value-type="float" office:value="-69.2038615922771" calcext:value-type="float">
            <text:p>-69.2038615922771</text:p>
          </table:table-cell>
          <table:table-cell table:formula="of:=DEGREES(ATAN(ABS([.F3]-[.C3])/ABS([.E3]-[.B3])))" office:value-type="float" office:value="5.47208481957171" calcext:value-type="float">
            <text:p>5.47208481957171</text:p>
          </table:table-cell>
          <table:table-cell table:formula="of:=SQRT(POWER([.H3];2)+POWER([.I3];2)+POWER([.J3];2))" office:value-type="float" office:value="726.576266538899" calcext:value-type="float">
            <text:p>726.576266538899</text:p>
          </table:table-cell>
        </table:table-row>
        <table:table-row table:style-name="ro1">
          <table:table-cell office:value-type="float" office:value="75.2918" calcext:value-type="float">
            <text:p>75.2918</text:p>
          </table:table-cell>
          <table:table-cell office:value-type="float" office:value="276.303" calcext:value-type="float">
            <text:p>276.303</text:p>
          </table:table-cell>
          <table:table-cell office:value-type="float" office:value="41.0908" calcext:value-type="float">
            <text:p>41.0908</text:p>
          </table:table-cell>
          <table:table-cell office:value-type="float" office:value="75.196" calcext:value-type="float">
            <text:p>75.196</text:p>
          </table:table-cell>
          <table:table-cell office:value-type="float" office:value="265.258" calcext:value-type="float">
            <text:p>265.258</text:p>
          </table:table-cell>
          <table:table-cell office:value-type="float" office:value="40.2007" calcext:value-type="float">
            <text:p>40.2007</text:p>
          </table:table-cell>
          <table:table-cell/>
          <table:table-cell table:formula="of:=([.D4]-[.A4])/0.0166667" office:value-type="float" office:value="-5.74798850402281" calcext:value-type="float">
            <text:p>-5.74798850402281</text:p>
          </table:table-cell>
          <table:table-cell table:formula="of:=ABS([.E4]-[.B4])/0.0166667" office:value-type="float" office:value="662.698674602652" calcext:value-type="float">
            <text:p>662.698674602652</text:p>
          </table:table-cell>
          <table:table-cell table:formula="of:=([.F4]-[.C4])/0.0166667" office:value-type="float" office:value="-53.4058931882139" calcext:value-type="float">
            <text:p>-53.4058931882139</text:p>
          </table:table-cell>
          <table:table-cell table:formula="of:=DEGREES(ATAN(ABS([.F4]-[.C4])/ABS([.E4]-[.B4])))" office:value-type="float" office:value="4.6074239187563" calcext:value-type="float">
            <text:p>4.6074239187563</text:p>
          </table:table-cell>
          <table:table-cell table:formula="of:=SQRT(POWER([.H4];2)+POWER([.I4];2)+POWER([.J4];2))" office:value-type="float" office:value="664.87198927251" calcext:value-type="float">
            <text:p>664.87198927251</text:p>
          </table:table-cell>
        </table:table-row>
        <table:table-row table:style-name="ro1">
          <table:table-cell office:value-type="float" office:value="76.4804" calcext:value-type="float">
            <text:p>76.4804</text:p>
          </table:table-cell>
          <table:table-cell office:value-type="float" office:value="270.603" calcext:value-type="float">
            <text:p>270.603</text:p>
          </table:table-cell>
          <table:table-cell office:value-type="float" office:value="38.5453" calcext:value-type="float">
            <text:p>38.5453</text:p>
          </table:table-cell>
          <table:table-cell office:value-type="float" office:value="76.5755" calcext:value-type="float">
            <text:p>76.5755</text:p>
          </table:table-cell>
          <table:table-cell office:value-type="float" office:value="257.46" calcext:value-type="float">
            <text:p>257.46</text:p>
          </table:table-cell>
          <table:table-cell office:value-type="float" office:value="37.6459" calcext:value-type="float">
            <text:p>37.6459</text:p>
          </table:table-cell>
          <table:table-cell/>
          <table:table-cell table:formula="of:=([.D5]-[.A5])/0.0166667" office:value-type="float" office:value="5.70598858802296" calcext:value-type="float">
            <text:p>5.70598858802296</text:p>
          </table:table-cell>
          <table:table-cell table:formula="of:=ABS([.E5]-[.B5])/0.0166667" office:value-type="float" office:value="788.578422843156" calcext:value-type="float">
            <text:p>788.578422843156</text:p>
          </table:table-cell>
          <table:table-cell table:formula="of:=([.F5]-[.C5])/0.0166667" office:value-type="float" office:value="-53.9638920722159" calcext:value-type="float">
            <text:p>-53.9638920722159</text:p>
          </table:table-cell>
          <table:table-cell table:formula="of:=DEGREES(ATAN(ABS([.F5]-[.C5])/ABS([.E5]-[.B5])))" office:value-type="float" office:value="3.91475382722759" calcext:value-type="float">
            <text:p>3.91475382722759</text:p>
          </table:table-cell>
          <table:table-cell table:formula="of:=SQRT(POWER([.H5];2)+POWER([.I5];2)+POWER([.J5];2))" office:value-type="float" office:value="790.443286344535" calcext:value-type="float">
            <text:p>790.443286344535</text:p>
          </table:table-cell>
        </table:table-row>
        <table:table-row table:style-name="ro1">
          <table:table-cell office:value-type="float" office:value="76.0587" calcext:value-type="float">
            <text:p>76.0587</text:p>
          </table:table-cell>
          <table:table-cell office:value-type="float" office:value="277.828" calcext:value-type="float">
            <text:p>277.828</text:p>
          </table:table-cell>
          <table:table-cell office:value-type="float" office:value="40.0843" calcext:value-type="float">
            <text:p>40.0843</text:p>
          </table:table-cell>
          <table:table-cell office:value-type="float" office:value="76.3998" calcext:value-type="float">
            <text:p>76.3998</text:p>
          </table:table-cell>
          <table:table-cell office:value-type="float" office:value="263.001" calcext:value-type="float">
            <text:p>263.001</text:p>
          </table:table-cell>
          <table:table-cell office:value-type="float" office:value="39.8396" calcext:value-type="float">
            <text:p>39.8396</text:p>
          </table:table-cell>
          <table:table-cell/>
          <table:table-cell table:formula="of:=([.D6]-[.A6])/0.0166667" office:value-type="float" office:value="20.4659590680817" calcext:value-type="float">
            <text:p>20.4659590680817</text:p>
          </table:table-cell>
          <table:table-cell table:formula="of:=ABS([.E6]-[.B6])/0.0166667" office:value-type="float" office:value="889.618220763558" calcext:value-type="float">
            <text:p>889.618220763558</text:p>
          </table:table-cell>
          <table:table-cell table:formula="of:=([.F6]-[.C6])/0.0166667" office:value-type="float" office:value="-14.6819706360588" calcext:value-type="float">
            <text:p>-14.6819706360588</text:p>
          </table:table-cell>
          <table:table-cell table:formula="of:=DEGREES(ATAN(ABS([.F6]-[.C6])/ABS([.E6]-[.B6])))" office:value-type="float" office:value="0.945505129003023" calcext:value-type="float">
            <text:p>0.945505129003023</text:p>
          </table:table-cell>
          <table:table-cell table:formula="of:=SQRT(POWER([.H6];2)+POWER([.I6];2)+POWER([.J6];2))" office:value-type="float" office:value="889.974715627839" calcext:value-type="float">
            <text:p>889.974715627839</text:p>
          </table:table-cell>
        </table:table-row>
        <table:table-row table:style-name="ro1">
          <table:table-cell office:value-type="float" office:value="75.0362" calcext:value-type="float">
            <text:p>75.0362</text:p>
          </table:table-cell>
          <table:table-cell office:value-type="float" office:value="276.622" calcext:value-type="float">
            <text:p>276.622</text:p>
          </table:table-cell>
          <table:table-cell office:value-type="float" office:value="39.2903" calcext:value-type="float">
            <text:p>39.2903</text:p>
          </table:table-cell>
          <table:table-cell office:value-type="float" office:value="74.9544" calcext:value-type="float">
            <text:p>74.9544</text:p>
          </table:table-cell>
          <table:table-cell office:value-type="float" office:value="266.862" calcext:value-type="float">
            <text:p>266.862</text:p>
          </table:table-cell>
          <table:table-cell office:value-type="float" office:value="37.9658" calcext:value-type="float">
            <text:p>37.9658</text:p>
          </table:table-cell>
          <table:table-cell/>
          <table:table-cell table:formula="of:=([.D7]-[.A7])/0.0166667" office:value-type="float" office:value="-4.90799018401885" calcext:value-type="float">
            <text:p>-4.90799018401885</text:p>
          </table:table-cell>
          <table:table-cell table:formula="of:=ABS([.E7]-[.B7])/0.0166667" office:value-type="float" office:value="585.598828802342" calcext:value-type="float">
            <text:p>585.598828802342</text:p>
          </table:table-cell>
          <table:table-cell table:formula="of:=([.F7]-[.C7])/0.0166667" office:value-type="float" office:value="-79.4698410603179" calcext:value-type="float">
            <text:p>-79.4698410603179</text:p>
          </table:table-cell>
          <table:table-cell table:formula="of:=DEGREES(ATAN(ABS([.F7]-[.C7])/ABS([.E7]-[.B7])))" office:value-type="float" office:value="7.72822525982054" calcext:value-type="float">
            <text:p>7.72822525982054</text:p>
          </table:table-cell>
          <table:table-cell table:formula="of:=SQRT(POWER([.H7];2)+POWER([.I7];2)+POWER([.J7];2))" office:value-type="float" office:value="590.986913814911" calcext:value-type="float">
            <text:p>590.986913814911</text:p>
          </table:table-cell>
        </table:table-row>
        <table:table-row table:style-name="ro1">
          <table:table-cell office:value-type="float" office:value="74.314" calcext:value-type="float">
            <text:p>74.314</text:p>
          </table:table-cell>
          <table:table-cell office:value-type="float" office:value="281.562" calcext:value-type="float">
            <text:p>281.562</text:p>
          </table:table-cell>
          <table:table-cell office:value-type="float" office:value="39.9932" calcext:value-type="float">
            <text:p>39.9932</text:p>
          </table:table-cell>
          <table:table-cell office:value-type="float" office:value="73.9839" calcext:value-type="float">
            <text:p>73.9839</text:p>
          </table:table-cell>
          <table:table-cell office:value-type="float" office:value="268.958" calcext:value-type="float">
            <text:p>268.958</text:p>
          </table:table-cell>
          <table:table-cell office:value-type="float" office:value="39.3418" calcext:value-type="float">
            <text:p>39.3418</text:p>
          </table:table-cell>
          <table:table-cell/>
          <table:table-cell table:formula="of:=([.D8]-[.A8])/0.0166667" office:value-type="float" office:value="-19.8059603880785" calcext:value-type="float">
            <text:p>-19.8059603880785</text:p>
          </table:table-cell>
          <table:table-cell table:formula="of:=ABS([.E8]-[.B8])/0.0166667" office:value-type="float" office:value="756.238487523024" calcext:value-type="float">
            <text:p>756.238487523024</text:p>
          </table:table-cell>
          <table:table-cell table:formula="of:=([.F8]-[.C8])/0.0166667" office:value-type="float" office:value="-39.0839218321565" calcext:value-type="float">
            <text:p>-39.0839218321565</text:p>
          </table:table-cell>
          <table:table-cell table:formula="of:=DEGREES(ATAN(ABS([.F8]-[.C8])/ABS([.E8]-[.B8])))" office:value-type="float" office:value="2.95852857177314" calcext:value-type="float">
            <text:p>2.95852857177314</text:p>
          </table:table-cell>
          <table:table-cell table:formula="of:=SQRT(POWER([.H8];2)+POWER([.I8];2)+POWER([.J8];2))" office:value-type="float" office:value="757.506751800792" calcext:value-type="float">
            <text:p>757.506751800792</text:p>
          </table:table-cell>
        </table:table-row>
        <table:table-row table:style-name="ro1">
          <table:table-cell office:value-type="float" office:value="71.0112" calcext:value-type="float">
            <text:p>71.0112</text:p>
          </table:table-cell>
          <table:table-cell office:value-type="float" office:value="275.969" calcext:value-type="float">
            <text:p>275.969</text:p>
          </table:table-cell>
          <table:table-cell office:value-type="float" office:value="40.436" calcext:value-type="float">
            <text:p>40.436</text:p>
          </table:table-cell>
          <table:table-cell office:value-type="float" office:value="70.2782" calcext:value-type="float">
            <text:p>70.2782</text:p>
          </table:table-cell>
          <table:table-cell office:value-type="float" office:value="263.505" calcext:value-type="float">
            <text:p>263.505</text:p>
          </table:table-cell>
          <table:table-cell office:value-type="float" office:value="39.8109" calcext:value-type="float">
            <text:p>39.8109</text:p>
          </table:table-cell>
          <table:table-cell/>
          <table:table-cell table:formula="of:=([.D9]-[.A9])/0.0166667" office:value-type="float" office:value="-43.9799120401762" calcext:value-type="float">
            <text:p>-43.9799120401762</text:p>
          </table:table-cell>
          <table:table-cell table:formula="of:=ABS([.E9]-[.B9])/0.0166667" office:value-type="float" office:value="747.838504322991" calcext:value-type="float">
            <text:p>747.838504322991</text:p>
          </table:table-cell>
          <table:table-cell table:formula="of:=([.F9]-[.C9])/0.0166667" office:value-type="float" office:value="-37.5059249881502" calcext:value-type="float">
            <text:p>-37.5059249881502</text:p>
          </table:table-cell>
          <table:table-cell table:formula="of:=DEGREES(ATAN(ABS([.F9]-[.C9])/ABS([.E9]-[.B9])))" office:value-type="float" office:value="2.87111749170665" calcext:value-type="float">
            <text:p>2.87111749170665</text:p>
          </table:table-cell>
          <table:table-cell table:formula="of:=SQRT(POWER([.H9];2)+POWER([.I9];2)+POWER([.J9];2))" office:value-type="float" office:value="750.068900582025" calcext:value-type="float">
            <text:p>750.068900582025</text:p>
          </table:table-cell>
        </table:table-row>
        <table:table-row table:style-name="ro1">
          <table:table-cell office:value-type="float" office:value="75.5876" calcext:value-type="float">
            <text:p>75.5876</text:p>
          </table:table-cell>
          <table:table-cell office:value-type="float" office:value="281.686" calcext:value-type="float">
            <text:p>281.686</text:p>
          </table:table-cell>
          <table:table-cell office:value-type="float" office:value="39.9612" calcext:value-type="float">
            <text:p>39.9612</text:p>
          </table:table-cell>
          <table:table-cell office:value-type="float" office:value="75.9821" calcext:value-type="float">
            <text:p>75.9821</text:p>
          </table:table-cell>
          <table:table-cell office:value-type="float" office:value="270.508" calcext:value-type="float">
            <text:p>270.508</text:p>
          </table:table-cell>
          <table:table-cell office:value-type="float" office:value="38.8137" calcext:value-type="float">
            <text:p>38.8137</text:p>
          </table:table-cell>
          <table:table-cell/>
          <table:table-cell table:formula="of:=([.D10]-[.A10])/0.0166667" office:value-type="float" office:value="23.6699526600951" calcext:value-type="float">
            <text:p>23.6699526600951</text:p>
          </table:table-cell>
          <table:table-cell table:formula="of:=ABS([.E10]-[.B10])/0.0166667" office:value-type="float" office:value="670.678658642683" calcext:value-type="float">
            <text:p>670.678658642683</text:p>
          </table:table-cell>
          <table:table-cell table:formula="of:=([.F10]-[.C10])/0.0166667" office:value-type="float" office:value="-68.8498623002755" calcext:value-type="float">
            <text:p>-68.8498623002755</text:p>
          </table:table-cell>
          <table:table-cell table:formula="of:=DEGREES(ATAN(ABS([.F10]-[.C10])/ABS([.E10]-[.B10])))" office:value-type="float" office:value="5.86128103266036" calcext:value-type="float">
            <text:p>5.86128103266036</text:p>
          </table:table-cell>
          <table:table-cell table:formula="of:=SQRT(POWER([.H10];2)+POWER([.I10];2)+POWER([.J10];2))" office:value-type="float" office:value="674.618731845215" calcext:value-type="float">
            <text:p>674.618731845215</text:p>
          </table:table-cell>
        </table:table-row>
        <table:table-row table:style-name="ro1">
          <table:table-cell office:value-type="float" office:value="71.5147" calcext:value-type="float">
            <text:p>71.5147</text:p>
          </table:table-cell>
          <table:table-cell office:value-type="float" office:value="286.618" calcext:value-type="float">
            <text:p>286.618</text:p>
          </table:table-cell>
          <table:table-cell office:value-type="float" office:value="39.7062" calcext:value-type="float">
            <text:p>39.7062</text:p>
          </table:table-cell>
          <table:table-cell office:value-type="float" office:value="70.7492" calcext:value-type="float">
            <text:p>70.7492</text:p>
          </table:table-cell>
          <table:table-cell office:value-type="float" office:value="274.97" calcext:value-type="float">
            <text:p>274.97</text:p>
          </table:table-cell>
          <table:table-cell office:value-type="float" office:value="38.8556" calcext:value-type="float">
            <text:p>38.8556</text:p>
          </table:table-cell>
          <table:table-cell/>
          <table:table-cell table:formula="of:=([.D11]-[.A11])/0.0166667" office:value-type="float" office:value="-45.9299081401839" calcext:value-type="float">
            <text:p>-45.9299081401839</text:p>
          </table:table-cell>
          <table:table-cell table:formula="of:=ABS([.E11]-[.B11])/0.0166667" office:value-type="float" office:value="698.878602242794" calcext:value-type="float">
            <text:p>698.878602242794</text:p>
          </table:table-cell>
          <table:table-cell table:formula="of:=([.F11]-[.C11])/0.0166667" office:value-type="float" office:value="-51.0358979282041" calcext:value-type="float">
            <text:p>-51.0358979282041</text:p>
          </table:table-cell>
          <table:table-cell table:formula="of:=DEGREES(ATAN(ABS([.F11]-[.C11])/ABS([.E11]-[.B11])))" office:value-type="float" office:value="4.1766341774243" calcext:value-type="float">
            <text:p>4.1766341774243</text:p>
          </table:table-cell>
          <table:table-cell table:formula="of:=SQRT(POWER([.H11];2)+POWER([.I11];2)+POWER([.J11];2))" office:value-type="float" office:value="702.243205742814" calcext:value-type="float">
            <text:p>702.243205742814</text:p>
          </table:table-cell>
        </table:table-row>
        <table:table-row table:style-name="ro1">
          <table:table-cell office:value-type="float" office:value="71.0091" calcext:value-type="float">
            <text:p>71.0091</text:p>
          </table:table-cell>
          <table:table-cell office:value-type="float" office:value="282.394" calcext:value-type="float">
            <text:p>282.394</text:p>
          </table:table-cell>
          <table:table-cell office:value-type="float" office:value="40.6473" calcext:value-type="float">
            <text:p>40.6473</text:p>
          </table:table-cell>
          <table:table-cell office:value-type="float" office:value="69.7631" calcext:value-type="float">
            <text:p>69.7631</text:p>
          </table:table-cell>
          <table:table-cell office:value-type="float" office:value="272.075" calcext:value-type="float">
            <text:p>272.075</text:p>
          </table:table-cell>
          <table:table-cell office:value-type="float" office:value="40.0955" calcext:value-type="float">
            <text:p>40.0955</text:p>
          </table:table-cell>
          <table:table-cell/>
          <table:table-cell table:formula="of:=([.D12]-[.A12])/0.0166667" office:value-type="float" office:value="-74.7598504802996" calcext:value-type="float">
            <text:p>-74.7598504802996</text:p>
          </table:table-cell>
          <table:table-cell table:formula="of:=ABS([.E12]-[.B12])/0.0166667" office:value-type="float" office:value="619.138761722478" calcext:value-type="float">
            <text:p>619.138761722478</text:p>
          </table:table-cell>
          <table:table-cell table:formula="of:=([.F12]-[.C12])/0.0166667" office:value-type="float" office:value="-33.1079337841324" calcext:value-type="float">
            <text:p>-33.1079337841324</text:p>
          </table:table-cell>
          <table:table-cell table:formula="of:=DEGREES(ATAN(ABS([.F12]-[.C12])/ABS([.E12]-[.B12])))" office:value-type="float" office:value="3.060929133559" calcext:value-type="float">
            <text:p>3.060929133559</text:p>
          </table:table-cell>
          <table:table-cell table:formula="of:=SQRT(POWER([.H12];2)+POWER([.I12];2)+POWER([.J12];2))" office:value-type="float" office:value="624.514192625383" calcext:value-type="float">
            <text:p>624.514192625383</text:p>
          </table:table-cell>
        </table:table-row>
        <table:table-row table:style-name="ro1">
          <table:table-cell office:value-type="float" office:value="72.0448" calcext:value-type="float">
            <text:p>72.0448</text:p>
          </table:table-cell>
          <table:table-cell office:value-type="float" office:value="294.668" calcext:value-type="float">
            <text:p>294.668</text:p>
          </table:table-cell>
          <table:table-cell office:value-type="float" office:value="40.2139" calcext:value-type="float">
            <text:p>40.2139</text:p>
          </table:table-cell>
          <table:table-cell office:value-type="float" office:value="71.2548" calcext:value-type="float">
            <text:p>71.2548</text:p>
          </table:table-cell>
          <table:table-cell office:value-type="float" office:value="281.397" calcext:value-type="float">
            <text:p>281.397</text:p>
          </table:table-cell>
          <table:table-cell office:value-type="float" office:value="39.2905" calcext:value-type="float">
            <text:p>39.2905</text:p>
          </table:table-cell>
          <table:table-cell/>
          <table:table-cell table:formula="of:=([.D13]-[.A13])/0.0166667" office:value-type="float" office:value="-47.3999052001891" calcext:value-type="float">
            <text:p>-47.3999052001891</text:p>
          </table:table-cell>
          <table:table-cell table:formula="of:=ABS([.E13]-[.B13])/0.0166667" office:value-type="float" office:value="796.258407483186" calcext:value-type="float">
            <text:p>796.258407483186</text:p>
          </table:table-cell>
          <table:table-cell table:formula="of:=([.F13]-[.C13])/0.0166667" office:value-type="float" office:value="-55.4038891922217" calcext:value-type="float">
            <text:p>-55.4038891922217</text:p>
          </table:table-cell>
          <table:table-cell table:formula="of:=DEGREES(ATAN(ABS([.F13]-[.C13])/ABS([.E13]-[.B13])))" office:value-type="float" office:value="3.9802417667131" calcext:value-type="float">
            <text:p>3.9802417667131</text:p>
          </table:table-cell>
          <table:table-cell table:formula="of:=SQRT(POWER([.H13];2)+POWER([.I13];2)+POWER([.J13];2))" office:value-type="float" office:value="799.589765716314" calcext:value-type="float">
            <text:p>799.589765716314</text:p>
          </table:table-cell>
        </table:table-row>
        <table:table-row table:style-name="ro1">
          <table:table-cell office:value-type="float" office:value="74.303" calcext:value-type="float">
            <text:p>74.303</text:p>
          </table:table-cell>
          <table:table-cell office:value-type="float" office:value="278.639" calcext:value-type="float">
            <text:p>278.639</text:p>
          </table:table-cell>
          <table:table-cell office:value-type="float" office:value="41.7234" calcext:value-type="float">
            <text:p>41.7234</text:p>
          </table:table-cell>
          <table:table-cell office:value-type="float" office:value="73.9829" calcext:value-type="float">
            <text:p>73.9829</text:p>
          </table:table-cell>
          <table:table-cell office:value-type="float" office:value="267.418" calcext:value-type="float">
            <text:p>267.418</text:p>
          </table:table-cell>
          <table:table-cell office:value-type="float" office:value="41.0758" calcext:value-type="float">
            <text:p>41.0758</text:p>
          </table:table-cell>
          <table:table-cell/>
          <table:table-cell table:formula="of:=([.D14]-[.A14])/0.0166667" office:value-type="float" office:value="-19.2059615880766" calcext:value-type="float">
            <text:p>-19.2059615880766</text:p>
          </table:table-cell>
          <table:table-cell table:formula="of:=ABS([.E14]-[.B14])/0.0166667" office:value-type="float" office:value="673.258653482693" calcext:value-type="float">
            <text:p>673.258653482693</text:p>
          </table:table-cell>
          <table:table-cell table:formula="of:=([.F14]-[.C14])/0.0166667" office:value-type="float" office:value="-38.8559222881552" calcext:value-type="float">
            <text:p>-38.8559222881552</text:p>
          </table:table-cell>
          <table:table-cell table:formula="of:=DEGREES(ATAN(ABS([.F14]-[.C14])/ABS([.E14]-[.B14])))" office:value-type="float" office:value="3.30305967333966" calcext:value-type="float">
            <text:p>3.30305967333966</text:p>
          </table:table-cell>
          <table:table-cell table:formula="of:=SQRT(POWER([.H14];2)+POWER([.I14];2)+POWER([.J14];2))" office:value-type="float" office:value="674.652403943479" calcext:value-type="float">
            <text:p>674.652403943479</text:p>
          </table:table-cell>
        </table:table-row>
        <table:table-row table:style-name="ro1">
          <table:table-cell office:value-type="float" office:value="73.2833" calcext:value-type="float">
            <text:p>73.2833</text:p>
          </table:table-cell>
          <table:table-cell office:value-type="float" office:value="275.889" calcext:value-type="float">
            <text:p>275.889</text:p>
          </table:table-cell>
          <table:table-cell office:value-type="float" office:value="42.1733" calcext:value-type="float">
            <text:p>42.1733</text:p>
          </table:table-cell>
          <table:table-cell office:value-type="float" office:value="72.7439" calcext:value-type="float">
            <text:p>72.7439</text:p>
          </table:table-cell>
          <table:table-cell office:value-type="float" office:value="264.695" calcext:value-type="float">
            <text:p>264.695</text:p>
          </table:table-cell>
          <table:table-cell office:value-type="float" office:value="41.7821" calcext:value-type="float">
            <text:p>41.7821</text:p>
          </table:table-cell>
          <table:table-cell/>
          <table:table-cell table:formula="of:=([.D15]-[.A15])/0.0166667" office:value-type="float" office:value="-32.3639352721295" calcext:value-type="float">
            <text:p>-32.3639352721295</text:p>
          </table:table-cell>
          <table:table-cell table:formula="of:=ABS([.E15]-[.B15])/0.0166667" office:value-type="float" office:value="671.638656722688" calcext:value-type="float">
            <text:p>671.638656722688</text:p>
          </table:table-cell>
          <table:table-cell table:formula="of:=([.F15]-[.C15])/0.0166667" office:value-type="float" office:value="-23.4719530560938" calcext:value-type="float">
            <text:p>-23.4719530560938</text:p>
          </table:table-cell>
          <table:table-cell table:formula="of:=DEGREES(ATAN(ABS([.F15]-[.C15])/ABS([.E15]-[.B15])))" office:value-type="float" office:value="2.0015178437701" calcext:value-type="float">
            <text:p>2.0015178437701</text:p>
          </table:table-cell>
          <table:table-cell table:formula="of:=SQRT(POWER([.H15];2)+POWER([.I15];2)+POWER([.J15];2))" office:value-type="float" office:value="672.827498019234" calcext:value-type="float">
            <text:p>672.827498019234</text:p>
          </table:table-cell>
        </table:table-row>
        <table:table-row table:style-name="ro1">
          <table:table-cell office:value-type="float" office:value="70.0223" calcext:value-type="float">
            <text:p>70.0223</text:p>
          </table:table-cell>
          <table:table-cell office:value-type="float" office:value="273.085" calcext:value-type="float">
            <text:p>273.085</text:p>
          </table:table-cell>
          <table:table-cell office:value-type="float" office:value="41.6623" calcext:value-type="float">
            <text:p>41.6623</text:p>
          </table:table-cell>
          <table:table-cell office:value-type="float" office:value="69.5628" calcext:value-type="float">
            <text:p>69.5628</text:p>
          </table:table-cell>
          <table:table-cell office:value-type="float" office:value="260.794" calcext:value-type="float">
            <text:p>260.794</text:p>
          </table:table-cell>
          <table:table-cell office:value-type="float" office:value="41.0055" calcext:value-type="float">
            <text:p>41.0055</text:p>
          </table:table-cell>
          <table:table-cell/>
          <table:table-cell table:formula="of:=([.D16]-[.A16])/0.0166667" office:value-type="float" office:value="-27.5699448601106" calcext:value-type="float">
            <text:p>-27.5699448601106</text:p>
          </table:table-cell>
          <table:table-cell table:formula="of:=ABS([.E16]-[.B16])/0.0166667" office:value-type="float" office:value="737.45852508295" calcext:value-type="float">
            <text:p>737.45852508295</text:p>
          </table:table-cell>
          <table:table-cell table:formula="of:=([.F16]-[.C16])/0.0166667" office:value-type="float" office:value="-39.4079211841579" calcext:value-type="float">
            <text:p>-39.4079211841579</text:p>
          </table:table-cell>
          <table:table-cell table:formula="of:=DEGREES(ATAN(ABS([.F16]-[.C16])/ABS([.E16]-[.B16])))" office:value-type="float" office:value="3.05883241118891" calcext:value-type="float">
            <text:p>3.05883241118891</text:p>
          </table:table-cell>
          <table:table-cell table:formula="of:=SQRT(POWER([.H16];2)+POWER([.I16];2)+POWER([.J16];2))" office:value-type="float" office:value="739.025143232059" calcext:value-type="float">
            <text:p>739.025143232059</text:p>
          </table:table-cell>
        </table:table-row>
        <table:table-row table:style-name="ro1">
          <table:table-cell office:value-type="float" office:value="71.2723" calcext:value-type="float">
            <text:p>71.2723</text:p>
          </table:table-cell>
          <table:table-cell office:value-type="float" office:value="288.807" calcext:value-type="float">
            <text:p>288.807</text:p>
          </table:table-cell>
          <table:table-cell office:value-type="float" office:value="41.9135" calcext:value-type="float">
            <text:p>41.9135</text:p>
          </table:table-cell>
          <table:table-cell office:value-type="float" office:value="70.7633" calcext:value-type="float">
            <text:p>70.7633</text:p>
          </table:table-cell>
          <table:table-cell office:value-type="float" office:value="278.358" calcext:value-type="float">
            <text:p>278.358</text:p>
          </table:table-cell>
          <table:table-cell office:value-type="float" office:value="41.3004" calcext:value-type="float">
            <text:p>41.3004</text:p>
          </table:table-cell>
          <table:table-cell/>
          <table:table-cell table:formula="of:=([.D17]-[.A17])/0.0166667" office:value-type="float" office:value="-30.5399389201222" calcext:value-type="float">
            <text:p>-30.5399389201222</text:p>
          </table:table-cell>
          <table:table-cell table:formula="of:=ABS([.E17]-[.B17])/0.0166667" office:value-type="float" office:value="626.938746122509" calcext:value-type="float">
            <text:p>626.938746122509</text:p>
          </table:table-cell>
          <table:table-cell table:formula="of:=([.F17]-[.C17])/0.0166667" office:value-type="float" office:value="-36.7859264281469" calcext:value-type="float">
            <text:p>-36.7859264281469</text:p>
          </table:table-cell>
          <table:table-cell table:formula="of:=DEGREES(ATAN(ABS([.F17]-[.C17])/ABS([.E17]-[.B17])))" office:value-type="float" office:value="3.35800673938735" calcext:value-type="float">
            <text:p>3.35800673938735</text:p>
          </table:table-cell>
          <table:table-cell table:formula="of:=SQRT(POWER([.H17];2)+POWER([.I17];2)+POWER([.J17];2))" office:value-type="float" office:value="628.759161875264" calcext:value-type="float">
            <text:p>628.759161875264</text:p>
          </table:table-cell>
        </table:table-row>
        <table:table-row table:style-name="ro1">
          <table:table-cell office:value-type="float" office:value="70.4874" calcext:value-type="float">
            <text:p>70.4874</text:p>
          </table:table-cell>
          <table:table-cell office:value-type="float" office:value="282.67" calcext:value-type="float">
            <text:p>282.67</text:p>
          </table:table-cell>
          <table:table-cell office:value-type="float" office:value="39.0882" calcext:value-type="float">
            <text:p>39.0882</text:p>
          </table:table-cell>
          <table:table-cell office:value-type="float" office:value="70.2568" calcext:value-type="float">
            <text:p>70.2568</text:p>
          </table:table-cell>
          <table:table-cell office:value-type="float" office:value="267.504" calcext:value-type="float">
            <text:p>267.504</text:p>
          </table:table-cell>
          <table:table-cell office:value-type="float" office:value="38.1452" calcext:value-type="float">
            <text:p>38.1452</text:p>
          </table:table-cell>
          <table:table-cell/>
          <table:table-cell table:formula="of:=([.D18]-[.A18])/0.0166667" office:value-type="float" office:value="-13.8359723280551" calcext:value-type="float">
            <text:p>-13.8359723280551</text:p>
          </table:table-cell>
          <table:table-cell table:formula="of:=ABS([.E18]-[.B18])/0.0166667" office:value-type="float" office:value="909.95818008364" calcext:value-type="float">
            <text:p>909.95818008364</text:p>
          </table:table-cell>
          <table:table-cell table:formula="of:=([.F18]-[.C18])/0.0166667" office:value-type="float" office:value="-56.5798868402262" calcext:value-type="float">
            <text:p>-56.5798868402262</text:p>
          </table:table-cell>
          <table:table-cell table:formula="of:=DEGREES(ATAN(ABS([.F18]-[.C18])/ABS([.E18]-[.B18])))" office:value-type="float" office:value="3.55798836105933" calcext:value-type="float">
            <text:p>3.55798836105933</text:p>
          </table:table-cell>
          <table:table-cell table:formula="of:=SQRT(POWER([.H18];2)+POWER([.I18];2)+POWER([.J18];2))" office:value-type="float" office:value="911.820490681277" calcext:value-type="float">
            <text:p>911.820490681277</text:p>
          </table:table-cell>
        </table:table-row>
        <table:table-row table:style-name="ro1">
          <table:table-cell office:value-type="float" office:value="70.4851" calcext:value-type="float">
            <text:p>70.4851</text:p>
          </table:table-cell>
          <table:table-cell office:value-type="float" office:value="292.969" calcext:value-type="float">
            <text:p>292.969</text:p>
          </table:table-cell>
          <table:table-cell office:value-type="float" office:value="41.0127" calcext:value-type="float">
            <text:p>41.0127</text:p>
          </table:table-cell>
          <table:table-cell office:value-type="float" office:value="69.9986" calcext:value-type="float">
            <text:p>69.9986</text:p>
          </table:table-cell>
          <table:table-cell office:value-type="float" office:value="279.632" calcext:value-type="float">
            <text:p>279.632</text:p>
          </table:table-cell>
          <table:table-cell office:value-type="float" office:value="40.8509" calcext:value-type="float">
            <text:p>40.8509</text:p>
          </table:table-cell>
          <table:table-cell/>
          <table:table-cell table:formula="of:=([.D19]-[.A19])/0.0166667" office:value-type="float" office:value="-29.1899416201172" calcext:value-type="float">
            <text:p>-29.1899416201172</text:p>
          </table:table-cell>
          <table:table-cell table:formula="of:=ABS([.E19]-[.B19])/0.0166667" office:value-type="float" office:value="800.2183995632" calcext:value-type="float">
            <text:p>800.2183995632</text:p>
          </table:table-cell>
          <table:table-cell table:formula="of:=([.F19]-[.C19])/0.0166667" office:value-type="float" office:value="-9.7079805840388" calcext:value-type="float">
            <text:p>-9.7079805840388</text:p>
          </table:table-cell>
          <table:table-cell table:formula="of:=DEGREES(ATAN(ABS([.F19]-[.C19])/ABS([.E19]-[.B19])))" office:value-type="float" office:value="0.695059036154681" calcext:value-type="float">
            <text:p>0.695059036154681</text:p>
          </table:table-cell>
          <table:table-cell table:formula="of:=SQRT(POWER([.H19];2)+POWER([.I19];2)+POWER([.J19];2))" office:value-type="float" office:value="800.809455849702" calcext:value-type="float">
            <text:p>800.809455849702</text:p>
          </table:table-cell>
        </table:table-row>
        <table:table-row table:style-name="ro1">
          <table:table-cell office:value-type="float" office:value="71.0056" calcext:value-type="float">
            <text:p>71.0056</text:p>
          </table:table-cell>
          <table:table-cell office:value-type="float" office:value="293.024" calcext:value-type="float">
            <text:p>293.024</text:p>
          </table:table-cell>
          <table:table-cell office:value-type="float" office:value="40.9992" calcext:value-type="float">
            <text:p>40.9992</text:p>
          </table:table-cell>
          <table:table-cell office:value-type="float" office:value="70.5014" calcext:value-type="float">
            <text:p>70.5014</text:p>
          </table:table-cell>
          <table:table-cell office:value-type="float" office:value="281.035" calcext:value-type="float">
            <text:p>281.035</text:p>
          </table:table-cell>
          <table:table-cell office:value-type="float" office:value="40.6191" calcext:value-type="float">
            <text:p>40.6191</text:p>
          </table:table-cell>
          <table:table-cell/>
          <table:table-cell table:formula="of:=([.D20]-[.A20])/0.0166667" office:value-type="float" office:value="-30.2519394961208" calcext:value-type="float">
            <text:p>-30.2519394961208</text:p>
          </table:table-cell>
          <table:table-cell table:formula="of:=ABS([.E20]-[.B20])/0.0166667" office:value-type="float" office:value="719.338561322876" calcext:value-type="float">
            <text:p>719.338561322876</text:p>
          </table:table-cell>
          <table:table-cell table:formula="of:=([.F20]-[.C20])/0.0166667" office:value-type="float" office:value="-22.8059543880912" calcext:value-type="float">
            <text:p>-22.8059543880912</text:p>
          </table:table-cell>
          <table:table-cell table:formula="of:=DEGREES(ATAN(ABS([.F20]-[.C20])/ABS([.E20]-[.B20])))" office:value-type="float" office:value="1.81590069622819" calcext:value-type="float">
            <text:p>1.81590069622819</text:p>
          </table:table-cell>
          <table:table-cell table:formula="of:=SQRT(POWER([.H20];2)+POWER([.I20];2)+POWER([.J20];2))" office:value-type="float" office:value="720.335517106365" calcext:value-type="float">
            <text:p>720.335517106365</text:p>
          </table:table-cell>
        </table:table-row>
        <table:table-row table:style-name="ro1">
          <table:table-cell office:value-type="float" office:value="70.2353" calcext:value-type="float">
            <text:p>70.2353</text:p>
          </table:table-cell>
          <table:table-cell office:value-type="float" office:value="286.298" calcext:value-type="float">
            <text:p>286.298</text:p>
          </table:table-cell>
          <table:table-cell office:value-type="float" office:value="40.5346" calcext:value-type="float">
            <text:p>40.5346</text:p>
          </table:table-cell>
          <table:table-cell office:value-type="float" office:value="69.5117" calcext:value-type="float">
            <text:p>69.5117</text:p>
          </table:table-cell>
          <table:table-cell office:value-type="float" office:value="273.248" calcext:value-type="float">
            <text:p>273.248</text:p>
          </table:table-cell>
          <table:table-cell office:value-type="float" office:value="40.3999" calcext:value-type="float">
            <text:p>40.3999</text:p>
          </table:table-cell>
          <table:table-cell/>
          <table:table-cell table:formula="of:=([.D21]-[.A21])/0.0166667" office:value-type="float" office:value="-43.4159131681731" calcext:value-type="float">
            <text:p>-43.4159131681731</text:p>
          </table:table-cell>
          <table:table-cell table:formula="of:=ABS([.E21]-[.B21])/0.0166667" office:value-type="float" office:value="782.998434003133" calcext:value-type="float">
            <text:p>782.998434003133</text:p>
          </table:table-cell>
          <table:table-cell table:formula="of:=([.F21]-[.C21])/0.0166667" office:value-type="float" office:value="-8.08198383603204" calcext:value-type="float">
            <text:p>-8.08198383603204</text:p>
          </table:table-cell>
          <table:table-cell table:formula="of:=DEGREES(ATAN(ABS([.F21]-[.C21])/ABS([.E21]-[.B21])))" office:value-type="float" office:value="0.59137681488685" calcext:value-type="float">
            <text:p>0.59137681488685</text:p>
          </table:table-cell>
          <table:table-cell table:formula="of:=SQRT(POWER([.H21];2)+POWER([.I21];2)+POWER([.J21];2))" office:value-type="float" office:value="784.242824404732" calcext:value-type="float">
            <text:p>784.242824404732</text:p>
          </table:table-cell>
        </table:table-row>
        <table:table-row table:style-name="ro1">
          <table:table-cell office:value-type="float" office:value="98.5676" calcext:value-type="float">
            <text:p>98.5676</text:p>
          </table:table-cell>
          <table:table-cell office:value-type="float" office:value="283.278" calcext:value-type="float">
            <text:p>283.278</text:p>
          </table:table-cell>
          <table:table-cell office:value-type="float" office:value="40.7673" calcext:value-type="float">
            <text:p>40.7673</text:p>
          </table:table-cell>
          <table:table-cell office:value-type="float" office:value="99.2022" calcext:value-type="float">
            <text:p>99.2022</text:p>
          </table:table-cell>
          <table:table-cell office:value-type="float" office:value="272.182" calcext:value-type="float">
            <text:p>272.182</text:p>
          </table:table-cell>
          <table:table-cell office:value-type="float" office:value="40.0649" calcext:value-type="float">
            <text:p>40.0649</text:p>
          </table:table-cell>
          <table:table-cell/>
          <table:table-cell table:formula="of:=([.D22]-[.A22])/0.0166667" office:value-type="float" office:value="38.0759238481527" calcext:value-type="float">
            <text:p>38.0759238481527</text:p>
          </table:table-cell>
          <table:table-cell table:formula="of:=ABS([.E22]-[.B22])/0.0166667" office:value-type="float" office:value="665.758668482663" calcext:value-type="float">
            <text:p>665.758668482663</text:p>
          </table:table-cell>
          <table:table-cell table:formula="of:=([.F22]-[.C22])/0.0166667" office:value-type="float" office:value="-42.1439157121684" calcext:value-type="float">
            <text:p>-42.1439157121684</text:p>
          </table:table-cell>
          <table:table-cell table:formula="of:=DEGREES(ATAN(ABS([.F22]-[.C22])/ABS([.E22]-[.B22])))" office:value-type="float" office:value="3.62210968080544" calcext:value-type="float">
            <text:p>3.62210968080544</text:p>
          </table:table-cell>
          <table:table-cell table:formula="of:=SQRT(POWER([.H22];2)+POWER([.I22];2)+POWER([.J22];2))" office:value-type="float" office:value="668.176990226582" calcext:value-type="float">
            <text:p>668.176990226582</text:p>
          </table:table-cell>
        </table:table-row>
        <table:table-row table:style-name="ro1">
          <table:table-cell office:value-type="float" office:value="104.678" calcext:value-type="float">
            <text:p>104.678</text:p>
          </table:table-cell>
          <table:table-cell office:value-type="float" office:value="271.968" calcext:value-type="float">
            <text:p>271.968</text:p>
          </table:table-cell>
          <table:table-cell office:value-type="float" office:value="39.8077" calcext:value-type="float">
            <text:p>39.8077</text:p>
          </table:table-cell>
          <table:table-cell office:value-type="float" office:value="103.551" calcext:value-type="float">
            <text:p>103.551</text:p>
          </table:table-cell>
          <table:table-cell office:value-type="float" office:value="259.176" calcext:value-type="float">
            <text:p>259.176</text:p>
          </table:table-cell>
          <table:table-cell office:value-type="float" office:value="39.0474" calcext:value-type="float">
            <text:p>39.0474</text:p>
          </table:table-cell>
          <table:table-cell/>
          <table:table-cell table:formula="of:=([.D23]-[.A23])/0.0166667" office:value-type="float" office:value="-67.6198647602702" calcext:value-type="float">
            <text:p>-67.6198647602702</text:p>
          </table:table-cell>
          <table:table-cell table:formula="of:=ABS([.E23]-[.B23])/0.0166667" office:value-type="float" office:value="767.518464963072" calcext:value-type="float">
            <text:p>767.518464963072</text:p>
          </table:table-cell>
          <table:table-cell table:formula="of:=([.F23]-[.C23])/0.0166667" office:value-type="float" office:value="-45.6179087641821" calcext:value-type="float">
            <text:p>-45.6179087641821</text:p>
          </table:table-cell>
          <table:table-cell table:formula="of:=DEGREES(ATAN(ABS([.F23]-[.C23])/ABS([.E23]-[.B23])))" office:value-type="float" office:value="3.40140666764444" calcext:value-type="float">
            <text:p>3.40140666764444</text:p>
          </table:table-cell>
          <table:table-cell table:formula="of:=SQRT(POWER([.H23];2)+POWER([.I23];2)+POWER([.J23];2))" office:value-type="float" office:value="771.840679006675" calcext:value-type="float">
            <text:p>771.840679006675</text:p>
          </table:table-cell>
        </table:table-row>
        <table:table-row table:style-name="ro1">
          <table:table-cell office:value-type="float" office:value="103.988" calcext:value-type="float">
            <text:p>103.988</text:p>
          </table:table-cell>
          <table:table-cell office:value-type="float" office:value="273.051" calcext:value-type="float">
            <text:p>273.051</text:p>
          </table:table-cell>
          <table:table-cell office:value-type="float" office:value="40.6266" calcext:value-type="float">
            <text:p>40.6266</text:p>
          </table:table-cell>
          <table:table-cell office:value-type="float" office:value="103.432" calcext:value-type="float">
            <text:p>103.432</text:p>
          </table:table-cell>
          <table:table-cell office:value-type="float" office:value="261.284" calcext:value-type="float">
            <text:p>261.284</text:p>
          </table:table-cell>
          <table:table-cell office:value-type="float" office:value="40.141" calcext:value-type="float">
            <text:p>40.141</text:p>
          </table:table-cell>
          <table:table-cell/>
          <table:table-cell table:formula="of:=([.D24]-[.A24])/0.0166667" office:value-type="float" office:value="-33.3599332801333" calcext:value-type="float">
            <text:p>-33.3599332801333</text:p>
          </table:table-cell>
          <table:table-cell table:formula="of:=ABS([.E24]-[.B24])/0.0166667" office:value-type="float" office:value="706.018587962824" calcext:value-type="float">
            <text:p>706.018587962824</text:p>
          </table:table-cell>
          <table:table-cell table:formula="of:=([.F24]-[.C24])/0.0166667" office:value-type="float" office:value="-29.1359417281169" calcext:value-type="float">
            <text:p>-29.1359417281169</text:p>
          </table:table-cell>
          <table:table-cell table:formula="of:=DEGREES(ATAN(ABS([.F24]-[.C24])/ABS([.E24]-[.B24])))" office:value-type="float" office:value="2.36313862074905" calcext:value-type="float">
            <text:p>2.36313862074905</text:p>
          </table:table-cell>
          <table:table-cell table:formula="of:=SQRT(POWER([.H24];2)+POWER([.I24];2)+POWER([.J24];2))" office:value-type="float" office:value="707.406555523667" calcext:value-type="float">
            <text:p>707.406555523667</text:p>
          </table:table-cell>
        </table:table-row>
        <table:table-row table:style-name="ro1">
          <table:table-cell office:value-type="float" office:value="103.667" calcext:value-type="float">
            <text:p>103.667</text:p>
          </table:table-cell>
          <table:table-cell office:value-type="float" office:value="271.919" calcext:value-type="float">
            <text:p>271.919</text:p>
          </table:table-cell>
          <table:table-cell office:value-type="float" office:value="40.3196" calcext:value-type="float">
            <text:p>40.3196</text:p>
          </table:table-cell>
          <table:table-cell office:value-type="float" office:value="103.613" calcext:value-type="float">
            <text:p>103.613</text:p>
          </table:table-cell>
          <table:table-cell office:value-type="float" office:value="260.218" calcext:value-type="float">
            <text:p>260.218</text:p>
          </table:table-cell>
          <table:table-cell office:value-type="float" office:value="39.594" calcext:value-type="float">
            <text:p>39.594</text:p>
          </table:table-cell>
          <table:table-cell/>
          <table:table-cell table:formula="of:=([.D25]-[.A25])/0.0166667" office:value-type="float" office:value="-3.23999352001308" calcext:value-type="float">
            <text:p>-3.23999352001308</text:p>
          </table:table-cell>
          <table:table-cell table:formula="of:=ABS([.E25]-[.B25])/0.0166667" office:value-type="float" office:value="702.058595882806" calcext:value-type="float">
            <text:p>702.058595882806</text:p>
          </table:table-cell>
          <table:table-cell table:formula="of:=([.F25]-[.C25])/0.0166667" office:value-type="float" office:value="-43.5359129281741" calcext:value-type="float">
            <text:p>-43.5359129281741</text:p>
          </table:table-cell>
          <table:table-cell table:formula="of:=DEGREES(ATAN(ABS([.F25]-[.C25])/ABS([.E25]-[.B25])))" office:value-type="float" office:value="3.5484702202033" calcext:value-type="float">
            <text:p>3.5484702202033</text:p>
          </table:table-cell>
          <table:table-cell table:formula="of:=SQRT(POWER([.H25];2)+POWER([.I25];2)+POWER([.J25];2))" office:value-type="float" office:value="703.414632578422" calcext:value-type="float">
            <text:p>703.414632578422</text:p>
          </table:table-cell>
        </table:table-row>
        <table:table-row table:style-name="ro1">
          <table:table-cell office:value-type="float" office:value="103.34" calcext:value-type="float">
            <text:p>103.34</text:p>
          </table:table-cell>
          <table:table-cell office:value-type="float" office:value="274.413" calcext:value-type="float">
            <text:p>274.413</text:p>
          </table:table-cell>
          <table:table-cell office:value-type="float" office:value="40.1595" calcext:value-type="float">
            <text:p>40.1595</text:p>
          </table:table-cell>
          <table:table-cell office:value-type="float" office:value="102.892" calcext:value-type="float">
            <text:p>102.892</text:p>
          </table:table-cell>
          <table:table-cell office:value-type="float" office:value="263.826" calcext:value-type="float">
            <text:p>263.826</text:p>
          </table:table-cell>
          <table:table-cell office:value-type="float" office:value="39.226" calcext:value-type="float">
            <text:p>39.226</text:p>
          </table:table-cell>
          <table:table-cell/>
          <table:table-cell table:formula="of:=([.D26]-[.A26])/0.0166667" office:value-type="float" office:value="-26.879946240108" calcext:value-type="float">
            <text:p>-26.879946240108</text:p>
          </table:table-cell>
          <table:table-cell table:formula="of:=ABS([.E26]-[.B26])/0.0166667" office:value-type="float" office:value="635.21872956254" calcext:value-type="float">
            <text:p>635.21872956254</text:p>
          </table:table-cell>
          <table:table-cell table:formula="of:=([.F26]-[.C26])/0.0166667" office:value-type="float" office:value="-56.0098879802242" calcext:value-type="float">
            <text:p>-56.0098879802242</text:p>
          </table:table-cell>
          <table:table-cell table:formula="of:=DEGREES(ATAN(ABS([.F26]-[.C26])/ABS([.E26]-[.B26])))" office:value-type="float" office:value="5.0389762859536" calcext:value-type="float">
            <text:p>5.0389762859536</text:p>
          </table:table-cell>
          <table:table-cell table:formula="of:=SQRT(POWER([.H26];2)+POWER([.I26];2)+POWER([.J26];2))" office:value-type="float" office:value="638.24953854153" calcext:value-type="float">
            <text:p>638.24953854153</text:p>
          </table:table-cell>
        </table:table-row>
        <table:table-row table:style-name="ro1">
          <table:table-cell office:value-type="float" office:value="105.599" calcext:value-type="float">
            <text:p>105.599</text:p>
          </table:table-cell>
          <table:table-cell office:value-type="float" office:value="281.649" calcext:value-type="float">
            <text:p>281.649</text:p>
          </table:table-cell>
          <table:table-cell office:value-type="float" office:value="40.4661" calcext:value-type="float">
            <text:p>40.4661</text:p>
          </table:table-cell>
          <table:table-cell office:value-type="float" office:value="104.996" calcext:value-type="float">
            <text:p>104.996</text:p>
          </table:table-cell>
          <table:table-cell office:value-type="float" office:value="269.495" calcext:value-type="float">
            <text:p>269.495</text:p>
          </table:table-cell>
          <table:table-cell office:value-type="float" office:value="39.9698" calcext:value-type="float">
            <text:p>39.9698</text:p>
          </table:table-cell>
          <table:table-cell/>
          <table:table-cell table:formula="of:=([.D27]-[.A27])/0.0166667" office:value-type="float" office:value="-36.1799276401452" calcext:value-type="float">
            <text:p>-36.1799276401452</text:p>
          </table:table-cell>
          <table:table-cell table:formula="of:=ABS([.E27]-[.B27])/0.0166667" office:value-type="float" office:value="729.238541522917" calcext:value-type="float">
            <text:p>729.238541522917</text:p>
          </table:table-cell>
          <table:table-cell table:formula="of:=([.F27]-[.C27])/0.0166667" office:value-type="float" office:value="-29.777940444119" calcext:value-type="float">
            <text:p>-29.777940444119</text:p>
          </table:table-cell>
          <table:table-cell table:formula="of:=DEGREES(ATAN(ABS([.F27]-[.C27])/ABS([.E27]-[.B27])))" office:value-type="float" office:value="2.33833356268017" calcext:value-type="float">
            <text:p>2.33833356268017</text:p>
          </table:table-cell>
          <table:table-cell table:formula="of:=SQRT(POWER([.H27];2)+POWER([.I27];2)+POWER([.J27];2))" office:value-type="float" office:value="730.742474024612" calcext:value-type="float">
            <text:p>730.742474024612</text:p>
          </table:table-cell>
        </table:table-row>
        <table:table-row table:style-name="ro1">
          <table:table-cell office:value-type="float" office:value="104.982" calcext:value-type="float">
            <text:p>104.982</text:p>
          </table:table-cell>
          <table:table-cell office:value-type="float" office:value="272.99" calcext:value-type="float">
            <text:p>272.99</text:p>
          </table:table-cell>
          <table:table-cell office:value-type="float" office:value="40.6286" calcext:value-type="float">
            <text:p>40.6286</text:p>
          </table:table-cell>
          <table:table-cell office:value-type="float" office:value="104.322" calcext:value-type="float">
            <text:p>104.322</text:p>
          </table:table-cell>
          <table:table-cell office:value-type="float" office:value="260.086" calcext:value-type="float">
            <text:p>260.086</text:p>
          </table:table-cell>
          <table:table-cell office:value-type="float" office:value="40.0952" calcext:value-type="float">
            <text:p>40.0952</text:p>
          </table:table-cell>
          <table:table-cell/>
          <table:table-cell table:formula="of:=([.D28]-[.A28])/0.0166667" office:value-type="float" office:value="-39.5999208001582" calcext:value-type="float">
            <text:p>-39.5999208001582</text:p>
          </table:table-cell>
          <table:table-cell table:formula="of:=ABS([.E28]-[.B28])/0.0166667" office:value-type="float" office:value="774.238451523097" calcext:value-type="float">
            <text:p>774.238451523097</text:p>
          </table:table-cell>
          <table:table-cell table:formula="of:=([.F28]-[.C28])/0.0166667" office:value-type="float" office:value="-32.003935992128" calcext:value-type="float">
            <text:p>-32.003935992128</text:p>
          </table:table-cell>
          <table:table-cell table:formula="of:=DEGREES(ATAN(ABS([.F28]-[.C28])/ABS([.E28]-[.B28])))" office:value-type="float" office:value="2.36703193627696" calcext:value-type="float">
            <text:p>2.36703193627696</text:p>
          </table:table-cell>
          <table:table-cell table:formula="of:=SQRT(POWER([.H28];2)+POWER([.I28];2)+POWER([.J28];2))" office:value-type="float" office:value="775.910810250282" calcext:value-type="float">
            <text:p>775.910810250282</text:p>
          </table:table-cell>
        </table:table-row>
        <table:table-row table:style-name="ro1">
          <table:table-cell office:value-type="float" office:value="106.724" calcext:value-type="float">
            <text:p>106.724</text:p>
          </table:table-cell>
          <table:table-cell office:value-type="float" office:value="280.043" calcext:value-type="float">
            <text:p>280.043</text:p>
          </table:table-cell>
          <table:table-cell office:value-type="float" office:value="41.7213" calcext:value-type="float">
            <text:p>41.7213</text:p>
          </table:table-cell>
          <table:table-cell office:value-type="float" office:value="106.039" calcext:value-type="float">
            <text:p>106.039</text:p>
          </table:table-cell>
          <table:table-cell office:value-type="float" office:value="266.958" calcext:value-type="float">
            <text:p>266.958</text:p>
          </table:table-cell>
          <table:table-cell office:value-type="float" office:value="40.3848" calcext:value-type="float">
            <text:p>40.3848</text:p>
          </table:table-cell>
          <table:table-cell/>
          <table:table-cell table:formula="of:=([.D29]-[.A29])/0.0166667" office:value-type="float" office:value="-41.0999178001645" calcext:value-type="float">
            <text:p>-41.0999178001645</text:p>
          </table:table-cell>
          <table:table-cell table:formula="of:=ABS([.E29]-[.B29])/0.0166667" office:value-type="float" office:value="785.098429803139" calcext:value-type="float">
            <text:p>785.098429803139</text:p>
          </table:table-cell>
          <table:table-cell table:formula="of:=([.F29]-[.C29])/0.0166667" office:value-type="float" office:value="-80.1898396203208" calcext:value-type="float">
            <text:p>-80.1898396203208</text:p>
          </table:table-cell>
          <table:table-cell table:formula="of:=DEGREES(ATAN(ABS([.F29]-[.C29])/ABS([.E29]-[.B29])))" office:value-type="float" office:value="5.83195798390836" calcext:value-type="float">
            <text:p>5.83195798390836</text:p>
          </table:table-cell>
          <table:table-cell table:formula="of:=SQRT(POWER([.H29];2)+POWER([.I29];2)+POWER([.J29];2))" office:value-type="float" office:value="790.252591328157" calcext:value-type="float">
            <text:p>790.252591328157</text:p>
          </table:table-cell>
        </table:table-row>
        <table:table-row table:style-name="ro1">
          <table:table-cell office:value-type="float" office:value="106.796" calcext:value-type="float">
            <text:p>106.796</text:p>
          </table:table-cell>
          <table:table-cell office:value-type="float" office:value="277.568" calcext:value-type="float">
            <text:p>277.568</text:p>
          </table:table-cell>
          <table:table-cell office:value-type="float" office:value="41.6149" calcext:value-type="float">
            <text:p>41.6149</text:p>
          </table:table-cell>
          <table:table-cell office:value-type="float" office:value="105.428" calcext:value-type="float">
            <text:p>105.428</text:p>
          </table:table-cell>
          <table:table-cell office:value-type="float" office:value="265.638" calcext:value-type="float">
            <text:p>265.638</text:p>
          </table:table-cell>
          <table:table-cell office:value-type="float" office:value="41.3431" calcext:value-type="float">
            <text:p>41.3431</text:p>
          </table:table-cell>
          <table:table-cell/>
          <table:table-cell table:formula="of:=([.D30]-[.A30])/0.0166667" office:value-type="float" office:value="-82.0798358403289" calcext:value-type="float">
            <text:p>-82.0798358403289</text:p>
          </table:table-cell>
          <table:table-cell table:formula="of:=ABS([.E30]-[.B30])/0.0166667" office:value-type="float" office:value="715.798568402864" calcext:value-type="float">
            <text:p>715.798568402864</text:p>
          </table:table-cell>
          <table:table-cell table:formula="of:=([.F30]-[.C30])/0.0166667" office:value-type="float" office:value="-16.3079673840652" calcext:value-type="float">
            <text:p>-16.3079673840652</text:p>
          </table:table-cell>
          <table:table-cell table:formula="of:=DEGREES(ATAN(ABS([.F30]-[.C30])/ABS([.E30]-[.B30])))" office:value-type="float" office:value="1.30513824546873" calcext:value-type="float">
            <text:p>1.30513824546873</text:p>
          </table:table-cell>
          <table:table-cell table:formula="of:=SQRT(POWER([.H30];2)+POWER([.I30];2)+POWER([.J30];2))" office:value-type="float" office:value="720.673740176069" calcext:value-type="float">
            <text:p>720.673740176069</text:p>
          </table:table-cell>
        </table:table-row>
        <table:table-row table:style-name="ro1">
          <table:table-cell office:value-type="float" office:value="107.245" calcext:value-type="float">
            <text:p>107.245</text:p>
          </table:table-cell>
          <table:table-cell office:value-type="float" office:value="273.713" calcext:value-type="float">
            <text:p>273.713</text:p>
          </table:table-cell>
          <table:table-cell office:value-type="float" office:value="42.229" calcext:value-type="float">
            <text:p>42.229</text:p>
          </table:table-cell>
          <table:table-cell office:value-type="float" office:value="105.635" calcext:value-type="float">
            <text:p>105.635</text:p>
          </table:table-cell>
          <table:table-cell office:value-type="float" office:value="261.992" calcext:value-type="float">
            <text:p>261.992</text:p>
          </table:table-cell>
          <table:table-cell office:value-type="float" office:value="41.9438" calcext:value-type="float">
            <text:p>41.9438</text:p>
          </table:table-cell>
          <table:table-cell/>
          <table:table-cell table:formula="of:=([.D31]-[.A31])/0.0166667" office:value-type="float" office:value="-96.5998068003864" calcext:value-type="float">
            <text:p>-96.5998068003864</text:p>
          </table:table-cell>
          <table:table-cell table:formula="of:=ABS([.E31]-[.B31])/0.0166667" office:value-type="float" office:value="703.258593482813" calcext:value-type="float">
            <text:p>703.258593482813</text:p>
          </table:table-cell>
          <table:table-cell table:formula="of:=([.F31]-[.C31])/0.0166667" office:value-type="float" office:value="-17.1119657760682" calcext:value-type="float">
            <text:p>-17.1119657760682</text:p>
          </table:table-cell>
          <table:table-cell table:formula="of:=DEGREES(ATAN(ABS([.F31]-[.C31])/ABS([.E31]-[.B31])))" office:value-type="float" office:value="1.39386848647002" calcext:value-type="float">
            <text:p>1.39386848647002</text:p>
          </table:table-cell>
          <table:table-cell table:formula="of:=SQRT(POWER([.H31];2)+POWER([.I31];2)+POWER([.J31];2))" office:value-type="float" office:value="710.068300485255" calcext:value-type="float">
            <text:p>710.068300485255</text:p>
          </table:table-cell>
        </table:table-row>
        <table:table-row table:style-name="ro1">
          <table:table-cell office:value-type="float" office:value="106.753" calcext:value-type="float">
            <text:p>106.753</text:p>
          </table:table-cell>
          <table:table-cell office:value-type="float" office:value="270.27" calcext:value-type="float">
            <text:p>270.27</text:p>
          </table:table-cell>
          <table:table-cell office:value-type="float" office:value="41.5537" calcext:value-type="float">
            <text:p>41.5537</text:p>
          </table:table-cell>
          <table:table-cell office:value-type="float" office:value="105.423" calcext:value-type="float">
            <text:p>105.423</text:p>
          </table:table-cell>
          <table:table-cell office:value-type="float" office:value="258.766" calcext:value-type="float">
            <text:p>258.766</text:p>
          </table:table-cell>
          <table:table-cell office:value-type="float" office:value="40.7934" calcext:value-type="float">
            <text:p>40.7934</text:p>
          </table:table-cell>
          <table:table-cell/>
          <table:table-cell table:formula="of:=([.D32]-[.A32])/0.0166667" office:value-type="float" office:value="-79.7998404003191" calcext:value-type="float">
            <text:p>-79.7998404003191</text:p>
          </table:table-cell>
          <table:table-cell table:formula="of:=ABS([.E32]-[.B32])/0.0166667" office:value-type="float" office:value="690.238619522759" calcext:value-type="float">
            <text:p>690.238619522759</text:p>
          </table:table-cell>
          <table:table-cell table:formula="of:=([.F32]-[.C32])/0.0166667" office:value-type="float" office:value="-45.6179087641825" calcext:value-type="float">
            <text:p>-45.6179087641825</text:p>
          </table:table-cell>
          <table:table-cell table:formula="of:=DEGREES(ATAN(ABS([.F32]-[.C32])/ABS([.E32]-[.B32])))" office:value-type="float" office:value="3.78118238351994" calcext:value-type="float">
            <text:p>3.78118238351994</text:p>
          </table:table-cell>
          <table:table-cell table:formula="of:=SQRT(POWER([.H32];2)+POWER([.I32];2)+POWER([.J32];2))" office:value-type="float" office:value="696.332075958459" calcext:value-type="float">
            <text:p>696.332075958459</text:p>
          </table:table-cell>
        </table:table-row>
        <table:table-row table:style-name="ro1">
          <table:table-cell office:value-type="float" office:value="107.582" calcext:value-type="float">
            <text:p>107.582</text:p>
          </table:table-cell>
          <table:table-cell office:value-type="float" office:value="271.392" calcext:value-type="float">
            <text:p>271.392</text:p>
          </table:table-cell>
          <table:table-cell office:value-type="float" office:value="41.6112" calcext:value-type="float">
            <text:p>41.6112</text:p>
          </table:table-cell>
          <table:table-cell office:value-type="float" office:value="106.033" calcext:value-type="float">
            <text:p>106.033</text:p>
          </table:table-cell>
          <table:table-cell office:value-type="float" office:value="257.452" calcext:value-type="float">
            <text:p>257.452</text:p>
          </table:table-cell>
          <table:table-cell office:value-type="float" office:value="41.4911" calcext:value-type="float">
            <text:p>41.4911</text:p>
          </table:table-cell>
          <table:table-cell/>
          <table:table-cell table:formula="of:=([.D33]-[.A33])/0.0166667" office:value-type="float" office:value="-92.9398141203713" calcext:value-type="float">
            <text:p>-92.9398141203713</text:p>
          </table:table-cell>
          <table:table-cell table:formula="of:=ABS([.E33]-[.B33])/0.0166667" office:value-type="float" office:value="836.398327203345" calcext:value-type="float">
            <text:p>836.398327203345</text:p>
          </table:table-cell>
          <table:table-cell table:formula="of:=([.F33]-[.C33])/0.0166667" office:value-type="float" office:value="-7.20598558802844" calcext:value-type="float">
            <text:p>-7.20598558802844</text:p>
          </table:table-cell>
          <table:table-cell table:formula="of:=DEGREES(ATAN(ABS([.F33]-[.C33])/ABS([.E33]-[.B33])))" office:value-type="float" office:value="0.49361928767229" calcext:value-type="float">
            <text:p>0.49361928767229</text:p>
          </table:table-cell>
          <table:table-cell table:formula="of:=SQRT(POWER([.H33];2)+POWER([.I33];2)+POWER([.J33];2))" office:value-type="float" office:value="841.577029763514" calcext:value-type="float">
            <text:p>841.577029763514</text:p>
          </table:table-cell>
        </table:table-row>
        <table:table-row table:style-name="ro1">
          <table:table-cell office:value-type="float" office:value="107.442" calcext:value-type="float">
            <text:p>107.442</text:p>
          </table:table-cell>
          <table:table-cell office:value-type="float" office:value="269.217" calcext:value-type="float">
            <text:p>269.217</text:p>
          </table:table-cell>
          <table:table-cell office:value-type="float" office:value="40.4895" calcext:value-type="float">
            <text:p>40.4895</text:p>
          </table:table-cell>
          <table:table-cell office:value-type="float" office:value="106.088" calcext:value-type="float">
            <text:p>106.088</text:p>
          </table:table-cell>
          <table:table-cell office:value-type="float" office:value="257.717" calcext:value-type="float">
            <text:p>257.717</text:p>
          </table:table-cell>
          <table:table-cell office:value-type="float" office:value="40.0026" calcext:value-type="float">
            <text:p>40.0026</text:p>
          </table:table-cell>
          <table:table-cell/>
          <table:table-cell table:formula="of:=([.D34]-[.A34])/0.0166667" office:value-type="float" office:value="-81.2398375203249" calcext:value-type="float">
            <text:p>-81.2398375203249</text:p>
          </table:table-cell>
          <table:table-cell table:formula="of:=ABS([.E34]-[.B34])/0.0166667" office:value-type="float" office:value="689.99862000276" calcext:value-type="float">
            <text:p>689.99862000276</text:p>
          </table:table-cell>
          <table:table-cell table:formula="of:=([.F34]-[.C34])/0.0166667" office:value-type="float" office:value="-29.2139415721168" calcext:value-type="float">
            <text:p>-29.2139415721168</text:p>
          </table:table-cell>
          <table:table-cell table:formula="of:=DEGREES(ATAN(ABS([.F34]-[.C34])/ABS([.E34]-[.B34])))" office:value-type="float" office:value="2.42440550932444" calcext:value-type="float">
            <text:p>2.42440550932444</text:p>
          </table:table-cell>
          <table:table-cell table:formula="of:=SQRT(POWER([.H34];2)+POWER([.I34];2)+POWER([.J34];2))" office:value-type="float" office:value="695.378645910429" calcext:value-type="float">
            <text:p>695.378645910429</text:p>
          </table:table-cell>
        </table:table-row>
        <table:table-row table:style-name="ro1">
          <table:table-cell office:value-type="float" office:value="107.058" calcext:value-type="float">
            <text:p>107.058</text:p>
          </table:table-cell>
          <table:table-cell office:value-type="float" office:value="270.544" calcext:value-type="float">
            <text:p>270.544</text:p>
          </table:table-cell>
          <table:table-cell office:value-type="float" office:value="40.0255" calcext:value-type="float">
            <text:p>40.0255</text:p>
          </table:table-cell>
          <table:table-cell office:value-type="float" office:value="105.384" calcext:value-type="float">
            <text:p>105.384</text:p>
          </table:table-cell>
          <table:table-cell office:value-type="float" office:value="257.848" calcext:value-type="float">
            <text:p>257.848</text:p>
          </table:table-cell>
          <table:table-cell office:value-type="float" office:value="39.5036" calcext:value-type="float">
            <text:p>39.5036</text:p>
          </table:table-cell>
          <table:table-cell/>
          <table:table-cell table:formula="of:=([.D35]-[.A35])/0.0166667" office:value-type="float" office:value="-100.439799120402" calcext:value-type="float">
            <text:p>-100.439799120402</text:p>
          </table:table-cell>
          <table:table-cell table:formula="of:=ABS([.E35]-[.B35])/0.0166667" office:value-type="float" office:value="761.758476483045" calcext:value-type="float">
            <text:p>761.758476483045</text:p>
          </table:table-cell>
          <table:table-cell table:formula="of:=([.F35]-[.C35])/0.0166667" office:value-type="float" office:value="-31.3139373721254" calcext:value-type="float">
            <text:p>-31.3139373721254</text:p>
          </table:table-cell>
          <table:table-cell table:formula="of:=DEGREES(ATAN(ABS([.F35]-[.C35])/ABS([.E35]-[.B35])))" office:value-type="float" office:value="2.35395723039994" calcext:value-type="float">
            <text:p>2.35395723039994</text:p>
          </table:table-cell>
          <table:table-cell table:formula="of:=SQRT(POWER([.H35];2)+POWER([.I35];2)+POWER([.J35];2))" office:value-type="float" office:value="768.989396815627" calcext:value-type="float">
            <text:p>768.989396815627</text:p>
          </table:table-cell>
        </table:table-row>
        <table:table-row table:style-name="ro1">
          <table:table-cell office:value-type="float" office:value="107.225" calcext:value-type="float">
            <text:p>107.225</text:p>
          </table:table-cell>
          <table:table-cell office:value-type="float" office:value="272.874" calcext:value-type="float">
            <text:p>272.874</text:p>
          </table:table-cell>
          <table:table-cell office:value-type="float" office:value="40.3815" calcext:value-type="float">
            <text:p>40.3815</text:p>
          </table:table-cell>
          <table:table-cell office:value-type="float" office:value="105.439" calcext:value-type="float">
            <text:p>105.439</text:p>
          </table:table-cell>
          <table:table-cell office:value-type="float" office:value="258.839" calcext:value-type="float">
            <text:p>258.839</text:p>
          </table:table-cell>
          <table:table-cell office:value-type="float" office:value="40.2985" calcext:value-type="float">
            <text:p>40.2985</text:p>
          </table:table-cell>
          <table:table-cell/>
          <table:table-cell table:formula="of:=([.D36]-[.A36])/0.0166667" office:value-type="float" office:value="-107.159785680429" calcext:value-type="float">
            <text:p>-107.159785680429</text:p>
          </table:table-cell>
          <table:table-cell table:formula="of:=ABS([.E36]-[.B36])/0.0166667" office:value-type="float" office:value="842.09831580337" calcext:value-type="float">
            <text:p>842.09831580337</text:p>
          </table:table-cell>
          <table:table-cell table:formula="of:=([.F36]-[.C36])/0.0166667" office:value-type="float" office:value="-4.97999004002025" calcext:value-type="float">
            <text:p>-4.97999004002025</text:p>
          </table:table-cell>
          <table:table-cell table:formula="of:=DEGREES(ATAN(ABS([.F36]-[.C36])/ABS([.E36]-[.B36])))" office:value-type="float" office:value="0.338831083885459" calcext:value-type="float">
            <text:p>0.338831083885459</text:p>
          </table:table-cell>
          <table:table-cell table:formula="of:=SQRT(POWER([.H36];2)+POWER([.I36];2)+POWER([.J36];2))" office:value-type="float" office:value="848.903759826016" calcext:value-type="float">
            <text:p>848.903759826016</text:p>
          </table:table-cell>
        </table:table-row>
        <table:table-row table:style-name="ro1">
          <table:table-cell office:value-type="float" office:value="107.674" calcext:value-type="float">
            <text:p>107.674</text:p>
          </table:table-cell>
          <table:table-cell office:value-type="float" office:value="275.363" calcext:value-type="float">
            <text:p>275.363</text:p>
          </table:table-cell>
          <table:table-cell office:value-type="float" office:value="39.968" calcext:value-type="float">
            <text:p>39.968</text:p>
          </table:table-cell>
          <table:table-cell office:value-type="float" office:value="105.952" calcext:value-type="float">
            <text:p>105.952</text:p>
          </table:table-cell>
          <table:table-cell office:value-type="float" office:value="262.351" calcext:value-type="float">
            <text:p>262.351</text:p>
          </table:table-cell>
          <table:table-cell office:value-type="float" office:value="39.9397" calcext:value-type="float">
            <text:p>39.9397</text:p>
          </table:table-cell>
          <table:table-cell/>
          <table:table-cell table:formula="of:=([.D37]-[.A37])/0.0166667" office:value-type="float" office:value="-103.319793360414" calcext:value-type="float">
            <text:p>-103.319793360414</text:p>
          </table:table-cell>
          <table:table-cell table:formula="of:=ABS([.E37]-[.B37])/0.0166667" office:value-type="float" office:value="780.718438563123" calcext:value-type="float">
            <text:p>780.718438563123</text:p>
          </table:table-cell>
          <table:table-cell table:formula="of:=([.F37]-[.C37])/0.0166667" office:value-type="float" office:value="-1.69799660400688" calcext:value-type="float">
            <text:p>-1.69799660400688</text:p>
          </table:table-cell>
          <table:table-cell table:formula="of:=DEGREES(ATAN(ABS([.F37]-[.C37])/ABS([.E37]-[.B37])))" office:value-type="float" office:value="0.124613280323543" calcext:value-type="float">
            <text:p>0.124613280323543</text:p>
          </table:table-cell>
          <table:table-cell table:formula="of:=SQRT(POWER([.H37];2)+POWER([.I37];2)+POWER([.J37];2))" office:value-type="float" office:value="787.527233310028" calcext:value-type="float">
            <text:p>787.527233310028</text:p>
          </table:table-cell>
        </table:table-row>
        <table:table-row table:style-name="ro1">
          <table:table-cell office:value-type="float" office:value="109.058" calcext:value-type="float">
            <text:p>109.058</text:p>
          </table:table-cell>
          <table:table-cell office:value-type="float" office:value="280.208" calcext:value-type="float">
            <text:p>280.208</text:p>
          </table:table-cell>
          <table:table-cell office:value-type="float" office:value="39.9156" calcext:value-type="float">
            <text:p>39.9156</text:p>
          </table:table-cell>
          <table:table-cell office:value-type="float" office:value="107.157" calcext:value-type="float">
            <text:p>107.157</text:p>
          </table:table-cell>
          <table:table-cell office:value-type="float" office:value="268.314" calcext:value-type="float">
            <text:p>268.314</text:p>
          </table:table-cell>
          <table:table-cell office:value-type="float" office:value="39.1648" calcext:value-type="float">
            <text:p>39.1648</text:p>
          </table:table-cell>
          <table:table-cell/>
          <table:table-cell table:formula="of:=([.D38]-[.A38])/0.0166667" office:value-type="float" office:value="-114.059771880457" calcext:value-type="float">
            <text:p>-114.059771880457</text:p>
          </table:table-cell>
          <table:table-cell table:formula="of:=ABS([.E38]-[.B38])/0.0166667" office:value-type="float" office:value="713.638572722855" calcext:value-type="float">
            <text:p>713.638572722855</text:p>
          </table:table-cell>
          <table:table-cell table:formula="of:=([.F38]-[.C38])/0.0166667" office:value-type="float" office:value="-45.0479099041801" calcext:value-type="float">
            <text:p>-45.0479099041801</text:p>
          </table:table-cell>
          <table:table-cell table:formula="of:=DEGREES(ATAN(ABS([.F38]-[.C38])/ABS([.E38]-[.B38])))" office:value-type="float" office:value="3.61196152348501" calcext:value-type="float">
            <text:p>3.61196152348501</text:p>
          </table:table-cell>
          <table:table-cell table:formula="of:=SQRT(POWER([.H38];2)+POWER([.I38];2)+POWER([.J38];2))" office:value-type="float" office:value="724.098721326084" calcext:value-type="float">
            <text:p>724.098721326084</text:p>
          </table:table-cell>
        </table:table-row>
        <table:table-row table:style-name="ro1">
          <table:table-cell office:value-type="float" office:value="109.528" calcext:value-type="float">
            <text:p>109.528</text:p>
          </table:table-cell>
          <table:table-cell office:value-type="float" office:value="279.985" calcext:value-type="float">
            <text:p>279.985</text:p>
          </table:table-cell>
          <table:table-cell office:value-type="float" office:value="40.7032" calcext:value-type="float">
            <text:p>40.7032</text:p>
          </table:table-cell>
          <table:table-cell office:value-type="float" office:value="107.598" calcext:value-type="float">
            <text:p>107.598</text:p>
          </table:table-cell>
          <table:table-cell office:value-type="float" office:value="268.017" calcext:value-type="float">
            <text:p>268.017</text:p>
          </table:table-cell>
          <table:table-cell office:value-type="float" office:value="40.4415" calcext:value-type="float">
            <text:p>40.4415</text:p>
          </table:table-cell>
          <table:table-cell/>
          <table:table-cell table:formula="of:=([.D39]-[.A39])/0.0166667" office:value-type="float" office:value="-115.799768400464" calcext:value-type="float">
            <text:p>-115.799768400464</text:p>
          </table:table-cell>
          <table:table-cell table:formula="of:=ABS([.E39]-[.B39])/0.0166667" office:value-type="float" office:value="718.078563842873" calcext:value-type="float">
            <text:p>718.078563842873</text:p>
          </table:table-cell>
          <table:table-cell table:formula="of:=([.F39]-[.C39])/0.0166667" office:value-type="float" office:value="-15.7019685960631" calcext:value-type="float">
            <text:p>-15.7019685960631</text:p>
          </table:table-cell>
          <table:table-cell table:formula="of:=DEGREES(ATAN(ABS([.F39]-[.C39])/ABS([.E39]-[.B39])))" office:value-type="float" office:value="1.25266680655813" calcext:value-type="float">
            <text:p>1.25266680655813</text:p>
          </table:table-cell>
          <table:table-cell table:formula="of:=SQRT(POWER([.H39];2)+POWER([.I39];2)+POWER([.J39];2))" office:value-type="float" office:value="727.525231198229" calcext:value-type="float">
            <text:p>727.525231198229</text:p>
          </table:table-cell>
        </table:table-row>
        <table:table-row table:style-name="ro1">
          <table:table-cell office:value-type="float" office:value="110.601" calcext:value-type="float">
            <text:p>110.601</text:p>
          </table:table-cell>
          <table:table-cell office:value-type="float" office:value="290.143" calcext:value-type="float">
            <text:p>290.143</text:p>
          </table:table-cell>
          <table:table-cell office:value-type="float" office:value="40.3402" calcext:value-type="float">
            <text:p>40.3402</text:p>
          </table:table-cell>
          <table:table-cell office:value-type="float" office:value="108.21" calcext:value-type="float">
            <text:p>108.21</text:p>
          </table:table-cell>
          <table:table-cell office:value-type="float" office:value="279.048" calcext:value-type="float">
            <text:p>279.048</text:p>
          </table:table-cell>
          <table:table-cell office:value-type="float" office:value="39.86" calcext:value-type="float">
            <text:p>39.86</text:p>
          </table:table-cell>
          <table:table-cell/>
          <table:table-cell table:formula="of:=([.D40]-[.A40])/0.0166667" office:value-type="float" office:value="-143.459713080574" calcext:value-type="float">
            <text:p>-143.459713080574</text:p>
          </table:table-cell>
          <table:table-cell table:formula="of:=ABS([.E40]-[.B40])/0.0166667" office:value-type="float" office:value="665.698668602661" calcext:value-type="float">
            <text:p>665.698668602661</text:p>
          </table:table-cell>
          <table:table-cell table:formula="of:=([.F40]-[.C40])/0.0166667" office:value-type="float" office:value="-28.8119423761155" calcext:value-type="float">
            <text:p>-28.8119423761155</text:p>
          </table:table-cell>
          <table:table-cell table:formula="of:=DEGREES(ATAN(ABS([.F40]-[.C40])/ABS([.E40]-[.B40])))" office:value-type="float" office:value="2.47825804397099" calcext:value-type="float">
            <text:p>2.47825804397099</text:p>
          </table:table-cell>
          <table:table-cell table:formula="of:=SQRT(POWER([.H40];2)+POWER([.I40];2)+POWER([.J40];2))" office:value-type="float" office:value="681.590444974107" calcext:value-type="float">
            <text:p>681.590444974107</text:p>
          </table:table-cell>
        </table:table-row>
        <table:table-row table:style-name="ro1">
          <table:table-cell office:value-type="float" office:value="109.824" calcext:value-type="float">
            <text:p>109.824</text:p>
          </table:table-cell>
          <table:table-cell office:value-type="float" office:value="280.194" calcext:value-type="float">
            <text:p>280.194</text:p>
          </table:table-cell>
          <table:table-cell office:value-type="float" office:value="39.6599" calcext:value-type="float">
            <text:p>39.6599</text:p>
          </table:table-cell>
          <table:table-cell office:value-type="float" office:value="108.396" calcext:value-type="float">
            <text:p>108.396</text:p>
          </table:table-cell>
          <table:table-cell office:value-type="float" office:value="268.269" calcext:value-type="float">
            <text:p>268.269</text:p>
          </table:table-cell>
          <table:table-cell office:value-type="float" office:value="38.9162" calcext:value-type="float">
            <text:p>38.9162</text:p>
          </table:table-cell>
          <table:table-cell/>
          <table:table-cell table:formula="of:=([.D41]-[.A41])/0.0166667" office:value-type="float" office:value="-85.6798286403426" calcext:value-type="float">
            <text:p>-85.6798286403426</text:p>
          </table:table-cell>
          <table:table-cell table:formula="of:=ABS([.E41]-[.B41])/0.0166667" office:value-type="float" office:value="715.498569002863" calcext:value-type="float">
            <text:p>715.498569002863</text:p>
          </table:table-cell>
          <table:table-cell table:formula="of:=([.F41]-[.C41])/0.0166667" office:value-type="float" office:value="-44.6219107561783" calcext:value-type="float">
            <text:p>-44.6219107561783</text:p>
          </table:table-cell>
          <table:table-cell table:formula="of:=DEGREES(ATAN(ABS([.F41]-[.C41])/ABS([.E41]-[.B41])))" office:value-type="float" office:value="3.56861691364257" calcext:value-type="float">
            <text:p>3.56861691364257</text:p>
          </table:table-cell>
          <table:table-cell table:formula="of:=SQRT(POWER([.H41];2)+POWER([.I41];2)+POWER([.J41];2))" office:value-type="float" office:value="721.990547168393" calcext:value-type="float">
            <text:p>721.990547168393</text:p>
          </table:table-cell>
        </table:table-row>
        <table:table-row table:style-name="ro1">
          <table:table-cell office:value-type="float" office:value="108.412" calcext:value-type="float">
            <text:p>108.412</text:p>
          </table:table-cell>
          <table:table-cell office:value-type="float" office:value="275.251" calcext:value-type="float">
            <text:p>275.251</text:p>
          </table:table-cell>
          <table:table-cell office:value-type="float" office:value="40.23" calcext:value-type="float">
            <text:p>40.23</text:p>
          </table:table-cell>
          <table:table-cell office:value-type="float" office:value="106.194" calcext:value-type="float">
            <text:p>106.194</text:p>
          </table:table-cell>
          <table:table-cell office:value-type="float" office:value="262.331" calcext:value-type="float">
            <text:p>262.331</text:p>
          </table:table-cell>
          <table:table-cell office:value-type="float" office:value="39.9412" calcext:value-type="float">
            <text:p>39.9412</text:p>
          </table:table-cell>
          <table:table-cell/>
          <table:table-cell table:formula="of:=([.D42]-[.A42])/0.0166667" office:value-type="float" office:value="-133.079733840533" calcext:value-type="float">
            <text:p>-133.079733840533</text:p>
          </table:table-cell>
          <table:table-cell table:formula="of:=ABS([.E42]-[.B42])/0.0166667" office:value-type="float" office:value="775.198449603098" calcext:value-type="float">
            <text:p>775.198449603098</text:p>
          </table:table-cell>
          <table:table-cell table:formula="of:=([.F42]-[.C42])/0.0166667" office:value-type="float" office:value="-17.327965344069" calcext:value-type="float">
            <text:p>-17.327965344069</text:p>
          </table:table-cell>
          <table:table-cell table:formula="of:=DEGREES(ATAN(ABS([.F42]-[.C42])/ABS([.E42]-[.B42])))" office:value-type="float" office:value="1.28051594589576" calcext:value-type="float">
            <text:p>1.28051594589576</text:p>
          </table:table-cell>
          <table:table-cell table:formula="of:=SQRT(POWER([.H42];2)+POWER([.I42];2)+POWER([.J42];2))" office:value-type="float" office:value="786.729375458346" calcext:value-type="float">
            <text:p>786.729375458346</text:p>
          </table:table-cell>
        </table:table-row>
        <table:table-row table:style-name="ro1">
          <table:table-cell office:value-type="float" office:value="108.744" calcext:value-type="float">
            <text:p>108.744</text:p>
          </table:table-cell>
          <table:table-cell office:value-type="float" office:value="272.909" calcext:value-type="float">
            <text:p>272.909</text:p>
          </table:table-cell>
          <table:table-cell office:value-type="float" office:value="39.6188" calcext:value-type="float">
            <text:p>39.6188</text:p>
          </table:table-cell>
          <table:table-cell office:value-type="float" office:value="107.021" calcext:value-type="float">
            <text:p>107.021</text:p>
          </table:table-cell>
          <table:table-cell office:value-type="float" office:value="260.125" calcext:value-type="float">
            <text:p>260.125</text:p>
          </table:table-cell>
          <table:table-cell office:value-type="float" office:value="39.0979" calcext:value-type="float">
            <text:p>39.0979</text:p>
          </table:table-cell>
          <table:table-cell/>
          <table:table-cell table:formula="of:=([.D43]-[.A43])/0.0166667" office:value-type="float" office:value="-103.379793240413" calcext:value-type="float">
            <text:p>-103.379793240413</text:p>
          </table:table-cell>
          <table:table-cell table:formula="of:=ABS([.E43]-[.B43])/0.0166667" office:value-type="float" office:value="767.038465923068" calcext:value-type="float">
            <text:p>767.038465923068</text:p>
          </table:table-cell>
          <table:table-cell table:formula="of:=([.F43]-[.C43])/0.0166667" office:value-type="float" office:value="-31.2539374921249" calcext:value-type="float">
            <text:p>-31.2539374921249</text:p>
          </table:table-cell>
          <table:table-cell table:formula="of:=DEGREES(ATAN(ABS([.F43]-[.C43])/ABS([.E43]-[.B43])))" office:value-type="float" office:value="2.33329716767632" calcext:value-type="float">
            <text:p>2.33329716767632</text:p>
          </table:table-cell>
          <table:table-cell table:formula="of:=SQRT(POWER([.H43];2)+POWER([.I43];2)+POWER([.J43];2))" office:value-type="float" office:value="774.604543276636" calcext:value-type="float">
            <text:p>774.604543276636</text:p>
          </table:table-cell>
        </table:table-row>
        <table:table-row table:style-name="ro1">
          <table:table-cell office:value-type="float" office:value="109.962" calcext:value-type="float">
            <text:p>109.962</text:p>
          </table:table-cell>
          <table:table-cell office:value-type="float" office:value="272.689" calcext:value-type="float">
            <text:p>272.689</text:p>
          </table:table-cell>
          <table:table-cell office:value-type="float" office:value="40.1422" calcext:value-type="float">
            <text:p>40.1422</text:p>
          </table:table-cell>
          <table:table-cell office:value-type="float" office:value="107.958" calcext:value-type="float">
            <text:p>107.958</text:p>
          </table:table-cell>
          <table:table-cell office:value-type="float" office:value="259.913" calcext:value-type="float">
            <text:p>259.913</text:p>
          </table:table-cell>
          <table:table-cell office:value-type="float" office:value="39.8535" calcext:value-type="float">
            <text:p>39.8535</text:p>
          </table:table-cell>
          <table:table-cell/>
          <table:table-cell table:formula="of:=([.D44]-[.A44])/0.0166667" office:value-type="float" office:value="-120.239759520481" calcext:value-type="float">
            <text:p>-120.239759520481</text:p>
          </table:table-cell>
          <table:table-cell table:formula="of:=ABS([.E44]-[.B44])/0.0166667" office:value-type="float" office:value="766.558466883067" calcext:value-type="float">
            <text:p>766.558466883067</text:p>
          </table:table-cell>
          <table:table-cell table:formula="of:=([.F44]-[.C44])/0.0166667" office:value-type="float" office:value="-17.3219653560696" calcext:value-type="float">
            <text:p>-17.3219653560696</text:p>
          </table:table-cell>
          <table:table-cell table:formula="of:=DEGREES(ATAN(ABS([.F44]-[.C44])/ABS([.E44]-[.B44])))" office:value-type="float" office:value="1.29449568966045" calcext:value-type="float">
            <text:p>1.29449568966045</text:p>
          </table:table-cell>
          <table:table-cell table:formula="of:=SQRT(POWER([.H44];2)+POWER([.I44];2)+POWER([.J44];2))" office:value-type="float" office:value="776.124689340223" calcext:value-type="float">
            <text:p>776.124689340223</text:p>
          </table:table-cell>
        </table:table-row>
        <table:table-row table:style-name="ro1">
          <table:table-cell office:value-type="float" office:value="107.849" calcext:value-type="float">
            <text:p>107.849</text:p>
          </table:table-cell>
          <table:table-cell office:value-type="float" office:value="264.635" calcext:value-type="float">
            <text:p>264.635</text:p>
          </table:table-cell>
          <table:table-cell office:value-type="float" office:value="39.5371" calcext:value-type="float">
            <text:p>39.5371</text:p>
          </table:table-cell>
          <table:table-cell office:value-type="float" office:value="105.7" calcext:value-type="float">
            <text:p>105.7</text:p>
          </table:table-cell>
          <table:table-cell office:value-type="float" office:value="252.277" calcext:value-type="float">
            <text:p>252.277</text:p>
          </table:table-cell>
          <table:table-cell office:value-type="float" office:value="39.0318" calcext:value-type="float">
            <text:p>39.0318</text:p>
          </table:table-cell>
          <table:table-cell/>
          <table:table-cell table:formula="of:=([.D45]-[.A45])/0.0166667" office:value-type="float" office:value="-128.939742120516" calcext:value-type="float">
            <text:p>-128.939742120516</text:p>
          </table:table-cell>
          <table:table-cell table:formula="of:=ABS([.E45]-[.B45])/0.0166667" office:value-type="float" office:value="741.478517042966" calcext:value-type="float">
            <text:p>741.478517042966</text:p>
          </table:table-cell>
          <table:table-cell table:formula="of:=([.F45]-[.C45])/0.0166667" office:value-type="float" office:value="-30.3179393641216" calcext:value-type="float">
            <text:p>-30.3179393641216</text:p>
          </table:table-cell>
          <table:table-cell table:formula="of:=DEGREES(ATAN(ABS([.F45]-[.C45])/ABS([.E45]-[.B45])))" office:value-type="float" office:value="2.34143382026092" calcext:value-type="float">
            <text:p>2.34143382026092</text:p>
          </table:table-cell>
          <table:table-cell table:formula="of:=SQRT(POWER([.H45];2)+POWER([.I45];2)+POWER([.J45];2))" office:value-type="float" office:value="753.216453472458" calcext:value-type="float">
            <text:p>753.216453472458</text:p>
          </table:table-cell>
        </table:table-row>
        <table:table-row table:style-name="ro1">
          <table:table-cell office:value-type="float" office:value="106.772" calcext:value-type="float">
            <text:p>106.772</text:p>
          </table:table-cell>
          <table:table-cell office:value-type="float" office:value="270.371" calcext:value-type="float">
            <text:p>270.371</text:p>
          </table:table-cell>
          <table:table-cell office:value-type="float" office:value="41.044" calcext:value-type="float">
            <text:p>41.044</text:p>
          </table:table-cell>
          <table:table-cell office:value-type="float" office:value="105.581" calcext:value-type="float">
            <text:p>105.581</text:p>
          </table:table-cell>
          <table:table-cell office:value-type="float" office:value="257.621" calcext:value-type="float">
            <text:p>257.621</text:p>
          </table:table-cell>
          <table:table-cell office:value-type="float" office:value="40.7451" calcext:value-type="float">
            <text:p>40.7451</text:p>
          </table:table-cell>
          <table:table-cell/>
          <table:table-cell table:formula="of:=([.D46]-[.A46])/0.0166667" office:value-type="float" office:value="-71.459857080286" calcext:value-type="float">
            <text:p>-71.459857080286</text:p>
          </table:table-cell>
          <table:table-cell table:formula="of:=ABS([.E46]-[.B46])/0.0166667" office:value-type="float" office:value="764.99847000306" calcext:value-type="float">
            <text:p>764.99847000306</text:p>
          </table:table-cell>
          <table:table-cell table:formula="of:=([.F46]-[.C46])/0.0166667" office:value-type="float" office:value="-17.9339641320715" calcext:value-type="float">
            <text:p>-17.9339641320715</text:p>
          </table:table-cell>
          <table:table-cell table:formula="of:=DEGREES(ATAN(ABS([.F46]-[.C46])/ABS([.E46]-[.B46])))" office:value-type="float" office:value="1.34294684008223" calcext:value-type="float">
            <text:p>1.34294684008223</text:p>
          </table:table-cell>
          <table:table-cell table:formula="of:=SQRT(POWER([.H46];2)+POWER([.I46];2)+POWER([.J46];2))" office:value-type="float" office:value="768.538091021159" calcext:value-type="float">
            <text:p>768.538091021159</text:p>
          </table:table-cell>
        </table:table-row>
        <table:table-row table:style-name="ro1">
          <table:table-cell office:value-type="float" office:value="106.119" calcext:value-type="float">
            <text:p>106.119</text:p>
          </table:table-cell>
          <table:table-cell office:value-type="float" office:value="271.62" calcext:value-type="float">
            <text:p>271.62</text:p>
          </table:table-cell>
          <table:table-cell office:value-type="float" office:value="41.0915" calcext:value-type="float">
            <text:p>41.0915</text:p>
          </table:table-cell>
          <table:table-cell office:value-type="float" office:value="105.1" calcext:value-type="float">
            <text:p>105.1</text:p>
          </table:table-cell>
          <table:table-cell office:value-type="float" office:value="257.653" calcext:value-type="float">
            <text:p>257.653</text:p>
          </table:table-cell>
          <table:table-cell office:value-type="float" office:value="40.7437" calcext:value-type="float">
            <text:p>40.7437</text:p>
          </table:table-cell>
          <table:table-cell/>
          <table:table-cell table:formula="of:=([.D47]-[.A47])/0.0166667" office:value-type="float" office:value="-61.1398777202449" calcext:value-type="float">
            <text:p>-61.1398777202449</text:p>
          </table:table-cell>
          <table:table-cell table:formula="of:=ABS([.E47]-[.B47])/0.0166667" office:value-type="float" office:value="838.018323963351" calcext:value-type="float">
            <text:p>838.018323963351</text:p>
          </table:table-cell>
          <table:table-cell table:formula="of:=([.F47]-[.C47])/0.0166667" office:value-type="float" office:value="-20.8679582640839" calcext:value-type="float">
            <text:p>-20.8679582640839</text:p>
          </table:table-cell>
          <table:table-cell table:formula="of:=DEGREES(ATAN(ABS([.F47]-[.C47])/ABS([.E47]-[.B47])))" office:value-type="float" office:value="1.42645913380143" calcext:value-type="float">
            <text:p>1.42645913380143</text:p>
          </table:table-cell>
          <table:table-cell table:formula="of:=SQRT(POWER([.H47];2)+POWER([.I47];2)+POWER([.J47];2))" office:value-type="float" office:value="840.504769545124" calcext:value-type="float">
            <text:p>840.504769545124</text:p>
          </table:table-cell>
        </table:table-row>
        <table:table-row table:style-name="ro1">
          <table:table-cell office:value-type="float" office:value="104.896" calcext:value-type="float">
            <text:p>104.896</text:p>
          </table:table-cell>
          <table:table-cell office:value-type="float" office:value="279.066" calcext:value-type="float">
            <text:p>279.066</text:p>
          </table:table-cell>
          <table:table-cell office:value-type="float" office:value="41.1394" calcext:value-type="float">
            <text:p>41.1394</text:p>
          </table:table-cell>
          <table:table-cell office:value-type="float" office:value="104.158" calcext:value-type="float">
            <text:p>104.158</text:p>
          </table:table-cell>
          <table:table-cell office:value-type="float" office:value="268.283" calcext:value-type="float">
            <text:p>268.283</text:p>
          </table:table-cell>
          <table:table-cell office:value-type="float" office:value="40.4247" calcext:value-type="float">
            <text:p>40.4247</text:p>
          </table:table-cell>
          <table:table-cell/>
          <table:table-cell table:formula="of:=([.D48]-[.A48])/0.0166667" office:value-type="float" office:value="-44.2799114401771" calcext:value-type="float">
            <text:p>-44.2799114401771</text:p>
          </table:table-cell>
          <table:table-cell table:formula="of:=ABS([.E48]-[.B48])/0.0166667" office:value-type="float" office:value="646.978706042586" calcext:value-type="float">
            <text:p>646.978706042586</text:p>
          </table:table-cell>
          <table:table-cell table:formula="of:=([.F48]-[.C48])/0.0166667" office:value-type="float" office:value="-42.8819142361716" calcext:value-type="float">
            <text:p>-42.8819142361716</text:p>
          </table:table-cell>
          <table:table-cell table:formula="of:=DEGREES(ATAN(ABS([.F48]-[.C48])/ABS([.E48]-[.B48])))" office:value-type="float" office:value="3.79203253061197" calcext:value-type="float">
            <text:p>3.79203253061197</text:p>
          </table:table-cell>
          <table:table-cell table:formula="of:=SQRT(POWER([.H48];2)+POWER([.I48];2)+POWER([.J48];2))" office:value-type="float" office:value="649.908466784552" calcext:value-type="float">
            <text:p>649.908466784552</text:p>
          </table:table-cell>
        </table:table-row>
        <table:table-row table:style-name="ro1">
          <table:table-cell office:value-type="float" office:value="104.192" calcext:value-type="float">
            <text:p>104.192</text:p>
          </table:table-cell>
          <table:table-cell office:value-type="float" office:value="272.791" calcext:value-type="float">
            <text:p>272.791</text:p>
          </table:table-cell>
          <table:table-cell office:value-type="float" office:value="41.9064" calcext:value-type="float">
            <text:p>41.9064</text:p>
          </table:table-cell>
          <table:table-cell office:value-type="float" office:value="103.624" calcext:value-type="float">
            <text:p>103.624</text:p>
          </table:table-cell>
          <table:table-cell office:value-type="float" office:value="261.004" calcext:value-type="float">
            <text:p>261.004</text:p>
          </table:table-cell>
          <table:table-cell office:value-type="float" office:value="41.6397" calcext:value-type="float">
            <text:p>41.6397</text:p>
          </table:table-cell>
          <table:table-cell/>
          <table:table-cell table:formula="of:=([.D49]-[.A49])/0.0166667" office:value-type="float" office:value="-34.0799318401362" calcext:value-type="float">
            <text:p>-34.0799318401362</text:p>
          </table:table-cell>
          <table:table-cell table:formula="of:=ABS([.E49]-[.B49])/0.0166667" office:value-type="float" office:value="707.218585562828" calcext:value-type="float">
            <text:p>707.218585562828</text:p>
          </table:table-cell>
          <table:table-cell table:formula="of:=([.F49]-[.C49])/0.0166667" office:value-type="float" office:value="-16.001967996064" calcext:value-type="float">
            <text:p>-16.001967996064</text:p>
          </table:table-cell>
          <table:table-cell table:formula="of:=DEGREES(ATAN(ABS([.F49]-[.C49])/ABS([.E49]-[.B49])))" office:value-type="float" office:value="1.29618880626748" calcext:value-type="float">
            <text:p>1.29618880626748</text:p>
          </table:table-cell>
          <table:table-cell table:formula="of:=SQRT(POWER([.H49];2)+POWER([.I49];2)+POWER([.J49];2))" office:value-type="float" office:value="708.220045253918" calcext:value-type="float">
            <text:p>708.220045253918</text:p>
          </table:table-cell>
        </table:table-row>
        <table:table-row table:style-name="ro1">
          <table:table-cell office:value-type="float" office:value="102.795" calcext:value-type="float">
            <text:p>102.795</text:p>
          </table:table-cell>
          <table:table-cell office:value-type="float" office:value="277.915" calcext:value-type="float">
            <text:p>277.915</text:p>
          </table:table-cell>
          <table:table-cell office:value-type="float" office:value="41.3414" calcext:value-type="float">
            <text:p>41.3414</text:p>
          </table:table-cell>
          <table:table-cell office:value-type="float" office:value="103.004" calcext:value-type="float">
            <text:p>103.004</text:p>
          </table:table-cell>
          <table:table-cell office:value-type="float" office:value="269.509" calcext:value-type="float">
            <text:p>269.509</text:p>
          </table:table-cell>
          <table:table-cell office:value-type="float" office:value="40.4767" calcext:value-type="float">
            <text:p>40.4767</text:p>
          </table:table-cell>
          <table:table-cell/>
          <table:table-cell table:formula="of:=([.D50]-[.A50])/0.0166667" office:value-type="float" office:value="12.5399749200504" calcext:value-type="float">
            <text:p>12.5399749200504</text:p>
          </table:table-cell>
          <table:table-cell table:formula="of:=ABS([.E50]-[.B50])/0.0166667" office:value-type="float" office:value="504.358991282018" calcext:value-type="float">
            <text:p>504.358991282018</text:p>
          </table:table-cell>
          <table:table-cell table:formula="of:=([.F50]-[.C50])/0.0166667" office:value-type="float" office:value="-51.8818962362075" calcext:value-type="float">
            <text:p>-51.8818962362075</text:p>
          </table:table-cell>
          <table:table-cell table:formula="of:=DEGREES(ATAN(ABS([.F50]-[.C50])/ABS([.E50]-[.B50])))" office:value-type="float" office:value="5.87318712718798" calcext:value-type="float">
            <text:p>5.87318712718798</text:p>
          </table:table-cell>
          <table:table-cell table:formula="of:=SQRT(POWER([.H50];2)+POWER([.I50];2)+POWER([.J50];2))" office:value-type="float" office:value="507.175486607027" calcext:value-type="float">
            <text:p>507.175486607027</text:p>
          </table:table-cell>
        </table:table-row>
        <table:table-row table:style-name="ro1">
          <table:table-cell office:value-type="float" office:value="101.998" calcext:value-type="float">
            <text:p>101.998</text:p>
          </table:table-cell>
          <table:table-cell office:value-type="float" office:value="273.167" calcext:value-type="float">
            <text:p>273.167</text:p>
          </table:table-cell>
          <table:table-cell office:value-type="float" office:value="40.6238" calcext:value-type="float">
            <text:p>40.6238</text:p>
          </table:table-cell>
          <table:table-cell office:value-type="float" office:value="101.822" calcext:value-type="float">
            <text:p>101.822</text:p>
          </table:table-cell>
          <table:table-cell office:value-type="float" office:value="262.605" calcext:value-type="float">
            <text:p>262.605</text:p>
          </table:table-cell>
          <table:table-cell office:value-type="float" office:value="39.6866" calcext:value-type="float">
            <text:p>39.6866</text:p>
          </table:table-cell>
          <table:table-cell/>
          <table:table-cell table:formula="of:=([.D51]-[.A51])/0.0166667" office:value-type="float" office:value="-10.5599788800424" calcext:value-type="float">
            <text:p>-10.5599788800424</text:p>
          </table:table-cell>
          <table:table-cell table:formula="of:=ABS([.E51]-[.B51])/0.0166667" office:value-type="float" office:value="633.718732562532" calcext:value-type="float">
            <text:p>633.718732562532</text:p>
          </table:table-cell>
          <table:table-cell table:formula="of:=([.F51]-[.C51])/0.0166667" office:value-type="float" office:value="-56.2318875362252" calcext:value-type="float">
            <text:p>-56.2318875362252</text:p>
          </table:table-cell>
          <table:table-cell table:formula="of:=DEGREES(ATAN(ABS([.F51]-[.C51])/ABS([.E51]-[.B51])))" office:value-type="float" office:value="5.07075703697013" calcext:value-type="float">
            <text:p>5.07075703697013</text:p>
          </table:table-cell>
          <table:table-cell table:formula="of:=SQRT(POWER([.H51];2)+POWER([.I51];2)+POWER([.J51];2))" office:value-type="float" office:value="636.29629130657" calcext:value-type="float">
            <text:p>636.29629130657</text:p>
          </table:table-cell>
        </table:table-row>
        <table:table-row table:style-name="ro1">
          <table:table-cell office:value-type="float" office:value="101.127" calcext:value-type="float">
            <text:p>101.127</text:p>
          </table:table-cell>
          <table:table-cell office:value-type="float" office:value="279.338" calcext:value-type="float">
            <text:p>279.338</text:p>
          </table:table-cell>
          <table:table-cell office:value-type="float" office:value="40.8753" calcext:value-type="float">
            <text:p>40.8753</text:p>
          </table:table-cell>
          <table:table-cell office:value-type="float" office:value="101.444" calcext:value-type="float">
            <text:p>101.444</text:p>
          </table:table-cell>
          <table:table-cell office:value-type="float" office:value="264.707" calcext:value-type="float">
            <text:p>264.707</text:p>
          </table:table-cell>
          <table:table-cell office:value-type="float" office:value="41.0416" calcext:value-type="float">
            <text:p>41.0416</text:p>
          </table:table-cell>
          <table:table-cell/>
          <table:table-cell table:formula="of:=([.D52]-[.A52])/0.0166667" office:value-type="float" office:value="19.0199619600765" calcext:value-type="float">
            <text:p>19.0199619600765</text:p>
          </table:table-cell>
          <table:table-cell table:formula="of:=ABS([.E52]-[.B52])/0.0166667" office:value-type="float" office:value="877.858244283513" calcext:value-type="float">
            <text:p>877.858244283513</text:p>
          </table:table-cell>
          <table:table-cell table:formula="of:=([.F52]-[.C52])/0.0166667" office:value-type="float" office:value="9.97798004403989" calcext:value-type="float">
            <text:p>9.97798004403989</text:p>
          </table:table-cell>
          <table:table-cell table:formula="of:=DEGREES(ATAN(ABS([.F52]-[.C52])/ABS([.E52]-[.B52])))" office:value-type="float" office:value="0.651211662758531" calcext:value-type="float">
            <text:p>0.651211662758531</text:p>
          </table:table-cell>
          <table:table-cell table:formula="of:=SQRT(POWER([.H52];2)+POWER([.I52];2)+POWER([.J52];2))" office:value-type="float" office:value="878.120957553829" calcext:value-type="float">
            <text:p>878.120957553829</text:p>
          </table:table-cell>
        </table:table-row>
        <table:table-row table:style-name="ro1">
          <table:table-cell office:value-type="float" office:value="101.034" calcext:value-type="float">
            <text:p>101.034</text:p>
          </table:table-cell>
          <table:table-cell office:value-type="float" office:value="281.896" calcext:value-type="float">
            <text:p>281.896</text:p>
          </table:table-cell>
          <table:table-cell office:value-type="float" office:value="40.7159" calcext:value-type="float">
            <text:p>40.7159</text:p>
          </table:table-cell>
          <table:table-cell office:value-type="float" office:value="101.365" calcext:value-type="float">
            <text:p>101.365</text:p>
          </table:table-cell>
          <table:table-cell office:value-type="float" office:value="270.894" calcext:value-type="float">
            <text:p>270.894</text:p>
          </table:table-cell>
          <table:table-cell office:value-type="float" office:value="40.0133" calcext:value-type="float">
            <text:p>40.0133</text:p>
          </table:table-cell>
          <table:table-cell/>
          <table:table-cell table:formula="of:=([.D53]-[.A53])/0.0166667" office:value-type="float" office:value="19.8599602800788" calcext:value-type="float">
            <text:p>19.8599602800788</text:p>
          </table:table-cell>
          <table:table-cell table:formula="of:=ABS([.E53]-[.B53])/0.0166667" office:value-type="float" office:value="660.118679762641" calcext:value-type="float">
            <text:p>660.118679762641</text:p>
          </table:table-cell>
          <table:table-cell table:formula="of:=([.F53]-[.C53])/0.0166667" office:value-type="float" office:value="-42.1559156881684" calcext:value-type="float">
            <text:p>-42.1559156881684</text:p>
          </table:table-cell>
          <table:table-cell table:formula="of:=DEGREES(ATAN(ABS([.F53]-[.C53])/ABS([.E53]-[.B53])))" office:value-type="float" office:value="3.65401050836853" calcext:value-type="float">
            <text:p>3.65401050836853</text:p>
          </table:table-cell>
          <table:table-cell table:formula="of:=SQRT(POWER([.H53];2)+POWER([.I53];2)+POWER([.J53];2))" office:value-type="float" office:value="661.761445402652" calcext:value-type="float">
            <text:p>661.761445402652</text:p>
          </table:table-cell>
        </table:table-row>
        <table:table-row table:style-name="ro1">
          <table:table-cell office:value-type="float" office:value="101.373" calcext:value-type="float">
            <text:p>101.373</text:p>
          </table:table-cell>
          <table:table-cell office:value-type="float" office:value="283.202" calcext:value-type="float">
            <text:p>283.202</text:p>
          </table:table-cell>
          <table:table-cell office:value-type="float" office:value="40.5031" calcext:value-type="float">
            <text:p>40.5031</text:p>
          </table:table-cell>
          <table:table-cell office:value-type="float" office:value="101.861" calcext:value-type="float">
            <text:p>101.861</text:p>
          </table:table-cell>
          <table:table-cell office:value-type="float" office:value="270.87" calcext:value-type="float">
            <text:p>270.87</text:p>
          </table:table-cell>
          <table:table-cell office:value-type="float" office:value="40.0132" calcext:value-type="float">
            <text:p>40.0132</text:p>
          </table:table-cell>
          <table:table-cell/>
          <table:table-cell table:formula="of:=([.D54]-[.A54])/0.0166667" office:value-type="float" office:value="29.2799414401171" calcext:value-type="float">
            <text:p>29.2799414401171</text:p>
          </table:table-cell>
          <table:table-cell table:formula="of:=ABS([.E54]-[.B54])/0.0166667" office:value-type="float" office:value="739.918520162959" calcext:value-type="float">
            <text:p>739.918520162959</text:p>
          </table:table-cell>
          <table:table-cell table:formula="of:=([.F54]-[.C54])/0.0166667" office:value-type="float" office:value="-29.3939412121179" calcext:value-type="float">
            <text:p>-29.3939412121179</text:p>
          </table:table-cell>
          <table:table-cell table:formula="of:=DEGREES(ATAN(ABS([.F54]-[.C54])/ABS([.E54]-[.B54])))" office:value-type="float" office:value="2.2749311190468" calcext:value-type="float">
            <text:p>2.2749311190468</text:p>
          </table:table-cell>
          <table:table-cell table:formula="of:=SQRT(POWER([.H54];2)+POWER([.I54];2)+POWER([.J54];2))" office:value-type="float" office:value="741.080788599234" calcext:value-type="float">
            <text:p>741.080788599234</text:p>
          </table:table-cell>
        </table:table-row>
        <table:table-row table:style-name="ro1">
          <table:table-cell office:value-type="float" office:value="103.269" calcext:value-type="float">
            <text:p>103.269</text:p>
          </table:table-cell>
          <table:table-cell office:value-type="float" office:value="273.263" calcext:value-type="float">
            <text:p>273.263</text:p>
          </table:table-cell>
          <table:table-cell office:value-type="float" office:value="39.8524" calcext:value-type="float">
            <text:p>39.8524</text:p>
          </table:table-cell>
          <table:table-cell office:value-type="float" office:value="102.894" calcext:value-type="float">
            <text:p>102.894</text:p>
          </table:table-cell>
          <table:table-cell office:value-type="float" office:value="260.303" calcext:value-type="float">
            <text:p>260.303</text:p>
          </table:table-cell>
          <table:table-cell office:value-type="float" office:value="39.3428" calcext:value-type="float">
            <text:p>39.3428</text:p>
          </table:table-cell>
          <table:table-cell/>
          <table:table-cell table:formula="of:=([.D55]-[.A55])/0.0166667" office:value-type="float" office:value="-22.49995500009" calcext:value-type="float">
            <text:p>-22.49995500009</text:p>
          </table:table-cell>
          <table:table-cell table:formula="of:=ABS([.E55]-[.B55])/0.0166667" office:value-type="float" office:value="777.598444803109" calcext:value-type="float">
            <text:p>777.598444803109</text:p>
          </table:table-cell>
          <table:table-cell table:formula="of:=([.F55]-[.C55])/0.0166667" office:value-type="float" office:value="-30.5759388481227" calcext:value-type="float">
            <text:p>-30.5759388481227</text:p>
          </table:table-cell>
          <table:table-cell table:formula="of:=DEGREES(ATAN(ABS([.F55]-[.C55])/ABS([.E55]-[.B55])))" office:value-type="float" office:value="2.25176660145304" calcext:value-type="float">
            <text:p>2.25176660145304</text:p>
          </table:table-cell>
          <table:table-cell table:formula="of:=SQRT(POWER([.H55];2)+POWER([.I55];2)+POWER([.J55];2))" office:value-type="float" office:value="778.524551553555" calcext:value-type="float">
            <text:p>778.524551553555</text:p>
          </table:table-cell>
        </table:table-row>
        <table:table-row table:style-name="ro1">
          <table:table-cell office:value-type="float" office:value="110.998" calcext:value-type="float">
            <text:p>110.998</text:p>
          </table:table-cell>
          <table:table-cell office:value-type="float" office:value="276.212" calcext:value-type="float">
            <text:p>276.212</text:p>
          </table:table-cell>
          <table:table-cell office:value-type="float" office:value="40.3019" calcext:value-type="float">
            <text:p>40.3019</text:p>
          </table:table-cell>
          <table:table-cell office:value-type="float" office:value="110.181" calcext:value-type="float">
            <text:p>110.181</text:p>
          </table:table-cell>
          <table:table-cell office:value-type="float" office:value="263.236" calcext:value-type="float">
            <text:p>263.236</text:p>
          </table:table-cell>
          <table:table-cell office:value-type="float" office:value="39.756" calcext:value-type="float">
            <text:p>39.756</text:p>
          </table:table-cell>
          <table:table-cell/>
          <table:table-cell table:formula="of:=([.D56]-[.A56])/0.0166667" office:value-type="float" office:value="-49.0199019601965" calcext:value-type="float">
            <text:p>-49.0199019601965</text:p>
          </table:table-cell>
          <table:table-cell table:formula="of:=ABS([.E56]-[.B56])/0.0166667" office:value-type="float" office:value="778.558442883114" calcext:value-type="float">
            <text:p>778.558442883114</text:p>
          </table:table-cell>
          <table:table-cell table:formula="of:=([.F56]-[.C56])/0.0166667" office:value-type="float" office:value="-32.7539344921312" calcext:value-type="float">
            <text:p>-32.7539344921312</text:p>
          </table:table-cell>
          <table:table-cell table:formula="of:=DEGREES(ATAN(ABS([.F56]-[.C56])/ABS([.E56]-[.B56])))" office:value-type="float" office:value="2.4090114786203" calcext:value-type="float">
            <text:p>2.4090114786203</text:p>
          </table:table-cell>
          <table:table-cell table:formula="of:=SQRT(POWER([.H56];2)+POWER([.I56];2)+POWER([.J56];2))" office:value-type="float" office:value="780.787435860415" calcext:value-type="float">
            <text:p>780.787435860415</text:p>
          </table:table-cell>
        </table:table-row>
        <table:table-row table:style-name="ro1">
          <table:table-cell office:value-type="float" office:value="127.211" calcext:value-type="float">
            <text:p>127.211</text:p>
          </table:table-cell>
          <table:table-cell office:value-type="float" office:value="273.515" calcext:value-type="float">
            <text:p>273.515</text:p>
          </table:table-cell>
          <table:table-cell office:value-type="float" office:value="41.6141" calcext:value-type="float">
            <text:p>41.6141</text:p>
          </table:table-cell>
          <table:table-cell office:value-type="float" office:value="126.59" calcext:value-type="float">
            <text:p>126.59</text:p>
          </table:table-cell>
          <table:table-cell office:value-type="float" office:value="261.914" calcext:value-type="float">
            <text:p>261.914</text:p>
          </table:table-cell>
          <table:table-cell office:value-type="float" office:value="41.3135" calcext:value-type="float">
            <text:p>41.3135</text:p>
          </table:table-cell>
          <table:table-cell/>
          <table:table-cell table:formula="of:=([.D57]-[.A57])/0.0166667" office:value-type="float" office:value="-37.2599254801487" calcext:value-type="float">
            <text:p>-37.2599254801487</text:p>
          </table:table-cell>
          <table:table-cell table:formula="of:=ABS([.E57]-[.B57])/0.0166667" office:value-type="float" office:value="696.058607882784" calcext:value-type="float">
            <text:p>696.058607882784</text:p>
          </table:table-cell>
          <table:table-cell table:formula="of:=([.F57]-[.C57])/0.0166667" office:value-type="float" office:value="-18.0359639280723" calcext:value-type="float">
            <text:p>-18.0359639280723</text:p>
          </table:table-cell>
          <table:table-cell table:formula="of:=DEGREES(ATAN(ABS([.F57]-[.C57])/ABS([.E57]-[.B57])))" office:value-type="float" office:value="1.48429086201494" calcext:value-type="float">
            <text:p>1.48429086201494</text:p>
          </table:table-cell>
          <table:table-cell table:formula="of:=SQRT(POWER([.H57];2)+POWER([.I57];2)+POWER([.J57];2))" office:value-type="float" office:value="697.288450821696" calcext:value-type="float">
            <text:p>697.288450821696</text:p>
          </table:table-cell>
        </table:table-row>
        <table:table-row table:style-name="ro1">
          <table:table-cell office:value-type="float" office:value="124.773" calcext:value-type="float">
            <text:p>124.773</text:p>
          </table:table-cell>
          <table:table-cell office:value-type="float" office:value="269.35" calcext:value-type="float">
            <text:p>269.35</text:p>
          </table:table-cell>
          <table:table-cell office:value-type="float" office:value="40.8283" calcext:value-type="float">
            <text:p>40.8283</text:p>
          </table:table-cell>
          <table:table-cell office:value-type="float" office:value="123.302" calcext:value-type="float">
            <text:p>123.302</text:p>
          </table:table-cell>
          <table:table-cell office:value-type="float" office:value="260.42" calcext:value-type="float">
            <text:p>260.42</text:p>
          </table:table-cell>
          <table:table-cell office:value-type="float" office:value="40.1348" calcext:value-type="float">
            <text:p>40.1348</text:p>
          </table:table-cell>
          <table:table-cell/>
          <table:table-cell table:formula="of:=([.D58]-[.A58])/0.0166667" office:value-type="float" office:value="-88.2598234803524" calcext:value-type="float">
            <text:p>-88.2598234803524</text:p>
          </table:table-cell>
          <table:table-cell table:formula="of:=ABS([.E58]-[.B58])/0.0166667" office:value-type="float" office:value="535.798928402144" calcext:value-type="float">
            <text:p>535.798928402144</text:p>
          </table:table-cell>
          <table:table-cell table:formula="of:=([.F58]-[.C58])/0.0166667" office:value-type="float" office:value="-41.6099167801665" calcext:value-type="float">
            <text:p>-41.6099167801665</text:p>
          </table:table-cell>
          <table:table-cell table:formula="of:=DEGREES(ATAN(ABS([.F58]-[.C58])/ABS([.E58]-[.B58])))" office:value-type="float" office:value="4.44065296123365" calcext:value-type="float">
            <text:p>4.44065296123365</text:p>
          </table:table-cell>
          <table:table-cell table:formula="of:=SQRT(POWER([.H58];2)+POWER([.I58];2)+POWER([.J58];2))" office:value-type="float" office:value="544.611488395279" calcext:value-type="float">
            <text:p>544.611488395279</text:p>
          </table:table-cell>
        </table:table-row>
        <table:table-row table:style-name="ro1">
          <table:table-cell office:value-type="float" office:value="125.736" calcext:value-type="float">
            <text:p>125.736</text:p>
          </table:table-cell>
          <table:table-cell office:value-type="float" office:value="277.712" calcext:value-type="float">
            <text:p>277.712</text:p>
          </table:table-cell>
          <table:table-cell office:value-type="float" office:value="40.4465" calcext:value-type="float">
            <text:p>40.4465</text:p>
          </table:table-cell>
          <table:table-cell office:value-type="float" office:value="124.181" calcext:value-type="float">
            <text:p>124.181</text:p>
          </table:table-cell>
          <table:table-cell office:value-type="float" office:value="266.063" calcext:value-type="float">
            <text:p>266.063</text:p>
          </table:table-cell>
          <table:table-cell office:value-type="float" office:value="40.1509" calcext:value-type="float">
            <text:p>40.1509</text:p>
          </table:table-cell>
          <table:table-cell/>
          <table:table-cell table:formula="of:=([.D59]-[.A59])/0.0166667" office:value-type="float" office:value="-93.2998134003736" calcext:value-type="float">
            <text:p>-93.2998134003736</text:p>
          </table:table-cell>
          <table:table-cell table:formula="of:=ABS([.E59]-[.B59])/0.0166667" office:value-type="float" office:value="698.938602122796" calcext:value-type="float">
            <text:p>698.938602122796</text:p>
          </table:table-cell>
          <table:table-cell table:formula="of:=([.F59]-[.C59])/0.0166667" office:value-type="float" office:value="-17.735964528071" calcext:value-type="float">
            <text:p>-17.735964528071</text:p>
          </table:table-cell>
          <table:table-cell table:formula="of:=DEGREES(ATAN(ABS([.F59]-[.C59])/ABS([.E59]-[.B59])))" office:value-type="float" office:value="1.4536010431818" calcext:value-type="float">
            <text:p>1.4536010431818</text:p>
          </table:table-cell>
          <table:table-cell table:formula="of:=SQRT(POWER([.H59];2)+POWER([.I59];2)+POWER([.J59];2))" office:value-type="float" office:value="705.361318159462" calcext:value-type="float">
            <text:p>705.361318159462</text:p>
          </table:table-cell>
        </table:table-row>
        <table:table-row table:style-name="ro1">
          <table:table-cell office:value-type="float" office:value="124.533" calcext:value-type="float">
            <text:p>124.533</text:p>
          </table:table-cell>
          <table:table-cell office:value-type="float" office:value="267.104" calcext:value-type="float">
            <text:p>267.104</text:p>
          </table:table-cell>
          <table:table-cell office:value-type="float" office:value="40.4646" calcext:value-type="float">
            <text:p>40.4646</text:p>
          </table:table-cell>
          <table:table-cell office:value-type="float" office:value="123.758" calcext:value-type="float">
            <text:p>123.758</text:p>
          </table:table-cell>
          <table:table-cell office:value-type="float" office:value="255.855" calcext:value-type="float">
            <text:p>255.855</text:p>
          </table:table-cell>
          <table:table-cell office:value-type="float" office:value="39.9473" calcext:value-type="float">
            <text:p>39.9473</text:p>
          </table:table-cell>
          <table:table-cell/>
          <table:table-cell table:formula="of:=([.D60]-[.A60])/0.0166667" office:value-type="float" office:value="-46.4999070001863" calcext:value-type="float">
            <text:p>-46.4999070001863</text:p>
          </table:table-cell>
          <table:table-cell table:formula="of:=ABS([.E60]-[.B60])/0.0166667" office:value-type="float" office:value="674.9386501227" calcext:value-type="float">
            <text:p>674.9386501227</text:p>
          </table:table-cell>
          <table:table-cell table:formula="of:=([.F60]-[.C60])/0.0166667" office:value-type="float" office:value="-31.0379379241241" calcext:value-type="float">
            <text:p>-31.0379379241241</text:p>
          </table:table-cell>
          <table:table-cell table:formula="of:=DEGREES(ATAN(ABS([.F60]-[.C60])/ABS([.E60]-[.B60])))" office:value-type="float" office:value="2.63296650401748" calcext:value-type="float">
            <text:p>2.63296650401748</text:p>
          </table:table-cell>
          <table:table-cell table:formula="of:=SQRT(POWER([.H60];2)+POWER([.I60];2)+POWER([.J60];2))" office:value-type="float" office:value="677.250157896667" calcext:value-type="float">
            <text:p>677.250157896667</text:p>
          </table:table-cell>
        </table:table-row>
        <table:table-row table:style-name="ro1">
          <table:table-cell office:value-type="float" office:value="125.535" calcext:value-type="float">
            <text:p>125.535</text:p>
          </table:table-cell>
          <table:table-cell office:value-type="float" office:value="271.634" calcext:value-type="float">
            <text:p>271.634</text:p>
          </table:table-cell>
          <table:table-cell office:value-type="float" office:value="40.6939" calcext:value-type="float">
            <text:p>40.6939</text:p>
          </table:table-cell>
          <table:table-cell office:value-type="float" office:value="124.969" calcext:value-type="float">
            <text:p>124.969</text:p>
          </table:table-cell>
          <table:table-cell office:value-type="float" office:value="260.143" calcext:value-type="float">
            <text:p>260.143</text:p>
          </table:table-cell>
          <table:table-cell office:value-type="float" office:value="40.1697" calcext:value-type="float">
            <text:p>40.1697</text:p>
          </table:table-cell>
          <table:table-cell/>
          <table:table-cell table:formula="of:=([.D61]-[.A61])/0.0166667" office:value-type="float" office:value="-33.959932080136" calcext:value-type="float">
            <text:p>-33.959932080136</text:p>
          </table:table-cell>
          <table:table-cell table:formula="of:=ABS([.E61]-[.B61])/0.0166667" office:value-type="float" office:value="689.45862108276" calcext:value-type="float">
            <text:p>689.45862108276</text:p>
          </table:table-cell>
          <table:table-cell table:formula="of:=([.F61]-[.C61])/0.0166667" office:value-type="float" office:value="-31.4519370961258" calcext:value-type="float">
            <text:p>-31.4519370961258</text:p>
          </table:table-cell>
          <table:table-cell table:formula="of:=DEGREES(ATAN(ABS([.F61]-[.C61])/ABS([.E61]-[.B61])))" office:value-type="float" office:value="2.61192580267508" calcext:value-type="float">
            <text:p>2.61192580267508</text:p>
          </table:table-cell>
          <table:table-cell table:formula="of:=SQRT(POWER([.H61];2)+POWER([.I61];2)+POWER([.J61];2))" office:value-type="float" office:value="691.010630540028" calcext:value-type="float">
            <text:p>691.010630540028</text:p>
          </table:table-cell>
        </table:table-row>
        <table:table-row table:style-name="ro1">
          <table:table-cell office:value-type="float" office:value="125.834" calcext:value-type="float">
            <text:p>125.834</text:p>
          </table:table-cell>
          <table:table-cell office:value-type="float" office:value="276.429" calcext:value-type="float">
            <text:p>276.429</text:p>
          </table:table-cell>
          <table:table-cell office:value-type="float" office:value="40.6543" calcext:value-type="float">
            <text:p>40.6543</text:p>
          </table:table-cell>
          <table:table-cell office:value-type="float" office:value="125.083" calcext:value-type="float">
            <text:p>125.083</text:p>
          </table:table-cell>
          <table:table-cell office:value-type="float" office:value="265.706" calcext:value-type="float">
            <text:p>265.706</text:p>
          </table:table-cell>
          <table:table-cell office:value-type="float" office:value="41.182" calcext:value-type="float">
            <text:p>41.182</text:p>
          </table:table-cell>
          <table:table-cell/>
          <table:table-cell table:formula="of:=([.D62]-[.A62])/0.0166667" office:value-type="float" office:value="-45.0599098801805" calcext:value-type="float">
            <text:p>-45.0599098801805</text:p>
          </table:table-cell>
          <table:table-cell table:formula="of:=ABS([.E62]-[.B62])/0.0166667" office:value-type="float" office:value="643.378713242571" calcext:value-type="float">
            <text:p>643.378713242571</text:p>
          </table:table-cell>
          <table:table-cell table:formula="of:=([.F62]-[.C62])/0.0166667" office:value-type="float" office:value="31.6619366761268" calcext:value-type="float">
            <text:p>31.6619366761268</text:p>
          </table:table-cell>
          <table:table-cell table:formula="of:=DEGREES(ATAN(ABS([.F62]-[.C62])/ABS([.E62]-[.B62])))" office:value-type="float" office:value="2.81736551108059" calcext:value-type="float">
            <text:p>2.81736551108059</text:p>
          </table:table-cell>
          <table:table-cell table:formula="of:=SQRT(POWER([.H62];2)+POWER([.I62];2)+POWER([.J62];2))" office:value-type="float" office:value="645.731401099683" calcext:value-type="float">
            <text:p>645.731401099683</text:p>
          </table:table-cell>
        </table:table-row>
        <table:table-row table:style-name="ro1">
          <table:table-cell office:value-type="float" office:value="124.873" calcext:value-type="float">
            <text:p>124.873</text:p>
          </table:table-cell>
          <table:table-cell office:value-type="float" office:value="270.419" calcext:value-type="float">
            <text:p>270.419</text:p>
          </table:table-cell>
          <table:table-cell office:value-type="float" office:value="41.3914" calcext:value-type="float">
            <text:p>41.3914</text:p>
          </table:table-cell>
          <table:table-cell office:value-type="float" office:value="124.273" calcext:value-type="float">
            <text:p>124.273</text:p>
          </table:table-cell>
          <table:table-cell office:value-type="float" office:value="258.104" calcext:value-type="float">
            <text:p>258.104</text:p>
          </table:table-cell>
          <table:table-cell office:value-type="float" office:value="39.5566" calcext:value-type="float">
            <text:p>39.5566</text:p>
          </table:table-cell>
          <table:table-cell/>
          <table:table-cell table:formula="of:=([.D63]-[.A63])/0.0166667" office:value-type="float" office:value="-35.9999280001445" calcext:value-type="float">
            <text:p>-35.9999280001445</text:p>
          </table:table-cell>
          <table:table-cell table:formula="of:=ABS([.E63]-[.B63])/0.0166667" office:value-type="float" office:value="738.898522202956" calcext:value-type="float">
            <text:p>738.898522202956</text:p>
          </table:table-cell>
          <table:table-cell table:formula="of:=([.F63]-[.C63])/0.0166667" office:value-type="float" office:value="-110.08777982444" calcext:value-type="float">
            <text:p>-110.08777982444</text:p>
          </table:table-cell>
          <table:table-cell table:formula="of:=DEGREES(ATAN(ABS([.F63]-[.C63])/ABS([.E63]-[.B63])))" office:value-type="float" office:value="8.47410796437659" calcext:value-type="float">
            <text:p>8.47410796437659</text:p>
          </table:table-cell>
          <table:table-cell table:formula="of:=SQRT(POWER([.H63];2)+POWER([.I63];2)+POWER([.J63];2))" office:value-type="float" office:value="747.921346263363" calcext:value-type="float">
            <text:p>747.921346263363</text:p>
          </table:table-cell>
        </table:table-row>
        <table:table-row table:style-name="ro1">
          <table:table-cell office:value-type="float" office:value="124.504" calcext:value-type="float">
            <text:p>124.504</text:p>
          </table:table-cell>
          <table:table-cell office:value-type="float" office:value="267.021" calcext:value-type="float">
            <text:p>267.021</text:p>
          </table:table-cell>
          <table:table-cell office:value-type="float" office:value="40.969" calcext:value-type="float">
            <text:p>40.969</text:p>
          </table:table-cell>
          <table:table-cell office:value-type="float" office:value="123.828" calcext:value-type="float">
            <text:p>123.828</text:p>
          </table:table-cell>
          <table:table-cell office:value-type="float" office:value="254.606" calcext:value-type="float">
            <text:p>254.606</text:p>
          </table:table-cell>
          <table:table-cell office:value-type="float" office:value="40.6399" calcext:value-type="float">
            <text:p>40.6399</text:p>
          </table:table-cell>
          <table:table-cell/>
          <table:table-cell table:formula="of:=([.D64]-[.A64])/0.0166667" office:value-type="float" office:value="-40.5599188801624" calcext:value-type="float">
            <text:p>-40.5599188801624</text:p>
          </table:table-cell>
          <table:table-cell table:formula="of:=ABS([.E64]-[.B64])/0.0166667" office:value-type="float" office:value="744.898510202981" calcext:value-type="float">
            <text:p>744.898510202981</text:p>
          </table:table-cell>
          <table:table-cell table:formula="of:=([.F64]-[.C64])/0.0166667" office:value-type="float" office:value="-19.7459605080792" calcext:value-type="float">
            <text:p>-19.7459605080792</text:p>
          </table:table-cell>
          <table:table-cell table:formula="of:=DEGREES(ATAN(ABS([.F64]-[.C64])/ABS([.E64]-[.B64])))" office:value-type="float" office:value="1.51845559913401" calcext:value-type="float">
            <text:p>1.51845559913401</text:p>
          </table:table-cell>
          <table:table-cell table:formula="of:=SQRT(POWER([.H64];2)+POWER([.I64];2)+POWER([.J64];2))" office:value-type="float" office:value="746.263224659083" calcext:value-type="float">
            <text:p>746.263224659083</text:p>
          </table:table-cell>
        </table:table-row>
        <table:table-row table:style-name="ro1">
          <table:table-cell office:value-type="float" office:value="124.343" calcext:value-type="float">
            <text:p>124.343</text:p>
          </table:table-cell>
          <table:table-cell office:value-type="float" office:value="268.057" calcext:value-type="float">
            <text:p>268.057</text:p>
          </table:table-cell>
          <table:table-cell office:value-type="float" office:value="41.7804" calcext:value-type="float">
            <text:p>41.7804</text:p>
          </table:table-cell>
          <table:table-cell office:value-type="float" office:value="123.449" calcext:value-type="float">
            <text:p>123.449</text:p>
          </table:table-cell>
          <table:table-cell office:value-type="float" office:value="255.674" calcext:value-type="float">
            <text:p>255.674</text:p>
          </table:table-cell>
          <table:table-cell office:value-type="float" office:value="41.1787" calcext:value-type="float">
            <text:p>41.1787</text:p>
          </table:table-cell>
          <table:table-cell/>
          <table:table-cell table:formula="of:=([.D65]-[.A65])/0.0166667" office:value-type="float" office:value="-53.6398927202149" calcext:value-type="float">
            <text:p>-53.6398927202149</text:p>
          </table:table-cell>
          <table:table-cell table:formula="of:=ABS([.E65]-[.B65])/0.0166667" office:value-type="float" office:value="742.978514042973" calcext:value-type="float">
            <text:p>742.978514042973</text:p>
          </table:table-cell>
          <table:table-cell table:formula="of:=([.F65]-[.C65])/0.0166667" office:value-type="float" office:value="-36.1019277961445" calcext:value-type="float">
            <text:p>-36.1019277961445</text:p>
          </table:table-cell>
          <table:table-cell table:formula="of:=DEGREES(ATAN(ABS([.F65]-[.C65])/ABS([.E65]-[.B65])))" office:value-type="float" office:value="2.78186032579936" calcext:value-type="float">
            <text:p>2.78186032579936</text:p>
          </table:table-cell>
          <table:table-cell table:formula="of:=SQRT(POWER([.H65];2)+POWER([.I65];2)+POWER([.J65];2))" office:value-type="float" office:value="745.786604606933" calcext:value-type="float">
            <text:p>745.786604606933</text:p>
          </table:table-cell>
        </table:table-row>
        <table:table-row table:style-name="ro1">
          <table:table-cell office:value-type="float" office:value="124.488" calcext:value-type="float">
            <text:p>124.488</text:p>
          </table:table-cell>
          <table:table-cell office:value-type="float" office:value="277.895" calcext:value-type="float">
            <text:p>277.895</text:p>
          </table:table-cell>
          <table:table-cell office:value-type="float" office:value="40.6764" calcext:value-type="float">
            <text:p>40.6764</text:p>
          </table:table-cell>
          <table:table-cell office:value-type="float" office:value="123.317" calcext:value-type="float">
            <text:p>123.317</text:p>
          </table:table-cell>
          <table:table-cell office:value-type="float" office:value="264.992" calcext:value-type="float">
            <text:p>264.992</text:p>
          </table:table-cell>
          <table:table-cell office:value-type="float" office:value="40.3366" calcext:value-type="float">
            <text:p>40.3366</text:p>
          </table:table-cell>
          <table:table-cell/>
          <table:table-cell table:formula="of:=([.D66]-[.A66])/0.0166667" office:value-type="float" office:value="-70.2598594802814" calcext:value-type="float">
            <text:p>-70.2598594802814</text:p>
          </table:table-cell>
          <table:table-cell table:formula="of:=ABS([.E66]-[.B66])/0.0166667" office:value-type="float" office:value="774.178451643095" calcext:value-type="float">
            <text:p>774.178451643095</text:p>
          </table:table-cell>
          <table:table-cell table:formula="of:=([.F66]-[.C66])/0.0166667" office:value-type="float" office:value="-20.3879592240818" calcext:value-type="float">
            <text:p>-20.3879592240818</text:p>
          </table:table-cell>
          <table:table-cell table:formula="of:=DEGREES(ATAN(ABS([.F66]-[.C66])/ABS([.E66]-[.B66])))" office:value-type="float" office:value="1.50853343768292" calcext:value-type="float">
            <text:p>1.50853343768292</text:p>
          </table:table-cell>
          <table:table-cell table:formula="of:=SQRT(POWER([.H66];2)+POWER([.I66];2)+POWER([.J66];2))" office:value-type="float" office:value="777.627411890817" calcext:value-type="float">
            <text:p>777.627411890817</text:p>
          </table:table-cell>
        </table:table-row>
        <table:table-row table:style-name="ro1">
          <table:table-cell office:value-type="float" office:value="123.46" calcext:value-type="float">
            <text:p>123.46</text:p>
          </table:table-cell>
          <table:table-cell office:value-type="float" office:value="275.539" calcext:value-type="float">
            <text:p>275.539</text:p>
          </table:table-cell>
          <table:table-cell office:value-type="float" office:value="41.0654" calcext:value-type="float">
            <text:p>41.0654</text:p>
          </table:table-cell>
          <table:table-cell office:value-type="float" office:value="121.961" calcext:value-type="float">
            <text:p>121.961</text:p>
          </table:table-cell>
          <table:table-cell office:value-type="float" office:value="263.946" calcext:value-type="float">
            <text:p>263.946</text:p>
          </table:table-cell>
          <table:table-cell office:value-type="float" office:value="40.7654" calcext:value-type="float">
            <text:p>40.7654</text:p>
          </table:table-cell>
          <table:table-cell/>
          <table:table-cell table:formula="of:=([.D67]-[.A67])/0.0166667" office:value-type="float" office:value="-89.9398201203595" calcext:value-type="float">
            <text:p>-89.9398201203595</text:p>
          </table:table-cell>
          <table:table-cell table:formula="of:=ABS([.E67]-[.B67])/0.0166667" office:value-type="float" office:value="695.57860884278" calcext:value-type="float">
            <text:p>695.57860884278</text:p>
          </table:table-cell>
          <table:table-cell table:formula="of:=([.F67]-[.C67])/0.0166667" office:value-type="float" office:value="-17.9999640000718" calcext:value-type="float">
            <text:p>-17.9999640000718</text:p>
          </table:table-cell>
          <table:table-cell table:formula="of:=DEGREES(ATAN(ABS([.F67]-[.C67])/ABS([.E67]-[.B67])))" office:value-type="float" office:value="1.48235129446525" calcext:value-type="float">
            <text:p>1.48235129446525</text:p>
          </table:table-cell>
          <table:table-cell table:formula="of:=SQRT(POWER([.H67];2)+POWER([.I67];2)+POWER([.J67];2))" office:value-type="float" office:value="701.600150389767" calcext:value-type="float">
            <text:p>701.600150389767</text:p>
          </table:table-cell>
        </table:table-row>
        <table:table-row table:style-name="ro1">
          <table:table-cell office:value-type="float" office:value="125.259" calcext:value-type="float">
            <text:p>125.259</text:p>
          </table:table-cell>
          <table:table-cell office:value-type="float" office:value="271.565" calcext:value-type="float">
            <text:p>271.565</text:p>
          </table:table-cell>
          <table:table-cell office:value-type="float" office:value="41.2018" calcext:value-type="float">
            <text:p>41.2018</text:p>
          </table:table-cell>
          <table:table-cell office:value-type="float" office:value="124.558" calcext:value-type="float">
            <text:p>124.558</text:p>
          </table:table-cell>
          <table:table-cell office:value-type="float" office:value="258.923" calcext:value-type="float">
            <text:p>258.923</text:p>
          </table:table-cell>
          <table:table-cell office:value-type="float" office:value="40.8622" calcext:value-type="float">
            <text:p>40.8622</text:p>
          </table:table-cell>
          <table:table-cell/>
          <table:table-cell table:formula="of:=([.D68]-[.A68])/0.0166667" office:value-type="float" office:value="-42.0599158801678" calcext:value-type="float">
            <text:p>-42.0599158801678</text:p>
          </table:table-cell>
          <table:table-cell table:formula="of:=ABS([.E68]-[.B68])/0.0166667" office:value-type="float" office:value="758.518482963034" calcext:value-type="float">
            <text:p>758.518482963034</text:p>
          </table:table-cell>
          <table:table-cell table:formula="of:=([.F68]-[.C68])/0.0166667" office:value-type="float" office:value="-20.3759592480813" calcext:value-type="float">
            <text:p>-20.3759592480813</text:p>
          </table:table-cell>
          <table:table-cell table:formula="of:=DEGREES(ATAN(ABS([.F68]-[.C68])/ABS([.E68]-[.B68])))" office:value-type="float" office:value="1.5387571948328" calcext:value-type="float">
            <text:p>1.5387571948328</text:p>
          </table:table-cell>
          <table:table-cell table:formula="of:=SQRT(POWER([.H68];2)+POWER([.I68];2)+POWER([.J68];2))" office:value-type="float" office:value="759.956910117718" calcext:value-type="float">
            <text:p>759.956910117718</text:p>
          </table:table-cell>
        </table:table-row>
        <table:table-row table:style-name="ro1">
          <table:table-cell office:value-type="float" office:value="125.571" calcext:value-type="float">
            <text:p>125.571</text:p>
          </table:table-cell>
          <table:table-cell office:value-type="float" office:value="276.415" calcext:value-type="float">
            <text:p>276.415</text:p>
          </table:table-cell>
          <table:table-cell office:value-type="float" office:value="40.9082" calcext:value-type="float">
            <text:p>40.9082</text:p>
          </table:table-cell>
          <table:table-cell office:value-type="float" office:value="124.759" calcext:value-type="float">
            <text:p>124.759</text:p>
          </table:table-cell>
          <table:table-cell office:value-type="float" office:value="264.746" calcext:value-type="float">
            <text:p>264.746</text:p>
          </table:table-cell>
          <table:table-cell office:value-type="float" office:value="40.3673" calcext:value-type="float">
            <text:p>40.3673</text:p>
          </table:table-cell>
          <table:table-cell/>
          <table:table-cell table:formula="of:=([.D69]-[.A69])/0.0166667" office:value-type="float" office:value="-48.7199025601947" calcext:value-type="float">
            <text:p>-48.7199025601947</text:p>
          </table:table-cell>
          <table:table-cell table:formula="of:=ABS([.E69]-[.B69])/0.0166667" office:value-type="float" office:value="700.138599722803" calcext:value-type="float">
            <text:p>700.138599722803</text:p>
          </table:table-cell>
          <table:table-cell table:formula="of:=([.F69]-[.C69])/0.0166667" office:value-type="float" office:value="-32.4539350921299" calcext:value-type="float">
            <text:p>-32.4539350921299</text:p>
          </table:table-cell>
          <table:table-cell table:formula="of:=DEGREES(ATAN(ABS([.F69]-[.C69])/ABS([.E69]-[.B69])))" office:value-type="float" office:value="2.65396513691237" calcext:value-type="float">
            <text:p>2.65396513691237</text:p>
          </table:table-cell>
          <table:table-cell table:formula="of:=SQRT(POWER([.H69];2)+POWER([.I69];2)+POWER([.J69];2))" office:value-type="float" office:value="702.581629157955" calcext:value-type="float">
            <text:p>702.581629157955</text:p>
          </table:table-cell>
        </table:table-row>
        <table:table-row table:style-name="ro1">
          <table:table-cell office:value-type="float" office:value="126.208" calcext:value-type="float">
            <text:p>126.208</text:p>
          </table:table-cell>
          <table:table-cell office:value-type="float" office:value="275.21" calcext:value-type="float">
            <text:p>275.21</text:p>
          </table:table-cell>
          <table:table-cell office:value-type="float" office:value="40.3514" calcext:value-type="float">
            <text:p>40.3514</text:p>
          </table:table-cell>
          <table:table-cell office:value-type="float" office:value="125.638" calcext:value-type="float">
            <text:p>125.638</text:p>
          </table:table-cell>
          <table:table-cell office:value-type="float" office:value="263.603" calcext:value-type="float">
            <text:p>263.603</text:p>
          </table:table-cell>
          <table:table-cell office:value-type="float" office:value="39.5776" calcext:value-type="float">
            <text:p>39.5776</text:p>
          </table:table-cell>
          <table:table-cell/>
          <table:table-cell table:formula="of:=([.D70]-[.A70])/0.0166667" office:value-type="float" office:value="-34.1999316001364" calcext:value-type="float">
            <text:p>-34.1999316001364</text:p>
          </table:table-cell>
          <table:table-cell table:formula="of:=ABS([.E70]-[.B70])/0.0166667" office:value-type="float" office:value="696.418607162784" calcext:value-type="float">
            <text:p>696.418607162784</text:p>
          </table:table-cell>
          <table:table-cell table:formula="of:=([.F70]-[.C70])/0.0166667" office:value-type="float" office:value="-46.4279071441858" calcext:value-type="float">
            <text:p>-46.4279071441858</text:p>
          </table:table-cell>
          <table:table-cell table:formula="of:=DEGREES(ATAN(ABS([.F70]-[.C70])/ABS([.E70]-[.B70])))" office:value-type="float" office:value="3.81407483429037" calcext:value-type="float">
            <text:p>3.81407483429037</text:p>
          </table:table-cell>
          <table:table-cell table:formula="of:=SQRT(POWER([.H70];2)+POWER([.I70];2)+POWER([.J70];2))" office:value-type="float" office:value="698.80187627524" calcext:value-type="float">
            <text:p>698.80187627524</text:p>
          </table:table-cell>
        </table:table-row>
        <table:table-row table:style-name="ro1">
          <table:table-cell office:value-type="float" office:value="126.148" calcext:value-type="float">
            <text:p>126.148</text:p>
          </table:table-cell>
          <table:table-cell office:value-type="float" office:value="270.389" calcext:value-type="float">
            <text:p>270.389</text:p>
          </table:table-cell>
          <table:table-cell office:value-type="float" office:value="40.4004" calcext:value-type="float">
            <text:p>40.4004</text:p>
          </table:table-cell>
          <table:table-cell office:value-type="float" office:value="125.427" calcext:value-type="float">
            <text:p>125.427</text:p>
          </table:table-cell>
          <table:table-cell office:value-type="float" office:value="257.812" calcext:value-type="float">
            <text:p>257.812</text:p>
          </table:table-cell>
          <table:table-cell office:value-type="float" office:value="40.0805" calcext:value-type="float">
            <text:p>40.0805</text:p>
          </table:table-cell>
          <table:table-cell/>
          <table:table-cell table:formula="of:=([.D71]-[.A71])/0.0166667" office:value-type="float" office:value="-43.2599134801724" calcext:value-type="float">
            <text:p>-43.2599134801724</text:p>
          </table:table-cell>
          <table:table-cell table:formula="of:=ABS([.E71]-[.B71])/0.0166667" office:value-type="float" office:value="754.618490763018" calcext:value-type="float">
            <text:p>754.618490763018</text:p>
          </table:table-cell>
          <table:table-cell table:formula="of:=([.F71]-[.C71])/0.0166667" office:value-type="float" office:value="-19.1939616120766" calcext:value-type="float">
            <text:p>-19.1939616120766</text:p>
          </table:table-cell>
          <table:table-cell table:formula="of:=DEGREES(ATAN(ABS([.F71]-[.C71])/ABS([.E71]-[.B71])))" office:value-type="float" office:value="1.45702224180144" calcext:value-type="float">
            <text:p>1.45702224180144</text:p>
          </table:table-cell>
          <table:table-cell table:formula="of:=SQRT(POWER([.H71];2)+POWER([.I71];2)+POWER([.J71];2))" office:value-type="float" office:value="756.101114189189" calcext:value-type="float">
            <text:p>756.101114189189</text:p>
          </table:table-cell>
        </table:table-row>
        <table:table-row table:style-name="ro1">
          <table:table-cell office:value-type="float" office:value="109.561" calcext:value-type="float">
            <text:p>109.561</text:p>
          </table:table-cell>
          <table:table-cell office:value-type="float" office:value="267.86" calcext:value-type="float">
            <text:p>267.86</text:p>
          </table:table-cell>
          <table:table-cell office:value-type="float" office:value="40.4521" calcext:value-type="float">
            <text:p>40.4521</text:p>
          </table:table-cell>
          <table:table-cell office:value-type="float" office:value="108.563" calcext:value-type="float">
            <text:p>108.563</text:p>
          </table:table-cell>
          <table:table-cell office:value-type="float" office:value="255.346" calcext:value-type="float">
            <text:p>255.346</text:p>
          </table:table-cell>
          <table:table-cell office:value-type="float" office:value="39.6701" calcext:value-type="float">
            <text:p>39.6701</text:p>
          </table:table-cell>
          <table:table-cell/>
          <table:table-cell table:formula="of:=([.D72]-[.A72])/0.0166667" office:value-type="float" office:value="-59.8798802402398" calcext:value-type="float">
            <text:p>-59.8798802402398</text:p>
          </table:table-cell>
          <table:table-cell table:formula="of:=ABS([.E72]-[.B72])/0.0166667" office:value-type="float" office:value="750.838498323004" calcext:value-type="float">
            <text:p>750.838498323004</text:p>
          </table:table-cell>
          <table:table-cell table:formula="of:=([.F72]-[.C72])/0.0166667" office:value-type="float" office:value="-46.9199061601879" calcext:value-type="float">
            <text:p>-46.9199061601879</text:p>
          </table:table-cell>
          <table:table-cell table:formula="of:=DEGREES(ATAN(ABS([.F72]-[.C72])/ABS([.E72]-[.B72])))" office:value-type="float" office:value="3.57576428475617" calcext:value-type="float">
            <text:p>3.57576428475617</text:p>
          </table:table-cell>
          <table:table-cell table:formula="of:=SQRT(POWER([.H72];2)+POWER([.I72];2)+POWER([.J72];2))" office:value-type="float" office:value="754.682402216727" calcext:value-type="float">
            <text:p>754.682402216727</text:p>
          </table:table-cell>
        </table:table-row>
        <table:table-row table:style-name="ro1">
          <table:table-cell office:value-type="float" office:value="87.2776" calcext:value-type="float">
            <text:p>87.2776</text:p>
          </table:table-cell>
          <table:table-cell office:value-type="float" office:value="259.069" calcext:value-type="float">
            <text:p>259.069</text:p>
          </table:table-cell>
          <table:table-cell office:value-type="float" office:value="39.6867" calcext:value-type="float">
            <text:p>39.6867</text:p>
          </table:table-cell>
          <table:table-cell office:value-type="float" office:value="87.3639" calcext:value-type="float">
            <text:p>87.3639</text:p>
          </table:table-cell>
          <table:table-cell office:value-type="float" office:value="247.765" calcext:value-type="float">
            <text:p>247.765</text:p>
          </table:table-cell>
          <table:table-cell office:value-type="float" office:value="39.0333" calcext:value-type="float">
            <text:p>39.0333</text:p>
          </table:table-cell>
          <table:table-cell/>
          <table:table-cell table:formula="of:=([.D73]-[.A73])/0.0166667" office:value-type="float" office:value="5.17798964402037" calcext:value-type="float">
            <text:p>5.17798964402037</text:p>
          </table:table-cell>
          <table:table-cell table:formula="of:=ABS([.E73]-[.B73])/0.0166667" office:value-type="float" office:value="678.238643522715" calcext:value-type="float">
            <text:p>678.238643522715</text:p>
          </table:table-cell>
          <table:table-cell table:formula="of:=([.F73]-[.C73])/0.0166667" office:value-type="float" office:value="-39.2039215921571" calcext:value-type="float">
            <text:p>-39.2039215921571</text:p>
          </table:table-cell>
          <table:table-cell table:formula="of:=DEGREES(ATAN(ABS([.F73]-[.C73])/ABS([.E73]-[.B73])))" office:value-type="float" office:value="3.30816097231223" calcext:value-type="float">
            <text:p>3.30816097231223</text:p>
          </table:table-cell>
          <table:table-cell table:formula="of:=SQRT(POWER([.H73];2)+POWER([.I73];2)+POWER([.J73];2))" office:value-type="float" office:value="679.39047433158" calcext:value-type="float">
            <text:p>679.39047433158</text:p>
          </table:table-cell>
        </table:table-row>
        <table:table-row table:style-name="ro1">
          <table:table-cell office:value-type="float" office:value="84.213" calcext:value-type="float">
            <text:p>84.213</text:p>
          </table:table-cell>
          <table:table-cell office:value-type="float" office:value="262.371" calcext:value-type="float">
            <text:p>262.371</text:p>
          </table:table-cell>
          <table:table-cell office:value-type="float" office:value="40.1196" calcext:value-type="float">
            <text:p>40.1196</text:p>
          </table:table-cell>
          <table:table-cell office:value-type="float" office:value="84.5763" calcext:value-type="float">
            <text:p>84.5763</text:p>
          </table:table-cell>
          <table:table-cell office:value-type="float" office:value="249.727" calcext:value-type="float">
            <text:p>249.727</text:p>
          </table:table-cell>
          <table:table-cell office:value-type="float" office:value="39.6581" calcext:value-type="float">
            <text:p>39.6581</text:p>
          </table:table-cell>
          <table:table-cell/>
          <table:table-cell table:formula="of:=([.D74]-[.A74])/0.0166667" office:value-type="float" office:value="21.7979564040878" calcext:value-type="float">
            <text:p>21.7979564040878</text:p>
          </table:table-cell>
          <table:table-cell table:formula="of:=ABS([.E74]-[.B74])/0.0166667" office:value-type="float" office:value="758.638482723033" calcext:value-type="float">
            <text:p>758.638482723033</text:p>
          </table:table-cell>
          <table:table-cell table:formula="of:=([.F74]-[.C74])/0.0166667" office:value-type="float" office:value="-27.6899446201108" calcext:value-type="float">
            <text:p>-27.6899446201108</text:p>
          </table:table-cell>
          <table:table-cell table:formula="of:=DEGREES(ATAN(ABS([.F74]-[.C74])/ABS([.E74]-[.B74])))" office:value-type="float" office:value="2.09034083162234" calcext:value-type="float">
            <text:p>2.09034083162234</text:p>
          </table:table-cell>
          <table:table-cell table:formula="of:=SQRT(POWER([.H74];2)+POWER([.I74];2)+POWER([.J74];2))" office:value-type="float" office:value="759.45653687671" calcext:value-type="float">
            <text:p>759.45653687671</text:p>
          </table:table-cell>
        </table:table-row>
        <table:table-row table:style-name="ro1">
          <table:table-cell office:value-type="float" office:value="83.692" calcext:value-type="float">
            <text:p>83.692</text:p>
          </table:table-cell>
          <table:table-cell office:value-type="float" office:value="261.16" calcext:value-type="float">
            <text:p>261.16</text:p>
          </table:table-cell>
          <table:table-cell office:value-type="float" office:value="40.0872" calcext:value-type="float">
            <text:p>40.0872</text:p>
          </table:table-cell>
          <table:table-cell office:value-type="float" office:value="83.658" calcext:value-type="float">
            <text:p>83.658</text:p>
          </table:table-cell>
          <table:table-cell office:value-type="float" office:value="250.865" calcext:value-type="float">
            <text:p>250.865</text:p>
          </table:table-cell>
          <table:table-cell office:value-type="float" office:value="39.2283" calcext:value-type="float">
            <text:p>39.2283</text:p>
          </table:table-cell>
          <table:table-cell/>
          <table:table-cell table:formula="of:=([.D75]-[.A75])/0.0166667" office:value-type="float" office:value="-2.03999592000767" calcext:value-type="float">
            <text:p>-2.03999592000767</text:p>
          </table:table-cell>
          <table:table-cell table:formula="of:=ABS([.E75]-[.B75])/0.0166667" office:value-type="float" office:value="617.698764602472" calcext:value-type="float">
            <text:p>617.698764602472</text:p>
          </table:table-cell>
          <table:table-cell table:formula="of:=([.F75]-[.C75])/0.0166667" office:value-type="float" office:value="-51.5338969322065" calcext:value-type="float">
            <text:p>-51.5338969322065</text:p>
          </table:table-cell>
          <table:table-cell table:formula="of:=DEGREES(ATAN(ABS([.F75]-[.C75])/ABS([.E75]-[.B75])))" office:value-type="float" office:value="4.76907654743496" calcext:value-type="float">
            <text:p>4.76907654743496</text:p>
          </table:table-cell>
          <table:table-cell table:formula="of:=SQRT(POWER([.H75];2)+POWER([.I75];2)+POWER([.J75];2))" office:value-type="float" office:value="619.848100672893" calcext:value-type="float">
            <text:p>619.848100672893</text:p>
          </table:table-cell>
        </table:table-row>
        <table:table-row table:style-name="ro1">
          <table:table-cell office:value-type="float" office:value="84.1431" calcext:value-type="float">
            <text:p>84.1431</text:p>
          </table:table-cell>
          <table:table-cell office:value-type="float" office:value="259.922" calcext:value-type="float">
            <text:p>259.922</text:p>
          </table:table-cell>
          <table:table-cell office:value-type="float" office:value="40.5356" calcext:value-type="float">
            <text:p>40.5356</text:p>
          </table:table-cell>
          <table:table-cell office:value-type="float" office:value="84.5387" calcext:value-type="float">
            <text:p>84.5387</text:p>
          </table:table-cell>
          <table:table-cell office:value-type="float" office:value="248.522" calcext:value-type="float">
            <text:p>248.522</text:p>
          </table:table-cell>
          <table:table-cell office:value-type="float" office:value="40.1066" calcext:value-type="float">
            <text:p>40.1066</text:p>
          </table:table-cell>
          <table:table-cell/>
          <table:table-cell table:formula="of:=([.D76]-[.A76])/0.0166667" office:value-type="float" office:value="23.735952528095" calcext:value-type="float">
            <text:p>23.735952528095</text:p>
          </table:table-cell>
          <table:table-cell table:formula="of:=ABS([.E76]-[.B76])/0.0166667" office:value-type="float" office:value="683.998632002738" calcext:value-type="float">
            <text:p>683.998632002738</text:p>
          </table:table-cell>
          <table:table-cell table:formula="of:=([.F76]-[.C76])/0.0166667" office:value-type="float" office:value="-25.7399485201031" calcext:value-type="float">
            <text:p>-25.7399485201031</text:p>
          </table:table-cell>
          <table:table-cell table:formula="of:=DEGREES(ATAN(ABS([.F76]-[.C76])/ABS([.E76]-[.B76])))" office:value-type="float" office:value="2.15511372280177" calcext:value-type="float">
            <text:p>2.15511372280177</text:p>
          </table:table-cell>
          <table:table-cell table:formula="of:=SQRT(POWER([.H76];2)+POWER([.I76];2)+POWER([.J76];2))" office:value-type="float" office:value="684.894202759704" calcext:value-type="float">
            <text:p>684.894202759704</text:p>
          </table:table-cell>
        </table:table-row>
        <table:table-row table:style-name="ro1">
          <table:table-cell office:value-type="float" office:value="83.8855" calcext:value-type="float">
            <text:p>83.8855</text:p>
          </table:table-cell>
          <table:table-cell office:value-type="float" office:value="268.383" calcext:value-type="float">
            <text:p>268.383</text:p>
          </table:table-cell>
          <table:table-cell office:value-type="float" office:value="40.088" calcext:value-type="float">
            <text:p>40.088</text:p>
          </table:table-cell>
          <table:table-cell office:value-type="float" office:value="83.8115" calcext:value-type="float">
            <text:p>83.8115</text:p>
          </table:table-cell>
          <table:table-cell office:value-type="float" office:value="256.549" calcext:value-type="float">
            <text:p>256.549</text:p>
          </table:table-cell>
          <table:table-cell office:value-type="float" office:value="39.6695" calcext:value-type="float">
            <text:p>39.6695</text:p>
          </table:table-cell>
          <table:table-cell/>
          <table:table-cell table:formula="of:=([.D77]-[.A77])/0.0166667" office:value-type="float" office:value="-4.43999112001764" calcext:value-type="float">
            <text:p>-4.43999112001764</text:p>
          </table:table-cell>
          <table:table-cell table:formula="of:=ABS([.E77]-[.B77])/0.0166667" office:value-type="float" office:value="710.03857992284" calcext:value-type="float">
            <text:p>710.03857992284</text:p>
          </table:table-cell>
          <table:table-cell table:formula="of:=([.F77]-[.C77])/0.0166667" office:value-type="float" office:value="-25.1099497801005" calcext:value-type="float">
            <text:p>-25.1099497801005</text:p>
          </table:table-cell>
          <table:table-cell table:formula="of:=DEGREES(ATAN(ABS([.F77]-[.C77])/ABS([.E77]-[.B77])))" office:value-type="float" office:value="2.02537563439087" calcext:value-type="float">
            <text:p>2.02537563439087</text:p>
          </table:table-cell>
          <table:table-cell table:formula="of:=SQRT(POWER([.H77];2)+POWER([.I77];2)+POWER([.J77];2))" office:value-type="float" office:value="710.496311093836" calcext:value-type="float">
            <text:p>710.496311093836</text:p>
          </table:table-cell>
        </table:table-row>
        <table:table-row table:style-name="ro1">
          <table:table-cell office:value-type="float" office:value="84.3511" calcext:value-type="float">
            <text:p>84.3511</text:p>
          </table:table-cell>
          <table:table-cell office:value-type="float" office:value="258.723" calcext:value-type="float">
            <text:p>258.723</text:p>
          </table:table-cell>
          <table:table-cell office:value-type="float" office:value="40.7372" calcext:value-type="float">
            <text:p>40.7372</text:p>
          </table:table-cell>
          <table:table-cell office:value-type="float" office:value="84.7051" calcext:value-type="float">
            <text:p>84.7051</text:p>
          </table:table-cell>
          <table:table-cell office:value-type="float" office:value="246.232" calcext:value-type="float">
            <text:p>246.232</text:p>
          </table:table-cell>
          <table:table-cell office:value-type="float" office:value="40.5065" calcext:value-type="float">
            <text:p>40.5065</text:p>
          </table:table-cell>
          <table:table-cell/>
          <table:table-cell table:formula="of:=([.D78]-[.A78])/0.0166667" office:value-type="float" office:value="21.2399575200849" calcext:value-type="float">
            <text:p>21.2399575200849</text:p>
          </table:table-cell>
          <table:table-cell table:formula="of:=ABS([.E78]-[.B78])/0.0166667" office:value-type="float" office:value="749.458501082999" calcext:value-type="float">
            <text:p>749.458501082999</text:p>
          </table:table-cell>
          <table:table-cell table:formula="of:=([.F78]-[.C78])/0.0166667" office:value-type="float" office:value="-13.8419723160553" calcext:value-type="float">
            <text:p>-13.8419723160553</text:p>
          </table:table-cell>
          <table:table-cell table:formula="of:=DEGREES(ATAN(ABS([.F78]-[.C78])/ABS([.E78]-[.B78])))" office:value-type="float" office:value="1.05809252046815" calcext:value-type="float">
            <text:p>1.05809252046815</text:p>
          </table:table-cell>
          <table:table-cell table:formula="of:=SQRT(POWER([.H78];2)+POWER([.I78];2)+POWER([.J78];2))" office:value-type="float" office:value="749.887178739995" calcext:value-type="float">
            <text:p>749.887178739995</text:p>
          </table:table-cell>
        </table:table-row>
        <table:table-row table:style-name="ro1">
          <table:table-cell office:value-type="float" office:value="90.5294" calcext:value-type="float">
            <text:p>90.5294</text:p>
          </table:table-cell>
          <table:table-cell office:value-type="float" office:value="267.431" calcext:value-type="float">
            <text:p>267.431</text:p>
          </table:table-cell>
          <table:table-cell office:value-type="float" office:value="39.9436" calcext:value-type="float">
            <text:p>39.9436</text:p>
          </table:table-cell>
          <table:table-cell office:value-type="float" office:value="90.7253" calcext:value-type="float">
            <text:p>90.7253</text:p>
          </table:table-cell>
          <table:table-cell office:value-type="float" office:value="254.565" calcext:value-type="float">
            <text:p>254.565</text:p>
          </table:table-cell>
          <table:table-cell office:value-type="float" office:value="39.7127" calcext:value-type="float">
            <text:p>39.7127</text:p>
          </table:table-cell>
          <table:table-cell/>
          <table:table-cell table:formula="of:=([.D79]-[.A79])/0.0166667" office:value-type="float" office:value="11.7539764920475" calcext:value-type="float">
            <text:p>11.7539764920475</text:p>
          </table:table-cell>
          <table:table-cell table:formula="of:=ABS([.E79]-[.B79])/0.0166667" office:value-type="float" office:value="771.958456083087" calcext:value-type="float">
            <text:p>771.958456083087</text:p>
          </table:table-cell>
          <table:table-cell table:formula="of:=([.F79]-[.C79])/0.0166667" office:value-type="float" office:value="-13.8539722920557" calcext:value-type="float">
            <text:p>-13.8539722920557</text:p>
          </table:table-cell>
          <table:table-cell table:formula="of:=DEGREES(ATAN(ABS([.F79]-[.C79])/ABS([.E79]-[.B79])))" office:value-type="float" office:value="1.02814980913828" calcext:value-type="float">
            <text:p>1.02814980913828</text:p>
          </table:table-cell>
          <table:table-cell table:formula="of:=SQRT(POWER([.H79];2)+POWER([.I79];2)+POWER([.J79];2))" office:value-type="float" office:value="772.172225886057" calcext:value-type="float">
            <text:p>772.172225886057</text:p>
          </table:table-cell>
        </table:table-row>
        <table:table-row table:style-name="ro1">
          <table:table-cell office:value-type="float" office:value="92.9904" calcext:value-type="float">
            <text:p>92.9904</text:p>
          </table:table-cell>
          <table:table-cell office:value-type="float" office:value="267.369" calcext:value-type="float">
            <text:p>267.369</text:p>
          </table:table-cell>
          <table:table-cell office:value-type="float" office:value="40.424" calcext:value-type="float">
            <text:p>40.424</text:p>
          </table:table-cell>
          <table:table-cell office:value-type="float" office:value="92.2154" calcext:value-type="float">
            <text:p>92.2154</text:p>
          </table:table-cell>
          <table:table-cell office:value-type="float" office:value="255.697" calcext:value-type="float">
            <text:p>255.697</text:p>
          </table:table-cell>
          <table:table-cell office:value-type="float" office:value="39.9836" calcext:value-type="float">
            <text:p>39.9836</text:p>
          </table:table-cell>
          <table:table-cell/>
          <table:table-cell table:formula="of:=([.D80]-[.A80])/0.0166667" office:value-type="float" office:value="-46.4999070001855" calcext:value-type="float">
            <text:p>-46.4999070001855</text:p>
          </table:table-cell>
          <table:table-cell table:formula="of:=ABS([.E80]-[.B80])/0.0166667" office:value-type="float" office:value="700.318599362803" calcext:value-type="float">
            <text:p>700.318599362803</text:p>
          </table:table-cell>
          <table:table-cell table:formula="of:=([.F80]-[.C80])/0.0166667" office:value-type="float" office:value="-26.4239471521055" calcext:value-type="float">
            <text:p>-26.4239471521055</text:p>
          </table:table-cell>
          <table:table-cell table:formula="of:=DEGREES(ATAN(ABS([.F80]-[.C80])/ABS([.E80]-[.B80])))" office:value-type="float" office:value="2.16082052291348" calcext:value-type="float">
            <text:p>2.16082052291348</text:p>
          </table:table-cell>
          <table:table-cell table:formula="of:=SQRT(POWER([.H80];2)+POWER([.I80];2)+POWER([.J80];2))" office:value-type="float" office:value="702.357890927126" calcext:value-type="float">
            <text:p>702.357890927126</text:p>
          </table:table-cell>
        </table:table-row>
        <table:table-row table:style-name="ro1">
          <table:table-cell office:value-type="float" office:value="95.0894" calcext:value-type="float">
            <text:p>95.0894</text:p>
          </table:table-cell>
          <table:table-cell office:value-type="float" office:value="260.253" calcext:value-type="float">
            <text:p>260.253</text:p>
          </table:table-cell>
          <table:table-cell office:value-type="float" office:value="40.6268" calcext:value-type="float">
            <text:p>40.6268</text:p>
          </table:table-cell>
          <table:table-cell office:value-type="float" office:value="95.1736" calcext:value-type="float">
            <text:p>95.1736</text:p>
          </table:table-cell>
          <table:table-cell office:value-type="float" office:value="247.898" calcext:value-type="float">
            <text:p>247.898</text:p>
          </table:table-cell>
          <table:table-cell office:value-type="float" office:value="39.8881" calcext:value-type="float">
            <text:p>39.8881</text:p>
          </table:table-cell>
          <table:table-cell/>
          <table:table-cell table:formula="of:=([.D81]-[.A81])/0.0166667" office:value-type="float" office:value="5.05198989601995" calcext:value-type="float">
            <text:p>5.05198989601995</text:p>
          </table:table-cell>
          <table:table-cell table:formula="of:=ABS([.E81]-[.B81])/0.0166667" office:value-type="float" office:value="741.298517402965" calcext:value-type="float">
            <text:p>741.298517402965</text:p>
          </table:table-cell>
          <table:table-cell table:formula="of:=([.F81]-[.C81])/0.0166667" office:value-type="float" office:value="-44.3219113561774" calcext:value-type="float">
            <text:p>-44.3219113561774</text:p>
          </table:table-cell>
          <table:table-cell table:formula="of:=DEGREES(ATAN(ABS([.F81]-[.C81])/ABS([.E81]-[.B81])))" office:value-type="float" office:value="3.42161607452812" calcext:value-type="float">
            <text:p>3.42161607452812</text:p>
          </table:table-cell>
          <table:table-cell table:formula="of:=SQRT(POWER([.H81];2)+POWER([.I81];2)+POWER([.J81];2))" office:value-type="float" office:value="742.639513042504" calcext:value-type="float">
            <text:p>742.639513042504</text:p>
          </table:table-cell>
        </table:table-row>
        <table:table-row table:style-name="ro1">
          <table:table-cell office:value-type="float" office:value="95.512" calcext:value-type="float">
            <text:p>95.512</text:p>
          </table:table-cell>
          <table:table-cell office:value-type="float" office:value="263.744" calcext:value-type="float">
            <text:p>263.744</text:p>
          </table:table-cell>
          <table:table-cell office:value-type="float" office:value="40.7641" calcext:value-type="float">
            <text:p>40.7641</text:p>
          </table:table-cell>
          <table:table-cell office:value-type="float" office:value="95.5865" calcext:value-type="float">
            <text:p>95.5865</text:p>
          </table:table-cell>
          <table:table-cell office:value-type="float" office:value="251.221" calcext:value-type="float">
            <text:p>251.221</text:p>
          </table:table-cell>
          <table:table-cell office:value-type="float" office:value="40.0141" calcext:value-type="float">
            <text:p>40.0141</text:p>
          </table:table-cell>
          <table:table-cell/>
          <table:table-cell table:formula="of:=([.D82]-[.A82])/0.0166667" office:value-type="float" office:value="4.46999106001791" calcext:value-type="float">
            <text:p>4.46999106001791</text:p>
          </table:table-cell>
          <table:table-cell table:formula="of:=ABS([.E82]-[.B82])/0.0166667" office:value-type="float" office:value="751.378497243007" calcext:value-type="float">
            <text:p>751.378497243007</text:p>
          </table:table-cell>
          <table:table-cell table:formula="of:=([.F82]-[.C82])/0.0166667" office:value-type="float" office:value="-44.99991000018" calcext:value-type="float">
            <text:p>-44.99991000018</text:p>
          </table:table-cell>
          <table:table-cell table:formula="of:=DEGREES(ATAN(ABS([.F82]-[.C82])/ABS([.E82]-[.B82])))" office:value-type="float" office:value="3.42733913270749" calcext:value-type="float">
            <text:p>3.42733913270749</text:p>
          </table:table-cell>
          <table:table-cell table:formula="of:=SQRT(POWER([.H82];2)+POWER([.I82];2)+POWER([.J82];2))" office:value-type="float" office:value="752.738081167188" calcext:value-type="float">
            <text:p>752.738081167188</text:p>
          </table:table-cell>
        </table:table-row>
        <table:table-row table:style-name="ro1">
          <table:table-cell office:value-type="float" office:value="94.9518" calcext:value-type="float">
            <text:p>94.9518</text:p>
          </table:table-cell>
          <table:table-cell office:value-type="float" office:value="262.48" calcext:value-type="float">
            <text:p>262.48</text:p>
          </table:table-cell>
          <table:table-cell office:value-type="float" office:value="41.2232" calcext:value-type="float">
            <text:p>41.2232</text:p>
          </table:table-cell>
          <table:table-cell office:value-type="float" office:value="95.2833" calcext:value-type="float">
            <text:p>95.2833</text:p>
          </table:table-cell>
          <table:table-cell office:value-type="float" office:value="254.563" calcext:value-type="float">
            <text:p>254.563</text:p>
          </table:table-cell>
          <table:table-cell office:value-type="float" office:value="40.1532" calcext:value-type="float">
            <text:p>40.1532</text:p>
          </table:table-cell>
          <table:table-cell/>
          <table:table-cell table:formula="of:=([.D83]-[.A83])/0.0166667" office:value-type="float" office:value="19.889960220079" calcext:value-type="float">
            <text:p>19.889960220079</text:p>
          </table:table-cell>
          <table:table-cell table:formula="of:=ABS([.E83]-[.B83])/0.0166667" office:value-type="float" office:value="475.019049961902" calcext:value-type="float">
            <text:p>475.019049961902</text:p>
          </table:table-cell>
          <table:table-cell table:formula="of:=([.F83]-[.C83])/0.0166667" office:value-type="float" office:value="-64.1998716002568" calcext:value-type="float">
            <text:p>-64.1998716002568</text:p>
          </table:table-cell>
          <table:table-cell table:formula="of:=DEGREES(ATAN(ABS([.F83]-[.C83])/ABS([.E83]-[.B83])))" office:value-type="float" office:value="7.69701216139558" calcext:value-type="float">
            <text:p>7.69701216139558</text:p>
          </table:table-cell>
          <table:table-cell table:formula="of:=SQRT(POWER([.H83];2)+POWER([.I83];2)+POWER([.J83];2))" office:value-type="float" office:value="479.750280727123" calcext:value-type="float">
            <text:p>479.750280727123</text:p>
          </table:table-cell>
        </table:table-row>
        <table:table-row table:style-name="ro1">
          <table:table-cell office:value-type="float" office:value="95.2348" calcext:value-type="float">
            <text:p>95.2348</text:p>
          </table:table-cell>
          <table:table-cell office:value-type="float" office:value="272.431" calcext:value-type="float">
            <text:p>272.431</text:p>
          </table:table-cell>
          <table:table-cell office:value-type="float" office:value="39.3121" calcext:value-type="float">
            <text:p>39.3121</text:p>
          </table:table-cell>
          <table:table-cell office:value-type="float" office:value="95.3189" calcext:value-type="float">
            <text:p>95.3189</text:p>
          </table:table-cell>
          <table:table-cell office:value-type="float" office:value="259.448" calcext:value-type="float">
            <text:p>259.448</text:p>
          </table:table-cell>
          <table:table-cell office:value-type="float" office:value="38.584" calcext:value-type="float">
            <text:p>38.584</text:p>
          </table:table-cell>
          <table:table-cell/>
          <table:table-cell table:formula="of:=([.D84]-[.A84])/0.0166667" office:value-type="float" office:value="5.04598990801972" calcext:value-type="float">
            <text:p>5.04598990801972</text:p>
          </table:table-cell>
          <table:table-cell table:formula="of:=ABS([.E84]-[.B84])/0.0166667" office:value-type="float" office:value="778.978442043116" calcext:value-type="float">
            <text:p>778.978442043116</text:p>
          </table:table-cell>
          <table:table-cell table:formula="of:=([.F84]-[.C84])/0.0166667" office:value-type="float" office:value="-43.6859126281746" calcext:value-type="float">
            <text:p>-43.6859126281746</text:p>
          </table:table-cell>
          <table:table-cell table:formula="of:=DEGREES(ATAN(ABS([.F84]-[.C84])/ABS([.E84]-[.B84])))" office:value-type="float" office:value="3.20984401821524" calcext:value-type="float">
            <text:p>3.20984401821524</text:p>
          </table:table-cell>
          <table:table-cell table:formula="of:=SQRT(POWER([.H84];2)+POWER([.I84];2)+POWER([.J84];2))" office:value-type="float" office:value="780.218773258007" calcext:value-type="float">
            <text:p>780.218773258007</text:p>
          </table:table-cell>
        </table:table-row>
        <table:table-row table:style-name="ro1">
          <table:table-cell office:value-type="float" office:value="82.3833" calcext:value-type="float">
            <text:p>82.3833</text:p>
          </table:table-cell>
          <table:table-cell office:value-type="float" office:value="257.47" calcext:value-type="float">
            <text:p>257.47</text:p>
          </table:table-cell>
          <table:table-cell office:value-type="float" office:value="40.4861" calcext:value-type="float">
            <text:p>40.4861</text:p>
          </table:table-cell>
          <table:table-cell office:value-type="float" office:value="82.8526" calcext:value-type="float">
            <text:p>82.8526</text:p>
          </table:table-cell>
          <table:table-cell office:value-type="float" office:value="247.39" calcext:value-type="float">
            <text:p>247.39</text:p>
          </table:table-cell>
          <table:table-cell office:value-type="float" office:value="39.3761" calcext:value-type="float">
            <text:p>39.3761</text:p>
          </table:table-cell>
          <table:table-cell/>
          <table:table-cell table:formula="of:=([.D85]-[.A85])/0.0166667" office:value-type="float" office:value="28.157943684112" calcext:value-type="float">
            <text:p>28.157943684112</text:p>
          </table:table-cell>
          <table:table-cell table:formula="of:=ABS([.E85]-[.B85])/0.0166667" office:value-type="float" office:value="604.798790402422" calcext:value-type="float">
            <text:p>604.798790402422</text:p>
          </table:table-cell>
          <table:table-cell table:formula="of:=([.F85]-[.C85])/0.0166667" office:value-type="float" office:value="-66.5998668002664" calcext:value-type="float">
            <text:p>-66.5998668002664</text:p>
          </table:table-cell>
          <table:table-cell table:formula="of:=DEGREES(ATAN(ABS([.F85]-[.C85])/ABS([.E85]-[.B85])))" office:value-type="float" office:value="6.28403778200778" calcext:value-type="float">
            <text:p>6.28403778200778</text:p>
          </table:table-cell>
          <table:table-cell table:formula="of:=SQRT(POWER([.H85];2)+POWER([.I85];2)+POWER([.J85];2))" office:value-type="float" office:value="609.105893028924" calcext:value-type="float">
            <text:p>609.105893028924</text:p>
          </table:table-cell>
        </table:table-row>
        <table:table-row table:style-name="ro1">
          <table:table-cell office:value-type="float" office:value="79.2388" calcext:value-type="float">
            <text:p>79.2388</text:p>
          </table:table-cell>
          <table:table-cell office:value-type="float" office:value="257.33" calcext:value-type="float">
            <text:p>257.33</text:p>
          </table:table-cell>
          <table:table-cell office:value-type="float" office:value="39.8162" calcext:value-type="float">
            <text:p>39.8162</text:p>
          </table:table-cell>
          <table:table-cell office:value-type="float" office:value="79.2572" calcext:value-type="float">
            <text:p>79.2572</text:p>
          </table:table-cell>
          <table:table-cell office:value-type="float" office:value="244.826" calcext:value-type="float">
            <text:p>244.826</text:p>
          </table:table-cell>
          <table:table-cell office:value-type="float" office:value="39.3938" calcext:value-type="float">
            <text:p>39.3938</text:p>
          </table:table-cell>
          <table:table-cell/>
          <table:table-cell table:formula="of:=([.D86]-[.A86])/0.0166667" office:value-type="float" office:value="1.1039977920044" calcext:value-type="float">
            <text:p>1.1039977920044</text:p>
          </table:table-cell>
          <table:table-cell table:formula="of:=ABS([.E86]-[.B86])/0.0166667" office:value-type="float" office:value="750.238499523" calcext:value-type="float">
            <text:p>750.238499523</text:p>
          </table:table-cell>
          <table:table-cell table:formula="of:=([.F86]-[.C86])/0.0166667" office:value-type="float" office:value="-25.3439493121016" calcext:value-type="float">
            <text:p>-25.3439493121016</text:p>
          </table:table-cell>
          <table:table-cell table:formula="of:=DEGREES(ATAN(ABS([.F86]-[.C86])/ABS([.E86]-[.B86])))" office:value-type="float" office:value="1.93478386719952" calcext:value-type="float">
            <text:p>1.93478386719952</text:p>
          </table:table-cell>
          <table:table-cell table:formula="of:=SQRT(POWER([.H86];2)+POWER([.I86];2)+POWER([.J86];2))" office:value-type="float" office:value="750.667263669052" calcext:value-type="float">
            <text:p>750.667263669052</text:p>
          </table:table-cell>
        </table:table-row>
        <table:table-row table:style-name="ro1">
          <table:table-cell office:value-type="float" office:value="78.6634" calcext:value-type="float">
            <text:p>78.6634</text:p>
          </table:table-cell>
          <table:table-cell office:value-type="float" office:value="266.848" calcext:value-type="float">
            <text:p>266.848</text:p>
          </table:table-cell>
          <table:table-cell office:value-type="float" office:value="39.9012" calcext:value-type="float">
            <text:p>39.9012</text:p>
          </table:table-cell>
          <table:table-cell office:value-type="float" office:value="78.6984" calcext:value-type="float">
            <text:p>78.6984</text:p>
          </table:table-cell>
          <table:table-cell office:value-type="float" office:value="253.85" calcext:value-type="float">
            <text:p>253.85</text:p>
          </table:table-cell>
          <table:table-cell office:value-type="float" office:value="39.4648" calcext:value-type="float">
            <text:p>39.4648</text:p>
          </table:table-cell>
          <table:table-cell/>
          <table:table-cell table:formula="of:=([.D87]-[.A87])/0.0166667" office:value-type="float" office:value="2.09999580000905" calcext:value-type="float">
            <text:p>2.09999580000905</text:p>
          </table:table-cell>
          <table:table-cell table:formula="of:=ABS([.E87]-[.B87])/0.0166667" office:value-type="float" office:value="779.878440243121" calcext:value-type="float">
            <text:p>779.878440243121</text:p>
          </table:table-cell>
          <table:table-cell table:formula="of:=([.F87]-[.C87])/0.0166667" office:value-type="float" office:value="-26.1839476321051" calcext:value-type="float">
            <text:p>-26.1839476321051</text:p>
          </table:table-cell>
          <table:table-cell table:formula="of:=DEGREES(ATAN(ABS([.F87]-[.C87])/ABS([.E87]-[.B87])))" office:value-type="float" office:value="1.92294886938481" calcext:value-type="float">
            <text:p>1.92294886938481</text:p>
          </table:table-cell>
          <table:table-cell table:formula="of:=SQRT(POWER([.H87];2)+POWER([.I87];2)+POWER([.J87];2))" office:value-type="float" office:value="780.32069731105" calcext:value-type="float">
            <text:p>780.32069731105</text:p>
          </table:table-cell>
        </table:table-row>
        <table:table-row table:style-name="ro1">
          <table:table-cell office:value-type="float" office:value="76.2191" calcext:value-type="float">
            <text:p>76.2191</text:p>
          </table:table-cell>
          <table:table-cell office:value-type="float" office:value="269.056" calcext:value-type="float">
            <text:p>269.056</text:p>
          </table:table-cell>
          <table:table-cell office:value-type="float" office:value="40.0447" calcext:value-type="float">
            <text:p>40.0447</text:p>
          </table:table-cell>
          <table:table-cell office:value-type="float" office:value="76.0918" calcext:value-type="float">
            <text:p>76.0918</text:p>
          </table:table-cell>
          <table:table-cell office:value-type="float" office:value="257.096" calcext:value-type="float">
            <text:p>257.096</text:p>
          </table:table-cell>
          <table:table-cell office:value-type="float" office:value="39.4038" calcext:value-type="float">
            <text:p>39.4038</text:p>
          </table:table-cell>
          <table:table-cell/>
          <table:table-cell table:formula="of:=([.D88]-[.A88])/0.0166667" office:value-type="float" office:value="-7.63798472403002" calcext:value-type="float">
            <text:p>-7.63798472403002</text:p>
          </table:table-cell>
          <table:table-cell table:formula="of:=ABS([.E88]-[.B88])/0.0166667" office:value-type="float" office:value="717.598564802869" calcext:value-type="float">
            <text:p>717.598564802869</text:p>
          </table:table-cell>
          <table:table-cell table:formula="of:=([.F88]-[.C88])/0.0166667" office:value-type="float" office:value="-38.4539230921539" calcext:value-type="float">
            <text:p>-38.4539230921539</text:p>
          </table:table-cell>
          <table:table-cell table:formula="of:=DEGREES(ATAN(ABS([.F88]-[.C88])/ABS([.E88]-[.B88])))" office:value-type="float" office:value="3.06737264040594" calcext:value-type="float">
            <text:p>3.06737264040594</text:p>
          </table:table-cell>
          <table:table-cell table:formula="of:=SQRT(POWER([.H88];2)+POWER([.I88];2)+POWER([.J88];2))" office:value-type="float" office:value="718.668729818516" calcext:value-type="float">
            <text:p>718.668729818516</text:p>
          </table:table-cell>
        </table:table-row>
        <table:table-row table:style-name="ro1">
          <table:table-cell office:value-type="float" office:value="73.2537" calcext:value-type="float">
            <text:p>73.2537</text:p>
          </table:table-cell>
          <table:table-cell office:value-type="float" office:value="271.206" calcext:value-type="float">
            <text:p>271.206</text:p>
          </table:table-cell>
          <table:table-cell office:value-type="float" office:value="40.2073" calcext:value-type="float">
            <text:p>40.2073</text:p>
          </table:table-cell>
          <table:table-cell office:value-type="float" office:value="73.6865" calcext:value-type="float">
            <text:p>73.6865</text:p>
          </table:table-cell>
          <table:table-cell office:value-type="float" office:value="259.123" calcext:value-type="float">
            <text:p>259.123</text:p>
          </table:table-cell>
          <table:table-cell office:value-type="float" office:value="39.7999" calcext:value-type="float">
            <text:p>39.7999</text:p>
          </table:table-cell>
          <table:table-cell/>
          <table:table-cell table:formula="of:=([.D89]-[.A89])/0.0166667" office:value-type="float" office:value="25.9679480641039" calcext:value-type="float">
            <text:p>25.9679480641039</text:p>
          </table:table-cell>
          <table:table-cell table:formula="of:=ABS([.E89]-[.B89])/0.0166667" office:value-type="float" office:value="724.978550042902" calcext:value-type="float">
            <text:p>724.978550042902</text:p>
          </table:table-cell>
          <table:table-cell table:formula="of:=([.F89]-[.C89])/0.0166667" office:value-type="float" office:value="-24.4439511120975" calcext:value-type="float">
            <text:p>-24.4439511120975</text:p>
          </table:table-cell>
          <table:table-cell table:formula="of:=DEGREES(ATAN(ABS([.F89]-[.C89])/ABS([.E89]-[.B89])))" office:value-type="float" office:value="1.93109834102117" calcext:value-type="float">
            <text:p>1.93109834102117</text:p>
          </table:table-cell>
          <table:table-cell table:formula="of:=SQRT(POWER([.H89];2)+POWER([.I89];2)+POWER([.J89];2))" office:value-type="float" office:value="725.855177769601" calcext:value-type="float">
            <text:p>725.855177769601</text:p>
          </table:table-cell>
        </table:table-row>
        <table:table-row table:style-name="ro1">
          <table:table-cell office:value-type="float" office:value="71.5113" calcext:value-type="float">
            <text:p>71.5113</text:p>
          </table:table-cell>
          <table:table-cell office:value-type="float" office:value="269.707" calcext:value-type="float">
            <text:p>269.707</text:p>
          </table:table-cell>
          <table:table-cell office:value-type="float" office:value="40.4727" calcext:value-type="float">
            <text:p>40.4727</text:p>
          </table:table-cell>
          <table:table-cell office:value-type="float" office:value="71.7443" calcext:value-type="float">
            <text:p>71.7443</text:p>
          </table:table-cell>
          <table:table-cell office:value-type="float" office:value="258.867" calcext:value-type="float">
            <text:p>258.867</text:p>
          </table:table-cell>
          <table:table-cell office:value-type="float" office:value="39.862" calcext:value-type="float">
            <text:p>39.862</text:p>
          </table:table-cell>
          <table:table-cell/>
          <table:table-cell table:formula="of:=([.D90]-[.A90])/0.0166667" office:value-type="float" office:value="13.9799720400553" calcext:value-type="float">
            <text:p>13.9799720400553</text:p>
          </table:table-cell>
          <table:table-cell table:formula="of:=ABS([.E90]-[.B90])/0.0166667" office:value-type="float" office:value="650.3986992026" calcext:value-type="float">
            <text:p>650.3986992026</text:p>
          </table:table-cell>
          <table:table-cell table:formula="of:=([.F90]-[.C90])/0.0166667" office:value-type="float" office:value="-36.6419267161466" calcext:value-type="float">
            <text:p>-36.6419267161466</text:p>
          </table:table-cell>
          <table:table-cell table:formula="of:=DEGREES(ATAN(ABS([.F90]-[.C90])/ABS([.E90]-[.B90])))" office:value-type="float" office:value="3.2245003437084" calcext:value-type="float">
            <text:p>3.2245003437084</text:p>
          </table:table-cell>
          <table:table-cell table:formula="of:=SQRT(POWER([.H90];2)+POWER([.I90];2)+POWER([.J90];2))" office:value-type="float" office:value="651.580032180351" calcext:value-type="float">
            <text:p>651.580032180351</text:p>
          </table:table-cell>
        </table:table-row>
        <table:table-row table:style-name="ro1">
          <table:table-cell office:value-type="float" office:value="71.0097" calcext:value-type="float">
            <text:p>71.0097</text:p>
          </table:table-cell>
          <table:table-cell office:value-type="float" office:value="274.748" calcext:value-type="float">
            <text:p>274.748</text:p>
          </table:table-cell>
          <table:table-cell office:value-type="float" office:value="40.138" calcext:value-type="float">
            <text:p>40.138</text:p>
          </table:table-cell>
          <table:table-cell office:value-type="float" office:value="71.2613" calcext:value-type="float">
            <text:p>71.2613</text:p>
          </table:table-cell>
          <table:table-cell office:value-type="float" office:value="261.141" calcext:value-type="float">
            <text:p>261.141</text:p>
          </table:table-cell>
          <table:table-cell office:value-type="float" office:value="40.2038" calcext:value-type="float">
            <text:p>40.2038</text:p>
          </table:table-cell>
          <table:table-cell/>
          <table:table-cell table:formula="of:=([.D91]-[.A91])/0.0166667" office:value-type="float" office:value="15.095969808061" calcext:value-type="float">
            <text:p>15.095969808061</text:p>
          </table:table-cell>
          <table:table-cell table:formula="of:=ABS([.E91]-[.B91])/0.0166667" office:value-type="float" office:value="816.418367163264" calcext:value-type="float">
            <text:p>816.418367163264</text:p>
          </table:table-cell>
          <table:table-cell table:formula="of:=([.F91]-[.C91])/0.0166667" office:value-type="float" office:value="3.94799210401597" calcext:value-type="float">
            <text:p>3.94799210401597</text:p>
          </table:table-cell>
          <table:table-cell table:formula="of:=DEGREES(ATAN(ABS([.F91]-[.C91])/ABS([.E91]-[.B91])))" office:value-type="float" office:value="0.277065694527709" calcext:value-type="float">
            <text:p>0.277065694527709</text:p>
          </table:table-cell>
          <table:table-cell table:formula="of:=SQRT(POWER([.H91];2)+POWER([.I91];2)+POWER([.J91];2))" office:value-type="float" office:value="816.567465178248" calcext:value-type="float">
            <text:p>816.567465178248</text:p>
          </table:table-cell>
        </table:table-row>
        <table:table-row table:style-name="ro1">
          <table:table-cell office:value-type="float" office:value="70.7641" calcext:value-type="float">
            <text:p>70.7641</text:p>
          </table:table-cell>
          <table:table-cell office:value-type="float" office:value="268.473" calcext:value-type="float">
            <text:p>268.473</text:p>
          </table:table-cell>
          <table:table-cell office:value-type="float" office:value="39.9466" calcext:value-type="float">
            <text:p>39.9466</text:p>
          </table:table-cell>
          <table:table-cell office:value-type="float" office:value="70.7675" calcext:value-type="float">
            <text:p>70.7675</text:p>
          </table:table-cell>
          <table:table-cell office:value-type="float" office:value="257.719" calcext:value-type="float">
            <text:p>257.719</text:p>
          </table:table-cell>
          <table:table-cell office:value-type="float" office:value="38.8623" calcext:value-type="float">
            <text:p>38.8623</text:p>
          </table:table-cell>
          <table:table-cell/>
          <table:table-cell table:formula="of:=([.D92]-[.A92])/0.0166667" office:value-type="float" office:value="0.203999592000767" calcext:value-type="float">
            <text:p>0.203999592000767</text:p>
          </table:table-cell>
          <table:table-cell table:formula="of:=ABS([.E92]-[.B92])/0.0166667" office:value-type="float" office:value="645.238709522582" calcext:value-type="float">
            <text:p>645.238709522582</text:p>
          </table:table-cell>
          <table:table-cell table:formula="of:=([.F92]-[.C92])/0.0166667" office:value-type="float" office:value="-65.0578698842602" calcext:value-type="float">
            <text:p>-65.0578698842602</text:p>
          </table:table-cell>
          <table:table-cell table:formula="of:=DEGREES(ATAN(ABS([.F92]-[.C92])/ABS([.E92]-[.B92])))" office:value-type="float" office:value="5.75753772757368" calcext:value-type="float">
            <text:p>5.75753772757368</text:p>
          </table:table-cell>
          <table:table-cell table:formula="of:=SQRT(POWER([.H92];2)+POWER([.I92];2)+POWER([.J92];2))" office:value-type="float" office:value="648.510262305908" calcext:value-type="float">
            <text:p>648.510262305908</text:p>
          </table:table-cell>
        </table:table-row>
        <table:table-row table:style-name="ro1">
          <table:table-cell office:value-type="float" office:value="71.2611" calcext:value-type="float">
            <text:p>71.2611</text:p>
          </table:table-cell>
          <table:table-cell office:value-type="float" office:value="268.489" calcext:value-type="float">
            <text:p>268.489</text:p>
          </table:table-cell>
          <table:table-cell office:value-type="float" office:value="40.1856" calcext:value-type="float">
            <text:p>40.1856</text:p>
          </table:table-cell>
          <table:table-cell office:value-type="float" office:value="71.2554" calcext:value-type="float">
            <text:p>71.2554</text:p>
          </table:table-cell>
          <table:table-cell office:value-type="float" office:value="257.704" calcext:value-type="float">
            <text:p>257.704</text:p>
          </table:table-cell>
          <table:table-cell office:value-type="float" office:value="39.3431" calcext:value-type="float">
            <text:p>39.3431</text:p>
          </table:table-cell>
          <table:table-cell/>
          <table:table-cell table:formula="of:=([.D93]-[.A93])/0.0166667" office:value-type="float" office:value="-0.341999316001637" calcext:value-type="float">
            <text:p>-0.341999316001637</text:p>
          </table:table-cell>
          <table:table-cell table:formula="of:=ABS([.E93]-[.B93])/0.0166667" office:value-type="float" office:value="647.098705802587" calcext:value-type="float">
            <text:p>647.098705802587</text:p>
          </table:table-cell>
          <table:table-cell table:formula="of:=([.F93]-[.C93])/0.0166667" office:value-type="float" office:value="-50.5498989002023" calcext:value-type="float">
            <text:p>-50.5498989002023</text:p>
          </table:table-cell>
          <table:table-cell table:formula="of:=DEGREES(ATAN(ABS([.F93]-[.C93])/ABS([.E93]-[.B93])))" office:value-type="float" office:value="4.46674653656209" calcext:value-type="float">
            <text:p>4.46674653656209</text:p>
          </table:table-cell>
          <table:table-cell table:formula="of:=SQRT(POWER([.H93];2)+POWER([.I93];2)+POWER([.J93];2))" office:value-type="float" office:value="649.070215226161" calcext:value-type="float">
            <text:p>649.070215226161</text:p>
          </table:table-cell>
        </table:table-row>
        <table:table-row table:style-name="ro1">
          <table:table-cell office:value-type="float" office:value="71.0219" calcext:value-type="float">
            <text:p>71.0219</text:p>
          </table:table-cell>
          <table:table-cell office:value-type="float" office:value="264.593" calcext:value-type="float">
            <text:p>264.593</text:p>
          </table:table-cell>
          <table:table-cell office:value-type="float" office:value="41.0838" calcext:value-type="float">
            <text:p>41.0838</text:p>
          </table:table-cell>
          <table:table-cell office:value-type="float" office:value="71.0276" calcext:value-type="float">
            <text:p>71.0276</text:p>
          </table:table-cell>
          <table:table-cell office:value-type="float" office:value="251.532" calcext:value-type="float">
            <text:p>251.532</text:p>
          </table:table-cell>
          <table:table-cell office:value-type="float" office:value="40.8916" calcext:value-type="float">
            <text:p>40.8916</text:p>
          </table:table-cell>
          <table:table-cell/>
          <table:table-cell table:formula="of:=([.D94]-[.A94])/0.0166667" office:value-type="float" office:value="0.341999316001637" calcext:value-type="float">
            <text:p>0.341999316001637</text:p>
          </table:table-cell>
          <table:table-cell table:formula="of:=ABS([.E94]-[.B94])/0.0166667" office:value-type="float" office:value="783.658432683135" calcext:value-type="float">
            <text:p>783.658432683135</text:p>
          </table:table-cell>
          <table:table-cell table:formula="of:=([.F94]-[.C94])/0.0166667" office:value-type="float" office:value="-11.5319769360461" calcext:value-type="float">
            <text:p>-11.5319769360461</text:p>
          </table:table-cell>
          <table:table-cell table:formula="of:=DEGREES(ATAN(ABS([.F94]-[.C94])/ABS([.E94]-[.B94])))" office:value-type="float" office:value="0.843078939796699" calcext:value-type="float">
            <text:p>0.843078939796699</text:p>
          </table:table-cell>
          <table:table-cell table:formula="of:=SQRT(POWER([.H94];2)+POWER([.I94];2)+POWER([.J94];2))" office:value-type="float" office:value="783.743352489176" calcext:value-type="float">
            <text:p>783.743352489176</text:p>
          </table:table-cell>
        </table:table-row>
        <table:table-row table:style-name="ro1">
          <table:table-cell office:value-type="float" office:value="71.0175" calcext:value-type="float">
            <text:p>71.0175</text:p>
          </table:table-cell>
          <table:table-cell office:value-type="float" office:value="267.134" calcext:value-type="float">
            <text:p>267.134</text:p>
          </table:table-cell>
          <table:table-cell office:value-type="float" office:value="40.6599" calcext:value-type="float">
            <text:p>40.6599</text:p>
          </table:table-cell>
          <table:table-cell office:value-type="float" office:value="71.0194" calcext:value-type="float">
            <text:p>71.0194</text:p>
          </table:table-cell>
          <table:table-cell office:value-type="float" office:value="255.186" calcext:value-type="float">
            <text:p>255.186</text:p>
          </table:table-cell>
          <table:table-cell office:value-type="float" office:value="40.0221" calcext:value-type="float">
            <text:p>40.0221</text:p>
          </table:table-cell>
          <table:table-cell/>
          <table:table-cell table:formula="of:=([.D95]-[.A95])/0.0166667" office:value-type="float" office:value="0.11399977200083" calcext:value-type="float">
            <text:p>0.11399977200083</text:p>
          </table:table-cell>
          <table:table-cell table:formula="of:=ABS([.E95]-[.B95])/0.0166667" office:value-type="float" office:value="716.878566242868" calcext:value-type="float">
            <text:p>716.878566242868</text:p>
          </table:table-cell>
          <table:table-cell table:formula="of:=([.F95]-[.C95])/0.0166667" office:value-type="float" office:value="-38.267923464153" calcext:value-type="float">
            <text:p>-38.267923464153</text:p>
          </table:table-cell>
          <table:table-cell table:formula="of:=DEGREES(ATAN(ABS([.F95]-[.C95])/ABS([.E95]-[.B95])))" office:value-type="float" office:value="3.05562408851667" calcext:value-type="float">
            <text:p>3.05562408851667</text:p>
          </table:table-cell>
          <table:table-cell table:formula="of:=SQRT(POWER([.H95];2)+POWER([.I95];2)+POWER([.J95];2))" office:value-type="float" office:value="717.899244811301" calcext:value-type="float">
            <text:p>717.899244811301</text:p>
          </table:table-cell>
        </table:table-row>
        <table:table-row table:style-name="ro1">
          <table:table-cell office:value-type="float" office:value="70.2759" calcext:value-type="float">
            <text:p>70.2759</text:p>
          </table:table-cell>
          <table:table-cell office:value-type="float" office:value="264.724" calcext:value-type="float">
            <text:p>264.724</text:p>
          </table:table-cell>
          <table:table-cell office:value-type="float" office:value="39.8479" calcext:value-type="float">
            <text:p>39.8479</text:p>
          </table:table-cell>
          <table:table-cell office:value-type="float" office:value="70.3024" calcext:value-type="float">
            <text:p>70.3024</text:p>
          </table:table-cell>
          <table:table-cell office:value-type="float" office:value="250.517" calcext:value-type="float">
            <text:p>250.517</text:p>
          </table:table-cell>
          <table:table-cell office:value-type="float" office:value="39.412" calcext:value-type="float">
            <text:p>39.412</text:p>
          </table:table-cell>
          <table:table-cell/>
          <table:table-cell table:formula="of:=([.D96]-[.A96])/0.0166667" office:value-type="float" office:value="1.58999682000628" calcext:value-type="float">
            <text:p>1.58999682000628</text:p>
          </table:table-cell>
          <table:table-cell table:formula="of:=ABS([.E96]-[.B96])/0.0166667" office:value-type="float" office:value="852.418295163409" calcext:value-type="float">
            <text:p>852.418295163409</text:p>
          </table:table-cell>
          <table:table-cell table:formula="of:=([.F96]-[.C96])/0.0166667" office:value-type="float" office:value="-26.1539476921048" calcext:value-type="float">
            <text:p>-26.1539476921048</text:p>
          </table:table-cell>
          <table:table-cell table:formula="of:=DEGREES(ATAN(ABS([.F96]-[.C96])/ABS([.E96]-[.B96])))" office:value-type="float" office:value="1.75740111074321" calcext:value-type="float">
            <text:p>1.75740111074321</text:p>
          </table:table-cell>
          <table:table-cell table:formula="of:=SQRT(POWER([.H96];2)+POWER([.I96];2)+POWER([.J96];2))" office:value-type="float" office:value="852.820911445693" calcext:value-type="float">
            <text:p>852.820911445693</text:p>
          </table:table-cell>
        </table:table-row>
        <table:table-row table:style-name="ro1">
          <table:table-cell office:value-type="float" office:value="62.8842" calcext:value-type="float">
            <text:p>62.8842</text:p>
          </table:table-cell>
          <table:table-cell office:value-type="float" office:value="265" calcext:value-type="float">
            <text:p>265</text:p>
          </table:table-cell>
          <table:table-cell office:value-type="float" office:value="38.8925" calcext:value-type="float">
            <text:p>38.8925</text:p>
          </table:table-cell>
          <table:table-cell office:value-type="float" office:value="63.1107" calcext:value-type="float">
            <text:p>63.1107</text:p>
          </table:table-cell>
          <table:table-cell office:value-type="float" office:value="251.847" calcext:value-type="float">
            <text:p>251.847</text:p>
          </table:table-cell>
          <table:table-cell office:value-type="float" office:value="38.2918" calcext:value-type="float">
            <text:p>38.2918</text:p>
          </table:table-cell>
          <table:table-cell/>
          <table:table-cell table:formula="of:=([.D97]-[.A97])/0.0166667" office:value-type="float" office:value="13.5899728200544" calcext:value-type="float">
            <text:p>13.5899728200544</text:p>
          </table:table-cell>
          <table:table-cell table:formula="of:=ABS([.E97]-[.B97])/0.0166667" office:value-type="float" office:value="789.178421643156" calcext:value-type="float">
            <text:p>789.178421643156</text:p>
          </table:table-cell>
          <table:table-cell table:formula="of:=([.F97]-[.C97])/0.0166667" office:value-type="float" office:value="-36.0419279161439" calcext:value-type="float">
            <text:p>-36.0419279161439</text:p>
          </table:table-cell>
          <table:table-cell table:formula="of:=DEGREES(ATAN(ABS([.F97]-[.C97])/ABS([.E97]-[.B97])))" office:value-type="float" office:value="2.61489208929861" calcext:value-type="float">
            <text:p>2.61489208929861</text:p>
          </table:table-cell>
          <table:table-cell table:formula="of:=SQRT(POWER([.H97];2)+POWER([.I97];2)+POWER([.J97];2))" office:value-type="float" office:value="790.117895706929" calcext:value-type="float">
            <text:p>790.117895706929</text:p>
          </table:table-cell>
        </table:table-row>
        <table:table-row table:style-name="ro1">
          <table:table-cell office:value-type="float" office:value="63.5503" calcext:value-type="float">
            <text:p>63.5503</text:p>
          </table:table-cell>
          <table:table-cell office:value-type="float" office:value="271.024" calcext:value-type="float">
            <text:p>271.024</text:p>
          </table:table-cell>
          <table:table-cell office:value-type="float" office:value="40.8242" calcext:value-type="float">
            <text:p>40.8242</text:p>
          </table:table-cell>
          <table:table-cell office:value-type="float" office:value="63.7494" calcext:value-type="float">
            <text:p>63.7494</text:p>
          </table:table-cell>
          <table:table-cell office:value-type="float" office:value="258.702" calcext:value-type="float">
            <text:p>258.702</text:p>
          </table:table-cell>
          <table:table-cell office:value-type="float" office:value="40.6905" calcext:value-type="float">
            <text:p>40.6905</text:p>
          </table:table-cell>
          <table:table-cell/>
          <table:table-cell table:formula="of:=([.D98]-[.A98])/0.0166667" office:value-type="float" office:value="11.9459761080479" calcext:value-type="float">
            <text:p>11.9459761080479</text:p>
          </table:table-cell>
          <table:table-cell table:formula="of:=ABS([.E98]-[.B98])/0.0166667" office:value-type="float" office:value="739.318521362957" calcext:value-type="float">
            <text:p>739.318521362957</text:p>
          </table:table-cell>
          <table:table-cell table:formula="of:=([.F98]-[.C98])/0.0166667" office:value-type="float" office:value="-8.02198395603194" calcext:value-type="float">
            <text:p>-8.02198395603194</text:p>
          </table:table-cell>
          <table:table-cell table:formula="of:=DEGREES(ATAN(ABS([.F98]-[.C98])/ABS([.E98]-[.B98])))" office:value-type="float" office:value="0.621664105788749" calcext:value-type="float">
            <text:p>0.621664105788749</text:p>
          </table:table-cell>
          <table:table-cell table:formula="of:=SQRT(POWER([.H98];2)+POWER([.I98];2)+POWER([.J98];2))" office:value-type="float" office:value="739.458541503224" calcext:value-type="float">
            <text:p>739.458541503224</text:p>
          </table:table-cell>
        </table:table-row>
        <table:table-row table:style-name="ro1">
          <table:table-cell office:value-type="float" office:value="70.761" calcext:value-type="float">
            <text:p>70.761</text:p>
          </table:table-cell>
          <table:table-cell office:value-type="float" office:value="272.205" calcext:value-type="float">
            <text:p>272.205</text:p>
          </table:table-cell>
          <table:table-cell office:value-type="float" office:value="40.0646" calcext:value-type="float">
            <text:p>40.0646</text:p>
          </table:table-cell>
          <table:table-cell office:value-type="float" office:value="70.7805" calcext:value-type="float">
            <text:p>70.7805</text:p>
          </table:table-cell>
          <table:table-cell office:value-type="float" office:value="259.772" calcext:value-type="float">
            <text:p>259.772</text:p>
          </table:table-cell>
          <table:table-cell office:value-type="float" office:value="40.9247" calcext:value-type="float">
            <text:p>40.9247</text:p>
          </table:table-cell>
          <table:table-cell/>
          <table:table-cell table:formula="of:=([.D99]-[.A99])/0.0166667" office:value-type="float" office:value="1.16999766000515" calcext:value-type="float">
            <text:p>1.16999766000515</text:p>
          </table:table-cell>
          <table:table-cell table:formula="of:=ABS([.E99]-[.B99])/0.0166667" office:value-type="float" office:value="745.978508042984" calcext:value-type="float">
            <text:p>745.978508042984</text:p>
          </table:table-cell>
          <table:table-cell table:formula="of:=([.F99]-[.C99])/0.0166667" office:value-type="float" office:value="51.6058967882066" calcext:value-type="float">
            <text:p>51.6058967882066</text:p>
          </table:table-cell>
          <table:table-cell table:formula="of:=DEGREES(ATAN(ABS([.F99]-[.C99])/ABS([.E99]-[.B99])))" office:value-type="float" office:value="3.95734831204578" calcext:value-type="float">
            <text:p>3.95734831204578</text:p>
          </table:table-cell>
          <table:table-cell table:formula="of:=SQRT(POWER([.H99];2)+POWER([.I99];2)+POWER([.J99];2))" office:value-type="float" office:value="747.762309788261" calcext:value-type="float">
            <text:p>747.762309788261</text:p>
          </table:table-cell>
        </table:table-row>
        <table:table-row table:style-name="ro1">
          <table:table-cell office:value-type="float" office:value="73.491" calcext:value-type="float">
            <text:p>73.491</text:p>
          </table:table-cell>
          <table:table-cell office:value-type="float" office:value="267.264" calcext:value-type="float">
            <text:p>267.264</text:p>
          </table:table-cell>
          <table:table-cell office:value-type="float" office:value="41.5959" calcext:value-type="float">
            <text:p>41.5959</text:p>
          </table:table-cell>
          <table:table-cell office:value-type="float" office:value="73.6742" calcext:value-type="float">
            <text:p>73.6742</text:p>
          </table:table-cell>
          <table:table-cell office:value-type="float" office:value="255.316" calcext:value-type="float">
            <text:p>255.316</text:p>
          </table:table-cell>
          <table:table-cell office:value-type="float" office:value="41.4119" calcext:value-type="float">
            <text:p>41.4119</text:p>
          </table:table-cell>
          <table:table-cell/>
          <table:table-cell table:formula="of:=([.D100]-[.A100])/0.0166667" office:value-type="float" office:value="10.9919780160439" calcext:value-type="float">
            <text:p>10.9919780160439</text:p>
          </table:table-cell>
          <table:table-cell table:formula="of:=ABS([.E100]-[.B100])/0.0166667" office:value-type="float" office:value="716.878566242868" calcext:value-type="float">
            <text:p>716.878566242868</text:p>
          </table:table-cell>
          <table:table-cell table:formula="of:=([.F100]-[.C100])/0.0166667" office:value-type="float" office:value="-11.039977920044" calcext:value-type="float">
            <text:p>-11.039977920044</text:p>
          </table:table-cell>
          <table:table-cell table:formula="of:=DEGREES(ATAN(ABS([.F100]-[.C100])/ABS([.E100]-[.B100])))" office:value-type="float" office:value="0.882289096754244" calcext:value-type="float">
            <text:p>0.882289096754244</text:p>
          </table:table-cell>
          <table:table-cell table:formula="of:=SQRT(POWER([.H100];2)+POWER([.I100];2)+POWER([.J100];2))" office:value-type="float" office:value="717.047825065811" calcext:value-type="float">
            <text:p>717.047825065811</text:p>
          </table:table-cell>
        </table:table-row>
        <table:table-row table:style-name="ro1">
          <table:table-cell office:value-type="float" office:value="77.6077" calcext:value-type="float">
            <text:p>77.6077</text:p>
          </table:table-cell>
          <table:table-cell office:value-type="float" office:value="261.683" calcext:value-type="float">
            <text:p>261.683</text:p>
          </table:table-cell>
          <table:table-cell office:value-type="float" office:value="41.266" calcext:value-type="float">
            <text:p>41.266</text:p>
          </table:table-cell>
          <table:table-cell office:value-type="float" office:value="77.4327" calcext:value-type="float">
            <text:p>77.4327</text:p>
          </table:table-cell>
          <table:table-cell office:value-type="float" office:value="248.89" calcext:value-type="float">
            <text:p>248.89</text:p>
          </table:table-cell>
          <table:table-cell office:value-type="float" office:value="41.0517" calcext:value-type="float">
            <text:p>41.0517</text:p>
          </table:table-cell>
          <table:table-cell/>
          <table:table-cell table:formula="of:=([.D101]-[.A101])/0.0166667" office:value-type="float" office:value="-10.4999790000418" calcext:value-type="float">
            <text:p>-10.4999790000418</text:p>
          </table:table-cell>
          <table:table-cell table:formula="of:=ABS([.E101]-[.B101])/0.0166667" office:value-type="float" office:value="767.578464843071" calcext:value-type="float">
            <text:p>767.578464843071</text:p>
          </table:table-cell>
          <table:table-cell table:formula="of:=([.F101]-[.C101])/0.0166667" office:value-type="float" office:value="-12.8579742840515" calcext:value-type="float">
            <text:p>-12.8579742840515</text:p>
          </table:table-cell>
          <table:table-cell table:formula="of:=DEGREES(ATAN(ABS([.F101]-[.C101])/ABS([.E101]-[.B101])))" office:value-type="float" office:value="0.959691805197535" calcext:value-type="float">
            <text:p>0.959691805197535</text:p>
          </table:table-cell>
          <table:table-cell table:formula="of:=SQRT(POWER([.H101];2)+POWER([.I101];2)+POWER([.J101];2))" office:value-type="float" office:value="767.757954535501" calcext:value-type="float">
            <text:p>767.757954535501</text:p>
          </table:table-cell>
        </table:table-row>
        <table:table-row table:style-name="ro1">
          <table:table-cell office:value-type="float" office:value="76.2447" calcext:value-type="float">
            <text:p>76.2447</text:p>
          </table:table-cell>
          <table:table-cell office:value-type="float" office:value="271.672" calcext:value-type="float">
            <text:p>271.672</text:p>
          </table:table-cell>
          <table:table-cell office:value-type="float" office:value="39.3586" calcext:value-type="float">
            <text:p>39.3586</text:p>
          </table:table-cell>
          <table:table-cell office:value-type="float" office:value="76.6031" calcext:value-type="float">
            <text:p>76.6031</text:p>
          </table:table-cell>
          <table:table-cell office:value-type="float" office:value="259.686" calcext:value-type="float">
            <text:p>259.686</text:p>
          </table:table-cell>
          <table:table-cell office:value-type="float" office:value="38.4647" calcext:value-type="float">
            <text:p>38.4647</text:p>
          </table:table-cell>
          <table:table-cell/>
          <table:table-cell table:formula="of:=([.D102]-[.A102])/0.0166667" office:value-type="float" office:value="21.5039569920862" calcext:value-type="float">
            <text:p>21.5039569920862</text:p>
          </table:table-cell>
          <table:table-cell table:formula="of:=ABS([.E102]-[.B102])/0.0166667" office:value-type="float" office:value="719.15856168288" calcext:value-type="float">
            <text:p>719.15856168288</text:p>
          </table:table-cell>
          <table:table-cell table:formula="of:=([.F102]-[.C102])/0.0166667" office:value-type="float" office:value="-53.6338927322147" calcext:value-type="float">
            <text:p>-53.6338927322147</text:p>
          </table:table-cell>
          <table:table-cell table:formula="of:=DEGREES(ATAN(ABS([.F102]-[.C102])/ABS([.E102]-[.B102])))" office:value-type="float" office:value="4.26514746726081" calcext:value-type="float">
            <text:p>4.26514746726081</text:p>
          </table:table-cell>
          <table:table-cell table:formula="of:=SQRT(POWER([.H102];2)+POWER([.I102];2)+POWER([.J102];2))" office:value-type="float" office:value="721.476299997246" calcext:value-type="float">
            <text:p>721.476299997246</text:p>
          </table:table-cell>
        </table:table-row>
        <table:table-row table:style-name="ro1">
          <table:table-cell office:value-type="float" office:value="76.2195" calcext:value-type="float">
            <text:p>76.2195</text:p>
          </table:table-cell>
          <table:table-cell office:value-type="float" office:value="268.907" calcext:value-type="float">
            <text:p>268.907</text:p>
          </table:table-cell>
          <table:table-cell office:value-type="float" office:value="40.8083" calcext:value-type="float">
            <text:p>40.8083</text:p>
          </table:table-cell>
          <table:table-cell office:value-type="float" office:value="76.0927" calcext:value-type="float">
            <text:p>76.0927</text:p>
          </table:table-cell>
          <table:table-cell office:value-type="float" office:value="256.923" calcext:value-type="float">
            <text:p>256.923</text:p>
          </table:table-cell>
          <table:table-cell office:value-type="float" office:value="40.3961" calcext:value-type="float">
            <text:p>40.3961</text:p>
          </table:table-cell>
          <table:table-cell/>
          <table:table-cell table:formula="of:=([.D103]-[.A103])/0.0166667" office:value-type="float" office:value="-7.60798478403061" calcext:value-type="float">
            <text:p>-7.60798478403061</text:p>
          </table:table-cell>
          <table:table-cell table:formula="of:=ABS([.E103]-[.B103])/0.0166667" office:value-type="float" office:value="719.038561922875" calcext:value-type="float">
            <text:p>719.038561922875</text:p>
          </table:table-cell>
          <table:table-cell table:formula="of:=([.F103]-[.C103])/0.0166667" office:value-type="float" office:value="-24.7319505360993" calcext:value-type="float">
            <text:p>-24.7319505360993</text:p>
          </table:table-cell>
          <table:table-cell table:formula="of:=DEGREES(ATAN(ABS([.F103]-[.C103])/ABS([.E103]-[.B103])))" office:value-type="float" office:value="1.96996105072026" calcext:value-type="float">
            <text:p>1.96996105072026</text:p>
          </table:table-cell>
          <table:table-cell table:formula="of:=SQRT(POWER([.H103];2)+POWER([.I103];2)+POWER([.J103];2))" office:value-type="float" office:value="719.503998836636" calcext:value-type="float">
            <text:p>719.503998836636</text:p>
          </table:table-cell>
        </table:table-row>
        <table:table-row table:style-name="ro1">
          <table:table-cell office:value-type="float" office:value="76.4675" calcext:value-type="float">
            <text:p>76.4675</text:p>
          </table:table-cell>
          <table:table-cell office:value-type="float" office:value="268.932" calcext:value-type="float">
            <text:p>268.932</text:p>
          </table:table-cell>
          <table:table-cell office:value-type="float" office:value="40.802" calcext:value-type="float">
            <text:p>40.802</text:p>
          </table:table-cell>
          <table:table-cell office:value-type="float" office:value="76.5763" calcext:value-type="float">
            <text:p>76.5763</text:p>
          </table:table-cell>
          <table:table-cell office:value-type="float" office:value="256.981" calcext:value-type="float">
            <text:p>256.981</text:p>
          </table:table-cell>
          <table:table-cell office:value-type="float" office:value="40.3818" calcext:value-type="float">
            <text:p>40.3818</text:p>
          </table:table-cell>
          <table:table-cell/>
          <table:table-cell table:formula="of:=([.D104]-[.A104])/0.0166667" office:value-type="float" office:value="6.52798694402625" calcext:value-type="float">
            <text:p>6.52798694402625</text:p>
          </table:table-cell>
          <table:table-cell table:formula="of:=ABS([.E104]-[.B104])/0.0166667" office:value-type="float" office:value="717.05856588287" calcext:value-type="float">
            <text:p>717.05856588287</text:p>
          </table:table-cell>
          <table:table-cell table:formula="of:=([.F104]-[.C104])/0.0166667" office:value-type="float" office:value="-25.2119495761009" calcext:value-type="float">
            <text:p>-25.2119495761009</text:p>
          </table:table-cell>
          <table:table-cell table:formula="of:=DEGREES(ATAN(ABS([.F104]-[.C104])/ABS([.E104]-[.B104])))" office:value-type="float" office:value="2.01370368809287" calcext:value-type="float">
            <text:p>2.01370368809287</text:p>
          </table:table-cell>
          <table:table-cell table:formula="of:=SQRT(POWER([.H104];2)+POWER([.I104];2)+POWER([.J104];2))" office:value-type="float" office:value="717.53135396369" calcext:value-type="float">
            <text:p>717.53135396369</text:p>
          </table:table-cell>
        </table:table-row>
        <table:table-row table:style-name="ro1">
          <table:table-cell office:value-type="float" office:value="76.4401" calcext:value-type="float">
            <text:p>76.4401</text:p>
          </table:table-cell>
          <table:table-cell office:value-type="float" office:value="266.635" calcext:value-type="float">
            <text:p>266.635</text:p>
          </table:table-cell>
          <table:table-cell office:value-type="float" office:value="39.9574" calcext:value-type="float">
            <text:p>39.9574</text:p>
          </table:table-cell>
          <table:table-cell office:value-type="float" office:value="76.5353" calcext:value-type="float">
            <text:p>76.5353</text:p>
          </table:table-cell>
          <table:table-cell office:value-type="float" office:value="253.658" calcext:value-type="float">
            <text:p>253.658</text:p>
          </table:table-cell>
          <table:table-cell office:value-type="float" office:value="39.2789" calcext:value-type="float">
            <text:p>39.2789</text:p>
          </table:table-cell>
          <table:table-cell/>
          <table:table-cell table:formula="of:=([.D105]-[.A105])/0.0166667" office:value-type="float" office:value="5.71198857602318" calcext:value-type="float">
            <text:p>5.71198857602318</text:p>
          </table:table-cell>
          <table:table-cell table:formula="of:=ABS([.E105]-[.B105])/0.0166667" office:value-type="float" office:value="778.618442763115" calcext:value-type="float">
            <text:p>778.618442763115</text:p>
          </table:table-cell>
          <table:table-cell table:formula="of:=([.F105]-[.C105])/0.0166667" office:value-type="float" office:value="-40.7099185801628" calcext:value-type="float">
            <text:p>-40.7099185801628</text:p>
          </table:table-cell>
          <table:table-cell table:formula="of:=DEGREES(ATAN(ABS([.F105]-[.C105])/ABS([.E105]-[.B105])))" office:value-type="float" office:value="2.99297372311063" calcext:value-type="float">
            <text:p>2.99297372311063</text:p>
          </table:table-cell>
          <table:table-cell table:formula="of:=SQRT(POWER([.H105];2)+POWER([.I105];2)+POWER([.J105];2))" office:value-type="float" office:value="779.702894502229" calcext:value-type="float">
            <text:p>779.702894502229</text:p>
          </table:table-cell>
        </table:table-row>
        <table:table-row table:style-name="ro1">
          <table:table-cell office:value-type="float" office:value="76.0085" calcext:value-type="float">
            <text:p>76.0085</text:p>
          </table:table-cell>
          <table:table-cell office:value-type="float" office:value="272.693" calcext:value-type="float">
            <text:p>272.693</text:p>
          </table:table-cell>
          <table:table-cell office:value-type="float" office:value="40.431" calcext:value-type="float">
            <text:p>40.431</text:p>
          </table:table-cell>
          <table:table-cell office:value-type="float" office:value="75.6644" calcext:value-type="float">
            <text:p>75.6644</text:p>
          </table:table-cell>
          <table:table-cell office:value-type="float" office:value="262.975" calcext:value-type="float">
            <text:p>262.975</text:p>
          </table:table-cell>
          <table:table-cell office:value-type="float" office:value="39.6073" calcext:value-type="float">
            <text:p>39.6073</text:p>
          </table:table-cell>
          <table:table-cell/>
          <table:table-cell table:formula="of:=([.D106]-[.A106])/0.0166667" office:value-type="float" office:value="-20.6459587080824" calcext:value-type="float">
            <text:p>-20.6459587080824</text:p>
          </table:table-cell>
          <table:table-cell table:formula="of:=ABS([.E106]-[.B106])/0.0166667" office:value-type="float" office:value="583.07883384233" calcext:value-type="float">
            <text:p>583.07883384233</text:p>
          </table:table-cell>
          <table:table-cell table:formula="of:=([.F106]-[.C106])/0.0166667" office:value-type="float" office:value="-49.4219011561974" calcext:value-type="float">
            <text:p>-49.4219011561974</text:p>
          </table:table-cell>
          <table:table-cell table:formula="of:=DEGREES(ATAN(ABS([.F106]-[.C106])/ABS([.E106]-[.B106])))" office:value-type="float" office:value="4.84482387469655" calcext:value-type="float">
            <text:p>4.84482387469655</text:p>
          </table:table-cell>
          <table:table-cell table:formula="of:=SQRT(POWER([.H106];2)+POWER([.I106];2)+POWER([.J106];2))" office:value-type="float" office:value="585.533693650332" calcext:value-type="float">
            <text:p>585.533693650332</text:p>
          </table:table-cell>
        </table:table-row>
        <table:table-row table:style-name="ro1">
          <table:table-cell office:value-type="float" office:value="76.2451" calcext:value-type="float">
            <text:p>76.2451</text:p>
          </table:table-cell>
          <table:table-cell office:value-type="float" office:value="271.58" calcext:value-type="float">
            <text:p>271.58</text:p>
          </table:table-cell>
          <table:table-cell office:value-type="float" office:value="39.8697" calcext:value-type="float">
            <text:p>39.8697</text:p>
          </table:table-cell>
          <table:table-cell office:value-type="float" office:value="76.1163" calcext:value-type="float">
            <text:p>76.1163</text:p>
          </table:table-cell>
          <table:table-cell office:value-type="float" office:value="259.542" calcext:value-type="float">
            <text:p>259.542</text:p>
          </table:table-cell>
          <table:table-cell office:value-type="float" office:value="38.979" calcext:value-type="float">
            <text:p>38.979</text:p>
          </table:table-cell>
          <table:table-cell/>
          <table:table-cell table:formula="of:=([.D107]-[.A107])/0.0166667" office:value-type="float" office:value="-7.72798454403081" calcext:value-type="float">
            <text:p>-7.72798454403081</text:p>
          </table:table-cell>
          <table:table-cell table:formula="of:=ABS([.E107]-[.B107])/0.0166667" office:value-type="float" office:value="722.27855544289" calcext:value-type="float">
            <text:p>722.27855544289</text:p>
          </table:table-cell>
          <table:table-cell table:formula="of:=([.F107]-[.C107])/0.0166667" office:value-type="float" office:value="-53.4418931162139" calcext:value-type="float">
            <text:p>-53.4418931162139</text:p>
          </table:table-cell>
          <table:table-cell table:formula="of:=DEGREES(ATAN(ABS([.F107]-[.C107])/ABS([.E107]-[.B107])))" office:value-type="float" office:value="4.23164363485251" calcext:value-type="float">
            <text:p>4.23164363485251</text:p>
          </table:table-cell>
          <table:table-cell table:formula="of:=SQRT(POWER([.H107];2)+POWER([.I107];2)+POWER([.J107];2))" office:value-type="float" office:value="724.294187010793" calcext:value-type="float">
            <text:p>724.294187010793</text:p>
          </table:table-cell>
        </table:table-row>
        <table:table-row table:style-name="ro1">
          <table:table-cell office:value-type="float" office:value="76.5084" calcext:value-type="float">
            <text:p>76.5084</text:p>
          </table:table-cell>
          <table:table-cell office:value-type="float" office:value="272.843" calcext:value-type="float">
            <text:p>272.843</text:p>
          </table:table-cell>
          <table:table-cell office:value-type="float" office:value="39.9051" calcext:value-type="float">
            <text:p>39.9051</text:p>
          </table:table-cell>
          <table:table-cell office:value-type="float" office:value="76.3731" calcext:value-type="float">
            <text:p>76.3731</text:p>
          </table:table-cell>
          <table:table-cell office:value-type="float" office:value="260.71" calcext:value-type="float">
            <text:p>260.71</text:p>
          </table:table-cell>
          <table:table-cell office:value-type="float" office:value="39.2597" calcext:value-type="float">
            <text:p>39.2597</text:p>
          </table:table-cell>
          <table:table-cell/>
          <table:table-cell table:formula="of:=([.D108]-[.A108])/0.0166667" office:value-type="float" office:value="-8.11798376403252" calcext:value-type="float">
            <text:p>-8.11798376403252</text:p>
          </table:table-cell>
          <table:table-cell table:formula="of:=ABS([.E108]-[.B108])/0.0166667" office:value-type="float" office:value="727.978544042914" calcext:value-type="float">
            <text:p>727.978544042914</text:p>
          </table:table-cell>
          <table:table-cell table:formula="of:=([.F108]-[.C108])/0.0166667" office:value-type="float" office:value="-38.7239225521546" calcext:value-type="float">
            <text:p>-38.7239225521546</text:p>
          </table:table-cell>
          <table:table-cell table:formula="of:=DEGREES(ATAN(ABS([.F108]-[.C108])/ABS([.E108]-[.B108])))" office:value-type="float" office:value="3.04490869272899" calcext:value-type="float">
            <text:p>3.04490869272899</text:p>
          </table:table-cell>
          <table:table-cell table:formula="of:=SQRT(POWER([.H108];2)+POWER([.I108];2)+POWER([.J108];2))" office:value-type="float" office:value="729.052950357558" calcext:value-type="float">
            <text:p>729.052950357558</text:p>
          </table:table-cell>
        </table:table-row>
        <table:table-row table:style-name="ro1">
          <table:table-cell office:value-type="float" office:value="76.2714" calcext:value-type="float">
            <text:p>76.2714</text:p>
          </table:table-cell>
          <table:table-cell office:value-type="float" office:value="274.069" calcext:value-type="float">
            <text:p>274.069</text:p>
          </table:table-cell>
          <table:table-cell office:value-type="float" office:value="39.9524" calcext:value-type="float">
            <text:p>39.9524</text:p>
          </table:table-cell>
          <table:table-cell office:value-type="float" office:value="76.142" calcext:value-type="float">
            <text:p>76.142</text:p>
          </table:table-cell>
          <table:table-cell office:value-type="float" office:value="261.834" calcext:value-type="float">
            <text:p>261.834</text:p>
          </table:table-cell>
          <table:table-cell office:value-type="float" office:value="39.5545" calcext:value-type="float">
            <text:p>39.5545</text:p>
          </table:table-cell>
          <table:table-cell/>
          <table:table-cell table:formula="of:=([.D109]-[.A109])/0.0166667" office:value-type="float" office:value="-7.76398447203129" calcext:value-type="float">
            <text:p>-7.76398447203129</text:p>
          </table:table-cell>
          <table:table-cell table:formula="of:=ABS([.E109]-[.B109])/0.0166667" office:value-type="float" office:value="734.098531802937" calcext:value-type="float">
            <text:p>734.098531802937</text:p>
          </table:table-cell>
          <table:table-cell table:formula="of:=([.F109]-[.C109])/0.0166667" office:value-type="float" office:value="-23.8739522520955" calcext:value-type="float">
            <text:p>-23.8739522520955</text:p>
          </table:table-cell>
          <table:table-cell table:formula="of:=DEGREES(ATAN(ABS([.F109]-[.C109])/ABS([.E109]-[.B109])))" office:value-type="float" office:value="1.86268560449752" calcext:value-type="float">
            <text:p>1.86268560449752</text:p>
          </table:table-cell>
          <table:table-cell table:formula="of:=SQRT(POWER([.H109];2)+POWER([.I109];2)+POWER([.J109];2))" office:value-type="float" office:value="734.527670987448" calcext:value-type="float">
            <text:p>734.527670987448</text:p>
          </table:table-cell>
        </table:table-row>
        <table:table-row table:style-name="ro1">
          <table:table-cell office:value-type="float" office:value="75.9831" calcext:value-type="float">
            <text:p>75.9831</text:p>
          </table:table-cell>
          <table:table-cell office:value-type="float" office:value="270.313" calcext:value-type="float">
            <text:p>270.313</text:p>
          </table:table-cell>
          <table:table-cell office:value-type="float" office:value="39.8364" calcext:value-type="float">
            <text:p>39.8364</text:p>
          </table:table-cell>
          <table:table-cell office:value-type="float" office:value="75.8382" calcext:value-type="float">
            <text:p>75.8382</text:p>
          </table:table-cell>
          <table:table-cell office:value-type="float" office:value="255.85" calcext:value-type="float">
            <text:p>255.85</text:p>
          </table:table-cell>
          <table:table-cell office:value-type="float" office:value="39.6223" calcext:value-type="float">
            <text:p>39.6223</text:p>
          </table:table-cell>
          <table:table-cell/>
          <table:table-cell table:formula="of:=([.D110]-[.A110])/0.0166667" office:value-type="float" office:value="-8.69398261203434" calcext:value-type="float">
            <text:p>-8.69398261203434</text:p>
          </table:table-cell>
          <table:table-cell table:formula="of:=ABS([.E110]-[.B110])/0.0166667" office:value-type="float" office:value="867.778264443471" calcext:value-type="float">
            <text:p>867.778264443471</text:p>
          </table:table-cell>
          <table:table-cell table:formula="of:=([.F110]-[.C110])/0.0166667" office:value-type="float" office:value="-12.8459743080511" calcext:value-type="float">
            <text:p>-12.8459743080511</text:p>
          </table:table-cell>
          <table:table-cell table:formula="of:=DEGREES(ATAN(ABS([.F110]-[.C110])/ABS([.E110]-[.B110])))" office:value-type="float" office:value="0.848104159349531" calcext:value-type="float">
            <text:p>0.848104159349531</text:p>
          </table:table-cell>
          <table:table-cell table:formula="of:=SQRT(POWER([.H110];2)+POWER([.I110];2)+POWER([.J110];2))" office:value-type="float" office:value="867.916885784638" calcext:value-type="float">
            <text:p>867.916885784638</text:p>
          </table:table-cell>
        </table:table-row>
        <table:table-row table:style-name="ro1">
          <table:table-cell office:value-type="float" office:value="75.9705" calcext:value-type="float">
            <text:p>75.9705</text:p>
          </table:table-cell>
          <table:table-cell office:value-type="float" office:value="269.13" calcext:value-type="float">
            <text:p>269.13</text:p>
          </table:table-cell>
          <table:table-cell office:value-type="float" office:value="39.5413" calcext:value-type="float">
            <text:p>39.5413</text:p>
          </table:table-cell>
          <table:table-cell office:value-type="float" office:value="75.6067" calcext:value-type="float">
            <text:p>75.6067</text:p>
          </table:table-cell>
          <table:table-cell office:value-type="float" office:value="257.182" calcext:value-type="float">
            <text:p>257.182</text:p>
          </table:table-cell>
          <table:table-cell office:value-type="float" office:value="38.6699" calcext:value-type="float">
            <text:p>38.6699</text:p>
          </table:table-cell>
          <table:table-cell/>
          <table:table-cell table:formula="of:=([.D111]-[.A111])/0.0166667" office:value-type="float" office:value="-21.8279563440872" calcext:value-type="float">
            <text:p>-21.8279563440872</text:p>
          </table:table-cell>
          <table:table-cell table:formula="of:=ABS([.E111]-[.B111])/0.0166667" office:value-type="float" office:value="716.878566242866" calcext:value-type="float">
            <text:p>716.878566242866</text:p>
          </table:table-cell>
          <table:table-cell table:formula="of:=([.F111]-[.C111])/0.0166667" office:value-type="float" office:value="-52.2838954322092" calcext:value-type="float">
            <text:p>-52.2838954322092</text:p>
          </table:table-cell>
          <table:table-cell table:formula="of:=DEGREES(ATAN(ABS([.F111]-[.C111])/ABS([.E111]-[.B111])))" office:value-type="float" office:value="4.17135078658153" calcext:value-type="float">
            <text:p>4.17135078658153</text:p>
          </table:table-cell>
          <table:table-cell table:formula="of:=SQRT(POWER([.H111];2)+POWER([.I111];2)+POWER([.J111];2))" office:value-type="float" office:value="719.113999403539" calcext:value-type="float">
            <text:p>719.113999403539</text:p>
          </table:table-cell>
        </table:table-row>
        <table:table-row table:style-name="ro1">
          <table:table-cell office:value-type="float" office:value="76.2978" calcext:value-type="float">
            <text:p>76.2978</text:p>
          </table:table-cell>
          <table:table-cell office:value-type="float" office:value="276.693" calcext:value-type="float">
            <text:p>276.693</text:p>
          </table:table-cell>
          <table:table-cell office:value-type="float" office:value="39.5173" calcext:value-type="float">
            <text:p>39.5173</text:p>
          </table:table-cell>
          <table:table-cell office:value-type="float" office:value="75.9328" calcext:value-type="float">
            <text:p>75.9328</text:p>
          </table:table-cell>
          <table:table-cell office:value-type="float" office:value="265.605" calcext:value-type="float">
            <text:p>265.605</text:p>
          </table:table-cell>
          <table:table-cell office:value-type="float" office:value="38.6651" calcext:value-type="float">
            <text:p>38.6651</text:p>
          </table:table-cell>
          <table:table-cell/>
          <table:table-cell table:formula="of:=([.D112]-[.A112])/0.0166667" office:value-type="float" office:value="-21.8999562000873" calcext:value-type="float">
            <text:p>-21.8999562000873</text:p>
          </table:table-cell>
          <table:table-cell table:formula="of:=ABS([.E112]-[.B112])/0.0166667" office:value-type="float" office:value="665.278669442659" calcext:value-type="float">
            <text:p>665.278669442659</text:p>
          </table:table-cell>
          <table:table-cell table:formula="of:=([.F112]-[.C112])/0.0166667" office:value-type="float" office:value="-51.1318977362043" calcext:value-type="float">
            <text:p>-51.1318977362043</text:p>
          </table:table-cell>
          <table:table-cell table:formula="of:=DEGREES(ATAN(ABS([.F112]-[.C112])/ABS([.E112]-[.B112])))" office:value-type="float" office:value="4.39499091057099" calcext:value-type="float">
            <text:p>4.39499091057099</text:p>
          </table:table-cell>
          <table:table-cell table:formula="of:=SQRT(POWER([.H112];2)+POWER([.I112];2)+POWER([.J112];2))" office:value-type="float" office:value="667.600020268923" calcext:value-type="float">
            <text:p>667.600020268923</text:p>
          </table:table-cell>
        </table:table-row>
        <table:table-row table:style-name="ro1">
          <table:table-cell office:value-type="float" office:value="75.9328" calcext:value-type="float">
            <text:p>75.9328</text:p>
          </table:table-cell>
          <table:table-cell office:value-type="float" office:value="265.61" calcext:value-type="float">
            <text:p>265.61</text:p>
          </table:table-cell>
          <table:table-cell office:value-type="float" office:value="38.6643" calcext:value-type="float">
            <text:p>38.6643</text:p>
          </table:table-cell>
          <table:table-cell office:value-type="float" office:value="75.5611" calcext:value-type="float">
            <text:p>75.5611</text:p>
          </table:table-cell>
          <table:table-cell office:value-type="float" office:value="252.651" calcext:value-type="float">
            <text:p>252.651</text:p>
          </table:table-cell>
          <table:table-cell office:value-type="float" office:value="37.7909" calcext:value-type="float">
            <text:p>37.7909</text:p>
          </table:table-cell>
          <table:table-cell/>
          <table:table-cell table:formula="of:=([.D113]-[.A113])/0.0166667" office:value-type="float" office:value="-22.3019553960895" calcext:value-type="float">
            <text:p>-22.3019553960895</text:p>
          </table:table-cell>
          <table:table-cell table:formula="of:=ABS([.E113]-[.B113])/0.0166667" office:value-type="float" office:value="777.53844492311" calcext:value-type="float">
            <text:p>777.53844492311</text:p>
          </table:table-cell>
          <table:table-cell table:formula="of:=([.F113]-[.C113])/0.0166667" office:value-type="float" office:value="-52.4038951922094" calcext:value-type="float">
            <text:p>-52.4038951922094</text:p>
          </table:table-cell>
          <table:table-cell table:formula="of:=DEGREES(ATAN(ABS([.F113]-[.C113])/ABS([.E113]-[.B113])))" office:value-type="float" office:value="3.85574269214708" calcext:value-type="float">
            <text:p>3.85574269214708</text:p>
          </table:table-cell>
          <table:table-cell table:formula="of:=SQRT(POWER([.H113];2)+POWER([.I113];2)+POWER([.J113];2))" office:value-type="float" office:value="779.621432991201" calcext:value-type="float">
            <text:p>779.621432991201</text:p>
          </table:table-cell>
        </table:table-row>
        <table:table-row table:style-name="ro1">
          <table:table-cell office:value-type="float" office:value="76.7154" calcext:value-type="float">
            <text:p>76.7154</text:p>
          </table:table-cell>
          <table:table-cell office:value-type="float" office:value="269.005" calcext:value-type="float">
            <text:p>269.005</text:p>
          </table:table-cell>
          <table:table-cell office:value-type="float" office:value="40.5414" calcext:value-type="float">
            <text:p>40.5414</text:p>
          </table:table-cell>
          <table:table-cell office:value-type="float" office:value="76.6035" calcext:value-type="float">
            <text:p>76.6035</text:p>
          </table:table-cell>
          <table:table-cell office:value-type="float" office:value="259.418" calcext:value-type="float">
            <text:p>259.418</text:p>
          </table:table-cell>
          <table:table-cell office:value-type="float" office:value="39.9641" calcext:value-type="float">
            <text:p>39.9641</text:p>
          </table:table-cell>
          <table:table-cell/>
          <table:table-cell table:formula="of:=([.D114]-[.A114])/0.0166667" office:value-type="float" office:value="-6.7139865720272" calcext:value-type="float">
            <text:p>-6.7139865720272</text:p>
          </table:table-cell>
          <table:table-cell table:formula="of:=ABS([.E114]-[.B114])/0.0166667" office:value-type="float" office:value="575.2188495623" calcext:value-type="float">
            <text:p>575.2188495623</text:p>
          </table:table-cell>
          <table:table-cell table:formula="of:=([.F114]-[.C114])/0.0166667" office:value-type="float" office:value="-34.6379307241386" calcext:value-type="float">
            <text:p>-34.6379307241386</text:p>
          </table:table-cell>
          <table:table-cell table:formula="of:=DEGREES(ATAN(ABS([.F114]-[.C114])/ABS([.E114]-[.B114])))" office:value-type="float" office:value="3.44601652991295" calcext:value-type="float">
            <text:p>3.44601652991295</text:p>
          </table:table-cell>
          <table:table-cell table:formula="of:=SQRT(POWER([.H114];2)+POWER([.I114];2)+POWER([.J114];2))" office:value-type="float" office:value="576.29991215713" calcext:value-type="float">
            <text:p>576.29991215713</text:p>
          </table:table-cell>
        </table:table-row>
        <table:table-row table:style-name="ro1">
          <table:table-cell office:value-type="float" office:value="76.2184" calcext:value-type="float">
            <text:p>76.2184</text:p>
          </table:table-cell>
          <table:table-cell office:value-type="float" office:value="269.249" calcext:value-type="float">
            <text:p>269.249</text:p>
          </table:table-cell>
          <table:table-cell office:value-type="float" office:value="39.0251" calcext:value-type="float">
            <text:p>39.0251</text:p>
          </table:table-cell>
          <table:table-cell office:value-type="float" office:value="76.2947" calcext:value-type="float">
            <text:p>76.2947</text:p>
          </table:table-cell>
          <table:table-cell office:value-type="float" office:value="253.716" calcext:value-type="float">
            <text:p>253.716</text:p>
          </table:table-cell>
          <table:table-cell office:value-type="float" office:value="38.7921" calcext:value-type="float">
            <text:p>38.7921</text:p>
          </table:table-cell>
          <table:table-cell/>
          <table:table-cell table:formula="of:=([.D115]-[.A115])/0.0166667" office:value-type="float" office:value="4.57799084401851" calcext:value-type="float">
            <text:p>4.57799084401851</text:p>
          </table:table-cell>
          <table:table-cell table:formula="of:=ABS([.E115]-[.B115])/0.0166667" office:value-type="float" office:value="931.978136043729" calcext:value-type="float">
            <text:p>931.978136043729</text:p>
          </table:table-cell>
          <table:table-cell table:formula="of:=([.F115]-[.C115])/0.0166667" office:value-type="float" office:value="-13.9799720400562" calcext:value-type="float">
            <text:p>-13.9799720400562</text:p>
          </table:table-cell>
          <table:table-cell table:formula="of:=DEGREES(ATAN(ABS([.F115]-[.C115])/ABS([.E115]-[.B115])))" office:value-type="float" office:value="0.85939068273907" calcext:value-type="float">
            <text:p>0.85939068273907</text:p>
          </table:table-cell>
          <table:table-cell table:formula="of:=SQRT(POWER([.H115];2)+POWER([.I115];2)+POWER([.J115];2))" office:value-type="float" office:value="932.094224680076" calcext:value-type="float">
            <text:p>932.094224680076</text:p>
          </table:table-cell>
        </table:table-row>
        <table:table-row table:style-name="ro1">
          <table:table-cell office:value-type="float" office:value="75.6981" calcext:value-type="float">
            <text:p>75.6981</text:p>
          </table:table-cell>
          <table:table-cell office:value-type="float" office:value="266.748" calcext:value-type="float">
            <text:p>266.748</text:p>
          </table:table-cell>
          <table:table-cell office:value-type="float" office:value="38.9627" calcext:value-type="float">
            <text:p>38.9627</text:p>
          </table:table-cell>
          <table:table-cell office:value-type="float" office:value="75.5729" calcext:value-type="float">
            <text:p>75.5729</text:p>
          </table:table-cell>
          <table:table-cell office:value-type="float" office:value="253.726" calcext:value-type="float">
            <text:p>253.726</text:p>
          </table:table-cell>
          <table:table-cell office:value-type="float" office:value="38.3177" calcext:value-type="float">
            <text:p>38.3177</text:p>
          </table:table-cell>
          <table:table-cell/>
          <table:table-cell table:formula="of:=([.D116]-[.A116])/0.0166667" office:value-type="float" office:value="-7.51198497602959" calcext:value-type="float">
            <text:p>-7.51198497602959</text:p>
          </table:table-cell>
          <table:table-cell table:formula="of:=ABS([.E116]-[.B116])/0.0166667" office:value-type="float" office:value="781.318437363125" calcext:value-type="float">
            <text:p>781.318437363125</text:p>
          </table:table-cell>
          <table:table-cell table:formula="of:=([.F116]-[.C116])/0.0166667" office:value-type="float" office:value="-38.6999226001546" calcext:value-type="float">
            <text:p>-38.6999226001546</text:p>
          </table:table-cell>
          <table:table-cell table:formula="of:=DEGREES(ATAN(ABS([.F116]-[.C116])/ABS([.E116]-[.B116])))" office:value-type="float" office:value="2.83563201205565" calcext:value-type="float">
            <text:p>2.83563201205565</text:p>
          </table:table-cell>
          <table:table-cell table:formula="of:=SQRT(POWER([.H116];2)+POWER([.I116];2)+POWER([.J116];2))" office:value-type="float" office:value="782.312350976957" calcext:value-type="float">
            <text:p>782.312350976957</text:p>
          </table:table-cell>
        </table:table-row>
        <table:table-row table:style-name="ro1">
          <table:table-cell office:value-type="float" office:value="76.9788" calcext:value-type="float">
            <text:p>76.9788</text:p>
          </table:table-cell>
          <table:table-cell office:value-type="float" office:value="270.459" calcext:value-type="float">
            <text:p>270.459</text:p>
          </table:table-cell>
          <table:table-cell office:value-type="float" office:value="39.5556" calcext:value-type="float">
            <text:p>39.5556</text:p>
          </table:table-cell>
          <table:table-cell office:value-type="float" office:value="77.0904" calcext:value-type="float">
            <text:p>77.0904</text:p>
          </table:table-cell>
          <table:table-cell office:value-type="float" office:value="259.742" calcext:value-type="float">
            <text:p>259.742</text:p>
          </table:table-cell>
          <table:table-cell office:value-type="float" office:value="38.4505" calcext:value-type="float">
            <text:p>38.4505</text:p>
          </table:table-cell>
          <table:table-cell/>
          <table:table-cell table:formula="of:=([.D117]-[.A117])/0.0166667" office:value-type="float" office:value="6.69598660802653" calcext:value-type="float">
            <text:p>6.69598660802653</text:p>
          </table:table-cell>
          <table:table-cell table:formula="of:=ABS([.E117]-[.B117])/0.0166667" office:value-type="float" office:value="643.018713962571" calcext:value-type="float">
            <text:p>643.018713962571</text:p>
          </table:table-cell>
          <table:table-cell table:formula="of:=([.F117]-[.C117])/0.0166667" office:value-type="float" office:value="-66.3058673882652" calcext:value-type="float">
            <text:p>-66.3058673882652</text:p>
          </table:table-cell>
          <table:table-cell table:formula="of:=DEGREES(ATAN(ABS([.F117]-[.C117])/ABS([.E117]-[.B117])))" office:value-type="float" office:value="5.88733487829166" calcext:value-type="float">
            <text:p>5.88733487829166</text:p>
          </table:table-cell>
          <table:table-cell table:formula="of:=SQRT(POWER([.H117];2)+POWER([.I117];2)+POWER([.J117];2))" office:value-type="float" office:value="646.462969390238" calcext:value-type="float">
            <text:p>646.462969390238</text:p>
          </table:table-cell>
        </table:table-row>
        <table:table-row table:style-name="ro1">
          <table:table-cell office:value-type="float" office:value="75.9838" calcext:value-type="float">
            <text:p>75.9838</text:p>
          </table:table-cell>
          <table:table-cell office:value-type="float" office:value="270.237" calcext:value-type="float">
            <text:p>270.237</text:p>
          </table:table-cell>
          <table:table-cell office:value-type="float" office:value="40.3431" calcext:value-type="float">
            <text:p>40.3431</text:p>
          </table:table-cell>
          <table:table-cell office:value-type="float" office:value="75.8392" calcext:value-type="float">
            <text:p>75.8392</text:p>
          </table:table-cell>
          <table:table-cell office:value-type="float" office:value="255.803" calcext:value-type="float">
            <text:p>255.803</text:p>
          </table:table-cell>
          <table:table-cell office:value-type="float" office:value="40.1105" calcext:value-type="float">
            <text:p>40.1105</text:p>
          </table:table-cell>
          <table:table-cell/>
          <table:table-cell table:formula="of:=([.D118]-[.A118])/0.0166667" office:value-type="float" office:value="-8.67598264803452" calcext:value-type="float">
            <text:p>-8.67598264803452</text:p>
          </table:table-cell>
          <table:table-cell table:formula="of:=ABS([.E118]-[.B118])/0.0166667" office:value-type="float" office:value="866.038267923466" calcext:value-type="float">
            <text:p>866.038267923466</text:p>
          </table:table-cell>
          <table:table-cell table:formula="of:=([.F118]-[.C118])/0.0166667" office:value-type="float" office:value="-13.9559720880557" calcext:value-type="float">
            <text:p>-13.9559720880557</text:p>
          </table:table-cell>
          <table:table-cell table:formula="of:=DEGREES(ATAN(ABS([.F118]-[.C118])/ABS([.E118]-[.B118])))" office:value-type="float" office:value="0.923226055806703" calcext:value-type="float">
            <text:p>0.923226055806703</text:p>
          </table:table-cell>
          <table:table-cell table:formula="of:=SQRT(POWER([.H118];2)+POWER([.I118];2)+POWER([.J118];2))" office:value-type="float" office:value="866.194160301089" calcext:value-type="float">
            <text:p>866.194160301089</text:p>
          </table:table-cell>
        </table:table-row>
        <table:table-row table:style-name="ro1">
          <table:table-cell office:value-type="float" office:value="76.2195" calcext:value-type="float">
            <text:p>76.2195</text:p>
          </table:table-cell>
          <table:table-cell office:value-type="float" office:value="269.035" calcext:value-type="float">
            <text:p>269.035</text:p>
          </table:table-cell>
          <table:table-cell office:value-type="float" office:value="40.2945" calcext:value-type="float">
            <text:p>40.2945</text:p>
          </table:table-cell>
          <table:table-cell office:value-type="float" office:value="76.0676" calcext:value-type="float">
            <text:p>76.0676</text:p>
          </table:table-cell>
          <table:table-cell office:value-type="float" office:value="254.75" calcext:value-type="float">
            <text:p>254.75</text:p>
          </table:table-cell>
          <table:table-cell office:value-type="float" office:value="39.5715" calcext:value-type="float">
            <text:p>39.5715</text:p>
          </table:table-cell>
          <table:table-cell/>
          <table:table-cell table:formula="of:=([.D119]-[.A119])/0.0166667" office:value-type="float" office:value="-9.11398177203632" calcext:value-type="float">
            <text:p>-9.11398177203632</text:p>
          </table:table-cell>
          <table:table-cell table:formula="of:=ABS([.E119]-[.B119])/0.0166667" office:value-type="float" office:value="857.09828580343" calcext:value-type="float">
            <text:p>857.09828580343</text:p>
          </table:table-cell>
          <table:table-cell table:formula="of:=([.F119]-[.C119])/0.0166667" office:value-type="float" office:value="-43.3799132401735" calcext:value-type="float">
            <text:p>-43.3799132401735</text:p>
          </table:table-cell>
          <table:table-cell table:formula="of:=DEGREES(ATAN(ABS([.F119]-[.C119])/ABS([.E119]-[.B119])))" office:value-type="float" office:value="2.89741205226439" calcext:value-type="float">
            <text:p>2.89741205226439</text:p>
          </table:table-cell>
          <table:table-cell table:formula="of:=SQRT(POWER([.H119];2)+POWER([.I119];2)+POWER([.J119];2))" office:value-type="float" office:value="858.243760864968" calcext:value-type="float">
            <text:p>858.243760864968</text:p>
          </table:table-cell>
        </table:table-row>
        <table:table-row table:style-name="ro1">
          <table:table-cell office:value-type="float" office:value="76.4814" calcext:value-type="float">
            <text:p>76.4814</text:p>
          </table:table-cell>
          <table:table-cell office:value-type="float" office:value="270.186" calcext:value-type="float">
            <text:p>270.186</text:p>
          </table:table-cell>
          <table:table-cell office:value-type="float" office:value="40.8408" calcext:value-type="float">
            <text:p>40.8408</text:p>
          </table:table-cell>
          <table:table-cell office:value-type="float" office:value="76.3348" calcext:value-type="float">
            <text:p>76.3348</text:p>
          </table:table-cell>
          <table:table-cell office:value-type="float" office:value="256.929" calcext:value-type="float">
            <text:p>256.929</text:p>
          </table:table-cell>
          <table:table-cell office:value-type="float" office:value="40.6333" calcext:value-type="float">
            <text:p>40.6333</text:p>
          </table:table-cell>
          <table:table-cell/>
          <table:table-cell table:formula="of:=([.D120]-[.A120])/0.0166667" office:value-type="float" office:value="-8.79598240803472" calcext:value-type="float">
            <text:p>-8.79598240803472</text:p>
          </table:table-cell>
          <table:table-cell table:formula="of:=ABS([.E120]-[.B120])/0.0166667" office:value-type="float" office:value="795.418409163182" calcext:value-type="float">
            <text:p>795.418409163182</text:p>
          </table:table-cell>
          <table:table-cell table:formula="of:=([.F120]-[.C120])/0.0166667" office:value-type="float" office:value="-12.44997510005" calcext:value-type="float">
            <text:p>-12.44997510005</text:p>
          </table:table-cell>
          <table:table-cell table:formula="of:=DEGREES(ATAN(ABS([.F120]-[.C120])/ABS([.E120]-[.B120])))" office:value-type="float" office:value="0.896726522781652" calcext:value-type="float">
            <text:p>0.896726522781652</text:p>
          </table:table-cell>
          <table:table-cell table:formula="of:=SQRT(POWER([.H120];2)+POWER([.I120];2)+POWER([.J120];2))" office:value-type="float" office:value="795.564464278164" calcext:value-type="float">
            <text:p>795.564464278164</text:p>
          </table:table-cell>
        </table:table-row>
        <table:table-row table:style-name="ro1">
          <table:table-cell office:value-type="float" office:value="76.6588" calcext:value-type="float">
            <text:p>76.6588</text:p>
          </table:table-cell>
          <table:table-cell office:value-type="float" office:value="264.428" calcext:value-type="float">
            <text:p>264.428</text:p>
          </table:table-cell>
          <table:table-cell office:value-type="float" office:value="38.8608" calcext:value-type="float">
            <text:p>38.8608</text:p>
          </table:table-cell>
          <table:table-cell office:value-type="float" office:value="76.5081" calcext:value-type="float">
            <text:p>76.5081</text:p>
          </table:table-cell>
          <table:table-cell office:value-type="float" office:value="251.571" calcext:value-type="float">
            <text:p>251.571</text:p>
          </table:table-cell>
          <table:table-cell office:value-type="float" office:value="37.9756" calcext:value-type="float">
            <text:p>37.9756</text:p>
          </table:table-cell>
          <table:table-cell/>
          <table:table-cell table:formula="of:=([.D121]-[.A121])/0.0166667" office:value-type="float" office:value="-9.0419819160362" calcext:value-type="float">
            <text:p>-9.0419819160362</text:p>
          </table:table-cell>
          <table:table-cell table:formula="of:=ABS([.E121]-[.B121])/0.0166667" office:value-type="float" office:value="771.418457163086" calcext:value-type="float">
            <text:p>771.418457163086</text:p>
          </table:table-cell>
          <table:table-cell table:formula="of:=([.F121]-[.C121])/0.0166667" office:value-type="float" office:value="-53.1118937762123" calcext:value-type="float">
            <text:p>-53.1118937762123</text:p>
          </table:table-cell>
          <table:table-cell table:formula="of:=DEGREES(ATAN(ABS([.F121]-[.C121])/ABS([.E121]-[.B121])))" office:value-type="float" office:value="3.9385791199675" calcext:value-type="float">
            <text:p>3.9385791199675</text:p>
          </table:table-cell>
          <table:table-cell table:formula="of:=SQRT(POWER([.H121];2)+POWER([.I121];2)+POWER([.J121];2))" office:value-type="float" office:value="773.29752796019" calcext:value-type="float">
            <text:p>773.29752796019</text:p>
          </table:table-cell>
        </table:table-row>
        <table:table-row table:style-name="ro1">
          <table:table-cell office:value-type="float" office:value="76.2978" calcext:value-type="float">
            <text:p>76.2978</text:p>
          </table:table-cell>
          <table:table-cell office:value-type="float" office:value="276.693" calcext:value-type="float">
            <text:p>276.693</text:p>
          </table:table-cell>
          <table:table-cell office:value-type="float" office:value="39.5173" calcext:value-type="float">
            <text:p>39.5173</text:p>
          </table:table-cell>
          <table:table-cell office:value-type="float" office:value="76.3995" calcext:value-type="float">
            <text:p>76.3995</text:p>
          </table:table-cell>
          <table:table-cell office:value-type="float" office:value="263.147" calcext:value-type="float">
            <text:p>263.147</text:p>
          </table:table-cell>
          <table:table-cell office:value-type="float" office:value="39.0834" calcext:value-type="float">
            <text:p>39.0834</text:p>
          </table:table-cell>
          <table:table-cell/>
          <table:table-cell table:formula="of:=([.D122]-[.A122])/0.0166667" office:value-type="float" office:value="6.1019877960249" calcext:value-type="float">
            <text:p>6.1019877960249</text:p>
          </table:table-cell>
          <table:table-cell table:formula="of:=ABS([.E122]-[.B122])/0.0166667" office:value-type="float" office:value="812.758374483251" calcext:value-type="float">
            <text:p>812.758374483251</text:p>
          </table:table-cell>
          <table:table-cell table:formula="of:=([.F122]-[.C122])/0.0166667" office:value-type="float" office:value="-26.0339479321042" calcext:value-type="float">
            <text:p>-26.0339479321042</text:p>
          </table:table-cell>
          <table:table-cell table:formula="of:=DEGREES(ATAN(ABS([.F122]-[.C122])/ABS([.E122]-[.B122])))" office:value-type="float" office:value="1.83464797216321" calcext:value-type="float">
            <text:p>1.83464797216321</text:p>
          </table:table-cell>
          <table:table-cell table:formula="of:=SQRT(POWER([.H122];2)+POWER([.I122];2)+POWER([.J122];2))" office:value-type="float" office:value="813.198116077903" calcext:value-type="float">
            <text:p>813.198116077903</text:p>
          </table:table-cell>
        </table:table-row>
        <table:table-row table:style-name="ro1">
          <table:table-cell office:value-type="float" office:value="76.2981" calcext:value-type="float">
            <text:p>76.2981</text:p>
          </table:table-cell>
          <table:table-cell office:value-type="float" office:value="276.588" calcext:value-type="float">
            <text:p>276.588</text:p>
          </table:table-cell>
          <table:table-cell office:value-type="float" office:value="40.0354" calcext:value-type="float">
            <text:p>40.0354</text:p>
          </table:table-cell>
          <table:table-cell office:value-type="float" office:value="76.4131" calcext:value-type="float">
            <text:p>76.4131</text:p>
          </table:table-cell>
          <table:table-cell office:value-type="float" office:value="264.26" calcext:value-type="float">
            <text:p>264.26</text:p>
          </table:table-cell>
          <table:table-cell office:value-type="float" office:value="39.6252" calcext:value-type="float">
            <text:p>39.6252</text:p>
          </table:table-cell>
          <table:table-cell/>
          <table:table-cell table:formula="of:=([.D123]-[.A123])/0.0166667" office:value-type="float" office:value="6.89998620002729" calcext:value-type="float">
            <text:p>6.89998620002729</text:p>
          </table:table-cell>
          <table:table-cell table:formula="of:=ABS([.E123]-[.B123])/0.0166667" office:value-type="float" office:value="739.678520642961" calcext:value-type="float">
            <text:p>739.678520642961</text:p>
          </table:table-cell>
          <table:table-cell table:formula="of:=([.F123]-[.C123])/0.0166667" office:value-type="float" office:value="-24.6119507760986" calcext:value-type="float">
            <text:p>-24.6119507760986</text:p>
          </table:table-cell>
          <table:table-cell table:formula="of:=DEGREES(ATAN(ABS([.F123]-[.C123])/ABS([.E123]-[.B123])))" office:value-type="float" office:value="1.90574795908171" calcext:value-type="float">
            <text:p>1.90574795908171</text:p>
          </table:table-cell>
          <table:table-cell table:formula="of:=SQRT(POWER([.H123];2)+POWER([.I123];2)+POWER([.J123];2))" office:value-type="float" office:value="740.120038798521" calcext:value-type="float">
            <text:p>740.120038798521</text:p>
          </table:table-cell>
        </table:table-row>
        <table:table-row table:style-name="ro1">
          <table:table-cell office:value-type="float" office:value="76.4266" calcext:value-type="float">
            <text:p>76.4266</text:p>
          </table:table-cell>
          <table:table-cell office:value-type="float" office:value="265.469" calcext:value-type="float">
            <text:p>265.469</text:p>
          </table:table-cell>
          <table:table-cell office:value-type="float" office:value="39.6644" calcext:value-type="float">
            <text:p>39.6644</text:p>
          </table:table-cell>
          <table:table-cell office:value-type="float" office:value="76.2821" calcext:value-type="float">
            <text:p>76.2821</text:p>
          </table:table-cell>
          <table:table-cell office:value-type="float" office:value="252.528" calcext:value-type="float">
            <text:p>252.528</text:p>
          </table:table-cell>
          <table:table-cell office:value-type="float" office:value="39.0016" calcext:value-type="float">
            <text:p>39.0016</text:p>
          </table:table-cell>
          <table:table-cell/>
          <table:table-cell table:formula="of:=([.D124]-[.A124])/0.0166667" office:value-type="float" office:value="-8.6699826600343" calcext:value-type="float">
            <text:p>-8.6699826600343</text:p>
          </table:table-cell>
          <table:table-cell table:formula="of:=ABS([.E124]-[.B124])/0.0166667" office:value-type="float" office:value="776.458447083106" calcext:value-type="float">
            <text:p>776.458447083106</text:p>
          </table:table-cell>
          <table:table-cell table:formula="of:=([.F124]-[.C124])/0.0166667" office:value-type="float" office:value="-39.7679204641589" calcext:value-type="float">
            <text:p>-39.7679204641589</text:p>
          </table:table-cell>
          <table:table-cell table:formula="of:=DEGREES(ATAN(ABS([.F124]-[.C124])/ABS([.E124]-[.B124])))" office:value-type="float" office:value="2.9319595922619" calcext:value-type="float">
            <text:p>2.9319595922619</text:p>
          </table:table-cell>
          <table:table-cell table:formula="of:=SQRT(POWER([.H124];2)+POWER([.I124];2)+POWER([.J124];2))" office:value-type="float" office:value="777.524518034047" calcext:value-type="float">
            <text:p>777.524518034047</text:p>
          </table:table-cell>
        </table:table-row>
        <table:table-row table:style-name="ro1">
          <table:table-cell office:value-type="float" office:value="76.2983" calcext:value-type="float">
            <text:p>76.2983</text:p>
          </table:table-cell>
          <table:table-cell office:value-type="float" office:value="276.482" calcext:value-type="float">
            <text:p>276.482</text:p>
          </table:table-cell>
          <table:table-cell office:value-type="float" office:value="40.5528" calcext:value-type="float">
            <text:p>40.5528</text:p>
          </table:table-cell>
          <table:table-cell office:value-type="float" office:value="76.1677" calcext:value-type="float">
            <text:p>76.1677</text:p>
          </table:table-cell>
          <table:table-cell office:value-type="float" office:value="264.14" calcext:value-type="float">
            <text:p>264.14</text:p>
          </table:table-cell>
          <table:table-cell office:value-type="float" office:value="40.1362" calcext:value-type="float">
            <text:p>40.1362</text:p>
          </table:table-cell>
          <table:table-cell/>
          <table:table-cell table:formula="of:=([.D125]-[.A125])/0.0166667" office:value-type="float" office:value="-7.83598432803141" calcext:value-type="float">
            <text:p>-7.83598432803141</text:p>
          </table:table-cell>
          <table:table-cell table:formula="of:=ABS([.E125]-[.B125])/0.0166667" office:value-type="float" office:value="740.518518962965" calcext:value-type="float">
            <text:p>740.518518962965</text:p>
          </table:table-cell>
          <table:table-cell table:formula="of:=([.F125]-[.C125])/0.0166667" office:value-type="float" office:value="-24.9959500080997" calcext:value-type="float">
            <text:p>-24.9959500080997</text:p>
          </table:table-cell>
          <table:table-cell table:formula="of:=DEGREES(ATAN(ABS([.F125]-[.C125])/ABS([.E125]-[.B125])))" office:value-type="float" office:value="1.93326547675564" calcext:value-type="float">
            <text:p>1.93326547675564</text:p>
          </table:table-cell>
          <table:table-cell table:formula="of:=SQRT(POWER([.H125];2)+POWER([.I125];2)+POWER([.J125];2))" office:value-type="float" office:value="740.981698218181" calcext:value-type="float">
            <text:p>740.981698218181</text:p>
          </table:table-cell>
        </table:table-row>
        <table:table-row table:style-name="ro1">
          <table:table-cell office:value-type="float" office:value="75.7257" calcext:value-type="float">
            <text:p>75.7257</text:p>
          </table:table-cell>
          <table:table-cell office:value-type="float" office:value="268.582" calcext:value-type="float">
            <text:p>268.582</text:p>
          </table:table-cell>
          <table:table-cell office:value-type="float" office:value="42.3405" calcext:value-type="float">
            <text:p>42.3405</text:p>
          </table:table-cell>
          <table:table-cell office:value-type="float" office:value="75.8416" calcext:value-type="float">
            <text:p>75.8416</text:p>
          </table:table-cell>
          <table:table-cell office:value-type="float" office:value="255.398" calcext:value-type="float">
            <text:p>255.398</text:p>
          </table:table-cell>
          <table:table-cell office:value-type="float" office:value="42.3342" calcext:value-type="float">
            <text:p>42.3342</text:p>
          </table:table-cell>
          <table:table-cell/>
          <table:table-cell table:formula="of:=([.D126]-[.A126])/0.0166667" office:value-type="float" office:value="6.9539860920276" calcext:value-type="float">
            <text:p>6.9539860920276</text:p>
          </table:table-cell>
          <table:table-cell table:formula="of:=ABS([.E126]-[.B126])/0.0166667" office:value-type="float" office:value="791.038417923164" calcext:value-type="float">
            <text:p>791.038417923164</text:p>
          </table:table-cell>
          <table:table-cell table:formula="of:=([.F126]-[.C126])/0.0166667" office:value-type="float" office:value="-0.377999244001271" calcext:value-type="float">
            <text:p>-0.377999244001271</text:p>
          </table:table-cell>
          <table:table-cell table:formula="of:=DEGREES(ATAN(ABS([.F126]-[.C126])/ABS([.E126]-[.B126])))" office:value-type="float" office:value="0.0273788974103281" calcext:value-type="float">
            <text:p>0.027378897410328</text:p>
          </table:table-cell>
          <table:table-cell table:formula="of:=SQRT(POWER([.H126];2)+POWER([.I126];2)+POWER([.J126];2))" office:value-type="float" office:value="791.069073745383" calcext:value-type="float">
            <text:p>791.069073745383</text:p>
          </table:table-cell>
        </table:table-row>
        <table:table-row table:style-name="ro1">
          <table:table-cell office:value-type="float" office:value="75.228" calcext:value-type="float">
            <text:p>75.228</text:p>
          </table:table-cell>
          <table:table-cell office:value-type="float" office:value="268.807" calcext:value-type="float">
            <text:p>268.807</text:p>
          </table:table-cell>
          <table:table-cell office:value-type="float" office:value="40.8341" calcext:value-type="float">
            <text:p>40.8341</text:p>
          </table:table-cell>
          <table:table-cell office:value-type="float" office:value="74.6508" calcext:value-type="float">
            <text:p>74.6508</text:p>
          </table:table-cell>
          <table:table-cell office:value-type="float" office:value="257.97" calcext:value-type="float">
            <text:p>257.97</text:p>
          </table:table-cell>
          <table:table-cell office:value-type="float" office:value="40.2302" calcext:value-type="float">
            <text:p>40.2302</text:p>
          </table:table-cell>
          <table:table-cell/>
          <table:table-cell table:formula="of:=([.D127]-[.A127])/0.0166667" office:value-type="float" office:value="-34.631930736138" calcext:value-type="float">
            <text:p>-34.631930736138</text:p>
          </table:table-cell>
          <table:table-cell table:formula="of:=ABS([.E127]-[.B127])/0.0166667" office:value-type="float" office:value="650.2186995626" calcext:value-type="float">
            <text:p>650.2186995626</text:p>
          </table:table-cell>
          <table:table-cell table:formula="of:=([.F127]-[.C127])/0.0166667" office:value-type="float" office:value="-36.2339275321447" calcext:value-type="float">
            <text:p>-36.2339275321447</text:p>
          </table:table-cell>
          <table:table-cell table:formula="of:=DEGREES(ATAN(ABS([.F127]-[.C127])/ABS([.E127]-[.B127])))" office:value-type="float" office:value="3.1895516961597" calcext:value-type="float">
            <text:p>3.1895516961597</text:p>
          </table:table-cell>
          <table:table-cell table:formula="of:=SQRT(POWER([.H127];2)+POWER([.I127];2)+POWER([.J127];2))" office:value-type="float" office:value="652.147702128741" calcext:value-type="float">
            <text:p>652.147702128741</text:p>
          </table:table-cell>
        </table:table-row>
        <table:table-row table:style-name="ro1">
          <table:table-cell office:value-type="float" office:value="76.193" calcext:value-type="float">
            <text:p>76.193</text:p>
          </table:table-cell>
          <table:table-cell office:value-type="float" office:value="266.658" calcext:value-type="float">
            <text:p>266.658</text:p>
          </table:table-cell>
          <table:table-cell office:value-type="float" office:value="39.7103" calcext:value-type="float">
            <text:p>39.7103</text:p>
          </table:table-cell>
          <table:table-cell office:value-type="float" office:value="76.3077" calcext:value-type="float">
            <text:p>76.3077</text:p>
          </table:table-cell>
          <table:table-cell office:value-type="float" office:value="254.88" calcext:value-type="float">
            <text:p>254.88</text:p>
          </table:table-cell>
          <table:table-cell office:value-type="float" office:value="38.8268" calcext:value-type="float">
            <text:p>38.8268</text:p>
          </table:table-cell>
          <table:table-cell/>
          <table:table-cell table:formula="of:=([.D128]-[.A128])/0.0166667" office:value-type="float" office:value="6.88198623602748" calcext:value-type="float">
            <text:p>6.88198623602748</text:p>
          </table:table-cell>
          <table:table-cell table:formula="of:=ABS([.E128]-[.B128])/0.0166667" office:value-type="float" office:value="706.678586642828" calcext:value-type="float">
            <text:p>706.678586642828</text:p>
          </table:table-cell>
          <table:table-cell table:formula="of:=([.F128]-[.C128])/0.0166667" office:value-type="float" office:value="-53.0098939802119" calcext:value-type="float">
            <text:p>-53.0098939802119</text:p>
          </table:table-cell>
          <table:table-cell table:formula="of:=DEGREES(ATAN(ABS([.F128]-[.C128])/ABS([.E128]-[.B128])))" office:value-type="float" office:value="4.28987894317671" calcext:value-type="float">
            <text:p>4.28987894317671</text:p>
          </table:table-cell>
          <table:table-cell table:formula="of:=SQRT(POWER([.H128];2)+POWER([.I128];2)+POWER([.J128];2))" office:value-type="float" office:value="708.697421622127" calcext:value-type="float">
            <text:p>708.697421622127</text:p>
          </table:table-cell>
        </table:table-row>
        <table:table-row table:style-name="ro1">
          <table:table-cell office:value-type="float" office:value="76.2323" calcext:value-type="float">
            <text:p>76.2323</text:p>
          </table:table-cell>
          <table:table-cell office:value-type="float" office:value="270.237" calcext:value-type="float">
            <text:p>270.237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76.1044" calcext:value-type="float">
            <text:p>76.1044</text:p>
          </table:table-cell>
          <table:table-cell office:value-type="float" office:value="258.226" calcext:value-type="float">
            <text:p>258.226</text:p>
          </table:table-cell>
          <table:table-cell office:value-type="float" office:value="39.6904" calcext:value-type="float">
            <text:p>39.6904</text:p>
          </table:table-cell>
          <table:table-cell/>
          <table:table-cell table:formula="of:=([.D129]-[.A129])/0.0166667" office:value-type="float" office:value="-7.6739846520305" calcext:value-type="float">
            <text:p>-7.6739846520305</text:p>
          </table:table-cell>
          <table:table-cell table:formula="of:=ABS([.E129]-[.B129])/0.0166667" office:value-type="float" office:value="720.658558682884" calcext:value-type="float">
            <text:p>720.658558682884</text:p>
          </table:table-cell>
          <table:table-cell table:formula="of:=([.F129]-[.C129])/0.0166667" office:value-type="float" office:value="-39.0299219401562" calcext:value-type="float">
            <text:p>-39.0299219401562</text:p>
          </table:table-cell>
          <table:table-cell table:formula="of:=DEGREES(ATAN(ABS([.F129]-[.C129])/ABS([.E129]-[.B129])))" office:value-type="float" office:value="3.10003563557647" calcext:value-type="float">
            <text:p>3.10003563557647</text:p>
          </table:table-cell>
          <table:table-cell table:formula="of:=SQRT(POWER([.H129];2)+POWER([.I129];2)+POWER([.J129];2))" office:value-type="float" office:value="721.755487024509" calcext:value-type="float">
            <text:p>721.755487024509</text:p>
          </table:table-cell>
        </table:table-row>
        <table:table-row table:style-name="ro1">
          <table:table-cell office:value-type="float" office:value="75.2276" calcext:value-type="float">
            <text:p>75.2276</text:p>
          </table:table-cell>
          <table:table-cell office:value-type="float" office:value="268.856" calcext:value-type="float">
            <text:p>268.856</text:p>
          </table:table-cell>
          <table:table-cell office:value-type="float" office:value="40.5798" calcext:value-type="float">
            <text:p>40.5798</text:p>
          </table:table-cell>
          <table:table-cell office:value-type="float" office:value="74.642" calcext:value-type="float">
            <text:p>74.642</text:p>
          </table:table-cell>
          <table:table-cell office:value-type="float" office:value="256.799" calcext:value-type="float">
            <text:p>256.799</text:p>
          </table:table-cell>
          <table:table-cell office:value-type="float" office:value="40.1904" calcext:value-type="float">
            <text:p>40.1904</text:p>
          </table:table-cell>
          <table:table-cell/>
          <table:table-cell table:formula="of:=([.D130]-[.A130])/0.0166667" office:value-type="float" office:value="-35.1359297281405" calcext:value-type="float">
            <text:p>-35.1359297281405</text:p>
          </table:table-cell>
          <table:table-cell table:formula="of:=ABS([.E130]-[.B130])/0.0166667" office:value-type="float" office:value="723.418553162895" calcext:value-type="float">
            <text:p>723.418553162895</text:p>
          </table:table-cell>
          <table:table-cell table:formula="of:=([.F130]-[.C130])/0.0166667" office:value-type="float" office:value="-23.3639532720936" calcext:value-type="float">
            <text:p>-23.3639532720936</text:p>
          </table:table-cell>
          <table:table-cell table:formula="of:=DEGREES(ATAN(ABS([.F130]-[.C130])/ABS([.E130]-[.B130])))" office:value-type="float" office:value="1.84981538456155" calcext:value-type="float">
            <text:p>1.84981538456155</text:p>
          </table:table-cell>
          <table:table-cell table:formula="of:=SQRT(POWER([.H130];2)+POWER([.I130];2)+POWER([.J130];2))" office:value-type="float" office:value="724.648060047536" calcext:value-type="float">
            <text:p>724.648060047536</text:p>
          </table:table-cell>
        </table:table-row>
        <table:table-row table:style-name="ro1">
          <table:table-cell office:value-type="float" office:value="75.6763" calcext:value-type="float">
            <text:p>75.6763</text:p>
          </table:table-cell>
          <table:table-cell office:value-type="float" office:value="264.131" calcext:value-type="float">
            <text:p>264.131</text:p>
          </table:table-cell>
          <table:table-cell office:value-type="float" office:value="39.8982" calcext:value-type="float">
            <text:p>39.8982</text:p>
          </table:table-cell>
          <table:table-cell office:value-type="float" office:value="75.3333" calcext:value-type="float">
            <text:p>75.3333</text:p>
          </table:table-cell>
          <table:table-cell office:value-type="float" office:value="253.603" calcext:value-type="float">
            <text:p>253.603</text:p>
          </table:table-cell>
          <table:table-cell office:value-type="float" office:value="38.8209" calcext:value-type="float">
            <text:p>38.8209</text:p>
          </table:table-cell>
          <table:table-cell/>
          <table:table-cell table:formula="of:=([.D131]-[.A131])/0.0166667" office:value-type="float" office:value="-20.5799588400825" calcext:value-type="float">
            <text:p>-20.5799588400825</text:p>
          </table:table-cell>
          <table:table-cell table:formula="of:=ABS([.E131]-[.B131])/0.0166667" office:value-type="float" office:value="631.678736642525" calcext:value-type="float">
            <text:p>631.678736642525</text:p>
          </table:table-cell>
          <table:table-cell table:formula="of:=([.F131]-[.C131])/0.0166667" office:value-type="float" office:value="-64.6378707242586" calcext:value-type="float">
            <text:p>-64.6378707242586</text:p>
          </table:table-cell>
          <table:table-cell table:formula="of:=DEGREES(ATAN(ABS([.F131]-[.C131])/ABS([.E131]-[.B131])))" office:value-type="float" office:value="5.8425769425742" calcext:value-type="float">
            <text:p>5.8425769425742</text:p>
          </table:table-cell>
          <table:table-cell table:formula="of:=SQRT(POWER([.H131];2)+POWER([.I131];2)+POWER([.J131];2))" office:value-type="float" office:value="635.310644774603" calcext:value-type="float">
            <text:p>635.310644774603</text:p>
          </table:table-cell>
        </table:table-row>
        <table:table-row table:style-name="ro1">
          <table:table-cell office:value-type="float" office:value="74.9493" calcext:value-type="float">
            <text:p>74.9493</text:p>
          </table:table-cell>
          <table:table-cell office:value-type="float" office:value="265.265" calcext:value-type="float">
            <text:p>265.265</text:p>
          </table:table-cell>
          <table:table-cell office:value-type="float" office:value="39.9573" calcext:value-type="float">
            <text:p>39.9573</text:p>
          </table:table-cell>
          <table:table-cell office:value-type="float" office:value="74.3738" calcext:value-type="float">
            <text:p>74.3738</text:p>
          </table:table-cell>
          <table:table-cell office:value-type="float" office:value="253.399" calcext:value-type="float">
            <text:p>253.399</text:p>
          </table:table-cell>
          <table:table-cell office:value-type="float" office:value="39.3441" calcext:value-type="float">
            <text:p>39.3441</text:p>
          </table:table-cell>
          <table:table-cell/>
          <table:table-cell table:formula="of:=([.D132]-[.A132])/0.0166667" office:value-type="float" office:value="-34.5299309401376" calcext:value-type="float">
            <text:p>-34.5299309401376</text:p>
          </table:table-cell>
          <table:table-cell table:formula="of:=ABS([.E132]-[.B132])/0.0166667" office:value-type="float" office:value="711.958576082847" calcext:value-type="float">
            <text:p>711.958576082847</text:p>
          </table:table-cell>
          <table:table-cell table:formula="of:=([.F132]-[.C132])/0.0166667" office:value-type="float" office:value="-36.7919264161475" calcext:value-type="float">
            <text:p>-36.7919264161475</text:p>
          </table:table-cell>
          <table:table-cell table:formula="of:=DEGREES(ATAN(ABS([.F132]-[.C132])/ABS([.E132]-[.B132])))" office:value-type="float" office:value="2.95824598720592" calcext:value-type="float">
            <text:p>2.95824598720592</text:p>
          </table:table-cell>
          <table:table-cell table:formula="of:=SQRT(POWER([.H132];2)+POWER([.I132];2)+POWER([.J132];2))" office:value-type="float" office:value="713.744335205581" calcext:value-type="float">
            <text:p>713.744335205581</text:p>
          </table:table-cell>
        </table:table-row>
        <table:table-row table:style-name="ro1">
          <table:table-cell office:value-type="float" office:value="73.4809" calcext:value-type="float">
            <text:p>73.4809</text:p>
          </table:table-cell>
          <table:table-cell office:value-type="float" office:value="266.217" calcext:value-type="float">
            <text:p>266.217</text:p>
          </table:table-cell>
          <table:table-cell office:value-type="float" office:value="40.5451" calcext:value-type="float">
            <text:p>40.5451</text:p>
          </table:table-cell>
          <table:table-cell office:value-type="float" office:value="72.4605" calcext:value-type="float">
            <text:p>72.4605</text:p>
          </table:table-cell>
          <table:table-cell office:value-type="float" office:value="254.219" calcext:value-type="float">
            <text:p>254.219</text:p>
          </table:table-cell>
          <table:table-cell office:value-type="float" office:value="39.9365" calcext:value-type="float">
            <text:p>39.9365</text:p>
          </table:table-cell>
          <table:table-cell/>
          <table:table-cell table:formula="of:=([.D133]-[.A133])/0.0166667" office:value-type="float" office:value="-61.2238775522455" calcext:value-type="float">
            <text:p>-61.2238775522455</text:p>
          </table:table-cell>
          <table:table-cell table:formula="of:=ABS([.E133]-[.B133])/0.0166667" office:value-type="float" office:value="719.878560242879" calcext:value-type="float">
            <text:p>719.878560242879</text:p>
          </table:table-cell>
          <table:table-cell table:formula="of:=([.F133]-[.C133])/0.0166667" office:value-type="float" office:value="-36.5159269681458" calcext:value-type="float">
            <text:p>-36.5159269681458</text:p>
          </table:table-cell>
          <table:table-cell table:formula="of:=DEGREES(ATAN(ABS([.F133]-[.C133])/ABS([.E133]-[.B133])))" office:value-type="float" office:value="2.90384647778294" calcext:value-type="float">
            <text:p>2.90384647778294</text:p>
          </table:table-cell>
          <table:table-cell table:formula="of:=SQRT(POWER([.H133];2)+POWER([.I133];2)+POWER([.J133];2))" office:value-type="float" office:value="723.399555987032" calcext:value-type="float">
            <text:p>723.399555987032</text:p>
          </table:table-cell>
        </table:table-row>
        <table:table-row table:style-name="ro1">
          <table:table-cell office:value-type="float" office:value="74.2258" calcext:value-type="float">
            <text:p>74.2258</text:p>
          </table:table-cell>
          <table:table-cell office:value-type="float" office:value="267.664" calcext:value-type="float">
            <text:p>267.664</text:p>
          </table:table-cell>
          <table:table-cell office:value-type="float" office:value="39.8044" calcext:value-type="float">
            <text:p>39.8044</text:p>
          </table:table-cell>
          <table:table-cell office:value-type="float" office:value="73.4196" calcext:value-type="float">
            <text:p>73.4196</text:p>
          </table:table-cell>
          <table:table-cell office:value-type="float" office:value="254.437" calcext:value-type="float">
            <text:p>254.437</text:p>
          </table:table-cell>
          <table:table-cell office:value-type="float" office:value="39.4107" calcext:value-type="float">
            <text:p>39.4107</text:p>
          </table:table-cell>
          <table:table-cell/>
          <table:table-cell table:formula="of:=([.D134]-[.A134])/0.0166667" office:value-type="float" office:value="-48.3719032561937" calcext:value-type="float">
            <text:p>-48.3719032561937</text:p>
          </table:table-cell>
          <table:table-cell table:formula="of:=ABS([.E134]-[.B134])/0.0166667" office:value-type="float" office:value="793.618412763173" calcext:value-type="float">
            <text:p>793.618412763173</text:p>
          </table:table-cell>
          <table:table-cell table:formula="of:=([.F134]-[.C134])/0.0166667" office:value-type="float" office:value="-23.6219527560946" calcext:value-type="float">
            <text:p>-23.6219527560946</text:p>
          </table:table-cell>
          <table:table-cell table:formula="of:=DEGREES(ATAN(ABS([.F134]-[.C134])/ABS([.E134]-[.B134])))" office:value-type="float" office:value="1.70489834345748" calcext:value-type="float">
            <text:p>1.70489834345748</text:p>
          </table:table-cell>
          <table:table-cell table:formula="of:=SQRT(POWER([.H134];2)+POWER([.I134];2)+POWER([.J134];2))" office:value-type="float" office:value="795.442029788077" calcext:value-type="float">
            <text:p>795.442029788077</text:p>
          </table:table-cell>
        </table:table-row>
        <table:table-row table:style-name="ro1">
          <table:table-cell office:value-type="float" office:value="73.9965" calcext:value-type="float">
            <text:p>73.9965</text:p>
          </table:table-cell>
          <table:table-cell office:value-type="float" office:value="269.91" calcext:value-type="float">
            <text:p>269.91</text:p>
          </table:table-cell>
          <table:table-cell office:value-type="float" office:value="40.9092" calcext:value-type="float">
            <text:p>40.9092</text:p>
          </table:table-cell>
          <table:table-cell office:value-type="float" office:value="73.1978" calcext:value-type="float">
            <text:p>73.1978</text:p>
          </table:table-cell>
          <table:table-cell office:value-type="float" office:value="257.786" calcext:value-type="float">
            <text:p>257.786</text:p>
          </table:table-cell>
          <table:table-cell office:value-type="float" office:value="40.2752" calcext:value-type="float">
            <text:p>40.2752</text:p>
          </table:table-cell>
          <table:table-cell/>
          <table:table-cell table:formula="of:=([.D135]-[.A135])/0.0166667" office:value-type="float" office:value="-47.9219041561915" calcext:value-type="float">
            <text:p>-47.9219041561915</text:p>
          </table:table-cell>
          <table:table-cell table:formula="of:=ABS([.E135]-[.B135])/0.0166667" office:value-type="float" office:value="727.438545122911" calcext:value-type="float">
            <text:p>727.438545122911</text:p>
          </table:table-cell>
          <table:table-cell table:formula="of:=([.F135]-[.C135])/0.0166667" office:value-type="float" office:value="-38.0399239201522" calcext:value-type="float">
            <text:p>-38.0399239201522</text:p>
          </table:table-cell>
          <table:table-cell table:formula="of:=DEGREES(ATAN(ABS([.F135]-[.C135])/ABS([.E135]-[.B135])))" office:value-type="float" office:value="2.99344004051756" calcext:value-type="float">
            <text:p>2.99344004051756</text:p>
          </table:table-cell>
          <table:table-cell table:formula="of:=SQRT(POWER([.H135];2)+POWER([.I135];2)+POWER([.J135];2))" office:value-type="float" office:value="730.007110677933" calcext:value-type="float">
            <text:p>730.007110677933</text:p>
          </table:table-cell>
        </table:table-row>
        <table:table-row table:style-name="ro1">
          <table:table-cell office:value-type="float" office:value="74.7776" calcext:value-type="float">
            <text:p>74.7776</text:p>
          </table:table-cell>
          <table:table-cell office:value-type="float" office:value="275.071" calcext:value-type="float">
            <text:p>275.071</text:p>
          </table:table-cell>
          <table:table-cell office:value-type="float" office:value="40.5484" calcext:value-type="float">
            <text:p>40.5484</text:p>
          </table:table-cell>
          <table:table-cell office:value-type="float" office:value="73.9515" calcext:value-type="float">
            <text:p>73.9515</text:p>
          </table:table-cell>
          <table:table-cell office:value-type="float" office:value="262.687" calcext:value-type="float">
            <text:p>262.687</text:p>
          </table:table-cell>
          <table:table-cell office:value-type="float" office:value="40.1591" calcext:value-type="float">
            <text:p>40.1591</text:p>
          </table:table-cell>
          <table:table-cell/>
          <table:table-cell table:formula="of:=([.D136]-[.A136])/0.0166667" office:value-type="float" office:value="-49.5659008681989" calcext:value-type="float">
            <text:p>-49.5659008681989</text:p>
          </table:table-cell>
          <table:table-cell table:formula="of:=ABS([.E136]-[.B136])/0.0166667" office:value-type="float" office:value="743.038513922973" calcext:value-type="float">
            <text:p>743.038513922973</text:p>
          </table:table-cell>
          <table:table-cell table:formula="of:=([.F136]-[.C136])/0.0166667" office:value-type="float" office:value="-23.3579532840934" calcext:value-type="float">
            <text:p>-23.3579532840934</text:p>
          </table:table-cell>
          <table:table-cell table:formula="of:=DEGREES(ATAN(ABS([.F136]-[.C136])/ABS([.E136]-[.B136])))" office:value-type="float" office:value="1.80054133837297" calcext:value-type="float">
            <text:p>1.80054133837297</text:p>
          </table:table-cell>
          <table:table-cell table:formula="of:=SQRT(POWER([.H136];2)+POWER([.I136];2)+POWER([.J136];2))" office:value-type="float" office:value="745.056109083979" calcext:value-type="float">
            <text:p>745.056109083979</text:p>
          </table:table-cell>
        </table:table-row>
        <table:table-row table:style-name="ro1">
          <table:table-cell office:value-type="float" office:value="74.5264" calcext:value-type="float">
            <text:p>74.5264</text:p>
          </table:table-cell>
          <table:table-cell office:value-type="float" office:value="275.045" calcext:value-type="float">
            <text:p>275.045</text:p>
          </table:table-cell>
          <table:table-cell office:value-type="float" office:value="40.5549" calcext:value-type="float">
            <text:p>40.5549</text:p>
          </table:table-cell>
          <table:table-cell office:value-type="float" office:value="73.7068" calcext:value-type="float">
            <text:p>73.7068</text:p>
          </table:table-cell>
          <table:table-cell office:value-type="float" office:value="262.658" calcext:value-type="float">
            <text:p>262.658</text:p>
          </table:table-cell>
          <table:table-cell office:value-type="float" office:value="40.1663" calcext:value-type="float">
            <text:p>40.1663</text:p>
          </table:table-cell>
          <table:table-cell/>
          <table:table-cell table:formula="of:=([.D137]-[.A137])/0.0166667" office:value-type="float" office:value="-49.1759016481964" calcext:value-type="float">
            <text:p>-49.1759016481964</text:p>
          </table:table-cell>
          <table:table-cell table:formula="of:=ABS([.E137]-[.B137])/0.0166667" office:value-type="float" office:value="743.218513562973" calcext:value-type="float">
            <text:p>743.218513562973</text:p>
          </table:table-cell>
          <table:table-cell table:formula="of:=([.F137]-[.C137])/0.0166667" office:value-type="float" office:value="-23.3159533680935" calcext:value-type="float">
            <text:p>-23.3159533680935</text:p>
          </table:table-cell>
          <table:table-cell table:formula="of:=DEGREES(ATAN(ABS([.F137]-[.C137])/ABS([.E137]-[.B137])))" office:value-type="float" office:value="1.7968709088287" calcext:value-type="float">
            <text:p>1.7968709088287</text:p>
          </table:table-cell>
          <table:table-cell table:formula="of:=SQRT(POWER([.H137];2)+POWER([.I137];2)+POWER([.J137];2))" office:value-type="float" office:value="745.208468743567" calcext:value-type="float">
            <text:p>745.208468743567</text:p>
          </table:table-cell>
        </table:table-row>
        <table:table-row table:style-name="ro1">
          <table:table-cell office:value-type="float" office:value="73.4957" calcext:value-type="float">
            <text:p>73.4957</text:p>
          </table:table-cell>
          <table:table-cell office:value-type="float" office:value="270.044" calcext:value-type="float">
            <text:p>270.044</text:p>
          </table:table-cell>
          <table:table-cell office:value-type="float" office:value="39.9045" calcext:value-type="float">
            <text:p>39.9045</text:p>
          </table:table-cell>
          <table:table-cell office:value-type="float" office:value="72.465" calcext:value-type="float">
            <text:p>72.465</text:p>
          </table:table-cell>
          <table:table-cell office:value-type="float" office:value="257.913" calcext:value-type="float">
            <text:p>257.913</text:p>
          </table:table-cell>
          <table:table-cell office:value-type="float" office:value="39.0541" calcext:value-type="float">
            <text:p>39.0541</text:p>
          </table:table-cell>
          <table:table-cell/>
          <table:table-cell table:formula="of:=([.D138]-[.A138])/0.0166667" office:value-type="float" office:value="-61.8418763162471" calcext:value-type="float">
            <text:p>-61.8418763162471</text:p>
          </table:table-cell>
          <table:table-cell table:formula="of:=ABS([.E138]-[.B138])/0.0166667" office:value-type="float" office:value="727.85854428291" calcext:value-type="float">
            <text:p>727.85854428291</text:p>
          </table:table-cell>
          <table:table-cell table:formula="of:=([.F138]-[.C138])/0.0166667" office:value-type="float" office:value="-51.0238979522041" calcext:value-type="float">
            <text:p>-51.0238979522041</text:p>
          </table:table-cell>
          <table:table-cell table:formula="of:=DEGREES(ATAN(ABS([.F138]-[.C138])/ABS([.E138]-[.B138])))" office:value-type="float" office:value="4.00995397074862" calcext:value-type="float">
            <text:p>4.00995397074862</text:p>
          </table:table-cell>
          <table:table-cell table:formula="of:=SQRT(POWER([.H138];2)+POWER([.I138];2)+POWER([.J138];2))" office:value-type="float" office:value="732.260825330829" calcext:value-type="float">
            <text:p>732.260825330829</text:p>
          </table:table-cell>
        </table:table-row>
        <table:table-row table:style-name="ro1">
          <table:table-cell office:value-type="float" office:value="73.2375" calcext:value-type="float">
            <text:p>73.2375</text:p>
          </table:table-cell>
          <table:table-cell office:value-type="float" office:value="267.502" calcext:value-type="float">
            <text:p>267.502</text:p>
          </table:table-cell>
          <table:table-cell office:value-type="float" office:value="40.0866" calcext:value-type="float">
            <text:p>40.0866</text:p>
          </table:table-cell>
          <table:table-cell office:value-type="float" office:value="72.454" calcext:value-type="float">
            <text:p>72.454</text:p>
          </table:table-cell>
          <table:table-cell office:value-type="float" office:value="251.907" calcext:value-type="float">
            <text:p>251.907</text:p>
          </table:table-cell>
          <table:table-cell office:value-type="float" office:value="39.8617" calcext:value-type="float">
            <text:p>39.8617</text:p>
          </table:table-cell>
          <table:table-cell/>
          <table:table-cell table:formula="of:=([.D139]-[.A139])/0.0166667" office:value-type="float" office:value="-47.0099059801883" calcext:value-type="float">
            <text:p>-47.0099059801883</text:p>
          </table:table-cell>
          <table:table-cell table:formula="of:=ABS([.E139]-[.B139])/0.0166667" office:value-type="float" office:value="935.698128603743" calcext:value-type="float">
            <text:p>935.698128603743</text:p>
          </table:table-cell>
          <table:table-cell table:formula="of:=([.F139]-[.C139])/0.0166667" office:value-type="float" office:value="-13.4939730120539" calcext:value-type="float">
            <text:p>-13.4939730120539</text:p>
          </table:table-cell>
          <table:table-cell table:formula="of:=DEGREES(ATAN(ABS([.F139]-[.C139])/ABS([.E139]-[.B139])))" office:value-type="float" office:value="0.82622171340481" calcext:value-type="float">
            <text:p>0.82622171340481</text:p>
          </table:table-cell>
          <table:table-cell table:formula="of:=SQRT(POWER([.H139];2)+POWER([.I139];2)+POWER([.J139];2))" office:value-type="float" office:value="936.975456690549" calcext:value-type="float">
            <text:p>936.975456690549</text:p>
          </table:table-cell>
        </table:table-row>
        <table:table-row table:style-name="ro1">
          <table:table-cell office:value-type="float" office:value="67.5786" calcext:value-type="float">
            <text:p>67.5786</text:p>
          </table:table-cell>
          <table:table-cell office:value-type="float" office:value="265.394" calcext:value-type="float">
            <text:p>265.394</text:p>
          </table:table-cell>
          <table:table-cell office:value-type="float" office:value="40.9827" calcext:value-type="float">
            <text:p>40.9827</text:p>
          </table:table-cell>
          <table:table-cell office:value-type="float" office:value="67.1977" calcext:value-type="float">
            <text:p>67.1977</text:p>
          </table:table-cell>
          <table:table-cell office:value-type="float" office:value="252.241" calcext:value-type="float">
            <text:p>252.241</text:p>
          </table:table-cell>
          <table:table-cell office:value-type="float" office:value="40.3295" calcext:value-type="float">
            <text:p>40.3295</text:p>
          </table:table-cell>
          <table:table-cell/>
          <table:table-cell table:formula="of:=([.D140]-[.A140])/0.0166667" office:value-type="float" office:value="-22.8539542920912" calcext:value-type="float">
            <text:p>-22.8539542920912</text:p>
          </table:table-cell>
          <table:table-cell table:formula="of:=ABS([.E140]-[.B140])/0.0166667" office:value-type="float" office:value="789.178421643156" calcext:value-type="float">
            <text:p>789.178421643156</text:p>
          </table:table-cell>
          <table:table-cell table:formula="of:=([.F140]-[.C140])/0.0166667" office:value-type="float" office:value="-39.1919216161567" calcext:value-type="float">
            <text:p>-39.1919216161567</text:p>
          </table:table-cell>
          <table:table-cell table:formula="of:=DEGREES(ATAN(ABS([.F140]-[.C140])/ABS([.E140]-[.B140])))" office:value-type="float" office:value="2.84306859759613" calcext:value-type="float">
            <text:p>2.84306859759613</text:p>
          </table:table-cell>
          <table:table-cell table:formula="of:=SQRT(POWER([.H140];2)+POWER([.I140];2)+POWER([.J140];2))" office:value-type="float" office:value="790.481429974124" calcext:value-type="float">
            <text:p>790.481429974124</text:p>
          </table:table-cell>
        </table:table-row>
        <table:table-row table:style-name="ro1">
          <table:table-cell office:value-type="float" office:value="58.8167" calcext:value-type="float">
            <text:p>58.8167</text:p>
          </table:table-cell>
          <table:table-cell office:value-type="float" office:value="261.513" calcext:value-type="float">
            <text:p>261.513</text:p>
          </table:table-cell>
          <table:table-cell office:value-type="float" office:value="40.2603" calcext:value-type="float">
            <text:p>40.2603</text:p>
          </table:table-cell>
          <table:table-cell office:value-type="float" office:value="59.3964" calcext:value-type="float">
            <text:p>59.3964</text:p>
          </table:table-cell>
          <table:table-cell office:value-type="float" office:value="248.489" calcext:value-type="float">
            <text:p>248.489</text:p>
          </table:table-cell>
          <table:table-cell office:value-type="float" office:value="39.8748" calcext:value-type="float">
            <text:p>39.8748</text:p>
          </table:table-cell>
          <table:table-cell/>
          <table:table-cell table:formula="of:=([.D141]-[.A141])/0.0166667" office:value-type="float" office:value="34.7819304361393" calcext:value-type="float">
            <text:p>34.7819304361393</text:p>
          </table:table-cell>
          <table:table-cell table:formula="of:=ABS([.E141]-[.B141])/0.0166667" office:value-type="float" office:value="781.438437123124" calcext:value-type="float">
            <text:p>781.438437123124</text:p>
          </table:table-cell>
          <table:table-cell table:formula="of:=([.F141]-[.C141])/0.0166667" office:value-type="float" office:value="-23.1299537400925" calcext:value-type="float">
            <text:p>-23.1299537400925</text:p>
          </table:table-cell>
          <table:table-cell table:formula="of:=DEGREES(ATAN(ABS([.F141]-[.C141])/ABS([.E141]-[.B141])))" office:value-type="float" office:value="1.69541431236606" calcext:value-type="float">
            <text:p>1.69541431236606</text:p>
          </table:table-cell>
          <table:table-cell table:formula="of:=SQRT(POWER([.H141];2)+POWER([.I141];2)+POWER([.J141];2))" office:value-type="float" office:value="782.554029098512" calcext:value-type="float">
            <text:p>782.554029098512</text:p>
          </table:table-cell>
        </table:table-row>
        <table:table-row table:style-name="ro1">
          <table:table-cell office:value-type="float" office:value="58.4867" calcext:value-type="float">
            <text:p>58.4867</text:p>
          </table:table-cell>
          <table:table-cell office:value-type="float" office:value="265.062" calcext:value-type="float">
            <text:p>265.062</text:p>
          </table:table-cell>
          <table:table-cell office:value-type="float" office:value="40.8821" calcext:value-type="float">
            <text:p>40.8821</text:p>
          </table:table-cell>
          <table:table-cell office:value-type="float" office:value="59.3221" calcext:value-type="float">
            <text:p>59.3221</text:p>
          </table:table-cell>
          <table:table-cell office:value-type="float" office:value="251.868" calcext:value-type="float">
            <text:p>251.868</text:p>
          </table:table-cell>
          <table:table-cell office:value-type="float" office:value="40.7085" calcext:value-type="float">
            <text:p>40.7085</text:p>
          </table:table-cell>
          <table:table-cell/>
          <table:table-cell table:formula="of:=([.D142]-[.A142])/0.0166667" office:value-type="float" office:value="50.1238997522005" calcext:value-type="float">
            <text:p>50.1238997522005</text:p>
          </table:table-cell>
          <table:table-cell table:formula="of:=ABS([.E142]-[.B142])/0.0166667" office:value-type="float" office:value="791.638416723168" calcext:value-type="float">
            <text:p>791.638416723168</text:p>
          </table:table-cell>
          <table:table-cell table:formula="of:=([.F142]-[.C142])/0.0166667" office:value-type="float" office:value="-10.4159791680417" calcext:value-type="float">
            <text:p>-10.4159791680417</text:p>
          </table:table-cell>
          <table:table-cell table:formula="of:=DEGREES(ATAN(ABS([.F142]-[.C142])/ABS([.E142]-[.B142])))" office:value-type="float" office:value="0.753825481430907" calcext:value-type="float">
            <text:p>0.753825481430907</text:p>
          </table:table-cell>
          <table:table-cell table:formula="of:=SQRT(POWER([.H142];2)+POWER([.I142];2)+POWER([.J142];2))" office:value-type="float" office:value="793.292052639103" calcext:value-type="float">
            <text:p>793.292052639103</text:p>
          </table:table-cell>
        </table:table-row>
        <table:table-row table:style-name="ro1">
          <table:table-cell office:value-type="float" office:value="57.3047" calcext:value-type="float">
            <text:p>57.3047</text:p>
          </table:table-cell>
          <table:table-cell office:value-type="float" office:value="271.311" calcext:value-type="float">
            <text:p>271.311</text:p>
          </table:table-cell>
          <table:table-cell office:value-type="float" office:value="40.0955" calcext:value-type="float">
            <text:p>40.0955</text:p>
          </table:table-cell>
          <table:table-cell office:value-type="float" office:value="57.6573" calcext:value-type="float">
            <text:p>57.6573</text:p>
          </table:table-cell>
          <table:table-cell office:value-type="float" office:value="258.957" calcext:value-type="float">
            <text:p>258.957</text:p>
          </table:table-cell>
          <table:table-cell office:value-type="float" office:value="39.4988" calcext:value-type="float">
            <text:p>39.4988</text:p>
          </table:table-cell>
          <table:table-cell/>
          <table:table-cell table:formula="of:=([.D143]-[.A143])/0.0166667" office:value-type="float" office:value="21.1559576880848" calcext:value-type="float">
            <text:p>21.1559576880848</text:p>
          </table:table-cell>
          <table:table-cell table:formula="of:=ABS([.E143]-[.B143])/0.0166667" office:value-type="float" office:value="741.238517522964" calcext:value-type="float">
            <text:p>741.238517522964</text:p>
          </table:table-cell>
          <table:table-cell table:formula="of:=([.F143]-[.C143])/0.0166667" office:value-type="float" office:value="-35.8019283961431" calcext:value-type="float">
            <text:p>-35.8019283961431</text:p>
          </table:table-cell>
          <table:table-cell table:formula="of:=DEGREES(ATAN(ABS([.F143]-[.C143])/ABS([.E143]-[.B143])))" office:value-type="float" office:value="2.7652454838785" calcext:value-type="float">
            <text:p>2.7652454838785</text:p>
          </table:table-cell>
          <table:table-cell table:formula="of:=SQRT(POWER([.H143];2)+POWER([.I143];2)+POWER([.J143];2))" office:value-type="float" office:value="742.404130162423" calcext:value-type="float">
            <text:p>742.404130162423</text:p>
          </table:table-cell>
        </table:table-row>
        <table:table-row table:style-name="ro1">
          <table:table-cell office:value-type="float" office:value="57.7425" calcext:value-type="float">
            <text:p>57.7425</text:p>
          </table:table-cell>
          <table:table-cell office:value-type="float" office:value="264.996" calcext:value-type="float">
            <text:p>264.996</text:p>
          </table:table-cell>
          <table:table-cell office:value-type="float" office:value="40.4118" calcext:value-type="float">
            <text:p>40.4118</text:p>
          </table:table-cell>
          <table:table-cell office:value-type="float" office:value="57.8477" calcext:value-type="float">
            <text:p>57.8477</text:p>
          </table:table-cell>
          <table:table-cell office:value-type="float" office:value="252.855" calcext:value-type="float">
            <text:p>252.855</text:p>
          </table:table-cell>
          <table:table-cell office:value-type="float" office:value="40.0754" calcext:value-type="float">
            <text:p>40.0754</text:p>
          </table:table-cell>
          <table:table-cell/>
          <table:table-cell table:formula="of:=([.D144]-[.A144])/0.0166667" office:value-type="float" office:value="6.31198737602546" calcext:value-type="float">
            <text:p>6.31198737602546</text:p>
          </table:table-cell>
          <table:table-cell table:formula="of:=ABS([.E144]-[.B144])/0.0166667" office:value-type="float" office:value="728.458543082913" calcext:value-type="float">
            <text:p>728.458543082913</text:p>
          </table:table-cell>
          <table:table-cell table:formula="of:=([.F144]-[.C144])/0.0166667" office:value-type="float" office:value="-20.1839596320806" calcext:value-type="float">
            <text:p>-20.1839596320806</text:p>
          </table:table-cell>
          <table:table-cell table:formula="of:=DEGREES(ATAN(ABS([.F144]-[.C144])/ABS([.E144]-[.B144])))" office:value-type="float" office:value="1.58713203811696" calcext:value-type="float">
            <text:p>1.58713203811696</text:p>
          </table:table-cell>
          <table:table-cell table:formula="of:=SQRT(POWER([.H144];2)+POWER([.I144];2)+POWER([.J144];2))" office:value-type="float" office:value="728.765450883578" calcext:value-type="float">
            <text:p>728.765450883578</text:p>
          </table:table-cell>
        </table:table-row>
        <table:table-row table:style-name="ro1">
          <table:table-cell office:value-type="float" office:value="57.0635" calcext:value-type="float">
            <text:p>57.0635</text:p>
          </table:table-cell>
          <table:table-cell office:value-type="float" office:value="271.21" calcext:value-type="float">
            <text:p>271.21</text:p>
          </table:table-cell>
          <table:table-cell office:value-type="float" office:value="40.3621" calcext:value-type="float">
            <text:p>40.3621</text:p>
          </table:table-cell>
          <table:table-cell office:value-type="float" office:value="57.1451" calcext:value-type="float">
            <text:p>57.1451</text:p>
          </table:table-cell>
          <table:table-cell office:value-type="float" office:value="260.016" calcext:value-type="float">
            <text:p>260.016</text:p>
          </table:table-cell>
          <table:table-cell office:value-type="float" office:value="39.8053" calcext:value-type="float">
            <text:p>39.8053</text:p>
          </table:table-cell>
          <table:table-cell/>
          <table:table-cell table:formula="of:=([.D145]-[.A145])/0.0166667" office:value-type="float" office:value="4.89599020801968" calcext:value-type="float">
            <text:p>4.89599020801968</text:p>
          </table:table-cell>
          <table:table-cell table:formula="of:=ABS([.E145]-[.B145])/0.0166667" office:value-type="float" office:value="671.638656722684" calcext:value-type="float">
            <text:p>671.638656722684</text:p>
          </table:table-cell>
          <table:table-cell table:formula="of:=([.F145]-[.C145])/0.0166667" office:value-type="float" office:value="-33.4079331841334" calcext:value-type="float">
            <text:p>-33.4079331841334</text:p>
          </table:table-cell>
          <table:table-cell table:formula="of:=DEGREES(ATAN(ABS([.F145]-[.C145])/ABS([.E145]-[.B145])))" office:value-type="float" office:value="2.84759858505384" calcext:value-type="float">
            <text:p>2.84759858505384</text:p>
          </table:table-cell>
          <table:table-cell table:formula="of:=SQRT(POWER([.H145];2)+POWER([.I145];2)+POWER([.J145];2))" office:value-type="float" office:value="672.486836989397" calcext:value-type="float">
            <text:p>672.486836989397</text:p>
          </table:table-cell>
        </table:table-row>
        <table:table-row table:style-name="ro1">
          <table:table-cell office:value-type="float" office:value="57.2965" calcext:value-type="float">
            <text:p>57.2965</text:p>
          </table:table-cell>
          <table:table-cell office:value-type="float" office:value="263.617" calcext:value-type="float">
            <text:p>263.617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57.4546" calcext:value-type="float">
            <text:p>57.4546</text:p>
          </table:table-cell>
          <table:table-cell office:value-type="float" office:value="250.314" calcext:value-type="float">
            <text:p>250.314</text:p>
          </table:table-cell>
          <table:table-cell office:value-type="float" office:value="40.5217" calcext:value-type="float">
            <text:p>40.5217</text:p>
          </table:table-cell>
          <table:table-cell/>
          <table:table-cell table:formula="of:=([.D146]-[.A146])/0.0166667" office:value-type="float" office:value="9.48598102803779" calcext:value-type="float">
            <text:p>9.48598102803779</text:p>
          </table:table-cell>
          <table:table-cell table:formula="of:=ABS([.E146]-[.B146])/0.0166667" office:value-type="float" office:value="798.178403643194" calcext:value-type="float">
            <text:p>798.178403643194</text:p>
          </table:table-cell>
          <table:table-cell table:formula="of:=([.F146]-[.C146])/0.0166667" office:value-type="float" office:value="-7.6199847600302" calcext:value-type="float">
            <text:p>-7.6199847600302</text:p>
          </table:table-cell>
          <table:table-cell table:formula="of:=DEGREES(ATAN(ABS([.F146]-[.C146])/ABS([.E146]-[.B146])))" office:value-type="float" office:value="0.546970078074402" calcext:value-type="float">
            <text:p>0.546970078074402</text:p>
          </table:table-cell>
          <table:table-cell table:formula="of:=SQRT(POWER([.H146];2)+POWER([.I146];2)+POWER([.J146];2))" office:value-type="float" office:value="798.271139429584" calcext:value-type="float">
            <text:p>798.271139429584</text:p>
          </table:table-cell>
        </table:table-row>
        <table:table-row table:style-name="ro1">
          <table:table-cell office:value-type="float" office:value="58.0093" calcext:value-type="float">
            <text:p>58.0093</text:p>
          </table:table-cell>
          <table:table-cell office:value-type="float" office:value="263.904" calcext:value-type="float">
            <text:p>263.904</text:p>
          </table:table-cell>
          <table:table-cell office:value-type="float" office:value="39.8614" calcext:value-type="float">
            <text:p>39.8614</text:p>
          </table:table-cell>
          <table:table-cell office:value-type="float" office:value="58.4104" calcext:value-type="float">
            <text:p>58.4104</text:p>
          </table:table-cell>
          <table:table-cell office:value-type="float" office:value="249.52" calcext:value-type="float">
            <text:p>249.52</text:p>
          </table:table-cell>
          <table:table-cell office:value-type="float" office:value="39.4655" calcext:value-type="float">
            <text:p>39.4655</text:p>
          </table:table-cell>
          <table:table-cell/>
          <table:table-cell table:formula="of:=([.D147]-[.A147])/0.0166667" office:value-type="float" office:value="24.0659518680962" calcext:value-type="float">
            <text:p>24.0659518680962</text:p>
          </table:table-cell>
          <table:table-cell table:formula="of:=ABS([.E147]-[.B147])/0.0166667" office:value-type="float" office:value="863.038273923451" calcext:value-type="float">
            <text:p>863.038273923451</text:p>
          </table:table-cell>
          <table:table-cell table:formula="of:=([.F147]-[.C147])/0.0166667" office:value-type="float" office:value="-23.7539524920953" calcext:value-type="float">
            <text:p>-23.7539524920953</text:p>
          </table:table-cell>
          <table:table-cell table:formula="of:=DEGREES(ATAN(ABS([.F147]-[.C147])/ABS([.E147]-[.B147])))" office:value-type="float" office:value="1.5765902231902" calcext:value-type="float">
            <text:p>1.5765902231902</text:p>
          </table:table-cell>
          <table:table-cell table:formula="of:=SQRT(POWER([.H147];2)+POWER([.I147];2)+POWER([.J147];2))" office:value-type="float" office:value="863.700458813751" calcext:value-type="float">
            <text:p>863.700458813751</text:p>
          </table:table-cell>
        </table:table-row>
        <table:table-row table:style-name="ro1">
          <table:table-cell office:value-type="float" office:value="54.8259" calcext:value-type="float">
            <text:p>54.8259</text:p>
          </table:table-cell>
          <table:table-cell office:value-type="float" office:value="263.336" calcext:value-type="float">
            <text:p>263.336</text:p>
          </table:table-cell>
          <table:table-cell office:value-type="float" office:value="39.2579" calcext:value-type="float">
            <text:p>39.2579</text:p>
          </table:table-cell>
          <table:table-cell office:value-type="float" office:value="53.8793" calcext:value-type="float">
            <text:p>53.8793</text:p>
          </table:table-cell>
          <table:table-cell office:value-type="float" office:value="254.838" calcext:value-type="float">
            <text:p>254.838</text:p>
          </table:table-cell>
          <table:table-cell office:value-type="float" office:value="37.3677" calcext:value-type="float">
            <text:p>37.3677</text:p>
          </table:table-cell>
          <table:table-cell/>
          <table:table-cell table:formula="of:=([.D148]-[.A148])/0.0166667" office:value-type="float" office:value="-56.795886408227" calcext:value-type="float">
            <text:p>-56.795886408227</text:p>
          </table:table-cell>
          <table:table-cell table:formula="of:=ABS([.E148]-[.B148])/0.0166667" office:value-type="float" office:value="509.878980242041" calcext:value-type="float">
            <text:p>509.878980242041</text:p>
          </table:table-cell>
          <table:table-cell table:formula="of:=([.F148]-[.C148])/0.0166667" office:value-type="float" office:value="-113.411773176454" calcext:value-type="float">
            <text:p>-113.411773176454</text:p>
          </table:table-cell>
          <table:table-cell table:formula="of:=DEGREES(ATAN(ABS([.F148]-[.C148])/ABS([.E148]-[.B148])))" office:value-type="float" office:value="12.5400866305968" calcext:value-type="float">
            <text:p>12.5400866305968</text:p>
          </table:table-cell>
          <table:table-cell table:formula="of:=SQRT(POWER([.H148];2)+POWER([.I148];2)+POWER([.J148];2))" office:value-type="float" office:value="525.418478453686" calcext:value-type="float">
            <text:p>525.418478453686</text:p>
          </table:table-cell>
        </table:table-row>
        <table:table-row table:style-name="ro1">
          <table:table-cell office:value-type="float" office:value="56.5624" calcext:value-type="float">
            <text:p>56.5624</text:p>
          </table:table-cell>
          <table:table-cell office:value-type="float" office:value="271.155" calcext:value-type="float">
            <text:p>271.155</text:p>
          </table:table-cell>
          <table:table-cell office:value-type="float" office:value="40.1288" calcext:value-type="float">
            <text:p>40.1288</text:p>
          </table:table-cell>
          <table:table-cell office:value-type="float" office:value="56.2117" calcext:value-type="float">
            <text:p>56.2117</text:p>
          </table:table-cell>
          <table:table-cell office:value-type="float" office:value="258.635" calcext:value-type="float">
            <text:p>258.635</text:p>
          </table:table-cell>
          <table:table-cell office:value-type="float" office:value="39.5688" calcext:value-type="float">
            <text:p>39.5688</text:p>
          </table:table-cell>
          <table:table-cell/>
          <table:table-cell table:formula="of:=([.D149]-[.A149])/0.0166667" office:value-type="float" office:value="-21.0419579160839" calcext:value-type="float">
            <text:p>-21.0419579160839</text:p>
          </table:table-cell>
          <table:table-cell table:formula="of:=ABS([.E149]-[.B149])/0.0166667" office:value-type="float" office:value="751.198497603004" calcext:value-type="float">
            <text:p>751.198497603004</text:p>
          </table:table-cell>
          <table:table-cell table:formula="of:=([.F149]-[.C149])/0.0166667" office:value-type="float" office:value="-33.5999328001341" calcext:value-type="float">
            <text:p>-33.5999328001341</text:p>
          </table:table-cell>
          <table:table-cell table:formula="of:=DEGREES(ATAN(ABS([.F149]-[.C149])/ABS([.E149]-[.B149])))" office:value-type="float" office:value="2.56104352896035" calcext:value-type="float">
            <text:p>2.56104352896035</text:p>
          </table:table-cell>
          <table:table-cell table:formula="of:=SQRT(POWER([.H149];2)+POWER([.I149];2)+POWER([.J149];2))" office:value-type="float" office:value="752.243911426424" calcext:value-type="float">
            <text:p>752.243911426424</text:p>
          </table:table-cell>
        </table:table-row>
        <table:table-row table:style-name="ro1">
          <table:table-cell office:value-type="float" office:value="53.9974" calcext:value-type="float">
            <text:p>53.9974</text:p>
          </table:table-cell>
          <table:table-cell office:value-type="float" office:value="266.676" calcext:value-type="float">
            <text:p>266.676</text:p>
          </table:table-cell>
          <table:table-cell office:value-type="float" office:value="40.6566" calcext:value-type="float">
            <text:p>40.6566</text:p>
          </table:table-cell>
          <table:table-cell office:value-type="float" office:value="53.0888" calcext:value-type="float">
            <text:p>53.0888</text:p>
          </table:table-cell>
          <table:table-cell office:value-type="float" office:value="257.895" calcext:value-type="float">
            <text:p>257.895</text:p>
          </table:table-cell>
          <table:table-cell office:value-type="float" office:value="39.7282" calcext:value-type="float">
            <text:p>39.7282</text:p>
          </table:table-cell>
          <table:table-cell/>
          <table:table-cell table:formula="of:=([.D150]-[.A150])/0.0166667" office:value-type="float" office:value="-54.5158909682181" calcext:value-type="float">
            <text:p>-54.5158909682181</text:p>
          </table:table-cell>
          <table:table-cell table:formula="of:=ABS([.E150]-[.B150])/0.0166667" office:value-type="float" office:value="526.858946282108" calcext:value-type="float">
            <text:p>526.858946282108</text:p>
          </table:table-cell>
          <table:table-cell table:formula="of:=([.F150]-[.C150])/0.0166667" office:value-type="float" office:value="-55.7038885922226" calcext:value-type="float">
            <text:p>-55.7038885922226</text:p>
          </table:table-cell>
          <table:table-cell table:formula="of:=DEGREES(ATAN(ABS([.F150]-[.C150])/ABS([.E150]-[.B150])))" office:value-type="float" office:value="6.03536199111605" calcext:value-type="float">
            <text:p>6.03536199111605</text:p>
          </table:table-cell>
          <table:table-cell table:formula="of:=SQRT(POWER([.H150];2)+POWER([.I150];2)+POWER([.J150];2))" office:value-type="float" office:value="532.592954187198" calcext:value-type="float">
            <text:p>532.592954187198</text:p>
          </table:table-cell>
        </table:table-row>
        <table:table-row table:style-name="ro1">
          <table:table-cell office:value-type="float" office:value="51.5257" calcext:value-type="float">
            <text:p>51.5257</text:p>
          </table:table-cell>
          <table:table-cell office:value-type="float" office:value="266.271" calcext:value-type="float">
            <text:p>266.271</text:p>
          </table:table-cell>
          <table:table-cell office:value-type="float" office:value="39.7688" calcext:value-type="float">
            <text:p>39.7688</text:p>
          </table:table-cell>
          <table:table-cell office:value-type="float" office:value="50.3655" calcext:value-type="float">
            <text:p>50.3655</text:p>
          </table:table-cell>
          <table:table-cell office:value-type="float" office:value="253.615" calcext:value-type="float">
            <text:p>253.615</text:p>
          </table:table-cell>
          <table:table-cell office:value-type="float" office:value="39.3009" calcext:value-type="float">
            <text:p>39.3009</text:p>
          </table:table-cell>
          <table:table-cell/>
          <table:table-cell table:formula="of:=([.D151]-[.A151])/0.0166667" office:value-type="float" office:value="-69.6118607762787" calcext:value-type="float">
            <text:p>-69.6118607762787</text:p>
          </table:table-cell>
          <table:table-cell table:formula="of:=ABS([.E151]-[.B151])/0.0166667" office:value-type="float" office:value="759.358481283038" calcext:value-type="float">
            <text:p>759.358481283038</text:p>
          </table:table-cell>
          <table:table-cell table:formula="of:=([.F151]-[.C151])/0.0166667" office:value-type="float" office:value="-28.0739438521123" calcext:value-type="float">
            <text:p>-28.0739438521123</text:p>
          </table:table-cell>
          <table:table-cell table:formula="of:=DEGREES(ATAN(ABS([.F151]-[.C151])/ABS([.E151]-[.B151])))" office:value-type="float" office:value="2.1172954305818" calcext:value-type="float">
            <text:p>2.1172954305818</text:p>
          </table:table-cell>
          <table:table-cell table:formula="of:=SQRT(POWER([.H151];2)+POWER([.I151];2)+POWER([.J151];2))" office:value-type="float" office:value="763.059146187653" calcext:value-type="float">
            <text:p>763.059146187653</text:p>
          </table:table-cell>
        </table:table-row>
        <table:table-row table:style-name="ro1">
          <table:table-cell office:value-type="float" office:value="55.1714" calcext:value-type="float">
            <text:p>55.1714</text:p>
          </table:table-cell>
          <table:table-cell office:value-type="float" office:value="268.257" calcext:value-type="float">
            <text:p>268.257</text:p>
          </table:table-cell>
          <table:table-cell office:value-type="float" office:value="40.3802" calcext:value-type="float">
            <text:p>40.3802</text:p>
          </table:table-cell>
          <table:table-cell office:value-type="float" office:value="54.5784" calcext:value-type="float">
            <text:p>54.5784</text:p>
          </table:table-cell>
          <table:table-cell office:value-type="float" office:value="256.998" calcext:value-type="float">
            <text:p>256.998</text:p>
          </table:table-cell>
          <table:table-cell office:value-type="float" office:value="39.8685" calcext:value-type="float">
            <text:p>39.8685</text:p>
          </table:table-cell>
          <table:table-cell/>
          <table:table-cell table:formula="of:=([.D152]-[.A152])/0.0166667" office:value-type="float" office:value="-35.5799288401421" calcext:value-type="float">
            <text:p>-35.5799288401421</text:p>
          </table:table-cell>
          <table:table-cell table:formula="of:=ABS([.E152]-[.B152])/0.0166667" office:value-type="float" office:value="675.538648922703" calcext:value-type="float">
            <text:p>675.538648922703</text:p>
          </table:table-cell>
          <table:table-cell table:formula="of:=([.F152]-[.C152])/0.0166667" office:value-type="float" office:value="-30.7019385961231" calcext:value-type="float">
            <text:p>-30.7019385961231</text:p>
          </table:table-cell>
          <table:table-cell table:formula="of:=DEGREES(ATAN(ABS([.F152]-[.C152])/ABS([.E152]-[.B152])))" office:value-type="float" office:value="2.60219286460844" calcext:value-type="float">
            <text:p>2.60219286460844</text:p>
          </table:table-cell>
          <table:table-cell table:formula="of:=SQRT(POWER([.H152];2)+POWER([.I152];2)+POWER([.J152];2))" office:value-type="float" office:value="677.171327330197" calcext:value-type="float">
            <text:p>677.171327330197</text:p>
          </table:table-cell>
        </table:table-row>
        <table:table-row table:style-name="ro1">
          <table:table-cell office:value-type="float" office:value="53.2172" calcext:value-type="float">
            <text:p>53.2172</text:p>
          </table:table-cell>
          <table:table-cell office:value-type="float" office:value="274.239" calcext:value-type="float">
            <text:p>274.239</text:p>
          </table:table-cell>
          <table:table-cell office:value-type="float" office:value="40.6439" calcext:value-type="float">
            <text:p>40.6439</text:p>
          </table:table-cell>
          <table:table-cell office:value-type="float" office:value="52.1221" calcext:value-type="float">
            <text:p>52.1221</text:p>
          </table:table-cell>
          <table:table-cell office:value-type="float" office:value="263.853" calcext:value-type="float">
            <text:p>263.853</text:p>
          </table:table-cell>
          <table:table-cell office:value-type="float" office:value="39.9289" calcext:value-type="float">
            <text:p>39.9289</text:p>
          </table:table-cell>
          <table:table-cell/>
          <table:table-cell table:formula="of:=([.D153]-[.A153])/0.0166667" office:value-type="float" office:value="-65.7058685882625" calcext:value-type="float">
            <text:p>-65.7058685882625</text:p>
          </table:table-cell>
          <table:table-cell table:formula="of:=ABS([.E153]-[.B153])/0.0166667" office:value-type="float" office:value="623.158753682491" calcext:value-type="float">
            <text:p>623.158753682491</text:p>
          </table:table-cell>
          <table:table-cell table:formula="of:=([.F153]-[.C153])/0.0166667" office:value-type="float" office:value="-42.8999142001718" calcext:value-type="float">
            <text:p>-42.8999142001718</text:p>
          </table:table-cell>
          <table:table-cell table:formula="of:=DEGREES(ATAN(ABS([.F153]-[.C153])/ABS([.E153]-[.B153])))" office:value-type="float" office:value="3.93818102181206" calcext:value-type="float">
            <text:p>3.93818102181206</text:p>
          </table:table-cell>
          <table:table-cell table:formula="of:=SQRT(POWER([.H153];2)+POWER([.I153];2)+POWER([.J153];2))" office:value-type="float" office:value="628.080007719108" calcext:value-type="float">
            <text:p>628.080007719108</text:p>
          </table:table-cell>
        </table:table-row>
        <table:table-row table:style-name="ro1">
          <table:table-cell office:value-type="float" office:value="52.5132" calcext:value-type="float">
            <text:p>52.5132</text:p>
          </table:table-cell>
          <table:table-cell office:value-type="float" office:value="279.393" calcext:value-type="float">
            <text:p>279.393</text:p>
          </table:table-cell>
          <table:table-cell office:value-type="float" office:value="40.5573" calcext:value-type="float">
            <text:p>40.5573</text:p>
          </table:table-cell>
          <table:table-cell office:value-type="float" office:value="53.5481" calcext:value-type="float">
            <text:p>53.5481</text:p>
          </table:table-cell>
          <table:table-cell office:value-type="float" office:value="265.354" calcext:value-type="float">
            <text:p>265.354</text:p>
          </table:table-cell>
          <table:table-cell office:value-type="float" office:value="40.3934" calcext:value-type="float">
            <text:p>40.3934</text:p>
          </table:table-cell>
          <table:table-cell/>
          <table:table-cell table:formula="of:=([.D154]-[.A154])/0.0166667" office:value-type="float" office:value="62.0938758122484" calcext:value-type="float">
            <text:p>62.0938758122484</text:p>
          </table:table-cell>
          <table:table-cell table:formula="of:=ABS([.E154]-[.B154])/0.0166667" office:value-type="float" office:value="842.338315323369" calcext:value-type="float">
            <text:p>842.338315323369</text:p>
          </table:table-cell>
          <table:table-cell table:formula="of:=([.F154]-[.C154])/0.0166667" office:value-type="float" office:value="-9.83398033203923" calcext:value-type="float">
            <text:p>-9.83398033203923</text:p>
          </table:table-cell>
          <table:table-cell table:formula="of:=DEGREES(ATAN(ABS([.F154]-[.C154])/ABS([.E154]-[.B154])))" office:value-type="float" office:value="0.668876106050096" calcext:value-type="float">
            <text:p>0.668876106050096</text:p>
          </table:table-cell>
          <table:table-cell table:formula="of:=SQRT(POWER([.H154];2)+POWER([.I154];2)+POWER([.J154];2))" office:value-type="float" office:value="844.681119739496" calcext:value-type="float">
            <text:p>844.681119739496</text:p>
          </table:table-cell>
        </table:table-row>
        <table:table-row table:style-name="ro1">
          <table:table-cell office:value-type="float" office:value="53.0433" calcext:value-type="float">
            <text:p>53.0433</text:p>
          </table:table-cell>
          <table:table-cell office:value-type="float" office:value="271.759" calcext:value-type="float">
            <text:p>271.759</text:p>
          </table:table-cell>
          <table:table-cell office:value-type="float" office:value="39.8153" calcext:value-type="float">
            <text:p>39.8153</text:p>
          </table:table-cell>
          <table:table-cell office:value-type="float" office:value="53.6073" calcext:value-type="float">
            <text:p>53.6073</text:p>
          </table:table-cell>
          <table:table-cell office:value-type="float" office:value="256.837" calcext:value-type="float">
            <text:p>256.837</text:p>
          </table:table-cell>
          <table:table-cell office:value-type="float" office:value="39.4246" calcext:value-type="float">
            <text:p>39.4246</text:p>
          </table:table-cell>
          <table:table-cell/>
          <table:table-cell table:formula="of:=([.D155]-[.A155])/0.0166667" office:value-type="float" office:value="33.8399323201354" calcext:value-type="float">
            <text:p>33.8399323201354</text:p>
          </table:table-cell>
          <table:table-cell table:formula="of:=ABS([.E155]-[.B155])/0.0166667" office:value-type="float" office:value="895.318209363583" calcext:value-type="float">
            <text:p>895.318209363583</text:p>
          </table:table-cell>
          <table:table-cell table:formula="of:=([.F155]-[.C155])/0.0166667" office:value-type="float" office:value="-23.4419531160939" calcext:value-type="float">
            <text:p>-23.4419531160939</text:p>
          </table:table-cell>
          <table:table-cell table:formula="of:=DEGREES(ATAN(ABS([.F155]-[.C155])/ABS([.E155]-[.B155])))" office:value-type="float" office:value="1.49982226129617" calcext:value-type="float">
            <text:p>1.49982226129617</text:p>
          </table:table-cell>
          <table:table-cell table:formula="of:=SQRT(POWER([.H155];2)+POWER([.I155];2)+POWER([.J155];2))" office:value-type="float" office:value="896.264114088777" calcext:value-type="float">
            <text:p>896.264114088777</text:p>
          </table:table-cell>
        </table:table-row>
        <table:table-row table:style-name="ro1">
          <table:table-cell office:value-type="float" office:value="52.5648" calcext:value-type="float">
            <text:p>52.5648</text:p>
          </table:table-cell>
          <table:table-cell office:value-type="float" office:value="271.541" calcext:value-type="float">
            <text:p>271.541</text:p>
          </table:table-cell>
          <table:table-cell office:value-type="float" office:value="40.3521" calcext:value-type="float">
            <text:p>40.3521</text:p>
          </table:table-cell>
          <table:table-cell office:value-type="float" office:value="52.6901" calcext:value-type="float">
            <text:p>52.6901</text:p>
          </table:table-cell>
          <table:table-cell office:value-type="float" office:value="261.583" calcext:value-type="float">
            <text:p>261.583</text:p>
          </table:table-cell>
          <table:table-cell office:value-type="float" office:value="39.3375" calcext:value-type="float">
            <text:p>39.3375</text:p>
          </table:table-cell>
          <table:table-cell/>
          <table:table-cell table:formula="of:=([.D156]-[.A156])/0.0166667" office:value-type="float" office:value="7.51798496403024" calcext:value-type="float">
            <text:p>7.51798496403024</text:p>
          </table:table-cell>
          <table:table-cell table:formula="of:=ABS([.E156]-[.B156])/0.0166667" office:value-type="float" office:value="597.478805042388" calcext:value-type="float">
            <text:p>597.478805042388</text:p>
          </table:table-cell>
          <table:table-cell table:formula="of:=([.F156]-[.C156])/0.0166667" office:value-type="float" office:value="-60.8758782482436" calcext:value-type="float">
            <text:p>-60.8758782482436</text:p>
          </table:table-cell>
          <table:table-cell table:formula="of:=DEGREES(ATAN(ABS([.F156]-[.C156])/ABS([.E156]-[.B156])))" office:value-type="float" office:value="5.81767238437451" calcext:value-type="float">
            <text:p>5.81767238437451</text:p>
          </table:table-cell>
          <table:table-cell table:formula="of:=SQRT(POWER([.H156];2)+POWER([.I156];2)+POWER([.J156];2))" office:value-type="float" office:value="600.6191098569" calcext:value-type="float">
            <text:p>600.6191098569</text:p>
          </table:table-cell>
        </table:table-row>
        <table:table-row table:style-name="ro1">
          <table:table-cell office:value-type="float" office:value="52.6712" calcext:value-type="float">
            <text:p>52.6712</text:p>
          </table:table-cell>
          <table:table-cell office:value-type="float" office:value="275.419" calcext:value-type="float">
            <text:p>275.419</text:p>
          </table:table-cell>
          <table:table-cell office:value-type="float" office:value="40.7046" calcext:value-type="float">
            <text:p>40.7046</text:p>
          </table:table-cell>
          <table:table-cell office:value-type="float" office:value="52.9138" calcext:value-type="float">
            <text:p>52.9138</text:p>
          </table:table-cell>
          <table:table-cell office:value-type="float" office:value="262.698" calcext:value-type="float">
            <text:p>262.698</text:p>
          </table:table-cell>
          <table:table-cell office:value-type="float" office:value="40.361" calcext:value-type="float">
            <text:p>40.361</text:p>
          </table:table-cell>
          <table:table-cell/>
          <table:table-cell table:formula="of:=([.D157]-[.A157])/0.0166667" office:value-type="float" office:value="14.5559708880584" calcext:value-type="float">
            <text:p>14.5559708880584</text:p>
          </table:table-cell>
          <table:table-cell table:formula="of:=ABS([.E157]-[.B157])/0.0166667" office:value-type="float" office:value="763.258473483053" calcext:value-type="float">
            <text:p>763.258473483053</text:p>
          </table:table-cell>
          <table:table-cell table:formula="of:=([.F157]-[.C157])/0.0166667" office:value-type="float" office:value="-20.6159587680826" calcext:value-type="float">
            <text:p>-20.6159587680826</text:p>
          </table:table-cell>
          <table:table-cell table:formula="of:=DEGREES(ATAN(ABS([.F157]-[.C157])/ABS([.E157]-[.B157])))" office:value-type="float" office:value="1.54720889317169" calcext:value-type="float">
            <text:p>1.54720889317169</text:p>
          </table:table-cell>
          <table:table-cell table:formula="of:=SQRT(POWER([.H157];2)+POWER([.I157];2)+POWER([.J157];2))" office:value-type="float" office:value="763.675579934374" calcext:value-type="float">
            <text:p>763.675579934374</text:p>
          </table:table-cell>
        </table:table-row>
        <table:table-row table:style-name="ro1">
          <table:table-cell office:value-type="float" office:value="51.626" calcext:value-type="float">
            <text:p>51.626</text:p>
          </table:table-cell>
          <table:table-cell office:value-type="float" office:value="271.017" calcext:value-type="float">
            <text:p>271.017</text:p>
          </table:table-cell>
          <table:table-cell office:value-type="float" office:value="41.9311" calcext:value-type="float">
            <text:p>41.9311</text:p>
          </table:table-cell>
          <table:table-cell office:value-type="float" office:value="52.1209" calcext:value-type="float">
            <text:p>52.1209</text:p>
          </table:table-cell>
          <table:table-cell office:value-type="float" office:value="248.581" calcext:value-type="float">
            <text:p>248.581</text:p>
          </table:table-cell>
          <table:table-cell office:value-type="float" office:value="43.4695" calcext:value-type="float">
            <text:p>43.4695</text:p>
          </table:table-cell>
          <table:table-cell/>
          <table:table-cell table:formula="of:=([.D158]-[.A158])/0.0166667" office:value-type="float" office:value="29.6939406121189" calcext:value-type="float">
            <text:p>29.6939406121189</text:p>
          </table:table-cell>
          <table:table-cell table:formula="of:=ABS([.E158]-[.B158])/0.0166667" office:value-type="float" office:value="1346.15730768539" calcext:value-type="float">
            <text:p>1346.15730768539</text:p>
          </table:table-cell>
          <table:table-cell table:formula="of:=([.F158]-[.C158])/0.0166667" office:value-type="float" office:value="92.303815392369" calcext:value-type="float">
            <text:p>92.303815392369</text:p>
          </table:table-cell>
          <table:table-cell table:formula="of:=DEGREES(ATAN(ABS([.F158]-[.C158])/ABS([.E158]-[.B158])))" office:value-type="float" office:value="3.92253859620239" calcext:value-type="float">
            <text:p>3.92253859620239</text:p>
          </table:table-cell>
          <table:table-cell table:formula="of:=SQRT(POWER([.H158];2)+POWER([.I158];2)+POWER([.J158];2))" office:value-type="float" office:value="1349.64485012904" calcext:value-type="float">
            <text:p>1349.64485012904</text:p>
          </table:table-cell>
        </table:table-row>
        <table:table-row table:style-name="ro1">
          <table:table-cell office:value-type="float" office:value="52.3875" calcext:value-type="float">
            <text:p>52.3875</text:p>
          </table:table-cell>
          <table:table-cell office:value-type="float" office:value="276.561" calcext:value-type="float">
            <text:p>276.561</text:p>
          </table:table-cell>
          <table:table-cell office:value-type="float" office:value="41.2698" calcext:value-type="float">
            <text:p>41.2698</text:p>
          </table:table-cell>
          <table:table-cell office:value-type="float" office:value="52.4032" calcext:value-type="float">
            <text:p>52.4032</text:p>
          </table:table-cell>
          <table:table-cell office:value-type="float" office:value="263.683" calcext:value-type="float">
            <text:p>263.683</text:p>
          </table:table-cell>
          <table:table-cell office:value-type="float" office:value="41.1737" calcext:value-type="float">
            <text:p>41.1737</text:p>
          </table:table-cell>
          <table:table-cell/>
          <table:table-cell table:formula="of:=([.D159]-[.A159])/0.0166667" office:value-type="float" office:value="0.941998116003491" calcext:value-type="float">
            <text:p>0.941998116003491</text:p>
          </table:table-cell>
          <table:table-cell table:formula="of:=ABS([.E159]-[.B159])/0.0166667" office:value-type="float" office:value="772.67845464309" calcext:value-type="float">
            <text:p>772.67845464309</text:p>
          </table:table-cell>
          <table:table-cell table:formula="of:=([.F159]-[.C159])/0.0166667" office:value-type="float" office:value="-5.76598846802348" calcext:value-type="float">
            <text:p>-5.76598846802348</text:p>
          </table:table-cell>
          <table:table-cell table:formula="of:=DEGREES(ATAN(ABS([.F159]-[.C159])/ABS([.E159]-[.B159])))" office:value-type="float" office:value="0.427552586505723" calcext:value-type="float">
            <text:p>0.427552586505723</text:p>
          </table:table-cell>
          <table:table-cell table:formula="of:=SQRT(POWER([.H159];2)+POWER([.I159];2)+POWER([.J159];2))" office:value-type="float" office:value="772.700542418017" calcext:value-type="float">
            <text:p>772.700542418017</text:p>
          </table:table-cell>
        </table:table-row>
        <table:table-row table:style-name="ro1">
          <table:table-cell office:value-type="float" office:value="51.028" calcext:value-type="float">
            <text:p>51.028</text:p>
          </table:table-cell>
          <table:table-cell office:value-type="float" office:value="285.512" calcext:value-type="float">
            <text:p>285.512</text:p>
          </table:table-cell>
          <table:table-cell office:value-type="float" office:value="42.1182" calcext:value-type="float">
            <text:p>42.1182</text:p>
          </table:table-cell>
          <table:table-cell office:value-type="float" office:value="51.1343" calcext:value-type="float">
            <text:p>51.1343</text:p>
          </table:table-cell>
          <table:table-cell office:value-type="float" office:value="270.893" calcext:value-type="float">
            <text:p>270.893</text:p>
          </table:table-cell>
          <table:table-cell office:value-type="float" office:value="41.9563" calcext:value-type="float">
            <text:p>41.9563</text:p>
          </table:table-cell>
          <table:table-cell/>
          <table:table-cell table:formula="of:=([.D160]-[.A160])/0.0166667" office:value-type="float" office:value="6.37798724402578" calcext:value-type="float">
            <text:p>6.37798724402578</text:p>
          </table:table-cell>
          <table:table-cell table:formula="of:=ABS([.E160]-[.B160])/0.0166667" office:value-type="float" office:value="877.13824572351" calcext:value-type="float">
            <text:p>877.13824572351</text:p>
          </table:table-cell>
          <table:table-cell table:formula="of:=([.F160]-[.C160])/0.0166667" office:value-type="float" office:value="-9.71398057203903" calcext:value-type="float">
            <text:p>-9.71398057203903</text:p>
          </table:table-cell>
          <table:table-cell table:formula="of:=DEGREES(ATAN(ABS([.F160]-[.C160])/ABS([.E160]-[.B160])))" office:value-type="float" office:value="0.634503556854943" calcext:value-type="float">
            <text:p>0.634503556854943</text:p>
          </table:table-cell>
          <table:table-cell table:formula="of:=SQRT(POWER([.H160];2)+POWER([.I160];2)+POWER([.J160];2))" office:value-type="float" office:value="877.215220029131" calcext:value-type="float">
            <text:p>877.215220029131</text:p>
          </table:table-cell>
        </table:table-row>
        <table:table-row table:style-name="ro1">
          <table:table-cell office:value-type="float" office:value="50.0043" calcext:value-type="float">
            <text:p>50.0043</text:p>
          </table:table-cell>
          <table:table-cell office:value-type="float" office:value="291.992" calcext:value-type="float">
            <text:p>291.992</text:p>
          </table:table-cell>
          <table:table-cell office:value-type="float" office:value="43.1641" calcext:value-type="float">
            <text:p>43.1641</text:p>
          </table:table-cell>
          <table:table-cell office:value-type="float" office:value="49.8611" calcext:value-type="float">
            <text:p>49.8611</text:p>
          </table:table-cell>
          <table:table-cell office:value-type="float" office:value="278.129" calcext:value-type="float">
            <text:p>278.129</text:p>
          </table:table-cell>
          <table:table-cell office:value-type="float" office:value="43.7914" calcext:value-type="float">
            <text:p>43.7914</text:p>
          </table:table-cell>
          <table:table-cell/>
          <table:table-cell table:formula="of:=([.D161]-[.A161])/0.0166667" office:value-type="float" office:value="-8.59198281603438" calcext:value-type="float">
            <text:p>-8.59198281603438</text:p>
          </table:table-cell>
          <table:table-cell table:formula="of:=ABS([.E161]-[.B161])/0.0166667" office:value-type="float" office:value="831.778336443327" calcext:value-type="float">
            <text:p>831.778336443327</text:p>
          </table:table-cell>
          <table:table-cell table:formula="of:=([.F161]-[.C161])/0.0166667" office:value-type="float" office:value="37.6379247241509" calcext:value-type="float">
            <text:p>37.6379247241509</text:p>
          </table:table-cell>
          <table:table-cell table:formula="of:=DEGREES(ATAN(ABS([.F161]-[.C161])/ABS([.E161]-[.B161])))" office:value-type="float" office:value="2.59086357357258" calcext:value-type="float">
            <text:p>2.59086357357258</text:p>
          </table:table-cell>
          <table:table-cell table:formula="of:=SQRT(POWER([.H161];2)+POWER([.I161];2)+POWER([.J161];2))" office:value-type="float" office:value="832.673787579915" calcext:value-type="float">
            <text:p>832.673787579915</text:p>
          </table:table-cell>
        </table:table-row>
        <table:table-row table:style-name="ro1">
          <table:table-cell office:value-type="float" office:value="49.1801" calcext:value-type="float">
            <text:p>49.1801</text:p>
          </table:table-cell>
          <table:table-cell office:value-type="float" office:value="292.154" calcext:value-type="float">
            <text:p>292.154</text:p>
          </table:table-cell>
          <table:table-cell office:value-type="float" office:value="41.6062" calcext:value-type="float">
            <text:p>41.6062</text:p>
          </table:table-cell>
          <table:table-cell office:value-type="float" office:value="48.7762" calcext:value-type="float">
            <text:p>48.7762</text:p>
          </table:table-cell>
          <table:table-cell office:value-type="float" office:value="278.382" calcext:value-type="float">
            <text:p>278.382</text:p>
          </table:table-cell>
          <table:table-cell office:value-type="float" office:value="41.2614" calcext:value-type="float">
            <text:p>41.2614</text:p>
          </table:table-cell>
          <table:table-cell/>
          <table:table-cell table:formula="of:=([.D162]-[.A162])/0.0166667" office:value-type="float" office:value="-24.2339515320969" calcext:value-type="float">
            <text:p>-24.2339515320969</text:p>
          </table:table-cell>
          <table:table-cell table:formula="of:=ABS([.E162]-[.B162])/0.0166667" office:value-type="float" office:value="826.318347363305" calcext:value-type="float">
            <text:p>826.318347363305</text:p>
          </table:table-cell>
          <table:table-cell table:formula="of:=([.F162]-[.C162])/0.0166667" office:value-type="float" office:value="-20.6879586240827" calcext:value-type="float">
            <text:p>-20.6879586240827</text:p>
          </table:table-cell>
          <table:table-cell table:formula="of:=DEGREES(ATAN(ABS([.F162]-[.C162])/ABS([.E162]-[.B162])))" office:value-type="float" office:value="1.43417503763742" calcext:value-type="float">
            <text:p>1.43417503763742</text:p>
          </table:table-cell>
          <table:table-cell table:formula="of:=SQRT(POWER([.H162];2)+POWER([.I162];2)+POWER([.J162];2))" office:value-type="float" office:value="826.932456267206" calcext:value-type="float">
            <text:p>826.932456267206</text:p>
          </table:table-cell>
        </table:table-row>
        <table:table-row table:style-name="ro1">
          <table:table-cell office:value-type="float" office:value="49.1673" calcext:value-type="float">
            <text:p>49.1673</text:p>
          </table:table-cell>
          <table:table-cell office:value-type="float" office:value="286.608" calcext:value-type="float">
            <text:p>286.608</text:p>
          </table:table-cell>
          <table:table-cell office:value-type="float" office:value="41.4556" calcext:value-type="float">
            <text:p>41.4556</text:p>
          </table:table-cell>
          <table:table-cell office:value-type="float" office:value="48.7696" calcext:value-type="float">
            <text:p>48.7696</text:p>
          </table:table-cell>
          <table:table-cell office:value-type="float" office:value="273.105" calcext:value-type="float">
            <text:p>273.105</text:p>
          </table:table-cell>
          <table:table-cell office:value-type="float" office:value="41.1239" calcext:value-type="float">
            <text:p>41.1239</text:p>
          </table:table-cell>
          <table:table-cell/>
          <table:table-cell table:formula="of:=([.D163]-[.A163])/0.0166667" office:value-type="float" office:value="-23.8619522760955" calcext:value-type="float">
            <text:p>-23.8619522760955</text:p>
          </table:table-cell>
          <table:table-cell table:formula="of:=ABS([.E163]-[.B163])/0.0166667" office:value-type="float" office:value="810.17837964324" calcext:value-type="float">
            <text:p>810.17837964324</text:p>
          </table:table-cell>
          <table:table-cell table:formula="of:=([.F163]-[.C163])/0.0166667" office:value-type="float" office:value="-19.9019601960795" calcext:value-type="float">
            <text:p>-19.9019601960795</text:p>
          </table:table-cell>
          <table:table-cell table:formula="of:=DEGREES(ATAN(ABS([.F163]-[.C163])/ABS([.E163]-[.B163])))" office:value-type="float" office:value="1.40718275094388" calcext:value-type="float">
            <text:p>1.40718275094388</text:p>
          </table:table-cell>
          <table:table-cell table:formula="of:=SQRT(POWER([.H163];2)+POWER([.I163];2)+POWER([.J163];2))" office:value-type="float" office:value="810.774005273614" calcext:value-type="float">
            <text:p>810.774005273614</text:p>
          </table:table-cell>
        </table:table-row>
        <table:table-row table:style-name="ro1">
          <table:table-cell office:value-type="float" office:value="50.1869" calcext:value-type="float">
            <text:p>50.1869</text:p>
          </table:table-cell>
          <table:table-cell office:value-type="float" office:value="281.247" calcext:value-type="float">
            <text:p>281.247</text:p>
          </table:table-cell>
          <table:table-cell office:value-type="float" office:value="42.0433" calcext:value-type="float">
            <text:p>42.0433</text:p>
          </table:table-cell>
          <table:table-cell office:value-type="float" office:value="50.019" calcext:value-type="float">
            <text:p>50.019</text:p>
          </table:table-cell>
          <table:table-cell office:value-type="float" office:value="268.048" calcext:value-type="float">
            <text:p>268.048</text:p>
          </table:table-cell>
          <table:table-cell office:value-type="float" office:value="41.9408" calcext:value-type="float">
            <text:p>41.9408</text:p>
          </table:table-cell>
          <table:table-cell/>
          <table:table-cell table:formula="of:=([.D164]-[.A164])/0.0166667" office:value-type="float" office:value="-10.0739798520405" calcext:value-type="float">
            <text:p>-10.0739798520405</text:p>
          </table:table-cell>
          <table:table-cell table:formula="of:=ABS([.E164]-[.B164])/0.0166667" office:value-type="float" office:value="791.938416123169" calcext:value-type="float">
            <text:p>791.938416123169</text:p>
          </table:table-cell>
          <table:table-cell table:formula="of:=([.F164]-[.C164])/0.0166667" office:value-type="float" office:value="-6.14998770002455" calcext:value-type="float">
            <text:p>-6.14998770002455</text:p>
          </table:table-cell>
          <table:table-cell table:formula="of:=DEGREES(ATAN(ABS([.F164]-[.C164])/ABS([.E164]-[.B164])))" office:value-type="float" office:value="0.444935172936376" calcext:value-type="float">
            <text:p>0.444935172936376</text:p>
          </table:table-cell>
          <table:table-cell table:formula="of:=SQRT(POWER([.H164];2)+POWER([.I164];2)+POWER([.J164];2))" office:value-type="float" office:value="792.026364681405" calcext:value-type="float">
            <text:p>792.026364681405</text:p>
          </table:table-cell>
        </table:table-row>
        <table:table-row table:style-name="ro1">
          <table:table-cell office:value-type="float" office:value="49.1553" calcext:value-type="float">
            <text:p>49.1553</text:p>
          </table:table-cell>
          <table:table-cell office:value-type="float" office:value="293.318" calcext:value-type="float">
            <text:p>293.318</text:p>
          </table:table-cell>
          <table:table-cell office:value-type="float" office:value="42.7126" calcext:value-type="float">
            <text:p>42.7126</text:p>
          </table:table-cell>
          <table:table-cell office:value-type="float" office:value="48.4483" calcext:value-type="float">
            <text:p>48.4483</text:p>
          </table:table-cell>
          <table:table-cell office:value-type="float" office:value="280.719" calcext:value-type="float">
            <text:p>280.719</text:p>
          </table:table-cell>
          <table:table-cell office:value-type="float" office:value="42.6476" calcext:value-type="float">
            <text:p>42.6476</text:p>
          </table:table-cell>
          <table:table-cell/>
          <table:table-cell table:formula="of:=([.D165]-[.A165])/0.0166667" office:value-type="float" office:value="-42.4199151601693" calcext:value-type="float">
            <text:p>-42.4199151601693</text:p>
          </table:table-cell>
          <table:table-cell table:formula="of:=ABS([.E165]-[.B165])/0.0166667" office:value-type="float" office:value="755.938488123023" calcext:value-type="float">
            <text:p>755.938488123023</text:p>
          </table:table-cell>
          <table:table-cell table:formula="of:=([.F165]-[.C165])/0.0166667" office:value-type="float" office:value="-3.89999220001589" calcext:value-type="float">
            <text:p>-3.89999220001589</text:p>
          </table:table-cell>
          <table:table-cell table:formula="of:=DEGREES(ATAN(ABS([.F165]-[.C165])/ABS([.E165]-[.B165])))" office:value-type="float" office:value="0.295594303250451" calcext:value-type="float">
            <text:p>0.295594303250451</text:p>
          </table:table-cell>
          <table:table-cell table:formula="of:=SQRT(POWER([.H165];2)+POWER([.I165];2)+POWER([.J165];2))" office:value-type="float" office:value="757.137805796988" calcext:value-type="float">
            <text:p>757.137805796988</text:p>
          </table:table-cell>
        </table:table-row>
        <table:table-row table:style-name="ro1">
          <table:table-cell office:value-type="float" office:value="49.0845" calcext:value-type="float">
            <text:p>49.0845</text:p>
          </table:table-cell>
          <table:table-cell office:value-type="float" office:value="294.777" calcext:value-type="float">
            <text:p>294.777</text:p>
          </table:table-cell>
          <table:table-cell office:value-type="float" office:value="42.4892" calcext:value-type="float">
            <text:p>42.4892</text:p>
          </table:table-cell>
          <table:table-cell office:value-type="float" office:value="48.6285" calcext:value-type="float">
            <text:p>48.6285</text:p>
          </table:table-cell>
          <table:table-cell office:value-type="float" office:value="282.166" calcext:value-type="float">
            <text:p>282.166</text:p>
          </table:table-cell>
          <table:table-cell office:value-type="float" office:value="42.4172" calcext:value-type="float">
            <text:p>42.4172</text:p>
          </table:table-cell>
          <table:table-cell/>
          <table:table-cell table:formula="of:=([.D166]-[.A166])/0.0166667" office:value-type="float" office:value="-27.3599452801092" calcext:value-type="float">
            <text:p>-27.3599452801092</text:p>
          </table:table-cell>
          <table:table-cell table:formula="of:=ABS([.E166]-[.B166])/0.0166667" office:value-type="float" office:value="756.658486683026" calcext:value-type="float">
            <text:p>756.658486683026</text:p>
          </table:table-cell>
          <table:table-cell table:formula="of:=([.F166]-[.C166])/0.0166667" office:value-type="float" office:value="-4.31999136001702" calcext:value-type="float">
            <text:p>-4.31999136001702</text:p>
          </table:table-cell>
          <table:table-cell table:formula="of:=DEGREES(ATAN(ABS([.F166]-[.C166])/ABS([.E166]-[.B166])))" office:value-type="float" office:value="0.327115320191287" calcext:value-type="float">
            <text:p>0.327115320191287</text:p>
          </table:table-cell>
          <table:table-cell table:formula="of:=SQRT(POWER([.H166];2)+POWER([.I166];2)+POWER([.J166];2))" office:value-type="float" office:value="757.165301899478" calcext:value-type="float">
            <text:p>757.165301899478</text:p>
          </table:table-cell>
        </table:table-row>
        <table:table-row table:style-name="ro1">
          <table:table-cell office:value-type="float" office:value="48.3266" calcext:value-type="float">
            <text:p>48.3266</text:p>
          </table:table-cell>
          <table:table-cell office:value-type="float" office:value="288.871" calcext:value-type="float">
            <text:p>288.871</text:p>
          </table:table-cell>
          <table:table-cell office:value-type="float" office:value="42.8938" calcext:value-type="float">
            <text:p>42.8938</text:p>
          </table:table-cell>
          <table:table-cell office:value-type="float" office:value="47.3367" calcext:value-type="float">
            <text:p>47.3367</text:p>
          </table:table-cell>
          <table:table-cell office:value-type="float" office:value="277.701" calcext:value-type="float">
            <text:p>277.701</text:p>
          </table:table-cell>
          <table:table-cell office:value-type="float" office:value="42.8862" calcext:value-type="float">
            <text:p>42.8862</text:p>
          </table:table-cell>
          <table:table-cell/>
          <table:table-cell table:formula="of:=([.D167]-[.A167])/0.0166667" office:value-type="float" office:value="-59.3938812122375" calcext:value-type="float">
            <text:p>-59.3938812122375</text:p>
          </table:table-cell>
          <table:table-cell table:formula="of:=ABS([.E167]-[.B167])/0.0166667" office:value-type="float" office:value="670.198659602678" calcext:value-type="float">
            <text:p>670.198659602678</text:p>
          </table:table-cell>
          <table:table-cell table:formula="of:=([.F167]-[.C167])/0.0166667" office:value-type="float" office:value="-0.455999088001614" calcext:value-type="float">
            <text:p>-0.455999088001614</text:p>
          </table:table-cell>
          <table:table-cell table:formula="of:=DEGREES(ATAN(ABS([.F167]-[.C167])/ABS([.E167]-[.B167])))" office:value-type="float" office:value="0.0389836935635115" calcext:value-type="float">
            <text:p>0.038983693563512</text:p>
          </table:table-cell>
          <table:table-cell table:formula="of:=SQRT(POWER([.H167];2)+POWER([.I167];2)+POWER([.J167];2))" office:value-type="float" office:value="672.825448681787" calcext:value-type="float">
            <text:p>672.825448681787</text:p>
          </table:table-cell>
        </table:table-row>
        <table:table-row table:style-name="ro1">
          <table:table-cell office:value-type="float" office:value="48.9418" calcext:value-type="float">
            <text:p>48.9418</text:p>
          </table:table-cell>
          <table:table-cell office:value-type="float" office:value="291.973" calcext:value-type="float">
            <text:p>291.973</text:p>
          </table:table-cell>
          <table:table-cell office:value-type="float" office:value="42.1509" calcext:value-type="float">
            <text:p>42.1509</text:p>
          </table:table-cell>
          <table:table-cell office:value-type="float" office:value="48.4918" calcext:value-type="float">
            <text:p>48.4918</text:p>
          </table:table-cell>
          <table:table-cell office:value-type="float" office:value="279.497" calcext:value-type="float">
            <text:p>279.497</text:p>
          </table:table-cell>
          <table:table-cell office:value-type="float" office:value="42.0882" calcext:value-type="float">
            <text:p>42.0882</text:p>
          </table:table-cell>
          <table:table-cell/>
          <table:table-cell table:formula="of:=([.D168]-[.A168])/0.0166667" office:value-type="float" office:value="-26.9999460001082" calcext:value-type="float">
            <text:p>-26.9999460001082</text:p>
          </table:table-cell>
          <table:table-cell table:formula="of:=ABS([.E168]-[.B168])/0.0166667" office:value-type="float" office:value="748.558502882994" calcext:value-type="float">
            <text:p>748.558502882994</text:p>
          </table:table-cell>
          <table:table-cell table:formula="of:=([.F168]-[.C168])/0.0166667" office:value-type="float" office:value="-3.76199247601502" calcext:value-type="float">
            <text:p>-3.76199247601502</text:p>
          </table:table-cell>
          <table:table-cell table:formula="of:=DEGREES(ATAN(ABS([.F168]-[.C168])/ABS([.E168]-[.B168])))" office:value-type="float" office:value="0.287946066924568" calcext:value-type="float">
            <text:p>0.287946066924568</text:p>
          </table:table-cell>
          <table:table-cell table:formula="of:=SQRT(POWER([.H168];2)+POWER([.I168];2)+POWER([.J168];2))" office:value-type="float" office:value="749.054725577396" calcext:value-type="float">
            <text:p>749.054725577396</text:p>
          </table:table-cell>
        </table:table-row>
        <table:table-row table:style-name="ro1">
          <table:table-cell office:value-type="float" office:value="43.494" calcext:value-type="float">
            <text:p>43.494</text:p>
          </table:table-cell>
          <table:table-cell office:value-type="float" office:value="296.426" calcext:value-type="float">
            <text:p>296.426</text:p>
          </table:table-cell>
          <table:table-cell office:value-type="float" office:value="42.0344" calcext:value-type="float">
            <text:p>42.0344</text:p>
          </table:table-cell>
          <table:table-cell office:value-type="float" office:value="43.9278" calcext:value-type="float">
            <text:p>43.9278</text:p>
          </table:table-cell>
          <table:table-cell office:value-type="float" office:value="283.882" calcext:value-type="float">
            <text:p>283.882</text:p>
          </table:table-cell>
          <table:table-cell office:value-type="float" office:value="41.6884" calcext:value-type="float">
            <text:p>41.6884</text:p>
          </table:table-cell>
          <table:table-cell/>
          <table:table-cell table:formula="of:=([.D169]-[.A169])/0.0166667" office:value-type="float" office:value="26.027947944104" calcext:value-type="float">
            <text:p>26.027947944104</text:p>
          </table:table-cell>
          <table:table-cell table:formula="of:=ABS([.E169]-[.B169])/0.0166667" office:value-type="float" office:value="752.63849472301" calcext:value-type="float">
            <text:p>752.63849472301</text:p>
          </table:table-cell>
          <table:table-cell table:formula="of:=([.F169]-[.C169])/0.0166667" office:value-type="float" office:value="-20.7599584800828" calcext:value-type="float">
            <text:p>-20.7599584800828</text:p>
          </table:table-cell>
          <table:table-cell table:formula="of:=DEGREES(ATAN(ABS([.F169]-[.C169])/ABS([.E169]-[.B169])))" office:value-type="float" office:value="1.57998361300984" calcext:value-type="float">
            <text:p>1.57998361300984</text:p>
          </table:table-cell>
          <table:table-cell table:formula="of:=SQRT(POWER([.H169];2)+POWER([.I169];2)+POWER([.J169];2))" office:value-type="float" office:value="753.374497636596" calcext:value-type="float">
            <text:p>753.374497636596</text:p>
          </table:table-cell>
        </table:table-row>
        <table:table-row table:style-name="ro1">
          <table:table-cell office:value-type="float" office:value="37.409" calcext:value-type="float">
            <text:p>37.409</text:p>
          </table:table-cell>
          <table:table-cell office:value-type="float" office:value="286.067" calcext:value-type="float">
            <text:p>286.067</text:p>
          </table:table-cell>
          <table:table-cell office:value-type="float" office:value="42.4261" calcext:value-type="float">
            <text:p>42.4261</text:p>
          </table:table-cell>
          <table:table-cell office:value-type="float" office:value="38.0045" calcext:value-type="float">
            <text:p>38.0045</text:p>
          </table:table-cell>
          <table:table-cell office:value-type="float" office:value="273.851" calcext:value-type="float">
            <text:p>273.851</text:p>
          </table:table-cell>
          <table:table-cell office:value-type="float" office:value="42.3553" calcext:value-type="float">
            <text:p>42.3553</text:p>
          </table:table-cell>
          <table:table-cell/>
          <table:table-cell table:formula="of:=([.D170]-[.A170])/0.0166667" office:value-type="float" office:value="35.729928540143" calcext:value-type="float">
            <text:p>35.729928540143</text:p>
          </table:table-cell>
          <table:table-cell table:formula="of:=ABS([.E170]-[.B170])/0.0166667" office:value-type="float" office:value="732.958534082932" calcext:value-type="float">
            <text:p>732.958534082932</text:p>
          </table:table-cell>
          <table:table-cell table:formula="of:=([.F170]-[.C170])/0.0166667" office:value-type="float" office:value="-4.2479915040169" calcext:value-type="float">
            <text:p>-4.2479915040169</text:p>
          </table:table-cell>
          <table:table-cell table:formula="of:=DEGREES(ATAN(ABS([.F170]-[.C170])/ABS([.E170]-[.B170])))" office:value-type="float" office:value="0.332064159369898" calcext:value-type="float">
            <text:p>0.332064159369898</text:p>
          </table:table-cell>
          <table:table-cell table:formula="of:=SQRT(POWER([.H170];2)+POWER([.I170];2)+POWER([.J170];2))" office:value-type="float" office:value="733.841185754999" calcext:value-type="float">
            <text:p>733.841185754999</text:p>
          </table:table-cell>
        </table:table-row>
        <table:table-row table:style-name="ro1">
          <table:table-cell office:value-type="float" office:value="35.8148" calcext:value-type="float">
            <text:p>35.8148</text:p>
          </table:table-cell>
          <table:table-cell office:value-type="float" office:value="294.142" calcext:value-type="float">
            <text:p>294.142</text:p>
          </table:table-cell>
          <table:table-cell office:value-type="float" office:value="42.725" calcext:value-type="float">
            <text:p>42.725</text:p>
          </table:table-cell>
          <table:table-cell office:value-type="float" office:value="36.4604" calcext:value-type="float">
            <text:p>36.4604</text:p>
          </table:table-cell>
          <table:table-cell office:value-type="float" office:value="281.527" calcext:value-type="float">
            <text:p>281.527</text:p>
          </table:table-cell>
          <table:table-cell office:value-type="float" office:value="42.6454" calcext:value-type="float">
            <text:p>42.6454</text:p>
          </table:table-cell>
          <table:table-cell/>
          <table:table-cell table:formula="of:=([.D171]-[.A171])/0.0166667" office:value-type="float" office:value="38.735922528155" calcext:value-type="float">
            <text:p>38.735922528155</text:p>
          </table:table-cell>
          <table:table-cell table:formula="of:=ABS([.E171]-[.B171])/0.0166667" office:value-type="float" office:value="756.898486203028" calcext:value-type="float">
            <text:p>756.898486203028</text:p>
          </table:table-cell>
          <table:table-cell table:formula="of:=([.F171]-[.C171])/0.0166667" office:value-type="float" office:value="-4.77599044801906" calcext:value-type="float">
            <text:p>-4.77599044801906</text:p>
          </table:table-cell>
          <table:table-cell table:formula="of:=DEGREES(ATAN(ABS([.F171]-[.C171])/ABS([.E171]-[.B171])))" office:value-type="float" office:value="0.361528618416866" calcext:value-type="float">
            <text:p>0.361528618416866</text:p>
          </table:table-cell>
          <table:table-cell table:formula="of:=SQRT(POWER([.H171];2)+POWER([.I171];2)+POWER([.J171];2))" office:value-type="float" office:value="757.904083770039" calcext:value-type="float">
            <text:p>757.904083770039</text:p>
          </table:table-cell>
        </table:table-row>
        <table:table-row table:style-name="ro1">
          <table:table-cell office:value-type="float" office:value="35.5471" calcext:value-type="float">
            <text:p>35.5471</text:p>
          </table:table-cell>
          <table:table-cell office:value-type="float" office:value="294.113" calcext:value-type="float">
            <text:p>294.113</text:p>
          </table:table-cell>
          <table:table-cell office:value-type="float" office:value="42.4745" calcext:value-type="float">
            <text:p>42.4745</text:p>
          </table:table-cell>
          <table:table-cell office:value-type="float" office:value="36.5563" calcext:value-type="float">
            <text:p>36.5563</text:p>
          </table:table-cell>
          <table:table-cell office:value-type="float" office:value="280.177" calcext:value-type="float">
            <text:p>280.177</text:p>
          </table:table-cell>
          <table:table-cell office:value-type="float" office:value="42.6066" calcext:value-type="float">
            <text:p>42.6066</text:p>
          </table:table-cell>
          <table:table-cell/>
          <table:table-cell table:formula="of:=([.D172]-[.A172])/0.0166667" office:value-type="float" office:value="60.5518788962422" calcext:value-type="float">
            <text:p>60.5518788962422</text:p>
          </table:table-cell>
          <table:table-cell table:formula="of:=ABS([.E172]-[.B172])/0.0166667" office:value-type="float" office:value="836.158327683343" calcext:value-type="float">
            <text:p>836.158327683343</text:p>
          </table:table-cell>
          <table:table-cell table:formula="of:=([.F172]-[.C172])/0.0166667" office:value-type="float" office:value="7.92598414803178" calcext:value-type="float">
            <text:p>7.92598414803178</text:p>
          </table:table-cell>
          <table:table-cell table:formula="of:=DEGREES(ATAN(ABS([.F172]-[.C172])/ABS([.E172]-[.B172])))" office:value-type="float" office:value="0.543093125378595" calcext:value-type="float">
            <text:p>0.543093125378595</text:p>
          </table:table-cell>
          <table:table-cell table:formula="of:=SQRT(POWER([.H172];2)+POWER([.I172];2)+POWER([.J172];2))" office:value-type="float" office:value="838.385412693223" calcext:value-type="float">
            <text:p>838.385412693223</text:p>
          </table:table-cell>
        </table:table-row>
        <table:table-row table:style-name="ro1">
          <table:table-cell office:value-type="float" office:value="35.446" calcext:value-type="float">
            <text:p>35.446</text:p>
          </table:table-cell>
          <table:table-cell office:value-type="float" office:value="295.536" calcext:value-type="float">
            <text:p>295.536</text:p>
          </table:table-cell>
          <table:table-cell office:value-type="float" office:value="42.5148" calcext:value-type="float">
            <text:p>42.5148</text:p>
          </table:table-cell>
          <table:table-cell office:value-type="float" office:value="36.4729" calcext:value-type="float">
            <text:p>36.4729</text:p>
          </table:table-cell>
          <table:table-cell office:value-type="float" office:value="281.481" calcext:value-type="float">
            <text:p>281.481</text:p>
          </table:table-cell>
          <table:table-cell office:value-type="float" office:value="42.9041" calcext:value-type="float">
            <text:p>42.9041</text:p>
          </table:table-cell>
          <table:table-cell/>
          <table:table-cell table:formula="of:=([.D173]-[.A173])/0.0166667" office:value-type="float" office:value="61.6138767722468" calcext:value-type="float">
            <text:p>61.6138767722468</text:p>
          </table:table-cell>
          <table:table-cell table:formula="of:=ABS([.E173]-[.B173])/0.0166667" office:value-type="float" office:value="843.298313403374" calcext:value-type="float">
            <text:p>843.298313403374</text:p>
          </table:table-cell>
          <table:table-cell table:formula="of:=([.F173]-[.C173])/0.0166667" office:value-type="float" office:value="23.3579532840934" calcext:value-type="float">
            <text:p>23.3579532840934</text:p>
          </table:table-cell>
          <table:table-cell table:formula="of:=DEGREES(ATAN(ABS([.F173]-[.C173])/ABS([.E173]-[.B173])))" office:value-type="float" office:value="1.58659163380368" calcext:value-type="float">
            <text:p>1.58659163380368</text:p>
          </table:table-cell>
          <table:table-cell table:formula="of:=SQRT(POWER([.H173];2)+POWER([.I173];2)+POWER([.J173];2))" office:value-type="float" office:value="845.868730466792" calcext:value-type="float">
            <text:p>845.868730466792</text:p>
          </table:table-cell>
        </table:table-row>
        <table:table-row table:style-name="ro1">
          <table:table-cell office:value-type="float" office:value="36.2829" calcext:value-type="float">
            <text:p>36.2829</text:p>
          </table:table-cell>
          <table:table-cell office:value-type="float" office:value="287.242" calcext:value-type="float">
            <text:p>287.242</text:p>
          </table:table-cell>
          <table:table-cell office:value-type="float" office:value="41.999" calcext:value-type="float">
            <text:p>41.999</text:p>
          </table:table-cell>
          <table:table-cell office:value-type="float" office:value="37.0028" calcext:value-type="float">
            <text:p>37.0028</text:p>
          </table:table-cell>
          <table:table-cell office:value-type="float" office:value="273.634" calcext:value-type="float">
            <text:p>273.634</text:p>
          </table:table-cell>
          <table:table-cell office:value-type="float" office:value="41.905" calcext:value-type="float">
            <text:p>41.905</text:p>
          </table:table-cell>
          <table:table-cell/>
          <table:table-cell table:formula="of:=([.D174]-[.A174])/0.0166667" office:value-type="float" office:value="43.1939136121729" calcext:value-type="float">
            <text:p>43.1939136121729</text:p>
          </table:table-cell>
          <table:table-cell table:formula="of:=ABS([.E174]-[.B174])/0.0166667" office:value-type="float" office:value="816.478367043266" calcext:value-type="float">
            <text:p>816.478367043266</text:p>
          </table:table-cell>
          <table:table-cell table:formula="of:=([.F174]-[.C174])/0.0166667" office:value-type="float" office:value="-5.63998872002263" calcext:value-type="float">
            <text:p>-5.63998872002263</text:p>
          </table:table-cell>
          <table:table-cell table:formula="of:=DEGREES(ATAN(ABS([.F174]-[.C174])/ABS([.E174]-[.B174])))" office:value-type="float" office:value="0.395775838703642" calcext:value-type="float">
            <text:p>0.395775838703642</text:p>
          </table:table-cell>
          <table:table-cell table:formula="of:=SQRT(POWER([.H174];2)+POWER([.I174];2)+POWER([.J174];2))" office:value-type="float" office:value="817.639558421397" calcext:value-type="float">
            <text:p>817.639558421397</text:p>
          </table:table-cell>
        </table:table-row>
        <table:table-row table:style-name="ro1">
          <table:table-cell office:value-type="float" office:value="36.912" calcext:value-type="float">
            <text:p>36.912</text:p>
          </table:table-cell>
          <table:table-cell office:value-type="float" office:value="284.92" calcext:value-type="float">
            <text:p>284.92</text:p>
          </table:table-cell>
          <table:table-cell office:value-type="float" office:value="40.5813" calcext:value-type="float">
            <text:p>40.5813</text:p>
          </table:table-cell>
          <table:table-cell office:value-type="float" office:value="37.5067" calcext:value-type="float">
            <text:p>37.5067</text:p>
          </table:table-cell>
          <table:table-cell office:value-type="float" office:value="275.726" calcext:value-type="float">
            <text:p>275.726</text:p>
          </table:table-cell>
          <table:table-cell office:value-type="float" office:value="39.062" calcext:value-type="float">
            <text:p>39.062</text:p>
          </table:table-cell>
          <table:table-cell/>
          <table:table-cell table:formula="of:=([.D175]-[.A175])/0.0166667" office:value-type="float" office:value="35.6819286361429" calcext:value-type="float">
            <text:p>35.6819286361429</text:p>
          </table:table-cell>
          <table:table-cell table:formula="of:=ABS([.E175]-[.B175])/0.0166667" office:value-type="float" office:value="551.638896722208" calcext:value-type="float">
            <text:p>551.638896722208</text:p>
          </table:table-cell>
          <table:table-cell table:formula="of:=([.F175]-[.C175])/0.0166667" office:value-type="float" office:value="-91.1578176843647" calcext:value-type="float">
            <text:p>-91.1578176843647</text:p>
          </table:table-cell>
          <table:table-cell table:formula="of:=DEGREES(ATAN(ABS([.F175]-[.C175])/ABS([.E175]-[.B175])))" office:value-type="float" office:value="9.38327728447044" calcext:value-type="float">
            <text:p>9.38327728447044</text:p>
          </table:table-cell>
          <table:table-cell table:formula="of:=SQRT(POWER([.H175];2)+POWER([.I175];2)+POWER([.J175];2))" office:value-type="float" office:value="560.257458792888" calcext:value-type="float">
            <text:p>560.257458792888</text:p>
          </table:table-cell>
        </table:table-row>
        <table:table-row table:style-name="ro1">
          <table:table-cell office:value-type="float" office:value="36.4267" calcext:value-type="float">
            <text:p>36.4267</text:p>
          </table:table-cell>
          <table:table-cell office:value-type="float" office:value="280.691" calcext:value-type="float">
            <text:p>280.691</text:p>
          </table:table-cell>
          <table:table-cell office:value-type="float" office:value="40.0083" calcext:value-type="float">
            <text:p>40.0083</text:p>
          </table:table-cell>
          <table:table-cell office:value-type="float" office:value="36.5275" calcext:value-type="float">
            <text:p>36.5275</text:p>
          </table:table-cell>
          <table:table-cell office:value-type="float" office:value="271.505" calcext:value-type="float">
            <text:p>271.505</text:p>
          </table:table-cell>
          <table:table-cell office:value-type="float" office:value="38.2923" calcext:value-type="float">
            <text:p>38.2923</text:p>
          </table:table-cell>
          <table:table-cell/>
          <table:table-cell table:formula="of:=([.D176]-[.A176])/0.0166667" office:value-type="float" office:value="6.04798790402459" calcext:value-type="float">
            <text:p>6.04798790402459</text:p>
          </table:table-cell>
          <table:table-cell table:formula="of:=ABS([.E176]-[.B176])/0.0166667" office:value-type="float" office:value="551.158897682203" calcext:value-type="float">
            <text:p>551.158897682203</text:p>
          </table:table-cell>
          <table:table-cell table:formula="of:=([.F176]-[.C176])/0.0166667" office:value-type="float" office:value="-102.959794080412" calcext:value-type="float">
            <text:p>-102.959794080412</text:p>
          </table:table-cell>
          <table:table-cell table:formula="of:=DEGREES(ATAN(ABS([.F176]-[.C176])/ABS([.E176]-[.B176])))" office:value-type="float" office:value="10.5812381385928" calcext:value-type="float">
            <text:p>10.5812381385928</text:p>
          </table:table-cell>
          <table:table-cell table:formula="of:=SQRT(POWER([.H176];2)+POWER([.I176];2)+POWER([.J176];2))" office:value-type="float" office:value="560.725804515032" calcext:value-type="float">
            <text:p>560.72580451503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290.264" calcext:value-type="float">
            <text:p>290.264</text:p>
          </table:table-cell>
          <table:table-cell office:value-type="float" office:value="41.2667" calcext:value-type="float">
            <text:p>41.2667</text:p>
          </table:table-cell>
          <table:table-cell office:value-type="float" office:value="37.1628" calcext:value-type="float">
            <text:p>37.1628</text:p>
          </table:table-cell>
          <table:table-cell office:value-type="float" office:value="277.957" calcext:value-type="float">
            <text:p>277.957</text:p>
          </table:table-cell>
          <table:table-cell office:value-type="float" office:value="40.9505" calcext:value-type="float">
            <text:p>40.9505</text:p>
          </table:table-cell>
          <table:table-cell/>
          <table:table-cell table:formula="of:=([.D177]-[.A177])/0.0166667" office:value-type="float" office:value="51.7678964642071" calcext:value-type="float">
            <text:p>51.7678964642071</text:p>
          </table:table-cell>
          <table:table-cell table:formula="of:=ABS([.E177]-[.B177])/0.0166667" office:value-type="float" office:value="738.418523162955" calcext:value-type="float">
            <text:p>738.418523162955</text:p>
          </table:table-cell>
          <table:table-cell table:formula="of:=([.F177]-[.C177])/0.0166667" office:value-type="float" office:value="-18.971962056076" calcext:value-type="float">
            <text:p>-18.971962056076</text:p>
          </table:table-cell>
          <table:table-cell table:formula="of:=DEGREES(ATAN(ABS([.F177]-[.C177])/ABS([.E177]-[.B177])))" office:value-type="float" office:value="1.4717592138288" calcext:value-type="float">
            <text:p>1.4717592138288</text:p>
          </table:table-cell>
          <table:table-cell table:formula="of:=SQRT(POWER([.H177];2)+POWER([.I177];2)+POWER([.J177];2))" office:value-type="float" office:value="740.474014262989" calcext:value-type="float">
            <text:p>740.474014262989</text:p>
          </table:table-cell>
        </table:table-row>
        <table:table-row table:style-name="ro1">
          <table:table-cell office:value-type="float" office:value="36.0318" calcext:value-type="float">
            <text:p>36.0318</text:p>
          </table:table-cell>
          <table:table-cell office:value-type="float" office:value="287.162" calcext:value-type="float">
            <text:p>287.162</text:p>
          </table:table-cell>
          <table:table-cell office:value-type="float" office:value="42.0143" calcext:value-type="float">
            <text:p>42.0143</text:p>
          </table:table-cell>
          <table:table-cell office:value-type="float" office:value="36.9915" calcext:value-type="float">
            <text:p>36.9915</text:p>
          </table:table-cell>
          <table:table-cell office:value-type="float" office:value="273.666" calcext:value-type="float">
            <text:p>273.666</text:p>
          </table:table-cell>
          <table:table-cell office:value-type="float" office:value="41.6518" calcext:value-type="float">
            <text:p>41.6518</text:p>
          </table:table-cell>
          <table:table-cell/>
          <table:table-cell table:formula="of:=([.D178]-[.A178])/0.0166667" office:value-type="float" office:value="57.5818848362306" calcext:value-type="float">
            <text:p>57.5818848362306</text:p>
          </table:table-cell>
          <table:table-cell table:formula="of:=ABS([.E178]-[.B178])/0.0166667" office:value-type="float" office:value="809.758380483238" calcext:value-type="float">
            <text:p>809.758380483238</text:p>
          </table:table-cell>
          <table:table-cell table:formula="of:=([.F178]-[.C178])/0.0166667" office:value-type="float" office:value="-21.7499565000868" calcext:value-type="float">
            <text:p>-21.7499565000868</text:p>
          </table:table-cell>
          <table:table-cell table:formula="of:=DEGREES(ATAN(ABS([.F178]-[.C178])/ABS([.E178]-[.B178])))" office:value-type="float" office:value="1.53858383721326" calcext:value-type="float">
            <text:p>1.53858383721326</text:p>
          </table:table-cell>
          <table:table-cell table:formula="of:=SQRT(POWER([.H178];2)+POWER([.I178];2)+POWER([.J178];2))" office:value-type="float" office:value="812.09443344471" calcext:value-type="float">
            <text:p>812.09443344471</text:p>
          </table:table-cell>
        </table:table-row>
        <table:table-row table:style-name="ro1">
          <table:table-cell office:value-type="float" office:value="40.242" calcext:value-type="float">
            <text:p>40.242</text:p>
          </table:table-cell>
          <table:table-cell office:value-type="float" office:value="289.806" calcext:value-type="float">
            <text:p>289.806</text:p>
          </table:table-cell>
          <table:table-cell office:value-type="float" office:value="42.0656" calcext:value-type="float">
            <text:p>42.0656</text:p>
          </table:table-cell>
          <table:table-cell office:value-type="float" office:value="41.0138" calcext:value-type="float">
            <text:p>41.0138</text:p>
          </table:table-cell>
          <table:table-cell office:value-type="float" office:value="277.537" calcext:value-type="float">
            <text:p>277.537</text:p>
          </table:table-cell>
          <table:table-cell office:value-type="float" office:value="41.979" calcext:value-type="float">
            <text:p>41.979</text:p>
          </table:table-cell>
          <table:table-cell/>
          <table:table-cell table:formula="of:=([.D179]-[.A179])/0.0166667" office:value-type="float" office:value="46.3079073841856" calcext:value-type="float">
            <text:p>46.3079073841856</text:p>
          </table:table-cell>
          <table:table-cell table:formula="of:=ABS([.E179]-[.B179])/0.0166667" office:value-type="float" office:value="736.138527722945" calcext:value-type="float">
            <text:p>736.138527722945</text:p>
          </table:table-cell>
          <table:table-cell table:formula="of:=([.F179]-[.C179])/0.0166667" office:value-type="float" office:value="-5.19598960802104" calcext:value-type="float">
            <text:p>-5.19598960802104</text:p>
          </table:table-cell>
          <table:table-cell table:formula="of:=DEGREES(ATAN(ABS([.F179]-[.C179])/ABS([.E179]-[.B179])))" office:value-type="float" office:value="0.404412104205078" calcext:value-type="float">
            <text:p>0.404412104205078</text:p>
          </table:table-cell>
          <table:table-cell table:formula="of:=SQRT(POWER([.H179];2)+POWER([.I179];2)+POWER([.J179];2))" office:value-type="float" office:value="737.611925467867" calcext:value-type="float">
            <text:p>737.611925467867</text:p>
          </table:table-cell>
        </table:table-row>
        <table:table-row table:style-name="ro1">
          <table:table-cell office:value-type="float" office:value="45.5088" calcext:value-type="float">
            <text:p>45.5088</text:p>
          </table:table-cell>
          <table:table-cell office:value-type="float" office:value="288.281" calcext:value-type="float">
            <text:p>288.281</text:p>
          </table:table-cell>
          <table:table-cell office:value-type="float" office:value="42.5042" calcext:value-type="float">
            <text:p>42.5042</text:p>
          </table:table-cell>
          <table:table-cell office:value-type="float" office:value="45.9739" calcext:value-type="float">
            <text:p>45.9739</text:p>
          </table:table-cell>
          <table:table-cell office:value-type="float" office:value="274.739" calcext:value-type="float">
            <text:p>274.739</text:p>
          </table:table-cell>
          <table:table-cell office:value-type="float" office:value="42.6253" calcext:value-type="float">
            <text:p>42.6253</text:p>
          </table:table-cell>
          <table:table-cell/>
          <table:table-cell table:formula="of:=([.D180]-[.A180])/0.0166667" office:value-type="float" office:value="27.9059441881116" calcext:value-type="float">
            <text:p>27.9059441881116</text:p>
          </table:table-cell>
          <table:table-cell table:formula="of:=ABS([.E180]-[.B180])/0.0166667" office:value-type="float" office:value="812.518374963252" calcext:value-type="float">
            <text:p>812.518374963252</text:p>
          </table:table-cell>
          <table:table-cell table:formula="of:=([.F180]-[.C180])/0.0166667" office:value-type="float" office:value="7.2659854680294" calcext:value-type="float">
            <text:p>7.2659854680294</text:p>
          </table:table-cell>
          <table:table-cell table:formula="of:=DEGREES(ATAN(ABS([.F180]-[.C180])/ABS([.E180]-[.B180])))" office:value-type="float" office:value="0.512356664599701" calcext:value-type="float">
            <text:p>0.512356664599701</text:p>
          </table:table-cell>
          <table:table-cell table:formula="of:=SQRT(POWER([.H180];2)+POWER([.I180];2)+POWER([.J180];2))" office:value-type="float" office:value="813.029916988775" calcext:value-type="float">
            <text:p>813.029916988775</text:p>
          </table:table-cell>
        </table:table-row>
        <table:table-row table:style-name="ro1">
          <table:table-cell office:value-type="float" office:value="55.8095" calcext:value-type="float">
            <text:p>55.8095</text:p>
          </table:table-cell>
          <table:table-cell office:value-type="float" office:value="279.893" calcext:value-type="float">
            <text:p>279.893</text:p>
          </table:table-cell>
          <table:table-cell office:value-type="float" office:value="41.4488" calcext:value-type="float">
            <text:p>41.4488</text:p>
          </table:table-cell>
          <table:table-cell office:value-type="float" office:value="55.4372" calcext:value-type="float">
            <text:p>55.4372</text:p>
          </table:table-cell>
          <table:table-cell office:value-type="float" office:value="268.17" calcext:value-type="float">
            <text:p>268.17</text:p>
          </table:table-cell>
          <table:table-cell office:value-type="float" office:value="41.1296" calcext:value-type="float">
            <text:p>41.1296</text:p>
          </table:table-cell>
          <table:table-cell/>
          <table:table-cell table:formula="of:=([.D181]-[.A181])/0.0166667" office:value-type="float" office:value="-22.3379553240895" calcext:value-type="float">
            <text:p>-22.3379553240895</text:p>
          </table:table-cell>
          <table:table-cell table:formula="of:=ABS([.E181]-[.B181])/0.0166667" office:value-type="float" office:value="703.378593242811" calcext:value-type="float">
            <text:p>703.378593242811</text:p>
          </table:table-cell>
          <table:table-cell table:formula="of:=([.F181]-[.C181])/0.0166667" office:value-type="float" office:value="-19.1519616960763" calcext:value-type="float">
            <text:p>-19.1519616960763</text:p>
          </table:table-cell>
          <table:table-cell table:formula="of:=DEGREES(ATAN(ABS([.F181]-[.C181])/ABS([.E181]-[.B181])))" office:value-type="float" office:value="1.55969419943748" calcext:value-type="float">
            <text:p>1.55969419943748</text:p>
          </table:table-cell>
          <table:table-cell table:formula="of:=SQRT(POWER([.H181];2)+POWER([.I181];2)+POWER([.J181];2))" office:value-type="float" office:value="703.993769373781" calcext:value-type="float">
            <text:p>703.993769373781</text:p>
          </table:table-cell>
        </table:table-row>
        <table:table-row table:style-name="ro1">
          <table:table-cell office:value-type="float" office:value="55.5713" calcext:value-type="float">
            <text:p>55.5713</text:p>
          </table:table-cell>
          <table:table-cell office:value-type="float" office:value="287.789" calcext:value-type="float">
            <text:p>287.789</text:p>
          </table:table-cell>
          <table:table-cell office:value-type="float" office:value="42.2241" calcext:value-type="float">
            <text:p>42.2241</text:p>
          </table:table-cell>
          <table:table-cell office:value-type="float" office:value="54.8984" calcext:value-type="float">
            <text:p>54.8984</text:p>
          </table:table-cell>
          <table:table-cell office:value-type="float" office:value="277.016" calcext:value-type="float">
            <text:p>277.016</text:p>
          </table:table-cell>
          <table:table-cell office:value-type="float" office:value="41.6706" calcext:value-type="float">
            <text:p>41.6706</text:p>
          </table:table-cell>
          <table:table-cell/>
          <table:table-cell table:formula="of:=([.D182]-[.A182])/0.0166667" office:value-type="float" office:value="-40.3739192521614" calcext:value-type="float">
            <text:p>-40.3739192521614</text:p>
          </table:table-cell>
          <table:table-cell table:formula="of:=ABS([.E182]-[.B182])/0.0166667" office:value-type="float" office:value="646.378707242584" calcext:value-type="float">
            <text:p>646.378707242584</text:p>
          </table:table-cell>
          <table:table-cell table:formula="of:=([.F182]-[.C182])/0.0166667" office:value-type="float" office:value="-33.2099335801328" calcext:value-type="float">
            <text:p>-33.2099335801328</text:p>
          </table:table-cell>
          <table:table-cell table:formula="of:=DEGREES(ATAN(ABS([.F182]-[.C182])/ABS([.E182]-[.B182])))" office:value-type="float" office:value="2.94118194975439" calcext:value-type="float">
            <text:p>2.94118194975439</text:p>
          </table:table-cell>
          <table:table-cell table:formula="of:=SQRT(POWER([.H182];2)+POWER([.I182];2)+POWER([.J182];2))" office:value-type="float" office:value="648.489310799161" calcext:value-type="float">
            <text:p>648.489310799161</text:p>
          </table:table-cell>
        </table:table-row>
        <table:table-row table:style-name="ro1">
          <table:table-cell office:value-type="float" office:value="56.7061" calcext:value-type="float">
            <text:p>56.7061</text:p>
          </table:table-cell>
          <table:table-cell office:value-type="float" office:value="284.023" calcext:value-type="float">
            <text:p>284.023</text:p>
          </table:table-cell>
          <table:table-cell office:value-type="float" office:value="41.7896" calcext:value-type="float">
            <text:p>41.7896</text:p>
          </table:table-cell>
          <table:table-cell office:value-type="float" office:value="56.3473" calcext:value-type="float">
            <text:p>56.3473</text:p>
          </table:table-cell>
          <table:table-cell office:value-type="float" office:value="270.865" calcext:value-type="float">
            <text:p>270.865</text:p>
          </table:table-cell>
          <table:table-cell office:value-type="float" office:value="41.4149" calcext:value-type="float">
            <text:p>41.4149</text:p>
          </table:table-cell>
          <table:table-cell/>
          <table:table-cell table:formula="of:=([.D183]-[.A183])/0.0166667" office:value-type="float" office:value="-21.5279569440862" calcext:value-type="float">
            <text:p>-21.5279569440862</text:p>
          </table:table-cell>
          <table:table-cell table:formula="of:=ABS([.E183]-[.B183])/0.0166667" office:value-type="float" office:value="789.478421043159" calcext:value-type="float">
            <text:p>789.478421043159</text:p>
          </table:table-cell>
          <table:table-cell table:formula="of:=([.F183]-[.C183])/0.0166667" office:value-type="float" office:value="-22.4819550360898" calcext:value-type="float">
            <text:p>-22.4819550360898</text:p>
          </table:table-cell>
          <table:table-cell table:formula="of:=DEGREES(ATAN(ABS([.F183]-[.C183])/ABS([.E183]-[.B183])))" office:value-type="float" office:value="1.6311694890328" calcext:value-type="float">
            <text:p>1.6311694890328</text:p>
          </table:table-cell>
          <table:table-cell table:formula="of:=SQRT(POWER([.H183];2)+POWER([.I183];2)+POWER([.J183];2))" office:value-type="float" office:value="790.091810187418" calcext:value-type="float">
            <text:p>790.091810187418</text:p>
          </table:table-cell>
        </table:table-row>
        <table:table-row table:style-name="ro1">
          <table:table-cell office:value-type="float" office:value="56.9839" calcext:value-type="float">
            <text:p>56.9839</text:p>
          </table:table-cell>
          <table:table-cell office:value-type="float" office:value="292.238" calcext:value-type="float">
            <text:p>292.238</text:p>
          </table:table-cell>
          <table:table-cell office:value-type="float" office:value="42.0291" calcext:value-type="float">
            <text:p>42.0291</text:p>
          </table:table-cell>
          <table:table-cell office:value-type="float" office:value="56.5252" calcext:value-type="float">
            <text:p>56.5252</text:p>
          </table:table-cell>
          <table:table-cell office:value-type="float" office:value="281.369" calcext:value-type="float">
            <text:p>281.369</text:p>
          </table:table-cell>
          <table:table-cell office:value-type="float" office:value="41.4565" calcext:value-type="float">
            <text:p>41.4565</text:p>
          </table:table-cell>
          <table:table-cell/>
          <table:table-cell table:formula="of:=([.D184]-[.A184])/0.0166667" office:value-type="float" office:value="-27.5219449561101" calcext:value-type="float">
            <text:p>-27.5219449561101</text:p>
          </table:table-cell>
          <table:table-cell table:formula="of:=ABS([.E184]-[.B184])/0.0166667" office:value-type="float" office:value="652.138695722607" calcext:value-type="float">
            <text:p>652.138695722607</text:p>
          </table:table-cell>
          <table:table-cell table:formula="of:=([.F184]-[.C184])/0.0166667" office:value-type="float" office:value="-34.3559312881375" calcext:value-type="float">
            <text:p>-34.3559312881375</text:p>
          </table:table-cell>
          <table:table-cell table:formula="of:=DEGREES(ATAN(ABS([.F184]-[.C184])/ABS([.E184]-[.B184])))" office:value-type="float" office:value="3.01566497060964" calcext:value-type="float">
            <text:p>3.01566497060964</text:p>
          </table:table-cell>
          <table:table-cell table:formula="of:=SQRT(POWER([.H184];2)+POWER([.I184];2)+POWER([.J184];2))" office:value-type="float" office:value="653.622724457791" calcext:value-type="float">
            <text:p>653.622724457791</text:p>
          </table:table-cell>
        </table:table-row>
        <table:table-row table:style-name="ro1">
          <table:table-cell office:value-type="float" office:value="55.9514" calcext:value-type="float">
            <text:p>55.9514</text:p>
          </table:table-cell>
          <table:table-cell office:value-type="float" office:value="292.037" calcext:value-type="float">
            <text:p>292.037</text:p>
          </table:table-cell>
          <table:table-cell office:value-type="float" office:value="42.0706" calcext:value-type="float">
            <text:p>42.0706</text:p>
          </table:table-cell>
          <table:table-cell office:value-type="float" office:value="55.4187" calcext:value-type="float">
            <text:p>55.4187</text:p>
          </table:table-cell>
          <table:table-cell office:value-type="float" office:value="276.974" calcext:value-type="float">
            <text:p>276.974</text:p>
          </table:table-cell>
          <table:table-cell office:value-type="float" office:value="42.4209" calcext:value-type="float">
            <text:p>42.4209</text:p>
          </table:table-cell>
          <table:table-cell/>
          <table:table-cell table:formula="of:=([.D185]-[.A185])/0.0166667" office:value-type="float" office:value="-31.9619360761278" calcext:value-type="float">
            <text:p>-31.9619360761278</text:p>
          </table:table-cell>
          <table:table-cell table:formula="of:=ABS([.E185]-[.B185])/0.0166667" office:value-type="float" office:value="903.778192443614" calcext:value-type="float">
            <text:p>903.778192443614</text:p>
          </table:table-cell>
          <table:table-cell table:formula="of:=([.F185]-[.C185])/0.0166667" office:value-type="float" office:value="21.0179579640843" calcext:value-type="float">
            <text:p>21.0179579640843</text:p>
          </table:table-cell>
          <table:table-cell table:formula="of:=DEGREES(ATAN(ABS([.F185]-[.C185])/ABS([.E185]-[.B185])))" office:value-type="float" office:value="1.33221101273745" calcext:value-type="float">
            <text:p>1.33221101273745</text:p>
          </table:table-cell>
          <table:table-cell table:formula="of:=SQRT(POWER([.H185];2)+POWER([.I185];2)+POWER([.J185];2))" office:value-type="float" office:value="904.587387183439" calcext:value-type="float">
            <text:p>904.587387183439</text:p>
          </table:table-cell>
        </table:table-row>
        <table:table-row table:style-name="ro1">
          <table:table-cell office:value-type="float" office:value="56.117" calcext:value-type="float">
            <text:p>56.117</text:p>
          </table:table-cell>
          <table:table-cell office:value-type="float" office:value="286.596" calcext:value-type="float">
            <text:p>286.596</text:p>
          </table:table-cell>
          <table:table-cell office:value-type="float" office:value="41.8965" calcext:value-type="float">
            <text:p>41.8965</text:p>
          </table:table-cell>
          <table:table-cell office:value-type="float" office:value="55.531" calcext:value-type="float">
            <text:p>55.531</text:p>
          </table:table-cell>
          <table:table-cell office:value-type="float" office:value="273.201" calcext:value-type="float">
            <text:p>273.201</text:p>
          </table:table-cell>
          <table:table-cell office:value-type="float" office:value="41.784" calcext:value-type="float">
            <text:p>41.784</text:p>
          </table:table-cell>
          <table:table-cell/>
          <table:table-cell table:formula="of:=([.D186]-[.A186])/0.0166667" office:value-type="float" office:value="-35.1599296801405" calcext:value-type="float">
            <text:p>-35.1599296801405</text:p>
          </table:table-cell>
          <table:table-cell table:formula="of:=ABS([.E186]-[.B186])/0.0166667" office:value-type="float" office:value="803.698392603214" calcext:value-type="float">
            <text:p>803.698392603214</text:p>
          </table:table-cell>
          <table:table-cell table:formula="of:=([.F186]-[.C186])/0.0166667" office:value-type="float" office:value="-6.74998650002726" calcext:value-type="float">
            <text:p>-6.74998650002726</text:p>
          </table:table-cell>
          <table:table-cell table:formula="of:=DEGREES(ATAN(ABS([.F186]-[.C186])/ABS([.E186]-[.B186])))" office:value-type="float" office:value="0.481196240799191" calcext:value-type="float">
            <text:p>0.481196240799191</text:p>
          </table:table-cell>
          <table:table-cell table:formula="of:=SQRT(POWER([.H186];2)+POWER([.I186];2)+POWER([.J186];2))" office:value-type="float" office:value="804.495425248555" calcext:value-type="float">
            <text:p>804.495425248555</text:p>
          </table:table-cell>
        </table:table-row>
        <table:table-row table:style-name="ro1">
          <table:table-cell office:value-type="float" office:value="55.4145" calcext:value-type="float">
            <text:p>55.4145</text:p>
          </table:table-cell>
          <table:table-cell office:value-type="float" office:value="292.105" calcext:value-type="float">
            <text:p>292.105</text:p>
          </table:table-cell>
          <table:table-cell office:value-type="float" office:value="41.2938" calcext:value-type="float">
            <text:p>41.2938</text:p>
          </table:table-cell>
          <table:table-cell office:value-type="float" office:value="54.8403" calcext:value-type="float">
            <text:p>54.8403</text:p>
          </table:table-cell>
          <table:table-cell office:value-type="float" office:value="278.428" calcext:value-type="float">
            <text:p>278.428</text:p>
          </table:table-cell>
          <table:table-cell office:value-type="float" office:value="41.1927" calcext:value-type="float">
            <text:p>41.1927</text:p>
          </table:table-cell>
          <table:table-cell/>
          <table:table-cell table:formula="of:=([.D187]-[.A187])/0.0166667" office:value-type="float" office:value="-34.4519310961377" calcext:value-type="float">
            <text:p>-34.4519310961377</text:p>
          </table:table-cell>
          <table:table-cell table:formula="of:=ABS([.E187]-[.B187])/0.0166667" office:value-type="float" office:value="820.618358763284" calcext:value-type="float">
            <text:p>820.618358763284</text:p>
          </table:table-cell>
          <table:table-cell table:formula="of:=([.F187]-[.C187])/0.0166667" office:value-type="float" office:value="-6.06598786802398" calcext:value-type="float">
            <text:p>-6.06598786802398</text:p>
          </table:table-cell>
          <table:table-cell table:formula="of:=DEGREES(ATAN(ABS([.F187]-[.C187])/ABS([.E187]-[.B187])))" office:value-type="float" office:value="0.423521079710809" calcext:value-type="float">
            <text:p>0.423521079710809</text:p>
          </table:table-cell>
          <table:table-cell table:formula="of:=SQRT(POWER([.H187];2)+POWER([.I187];2)+POWER([.J187];2))" office:value-type="float" office:value="821.363635976425" calcext:value-type="float">
            <text:p>821.363635976425</text:p>
          </table:table-cell>
        </table:table-row>
        <table:table-row table:style-name="ro1">
          <table:table-cell office:value-type="float" office:value="56.0897" calcext:value-type="float">
            <text:p>56.0897</text:p>
          </table:table-cell>
          <table:table-cell office:value-type="float" office:value="287.828" calcext:value-type="float">
            <text:p>287.828</text:p>
          </table:table-cell>
          <table:table-cell office:value-type="float" office:value="42.4676" calcext:value-type="float">
            <text:p>42.4676</text:p>
          </table:table-cell>
          <table:table-cell office:value-type="float" office:value="55.4544" calcext:value-type="float">
            <text:p>55.4544</text:p>
          </table:table-cell>
          <table:table-cell office:value-type="float" office:value="275.719" calcext:value-type="float">
            <text:p>275.719</text:p>
          </table:table-cell>
          <table:table-cell office:value-type="float" office:value="42.1232" calcext:value-type="float">
            <text:p>42.1232</text:p>
          </table:table-cell>
          <table:table-cell/>
          <table:table-cell table:formula="of:=([.D188]-[.A188])/0.0166667" office:value-type="float" office:value="-38.1179237641525" calcext:value-type="float">
            <text:p>-38.1179237641525</text:p>
          </table:table-cell>
          <table:table-cell table:formula="of:=ABS([.E188]-[.B188])/0.0166667" office:value-type="float" office:value="726.538546922905" calcext:value-type="float">
            <text:p>726.538546922905</text:p>
          </table:table-cell>
          <table:table-cell table:formula="of:=([.F188]-[.C188])/0.0166667" office:value-type="float" office:value="-20.6639586720827" calcext:value-type="float">
            <text:p>-20.6639586720827</text:p>
          </table:table-cell>
          <table:table-cell table:formula="of:=DEGREES(ATAN(ABS([.F188]-[.C188])/ABS([.E188]-[.B188])))" office:value-type="float" office:value="1.62914759915816" calcext:value-type="float">
            <text:p>1.62914759915816</text:p>
          </table:table-cell>
          <table:table-cell table:formula="of:=SQRT(POWER([.H188];2)+POWER([.I188];2)+POWER([.J188];2))" office:value-type="float" office:value="727.831186103575" calcext:value-type="float">
            <text:p>727.831186103575</text:p>
          </table:table-cell>
        </table:table-row>
        <table:table-row table:style-name="ro1">
          <table:table-cell office:value-type="float" office:value="71.2697" calcext:value-type="float">
            <text:p>71.2697</text:p>
          </table:table-cell>
          <table:table-cell office:value-type="float" office:value="284.881" calcext:value-type="float">
            <text:p>284.881</text:p>
          </table:table-cell>
          <table:table-cell office:value-type="float" office:value="41.5133" calcext:value-type="float">
            <text:p>41.5133</text:p>
          </table:table-cell>
          <table:table-cell office:value-type="float" office:value="71.7689" calcext:value-type="float">
            <text:p>71.7689</text:p>
          </table:table-cell>
          <table:table-cell office:value-type="float" office:value="270.736" calcext:value-type="float">
            <text:p>270.736</text:p>
          </table:table-cell>
          <table:table-cell office:value-type="float" office:value="41.7809" calcext:value-type="float">
            <text:p>41.7809</text:p>
          </table:table-cell>
          <table:table-cell/>
          <table:table-cell table:formula="of:=([.D189]-[.A189])/0.0166667" office:value-type="float" office:value="29.9519400961199" calcext:value-type="float">
            <text:p>29.9519400961199</text:p>
          </table:table-cell>
          <table:table-cell table:formula="of:=ABS([.E189]-[.B189])/0.0166667" office:value-type="float" office:value="848.698302603394" calcext:value-type="float">
            <text:p>848.698302603394</text:p>
          </table:table-cell>
          <table:table-cell table:formula="of:=([.F189]-[.C189])/0.0166667" office:value-type="float" office:value="16.0559678880643" calcext:value-type="float">
            <text:p>16.0559678880643</text:p>
          </table:table-cell>
          <table:table-cell table:formula="of:=DEGREES(ATAN(ABS([.F189]-[.C189])/ABS([.E189]-[.B189])))" office:value-type="float" office:value="1.08381207646035" calcext:value-type="float">
            <text:p>1.08381207646035</text:p>
          </table:table-cell>
          <table:table-cell table:formula="of:=SQRT(POWER([.H189];2)+POWER([.I189];2)+POWER([.J189];2))" office:value-type="float" office:value="849.378432538892" calcext:value-type="float">
            <text:p>849.378432538892</text:p>
          </table:table-cell>
        </table:table-row>
        <table:table-row table:style-name="ro1">
          <table:table-cell office:value-type="float" office:value="71.7833" calcext:value-type="float">
            <text:p>71.7833</text:p>
          </table:table-cell>
          <table:table-cell office:value-type="float" office:value="287.632" calcext:value-type="float">
            <text:p>287.632</text:p>
          </table:table-cell>
          <table:table-cell office:value-type="float" office:value="41.3277" calcext:value-type="float">
            <text:p>41.3277</text:p>
          </table:table-cell>
          <table:table-cell office:value-type="float" office:value="71.2676" calcext:value-type="float">
            <text:p>71.2676</text:p>
          </table:table-cell>
          <table:table-cell office:value-type="float" office:value="274.583" calcext:value-type="float">
            <text:p>274.583</text:p>
          </table:table-cell>
          <table:table-cell office:value-type="float" office:value="41.1587" calcext:value-type="float">
            <text:p>41.1587</text:p>
          </table:table-cell>
          <table:table-cell/>
          <table:table-cell table:formula="of:=([.D190]-[.A190])/0.0166667" office:value-type="float" office:value="-30.9419381161235" calcext:value-type="float">
            <text:p>-30.9419381161235</text:p>
          </table:table-cell>
          <table:table-cell table:formula="of:=ABS([.E190]-[.B190])/0.0166667" office:value-type="float" office:value="782.93843412313" calcext:value-type="float">
            <text:p>782.93843412313</text:p>
          </table:table-cell>
          <table:table-cell table:formula="of:=([.F190]-[.C190])/0.0166667" office:value-type="float" office:value="-10.1399797200404" calcext:value-type="float">
            <text:p>-10.1399797200404</text:p>
          </table:table-cell>
          <table:table-cell table:formula="of:=DEGREES(ATAN(ABS([.F190]-[.C190])/ABS([.E190]-[.B190])))" office:value-type="float" office:value="0.742006698304762" calcext:value-type="float">
            <text:p>0.742006698304762</text:p>
          </table:table-cell>
          <table:table-cell table:formula="of:=SQRT(POWER([.H190];2)+POWER([.I190];2)+POWER([.J190];2))" office:value-type="float" office:value="783.615220851589" calcext:value-type="float">
            <text:p>783.615220851589</text:p>
          </table:table-cell>
        </table:table-row>
        <table:table-row table:style-name="ro1">
          <table:table-cell office:value-type="float" office:value="71.7736" calcext:value-type="float">
            <text:p>71.7736</text:p>
          </table:table-cell>
          <table:table-cell office:value-type="float" office:value="282.485" calcext:value-type="float">
            <text:p>282.485</text:p>
          </table:table-cell>
          <table:table-cell office:value-type="float" office:value="40.6254" calcext:value-type="float">
            <text:p>40.6254</text:p>
          </table:table-cell>
          <table:table-cell office:value-type="float" office:value="71.2596" calcext:value-type="float">
            <text:p>71.2596</text:p>
          </table:table-cell>
          <table:table-cell office:value-type="float" office:value="269.775" calcext:value-type="float">
            <text:p>269.775</text:p>
          </table:table-cell>
          <table:table-cell office:value-type="float" office:value="39.9703" calcext:value-type="float">
            <text:p>39.9703</text:p>
          </table:table-cell>
          <table:table-cell/>
          <table:table-cell table:formula="of:=([.D191]-[.A191])/0.0166667" office:value-type="float" office:value="-30.8399383201231" calcext:value-type="float">
            <text:p>-30.8399383201231</text:p>
          </table:table-cell>
          <table:table-cell table:formula="of:=ABS([.E191]-[.B191])/0.0166667" office:value-type="float" office:value="762.598474803053" calcext:value-type="float">
            <text:p>762.598474803053</text:p>
          </table:table-cell>
          <table:table-cell table:formula="of:=([.F191]-[.C191])/0.0166667" office:value-type="float" office:value="-39.3059213881571" calcext:value-type="float">
            <text:p>-39.3059213881571</text:p>
          </table:table-cell>
          <table:table-cell table:formula="of:=DEGREES(ATAN(ABS([.F191]-[.C191])/ABS([.E191]-[.B191])))" office:value-type="float" office:value="2.95053345213874" calcext:value-type="float">
            <text:p>2.95053345213874</text:p>
          </table:table-cell>
          <table:table-cell table:formula="of:=SQRT(POWER([.H191];2)+POWER([.I191];2)+POWER([.J191];2))" office:value-type="float" office:value="764.233270031934" calcext:value-type="float">
            <text:p>764.233270031934</text:p>
          </table:table-cell>
        </table:table-row>
        <table:table-row table:style-name="ro1">
          <table:table-cell office:value-type="float" office:value="71.2689" calcext:value-type="float">
            <text:p>71.2689</text:p>
          </table:table-cell>
          <table:table-cell office:value-type="float" office:value="280.972" calcext:value-type="float">
            <text:p>280.972</text:p>
          </table:table-cell>
          <table:table-cell office:value-type="float" office:value="41.378" calcext:value-type="float">
            <text:p>41.378</text:p>
          </table:table-cell>
          <table:table-cell office:value-type="float" office:value="70.5316" calcext:value-type="float">
            <text:p>70.5316</text:p>
          </table:table-cell>
          <table:table-cell office:value-type="float" office:value="265.702" calcext:value-type="float">
            <text:p>265.702</text:p>
          </table:table-cell>
          <table:table-cell office:value-type="float" office:value="41.3922" calcext:value-type="float">
            <text:p>41.3922</text:p>
          </table:table-cell>
          <table:table-cell/>
          <table:table-cell table:formula="of:=([.D192]-[.A192])/0.0166667" office:value-type="float" office:value="-44.2379115241772" calcext:value-type="float">
            <text:p>-44.2379115241772</text:p>
          </table:table-cell>
          <table:table-cell table:formula="of:=ABS([.E192]-[.B192])/0.0166667" office:value-type="float" office:value="916.198167603664" calcext:value-type="float">
            <text:p>916.198167603664</text:p>
          </table:table-cell>
          <table:table-cell table:formula="of:=([.F192]-[.C192])/0.0166667" office:value-type="float" office:value="0.851998296003554" calcext:value-type="float">
            <text:p>0.851998296003554</text:p>
          </table:table-cell>
          <table:table-cell table:formula="of:=DEGREES(ATAN(ABS([.F192]-[.C192])/ABS([.E192]-[.B192])))" office:value-type="float" office:value="0.0532809321913207" calcext:value-type="float">
            <text:p>0.053280932191321</text:p>
          </table:table-cell>
          <table:table-cell table:formula="of:=SQRT(POWER([.H192];2)+POWER([.I192];2)+POWER([.J192];2))" office:value-type="float" office:value="917.265938012215" calcext:value-type="float">
            <text:p>917.265938012215</text:p>
          </table:table-cell>
        </table:table-row>
        <table:table-row table:style-name="ro1">
          <table:table-cell office:value-type="float" office:value="72.0469" calcext:value-type="float">
            <text:p>72.0469</text:p>
          </table:table-cell>
          <table:table-cell office:value-type="float" office:value="290.27" calcext:value-type="float">
            <text:p>290.27</text:p>
          </table:table-cell>
          <table:table-cell office:value-type="float" office:value="41.6777" calcext:value-type="float">
            <text:p>41.6777</text:p>
          </table:table-cell>
          <table:table-cell office:value-type="float" office:value="71.5192" calcext:value-type="float">
            <text:p>71.5192</text:p>
          </table:table-cell>
          <table:table-cell office:value-type="float" office:value="275.873" calcext:value-type="float">
            <text:p>275.873</text:p>
          </table:table-cell>
          <table:table-cell office:value-type="float" office:value="41.1956" calcext:value-type="float">
            <text:p>41.1956</text:p>
          </table:table-cell>
          <table:table-cell/>
          <table:table-cell table:formula="of:=([.D193]-[.A193])/0.0166667" office:value-type="float" office:value="-31.6619366761264" calcext:value-type="float">
            <text:p>-31.6619366761264</text:p>
          </table:table-cell>
          <table:table-cell table:formula="of:=ABS([.E193]-[.B193])/0.0166667" office:value-type="float" office:value="863.818272363455" calcext:value-type="float">
            <text:p>863.818272363455</text:p>
          </table:table-cell>
          <table:table-cell table:formula="of:=([.F193]-[.C193])/0.0166667" office:value-type="float" office:value="-28.9259421481159" calcext:value-type="float">
            <text:p>-28.9259421481159</text:p>
          </table:table-cell>
          <table:table-cell table:formula="of:=DEGREES(ATAN(ABS([.F193]-[.C193])/ABS([.E193]-[.B193])))" office:value-type="float" office:value="1.91789801696634" calcext:value-type="float">
            <text:p>1.91789801696634</text:p>
          </table:table-cell>
          <table:table-cell table:formula="of:=SQRT(POWER([.H193];2)+POWER([.I193];2)+POWER([.J193];2))" office:value-type="float" office:value="864.882186215107" calcext:value-type="float">
            <text:p>864.882186215107</text:p>
          </table:table-cell>
        </table:table-row>
        <table:table-row table:style-name="ro1">
          <table:table-cell office:value-type="float" office:value="72.5641" calcext:value-type="float">
            <text:p>72.5641</text:p>
          </table:table-cell>
          <table:table-cell office:value-type="float" office:value="285.899" calcext:value-type="float">
            <text:p>285.899</text:p>
          </table:table-cell>
          <table:table-cell office:value-type="float" office:value="43.6236" calcext:value-type="float">
            <text:p>43.6236</text:p>
          </table:table-cell>
          <table:table-cell office:value-type="float" office:value="71.783" calcext:value-type="float">
            <text:p>71.783</text:p>
          </table:table-cell>
          <table:table-cell office:value-type="float" office:value="271.609" calcext:value-type="float">
            <text:p>271.609</text:p>
          </table:table-cell>
          <table:table-cell office:value-type="float" office:value="43.8582" calcext:value-type="float">
            <text:p>43.8582</text:p>
          </table:table-cell>
          <table:table-cell/>
          <table:table-cell table:formula="of:=([.D194]-[.A194])/0.0166667" office:value-type="float" office:value="-46.8659062681872" calcext:value-type="float">
            <text:p>-46.8659062681872</text:p>
          </table:table-cell>
          <table:table-cell table:formula="of:=ABS([.E194]-[.B194])/0.0166667" office:value-type="float" office:value="857.398285203431" calcext:value-type="float">
            <text:p>857.398285203431</text:p>
          </table:table-cell>
          <table:table-cell table:formula="of:=([.F194]-[.C194])/0.0166667" office:value-type="float" office:value="14.0759718480559" calcext:value-type="float">
            <text:p>14.0759718480559</text:p>
          </table:table-cell>
          <table:table-cell table:formula="of:=DEGREES(ATAN(ABS([.F194]-[.C194])/ABS([.E194]-[.B194])))" office:value-type="float" office:value="0.940544609868608" calcext:value-type="float">
            <text:p>0.940544609868608</text:p>
          </table:table-cell>
          <table:table-cell table:formula="of:=SQRT(POWER([.H194];2)+POWER([.I194];2)+POWER([.J194];2))" office:value-type="float" office:value="858.793552388227" calcext:value-type="float">
            <text:p>858.793552388227</text:p>
          </table:table-cell>
        </table:table-row>
        <table:table-row table:style-name="ro1">
          <table:table-cell office:value-type="float" office:value="71.523" calcext:value-type="float">
            <text:p>71.523</text:p>
          </table:table-cell>
          <table:table-cell office:value-type="float" office:value="283.661" calcext:value-type="float">
            <text:p>283.661</text:p>
          </table:table-cell>
          <table:table-cell office:value-type="float" office:value="41.1982" calcext:value-type="float">
            <text:p>41.1982</text:p>
          </table:table-cell>
          <table:table-cell office:value-type="float" office:value="70.5154" calcext:value-type="float">
            <text:p>70.5154</text:p>
          </table:table-cell>
          <table:table-cell office:value-type="float" office:value="272.077" calcext:value-type="float">
            <text:p>272.077</text:p>
          </table:table-cell>
          <table:table-cell office:value-type="float" office:value="40.5838" calcext:value-type="float">
            <text:p>40.5838</text:p>
          </table:table-cell>
          <table:table-cell/>
          <table:table-cell table:formula="of:=([.D195]-[.A195])/0.0166667" office:value-type="float" office:value="-60.4558790882416" calcext:value-type="float">
            <text:p>-60.4558790882416</text:p>
          </table:table-cell>
          <table:table-cell table:formula="of:=ABS([.E195]-[.B195])/0.0166667" office:value-type="float" office:value="695.03860992278" calcext:value-type="float">
            <text:p>695.03860992278</text:p>
          </table:table-cell>
          <table:table-cell table:formula="of:=([.F195]-[.C195])/0.0166667" office:value-type="float" office:value="-36.8639262721477" calcext:value-type="float">
            <text:p>-36.8639262721477</text:p>
          </table:table-cell>
          <table:table-cell table:formula="of:=DEGREES(ATAN(ABS([.F195]-[.C195])/ABS([.E195]-[.B195])))" office:value-type="float" office:value="3.03604740295728" calcext:value-type="float">
            <text:p>3.03604740295728</text:p>
          </table:table-cell>
          <table:table-cell table:formula="of:=SQRT(POWER([.H195];2)+POWER([.I195];2)+POWER([.J195];2))" office:value-type="float" office:value="698.636194066641" calcext:value-type="float">
            <text:p>698.636194066641</text:p>
          </table:table-cell>
        </table:table-row>
        <table:table-row table:style-name="ro1">
          <table:table-cell office:value-type="float" office:value="71.2674" calcext:value-type="float">
            <text:p>71.2674</text:p>
          </table:table-cell>
          <table:table-cell office:value-type="float" office:value="282.323" calcext:value-type="float">
            <text:p>282.323</text:p>
          </table:table-cell>
          <table:table-cell office:value-type="float" office:value="41.1615" calcext:value-type="float">
            <text:p>41.1615</text:p>
          </table:table-cell>
          <table:table-cell office:value-type="float" office:value="70.2684" calcext:value-type="float">
            <text:p>70.2684</text:p>
          </table:table-cell>
          <table:table-cell office:value-type="float" office:value="270.796" calcext:value-type="float">
            <text:p>270.796</text:p>
          </table:table-cell>
          <table:table-cell office:value-type="float" office:value="40.5506" calcext:value-type="float">
            <text:p>40.5506</text:p>
          </table:table-cell>
          <table:table-cell/>
          <table:table-cell table:formula="of:=([.D196]-[.A196])/0.0166667" office:value-type="float" office:value="-59.9398801202395" calcext:value-type="float">
            <text:p>-59.9398801202395</text:p>
          </table:table-cell>
          <table:table-cell table:formula="of:=ABS([.E196]-[.B196])/0.0166667" office:value-type="float" office:value="691.618616762766" calcext:value-type="float">
            <text:p>691.618616762766</text:p>
          </table:table-cell>
          <table:table-cell table:formula="of:=([.F196]-[.C196])/0.0166667" office:value-type="float" office:value="-36.6539266921462" calcext:value-type="float">
            <text:p>-36.6539266921462</text:p>
          </table:table-cell>
          <table:table-cell table:formula="of:=DEGREES(ATAN(ABS([.F196]-[.C196])/ABS([.E196]-[.B196])))" office:value-type="float" office:value="3.0336840993877" calcext:value-type="float">
            <text:p>3.0336840993877</text:p>
          </table:table-cell>
          <table:table-cell table:formula="of:=SQRT(POWER([.H196];2)+POWER([.I196];2)+POWER([.J196];2))" office:value-type="float" office:value="695.178114315765" calcext:value-type="float">
            <text:p>695.178114315765</text:p>
          </table:table-cell>
        </table:table-row>
        <table:table-row table:style-name="ro1">
          <table:table-cell office:value-type="float" office:value="72.5696" calcext:value-type="float">
            <text:p>72.5696</text:p>
          </table:table-cell>
          <table:table-cell office:value-type="float" office:value="291.602" calcext:value-type="float">
            <text:p>291.602</text:p>
          </table:table-cell>
          <table:table-cell office:value-type="float" office:value="41.9783" calcext:value-type="float">
            <text:p>41.9783</text:p>
          </table:table-cell>
          <table:table-cell office:value-type="float" office:value="71.5227" calcext:value-type="float">
            <text:p>71.5227</text:p>
          </table:table-cell>
          <table:table-cell office:value-type="float" office:value="278.368" calcext:value-type="float">
            <text:p>278.368</text:p>
          </table:table-cell>
          <table:table-cell office:value-type="float" office:value="41.5422" calcext:value-type="float">
            <text:p>41.5422</text:p>
          </table:table-cell>
          <table:table-cell/>
          <table:table-cell table:formula="of:=([.D197]-[.A197])/0.0166667" office:value-type="float" office:value="-62.8138743722509" calcext:value-type="float">
            <text:p>-62.8138743722509</text:p>
          </table:table-cell>
          <table:table-cell table:formula="of:=ABS([.E197]-[.B197])/0.0166667" office:value-type="float" office:value="794.038411923175" calcext:value-type="float">
            <text:p>794.038411923175</text:p>
          </table:table-cell>
          <table:table-cell table:formula="of:=([.F197]-[.C197])/0.0166667" office:value-type="float" office:value="-26.1659476681044" calcext:value-type="float">
            <text:p>-26.1659476681044</text:p>
          </table:table-cell>
          <table:table-cell table:formula="of:=DEGREES(ATAN(ABS([.F197]-[.C197])/ABS([.E197]-[.B197])))" office:value-type="float" office:value="1.8873848408265" calcext:value-type="float">
            <text:p>1.8873848408265</text:p>
          </table:table-cell>
          <table:table-cell table:formula="of:=SQRT(POWER([.H197];2)+POWER([.I197];2)+POWER([.J197];2))" office:value-type="float" office:value="796.948705526586" calcext:value-type="float">
            <text:p>796.948705526586</text:p>
          </table:table-cell>
        </table:table-row>
        <table:table-row table:style-name="ro1">
          <table:table-cell office:value-type="float" office:value="72.572" calcext:value-type="float">
            <text:p>72.572</text:p>
          </table:table-cell>
          <table:table-cell office:value-type="float" office:value="293.009" calcext:value-type="float">
            <text:p>293.009</text:p>
          </table:table-cell>
          <table:table-cell office:value-type="float" office:value="41.7599" calcext:value-type="float">
            <text:p>41.7599</text:p>
          </table:table-cell>
          <table:table-cell office:value-type="float" office:value="71.5202" calcext:value-type="float">
            <text:p>71.5202</text:p>
          </table:table-cell>
          <table:table-cell office:value-type="float" office:value="279.764" calcext:value-type="float">
            <text:p>279.764</text:p>
          </table:table-cell>
          <table:table-cell office:value-type="float" office:value="41.0666" calcext:value-type="float">
            <text:p>41.0666</text:p>
          </table:table-cell>
          <table:table-cell/>
          <table:table-cell table:formula="of:=([.D198]-[.A198])/0.0166667" office:value-type="float" office:value="-63.1078737842524" calcext:value-type="float">
            <text:p>-63.1078737842524</text:p>
          </table:table-cell>
          <table:table-cell table:formula="of:=ABS([.E198]-[.B198])/0.0166667" office:value-type="float" office:value="794.698410603179" calcext:value-type="float">
            <text:p>794.698410603179</text:p>
          </table:table-cell>
          <table:table-cell table:formula="of:=([.F198]-[.C198])/0.0166667" office:value-type="float" office:value="-41.5979168041664" calcext:value-type="float">
            <text:p>-41.5979168041664</text:p>
          </table:table-cell>
          <table:table-cell table:formula="of:=DEGREES(ATAN(ABS([.F198]-[.C198])/ABS([.E198]-[.B198])))" office:value-type="float" office:value="2.99637176155521" calcext:value-type="float">
            <text:p>2.99637176155521</text:p>
          </table:table-cell>
          <table:table-cell table:formula="of:=SQRT(POWER([.H198];2)+POWER([.I198];2)+POWER([.J198];2))" office:value-type="float" office:value="798.284757609235" calcext:value-type="float">
            <text:p>798.284757609235</text:p>
          </table:table-cell>
        </table:table-row>
        <table:table-row table:style-name="ro1">
          <table:table-cell office:value-type="float" office:value="73.0901" calcext:value-type="float">
            <text:p>73.0901</text:p>
          </table:table-cell>
          <table:table-cell office:value-type="float" office:value="293.173" calcext:value-type="float">
            <text:p>293.173</text:p>
          </table:table-cell>
          <table:table-cell office:value-type="float" office:value="41.2143" calcext:value-type="float">
            <text:p>41.2143</text:p>
          </table:table-cell>
          <table:table-cell office:value-type="float" office:value="72.027" calcext:value-type="float">
            <text:p>72.027</text:p>
          </table:table-cell>
          <table:table-cell office:value-type="float" office:value="279.822" calcext:value-type="float">
            <text:p>279.822</text:p>
          </table:table-cell>
          <table:table-cell office:value-type="float" office:value="41.0526" calcext:value-type="float">
            <text:p>41.0526</text:p>
          </table:table-cell>
          <table:table-cell/>
          <table:table-cell table:formula="of:=([.D199]-[.A199])/0.0166667" office:value-type="float" office:value="-63.7858724282555" calcext:value-type="float">
            <text:p>-63.7858724282555</text:p>
          </table:table-cell>
          <table:table-cell table:formula="of:=ABS([.E199]-[.B199])/0.0166667" office:value-type="float" office:value="801.058397883204" calcext:value-type="float">
            <text:p>801.058397883204</text:p>
          </table:table-cell>
          <table:table-cell table:formula="of:=([.F199]-[.C199])/0.0166667" office:value-type="float" office:value="-9.70198059603901" calcext:value-type="float">
            <text:p>-9.70198059603901</text:p>
          </table:table-cell>
          <table:table-cell table:formula="of:=DEGREES(ATAN(ABS([.F199]-[.C199])/ABS([.E199]-[.B199])))" office:value-type="float" office:value="0.693901174537102" calcext:value-type="float">
            <text:p>0.693901174537102</text:p>
          </table:table-cell>
          <table:table-cell table:formula="of:=SQRT(POWER([.H199];2)+POWER([.I199];2)+POWER([.J199];2))" office:value-type="float" office:value="803.652488808518" calcext:value-type="float">
            <text:p>803.652488808518</text:p>
          </table:table-cell>
        </table:table-row>
        <table:table-row table:style-name="ro1">
          <table:table-cell office:value-type="float" office:value="72.0331" calcext:value-type="float">
            <text:p>72.0331</text:p>
          </table:table-cell>
          <table:table-cell office:value-type="float" office:value="282.353" calcext:value-type="float">
            <text:p>282.353</text:p>
          </table:table-cell>
          <table:table-cell office:value-type="float" office:value="41.4022" calcext:value-type="float">
            <text:p>41.4022</text:p>
          </table:table-cell>
          <table:table-cell office:value-type="float" office:value="71.0186" calcext:value-type="float">
            <text:p>71.0186</text:p>
          </table:table-cell>
          <table:table-cell office:value-type="float" office:value="269.556" calcext:value-type="float">
            <text:p>269.556</text:p>
          </table:table-cell>
          <table:table-cell office:value-type="float" office:value="40.9954" calcext:value-type="float">
            <text:p>40.9954</text:p>
          </table:table-cell>
          <table:table-cell/>
          <table:table-cell table:formula="of:=([.D200]-[.A200])/0.0166667" office:value-type="float" office:value="-60.8698782602434" calcext:value-type="float">
            <text:p>-60.8698782602434</text:p>
          </table:table-cell>
          <table:table-cell table:formula="of:=ABS([.E200]-[.B200])/0.0166667" office:value-type="float" office:value="767.818464363073" calcext:value-type="float">
            <text:p>767.818464363073</text:p>
          </table:table-cell>
          <table:table-cell table:formula="of:=([.F200]-[.C200])/0.0166667" office:value-type="float" office:value="-24.4079511840974" calcext:value-type="float">
            <text:p>-24.4079511840974</text:p>
          </table:table-cell>
          <table:table-cell table:formula="of:=DEGREES(ATAN(ABS([.F200]-[.C200])/ABS([.E200]-[.B200])))" office:value-type="float" office:value="1.82074523797614" calcext:value-type="float">
            <text:p>1.82074523797614</text:p>
          </table:table-cell>
          <table:table-cell table:formula="of:=SQRT(POWER([.H200];2)+POWER([.I200];2)+POWER([.J200];2))" office:value-type="float" office:value="770.614095625878" calcext:value-type="float">
            <text:p>770.614095625878</text:p>
          </table:table-cell>
        </table:table-row>
        <table:table-row table:style-name="ro1">
          <table:table-cell office:value-type="float" office:value="71.7816" calcext:value-type="float">
            <text:p>71.7816</text:p>
          </table:table-cell>
          <table:table-cell office:value-type="float" office:value="283.577" calcext:value-type="float">
            <text:p>283.577</text:p>
          </table:table-cell>
          <table:table-cell office:value-type="float" office:value="41.7151" calcext:value-type="float">
            <text:p>41.7151</text:p>
          </table:table-cell>
          <table:table-cell office:value-type="float" office:value="71.7657" calcext:value-type="float">
            <text:p>71.7657</text:p>
          </table:table-cell>
          <table:table-cell office:value-type="float" office:value="272.132" calcext:value-type="float">
            <text:p>272.132</text:p>
          </table:table-cell>
          <table:table-cell office:value-type="float" office:value="41.0585" calcext:value-type="float">
            <text:p>41.0585</text:p>
          </table:table-cell>
          <table:table-cell/>
          <table:table-cell table:formula="of:=([.D201]-[.A201])/0.0166667" office:value-type="float" office:value="-0.953998092003937" calcext:value-type="float">
            <text:p>-0.953998092003937</text:p>
          </table:table-cell>
          <table:table-cell table:formula="of:=ABS([.E201]-[.B201])/0.0166667" office:value-type="float" office:value="686.698626602747" calcext:value-type="float">
            <text:p>686.698626602747</text:p>
          </table:table-cell>
          <table:table-cell table:formula="of:=([.F201]-[.C201])/0.0166667" office:value-type="float" office:value="-39.3959212081574" calcext:value-type="float">
            <text:p>-39.3959212081574</text:p>
          </table:table-cell>
          <table:table-cell table:formula="of:=DEGREES(ATAN(ABS([.F201]-[.C201])/ABS([.E201]-[.B201])))" office:value-type="float" office:value="3.28346147116676" calcext:value-type="float">
            <text:p>3.28346147116676</text:p>
          </table:table-cell>
          <table:table-cell table:formula="of:=SQRT(POWER([.H201];2)+POWER([.I201];2)+POWER([.J201];2))" office:value-type="float" office:value="687.828432458485" calcext:value-type="float">
            <text:p>687.828432458485</text:p>
          </table:table-cell>
        </table:table-row>
        <table:table-row table:style-name="ro1">
          <table:table-cell office:value-type="float" office:value="74.607" calcext:value-type="float">
            <text:p>74.607</text:p>
          </table:table-cell>
          <table:table-cell office:value-type="float" office:value="286.648" calcext:value-type="float">
            <text:p>286.648</text:p>
          </table:table-cell>
          <table:table-cell office:value-type="float" office:value="40.9476" calcext:value-type="float">
            <text:p>40.9476</text:p>
          </table:table-cell>
          <table:table-cell office:value-type="float" office:value="75.2796" calcext:value-type="float">
            <text:p>75.2796</text:p>
          </table:table-cell>
          <table:table-cell office:value-type="float" office:value="275.183" calcext:value-type="float">
            <text:p>275.183</text:p>
          </table:table-cell>
          <table:table-cell office:value-type="float" office:value="40.276" calcext:value-type="float">
            <text:p>40.276</text:p>
          </table:table-cell>
          <table:table-cell/>
          <table:table-cell table:formula="of:=([.D202]-[.A202])/0.0166667" office:value-type="float" office:value="40.3559192881616" calcext:value-type="float">
            <text:p>40.3559192881616</text:p>
          </table:table-cell>
          <table:table-cell table:formula="of:=ABS([.E202]-[.B202])/0.0166667" office:value-type="float" office:value="687.898624202753" calcext:value-type="float">
            <text:p>687.898624202753</text:p>
          </table:table-cell>
          <table:table-cell table:formula="of:=([.F202]-[.C202])/0.0166667" office:value-type="float" office:value="-40.2959194081611" calcext:value-type="float">
            <text:p>-40.2959194081611</text:p>
          </table:table-cell>
          <table:table-cell table:formula="of:=DEGREES(ATAN(ABS([.F202]-[.C202])/ABS([.E202]-[.B202])))" office:value-type="float" office:value="3.35245725910537" calcext:value-type="float">
            <text:p>3.35245725910537</text:p>
          </table:table-cell>
          <table:table-cell table:formula="of:=SQRT(POWER([.H202];2)+POWER([.I202];2)+POWER([.J202];2))" office:value-type="float" office:value="690.258559180966" calcext:value-type="float">
            <text:p>690.258559180966</text:p>
          </table:table-cell>
        </table:table-row>
        <table:table-row table:style-name="ro1">
          <table:table-cell office:value-type="float" office:value="74.3491" calcext:value-type="float">
            <text:p>74.3491</text:p>
          </table:table-cell>
          <table:table-cell office:value-type="float" office:value="286.682" calcext:value-type="float">
            <text:p>286.682</text:p>
          </table:table-cell>
          <table:table-cell office:value-type="float" office:value="40.6898" calcext:value-type="float">
            <text:p>40.6898</text:p>
          </table:table-cell>
          <table:table-cell office:value-type="float" office:value="75.2684" calcext:value-type="float">
            <text:p>75.2684</text:p>
          </table:table-cell>
          <table:table-cell office:value-type="float" office:value="273.973" calcext:value-type="float">
            <text:p>273.973</text:p>
          </table:table-cell>
          <table:table-cell office:value-type="float" office:value="39.9776" calcext:value-type="float">
            <text:p>39.9776</text:p>
          </table:table-cell>
          <table:table-cell/>
          <table:table-cell table:formula="of:=([.D203]-[.A203])/0.0166667" office:value-type="float" office:value="55.1578896842202" calcext:value-type="float">
            <text:p>55.1578896842202</text:p>
          </table:table-cell>
          <table:table-cell table:formula="of:=ABS([.E203]-[.B203])/0.0166667" office:value-type="float" office:value="762.53847492305" calcext:value-type="float">
            <text:p>762.53847492305</text:p>
          </table:table-cell>
          <table:table-cell table:formula="of:=([.F203]-[.C203])/0.0166667" office:value-type="float" office:value="-42.7319145361707" calcext:value-type="float">
            <text:p>-42.7319145361707</text:p>
          </table:table-cell>
          <table:table-cell table:formula="of:=DEGREES(ATAN(ABS([.F203]-[.C203])/ABS([.E203]-[.B203])))" office:value-type="float" office:value="3.20744504443293" calcext:value-type="float">
            <text:p>3.20744504443293</text:p>
          </table:table-cell>
          <table:table-cell table:formula="of:=SQRT(POWER([.H203];2)+POWER([.I203];2)+POWER([.J203];2))" office:value-type="float" office:value="765.724059340122" calcext:value-type="float">
            <text:p>765.724059340122</text:p>
          </table:table-cell>
        </table:table-row>
        <table:table-row table:style-name="ro1">
          <table:table-cell office:value-type="float" office:value="73.8715" calcext:value-type="float">
            <text:p>73.8715</text:p>
          </table:table-cell>
          <table:table-cell office:value-type="float" office:value="293.242" calcext:value-type="float">
            <text:p>293.242</text:p>
          </table:table-cell>
          <table:table-cell office:value-type="float" office:value="41.1962" calcext:value-type="float">
            <text:p>41.1962</text:p>
          </table:table-cell>
          <table:table-cell office:value-type="float" office:value="74.5632" calcext:value-type="float">
            <text:p>74.5632</text:p>
          </table:table-cell>
          <table:table-cell office:value-type="float" office:value="280.036" calcext:value-type="float">
            <text:p>280.036</text:p>
          </table:table-cell>
          <table:table-cell office:value-type="float" office:value="41.2459" calcext:value-type="float">
            <text:p>41.2459</text:p>
          </table:table-cell>
          <table:table-cell/>
          <table:table-cell table:formula="of:=([.D204]-[.A204])/0.0166667" office:value-type="float" office:value="41.5019169961658" calcext:value-type="float">
            <text:p>41.5019169961658</text:p>
          </table:table-cell>
          <table:table-cell table:formula="of:=ABS([.E204]-[.B204])/0.0166667" office:value-type="float" office:value="792.358415283171" calcext:value-type="float">
            <text:p>792.358415283171</text:p>
          </table:table-cell>
          <table:table-cell table:formula="of:=([.F204]-[.C204])/0.0166667" office:value-type="float" office:value="2.98199403601201" calcext:value-type="float">
            <text:p>2.98199403601201</text:p>
          </table:table-cell>
          <table:table-cell table:formula="of:=DEGREES(ATAN(ABS([.F204]-[.C204])/ABS([.E204]-[.B204])))" office:value-type="float" office:value="0.215628259725232" calcext:value-type="float">
            <text:p>0.215628259725232</text:p>
          </table:table-cell>
          <table:table-cell table:formula="of:=SQRT(POWER([.H204];2)+POWER([.I204];2)+POWER([.J204];2))" office:value-type="float" office:value="793.450162059877" calcext:value-type="float">
            <text:p>793.450162059877</text:p>
          </table:table-cell>
        </table:table-row>
        <table:table-row table:style-name="ro1">
          <table:table-cell office:value-type="float" office:value="72.8215" calcext:value-type="float">
            <text:p>72.8215</text:p>
          </table:table-cell>
          <table:table-cell office:value-type="float" office:value="288.895" calcext:value-type="float">
            <text:p>288.895</text:p>
          </table:table-cell>
          <table:table-cell office:value-type="float" office:value="42.1407" calcext:value-type="float">
            <text:p>42.1407</text:p>
          </table:table-cell>
          <table:table-cell office:value-type="float" office:value="73.0346" calcext:value-type="float">
            <text:p>73.0346</text:p>
          </table:table-cell>
          <table:table-cell office:value-type="float" office:value="277.209" calcext:value-type="float">
            <text:p>277.209</text:p>
          </table:table-cell>
          <table:table-cell office:value-type="float" office:value="41.7145" calcext:value-type="float">
            <text:p>41.7145</text:p>
          </table:table-cell>
          <table:table-cell/>
          <table:table-cell table:formula="of:=([.D205]-[.A205])/0.0166667" office:value-type="float" office:value="12.785974428051" calcext:value-type="float">
            <text:p>12.785974428051</text:p>
          </table:table-cell>
          <table:table-cell table:formula="of:=ABS([.E205]-[.B205])/0.0166667" office:value-type="float" office:value="701.158597682803" calcext:value-type="float">
            <text:p>701.158597682803</text:p>
          </table:table-cell>
          <table:table-cell table:formula="of:=([.F205]-[.C205])/0.0166667" office:value-type="float" office:value="-25.5719488561024" calcext:value-type="float">
            <text:p>-25.5719488561024</text:p>
          </table:table-cell>
          <table:table-cell table:formula="of:=DEGREES(ATAN(ABS([.F205]-[.C205])/ABS([.E205]-[.B205])))" office:value-type="float" office:value="2.08870809651901" calcext:value-type="float">
            <text:p>2.08870809651901</text:p>
          </table:table-cell>
          <table:table-cell table:formula="of:=SQRT(POWER([.H205];2)+POWER([.I205];2)+POWER([.J205];2))" office:value-type="float" office:value="701.741252040158" calcext:value-type="float">
            <text:p>701.741252040158</text:p>
          </table:table-cell>
        </table:table-row>
        <table:table-row table:style-name="ro1">
          <table:table-cell office:value-type="float" office:value="73.8375" calcext:value-type="float">
            <text:p>73.8375</text:p>
          </table:table-cell>
          <table:table-cell office:value-type="float" office:value="286.457" calcext:value-type="float">
            <text:p>286.457</text:p>
          </table:table-cell>
          <table:table-cell office:value-type="float" office:value="41.4941" calcext:value-type="float">
            <text:p>41.4941</text:p>
          </table:table-cell>
          <table:table-cell office:value-type="float" office:value="74.7701" calcext:value-type="float">
            <text:p>74.7701</text:p>
          </table:table-cell>
          <table:table-cell office:value-type="float" office:value="273.665" calcext:value-type="float">
            <text:p>273.665</text:p>
          </table:table-cell>
          <table:table-cell office:value-type="float" office:value="41.2757" calcext:value-type="float">
            <text:p>41.2757</text:p>
          </table:table-cell>
          <table:table-cell/>
          <table:table-cell table:formula="of:=([.D206]-[.A206])/0.0166667" office:value-type="float" office:value="55.9558880882234" calcext:value-type="float">
            <text:p>55.9558880882234</text:p>
          </table:table-cell>
          <table:table-cell table:formula="of:=ABS([.E206]-[.B206])/0.0166667" office:value-type="float" office:value="767.518464963069" calcext:value-type="float">
            <text:p>767.518464963069</text:p>
          </table:table-cell>
          <table:table-cell table:formula="of:=([.F206]-[.C206])/0.0166667" office:value-type="float" office:value="-13.1039737920526" calcext:value-type="float">
            <text:p>-13.1039737920526</text:p>
          </table:table-cell>
          <table:table-cell table:formula="of:=DEGREES(ATAN(ABS([.F206]-[.C206])/ABS([.E206]-[.B206])))" office:value-type="float" office:value="0.978125594246454" calcext:value-type="float">
            <text:p>0.978125594246454</text:p>
          </table:table-cell>
          <table:table-cell table:formula="of:=SQRT(POWER([.H206];2)+POWER([.I206];2)+POWER([.J206];2))" office:value-type="float" office:value="769.667051133248" calcext:value-type="float">
            <text:p>769.667051133248</text:p>
          </table:table-cell>
        </table:table-row>
        <table:table-row table:style-name="ro1">
          <table:table-cell office:value-type="float" office:value="73.34" calcext:value-type="float">
            <text:p>73.34</text:p>
          </table:table-cell>
          <table:table-cell office:value-type="float" office:value="290.448" calcext:value-type="float">
            <text:p>290.448</text:p>
          </table:table-cell>
          <table:table-cell office:value-type="float" office:value="41.3815" calcext:value-type="float">
            <text:p>41.3815</text:p>
          </table:table-cell>
          <table:table-cell office:value-type="float" office:value="73.7956" calcext:value-type="float">
            <text:p>73.7956</text:p>
          </table:table-cell>
          <table:table-cell office:value-type="float" office:value="278.675" calcext:value-type="float">
            <text:p>278.675</text:p>
          </table:table-cell>
          <table:table-cell office:value-type="float" office:value="41.2211" calcext:value-type="float">
            <text:p>41.2211</text:p>
          </table:table-cell>
          <table:table-cell/>
          <table:table-cell table:formula="of:=([.D207]-[.A207])/0.0166667" office:value-type="float" office:value="27.3359453281087" calcext:value-type="float">
            <text:p>27.3359453281087</text:p>
          </table:table-cell>
          <table:table-cell table:formula="of:=ABS([.E207]-[.B207])/0.0166667" office:value-type="float" office:value="706.378587242824" calcext:value-type="float">
            <text:p>706.378587242824</text:p>
          </table:table-cell>
          <table:table-cell table:formula="of:=([.F207]-[.C207])/0.0166667" office:value-type="float" office:value="-9.62398075203866" calcext:value-type="float">
            <text:p>-9.62398075203866</text:p>
          </table:table-cell>
          <table:table-cell table:formula="of:=DEGREES(ATAN(ABS([.F207]-[.C207])/ABS([.E207]-[.B207])))" office:value-type="float" office:value="0.780572025277216" calcext:value-type="float">
            <text:p>0.780572025277216</text:p>
          </table:table-cell>
          <table:table-cell table:formula="of:=SQRT(POWER([.H207];2)+POWER([.I207];2)+POWER([.J207];2))" office:value-type="float" office:value="706.972830756363" calcext:value-type="float">
            <text:p>706.972830756363</text:p>
          </table:table-cell>
        </table:table-row>
        <table:table-row table:style-name="ro1">
          <table:table-cell office:value-type="float" office:value="72.5632" calcext:value-type="float">
            <text:p>72.5632</text:p>
          </table:table-cell>
          <table:table-cell office:value-type="float" office:value="290.379" calcext:value-type="float">
            <text:p>290.379</text:p>
          </table:table-cell>
          <table:table-cell office:value-type="float" office:value="41.3994" calcext:value-type="float">
            <text:p>41.3994</text:p>
          </table:table-cell>
          <table:table-cell office:value-type="float" office:value="72.7806" calcext:value-type="float">
            <text:p>72.7806</text:p>
          </table:table-cell>
          <table:table-cell office:value-type="float" office:value="278.723" calcext:value-type="float">
            <text:p>278.723</text:p>
          </table:table-cell>
          <table:table-cell office:value-type="float" office:value="40.47" calcext:value-type="float">
            <text:p>40.47</text:p>
          </table:table-cell>
          <table:table-cell/>
          <table:table-cell table:formula="of:=([.D208]-[.A208])/0.0166667" office:value-type="float" office:value="13.0439739120529" calcext:value-type="float">
            <text:p>13.0439739120529</text:p>
          </table:table-cell>
          <table:table-cell table:formula="of:=ABS([.E208]-[.B208])/0.0166667" office:value-type="float" office:value="699.358601282798" calcext:value-type="float">
            <text:p>699.358601282798</text:p>
          </table:table-cell>
          <table:table-cell table:formula="of:=([.F208]-[.C208])/0.0166667" office:value-type="float" office:value="-55.7638884722231" calcext:value-type="float">
            <text:p>-55.7638884722231</text:p>
          </table:table-cell>
          <table:table-cell table:formula="of:=DEGREES(ATAN(ABS([.F208]-[.C208])/ABS([.E208]-[.B208])))" office:value-type="float" office:value="4.55887729558974" calcext:value-type="float">
            <text:p>4.55887729558974</text:p>
          </table:table-cell>
          <table:table-cell table:formula="of:=SQRT(POWER([.H208];2)+POWER([.I208];2)+POWER([.J208];2))" office:value-type="float" office:value="701.699515249364" calcext:value-type="float">
            <text:p>701.699515249364</text:p>
          </table:table-cell>
        </table:table-row>
        <table:table-row table:style-name="ro1">
          <table:table-cell office:value-type="float" office:value="72.8033" calcext:value-type="float">
            <text:p>72.8033</text:p>
          </table:table-cell>
          <table:table-cell office:value-type="float" office:value="285.156" calcext:value-type="float">
            <text:p>285.156</text:p>
          </table:table-cell>
          <table:table-cell office:value-type="float" office:value="40.9476" calcext:value-type="float">
            <text:p>40.9476</text:p>
          </table:table-cell>
          <table:table-cell office:value-type="float" office:value="73.5099" calcext:value-type="float">
            <text:p>73.5099</text:p>
          </table:table-cell>
          <table:table-cell office:value-type="float" office:value="272.435" calcext:value-type="float">
            <text:p>272.435</text:p>
          </table:table-cell>
          <table:table-cell office:value-type="float" office:value="40.4967" calcext:value-type="float">
            <text:p>40.4967</text:p>
          </table:table-cell>
          <table:table-cell/>
          <table:table-cell table:formula="of:=([.D209]-[.A209])/0.0166667" office:value-type="float" office:value="42.3959152081701" calcext:value-type="float">
            <text:p>42.3959152081701</text:p>
          </table:table-cell>
          <table:table-cell table:formula="of:=ABS([.E209]-[.B209])/0.0166667" office:value-type="float" office:value="763.258473483053" calcext:value-type="float">
            <text:p>763.258473483053</text:p>
          </table:table-cell>
          <table:table-cell table:formula="of:=([.F209]-[.C209])/0.0166667" office:value-type="float" office:value="-27.0539458921085" calcext:value-type="float">
            <text:p>-27.0539458921085</text:p>
          </table:table-cell>
          <table:table-cell table:formula="of:=DEGREES(ATAN(ABS([.F209]-[.C209])/ABS([.E209]-[.B209])))" office:value-type="float" office:value="2.03001775179902" calcext:value-type="float">
            <text:p>2.03001775179902</text:p>
          </table:table-cell>
          <table:table-cell table:formula="of:=SQRT(POWER([.H209];2)+POWER([.I209];2)+POWER([.J209];2))" office:value-type="float" office:value="764.91360751287" calcext:value-type="float">
            <text:p>764.91360751287</text:p>
          </table:table-cell>
        </table:table-row>
        <table:table-row table:style-name="ro1">
          <table:table-cell office:value-type="float" office:value="75.4236" calcext:value-type="float">
            <text:p>75.4236</text:p>
          </table:table-cell>
          <table:table-cell office:value-type="float" office:value="292.031" calcext:value-type="float">
            <text:p>292.031</text:p>
          </table:table-cell>
          <table:table-cell office:value-type="float" office:value="41.1139" calcext:value-type="float">
            <text:p>41.1139</text:p>
          </table:table-cell>
          <table:table-cell office:value-type="float" office:value="75.831" calcext:value-type="float">
            <text:p>75.831</text:p>
          </table:table-cell>
          <table:table-cell office:value-type="float" office:value="280.268" calcext:value-type="float">
            <text:p>280.268</text:p>
          </table:table-cell>
          <table:table-cell office:value-type="float" office:value="40.6938" calcext:value-type="float">
            <text:p>40.6938</text:p>
          </table:table-cell>
          <table:table-cell/>
          <table:table-cell table:formula="of:=([.D210]-[.A210])/0.0166667" office:value-type="float" office:value="24.4439511120984" calcext:value-type="float">
            <text:p>24.4439511120984</text:p>
          </table:table-cell>
          <table:table-cell table:formula="of:=ABS([.E210]-[.B210])/0.0166667" office:value-type="float" office:value="705.778588442825" calcext:value-type="float">
            <text:p>705.778588442825</text:p>
          </table:table-cell>
          <table:table-cell table:formula="of:=([.F210]-[.C210])/0.0166667" office:value-type="float" office:value="-25.2059495881007" calcext:value-type="float">
            <text:p>-25.2059495881007</text:p>
          </table:table-cell>
          <table:table-cell table:formula="of:=DEGREES(ATAN(ABS([.F210]-[.C210])/ABS([.E210]-[.B210])))" office:value-type="float" office:value="2.0453737414391" calcext:value-type="float">
            <text:p>2.0453737414391</text:p>
          </table:table-cell>
          <table:table-cell table:formula="of:=SQRT(POWER([.H210];2)+POWER([.I210];2)+POWER([.J210];2))" office:value-type="float" office:value="706.651443460604" calcext:value-type="float">
            <text:p>706.651443460604</text:p>
          </table:table-cell>
        </table:table-row>
        <table:table-row table:style-name="ro1">
          <table:table-cell office:value-type="float" office:value="75.3341" calcext:value-type="float">
            <text:p>75.3341</text:p>
          </table:table-cell>
          <table:table-cell office:value-type="float" office:value="281.498" calcext:value-type="float">
            <text:p>281.498</text:p>
          </table:table-cell>
          <table:table-cell office:value-type="float" office:value="40.7516" calcext:value-type="float">
            <text:p>40.7516</text:p>
          </table:table-cell>
          <table:table-cell office:value-type="float" office:value="75.4962" calcext:value-type="float">
            <text:p>75.4962</text:p>
          </table:table-cell>
          <table:table-cell office:value-type="float" office:value="271.552" calcext:value-type="float">
            <text:p>271.552</text:p>
          </table:table-cell>
          <table:table-cell office:value-type="float" office:value="39.6334" calcext:value-type="float">
            <text:p>39.6334</text:p>
          </table:table-cell>
          <table:table-cell/>
          <table:table-cell table:formula="of:=([.D211]-[.A211])/0.0166667" office:value-type="float" office:value="9.72598054803862" calcext:value-type="float">
            <text:p>9.72598054803862</text:p>
          </table:table-cell>
          <table:table-cell table:formula="of:=ABS([.E211]-[.B211])/0.0166667" office:value-type="float" office:value="596.758806482385" calcext:value-type="float">
            <text:p>596.758806482385</text:p>
          </table:table-cell>
          <table:table-cell table:formula="of:=([.F211]-[.C211])/0.0166667" office:value-type="float" office:value="-67.0918658162685" calcext:value-type="float">
            <text:p>-67.0918658162685</text:p>
          </table:table-cell>
          <table:table-cell table:formula="of:=DEGREES(ATAN(ABS([.F211]-[.C211])/ABS([.E211]-[.B211])))" office:value-type="float" office:value="6.41466239790635" calcext:value-type="float">
            <text:p>6.41466239790635</text:p>
          </table:table-cell>
          <table:table-cell table:formula="of:=SQRT(POWER([.H211];2)+POWER([.I211];2)+POWER([.J211];2))" office:value-type="float" office:value="600.597191360907" calcext:value-type="float">
            <text:p>600.597191360907</text:p>
          </table:table-cell>
        </table:table-row>
        <table:table-row table:style-name="ro1">
          <table:table-cell office:value-type="float" office:value="82.1243" calcext:value-type="float">
            <text:p>82.1243</text:p>
          </table:table-cell>
          <table:table-cell office:value-type="float" office:value="289.668" calcext:value-type="float">
            <text:p>289.668</text:p>
          </table:table-cell>
          <table:table-cell office:value-type="float" office:value="41.4238" calcext:value-type="float">
            <text:p>41.4238</text:p>
          </table:table-cell>
          <table:table-cell office:value-type="float" office:value="81.6168" calcext:value-type="float">
            <text:p>81.6168</text:p>
          </table:table-cell>
          <table:table-cell office:value-type="float" office:value="278.047" calcext:value-type="float">
            <text:p>278.047</text:p>
          </table:table-cell>
          <table:table-cell office:value-type="float" office:value="41.0006" calcext:value-type="float">
            <text:p>41.0006</text:p>
          </table:table-cell>
          <table:table-cell/>
          <table:table-cell table:formula="of:=([.D212]-[.A212])/0.0166667" office:value-type="float" office:value="-30.4499391001222" calcext:value-type="float">
            <text:p>-30.4499391001222</text:p>
          </table:table-cell>
          <table:table-cell table:formula="of:=ABS([.E212]-[.B212])/0.0166667" office:value-type="float" office:value="697.258605482788" calcext:value-type="float">
            <text:p>697.258605482788</text:p>
          </table:table-cell>
          <table:table-cell table:formula="of:=([.F212]-[.C212])/0.0166667" office:value-type="float" office:value="-25.3919492161017" calcext:value-type="float">
            <text:p>-25.3919492161017</text:p>
          </table:table-cell>
          <table:table-cell table:formula="of:=DEGREES(ATAN(ABS([.F212]-[.C212])/ABS([.E212]-[.B212])))" office:value-type="float" office:value="2.08560911135628" calcext:value-type="float">
            <text:p>2.08560911135628</text:p>
          </table:table-cell>
          <table:table-cell table:formula="of:=SQRT(POWER([.H212];2)+POWER([.I212];2)+POWER([.J212];2))" office:value-type="float" office:value="698.384931678796" calcext:value-type="float">
            <text:p>698.384931678796</text:p>
          </table:table-cell>
        </table:table-row>
        <table:table-row table:style-name="ro1">
          <table:table-cell office:value-type="float" office:value="94.4957" calcext:value-type="float">
            <text:p>94.4957</text:p>
          </table:table-cell>
          <table:table-cell office:value-type="float" office:value="278.27" calcext:value-type="float">
            <text:p>278.27</text:p>
          </table:table-cell>
          <table:table-cell office:value-type="float" office:value="41.1027" calcext:value-type="float">
            <text:p>41.1027</text:p>
          </table:table-cell>
          <table:table-cell office:value-type="float" office:value="94.835" calcext:value-type="float">
            <text:p>94.835</text:p>
          </table:table-cell>
          <table:table-cell office:value-type="float" office:value="264.899" calcext:value-type="float">
            <text:p>264.899</text:p>
          </table:table-cell>
          <table:table-cell office:value-type="float" office:value="40.8205" calcext:value-type="float">
            <text:p>40.8205</text:p>
          </table:table-cell>
          <table:table-cell/>
          <table:table-cell table:formula="of:=([.D213]-[.A213])/0.0166667" office:value-type="float" office:value="20.3579592840811" calcext:value-type="float">
            <text:p>20.3579592840811</text:p>
          </table:table-cell>
          <table:table-cell table:formula="of:=ABS([.E213]-[.B213])/0.0166667" office:value-type="float" office:value="802.258395483208" calcext:value-type="float">
            <text:p>802.258395483208</text:p>
          </table:table-cell>
          <table:table-cell table:formula="of:=([.F213]-[.C213])/0.0166667" office:value-type="float" office:value="-16.9319661360675" calcext:value-type="float">
            <text:p>-16.9319661360675</text:p>
          </table:table-cell>
          <table:table-cell table:formula="of:=DEGREES(ATAN(ABS([.F213]-[.C213])/ABS([.E213]-[.B213])))" office:value-type="float" office:value="1.20906954474451" calcext:value-type="float">
            <text:p>1.20906954474451</text:p>
          </table:table-cell>
          <table:table-cell table:formula="of:=SQRT(POWER([.H213];2)+POWER([.I213];2)+POWER([.J213];2))" office:value-type="float" office:value="802.695254194726" calcext:value-type="float">
            <text:p>802.695254194726</text:p>
          </table:table-cell>
        </table:table-row>
        <table:table-row table:style-name="ro1">
          <table:table-cell office:value-type="float" office:value="97.7492" calcext:value-type="float">
            <text:p>97.7492</text:p>
          </table:table-cell>
          <table:table-cell office:value-type="float" office:value="282.145" calcext:value-type="float">
            <text:p>282.145</text:p>
          </table:table-cell>
          <table:table-cell office:value-type="float" office:value="40.1978" calcext:value-type="float">
            <text:p>40.1978</text:p>
          </table:table-cell>
          <table:table-cell office:value-type="float" office:value="97.5857" calcext:value-type="float">
            <text:p>97.5857</text:p>
          </table:table-cell>
          <table:table-cell office:value-type="float" office:value="274.622" calcext:value-type="float">
            <text:p>274.622</text:p>
          </table:table-cell>
          <table:table-cell office:value-type="float" office:value="40.4214" calcext:value-type="float">
            <text:p>40.4214</text:p>
          </table:table-cell>
          <table:table-cell/>
          <table:table-cell table:formula="of:=([.D214]-[.A214])/0.0166667" office:value-type="float" office:value="-9.80998038003919" calcext:value-type="float">
            <text:p>-9.80998038003919</text:p>
          </table:table-cell>
          <table:table-cell table:formula="of:=ABS([.E214]-[.B214])/0.0166667" office:value-type="float" office:value="451.379097241804" calcext:value-type="float">
            <text:p>451.379097241804</text:p>
          </table:table-cell>
          <table:table-cell table:formula="of:=([.F214]-[.C214])/0.0166667" office:value-type="float" office:value="13.4159731680535" calcext:value-type="float">
            <text:p>13.4159731680535</text:p>
          </table:table-cell>
          <table:table-cell table:formula="of:=DEGREES(ATAN(ABS([.F214]-[.C214])/ABS([.E214]-[.B214])))" office:value-type="float" office:value="1.70245457271676" calcext:value-type="float">
            <text:p>1.70245457271676</text:p>
          </table:table-cell>
          <table:table-cell table:formula="of:=SQRT(POWER([.H214];2)+POWER([.I214];2)+POWER([.J214];2))" office:value-type="float" office:value="451.684971498863" calcext:value-type="float">
            <text:p>451.684971498863</text:p>
          </table:table-cell>
        </table:table-row>
        <table:table-row table:style-name="ro1">
          <table:table-cell office:value-type="float" office:value="97.4539" calcext:value-type="float">
            <text:p>97.4539</text:p>
          </table:table-cell>
          <table:table-cell office:value-type="float" office:value="276.968" calcext:value-type="float">
            <text:p>276.968</text:p>
          </table:table-cell>
          <table:table-cell office:value-type="float" office:value="41.038" calcext:value-type="float">
            <text:p>41.038</text:p>
          </table:table-cell>
          <table:table-cell office:value-type="float" office:value="95.6024" calcext:value-type="float">
            <text:p>95.6024</text:p>
          </table:table-cell>
          <table:table-cell office:value-type="float" office:value="256.544" calcext:value-type="float">
            <text:p>256.544</text:p>
          </table:table-cell>
          <table:table-cell office:value-type="float" office:value="41.9686" calcext:value-type="float">
            <text:p>41.9686</text:p>
          </table:table-cell>
          <table:table-cell/>
          <table:table-cell table:formula="of:=([.D215]-[.A215])/0.0166667" office:value-type="float" office:value="-111.089777820444" calcext:value-type="float">
            <text:p>-111.089777820444</text:p>
          </table:table-cell>
          <table:table-cell table:formula="of:=ABS([.E215]-[.B215])/0.0166667" office:value-type="float" office:value="1225.4375491249" calcext:value-type="float">
            <text:p>1225.4375491249</text:p>
          </table:table-cell>
          <table:table-cell table:formula="of:=([.F215]-[.C215])/0.0166667" office:value-type="float" office:value="55.8358883282237" calcext:value-type="float">
            <text:p>55.8358883282237</text:p>
          </table:table-cell>
          <table:table-cell table:formula="of:=DEGREES(ATAN(ABS([.F215]-[.C215])/ABS([.E215]-[.B215])))" office:value-type="float" office:value="2.60882294319599" calcext:value-type="float">
            <text:p>2.60882294319599</text:p>
          </table:table-cell>
          <table:table-cell table:formula="of:=SQRT(POWER([.H215];2)+POWER([.I215];2)+POWER([.J215];2))" office:value-type="float" office:value="1231.72877370257" calcext:value-type="float">
            <text:p>1231.72877370257</text:p>
          </table:table-cell>
        </table:table-row>
        <table:table-row table:style-name="ro1">
          <table:table-cell office:value-type="float" office:value="97.1437" calcext:value-type="float">
            <text:p>97.1437</text:p>
          </table:table-cell>
          <table:table-cell office:value-type="float" office:value="275.801" calcext:value-type="float">
            <text:p>275.801</text:p>
          </table:table-cell>
          <table:table-cell office:value-type="float" office:value="40.7308" calcext:value-type="float">
            <text:p>40.7308</text:p>
          </table:table-cell>
          <table:table-cell office:value-type="float" office:value="96.2579" calcext:value-type="float">
            <text:p>96.2579</text:p>
          </table:table-cell>
          <table:table-cell office:value-type="float" office:value="263.822" calcext:value-type="float">
            <text:p>263.822</text:p>
          </table:table-cell>
          <table:table-cell office:value-type="float" office:value="40.2574" calcext:value-type="float">
            <text:p>40.2574</text:p>
          </table:table-cell>
          <table:table-cell/>
          <table:table-cell table:formula="of:=([.D216]-[.A216])/0.0166667" office:value-type="float" office:value="-53.1478937042119" calcext:value-type="float">
            <text:p>-53.1478937042119</text:p>
          </table:table-cell>
          <table:table-cell table:formula="of:=ABS([.E216]-[.B216])/0.0166667" office:value-type="float" office:value="718.738562522874" calcext:value-type="float">
            <text:p>718.738562522874</text:p>
          </table:table-cell>
          <table:table-cell table:formula="of:=([.F216]-[.C216])/0.0166667" office:value-type="float" office:value="-28.4039431921139" calcext:value-type="float">
            <text:p>-28.4039431921139</text:p>
          </table:table-cell>
          <table:table-cell table:formula="of:=DEGREES(ATAN(ABS([.F216]-[.C216])/ABS([.E216]-[.B216])))" office:value-type="float" office:value="2.2631033394322" calcext:value-type="float">
            <text:p>2.2631033394322</text:p>
          </table:table-cell>
          <table:table-cell table:formula="of:=SQRT(POWER([.H216];2)+POWER([.I216];2)+POWER([.J216];2))" office:value-type="float" office:value="721.260427204697" calcext:value-type="float">
            <text:p>721.260427204697</text:p>
          </table:table-cell>
        </table:table-row>
        <table:table-row table:style-name="ro1">
          <table:table-cell office:value-type="float" office:value="106.32" calcext:value-type="float">
            <text:p>106.32</text:p>
          </table:table-cell>
          <table:table-cell office:value-type="float" office:value="274.159" calcext:value-type="float">
            <text:p>274.159</text:p>
          </table:table-cell>
          <table:table-cell office:value-type="float" office:value="40.4259" calcext:value-type="float">
            <text:p>40.4259</text:p>
          </table:table-cell>
          <table:table-cell office:value-type="float" office:value="105.039" calcext:value-type="float">
            <text:p>105.039</text:p>
          </table:table-cell>
          <table:table-cell office:value-type="float" office:value="260.007" calcext:value-type="float">
            <text:p>260.007</text:p>
          </table:table-cell>
          <table:table-cell office:value-type="float" office:value="40.3446" calcext:value-type="float">
            <text:p>40.3446</text:p>
          </table:table-cell>
          <table:table-cell/>
          <table:table-cell table:formula="of:=([.D217]-[.A217])/0.0166667" office:value-type="float" office:value="-76.8598462803069" calcext:value-type="float">
            <text:p>-76.8598462803069</text:p>
          </table:table-cell>
          <table:table-cell table:formula="of:=ABS([.E217]-[.B217])/0.0166667" office:value-type="float" office:value="849.118301763396" calcext:value-type="float">
            <text:p>849.118301763396</text:p>
          </table:table-cell>
          <table:table-cell table:formula="of:=([.F217]-[.C217])/0.0166667" office:value-type="float" office:value="-4.87799024401944" calcext:value-type="float">
            <text:p>-4.87799024401944</text:p>
          </table:table-cell>
          <table:table-cell table:formula="of:=DEGREES(ATAN(ABS([.F217]-[.C217])/ABS([.E217]-[.B217])))" office:value-type="float" office:value="0.3291475149869" calcext:value-type="float">
            <text:p>0.3291475149869</text:p>
          </table:table-cell>
          <table:table-cell table:formula="of:=SQRT(POWER([.H217];2)+POWER([.I217];2)+POWER([.J217];2))" office:value-type="float" office:value="852.603730433199" calcext:value-type="float">
            <text:p>852.603730433199</text:p>
          </table:table-cell>
        </table:table-row>
        <table:table-row table:style-name="ro1">
          <table:table-cell office:value-type="float" office:value="107.377" calcext:value-type="float">
            <text:p>107.377</text:p>
          </table:table-cell>
          <table:table-cell office:value-type="float" office:value="281.558" calcext:value-type="float">
            <text:p>281.558</text:p>
          </table:table-cell>
          <table:table-cell office:value-type="float" office:value="40.214" calcext:value-type="float">
            <text:p>40.214</text:p>
          </table:table-cell>
          <table:table-cell office:value-type="float" office:value="105.813" calcext:value-type="float">
            <text:p>105.813</text:p>
          </table:table-cell>
          <table:table-cell office:value-type="float" office:value="267.082" calcext:value-type="float">
            <text:p>267.082</text:p>
          </table:table-cell>
          <table:table-cell office:value-type="float" office:value="39.8751" calcext:value-type="float">
            <text:p>39.8751</text:p>
          </table:table-cell>
          <table:table-cell/>
          <table:table-cell table:formula="of:=([.D218]-[.A218])/0.0166667" office:value-type="float" office:value="-93.8398123203749" calcext:value-type="float">
            <text:p>-93.8398123203749</text:p>
          </table:table-cell>
          <table:table-cell table:formula="of:=ABS([.E218]-[.B218])/0.0166667" office:value-type="float" office:value="868.558262883474" calcext:value-type="float">
            <text:p>868.558262883474</text:p>
          </table:table-cell>
          <table:table-cell table:formula="of:=([.F218]-[.C218])/0.0166667" office:value-type="float" office:value="-20.3339593320811" calcext:value-type="float">
            <text:p>-20.3339593320811</text:p>
          </table:table-cell>
          <table:table-cell table:formula="of:=DEGREES(ATAN(ABS([.F218]-[.C218])/ABS([.E218]-[.B218])))" office:value-type="float" office:value="1.34111587257846" calcext:value-type="float">
            <text:p>1.34111587257846</text:p>
          </table:table-cell>
          <table:table-cell table:formula="of:=SQRT(POWER([.H218];2)+POWER([.I218];2)+POWER([.J218];2))" office:value-type="float" office:value="873.849435716245" calcext:value-type="float">
            <text:p>873.849435716245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88.66" calcext:value-type="float">
            <text:p>288.66</text:p>
          </table:table-cell>
          <table:table-cell office:value-type="float" office:value="41.3456" calcext:value-type="float">
            <text:p>41.3456</text:p>
          </table:table-cell>
          <table:table-cell office:value-type="float" office:value="109.826" calcext:value-type="float">
            <text:p>109.826</text:p>
          </table:table-cell>
          <table:table-cell office:value-type="float" office:value="277.44" calcext:value-type="float">
            <text:p>277.44</text:p>
          </table:table-cell>
          <table:table-cell office:value-type="float" office:value="40.8612" calcext:value-type="float">
            <text:p>40.8612</text:p>
          </table:table-cell>
          <table:table-cell/>
          <table:table-cell table:formula="of:=([.D219]-[.A219])/0.0166667" office:value-type="float" office:value="-22.4399551200903" calcext:value-type="float">
            <text:p>-22.4399551200903</text:p>
          </table:table-cell>
          <table:table-cell table:formula="of:=ABS([.E219]-[.B219])/0.0166667" office:value-type="float" office:value="673.198653602694" calcext:value-type="float">
            <text:p>673.198653602694</text:p>
          </table:table-cell>
          <table:table-cell table:formula="of:=([.F219]-[.C219])/0.0166667" office:value-type="float" office:value="-29.0639418721163" calcext:value-type="float">
            <text:p>-29.0639418721163</text:p>
          </table:table-cell>
          <table:table-cell table:formula="of:=DEGREES(ATAN(ABS([.F219]-[.C219])/ABS([.E219]-[.B219])))" office:value-type="float" office:value="2.47209012920291" calcext:value-type="float">
            <text:p>2.47209012920291</text:p>
          </table:table-cell>
          <table:table-cell table:formula="of:=SQRT(POWER([.H219];2)+POWER([.I219];2)+POWER([.J219];2))" office:value-type="float" office:value="674.199296584784" calcext:value-type="float">
            <text:p>674.199296584784</text:p>
          </table:table-cell>
        </table:table-row>
        <table:table-row table:style-name="ro1">
          <table:table-cell office:value-type="float" office:value="109.661" calcext:value-type="float">
            <text:p>109.661</text:p>
          </table:table-cell>
          <table:table-cell office:value-type="float" office:value="278.626" calcext:value-type="float">
            <text:p>278.626</text:p>
          </table:table-cell>
          <table:table-cell office:value-type="float" office:value="41.172" calcext:value-type="float">
            <text:p>41.172</text:p>
          </table:table-cell>
          <table:table-cell office:value-type="float" office:value="109.202" calcext:value-type="float">
            <text:p>109.202</text:p>
          </table:table-cell>
          <table:table-cell office:value-type="float" office:value="266.616" calcext:value-type="float">
            <text:p>266.616</text:p>
          </table:table-cell>
          <table:table-cell office:value-type="float" office:value="40.9067" calcext:value-type="float">
            <text:p>40.9067</text:p>
          </table:table-cell>
          <table:table-cell/>
          <table:table-cell table:formula="of:=([.D220]-[.A220])/0.0166667" office:value-type="float" office:value="-27.5399449201103" calcext:value-type="float">
            <text:p>-27.5399449201103</text:p>
          </table:table-cell>
          <table:table-cell table:formula="of:=ABS([.E220]-[.B220])/0.0166667" office:value-type="float" office:value="720.598558802882" calcext:value-type="float">
            <text:p>720.598558802882</text:p>
          </table:table-cell>
          <table:table-cell table:formula="of:=([.F220]-[.C220])/0.0166667" office:value-type="float" office:value="-15.9179681640635" calcext:value-type="float">
            <text:p>-15.9179681640635</text:p>
          </table:table-cell>
          <table:table-cell table:formula="of:=DEGREES(ATAN(ABS([.F220]-[.C220])/ABS([.E220]-[.B220])))" office:value-type="float" office:value="1.26545367033752" calcext:value-type="float">
            <text:p>1.26545367033752</text:p>
          </table:table-cell>
          <table:table-cell table:formula="of:=SQRT(POWER([.H220];2)+POWER([.I220];2)+POWER([.J220];2))" office:value-type="float" office:value="721.300293376805" calcext:value-type="float">
            <text:p>721.300293376805</text:p>
          </table:table-cell>
        </table:table-row>
        <table:table-row table:style-name="ro1">
          <table:table-cell office:value-type="float" office:value="109.933" calcext:value-type="float">
            <text:p>109.933</text:p>
          </table:table-cell>
          <table:table-cell office:value-type="float" office:value="288.633" calcext:value-type="float">
            <text:p>288.633</text:p>
          </table:table-cell>
          <table:table-cell office:value-type="float" office:value="41.6073" calcext:value-type="float">
            <text:p>41.6073</text:p>
          </table:table-cell>
          <table:table-cell office:value-type="float" office:value="109.449" calcext:value-type="float">
            <text:p>109.449</text:p>
          </table:table-cell>
          <table:table-cell office:value-type="float" office:value="276.092" calcext:value-type="float">
            <text:p>276.092</text:p>
          </table:table-cell>
          <table:table-cell office:value-type="float" office:value="41.5812" calcext:value-type="float">
            <text:p>41.5812</text:p>
          </table:table-cell>
          <table:table-cell/>
          <table:table-cell table:formula="of:=([.D221]-[.A221])/0.0166667" office:value-type="float" office:value="-29.0399419201167" calcext:value-type="float">
            <text:p>-29.0399419201167</text:p>
          </table:table-cell>
          <table:table-cell table:formula="of:=ABS([.E221]-[.B221])/0.0166667" office:value-type="float" office:value="752.45849508301" calcext:value-type="float">
            <text:p>752.45849508301</text:p>
          </table:table-cell>
          <table:table-cell table:formula="of:=([.F221]-[.C221])/0.0166667" office:value-type="float" office:value="-1.56599686800624" calcext:value-type="float">
            <text:p>-1.56599686800624</text:p>
          </table:table-cell>
          <table:table-cell table:formula="of:=DEGREES(ATAN(ABS([.F221]-[.C221])/ABS([.E221]-[.B221])))" office:value-type="float" office:value="0.119242300156893" calcext:value-type="float">
            <text:p>0.119242300156893</text:p>
          </table:table-cell>
          <table:table-cell table:formula="of:=SQRT(POWER([.H221];2)+POWER([.I221];2)+POWER([.J221];2))" office:value-type="float" office:value="753.020290161893" calcext:value-type="float">
            <text:p>753.020290161893</text:p>
          </table:table-cell>
        </table:table-row>
        <table:table-row table:style-name="ro1">
          <table:table-cell office:value-type="float" office:value="109.78" calcext:value-type="float">
            <text:p>109.78</text:p>
          </table:table-cell>
          <table:table-cell office:value-type="float" office:value="279.974" calcext:value-type="float">
            <text:p>279.974</text:p>
          </table:table-cell>
          <table:table-cell office:value-type="float" office:value="40.703" calcext:value-type="float">
            <text:p>40.703</text:p>
          </table:table-cell>
          <table:table-cell office:value-type="float" office:value="109.479" calcext:value-type="float">
            <text:p>109.479</text:p>
          </table:table-cell>
          <table:table-cell office:value-type="float" office:value="266.758" calcext:value-type="float">
            <text:p>266.758</text:p>
          </table:table-cell>
          <table:table-cell office:value-type="float" office:value="40.1457" calcext:value-type="float">
            <text:p>40.1457</text:p>
          </table:table-cell>
          <table:table-cell/>
          <table:table-cell table:formula="of:=([.D222]-[.A222])/0.0166667" office:value-type="float" office:value="-18.0599638800724" calcext:value-type="float">
            <text:p>-18.0599638800724</text:p>
          </table:table-cell>
          <table:table-cell table:formula="of:=ABS([.E222]-[.B222])/0.0166667" office:value-type="float" office:value="792.958414083172" calcext:value-type="float">
            <text:p>792.958414083172</text:p>
          </table:table-cell>
          <table:table-cell table:formula="of:=([.F222]-[.C222])/0.0166667" office:value-type="float" office:value="-33.4379331241341" calcext:value-type="float">
            <text:p>-33.4379331241341</text:p>
          </table:table-cell>
          <table:table-cell table:formula="of:=DEGREES(ATAN(ABS([.F222]-[.C222])/ABS([.E222]-[.B222])))" office:value-type="float" office:value="2.41465130682789" calcext:value-type="float">
            <text:p>2.41465130682789</text:p>
          </table:table-cell>
          <table:table-cell table:formula="of:=SQRT(POWER([.H222];2)+POWER([.I222];2)+POWER([.J222];2))" office:value-type="float" office:value="793.868568550401" calcext:value-type="float">
            <text:p>793.868568550401</text:p>
          </table:table-cell>
        </table:table-row>
        <table:table-row table:style-name="ro1">
          <table:table-cell office:value-type="float" office:value="109.517" calcext:value-type="float">
            <text:p>109.517</text:p>
          </table:table-cell>
          <table:table-cell office:value-type="float" office:value="279.932" calcext:value-type="float">
            <text:p>279.932</text:p>
          </table:table-cell>
          <table:table-cell office:value-type="float" office:value="40.9632" calcext:value-type="float">
            <text:p>40.9632</text:p>
          </table:table-cell>
          <table:table-cell office:value-type="float" office:value="108.968" calcext:value-type="float">
            <text:p>108.968</text:p>
          </table:table-cell>
          <table:table-cell office:value-type="float" office:value="266.689" calcext:value-type="float">
            <text:p>266.689</text:p>
          </table:table-cell>
          <table:table-cell office:value-type="float" office:value="40.6516" calcext:value-type="float">
            <text:p>40.6516</text:p>
          </table:table-cell>
          <table:table-cell/>
          <table:table-cell table:formula="of:=([.D223]-[.A223])/0.0166667" office:value-type="float" office:value="-32.9399341201313" calcext:value-type="float">
            <text:p>-32.9399341201313</text:p>
          </table:table-cell>
          <table:table-cell table:formula="of:=ABS([.E223]-[.B223])/0.0166667" office:value-type="float" office:value="794.578410843178" calcext:value-type="float">
            <text:p>794.578410843178</text:p>
          </table:table-cell>
          <table:table-cell table:formula="of:=([.F223]-[.C223])/0.0166667" office:value-type="float" office:value="-18.6959626080747" calcext:value-type="float">
            <text:p>-18.6959626080747</text:p>
          </table:table-cell>
          <table:table-cell table:formula="of:=DEGREES(ATAN(ABS([.F223]-[.C223])/ABS([.E223]-[.B223])))" office:value-type="float" office:value="1.34788728019859" calcext:value-type="float">
            <text:p>1.34788728019859</text:p>
          </table:table-cell>
          <table:table-cell table:formula="of:=SQRT(POWER([.H223];2)+POWER([.I223];2)+POWER([.J223];2))" office:value-type="float" office:value="795.480627831848" calcext:value-type="float">
            <text:p>795.480627831848</text:p>
          </table:table-cell>
        </table:table-row>
        <table:table-row table:style-name="ro1">
          <table:table-cell office:value-type="float" office:value="109.349" calcext:value-type="float">
            <text:p>109.349</text:p>
          </table:table-cell>
          <table:table-cell office:value-type="float" office:value="277.608" calcext:value-type="float">
            <text:p>277.608</text:p>
          </table:table-cell>
          <table:table-cell office:value-type="float" office:value="40.3371" calcext:value-type="float">
            <text:p>40.3371</text:p>
          </table:table-cell>
          <table:table-cell office:value-type="float" office:value="109.059" calcext:value-type="float">
            <text:p>109.059</text:p>
          </table:table-cell>
          <table:table-cell office:value-type="float" office:value="264.501" calcext:value-type="float">
            <text:p>264.501</text:p>
          </table:table-cell>
          <table:table-cell office:value-type="float" office:value="39.7946" calcext:value-type="float">
            <text:p>39.7946</text:p>
          </table:table-cell>
          <table:table-cell/>
          <table:table-cell table:formula="of:=([.D224]-[.A224])/0.0166667" office:value-type="float" office:value="-17.39996520007" calcext:value-type="float">
            <text:p>-17.39996520007</text:p>
          </table:table-cell>
          <table:table-cell table:formula="of:=ABS([.E224]-[.B224])/0.0166667" office:value-type="float" office:value="786.418427163147" calcext:value-type="float">
            <text:p>786.418427163147</text:p>
          </table:table-cell>
          <table:table-cell table:formula="of:=([.F224]-[.C224])/0.0166667" office:value-type="float" office:value="-32.54993490013" calcext:value-type="float">
            <text:p>-32.54993490013</text:p>
          </table:table-cell>
          <table:table-cell table:formula="of:=DEGREES(ATAN(ABS([.F224]-[.C224])/ABS([.E224]-[.B224])))" office:value-type="float" office:value="2.37012503136788" calcext:value-type="float">
            <text:p>2.37012503136788</text:p>
          </table:table-cell>
          <table:table-cell table:formula="of:=SQRT(POWER([.H224];2)+POWER([.I224];2)+POWER([.J224];2))" office:value-type="float" office:value="787.284065399983" calcext:value-type="float">
            <text:p>787.284065399983</text:p>
          </table:table-cell>
        </table:table-row>
        <table:table-row table:style-name="ro1">
          <table:table-cell office:value-type="float" office:value="108.327" calcext:value-type="float">
            <text:p>108.327</text:p>
          </table:table-cell>
          <table:table-cell office:value-type="float" office:value="277.587" calcext:value-type="float">
            <text:p>277.587</text:p>
          </table:table-cell>
          <table:table-cell office:value-type="float" office:value="40.8493" calcext:value-type="float">
            <text:p>40.8493</text:p>
          </table:table-cell>
          <table:table-cell office:value-type="float" office:value="107.421" calcext:value-type="float">
            <text:p>107.421</text:p>
          </table:table-cell>
          <table:table-cell office:value-type="float" office:value="265.694" calcext:value-type="float">
            <text:p>265.694</text:p>
          </table:table-cell>
          <table:table-cell office:value-type="float" office:value="40.3401" calcext:value-type="float">
            <text:p>40.3401</text:p>
          </table:table-cell>
          <table:table-cell/>
          <table:table-cell table:formula="of:=([.D225]-[.A225])/0.0166667" office:value-type="float" office:value="-54.3598912802169" calcext:value-type="float">
            <text:p>-54.3598912802169</text:p>
          </table:table-cell>
          <table:table-cell table:formula="of:=ABS([.E225]-[.B225])/0.0166667" office:value-type="float" office:value="713.578572842853" calcext:value-type="float">
            <text:p>713.578572842853</text:p>
          </table:table-cell>
          <table:table-cell table:formula="of:=([.F225]-[.C225])/0.0166667" office:value-type="float" office:value="-30.5519388961222" calcext:value-type="float">
            <text:p>-30.5519388961222</text:p>
          </table:table-cell>
          <table:table-cell table:formula="of:=DEGREES(ATAN(ABS([.F225]-[.C225])/ABS([.E225]-[.B225])))" office:value-type="float" office:value="2.45162728378765" calcext:value-type="float">
            <text:p>2.45162728378765</text:p>
          </table:table-cell>
          <table:table-cell table:formula="of:=SQRT(POWER([.H225];2)+POWER([.I225];2)+POWER([.J225];2))" office:value-type="float" office:value="716.297981548707" calcext:value-type="float">
            <text:p>716.297981548707</text:p>
          </table:table-cell>
        </table:table-row>
        <table:table-row table:style-name="ro1">
          <table:table-cell office:value-type="float" office:value="107.83" calcext:value-type="float">
            <text:p>107.83</text:p>
          </table:table-cell>
          <table:table-cell office:value-type="float" office:value="281.222" calcext:value-type="float">
            <text:p>281.222</text:p>
          </table:table-cell>
          <table:table-cell office:value-type="float" office:value="41.525" calcext:value-type="float">
            <text:p>41.525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267.829" calcext:value-type="float">
            <text:p>267.829</text:p>
          </table:table-cell>
          <table:table-cell office:value-type="float" office:value="41.706" calcext:value-type="float">
            <text:p>41.706</text:p>
          </table:table-cell>
          <table:table-cell/>
          <table:table-cell table:formula="of:=([.D226]-[.A226])/0.0166667" office:value-type="float" office:value="-61.0198779602438" calcext:value-type="float">
            <text:p>-61.0198779602438</text:p>
          </table:table-cell>
          <table:table-cell table:formula="of:=ABS([.E226]-[.B226])/0.0166667" office:value-type="float" office:value="803.578392843213" calcext:value-type="float">
            <text:p>803.578392843213</text:p>
          </table:table-cell>
          <table:table-cell table:formula="of:=([.F226]-[.C226])/0.0166667" office:value-type="float" office:value="10.8599782800437" calcext:value-type="float">
            <text:p>10.8599782800437</text:p>
          </table:table-cell>
          <table:table-cell table:formula="of:=DEGREES(ATAN(ABS([.F226]-[.C226])/ABS([.E226]-[.B226])))" office:value-type="float" office:value="0.774277965713055" calcext:value-type="float">
            <text:p>0.774277965713055</text:p>
          </table:table-cell>
          <table:table-cell table:formula="of:=SQRT(POWER([.H226];2)+POWER([.I226];2)+POWER([.J226];2))" office:value-type="float" office:value="805.965010455793" calcext:value-type="float">
            <text:p>805.965010455793</text:p>
          </table:table-cell>
        </table:table-row>
        <table:table-row table:style-name="ro1">
          <table:table-cell office:value-type="float" office:value="109.111" calcext:value-type="float">
            <text:p>109.111</text:p>
          </table:table-cell>
          <table:table-cell office:value-type="float" office:value="281.219" calcext:value-type="float">
            <text:p>281.219</text:p>
          </table:table-cell>
          <table:table-cell office:value-type="float" office:value="41.0116" calcext:value-type="float">
            <text:p>41.0116</text:p>
          </table:table-cell>
          <table:table-cell office:value-type="float" office:value="108.089" calcext:value-type="float">
            <text:p>108.089</text:p>
          </table:table-cell>
          <table:table-cell office:value-type="float" office:value="267.986" calcext:value-type="float">
            <text:p>267.986</text:p>
          </table:table-cell>
          <table:table-cell office:value-type="float" office:value="40.4427" calcext:value-type="float">
            <text:p>40.4427</text:p>
          </table:table-cell>
          <table:table-cell/>
          <table:table-cell table:formula="of:=([.D227]-[.A227])/0.0166667" office:value-type="float" office:value="-61.3198773602456" calcext:value-type="float">
            <text:p>-61.3198773602456</text:p>
          </table:table-cell>
          <table:table-cell table:formula="of:=ABS([.E227]-[.B227])/0.0166667" office:value-type="float" office:value="793.978412043176" calcext:value-type="float">
            <text:p>793.978412043176</text:p>
          </table:table-cell>
          <table:table-cell table:formula="of:=([.F227]-[.C227])/0.0166667" office:value-type="float" office:value="-34.1339317321365" calcext:value-type="float">
            <text:p>-34.1339317321365</text:p>
          </table:table-cell>
          <table:table-cell table:formula="of:=DEGREES(ATAN(ABS([.F227]-[.C227])/ABS([.E227]-[.B227])))" office:value-type="float" office:value="2.46168743828363" calcext:value-type="float">
            <text:p>2.46168743828363</text:p>
          </table:table-cell>
          <table:table-cell table:formula="of:=SQRT(POWER([.H227];2)+POWER([.I227];2)+POWER([.J227];2))" office:value-type="float" office:value="797.074006253857" calcext:value-type="float">
            <text:p>797.074006253857</text:p>
          </table:table-cell>
        </table:table-row>
        <table:table-row table:style-name="ro1">
          <table:table-cell office:value-type="float" office:value="108.245" calcext:value-type="float">
            <text:p>108.245</text:p>
          </table:table-cell>
          <table:table-cell office:value-type="float" office:value="276.428" calcext:value-type="float">
            <text:p>276.428</text:p>
          </table:table-cell>
          <table:table-cell office:value-type="float" office:value="40.5381" calcext:value-type="float">
            <text:p>40.5381</text:p>
          </table:table-cell>
          <table:table-cell office:value-type="float" office:value="107.488" calcext:value-type="float">
            <text:p>107.488</text:p>
          </table:table-cell>
          <table:table-cell office:value-type="float" office:value="263.366" calcext:value-type="float">
            <text:p>263.366</text:p>
          </table:table-cell>
          <table:table-cell office:value-type="float" office:value="40.2425" calcext:value-type="float">
            <text:p>40.2425</text:p>
          </table:table-cell>
          <table:table-cell/>
          <table:table-cell table:formula="of:=([.D228]-[.A228])/0.0166667" office:value-type="float" office:value="-45.419909160182" calcext:value-type="float">
            <text:p>-45.419909160182</text:p>
          </table:table-cell>
          <table:table-cell table:formula="of:=ABS([.E228]-[.B228])/0.0166667" office:value-type="float" office:value="783.718432563136" calcext:value-type="float">
            <text:p>783.718432563136</text:p>
          </table:table-cell>
          <table:table-cell table:formula="of:=([.F228]-[.C228])/0.0166667" office:value-type="float" office:value="-17.735964528071" calcext:value-type="float">
            <text:p>-17.735964528071</text:p>
          </table:table-cell>
          <table:table-cell table:formula="of:=DEGREES(ATAN(ABS([.F228]-[.C228])/ABS([.E228]-[.B228])))" office:value-type="float" office:value="1.29641264721122" calcext:value-type="float">
            <text:p>1.29641264721122</text:p>
          </table:table-cell>
          <table:table-cell table:formula="of:=SQRT(POWER([.H228];2)+POWER([.I228];2)+POWER([.J228];2))" office:value-type="float" office:value="785.233795837315" calcext:value-type="float">
            <text:p>785.233795837315</text:p>
          </table:table-cell>
        </table:table-row>
        <table:table-row table:style-name="ro1">
          <table:table-cell office:value-type="float" office:value="108.816" calcext:value-type="float">
            <text:p>108.816</text:p>
          </table:table-cell>
          <table:table-cell office:value-type="float" office:value="277.483" calcext:value-type="float">
            <text:p>277.483</text:p>
          </table:table-cell>
          <table:table-cell office:value-type="float" office:value="41.1124" calcext:value-type="float">
            <text:p>41.1124</text:p>
          </table:table-cell>
          <table:table-cell office:value-type="float" office:value="107.943" calcext:value-type="float">
            <text:p>107.943</text:p>
          </table:table-cell>
          <table:table-cell office:value-type="float" office:value="263.171" calcext:value-type="float">
            <text:p>263.171</text:p>
          </table:table-cell>
          <table:table-cell office:value-type="float" office:value="41.0016" calcext:value-type="float">
            <text:p>41.0016</text:p>
          </table:table-cell>
          <table:table-cell/>
          <table:table-cell table:formula="of:=([.D229]-[.A229])/0.0166667" office:value-type="float" office:value="-52.3798952402098" calcext:value-type="float">
            <text:p>-52.3798952402098</text:p>
          </table:table-cell>
          <table:table-cell table:formula="of:=ABS([.E229]-[.B229])/0.0166667" office:value-type="float" office:value="858.718282563436" calcext:value-type="float">
            <text:p>858.718282563436</text:p>
          </table:table-cell>
          <table:table-cell table:formula="of:=([.F229]-[.C229])/0.0166667" office:value-type="float" office:value="-6.64798670402645" calcext:value-type="float">
            <text:p>-6.64798670402645</text:p>
          </table:table-cell>
          <table:table-cell table:formula="of:=DEGREES(ATAN(ABS([.F229]-[.C229])/ABS([.E229]-[.B229])))" office:value-type="float" office:value="0.443561035857382" calcext:value-type="float">
            <text:p>0.443561035857382</text:p>
          </table:table-cell>
          <table:table-cell table:formula="of:=SQRT(POWER([.H229];2)+POWER([.I229];2)+POWER([.J229];2))" office:value-type="float" office:value="860.340012995611" calcext:value-type="float">
            <text:p>860.340012995611</text:p>
          </table:table-cell>
        </table:table-row>
        <table:table-row table:style-name="ro1">
          <table:table-cell office:value-type="float" office:value="107.549" calcext:value-type="float">
            <text:p>107.549</text:p>
          </table:table-cell>
          <table:table-cell office:value-type="float" office:value="280.357" calcext:value-type="float">
            <text:p>280.357</text:p>
          </table:table-cell>
          <table:table-cell office:value-type="float" office:value="39.9033" calcext:value-type="float">
            <text:p>39.9033</text:p>
          </table:table-cell>
          <table:table-cell office:value-type="float" office:value="106.559" calcext:value-type="float">
            <text:p>106.559</text:p>
          </table:table-cell>
          <table:table-cell office:value-type="float" office:value="267.087" calcext:value-type="float">
            <text:p>267.087</text:p>
          </table:table-cell>
          <table:table-cell office:value-type="float" office:value="39.6228" calcext:value-type="float">
            <text:p>39.6228</text:p>
          </table:table-cell>
          <table:table-cell/>
          <table:table-cell table:formula="of:=([.D230]-[.A230])/0.0166667" office:value-type="float" office:value="-59.3998812002381" calcext:value-type="float">
            <text:p>-59.3998812002381</text:p>
          </table:table-cell>
          <table:table-cell table:formula="of:=ABS([.E230]-[.B230])/0.0166667" office:value-type="float" office:value="796.198407603187" calcext:value-type="float">
            <text:p>796.198407603187</text:p>
          </table:table-cell>
          <table:table-cell table:formula="of:=([.F230]-[.C230])/0.0166667" office:value-type="float" office:value="-16.8299663400675" calcext:value-type="float">
            <text:p>-16.8299663400675</text:p>
          </table:table-cell>
          <table:table-cell table:formula="of:=DEGREES(ATAN(ABS([.F230]-[.C230])/ABS([.E230]-[.B230])))" office:value-type="float" office:value="1.21093241588563" calcext:value-type="float">
            <text:p>1.21093241588563</text:p>
          </table:table-cell>
          <table:table-cell table:formula="of:=SQRT(POWER([.H230];2)+POWER([.I230];2)+POWER([.J230];2))" office:value-type="float" office:value="798.588440890213" calcext:value-type="float">
            <text:p>798.588440890213</text:p>
          </table:table-cell>
        </table:table-row>
        <table:table-row table:style-name="ro1">
          <table:table-cell office:value-type="float" office:value="109.611" calcext:value-type="float">
            <text:p>109.611</text:p>
          </table:table-cell>
          <table:table-cell office:value-type="float" office:value="283.971" calcext:value-type="float">
            <text:p>283.971</text:p>
          </table:table-cell>
          <table:table-cell office:value-type="float" office:value="39.8057" calcext:value-type="float">
            <text:p>39.8057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270.596" calcext:value-type="float">
            <text:p>270.596</text:p>
          </table:table-cell>
          <table:table-cell office:value-type="float" office:value="39.0113" calcext:value-type="float">
            <text:p>39.0113</text:p>
          </table:table-cell>
          <table:table-cell/>
          <table:table-cell table:formula="of:=([.D231]-[.A231])/0.0166667" office:value-type="float" office:value="-32.1599356801287" calcext:value-type="float">
            <text:p>-32.1599356801287</text:p>
          </table:table-cell>
          <table:table-cell table:formula="of:=ABS([.E231]-[.B231])/0.0166667" office:value-type="float" office:value="802.49839500321" calcext:value-type="float">
            <text:p>802.49839500321</text:p>
          </table:table-cell>
          <table:table-cell table:formula="of:=([.F231]-[.C231])/0.0166667" office:value-type="float" office:value="-47.6639046721908" calcext:value-type="float">
            <text:p>-47.6639046721908</text:p>
          </table:table-cell>
          <table:table-cell table:formula="of:=DEGREES(ATAN(ABS([.F231]-[.C231])/ABS([.E231]-[.B231])))" office:value-type="float" office:value="3.39905482977529" calcext:value-type="float">
            <text:p>3.39905482977529</text:p>
          </table:table-cell>
          <table:table-cell table:formula="of:=SQRT(POWER([.H231];2)+POWER([.I231];2)+POWER([.J231];2))" office:value-type="float" office:value="804.555643354938" calcext:value-type="float">
            <text:p>804.555643354938</text:p>
          </table:table-cell>
        </table:table-row>
        <table:table-row table:style-name="ro1">
          <table:table-cell office:value-type="float" office:value="109.924" calcext:value-type="float">
            <text:p>109.924</text:p>
          </table:table-cell>
          <table:table-cell office:value-type="float" office:value="287.831" calcext:value-type="float">
            <text:p>287.831</text:p>
          </table:table-cell>
          <table:table-cell office:value-type="float" office:value="39.4342" calcext:value-type="float">
            <text:p>39.4342</text:p>
          </table:table-cell>
          <table:table-cell office:value-type="float" office:value="109.222" calcext:value-type="float">
            <text:p>109.222</text:p>
          </table:table-cell>
          <table:table-cell office:value-type="float" office:value="275.49" calcext:value-type="float">
            <text:p>275.49</text:p>
          </table:table-cell>
          <table:table-cell office:value-type="float" office:value="38.6857" calcext:value-type="float">
            <text:p>38.6857</text:p>
          </table:table-cell>
          <table:table-cell/>
          <table:table-cell table:formula="of:=([.D232]-[.A232])/0.0166667" office:value-type="float" office:value="-42.1199157601692" calcext:value-type="float">
            <text:p>-42.1199157601692</text:p>
          </table:table-cell>
          <table:table-cell table:formula="of:=ABS([.E232]-[.B232])/0.0166667" office:value-type="float" office:value="740.458519082962" calcext:value-type="float">
            <text:p>740.458519082962</text:p>
          </table:table-cell>
          <table:table-cell table:formula="of:=([.F232]-[.C232])/0.0166667" office:value-type="float" office:value="-44.9099101801796" calcext:value-type="float">
            <text:p>-44.9099101801796</text:p>
          </table:table-cell>
          <table:table-cell table:formula="of:=DEGREES(ATAN(ABS([.F232]-[.C232])/ABS([.E232]-[.B232])))" office:value-type="float" office:value="3.47082246239181" calcext:value-type="float">
            <text:p>3.47082246239181</text:p>
          </table:table-cell>
          <table:table-cell table:formula="of:=SQRT(POWER([.H232];2)+POWER([.I232];2)+POWER([.J232];2))" office:value-type="float" office:value="743.014001091883" calcext:value-type="float">
            <text:p>743.014001091883</text:p>
          </table:table-cell>
        </table:table-row>
        <table:table-row table:style-name="ro1">
          <table:table-cell office:value-type="float" office:value="105.713" calcext:value-type="float">
            <text:p>105.713</text:p>
          </table:table-cell>
          <table:table-cell office:value-type="float" office:value="294.451" calcext:value-type="float">
            <text:p>294.451</text:p>
          </table:table-cell>
          <table:table-cell office:value-type="float" office:value="40.9898" calcext:value-type="float">
            <text:p>40.9898</text:p>
          </table:table-cell>
          <table:table-cell office:value-type="float" office:value="103.83" calcext:value-type="float">
            <text:p>103.83</text:p>
          </table:table-cell>
          <table:table-cell office:value-type="float" office:value="281.795" calcext:value-type="float">
            <text:p>281.795</text:p>
          </table:table-cell>
          <table:table-cell office:value-type="float" office:value="40.4568" calcext:value-type="float">
            <text:p>40.4568</text:p>
          </table:table-cell>
          <table:table-cell/>
          <table:table-cell table:formula="of:=([.D233]-[.A233])/0.0166667" office:value-type="float" office:value="-112.979774040452" calcext:value-type="float">
            <text:p>-112.979774040452</text:p>
          </table:table-cell>
          <table:table-cell table:formula="of:=ABS([.E233]-[.B233])/0.0166667" office:value-type="float" office:value="759.358481283038" calcext:value-type="float">
            <text:p>759.358481283038</text:p>
          </table:table-cell>
          <table:table-cell table:formula="of:=([.F233]-[.C233])/0.0166667" office:value-type="float" office:value="-31.979936040128" calcext:value-type="float">
            <text:p>-31.979936040128</text:p>
          </table:table-cell>
          <table:table-cell table:formula="of:=DEGREES(ATAN(ABS([.F233]-[.C233])/ABS([.E233]-[.B233])))" office:value-type="float" office:value="2.4115530165918" calcext:value-type="float">
            <text:p>2.4115530165918</text:p>
          </table:table-cell>
          <table:table-cell table:formula="of:=SQRT(POWER([.H233];2)+POWER([.I233];2)+POWER([.J233];2))" office:value-type="float" office:value="768.383009148331" calcext:value-type="float">
            <text:p>768.383009148331</text:p>
          </table:table-cell>
        </table:table-row>
        <table:table-row table:style-name="ro1">
          <table:table-cell office:value-type="float" office:value="106.859" calcext:value-type="float">
            <text:p>106.859</text:p>
          </table:table-cell>
          <table:table-cell office:value-type="float" office:value="285.194" calcext:value-type="float">
            <text:p>285.194</text:p>
          </table:table-cell>
          <table:table-cell office:value-type="float" office:value="41.1546" calcext:value-type="float">
            <text:p>41.1546</text:p>
          </table:table-cell>
          <table:table-cell office:value-type="float" office:value="105.728" calcext:value-type="float">
            <text:p>105.728</text:p>
          </table:table-cell>
          <table:table-cell office:value-type="float" office:value="272.946" calcext:value-type="float">
            <text:p>272.946</text:p>
          </table:table-cell>
          <table:table-cell office:value-type="float" office:value="40.6298" calcext:value-type="float">
            <text:p>40.6298</text:p>
          </table:table-cell>
          <table:table-cell/>
          <table:table-cell table:formula="of:=([.D234]-[.A234])/0.0166667" office:value-type="float" office:value="-67.8598642802715" calcext:value-type="float">
            <text:p>-67.8598642802715</text:p>
          </table:table-cell>
          <table:table-cell table:formula="of:=ABS([.E234]-[.B234])/0.0166667" office:value-type="float" office:value="734.878530242939" calcext:value-type="float">
            <text:p>734.878530242939</text:p>
          </table:table-cell>
          <table:table-cell table:formula="of:=([.F234]-[.C234])/0.0166667" office:value-type="float" office:value="-31.4879370241259" calcext:value-type="float">
            <text:p>-31.4879370241259</text:p>
          </table:table-cell>
          <table:table-cell table:formula="of:=DEGREES(ATAN(ABS([.F234]-[.C234])/ABS([.E234]-[.B234])))" office:value-type="float" office:value="2.45349802930796" calcext:value-type="float">
            <text:p>2.45349802930796</text:p>
          </table:table-cell>
          <table:table-cell table:formula="of:=SQRT(POWER([.H234];2)+POWER([.I234];2)+POWER([.J234];2))" office:value-type="float" office:value="738.676455269961" calcext:value-type="float">
            <text:p>738.676455269961</text:p>
          </table:table-cell>
        </table:table-row>
        <table:table-row table:style-name="ro1">
          <table:table-cell office:value-type="float" office:value="108.097" calcext:value-type="float">
            <text:p>108.097</text:p>
          </table:table-cell>
          <table:table-cell office:value-type="float" office:value="277.723" calcext:value-type="float">
            <text:p>277.723</text:p>
          </table:table-cell>
          <table:table-cell office:value-type="float" office:value="40.3283" calcext:value-type="float">
            <text:p>40.3283</text:p>
          </table:table-cell>
          <table:table-cell office:value-type="float" office:value="107.206" calcext:value-type="float">
            <text:p>107.206</text:p>
          </table:table-cell>
          <table:table-cell office:value-type="float" office:value="265.86" calcext:value-type="float">
            <text:p>265.86</text:p>
          </table:table-cell>
          <table:table-cell office:value-type="float" office:value="39.5793" calcext:value-type="float">
            <text:p>39.5793</text:p>
          </table:table-cell>
          <table:table-cell/>
          <table:table-cell table:formula="of:=([.D235]-[.A235])/0.0166667" office:value-type="float" office:value="-53.4598930802133" calcext:value-type="float">
            <text:p>-53.4598930802133</text:p>
          </table:table-cell>
          <table:table-cell table:formula="of:=ABS([.E235]-[.B235])/0.0166667" office:value-type="float" office:value="711.778576442847" calcext:value-type="float">
            <text:p>711.778576442847</text:p>
          </table:table-cell>
          <table:table-cell table:formula="of:=([.F235]-[.C235])/0.0166667" office:value-type="float" office:value="-44.9399101201795" calcext:value-type="float">
            <text:p>-44.9399101201795</text:p>
          </table:table-cell>
          <table:table-cell table:formula="of:=DEGREES(ATAN(ABS([.F235]-[.C235])/ABS([.E235]-[.B235])))" office:value-type="float" office:value="3.61271607910327" calcext:value-type="float">
            <text:p>3.61271607910327</text:p>
          </table:table-cell>
          <table:table-cell table:formula="of:=SQRT(POWER([.H235];2)+POWER([.I235];2)+POWER([.J235];2))" office:value-type="float" office:value="715.196684537033" calcext:value-type="float">
            <text:p>715.196684537033</text:p>
          </table:table-cell>
        </table:table-row>
        <table:table-row table:style-name="ro1">
          <table:table-cell office:value-type="float" office:value="108.722" calcext:value-type="float">
            <text:p>108.722</text:p>
          </table:table-cell>
          <table:table-cell office:value-type="float" office:value="282.619" calcext:value-type="float">
            <text:p>282.619</text:p>
          </table:table-cell>
          <table:table-cell office:value-type="float" office:value="40.5376" calcext:value-type="float">
            <text:p>40.5376</text:p>
          </table:table-cell>
          <table:table-cell office:value-type="float" office:value="107.955" calcext:value-type="float">
            <text:p>107.955</text:p>
          </table:table-cell>
          <table:table-cell office:value-type="float" office:value="269.287" calcext:value-type="float">
            <text:p>269.287</text:p>
          </table:table-cell>
          <table:table-cell office:value-type="float" office:value="39.981" calcext:value-type="float">
            <text:p>39.981</text:p>
          </table:table-cell>
          <table:table-cell/>
          <table:table-cell table:formula="of:=([.D236]-[.A236])/0.0166667" office:value-type="float" office:value="-46.0199079601838" calcext:value-type="float">
            <text:p>-46.0199079601838</text:p>
          </table:table-cell>
          <table:table-cell table:formula="of:=ABS([.E236]-[.B236])/0.0166667" office:value-type="float" office:value="799.918400163203" calcext:value-type="float">
            <text:p>799.918400163203</text:p>
          </table:table-cell>
          <table:table-cell table:formula="of:=([.F236]-[.C236])/0.0166667" office:value-type="float" office:value="-33.3959332081333" calcext:value-type="float">
            <text:p>-33.3959332081333</text:p>
          </table:table-cell>
          <table:table-cell table:formula="of:=DEGREES(ATAN(ABS([.F236]-[.C236])/ABS([.E236]-[.B236])))" office:value-type="float" office:value="2.39066319570628" calcext:value-type="float">
            <text:p>2.39066319570628</text:p>
          </table:table-cell>
          <table:table-cell table:formula="of:=SQRT(POWER([.H236];2)+POWER([.I236];2)+POWER([.J236];2))" office:value-type="float" office:value="801.936760102169" calcext:value-type="float">
            <text:p>801.936760102169</text:p>
          </table:table-cell>
        </table:table-row>
        <table:table-row table:style-name="ro1">
          <table:table-cell office:value-type="float" office:value="107.196" calcext:value-type="float">
            <text:p>107.196</text:p>
          </table:table-cell>
          <table:table-cell office:value-type="float" office:value="269.246" calcext:value-type="float">
            <text:p>269.246</text:p>
          </table:table-cell>
          <table:table-cell office:value-type="float" office:value="40.4867" calcext:value-type="float">
            <text:p>40.4867</text:p>
          </table:table-cell>
          <table:table-cell office:value-type="float" office:value="106.391" calcext:value-type="float">
            <text:p>106.391</text:p>
          </table:table-cell>
          <table:table-cell office:value-type="float" office:value="255.406" calcext:value-type="float">
            <text:p>255.406</text:p>
          </table:table-cell>
          <table:table-cell office:value-type="float" office:value="40.1565" calcext:value-type="float">
            <text:p>40.1565</text:p>
          </table:table-cell>
          <table:table-cell/>
          <table:table-cell table:formula="of:=([.D237]-[.A237])/0.0166667" office:value-type="float" office:value="-48.2999034001928" calcext:value-type="float">
            <text:p>-48.2999034001928</text:p>
          </table:table-cell>
          <table:table-cell table:formula="of:=ABS([.E237]-[.B237])/0.0166667" office:value-type="float" office:value="830.39833920332" calcext:value-type="float">
            <text:p>830.39833920332</text:p>
          </table:table-cell>
          <table:table-cell table:formula="of:=([.F237]-[.C237])/0.0166667" office:value-type="float" office:value="-19.8119603760791" calcext:value-type="float">
            <text:p>-19.8119603760791</text:p>
          </table:table-cell>
          <table:table-cell table:formula="of:=DEGREES(ATAN(ABS([.F237]-[.C237])/ABS([.E237]-[.B237])))" office:value-type="float" office:value="1.36672528194649" calcext:value-type="float">
            <text:p>1.36672528194649</text:p>
          </table:table-cell>
          <table:table-cell table:formula="of:=SQRT(POWER([.H237];2)+POWER([.I237];2)+POWER([.J237];2))" office:value-type="float" office:value="832.037737241553" calcext:value-type="float">
            <text:p>832.037737241553</text:p>
          </table:table-cell>
        </table:table-row>
        <table:table-row table:style-name="ro1">
          <table:table-cell office:value-type="float" office:value="107.939" calcext:value-type="float">
            <text:p>107.939</text:p>
          </table:table-cell>
          <table:table-cell office:value-type="float" office:value="259.825" calcext:value-type="float">
            <text:p>259.825</text:p>
          </table:table-cell>
          <table:table-cell office:value-type="float" office:value="40.3524" calcext:value-type="float">
            <text:p>40.3524</text:p>
          </table:table-cell>
          <table:table-cell office:value-type="float" office:value="107.84" calcext:value-type="float">
            <text:p>107.84</text:p>
          </table:table-cell>
          <table:table-cell office:value-type="float" office:value="246.51" calcext:value-type="float">
            <text:p>246.51</text:p>
          </table:table-cell>
          <table:table-cell office:value-type="float" office:value="39.7935" calcext:value-type="float">
            <text:p>39.7935</text:p>
          </table:table-cell>
          <table:table-cell/>
          <table:table-cell table:formula="of:=([.D238]-[.A238])/0.0166667" office:value-type="float" office:value="-5.93998812002313" calcext:value-type="float">
            <text:p>-5.93998812002313</text:p>
          </table:table-cell>
          <table:table-cell table:formula="of:=ABS([.E238]-[.B238])/0.0166667" office:value-type="float" office:value="798.898402203195" calcext:value-type="float">
            <text:p>798.898402203195</text:p>
          </table:table-cell>
          <table:table-cell table:formula="of:=([.F238]-[.C238])/0.0166667" office:value-type="float" office:value="-33.5339329321342" calcext:value-type="float">
            <text:p>-33.5339329321342</text:p>
          </table:table-cell>
          <table:table-cell table:formula="of:=DEGREES(ATAN(ABS([.F238]-[.C238])/ABS([.E238]-[.B238])))" office:value-type="float" office:value="2.40359173466788" calcext:value-type="float">
            <text:p>2.40359173466788</text:p>
          </table:table-cell>
          <table:table-cell table:formula="of:=SQRT(POWER([.H238];2)+POWER([.I238];2)+POWER([.J238];2))" office:value-type="float" office:value="799.623952342338" calcext:value-type="float">
            <text:p>799.623952342338</text:p>
          </table:table-cell>
        </table:table-row>
        <table:table-row table:style-name="ro1">
          <table:table-cell office:value-type="float" office:value="108.002" calcext:value-type="float">
            <text:p>108.002</text:p>
          </table:table-cell>
          <table:table-cell office:value-type="float" office:value="257.55" calcext:value-type="float">
            <text:p>257.55</text:p>
          </table:table-cell>
          <table:table-cell office:value-type="float" office:value="40.2568" calcext:value-type="float">
            <text:p>40.2568</text:p>
          </table:table-cell>
          <table:table-cell office:value-type="float" office:value="108.03" calcext:value-type="float">
            <text:p>108.03</text:p>
          </table:table-cell>
          <table:table-cell office:value-type="float" office:value="243.204" calcext:value-type="float">
            <text:p>243.204</text:p>
          </table:table-cell>
          <table:table-cell office:value-type="float" office:value="40.1415" calcext:value-type="float">
            <text:p>40.1415</text:p>
          </table:table-cell>
          <table:table-cell/>
          <table:table-cell table:formula="of:=([.D239]-[.A239])/0.0166667" office:value-type="float" office:value="1.67999664000707" calcext:value-type="float">
            <text:p>1.67999664000707</text:p>
          </table:table-cell>
          <table:table-cell table:formula="of:=ABS([.E239]-[.B239])/0.0166667" office:value-type="float" office:value="860.758278483443" calcext:value-type="float">
            <text:p>860.758278483443</text:p>
          </table:table-cell>
          <table:table-cell table:formula="of:=([.F239]-[.C239])/0.0166667" office:value-type="float" office:value="-6.91798616402754" calcext:value-type="float">
            <text:p>-6.91798616402754</text:p>
          </table:table-cell>
          <table:table-cell table:formula="of:=DEGREES(ATAN(ABS([.F239]-[.C239])/ABS([.E239]-[.B239])))" office:value-type="float" office:value="0.460481049870173" calcext:value-type="float">
            <text:p>0.460481049870173</text:p>
          </table:table-cell>
          <table:table-cell table:formula="of:=SQRT(POWER([.H239];2)+POWER([.I239];2)+POWER([.J239];2))" office:value-type="float" office:value="860.787717674373" calcext:value-type="float">
            <text:p>860.787717674373</text:p>
          </table:table-cell>
        </table:table-row>
        <table:table-row table:style-name="ro1">
          <table:table-cell office:value-type="float" office:value="108.345" calcext:value-type="float">
            <text:p>108.345</text:p>
          </table:table-cell>
          <table:table-cell office:value-type="float" office:value="255.473" calcext:value-type="float">
            <text:p>255.473</text:p>
          </table:table-cell>
          <table:table-cell office:value-type="float" office:value="39.1698" calcext:value-type="float">
            <text:p>39.1698</text:p>
          </table:table-cell>
          <table:table-cell office:value-type="float" office:value="108.478" calcext:value-type="float">
            <text:p>108.478</text:p>
          </table:table-cell>
          <table:table-cell office:value-type="float" office:value="242.411" calcext:value-type="float">
            <text:p>242.411</text:p>
          </table:table-cell>
          <table:table-cell office:value-type="float" office:value="38.4088" calcext:value-type="float">
            <text:p>38.4088</text:p>
          </table:table-cell>
          <table:table-cell/>
          <table:table-cell table:formula="of:=([.D240]-[.A240])/0.0166667" office:value-type="float" office:value="7.97998404003165" calcext:value-type="float">
            <text:p>7.97998404003165</text:p>
          </table:table-cell>
          <table:table-cell table:formula="of:=ABS([.E240]-[.B240])/0.0166667" office:value-type="float" office:value="783.718432563136" calcext:value-type="float">
            <text:p>783.718432563136</text:p>
          </table:table-cell>
          <table:table-cell table:formula="of:=([.F240]-[.C240])/0.0166667" office:value-type="float" office:value="-45.6599086801828" calcext:value-type="float">
            <text:p>-45.6599086801828</text:p>
          </table:table-cell>
          <table:table-cell table:formula="of:=DEGREES(ATAN(ABS([.F240]-[.C240])/ABS([.E240]-[.B240])))" office:value-type="float" office:value="3.33431753263617" calcext:value-type="float">
            <text:p>3.33431753263617</text:p>
          </table:table-cell>
          <table:table-cell table:formula="of:=SQRT(POWER([.H240];2)+POWER([.I240];2)+POWER([.J240];2))" office:value-type="float" office:value="785.087949815293" calcext:value-type="float">
            <text:p>785.087949815293</text:p>
          </table:table-cell>
        </table:table-row>
        <table:table-row table:style-name="ro1">
          <table:table-cell office:value-type="float" office:value="106.72" calcext:value-type="float">
            <text:p>106.72</text:p>
          </table:table-cell>
          <table:table-cell office:value-type="float" office:value="262.505" calcext:value-type="float">
            <text:p>262.505</text:p>
          </table:table-cell>
          <table:table-cell office:value-type="float" office:value="38.9336" calcext:value-type="float">
            <text:p>38.9336</text:p>
          </table:table-cell>
          <table:table-cell office:value-type="float" office:value="106.335" calcext:value-type="float">
            <text:p>106.335</text:p>
          </table:table-cell>
          <table:table-cell office:value-type="float" office:value="247.943" calcext:value-type="float">
            <text:p>247.943</text:p>
          </table:table-cell>
          <table:table-cell office:value-type="float" office:value="38.37" calcext:value-type="float">
            <text:p>38.37</text:p>
          </table:table-cell>
          <table:table-cell/>
          <table:table-cell table:formula="of:=([.D241]-[.A241])/0.0166667" office:value-type="float" office:value="-23.0999538000927" calcext:value-type="float">
            <text:p>-23.0999538000927</text:p>
          </table:table-cell>
          <table:table-cell table:formula="of:=ABS([.E241]-[.B241])/0.0166667" office:value-type="float" office:value="873.718252563494" calcext:value-type="float">
            <text:p>873.718252563494</text:p>
          </table:table-cell>
          <table:table-cell table:formula="of:=([.F241]-[.C241])/0.0166667" office:value-type="float" office:value="-33.8159323681353" calcext:value-type="float">
            <text:p>-33.8159323681353</text:p>
          </table:table-cell>
          <table:table-cell table:formula="of:=DEGREES(ATAN(ABS([.F241]-[.C241])/ABS([.E241]-[.B241])))" office:value-type="float" office:value="2.21643948832085" calcext:value-type="float">
            <text:p>2.21643948832085</text:p>
          </table:table-cell>
          <table:table-cell table:formula="of:=SQRT(POWER([.H241];2)+POWER([.I241];2)+POWER([.J241];2))" office:value-type="float" office:value="874.677489141054" calcext:value-type="float">
            <text:p>874.677489141054</text:p>
          </table:table-cell>
        </table:table-row>
        <table:table-row table:style-name="ro1">
          <table:table-cell office:value-type="float" office:value="107.944" calcext:value-type="float">
            <text:p>107.944</text:p>
          </table:table-cell>
          <table:table-cell office:value-type="float" office:value="256.568" calcext:value-type="float">
            <text:p>256.568</text:p>
          </table:table-cell>
          <table:table-cell office:value-type="float" office:value="39.4635" calcext:value-type="float">
            <text:p>39.4635</text:p>
          </table:table-cell>
          <table:table-cell office:value-type="float" office:value="107.941" calcext:value-type="float">
            <text:p>107.941</text:p>
          </table:table-cell>
          <table:table-cell office:value-type="float" office:value="244.532" calcext:value-type="float">
            <text:p>244.532</text:p>
          </table:table-cell>
          <table:table-cell office:value-type="float" office:value="38.7335" calcext:value-type="float">
            <text:p>38.7335</text:p>
          </table:table-cell>
          <table:table-cell/>
          <table:table-cell table:formula="of:=([.D242]-[.A242])/0.0166667" office:value-type="float" office:value="-0.179999640000727" calcext:value-type="float">
            <text:p>-0.179999640000727</text:p>
          </table:table-cell>
          <table:table-cell table:formula="of:=ABS([.E242]-[.B242])/0.0166667" office:value-type="float" office:value="722.158555682887" calcext:value-type="float">
            <text:p>722.158555682887</text:p>
          </table:table-cell>
          <table:table-cell table:formula="of:=([.F242]-[.C242])/0.0166667" office:value-type="float" office:value="-43.7999124001754" calcext:value-type="float">
            <text:p>-43.7999124001754</text:p>
          </table:table-cell>
          <table:table-cell table:formula="of:=DEGREES(ATAN(ABS([.F242]-[.C242])/ABS([.E242]-[.B242])))" office:value-type="float" office:value="3.47081631323711" calcext:value-type="float">
            <text:p>3.47081631323711</text:p>
          </table:table-cell>
          <table:table-cell table:formula="of:=SQRT(POWER([.H242];2)+POWER([.I242];2)+POWER([.J242];2))" office:value-type="float" office:value="723.485621330602" calcext:value-type="float">
            <text:p>723.485621330602</text:p>
          </table:table-cell>
        </table:table-row>
        <table:table-row table:style-name="ro1">
          <table:table-cell office:value-type="float" office:value="107.496" calcext:value-type="float">
            <text:p>107.496</text:p>
          </table:table-cell>
          <table:table-cell office:value-type="float" office:value="260.057" calcext:value-type="float">
            <text:p>260.057</text:p>
          </table:table-cell>
          <table:table-cell office:value-type="float" office:value="39.3482" calcext:value-type="float">
            <text:p>39.3482</text:p>
          </table:table-cell>
          <table:table-cell office:value-type="float" office:value="107.279" calcext:value-type="float">
            <text:p>107.279</text:p>
          </table:table-cell>
          <table:table-cell office:value-type="float" office:value="247.893" calcext:value-type="float">
            <text:p>247.893</text:p>
          </table:table-cell>
          <table:table-cell office:value-type="float" office:value="38.3713" calcext:value-type="float">
            <text:p>38.3713</text:p>
          </table:table-cell>
          <table:table-cell/>
          <table:table-cell table:formula="of:=([.D243]-[.A243])/0.0166667" office:value-type="float" office:value="-13.019973960052" calcext:value-type="float">
            <text:p>-13.019973960052</text:p>
          </table:table-cell>
          <table:table-cell table:formula="of:=ABS([.E243]-[.B243])/0.0166667" office:value-type="float" office:value="729.83854032292" calcext:value-type="float">
            <text:p>729.83854032292</text:p>
          </table:table-cell>
          <table:table-cell table:formula="of:=([.F243]-[.C243])/0.0166667" office:value-type="float" office:value="-58.6138827722345" calcext:value-type="float">
            <text:p>-58.6138827722345</text:p>
          </table:table-cell>
          <table:table-cell table:formula="of:=DEGREES(ATAN(ABS([.F243]-[.C243])/ABS([.E243]-[.B243])))" office:value-type="float" office:value="4.59161243377917" calcext:value-type="float">
            <text:p>4.59161243377917</text:p>
          </table:table-cell>
          <table:table-cell table:formula="of:=SQRT(POWER([.H243];2)+POWER([.I243];2)+POWER([.J243];2))" office:value-type="float" office:value="732.304173084005" calcext:value-type="float">
            <text:p>732.304173084005</text:p>
          </table:table-cell>
        </table:table-row>
        <table:table-row table:style-name="ro1">
          <table:table-cell office:value-type="float" office:value="107.704" calcext:value-type="float">
            <text:p>107.704</text:p>
          </table:table-cell>
          <table:table-cell office:value-type="float" office:value="256.585" calcext:value-type="float">
            <text:p>256.585</text:p>
          </table:table-cell>
          <table:table-cell office:value-type="float" office:value="39.4626" calcext:value-type="float">
            <text:p>39.4626</text:p>
          </table:table-cell>
          <table:table-cell office:value-type="float" office:value="107.621" calcext:value-type="float">
            <text:p>107.621</text:p>
          </table:table-cell>
          <table:table-cell office:value-type="float" office:value="243.476" calcext:value-type="float">
            <text:p>243.476</text:p>
          </table:table-cell>
          <table:table-cell office:value-type="float" office:value="38.6914" calcext:value-type="float">
            <text:p>38.6914</text:p>
          </table:table-cell>
          <table:table-cell/>
          <table:table-cell table:formula="of:=([.D244]-[.A244])/0.0166667" office:value-type="float" office:value="-4.97999004001983" calcext:value-type="float">
            <text:p>-4.97999004001983</text:p>
          </table:table-cell>
          <table:table-cell table:formula="of:=ABS([.E244]-[.B244])/0.0166667" office:value-type="float" office:value="786.538426923145" calcext:value-type="float">
            <text:p>786.538426923145</text:p>
          </table:table-cell>
          <table:table-cell table:formula="of:=([.F244]-[.C244])/0.0166667" office:value-type="float" office:value="-46.2719074561851" calcext:value-type="float">
            <text:p>-46.2719074561851</text:p>
          </table:table-cell>
          <table:table-cell table:formula="of:=DEGREES(ATAN(ABS([.F244]-[.C244])/ABS([.E244]-[.B244])))" office:value-type="float" office:value="3.36681936383574" calcext:value-type="float">
            <text:p>3.36681936383574</text:p>
          </table:table-cell>
          <table:table-cell table:formula="of:=SQRT(POWER([.H244];2)+POWER([.I244];2)+POWER([.J244];2))" office:value-type="float" office:value="787.914073200351" calcext:value-type="float">
            <text:p>787.914073200351</text:p>
          </table:table-cell>
        </table:table-row>
        <table:table-row table:style-name="ro1">
          <table:table-cell office:value-type="float" office:value="103.171" calcext:value-type="float">
            <text:p>103.171</text:p>
          </table:table-cell>
          <table:table-cell office:value-type="float" office:value="257.014" calcext:value-type="float">
            <text:p>257.014</text:p>
          </table:table-cell>
          <table:table-cell office:value-type="float" office:value="38.4606" calcext:value-type="float">
            <text:p>38.4606</text:p>
          </table:table-cell>
          <table:table-cell office:value-type="float" office:value="103.219" calcext:value-type="float">
            <text:p>103.219</text:p>
          </table:table-cell>
          <table:table-cell office:value-type="float" office:value="243.855" calcext:value-type="float">
            <text:p>243.855</text:p>
          </table:table-cell>
          <table:table-cell office:value-type="float" office:value="37.4837" calcext:value-type="float">
            <text:p>37.4837</text:p>
          </table:table-cell>
          <table:table-cell/>
          <table:table-cell table:formula="of:=([.D245]-[.A245])/0.0166667" office:value-type="float" office:value="2.87999424001078" calcext:value-type="float">
            <text:p>2.87999424001078</text:p>
          </table:table-cell>
          <table:table-cell table:formula="of:=ABS([.E245]-[.B245])/0.0166667" office:value-type="float" office:value="789.538420923159" calcext:value-type="float">
            <text:p>789.538420923159</text:p>
          </table:table-cell>
          <table:table-cell table:formula="of:=([.F245]-[.C245])/0.0166667" office:value-type="float" office:value="-58.6138827722345" calcext:value-type="float">
            <text:p>-58.6138827722345</text:p>
          </table:table-cell>
          <table:table-cell table:formula="of:=DEGREES(ATAN(ABS([.F245]-[.C245])/ABS([.E245]-[.B245])))" office:value-type="float" office:value="4.24574504072919" calcext:value-type="float">
            <text:p>4.24574504072919</text:p>
          </table:table-cell>
          <table:table-cell table:formula="of:=SQRT(POWER([.H245];2)+POWER([.I245];2)+POWER([.J245];2))" office:value-type="float" office:value="791.716363184629" calcext:value-type="float">
            <text:p>791.716363184629</text:p>
          </table:table-cell>
        </table:table-row>
        <table:table-row table:style-name="ro1">
          <table:table-cell office:value-type="float" office:value="97.1227" calcext:value-type="float">
            <text:p>97.1227</text:p>
          </table:table-cell>
          <table:table-cell office:value-type="float" office:value="257.063" calcext:value-type="float">
            <text:p>257.063</text:p>
          </table:table-cell>
          <table:table-cell office:value-type="float" office:value="38.9841" calcext:value-type="float">
            <text:p>38.9841</text:p>
          </table:table-cell>
          <table:table-cell office:value-type="float" office:value="97.7018" calcext:value-type="float">
            <text:p>97.7018</text:p>
          </table:table-cell>
          <table:table-cell office:value-type="float" office:value="246.044" calcext:value-type="float">
            <text:p>246.044</text:p>
          </table:table-cell>
          <table:table-cell office:value-type="float" office:value="37.8368" calcext:value-type="float">
            <text:p>37.8368</text:p>
          </table:table-cell>
          <table:table-cell/>
          <table:table-cell table:formula="of:=([.D246]-[.A246])/0.0166667" office:value-type="float" office:value="34.7459305081396" calcext:value-type="float">
            <text:p>34.7459305081396</text:p>
          </table:table-cell>
          <table:table-cell table:formula="of:=ABS([.E246]-[.B246])/0.0166667" office:value-type="float" office:value="661.138677722643" calcext:value-type="float">
            <text:p>661.138677722643</text:p>
          </table:table-cell>
          <table:table-cell table:formula="of:=([.F246]-[.C246])/0.0166667" office:value-type="float" office:value="-68.8378623242754" calcext:value-type="float">
            <text:p>-68.8378623242754</text:p>
          </table:table-cell>
          <table:table-cell table:formula="of:=DEGREES(ATAN(ABS([.F246]-[.C246])/ABS([.E246]-[.B246])))" office:value-type="float" office:value="5.9442267870149" calcext:value-type="float">
            <text:p>5.9442267870149</text:p>
          </table:table-cell>
          <table:table-cell table:formula="of:=SQRT(POWER([.H246];2)+POWER([.I246];2)+POWER([.J246];2))" office:value-type="float" office:value="665.620223668946" calcext:value-type="float">
            <text:p>665.620223668946</text:p>
          </table:table-cell>
        </table:table-row>
        <table:table-row table:style-name="ro1">
          <table:table-cell office:value-type="float" office:value="96.6582" calcext:value-type="float">
            <text:p>96.6582</text:p>
          </table:table-cell>
          <table:table-cell office:value-type="float" office:value="257.199" calcext:value-type="float">
            <text:p>257.199</text:p>
          </table:table-cell>
          <table:table-cell office:value-type="float" office:value="38.2405" calcext:value-type="float">
            <text:p>38.2405</text:p>
          </table:table-cell>
          <table:table-cell office:value-type="float" office:value="96.9439" calcext:value-type="float">
            <text:p>96.9439</text:p>
          </table:table-cell>
          <table:table-cell office:value-type="float" office:value="245.035" calcext:value-type="float">
            <text:p>245.035</text:p>
          </table:table-cell>
          <table:table-cell office:value-type="float" office:value="37.3192" calcext:value-type="float">
            <text:p>37.3192</text:p>
          </table:table-cell>
          <table:table-cell/>
          <table:table-cell table:formula="of:=([.D247]-[.A247])/0.0166667" office:value-type="float" office:value="17.1419657160689" calcext:value-type="float">
            <text:p>17.1419657160689</text:p>
          </table:table-cell>
          <table:table-cell table:formula="of:=ABS([.E247]-[.B247])/0.0166667" office:value-type="float" office:value="729.83854032292" calcext:value-type="float">
            <text:p>729.83854032292</text:p>
          </table:table-cell>
          <table:table-cell table:formula="of:=([.F247]-[.C247])/0.0166667" office:value-type="float" office:value="-55.2778894442208" calcext:value-type="float">
            <text:p>-55.2778894442208</text:p>
          </table:table-cell>
          <table:table-cell table:formula="of:=DEGREES(ATAN(ABS([.F247]-[.C247])/ABS([.E247]-[.B247])))" office:value-type="float" office:value="4.33130634219771" calcext:value-type="float">
            <text:p>4.33130634219771</text:p>
          </table:table-cell>
          <table:table-cell table:formula="of:=SQRT(POWER([.H247];2)+POWER([.I247];2)+POWER([.J247];2))" office:value-type="float" office:value="732.1296244455" calcext:value-type="float">
            <text:p>732.1296244455</text:p>
          </table:table-cell>
        </table:table-row>
        <table:table-row table:style-name="ro1">
          <table:table-cell office:value-type="float" office:value="96.2826" calcext:value-type="float">
            <text:p>96.2826</text:p>
          </table:table-cell>
          <table:table-cell office:value-type="float" office:value="264.009" calcext:value-type="float">
            <text:p>264.009</text:p>
          </table:table-cell>
          <table:table-cell office:value-type="float" office:value="39.2493" calcext:value-type="float">
            <text:p>39.2493</text:p>
          </table:table-cell>
          <table:table-cell office:value-type="float" office:value="96.5766" calcext:value-type="float">
            <text:p>96.5766</text:p>
          </table:table-cell>
          <table:table-cell office:value-type="float" office:value="251.469" calcext:value-type="float">
            <text:p>251.469</text:p>
          </table:table-cell>
          <table:table-cell office:value-type="float" office:value="38.5335" calcext:value-type="float">
            <text:p>38.5335</text:p>
          </table:table-cell>
          <table:table-cell/>
          <table:table-cell table:formula="of:=([.D248]-[.A248])/0.0166667" office:value-type="float" office:value="17.6399647200704" calcext:value-type="float">
            <text:p>17.6399647200704</text:p>
          </table:table-cell>
          <table:table-cell table:formula="of:=ABS([.E248]-[.B248])/0.0166667" office:value-type="float" office:value="752.398495203011" calcext:value-type="float">
            <text:p>752.398495203011</text:p>
          </table:table-cell>
          <table:table-cell table:formula="of:=([.F248]-[.C248])/0.0166667" office:value-type="float" office:value="-42.9479141041719" calcext:value-type="float">
            <text:p>-42.9479141041719</text:p>
          </table:table-cell>
          <table:table-cell table:formula="of:=DEGREES(ATAN(ABS([.F248]-[.C248])/ABS([.E248]-[.B248])))" office:value-type="float" office:value="3.2669746935064" calcext:value-type="float">
            <text:p>3.2669746935064</text:p>
          </table:table-cell>
          <table:table-cell table:formula="of:=SQRT(POWER([.H248];2)+POWER([.I248];2)+POWER([.J248];2))" office:value-type="float" office:value="753.829680541288" calcext:value-type="float">
            <text:p>753.829680541288</text:p>
          </table:table-cell>
        </table:table-row>
        <table:table-row table:style-name="ro1">
          <table:table-cell office:value-type="float" office:value="94.1093" calcext:value-type="float">
            <text:p>94.1093</text:p>
          </table:table-cell>
          <table:table-cell office:value-type="float" office:value="254.777" calcext:value-type="float">
            <text:p>254.777</text:p>
          </table:table-cell>
          <table:table-cell office:value-type="float" office:value="38.9278" calcext:value-type="float">
            <text:p>38.9278</text:p>
          </table:table-cell>
          <table:table-cell office:value-type="float" office:value="93.6931" calcext:value-type="float">
            <text:p>93.6931</text:p>
          </table:table-cell>
          <table:table-cell office:value-type="float" office:value="241.569" calcext:value-type="float">
            <text:p>241.569</text:p>
          </table:table-cell>
          <table:table-cell office:value-type="float" office:value="38.2151" calcext:value-type="float">
            <text:p>38.2151</text:p>
          </table:table-cell>
          <table:table-cell/>
          <table:table-cell table:formula="of:=([.D249]-[.A249])/0.0166667" office:value-type="float" office:value="-24.9719500561001" calcext:value-type="float">
            <text:p>-24.9719500561001</text:p>
          </table:table-cell>
          <table:table-cell table:formula="of:=ABS([.E249]-[.B249])/0.0166667" office:value-type="float" office:value="792.47841504317" calcext:value-type="float">
            <text:p>792.47841504317</text:p>
          </table:table-cell>
          <table:table-cell table:formula="of:=([.F249]-[.C249])/0.0166667" office:value-type="float" office:value="-42.7619144761709" calcext:value-type="float">
            <text:p>-42.7619144761709</text:p>
          </table:table-cell>
          <table:table-cell table:formula="of:=DEGREES(ATAN(ABS([.F249]-[.C249])/ABS([.E249]-[.B249])))" office:value-type="float" office:value="3.08866891364052" calcext:value-type="float">
            <text:p>3.08866891364052</text:p>
          </table:table-cell>
          <table:table-cell table:formula="of:=SQRT(POWER([.H249];2)+POWER([.I249];2)+POWER([.J249];2))" office:value-type="float" office:value="794.024066340943" calcext:value-type="float">
            <text:p>794.024066340943</text:p>
          </table:table-cell>
        </table:table-row>
        <table:table-row table:style-name="ro1">
          <table:table-cell office:value-type="float" office:value="94.7393" calcext:value-type="float">
            <text:p>94.7393</text:p>
          </table:table-cell>
          <table:table-cell office:value-type="float" office:value="262.037" calcext:value-type="float">
            <text:p>262.037</text:p>
          </table:table-cell>
          <table:table-cell office:value-type="float" office:value="37.162" calcext:value-type="float">
            <text:p>37.162</text:p>
          </table:table-cell>
          <table:table-cell office:value-type="float" office:value="94.3718" calcext:value-type="float">
            <text:p>94.3718</text:p>
          </table:table-cell>
          <table:table-cell office:value-type="float" office:value="249.661" calcext:value-type="float">
            <text:p>249.661</text:p>
          </table:table-cell>
          <table:table-cell office:value-type="float" office:value="35.7781" calcext:value-type="float">
            <text:p>35.7781</text:p>
          </table:table-cell>
          <table:table-cell/>
          <table:table-cell table:formula="of:=([.D250]-[.A250])/0.0166667" office:value-type="float" office:value="-22.0499559000886" calcext:value-type="float">
            <text:p>-22.0499559000886</text:p>
          </table:table-cell>
          <table:table-cell table:formula="of:=ABS([.E250]-[.B250])/0.0166667" office:value-type="float" office:value="742.558514882969" calcext:value-type="float">
            <text:p>742.558514882969</text:p>
          </table:table-cell>
          <table:table-cell table:formula="of:=([.F250]-[.C250])/0.0166667" office:value-type="float" office:value="-83.033833932332" calcext:value-type="float">
            <text:p>-83.033833932332</text:p>
          </table:table-cell>
          <table:table-cell table:formula="of:=DEGREES(ATAN(ABS([.F250]-[.C250])/ABS([.E250]-[.B250])))" office:value-type="float" office:value="6.38038133369324" calcext:value-type="float">
            <text:p>6.38038133369324</text:p>
          </table:table-cell>
          <table:table-cell table:formula="of:=SQRT(POWER([.H250];2)+POWER([.I250];2)+POWER([.J250];2))" office:value-type="float" office:value="747.511850178911" calcext:value-type="float">
            <text:p>747.511850178911</text:p>
          </table:table-cell>
        </table:table-row>
        <table:table-row table:style-name="ro1">
          <table:table-cell office:value-type="float" office:value="96.2396" calcext:value-type="float">
            <text:p>96.2396</text:p>
          </table:table-cell>
          <table:table-cell office:value-type="float" office:value="262.988" calcext:value-type="float">
            <text:p>262.988</text:p>
          </table:table-cell>
          <table:table-cell office:value-type="float" office:value="38.4482" calcext:value-type="float">
            <text:p>38.4482</text:p>
          </table:table-cell>
          <table:table-cell office:value-type="float" office:value="96.5399" calcext:value-type="float">
            <text:p>96.5399</text:p>
          </table:table-cell>
          <table:table-cell office:value-type="float" office:value="250.529" calcext:value-type="float">
            <text:p>250.529</text:p>
          </table:table-cell>
          <table:table-cell office:value-type="float" office:value="37.5098" calcext:value-type="float">
            <text:p>37.5098</text:p>
          </table:table-cell>
          <table:table-cell/>
          <table:table-cell table:formula="of:=([.D251]-[.A251])/0.0166667" office:value-type="float" office:value="18.0179639640725" calcext:value-type="float">
            <text:p>18.0179639640725</text:p>
          </table:table-cell>
          <table:table-cell table:formula="of:=ABS([.E251]-[.B251])/0.0166667" office:value-type="float" office:value="747.53850492299" calcext:value-type="float">
            <text:p>747.53850492299</text:p>
          </table:table-cell>
          <table:table-cell table:formula="of:=([.F251]-[.C251])/0.0166667" office:value-type="float" office:value="-56.3038873922253" calcext:value-type="float">
            <text:p>-56.3038873922253</text:p>
          </table:table-cell>
          <table:table-cell table:formula="of:=DEGREES(ATAN(ABS([.F251]-[.C251])/ABS([.E251]-[.B251])))" office:value-type="float" office:value="4.30733066208878" calcext:value-type="float">
            <text:p>4.30733066208878</text:p>
          </table:table-cell>
          <table:table-cell table:formula="of:=SQRT(POWER([.H251];2)+POWER([.I251];2)+POWER([.J251];2))" office:value-type="float" office:value="749.872383211561" calcext:value-type="float">
            <text:p>749.872383211561</text:p>
          </table:table-cell>
        </table:table-row>
        <table:table-row table:style-name="ro1">
          <table:table-cell office:value-type="float" office:value="90.8306" calcext:value-type="float">
            <text:p>90.8306</text:p>
          </table:table-cell>
          <table:table-cell office:value-type="float" office:value="256.942" calcext:value-type="float">
            <text:p>256.942</text:p>
          </table:table-cell>
          <table:table-cell office:value-type="float" office:value="39.2994" calcext:value-type="float">
            <text:p>39.2994</text:p>
          </table:table-cell>
          <table:table-cell office:value-type="float" office:value="89.5107" calcext:value-type="float">
            <text:p>89.5107</text:p>
          </table:table-cell>
          <table:table-cell office:value-type="float" office:value="242.359" calcext:value-type="float">
            <text:p>242.359</text:p>
          </table:table-cell>
          <table:table-cell office:value-type="float" office:value="39.0426" calcext:value-type="float">
            <text:p>39.0426</text:p>
          </table:table-cell>
          <table:table-cell/>
          <table:table-cell table:formula="of:=([.D252]-[.A252])/0.0166667" office:value-type="float" office:value="-79.193841612317" calcext:value-type="float">
            <text:p>-79.193841612317</text:p>
          </table:table-cell>
          <table:table-cell table:formula="of:=ABS([.E252]-[.B252])/0.0166667" office:value-type="float" office:value="874.9782500435" calcext:value-type="float">
            <text:p>874.9782500435</text:p>
          </table:table-cell>
          <table:table-cell table:formula="of:=([.F252]-[.C252])/0.0166667" office:value-type="float" office:value="-15.4079691840615" calcext:value-type="float">
            <text:p>-15.4079691840615</text:p>
          </table:table-cell>
          <table:table-cell table:formula="of:=DEGREES(ATAN(ABS([.F252]-[.C252])/ABS([.E252]-[.B252])))" office:value-type="float" office:value="1.0088483569771" calcext:value-type="float">
            <text:p>1.0088483569771</text:p>
          </table:table-cell>
          <table:table-cell table:formula="of:=SQRT(POWER([.H252];2)+POWER([.I252];2)+POWER([.J252];2))" office:value-type="float" office:value="878.689938552206" calcext:value-type="float">
            <text:p>878.689938552206</text:p>
          </table:table-cell>
        </table:table-row>
        <table:table-row table:style-name="ro1">
          <table:table-cell office:value-type="float" office:value="89.9258" calcext:value-type="float">
            <text:p>89.9258</text:p>
          </table:table-cell>
          <table:table-cell office:value-type="float" office:value="258.248" calcext:value-type="float">
            <text:p>258.248</text:p>
          </table:table-cell>
          <table:table-cell office:value-type="float" office:value="38.3553" calcext:value-type="float">
            <text:p>38.3553</text:p>
          </table:table-cell>
          <table:table-cell office:value-type="float" office:value="88.4428" calcext:value-type="float">
            <text:p>88.4428</text:p>
          </table:table-cell>
          <table:table-cell office:value-type="float" office:value="244.725" calcext:value-type="float">
            <text:p>244.725</text:p>
          </table:table-cell>
          <table:table-cell office:value-type="float" office:value="37.6839" calcext:value-type="float">
            <text:p>37.6839</text:p>
          </table:table-cell>
          <table:table-cell/>
          <table:table-cell table:formula="of:=([.D253]-[.A253])/0.0166667" office:value-type="float" office:value="-88.9798220403553" calcext:value-type="float">
            <text:p>-88.9798220403553</text:p>
          </table:table-cell>
          <table:table-cell table:formula="of:=ABS([.E253]-[.B253])/0.0166667" office:value-type="float" office:value="811.378377243245" calcext:value-type="float">
            <text:p>811.378377243245</text:p>
          </table:table-cell>
          <table:table-cell table:formula="of:=([.F253]-[.C253])/0.0166667" office:value-type="float" office:value="-40.283919432161" calcext:value-type="float">
            <text:p>-40.283919432161</text:p>
          </table:table-cell>
          <table:table-cell table:formula="of:=DEGREES(ATAN(ABS([.F253]-[.C253])/ABS([.E253]-[.B253])))" office:value-type="float" office:value="2.84232972459847" calcext:value-type="float">
            <text:p>2.84232972459847</text:p>
          </table:table-cell>
          <table:table-cell table:formula="of:=SQRT(POWER([.H253];2)+POWER([.I253];2)+POWER([.J253];2))" office:value-type="float" office:value="817.23624121366" calcext:value-type="float">
            <text:p>817.23624121366</text:p>
          </table:table-cell>
        </table:table-row>
        <table:table-row table:style-name="ro1">
          <table:table-cell office:value-type="float" office:value="90.2568" calcext:value-type="float">
            <text:p>90.2568</text:p>
          </table:table-cell>
          <table:table-cell office:value-type="float" office:value="254.683" calcext:value-type="float">
            <text:p>254.683</text:p>
          </table:table-cell>
          <table:table-cell office:value-type="float" office:value="38.9771" calcext:value-type="float">
            <text:p>38.9771</text:p>
          </table:table-cell>
          <table:table-cell office:value-type="float" office:value="88.9598" calcext:value-type="float">
            <text:p>88.9598</text:p>
          </table:table-cell>
          <table:table-cell office:value-type="float" office:value="240.213" calcext:value-type="float">
            <text:p>240.213</text:p>
          </table:table-cell>
          <table:table-cell office:value-type="float" office:value="38.7359" calcext:value-type="float">
            <text:p>38.7359</text:p>
          </table:table-cell>
          <table:table-cell/>
          <table:table-cell table:formula="of:=([.D254]-[.A254])/0.0166667" office:value-type="float" office:value="-77.8198443603111" calcext:value-type="float">
            <text:p>-77.8198443603111</text:p>
          </table:table-cell>
          <table:table-cell table:formula="of:=ABS([.E254]-[.B254])/0.0166667" office:value-type="float" office:value="868.198263603473" calcext:value-type="float">
            <text:p>868.198263603473</text:p>
          </table:table-cell>
          <table:table-cell table:formula="of:=([.F254]-[.C254])/0.0166667" office:value-type="float" office:value="-14.4719710560578" calcext:value-type="float">
            <text:p>-14.4719710560578</text:p>
          </table:table-cell>
          <table:table-cell table:formula="of:=DEGREES(ATAN(ABS([.F254]-[.C254])/ABS([.E254]-[.B254])))" office:value-type="float" office:value="0.95497320472738" calcext:value-type="float">
            <text:p>0.95497320472738</text:p>
          </table:table-cell>
          <table:table-cell table:formula="of:=SQRT(POWER([.H254];2)+POWER([.I254];2)+POWER([.J254];2))" office:value-type="float" office:value="871.799054281774" calcext:value-type="float">
            <text:p>871.799054281774</text:p>
          </table:table-cell>
        </table:table-row>
        <table:table-row table:style-name="ro1">
          <table:table-cell office:value-type="float" office:value="90.8398" calcext:value-type="float">
            <text:p>90.8398</text:p>
          </table:table-cell>
          <table:table-cell office:value-type="float" office:value="262.843" calcext:value-type="float">
            <text:p>262.843</text:p>
          </table:table-cell>
          <table:table-cell office:value-type="float" office:value="39.0071" calcext:value-type="float">
            <text:p>39.0071</text:p>
          </table:table-cell>
          <table:table-cell office:value-type="float" office:value="89.0805" calcext:value-type="float">
            <text:p>89.0805</text:p>
          </table:table-cell>
          <table:table-cell office:value-type="float" office:value="249.091" calcext:value-type="float">
            <text:p>249.091</text:p>
          </table:table-cell>
          <table:table-cell office:value-type="float" office:value="38.3076" calcext:value-type="float">
            <text:p>38.3076</text:p>
          </table:table-cell>
          <table:table-cell/>
          <table:table-cell table:formula="of:=([.D255]-[.A255])/0.0166667" office:value-type="float" office:value="-105.557788884422" calcext:value-type="float">
            <text:p>-105.557788884422</text:p>
          </table:table-cell>
          <table:table-cell table:formula="of:=ABS([.E255]-[.B255])/0.0166667" office:value-type="float" office:value="825.118349763301" calcext:value-type="float">
            <text:p>825.118349763301</text:p>
          </table:table-cell>
          <table:table-cell table:formula="of:=([.F255]-[.C255])/0.0166667" office:value-type="float" office:value="-41.9699160601679" calcext:value-type="float">
            <text:p>-41.9699160601679</text:p>
          </table:table-cell>
          <table:table-cell table:formula="of:=DEGREES(ATAN(ABS([.F255]-[.C255])/ABS([.E255]-[.B255])))" office:value-type="float" office:value="2.91185912059457" calcext:value-type="float">
            <text:p>2.91185912059457</text:p>
          </table:table-cell>
          <table:table-cell table:formula="of:=SQRT(POWER([.H255];2)+POWER([.I255];2)+POWER([.J255];2))" office:value-type="float" office:value="832.901081620368" calcext:value-type="float">
            <text:p>832.901081620368</text:p>
          </table:table-cell>
        </table:table-row>
        <table:table-row table:style-name="ro1">
          <table:table-cell office:value-type="float" office:value="93.6969" calcext:value-type="float">
            <text:p>93.6969</text:p>
          </table:table-cell>
          <table:table-cell office:value-type="float" office:value="266.386" calcext:value-type="float">
            <text:p>266.386</text:p>
          </table:table-cell>
          <table:table-cell office:value-type="float" office:value="39.3563" calcext:value-type="float">
            <text:p>39.3563</text:p>
          </table:table-cell>
          <table:table-cell office:value-type="float" office:value="93.0445" calcext:value-type="float">
            <text:p>93.0445</text:p>
          </table:table-cell>
          <table:table-cell office:value-type="float" office:value="252.545" calcext:value-type="float">
            <text:p>252.545</text:p>
          </table:table-cell>
          <table:table-cell office:value-type="float" office:value="38.6114" calcext:value-type="float">
            <text:p>38.6114</text:p>
          </table:table-cell>
          <table:table-cell/>
          <table:table-cell table:formula="of:=([.D256]-[.A256])/0.0166667" office:value-type="float" office:value="-39.1439217121566" calcext:value-type="float">
            <text:p>-39.1439217121566</text:p>
          </table:table-cell>
          <table:table-cell table:formula="of:=ABS([.E256]-[.B256])/0.0166667" office:value-type="float" office:value="830.458339083324" calcext:value-type="float">
            <text:p>830.458339083324</text:p>
          </table:table-cell>
          <table:table-cell table:formula="of:=([.F256]-[.C256])/0.0166667" office:value-type="float" office:value="-44.6939106121784" calcext:value-type="float">
            <text:p>-44.6939106121784</text:p>
          </table:table-cell>
          <table:table-cell table:formula="of:=DEGREES(ATAN(ABS([.F256]-[.C256])/ABS([.E256]-[.B256])))" office:value-type="float" office:value="3.08059328302252" calcext:value-type="float">
            <text:p>3.08059328302252</text:p>
          </table:table-cell>
          <table:table-cell table:formula="of:=SQRT(POWER([.H256];2)+POWER([.I256];2)+POWER([.J256];2))" office:value-type="float" office:value="832.580834037062" calcext:value-type="float">
            <text:p>832.580834037062</text:p>
          </table:table-cell>
        </table:table-row>
        <table:table-row table:style-name="ro1">
          <table:table-cell office:value-type="float" office:value="77.3341" calcext:value-type="float">
            <text:p>77.3341</text:p>
          </table:table-cell>
          <table:table-cell office:value-type="float" office:value="259.831" calcext:value-type="float">
            <text:p>259.831</text:p>
          </table:table-cell>
          <table:table-cell office:value-type="float" office:value="37.9472" calcext:value-type="float">
            <text:p>37.9472</text:p>
          </table:table-cell>
          <table:table-cell office:value-type="float" office:value="77.6254" calcext:value-type="float">
            <text:p>77.6254</text:p>
          </table:table-cell>
          <table:table-cell office:value-type="float" office:value="246.13" calcext:value-type="float">
            <text:p>246.13</text:p>
          </table:table-cell>
          <table:table-cell office:value-type="float" office:value="37.0512" calcext:value-type="float">
            <text:p>37.0512</text:p>
          </table:table-cell>
          <table:table-cell/>
          <table:table-cell table:formula="of:=([.D257]-[.A257])/0.0166667" office:value-type="float" office:value="17.4779650440695" calcext:value-type="float">
            <text:p>17.4779650440695</text:p>
          </table:table-cell>
          <table:table-cell table:formula="of:=ABS([.E257]-[.B257])/0.0166667" office:value-type="float" office:value="822.05835588329" calcext:value-type="float">
            <text:p>822.05835588329</text:p>
          </table:table-cell>
          <table:table-cell table:formula="of:=([.F257]-[.C257])/0.0166667" office:value-type="float" office:value="-53.7598924802151" calcext:value-type="float">
            <text:p>-53.7598924802151</text:p>
          </table:table-cell>
          <table:table-cell table:formula="of:=DEGREES(ATAN(ABS([.F257]-[.C257])/ABS([.E257]-[.B257])))" office:value-type="float" office:value="3.74162622213818" calcext:value-type="float">
            <text:p>3.74162622213818</text:p>
          </table:table-cell>
          <table:table-cell table:formula="of:=SQRT(POWER([.H257];2)+POWER([.I257];2)+POWER([.J257];2))" office:value-type="float" office:value="823.999724380478" calcext:value-type="float">
            <text:p>823.999724380478</text:p>
          </table:table-cell>
        </table:table-row>
        <table:table-row table:style-name="ro1">
          <table:table-cell office:value-type="float" office:value="75.9196" calcext:value-type="float">
            <text:p>75.9196</text:p>
          </table:table-cell>
          <table:table-cell office:value-type="float" office:value="264.518" calcext:value-type="float">
            <text:p>264.518</text:p>
          </table:table-cell>
          <table:table-cell office:value-type="float" office:value="37.8723" calcext:value-type="float">
            <text:p>37.8723</text:p>
          </table:table-cell>
          <table:table-cell office:value-type="float" office:value="76.0277" calcext:value-type="float">
            <text:p>76.0277</text:p>
          </table:table-cell>
          <table:table-cell office:value-type="float" office:value="251.694" calcext:value-type="float">
            <text:p>251.694</text:p>
          </table:table-cell>
          <table:table-cell office:value-type="float" office:value="36.7625" calcext:value-type="float">
            <text:p>36.7625</text:p>
          </table:table-cell>
          <table:table-cell/>
          <table:table-cell table:formula="of:=([.D258]-[.A258])/0.0166667" office:value-type="float" office:value="6.48598702802554" calcext:value-type="float">
            <text:p>6.48598702802554</text:p>
          </table:table-cell>
          <table:table-cell table:formula="of:=ABS([.E258]-[.B258])/0.0166667" office:value-type="float" office:value="769.438461123077" calcext:value-type="float">
            <text:p>769.438461123077</text:p>
          </table:table-cell>
          <table:table-cell table:formula="of:=([.F258]-[.C258])/0.0166667" office:value-type="float" office:value="-66.5878668242663" calcext:value-type="float">
            <text:p>-66.5878668242663</text:p>
          </table:table-cell>
          <table:table-cell table:formula="of:=DEGREES(ATAN(ABS([.F258]-[.C258])/ABS([.E258]-[.B258])))" office:value-type="float" office:value="4.94610299768864" calcext:value-type="float">
            <text:p>4.94610299768864</text:p>
          </table:table-cell>
          <table:table-cell table:formula="of:=SQRT(POWER([.H258];2)+POWER([.I258];2)+POWER([.J258];2))" office:value-type="float" office:value="772.341606733305" calcext:value-type="float">
            <text:p>772.341606733305</text:p>
          </table:table-cell>
        </table:table-row>
        <table:table-row table:style-name="ro1">
          <table:table-cell office:value-type="float" office:value="75.4637" calcext:value-type="float">
            <text:p>75.4637</text:p>
          </table:table-cell>
          <table:table-cell office:value-type="float" office:value="267.759" calcext:value-type="float">
            <text:p>267.759</text:p>
          </table:table-cell>
          <table:table-cell office:value-type="float" office:value="40.0229" calcext:value-type="float">
            <text:p>40.0229</text:p>
          </table:table-cell>
          <table:table-cell office:value-type="float" office:value="75.3654" calcext:value-type="float">
            <text:p>75.3654</text:p>
          </table:table-cell>
          <table:table-cell office:value-type="float" office:value="257.061" calcext:value-type="float">
            <text:p>257.061</text:p>
          </table:table-cell>
          <table:table-cell office:value-type="float" office:value="39.1755" calcext:value-type="float">
            <text:p>39.1755</text:p>
          </table:table-cell>
          <table:table-cell/>
          <table:table-cell table:formula="of:=([.D259]-[.A259])/0.0166667" office:value-type="float" office:value="-5.89798820402413" calcext:value-type="float">
            <text:p>-5.89798820402413</text:p>
          </table:table-cell>
          <table:table-cell table:formula="of:=ABS([.E259]-[.B259])/0.0166667" office:value-type="float" office:value="641.87871624257" calcext:value-type="float">
            <text:p>641.87871624257</text:p>
          </table:table-cell>
          <table:table-cell table:formula="of:=([.F259]-[.C259])/0.0166667" office:value-type="float" office:value="-50.8438983122034" calcext:value-type="float">
            <text:p>-50.8438983122034</text:p>
          </table:table-cell>
          <table:table-cell table:formula="of:=DEGREES(ATAN(ABS([.F259]-[.C259])/ABS([.E259]-[.B259])))" office:value-type="float" office:value="4.52900340527188" calcext:value-type="float">
            <text:p>4.52900340527188</text:p>
          </table:table-cell>
          <table:table-cell table:formula="of:=SQRT(POWER([.H259];2)+POWER([.I259];2)+POWER([.J259];2))" office:value-type="float" office:value="643.916279205337" calcext:value-type="float">
            <text:p>643.916279205337</text:p>
          </table:table-cell>
        </table:table-row>
        <table:table-row table:style-name="ro1">
          <table:table-cell office:value-type="float" office:value="75.885" calcext:value-type="float">
            <text:p>75.885</text:p>
          </table:table-cell>
          <table:table-cell office:value-type="float" office:value="260.712" calcext:value-type="float">
            <text:p>260.712</text:p>
          </table:table-cell>
          <table:table-cell office:value-type="float" office:value="39.021" calcext:value-type="float">
            <text:p>39.021</text:p>
          </table:table-cell>
          <table:table-cell office:value-type="float" office:value="76.2064" calcext:value-type="float">
            <text:p>76.2064</text:p>
          </table:table-cell>
          <table:table-cell office:value-type="float" office:value="245.716" calcext:value-type="float">
            <text:p>245.716</text:p>
          </table:table-cell>
          <table:table-cell office:value-type="float" office:value="38.7918" calcext:value-type="float">
            <text:p>38.7918</text:p>
          </table:table-cell>
          <table:table-cell/>
          <table:table-cell table:formula="of:=([.D260]-[.A260])/0.0166667" office:value-type="float" office:value="19.283961432077" calcext:value-type="float">
            <text:p>19.283961432077</text:p>
          </table:table-cell>
          <table:table-cell table:formula="of:=ABS([.E260]-[.B260])/0.0166667" office:value-type="float" office:value="899.758200483598" calcext:value-type="float">
            <text:p>899.758200483598</text:p>
          </table:table-cell>
          <table:table-cell table:formula="of:=([.F260]-[.C260])/0.0166667" office:value-type="float" office:value="-13.7519724960549" calcext:value-type="float">
            <text:p>-13.7519724960549</text:p>
          </table:table-cell>
          <table:table-cell table:formula="of:=DEGREES(ATAN(ABS([.F260]-[.C260])/ABS([.E260]-[.B260])))" office:value-type="float" office:value="0.87564485426936" calcext:value-type="float">
            <text:p>0.87564485426936</text:p>
          </table:table-cell>
          <table:table-cell table:formula="of:=SQRT(POWER([.H260];2)+POWER([.I260];2)+POWER([.J260];2))" office:value-type="float" office:value="900.069890204938" calcext:value-type="float">
            <text:p>900.069890204938</text:p>
          </table:table-cell>
        </table:table-row>
        <table:table-row table:style-name="ro1">
          <table:table-cell office:value-type="float" office:value="75.9102" calcext:value-type="float">
            <text:p>75.9102</text:p>
          </table:table-cell>
          <table:table-cell office:value-type="float" office:value="262.922" calcext:value-type="float">
            <text:p>262.922</text:p>
          </table:table-cell>
          <table:table-cell office:value-type="float" office:value="40.1012" calcext:value-type="float">
            <text:p>40.1012</text:p>
          </table:table-cell>
          <table:table-cell office:value-type="float" office:value="75.7914" calcext:value-type="float">
            <text:p>75.7914</text:p>
          </table:table-cell>
          <table:table-cell office:value-type="float" office:value="251.281" calcext:value-type="float">
            <text:p>251.281</text:p>
          </table:table-cell>
          <table:table-cell office:value-type="float" office:value="39.226" calcext:value-type="float">
            <text:p>39.226</text:p>
          </table:table-cell>
          <table:table-cell/>
          <table:table-cell table:formula="of:=([.D261]-[.A261])/0.0166667" office:value-type="float" office:value="-7.12798574402895" calcext:value-type="float">
            <text:p>-7.12798574402895</text:p>
          </table:table-cell>
          <table:table-cell table:formula="of:=ABS([.E261]-[.B261])/0.0166667" office:value-type="float" office:value="698.458603082795" calcext:value-type="float">
            <text:p>698.458603082795</text:p>
          </table:table-cell>
          <table:table-cell table:formula="of:=([.F261]-[.C261])/0.0166667" office:value-type="float" office:value="-52.51189497621" calcext:value-type="float">
            <text:p>-52.51189497621</text:p>
          </table:table-cell>
          <table:table-cell table:formula="of:=DEGREES(ATAN(ABS([.F261]-[.C261])/ABS([.E261]-[.B261])))" office:value-type="float" office:value="4.29955371100622" calcext:value-type="float">
            <text:p>4.29955371100622</text:p>
          </table:table-cell>
          <table:table-cell table:formula="of:=SQRT(POWER([.H261];2)+POWER([.I261];2)+POWER([.J261];2))" office:value-type="float" office:value="700.466078775503" calcext:value-type="float">
            <text:p>700.466078775503</text:p>
          </table:table-cell>
        </table:table-row>
        <table:table-row table:style-name="ro1">
          <table:table-cell office:value-type="float" office:value="74.9103" calcext:value-type="float">
            <text:p>74.9103</text:p>
          </table:table-cell>
          <table:table-cell office:value-type="float" office:value="260.506" calcext:value-type="float">
            <text:p>260.506</text:p>
          </table:table-cell>
          <table:table-cell office:value-type="float" office:value="39.5508" calcext:value-type="float">
            <text:p>39.5508</text:p>
          </table:table-cell>
          <table:table-cell office:value-type="float" office:value="74.5782" calcext:value-type="float">
            <text:p>74.5782</text:p>
          </table:table-cell>
          <table:table-cell office:value-type="float" office:value="248.928" calcext:value-type="float">
            <text:p>248.928</text:p>
          </table:table-cell>
          <table:table-cell office:value-type="float" office:value="38.7042" calcext:value-type="float">
            <text:p>38.7042</text:p>
          </table:table-cell>
          <table:table-cell/>
          <table:table-cell table:formula="of:=([.D262]-[.A262])/0.0166667" office:value-type="float" office:value="-19.9259601480804" calcext:value-type="float">
            <text:p>-19.9259601480804</text:p>
          </table:table-cell>
          <table:table-cell table:formula="of:=ABS([.E262]-[.B262])/0.0166667" office:value-type="float" office:value="694.678610642777" calcext:value-type="float">
            <text:p>694.678610642777</text:p>
          </table:table-cell>
          <table:table-cell table:formula="of:=([.F262]-[.C262])/0.0166667" office:value-type="float" office:value="-50.7958984082033" calcext:value-type="float">
            <text:p>-50.7958984082033</text:p>
          </table:table-cell>
          <table:table-cell table:formula="of:=DEGREES(ATAN(ABS([.F262]-[.C262])/ABS([.E262]-[.B262])))" office:value-type="float" office:value="4.18210678931241" calcext:value-type="float">
            <text:p>4.18210678931241</text:p>
          </table:table-cell>
          <table:table-cell table:formula="of:=SQRT(POWER([.H262];2)+POWER([.I262];2)+POWER([.J262];2))" office:value-type="float" office:value="696.818225412839" calcext:value-type="float">
            <text:p>696.818225412839</text:p>
          </table:table-cell>
        </table:table-row>
        <table:table-row table:style-name="ro1">
          <table:table-cell office:value-type="float" office:value="75.409" calcext:value-type="float">
            <text:p>75.409</text:p>
          </table:table-cell>
          <table:table-cell office:value-type="float" office:value="261.708" calcext:value-type="float">
            <text:p>261.708</text:p>
          </table:table-cell>
          <table:table-cell office:value-type="float" office:value="39.8259" calcext:value-type="float">
            <text:p>39.8259</text:p>
          </table:table-cell>
          <table:table-cell office:value-type="float" office:value="74.8343" calcext:value-type="float">
            <text:p>74.8343</text:p>
          </table:table-cell>
          <table:table-cell office:value-type="float" office:value="251.239" calcext:value-type="float">
            <text:p>251.239</text:p>
          </table:table-cell>
          <table:table-cell office:value-type="float" office:value="38.766" calcext:value-type="float">
            <text:p>38.766</text:p>
          </table:table-cell>
          <table:table-cell/>
          <table:table-cell table:formula="of:=([.D263]-[.A263])/0.0166667" office:value-type="float" office:value="-34.4819310361384" calcext:value-type="float">
            <text:p>-34.4819310361384</text:p>
          </table:table-cell>
          <table:table-cell table:formula="of:=ABS([.E263]-[.B263])/0.0166667" office:value-type="float" office:value="628.138743722514" calcext:value-type="float">
            <text:p>628.138743722514</text:p>
          </table:table-cell>
          <table:table-cell table:formula="of:=([.F263]-[.C263])/0.0166667" office:value-type="float" office:value="-63.5938728122543" calcext:value-type="float">
            <text:p>-63.5938728122543</text:p>
          </table:table-cell>
          <table:table-cell table:formula="of:=DEGREES(ATAN(ABS([.F263]-[.C263])/ABS([.E263]-[.B263])))" office:value-type="float" office:value="5.78102769663045" calcext:value-type="float">
            <text:p>5.78102769663045</text:p>
          </table:table-cell>
          <table:table-cell table:formula="of:=SQRT(POWER([.H263];2)+POWER([.I263];2)+POWER([.J263];2))" office:value-type="float" office:value="632.290649616567" calcext:value-type="float">
            <text:p>632.290649616567</text:p>
          </table:table-cell>
        </table:table-row>
        <table:table-row table:style-name="ro1">
          <table:table-cell office:value-type="float" office:value="75.6413" calcext:value-type="float">
            <text:p>75.6413</text:p>
          </table:table-cell>
          <table:table-cell office:value-type="float" office:value="260.639" calcext:value-type="float">
            <text:p>260.639</text:p>
          </table:table-cell>
          <table:table-cell office:value-type="float" office:value="39.2786" calcext:value-type="float">
            <text:p>39.2786</text:p>
          </table:table-cell>
          <table:table-cell office:value-type="float" office:value="75.3002" calcext:value-type="float">
            <text:p>75.3002</text:p>
          </table:table-cell>
          <table:table-cell office:value-type="float" office:value="250.319" calcext:value-type="float">
            <text:p>250.319</text:p>
          </table:table-cell>
          <table:table-cell office:value-type="float" office:value="37.7347" calcext:value-type="float">
            <text:p>37.7347</text:p>
          </table:table-cell>
          <table:table-cell/>
          <table:table-cell table:formula="of:=([.D264]-[.A264])/0.0166667" office:value-type="float" office:value="-20.4659590680817" calcext:value-type="float">
            <text:p>-20.4659590680817</text:p>
          </table:table-cell>
          <table:table-cell table:formula="of:=ABS([.E264]-[.B264])/0.0166667" office:value-type="float" office:value="619.198761602478" calcext:value-type="float">
            <text:p>619.198761602478</text:p>
          </table:table-cell>
          <table:table-cell table:formula="of:=([.F264]-[.C264])/0.0166667" office:value-type="float" office:value="-92.6338147323706" calcext:value-type="float">
            <text:p>-92.6338147323706</text:p>
          </table:table-cell>
          <table:table-cell table:formula="of:=DEGREES(ATAN(ABS([.F264]-[.C264])/ABS([.E264]-[.B264])))" office:value-type="float" office:value="8.5085023495772" calcext:value-type="float">
            <text:p>8.5085023495772</text:p>
          </table:table-cell>
          <table:table-cell table:formula="of:=SQRT(POWER([.H264];2)+POWER([.I264];2)+POWER([.J264];2))" office:value-type="float" office:value="626.423966242105" calcext:value-type="float">
            <text:p>626.423966242105</text:p>
          </table:table-cell>
        </table:table-row>
        <table:table-row table:style-name="ro1">
          <table:table-cell office:value-type="float" office:value="76.1174" calcext:value-type="float">
            <text:p>76.1174</text:p>
          </table:table-cell>
          <table:table-cell office:value-type="float" office:value="259.325" calcext:value-type="float">
            <text:p>259.325</text:p>
          </table:table-cell>
          <table:table-cell office:value-type="float" office:value="40.2262" calcext:value-type="float">
            <text:p>40.2262</text:p>
          </table:table-cell>
          <table:table-cell office:value-type="float" office:value="76.232" calcext:value-type="float">
            <text:p>76.232</text:p>
          </table:table-cell>
          <table:table-cell office:value-type="float" office:value="247.845" calcext:value-type="float">
            <text:p>247.845</text:p>
          </table:table-cell>
          <table:table-cell office:value-type="float" office:value="39.5917" calcext:value-type="float">
            <text:p>39.5917</text:p>
          </table:table-cell>
          <table:table-cell/>
          <table:table-cell table:formula="of:=([.D265]-[.A265])/0.0166667" office:value-type="float" office:value="6.87598624802725" calcext:value-type="float">
            <text:p>6.87598624802725</text:p>
          </table:table-cell>
          <table:table-cell table:formula="of:=ABS([.E265]-[.B265])/0.0166667" office:value-type="float" office:value="688.798622402755" calcext:value-type="float">
            <text:p>688.798622402755</text:p>
          </table:table-cell>
          <table:table-cell table:formula="of:=([.F265]-[.C265])/0.0166667" office:value-type="float" office:value="-38.069923860152" calcext:value-type="float">
            <text:p>-38.069923860152</text:p>
          </table:table-cell>
          <table:table-cell table:formula="of:=DEGREES(ATAN(ABS([.F265]-[.C265])/ABS([.E265]-[.B265])))" office:value-type="float" office:value="3.16352106641107" calcext:value-type="float">
            <text:p>3.16352106641107</text:p>
          </table:table-cell>
          <table:table-cell table:formula="of:=SQRT(POWER([.H265];2)+POWER([.I265];2)+POWER([.J265];2))" office:value-type="float" office:value="689.884150066903" calcext:value-type="float">
            <text:p>689.884150066903</text:p>
          </table:table-cell>
        </table:table-row>
        <table:table-row table:style-name="ro1">
          <table:table-cell office:value-type="float" office:value="75.8981" calcext:value-type="float">
            <text:p>75.8981</text:p>
          </table:table-cell>
          <table:table-cell office:value-type="float" office:value="261.72" calcext:value-type="float">
            <text:p>261.72</text:p>
          </table:table-cell>
          <table:table-cell office:value-type="float" office:value="40.0623" calcext:value-type="float">
            <text:p>40.0623</text:p>
          </table:table-cell>
          <table:table-cell office:value-type="float" office:value="75.7911" calcext:value-type="float">
            <text:p>75.7911</text:p>
          </table:table-cell>
          <table:table-cell office:value-type="float" office:value="251.319" calcext:value-type="float">
            <text:p>251.319</text:p>
          </table:table-cell>
          <table:table-cell office:value-type="float" office:value="38.9812" calcext:value-type="float">
            <text:p>38.9812</text:p>
          </table:table-cell>
          <table:table-cell/>
          <table:table-cell table:formula="of:=([.D266]-[.A266])/0.0166667" office:value-type="float" office:value="-6.41998716002564" calcext:value-type="float">
            <text:p>-6.41998716002564</text:p>
          </table:table-cell>
          <table:table-cell table:formula="of:=ABS([.E266]-[.B266])/0.0166667" office:value-type="float" office:value="624.058751882499" calcext:value-type="float">
            <text:p>624.058751882499</text:p>
          </table:table-cell>
          <table:table-cell table:formula="of:=([.F266]-[.C266])/0.0166667" office:value-type="float" office:value="-64.8658702682594" calcext:value-type="float">
            <text:p>-64.8658702682594</text:p>
          </table:table-cell>
          <table:table-cell table:formula="of:=DEGREES(ATAN(ABS([.F266]-[.C266])/ABS([.E266]-[.B266])))" office:value-type="float" office:value="5.93412443954705" calcext:value-type="float">
            <text:p>5.93412443954705</text:p>
          </table:table-cell>
          <table:table-cell table:formula="of:=SQRT(POWER([.H266];2)+POWER([.I266];2)+POWER([.J266];2))" office:value-type="float" office:value="627.453682084929" calcext:value-type="float">
            <text:p>627.453682084929</text:p>
          </table:table-cell>
        </table:table-row>
        <table:table-row table:style-name="ro1">
          <table:table-cell office:value-type="float" office:value="72.7721" calcext:value-type="float">
            <text:p>72.7721</text:p>
          </table:table-cell>
          <table:table-cell office:value-type="float" office:value="276.184" calcext:value-type="float">
            <text:p>276.184</text:p>
          </table:table-cell>
          <table:table-cell office:value-type="float" office:value="40.3843" calcext:value-type="float">
            <text:p>40.3843</text:p>
          </table:table-cell>
          <table:table-cell office:value-type="float" office:value="72.479" calcext:value-type="float">
            <text:p>72.479</text:p>
          </table:table-cell>
          <table:table-cell office:value-type="float" office:value="261.353" calcext:value-type="float">
            <text:p>261.353</text:p>
          </table:table-cell>
          <table:table-cell office:value-type="float" office:value="39.9137" calcext:value-type="float">
            <text:p>39.9137</text:p>
          </table:table-cell>
          <table:table-cell/>
          <table:table-cell table:formula="of:=([.D267]-[.A267])/0.0166667" office:value-type="float" office:value="-17.5859648280701" calcext:value-type="float">
            <text:p>-17.5859648280701</text:p>
          </table:table-cell>
          <table:table-cell table:formula="of:=ABS([.E267]-[.B267])/0.0166667" office:value-type="float" office:value="889.858220283561" calcext:value-type="float">
            <text:p>889.858220283561</text:p>
          </table:table-cell>
          <table:table-cell table:formula="of:=([.F267]-[.C267])/0.0166667" office:value-type="float" office:value="-28.2359435281132" calcext:value-type="float">
            <text:p>-28.2359435281132</text:p>
          </table:table-cell>
          <table:table-cell table:formula="of:=DEGREES(ATAN(ABS([.F267]-[.C267])/ABS([.E267]-[.B267])))" office:value-type="float" office:value="1.81743307766219" calcext:value-type="float">
            <text:p>1.81743307766219</text:p>
          </table:table-cell>
          <table:table-cell table:formula="of:=SQRT(POWER([.H267];2)+POWER([.I267];2)+POWER([.J267];2))" office:value-type="float" office:value="890.479750961291" calcext:value-type="float">
            <text:p>890.479750961291</text:p>
          </table:table-cell>
        </table:table-row>
        <table:table-row table:style-name="ro1">
          <table:table-cell office:value-type="float" office:value="72.5258" calcext:value-type="float">
            <text:p>72.5258</text:p>
          </table:table-cell>
          <table:table-cell office:value-type="float" office:value="280.207" calcext:value-type="float">
            <text:p>280.207</text:p>
          </table:table-cell>
          <table:table-cell office:value-type="float" office:value="39.4745" calcext:value-type="float">
            <text:p>39.4745</text:p>
          </table:table-cell>
          <table:table-cell office:value-type="float" office:value="72.4886" calcext:value-type="float">
            <text:p>72.4886</text:p>
          </table:table-cell>
          <table:table-cell office:value-type="float" office:value="269.04" calcext:value-type="float">
            <text:p>269.04</text:p>
          </table:table-cell>
          <table:table-cell office:value-type="float" office:value="38.1067" calcext:value-type="float">
            <text:p>38.1067</text:p>
          </table:table-cell>
          <table:table-cell/>
          <table:table-cell table:formula="of:=([.D268]-[.A268])/0.0166667" office:value-type="float" office:value="-2.23199553600884" calcext:value-type="float">
            <text:p>-2.23199553600884</text:p>
          </table:table-cell>
          <table:table-cell table:formula="of:=ABS([.E268]-[.B268])/0.0166667" office:value-type="float" office:value="670.018659962679" calcext:value-type="float">
            <text:p>670.018659962679</text:p>
          </table:table-cell>
          <table:table-cell table:formula="of:=([.F268]-[.C268])/0.0166667" office:value-type="float" office:value="-82.0678358643284" calcext:value-type="float">
            <text:p>-82.0678358643284</text:p>
          </table:table-cell>
          <table:table-cell table:formula="of:=DEGREES(ATAN(ABS([.F268]-[.C268])/ABS([.E268]-[.B268])))" office:value-type="float" office:value="6.9831413031233" calcext:value-type="float">
            <text:p>6.9831413031233</text:p>
          </table:table-cell>
          <table:table-cell table:formula="of:=SQRT(POWER([.H268];2)+POWER([.I268];2)+POWER([.J268];2))" office:value-type="float" office:value="675.029715039057" calcext:value-type="float">
            <text:p>675.029715039057</text:p>
          </table:table-cell>
        </table:table-row>
        <table:table-row table:style-name="ro1">
          <table:table-cell office:value-type="float" office:value="72.0201" calcext:value-type="float">
            <text:p>72.0201</text:p>
          </table:table-cell>
          <table:table-cell office:value-type="float" office:value="281.439" calcext:value-type="float">
            <text:p>281.439</text:p>
          </table:table-cell>
          <table:table-cell office:value-type="float" office:value="39.5292" calcext:value-type="float">
            <text:p>39.5292</text:p>
          </table:table-cell>
          <table:table-cell office:value-type="float" office:value="71.995" calcext:value-type="float">
            <text:p>71.995</text:p>
          </table:table-cell>
          <table:table-cell office:value-type="float" office:value="268.886" calcext:value-type="float">
            <text:p>268.886</text:p>
          </table:table-cell>
          <table:table-cell office:value-type="float" office:value="38.6321" calcext:value-type="float">
            <text:p>38.6321</text:p>
          </table:table-cell>
          <table:table-cell/>
          <table:table-cell table:formula="of:=([.D269]-[.A269])/0.0166667" office:value-type="float" office:value="-1.50599698800571" calcext:value-type="float">
            <text:p>-1.50599698800571</text:p>
          </table:table-cell>
          <table:table-cell table:formula="of:=ABS([.E269]-[.B269])/0.0166667" office:value-type="float" office:value="753.178493643013" calcext:value-type="float">
            <text:p>753.178493643013</text:p>
          </table:table-cell>
          <table:table-cell table:formula="of:=([.F269]-[.C269])/0.0166667" office:value-type="float" office:value="-53.8258923482154" calcext:value-type="float">
            <text:p>-53.8258923482154</text:p>
          </table:table-cell>
          <table:table-cell table:formula="of:=DEGREES(ATAN(ABS([.F269]-[.C269])/ABS([.E269]-[.B269])))" office:value-type="float" office:value="4.08769272459147" calcext:value-type="float">
            <text:p>4.08769272459147</text:p>
          </table:table-cell>
          <table:table-cell table:formula="of:=SQRT(POWER([.H269];2)+POWER([.I269];2)+POWER([.J269];2))" office:value-type="float" office:value="755.100879353459" calcext:value-type="float">
            <text:p>755.100879353459</text:p>
          </table:table-cell>
        </table:table-row>
        <table:table-row table:style-name="ro1">
          <table:table-cell office:value-type="float" office:value="72.0247" calcext:value-type="float">
            <text:p>72.0247</text:p>
          </table:table-cell>
          <table:table-cell office:value-type="float" office:value="284.051" calcext:value-type="float">
            <text:p>284.051</text:p>
          </table:table-cell>
          <table:table-cell office:value-type="float" office:value="39.609" calcext:value-type="float">
            <text:p>39.609</text:p>
          </table:table-cell>
          <table:table-cell office:value-type="float" office:value="72.2488" calcext:value-type="float">
            <text:p>72.2488</text:p>
          </table:table-cell>
          <table:table-cell office:value-type="float" office:value="271.396" calcext:value-type="float">
            <text:p>271.396</text:p>
          </table:table-cell>
          <table:table-cell office:value-type="float" office:value="38.6978" calcext:value-type="float">
            <text:p>38.6978</text:p>
          </table:table-cell>
          <table:table-cell/>
          <table:table-cell table:formula="of:=([.D270]-[.A270])/0.0166667" office:value-type="float" office:value="13.4459731080542" calcext:value-type="float">
            <text:p>13.4459731080542</text:p>
          </table:table-cell>
          <table:table-cell table:formula="of:=ABS([.E270]-[.B270])/0.0166667" office:value-type="float" office:value="759.298481403036" calcext:value-type="float">
            <text:p>759.298481403036</text:p>
          </table:table-cell>
          <table:table-cell table:formula="of:=([.F270]-[.C270])/0.0166667" office:value-type="float" office:value="-54.6718906562187" calcext:value-type="float">
            <text:p>-54.6718906562187</text:p>
          </table:table-cell>
          <table:table-cell table:formula="of:=DEGREES(ATAN(ABS([.F270]-[.C270])/ABS([.E270]-[.B270])))" office:value-type="float" office:value="4.11836987080699" calcext:value-type="float">
            <text:p>4.11836987080699</text:p>
          </table:table-cell>
          <table:table-cell table:formula="of:=SQRT(POWER([.H270];2)+POWER([.I270];2)+POWER([.J270];2))" office:value-type="float" office:value="761.382948115929" calcext:value-type="float">
            <text:p>761.382948115929</text:p>
          </table:table-cell>
        </table:table-row>
        <table:table-row table:style-name="ro1">
          <table:table-cell office:value-type="float" office:value="71.5193" calcext:value-type="float">
            <text:p>71.5193</text:p>
          </table:table-cell>
          <table:table-cell office:value-type="float" office:value="278.485" calcext:value-type="float">
            <text:p>278.485</text:p>
          </table:table-cell>
          <table:table-cell office:value-type="float" office:value="41.0222" calcext:value-type="float">
            <text:p>41.0222</text:p>
          </table:table-cell>
          <table:table-cell office:value-type="float" office:value="71.5078" calcext:value-type="float">
            <text:p>71.5078</text:p>
          </table:table-cell>
          <table:table-cell office:value-type="float" office:value="267.304" calcext:value-type="float">
            <text:p>267.304</text:p>
          </table:table-cell>
          <table:table-cell office:value-type="float" office:value="40.1359" calcext:value-type="float">
            <text:p>40.1359</text:p>
          </table:table-cell>
          <table:table-cell/>
          <table:table-cell table:formula="of:=([.D271]-[.A271])/0.0166667" office:value-type="float" office:value="-0.689998620002644" calcext:value-type="float">
            <text:p>-0.689998620002644</text:p>
          </table:table-cell>
          <table:table-cell table:formula="of:=ABS([.E271]-[.B271])/0.0166667" office:value-type="float" office:value="670.858658282686" calcext:value-type="float">
            <text:p>670.858658282686</text:p>
          </table:table-cell>
          <table:table-cell table:formula="of:=([.F271]-[.C271])/0.0166667" office:value-type="float" office:value="-53.1778936442126" calcext:value-type="float">
            <text:p>-53.1778936442126</text:p>
          </table:table-cell>
          <table:table-cell table:formula="of:=DEGREES(ATAN(ABS([.F271]-[.C271])/ABS([.E271]-[.B271])))" office:value-type="float" office:value="4.53226791893299" calcext:value-type="float">
            <text:p>4.53226791893299</text:p>
          </table:table-cell>
          <table:table-cell table:formula="of:=SQRT(POWER([.H271];2)+POWER([.I271];2)+POWER([.J271];2))" office:value-type="float" office:value="672.963374830589" calcext:value-type="float">
            <text:p>672.963374830589</text:p>
          </table:table-cell>
        </table:table-row>
        <table:table-row table:style-name="ro1">
          <table:table-cell office:value-type="float" office:value="72.2631" calcext:value-type="float">
            <text:p>72.2631</text:p>
          </table:table-cell>
          <table:table-cell office:value-type="float" office:value="273.597" calcext:value-type="float">
            <text:p>273.597</text:p>
          </table:table-cell>
          <table:table-cell office:value-type="float" office:value="40.3165" calcext:value-type="float">
            <text:p>40.3165</text:p>
          </table:table-cell>
          <table:table-cell office:value-type="float" office:value="72.2324" calcext:value-type="float">
            <text:p>72.2324</text:p>
          </table:table-cell>
          <table:table-cell office:value-type="float" office:value="260.131" calcext:value-type="float">
            <text:p>260.131</text:p>
          </table:table-cell>
          <table:table-cell office:value-type="float" office:value="39.8825" calcext:value-type="float">
            <text:p>39.8825</text:p>
          </table:table-cell>
          <table:table-cell/>
          <table:table-cell table:formula="of:=([.D272]-[.A272])/0.0166667" office:value-type="float" office:value="-1.84199631600713" calcext:value-type="float">
            <text:p>-1.84199631600713</text:p>
          </table:table-cell>
          <table:table-cell table:formula="of:=ABS([.E272]-[.B272])/0.0166667" office:value-type="float" office:value="807.958384083232" calcext:value-type="float">
            <text:p>807.958384083232</text:p>
          </table:table-cell>
          <table:table-cell table:formula="of:=([.F272]-[.C272])/0.0166667" office:value-type="float" office:value="-26.039947920104" calcext:value-type="float">
            <text:p>-26.039947920104</text:p>
          </table:table-cell>
          <table:table-cell table:formula="of:=DEGREES(ATAN(ABS([.F272]-[.C272])/ABS([.E272]-[.B272])))" office:value-type="float" office:value="1.84596493873803" calcext:value-type="float">
            <text:p>1.84596493873803</text:p>
          </table:table-cell>
          <table:table-cell table:formula="of:=SQRT(POWER([.H272];2)+POWER([.I272];2)+POWER([.J272];2))" office:value-type="float" office:value="808.379998669251" calcext:value-type="float">
            <text:p>808.379998669251</text:p>
          </table:table-cell>
        </table:table-row>
        <table:table-row table:style-name="ro1">
          <table:table-cell office:value-type="float" office:value="72.0203" calcext:value-type="float">
            <text:p>72.0203</text:p>
          </table:table-cell>
          <table:table-cell office:value-type="float" office:value="275.994" calcext:value-type="float">
            <text:p>275.994</text:p>
          </table:table-cell>
          <table:table-cell office:value-type="float" office:value="40.9218" calcext:value-type="float">
            <text:p>40.9218</text:p>
          </table:table-cell>
          <table:table-cell office:value-type="float" office:value="71.9954" calcext:value-type="float">
            <text:p>71.9954</text:p>
          </table:table-cell>
          <table:table-cell office:value-type="float" office:value="263.697" calcext:value-type="float">
            <text:p>263.697</text:p>
          </table:table-cell>
          <table:table-cell office:value-type="float" office:value="40.0059" calcext:value-type="float">
            <text:p>40.0059</text:p>
          </table:table-cell>
          <table:table-cell/>
          <table:table-cell table:formula="of:=([.D273]-[.A273])/0.0166667" office:value-type="float" office:value="-1.49399701200612" calcext:value-type="float">
            <text:p>-1.49399701200612</text:p>
          </table:table-cell>
          <table:table-cell table:formula="of:=ABS([.E273]-[.B273])/0.0166667" office:value-type="float" office:value="737.818524362953" calcext:value-type="float">
            <text:p>737.818524362953</text:p>
          </table:table-cell>
          <table:table-cell table:formula="of:=([.F273]-[.C273])/0.0166667" office:value-type="float" office:value="-54.9538900922199" calcext:value-type="float">
            <text:p>-54.9538900922199</text:p>
          </table:table-cell>
          <table:table-cell table:formula="of:=DEGREES(ATAN(ABS([.F273]-[.C273])/ABS([.E273]-[.B273])))" office:value-type="float" office:value="4.25961510748316" calcext:value-type="float">
            <text:p>4.25961510748316</text:p>
          </table:table-cell>
          <table:table-cell table:formula="of:=SQRT(POWER([.H273];2)+POWER([.I273];2)+POWER([.J273];2))" office:value-type="float" office:value="739.863728639582" calcext:value-type="float">
            <text:p>739.863728639582</text:p>
          </table:table-cell>
        </table:table-row>
        <table:table-row table:style-name="ro1">
          <table:table-cell office:value-type="float" office:value="72.0323" calcext:value-type="float">
            <text:p>72.0323</text:p>
          </table:table-cell>
          <table:table-cell office:value-type="float" office:value="283.772" calcext:value-type="float">
            <text:p>283.772</text:p>
          </table:table-cell>
          <table:table-cell office:value-type="float" office:value="40.9224" calcext:value-type="float">
            <text:p>40.9224</text:p>
          </table:table-cell>
          <table:table-cell office:value-type="float" office:value="72.0091" calcext:value-type="float">
            <text:p>72.0091</text:p>
          </table:table-cell>
          <table:table-cell office:value-type="float" office:value="272.364" calcext:value-type="float">
            <text:p>272.364</text:p>
          </table:table-cell>
          <table:table-cell office:value-type="float" office:value="40.0264" calcext:value-type="float">
            <text:p>40.0264</text:p>
          </table:table-cell>
          <table:table-cell/>
          <table:table-cell table:formula="of:=([.D274]-[.A274])/0.0166667" office:value-type="float" office:value="-1.39199721600573" calcext:value-type="float">
            <text:p>-1.39199721600573</text:p>
          </table:table-cell>
          <table:table-cell table:formula="of:=ABS([.E274]-[.B274])/0.0166667" office:value-type="float" office:value="684.478631042739" calcext:value-type="float">
            <text:p>684.478631042739</text:p>
          </table:table-cell>
          <table:table-cell table:formula="of:=([.F274]-[.C274])/0.0166667" office:value-type="float" office:value="-53.7598924802151" calcext:value-type="float">
            <text:p>-53.7598924802151</text:p>
          </table:table-cell>
          <table:table-cell table:formula="of:=DEGREES(ATAN(ABS([.F274]-[.C274])/ABS([.E274]-[.B274])))" office:value-type="float" office:value="4.49087006828514" calcext:value-type="float">
            <text:p>4.49087006828514</text:p>
          </table:table-cell>
          <table:table-cell table:formula="of:=SQRT(POWER([.H274];2)+POWER([.I274];2)+POWER([.J274];2))" office:value-type="float" office:value="686.587984201497" calcext:value-type="float">
            <text:p>686.587984201497</text:p>
          </table:table-cell>
        </table:table-row>
        <table:table-row table:style-name="ro1">
          <table:table-cell office:value-type="float" office:value="72.03" calcext:value-type="float">
            <text:p>72.03</text:p>
          </table:table-cell>
          <table:table-cell office:value-type="float" office:value="282.469" calcext:value-type="float">
            <text:p>282.469</text:p>
          </table:table-cell>
          <table:table-cell office:value-type="float" office:value="40.8785" calcext:value-type="float">
            <text:p>40.8785</text:p>
          </table:table-cell>
          <table:table-cell office:value-type="float" office:value="72.5085" calcext:value-type="float">
            <text:p>72.5085</text:p>
          </table:table-cell>
          <table:table-cell office:value-type="float" office:value="272.398" calcext:value-type="float">
            <text:p>272.398</text:p>
          </table:table-cell>
          <table:table-cell office:value-type="float" office:value="40.0161" calcext:value-type="float">
            <text:p>40.0161</text:p>
          </table:table-cell>
          <table:table-cell/>
          <table:table-cell table:formula="of:=([.D275]-[.A275])/0.0166667" office:value-type="float" office:value="28.7099425801146" calcext:value-type="float">
            <text:p>28.7099425801146</text:p>
          </table:table-cell>
          <table:table-cell table:formula="of:=ABS([.E275]-[.B275])/0.0166667" office:value-type="float" office:value="604.258791482415" calcext:value-type="float">
            <text:p>604.258791482415</text:p>
          </table:table-cell>
          <table:table-cell table:formula="of:=([.F275]-[.C275])/0.0166667" office:value-type="float" office:value="-51.743896512207" calcext:value-type="float">
            <text:p>-51.743896512207</text:p>
          </table:table-cell>
          <table:table-cell table:formula="of:=DEGREES(ATAN(ABS([.F275]-[.C275])/ABS([.E275]-[.B275])))" office:value-type="float" office:value="4.89441290522784" calcext:value-type="float">
            <text:p>4.89441290522784</text:p>
          </table:table-cell>
          <table:table-cell table:formula="of:=SQRT(POWER([.H275];2)+POWER([.I275];2)+POWER([.J275];2))" office:value-type="float" office:value="607.149387476434" calcext:value-type="float">
            <text:p>607.149387476434</text:p>
          </table:table-cell>
        </table:table-row>
        <table:table-row table:style-name="ro1">
          <table:table-cell office:value-type="float" office:value="69.4554" calcext:value-type="float">
            <text:p>69.4554</text:p>
          </table:table-cell>
          <table:table-cell office:value-type="float" office:value="285.208" calcext:value-type="float">
            <text:p>285.208</text:p>
          </table:table-cell>
          <table:table-cell office:value-type="float" office:value="38.9351" calcext:value-type="float">
            <text:p>38.9351</text:p>
          </table:table-cell>
          <table:table-cell office:value-type="float" office:value="69.0197" calcext:value-type="float">
            <text:p>69.0197</text:p>
          </table:table-cell>
          <table:table-cell office:value-type="float" office:value="268.456" calcext:value-type="float">
            <text:p>268.456</text:p>
          </table:table-cell>
          <table:table-cell office:value-type="float" office:value="38.7334" calcext:value-type="float">
            <text:p>38.7334</text:p>
          </table:table-cell>
          <table:table-cell/>
          <table:table-cell table:formula="of:=([.D276]-[.A276])/0.0166667" office:value-type="float" office:value="-26.1419477161044" calcext:value-type="float">
            <text:p>-26.1419477161044</text:p>
          </table:table-cell>
          <table:table-cell table:formula="of:=ABS([.E276]-[.B276])/0.0166667" office:value-type="float" office:value="1005.11798976402" calcext:value-type="float">
            <text:p>1005.11798976402</text:p>
          </table:table-cell>
          <table:table-cell table:formula="of:=([.F276]-[.C276])/0.0166667" office:value-type="float" office:value="-12.1019757960481" calcext:value-type="float">
            <text:p>-12.1019757960481</text:p>
          </table:table-cell>
          <table:table-cell table:formula="of:=DEGREES(ATAN(ABS([.F276]-[.C276])/ABS([.E276]-[.B276])))" office:value-type="float" office:value="0.689828099599824" calcext:value-type="float">
            <text:p>0.689828099599824</text:p>
          </table:table-cell>
          <table:table-cell table:formula="of:=SQRT(POWER([.H276];2)+POWER([.I276];2)+POWER([.J276];2))" office:value-type="float" office:value="1005.53072185579" calcext:value-type="float">
            <text:p>1005.53072185579</text:p>
          </table:table-cell>
        </table:table-row>
        <table:table-row table:style-name="ro1">
          <table:table-cell office:value-type="float" office:value="70.2347" calcext:value-type="float">
            <text:p>70.2347</text:p>
          </table:table-cell>
          <table:table-cell office:value-type="float" office:value="281.316" calcext:value-type="float">
            <text:p>281.316</text:p>
          </table:table-cell>
          <table:table-cell office:value-type="float" office:value="39.0606" calcext:value-type="float">
            <text:p>39.0606</text:p>
          </table:table-cell>
          <table:table-cell office:value-type="float" office:value="69.7688" calcext:value-type="float">
            <text:p>69.7688</text:p>
          </table:table-cell>
          <table:table-cell office:value-type="float" office:value="267.281" calcext:value-type="float">
            <text:p>267.281</text:p>
          </table:table-cell>
          <table:table-cell office:value-type="float" office:value="38.9269" calcext:value-type="float">
            <text:p>38.9269</text:p>
          </table:table-cell>
          <table:table-cell/>
          <table:table-cell table:formula="of:=([.D277]-[.A277])/0.0166667" office:value-type="float" office:value="-27.9539440921121" calcext:value-type="float">
            <text:p>-27.9539440921121</text:p>
          </table:table-cell>
          <table:table-cell table:formula="of:=ABS([.E277]-[.B277])/0.0166667" office:value-type="float" office:value="842.098315803367" calcext:value-type="float">
            <text:p>842.098315803367</text:p>
          </table:table-cell>
          <table:table-cell table:formula="of:=([.F277]-[.C277])/0.0166667" office:value-type="float" office:value="-8.02198395603194" calcext:value-type="float">
            <text:p>-8.02198395603194</text:p>
          </table:table-cell>
          <table:table-cell table:formula="of:=DEGREES(ATAN(ABS([.F277]-[.C277])/ABS([.E277]-[.B277])))" office:value-type="float" office:value="0.545793659397881" calcext:value-type="float">
            <text:p>0.545793659397881</text:p>
          </table:table-cell>
          <table:table-cell table:formula="of:=SQRT(POWER([.H277];2)+POWER([.I277];2)+POWER([.J277];2))" office:value-type="float" office:value="842.600349332803" calcext:value-type="float">
            <text:p>842.600349332803</text:p>
          </table:table-cell>
        </table:table-row>
        <table:table-row table:style-name="ro1">
          <table:table-cell office:value-type="float" office:value="70.256" calcext:value-type="float">
            <text:p>70.256</text:p>
          </table:table-cell>
          <table:table-cell office:value-type="float" office:value="279.561" calcext:value-type="float">
            <text:p>279.561</text:p>
          </table:table-cell>
          <table:table-cell office:value-type="float" office:value="41.3623" calcext:value-type="float">
            <text:p>41.3623</text:p>
          </table:table-cell>
          <table:table-cell office:value-type="float" office:value="69.7864" calcext:value-type="float">
            <text:p>69.7864</text:p>
          </table:table-cell>
          <table:table-cell office:value-type="float" office:value="266.926" calcext:value-type="float">
            <text:p>266.926</text:p>
          </table:table-cell>
          <table:table-cell office:value-type="float" office:value="40.9514" calcext:value-type="float">
            <text:p>40.9514</text:p>
          </table:table-cell>
          <table:table-cell/>
          <table:table-cell table:formula="of:=([.D278]-[.A278])/0.0166667" office:value-type="float" office:value="-28.1759436481127" calcext:value-type="float">
            <text:p>-28.1759436481127</text:p>
          </table:table-cell>
          <table:table-cell table:formula="of:=ABS([.E278]-[.B278])/0.0166667" office:value-type="float" office:value="758.098483803032" calcext:value-type="float">
            <text:p>758.098483803032</text:p>
          </table:table-cell>
          <table:table-cell table:formula="of:=([.F278]-[.C278])/0.0166667" office:value-type="float" office:value="-24.6539506920985" calcext:value-type="float">
            <text:p>-24.6539506920985</text:p>
          </table:table-cell>
          <table:table-cell table:formula="of:=DEGREES(ATAN(ABS([.F278]-[.C278])/ABS([.E278]-[.B278])))" office:value-type="float" office:value="1.86264672920817" calcext:value-type="float">
            <text:p>1.86264672920817</text:p>
          </table:table-cell>
          <table:table-cell table:formula="of:=SQRT(POWER([.H278];2)+POWER([.I278];2)+POWER([.J278];2))" office:value-type="float" office:value="759.022405617677" calcext:value-type="float">
            <text:p>759.022405617677</text:p>
          </table:table-cell>
        </table:table-row>
        <table:table-row table:style-name="ro1">
          <table:table-cell office:value-type="float" office:value="69.4922" calcext:value-type="float">
            <text:p>69.4922</text:p>
          </table:table-cell>
          <table:table-cell office:value-type="float" office:value="279.569" calcext:value-type="float">
            <text:p>279.569</text:p>
          </table:table-cell>
          <table:table-cell office:value-type="float" office:value="40.8659" calcext:value-type="float">
            <text:p>40.8659</text:p>
          </table:table-cell>
          <table:table-cell office:value-type="float" office:value="68.5372" calcext:value-type="float">
            <text:p>68.5372</text:p>
          </table:table-cell>
          <table:table-cell office:value-type="float" office:value="268.172" calcext:value-type="float">
            <text:p>268.172</text:p>
          </table:table-cell>
          <table:table-cell office:value-type="float" office:value="40.0182" calcext:value-type="float">
            <text:p>40.0182</text:p>
          </table:table-cell>
          <table:table-cell/>
          <table:table-cell table:formula="of:=([.D279]-[.A279])/0.0166667" office:value-type="float" office:value="-57.2998854002291" calcext:value-type="float">
            <text:p>-57.2998854002291</text:p>
          </table:table-cell>
          <table:table-cell table:formula="of:=ABS([.E279]-[.B279])/0.0166667" office:value-type="float" office:value="683.818632362735" calcext:value-type="float">
            <text:p>683.818632362735</text:p>
          </table:table-cell>
          <table:table-cell table:formula="of:=([.F279]-[.C279])/0.0166667" office:value-type="float" office:value="-50.8618982762036" calcext:value-type="float">
            <text:p>-50.8618982762036</text:p>
          </table:table-cell>
          <table:table-cell table:formula="of:=DEGREES(ATAN(ABS([.F279]-[.C279])/ABS([.E279]-[.B279])))" office:value-type="float" office:value="4.25378272131171" calcext:value-type="float">
            <text:p>4.25378272131171</text:p>
          </table:table-cell>
          <table:table-cell table:formula="of:=SQRT(POWER([.H279];2)+POWER([.I279];2)+POWER([.J279];2))" office:value-type="float" office:value="688.097472404585" calcext:value-type="float">
            <text:p>688.097472404585</text:p>
          </table:table-cell>
        </table:table-row>
        <table:table-row table:style-name="ro1">
          <table:table-cell office:value-type="float" office:value="70.5046" calcext:value-type="float">
            <text:p>70.5046</text:p>
          </table:table-cell>
          <table:table-cell office:value-type="float" office:value="277.239" calcext:value-type="float">
            <text:p>277.239</text:p>
          </table:table-cell>
          <table:table-cell office:value-type="float" office:value="40.2325" calcext:value-type="float">
            <text:p>40.2325</text:p>
          </table:table-cell>
          <table:table-cell office:value-type="float" office:value="69.7825" calcext:value-type="float">
            <text:p>69.7825</text:p>
          </table:table-cell>
          <table:table-cell office:value-type="float" office:value="264.712" calcext:value-type="float">
            <text:p>264.712</text:p>
          </table:table-cell>
          <table:table-cell office:value-type="float" office:value="39.61" calcext:value-type="float">
            <text:p>39.61</text:p>
          </table:table-cell>
          <table:table-cell/>
          <table:table-cell table:formula="of:=([.D280]-[.A280])/0.0166667" office:value-type="float" office:value="-43.3259133481732" calcext:value-type="float">
            <text:p>-43.3259133481732</text:p>
          </table:table-cell>
          <table:table-cell table:formula="of:=ABS([.E280]-[.B280])/0.0166667" office:value-type="float" office:value="751.618496763006" calcext:value-type="float">
            <text:p>751.618496763006</text:p>
          </table:table-cell>
          <table:table-cell table:formula="of:=([.F280]-[.C280])/0.0166667" office:value-type="float" office:value="-37.3499253001495" calcext:value-type="float">
            <text:p>-37.3499253001495</text:p>
          </table:table-cell>
          <table:table-cell table:formula="of:=DEGREES(ATAN(ABS([.F280]-[.C280])/ABS([.E280]-[.B280])))" office:value-type="float" office:value="2.84483980577915" calcext:value-type="float">
            <text:p>2.84483980577915</text:p>
          </table:table-cell>
          <table:table-cell table:formula="of:=SQRT(POWER([.H280];2)+POWER([.I280];2)+POWER([.J280];2))" office:value-type="float" office:value="753.792090939976" calcext:value-type="float">
            <text:p>753.792090939976</text:p>
          </table:table-cell>
        </table:table-row>
        <table:table-row table:style-name="ro1">
          <table:table-cell office:value-type="float" office:value="68.7264" calcext:value-type="float">
            <text:p>68.7264</text:p>
          </table:table-cell>
          <table:table-cell office:value-type="float" office:value="280.771" calcext:value-type="float">
            <text:p>280.771</text:p>
          </table:table-cell>
          <table:table-cell office:value-type="float" office:value="40.9306" calcext:value-type="float">
            <text:p>40.9306</text:p>
          </table:table-cell>
          <table:table-cell office:value-type="float" office:value="68.0564" calcext:value-type="float">
            <text:p>68.0564</text:p>
          </table:table-cell>
          <table:table-cell office:value-type="float" office:value="266.765" calcext:value-type="float">
            <text:p>266.765</text:p>
          </table:table-cell>
          <table:table-cell office:value-type="float" office:value="40.5043" calcext:value-type="float">
            <text:p>40.5043</text:p>
          </table:table-cell>
          <table:table-cell/>
          <table:table-cell table:formula="of:=([.D281]-[.A281])/0.0166667" office:value-type="float" office:value="-40.1999196001609" calcext:value-type="float">
            <text:p>-40.1999196001609</text:p>
          </table:table-cell>
          <table:table-cell table:formula="of:=ABS([.E281]-[.B281])/0.0166667" office:value-type="float" office:value="840.358319283363" calcext:value-type="float">
            <text:p>840.358319283363</text:p>
          </table:table-cell>
          <table:table-cell table:formula="of:=([.F281]-[.C281])/0.0166667" office:value-type="float" office:value="-25.5779488441022" calcext:value-type="float">
            <text:p>-25.5779488441022</text:p>
          </table:table-cell>
          <table:table-cell table:formula="of:=DEGREES(ATAN(ABS([.F281]-[.C281])/ABS([.E281]-[.B281])))" office:value-type="float" office:value="1.74337087176457" calcext:value-type="float">
            <text:p>1.74337087176457</text:p>
          </table:table-cell>
          <table:table-cell table:formula="of:=SQRT(POWER([.H281];2)+POWER([.I281];2)+POWER([.J281];2))" office:value-type="float" office:value="841.708007441826" calcext:value-type="float">
            <text:p>841.708007441826</text:p>
          </table:table-cell>
        </table:table-row>
        <table:table-row table:style-name="ro1">
          <table:table-cell office:value-type="float" office:value="68.9885" calcext:value-type="float">
            <text:p>68.9885</text:p>
          </table:table-cell>
          <table:table-cell office:value-type="float" office:value="279.451" calcext:value-type="float">
            <text:p>279.451</text:p>
          </table:table-cell>
          <table:table-cell office:value-type="float" office:value="41.141" calcext:value-type="float">
            <text:p>41.141</text:p>
          </table:table-cell>
          <table:table-cell office:value-type="float" office:value="68.0374" calcext:value-type="float">
            <text:p>68.0374</text:p>
          </table:table-cell>
          <table:table-cell office:value-type="float" office:value="269.296" calcext:value-type="float">
            <text:p>269.296</text:p>
          </table:table-cell>
          <table:table-cell office:value-type="float" office:value="40.3274" calcext:value-type="float">
            <text:p>40.3274</text:p>
          </table:table-cell>
          <table:table-cell/>
          <table:table-cell table:formula="of:=([.D282]-[.A282])/0.0166667" office:value-type="float" office:value="-57.0658858682281" calcext:value-type="float">
            <text:p>-57.0658858682281</text:p>
          </table:table-cell>
          <table:table-cell table:formula="of:=ABS([.E282]-[.B282])/0.0166667" office:value-type="float" office:value="609.298781402439" calcext:value-type="float">
            <text:p>609.298781402439</text:p>
          </table:table-cell>
          <table:table-cell table:formula="of:=([.F282]-[.C282])/0.0166667" office:value-type="float" office:value="-48.8159023681953" calcext:value-type="float">
            <text:p>-48.8159023681953</text:p>
          </table:table-cell>
          <table:table-cell table:formula="of:=DEGREES(ATAN(ABS([.F282]-[.C282])/ABS([.E282]-[.B282])))" office:value-type="float" office:value="4.58064869073117" calcext:value-type="float">
            <text:p>4.58064869073117</text:p>
          </table:table-cell>
          <table:table-cell table:formula="of:=SQRT(POWER([.H282];2)+POWER([.I282];2)+POWER([.J282];2))" office:value-type="float" office:value="613.909205560923" calcext:value-type="float">
            <text:p>613.909205560923</text:p>
          </table:table-cell>
        </table:table-row>
        <table:table-row table:style-name="ro1">
          <table:table-cell office:value-type="float" office:value="69.501" calcext:value-type="float">
            <text:p>69.501</text:p>
          </table:table-cell>
          <table:table-cell office:value-type="float" office:value="277.007" calcext:value-type="float">
            <text:p>277.007</text:p>
          </table:table-cell>
          <table:table-cell office:value-type="float" office:value="40.7804" calcext:value-type="float">
            <text:p>40.7804</text:p>
          </table:table-cell>
          <table:table-cell office:value-type="float" office:value="69.0482" calcext:value-type="float">
            <text:p>69.0482</text:p>
          </table:table-cell>
          <table:table-cell office:value-type="float" office:value="264.565" calcext:value-type="float">
            <text:p>264.565</text:p>
          </table:table-cell>
          <table:table-cell office:value-type="float" office:value="39.8865" calcext:value-type="float">
            <text:p>39.8865</text:p>
          </table:table-cell>
          <table:table-cell/>
          <table:table-cell table:formula="of:=([.D283]-[.A283])/0.0166667" office:value-type="float" office:value="-27.1679456641093" calcext:value-type="float">
            <text:p>-27.1679456641093</text:p>
          </table:table-cell>
          <table:table-cell table:formula="of:=ABS([.E283]-[.B283])/0.0166667" office:value-type="float" office:value="746.518506962987" calcext:value-type="float">
            <text:p>746.518506962987</text:p>
          </table:table-cell>
          <table:table-cell table:formula="of:=([.F283]-[.C283])/0.0166667" office:value-type="float" office:value="-53.6338927322147" calcext:value-type="float">
            <text:p>-53.6338927322147</text:p>
          </table:table-cell>
          <table:table-cell table:formula="of:=DEGREES(ATAN(ABS([.F283]-[.C283])/ABS([.E283]-[.B283])))" office:value-type="float" office:value="4.10937522304774" calcext:value-type="float">
            <text:p>4.10937522304774</text:p>
          </table:table-cell>
          <table:table-cell table:formula="of:=SQRT(POWER([.H283];2)+POWER([.I283];2)+POWER([.J283];2))" office:value-type="float" office:value="748.935626712647" calcext:value-type="float">
            <text:p>748.935626712647</text:p>
          </table:table-cell>
        </table:table-row>
        <table:table-row table:style-name="ro1">
          <table:table-cell office:value-type="float" office:value="69.4856" calcext:value-type="float">
            <text:p>69.4856</text:p>
          </table:table-cell>
          <table:table-cell office:value-type="float" office:value="282.112" calcext:value-type="float">
            <text:p>282.112</text:p>
          </table:table-cell>
          <table:table-cell office:value-type="float" office:value="41.2121" calcext:value-type="float">
            <text:p>41.2121</text:p>
          </table:table-cell>
          <table:table-cell office:value-type="float" office:value="68.7808" calcext:value-type="float">
            <text:p>68.7808</text:p>
          </table:table-cell>
          <table:table-cell office:value-type="float" office:value="269.398" calcext:value-type="float">
            <text:p>269.398</text:p>
          </table:table-cell>
          <table:table-cell office:value-type="float" office:value="40.3033" calcext:value-type="float">
            <text:p>40.3033</text:p>
          </table:table-cell>
          <table:table-cell/>
          <table:table-cell table:formula="of:=([.D284]-[.A284])/0.0166667" office:value-type="float" office:value="-42.2879154241695" calcext:value-type="float">
            <text:p>-42.2879154241695</text:p>
          </table:table-cell>
          <table:table-cell table:formula="of:=ABS([.E284]-[.B284])/0.0166667" office:value-type="float" office:value="762.838474323051" calcext:value-type="float">
            <text:p>762.838474323051</text:p>
          </table:table-cell>
          <table:table-cell table:formula="of:=([.F284]-[.C284])/0.0166667" office:value-type="float" office:value="-54.5278909442181" calcext:value-type="float">
            <text:p>-54.5278909442181</text:p>
          </table:table-cell>
          <table:table-cell table:formula="of:=DEGREES(ATAN(ABS([.F284]-[.C284])/ABS([.E284]-[.B284])))" office:value-type="float" office:value="4.08856315799858" calcext:value-type="float">
            <text:p>4.08856315799858</text:p>
          </table:table-cell>
          <table:table-cell table:formula="of:=SQRT(POWER([.H284];2)+POWER([.I284];2)+POWER([.J284];2))" office:value-type="float" office:value="765.953064220822" calcext:value-type="float">
            <text:p>765.953064220822</text:p>
          </table:table-cell>
        </table:table-row>
        <table:table-row table:style-name="ro1">
          <table:table-cell office:value-type="float" office:value="69.7224" calcext:value-type="float">
            <text:p>69.7224</text:p>
          </table:table-cell>
          <table:table-cell office:value-type="float" office:value="287.467" calcext:value-type="float">
            <text:p>287.467</text:p>
          </table:table-cell>
          <table:table-cell office:value-type="float" office:value="41.118" calcext:value-type="float">
            <text:p>41.118</text:p>
          </table:table-cell>
          <table:table-cell office:value-type="float" office:value="69.2666" calcext:value-type="float">
            <text:p>69.2666</text:p>
          </table:table-cell>
          <table:table-cell office:value-type="float" office:value="273.118" calcext:value-type="float">
            <text:p>273.118</text:p>
          </table:table-cell>
          <table:table-cell office:value-type="float" office:value="40.9201" calcext:value-type="float">
            <text:p>40.9201</text:p>
          </table:table-cell>
          <table:table-cell/>
          <table:table-cell table:formula="of:=([.D285]-[.A285])/0.0166667" office:value-type="float" office:value="-27.3479453041092" calcext:value-type="float">
            <text:p>-27.3479453041092</text:p>
          </table:table-cell>
          <table:table-cell table:formula="of:=ABS([.E285]-[.B285])/0.0166667" office:value-type="float" office:value="860.938278123443" calcext:value-type="float">
            <text:p>860.938278123443</text:p>
          </table:table-cell>
          <table:table-cell table:formula="of:=([.F285]-[.C285])/0.0166667" office:value-type="float" office:value="-11.8739762520477" calcext:value-type="float">
            <text:p>-11.8739762520477</text:p>
          </table:table-cell>
          <table:table-cell table:formula="of:=DEGREES(ATAN(ABS([.F285]-[.C285])/ABS([.E285]-[.B285])))" office:value-type="float" office:value="0.79016767042838" calcext:value-type="float">
            <text:p>0.79016767042838</text:p>
          </table:table-cell>
          <table:table-cell table:formula="of:=SQRT(POWER([.H285];2)+POWER([.I285];2)+POWER([.J285];2))" office:value-type="float" office:value="861.454363366133" calcext:value-type="float">
            <text:p>861.454363366133</text:p>
          </table:table-cell>
        </table:table-row>
        <table:table-row table:style-name="ro1">
          <table:table-cell office:value-type="float" office:value="70.491" calcext:value-type="float">
            <text:p>70.491</text:p>
          </table:table-cell>
          <table:table-cell office:value-type="float" office:value="291.51" calcext:value-type="float">
            <text:p>291.51</text:p>
          </table:table-cell>
          <table:table-cell office:value-type="float" office:value="41.4984" calcext:value-type="float">
            <text:p>41.4984</text:p>
          </table:table-cell>
          <table:table-cell office:value-type="float" office:value="70.7603" calcext:value-type="float">
            <text:p>70.7603</text:p>
          </table:table-cell>
          <table:table-cell office:value-type="float" office:value="279.681" calcext:value-type="float">
            <text:p>279.681</text:p>
          </table:table-cell>
          <table:table-cell office:value-type="float" office:value="41.0871" calcext:value-type="float">
            <text:p>41.0871</text:p>
          </table:table-cell>
          <table:table-cell/>
          <table:table-cell table:formula="of:=([.D286]-[.A286])/0.0166667" office:value-type="float" office:value="16.1579676840647" calcext:value-type="float">
            <text:p>16.1579676840647</text:p>
          </table:table-cell>
          <table:table-cell table:formula="of:=ABS([.E286]-[.B286])/0.0166667" office:value-type="float" office:value="709.73858052284" calcext:value-type="float">
            <text:p>709.73858052284</text:p>
          </table:table-cell>
          <table:table-cell table:formula="of:=([.F286]-[.C286])/0.0166667" office:value-type="float" office:value="-24.6779506440985" calcext:value-type="float">
            <text:p>-24.6779506440985</text:p>
          </table:table-cell>
          <table:table-cell table:formula="of:=DEGREES(ATAN(ABS([.F286]-[.C286])/ABS([.E286]-[.B286])))" office:value-type="float" office:value="1.99139945100936" calcext:value-type="float">
            <text:p>1.99139945100936</text:p>
          </table:table-cell>
          <table:table-cell table:formula="of:=SQRT(POWER([.H286];2)+POWER([.I286];2)+POWER([.J286];2))" office:value-type="float" office:value="710.351274969115" calcext:value-type="float">
            <text:p>710.351274969115</text:p>
          </table:table-cell>
        </table:table-row>
        <table:table-row table:style-name="ro1">
          <table:table-cell office:value-type="float" office:value="71.5191" calcext:value-type="float">
            <text:p>71.5191</text:p>
          </table:table-cell>
          <table:table-cell office:value-type="float" office:value="287.835" calcext:value-type="float">
            <text:p>287.835</text:p>
          </table:table-cell>
          <table:table-cell office:value-type="float" office:value="40.2765" calcext:value-type="float">
            <text:p>40.2765</text:p>
          </table:table-cell>
          <table:table-cell office:value-type="float" office:value="72.2631" calcext:value-type="float">
            <text:p>72.2631</text:p>
          </table:table-cell>
          <table:table-cell office:value-type="float" office:value="276.332" calcext:value-type="float">
            <text:p>276.332</text:p>
          </table:table-cell>
          <table:table-cell office:value-type="float" office:value="39.3643" calcext:value-type="float">
            <text:p>39.3643</text:p>
          </table:table-cell>
          <table:table-cell/>
          <table:table-cell table:formula="of:=([.D287]-[.A287])/0.0166667" office:value-type="float" office:value="44.6399107201786" calcext:value-type="float">
            <text:p>44.6399107201786</text:p>
          </table:table-cell>
          <table:table-cell table:formula="of:=ABS([.E287]-[.B287])/0.0166667" office:value-type="float" office:value="690.17861964276" calcext:value-type="float">
            <text:p>690.17861964276</text:p>
          </table:table-cell>
          <table:table-cell table:formula="of:=([.F287]-[.C287])/0.0166667" office:value-type="float" office:value="-54.7318905362188" calcext:value-type="float">
            <text:p>-54.7318905362188</text:p>
          </table:table-cell>
          <table:table-cell table:formula="of:=DEGREES(ATAN(ABS([.F287]-[.C287])/ABS([.E287]-[.B287])))" office:value-type="float" office:value="4.53412694854317" calcext:value-type="float">
            <text:p>4.53412694854317</text:p>
          </table:table-cell>
          <table:table-cell table:formula="of:=SQRT(POWER([.H287];2)+POWER([.I287];2)+POWER([.J287];2))" office:value-type="float" office:value="693.782983707989" calcext:value-type="float">
            <text:p>693.782983707989</text:p>
          </table:table-cell>
        </table:table-row>
        <table:table-row table:style-name="ro1">
          <table:table-cell office:value-type="float" office:value="71.7785" calcext:value-type="float">
            <text:p>71.7785</text:p>
          </table:table-cell>
          <table:table-cell office:value-type="float" office:value="289.205" calcext:value-type="float">
            <text:p>289.205</text:p>
          </table:table-cell>
          <table:table-cell office:value-type="float" office:value="40.311" calcext:value-type="float">
            <text:p>40.311</text:p>
          </table:table-cell>
          <table:table-cell office:value-type="float" office:value="72.7654" calcext:value-type="float">
            <text:p>72.7654</text:p>
          </table:table-cell>
          <table:table-cell office:value-type="float" office:value="275.022" calcext:value-type="float">
            <text:p>275.022</text:p>
          </table:table-cell>
          <table:table-cell office:value-type="float" office:value="39.8269" calcext:value-type="float">
            <text:p>39.8269</text:p>
          </table:table-cell>
          <table:table-cell/>
          <table:table-cell table:formula="of:=([.D288]-[.A288])/0.0166667" office:value-type="float" office:value="59.2138815722372" calcext:value-type="float">
            <text:p>59.2138815722372</text:p>
          </table:table-cell>
          <table:table-cell table:formula="of:=ABS([.E288]-[.B288])/0.0166667" office:value-type="float" office:value="850.978298043403" calcext:value-type="float">
            <text:p>850.978298043403</text:p>
          </table:table-cell>
          <table:table-cell table:formula="of:=([.F288]-[.C288])/0.0166667" office:value-type="float" office:value="-29.0459419081161" calcext:value-type="float">
            <text:p>-29.0459419081161</text:p>
          </table:table-cell>
          <table:table-cell table:formula="of:=DEGREES(ATAN(ABS([.F288]-[.C288])/ABS([.E288]-[.B288])))" office:value-type="float" office:value="1.95488422959523" calcext:value-type="float">
            <text:p>1.95488422959523</text:p>
          </table:table-cell>
          <table:table-cell table:formula="of:=SQRT(POWER([.H288];2)+POWER([.I288];2)+POWER([.J288];2))" office:value-type="float" office:value="853.530324155521" calcext:value-type="float">
            <text:p>853.530324155521</text:p>
          </table:table-cell>
        </table:table-row>
        <table:table-row table:style-name="ro1">
          <table:table-cell office:value-type="float" office:value="71.0004" calcext:value-type="float">
            <text:p>71.0004</text:p>
          </table:table-cell>
          <table:table-cell office:value-type="float" office:value="297.26" calcext:value-type="float">
            <text:p>297.26</text:p>
          </table:table-cell>
          <table:table-cell office:value-type="float" office:value="40.5949" calcext:value-type="float">
            <text:p>40.5949</text:p>
          </table:table-cell>
          <table:table-cell office:value-type="float" office:value="72.2806" calcext:value-type="float">
            <text:p>72.2806</text:p>
          </table:table-cell>
          <table:table-cell office:value-type="float" office:value="282.656" calcext:value-type="float">
            <text:p>282.656</text:p>
          </table:table-cell>
          <table:table-cell office:value-type="float" office:value="40.087" calcext:value-type="float">
            <text:p>40.087</text:p>
          </table:table-cell>
          <table:table-cell/>
          <table:table-cell table:formula="of:=([.D289]-[.A289])/0.0166667" office:value-type="float" office:value="76.8118463763077" calcext:value-type="float">
            <text:p>76.8118463763077</text:p>
          </table:table-cell>
          <table:table-cell table:formula="of:=ABS([.E289]-[.B289])/0.0166667" office:value-type="float" office:value="876.238247523504" calcext:value-type="float">
            <text:p>876.238247523504</text:p>
          </table:table-cell>
          <table:table-cell table:formula="of:=([.F289]-[.C289])/0.0166667" office:value-type="float" office:value="-30.4739390521219" calcext:value-type="float">
            <text:p>-30.4739390521219</text:p>
          </table:table-cell>
          <table:table-cell table:formula="of:=DEGREES(ATAN(ABS([.F289]-[.C289])/ABS([.E289]-[.B289])))" office:value-type="float" office:value="1.99183801513532" calcext:value-type="float">
            <text:p>1.99183801513532</text:p>
          </table:table-cell>
          <table:table-cell table:formula="of:=SQRT(POWER([.H289];2)+POWER([.I289];2)+POWER([.J289];2))" office:value-type="float" office:value="880.126233632512" calcext:value-type="float">
            <text:p>880.126233632512</text:p>
          </table:table-cell>
        </table:table-row>
        <table:table-row table:style-name="ro1">
          <table:table-cell office:value-type="float" office:value="70.7406" calcext:value-type="float">
            <text:p>70.7406</text:p>
          </table:table-cell>
          <table:table-cell office:value-type="float" office:value="298.484" calcext:value-type="float">
            <text:p>298.484</text:p>
          </table:table-cell>
          <table:table-cell office:value-type="float" office:value="41.188" calcext:value-type="float">
            <text:p>41.188</text:p>
          </table:table-cell>
          <table:table-cell office:value-type="float" office:value="71.7784" calcext:value-type="float">
            <text:p>71.7784</text:p>
          </table:table-cell>
          <table:table-cell office:value-type="float" office:value="283.689" calcext:value-type="float">
            <text:p>283.689</text:p>
          </table:table-cell>
          <table:table-cell office:value-type="float" office:value="41.1914" calcext:value-type="float">
            <text:p>41.1914</text:p>
          </table:table-cell>
          <table:table-cell/>
          <table:table-cell table:formula="of:=([.D290]-[.A290])/0.0166667" office:value-type="float" office:value="62.2678754642493" calcext:value-type="float">
            <text:p>62.2678754642493</text:p>
          </table:table-cell>
          <table:table-cell table:formula="of:=ABS([.E290]-[.B290])/0.0166667" office:value-type="float" office:value="887.698224603548" calcext:value-type="float">
            <text:p>887.698224603548</text:p>
          </table:table-cell>
          <table:table-cell table:formula="of:=([.F290]-[.C290])/0.0166667" office:value-type="float" office:value="0.203999592000767" calcext:value-type="float">
            <text:p>0.203999592000767</text:p>
          </table:table-cell>
          <table:table-cell table:formula="of:=DEGREES(ATAN(ABS([.F290]-[.C290])/ABS([.E290]-[.B290])))" office:value-type="float" office:value="0.0131669920185949" calcext:value-type="float">
            <text:p>0.013166992018595</text:p>
          </table:table-cell>
          <table:table-cell table:formula="of:=SQRT(POWER([.H290];2)+POWER([.I290];2)+POWER([.J290];2))" office:value-type="float" office:value="889.879468183729" calcext:value-type="float">
            <text:p>889.879468183729</text:p>
          </table:table-cell>
        </table:table-row>
        <table:table-row table:style-name="ro1">
          <table:table-cell office:value-type="float" office:value="70.7492" calcext:value-type="float">
            <text:p>70.7492</text:p>
          </table:table-cell>
          <table:table-cell office:value-type="float" office:value="292.888" calcext:value-type="float">
            <text:p>292.888</text:p>
          </table:table-cell>
          <table:table-cell office:value-type="float" office:value="41.5382" calcext:value-type="float">
            <text:p>41.5382</text:p>
          </table:table-cell>
          <table:table-cell office:value-type="float" office:value="71.5219" calcext:value-type="float">
            <text:p>71.5219</text:p>
          </table:table-cell>
          <table:table-cell office:value-type="float" office:value="279.716" calcext:value-type="float">
            <text:p>279.716</text:p>
          </table:table-cell>
          <table:table-cell office:value-type="float" office:value="41.3256" calcext:value-type="float">
            <text:p>41.3256</text:p>
          </table:table-cell>
          <table:table-cell/>
          <table:table-cell table:formula="of:=([.D291]-[.A291])/0.0166667" office:value-type="float" office:value="46.3619072761855" calcext:value-type="float">
            <text:p>46.3619072761855</text:p>
          </table:table-cell>
          <table:table-cell table:formula="of:=ABS([.E291]-[.B291])/0.0166667" office:value-type="float" office:value="790.318419363159" calcext:value-type="float">
            <text:p>790.318419363159</text:p>
          </table:table-cell>
          <table:table-cell table:formula="of:=([.F291]-[.C291])/0.0166667" office:value-type="float" office:value="-12.7559744880511" calcext:value-type="float">
            <text:p>-12.7559744880511</text:p>
          </table:table-cell>
          <table:table-cell table:formula="of:=DEGREES(ATAN(ABS([.F291]-[.C291])/ABS([.E291]-[.B291])))" office:value-type="float" office:value="0.924690641389746" calcext:value-type="float">
            <text:p>0.924690641389746</text:p>
          </table:table-cell>
          <table:table-cell table:formula="of:=SQRT(POWER([.H291];2)+POWER([.I291];2)+POWER([.J291];2))" office:value-type="float" office:value="791.779859125065" calcext:value-type="float">
            <text:p>791.779859125065</text:p>
          </table:table-cell>
        </table:table-row>
        <table:table-row table:style-name="ro1">
          <table:table-cell office:value-type="float" office:value="70.5013" calcext:value-type="float">
            <text:p>70.5013</text:p>
          </table:table-cell>
          <table:table-cell office:value-type="float" office:value="281.046" calcext:value-type="float">
            <text:p>281.046</text:p>
          </table:table-cell>
          <table:table-cell office:value-type="float" office:value="40.6174" calcext:value-type="float">
            <text:p>40.6174</text:p>
          </table:table-cell>
          <table:table-cell office:value-type="float" office:value="70.2777" calcext:value-type="float">
            <text:p>70.2777</text:p>
          </table:table-cell>
          <table:table-cell office:value-type="float" office:value="265.859" calcext:value-type="float">
            <text:p>265.859</text:p>
          </table:table-cell>
          <table:table-cell office:value-type="float" office:value="40.3902" calcext:value-type="float">
            <text:p>40.3902</text:p>
          </table:table-cell>
          <table:table-cell/>
          <table:table-cell table:formula="of:=([.D292]-[.A292])/0.0166667" office:value-type="float" office:value="-13.4159731680539" calcext:value-type="float">
            <text:p>-13.4159731680539</text:p>
          </table:table-cell>
          <table:table-cell table:formula="of:=ABS([.E292]-[.B292])/0.0166667" office:value-type="float" office:value="911.218177563646" calcext:value-type="float">
            <text:p>911.218177563646</text:p>
          </table:table-cell>
          <table:table-cell table:formula="of:=([.F292]-[.C292])/0.0166667" office:value-type="float" office:value="-13.6319727360547" calcext:value-type="float">
            <text:p>-13.6319727360547</text:p>
          </table:table-cell>
          <table:table-cell table:formula="of:=DEGREES(ATAN(ABS([.F292]-[.C292])/ABS([.E292]-[.B292])))" office:value-type="float" office:value="0.857090280804255" calcext:value-type="float">
            <text:p>0.857090280804255</text:p>
          </table:table-cell>
          <table:table-cell table:formula="of:=SQRT(POWER([.H292];2)+POWER([.I292];2)+POWER([.J292];2))" office:value-type="float" office:value="911.418886209373" calcext:value-type="float">
            <text:p>911.418886209373</text:p>
          </table:table-cell>
        </table:table-row>
        <table:table-row table:style-name="ro1">
          <table:table-cell office:value-type="float" office:value="83.1932" calcext:value-type="float">
            <text:p>83.1932</text:p>
          </table:table-cell>
          <table:table-cell office:value-type="float" office:value="280.607" calcext:value-type="float">
            <text:p>280.607</text:p>
          </table:table-cell>
          <table:table-cell office:value-type="float" office:value="41.3276" calcext:value-type="float">
            <text:p>41.3276</text:p>
          </table:table-cell>
          <table:table-cell office:value-type="float" office:value="82.8564" calcext:value-type="float">
            <text:p>82.8564</text:p>
          </table:table-cell>
          <table:table-cell office:value-type="float" office:value="266.922" calcext:value-type="float">
            <text:p>266.922</text:p>
          </table:table-cell>
          <table:table-cell office:value-type="float" office:value="41.0773" calcext:value-type="float">
            <text:p>41.0773</text:p>
          </table:table-cell>
          <table:table-cell/>
          <table:table-cell table:formula="of:=([.D293]-[.A293])/0.0166667" office:value-type="float" office:value="-20.2079595840815" calcext:value-type="float">
            <text:p>-20.2079595840815</text:p>
          </table:table-cell>
          <table:table-cell table:formula="of:=ABS([.E293]-[.B293])/0.0166667" office:value-type="float" office:value="821.098357803285" calcext:value-type="float">
            <text:p>821.098357803285</text:p>
          </table:table-cell>
          <table:table-cell table:formula="of:=([.F293]-[.C293])/0.0166667" office:value-type="float" office:value="-15.0179699640598" calcext:value-type="float">
            <text:p>-15.0179699640598</text:p>
          </table:table-cell>
          <table:table-cell table:formula="of:=DEGREES(ATAN(ABS([.F293]-[.C293])/ABS([.E293]-[.B293])))" office:value-type="float" office:value="1.0478286272687" calcext:value-type="float">
            <text:p>1.0478286272687</text:p>
          </table:table-cell>
          <table:table-cell table:formula="of:=SQRT(POWER([.H293];2)+POWER([.I293];2)+POWER([.J293];2))" office:value-type="float" office:value="821.48427510187" calcext:value-type="float">
            <text:p>821.48427510187</text:p>
          </table:table-cell>
        </table:table-row>
        <table:table-row table:style-name="ro1">
          <table:table-cell office:value-type="float" office:value="92.6312" calcext:value-type="float">
            <text:p>92.6312</text:p>
          </table:table-cell>
          <table:table-cell office:value-type="float" office:value="281.946" calcext:value-type="float">
            <text:p>281.946</text:p>
          </table:table-cell>
          <table:table-cell office:value-type="float" office:value="41.7873" calcext:value-type="float">
            <text:p>41.7873</text:p>
          </table:table-cell>
          <table:table-cell office:value-type="float" office:value="92.0353" calcext:value-type="float">
            <text:p>92.0353</text:p>
          </table:table-cell>
          <table:table-cell office:value-type="float" office:value="268.362" calcext:value-type="float">
            <text:p>268.362</text:p>
          </table:table-cell>
          <table:table-cell office:value-type="float" office:value="41.4954" calcext:value-type="float">
            <text:p>41.4954</text:p>
          </table:table-cell>
          <table:table-cell/>
          <table:table-cell table:formula="of:=([.D294]-[.A294])/0.0166667" office:value-type="float" office:value="-35.753928492143" calcext:value-type="float">
            <text:p>-35.753928492143</text:p>
          </table:table-cell>
          <table:table-cell table:formula="of:=ABS([.E294]-[.B294])/0.0166667" office:value-type="float" office:value="815.03836992326" calcext:value-type="float">
            <text:p>815.03836992326</text:p>
          </table:table-cell>
          <table:table-cell table:formula="of:=([.F294]-[.C294])/0.0166667" office:value-type="float" office:value="-17.5139649720704" calcext:value-type="float">
            <text:p>-17.5139649720704</text:p>
          </table:table-cell>
          <table:table-cell table:formula="of:=DEGREES(ATAN(ABS([.F294]-[.C294])/ABS([.E294]-[.B294])))" office:value-type="float" office:value="1.23101181662901" calcext:value-type="float">
            <text:p>1.23101181662901</text:p>
          </table:table-cell>
          <table:table-cell table:formula="of:=SQRT(POWER([.H294];2)+POWER([.I294];2)+POWER([.J294];2))" office:value-type="float" office:value="816.010187938134" calcext:value-type="float">
            <text:p>816.010187938134</text:p>
          </table:table-cell>
        </table:table-row>
        <table:table-row table:style-name="ro1">
          <table:table-cell office:value-type="float" office:value="96.9586" calcext:value-type="float">
            <text:p>96.9586</text:p>
          </table:table-cell>
          <table:table-cell office:value-type="float" office:value="277.048" calcext:value-type="float">
            <text:p>277.048</text:p>
          </table:table-cell>
          <table:table-cell office:value-type="float" office:value="40.7793" calcext:value-type="float">
            <text:p>40.7793</text:p>
          </table:table-cell>
          <table:table-cell office:value-type="float" office:value="95.6346" calcext:value-type="float">
            <text:p>95.6346</text:p>
          </table:table-cell>
          <table:table-cell office:value-type="float" office:value="261.392" calcext:value-type="float">
            <text:p>261.392</text:p>
          </table:table-cell>
          <table:table-cell office:value-type="float" office:value="40.6721" calcext:value-type="float">
            <text:p>40.6721</text:p>
          </table:table-cell>
          <table:table-cell/>
          <table:table-cell table:formula="of:=([.D295]-[.A295])/0.0166667" office:value-type="float" office:value="-79.4398411203177" calcext:value-type="float">
            <text:p>-79.4398411203177</text:p>
          </table:table-cell>
          <table:table-cell table:formula="of:=ABS([.E295]-[.B295])/0.0166667" office:value-type="float" office:value="939.358121283758" calcext:value-type="float">
            <text:p>939.358121283758</text:p>
          </table:table-cell>
          <table:table-cell table:formula="of:=([.F295]-[.C295])/0.0166667" office:value-type="float" office:value="-6.43198713602566" calcext:value-type="float">
            <text:p>-6.43198713602566</text:p>
          </table:table-cell>
          <table:table-cell table:formula="of:=DEGREES(ATAN(ABS([.F295]-[.C295])/ABS([.E295]-[.B295])))" office:value-type="float" office:value="0.392310397094964" calcext:value-type="float">
            <text:p>0.392310397094964</text:p>
          </table:table-cell>
          <table:table-cell table:formula="of:=SQRT(POWER([.H295];2)+POWER([.I295];2)+POWER([.J295];2))" office:value-type="float" office:value="942.733121746282" calcext:value-type="float">
            <text:p>942.733121746282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282.816" calcext:value-type="float">
            <text:p>282.816</text:p>
          </table:table-cell>
          <table:table-cell office:value-type="float" office:value="40.522" calcext:value-type="float">
            <text:p>40.522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269.438" calcext:value-type="float">
            <text:p>269.438</text:p>
          </table:table-cell>
          <table:table-cell office:value-type="float" office:value="39.9715" calcext:value-type="float">
            <text:p>39.9715</text:p>
          </table:table-cell>
          <table:table-cell/>
          <table:table-cell table:formula="of:=([.D296]-[.A296])/0.0166667" office:value-type="float" office:value="-42.9599140801723" calcext:value-type="float">
            <text:p>-42.9599140801723</text:p>
          </table:table-cell>
          <table:table-cell table:formula="of:=ABS([.E296]-[.B296])/0.0166667" office:value-type="float" office:value="802.67839464321" calcext:value-type="float">
            <text:p>802.67839464321</text:p>
          </table:table-cell>
          <table:table-cell table:formula="of:=([.F296]-[.C296])/0.0166667" office:value-type="float" office:value="-33.0299339401321" calcext:value-type="float">
            <text:p>-33.0299339401321</text:p>
          </table:table-cell>
          <table:table-cell table:formula="of:=DEGREES(ATAN(ABS([.F296]-[.C296])/ABS([.E296]-[.B296])))" office:value-type="float" office:value="2.35637178791633" calcext:value-type="float">
            <text:p>2.35637178791633</text:p>
          </table:table-cell>
          <table:table-cell table:formula="of:=SQRT(POWER([.H296];2)+POWER([.I296];2)+POWER([.J296];2))" office:value-type="float" office:value="804.50552265405" calcext:value-type="float">
            <text:p>804.50552265405</text:p>
          </table:table-cell>
        </table:table-row>
        <table:table-row table:style-name="ro1">
          <table:table-cell office:value-type="float" office:value="106.728" calcext:value-type="float">
            <text:p>106.728</text:p>
          </table:table-cell>
          <table:table-cell office:value-type="float" office:value="293.468" calcext:value-type="float">
            <text:p>293.468</text:p>
          </table:table-cell>
          <table:table-cell office:value-type="float" office:value="39.0681" calcext:value-type="float">
            <text:p>39.0681</text:p>
          </table:table-cell>
          <table:table-cell office:value-type="float" office:value="105.598" calcext:value-type="float">
            <text:p>105.598</text:p>
          </table:table-cell>
          <table:table-cell office:value-type="float" office:value="280.908" calcext:value-type="float">
            <text:p>280.908</text:p>
          </table:table-cell>
          <table:table-cell office:value-type="float" office:value="38.0605" calcext:value-type="float">
            <text:p>38.0605</text:p>
          </table:table-cell>
          <table:table-cell/>
          <table:table-cell table:formula="of:=([.D297]-[.A297])/0.0166667" office:value-type="float" office:value="-67.7998644002709" calcext:value-type="float">
            <text:p>-67.7998644002709</text:p>
          </table:table-cell>
          <table:table-cell table:formula="of:=ABS([.E297]-[.B297])/0.0166667" office:value-type="float" office:value="753.598492803015" calcext:value-type="float">
            <text:p>753.598492803015</text:p>
          </table:table-cell>
          <table:table-cell table:formula="of:=([.F297]-[.C297])/0.0166667" office:value-type="float" office:value="-60.455879088242" calcext:value-type="float">
            <text:p>-60.455879088242</text:p>
          </table:table-cell>
          <table:table-cell table:formula="of:=DEGREES(ATAN(ABS([.F297]-[.C297])/ABS([.E297]-[.B297])))" office:value-type="float" office:value="4.58661275227314" calcext:value-type="float">
            <text:p>4.58661275227314</text:p>
          </table:table-cell>
          <table:table-cell table:formula="of:=SQRT(POWER([.H297];2)+POWER([.I297];2)+POWER([.J297];2))" office:value-type="float" office:value="759.053636631828" calcext:value-type="float">
            <text:p>759.053636631828</text:p>
          </table:table-cell>
        </table:table-row>
        <table:table-row table:style-name="ro1">
          <table:table-cell office:value-type="float" office:value="105.966" calcext:value-type="float">
            <text:p>105.966</text:p>
          </table:table-cell>
          <table:table-cell office:value-type="float" office:value="275.713" calcext:value-type="float">
            <text:p>275.713</text:p>
          </table:table-cell>
          <table:table-cell office:value-type="float" office:value="38.9245" calcext:value-type="float">
            <text:p>38.9245</text:p>
          </table:table-cell>
          <table:table-cell office:value-type="float" office:value="105.378" calcext:value-type="float">
            <text:p>105.378</text:p>
          </table:table-cell>
          <table:table-cell office:value-type="float" office:value="263.925" calcext:value-type="float">
            <text:p>263.925</text:p>
          </table:table-cell>
          <table:table-cell office:value-type="float" office:value="37.9663" calcext:value-type="float">
            <text:p>37.9663</text:p>
          </table:table-cell>
          <table:table-cell/>
          <table:table-cell table:formula="of:=([.D298]-[.A298])/0.0166667" office:value-type="float" office:value="-35.2799294401408" calcext:value-type="float">
            <text:p>-35.2799294401408</text:p>
          </table:table-cell>
          <table:table-cell table:formula="of:=ABS([.E298]-[.B298])/0.0166667" office:value-type="float" office:value="707.27858544283" calcext:value-type="float">
            <text:p>707.27858544283</text:p>
          </table:table-cell>
          <table:table-cell table:formula="of:=([.F298]-[.C298])/0.0166667" office:value-type="float" office:value="-57.4918850162303" calcext:value-type="float">
            <text:p>-57.4918850162303</text:p>
          </table:table-cell>
          <table:table-cell table:formula="of:=DEGREES(ATAN(ABS([.F298]-[.C298])/ABS([.E298]-[.B298])))" office:value-type="float" office:value="4.64713059228401" calcext:value-type="float">
            <text:p>4.64713059228401</text:p>
          </table:table-cell>
          <table:table-cell table:formula="of:=SQRT(POWER([.H298];2)+POWER([.I298];2)+POWER([.J298];2))" office:value-type="float" office:value="710.48785189476" calcext:value-type="float">
            <text:p>710.48785189476</text:p>
          </table:table-cell>
        </table:table-row>
        <table:table-row table:style-name="ro1">
          <table:table-cell office:value-type="float" office:value="106.732" calcext:value-type="float">
            <text:p>106.732</text:p>
          </table:table-cell>
          <table:table-cell office:value-type="float" office:value="279.339" calcext:value-type="float">
            <text:p>279.339</text:p>
          </table:table-cell>
          <table:table-cell office:value-type="float" office:value="39.0692" calcext:value-type="float">
            <text:p>39.0692</text:p>
          </table:table-cell>
          <table:table-cell office:value-type="float" office:value="105.954" calcext:value-type="float">
            <text:p>105.954</text:p>
          </table:table-cell>
          <table:table-cell office:value-type="float" office:value="268.55" calcext:value-type="float">
            <text:p>268.55</text:p>
          </table:table-cell>
          <table:table-cell office:value-type="float" office:value="38.3944" calcext:value-type="float">
            <text:p>38.3944</text:p>
          </table:table-cell>
          <table:table-cell/>
          <table:table-cell table:formula="of:=([.D299]-[.A299])/0.0166667" office:value-type="float" office:value="-46.6799066401871" calcext:value-type="float">
            <text:p>-46.6799066401871</text:p>
          </table:table-cell>
          <table:table-cell table:formula="of:=ABS([.E299]-[.B299])/0.0166667" office:value-type="float" office:value="647.338705322589" calcext:value-type="float">
            <text:p>647.338705322589</text:p>
          </table:table-cell>
          <table:table-cell table:formula="of:=([.F299]-[.C299])/0.0166667" office:value-type="float" office:value="-40.4879190241622" calcext:value-type="float">
            <text:p>-40.4879190241622</text:p>
          </table:table-cell>
          <table:table-cell table:formula="of:=DEGREES(ATAN(ABS([.F299]-[.C299])/ABS([.E299]-[.B299])))" office:value-type="float" office:value="3.57891319885479" calcext:value-type="float">
            <text:p>3.57891319885479</text:p>
          </table:table-cell>
          <table:table-cell table:formula="of:=SQRT(POWER([.H299];2)+POWER([.I299];2)+POWER([.J299];2))" office:value-type="float" office:value="650.281235066466" calcext:value-type="float">
            <text:p>650.281235066466</text:p>
          </table:table-cell>
        </table:table-row>
        <table:table-row table:style-name="ro1">
          <table:table-cell office:value-type="float" office:value="108.796" calcext:value-type="float">
            <text:p>108.796</text:p>
          </table:table-cell>
          <table:table-cell office:value-type="float" office:value="290.291" calcext:value-type="float">
            <text:p>290.291</text:p>
          </table:table-cell>
          <table:table-cell office:value-type="float" office:value="40.5877" calcext:value-type="float">
            <text:p>40.5877</text:p>
          </table:table-cell>
          <table:table-cell office:value-type="float" office:value="107.908" calcext:value-type="float">
            <text:p>107.908</text:p>
          </table:table-cell>
          <table:table-cell office:value-type="float" office:value="278.064" calcext:value-type="float">
            <text:p>278.064</text:p>
          </table:table-cell>
          <table:table-cell office:value-type="float" office:value="38.7679" calcext:value-type="float">
            <text:p>38.7679</text:p>
          </table:table-cell>
          <table:table-cell/>
          <table:table-cell table:formula="of:=([.D300]-[.A300])/0.0166667" office:value-type="float" office:value="-53.2798934402134" calcext:value-type="float">
            <text:p>-53.2798934402134</text:p>
          </table:table-cell>
          <table:table-cell table:formula="of:=ABS([.E300]-[.B300])/0.0166667" office:value-type="float" office:value="733.618532762933" calcext:value-type="float">
            <text:p>733.618532762933</text:p>
          </table:table-cell>
          <table:table-cell table:formula="of:=([.F300]-[.C300])/0.0166667" office:value-type="float" office:value="-109.187781624437" calcext:value-type="float">
            <text:p>-109.187781624437</text:p>
          </table:table-cell>
          <table:table-cell table:formula="of:=DEGREES(ATAN(ABS([.F300]-[.C300])/ABS([.E300]-[.B300])))" office:value-type="float" office:value="8.4654482928372" calcext:value-type="float">
            <text:p>8.4654482928372</text:p>
          </table:table-cell>
          <table:table-cell table:formula="of:=SQRT(POWER([.H300];2)+POWER([.I300];2)+POWER([.J300];2))" office:value-type="float" office:value="743.610698090274" calcext:value-type="float">
            <text:p>743.610698090274</text:p>
          </table:table-cell>
        </table:table-row>
        <table:table-row table:style-name="ro1">
          <table:table-cell office:value-type="float" office:value="108.554" calcext:value-type="float">
            <text:p>108.554</text:p>
          </table:table-cell>
          <table:table-cell office:value-type="float" office:value="283.84" calcext:value-type="float">
            <text:p>283.84</text:p>
          </table:table-cell>
          <table:table-cell office:value-type="float" office:value="40.8495" calcext:value-type="float">
            <text:p>40.8495</text:p>
          </table:table-cell>
          <table:table-cell office:value-type="float" office:value="107.642" calcext:value-type="float">
            <text:p>107.642</text:p>
          </table:table-cell>
          <table:table-cell office:value-type="float" office:value="271.703" calcext:value-type="float">
            <text:p>271.703</text:p>
          </table:table-cell>
          <table:table-cell office:value-type="float" office:value="40.0759" calcext:value-type="float">
            <text:p>40.0759</text:p>
          </table:table-cell>
          <table:table-cell/>
          <table:table-cell table:formula="of:=([.D301]-[.A301])/0.0166667" office:value-type="float" office:value="-54.7198905602192" calcext:value-type="float">
            <text:p>-54.7198905602192</text:p>
          </table:table-cell>
          <table:table-cell table:formula="of:=ABS([.E301]-[.B301])/0.0166667" office:value-type="float" office:value="728.218543562913" calcext:value-type="float">
            <text:p>728.218543562913</text:p>
          </table:table-cell>
          <table:table-cell table:formula="of:=([.F301]-[.C301])/0.0166667" office:value-type="float" office:value="-46.4159071681858" calcext:value-type="float">
            <text:p>-46.4159071681858</text:p>
          </table:table-cell>
          <table:table-cell table:formula="of:=DEGREES(ATAN(ABS([.F301]-[.C301])/ABS([.E301]-[.B301])))" office:value-type="float" office:value="3.64704098966621" calcext:value-type="float">
            <text:p>3.64704098966621</text:p>
          </table:table-cell>
          <table:table-cell table:formula="of:=SQRT(POWER([.H301];2)+POWER([.I301];2)+POWER([.J301];2))" office:value-type="float" office:value="731.745140093228" calcext:value-type="float">
            <text:p>731.745140093228</text:p>
          </table:table-cell>
        </table:table-row>
        <table:table-row table:style-name="ro1">
          <table:table-cell office:value-type="float" office:value="106.403" calcext:value-type="float">
            <text:p>106.403</text:p>
          </table:table-cell>
          <table:table-cell office:value-type="float" office:value="278.935" calcext:value-type="float">
            <text:p>278.935</text:p>
          </table:table-cell>
          <table:table-cell office:value-type="float" office:value="41.1482" calcext:value-type="float">
            <text:p>41.1482</text:p>
          </table:table-cell>
          <table:table-cell office:value-type="float" office:value="105.151" calcext:value-type="float">
            <text:p>105.151</text:p>
          </table:table-cell>
          <table:table-cell office:value-type="float" office:value="268.255" calcext:value-type="float">
            <text:p>268.255</text:p>
          </table:table-cell>
          <table:table-cell office:value-type="float" office:value="40.1755" calcext:value-type="float">
            <text:p>40.1755</text:p>
          </table:table-cell>
          <table:table-cell/>
          <table:table-cell table:formula="of:=([.D302]-[.A302])/0.0166667" office:value-type="float" office:value="-75.1198497603011" calcext:value-type="float">
            <text:p>-75.1198497603011</text:p>
          </table:table-cell>
          <table:table-cell table:formula="of:=ABS([.E302]-[.B302])/0.0166667" office:value-type="float" office:value="640.798718402564" calcext:value-type="float">
            <text:p>640.798718402564</text:p>
          </table:table-cell>
          <table:table-cell table:formula="of:=([.F302]-[.C302])/0.0166667" office:value-type="float" office:value="-58.3618832762336" calcext:value-type="float">
            <text:p>-58.3618832762336</text:p>
          </table:table-cell>
          <table:table-cell table:formula="of:=DEGREES(ATAN(ABS([.F302]-[.C302])/ABS([.E302]-[.B302])))" office:value-type="float" office:value="5.20395783232667" calcext:value-type="float">
            <text:p>5.20395783232667</text:p>
          </table:table-cell>
          <table:table-cell table:formula="of:=SQRT(POWER([.H302];2)+POWER([.I302];2)+POWER([.J302];2))" office:value-type="float" office:value="647.821039141156" calcext:value-type="float">
            <text:p>647.821039141156</text:p>
          </table:table-cell>
        </table:table-row>
        <table:table-row table:style-name="ro1">
          <table:table-cell office:value-type="float" office:value="101.077" calcext:value-type="float">
            <text:p>101.077</text:p>
          </table:table-cell>
          <table:table-cell office:value-type="float" office:value="274.437" calcext:value-type="float">
            <text:p>274.437</text:p>
          </table:table-cell>
          <table:table-cell office:value-type="float" office:value="40.6717" calcext:value-type="float">
            <text:p>40.6717</text:p>
          </table:table-cell>
          <table:table-cell office:value-type="float" office:value="101.654" calcext:value-type="float">
            <text:p>101.654</text:p>
          </table:table-cell>
          <table:table-cell office:value-type="float" office:value="263.784" calcext:value-type="float">
            <text:p>263.784</text:p>
          </table:table-cell>
          <table:table-cell office:value-type="float" office:value="39.7312" calcext:value-type="float">
            <text:p>39.7312</text:p>
          </table:table-cell>
          <table:table-cell/>
          <table:table-cell table:formula="of:=([.D303]-[.A303])/0.0166667" office:value-type="float" office:value="34.6199307601384" calcext:value-type="float">
            <text:p>34.6199307601384</text:p>
          </table:table-cell>
          <table:table-cell table:formula="of:=ABS([.E303]-[.B303])/0.0166667" office:value-type="float" office:value="639.178721642558" calcext:value-type="float">
            <text:p>639.178721642558</text:p>
          </table:table-cell>
          <table:table-cell table:formula="of:=([.F303]-[.C303])/0.0166667" office:value-type="float" office:value="-56.4298871402257" calcext:value-type="float">
            <text:p>-56.4298871402257</text:p>
          </table:table-cell>
          <table:table-cell table:formula="of:=DEGREES(ATAN(ABS([.F303]-[.C303])/ABS([.E303]-[.B303])))" office:value-type="float" office:value="5.04527643255271" calcext:value-type="float">
            <text:p>5.04527643255271</text:p>
          </table:table-cell>
          <table:table-cell table:formula="of:=SQRT(POWER([.H303];2)+POWER([.I303];2)+POWER([.J303];2))" office:value-type="float" office:value="642.598093655054" calcext:value-type="float">
            <text:p>642.598093655054</text:p>
          </table:table-cell>
        </table:table-row>
        <table:table-row table:style-name="ro1">
          <table:table-cell office:value-type="float" office:value="100.24" calcext:value-type="float">
            <text:p>100.24</text:p>
          </table:table-cell>
          <table:table-cell office:value-type="float" office:value="277.036" calcext:value-type="float">
            <text:p>277.036</text:p>
          </table:table-cell>
          <table:table-cell office:value-type="float" office:value="40.2536" calcext:value-type="float">
            <text:p>40.2536</text:p>
          </table:table-cell>
          <table:table-cell office:value-type="float" office:value="100.1" calcext:value-type="float">
            <text:p>100.1</text:p>
          </table:table-cell>
          <table:table-cell office:value-type="float" office:value="266.294" calcext:value-type="float">
            <text:p>266.294</text:p>
          </table:table-cell>
          <table:table-cell office:value-type="float" office:value="39.3182" calcext:value-type="float">
            <text:p>39.3182</text:p>
          </table:table-cell>
          <table:table-cell/>
          <table:table-cell table:formula="of:=([.D304]-[.A304])/0.0166667" office:value-type="float" office:value="-8.39998320003364" calcext:value-type="float">
            <text:p>-8.39998320003364</text:p>
          </table:table-cell>
          <table:table-cell table:formula="of:=ABS([.E304]-[.B304])/0.0166667" office:value-type="float" office:value="644.518710962579" calcext:value-type="float">
            <text:p>644.518710962579</text:p>
          </table:table-cell>
          <table:table-cell table:formula="of:=([.F304]-[.C304])/0.0166667" office:value-type="float" office:value="-56.1238877522246" calcext:value-type="float">
            <text:p>-56.1238877522246</text:p>
          </table:table-cell>
          <table:table-cell table:formula="of:=DEGREES(ATAN(ABS([.F304]-[.C304])/ABS([.E304]-[.B304])))" office:value-type="float" office:value="4.97669161899026" calcext:value-type="float">
            <text:p>4.97669161899026</text:p>
          </table:table-cell>
          <table:table-cell table:formula="of:=SQRT(POWER([.H304];2)+POWER([.I304];2)+POWER([.J304];2))" office:value-type="float" office:value="647.012224981144" calcext:value-type="float">
            <text:p>647.012224981144</text:p>
          </table:table-cell>
        </table:table-row>
        <table:table-row table:style-name="ro1">
          <table:table-cell office:value-type="float" office:value="100.352" calcext:value-type="float">
            <text:p>100.352</text:p>
          </table:table-cell>
          <table:table-cell office:value-type="float" office:value="274.63" calcext:value-type="float">
            <text:p>274.63</text:p>
          </table:table-cell>
          <table:table-cell office:value-type="float" office:value="39.899" calcext:value-type="float">
            <text:p>39.899</text:p>
          </table:table-cell>
          <table:table-cell office:value-type="float" office:value="100.21" calcext:value-type="float">
            <text:p>100.21</text:p>
          </table:table-cell>
          <table:table-cell office:value-type="float" office:value="263.986" calcext:value-type="float">
            <text:p>263.986</text:p>
          </table:table-cell>
          <table:table-cell office:value-type="float" office:value="38.9762" calcext:value-type="float">
            <text:p>38.9762</text:p>
          </table:table-cell>
          <table:table-cell/>
          <table:table-cell table:formula="of:=([.D305]-[.A305])/0.0166667" office:value-type="float" office:value="-8.51998296003469" calcext:value-type="float">
            <text:p>-8.51998296003469</text:p>
          </table:table-cell>
          <table:table-cell table:formula="of:=ABS([.E305]-[.B305])/0.0166667" office:value-type="float" office:value="638.638722722555" calcext:value-type="float">
            <text:p>638.638722722555</text:p>
          </table:table-cell>
          <table:table-cell table:formula="of:=([.F305]-[.C305])/0.0166667" office:value-type="float" office:value="-55.3678892642216" calcext:value-type="float">
            <text:p>-55.3678892642216</text:p>
          </table:table-cell>
          <table:table-cell table:formula="of:=DEGREES(ATAN(ABS([.F305]-[.C305])/ABS([.E305]-[.B305])))" office:value-type="float" office:value="4.95496716550258" calcext:value-type="float">
            <text:p>4.95496716550258</text:p>
          </table:table-cell>
          <table:table-cell table:formula="of:=SQRT(POWER([.H305];2)+POWER([.I305];2)+POWER([.J305];2))" office:value-type="float" office:value="641.090954102389" calcext:value-type="float">
            <text:p>641.090954102389</text:p>
          </table:table-cell>
        </table:table-row>
        <table:table-row table:style-name="ro1">
          <table:table-cell office:value-type="float" office:value="100.168" calcext:value-type="float">
            <text:p>100.168</text:p>
          </table:table-cell>
          <table:table-cell office:value-type="float" office:value="284.476" calcext:value-type="float">
            <text:p>284.476</text:p>
          </table:table-cell>
          <table:table-cell office:value-type="float" office:value="40.8158" calcext:value-type="float">
            <text:p>40.8158</text:p>
          </table:table-cell>
          <table:table-cell office:value-type="float" office:value="100.598" calcext:value-type="float">
            <text:p>100.598</text:p>
          </table:table-cell>
          <table:table-cell office:value-type="float" office:value="270.779" calcext:value-type="float">
            <text:p>270.779</text:p>
          </table:table-cell>
          <table:table-cell office:value-type="float" office:value="40.7801" calcext:value-type="float">
            <text:p>40.7801</text:p>
          </table:table-cell>
          <table:table-cell/>
          <table:table-cell table:formula="of:=([.D306]-[.A306])/0.0166667" office:value-type="float" office:value="25.7999484001028" calcext:value-type="float">
            <text:p>25.7999484001028</text:p>
          </table:table-cell>
          <table:table-cell table:formula="of:=ABS([.E306]-[.B306])/0.0166667" office:value-type="float" office:value="821.818356363287" calcext:value-type="float">
            <text:p>821.818356363287</text:p>
          </table:table-cell>
          <table:table-cell table:formula="of:=([.F306]-[.C306])/0.0166667" office:value-type="float" office:value="-2.14199571600891" calcext:value-type="float">
            <text:p>-2.14199571600891</text:p>
          </table:table-cell>
          <table:table-cell table:formula="of:=DEGREES(ATAN(ABS([.F306]-[.C306])/ABS([.E306]-[.B306])))" office:value-type="float" office:value="0.149335963844604" calcext:value-type="float">
            <text:p>0.149335963844604</text:p>
          </table:table-cell>
          <table:table-cell table:formula="of:=SQRT(POWER([.H306];2)+POWER([.I306];2)+POWER([.J306];2))" office:value-type="float" office:value="822.226025092098" calcext:value-type="float">
            <text:p>822.226025092098</text:p>
          </table:table-cell>
        </table:table-row>
        <table:table-row table:style-name="ro1">
          <table:table-cell office:value-type="float" office:value="100.274" calcext:value-type="float">
            <text:p>100.274</text:p>
          </table:table-cell>
          <table:table-cell office:value-type="float" office:value="281.952" calcext:value-type="float">
            <text:p>281.952</text:p>
          </table:table-cell>
          <table:table-cell office:value-type="float" office:value="40.7131" calcext:value-type="float">
            <text:p>40.7131</text:p>
          </table:table-cell>
          <table:table-cell office:value-type="float" office:value="100.38" calcext:value-type="float">
            <text:p>100.38</text:p>
          </table:table-cell>
          <table:table-cell office:value-type="float" office:value="267.212" calcext:value-type="float">
            <text:p>267.212</text:p>
          </table:table-cell>
          <table:table-cell office:value-type="float" office:value="40.6337" calcext:value-type="float">
            <text:p>40.6337</text:p>
          </table:table-cell>
          <table:table-cell/>
          <table:table-cell table:formula="of:=([.D307]-[.A307])/0.0166667" office:value-type="float" office:value="6.35998728002511" calcext:value-type="float">
            <text:p>6.35998728002511</text:p>
          </table:table-cell>
          <table:table-cell table:formula="of:=ABS([.E307]-[.B307])/0.0166667" office:value-type="float" office:value="884.398231203538" calcext:value-type="float">
            <text:p>884.398231203538</text:p>
          </table:table-cell>
          <table:table-cell table:formula="of:=([.F307]-[.C307])/0.0166667" office:value-type="float" office:value="-4.76399047201904" calcext:value-type="float">
            <text:p>-4.76399047201904</text:p>
          </table:table-cell>
          <table:table-cell table:formula="of:=DEGREES(ATAN(ABS([.F307]-[.C307])/ABS([.E307]-[.B307])))" office:value-type="float" office:value="0.308632353633689" calcext:value-type="float">
            <text:p>0.308632353633689</text:p>
          </table:table-cell>
          <table:table-cell table:formula="of:=SQRT(POWER([.H307];2)+POWER([.I307];2)+POWER([.J307];2))" office:value-type="float" office:value="884.433929923184" calcext:value-type="float">
            <text:p>884.433929923184</text:p>
          </table:table-cell>
        </table:table-row>
        <table:table-row table:style-name="ro1">
          <table:table-cell office:value-type="float" office:value="99.5783" calcext:value-type="float">
            <text:p>99.5783</text:p>
          </table:table-cell>
          <table:table-cell office:value-type="float" office:value="283.188" calcext:value-type="float">
            <text:p>283.188</text:p>
          </table:table-cell>
          <table:table-cell office:value-type="float" office:value="41.0263" calcext:value-type="float">
            <text:p>41.0263</text:p>
          </table:table-cell>
          <table:table-cell office:value-type="float" office:value="99.3736" calcext:value-type="float">
            <text:p>99.3736</text:p>
          </table:table-cell>
          <table:table-cell office:value-type="float" office:value="270.927" calcext:value-type="float">
            <text:p>270.927</text:p>
          </table:table-cell>
          <table:table-cell office:value-type="float" office:value="40.2716" calcext:value-type="float">
            <text:p>40.2716</text:p>
          </table:table-cell>
          <table:table-cell/>
          <table:table-cell table:formula="of:=([.D308]-[.A308])/0.0166667" office:value-type="float" office:value="-12.2819754360493" calcext:value-type="float">
            <text:p>-12.2819754360493</text:p>
          </table:table-cell>
          <table:table-cell table:formula="of:=ABS([.E308]-[.B308])/0.0166667" office:value-type="float" office:value="735.658528682941" calcext:value-type="float">
            <text:p>735.658528682941</text:p>
          </table:table-cell>
          <table:table-cell table:formula="of:=([.F308]-[.C308])/0.0166667" office:value-type="float" office:value="-45.2819094361811" calcext:value-type="float">
            <text:p>-45.2819094361811</text:p>
          </table:table-cell>
          <table:table-cell table:formula="of:=DEGREES(ATAN(ABS([.F308]-[.C308])/ABS([.E308]-[.B308])))" office:value-type="float" office:value="3.52227702043147" calcext:value-type="float">
            <text:p>3.52227702043147</text:p>
          </table:table-cell>
          <table:table-cell table:formula="of:=SQRT(POWER([.H308];2)+POWER([.I308];2)+POWER([.J308];2))" office:value-type="float" office:value="737.153151703733" calcext:value-type="float">
            <text:p>737.153151703733</text:p>
          </table:table-cell>
        </table:table-row>
        <table:table-row table:style-name="ro1">
          <table:table-cell office:value-type="float" office:value="105.689" calcext:value-type="float">
            <text:p>105.689</text:p>
          </table:table-cell>
          <table:table-cell office:value-type="float" office:value="275.59" calcext:value-type="float">
            <text:p>275.59</text:p>
          </table:table-cell>
          <table:table-cell office:value-type="float" office:value="39.6969" calcext:value-type="float">
            <text:p>39.6969</text:p>
          </table:table-cell>
          <table:table-cell office:value-type="float" office:value="105.159" calcext:value-type="float">
            <text:p>105.159</text:p>
          </table:table-cell>
          <table:table-cell office:value-type="float" office:value="261.353" calcext:value-type="float">
            <text:p>261.353</text:p>
          </table:table-cell>
          <table:table-cell office:value-type="float" office:value="39.387" calcext:value-type="float">
            <text:p>39.387</text:p>
          </table:table-cell>
          <table:table-cell/>
          <table:table-cell table:formula="of:=([.D309]-[.A309])/0.0166667" office:value-type="float" office:value="-31.7999364001264" calcext:value-type="float">
            <text:p>-31.7999364001264</text:p>
          </table:table-cell>
          <table:table-cell table:formula="of:=ABS([.E309]-[.B309])/0.0166667" office:value-type="float" office:value="854.218291563415" calcext:value-type="float">
            <text:p>854.218291563415</text:p>
          </table:table-cell>
          <table:table-cell table:formula="of:=([.F309]-[.C309])/0.0166667" office:value-type="float" office:value="-18.5939628120743" calcext:value-type="float">
            <text:p>-18.5939628120743</text:p>
          </table:table-cell>
          <table:table-cell table:formula="of:=DEGREES(ATAN(ABS([.F309]-[.C309])/ABS([.E309]-[.B309])))" office:value-type="float" office:value="1.24697327652956" calcext:value-type="float">
            <text:p>1.24697327652956</text:p>
          </table:table-cell>
          <table:table-cell table:formula="of:=SQRT(POWER([.H309];2)+POWER([.I309];2)+POWER([.J309];2))" office:value-type="float" office:value="855.012199357195" calcext:value-type="float">
            <text:p>855.012199357195</text:p>
          </table:table-cell>
        </table:table-row>
        <table:table-row table:style-name="ro1">
          <table:table-cell office:value-type="float" office:value="124.502" calcext:value-type="float">
            <text:p>124.502</text:p>
          </table:table-cell>
          <table:table-cell office:value-type="float" office:value="280.349" calcext:value-type="float">
            <text:p>280.349</text:p>
          </table:table-cell>
          <table:table-cell office:value-type="float" office:value="40.7823" calcext:value-type="float">
            <text:p>40.7823</text:p>
          </table:table-cell>
          <table:table-cell office:value-type="float" office:value="122.96" calcext:value-type="float">
            <text:p>122.96</text:p>
          </table:table-cell>
          <table:table-cell office:value-type="float" office:value="266.219" calcext:value-type="float">
            <text:p>266.219</text:p>
          </table:table-cell>
          <table:table-cell office:value-type="float" office:value="40.3786" calcext:value-type="float">
            <text:p>40.3786</text:p>
          </table:table-cell>
          <table:table-cell/>
          <table:table-cell table:formula="of:=([.D310]-[.A310])/0.0166667" office:value-type="float" office:value="-92.5198149603702" calcext:value-type="float">
            <text:p>-92.5198149603702</text:p>
          </table:table-cell>
          <table:table-cell table:formula="of:=ABS([.E310]-[.B310])/0.0166667" office:value-type="float" office:value="847.798304403391" calcext:value-type="float">
            <text:p>847.798304403391</text:p>
          </table:table-cell>
          <table:table-cell table:formula="of:=([.F310]-[.C310])/0.0166667" office:value-type="float" office:value="-24.2219515560969" calcext:value-type="float">
            <text:p>-24.2219515560969</text:p>
          </table:table-cell>
          <table:table-cell table:formula="of:=DEGREES(ATAN(ABS([.F310]-[.C310])/ABS([.E310]-[.B310])))" office:value-type="float" office:value="1.63651916167814" calcext:value-type="float">
            <text:p>1.63651916167814</text:p>
          </table:table-cell>
          <table:table-cell table:formula="of:=SQRT(POWER([.H310];2)+POWER([.I310];2)+POWER([.J310];2))" office:value-type="float" office:value="853.175588051341" calcext:value-type="float">
            <text:p>853.175588051341</text:p>
          </table:table-cell>
        </table:table-row>
        <table:table-row table:style-name="ro1">
          <table:table-cell office:value-type="float" office:value="124.372" calcext:value-type="float">
            <text:p>124.372</text:p>
          </table:table-cell>
          <table:table-cell office:value-type="float" office:value="279.147" calcext:value-type="float">
            <text:p>279.147</text:p>
          </table:table-cell>
          <table:table-cell office:value-type="float" office:value="40.7256" calcext:value-type="float">
            <text:p>40.7256</text:p>
          </table:table-cell>
          <table:table-cell office:value-type="float" office:value="122.734" calcext:value-type="float">
            <text:p>122.734</text:p>
          </table:table-cell>
          <table:table-cell office:value-type="float" office:value="266.311" calcext:value-type="float">
            <text:p>266.311</text:p>
          </table:table-cell>
          <table:table-cell office:value-type="float" office:value="40.1199" calcext:value-type="float">
            <text:p>40.1199</text:p>
          </table:table-cell>
          <table:table-cell/>
          <table:table-cell table:formula="of:=([.D311]-[.A311])/0.0166667" office:value-type="float" office:value="-98.2798034403934" calcext:value-type="float">
            <text:p>-98.2798034403934</text:p>
          </table:table-cell>
          <table:table-cell table:formula="of:=ABS([.E311]-[.B311])/0.0166667" office:value-type="float" office:value="770.158459683081" calcext:value-type="float">
            <text:p>770.158459683081</text:p>
          </table:table-cell>
          <table:table-cell table:formula="of:=([.F311]-[.C311])/0.0166667" office:value-type="float" office:value="-36.3419273161453" calcext:value-type="float">
            <text:p>-36.3419273161453</text:p>
          </table:table-cell>
          <table:table-cell table:formula="of:=DEGREES(ATAN(ABS([.F311]-[.C311])/ABS([.E311]-[.B311])))" office:value-type="float" office:value="2.70164614042867" calcext:value-type="float">
            <text:p>2.70164614042867</text:p>
          </table:table-cell>
          <table:table-cell table:formula="of:=SQRT(POWER([.H311];2)+POWER([.I311];2)+POWER([.J311];2))" office:value-type="float" office:value="777.253953651412" calcext:value-type="float">
            <text:p>777.253953651412</text:p>
          </table:table-cell>
        </table:table-row>
        <table:table-row table:style-name="ro1">
          <table:table-cell office:value-type="float" office:value="123.784" calcext:value-type="float">
            <text:p>123.784</text:p>
          </table:table-cell>
          <table:table-cell office:value-type="float" office:value="283.015" calcext:value-type="float">
            <text:p>283.015</text:p>
          </table:table-cell>
          <table:table-cell office:value-type="float" office:value="40.6118" calcext:value-type="float">
            <text:p>40.6118</text:p>
          </table:table-cell>
          <table:table-cell office:value-type="float" office:value="121.889" calcext:value-type="float">
            <text:p>121.889</text:p>
          </table:table-cell>
          <table:table-cell office:value-type="float" office:value="269.963" calcext:value-type="float">
            <text:p>269.963</text:p>
          </table:table-cell>
          <table:table-cell office:value-type="float" office:value="40.255" calcext:value-type="float">
            <text:p>40.255</text:p>
          </table:table-cell>
          <table:table-cell/>
          <table:table-cell table:formula="of:=([.D312]-[.A312])/0.0166667" office:value-type="float" office:value="-113.699772600455" calcext:value-type="float">
            <text:p>-113.699772600455</text:p>
          </table:table-cell>
          <table:table-cell table:formula="of:=ABS([.E312]-[.B312])/0.0166667" office:value-type="float" office:value="783.11843376313" calcext:value-type="float">
            <text:p>783.11843376313</text:p>
          </table:table-cell>
          <table:table-cell table:formula="of:=([.F312]-[.C312])/0.0166667" office:value-type="float" office:value="-21.4079571840856" calcext:value-type="float">
            <text:p>-21.4079571840856</text:p>
          </table:table-cell>
          <table:table-cell table:formula="of:=DEGREES(ATAN(ABS([.F312]-[.C312])/ABS([.E312]-[.B312])))" office:value-type="float" office:value="1.56589365774434" calcext:value-type="float">
            <text:p>1.56589365774434</text:p>
          </table:table-cell>
          <table:table-cell table:formula="of:=SQRT(POWER([.H312];2)+POWER([.I312];2)+POWER([.J312];2))" office:value-type="float" office:value="791.618860449781" calcext:value-type="float">
            <text:p>791.618860449781</text:p>
          </table:table-cell>
        </table:table-row>
        <table:table-row table:style-name="ro1">
          <table:table-cell office:value-type="float" office:value="122.915" calcext:value-type="float">
            <text:p>122.915</text:p>
          </table:table-cell>
          <table:table-cell office:value-type="float" office:value="272.335" calcext:value-type="float">
            <text:p>272.335</text:p>
          </table:table-cell>
          <table:table-cell office:value-type="float" office:value="39.606" calcext:value-type="float">
            <text:p>39.606</text:p>
          </table:table-cell>
          <table:table-cell office:value-type="float" office:value="121.24" calcext:value-type="float">
            <text:p>121.24</text:p>
          </table:table-cell>
          <table:table-cell office:value-type="float" office:value="261.062" calcext:value-type="float">
            <text:p>261.062</text:p>
          </table:table-cell>
          <table:table-cell office:value-type="float" office:value="38.5843" calcext:value-type="float">
            <text:p>38.5843</text:p>
          </table:table-cell>
          <table:table-cell/>
          <table:table-cell table:formula="of:=([.D313]-[.A313])/0.0166667" office:value-type="float" office:value="-100.499799000403" calcext:value-type="float">
            <text:p>-100.499799000403</text:p>
          </table:table-cell>
          <table:table-cell table:formula="of:=ABS([.E313]-[.B313])/0.0166667" office:value-type="float" office:value="676.378647242704" calcext:value-type="float">
            <text:p>676.378647242704</text:p>
          </table:table-cell>
          <table:table-cell table:formula="of:=([.F313]-[.C313])/0.0166667" office:value-type="float" office:value="-61.3018773962454" calcext:value-type="float">
            <text:p>-61.3018773962454</text:p>
          </table:table-cell>
          <table:table-cell table:formula="of:=DEGREES(ATAN(ABS([.F313]-[.C313])/ABS([.E313]-[.B313])))" office:value-type="float" office:value="5.17871005227673" calcext:value-type="float">
            <text:p>5.17871005227673</text:p>
          </table:table-cell>
          <table:table-cell table:formula="of:=SQRT(POWER([.H313];2)+POWER([.I313];2)+POWER([.J313];2))" office:value-type="float" office:value="686.546578330484" calcext:value-type="float">
            <text:p>686.546578330484</text:p>
          </table:table-cell>
        </table:table-row>
        <table:table-row table:style-name="ro1">
          <table:table-cell office:value-type="float" office:value="124.375" calcext:value-type="float">
            <text:p>124.375</text:p>
          </table:table-cell>
          <table:table-cell office:value-type="float" office:value="276.771" calcext:value-type="float">
            <text:p>276.771</text:p>
          </table:table-cell>
          <table:table-cell office:value-type="float" office:value="40.3594" calcext:value-type="float">
            <text:p>40.3594</text:p>
          </table:table-cell>
          <table:table-cell office:value-type="float" office:value="122.366" calcext:value-type="float">
            <text:p>122.366</text:p>
          </table:table-cell>
          <table:table-cell office:value-type="float" office:value="262.907" calcext:value-type="float">
            <text:p>262.907</text:p>
          </table:table-cell>
          <table:table-cell office:value-type="float" office:value="39.9629" calcext:value-type="float">
            <text:p>39.9629</text:p>
          </table:table-cell>
          <table:table-cell/>
          <table:table-cell table:formula="of:=([.D314]-[.A314])/0.0166667" office:value-type="float" office:value="-120.539758920482" calcext:value-type="float">
            <text:p>-120.539758920482</text:p>
          </table:table-cell>
          <table:table-cell table:formula="of:=ABS([.E314]-[.B314])/0.0166667" office:value-type="float" office:value="831.838336323329" calcext:value-type="float">
            <text:p>831.838336323329</text:p>
          </table:table-cell>
          <table:table-cell table:formula="of:=([.F314]-[.C314])/0.0166667" office:value-type="float" office:value="-23.7899524200953" calcext:value-type="float">
            <text:p>-23.7899524200953</text:p>
          </table:table-cell>
          <table:table-cell table:formula="of:=DEGREES(ATAN(ABS([.F314]-[.C314])/ABS([.E314]-[.B314])))" office:value-type="float" office:value="1.63816978232552" calcext:value-type="float">
            <text:p>1.63816978232552</text:p>
          </table:table-cell>
          <table:table-cell table:formula="of:=SQRT(POWER([.H314];2)+POWER([.I314];2)+POWER([.J314];2))" office:value-type="float" office:value="840.863135768196" calcext:value-type="float">
            <text:p>840.863135768196</text:p>
          </table:table-cell>
        </table:table-row>
        <table:table-row table:style-name="ro1">
          <table:table-cell office:value-type="float" office:value="126.689" calcext:value-type="float">
            <text:p>126.689</text:p>
          </table:table-cell>
          <table:table-cell office:value-type="float" office:value="277.421" calcext:value-type="float">
            <text:p>277.421</text:p>
          </table:table-cell>
          <table:table-cell office:value-type="float" office:value="40.9872" calcext:value-type="float">
            <text:p>40.9872</text:p>
          </table:table-cell>
          <table:table-cell office:value-type="float" office:value="125.001" calcext:value-type="float">
            <text:p>125.001</text:p>
          </table:table-cell>
          <table:table-cell office:value-type="float" office:value="264.717" calcext:value-type="float">
            <text:p>264.717</text:p>
          </table:table-cell>
          <table:table-cell office:value-type="float" office:value="40.3704" calcext:value-type="float">
            <text:p>40.3704</text:p>
          </table:table-cell>
          <table:table-cell/>
          <table:table-cell table:formula="of:=([.D315]-[.A315])/0.0166667" office:value-type="float" office:value="-101.279797440404" calcext:value-type="float">
            <text:p>-101.279797440404</text:p>
          </table:table-cell>
          <table:table-cell table:formula="of:=ABS([.E315]-[.B315])/0.0166667" office:value-type="float" office:value="762.23847552305" calcext:value-type="float">
            <text:p>762.23847552305</text:p>
          </table:table-cell>
          <table:table-cell table:formula="of:=([.F315]-[.C315])/0.0166667" office:value-type="float" office:value="-37.0079259841483" calcext:value-type="float">
            <text:p>-37.0079259841483</text:p>
          </table:table-cell>
          <table:table-cell table:formula="of:=DEGREES(ATAN(ABS([.F315]-[.C315])/ABS([.E315]-[.B315])))" office:value-type="float" office:value="2.77962117782948" calcext:value-type="float">
            <text:p>2.77962117782948</text:p>
          </table:table-cell>
          <table:table-cell table:formula="of:=SQRT(POWER([.H315];2)+POWER([.I315];2)+POWER([.J315];2))" office:value-type="float" office:value="769.827693398282" calcext:value-type="float">
            <text:p>769.827693398282</text:p>
          </table:table-cell>
        </table:table-row>
        <table:table-row table:style-name="ro1">
          <table:table-cell office:value-type="float" office:value="127.694" calcext:value-type="float">
            <text:p>127.694</text:p>
          </table:table-cell>
          <table:table-cell office:value-type="float" office:value="274.984" calcext:value-type="float">
            <text:p>274.984</text:p>
          </table:table-cell>
          <table:table-cell office:value-type="float" office:value="40.1284" calcext:value-type="float">
            <text:p>40.1284</text:p>
          </table:table-cell>
          <table:table-cell office:value-type="float" office:value="126.136" calcext:value-type="float">
            <text:p>126.136</text:p>
          </table:table-cell>
          <table:table-cell office:value-type="float" office:value="263.59" calcext:value-type="float">
            <text:p>263.59</text:p>
          </table:table-cell>
          <table:table-cell office:value-type="float" office:value="39.3322" calcext:value-type="float">
            <text:p>39.3322</text:p>
          </table:table-cell>
          <table:table-cell/>
          <table:table-cell table:formula="of:=([.D316]-[.A316])/0.0166667" office:value-type="float" office:value="-93.4798130403743" calcext:value-type="float">
            <text:p>-93.4798130403743</text:p>
          </table:table-cell>
          <table:table-cell table:formula="of:=ABS([.E316]-[.B316])/0.0166667" office:value-type="float" office:value="683.638632722735" calcext:value-type="float">
            <text:p>683.638632722735</text:p>
          </table:table-cell>
          <table:table-cell table:formula="of:=([.F316]-[.C316])/0.0166667" office:value-type="float" office:value="-47.771904456191" calcext:value-type="float">
            <text:p>-47.771904456191</text:p>
          </table:table-cell>
          <table:table-cell table:formula="of:=DEGREES(ATAN(ABS([.F316]-[.C316])/ABS([.E316]-[.B316])))" office:value-type="float" office:value="3.99726726278313" calcext:value-type="float">
            <text:p>3.99726726278313</text:p>
          </table:table-cell>
          <table:table-cell table:formula="of:=SQRT(POWER([.H316];2)+POWER([.I316];2)+POWER([.J316];2))" office:value-type="float" office:value="691.651943142246" calcext:value-type="float">
            <text:p>691.651943142246</text:p>
          </table:table-cell>
        </table:table-row>
        <table:table-row table:style-name="ro1">
          <table:table-cell office:value-type="float" office:value="132.897" calcext:value-type="float">
            <text:p>132.897</text:p>
          </table:table-cell>
          <table:table-cell office:value-type="float" office:value="274.865" calcext:value-type="float">
            <text:p>274.865</text:p>
          </table:table-cell>
          <table:table-cell office:value-type="float" office:value="41.1072" calcext:value-type="float">
            <text:p>41.1072</text:p>
          </table:table-cell>
          <table:table-cell office:value-type="float" office:value="131.054" calcext:value-type="float">
            <text:p>131.054</text:p>
          </table:table-cell>
          <table:table-cell office:value-type="float" office:value="262.352" calcext:value-type="float">
            <text:p>262.352</text:p>
          </table:table-cell>
          <table:table-cell office:value-type="float" office:value="40.7236" calcext:value-type="float">
            <text:p>40.7236</text:p>
          </table:table-cell>
          <table:table-cell/>
          <table:table-cell table:formula="of:=([.D317]-[.A317])/0.0166667" office:value-type="float" office:value="-110.579778840442" calcext:value-type="float">
            <text:p>-110.579778840442</text:p>
          </table:table-cell>
          <table:table-cell table:formula="of:=ABS([.E317]-[.B317])/0.0166667" office:value-type="float" office:value="750.778498443005" calcext:value-type="float">
            <text:p>750.778498443005</text:p>
          </table:table-cell>
          <table:table-cell table:formula="of:=([.F317]-[.C317])/0.0166667" office:value-type="float" office:value="-23.0159539680921" calcext:value-type="float">
            <text:p>-23.0159539680921</text:p>
          </table:table-cell>
          <table:table-cell table:formula="of:=DEGREES(ATAN(ABS([.F317]-[.C317])/ABS([.E317]-[.B317])))" office:value-type="float" office:value="1.75591622609236" calcext:value-type="float">
            <text:p>1.75591622609236</text:p>
          </table:table-cell>
          <table:table-cell table:formula="of:=SQRT(POWER([.H317];2)+POWER([.I317];2)+POWER([.J317];2))" office:value-type="float" office:value="759.227222476773" calcext:value-type="float">
            <text:p>759.227222476773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276.583" calcext:value-type="float">
            <text:p>276.583</text:p>
          </table:table-cell>
          <table:table-cell office:value-type="float" office:value="39.7996" calcext:value-type="float">
            <text:p>39.7996</text:p>
          </table:table-cell>
          <table:table-cell office:value-type="float" office:value="134.844" calcext:value-type="float">
            <text:p>134.844</text:p>
          </table:table-cell>
          <table:table-cell office:value-type="float" office:value="262.944" calcext:value-type="float">
            <text:p>262.944</text:p>
          </table:table-cell>
          <table:table-cell office:value-type="float" office:value="39.6249" calcext:value-type="float">
            <text:p>39.6249</text:p>
          </table:table-cell>
          <table:table-cell/>
          <table:table-cell table:formula="of:=([.D318]-[.A318])/0.0166667" office:value-type="float" office:value="-141.359717280565" calcext:value-type="float">
            <text:p>-141.359717280565</text:p>
          </table:table-cell>
          <table:table-cell table:formula="of:=ABS([.E318]-[.B318])/0.0166667" office:value-type="float" office:value="818.338363323274" calcext:value-type="float">
            <text:p>818.338363323274</text:p>
          </table:table-cell>
          <table:table-cell table:formula="of:=([.F318]-[.C318])/0.0166667" office:value-type="float" office:value="-10.481979036042" calcext:value-type="float">
            <text:p>-10.481979036042</text:p>
          </table:table-cell>
          <table:table-cell table:formula="of:=DEGREES(ATAN(ABS([.F318]-[.C318])/ABS([.E318]-[.B318])))" office:value-type="float" office:value="0.733853311966317" calcext:value-type="float">
            <text:p>0.733853311966317</text:p>
          </table:table-cell>
          <table:table-cell table:formula="of:=SQRT(POWER([.H318];2)+POWER([.I318];2)+POWER([.J318];2))" office:value-type="float" office:value="830.524002326705" calcext:value-type="float">
            <text:p>830.524002326705</text:p>
          </table:table-cell>
        </table:table-row>
        <table:table-row table:style-name="ro1">
          <table:table-cell office:value-type="float" office:value="138.159" calcext:value-type="float">
            <text:p>138.159</text:p>
          </table:table-cell>
          <table:table-cell office:value-type="float" office:value="285.192" calcext:value-type="float">
            <text:p>285.192</text:p>
          </table:table-cell>
          <table:table-cell office:value-type="float" office:value="39.1435" calcext:value-type="float">
            <text:p>39.1435</text:p>
          </table:table-cell>
          <table:table-cell office:value-type="float" office:value="135.93" calcext:value-type="float">
            <text:p>135.93</text:p>
          </table:table-cell>
          <table:table-cell office:value-type="float" office:value="272.34" calcext:value-type="float">
            <text:p>272.34</text:p>
          </table:table-cell>
          <table:table-cell office:value-type="float" office:value="38.5195" calcext:value-type="float">
            <text:p>38.5195</text:p>
          </table:table-cell>
          <table:table-cell/>
          <table:table-cell table:formula="of:=([.D319]-[.A319])/0.0166667" office:value-type="float" office:value="-133.739732520534" calcext:value-type="float">
            <text:p>-133.739732520534</text:p>
          </table:table-cell>
          <table:table-cell table:formula="of:=ABS([.E319]-[.B319])/0.0166667" office:value-type="float" office:value="771.118457763086" calcext:value-type="float">
            <text:p>771.118457763086</text:p>
          </table:table-cell>
          <table:table-cell table:formula="of:=([.F319]-[.C319])/0.0166667" office:value-type="float" office:value="-37.4399251201499" calcext:value-type="float">
            <text:p>-37.4399251201499</text:p>
          </table:table-cell>
          <table:table-cell table:formula="of:=DEGREES(ATAN(ABS([.F319]-[.C319])/ABS([.E319]-[.B319])))" office:value-type="float" office:value="2.77968503559236" calcext:value-type="float">
            <text:p>2.77968503559236</text:p>
          </table:table-cell>
          <table:table-cell table:formula="of:=SQRT(POWER([.H319];2)+POWER([.I319];2)+POWER([.J319];2))" office:value-type="float" office:value="783.525200584249" calcext:value-type="float">
            <text:p>783.525200584249</text:p>
          </table:table-cell>
        </table:table-row>
        <table:table-row table:style-name="ro1">
          <table:table-cell office:value-type="float" office:value="137.827" calcext:value-type="float">
            <text:p>137.827</text:p>
          </table:table-cell>
          <table:table-cell office:value-type="float" office:value="285.005" calcext:value-type="float">
            <text:p>285.005</text:p>
          </table:table-cell>
          <table:table-cell office:value-type="float" office:value="40.1935" calcext:value-type="float">
            <text:p>40.1935</text:p>
          </table:table-cell>
          <table:table-cell office:value-type="float" office:value="135.521" calcext:value-type="float">
            <text:p>135.521</text:p>
          </table:table-cell>
          <table:table-cell office:value-type="float" office:value="273.382" calcext:value-type="float">
            <text:p>273.382</text:p>
          </table:table-cell>
          <table:table-cell office:value-type="float" office:value="39.5911" calcext:value-type="float">
            <text:p>39.5911</text:p>
          </table:table-cell>
          <table:table-cell/>
          <table:table-cell table:formula="of:=([.D320]-[.A320])/0.0166667" office:value-type="float" office:value="-138.359723280554" calcext:value-type="float">
            <text:p>-138.359723280554</text:p>
          </table:table-cell>
          <table:table-cell table:formula="of:=ABS([.E320]-[.B320])/0.0166667" office:value-type="float" office:value="697.378605242789" calcext:value-type="float">
            <text:p>697.378605242789</text:p>
          </table:table-cell>
          <table:table-cell table:formula="of:=([.F320]-[.C320])/0.0166667" office:value-type="float" office:value="-36.1439277121447" calcext:value-type="float">
            <text:p>-36.1439277121447</text:p>
          </table:table-cell>
          <table:table-cell table:formula="of:=DEGREES(ATAN(ABS([.F320]-[.C320])/ABS([.E320]-[.B320])))" office:value-type="float" office:value="2.96688659806116" calcext:value-type="float">
            <text:p>2.96688659806116</text:p>
          </table:table-cell>
          <table:table-cell table:formula="of:=SQRT(POWER([.H320];2)+POWER([.I320];2)+POWER([.J320];2))" office:value-type="float" office:value="711.889538894279" calcext:value-type="float">
            <text:p>711.889538894279</text:p>
          </table:table-cell>
        </table:table-row>
        <table:table-row table:style-name="ro1">
          <table:table-cell office:value-type="float" office:value="138.501" calcext:value-type="float">
            <text:p>138.501</text:p>
          </table:table-cell>
          <table:table-cell office:value-type="float" office:value="283.124" calcext:value-type="float">
            <text:p>283.124</text:p>
          </table:table-cell>
          <table:table-cell office:value-type="float" office:value="42.0073" calcext:value-type="float">
            <text:p>42.0073</text:p>
          </table:table-cell>
          <table:table-cell office:value-type="float" office:value="136.239" calcext:value-type="float">
            <text:p>136.239</text:p>
          </table:table-cell>
          <table:table-cell office:value-type="float" office:value="270.307" calcext:value-type="float">
            <text:p>270.307</text:p>
          </table:table-cell>
          <table:table-cell office:value-type="float" office:value="41.8226" calcext:value-type="float">
            <text:p>41.8226</text:p>
          </table:table-cell>
          <table:table-cell/>
          <table:table-cell table:formula="of:=([.D321]-[.A321])/0.0166667" office:value-type="float" office:value="-135.719728560543" calcext:value-type="float">
            <text:p>-135.719728560543</text:p>
          </table:table-cell>
          <table:table-cell table:formula="of:=ABS([.E321]-[.B321])/0.0166667" office:value-type="float" office:value="769.018461963077" calcext:value-type="float">
            <text:p>769.018461963077</text:p>
          </table:table-cell>
          <table:table-cell table:formula="of:=([.F321]-[.C321])/0.0166667" office:value-type="float" office:value="-11.0819778360443" calcext:value-type="float">
            <text:p>-11.0819778360443</text:p>
          </table:table-cell>
          <table:table-cell table:formula="of:=DEGREES(ATAN(ABS([.F321]-[.C321])/ABS([.E321]-[.B321])))" office:value-type="float" office:value="0.825606462571682" calcext:value-type="float">
            <text:p>0.825606462571682</text:p>
          </table:table-cell>
          <table:table-cell table:formula="of:=SQRT(POWER([.H321];2)+POWER([.I321];2)+POWER([.J321];2))" office:value-type="float" office:value="780.981465716928" calcext:value-type="float">
            <text:p>780.981465716928</text:p>
          </table:table-cell>
        </table:table-row>
        <table:table-row table:style-name="ro1">
          <table:table-cell office:value-type="float" office:value="139.538" calcext:value-type="float">
            <text:p>139.538</text:p>
          </table:table-cell>
          <table:table-cell office:value-type="float" office:value="279.347" calcext:value-type="float">
            <text:p>279.347</text:p>
          </table:table-cell>
          <table:table-cell office:value-type="float" office:value="41.0892" calcext:value-type="float">
            <text:p>41.0892</text:p>
          </table:table-cell>
          <table:table-cell office:value-type="float" office:value="137.195" calcext:value-type="float">
            <text:p>137.195</text:p>
          </table:table-cell>
          <table:table-cell office:value-type="float" office:value="264.438" calcext:value-type="float">
            <text:p>264.438</text:p>
          </table:table-cell>
          <table:table-cell office:value-type="float" office:value="40.8198" calcext:value-type="float">
            <text:p>40.8198</text:p>
          </table:table-cell>
          <table:table-cell/>
          <table:table-cell table:formula="of:=([.D322]-[.A322])/0.0166667" office:value-type="float" office:value="-140.579718840563" calcext:value-type="float">
            <text:p>-140.579718840563</text:p>
          </table:table-cell>
          <table:table-cell table:formula="of:=ABS([.E322]-[.B322])/0.0166667" office:value-type="float" office:value="894.538210923578" calcext:value-type="float">
            <text:p>894.538210923578</text:p>
          </table:table-cell>
          <table:table-cell table:formula="of:=([.F322]-[.C322])/0.0166667" office:value-type="float" office:value="-16.1639676720645" calcext:value-type="float">
            <text:p>-16.1639676720645</text:p>
          </table:table-cell>
          <table:table-cell table:formula="of:=DEGREES(ATAN(ABS([.F322]-[.C322])/ABS([.E322]-[.B322])))" office:value-type="float" office:value="1.03520044113606" calcext:value-type="float">
            <text:p>1.03520044113606</text:p>
          </table:table-cell>
          <table:table-cell table:formula="of:=SQRT(POWER([.H322];2)+POWER([.I322];2)+POWER([.J322];2))" office:value-type="float" office:value="905.661383742594" calcext:value-type="float">
            <text:p>905.661383742594</text:p>
          </table:table-cell>
        </table:table-row>
        <table:table-row table:style-name="ro1">
          <table:table-cell office:value-type="float" office:value="144.215" calcext:value-type="float">
            <text:p>144.215</text:p>
          </table:table-cell>
          <table:table-cell office:value-type="float" office:value="287.608" calcext:value-type="float">
            <text:p>287.608</text:p>
          </table:table-cell>
          <table:table-cell office:value-type="float" office:value="42.793" calcext:value-type="float">
            <text:p>42.793</text:p>
          </table:table-cell>
          <table:table-cell office:value-type="float" office:value="142.612" calcext:value-type="float">
            <text:p>142.612</text:p>
          </table:table-cell>
          <table:table-cell office:value-type="float" office:value="278.255" calcext:value-type="float">
            <text:p>278.255</text:p>
          </table:table-cell>
          <table:table-cell office:value-type="float" office:value="41.9947" calcext:value-type="float">
            <text:p>41.9947</text:p>
          </table:table-cell>
          <table:table-cell/>
          <table:table-cell table:formula="of:=([.D323]-[.A323])/0.0166667" office:value-type="float" office:value="-96.1798076403852" calcext:value-type="float">
            <text:p>-96.1798076403852</text:p>
          </table:table-cell>
          <table:table-cell table:formula="of:=ABS([.E323]-[.B323])/0.0166667" office:value-type="float" office:value="561.178877642245" calcext:value-type="float">
            <text:p>561.178877642245</text:p>
          </table:table-cell>
          <table:table-cell table:formula="of:=([.F323]-[.C323])/0.0166667" office:value-type="float" office:value="-47.8979042041915" calcext:value-type="float">
            <text:p>-47.8979042041915</text:p>
          </table:table-cell>
          <table:table-cell table:formula="of:=DEGREES(ATAN(ABS([.F323]-[.C323])/ABS([.E323]-[.B323])))" office:value-type="float" office:value="4.87850245639873" calcext:value-type="float">
            <text:p>4.87850245639873</text:p>
          </table:table-cell>
          <table:table-cell table:formula="of:=SQRT(POWER([.H323];2)+POWER([.I323];2)+POWER([.J323];2))" office:value-type="float" office:value="571.37246812977" calcext:value-type="float">
            <text:p>571.37246812977</text:p>
          </table:table-cell>
        </table:table-row>
        <table:table-row table:style-name="ro1">
          <table:table-cell office:value-type="float" office:value="143.47" calcext:value-type="float">
            <text:p>143.47</text:p>
          </table:table-cell>
          <table:table-cell office:value-type="float" office:value="285.612" calcext:value-type="float">
            <text:p>285.612</text:p>
          </table:table-cell>
          <table:table-cell office:value-type="float" office:value="41.5834" calcext:value-type="float">
            <text:p>41.5834</text:p>
          </table:table-cell>
          <table:table-cell office:value-type="float" office:value="141.362" calcext:value-type="float">
            <text:p>141.362</text:p>
          </table:table-cell>
          <table:table-cell office:value-type="float" office:value="272.806" calcext:value-type="float">
            <text:p>272.806</text:p>
          </table:table-cell>
          <table:table-cell office:value-type="float" office:value="40.8881" calcext:value-type="float">
            <text:p>40.8881</text:p>
          </table:table-cell>
          <table:table-cell/>
          <table:table-cell table:formula="of:=([.D324]-[.A324])/0.0166667" office:value-type="float" office:value="-126.479747040506" calcext:value-type="float">
            <text:p>-126.479747040506</text:p>
          </table:table-cell>
          <table:table-cell table:formula="of:=ABS([.E324]-[.B324])/0.0166667" office:value-type="float" office:value="768.358463283076" calcext:value-type="float">
            <text:p>768.358463283076</text:p>
          </table:table-cell>
          <table:table-cell table:formula="of:=([.F324]-[.C324])/0.0166667" office:value-type="float" office:value="-41.7179165641666" calcext:value-type="float">
            <text:p>-41.7179165641666</text:p>
          </table:table-cell>
          <table:table-cell table:formula="of:=DEGREES(ATAN(ABS([.F324]-[.C324])/ABS([.E324]-[.B324])))" office:value-type="float" office:value="3.10781495070997" calcext:value-type="float">
            <text:p>3.10781495070997</text:p>
          </table:table-cell>
          <table:table-cell table:formula="of:=SQRT(POWER([.H324];2)+POWER([.I324];2)+POWER([.J324];2))" office:value-type="float" office:value="779.815516050184" calcext:value-type="float">
            <text:p>779.815516050184</text:p>
          </table:table-cell>
        </table:table-row>
        <table:table-row table:style-name="ro1">
          <table:table-cell office:value-type="float" office:value="144.887" calcext:value-type="float">
            <text:p>144.887</text:p>
          </table:table-cell>
          <table:table-cell office:value-type="float" office:value="295.377" calcext:value-type="float">
            <text:p>295.377</text:p>
          </table:table-cell>
          <table:table-cell office:value-type="float" office:value="42.1112" calcext:value-type="float">
            <text:p>42.1112</text:p>
          </table:table-cell>
          <table:table-cell office:value-type="float" office:value="142.492" calcext:value-type="float">
            <text:p>142.492</text:p>
          </table:table-cell>
          <table:table-cell office:value-type="float" office:value="280.802" calcext:value-type="float">
            <text:p>280.802</text:p>
          </table:table-cell>
          <table:table-cell office:value-type="float" office:value="41.8427" calcext:value-type="float">
            <text:p>41.8427</text:p>
          </table:table-cell>
          <table:table-cell/>
          <table:table-cell table:formula="of:=([.D325]-[.A325])/0.0166667" office:value-type="float" office:value="-143.699712600575" calcext:value-type="float">
            <text:p>-143.699712600575</text:p>
          </table:table-cell>
          <table:table-cell table:formula="of:=ABS([.E325]-[.B325])/0.0166667" office:value-type="float" office:value="874.498251003497" calcext:value-type="float">
            <text:p>874.498251003497</text:p>
          </table:table-cell>
          <table:table-cell table:formula="of:=([.F325]-[.C325])/0.0166667" office:value-type="float" office:value="-16.1099677800642" calcext:value-type="float">
            <text:p>-16.1099677800642</text:p>
          </table:table-cell>
          <table:table-cell table:formula="of:=DEGREES(ATAN(ABS([.F325]-[.C325])/ABS([.E325]-[.B325])))" office:value-type="float" office:value="1.05538091811867" calcext:value-type="float">
            <text:p>1.05538091811867</text:p>
          </table:table-cell>
          <table:table-cell table:formula="of:=SQRT(POWER([.H325];2)+POWER([.I325];2)+POWER([.J325];2))" office:value-type="float" office:value="886.37256809512" calcext:value-type="float">
            <text:p>886.37256809512</text:p>
          </table:table-cell>
        </table:table-row>
        <table:table-row table:style-name="ro1">
          <table:table-cell office:value-type="float" office:value="145.335" calcext:value-type="float">
            <text:p>145.335</text:p>
          </table:table-cell>
          <table:table-cell office:value-type="float" office:value="291.351" calcext:value-type="float">
            <text:p>291.351</text:p>
          </table:table-cell>
          <table:table-cell office:value-type="float" office:value="41.9537" calcext:value-type="float">
            <text:p>41.9537</text:p>
          </table:table-cell>
          <table:table-cell office:value-type="float" office:value="143.838" calcext:value-type="float">
            <text:p>143.838</text:p>
          </table:table-cell>
          <table:table-cell office:value-type="float" office:value="277.961" calcext:value-type="float">
            <text:p>277.961</text:p>
          </table:table-cell>
          <table:table-cell office:value-type="float" office:value="41.7835" calcext:value-type="float">
            <text:p>41.7835</text:p>
          </table:table-cell>
          <table:table-cell/>
          <table:table-cell table:formula="of:=([.D326]-[.A326])/0.0166667" office:value-type="float" office:value="-89.8198203603601" calcext:value-type="float">
            <text:p>-89.8198203603601</text:p>
          </table:table-cell>
          <table:table-cell table:formula="of:=ABS([.E326]-[.B326])/0.0166667" office:value-type="float" office:value="803.398393203213" calcext:value-type="float">
            <text:p>803.398393203213</text:p>
          </table:table-cell>
          <table:table-cell table:formula="of:=([.F326]-[.C326])/0.0166667" office:value-type="float" office:value="-10.2119795760405" calcext:value-type="float">
            <text:p>-10.2119795760405</text:p>
          </table:table-cell>
          <table:table-cell table:formula="of:=DEGREES(ATAN(ABS([.F326]-[.C326])/ABS([.E326]-[.B326])))" office:value-type="float" office:value="0.728246193508543" calcext:value-type="float">
            <text:p>0.728246193508543</text:p>
          </table:table-cell>
          <table:table-cell table:formula="of:=SQRT(POWER([.H326];2)+POWER([.I326];2)+POWER([.J326];2))" office:value-type="float" office:value="808.468220066771" calcext:value-type="float">
            <text:p>808.468220066771</text:p>
          </table:table-cell>
        </table:table-row>
        <table:table-row table:style-name="ro1">
          <table:table-cell office:value-type="float" office:value="146.021" calcext:value-type="float">
            <text:p>146.021</text:p>
          </table:table-cell>
          <table:table-cell office:value-type="float" office:value="297.689" calcext:value-type="float">
            <text:p>297.689</text:p>
          </table:table-cell>
          <table:table-cell office:value-type="float" office:value="42.0105" calcext:value-type="float">
            <text:p>42.0105</text:p>
          </table:table-cell>
          <table:table-cell office:value-type="float" office:value="144.645" calcext:value-type="float">
            <text:p>144.645</text:p>
          </table:table-cell>
          <table:table-cell office:value-type="float" office:value="286.568" calcext:value-type="float">
            <text:p>286.568</text:p>
          </table:table-cell>
          <table:table-cell office:value-type="float" office:value="41.4257" calcext:value-type="float">
            <text:p>41.4257</text:p>
          </table:table-cell>
          <table:table-cell/>
          <table:table-cell table:formula="of:=([.D327]-[.A327])/0.0166667" office:value-type="float" office:value="-82.5598348803288" calcext:value-type="float">
            <text:p>-82.5598348803288</text:p>
          </table:table-cell>
          <table:table-cell table:formula="of:=ABS([.E327]-[.B327])/0.0166667" office:value-type="float" office:value="667.258665482671" calcext:value-type="float">
            <text:p>667.258665482671</text:p>
          </table:table-cell>
          <table:table-cell table:formula="of:=([.F327]-[.C327])/0.0166667" office:value-type="float" office:value="-35.0879298241404" calcext:value-type="float">
            <text:p>-35.0879298241404</text:p>
          </table:table-cell>
          <table:table-cell table:formula="of:=DEGREES(ATAN(ABS([.F327]-[.C327])/ABS([.E327]-[.B327])))" office:value-type="float" office:value="3.01013747318131" calcext:value-type="float">
            <text:p>3.01013747318131</text:p>
          </table:table-cell>
          <table:table-cell table:formula="of:=SQRT(POWER([.H327];2)+POWER([.I327];2)+POWER([.J327];2))" office:value-type="float" office:value="673.261773618944" calcext:value-type="float">
            <text:p>673.261773618944</text:p>
          </table:table-cell>
        </table:table-row>
        <table:table-row table:style-name="ro1">
          <table:table-cell office:value-type="float" office:value="146.753" calcext:value-type="float">
            <text:p>146.753</text:p>
          </table:table-cell>
          <table:table-cell office:value-type="float" office:value="298.912" calcext:value-type="float">
            <text:p>298.912</text:p>
          </table:table-cell>
          <table:table-cell office:value-type="float" office:value="41.5595" calcext:value-type="float">
            <text:p>41.5595</text:p>
          </table:table-cell>
          <table:table-cell office:value-type="float" office:value="145.424" calcext:value-type="float">
            <text:p>145.424</text:p>
          </table:table-cell>
          <table:table-cell office:value-type="float" office:value="286.46" calcext:value-type="float">
            <text:p>286.46</text:p>
          </table:table-cell>
          <table:table-cell office:value-type="float" office:value="40.9287" calcext:value-type="float">
            <text:p>40.9287</text:p>
          </table:table-cell>
          <table:table-cell/>
          <table:table-cell table:formula="of:=([.D328]-[.A328])/0.0166667" office:value-type="float" office:value="-79.7398405203177" calcext:value-type="float">
            <text:p>-79.7398405203177</text:p>
          </table:table-cell>
          <table:table-cell table:formula="of:=ABS([.E328]-[.B328])/0.0166667" office:value-type="float" office:value="747.118505762988" calcext:value-type="float">
            <text:p>747.118505762988</text:p>
          </table:table-cell>
          <table:table-cell table:formula="of:=([.F328]-[.C328])/0.0166667" office:value-type="float" office:value="-37.8479243041514" calcext:value-type="float">
            <text:p>-37.8479243041514</text:p>
          </table:table-cell>
          <table:table-cell table:formula="of:=DEGREES(ATAN(ABS([.F328]-[.C328])/ABS([.E328]-[.B328])))" office:value-type="float" office:value="2.90004081060423" calcext:value-type="float">
            <text:p>2.90004081060423</text:p>
          </table:table-cell>
          <table:table-cell table:formula="of:=SQRT(POWER([.H328];2)+POWER([.I328];2)+POWER([.J328];2))" office:value-type="float" office:value="752.314408471524" calcext:value-type="float">
            <text:p>752.314408471524</text:p>
          </table:table-cell>
        </table:table-row>
        <table:table-row table:style-name="ro1">
          <table:table-cell office:value-type="float" office:value="145.441" calcext:value-type="float">
            <text:p>145.441</text:p>
          </table:table-cell>
          <table:table-cell office:value-type="float" office:value="288.687" calcext:value-type="float">
            <text:p>288.687</text:p>
          </table:table-cell>
          <table:table-cell office:value-type="float" office:value="42.109" calcext:value-type="float">
            <text:p>42.109</text:p>
          </table:table-cell>
          <table:table-cell office:value-type="float" office:value="143.949" calcext:value-type="float">
            <text:p>143.949</text:p>
          </table:table-cell>
          <table:table-cell office:value-type="float" office:value="275.44" calcext:value-type="float">
            <text:p>275.44</text:p>
          </table:table-cell>
          <table:table-cell office:value-type="float" office:value="41.9356" calcext:value-type="float">
            <text:p>41.9356</text:p>
          </table:table-cell>
          <table:table-cell/>
          <table:table-cell table:formula="of:=([.D329]-[.A329])/0.0166667" office:value-type="float" office:value="-89.5198209603575" calcext:value-type="float">
            <text:p>-89.5198209603575</text:p>
          </table:table-cell>
          <table:table-cell table:formula="of:=ABS([.E329]-[.B329])/0.0166667" office:value-type="float" office:value="794.81841036318" calcext:value-type="float">
            <text:p>794.81841036318</text:p>
          </table:table-cell>
          <table:table-cell table:formula="of:=([.F329]-[.C329])/0.0166667" office:value-type="float" office:value="-10.4039791920417" calcext:value-type="float">
            <text:p>-10.4039791920417</text:p>
          </table:table-cell>
          <table:table-cell table:formula="of:=DEGREES(ATAN(ABS([.F329]-[.C329])/ABS([.E329]-[.B329])))" office:value-type="float" office:value="0.749944953137244" calcext:value-type="float">
            <text:p>0.749944953137244</text:p>
          </table:table-cell>
          <table:table-cell table:formula="of:=SQRT(POWER([.H329];2)+POWER([.I329];2)+POWER([.J329];2))" office:value-type="float" office:value="799.911461713142" calcext:value-type="float">
            <text:p>799.911461713142</text:p>
          </table:table-cell>
        </table:table-row>
        <table:table-row table:style-name="ro1">
          <table:table-cell office:value-type="float" office:value="146.292" calcext:value-type="float">
            <text:p>146.292</text:p>
          </table:table-cell>
          <table:table-cell office:value-type="float" office:value="290.953" calcext:value-type="float">
            <text:p>290.953</text:p>
          </table:table-cell>
          <table:table-cell office:value-type="float" office:value="42.2651" calcext:value-type="float">
            <text:p>42.2651</text:p>
          </table:table-cell>
          <table:table-cell office:value-type="float" office:value="144.97" calcext:value-type="float">
            <text:p>144.97</text:p>
          </table:table-cell>
          <table:table-cell office:value-type="float" office:value="278.822" calcext:value-type="float">
            <text:p>278.822</text:p>
          </table:table-cell>
          <table:table-cell office:value-type="float" office:value="41.8895" calcext:value-type="float">
            <text:p>41.8895</text:p>
          </table:table-cell>
          <table:table-cell/>
          <table:table-cell table:formula="of:=([.D330]-[.A330])/0.0166667" office:value-type="float" office:value="-79.3198413603174" calcext:value-type="float">
            <text:p>-79.3198413603174</text:p>
          </table:table-cell>
          <table:table-cell table:formula="of:=ABS([.E330]-[.B330])/0.0166667" office:value-type="float" office:value="727.85854428291" calcext:value-type="float">
            <text:p>727.85854428291</text:p>
          </table:table-cell>
          <table:table-cell table:formula="of:=([.F330]-[.C330])/0.0166667" office:value-type="float" office:value="-22.5359549280901" calcext:value-type="float">
            <text:p>-22.5359549280901</text:p>
          </table:table-cell>
          <table:table-cell table:formula="of:=DEGREES(ATAN(ABS([.F330]-[.C330])/ABS([.E330]-[.B330])))" office:value-type="float" office:value="1.77342527088701" calcext:value-type="float">
            <text:p>1.77342527088701</text:p>
          </table:table-cell>
          <table:table-cell table:formula="of:=SQRT(POWER([.H330];2)+POWER([.I330];2)+POWER([.J330];2))" office:value-type="float" office:value="732.514550697516" calcext:value-type="float">
            <text:p>732.514550697516</text:p>
          </table:table-cell>
        </table:table-row>
        <table:table-row table:style-name="ro1">
          <table:table-cell office:value-type="float" office:value="145.712" calcext:value-type="float">
            <text:p>145.712</text:p>
          </table:table-cell>
          <table:table-cell office:value-type="float" office:value="292.357" calcext:value-type="float">
            <text:p>292.357</text:p>
          </table:table-cell>
          <table:table-cell office:value-type="float" office:value="42.5668" calcext:value-type="float">
            <text:p>42.5668</text:p>
          </table:table-cell>
          <table:table-cell office:value-type="float" office:value="144.136" calcext:value-type="float">
            <text:p>144.136</text:p>
          </table:table-cell>
          <table:table-cell office:value-type="float" office:value="280.169" calcext:value-type="float">
            <text:p>280.169</text:p>
          </table:table-cell>
          <table:table-cell office:value-type="float" office:value="42.434" calcext:value-type="float">
            <text:p>42.434</text:p>
          </table:table-cell>
          <table:table-cell/>
          <table:table-cell table:formula="of:=([.D331]-[.A331])/0.0166667" office:value-type="float" office:value="-94.5598108803778" calcext:value-type="float">
            <text:p>-94.5598108803778</text:p>
          </table:table-cell>
          <table:table-cell table:formula="of:=ABS([.E331]-[.B331])/0.0166667" office:value-type="float" office:value="731.278537442928" calcext:value-type="float">
            <text:p>731.278537442928</text:p>
          </table:table-cell>
          <table:table-cell table:formula="of:=([.F331]-[.C331])/0.0166667" office:value-type="float" office:value="-7.96798406403206" calcext:value-type="float">
            <text:p>-7.96798406403206</text:p>
          </table:table-cell>
          <table:table-cell table:formula="of:=DEGREES(ATAN(ABS([.F331]-[.C331])/ABS([.E331]-[.B331])))" office:value-type="float" office:value="0.624268003523865" calcext:value-type="float">
            <text:p>0.624268003523865</text:p>
          </table:table-cell>
          <table:table-cell table:formula="of:=SQRT(POWER([.H331];2)+POWER([.I331];2)+POWER([.J331];2))" office:value-type="float" office:value="737.409890039756" calcext:value-type="float">
            <text:p>737.409890039756</text:p>
          </table:table-cell>
        </table:table-row>
        <table:table-row table:style-name="ro1">
          <table:table-cell office:value-type="float" office:value="145.177" calcext:value-type="float">
            <text:p>145.177</text:p>
          </table:table-cell>
          <table:table-cell office:value-type="float" office:value="293.901" calcext:value-type="float">
            <text:p>293.901</text:p>
          </table:table-cell>
          <table:table-cell office:value-type="float" office:value="42.3346" calcext:value-type="float">
            <text:p>42.3346</text:p>
          </table:table-cell>
          <table:table-cell office:value-type="float" office:value="142.64" calcext:value-type="float">
            <text:p>142.64</text:p>
          </table:table-cell>
          <table:table-cell office:value-type="float" office:value="281.92" calcext:value-type="float">
            <text:p>281.92</text:p>
          </table:table-cell>
          <table:table-cell office:value-type="float" office:value="42.1687" calcext:value-type="float">
            <text:p>42.1687</text:p>
          </table:table-cell>
          <table:table-cell/>
          <table:table-cell table:formula="of:=([.D332]-[.A332])/0.0166667" office:value-type="float" office:value="-152.219695560609" calcext:value-type="float">
            <text:p>-152.219695560609</text:p>
          </table:table-cell>
          <table:table-cell table:formula="of:=ABS([.E332]-[.B332])/0.0166667" office:value-type="float" office:value="718.858562282875" calcext:value-type="float">
            <text:p>718.858562282875</text:p>
          </table:table-cell>
          <table:table-cell table:formula="of:=([.F332]-[.C332])/0.0166667" office:value-type="float" office:value="-9.95398009203985" calcext:value-type="float">
            <text:p>-9.95398009203985</text:p>
          </table:table-cell>
          <table:table-cell table:formula="of:=DEGREES(ATAN(ABS([.F332]-[.C332])/ABS([.E332]-[.B332])))" office:value-type="float" office:value="0.793319621045474" calcext:value-type="float">
            <text:p>0.793319621045474</text:p>
          </table:table-cell>
          <table:table-cell table:formula="of:=SQRT(POWER([.H332];2)+POWER([.I332];2)+POWER([.J332];2))" office:value-type="float" office:value="734.865667999016" calcext:value-type="float">
            <text:p>734.865667999016</text:p>
          </table:table-cell>
        </table:table-row>
        <table:table-row table:style-name="ro1">
          <table:table-cell office:value-type="float" office:value="144.593" calcext:value-type="float">
            <text:p>144.593</text:p>
          </table:table-cell>
          <table:table-cell office:value-type="float" office:value="296.846" calcext:value-type="float">
            <text:p>296.846</text:p>
          </table:table-cell>
          <table:table-cell office:value-type="float" office:value="41.8888" calcext:value-type="float">
            <text:p>41.8888</text:p>
          </table:table-cell>
          <table:table-cell office:value-type="float" office:value="141.501" calcext:value-type="float">
            <text:p>141.501</text:p>
          </table:table-cell>
          <table:table-cell office:value-type="float" office:value="281.029" calcext:value-type="float">
            <text:p>281.029</text:p>
          </table:table-cell>
          <table:table-cell office:value-type="float" office:value="42.0648" calcext:value-type="float">
            <text:p>42.0648</text:p>
          </table:table-cell>
          <table:table-cell/>
          <table:table-cell table:formula="of:=([.D333]-[.A333])/0.0166667" office:value-type="float" office:value="-185.519628960741" calcext:value-type="float">
            <text:p>-185.519628960741</text:p>
          </table:table-cell>
          <table:table-cell table:formula="of:=ABS([.E333]-[.B333])/0.0166667" office:value-type="float" office:value="949.018101963797" calcext:value-type="float">
            <text:p>949.018101963797</text:p>
          </table:table-cell>
          <table:table-cell table:formula="of:=([.F333]-[.C333])/0.0166667" office:value-type="float" office:value="10.5599788800419" calcext:value-type="float">
            <text:p>10.5599788800419</text:p>
          </table:table-cell>
          <table:table-cell table:formula="of:=DEGREES(ATAN(ABS([.F333]-[.C333])/ABS([.E333]-[.B333])))" office:value-type="float" office:value="0.637519190471439" calcext:value-type="float">
            <text:p>0.637519190471439</text:p>
          </table:table-cell>
          <table:table-cell table:formula="of:=SQRT(POWER([.H333];2)+POWER([.I333];2)+POWER([.J333];2))" office:value-type="float" office:value="967.038987703518" calcext:value-type="float">
            <text:p>967.038987703518</text:p>
          </table:table-cell>
        </table:table-row>
        <table:table-row table:style-name="ro1">
          <table:table-cell office:value-type="float" office:value="145.673" calcext:value-type="float">
            <text:p>145.673</text:p>
          </table:table-cell>
          <table:table-cell office:value-type="float" office:value="297.492" calcext:value-type="float">
            <text:p>297.492</text:p>
          </table:table-cell>
          <table:table-cell office:value-type="float" office:value="43.0798" calcext:value-type="float">
            <text:p>43.0798</text:p>
          </table:table-cell>
          <table:table-cell office:value-type="float" office:value="142.844" calcext:value-type="float">
            <text:p>142.844</text:p>
          </table:table-cell>
          <table:table-cell office:value-type="float" office:value="285.386" calcext:value-type="float">
            <text:p>285.386</text:p>
          </table:table-cell>
          <table:table-cell office:value-type="float" office:value="43.1436" calcext:value-type="float">
            <text:p>43.1436</text:p>
          </table:table-cell>
          <table:table-cell/>
          <table:table-cell table:formula="of:=([.D334]-[.A334])/0.0166667" office:value-type="float" office:value="-169.739660520679" calcext:value-type="float">
            <text:p>-169.739660520679</text:p>
          </table:table-cell>
          <table:table-cell table:formula="of:=ABS([.E334]-[.B334])/0.0166667" office:value-type="float" office:value="726.358547282905" calcext:value-type="float">
            <text:p>726.358547282905</text:p>
          </table:table-cell>
          <table:table-cell table:formula="of:=([.F334]-[.C334])/0.0166667" office:value-type="float" office:value="3.82799234401534" calcext:value-type="float">
            <text:p>3.82799234401534</text:p>
          </table:table-cell>
          <table:table-cell table:formula="of:=DEGREES(ATAN(ABS([.F334]-[.C334])/ABS([.E334]-[.B334])))" office:value-type="float" office:value="0.301952493889552" calcext:value-type="float">
            <text:p>0.301952493889552</text:p>
          </table:table-cell>
          <table:table-cell table:formula="of:=SQRT(POWER([.H334];2)+POWER([.I334];2)+POWER([.J334];2))" office:value-type="float" office:value="745.937628149964" calcext:value-type="float">
            <text:p>745.937628149964</text:p>
          </table:table-cell>
        </table:table-row>
        <table:table-row table:style-name="ro1">
          <table:table-cell office:value-type="float" office:value="143.985" calcext:value-type="float">
            <text:p>143.985</text:p>
          </table:table-cell>
          <table:table-cell office:value-type="float" office:value="292.92" calcext:value-type="float">
            <text:p>292.92</text:p>
          </table:table-cell>
          <table:table-cell office:value-type="float" office:value="42.4921" calcext:value-type="float">
            <text:p>42.4921</text:p>
          </table:table-cell>
          <table:table-cell office:value-type="float" office:value="141.185" calcext:value-type="float">
            <text:p>141.185</text:p>
          </table:table-cell>
          <table:table-cell office:value-type="float" office:value="282.365" calcext:value-type="float">
            <text:p>282.365</text:p>
          </table:table-cell>
          <table:table-cell office:value-type="float" office:value="42.1085" calcext:value-type="float">
            <text:p>42.1085</text:p>
          </table:table-cell>
          <table:table-cell/>
          <table:table-cell table:formula="of:=([.D335]-[.A335])/0.0166667" office:value-type="float" office:value="-167.999664000673" calcext:value-type="float">
            <text:p>-167.999664000673</text:p>
          </table:table-cell>
          <table:table-cell table:formula="of:=ABS([.E335]-[.B335])/0.0166667" office:value-type="float" office:value="633.298733402534" calcext:value-type="float">
            <text:p>633.298733402534</text:p>
          </table:table-cell>
          <table:table-cell table:formula="of:=([.F335]-[.C335])/0.0166667" office:value-type="float" office:value="-23.0159539680921" calcext:value-type="float">
            <text:p>-23.0159539680921</text:p>
          </table:table-cell>
          <table:table-cell table:formula="of:=DEGREES(ATAN(ABS([.F335]-[.C335])/ABS([.E335]-[.B335])))" office:value-type="float" office:value="2.0813824849952" calcext:value-type="float">
            <text:p>2.0813824849952</text:p>
          </table:table-cell>
          <table:table-cell table:formula="of:=SQRT(POWER([.H335];2)+POWER([.I335];2)+POWER([.J335];2))" office:value-type="float" office:value="655.607281053722" calcext:value-type="float">
            <text:p>655.607281053722</text:p>
          </table:table-cell>
        </table:table-row>
        <table:table-row table:style-name="ro1">
          <table:table-cell office:value-type="float" office:value="144.342" calcext:value-type="float">
            <text:p>144.342</text:p>
          </table:table-cell>
          <table:table-cell office:value-type="float" office:value="295.4" calcext:value-type="float">
            <text:p>295.4</text:p>
          </table:table-cell>
          <table:table-cell office:value-type="float" office:value="42.6279" calcext:value-type="float">
            <text:p>42.6279</text:p>
          </table:table-cell>
          <table:table-cell office:value-type="float" office:value="141.299" calcext:value-type="float">
            <text:p>141.299</text:p>
          </table:table-cell>
          <table:table-cell office:value-type="float" office:value="284.879" calcext:value-type="float">
            <text:p>284.879</text:p>
          </table:table-cell>
          <table:table-cell office:value-type="float" office:value="41.9663" calcext:value-type="float">
            <text:p>41.9663</text:p>
          </table:table-cell>
          <table:table-cell/>
          <table:table-cell table:formula="of:=([.D336]-[.A336])/0.0166667" office:value-type="float" office:value="-182.579634840731" calcext:value-type="float">
            <text:p>-182.579634840731</text:p>
          </table:table-cell>
          <table:table-cell table:formula="of:=ABS([.E336]-[.B336])/0.0166667" office:value-type="float" office:value="631.258737482523" calcext:value-type="float">
            <text:p>631.258737482523</text:p>
          </table:table-cell>
          <table:table-cell table:formula="of:=([.F336]-[.C336])/0.0166667" office:value-type="float" office:value="-39.6959206081588" calcext:value-type="float">
            <text:p>-39.6959206081588</text:p>
          </table:table-cell>
          <table:table-cell table:formula="of:=DEGREES(ATAN(ABS([.F336]-[.C336])/ABS([.E336]-[.B336])))" office:value-type="float" office:value="3.59823591192019" calcext:value-type="float">
            <text:p>3.59823591192019</text:p>
          </table:table-cell>
          <table:table-cell table:formula="of:=SQRT(POWER([.H336];2)+POWER([.I336];2)+POWER([.J336];2))" office:value-type="float" office:value="658.330223231117" calcext:value-type="float">
            <text:p>658.330223231117</text:p>
          </table:table-cell>
        </table:table-row>
        <table:table-row table:style-name="ro1">
          <table:table-cell office:value-type="float" office:value="145.905" calcext:value-type="float">
            <text:p>145.905</text:p>
          </table:table-cell>
          <table:table-cell office:value-type="float" office:value="298.885" calcext:value-type="float">
            <text:p>298.885</text:p>
          </table:table-cell>
          <table:table-cell office:value-type="float" office:value="42.6096" calcext:value-type="float">
            <text:p>42.6096</text:p>
          </table:table-cell>
          <table:table-cell office:value-type="float" office:value="143.75" calcext:value-type="float">
            <text:p>143.75</text:p>
          </table:table-cell>
          <table:table-cell office:value-type="float" office:value="289.306" calcext:value-type="float">
            <text:p>289.306</text:p>
          </table:table-cell>
          <table:table-cell office:value-type="float" office:value="41.7686" calcext:value-type="float">
            <text:p>41.7686</text:p>
          </table:table-cell>
          <table:table-cell/>
          <table:table-cell table:formula="of:=([.D337]-[.A337])/0.0166667" office:value-type="float" office:value="-129.299741400517" calcext:value-type="float">
            <text:p>-129.299741400517</text:p>
          </table:table-cell>
          <table:table-cell table:formula="of:=ABS([.E337]-[.B337])/0.0166667" office:value-type="float" office:value="574.7388505223" calcext:value-type="float">
            <text:p>574.7388505223</text:p>
          </table:table-cell>
          <table:table-cell table:formula="of:=([.F337]-[.C337])/0.0166667" office:value-type="float" office:value="-50.4598990802019" calcext:value-type="float">
            <text:p>-50.4598990802019</text:p>
          </table:table-cell>
          <table:table-cell table:formula="of:=DEGREES(ATAN(ABS([.F337]-[.C337])/ABS([.E337]-[.B337])))" office:value-type="float" office:value="5.01748741506052" calcext:value-type="float">
            <text:p>5.01748741506052</text:p>
          </table:table-cell>
          <table:table-cell table:formula="of:=SQRT(POWER([.H337];2)+POWER([.I337];2)+POWER([.J337];2))" office:value-type="float" office:value="591.260831478899" calcext:value-type="float">
            <text:p>591.260831478899</text:p>
          </table:table-cell>
        </table:table-row>
        <table:table-row table:style-name="ro1">
          <table:table-cell office:value-type="float" office:value="146.076" calcext:value-type="float">
            <text:p>146.076</text:p>
          </table:table-cell>
          <table:table-cell office:value-type="float" office:value="294.82" calcext:value-type="float">
            <text:p>294.82</text:p>
          </table:table-cell>
          <table:table-cell office:value-type="float" office:value="42.7044" calcext:value-type="float">
            <text:p>42.7044</text:p>
          </table:table-cell>
          <table:table-cell office:value-type="float" office:value="144.199" calcext:value-type="float">
            <text:p>144.199</text:p>
          </table:table-cell>
          <table:table-cell office:value-type="float" office:value="283.921" calcext:value-type="float">
            <text:p>283.921</text:p>
          </table:table-cell>
          <table:table-cell office:value-type="float" office:value="42.35" calcext:value-type="float">
            <text:p>42.35</text:p>
          </table:table-cell>
          <table:table-cell/>
          <table:table-cell table:formula="of:=([.D338]-[.A338])/0.0166667" office:value-type="float" office:value="-112.619774760449" calcext:value-type="float">
            <text:p>-112.619774760449</text:p>
          </table:table-cell>
          <table:table-cell table:formula="of:=ABS([.E338]-[.B338])/0.0166667" office:value-type="float" office:value="653.938692122616" calcext:value-type="float">
            <text:p>653.938692122616</text:p>
          </table:table-cell>
          <table:table-cell table:formula="of:=([.F338]-[.C338])/0.0166667" office:value-type="float" office:value="-21.263957472085" calcext:value-type="float">
            <text:p>-21.263957472085</text:p>
          </table:table-cell>
          <table:table-cell table:formula="of:=DEGREES(ATAN(ABS([.F338]-[.C338])/ABS([.E338]-[.B338])))" office:value-type="float" office:value="1.86241601573863" calcext:value-type="float">
            <text:p>1.86241601573863</text:p>
          </table:table-cell>
          <table:table-cell table:formula="of:=SQRT(POWER([.H338];2)+POWER([.I338];2)+POWER([.J338];2))" office:value-type="float" office:value="663.906004348135" calcext:value-type="float">
            <text:p>663.906004348135</text:p>
          </table:table-cell>
        </table:table-row>
        <table:table-row table:style-name="ro1">
          <table:table-cell office:value-type="float" office:value="147.163" calcext:value-type="float">
            <text:p>147.163</text:p>
          </table:table-cell>
          <table:table-cell office:value-type="float" office:value="300.009" calcext:value-type="float">
            <text:p>300.009</text:p>
          </table:table-cell>
          <table:table-cell office:value-type="float" office:value="41.911" calcext:value-type="float">
            <text:p>41.911</text:p>
          </table:table-cell>
          <table:table-cell office:value-type="float" office:value="145.578" calcext:value-type="float">
            <text:p>145.578</text:p>
          </table:table-cell>
          <table:table-cell office:value-type="float" office:value="287.589" calcext:value-type="float">
            <text:p>287.589</text:p>
          </table:table-cell>
          <table:table-cell office:value-type="float" office:value="41.2592" calcext:value-type="float">
            <text:p>41.2592</text:p>
          </table:table-cell>
          <table:table-cell/>
          <table:table-cell table:formula="of:=([.D339]-[.A339])/0.0166667" office:value-type="float" office:value="-95.0998098003809" calcext:value-type="float">
            <text:p>-95.0998098003809</text:p>
          </table:table-cell>
          <table:table-cell table:formula="of:=ABS([.E339]-[.B339])/0.0166667" office:value-type="float" office:value="745.198509602982" calcext:value-type="float">
            <text:p>745.198509602982</text:p>
          </table:table-cell>
          <table:table-cell table:formula="of:=([.F339]-[.C339])/0.0166667" office:value-type="float" office:value="-39.1079217841565" calcext:value-type="float">
            <text:p>-39.1079217841565</text:p>
          </table:table-cell>
          <table:table-cell table:formula="of:=DEGREES(ATAN(ABS([.F339]-[.C339])/ABS([.E339]-[.B339])))" office:value-type="float" office:value="3.00411923182553" calcext:value-type="float">
            <text:p>3.00411923182553</text:p>
          </table:table-cell>
          <table:table-cell table:formula="of:=SQRT(POWER([.H339];2)+POWER([.I339];2)+POWER([.J339];2))" office:value-type="float" office:value="752.259411429893" calcext:value-type="float">
            <text:p>752.259411429893</text:p>
          </table:table-cell>
        </table:table-row>
        <table:table-row table:style-name="ro1">
          <table:table-cell office:value-type="float" office:value="146.537" calcext:value-type="float">
            <text:p>146.537</text:p>
          </table:table-cell>
          <table:table-cell office:value-type="float" office:value="288.669" calcext:value-type="float">
            <text:p>288.669</text:p>
          </table:table-cell>
          <table:table-cell office:value-type="float" office:value="40.8278" calcext:value-type="float">
            <text:p>40.8278</text:p>
          </table:table-cell>
          <table:table-cell office:value-type="float" office:value="145.237" calcext:value-type="float">
            <text:p>145.237</text:p>
          </table:table-cell>
          <table:table-cell office:value-type="float" office:value="276.692" calcext:value-type="float">
            <text:p>276.692</text:p>
          </table:table-cell>
          <table:table-cell office:value-type="float" office:value="40.2288" calcext:value-type="float">
            <text:p>40.2288</text:p>
          </table:table-cell>
          <table:table-cell/>
          <table:table-cell table:formula="of:=([.D340]-[.A340])/0.0166667" office:value-type="float" office:value="-77.9998440003127" calcext:value-type="float">
            <text:p>-77.9998440003127</text:p>
          </table:table-cell>
          <table:table-cell table:formula="of:=ABS([.E340]-[.B340])/0.0166667" office:value-type="float" office:value="718.618562762873" calcext:value-type="float">
            <text:p>718.618562762873</text:p>
          </table:table-cell>
          <table:table-cell table:formula="of:=([.F340]-[.C340])/0.0166667" office:value-type="float" office:value="-35.939928120144" calcext:value-type="float">
            <text:p>-35.939928120144</text:p>
          </table:table-cell>
          <table:table-cell table:formula="of:=DEGREES(ATAN(ABS([.F340]-[.C340])/ABS([.E340]-[.B340])))" office:value-type="float" office:value="2.86312100879818" calcext:value-type="float">
            <text:p>2.86312100879818</text:p>
          </table:table-cell>
          <table:table-cell table:formula="of:=SQRT(POWER([.H340];2)+POWER([.I340];2)+POWER([.J340];2))" office:value-type="float" office:value="723.732196910385" calcext:value-type="float">
            <text:p>723.732196910385</text:p>
          </table:table-cell>
        </table:table-row>
        <table:table-row table:style-name="ro1">
          <table:table-cell office:value-type="float" office:value="141.107" calcext:value-type="float">
            <text:p>141.107</text:p>
          </table:table-cell>
          <table:table-cell office:value-type="float" office:value="277.792" calcext:value-type="float">
            <text:p>277.792</text:p>
          </table:table-cell>
          <table:table-cell office:value-type="float" office:value="40.5774" calcext:value-type="float">
            <text:p>40.5774</text:p>
          </table:table-cell>
          <table:table-cell office:value-type="float" office:value="139.118" calcext:value-type="float">
            <text:p>139.118</text:p>
          </table:table-cell>
          <table:table-cell office:value-type="float" office:value="264.047" calcext:value-type="float">
            <text:p>264.047</text:p>
          </table:table-cell>
          <table:table-cell office:value-type="float" office:value="40.3848" calcext:value-type="float">
            <text:p>40.3848</text:p>
          </table:table-cell>
          <table:table-cell/>
          <table:table-cell table:formula="of:=([.D341]-[.A341])/0.0166667" office:value-type="float" office:value="-119.339761320478" calcext:value-type="float">
            <text:p>-119.339761320478</text:p>
          </table:table-cell>
          <table:table-cell table:formula="of:=ABS([.E341]-[.B341])/0.0166667" office:value-type="float" office:value="824.698350603296" calcext:value-type="float">
            <text:p>824.698350603296</text:p>
          </table:table-cell>
          <table:table-cell table:formula="of:=([.F341]-[.C341])/0.0166667" office:value-type="float" office:value="-11.5559768880461" calcext:value-type="float">
            <text:p>-11.5559768880461</text:p>
          </table:table-cell>
          <table:table-cell table:formula="of:=DEGREES(ATAN(ABS([.F341]-[.C341])/ABS([.E341]-[.B341])))" office:value-type="float" office:value="0.802797015687379" calcext:value-type="float">
            <text:p>0.802797015687379</text:p>
          </table:table-cell>
          <table:table-cell table:formula="of:=SQRT(POWER([.H341];2)+POWER([.I341];2)+POWER([.J341];2))" office:value-type="float" office:value="833.368399161897" calcext:value-type="float">
            <text:p>833.368399161897</text:p>
          </table:table-cell>
        </table:table-row>
        <table:table-row table:style-name="ro1">
          <table:table-cell office:value-type="float" office:value="141.132" calcext:value-type="float">
            <text:p>141.132</text:p>
          </table:table-cell>
          <table:table-cell office:value-type="float" office:value="286.645" calcext:value-type="float">
            <text:p>286.645</text:p>
          </table:table-cell>
          <table:table-cell office:value-type="float" office:value="40.1632" calcext:value-type="float">
            <text:p>40.1632</text:p>
          </table:table-cell>
          <table:table-cell office:value-type="float" office:value="139.269" calcext:value-type="float">
            <text:p>139.269</text:p>
          </table:table-cell>
          <table:table-cell office:value-type="float" office:value="273.552" calcext:value-type="float">
            <text:p>273.552</text:p>
          </table:table-cell>
          <table:table-cell office:value-type="float" office:value="40.035" calcext:value-type="float">
            <text:p>40.035</text:p>
          </table:table-cell>
          <table:table-cell/>
          <table:table-cell table:formula="of:=([.D342]-[.A342])/0.0166667" office:value-type="float" office:value="-111.779776440447" calcext:value-type="float">
            <text:p>-111.779776440447</text:p>
          </table:table-cell>
          <table:table-cell table:formula="of:=ABS([.E342]-[.B342])/0.0166667" office:value-type="float" office:value="785.57842884314" calcext:value-type="float">
            <text:p>785.57842884314</text:p>
          </table:table-cell>
          <table:table-cell table:formula="of:=([.F342]-[.C342])/0.0166667" office:value-type="float" office:value="-7.69198461603117" calcext:value-type="float">
            <text:p>-7.69198461603117</text:p>
          </table:table-cell>
          <table:table-cell table:formula="of:=DEGREES(ATAN(ABS([.F342]-[.C342])/ABS([.E342]-[.B342])))" office:value-type="float" office:value="0.560993218289964" calcext:value-type="float">
            <text:p>0.560993218289964</text:p>
          </table:table-cell>
          <table:table-cell table:formula="of:=SQRT(POWER([.H342];2)+POWER([.I342];2)+POWER([.J342];2))" office:value-type="float" office:value="793.52841972551" calcext:value-type="float">
            <text:p>793.52841972551</text:p>
          </table:table-cell>
        </table:table-row>
        <table:table-row table:style-name="ro1">
          <table:table-cell office:value-type="float" office:value="139.335" calcext:value-type="float">
            <text:p>139.335</text:p>
          </table:table-cell>
          <table:table-cell office:value-type="float" office:value="279.512" calcext:value-type="float">
            <text:p>279.512</text:p>
          </table:table-cell>
          <table:table-cell office:value-type="float" office:value="40.5619" calcext:value-type="float">
            <text:p>40.5619</text:p>
          </table:table-cell>
          <table:table-cell office:value-type="float" office:value="136.97" calcext:value-type="float">
            <text:p>136.97</text:p>
          </table:table-cell>
          <table:table-cell office:value-type="float" office:value="266.631" calcext:value-type="float">
            <text:p>266.631</text:p>
          </table:table-cell>
          <table:table-cell office:value-type="float" office:value="41.6801" calcext:value-type="float">
            <text:p>41.6801</text:p>
          </table:table-cell>
          <table:table-cell/>
          <table:table-cell table:formula="of:=([.D343]-[.A343])/0.0166667" office:value-type="float" office:value="-141.899716200568" calcext:value-type="float">
            <text:p>-141.899716200568</text:p>
          </table:table-cell>
          <table:table-cell table:formula="of:=ABS([.E343]-[.B343])/0.0166667" office:value-type="float" office:value="772.858454283093" calcext:value-type="float">
            <text:p>772.858454283093</text:p>
          </table:table-cell>
          <table:table-cell table:formula="of:=([.F343]-[.C343])/0.0166667" office:value-type="float" office:value="67.0918658162685" calcext:value-type="float">
            <text:p>67.0918658162685</text:p>
          </table:table-cell>
          <table:table-cell table:formula="of:=DEGREES(ATAN(ABS([.F343]-[.C343])/ABS([.E343]-[.B343])))" office:value-type="float" office:value="4.96141026977991" calcext:value-type="float">
            <text:p>4.96141026977991</text:p>
          </table:table-cell>
          <table:table-cell table:formula="of:=SQRT(POWER([.H343];2)+POWER([.I343];2)+POWER([.J343];2))" office:value-type="float" office:value="788.636188792628" calcext:value-type="float">
            <text:p>788.636188792628</text:p>
          </table:table-cell>
        </table:table-row>
        <table:table-row table:style-name="ro1">
          <table:table-cell office:value-type="float" office:value="139.88" calcext:value-type="float">
            <text:p>139.88</text:p>
          </table:table-cell>
          <table:table-cell office:value-type="float" office:value="278.094" calcext:value-type="float">
            <text:p>278.094</text:p>
          </table:table-cell>
          <table:table-cell office:value-type="float" office:value="40.7872" calcext:value-type="float">
            <text:p>40.7872</text:p>
          </table:table-cell>
          <table:table-cell office:value-type="float" office:value="137.533" calcext:value-type="float">
            <text:p>137.533</text:p>
          </table:table-cell>
          <table:table-cell office:value-type="float" office:value="263.274" calcext:value-type="float">
            <text:p>263.274</text:p>
          </table:table-cell>
          <table:table-cell office:value-type="float" office:value="40.5249" calcext:value-type="float">
            <text:p>40.5249</text:p>
          </table:table-cell>
          <table:table-cell/>
          <table:table-cell table:formula="of:=([.D344]-[.A344])/0.0166667" office:value-type="float" office:value="-140.819718360564" calcext:value-type="float">
            <text:p>-140.819718360564</text:p>
          </table:table-cell>
          <table:table-cell table:formula="of:=ABS([.E344]-[.B344])/0.0166667" office:value-type="float" office:value="889.198221603556" calcext:value-type="float">
            <text:p>889.198221603556</text:p>
          </table:table-cell>
          <table:table-cell table:formula="of:=([.F344]-[.C344])/0.0166667" office:value-type="float" office:value="-15.7379685240627" calcext:value-type="float">
            <text:p>-15.7379685240627</text:p>
          </table:table-cell>
          <table:table-cell table:formula="of:=DEGREES(ATAN(ABS([.F344]-[.C344])/ABS([.E344]-[.B344])))" office:value-type="float" office:value="1.01397530251868" calcext:value-type="float">
            <text:p>1.01397530251868</text:p>
          </table:table-cell>
          <table:table-cell table:formula="of:=SQRT(POWER([.H344];2)+POWER([.I344];2)+POWER([.J344];2))" office:value-type="float" office:value="900.4173221542" calcext:value-type="float">
            <text:p>900.4173221542</text:p>
          </table:table-cell>
        </table:table-row>
        <table:table-row table:style-name="ro1">
          <table:table-cell office:value-type="float" office:value="139.014" calcext:value-type="float">
            <text:p>139.014</text:p>
          </table:table-cell>
          <table:table-cell office:value-type="float" office:value="277.19" calcext:value-type="float">
            <text:p>277.19</text:p>
          </table:table-cell>
          <table:table-cell office:value-type="float" office:value="40.4388" calcext:value-type="float">
            <text:p>40.4388</text:p>
          </table:table-cell>
          <table:table-cell office:value-type="float" office:value="136.457" calcext:value-type="float">
            <text:p>136.457</text:p>
          </table:table-cell>
          <table:table-cell office:value-type="float" office:value="262.449" calcext:value-type="float">
            <text:p>262.449</text:p>
          </table:table-cell>
          <table:table-cell office:value-type="float" office:value="40.1844" calcext:value-type="float">
            <text:p>40.1844</text:p>
          </table:table-cell>
          <table:table-cell/>
          <table:table-cell table:formula="of:=([.D345]-[.A345])/0.0166667" office:value-type="float" office:value="-153.419693160615" calcext:value-type="float">
            <text:p>-153.419693160615</text:p>
          </table:table-cell>
          <table:table-cell table:formula="of:=ABS([.E345]-[.B345])/0.0166667" office:value-type="float" office:value="884.458231083537" calcext:value-type="float">
            <text:p>884.458231083537</text:p>
          </table:table-cell>
          <table:table-cell table:formula="of:=([.F345]-[.C345])/0.0166667" office:value-type="float" office:value="-15.2639694720613" calcext:value-type="float">
            <text:p>-15.2639694720613</text:p>
          </table:table-cell>
          <table:table-cell table:formula="of:=DEGREES(ATAN(ABS([.F345]-[.C345])/ABS([.E345]-[.B345])))" office:value-type="float" office:value="0.988711720086773" calcext:value-type="float">
            <text:p>0.988711720086773</text:p>
          </table:table-cell>
          <table:table-cell table:formula="of:=SQRT(POWER([.H345];2)+POWER([.I345];2)+POWER([.J345];2))" office:value-type="float" office:value="897.795607889101" calcext:value-type="float">
            <text:p>897.795607889101</text:p>
          </table:table-cell>
        </table:table-row>
        <table:table-row table:style-name="ro1">
          <table:table-cell office:value-type="float" office:value="137.795" calcext:value-type="float">
            <text:p>137.795</text:p>
          </table:table-cell>
          <table:table-cell office:value-type="float" office:value="271.706" calcext:value-type="float">
            <text:p>271.706</text:p>
          </table:table-cell>
          <table:table-cell office:value-type="float" office:value="39.3581" calcext:value-type="float">
            <text:p>39.3581</text:p>
          </table:table-cell>
          <table:table-cell office:value-type="float" office:value="135.464" calcext:value-type="float">
            <text:p>135.464</text:p>
          </table:table-cell>
          <table:table-cell office:value-type="float" office:value="258.382" calcext:value-type="float">
            <text:p>258.382</text:p>
          </table:table-cell>
          <table:table-cell office:value-type="float" office:value="38.9475" calcext:value-type="float">
            <text:p>38.9475</text:p>
          </table:table-cell>
          <table:table-cell/>
          <table:table-cell table:formula="of:=([.D346]-[.A346])/0.0166667" office:value-type="float" office:value="-139.859720280559" calcext:value-type="float">
            <text:p>-139.859720280559</text:p>
          </table:table-cell>
          <table:table-cell table:formula="of:=ABS([.E346]-[.B346])/0.0166667" office:value-type="float" office:value="799.438401123199" calcext:value-type="float">
            <text:p>799.438401123199</text:p>
          </table:table-cell>
          <table:table-cell table:formula="of:=([.F346]-[.C346])/0.0166667" office:value-type="float" office:value="-24.6359507280987" calcext:value-type="float">
            <text:p>-24.6359507280987</text:p>
          </table:table-cell>
          <table:table-cell table:formula="of:=DEGREES(ATAN(ABS([.F346]-[.C346])/ABS([.E346]-[.B346])))" office:value-type="float" office:value="1.76510088397158" calcext:value-type="float">
            <text:p>1.76510088397158</text:p>
          </table:table-cell>
          <table:table-cell table:formula="of:=SQRT(POWER([.H346];2)+POWER([.I346];2)+POWER([.J346];2))" office:value-type="float" office:value="811.954080361476" calcext:value-type="float">
            <text:p>811.954080361476</text:p>
          </table:table-cell>
        </table:table-row>
        <table:table-row table:style-name="ro1">
          <table:table-cell office:value-type="float" office:value="121.04" calcext:value-type="float">
            <text:p>121.04</text:p>
          </table:table-cell>
          <table:table-cell office:value-type="float" office:value="278.567" calcext:value-type="float">
            <text:p>278.567</text:p>
          </table:table-cell>
          <table:table-cell office:value-type="float" office:value="40.342" calcext:value-type="float">
            <text:p>40.342</text:p>
          </table:table-cell>
          <table:table-cell office:value-type="float" office:value="118.133" calcext:value-type="float">
            <text:p>118.133</text:p>
          </table:table-cell>
          <table:table-cell office:value-type="float" office:value="264.628" calcext:value-type="float">
            <text:p>264.628</text:p>
          </table:table-cell>
          <table:table-cell office:value-type="float" office:value="40.1917" calcext:value-type="float">
            <text:p>40.1917</text:p>
          </table:table-cell>
          <table:table-cell/>
          <table:table-cell table:formula="of:=([.D347]-[.A347])/0.0166667" office:value-type="float" office:value="-174.419651160698" calcext:value-type="float">
            <text:p>-174.419651160698</text:p>
          </table:table-cell>
          <table:table-cell table:formula="of:=ABS([.E347]-[.B347])/0.0166667" office:value-type="float" office:value="836.338327323347" calcext:value-type="float">
            <text:p>836.338327323347</text:p>
          </table:table-cell>
          <table:table-cell table:formula="of:=([.F347]-[.C347])/0.0166667" office:value-type="float" office:value="-9.01798196403616" calcext:value-type="float">
            <text:p>-9.01798196403616</text:p>
          </table:table-cell>
          <table:table-cell table:formula="of:=DEGREES(ATAN(ABS([.F347]-[.C347])/ABS([.E347]-[.B347])))" office:value-type="float" office:value="0.617779032846991" calcext:value-type="float">
            <text:p>0.617779032846991</text:p>
          </table:table-cell>
          <table:table-cell table:formula="of:=SQRT(POWER([.H347];2)+POWER([.I347];2)+POWER([.J347];2))" office:value-type="float" office:value="854.380088988348" calcext:value-type="float">
            <text:p>854.380088988348</text:p>
          </table:table-cell>
        </table:table-row>
        <table:table-row table:style-name="ro1">
          <table:table-cell office:value-type="float" office:value="102.374" calcext:value-type="float">
            <text:p>102.374</text:p>
          </table:table-cell>
          <table:table-cell office:value-type="float" office:value="270.96" calcext:value-type="float">
            <text:p>270.96</text:p>
          </table:table-cell>
          <table:table-cell office:value-type="float" office:value="39.4991" calcext:value-type="float">
            <text:p>39.4991</text:p>
          </table:table-cell>
          <table:table-cell office:value-type="float" office:value="101.475" calcext:value-type="float">
            <text:p>101.475</text:p>
          </table:table-cell>
          <table:table-cell office:value-type="float" office:value="257.029" calcext:value-type="float">
            <text:p>257.029</text:p>
          </table:table-cell>
          <table:table-cell office:value-type="float" office:value="38.713" calcext:value-type="float">
            <text:p>38.713</text:p>
          </table:table-cell>
          <table:table-cell/>
          <table:table-cell table:formula="of:=([.D348]-[.A348])/0.0166667" office:value-type="float" office:value="-53.9398921202158" calcext:value-type="float">
            <text:p>-53.9398921202158</text:p>
          </table:table-cell>
          <table:table-cell table:formula="of:=ABS([.E348]-[.B348])/0.0166667" office:value-type="float" office:value="835.858328283342" calcext:value-type="float">
            <text:p>835.858328283342</text:p>
          </table:table-cell>
          <table:table-cell table:formula="of:=([.F348]-[.C348])/0.0166667" office:value-type="float" office:value="-47.1659056681885" calcext:value-type="float">
            <text:p>-47.1659056681885</text:p>
          </table:table-cell>
          <table:table-cell table:formula="of:=DEGREES(ATAN(ABS([.F348]-[.C348])/ABS([.E348]-[.B348])))" office:value-type="float" office:value="3.22966755749765" calcext:value-type="float">
            <text:p>3.22966755749765</text:p>
          </table:table-cell>
          <table:table-cell table:formula="of:=SQRT(POWER([.H348];2)+POWER([.I348];2)+POWER([.J348];2))" office:value-type="float" office:value="838.923881874908" calcext:value-type="float">
            <text:p>838.923881874908</text:p>
          </table:table-cell>
        </table:table-row>
        <table:table-row table:style-name="ro1">
          <table:table-cell office:value-type="float" office:value="98.2446" calcext:value-type="float">
            <text:p>98.2446</text:p>
          </table:table-cell>
          <table:table-cell office:value-type="float" office:value="282.041" calcext:value-type="float">
            <text:p>282.041</text:p>
          </table:table-cell>
          <table:table-cell office:value-type="float" office:value="40.7157" calcext:value-type="float">
            <text:p>40.7157</text:p>
          </table:table-cell>
          <table:table-cell office:value-type="float" office:value="97.8916" calcext:value-type="float">
            <text:p>97.8916</text:p>
          </table:table-cell>
          <table:table-cell office:value-type="float" office:value="271.035" calcext:value-type="float">
            <text:p>271.035</text:p>
          </table:table-cell>
          <table:table-cell office:value-type="float" office:value="40.0186" calcext:value-type="float">
            <text:p>40.0186</text:p>
          </table:table-cell>
          <table:table-cell/>
          <table:table-cell table:formula="of:=([.D349]-[.A349])/0.0166667" office:value-type="float" office:value="-21.1799576400852" calcext:value-type="float">
            <text:p>-21.1799576400852</text:p>
          </table:table-cell>
          <table:table-cell table:formula="of:=ABS([.E349]-[.B349])/0.0166667" office:value-type="float" office:value="660.35867928264" calcext:value-type="float">
            <text:p>660.35867928264</text:p>
          </table:table-cell>
          <table:table-cell table:formula="of:=([.F349]-[.C349])/0.0166667" office:value-type="float" office:value="-41.8259163481672" calcext:value-type="float">
            <text:p>-41.8259163481672</text:p>
          </table:table-cell>
          <table:table-cell table:formula="of:=DEGREES(ATAN(ABS([.F349]-[.C349])/ABS([.E349]-[.B349])))" office:value-type="float" office:value="3.62416913263937" calcext:value-type="float">
            <text:p>3.62416913263937</text:p>
          </table:table-cell>
          <table:table-cell table:formula="of:=SQRT(POWER([.H349];2)+POWER([.I349];2)+POWER([.J349];2))" office:value-type="float" office:value="662.020832895697" calcext:value-type="float">
            <text:p>662.020832895697</text:p>
          </table:table-cell>
        </table:table-row>
        <table:table-row table:style-name="ro1">
          <table:table-cell office:value-type="float" office:value="97.3016" calcext:value-type="float">
            <text:p>97.3016</text:p>
          </table:table-cell>
          <table:table-cell office:value-type="float" office:value="288.391" calcext:value-type="float">
            <text:p>288.391</text:p>
          </table:table-cell>
          <table:table-cell office:value-type="float" office:value="41.2372" calcext:value-type="float">
            <text:p>41.2372</text:p>
          </table:table-cell>
          <table:table-cell office:value-type="float" office:value="97.3219" calcext:value-type="float">
            <text:p>97.3219</text:p>
          </table:table-cell>
          <table:table-cell office:value-type="float" office:value="274.522" calcext:value-type="float">
            <text:p>274.522</text:p>
          </table:table-cell>
          <table:table-cell office:value-type="float" office:value="40.9378" calcext:value-type="float">
            <text:p>40.9378</text:p>
          </table:table-cell>
          <table:table-cell/>
          <table:table-cell table:formula="of:=([.D350]-[.A350])/0.0166667" office:value-type="float" office:value="1.21799756400523" calcext:value-type="float">
            <text:p>1.21799756400523</text:p>
          </table:table-cell>
          <table:table-cell table:formula="of:=ABS([.E350]-[.B350])/0.0166667" office:value-type="float" office:value="832.13833572333" calcext:value-type="float">
            <text:p>832.13833572333</text:p>
          </table:table-cell>
          <table:table-cell table:formula="of:=([.F350]-[.C350])/0.0166667" office:value-type="float" office:value="-17.9639640720718" calcext:value-type="float">
            <text:p>-17.9639640720718</text:p>
          </table:table-cell>
          <table:table-cell table:formula="of:=DEGREES(ATAN(ABS([.F350]-[.C350])/ABS([.E350]-[.B350])))" office:value-type="float" office:value="1.23669279109866" calcext:value-type="float">
            <text:p>1.23669279109866</text:p>
          </table:table-cell>
          <table:table-cell table:formula="of:=SQRT(POWER([.H350];2)+POWER([.I350];2)+POWER([.J350];2))" office:value-type="float" office:value="832.33310477455" calcext:value-type="float">
            <text:p>832.33310477455</text:p>
          </table:table-cell>
        </table:table-row>
        <table:table-row table:style-name="ro1">
          <table:table-cell office:value-type="float" office:value="96.8249" calcext:value-type="float">
            <text:p>96.8249</text:p>
          </table:table-cell>
          <table:table-cell office:value-type="float" office:value="284.39" calcext:value-type="float">
            <text:p>284.39</text:p>
          </table:table-cell>
          <table:table-cell office:value-type="float" office:value="41.8709" calcext:value-type="float">
            <text:p>41.8709</text:p>
          </table:table-cell>
          <table:table-cell office:value-type="float" office:value="96.5653" calcext:value-type="float">
            <text:p>96.5653</text:p>
          </table:table-cell>
          <table:table-cell office:value-type="float" office:value="274.492" calcext:value-type="float">
            <text:p>274.492</text:p>
          </table:table-cell>
          <table:table-cell office:value-type="float" office:value="41.1977" calcext:value-type="float">
            <text:p>41.1977</text:p>
          </table:table-cell>
          <table:table-cell/>
          <table:table-cell table:formula="of:=([.D351]-[.A351])/0.0166667" office:value-type="float" office:value="-15.5759688480627" calcext:value-type="float">
            <text:p>-15.5759688480627</text:p>
          </table:table-cell>
          <table:table-cell table:formula="of:=ABS([.E351]-[.B351])/0.0166667" office:value-type="float" office:value="593.878812242374" calcext:value-type="float">
            <text:p>593.878812242374</text:p>
          </table:table-cell>
          <table:table-cell table:formula="of:=([.F351]-[.C351])/0.0166667" office:value-type="float" office:value="-40.3919192161616" calcext:value-type="float">
            <text:p>-40.3919192161616</text:p>
          </table:table-cell>
          <table:table-cell table:formula="of:=DEGREES(ATAN(ABS([.F351]-[.C351])/ABS([.E351]-[.B351])))" office:value-type="float" office:value="3.89090803240981" calcext:value-type="float">
            <text:p>3.89090803240981</text:p>
          </table:table-cell>
          <table:table-cell table:formula="of:=SQRT(POWER([.H351];2)+POWER([.I351];2)+POWER([.J351];2))" office:value-type="float" office:value="595.454583972559" calcext:value-type="float">
            <text:p>595.454583972559</text:p>
          </table:table-cell>
        </table:table-row>
        <table:table-row table:style-name="ro1">
          <table:table-cell office:value-type="float" office:value="93.6934" calcext:value-type="float">
            <text:p>93.6934</text:p>
          </table:table-cell>
          <table:table-cell office:value-type="float" office:value="288.44" calcext:value-type="float">
            <text:p>288.44</text:p>
          </table:table-cell>
          <table:table-cell office:value-type="float" office:value="41.5153" calcext:value-type="float">
            <text:p>41.5153</text:p>
          </table:table-cell>
          <table:table-cell office:value-type="float" office:value="92.3694" calcext:value-type="float">
            <text:p>92.3694</text:p>
          </table:table-cell>
          <table:table-cell office:value-type="float" office:value="275.82" calcext:value-type="float">
            <text:p>275.82</text:p>
          </table:table-cell>
          <table:table-cell office:value-type="float" office:value="41.0175" calcext:value-type="float">
            <text:p>41.0175</text:p>
          </table:table-cell>
          <table:table-cell/>
          <table:table-cell table:formula="of:=([.D352]-[.A352])/0.0166667" office:value-type="float" office:value="-79.4398411203177" calcext:value-type="float">
            <text:p>-79.4398411203177</text:p>
          </table:table-cell>
          <table:table-cell table:formula="of:=ABS([.E352]-[.B352])/0.0166667" office:value-type="float" office:value="757.198485603029" calcext:value-type="float">
            <text:p>757.198485603029</text:p>
          </table:table-cell>
          <table:table-cell table:formula="of:=([.F352]-[.C352])/0.0166667" office:value-type="float" office:value="-29.8679402641198" calcext:value-type="float">
            <text:p>-29.8679402641198</text:p>
          </table:table-cell>
          <table:table-cell table:formula="of:=DEGREES(ATAN(ABS([.F352]-[.C352])/ABS([.E352]-[.B352])))" office:value-type="float" office:value="2.25887956733229" calcext:value-type="float">
            <text:p>2.25887956733229</text:p>
          </table:table-cell>
          <table:table-cell table:formula="of:=SQRT(POWER([.H352];2)+POWER([.I352];2)+POWER([.J352];2))" office:value-type="float" office:value="761.939845927724" calcext:value-type="float">
            <text:p>761.939845927724</text:p>
          </table:table-cell>
        </table:table-row>
        <table:table-row table:style-name="ro1">
          <table:table-cell office:value-type="float" office:value="94.2562" calcext:value-type="float">
            <text:p>94.2562</text:p>
          </table:table-cell>
          <table:table-cell office:value-type="float" office:value="295.046" calcext:value-type="float">
            <text:p>295.046</text:p>
          </table:table-cell>
          <table:table-cell office:value-type="float" office:value="41.5095" calcext:value-type="float">
            <text:p>41.5095</text:p>
          </table:table-cell>
          <table:table-cell office:value-type="float" office:value="92.9576" calcext:value-type="float">
            <text:p>92.9576</text:p>
          </table:table-cell>
          <table:table-cell office:value-type="float" office:value="283.381" calcext:value-type="float">
            <text:p>283.381</text:p>
          </table:table-cell>
          <table:table-cell office:value-type="float" office:value="41.0511" calcext:value-type="float">
            <text:p>41.0511</text:p>
          </table:table-cell>
          <table:table-cell/>
          <table:table-cell table:formula="of:=([.D353]-[.A353])/0.0166667" office:value-type="float" office:value="-77.9158441683121" calcext:value-type="float">
            <text:p>-77.9158441683121</text:p>
          </table:table-cell>
          <table:table-cell table:formula="of:=ABS([.E353]-[.B353])/0.0166667" office:value-type="float" office:value="699.898600202801" calcext:value-type="float">
            <text:p>699.898600202801</text:p>
          </table:table-cell>
          <table:table-cell table:formula="of:=([.F353]-[.C353])/0.0166667" office:value-type="float" office:value="-27.5039449921103" calcext:value-type="float">
            <text:p>-27.5039449921103</text:p>
          </table:table-cell>
          <table:table-cell table:formula="of:=DEGREES(ATAN(ABS([.F353]-[.C353])/ABS([.E353]-[.B353])))" office:value-type="float" office:value="2.2503967581056" calcext:value-type="float">
            <text:p>2.2503967581056</text:p>
          </table:table-cell>
          <table:table-cell table:formula="of:=SQRT(POWER([.H353];2)+POWER([.I353];2)+POWER([.J353];2))" office:value-type="float" office:value="704.759105175967" calcext:value-type="float">
            <text:p>704.759105175967</text:p>
          </table:table-cell>
        </table:table-row>
        <table:table-row table:style-name="ro1">
          <table:table-cell office:value-type="float" office:value="94.1353" calcext:value-type="float">
            <text:p>94.1353</text:p>
          </table:table-cell>
          <table:table-cell office:value-type="float" office:value="292.403" calcext:value-type="float">
            <text:p>292.403</text:p>
          </table:table-cell>
          <table:table-cell office:value-type="float" office:value="41.4048" calcext:value-type="float">
            <text:p>41.4048</text:p>
          </table:table-cell>
          <table:table-cell office:value-type="float" office:value="93.0435" calcext:value-type="float">
            <text:p>93.0435</text:p>
          </table:table-cell>
          <table:table-cell office:value-type="float" office:value="279.596" calcext:value-type="float">
            <text:p>279.596</text:p>
          </table:table-cell>
          <table:table-cell office:value-type="float" office:value="40.9012" calcext:value-type="float">
            <text:p>40.9012</text:p>
          </table:table-cell>
          <table:table-cell/>
          <table:table-cell table:formula="of:=([.D354]-[.A354])/0.0166667" office:value-type="float" office:value="-65.5078689842624" calcext:value-type="float">
            <text:p>-65.5078689842624</text:p>
          </table:table-cell>
          <table:table-cell table:formula="of:=ABS([.E354]-[.B354])/0.0166667" office:value-type="float" office:value="768.418463163075" calcext:value-type="float">
            <text:p>768.418463163075</text:p>
          </table:table-cell>
          <table:table-cell table:formula="of:=([.F354]-[.C354])/0.0166667" office:value-type="float" office:value="-30.2159395681208" calcext:value-type="float">
            <text:p>-30.2159395681208</text:p>
          </table:table-cell>
          <table:table-cell table:formula="of:=DEGREES(ATAN(ABS([.F354]-[.C354])/ABS([.E354]-[.B354])))" office:value-type="float" office:value="2.25183856784543" calcext:value-type="float">
            <text:p>2.25183856784543</text:p>
          </table:table-cell>
          <table:table-cell table:formula="of:=SQRT(POWER([.H354];2)+POWER([.I354];2)+POWER([.J354];2))" office:value-type="float" office:value="771.797394678646" calcext:value-type="float">
            <text:p>771.797394678646</text:p>
          </table:table-cell>
        </table:table-row>
        <table:table-row table:style-name="ro1">
          <table:table-cell office:value-type="float" office:value="93.8334" calcext:value-type="float">
            <text:p>93.8334</text:p>
          </table:table-cell>
          <table:table-cell office:value-type="float" office:value="285.867" calcext:value-type="float">
            <text:p>285.867</text:p>
          </table:table-cell>
          <table:table-cell office:value-type="float" office:value="41.4097" calcext:value-type="float">
            <text:p>41.4097</text:p>
          </table:table-cell>
          <table:table-cell office:value-type="float" office:value="92.702" calcext:value-type="float">
            <text:p>92.702</text:p>
          </table:table-cell>
          <table:table-cell office:value-type="float" office:value="272.088" calcext:value-type="float">
            <text:p>272.088</text:p>
          </table:table-cell>
          <table:table-cell office:value-type="float" office:value="41.126" calcext:value-type="float">
            <text:p>41.126</text:p>
          </table:table-cell>
          <table:table-cell/>
          <table:table-cell table:formula="of:=([.D355]-[.A355])/0.0166667" office:value-type="float" office:value="-67.8838642322715" calcext:value-type="float">
            <text:p>-67.8838642322715</text:p>
          </table:table-cell>
          <table:table-cell table:formula="of:=ABS([.E355]-[.B355])/0.0166667" office:value-type="float" office:value="826.738346523307" calcext:value-type="float">
            <text:p>826.738346523307</text:p>
          </table:table-cell>
          <table:table-cell table:formula="of:=([.F355]-[.C355])/0.0166667" office:value-type="float" office:value="-17.0219659560683" calcext:value-type="float">
            <text:p>-17.0219659560683</text:p>
          </table:table-cell>
          <table:table-cell table:formula="of:=DEGREES(ATAN(ABS([.F355]-[.C355])/ABS([.E355]-[.B355])))" office:value-type="float" office:value="1.17951348587521" calcext:value-type="float">
            <text:p>1.17951348587521</text:p>
          </table:table-cell>
          <table:table-cell table:formula="of:=SQRT(POWER([.H355];2)+POWER([.I355];2)+POWER([.J355];2))" office:value-type="float" office:value="829.695281389623" calcext:value-type="float">
            <text:p>829.695281389623</text:p>
          </table:table-cell>
        </table:table-row>
        <table:table-row table:style-name="ro1">
          <table:table-cell office:value-type="float" office:value="93.6048" calcext:value-type="float">
            <text:p>93.6048</text:p>
          </table:table-cell>
          <table:table-cell office:value-type="float" office:value="292.293" calcext:value-type="float">
            <text:p>292.293</text:p>
          </table:table-cell>
          <table:table-cell office:value-type="float" office:value="41.9407" calcext:value-type="float">
            <text:p>41.9407</text:p>
          </table:table-cell>
          <table:table-cell office:value-type="float" office:value="92.6283" calcext:value-type="float">
            <text:p>92.6283</text:p>
          </table:table-cell>
          <table:table-cell office:value-type="float" office:value="287.379" calcext:value-type="float">
            <text:p>287.379</text:p>
          </table:table-cell>
          <table:table-cell office:value-type="float" office:value="40.4159" calcext:value-type="float">
            <text:p>40.4159</text:p>
          </table:table-cell>
          <table:table-cell/>
          <table:table-cell table:formula="of:=([.D356]-[.A356])/0.0166667" office:value-type="float" office:value="-58.5898828202345" calcext:value-type="float">
            <text:p>-58.5898828202345</text:p>
          </table:table-cell>
          <table:table-cell table:formula="of:=ABS([.E356]-[.B356])/0.0166667" office:value-type="float" office:value="294.839410321179" calcext:value-type="float">
            <text:p>294.839410321179</text:p>
          </table:table-cell>
          <table:table-cell table:formula="of:=([.F356]-[.C356])/0.0166667" office:value-type="float" office:value="-91.4878170243659" calcext:value-type="float">
            <text:p>-91.4878170243659</text:p>
          </table:table-cell>
          <table:table-cell table:formula="of:=DEGREES(ATAN(ABS([.F356]-[.C356])/ABS([.E356]-[.B356])))" office:value-type="float" office:value="17.2389655546366" calcext:value-type="float">
            <text:p>17.2389655546366</text:p>
          </table:table-cell>
          <table:table-cell table:formula="of:=SQRT(POWER([.H356];2)+POWER([.I356];2)+POWER([.J356];2))" office:value-type="float" office:value="314.218193157737" calcext:value-type="float">
            <text:p>314.218193157737</text:p>
          </table:table-cell>
        </table:table-row>
        <table:table-row table:style-name="ro1">
          <table:table-cell office:value-type="float" office:value="93.7916" calcext:value-type="float">
            <text:p>93.7916</text:p>
          </table:table-cell>
          <table:table-cell office:value-type="float" office:value="290.135" calcext:value-type="float">
            <text:p>290.135</text:p>
          </table:table-cell>
          <table:table-cell office:value-type="float" office:value="39.7092" calcext:value-type="float">
            <text:p>39.7092</text:p>
          </table:table-cell>
          <table:table-cell office:value-type="float" office:value="92.9685" calcext:value-type="float">
            <text:p>92.9685</text:p>
          </table:table-cell>
          <table:table-cell office:value-type="float" office:value="277.458" calcext:value-type="float">
            <text:p>277.458</text:p>
          </table:table-cell>
          <table:table-cell office:value-type="float" office:value="38.992" calcext:value-type="float">
            <text:p>38.992</text:p>
          </table:table-cell>
          <table:table-cell/>
          <table:table-cell table:formula="of:=([.D357]-[.A357])/0.0166667" office:value-type="float" office:value="-49.3859012281973" calcext:value-type="float">
            <text:p>-49.3859012281973</text:p>
          </table:table-cell>
          <table:table-cell table:formula="of:=ABS([.E357]-[.B357])/0.0166667" office:value-type="float" office:value="760.61847876304" calcext:value-type="float">
            <text:p>760.61847876304</text:p>
          </table:table-cell>
          <table:table-cell table:formula="of:=([.F357]-[.C357])/0.0166667" office:value-type="float" office:value="-43.0319139361725" calcext:value-type="float">
            <text:p>-43.0319139361725</text:p>
          </table:table-cell>
          <table:table-cell table:formula="of:=DEGREES(ATAN(ABS([.F357]-[.C357])/ABS([.E357]-[.B357])))" office:value-type="float" office:value="3.23805120951162" calcext:value-type="float">
            <text:p>3.23805120951162</text:p>
          </table:table-cell>
          <table:table-cell table:formula="of:=SQRT(POWER([.H357];2)+POWER([.I357];2)+POWER([.J357];2))" office:value-type="float" office:value="763.433810551336" calcext:value-type="float">
            <text:p>763.433810551336</text:p>
          </table:table-cell>
        </table:table-row>
        <table:table-row table:style-name="ro1">
          <table:table-cell office:value-type="float" office:value="93.757" calcext:value-type="float">
            <text:p>93.757</text:p>
          </table:table-cell>
          <table:table-cell office:value-type="float" office:value="295.287" calcext:value-type="float">
            <text:p>295.287</text:p>
          </table:table-cell>
          <table:table-cell office:value-type="float" office:value="40.4408" calcext:value-type="float">
            <text:p>40.4408</text:p>
          </table:table-cell>
          <table:table-cell office:value-type="float" office:value="92.4785" calcext:value-type="float">
            <text:p>92.4785</text:p>
          </table:table-cell>
          <table:table-cell office:value-type="float" office:value="283.711" calcext:value-type="float">
            <text:p>283.711</text:p>
          </table:table-cell>
          <table:table-cell office:value-type="float" office:value="39.4813" calcext:value-type="float">
            <text:p>39.4813</text:p>
          </table:table-cell>
          <table:table-cell/>
          <table:table-cell table:formula="of:=([.D358]-[.A358])/0.0166667" office:value-type="float" office:value="-76.7098465803073" calcext:value-type="float">
            <text:p>-76.7098465803073</text:p>
          </table:table-cell>
          <table:table-cell table:formula="of:=ABS([.E358]-[.B358])/0.0166667" office:value-type="float" office:value="694.558610882776" calcext:value-type="float">
            <text:p>694.558610882776</text:p>
          </table:table-cell>
          <table:table-cell table:formula="of:=([.F358]-[.C358])/0.0166667" office:value-type="float" office:value="-57.5698848602306" calcext:value-type="float">
            <text:p>-57.5698848602306</text:p>
          </table:table-cell>
          <table:table-cell table:formula="of:=DEGREES(ATAN(ABS([.F358]-[.C358])/ABS([.E358]-[.B358])))" office:value-type="float" office:value="4.73824453621545" calcext:value-type="float">
            <text:p>4.73824453621545</text:p>
          </table:table-cell>
          <table:table-cell table:formula="of:=SQRT(POWER([.H358];2)+POWER([.I358];2)+POWER([.J358];2))" office:value-type="float" office:value="701.149310886495" calcext:value-type="float">
            <text:p>701.149310886495</text:p>
          </table:table-cell>
        </table:table-row>
        <table:table-row table:style-name="ro1">
          <table:table-cell office:value-type="float" office:value="93.0012" calcext:value-type="float">
            <text:p>93.0012</text:p>
          </table:table-cell>
          <table:table-cell office:value-type="float" office:value="295.613" calcext:value-type="float">
            <text:p>295.613</text:p>
          </table:table-cell>
          <table:table-cell office:value-type="float" office:value="39.0983" calcext:value-type="float">
            <text:p>39.0983</text:p>
          </table:table-cell>
          <table:table-cell office:value-type="float" office:value="91.6687" calcext:value-type="float">
            <text:p>91.6687</text:p>
          </table:table-cell>
          <table:table-cell office:value-type="float" office:value="282.553" calcext:value-type="float">
            <text:p>282.553</text:p>
          </table:table-cell>
          <table:table-cell office:value-type="float" office:value="38.917" calcext:value-type="float">
            <text:p>38.917</text:p>
          </table:table-cell>
          <table:table-cell/>
          <table:table-cell table:formula="of:=([.D359]-[.A359])/0.0166667" office:value-type="float" office:value="-79.9498401003196" calcext:value-type="float">
            <text:p>-79.9498401003196</text:p>
          </table:table-cell>
          <table:table-cell table:formula="of:=ABS([.E359]-[.B359])/0.0166667" office:value-type="float" office:value="783.598432803135" calcext:value-type="float">
            <text:p>783.598432803135</text:p>
          </table:table-cell>
          <table:table-cell table:formula="of:=([.F359]-[.C359])/0.0166667" office:value-type="float" office:value="-10.8779782440435" calcext:value-type="float">
            <text:p>-10.8779782440435</text:p>
          </table:table-cell>
          <table:table-cell table:formula="of:=DEGREES(ATAN(ABS([.F359]-[.C359])/ABS([.E359]-[.B359])))" office:value-type="float" office:value="0.795333661742975" calcext:value-type="float">
            <text:p>0.795333661742975</text:p>
          </table:table-cell>
          <table:table-cell table:formula="of:=SQRT(POWER([.H359];2)+POWER([.I359];2)+POWER([.J359];2))" office:value-type="float" office:value="787.741589123155" calcext:value-type="float">
            <text:p>787.741589123155</text:p>
          </table:table-cell>
        </table:table-row>
        <table:table-row table:style-name="ro1">
          <table:table-cell office:value-type="float" office:value="94.6616" calcext:value-type="float">
            <text:p>94.6616</text:p>
          </table:table-cell>
          <table:table-cell office:value-type="float" office:value="303.49" calcext:value-type="float">
            <text:p>303.49</text:p>
          </table:table-cell>
          <table:table-cell office:value-type="float" office:value="40.2001" calcext:value-type="float">
            <text:p>40.2001</text:p>
          </table:table-cell>
          <table:table-cell office:value-type="float" office:value="93.205" calcext:value-type="float">
            <text:p>93.205</text:p>
          </table:table-cell>
          <table:table-cell office:value-type="float" office:value="294.283" calcext:value-type="float">
            <text:p>294.283</text:p>
          </table:table-cell>
          <table:table-cell office:value-type="float" office:value="39.0497" calcext:value-type="float">
            <text:p>39.0497</text:p>
          </table:table-cell>
          <table:table-cell/>
          <table:table-cell table:formula="of:=([.D360]-[.A360])/0.0166667" office:value-type="float" office:value="-87.3958252083501" calcext:value-type="float">
            <text:p>-87.3958252083501</text:p>
          </table:table-cell>
          <table:table-cell table:formula="of:=ABS([.E360]-[.B360])/0.0166667" office:value-type="float" office:value="552.418895162209" calcext:value-type="float">
            <text:p>552.418895162209</text:p>
          </table:table-cell>
          <table:table-cell table:formula="of:=([.F360]-[.C360])/0.0166667" office:value-type="float" office:value="-69.023861952276" calcext:value-type="float">
            <text:p>-69.023861952276</text:p>
          </table:table-cell>
          <table:table-cell table:formula="of:=DEGREES(ATAN(ABS([.F360]-[.C360])/ABS([.E360]-[.B360])))" office:value-type="float" office:value="7.12210584977388" calcext:value-type="float">
            <text:p>7.12210584977388</text:p>
          </table:table-cell>
          <table:table-cell table:formula="of:=SQRT(POWER([.H360];2)+POWER([.I360];2)+POWER([.J360];2))" office:value-type="float" office:value="563.532571831382" calcext:value-type="float">
            <text:p>563.532571831382</text:p>
          </table:table-cell>
        </table:table-row>
        <table:table-row table:style-name="ro1">
          <table:table-cell office:value-type="float" office:value="93.4997" calcext:value-type="float">
            <text:p>93.4997</text:p>
          </table:table-cell>
          <table:table-cell office:value-type="float" office:value="289.803" calcext:value-type="float">
            <text:p>289.803</text:p>
          </table:table-cell>
          <table:table-cell office:value-type="float" office:value="41.3032" calcext:value-type="float">
            <text:p>41.3032</text:p>
          </table:table-cell>
          <table:table-cell office:value-type="float" office:value="92.1764" calcext:value-type="float">
            <text:p>92.1764</text:p>
          </table:table-cell>
          <table:table-cell office:value-type="float" office:value="277.102" calcext:value-type="float">
            <text:p>277.102</text:p>
          </table:table-cell>
          <table:table-cell office:value-type="float" office:value="40.8109" calcext:value-type="float">
            <text:p>40.8109</text:p>
          </table:table-cell>
          <table:table-cell/>
          <table:table-cell table:formula="of:=([.D361]-[.A361])/0.0166667" office:value-type="float" office:value="-79.3978412043178" calcext:value-type="float">
            <text:p>-79.3978412043178</text:p>
          </table:table-cell>
          <table:table-cell table:formula="of:=ABS([.E361]-[.B361])/0.0166667" office:value-type="float" office:value="762.05847588305" calcext:value-type="float">
            <text:p>762.05847588305</text:p>
          </table:table-cell>
          <table:table-cell table:formula="of:=([.F361]-[.C361])/0.0166667" office:value-type="float" office:value="-29.5379409241182" calcext:value-type="float">
            <text:p>-29.5379409241182</text:p>
          </table:table-cell>
          <table:table-cell table:formula="of:=DEGREES(ATAN(ABS([.F361]-[.C361])/ABS([.E361]-[.B361])))" office:value-type="float" office:value="2.21971491293284" calcext:value-type="float">
            <text:p>2.21971491293284</text:p>
          </table:table-cell>
          <table:table-cell table:formula="of:=SQRT(POWER([.H361];2)+POWER([.I361];2)+POWER([.J361];2))" office:value-type="float" office:value="766.75265099453" calcext:value-type="float">
            <text:p>766.75265099453</text:p>
          </table:table-cell>
        </table:table-row>
        <table:table-row table:style-name="ro1">
          <table:table-cell office:value-type="float" office:value="94.0836" calcext:value-type="float">
            <text:p>94.0836</text:p>
          </table:table-cell>
          <table:table-cell office:value-type="float" office:value="285.803" calcext:value-type="float">
            <text:p>285.803</text:p>
          </table:table-cell>
          <table:table-cell office:value-type="float" office:value="41.6718" calcext:value-type="float">
            <text:p>41.6718</text:p>
          </table:table-cell>
          <table:table-cell office:value-type="float" office:value="92.6869" calcext:value-type="float">
            <text:p>92.6869</text:p>
          </table:table-cell>
          <table:table-cell office:value-type="float" office:value="271.946" calcext:value-type="float">
            <text:p>271.946</text:p>
          </table:table-cell>
          <table:table-cell office:value-type="float" office:value="41.8911" calcext:value-type="float">
            <text:p>41.8911</text:p>
          </table:table-cell>
          <table:table-cell/>
          <table:table-cell table:formula="of:=([.D362]-[.A362])/0.0166667" office:value-type="float" office:value="-83.8018323963358" calcext:value-type="float">
            <text:p>-83.8018323963358</text:p>
          </table:table-cell>
          <table:table-cell table:formula="of:=ABS([.E362]-[.B362])/0.0166667" office:value-type="float" office:value="831.418337163324" calcext:value-type="float">
            <text:p>831.418337163324</text:p>
          </table:table-cell>
          <table:table-cell table:formula="of:=([.F362]-[.C362])/0.0166667" office:value-type="float" office:value="13.1579736840529" calcext:value-type="float">
            <text:p>13.1579736840529</text:p>
          </table:table-cell>
          <table:table-cell table:formula="of:=DEGREES(ATAN(ABS([.F362]-[.C362])/ABS([.E362]-[.B362])))" office:value-type="float" office:value="0.906683668668458" calcext:value-type="float">
            <text:p>0.906683668668458</text:p>
          </table:table-cell>
          <table:table-cell table:formula="of:=SQRT(POWER([.H362];2)+POWER([.I362];2)+POWER([.J362];2))" office:value-type="float" office:value="835.734605455512" calcext:value-type="float">
            <text:p>835.734605455512</text:p>
          </table:table-cell>
        </table:table-row>
        <table:table-row table:style-name="ro1">
          <table:table-cell office:value-type="float" office:value="94.7158" calcext:value-type="float">
            <text:p>94.7158</text:p>
          </table:table-cell>
          <table:table-cell office:value-type="float" office:value="293.707" calcext:value-type="float">
            <text:p>293.707</text:p>
          </table:table-cell>
          <table:table-cell office:value-type="float" office:value="41.4547" calcext:value-type="float">
            <text:p>41.4547</text:p>
          </table:table-cell>
          <table:table-cell office:value-type="float" office:value="93.734" calcext:value-type="float">
            <text:p>93.734</text:p>
          </table:table-cell>
          <table:table-cell office:value-type="float" office:value="278.241" calcext:value-type="float">
            <text:p>278.241</text:p>
          </table:table-cell>
          <table:table-cell office:value-type="float" office:value="41.3645" calcext:value-type="float">
            <text:p>41.3645</text:p>
          </table:table-cell>
          <table:table-cell/>
          <table:table-cell table:formula="of:=([.D363]-[.A363])/0.0166667" office:value-type="float" office:value="-58.907882184236" calcext:value-type="float">
            <text:p>-58.907882184236</text:p>
          </table:table-cell>
          <table:table-cell table:formula="of:=ABS([.E363]-[.B363])/0.0166667" office:value-type="float" office:value="927.958144083712" calcext:value-type="float">
            <text:p>927.958144083712</text:p>
          </table:table-cell>
          <table:table-cell table:formula="of:=([.F363]-[.C363])/0.0166667" office:value-type="float" office:value="-5.41198917602183" calcext:value-type="float">
            <text:p>-5.41198917602183</text:p>
          </table:table-cell>
          <table:table-cell table:formula="of:=DEGREES(ATAN(ABS([.F363]-[.C363])/ABS([.E363]-[.B363])))" office:value-type="float" office:value="0.334153673715224" calcext:value-type="float">
            <text:p>0.334153673715224</text:p>
          </table:table-cell>
          <table:table-cell table:formula="of:=SQRT(POWER([.H363];2)+POWER([.I363];2)+POWER([.J363];2))" office:value-type="float" office:value="929.841785134203" calcext:value-type="float">
            <text:p>929.841785134203</text:p>
          </table:table-cell>
        </table:table-row>
        <table:table-row table:style-name="ro1">
          <table:table-cell office:value-type="float" office:value="91.9086" calcext:value-type="float">
            <text:p>91.9086</text:p>
          </table:table-cell>
          <table:table-cell office:value-type="float" office:value="295.11" calcext:value-type="float">
            <text:p>295.11</text:p>
          </table:table-cell>
          <table:table-cell office:value-type="float" office:value="41.5196" calcext:value-type="float">
            <text:p>41.5196</text:p>
          </table:table-cell>
          <table:table-cell office:value-type="float" office:value="90.503" calcext:value-type="float">
            <text:p>90.503</text:p>
          </table:table-cell>
          <table:table-cell office:value-type="float" office:value="279.494" calcext:value-type="float">
            <text:p>279.494</text:p>
          </table:table-cell>
          <table:table-cell office:value-type="float" office:value="41.4417" calcext:value-type="float">
            <text:p>41.4417</text:p>
          </table:table-cell>
          <table:table-cell/>
          <table:table-cell table:formula="of:=([.D364]-[.A364])/0.0166667" office:value-type="float" office:value="-84.3358313283378" calcext:value-type="float">
            <text:p>-84.3358313283378</text:p>
          </table:table-cell>
          <table:table-cell table:formula="of:=ABS([.E364]-[.B364])/0.0166667" office:value-type="float" office:value="936.958126083747" calcext:value-type="float">
            <text:p>936.958126083747</text:p>
          </table:table-cell>
          <table:table-cell table:formula="of:=([.F364]-[.C364])/0.0166667" office:value-type="float" office:value="-4.67399065201867" calcext:value-type="float">
            <text:p>-4.67399065201867</text:p>
          </table:table-cell>
          <table:table-cell table:formula="of:=DEGREES(ATAN(ABS([.F364]-[.C364])/ABS([.E364]-[.B364])))" office:value-type="float" office:value="0.285816098962928" calcext:value-type="float">
            <text:p>0.285816098962928</text:p>
          </table:table-cell>
          <table:table-cell table:formula="of:=SQRT(POWER([.H364];2)+POWER([.I364];2)+POWER([.J364];2))" office:value-type="float" office:value="940.757624826301" calcext:value-type="float">
            <text:p>940.757624826301</text:p>
          </table:table-cell>
        </table:table-row>
        <table:table-row table:style-name="ro1">
          <table:table-cell office:value-type="float" office:value="88.2665" calcext:value-type="float">
            <text:p>88.2665</text:p>
          </table:table-cell>
          <table:table-cell office:value-type="float" office:value="303.331" calcext:value-type="float">
            <text:p>303.331</text:p>
          </table:table-cell>
          <table:table-cell office:value-type="float" office:value="41.5941" calcext:value-type="float">
            <text:p>41.5941</text:p>
          </table:table-cell>
          <table:table-cell office:value-type="float" office:value="88.287" calcext:value-type="float">
            <text:p>88.287</text:p>
          </table:table-cell>
          <table:table-cell office:value-type="float" office:value="288.529" calcext:value-type="float">
            <text:p>288.529</text:p>
          </table:table-cell>
          <table:table-cell office:value-type="float" office:value="41.2925" calcext:value-type="float">
            <text:p>41.2925</text:p>
          </table:table-cell>
          <table:table-cell/>
          <table:table-cell table:formula="of:=([.D365]-[.A365])/0.0166667" office:value-type="float" office:value="1.22999754000568" calcext:value-type="float">
            <text:p>1.22999754000568</text:p>
          </table:table-cell>
          <table:table-cell table:formula="of:=ABS([.E365]-[.B365])/0.0166667" office:value-type="float" office:value="888.118223763554" calcext:value-type="float">
            <text:p>888.118223763554</text:p>
          </table:table-cell>
          <table:table-cell table:formula="of:=([.F365]-[.C365])/0.0166667" office:value-type="float" office:value="-18.0959638080724" calcext:value-type="float">
            <text:p>-18.0959638080724</text:p>
          </table:table-cell>
          <table:table-cell table:formula="of:=DEGREES(ATAN(ABS([.F365]-[.C365])/ABS([.E365]-[.B365])))" office:value-type="float" office:value="1.16727579270697" calcext:value-type="float">
            <text:p>1.16727579270697</text:p>
          </table:table-cell>
          <table:table-cell table:formula="of:=SQRT(POWER([.H365];2)+POWER([.I365];2)+POWER([.J365];2))" office:value-type="float" office:value="888.303414482361" calcext:value-type="float">
            <text:p>888.303414482361</text:p>
          </table:table-cell>
        </table:table-row>
        <table:table-row table:style-name="ro1">
          <table:table-cell office:value-type="float" office:value="82.4801" calcext:value-type="float">
            <text:p>82.4801</text:p>
          </table:table-cell>
          <table:table-cell office:value-type="float" office:value="305.912" calcext:value-type="float">
            <text:p>305.912</text:p>
          </table:table-cell>
          <table:table-cell office:value-type="float" office:value="42.3086" calcext:value-type="float">
            <text:p>42.3086</text:p>
          </table:table-cell>
          <table:table-cell office:value-type="float" office:value="82.2394" calcext:value-type="float">
            <text:p>82.2394</text:p>
          </table:table-cell>
          <table:table-cell office:value-type="float" office:value="294.938" calcext:value-type="float">
            <text:p>294.938</text:p>
          </table:table-cell>
          <table:table-cell office:value-type="float" office:value="41.8893" calcext:value-type="float">
            <text:p>41.8893</text:p>
          </table:table-cell>
          <table:table-cell/>
          <table:table-cell table:formula="of:=([.D366]-[.A366])/0.0166667" office:value-type="float" office:value="-14.4419711160572" calcext:value-type="float">
            <text:p>-14.4419711160572</text:p>
          </table:table-cell>
          <table:table-cell table:formula="of:=ABS([.E366]-[.B366])/0.0166667" office:value-type="float" office:value="658.438683122633" calcext:value-type="float">
            <text:p>658.438683122633</text:p>
          </table:table-cell>
          <table:table-cell table:formula="of:=([.F366]-[.C366])/0.0166667" office:value-type="float" office:value="-25.1579496841006" calcext:value-type="float">
            <text:p>-25.1579496841006</text:p>
          </table:table-cell>
          <table:table-cell table:formula="of:=DEGREES(ATAN(ABS([.F366]-[.C366])/ABS([.E366]-[.B366])))" office:value-type="float" office:value="2.1881209887479" calcext:value-type="float">
            <text:p>2.1881209887479</text:p>
          </table:table-cell>
          <table:table-cell table:formula="of:=SQRT(POWER([.H366];2)+POWER([.I366];2)+POWER([.J366];2))" office:value-type="float" office:value="659.077379671228" calcext:value-type="float">
            <text:p>659.077379671228</text:p>
          </table:table-cell>
        </table:table-row>
        <table:table-row table:style-name="ro1">
          <table:table-cell office:value-type="float" office:value="82.1281" calcext:value-type="float">
            <text:p>82.1281</text:p>
          </table:table-cell>
          <table:table-cell office:value-type="float" office:value="301.879" calcext:value-type="float">
            <text:p>301.879</text:p>
          </table:table-cell>
          <table:table-cell office:value-type="float" office:value="41.6071" calcext:value-type="float">
            <text:p>41.6071</text:p>
          </table:table-cell>
          <table:table-cell office:value-type="float" office:value="82.1283" calcext:value-type="float">
            <text:p>82.1283</text:p>
          </table:table-cell>
          <table:table-cell office:value-type="float" office:value="289.797" calcext:value-type="float">
            <text:p>289.797</text:p>
          </table:table-cell>
          <table:table-cell office:value-type="float" office:value="40.891" calcext:value-type="float">
            <text:p>40.891</text:p>
          </table:table-cell>
          <table:table-cell/>
          <table:table-cell table:formula="of:=([.D367]-[.A367])/0.0166667" office:value-type="float" office:value="0.0119999759995937" calcext:value-type="float">
            <text:p>0.011999975999594</text:p>
          </table:table-cell>
          <table:table-cell table:formula="of:=ABS([.E367]-[.B367])/0.0166667" office:value-type="float" office:value="724.918550162899" calcext:value-type="float">
            <text:p>724.918550162899</text:p>
          </table:table-cell>
          <table:table-cell table:formula="of:=([.F367]-[.C367])/0.0166667" office:value-type="float" office:value="-42.9659140681721" calcext:value-type="float">
            <text:p>-42.9659140681721</text:p>
          </table:table-cell>
          <table:table-cell table:formula="of:=DEGREES(ATAN(ABS([.F367]-[.C367])/ABS([.E367]-[.B367])))" office:value-type="float" office:value="3.39195200342085" calcext:value-type="float">
            <text:p>3.39195200342085</text:p>
          </table:table-cell>
          <table:table-cell table:formula="of:=SQRT(POWER([.H367];2)+POWER([.I367];2)+POWER([.J367];2))" office:value-type="float" office:value="726.19072858719" calcext:value-type="float">
            <text:p>726.19072858719</text:p>
          </table:table-cell>
        </table:table-row>
        <table:table-row table:style-name="ro1">
          <table:table-cell office:value-type="float" office:value="82.3626" calcext:value-type="float">
            <text:p>82.3626</text:p>
          </table:table-cell>
          <table:table-cell office:value-type="float" office:value="300.499" calcext:value-type="float">
            <text:p>300.499</text:p>
          </table:table-cell>
          <table:table-cell office:value-type="float" office:value="41.5541" calcext:value-type="float">
            <text:p>41.5541</text:p>
          </table:table-cell>
          <table:table-cell office:value-type="float" office:value="82.5816" calcext:value-type="float">
            <text:p>82.5816</text:p>
          </table:table-cell>
          <table:table-cell office:value-type="float" office:value="287.077" calcext:value-type="float">
            <text:p>287.077</text:p>
          </table:table-cell>
          <table:table-cell office:value-type="float" office:value="41.3167" calcext:value-type="float">
            <text:p>41.3167</text:p>
          </table:table-cell>
          <table:table-cell/>
          <table:table-cell table:formula="of:=([.D368]-[.A368])/0.0166667" office:value-type="float" office:value="13.1399737200522" calcext:value-type="float">
            <text:p>13.1399737200522</text:p>
          </table:table-cell>
          <table:table-cell table:formula="of:=ABS([.E368]-[.B368])/0.0166667" office:value-type="float" office:value="805.318389363223" calcext:value-type="float">
            <text:p>805.318389363223</text:p>
          </table:table-cell>
          <table:table-cell table:formula="of:=([.F368]-[.C368])/0.0166667" office:value-type="float" office:value="-14.243971512057" calcext:value-type="float">
            <text:p>-14.243971512057</text:p>
          </table:table-cell>
          <table:table-cell table:formula="of:=DEGREES(ATAN(ABS([.F368]-[.C368])/ABS([.E368]-[.B368])))" office:value-type="float" office:value="1.01330650341654" calcext:value-type="float">
            <text:p>1.01330650341654</text:p>
          </table:table-cell>
          <table:table-cell table:formula="of:=SQRT(POWER([.H368];2)+POWER([.I368];2)+POWER([.J368];2))" office:value-type="float" office:value="805.551524038267" calcext:value-type="float">
            <text:p>805.551524038267</text:p>
          </table:table-cell>
        </table:table-row>
        <table:table-row table:style-name="ro1">
          <table:table-cell office:value-type="float" office:value="81.8882" calcext:value-type="float">
            <text:p>81.8882</text:p>
          </table:table-cell>
          <table:table-cell office:value-type="float" office:value="303.118" calcext:value-type="float">
            <text:p>303.118</text:p>
          </table:table-cell>
          <table:table-cell office:value-type="float" office:value="42.2078" calcext:value-type="float">
            <text:p>42.2078</text:p>
          </table:table-cell>
          <table:table-cell office:value-type="float" office:value="81.6608" calcext:value-type="float">
            <text:p>81.6608</text:p>
          </table:table-cell>
          <table:table-cell office:value-type="float" office:value="292.241" calcext:value-type="float">
            <text:p>292.241</text:p>
          </table:table-cell>
          <table:table-cell office:value-type="float" office:value="41.796" calcext:value-type="float">
            <text:p>41.796</text:p>
          </table:table-cell>
          <table:table-cell/>
          <table:table-cell table:formula="of:=([.D369]-[.A369])/0.0166667" office:value-type="float" office:value="-13.6439727120548" calcext:value-type="float">
            <text:p>-13.6439727120548</text:p>
          </table:table-cell>
          <table:table-cell table:formula="of:=ABS([.E369]-[.B369])/0.0166667" office:value-type="float" office:value="652.618694762611" calcext:value-type="float">
            <text:p>652.618694762611</text:p>
          </table:table-cell>
          <table:table-cell table:formula="of:=([.F369]-[.C369])/0.0166667" office:value-type="float" office:value="-24.7079505840988" calcext:value-type="float">
            <text:p>-24.7079505840988</text:p>
          </table:table-cell>
          <table:table-cell table:formula="of:=DEGREES(ATAN(ABS([.F369]-[.C369])/ABS([.E369]-[.B369])))" office:value-type="float" office:value="2.16816572768536" calcext:value-type="float">
            <text:p>2.16816572768536</text:p>
          </table:table-cell>
          <table:table-cell table:formula="of:=SQRT(POWER([.H369];2)+POWER([.I369];2)+POWER([.J369];2))" office:value-type="float" office:value="653.228751332248" calcext:value-type="float">
            <text:p>653.228751332248</text:p>
          </table:table-cell>
        </table:table-row>
        <table:table-row table:style-name="ro1">
          <table:table-cell office:value-type="float" office:value="76.37" calcext:value-type="float">
            <text:p>76.37</text:p>
          </table:table-cell>
          <table:table-cell office:value-type="float" office:value="308.688" calcext:value-type="float">
            <text:p>308.688</text:p>
          </table:table-cell>
          <table:table-cell office:value-type="float" office:value="41.6832" calcext:value-type="float">
            <text:p>41.6832</text:p>
          </table:table-cell>
          <table:table-cell office:value-type="float" office:value="76.2443" calcext:value-type="float">
            <text:p>76.2443</text:p>
          </table:table-cell>
          <table:table-cell office:value-type="float" office:value="296.089" calcext:value-type="float">
            <text:p>296.089</text:p>
          </table:table-cell>
          <table:table-cell office:value-type="float" office:value="41.5073" calcext:value-type="float">
            <text:p>41.5073</text:p>
          </table:table-cell>
          <table:table-cell/>
          <table:table-cell table:formula="of:=([.D370]-[.A370])/0.0166667" office:value-type="float" office:value="-7.54198491603071" calcext:value-type="float">
            <text:p>-7.54198491603071</text:p>
          </table:table-cell>
          <table:table-cell table:formula="of:=ABS([.E370]-[.B370])/0.0166667" office:value-type="float" office:value="755.938488123023" calcext:value-type="float">
            <text:p>755.938488123023</text:p>
          </table:table-cell>
          <table:table-cell table:formula="of:=([.F370]-[.C370])/0.0166667" office:value-type="float" office:value="-10.5539788920421" calcext:value-type="float">
            <text:p>-10.5539788920421</text:p>
          </table:table-cell>
          <table:table-cell table:formula="of:=DEGREES(ATAN(ABS([.F370]-[.C370])/ABS([.E370]-[.B370])))" office:value-type="float" office:value="0.799878789243103" calcext:value-type="float">
            <text:p>0.799878789243103</text:p>
          </table:table-cell>
          <table:table-cell table:formula="of:=SQRT(POWER([.H370];2)+POWER([.I370];2)+POWER([.J370];2))" office:value-type="float" office:value="756.049777351101" calcext:value-type="float">
            <text:p>756.049777351101</text:p>
          </table:table-cell>
        </table:table-row>
        <table:table-row table:style-name="ro1">
          <table:table-cell office:value-type="float" office:value="68.2737" calcext:value-type="float">
            <text:p>68.2737</text:p>
          </table:table-cell>
          <table:table-cell office:value-type="float" office:value="316.791" calcext:value-type="float">
            <text:p>316.791</text:p>
          </table:table-cell>
          <table:table-cell office:value-type="float" office:value="42.1574" calcext:value-type="float">
            <text:p>42.1574</text:p>
          </table:table-cell>
          <table:table-cell office:value-type="float" office:value="68.8707" calcext:value-type="float">
            <text:p>68.8707</text:p>
          </table:table-cell>
          <table:table-cell office:value-type="float" office:value="305.239" calcext:value-type="float">
            <text:p>305.239</text:p>
          </table:table-cell>
          <table:table-cell office:value-type="float" office:value="41.7441" calcext:value-type="float">
            <text:p>41.7441</text:p>
          </table:table-cell>
          <table:table-cell/>
          <table:table-cell table:formula="of:=([.D371]-[.A371])/0.0166667" office:value-type="float" office:value="35.8199283601429" calcext:value-type="float">
            <text:p>35.8199283601429</text:p>
          </table:table-cell>
          <table:table-cell table:formula="of:=ABS([.E371]-[.B371])/0.0166667" office:value-type="float" office:value="693.118613762774" calcext:value-type="float">
            <text:p>693.118613762774</text:p>
          </table:table-cell>
          <table:table-cell table:formula="of:=([.F371]-[.C371])/0.0166667" office:value-type="float" office:value="-24.7979504040992" calcext:value-type="float">
            <text:p>-24.7979504040992</text:p>
          </table:table-cell>
          <table:table-cell table:formula="of:=DEGREES(ATAN(ABS([.F371]-[.C371])/ABS([.E371]-[.B371])))" office:value-type="float" office:value="2.04901745676569" calcext:value-type="float">
            <text:p>2.04901745676569</text:p>
          </table:table-cell>
          <table:table-cell table:formula="of:=SQRT(POWER([.H371];2)+POWER([.I371];2)+POWER([.J371];2))" office:value-type="float" office:value="694.486442168887" calcext:value-type="float">
            <text:p>694.486442168887</text:p>
          </table:table-cell>
        </table:table-row>
        <table:table-row table:style-name="ro1">
          <table:table-cell office:value-type="float" office:value="61.9967" calcext:value-type="float">
            <text:p>61.9967</text:p>
          </table:table-cell>
          <table:table-cell office:value-type="float" office:value="301.665" calcext:value-type="float">
            <text:p>301.665</text:p>
          </table:table-cell>
          <table:table-cell office:value-type="float" office:value="41.3036" calcext:value-type="float">
            <text:p>41.3036</text:p>
          </table:table-cell>
          <table:table-cell office:value-type="float" office:value="62.2158" calcext:value-type="float">
            <text:p>62.2158</text:p>
          </table:table-cell>
          <table:table-cell office:value-type="float" office:value="289.278" calcext:value-type="float">
            <text:p>289.278</text:p>
          </table:table-cell>
          <table:table-cell office:value-type="float" office:value="40.6465" calcext:value-type="float">
            <text:p>40.6465</text:p>
          </table:table-cell>
          <table:table-cell/>
          <table:table-cell table:formula="of:=([.D372]-[.A372])/0.0166667" office:value-type="float" office:value="13.1459737080529" calcext:value-type="float">
            <text:p>13.1459737080529</text:p>
          </table:table-cell>
          <table:table-cell table:formula="of:=ABS([.E372]-[.B372])/0.0166667" office:value-type="float" office:value="743.218513562973" calcext:value-type="float">
            <text:p>743.218513562973</text:p>
          </table:table-cell>
          <table:table-cell table:formula="of:=([.F372]-[.C372])/0.0166667" office:value-type="float" office:value="-39.4259211481577" calcext:value-type="float">
            <text:p>-39.4259211481577</text:p>
          </table:table-cell>
          <table:table-cell table:formula="of:=DEGREES(ATAN(ABS([.F372]-[.C372])/ABS([.E372]-[.B372])))" office:value-type="float" office:value="3.03655452302111" calcext:value-type="float">
            <text:p>3.03655452302111</text:p>
          </table:table-cell>
          <table:table-cell table:formula="of:=SQRT(POWER([.H372];2)+POWER([.I372];2)+POWER([.J372];2))" office:value-type="float" office:value="744.379593208914" calcext:value-type="float">
            <text:p>744.379593208914</text:p>
          </table:table-cell>
        </table:table-row>
        <table:table-row table:style-name="ro1">
          <table:table-cell office:value-type="float" office:value="62.3441" calcext:value-type="float">
            <text:p>62.3441</text:p>
          </table:table-cell>
          <table:table-cell office:value-type="float" office:value="297.372" calcext:value-type="float">
            <text:p>297.372</text:p>
          </table:table-cell>
          <table:table-cell office:value-type="float" office:value="41.6996" calcext:value-type="float">
            <text:p>41.6996</text:p>
          </table:table-cell>
          <table:table-cell office:value-type="float" office:value="62.8356" calcext:value-type="float">
            <text:p>62.8356</text:p>
          </table:table-cell>
          <table:table-cell office:value-type="float" office:value="283.846" calcext:value-type="float">
            <text:p>283.846</text:p>
          </table:table-cell>
          <table:table-cell office:value-type="float" office:value="41.2513" calcext:value-type="float">
            <text:p>41.2513</text:p>
          </table:table-cell>
          <table:table-cell/>
          <table:table-cell table:formula="of:=([.D373]-[.A373])/0.0166667" office:value-type="float" office:value="29.4899410201181" calcext:value-type="float">
            <text:p>29.4899410201181</text:p>
          </table:table-cell>
          <table:table-cell table:formula="of:=ABS([.E373]-[.B373])/0.0166667" office:value-type="float" office:value="811.558376883247" calcext:value-type="float">
            <text:p>811.558376883247</text:p>
          </table:table-cell>
          <table:table-cell table:formula="of:=([.F373]-[.C373])/0.0166667" office:value-type="float" office:value="-26.8979462041074" calcext:value-type="float">
            <text:p>-26.8979462041074</text:p>
          </table:table-cell>
          <table:table-cell table:formula="of:=DEGREES(ATAN(ABS([.F373]-[.C373])/ABS([.E373]-[.B373])))" office:value-type="float" office:value="1.89829209911595" calcext:value-type="float">
            <text:p>1.89829209911595</text:p>
          </table:table-cell>
          <table:table-cell table:formula="of:=SQRT(POWER([.H373];2)+POWER([.I373];2)+POWER([.J373];2))" office:value-type="float" office:value="812.539325338004" calcext:value-type="float">
            <text:p>812.539325338004</text:p>
          </table:table-cell>
        </table:table-row>
        <table:table-row table:style-name="ro1">
          <table:table-cell office:value-type="float" office:value="62.2209" calcext:value-type="float">
            <text:p>62.2209</text:p>
          </table:table-cell>
          <table:table-cell office:value-type="float" office:value="304.423" calcext:value-type="float">
            <text:p>304.423</text:p>
          </table:table-cell>
          <table:table-cell office:value-type="float" office:value="41.9311" calcext:value-type="float">
            <text:p>41.9311</text:p>
          </table:table-cell>
          <table:table-cell office:value-type="float" office:value="62.4686" calcext:value-type="float">
            <text:p>62.4686</text:p>
          </table:table-cell>
          <table:table-cell office:value-type="float" office:value="290.447" calcext:value-type="float">
            <text:p>290.447</text:p>
          </table:table-cell>
          <table:table-cell office:value-type="float" office:value="41.741" calcext:value-type="float">
            <text:p>41.741</text:p>
          </table:table-cell>
          <table:table-cell/>
          <table:table-cell table:formula="of:=([.D374]-[.A374])/0.0166667" office:value-type="float" office:value="14.8619702760596" calcext:value-type="float">
            <text:p>14.8619702760596</text:p>
          </table:table-cell>
          <table:table-cell table:formula="of:=ABS([.E374]-[.B374])/0.0166667" office:value-type="float" office:value="838.558322883354" calcext:value-type="float">
            <text:p>838.558322883354</text:p>
          </table:table-cell>
          <table:table-cell table:formula="of:=([.F374]-[.C374])/0.0166667" office:value-type="float" office:value="-11.4059771880457" calcext:value-type="float">
            <text:p>-11.4059771880457</text:p>
          </table:table-cell>
          <table:table-cell table:formula="of:=DEGREES(ATAN(ABS([.F374]-[.C374])/ABS([.E374]-[.B374])))" office:value-type="float" office:value="0.779282774026171" calcext:value-type="float">
            <text:p>0.779282774026171</text:p>
          </table:table-cell>
          <table:table-cell table:formula="of:=SQRT(POWER([.H374];2)+POWER([.I374];2)+POWER([.J374];2))" office:value-type="float" office:value="838.767569325999" calcext:value-type="float">
            <text:p>838.767569325999</text:p>
          </table:table-cell>
        </table:table-row>
        <table:table-row table:style-name="ro1">
          <table:table-cell office:value-type="float" office:value="62.2904" calcext:value-type="float">
            <text:p>62.2904</text:p>
          </table:table-cell>
          <table:table-cell office:value-type="float" office:value="300.231" calcext:value-type="float">
            <text:p>300.231</text:p>
          </table:table-cell>
          <table:table-cell office:value-type="float" office:value="41.5209" calcext:value-type="float">
            <text:p>41.5209</text:p>
          </table:table-cell>
          <table:table-cell office:value-type="float" office:value="62.2157" calcext:value-type="float">
            <text:p>62.2157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40.6456" calcext:value-type="float">
            <text:p>40.6456</text:p>
          </table:table-cell>
          <table:table-cell/>
          <table:table-cell table:formula="of:=([.D375]-[.A375])/0.0166667" office:value-type="float" office:value="-4.48199103601793" calcext:value-type="float">
            <text:p>-4.48199103601793</text:p>
          </table:table-cell>
          <table:table-cell table:formula="of:=ABS([.E375]-[.B375])/0.0166667" office:value-type="float" office:value="656.818686362627" calcext:value-type="float">
            <text:p>656.818686362627</text:p>
          </table:table-cell>
          <table:table-cell table:formula="of:=([.F375]-[.C375])/0.0166667" office:value-type="float" office:value="-52.5178949642098" calcext:value-type="float">
            <text:p>-52.5178949642098</text:p>
          </table:table-cell>
          <table:table-cell table:formula="of:=DEGREES(ATAN(ABS([.F375]-[.C375])/ABS([.E375]-[.B375])))" office:value-type="float" office:value="4.57152895699211" calcext:value-type="float">
            <text:p>4.57152895699211</text:p>
          </table:table-cell>
          <table:table-cell table:formula="of:=SQRT(POWER([.H375];2)+POWER([.I375];2)+POWER([.J375];2))" office:value-type="float" office:value="658.930196826831" calcext:value-type="float">
            <text:p>658.930196826831</text:p>
          </table:table-cell>
        </table:table-row>
        <table:table-row table:style-name="ro1">
          <table:table-cell office:value-type="float" office:value="62.3539" calcext:value-type="float">
            <text:p>62.3539</text:p>
          </table:table-cell>
          <table:table-cell office:value-type="float" office:value="296.166" calcext:value-type="float">
            <text:p>296.166</text:p>
          </table:table-cell>
          <table:table-cell office:value-type="float" office:value="40.8483" calcext:value-type="float">
            <text:p>40.8483</text:p>
          </table:table-cell>
          <table:table-cell office:value-type="float" office:value="62.8397" calcext:value-type="float">
            <text:p>62.8397</text:p>
          </table:table-cell>
          <table:table-cell office:value-type="float" office:value="282.75" calcext:value-type="float">
            <text:p>282.75</text:p>
          </table:table-cell>
          <table:table-cell office:value-type="float" office:value="40.1616" calcext:value-type="float">
            <text:p>40.1616</text:p>
          </table:table-cell>
          <table:table-cell/>
          <table:table-cell table:formula="of:=([.D376]-[.A376])/0.0166667" office:value-type="float" office:value="29.1479417041164" calcext:value-type="float">
            <text:p>29.1479417041164</text:p>
          </table:table-cell>
          <table:table-cell table:formula="of:=ABS([.E376]-[.B376])/0.0166667" office:value-type="float" office:value="804.95839008322" calcext:value-type="float">
            <text:p>804.95839008322</text:p>
          </table:table-cell>
          <table:table-cell table:formula="of:=([.F376]-[.C376])/0.0166667" office:value-type="float" office:value="-41.2019175961649" calcext:value-type="float">
            <text:p>-41.2019175961649</text:p>
          </table:table-cell>
          <table:table-cell table:formula="of:=DEGREES(ATAN(ABS([.F376]-[.C376])/ABS([.E376]-[.B376])))" office:value-type="float" office:value="2.93013606477905" calcext:value-type="float">
            <text:p>2.93013606477905</text:p>
          </table:table-cell>
          <table:table-cell table:formula="of:=SQRT(POWER([.H376];2)+POWER([.I376];2)+POWER([.J376];2))" office:value-type="float" office:value="806.539032089927" calcext:value-type="float">
            <text:p>806.539032089927</text:p>
          </table:table-cell>
        </table:table-row>
        <table:table-row table:style-name="ro1">
          <table:table-cell office:value-type="float" office:value="61.5308" calcext:value-type="float">
            <text:p>61.5308</text:p>
          </table:table-cell>
          <table:table-cell office:value-type="float" office:value="311.89" calcext:value-type="float">
            <text:p>311.89</text:p>
          </table:table-cell>
          <table:table-cell office:value-type="float" office:value="40.8079" calcext:value-type="float">
            <text:p>40.8079</text:p>
          </table:table-cell>
          <table:table-cell office:value-type="float" office:value="61.8012" calcext:value-type="float">
            <text:p>61.8012</text:p>
          </table:table-cell>
          <table:table-cell office:value-type="float" office:value="297.509" calcext:value-type="float">
            <text:p>297.509</text:p>
          </table:table-cell>
          <table:table-cell office:value-type="float" office:value="40.6438" calcext:value-type="float">
            <text:p>40.6438</text:p>
          </table:table-cell>
          <table:table-cell/>
          <table:table-cell table:formula="of:=([.D377]-[.A377])/0.0166667" office:value-type="float" office:value="16.223967552065" calcext:value-type="float">
            <text:p>16.223967552065</text:p>
          </table:table-cell>
          <table:table-cell table:formula="of:=ABS([.E377]-[.B377])/0.0166667" office:value-type="float" office:value="862.85827428345" calcext:value-type="float">
            <text:p>862.85827428345</text:p>
          </table:table-cell>
          <table:table-cell table:formula="of:=([.F377]-[.C377])/0.0166667" office:value-type="float" office:value="-9.84598030803967" calcext:value-type="float">
            <text:p>-9.84598030803967</text:p>
          </table:table-cell>
          <table:table-cell table:formula="of:=DEGREES(ATAN(ABS([.F377]-[.C377])/ABS([.E377]-[.B377])))" office:value-type="float" office:value="0.653767426921457" calcext:value-type="float">
            <text:p>0.653767426921457</text:p>
          </table:table-cell>
          <table:table-cell table:formula="of:=SQRT(POWER([.H377];2)+POWER([.I377];2)+POWER([.J377];2))" office:value-type="float" office:value="863.066951024525" calcext:value-type="float">
            <text:p>863.066951024525</text:p>
          </table:table-cell>
        </table:table-row>
        <table:table-row table:style-name="ro1">
          <table:table-cell office:value-type="float" office:value="61.6172" calcext:value-type="float">
            <text:p>61.6172</text:p>
          </table:table-cell>
          <table:table-cell office:value-type="float" office:value="307.445" calcext:value-type="float">
            <text:p>307.445</text:p>
          </table:table-cell>
          <table:table-cell office:value-type="float" office:value="40.95" calcext:value-type="float">
            <text:p>40.95</text:p>
          </table:table-cell>
          <table:table-cell office:value-type="float" office:value="62.1477" calcext:value-type="float">
            <text:p>62.1477</text:p>
          </table:table-cell>
          <table:table-cell office:value-type="float" office:value="293.281" calcext:value-type="float">
            <text:p>293.281</text:p>
          </table:table-cell>
          <table:table-cell office:value-type="float" office:value="41.0433" calcext:value-type="float">
            <text:p>41.0433</text:p>
          </table:table-cell>
          <table:table-cell/>
          <table:table-cell table:formula="of:=([.D378]-[.A378])/0.0166667" office:value-type="float" office:value="31.8299363401275" calcext:value-type="float">
            <text:p>31.8299363401275</text:p>
          </table:table-cell>
          <table:table-cell table:formula="of:=ABS([.E378]-[.B378])/0.0166667" office:value-type="float" office:value="849.838300323399" calcext:value-type="float">
            <text:p>849.838300323399</text:p>
          </table:table-cell>
          <table:table-cell table:formula="of:=([.F378]-[.C378])/0.0166667" office:value-type="float" office:value="5.59798880402235" calcext:value-type="float">
            <text:p>5.59798880402235</text:p>
          </table:table-cell>
          <table:table-cell table:formula="of:=DEGREES(ATAN(ABS([.F378]-[.C378])/ABS([.E378]-[.B378])))" office:value-type="float" office:value="0.377408847336645" calcext:value-type="float">
            <text:p>0.377408847336645</text:p>
          </table:table-cell>
          <table:table-cell table:formula="of:=SQRT(POWER([.H378];2)+POWER([.I378];2)+POWER([.J378];2))" office:value-type="float" office:value="850.452596575864" calcext:value-type="float">
            <text:p>850.452596575864</text:p>
          </table:table-cell>
        </table:table-row>
        <table:table-row table:style-name="ro1">
          <table:table-cell office:value-type="float" office:value="62.0429" calcext:value-type="float">
            <text:p>62.0429</text:p>
          </table:table-cell>
          <table:table-cell office:value-type="float" office:value="298.89" calcext:value-type="float">
            <text:p>298.89</text:p>
          </table:table-cell>
          <table:table-cell office:value-type="float" office:value="40.9474" calcext:value-type="float">
            <text:p>40.9474</text:p>
          </table:table-cell>
          <table:table-cell office:value-type="float" office:value="62.5489" calcext:value-type="float">
            <text:p>62.5489</text:p>
          </table:table-cell>
          <table:table-cell office:value-type="float" office:value="285.219" calcext:value-type="float">
            <text:p>285.219</text:p>
          </table:table-cell>
          <table:table-cell office:value-type="float" office:value="40.7808" calcext:value-type="float">
            <text:p>40.7808</text:p>
          </table:table-cell>
          <table:table-cell/>
          <table:table-cell table:formula="of:=([.D379]-[.A379])/0.0166667" office:value-type="float" office:value="30.3599392801215" calcext:value-type="float">
            <text:p>30.3599392801215</text:p>
          </table:table-cell>
          <table:table-cell table:formula="of:=ABS([.E379]-[.B379])/0.0166667" office:value-type="float" office:value="820.258359483281" calcext:value-type="float">
            <text:p>820.258359483281</text:p>
          </table:table-cell>
          <table:table-cell table:formula="of:=([.F379]-[.C379])/0.0166667" office:value-type="float" office:value="-9.99598000804014" calcext:value-type="float">
            <text:p>-9.99598000804014</text:p>
          </table:table-cell>
          <table:table-cell table:formula="of:=DEGREES(ATAN(ABS([.F379]-[.C379])/ABS([.E379]-[.B379])))" office:value-type="float" office:value="0.698193576393749" calcext:value-type="float">
            <text:p>0.698193576393749</text:p>
          </table:table-cell>
          <table:table-cell table:formula="of:=SQRT(POWER([.H379];2)+POWER([.I379];2)+POWER([.J379];2))" office:value-type="float" office:value="820.880881633637" calcext:value-type="float">
            <text:p>820.880881633637</text:p>
          </table:table-cell>
        </table:table-row>
        <table:table-row table:style-name="ro1">
          <table:table-cell office:value-type="float" office:value="60.4889" calcext:value-type="float">
            <text:p>60.4889</text:p>
          </table:table-cell>
          <table:table-cell office:value-type="float" office:value="310.196" calcext:value-type="float">
            <text:p>310.196</text:p>
          </table:table-cell>
          <table:table-cell office:value-type="float" office:value="41.0743" calcext:value-type="float">
            <text:p>41.0743</text:p>
          </table:table-cell>
          <table:table-cell office:value-type="float" office:value="61.5445" calcext:value-type="float">
            <text:p>61.5445</text:p>
          </table:table-cell>
          <table:table-cell office:value-type="float" office:value="297.401" calcext:value-type="float">
            <text:p>297.401</text:p>
          </table:table-cell>
          <table:table-cell office:value-type="float" office:value="40.9232" calcext:value-type="float">
            <text:p>40.9232</text:p>
          </table:table-cell>
          <table:table-cell/>
          <table:table-cell table:formula="of:=([.D380]-[.A380])/0.0166667" office:value-type="float" office:value="63.3358733282532" calcext:value-type="float">
            <text:p>63.3358733282532</text:p>
          </table:table-cell>
          <table:table-cell table:formula="of:=ABS([.E380]-[.B380])/0.0166667" office:value-type="float" office:value="767.698464603072" calcext:value-type="float">
            <text:p>767.698464603072</text:p>
          </table:table-cell>
          <table:table-cell table:formula="of:=([.F380]-[.C380])/0.0166667" office:value-type="float" office:value="-9.06598186803624" calcext:value-type="float">
            <text:p>-9.06598186803624</text:p>
          </table:table-cell>
          <table:table-cell table:formula="of:=DEGREES(ATAN(ABS([.F380]-[.C380])/ABS([.E380]-[.B380])))" office:value-type="float" office:value="0.676591626885963" calcext:value-type="float">
            <text:p>0.676591626885963</text:p>
          </table:table-cell>
          <table:table-cell table:formula="of:=SQRT(POWER([.H380];2)+POWER([.I380];2)+POWER([.J380];2))" office:value-type="float" office:value="770.360018063891" calcext:value-type="float">
            <text:p>770.360018063891</text:p>
          </table:table-cell>
        </table:table-row>
        <table:table-row table:style-name="ro1">
          <table:table-cell office:value-type="float" office:value="55.3988" calcext:value-type="float">
            <text:p>55.3988</text:p>
          </table:table-cell>
          <table:table-cell office:value-type="float" office:value="293.267" calcext:value-type="float">
            <text:p>293.267</text:p>
          </table:table-cell>
          <table:table-cell office:value-type="float" office:value="42.4002" calcext:value-type="float">
            <text:p>42.4002</text:p>
          </table:table-cell>
          <table:table-cell office:value-type="float" office:value="55.5292" calcext:value-type="float">
            <text:p>55.5292</text:p>
          </table:table-cell>
          <table:table-cell office:value-type="float" office:value="281.063" calcext:value-type="float">
            <text:p>281.063</text:p>
          </table:table-cell>
          <table:table-cell office:value-type="float" office:value="42.0189" calcext:value-type="float">
            <text:p>42.0189</text:p>
          </table:table-cell>
          <table:table-cell/>
          <table:table-cell table:formula="of:=([.D381]-[.A381])/0.0166667" office:value-type="float" office:value="7.82398435203139" calcext:value-type="float">
            <text:p>7.82398435203139</text:p>
          </table:table-cell>
          <table:table-cell table:formula="of:=ABS([.E381]-[.B381])/0.0166667" office:value-type="float" office:value="732.238535522929" calcext:value-type="float">
            <text:p>732.238535522929</text:p>
          </table:table-cell>
          <table:table-cell table:formula="of:=([.F381]-[.C381])/0.0166667" office:value-type="float" office:value="-22.8779542440913" calcext:value-type="float">
            <text:p>-22.8779542440913</text:p>
          </table:table-cell>
          <table:table-cell table:formula="of:=DEGREES(ATAN(ABS([.F381]-[.C381])/ABS([.E381]-[.B381])))" office:value-type="float" office:value="1.7895588389972" calcext:value-type="float">
            <text:p>1.7895588389972</text:p>
          </table:table-cell>
          <table:table-cell table:formula="of:=SQRT(POWER([.H381];2)+POWER([.I381];2)+POWER([.J381];2))" office:value-type="float" office:value="732.637624222439" calcext:value-type="float">
            <text:p>732.637624222439</text:p>
          </table:table-cell>
        </table:table-row>
        <table:table-row table:style-name="ro1">
          <table:table-cell office:value-type="float" office:value="57.3804" calcext:value-type="float">
            <text:p>57.3804</text:p>
          </table:table-cell>
          <table:table-cell office:value-type="float" office:value="296.556" calcext:value-type="float">
            <text:p>296.556</text:p>
          </table:table-cell>
          <table:table-cell office:value-type="float" office:value="41.8738" calcext:value-type="float">
            <text:p>41.8738</text:p>
          </table:table-cell>
          <table:table-cell office:value-type="float" office:value="57.6608" calcext:value-type="float">
            <text:p>57.6608</text:p>
          </table:table-cell>
          <table:table-cell office:value-type="float" office:value="285.776" calcext:value-type="float">
            <text:p>285.776</text:p>
          </table:table-cell>
          <table:table-cell office:value-type="float" office:value="40.7394" calcext:value-type="float">
            <text:p>40.7394</text:p>
          </table:table-cell>
          <table:table-cell/>
          <table:table-cell table:formula="of:=([.D382]-[.A382])/0.0166667" office:value-type="float" office:value="16.8239663520673" calcext:value-type="float">
            <text:p>16.8239663520673</text:p>
          </table:table-cell>
          <table:table-cell table:formula="of:=ABS([.E382]-[.B382])/0.0166667" office:value-type="float" office:value="646.798706402586" calcext:value-type="float">
            <text:p>646.798706402586</text:p>
          </table:table-cell>
          <table:table-cell table:formula="of:=([.F382]-[.C382])/0.0166667" office:value-type="float" office:value="-68.0638638722722" calcext:value-type="float">
            <text:p>-68.0638638722722</text:p>
          </table:table-cell>
          <table:table-cell table:formula="of:=DEGREES(ATAN(ABS([.F382]-[.C382])/ABS([.E382]-[.B382])))" office:value-type="float" office:value="6.00723525338709" calcext:value-type="float">
            <text:p>6.00723525338709</text:p>
          </table:table-cell>
          <table:table-cell table:formula="of:=SQRT(POWER([.H382];2)+POWER([.I382];2)+POWER([.J382];2))" office:value-type="float" office:value="650.587658976941" calcext:value-type="float">
            <text:p>650.587658976941</text:p>
          </table:table-cell>
        </table:table-row>
        <table:table-row table:style-name="ro1">
          <table:table-cell office:value-type="float" office:value="50.0326" calcext:value-type="float">
            <text:p>50.0326</text:p>
          </table:table-cell>
          <table:table-cell office:value-type="float" office:value="296.594" calcext:value-type="float">
            <text:p>296.594</text:p>
          </table:table-cell>
          <table:table-cell office:value-type="float" office:value="41.6821" calcext:value-type="float">
            <text:p>41.6821</text:p>
          </table:table-cell>
          <table:table-cell office:value-type="float" office:value="49.8512" calcext:value-type="float">
            <text:p>49.8512</text:p>
          </table:table-cell>
          <table:table-cell office:value-type="float" office:value="282.69" calcext:value-type="float">
            <text:p>282.69</text:p>
          </table:table-cell>
          <table:table-cell office:value-type="float" office:value="41.312" calcext:value-type="float">
            <text:p>41.312</text:p>
          </table:table-cell>
          <table:table-cell/>
          <table:table-cell table:formula="of:=([.D383]-[.A383])/0.0166667" office:value-type="float" office:value="-10.8839782320438" calcext:value-type="float">
            <text:p>-10.8839782320438</text:p>
          </table:table-cell>
          <table:table-cell table:formula="of:=ABS([.E383]-[.B383])/0.0166667" office:value-type="float" office:value="834.238331523337" calcext:value-type="float">
            <text:p>834.238331523337</text:p>
          </table:table-cell>
          <table:table-cell table:formula="of:=([.F383]-[.C383])/0.0166667" office:value-type="float" office:value="-22.2059555880889" calcext:value-type="float">
            <text:p>-22.2059555880889</text:p>
          </table:table-cell>
          <table:table-cell table:formula="of:=DEGREES(ATAN(ABS([.F383]-[.C383])/ABS([.E383]-[.B383])))" office:value-type="float" office:value="1.52475272980266" calcext:value-type="float">
            <text:p>1.52475272980266</text:p>
          </table:table-cell>
          <table:table-cell table:formula="of:=SQRT(POWER([.H383];2)+POWER([.I383];2)+POWER([.J383];2))" office:value-type="float" office:value="834.604792239163" calcext:value-type="float">
            <text:p>834.604792239163</text:p>
          </table:table-cell>
        </table:table-row>
        <table:table-row table:style-name="ro1">
          <table:table-cell office:value-type="float" office:value="50.5069" calcext:value-type="float">
            <text:p>50.5069</text:p>
          </table:table-cell>
          <table:table-cell office:value-type="float" office:value="304.006" calcext:value-type="float">
            <text:p>304.006</text:p>
          </table:table-cell>
          <table:table-cell office:value-type="float" office:value="41.321" calcext:value-type="float">
            <text:p>41.321</text:p>
          </table:table-cell>
          <table:table-cell office:value-type="float" office:value="50.5069" calcext:value-type="float">
            <text:p>50.5069</text:p>
          </table:table-cell>
          <table:table-cell office:value-type="float" office:value="291.163" calcext:value-type="float">
            <text:p>291.163</text:p>
          </table:table-cell>
          <table:table-cell office:value-type="float" office:value="40.977" calcext:value-type="float">
            <text:p>40.977</text:p>
          </table:table-cell>
          <table:table-cell/>
          <table:table-cell table:formula="of:=([.D384]-[.A384])/0.0166667" office:value-type="float" office:value="0" calcext:value-type="float">
            <text:p>0</text:p>
          </table:table-cell>
          <table:table-cell table:formula="of:=ABS([.E384]-[.B384])/0.0166667" office:value-type="float" office:value="770.57845884308" calcext:value-type="float">
            <text:p>770.57845884308</text:p>
          </table:table-cell>
          <table:table-cell table:formula="of:=([.F384]-[.C384])/0.0166667" office:value-type="float" office:value="-20.6399587200826" calcext:value-type="float">
            <text:p>-20.6399587200826</text:p>
          </table:table-cell>
          <table:table-cell table:formula="of:=DEGREES(ATAN(ABS([.F384]-[.C384])/ABS([.E384]-[.B384])))" office:value-type="float" office:value="1.53430169570681" calcext:value-type="float">
            <text:p>1.53430169570681</text:p>
          </table:table-cell>
          <table:table-cell table:formula="of:=SQRT(POWER([.H384];2)+POWER([.I384];2)+POWER([.J384];2))" office:value-type="float" office:value="770.854830126233" calcext:value-type="float">
            <text:p>770.854830126233</text:p>
          </table:table-cell>
        </table:table-row>
        <table:table-row table:style-name="ro1">
          <table:table-cell office:value-type="float" office:value="50.0394" calcext:value-type="float">
            <text:p>50.0394</text:p>
          </table:table-cell>
          <table:table-cell office:value-type="float" office:value="302.45" calcext:value-type="float">
            <text:p>302.45</text:p>
          </table:table-cell>
          <table:table-cell office:value-type="float" office:value="41.3014" calcext:value-type="float">
            <text:p>41.3014</text:p>
          </table:table-cell>
          <table:table-cell office:value-type="float" office:value="50.11" calcext:value-type="float">
            <text:p>50.11</text:p>
          </table:table-cell>
          <table:table-cell office:value-type="float" office:value="288.299" calcext:value-type="float">
            <text:p>288.299</text:p>
          </table:table-cell>
          <table:table-cell office:value-type="float" office:value="40.9224" calcext:value-type="float">
            <text:p>40.9224</text:p>
          </table:table-cell>
          <table:table-cell/>
          <table:table-cell table:formula="of:=([.D385]-[.A385])/0.0166667" office:value-type="float" office:value="4.23599152801688" calcext:value-type="float">
            <text:p>4.23599152801688</text:p>
          </table:table-cell>
          <table:table-cell table:formula="of:=ABS([.E385]-[.B385])/0.0166667" office:value-type="float" office:value="849.058301883397" calcext:value-type="float">
            <text:p>849.058301883397</text:p>
          </table:table-cell>
          <table:table-cell table:formula="of:=([.F385]-[.C385])/0.0166667" office:value-type="float" office:value="-22.7399545200908" calcext:value-type="float">
            <text:p>-22.7399545200908</text:p>
          </table:table-cell>
          <table:table-cell table:formula="of:=DEGREES(ATAN(ABS([.F385]-[.C385])/ABS([.E385]-[.B385])))" office:value-type="float" office:value="1.53416087545929" calcext:value-type="float">
            <text:p>1.53416087545929</text:p>
          </table:table-cell>
          <table:table-cell table:formula="of:=SQRT(POWER([.H385];2)+POWER([.I385];2)+POWER([.J385];2))" office:value-type="float" office:value="849.373327314273" calcext:value-type="float">
            <text:p>849.373327314273</text:p>
          </table:table-cell>
        </table:table-row>
        <table:table-row table:style-name="ro1">
          <table:table-cell office:value-type="float" office:value="51.255" calcext:value-type="float">
            <text:p>51.255</text:p>
          </table:table-cell>
          <table:table-cell office:value-type="float" office:value="292.522" calcext:value-type="float">
            <text:p>292.522</text:p>
          </table:table-cell>
          <table:table-cell office:value-type="float" office:value="42.0422" calcext:value-type="float">
            <text:p>42.0422</text:p>
          </table:table-cell>
          <table:table-cell office:value-type="float" office:value="51.1041" calcext:value-type="float">
            <text:p>51.1041</text:p>
          </table:table-cell>
          <table:table-cell office:value-type="float" office:value="283.046" calcext:value-type="float">
            <text:p>283.046</text:p>
          </table:table-cell>
          <table:table-cell office:value-type="float" office:value="40.9892" calcext:value-type="float">
            <text:p>40.9892</text:p>
          </table:table-cell>
          <table:table-cell/>
          <table:table-cell table:formula="of:=([.D386]-[.A386])/0.0166667" office:value-type="float" office:value="-9.05398189203622" calcext:value-type="float">
            <text:p>-9.05398189203622</text:p>
          </table:table-cell>
          <table:table-cell table:formula="of:=ABS([.E386]-[.B386])/0.0166667" office:value-type="float" office:value="568.558862882274" calcext:value-type="float">
            <text:p>568.558862882274</text:p>
          </table:table-cell>
          <table:table-cell table:formula="of:=([.F386]-[.C386])/0.0166667" office:value-type="float" office:value="-63.179873640253" calcext:value-type="float">
            <text:p>-63.179873640253</text:p>
          </table:table-cell>
          <table:table-cell table:formula="of:=DEGREES(ATAN(ABS([.F386]-[.C386])/ABS([.E386]-[.B386])))" office:value-type="float" office:value="6.34085537540263" calcext:value-type="float">
            <text:p>6.34085537540263</text:p>
          </table:table-cell>
          <table:table-cell table:formula="of:=SQRT(POWER([.H386];2)+POWER([.I386];2)+POWER([.J386];2))" office:value-type="float" office:value="572.130100224839" calcext:value-type="float">
            <text:p>572.130100224839</text:p>
          </table:table-cell>
        </table:table-row>
        <table:table-row table:style-name="ro1">
          <table:table-cell office:value-type="float" office:value="50.3586" calcext:value-type="float">
            <text:p>50.3586</text:p>
          </table:table-cell>
          <table:table-cell office:value-type="float" office:value="295.2" calcext:value-type="float">
            <text:p>295.2</text:p>
          </table:table-cell>
          <table:table-cell office:value-type="float" office:value="41.8944" calcext:value-type="float">
            <text:p>41.8944</text:p>
          </table:table-cell>
          <table:table-cell office:value-type="float" office:value="50.5996" calcext:value-type="float">
            <text:p>50.5996</text:p>
          </table:table-cell>
          <table:table-cell office:value-type="float" office:value="282.917" calcext:value-type="float">
            <text:p>282.917</text:p>
          </table:table-cell>
          <table:table-cell office:value-type="float" office:value="41.015" calcext:value-type="float">
            <text:p>41.015</text:p>
          </table:table-cell>
          <table:table-cell/>
          <table:table-cell table:formula="of:=([.D387]-[.A387])/0.0166667" office:value-type="float" office:value="14.4599710800578" calcext:value-type="float">
            <text:p>14.4599710800578</text:p>
          </table:table-cell>
          <table:table-cell table:formula="of:=ABS([.E387]-[.B387])/0.0166667" office:value-type="float" office:value="736.978526042949" calcext:value-type="float">
            <text:p>736.978526042949</text:p>
          </table:table-cell>
          <table:table-cell table:formula="of:=([.F387]-[.C387])/0.0166667" office:value-type="float" office:value="-52.7638944722109" calcext:value-type="float">
            <text:p>-52.7638944722109</text:p>
          </table:table-cell>
          <table:table-cell table:formula="of:=DEGREES(ATAN(ABS([.F387]-[.C387])/ABS([.E387]-[.B387])))" office:value-type="float" office:value="4.09509749049397" calcext:value-type="float">
            <text:p>4.09509749049397</text:p>
          </table:table-cell>
          <table:table-cell table:formula="of:=SQRT(POWER([.H387];2)+POWER([.I387];2)+POWER([.J387];2))" office:value-type="float" office:value="739.006405365981" calcext:value-type="float">
            <text:p>739.006405365981</text:p>
          </table:table-cell>
        </table:table-row>
        <table:table-row table:style-name="ro1">
          <table:table-cell office:value-type="float" office:value="50.3237" calcext:value-type="float">
            <text:p>50.3237</text:p>
          </table:table-cell>
          <table:table-cell office:value-type="float" office:value="289.649" calcext:value-type="float">
            <text:p>289.649</text:p>
          </table:table-cell>
          <table:table-cell office:value-type="float" office:value="41.4741" calcext:value-type="float">
            <text:p>41.4741</text:p>
          </table:table-cell>
          <table:table-cell office:value-type="float" office:value="50.387" calcext:value-type="float">
            <text:p>50.387</text:p>
          </table:table-cell>
          <table:table-cell office:value-type="float" office:value="276.145" calcext:value-type="float">
            <text:p>276.145</text:p>
          </table:table-cell>
          <table:table-cell office:value-type="float" office:value="41.1081" calcext:value-type="float">
            <text:p>41.1081</text:p>
          </table:table-cell>
          <table:table-cell/>
          <table:table-cell table:formula="of:=([.D388]-[.A388])/0.0166667" office:value-type="float" office:value="3.79799240401508" calcext:value-type="float">
            <text:p>3.79799240401508</text:p>
          </table:table-cell>
          <table:table-cell table:formula="of:=ABS([.E388]-[.B388])/0.0166667" office:value-type="float" office:value="810.238379523242" calcext:value-type="float">
            <text:p>810.238379523242</text:p>
          </table:table-cell>
          <table:table-cell table:formula="of:=([.F388]-[.C388])/0.0166667" office:value-type="float" office:value="-21.9599560800878" calcext:value-type="float">
            <text:p>-21.9599560800878</text:p>
          </table:table-cell>
          <table:table-cell table:formula="of:=DEGREES(ATAN(ABS([.F388]-[.C388])/ABS([.E388]-[.B388])))" office:value-type="float" office:value="1.55251205629057" calcext:value-type="float">
            <text:p>1.55251205629057</text:p>
          </table:table-cell>
          <table:table-cell table:formula="of:=SQRT(POWER([.H388];2)+POWER([.I388];2)+POWER([.J388];2))" office:value-type="float" office:value="810.54481435007" calcext:value-type="float">
            <text:p>810.54481435007</text:p>
          </table:table-cell>
        </table:table-row>
        <table:table-row table:style-name="ro1">
          <table:table-cell office:value-type="float" office:value="50.4642" calcext:value-type="float">
            <text:p>50.4642</text:p>
          </table:table-cell>
          <table:table-cell office:value-type="float" office:value="286.748" calcext:value-type="float">
            <text:p>286.748</text:p>
          </table:table-cell>
          <table:table-cell office:value-type="float" office:value="42.1838" calcext:value-type="float">
            <text:p>42.1838</text:p>
          </table:table-cell>
          <table:table-cell office:value-type="float" office:value="50.4681" calcext:value-type="float">
            <text:p>50.4681</text:p>
          </table:table-cell>
          <table:table-cell office:value-type="float" office:value="274.695" calcext:value-type="float">
            <text:p>274.695</text:p>
          </table:table-cell>
          <table:table-cell office:value-type="float" office:value="41.8409" calcext:value-type="float">
            <text:p>41.8409</text:p>
          </table:table-cell>
          <table:table-cell/>
          <table:table-cell table:formula="of:=([.D389]-[.A389])/0.0166667" office:value-type="float" office:value="0.23399953200103" calcext:value-type="float">
            <text:p>0.23399953200103</text:p>
          </table:table-cell>
          <table:table-cell table:formula="of:=ABS([.E389]-[.B389])/0.0166667" office:value-type="float" office:value="723.178553642893" calcext:value-type="float">
            <text:p>723.178553642893</text:p>
          </table:table-cell>
          <table:table-cell table:formula="of:=([.F389]-[.C389])/0.0166667" office:value-type="float" office:value="-20.5739588520823" calcext:value-type="float">
            <text:p>-20.5739588520823</text:p>
          </table:table-cell>
          <table:table-cell table:formula="of:=DEGREES(ATAN(ABS([.F389]-[.C389])/ABS([.E389]-[.B389])))" office:value-type="float" office:value="1.62958806173243" calcext:value-type="float">
            <text:p>1.62958806173243</text:p>
          </table:table-cell>
          <table:table-cell table:formula="of:=SQRT(POWER([.H389];2)+POWER([.I389];2)+POWER([.J389];2))" office:value-type="float" office:value="723.471190157324" calcext:value-type="float">
            <text:p>723.471190157324</text:p>
          </table:table-cell>
        </table:table-row>
        <table:table-row table:style-name="ro1">
          <table:table-cell office:value-type="float" office:value="50.7802" calcext:value-type="float">
            <text:p>50.7802</text:p>
          </table:table-cell>
          <table:table-cell office:value-type="float" office:value="298.008" calcext:value-type="float">
            <text:p>298.008</text:p>
          </table:table-cell>
          <table:table-cell office:value-type="float" office:value="42.4957" calcext:value-type="float">
            <text:p>42.4957</text:p>
          </table:table-cell>
          <table:table-cell office:value-type="float" office:value="50.9641" calcext:value-type="float">
            <text:p>50.9641</text:p>
          </table:table-cell>
          <table:table-cell office:value-type="float" office:value="286.925" calcext:value-type="float">
            <text:p>286.925</text:p>
          </table:table-cell>
          <table:table-cell office:value-type="float" office:value="41.8964" calcext:value-type="float">
            <text:p>41.8964</text:p>
          </table:table-cell>
          <table:table-cell/>
          <table:table-cell table:formula="of:=([.D390]-[.A390])/0.0166667" office:value-type="float" office:value="11.0339779320442" calcext:value-type="float">
            <text:p>11.0339779320442</text:p>
          </table:table-cell>
          <table:table-cell table:formula="of:=ABS([.E390]-[.B390])/0.0166667" office:value-type="float" office:value="664.978670042658" calcext:value-type="float">
            <text:p>664.978670042658</text:p>
          </table:table-cell>
          <table:table-cell table:formula="of:=([.F390]-[.C390])/0.0166667" office:value-type="float" office:value="-35.9579280841438" calcext:value-type="float">
            <text:p>-35.9579280841438</text:p>
          </table:table-cell>
          <table:table-cell table:formula="of:=DEGREES(ATAN(ABS([.F390]-[.C390])/ABS([.E390]-[.B390])))" office:value-type="float" office:value="3.09518650559539" calcext:value-type="float">
            <text:p>3.09518650559539</text:p>
          </table:table-cell>
          <table:table-cell table:formula="of:=SQRT(POWER([.H390];2)+POWER([.I390];2)+POWER([.J390];2))" office:value-type="float" office:value="666.041554914415" calcext:value-type="float">
            <text:p>666.041554914415</text:p>
          </table:table-cell>
        </table:table-row>
        <table:table-row table:style-name="ro1">
          <table:table-cell office:value-type="float" office:value="50.8051" calcext:value-type="float">
            <text:p>50.8051</text:p>
          </table:table-cell>
          <table:table-cell office:value-type="float" office:value="290.97" calcext:value-type="float">
            <text:p>290.97</text:p>
          </table:table-cell>
          <table:table-cell office:value-type="float" office:value="42.2877" calcext:value-type="float">
            <text:p>42.2877</text:p>
          </table:table-cell>
          <table:table-cell office:value-type="float" office:value="50.7915" calcext:value-type="float">
            <text:p>50.7915</text:p>
          </table:table-cell>
          <table:table-cell office:value-type="float" office:value="278.784" calcext:value-type="float">
            <text:p>278.784</text:p>
          </table:table-cell>
          <table:table-cell office:value-type="float" office:value="41.6774" calcext:value-type="float">
            <text:p>41.6774</text:p>
          </table:table-cell>
          <table:table-cell/>
          <table:table-cell table:formula="of:=([.D391]-[.A391])/0.0166667" office:value-type="float" office:value="-0.815998368003494" calcext:value-type="float">
            <text:p>-0.815998368003494</text:p>
          </table:table-cell>
          <table:table-cell table:formula="of:=ABS([.E391]-[.B391])/0.0166667" office:value-type="float" office:value="731.158537682927" calcext:value-type="float">
            <text:p>731.158537682927</text:p>
          </table:table-cell>
          <table:table-cell table:formula="of:=([.F391]-[.C391])/0.0166667" office:value-type="float" office:value="-36.6179267641466" calcext:value-type="float">
            <text:p>-36.6179267641466</text:p>
          </table:table-cell>
          <table:table-cell table:formula="of:=DEGREES(ATAN(ABS([.F391]-[.C391])/ABS([.E391]-[.B391])))" office:value-type="float" office:value="2.8670952526361" calcext:value-type="float">
            <text:p>2.8670952526361</text:p>
          </table:table-cell>
          <table:table-cell table:formula="of:=SQRT(POWER([.H391];2)+POWER([.I391];2)+POWER([.J391];2))" office:value-type="float" office:value="732.075368825148" calcext:value-type="float">
            <text:p>732.075368825148</text:p>
          </table:table-cell>
        </table:table-row>
        <table:table-row table:style-name="ro1">
          <table:table-cell office:value-type="float" office:value="51.0532" calcext:value-type="float">
            <text:p>51.0532</text:p>
          </table:table-cell>
          <table:table-cell office:value-type="float" office:value="291.084" calcext:value-type="float">
            <text:p>291.084</text:p>
          </table:table-cell>
          <table:table-cell office:value-type="float" office:value="42.0109" calcext:value-type="float">
            <text:p>42.0109</text:p>
          </table:table-cell>
          <table:table-cell office:value-type="float" office:value="51.2757" calcext:value-type="float">
            <text:p>51.2757</text:p>
          </table:table-cell>
          <table:table-cell office:value-type="float" office:value="279" calcext:value-type="float">
            <text:p>279</text:p>
          </table:table-cell>
          <table:table-cell office:value-type="float" office:value="41.136" calcext:value-type="float">
            <text:p>41.136</text:p>
          </table:table-cell>
          <table:table-cell/>
          <table:table-cell table:formula="of:=([.D392]-[.A392])/0.0166667" office:value-type="float" office:value="13.3499733000536" calcext:value-type="float">
            <text:p>13.3499733000536</text:p>
          </table:table-cell>
          <table:table-cell table:formula="of:=ABS([.E392]-[.B392])/0.0166667" office:value-type="float" office:value="725.0385499229" calcext:value-type="float">
            <text:p>725.0385499229</text:p>
          </table:table-cell>
          <table:table-cell table:formula="of:=([.F392]-[.C392])/0.0166667" office:value-type="float" office:value="-52.4938950122098" calcext:value-type="float">
            <text:p>-52.4938950122098</text:p>
          </table:table-cell>
          <table:table-cell table:formula="of:=DEGREES(ATAN(ABS([.F392]-[.C392])/ABS([.E392]-[.B392])))" office:value-type="float" office:value="4.14107595344899" calcext:value-type="float">
            <text:p>4.14107595344899</text:p>
          </table:table-cell>
          <table:table-cell table:formula="of:=SQRT(POWER([.H392];2)+POWER([.I392];2)+POWER([.J392];2))" office:value-type="float" office:value="727.058958871265" calcext:value-type="float">
            <text:p>727.058958871265</text:p>
          </table:table-cell>
        </table:table-row>
        <table:table-row table:style-name="ro1">
          <table:table-cell office:value-type="float" office:value="50.7059" calcext:value-type="float">
            <text:p>50.7059</text:p>
          </table:table-cell>
          <table:table-cell office:value-type="float" office:value="299.541" calcext:value-type="float">
            <text:p>299.541</text:p>
          </table:table-cell>
          <table:table-cell office:value-type="float" office:value="42.0021" calcext:value-type="float">
            <text:p>42.0021</text:p>
          </table:table-cell>
          <table:table-cell office:value-type="float" office:value="50.6929" calcext:value-type="float">
            <text:p>50.6929</text:p>
          </table:table-cell>
          <table:table-cell office:value-type="float" office:value="286.972" calcext:value-type="float">
            <text:p>286.972</text:p>
          </table:table-cell>
          <table:table-cell office:value-type="float" office:value="41.3824" calcext:value-type="float">
            <text:p>41.3824</text:p>
          </table:table-cell>
          <table:table-cell/>
          <table:table-cell table:formula="of:=([.D393]-[.A393])/0.0166667" office:value-type="float" office:value="-0.779998440003007" calcext:value-type="float">
            <text:p>-0.779998440003007</text:p>
          </table:table-cell>
          <table:table-cell table:formula="of:=ABS([.E393]-[.B393])/0.0166667" office:value-type="float" office:value="754.138491723018" calcext:value-type="float">
            <text:p>754.138491723018</text:p>
          </table:table-cell>
          <table:table-cell table:formula="of:=([.F393]-[.C393])/0.0166667" office:value-type="float" office:value="-37.1819256361488" calcext:value-type="float">
            <text:p>-37.1819256361488</text:p>
          </table:table-cell>
          <table:table-cell table:formula="of:=DEGREES(ATAN(ABS([.F393]-[.C393])/ABS([.E393]-[.B393])))" office:value-type="float" office:value="2.82261644936728" calcext:value-type="float">
            <text:p>2.82261644936728</text:p>
          </table:table-cell>
          <table:table-cell table:formula="of:=SQRT(POWER([.H393];2)+POWER([.I393];2)+POWER([.J393];2))" office:value-type="float" office:value="755.054944152971" calcext:value-type="float">
            <text:p>755.054944152971</text:p>
          </table:table-cell>
        </table:table-row>
        <table:table-row table:style-name="ro1">
          <table:table-cell office:value-type="float" office:value="50.6871" calcext:value-type="float">
            <text:p>50.6871</text:p>
          </table:table-cell>
          <table:table-cell office:value-type="float" office:value="288.016" calcext:value-type="float">
            <text:p>288.016</text:p>
          </table:table-cell>
          <table:table-cell office:value-type="float" office:value="43.002" calcext:value-type="float">
            <text:p>43.002</text:p>
          </table:table-cell>
          <table:table-cell office:value-type="float" office:value="50.226" calcext:value-type="float">
            <text:p>50.226</text:p>
          </table:table-cell>
          <table:table-cell office:value-type="float" office:value="280.041" calcext:value-type="float">
            <text:p>280.041</text:p>
          </table:table-cell>
          <table:table-cell office:value-type="float" office:value="41.4811" calcext:value-type="float">
            <text:p>41.4811</text:p>
          </table:table-cell>
          <table:table-cell/>
          <table:table-cell table:formula="of:=([.D394]-[.A394])/0.0166667" office:value-type="float" office:value="-27.6659446681108" calcext:value-type="float">
            <text:p>-27.6659446681108</text:p>
          </table:table-cell>
          <table:table-cell table:formula="of:=ABS([.E394]-[.B394])/0.0166667" office:value-type="float" office:value="478.499043001915" calcext:value-type="float">
            <text:p>478.499043001915</text:p>
          </table:table-cell>
          <table:table-cell table:formula="of:=([.F394]-[.C394])/0.0166667" office:value-type="float" office:value="-91.2538174923653" calcext:value-type="float">
            <text:p>-91.2538174923653</text:p>
          </table:table-cell>
          <table:table-cell table:formula="of:=DEGREES(ATAN(ABS([.F394]-[.C394])/ABS([.E394]-[.B394])))" office:value-type="float" office:value="10.7971396730723" calcext:value-type="float">
            <text:p>10.7971396730723</text:p>
          </table:table-cell>
          <table:table-cell table:formula="of:=SQRT(POWER([.H394];2)+POWER([.I394];2)+POWER([.J394];2))" office:value-type="float" office:value="487.907775973142" calcext:value-type="float">
            <text:p>487.907775973142</text:p>
          </table:table-cell>
        </table:table-row>
        <table:table-row table:style-name="ro1">
          <table:table-cell office:value-type="float" office:value="50.3589" calcext:value-type="float">
            <text:p>50.3589</text:p>
          </table:table-cell>
          <table:table-cell office:value-type="float" office:value="295.194" calcext:value-type="float">
            <text:p>295.194</text:p>
          </table:table-cell>
          <table:table-cell office:value-type="float" office:value="41.8953" calcext:value-type="float">
            <text:p>41.8953</text:p>
          </table:table-cell>
          <table:table-cell office:value-type="float" office:value="50.3553" calcext:value-type="float">
            <text:p>50.3553</text:p>
          </table:table-cell>
          <table:table-cell office:value-type="float" office:value="282.815" calcext:value-type="float">
            <text:p>282.815</text:p>
          </table:table-cell>
          <table:table-cell office:value-type="float" office:value="41.2867" calcext:value-type="float">
            <text:p>41.2867</text:p>
          </table:table-cell>
          <table:table-cell/>
          <table:table-cell table:formula="of:=([.D395]-[.A395])/0.0166667" office:value-type="float" office:value="-0.215999568000787" calcext:value-type="float">
            <text:p>-0.215999568000787</text:p>
          </table:table-cell>
          <table:table-cell table:formula="of:=ABS([.E395]-[.B395])/0.0166667" office:value-type="float" office:value="742.738514522972" calcext:value-type="float">
            <text:p>742.738514522972</text:p>
          </table:table-cell>
          <table:table-cell table:formula="of:=([.F395]-[.C395])/0.0166667" office:value-type="float" office:value="-36.5159269681458" calcext:value-type="float">
            <text:p>-36.5159269681458</text:p>
          </table:table-cell>
          <table:table-cell table:formula="of:=DEGREES(ATAN(ABS([.F395]-[.C395])/ABS([.E395]-[.B395])))" office:value-type="float" office:value="2.81461808516686" calcext:value-type="float">
            <text:p>2.81461808516686</text:p>
          </table:table-cell>
          <table:table-cell table:formula="of:=SQRT(POWER([.H395];2)+POWER([.I395];2)+POWER([.J395];2))" office:value-type="float" office:value="743.635636944564" calcext:value-type="float">
            <text:p>743.635636944564</text:p>
          </table:table-cell>
        </table:table-row>
        <table:table-row table:style-name="ro1">
          <table:table-cell office:value-type="float" office:value="50.9415" calcext:value-type="float">
            <text:p>50.9415</text:p>
          </table:table-cell>
          <table:table-cell office:value-type="float" office:value="293.854" calcext:value-type="float">
            <text:p>293.854</text:p>
          </table:table-cell>
          <table:table-cell office:value-type="float" office:value="42.0966" calcext:value-type="float">
            <text:p>42.0966</text:p>
          </table:table-cell>
          <table:table-cell office:value-type="float" office:value="51.2377" calcext:value-type="float">
            <text:p>51.2377</text:p>
          </table:table-cell>
          <table:table-cell office:value-type="float" office:value="280.227" calcext:value-type="float">
            <text:p>280.227</text:p>
          </table:table-cell>
          <table:table-cell office:value-type="float" office:value="41.6924" calcext:value-type="float">
            <text:p>41.6924</text:p>
          </table:table-cell>
          <table:table-cell/>
          <table:table-cell table:formula="of:=([.D396]-[.A396])/0.0166667" office:value-type="float" office:value="17.771964456071" calcext:value-type="float">
            <text:p>17.771964456071</text:p>
          </table:table-cell>
          <table:table-cell table:formula="of:=ABS([.E396]-[.B396])/0.0166667" office:value-type="float" office:value="817.618364763271" calcext:value-type="float">
            <text:p>817.618364763271</text:p>
          </table:table-cell>
          <table:table-cell table:formula="of:=([.F396]-[.C396])/0.0166667" office:value-type="float" office:value="-24.2519514960972" calcext:value-type="float">
            <text:p>-24.2519514960972</text:p>
          </table:table-cell>
          <table:table-cell table:formula="of:=DEGREES(ATAN(ABS([.F396]-[.C396])/ABS([.E396]-[.B396])))" office:value-type="float" office:value="1.69899213220776" calcext:value-type="float">
            <text:p>1.69899213220776</text:p>
          </table:table-cell>
          <table:table-cell table:formula="of:=SQRT(POWER([.H396];2)+POWER([.I396];2)+POWER([.J396];2))" office:value-type="float" office:value="818.171003073418" calcext:value-type="float">
            <text:p>818.171003073418</text:p>
          </table:table-cell>
        </table:table-row>
        <table:table-row table:style-name="ro1">
          <table:table-cell office:value-type="float" office:value="52.5951" calcext:value-type="float">
            <text:p>52.5951</text:p>
          </table:table-cell>
          <table:table-cell office:value-type="float" office:value="291.415" calcext:value-type="float">
            <text:p>291.415</text:p>
          </table:table-cell>
          <table:table-cell office:value-type="float" office:value="41.9439" calcext:value-type="float">
            <text:p>41.9439</text:p>
          </table:table-cell>
          <table:table-cell office:value-type="float" office:value="52.8519" calcext:value-type="float">
            <text:p>52.8519</text:p>
          </table:table-cell>
          <table:table-cell office:value-type="float" office:value="277.89" calcext:value-type="float">
            <text:p>277.89</text:p>
          </table:table-cell>
          <table:table-cell office:value-type="float" office:value="41.8003" calcext:value-type="float">
            <text:p>41.8003</text:p>
          </table:table-cell>
          <table:table-cell/>
          <table:table-cell table:formula="of:=([.D397]-[.A397])/0.0166667" office:value-type="float" office:value="15.4079691840615" calcext:value-type="float">
            <text:p>15.4079691840615</text:p>
          </table:table-cell>
          <table:table-cell table:formula="of:=ABS([.E397]-[.B397])/0.0166667" office:value-type="float" office:value="811.498377003248" calcext:value-type="float">
            <text:p>811.498377003248</text:p>
          </table:table-cell>
          <table:table-cell table:formula="of:=([.F397]-[.C397])/0.0166667" office:value-type="float" office:value="-8.61598276803442" calcext:value-type="float">
            <text:p>-8.61598276803442</text:p>
          </table:table-cell>
          <table:table-cell table:formula="of:=DEGREES(ATAN(ABS([.F397]-[.C397])/ABS([.E397]-[.B397])))" office:value-type="float" office:value="0.608307933021125" calcext:value-type="float">
            <text:p>0.608307933021125</text:p>
          </table:table-cell>
          <table:table-cell table:formula="of:=SQRT(POWER([.H397];2)+POWER([.I397];2)+POWER([.J397];2))" office:value-type="float" office:value="811.690369877789" calcext:value-type="float">
            <text:p>811.690369877789</text:p>
          </table:table-cell>
        </table:table-row>
        <table:table-row table:style-name="ro1">
          <table:table-cell office:value-type="float" office:value="52.5165" calcext:value-type="float">
            <text:p>52.5165</text:p>
          </table:table-cell>
          <table:table-cell office:value-type="float" office:value="301.103" calcext:value-type="float">
            <text:p>301.103</text:p>
          </table:table-cell>
          <table:table-cell office:value-type="float" office:value="43.0514" calcext:value-type="float">
            <text:p>43.0514</text:p>
          </table:table-cell>
          <table:table-cell office:value-type="float" office:value="52.7945" calcext:value-type="float">
            <text:p>52.7945</text:p>
          </table:table-cell>
          <table:table-cell office:value-type="float" office:value="286.989" calcext:value-type="float">
            <text:p>286.989</text:p>
          </table:table-cell>
          <table:table-cell office:value-type="float" office:value="43.3936" calcext:value-type="float">
            <text:p>43.3936</text:p>
          </table:table-cell>
          <table:table-cell/>
          <table:table-cell table:formula="of:=([.D398]-[.A398])/0.0166667" office:value-type="float" office:value="16.6799666400666" calcext:value-type="float">
            <text:p>16.6799666400666</text:p>
          </table:table-cell>
          <table:table-cell table:formula="of:=ABS([.E398]-[.B398])/0.0166667" office:value-type="float" office:value="846.838306323389" calcext:value-type="float">
            <text:p>846.838306323389</text:p>
          </table:table-cell>
          <table:table-cell table:formula="of:=([.F398]-[.C398])/0.0166667" office:value-type="float" office:value="20.531958936082" calcext:value-type="float">
            <text:p>20.531958936082</text:p>
          </table:table-cell>
          <table:table-cell table:formula="of:=DEGREES(ATAN(ABS([.F398]-[.C398])/ABS([.E398]-[.B398])))" office:value-type="float" office:value="1.3888887095863" calcext:value-type="float">
            <text:p>1.3888887095863</text:p>
          </table:table-cell>
          <table:table-cell table:formula="of:=SQRT(POWER([.H398];2)+POWER([.I398];2)+POWER([.J398];2))" office:value-type="float" office:value="847.251379273904" calcext:value-type="float">
            <text:p>847.251379273904</text:p>
          </table:table-cell>
        </table:table-row>
        <table:table-row table:style-name="ro1">
          <table:table-cell office:value-type="float" office:value="51.9049" calcext:value-type="float">
            <text:p>51.9049</text:p>
          </table:table-cell>
          <table:table-cell office:value-type="float" office:value="295.592" calcext:value-type="float">
            <text:p>295.592</text:p>
          </table:table-cell>
          <table:table-cell office:value-type="float" office:value="41.5592" calcext:value-type="float">
            <text:p>41.5592</text:p>
          </table:table-cell>
          <table:table-cell office:value-type="float" office:value="51.4106" calcext:value-type="float">
            <text:p>51.4106</text:p>
          </table:table-cell>
          <table:table-cell office:value-type="float" office:value="281.77" calcext:value-type="float">
            <text:p>281.77</text:p>
          </table:table-cell>
          <table:table-cell office:value-type="float" office:value="40.9389" calcext:value-type="float">
            <text:p>40.9389</text:p>
          </table:table-cell>
          <table:table-cell/>
          <table:table-cell table:formula="of:=([.D399]-[.A399])/0.0166667" office:value-type="float" office:value="-29.6579406841184" calcext:value-type="float">
            <text:p>-29.6579406841184</text:p>
          </table:table-cell>
          <table:table-cell table:formula="of:=ABS([.E399]-[.B399])/0.0166667" office:value-type="float" office:value="829.318341363318" calcext:value-type="float">
            <text:p>829.318341363318</text:p>
          </table:table-cell>
          <table:table-cell table:formula="of:=([.F399]-[.C399])/0.0166667" office:value-type="float" office:value="-37.2179255641489" calcext:value-type="float">
            <text:p>-37.2179255641489</text:p>
          </table:table-cell>
          <table:table-cell table:formula="of:=DEGREES(ATAN(ABS([.F399]-[.C399])/ABS([.E399]-[.B399])))" office:value-type="float" office:value="2.56958046047461" calcext:value-type="float">
            <text:p>2.56958046047461</text:p>
          </table:table-cell>
          <table:table-cell table:formula="of:=SQRT(POWER([.H399];2)+POWER([.I399];2)+POWER([.J399];2))" office:value-type="float" office:value="830.682658270007" calcext:value-type="float">
            <text:p>830.682658270007</text:p>
          </table:table-cell>
        </table:table-row>
        <table:table-row table:style-name="ro1">
          <table:table-cell office:value-type="float" office:value="52.2938" calcext:value-type="float">
            <text:p>52.2938</text:p>
          </table:table-cell>
          <table:table-cell office:value-type="float" office:value="292.688" calcext:value-type="float">
            <text:p>292.688</text:p>
          </table:table-cell>
          <table:table-cell office:value-type="float" office:value="42.2633" calcext:value-type="float">
            <text:p>42.2633</text:p>
          </table:table-cell>
          <table:table-cell office:value-type="float" office:value="52.012" calcext:value-type="float">
            <text:p>52.012</text:p>
          </table:table-cell>
          <table:table-cell office:value-type="float" office:value="285.938" calcext:value-type="float">
            <text:p>285.938</text:p>
          </table:table-cell>
          <table:table-cell office:value-type="float" office:value="41.0243" calcext:value-type="float">
            <text:p>41.0243</text:p>
          </table:table-cell>
          <table:table-cell/>
          <table:table-cell table:formula="of:=([.D400]-[.A400])/0.0166667" office:value-type="float" office:value="-16.9079661840674" calcext:value-type="float">
            <text:p>-16.9079661840674</text:p>
          </table:table-cell>
          <table:table-cell table:formula="of:=ABS([.E400]-[.B400])/0.0166667" office:value-type="float" office:value="404.99919000162" calcext:value-type="float">
            <text:p>404.99919000162</text:p>
          </table:table-cell>
          <table:table-cell table:formula="of:=([.F400]-[.C400])/0.0166667" office:value-type="float" office:value="-74.3398513202976" calcext:value-type="float">
            <text:p>-74.3398513202976</text:p>
          </table:table-cell>
          <table:table-cell table:formula="of:=DEGREES(ATAN(ABS([.F400]-[.C400])/ABS([.E400]-[.B400])))" office:value-type="float" office:value="10.4011756913854" calcext:value-type="float">
            <text:p>10.4011756913854</text:p>
          </table:table-cell>
          <table:table-cell table:formula="of:=SQRT(POWER([.H400];2)+POWER([.I400];2)+POWER([.J400];2))" office:value-type="float" office:value="412.112407865589" calcext:value-type="float">
            <text:p>412.112407865589</text:p>
          </table:table-cell>
        </table:table-row>
        <table:table-row table:style-name="ro1">
          <table:table-cell office:value-type="float" office:value="50.6777" calcext:value-type="float">
            <text:p>50.6777</text:p>
          </table:table-cell>
          <table:table-cell office:value-type="float" office:value="305.763" calcext:value-type="float">
            <text:p>305.763</text:p>
          </table:table-cell>
          <table:table-cell office:value-type="float" office:value="40.2577" calcext:value-type="float">
            <text:p>40.2577</text:p>
          </table:table-cell>
          <table:table-cell office:value-type="float" office:value="50.215" calcext:value-type="float">
            <text:p>50.215</text:p>
          </table:table-cell>
          <table:table-cell office:value-type="float" office:value="291.334" calcext:value-type="float">
            <text:p>291.334</text:p>
          </table:table-cell>
          <table:table-cell office:value-type="float" office:value="39.9237" calcext:value-type="float">
            <text:p>39.9237</text:p>
          </table:table-cell>
          <table:table-cell/>
          <table:table-cell table:formula="of:=([.D401]-[.A401])/0.0166667" office:value-type="float" office:value="-27.7619444761109" calcext:value-type="float">
            <text:p>-27.7619444761109</text:p>
          </table:table-cell>
          <table:table-cell table:formula="of:=ABS([.E401]-[.B401])/0.0166667" office:value-type="float" office:value="865.738268523461" calcext:value-type="float">
            <text:p>865.738268523461</text:p>
          </table:table-cell>
          <table:table-cell table:formula="of:=([.F401]-[.C401])/0.0166667" office:value-type="float" office:value="-20.0399599200804" calcext:value-type="float">
            <text:p>-20.0399599200804</text:p>
          </table:table-cell>
          <table:table-cell table:formula="of:=DEGREES(ATAN(ABS([.F401]-[.C401])/ABS([.E401]-[.B401])))" office:value-type="float" office:value="1.32603600286186" calcext:value-type="float">
            <text:p>1.32603600286186</text:p>
          </table:table-cell>
          <table:table-cell table:formula="of:=SQRT(POWER([.H401];2)+POWER([.I401];2)+POWER([.J401];2))" office:value-type="float" office:value="866.415070933496" calcext:value-type="float">
            <text:p>866.415070933496</text:p>
          </table:table-cell>
        </table:table-row>
        <table:table-row table:style-name="ro1">
          <table:table-cell office:value-type="float" office:value="50.2166" calcext:value-type="float">
            <text:p>50.2166</text:p>
          </table:table-cell>
          <table:table-cell office:value-type="float" office:value="304.134" calcext:value-type="float">
            <text:p>304.134</text:p>
          </table:table-cell>
          <table:table-cell office:value-type="float" office:value="40.5143" calcext:value-type="float">
            <text:p>40.5143</text:p>
          </table:table-cell>
          <table:table-cell office:value-type="float" office:value="49.5902" calcext:value-type="float">
            <text:p>49.5902</text:p>
          </table:table-cell>
          <table:table-cell office:value-type="float" office:value="288.247" calcext:value-type="float">
            <text:p>288.247</text:p>
          </table:table-cell>
          <table:table-cell office:value-type="float" office:value="40.6803" calcext:value-type="float">
            <text:p>40.6803</text:p>
          </table:table-cell>
          <table:table-cell/>
          <table:table-cell table:formula="of:=([.D402]-[.A402])/0.0166667" office:value-type="float" office:value="-37.5839248321501" calcext:value-type="float">
            <text:p>-37.5839248321501</text:p>
          </table:table-cell>
          <table:table-cell table:formula="of:=ABS([.E402]-[.B402])/0.0166667" office:value-type="float" office:value="953.218093563813" calcext:value-type="float">
            <text:p>953.218093563813</text:p>
          </table:table-cell>
          <table:table-cell table:formula="of:=([.F402]-[.C402])/0.0166667" office:value-type="float" office:value="9.95998008004008" calcext:value-type="float">
            <text:p>9.95998008004008</text:p>
          </table:table-cell>
          <table:table-cell table:formula="of:=DEGREES(ATAN(ABS([.F402]-[.C402])/ABS([.E402]-[.B402])))" office:value-type="float" office:value="0.59865004656418" calcext:value-type="float">
            <text:p>0.59865004656418</text:p>
          </table:table-cell>
          <table:table-cell table:formula="of:=SQRT(POWER([.H402];2)+POWER([.I402];2)+POWER([.J402];2))" office:value-type="float" office:value="954.010737102268" calcext:value-type="float">
            <text:p>954.010737102268</text:p>
          </table:table-cell>
        </table:table-row>
        <table:table-row table:style-name="ro1">
          <table:table-cell office:value-type="float" office:value="50.0392" calcext:value-type="float">
            <text:p>50.0392</text:p>
          </table:table-cell>
          <table:table-cell office:value-type="float" office:value="302.456" calcext:value-type="float">
            <text:p>302.456</text:p>
          </table:table-cell>
          <table:table-cell office:value-type="float" office:value="41.3005" calcext:value-type="float">
            <text:p>41.3005</text:p>
          </table:table-cell>
          <table:table-cell office:value-type="float" office:value="49.5392" calcext:value-type="float">
            <text:p>49.5392</text:p>
          </table:table-cell>
          <table:table-cell office:value-type="float" office:value="289.567" calcext:value-type="float">
            <text:p>289.567</text:p>
          </table:table-cell>
          <table:table-cell office:value-type="float" office:value="40.9828" calcext:value-type="float">
            <text:p>40.9828</text:p>
          </table:table-cell>
          <table:table-cell/>
          <table:table-cell table:formula="of:=([.D403]-[.A403])/0.0166667" office:value-type="float" office:value="-29.99994000012" calcext:value-type="float">
            <text:p>-29.99994000012</text:p>
          </table:table-cell>
          <table:table-cell table:formula="of:=ABS([.E403]-[.B403])/0.0166667" office:value-type="float" office:value="773.338453323094" calcext:value-type="float">
            <text:p>773.338453323094</text:p>
          </table:table-cell>
          <table:table-cell table:formula="of:=([.F403]-[.C403])/0.0166667" office:value-type="float" office:value="-19.0619618760764" calcext:value-type="float">
            <text:p>-19.0619618760764</text:p>
          </table:table-cell>
          <table:table-cell table:formula="of:=DEGREES(ATAN(ABS([.F403]-[.C403])/ABS([.E403]-[.B403])))" office:value-type="float" office:value="1.41199348217477" calcext:value-type="float">
            <text:p>1.41199348217477</text:p>
          </table:table-cell>
          <table:table-cell table:formula="of:=SQRT(POWER([.H403];2)+POWER([.I403];2)+POWER([.J403];2))" office:value-type="float" office:value="774.154841216362" calcext:value-type="float">
            <text:p>774.154841216362</text:p>
          </table:table-cell>
        </table:table-row>
        <table:table-row table:style-name="ro1">
          <table:table-cell office:value-type="float" office:value="49.462" calcext:value-type="float">
            <text:p>49.462</text:p>
          </table:table-cell>
          <table:table-cell office:value-type="float" office:value="303.715" calcext:value-type="float">
            <text:p>303.715</text:p>
          </table:table-cell>
          <table:table-cell office:value-type="float" office:value="41.639" calcext:value-type="float">
            <text:p>41.639</text:p>
          </table:table-cell>
          <table:table-cell office:value-type="float" office:value="48.6669" calcext:value-type="float">
            <text:p>48.6669</text:p>
          </table:table-cell>
          <table:table-cell office:value-type="float" office:value="292.021" calcext:value-type="float">
            <text:p>292.021</text:p>
          </table:table-cell>
          <table:table-cell office:value-type="float" office:value="41.6321" calcext:value-type="float">
            <text:p>41.6321</text:p>
          </table:table-cell>
          <table:table-cell/>
          <table:table-cell table:formula="of:=([.D404]-[.A404])/0.0166667" office:value-type="float" office:value="-47.7059045881911" calcext:value-type="float">
            <text:p>-47.7059045881911</text:p>
          </table:table-cell>
          <table:table-cell table:formula="of:=ABS([.E404]-[.B404])/0.0166667" office:value-type="float" office:value="701.638596722804" calcext:value-type="float">
            <text:p>701.638596722804</text:p>
          </table:table-cell>
          <table:table-cell table:formula="of:=([.F404]-[.C404])/0.0166667" office:value-type="float" office:value="-0.413999172001757" calcext:value-type="float">
            <text:p>-0.413999172001757</text:p>
          </table:table-cell>
          <table:table-cell table:formula="of:=DEGREES(ATAN(ABS([.F404]-[.C404])/ABS([.E404]-[.B404])))" office:value-type="float" office:value="0.0338071517667585" calcext:value-type="float">
            <text:p>0.033807151766759</text:p>
          </table:table-cell>
          <table:table-cell table:formula="of:=SQRT(POWER([.H404];2)+POWER([.I404];2)+POWER([.J404];2))" office:value-type="float" office:value="703.258661616789" calcext:value-type="float">
            <text:p>703.258661616789</text:p>
          </table:table-cell>
        </table:table-row>
        <table:table-row table:style-name="ro1">
          <table:table-cell office:value-type="float" office:value="49.1669" calcext:value-type="float">
            <text:p>49.1669</text:p>
          </table:table-cell>
          <table:table-cell office:value-type="float" office:value="309.886" calcext:value-type="float">
            <text:p>309.886</text:p>
          </table:table-cell>
          <table:table-cell office:value-type="float" office:value="40.435" calcext:value-type="float">
            <text:p>40.435</text:p>
          </table:table-cell>
          <table:table-cell office:value-type="float" office:value="48.1526" calcext:value-type="float">
            <text:p>48.1526</text:p>
          </table:table-cell>
          <table:table-cell office:value-type="float" office:value="296.565" calcext:value-type="float">
            <text:p>296.565</text:p>
          </table:table-cell>
          <table:table-cell office:value-type="float" office:value="39.8876" calcext:value-type="float">
            <text:p>39.8876</text:p>
          </table:table-cell>
          <table:table-cell/>
          <table:table-cell table:formula="of:=([.D405]-[.A405])/0.0166667" office:value-type="float" office:value="-60.8578782842434" calcext:value-type="float">
            <text:p>-60.8578782842434</text:p>
          </table:table-cell>
          <table:table-cell table:formula="of:=ABS([.E405]-[.B405])/0.0166667" office:value-type="float" office:value="799.258401483199" calcext:value-type="float">
            <text:p>799.258401483199</text:p>
          </table:table-cell>
          <table:table-cell table:formula="of:=([.F405]-[.C405])/0.0166667" office:value-type="float" office:value="-32.8439343121316" calcext:value-type="float">
            <text:p>-32.8439343121316</text:p>
          </table:table-cell>
          <table:table-cell table:formula="of:=DEGREES(ATAN(ABS([.F405]-[.C405])/ABS([.E405]-[.B405])))" office:value-type="float" office:value="2.35313216816442" calcext:value-type="float">
            <text:p>2.35313216816442</text:p>
          </table:table-cell>
          <table:table-cell table:formula="of:=SQRT(POWER([.H405];2)+POWER([.I405];2)+POWER([.J405];2))" office:value-type="float" office:value="802.244599677578" calcext:value-type="float">
            <text:p>802.244599677578</text:p>
          </table:table-cell>
        </table:table-row>
        <table:table-row table:style-name="ro1">
          <table:table-cell office:value-type="float" office:value="48.4167" calcext:value-type="float">
            <text:p>48.4167</text:p>
          </table:table-cell>
          <table:table-cell office:value-type="float" office:value="302.405" calcext:value-type="float">
            <text:p>302.405</text:p>
          </table:table-cell>
          <table:table-cell office:value-type="float" office:value="40.0116" calcext:value-type="float">
            <text:p>40.0116</text:p>
          </table:table-cell>
          <table:table-cell office:value-type="float" office:value="47.8427" calcext:value-type="float">
            <text:p>47.8427</text:p>
          </table:table-cell>
          <table:table-cell office:value-type="float" office:value="286.605" calcext:value-type="float">
            <text:p>286.605</text:p>
          </table:table-cell>
          <table:table-cell office:value-type="float" office:value="39.9402" calcext:value-type="float">
            <text:p>39.9402</text:p>
          </table:table-cell>
          <table:table-cell/>
          <table:table-cell table:formula="of:=([.D406]-[.A406])/0.0166667" office:value-type="float" office:value="-34.4399311201376" calcext:value-type="float">
            <text:p>-34.4399311201376</text:p>
          </table:table-cell>
          <table:table-cell table:formula="of:=ABS([.E406]-[.B406])/0.0166667" office:value-type="float" office:value="947.998104003789" calcext:value-type="float">
            <text:p>947.998104003789</text:p>
          </table:table-cell>
          <table:table-cell table:formula="of:=([.F406]-[.C406])/0.0166667" office:value-type="float" office:value="-4.28399143201738" calcext:value-type="float">
            <text:p>-4.28399143201738</text:p>
          </table:table-cell>
          <table:table-cell table:formula="of:=DEGREES(ATAN(ABS([.F406]-[.C406])/ABS([.E406]-[.B406])))" office:value-type="float" office:value="0.258917139895947" calcext:value-type="float">
            <text:p>0.258917139895947</text:p>
          </table:table-cell>
          <table:table-cell table:formula="of:=SQRT(POWER([.H406];2)+POWER([.I406];2)+POWER([.J406];2))" office:value-type="float" office:value="948.633157038551" calcext:value-type="float">
            <text:p>948.633157038551</text:p>
          </table:table-cell>
        </table:table-row>
        <table:table-row table:style-name="ro1">
          <table:table-cell office:value-type="float" office:value="50.319" calcext:value-type="float">
            <text:p>50.319</text:p>
          </table:table-cell>
          <table:table-cell office:value-type="float" office:value="302.406" calcext:value-type="float">
            <text:p>302.406</text:p>
          </table:table-cell>
          <table:table-cell office:value-type="float" office:value="41.8299" calcext:value-type="float">
            <text:p>41.8299</text:p>
          </table:table-cell>
          <table:table-cell office:value-type="float" office:value="49.5387" calcext:value-type="float">
            <text:p>49.5387</text:p>
          </table:table-cell>
          <table:table-cell office:value-type="float" office:value="289.578" calcext:value-type="float">
            <text:p>289.578</text:p>
          </table:table-cell>
          <table:table-cell office:value-type="float" office:value="40.981" calcext:value-type="float">
            <text:p>40.981</text:p>
          </table:table-cell>
          <table:table-cell/>
          <table:table-cell table:formula="of:=([.D407]-[.A407])/0.0166667" office:value-type="float" office:value="-46.8179063641875" calcext:value-type="float">
            <text:p>-46.8179063641875</text:p>
          </table:table-cell>
          <table:table-cell table:formula="of:=ABS([.E407]-[.B407])/0.0166667" office:value-type="float" office:value="769.678460643081" calcext:value-type="float">
            <text:p>769.678460643081</text:p>
          </table:table-cell>
          <table:table-cell table:formula="of:=([.F407]-[.C407])/0.0166667" office:value-type="float" office:value="-50.9338981322038" calcext:value-type="float">
            <text:p>-50.9338981322038</text:p>
          </table:table-cell>
          <table:table-cell table:formula="of:=DEGREES(ATAN(ABS([.F407]-[.C407])/ABS([.E407]-[.B407])))" office:value-type="float" office:value="3.78605971787744" calcext:value-type="float">
            <text:p>3.78605971787744</text:p>
          </table:table-cell>
          <table:table-cell table:formula="of:=SQRT(POWER([.H407];2)+POWER([.I407];2)+POWER([.J407];2))" office:value-type="float" office:value="772.78141224616" calcext:value-type="float">
            <text:p>772.78141224616</text:p>
          </table:table-cell>
        </table:table-row>
        <table:table-row table:style-name="ro1">
          <table:table-cell office:value-type="float" office:value="45.9574" calcext:value-type="float">
            <text:p>45.9574</text:p>
          </table:table-cell>
          <table:table-cell office:value-type="float" office:value="299.826" calcext:value-type="float">
            <text:p>299.826</text:p>
          </table:table-cell>
          <table:table-cell office:value-type="float" office:value="42.5284" calcext:value-type="float">
            <text:p>42.5284</text:p>
          </table:table-cell>
          <table:table-cell office:value-type="float" office:value="46.3292" calcext:value-type="float">
            <text:p>46.3292</text:p>
          </table:table-cell>
          <table:table-cell office:value-type="float" office:value="287.174" calcext:value-type="float">
            <text:p>287.174</text:p>
          </table:table-cell>
          <table:table-cell office:value-type="float" office:value="42.1591" calcext:value-type="float">
            <text:p>42.1591</text:p>
          </table:table-cell>
          <table:table-cell/>
          <table:table-cell table:formula="of:=([.D408]-[.A408])/0.0166667" office:value-type="float" office:value="22.3079553840893" calcext:value-type="float">
            <text:p>22.3079553840893</text:p>
          </table:table-cell>
          <table:table-cell table:formula="of:=ABS([.E408]-[.B408])/0.0166667" office:value-type="float" office:value="759.118481763039" calcext:value-type="float">
            <text:p>759.118481763039</text:p>
          </table:table-cell>
          <table:table-cell table:formula="of:=([.F408]-[.C408])/0.0166667" office:value-type="float" office:value="-22.1579556840884" calcext:value-type="float">
            <text:p>-22.1579556840884</text:p>
          </table:table-cell>
          <table:table-cell table:formula="of:=DEGREES(ATAN(ABS([.F408]-[.C408])/ABS([.E408]-[.B408])))" office:value-type="float" office:value="1.67193528178078" calcext:value-type="float">
            <text:p>1.67193528178078</text:p>
          </table:table-cell>
          <table:table-cell table:formula="of:=SQRT(POWER([.H408];2)+POWER([.I408];2)+POWER([.J408];2))" office:value-type="float" office:value="759.769365812901" calcext:value-type="float">
            <text:p>759.769365812901</text:p>
          </table:table-cell>
        </table:table-row>
        <table:table-row table:style-name="ro1">
          <table:table-cell office:value-type="float" office:value="45.4676" calcext:value-type="float">
            <text:p>45.4676</text:p>
          </table:table-cell>
          <table:table-cell office:value-type="float" office:value="298.511" calcext:value-type="float">
            <text:p>298.511</text:p>
          </table:table-cell>
          <table:table-cell office:value-type="float" office:value="41.4323" calcext:value-type="float">
            <text:p>41.4323</text:p>
          </table:table-cell>
          <table:table-cell office:value-type="float" office:value="46.1539" calcext:value-type="float">
            <text:p>46.1539</text:p>
          </table:table-cell>
          <table:table-cell office:value-type="float" office:value="284.714" calcext:value-type="float">
            <text:p>284.714</text:p>
          </table:table-cell>
          <table:table-cell office:value-type="float" office:value="40.5177" calcext:value-type="float">
            <text:p>40.5177</text:p>
          </table:table-cell>
          <table:table-cell/>
          <table:table-cell table:formula="of:=([.D409]-[.A409])/0.0166667" office:value-type="float" office:value="41.1779176441649" calcext:value-type="float">
            <text:p>41.1779176441649</text:p>
          </table:table-cell>
          <table:table-cell table:formula="of:=ABS([.E409]-[.B409])/0.0166667" office:value-type="float" office:value="827.818344363313" calcext:value-type="float">
            <text:p>827.818344363313</text:p>
          </table:table-cell>
          <table:table-cell table:formula="of:=([.F409]-[.C409])/0.0166667" office:value-type="float" office:value="-54.8758902482195" calcext:value-type="float">
            <text:p>-54.8758902482195</text:p>
          </table:table-cell>
          <table:table-cell table:formula="of:=DEGREES(ATAN(ABS([.F409]-[.C409])/ABS([.E409]-[.B409])))" office:value-type="float" office:value="3.79257543951463" calcext:value-type="float">
            <text:p>3.79257543951463</text:p>
          </table:table-cell>
          <table:table-cell table:formula="of:=SQRT(POWER([.H409];2)+POWER([.I409];2)+POWER([.J409];2))" office:value-type="float" office:value="830.656484653229" calcext:value-type="float">
            <text:p>830.656484653229</text:p>
          </table:table-cell>
        </table:table-row>
        <table:table-row table:style-name="ro1">
          <table:table-cell office:value-type="float" office:value="43.5329" calcext:value-type="float">
            <text:p>43.5329</text:p>
          </table:table-cell>
          <table:table-cell office:value-type="float" office:value="305.275" calcext:value-type="float">
            <text:p>305.275</text:p>
          </table:table-cell>
          <table:table-cell office:value-type="float" office:value="41.9892" calcext:value-type="float">
            <text:p>41.9892</text:p>
          </table:table-cell>
          <table:table-cell office:value-type="float" office:value="44.739" calcext:value-type="float">
            <text:p>44.739</text:p>
          </table:table-cell>
          <table:table-cell office:value-type="float" office:value="292.537" calcext:value-type="float">
            <text:p>292.537</text:p>
          </table:table-cell>
          <table:table-cell office:value-type="float" office:value="41.5917" calcext:value-type="float">
            <text:p>41.5917</text:p>
          </table:table-cell>
          <table:table-cell/>
          <table:table-cell table:formula="of:=([.D410]-[.A410])/0.0166667" office:value-type="float" office:value="72.3658552682894" calcext:value-type="float">
            <text:p>72.3658552682894</text:p>
          </table:table-cell>
          <table:table-cell table:formula="of:=ABS([.E410]-[.B410])/0.0166667" office:value-type="float" office:value="764.278471443057" calcext:value-type="float">
            <text:p>764.278471443057</text:p>
          </table:table-cell>
          <table:table-cell table:formula="of:=([.F410]-[.C410])/0.0166667" office:value-type="float" office:value="-23.849952300095" calcext:value-type="float">
            <text:p>-23.849952300095</text:p>
          </table:table-cell>
          <table:table-cell table:formula="of:=DEGREES(ATAN(ABS([.F410]-[.C410])/ABS([.E410]-[.B410])))" office:value-type="float" office:value="1.78738293690535" calcext:value-type="float">
            <text:p>1.78738293690535</text:p>
          </table:table-cell>
          <table:table-cell table:formula="of:=SQRT(POWER([.H410];2)+POWER([.I410];2)+POWER([.J410];2))" office:value-type="float" office:value="768.067197024299" calcext:value-type="float">
            <text:p>768.067197024299</text:p>
          </table:table-cell>
        </table:table-row>
        <table:table-row table:style-name="ro1">
          <table:table-cell office:value-type="float" office:value="41.3546" calcext:value-type="float">
            <text:p>41.3546</text:p>
          </table:table-cell>
          <table:table-cell office:value-type="float" office:value="310.722" calcext:value-type="float">
            <text:p>310.722</text:p>
          </table:table-cell>
          <table:table-cell office:value-type="float" office:value="42.2527" calcext:value-type="float">
            <text:p>42.2527</text:p>
          </table:table-cell>
          <table:table-cell office:value-type="float" office:value="42.8982" calcext:value-type="float">
            <text:p>42.8982</text:p>
          </table:table-cell>
          <table:table-cell office:value-type="float" office:value="297.717" calcext:value-type="float">
            <text:p>297.717</text:p>
          </table:table-cell>
          <table:table-cell office:value-type="float" office:value="42.1014" calcext:value-type="float">
            <text:p>42.1014</text:p>
          </table:table-cell>
          <table:table-cell/>
          <table:table-cell table:formula="of:=([.D411]-[.A411])/0.0166667" office:value-type="float" office:value="92.6158147683708" calcext:value-type="float">
            <text:p>92.6158147683708</text:p>
          </table:table-cell>
          <table:table-cell table:formula="of:=ABS([.E411]-[.B411])/0.0166667" office:value-type="float" office:value="780.298439403121" calcext:value-type="float">
            <text:p>780.298439403121</text:p>
          </table:table-cell>
          <table:table-cell table:formula="of:=([.F411]-[.C411])/0.0166667" office:value-type="float" office:value="-9.07798184403626" calcext:value-type="float">
            <text:p>-9.07798184403626</text:p>
          </table:table-cell>
          <table:table-cell table:formula="of:=DEGREES(ATAN(ABS([.F411]-[.C411])/ABS([.E411]-[.B411])))" office:value-type="float" office:value="0.666548278616941" calcext:value-type="float">
            <text:p>0.666548278616941</text:p>
          </table:table-cell>
          <table:table-cell table:formula="of:=SQRT(POWER([.H411];2)+POWER([.I411];2)+POWER([.J411];2))" office:value-type="float" office:value="785.828068622212" calcext:value-type="float">
            <text:p>785.828068622212</text:p>
          </table:table-cell>
        </table:table-row>
        <table:table-row table:style-name="ro1">
          <table:table-cell office:value-type="float" office:value="41.5136" calcext:value-type="float">
            <text:p>41.5136</text:p>
          </table:table-cell>
          <table:table-cell office:value-type="float" office:value="307.815" calcext:value-type="float">
            <text:p>307.815</text:p>
          </table:table-cell>
          <table:table-cell office:value-type="float" office:value="41.8907" calcext:value-type="float">
            <text:p>41.8907</text:p>
          </table:table-cell>
          <table:table-cell office:value-type="float" office:value="43.1028" calcext:value-type="float">
            <text:p>43.1028</text:p>
          </table:table-cell>
          <table:table-cell office:value-type="float" office:value="293.64" calcext:value-type="float">
            <text:p>293.64</text:p>
          </table:table-cell>
          <table:table-cell office:value-type="float" office:value="41.1782" calcext:value-type="float">
            <text:p>41.1782</text:p>
          </table:table-cell>
          <table:table-cell/>
          <table:table-cell table:formula="of:=([.D412]-[.A412])/0.0166667" office:value-type="float" office:value="95.3518092963817" calcext:value-type="float">
            <text:p>95.3518092963817</text:p>
          </table:table-cell>
          <table:table-cell table:formula="of:=ABS([.E412]-[.B412])/0.0166667" office:value-type="float" office:value="850.498299003403" calcext:value-type="float">
            <text:p>850.498299003403</text:p>
          </table:table-cell>
          <table:table-cell table:formula="of:=([.F412]-[.C412])/0.0166667" office:value-type="float" office:value="-42.7499145001713" calcext:value-type="float">
            <text:p>-42.7499145001713</text:p>
          </table:table-cell>
          <table:table-cell table:formula="of:=DEGREES(ATAN(ABS([.F412]-[.C412])/ABS([.E412]-[.B412])))" office:value-type="float" office:value="2.87752484035722" calcext:value-type="float">
            <text:p>2.87752484035722</text:p>
          </table:table-cell>
          <table:table-cell table:formula="of:=SQRT(POWER([.H412];2)+POWER([.I412];2)+POWER([.J412];2))" office:value-type="float" office:value="856.89373864765" calcext:value-type="float">
            <text:p>856.89373864765</text:p>
          </table:table-cell>
        </table:table-row>
        <table:table-row table:style-name="ro1">
          <table:table-cell office:value-type="float" office:value="42.6569" calcext:value-type="float">
            <text:p>42.6569</text:p>
          </table:table-cell>
          <table:table-cell office:value-type="float" office:value="302.029" calcext:value-type="float">
            <text:p>302.029</text:p>
          </table:table-cell>
          <table:table-cell office:value-type="float" office:value="42.2278" calcext:value-type="float">
            <text:p>42.2278</text:p>
          </table:table-cell>
          <table:table-cell office:value-type="float" office:value="44.2185" calcext:value-type="float">
            <text:p>44.2185</text:p>
          </table:table-cell>
          <table:table-cell office:value-type="float" office:value="288.062" calcext:value-type="float">
            <text:p>288.062</text:p>
          </table:table-cell>
          <table:table-cell office:value-type="float" office:value="42.0417" calcext:value-type="float">
            <text:p>42.0417</text:p>
          </table:table-cell>
          <table:table-cell/>
          <table:table-cell table:formula="of:=([.D413]-[.A413])/0.0166667" office:value-type="float" office:value="93.6958126083747" calcext:value-type="float">
            <text:p>93.6958126083747</text:p>
          </table:table-cell>
          <table:table-cell table:formula="of:=ABS([.E413]-[.B413])/0.0166667" office:value-type="float" office:value="838.018323963351" calcext:value-type="float">
            <text:p>838.018323963351</text:p>
          </table:table-cell>
          <table:table-cell table:formula="of:=([.F413]-[.C413])/0.0166667" office:value-type="float" office:value="-11.1659776680449" calcext:value-type="float">
            <text:p>-11.1659776680449</text:p>
          </table:table-cell>
          <table:table-cell table:formula="of:=DEGREES(ATAN(ABS([.F413]-[.C413])/ABS([.E413]-[.B413])))" office:value-type="float" office:value="0.763378938033517" calcext:value-type="float">
            <text:p>0.763378938033517</text:p>
          </table:table-cell>
          <table:table-cell table:formula="of:=SQRT(POWER([.H413];2)+POWER([.I413];2)+POWER([.J413];2))" office:value-type="float" office:value="843.313877305462" calcext:value-type="float">
            <text:p>843.313877305462</text:p>
          </table:table-cell>
        </table:table-row>
        <table:table-row table:style-name="ro1">
          <table:table-cell office:value-type="float" office:value="42.1358" calcext:value-type="float">
            <text:p>42.1358</text:p>
          </table:table-cell>
          <table:table-cell office:value-type="float" office:value="301.885" calcext:value-type="float">
            <text:p>301.885</text:p>
          </table:table-cell>
          <table:table-cell office:value-type="float" office:value="42.2551" calcext:value-type="float">
            <text:p>42.2551</text:p>
          </table:table-cell>
          <table:table-cell office:value-type="float" office:value="43.7117" calcext:value-type="float">
            <text:p>43.7117</text:p>
          </table:table-cell>
          <table:table-cell office:value-type="float" office:value="287.919" calcext:value-type="float">
            <text:p>287.919</text:p>
          </table:table-cell>
          <table:table-cell office:value-type="float" office:value="42.0693" calcext:value-type="float">
            <text:p>42.0693</text:p>
          </table:table-cell>
          <table:table-cell/>
          <table:table-cell table:formula="of:=([.D414]-[.A414])/0.0166667" office:value-type="float" office:value="94.5538108923781" calcext:value-type="float">
            <text:p>94.5538108923781</text:p>
          </table:table-cell>
          <table:table-cell table:formula="of:=ABS([.E414]-[.B414])/0.0166667" office:value-type="float" office:value="837.958324083352" calcext:value-type="float">
            <text:p>837.958324083352</text:p>
          </table:table-cell>
          <table:table-cell table:formula="of:=([.F414]-[.C414])/0.0166667" office:value-type="float" office:value="-11.1479777040446" calcext:value-type="float">
            <text:p>-11.1479777040446</text:p>
          </table:table-cell>
          <table:table-cell table:formula="of:=DEGREES(ATAN(ABS([.F414]-[.C414])/ABS([.E414]-[.B414])))" office:value-type="float" office:value="0.762203053838727" calcext:value-type="float">
            <text:p>0.762203053838727</text:p>
          </table:table-cell>
          <table:table-cell table:formula="of:=SQRT(POWER([.H414];2)+POWER([.I414];2)+POWER([.J414];2))" office:value-type="float" office:value="843.349781206909" calcext:value-type="float">
            <text:p>843.349781206909</text:p>
          </table:table-cell>
        </table:table-row>
        <table:table-row table:style-name="ro1">
          <table:table-cell office:value-type="float" office:value="41.4449" calcext:value-type="float">
            <text:p>41.4449</text:p>
          </table:table-cell>
          <table:table-cell office:value-type="float" office:value="304.672" calcext:value-type="float">
            <text:p>304.672</text:p>
          </table:table-cell>
          <table:table-cell office:value-type="float" office:value="42.3654" calcext:value-type="float">
            <text:p>42.3654</text:p>
          </table:table-cell>
          <table:table-cell office:value-type="float" office:value="42.7821" calcext:value-type="float">
            <text:p>42.7821</text:p>
          </table:table-cell>
          <table:table-cell office:value-type="float" office:value="290.547" calcext:value-type="float">
            <text:p>290.547</text:p>
          </table:table-cell>
          <table:table-cell office:value-type="float" office:value="41.9231" calcext:value-type="float">
            <text:p>41.9231</text:p>
          </table:table-cell>
          <table:table-cell/>
          <table:table-cell table:formula="of:=([.D415]-[.A415])/0.0166667" office:value-type="float" office:value="80.2318395363211" calcext:value-type="float">
            <text:p>80.2318395363211</text:p>
          </table:table-cell>
          <table:table-cell table:formula="of:=ABS([.E415]-[.B415])/0.0166667" office:value-type="float" office:value="847.49830500339" calcext:value-type="float">
            <text:p>847.49830500339</text:p>
          </table:table-cell>
          <table:table-cell table:formula="of:=([.F415]-[.C415])/0.0166667" office:value-type="float" office:value="-26.5379469241063" calcext:value-type="float">
            <text:p>-26.5379469241063</text:p>
          </table:table-cell>
          <table:table-cell table:formula="of:=DEGREES(ATAN(ABS([.F415]-[.C415])/ABS([.E415]-[.B415])))" office:value-type="float" office:value="1.79353241657809" calcext:value-type="float">
            <text:p>1.79353241657809</text:p>
          </table:table-cell>
          <table:table-cell table:formula="of:=SQRT(POWER([.H415];2)+POWER([.I415];2)+POWER([.J415];2))" office:value-type="float" office:value="851.701114057008" calcext:value-type="float">
            <text:p>851.701114057008</text:p>
          </table:table-cell>
        </table:table-row>
        <table:table-row table:style-name="ro1">
          <table:table-cell office:value-type="float" office:value="42.2665" calcext:value-type="float">
            <text:p>42.2665</text:p>
          </table:table-cell>
          <table:table-cell office:value-type="float" office:value="304.685" calcext:value-type="float">
            <text:p>304.685</text:p>
          </table:table-cell>
          <table:table-cell office:value-type="float" office:value="43.1436" calcext:value-type="float">
            <text:p>43.1436</text:p>
          </table:table-cell>
          <table:table-cell office:value-type="float" office:value="43.769" calcext:value-type="float">
            <text:p>43.769</text:p>
          </table:table-cell>
          <table:table-cell office:value-type="float" office:value="291.983" calcext:value-type="float">
            <text:p>291.983</text:p>
          </table:table-cell>
          <table:table-cell office:value-type="float" office:value="42.9729" calcext:value-type="float">
            <text:p>42.9729</text:p>
          </table:table-cell>
          <table:table-cell/>
          <table:table-cell table:formula="of:=([.D416]-[.A416])/0.0166667" office:value-type="float" office:value="90.1498197003605" calcext:value-type="float">
            <text:p>90.1498197003605</text:p>
          </table:table-cell>
          <table:table-cell table:formula="of:=ABS([.E416]-[.B416])/0.0166667" office:value-type="float" office:value="762.118475763048" calcext:value-type="float">
            <text:p>762.118475763048</text:p>
          </table:table-cell>
          <table:table-cell table:formula="of:=([.F416]-[.C416])/0.0166667" office:value-type="float" office:value="-10.2419795160408" calcext:value-type="float">
            <text:p>-10.2419795160408</text:p>
          </table:table-cell>
          <table:table-cell table:formula="of:=DEGREES(ATAN(ABS([.F416]-[.C416])/ABS([.E416]-[.B416])))" office:value-type="float" office:value="0.769941807615994" calcext:value-type="float">
            <text:p>0.769941807615994</text:p>
          </table:table-cell>
          <table:table-cell table:formula="of:=SQRT(POWER([.H416];2)+POWER([.I416];2)+POWER([.J416];2))" office:value-type="float" office:value="767.50013630996" calcext:value-type="float">
            <text:p>767.50013630996</text:p>
          </table:table-cell>
        </table:table-row>
        <table:table-row table:style-name="ro1">
          <table:table-cell office:value-type="float" office:value="41.5464" calcext:value-type="float">
            <text:p>41.5464</text:p>
          </table:table-cell>
          <table:table-cell office:value-type="float" office:value="312.226" calcext:value-type="float">
            <text:p>312.226</text:p>
          </table:table-cell>
          <table:table-cell office:value-type="float" office:value="42.5601" calcext:value-type="float">
            <text:p>42.5601</text:p>
          </table:table-cell>
          <table:table-cell office:value-type="float" office:value="42.6569" calcext:value-type="float">
            <text:p>42.6569</text:p>
          </table:table-cell>
          <table:table-cell office:value-type="float" office:value="302.029" calcext:value-type="float">
            <text:p>302.029</text:p>
          </table:table-cell>
          <table:table-cell office:value-type="float" office:value="42.2278" calcext:value-type="float">
            <text:p>42.2278</text:p>
          </table:table-cell>
          <table:table-cell/>
          <table:table-cell table:formula="of:=([.D417]-[.A417])/0.0166667" office:value-type="float" office:value="66.6298667402666" calcext:value-type="float">
            <text:p>66.6298667402666</text:p>
          </table:table-cell>
          <table:table-cell table:formula="of:=ABS([.E417]-[.B417])/0.0166667" office:value-type="float" office:value="611.818776362447" calcext:value-type="float">
            <text:p>611.818776362447</text:p>
          </table:table-cell>
          <table:table-cell table:formula="of:=([.F417]-[.C417])/0.0166667" office:value-type="float" office:value="-19.9379601240795" calcext:value-type="float">
            <text:p>-19.9379601240795</text:p>
          </table:table-cell>
          <table:table-cell table:formula="of:=DEGREES(ATAN(ABS([.F417]-[.C417])/ABS([.E417]-[.B417])))" office:value-type="float" office:value="1.86649524515742" calcext:value-type="float">
            <text:p>1.86649524515742</text:p>
          </table:table-cell>
          <table:table-cell table:formula="of:=SQRT(POWER([.H417];2)+POWER([.I417];2)+POWER([.J417];2))" office:value-type="float" office:value="615.759105905368" calcext:value-type="float">
            <text:p>615.759105905368</text:p>
          </table:table-cell>
        </table:table-row>
        <table:table-row table:style-name="ro1">
          <table:table-cell office:value-type="float" office:value="42.0892" calcext:value-type="float">
            <text:p>42.0892</text:p>
          </table:table-cell>
          <table:table-cell office:value-type="float" office:value="307.683" calcext:value-type="float">
            <text:p>307.683</text:p>
          </table:table-cell>
          <table:table-cell office:value-type="float" office:value="42.9627" calcext:value-type="float">
            <text:p>42.9627</text:p>
          </table:table-cell>
          <table:table-cell office:value-type="float" office:value="43.7033" calcext:value-type="float">
            <text:p>43.7033</text:p>
          </table:table-cell>
          <table:table-cell office:value-type="float" office:value="293.323" calcext:value-type="float">
            <text:p>293.323</text:p>
          </table:table-cell>
          <table:table-cell office:value-type="float" office:value="43.2824" calcext:value-type="float">
            <text:p>43.2824</text:p>
          </table:table-cell>
          <table:table-cell/>
          <table:table-cell table:formula="of:=([.D418]-[.A418])/0.0166667" office:value-type="float" office:value="96.8458063083874" calcext:value-type="float">
            <text:p>96.8458063083874</text:p>
          </table:table-cell>
          <table:table-cell table:formula="of:=ABS([.E418]-[.B418])/0.0166667" office:value-type="float" office:value="861.598276803447" calcext:value-type="float">
            <text:p>861.598276803447</text:p>
          </table:table-cell>
          <table:table-cell table:formula="of:=([.F418]-[.C418])/0.0166667" office:value-type="float" office:value="19.181961636077" calcext:value-type="float">
            <text:p>19.181961636077</text:p>
          </table:table-cell>
          <table:table-cell table:formula="of:=DEGREES(ATAN(ABS([.F418]-[.C418])/ABS([.E418]-[.B418])))" office:value-type="float" office:value="1.27537849939347" calcext:value-type="float">
            <text:p>1.27537849939347</text:p>
          </table:table-cell>
          <table:table-cell table:formula="of:=SQRT(POWER([.H418];2)+POWER([.I418];2)+POWER([.J418];2))" office:value-type="float" office:value="867.23621259862" calcext:value-type="float">
            <text:p>867.23621259862</text:p>
          </table:table-cell>
        </table:table-row>
        <table:table-row table:style-name="ro1">
          <table:table-cell office:value-type="float" office:value="43.5491" calcext:value-type="float">
            <text:p>43.5491</text:p>
          </table:table-cell>
          <table:table-cell office:value-type="float" office:value="309.817" calcext:value-type="float">
            <text:p>309.817</text:p>
          </table:table-cell>
          <table:table-cell office:value-type="float" office:value="41.8335" calcext:value-type="float">
            <text:p>41.8335</text:p>
          </table:table-cell>
          <table:table-cell office:value-type="float" office:value="44.7548" calcext:value-type="float">
            <text:p>44.7548</text:p>
          </table:table-cell>
          <table:table-cell office:value-type="float" office:value="296.915" calcext:value-type="float">
            <text:p>296.915</text:p>
          </table:table-cell>
          <table:table-cell office:value-type="float" office:value="41.1671" calcext:value-type="float">
            <text:p>41.1671</text:p>
          </table:table-cell>
          <table:table-cell/>
          <table:table-cell table:formula="of:=([.D419]-[.A419])/0.0166667" office:value-type="float" office:value="72.3418553162894" calcext:value-type="float">
            <text:p>72.3418553162894</text:p>
          </table:table-cell>
          <table:table-cell table:formula="of:=ABS([.E419]-[.B419])/0.0166667" office:value-type="float" office:value="774.118451763096" calcext:value-type="float">
            <text:p>774.118451763096</text:p>
          </table:table-cell>
          <table:table-cell table:formula="of:=([.F419]-[.C419])/0.0166667" office:value-type="float" office:value="-39.9839200321601" calcext:value-type="float">
            <text:p>-39.9839200321601</text:p>
          </table:table-cell>
          <table:table-cell table:formula="of:=DEGREES(ATAN(ABS([.F419]-[.C419])/ABS([.E419]-[.B419])))" office:value-type="float" office:value="2.95675148121826" calcext:value-type="float">
            <text:p>2.95675148121826</text:p>
          </table:table-cell>
          <table:table-cell table:formula="of:=SQRT(POWER([.H419];2)+POWER([.I419];2)+POWER([.J419];2))" office:value-type="float" office:value="778.518744316303" calcext:value-type="float">
            <text:p>778.518744316303</text:p>
          </table:table-cell>
        </table:table-row>
        <table:table-row table:style-name="ro1">
          <table:table-cell office:value-type="float" office:value="41.3182" calcext:value-type="float">
            <text:p>41.3182</text:p>
          </table:table-cell>
          <table:table-cell office:value-type="float" office:value="302.862" calcext:value-type="float">
            <text:p>302.862</text:p>
          </table:table-cell>
          <table:table-cell office:value-type="float" office:value="43.4254" calcext:value-type="float">
            <text:p>43.4254</text:p>
          </table:table-cell>
          <table:table-cell office:value-type="float" office:value="42.7609" calcext:value-type="float">
            <text:p>42.7609</text:p>
          </table:table-cell>
          <table:table-cell office:value-type="float" office:value="291.622" calcext:value-type="float">
            <text:p>291.622</text:p>
          </table:table-cell>
          <table:table-cell office:value-type="float" office:value="43.2952" calcext:value-type="float">
            <text:p>43.2952</text:p>
          </table:table-cell>
          <table:table-cell/>
          <table:table-cell table:formula="of:=([.D420]-[.A420])/0.0166667" office:value-type="float" office:value="86.5618268763464" calcext:value-type="float">
            <text:p>86.5618268763464</text:p>
          </table:table-cell>
          <table:table-cell table:formula="of:=ABS([.E420]-[.B420])/0.0166667" office:value-type="float" office:value="674.398651202698" calcext:value-type="float">
            <text:p>674.398651202698</text:p>
          </table:table-cell>
          <table:table-cell table:formula="of:=([.F420]-[.C420])/0.0166667" office:value-type="float" office:value="-7.81198437603137" calcext:value-type="float">
            <text:p>-7.81198437603137</text:p>
          </table:table-cell>
          <table:table-cell table:formula="of:=DEGREES(ATAN(ABS([.F420]-[.C420])/ABS([.E420]-[.B420])))" office:value-type="float" office:value="0.66366342182703" calcext:value-type="float">
            <text:p>0.66366342182703</text:p>
          </table:table-cell>
          <table:table-cell table:formula="of:=SQRT(POWER([.H420];2)+POWER([.I420];2)+POWER([.J420];2))" office:value-type="float" office:value="679.976115548245" calcext:value-type="float">
            <text:p>679.976115548245</text:p>
          </table:table-cell>
        </table:table-row>
        <table:table-row table:style-name="ro1">
          <table:table-cell office:value-type="float" office:value="40.2437" calcext:value-type="float">
            <text:p>40.2437</text:p>
          </table:table-cell>
          <table:table-cell office:value-type="float" office:value="311.726" calcext:value-type="float">
            <text:p>311.726</text:p>
          </table:table-cell>
          <table:table-cell office:value-type="float" office:value="43.1804" calcext:value-type="float">
            <text:p>43.1804</text:p>
          </table:table-cell>
          <table:table-cell office:value-type="float" office:value="41.8412" calcext:value-type="float">
            <text:p>41.8412</text:p>
          </table:table-cell>
          <table:table-cell office:value-type="float" office:value="298.552" calcext:value-type="float">
            <text:p>298.552</text:p>
          </table:table-cell>
          <table:table-cell office:value-type="float" office:value="43.5438" calcext:value-type="float">
            <text:p>43.5438</text:p>
          </table:table-cell>
          <table:table-cell/>
          <table:table-cell table:formula="of:=([.D421]-[.A421])/0.0166667" office:value-type="float" office:value="95.8498083003836" calcext:value-type="float">
            <text:p>95.8498083003836</text:p>
          </table:table-cell>
          <table:table-cell table:formula="of:=ABS([.E421]-[.B421])/0.0166667" office:value-type="float" office:value="790.43841912316" calcext:value-type="float">
            <text:p>790.43841912316</text:p>
          </table:table-cell>
          <table:table-cell table:formula="of:=([.F421]-[.C421])/0.0166667" office:value-type="float" office:value="21.8039563920871" calcext:value-type="float">
            <text:p>21.8039563920871</text:p>
          </table:table-cell>
          <table:table-cell table:formula="of:=DEGREES(ATAN(ABS([.F421]-[.C421])/ABS([.E421]-[.B421])))" office:value-type="float" office:value="1.58008255868528" calcext:value-type="float">
            <text:p>1.58008255868528</text:p>
          </table:table-cell>
          <table:table-cell table:formula="of:=SQRT(POWER([.H421];2)+POWER([.I421];2)+POWER([.J421];2))" office:value-type="float" office:value="796.527144980941" calcext:value-type="float">
            <text:p>796.527144980941</text:p>
          </table:table-cell>
        </table:table-row>
        <table:table-row table:style-name="ro1">
          <table:table-cell office:value-type="float" office:value="40.4598" calcext:value-type="float">
            <text:p>40.4598</text:p>
          </table:table-cell>
          <table:table-cell office:value-type="float" office:value="312.054" calcext:value-type="float">
            <text:p>312.054</text:p>
          </table:table-cell>
          <table:table-cell office:value-type="float" office:value="42.0634" calcext:value-type="float">
            <text:p>42.0634</text:p>
          </table:table-cell>
          <table:table-cell office:value-type="float" office:value="42.2898" calcext:value-type="float">
            <text:p>42.2898</text:p>
          </table:table-cell>
          <table:table-cell office:value-type="float" office:value="299.045" calcext:value-type="float">
            <text:p>299.045</text:p>
          </table:table-cell>
          <table:table-cell office:value-type="float" office:value="41.9039" calcext:value-type="float">
            <text:p>41.9039</text:p>
          </table:table-cell>
          <table:table-cell/>
          <table:table-cell table:formula="of:=([.D422]-[.A422])/0.0166667" office:value-type="float" office:value="109.799780400439" calcext:value-type="float">
            <text:p>109.799780400439</text:p>
          </table:table-cell>
          <table:table-cell table:formula="of:=ABS([.E422]-[.B422])/0.0166667" office:value-type="float" office:value="780.53843892312" calcext:value-type="float">
            <text:p>780.53843892312</text:p>
          </table:table-cell>
          <table:table-cell table:formula="of:=([.F422]-[.C422])/0.0166667" office:value-type="float" office:value="-9.56998086003836" calcext:value-type="float">
            <text:p>-9.56998086003836</text:p>
          </table:table-cell>
          <table:table-cell table:formula="of:=DEGREES(ATAN(ABS([.F422]-[.C422])/ABS([.E422]-[.B422])))" office:value-type="float" office:value="0.702453604989493" calcext:value-type="float">
            <text:p>0.702453604989493</text:p>
          </table:table-cell>
          <table:table-cell table:formula="of:=SQRT(POWER([.H422];2)+POWER([.I422];2)+POWER([.J422];2))" office:value-type="float" office:value="788.281568315654" calcext:value-type="float">
            <text:p>788.281568315654</text:p>
          </table:table-cell>
        </table:table-row>
        <table:table-row table:style-name="ro1">
          <table:table-cell office:value-type="float" office:value="41.6244" calcext:value-type="float">
            <text:p>41.6244</text:p>
          </table:table-cell>
          <table:table-cell office:value-type="float" office:value="306.179" calcext:value-type="float">
            <text:p>306.179</text:p>
          </table:table-cell>
          <table:table-cell office:value-type="float" office:value="42.4002" calcext:value-type="float">
            <text:p>42.4002</text:p>
          </table:table-cell>
          <table:table-cell office:value-type="float" office:value="43.7596" calcext:value-type="float">
            <text:p>43.7596</text:p>
          </table:table-cell>
          <table:table-cell office:value-type="float" office:value="292.016" calcext:value-type="float">
            <text:p>292.016</text:p>
          </table:table-cell>
          <table:table-cell office:value-type="float" office:value="42.7112" calcext:value-type="float">
            <text:p>42.7112</text:p>
          </table:table-cell>
          <table:table-cell/>
          <table:table-cell table:formula="of:=([.D423]-[.A423])/0.0166667" office:value-type="float" office:value="128.111743776512" calcext:value-type="float">
            <text:p>128.111743776512</text:p>
          </table:table-cell>
          <table:table-cell table:formula="of:=ABS([.E423]-[.B423])/0.0166667" office:value-type="float" office:value="849.778300443396" calcext:value-type="float">
            <text:p>849.778300443396</text:p>
          </table:table-cell>
          <table:table-cell table:formula="of:=([.F423]-[.C423])/0.0166667" office:value-type="float" office:value="18.6599626800746" calcext:value-type="float">
            <text:p>18.6599626800746</text:p>
          </table:table-cell>
          <table:table-cell table:formula="of:=DEGREES(ATAN(ABS([.F423]-[.C423])/ABS([.E423]-[.B423])))" office:value-type="float" office:value="1.2579343545378" calcext:value-type="float">
            <text:p>1.2579343545378</text:p>
          </table:table-cell>
          <table:table-cell table:formula="of:=SQRT(POWER([.H423];2)+POWER([.I423];2)+POWER([.J423];2))" office:value-type="float" office:value="859.583604430161" calcext:value-type="float">
            <text:p>859.583604430161</text:p>
          </table:table-cell>
        </table:table-row>
        <table:table-row table:style-name="ro1">
          <table:table-cell office:value-type="float" office:value="36.4601" calcext:value-type="float">
            <text:p>36.4601</text:p>
          </table:table-cell>
          <table:table-cell office:value-type="float" office:value="315.521" calcext:value-type="float">
            <text:p>315.521</text:p>
          </table:table-cell>
          <table:table-cell office:value-type="float" office:value="42.6624" calcext:value-type="float">
            <text:p>42.6624</text:p>
          </table:table-cell>
          <table:table-cell office:value-type="float" office:value="36.1017" calcext:value-type="float">
            <text:p>36.1017</text:p>
          </table:table-cell>
          <table:table-cell office:value-type="float" office:value="304.751" calcext:value-type="float">
            <text:p>304.751</text:p>
          </table:table-cell>
          <table:table-cell office:value-type="float" office:value="42.1465" calcext:value-type="float">
            <text:p>42.1465</text:p>
          </table:table-cell>
          <table:table-cell/>
          <table:table-cell table:formula="of:=([.D424]-[.A424])/0.0166667" office:value-type="float" office:value="-21.5039569920858" calcext:value-type="float">
            <text:p>-21.5039569920858</text:p>
          </table:table-cell>
          <table:table-cell table:formula="of:=ABS([.E424]-[.B424])/0.0166667" office:value-type="float" office:value="646.198707602587" calcext:value-type="float">
            <text:p>646.198707602587</text:p>
          </table:table-cell>
          <table:table-cell table:formula="of:=([.F424]-[.C424])/0.0166667" office:value-type="float" office:value="-30.9539380921235" calcext:value-type="float">
            <text:p>-30.9539380921235</text:p>
          </table:table-cell>
          <table:table-cell table:formula="of:=DEGREES(ATAN(ABS([.F424]-[.C424])/ABS([.E424]-[.B424])))" office:value-type="float" office:value="2.74246197733269" calcext:value-type="float">
            <text:p>2.74246197733269</text:p>
          </table:table-cell>
          <table:table-cell table:formula="of:=SQRT(POWER([.H424];2)+POWER([.I424];2)+POWER([.J424];2))" office:value-type="float" office:value="647.296945888811" calcext:value-type="float">
            <text:p>647.296945888811</text:p>
          </table:table-cell>
        </table:table-row>
        <table:table-row table:style-name="ro1">
          <table:table-cell office:value-type="float" office:value="34.5119" calcext:value-type="float">
            <text:p>34.5119</text:p>
          </table:table-cell>
          <table:table-cell office:value-type="float" office:value="304.391" calcext:value-type="float">
            <text:p>304.391</text:p>
          </table:table-cell>
          <table:table-cell office:value-type="float" office:value="41.6917" calcext:value-type="float">
            <text:p>41.6917</text:p>
          </table:table-cell>
          <table:table-cell office:value-type="float" office:value="34.4439" calcext:value-type="float">
            <text:p>34.4439</text:p>
          </table:table-cell>
          <table:table-cell office:value-type="float" office:value="291.025" calcext:value-type="float">
            <text:p>291.025</text:p>
          </table:table-cell>
          <table:table-cell office:value-type="float" office:value="41.6799" calcext:value-type="float">
            <text:p>41.6799</text:p>
          </table:table-cell>
          <table:table-cell/>
          <table:table-cell table:formula="of:=([.D425]-[.A425])/0.0166667" office:value-type="float" office:value="-4.07999184001619" calcext:value-type="float">
            <text:p>-4.07999184001619</text:p>
          </table:table-cell>
          <table:table-cell table:formula="of:=ABS([.E425]-[.B425])/0.0166667" office:value-type="float" office:value="801.95839608321" calcext:value-type="float">
            <text:p>801.95839608321</text:p>
          </table:table-cell>
          <table:table-cell table:formula="of:=([.F425]-[.C425])/0.0166667" office:value-type="float" office:value="-0.707998584002461" calcext:value-type="float">
            <text:p>-0.707998584002461</text:p>
          </table:table-cell>
          <table:table-cell table:formula="of:=DEGREES(ATAN(ABS([.F425]-[.C425])/ABS([.E425]-[.B425])))" office:value-type="float" office:value="0.0505828237771645" calcext:value-type="float">
            <text:p>0.050582823777165</text:p>
          </table:table-cell>
          <table:table-cell table:formula="of:=SQRT(POWER([.H425];2)+POWER([.I425];2)+POWER([.J425];2))" office:value-type="float" office:value="801.96908708738" calcext:value-type="float">
            <text:p>801.96908708738</text:p>
          </table:table-cell>
        </table:table-row>
        <table:table-row table:style-name="ro1">
          <table:table-cell office:value-type="float" office:value="34.8149" calcext:value-type="float">
            <text:p>34.8149</text:p>
          </table:table-cell>
          <table:table-cell office:value-type="float" office:value="308.594" calcext:value-type="float">
            <text:p>308.594</text:p>
          </table:table-cell>
          <table:table-cell office:value-type="float" office:value="43.6979" calcext:value-type="float">
            <text:p>43.6979</text:p>
          </table:table-cell>
          <table:table-cell office:value-type="float" office:value="34.7354" calcext:value-type="float">
            <text:p>34.7354</text:p>
          </table:table-cell>
          <table:table-cell office:value-type="float" office:value="295.069" calcext:value-type="float">
            <text:p>295.069</text:p>
          </table:table-cell>
          <table:table-cell office:value-type="float" office:value="43.6266" calcext:value-type="float">
            <text:p>43.6266</text:p>
          </table:table-cell>
          <table:table-cell/>
          <table:table-cell table:formula="of:=([.D426]-[.A426])/0.0166667" office:value-type="float" office:value="-4.76999046001926" calcext:value-type="float">
            <text:p>-4.76999046001926</text:p>
          </table:table-cell>
          <table:table-cell table:formula="of:=ABS([.E426]-[.B426])/0.0166667" office:value-type="float" office:value="811.498377003245" calcext:value-type="float">
            <text:p>811.498377003245</text:p>
          </table:table-cell>
          <table:table-cell table:formula="of:=([.F426]-[.C426])/0.0166667" office:value-type="float" office:value="-4.27799144401673" calcext:value-type="float">
            <text:p>-4.27799144401673</text:p>
          </table:table-cell>
          <table:table-cell table:formula="of:=DEGREES(ATAN(ABS([.F426]-[.C426])/ABS([.E426]-[.B426])))" office:value-type="float" office:value="0.302044453682372" calcext:value-type="float">
            <text:p>0.302044453682372</text:p>
          </table:table-cell>
          <table:table-cell table:formula="of:=SQRT(POWER([.H426];2)+POWER([.I426];2)+POWER([.J426];2))" office:value-type="float" office:value="811.52367180427" calcext:value-type="float">
            <text:p>811.52367180427</text:p>
          </table:table-cell>
        </table:table-row>
        <table:table-row table:style-name="ro1">
          <table:table-cell office:value-type="float" office:value="34.5384" calcext:value-type="float">
            <text:p>34.5384</text:p>
          </table:table-cell>
          <table:table-cell office:value-type="float" office:value="304.292" calcext:value-type="float">
            <text:p>304.292</text:p>
          </table:table-cell>
          <table:table-cell office:value-type="float" office:value="42.2326" calcext:value-type="float">
            <text:p>42.2326</text:p>
          </table:table-cell>
          <table:table-cell office:value-type="float" office:value="34.3376" calcext:value-type="float">
            <text:p>34.3376</text:p>
          </table:table-cell>
          <table:table-cell office:value-type="float" office:value="292.464" calcext:value-type="float">
            <text:p>292.464</text:p>
          </table:table-cell>
          <table:table-cell office:value-type="float" office:value="41.7127" calcext:value-type="float">
            <text:p>41.7127</text:p>
          </table:table-cell>
          <table:table-cell/>
          <table:table-cell table:formula="of:=([.D427]-[.A427])/0.0166667" office:value-type="float" office:value="-12.0479759040483" calcext:value-type="float">
            <text:p>-12.0479759040483</text:p>
          </table:table-cell>
          <table:table-cell table:formula="of:=ABS([.E427]-[.B427])/0.0166667" office:value-type="float" office:value="709.678580642837" calcext:value-type="float">
            <text:p>709.678580642837</text:p>
          </table:table-cell>
          <table:table-cell table:formula="of:=([.F427]-[.C427])/0.0166667" office:value-type="float" office:value="-31.1939376121248" calcext:value-type="float">
            <text:p>-31.1939376121248</text:p>
          </table:table-cell>
          <table:table-cell table:formula="of:=DEGREES(ATAN(ABS([.F427]-[.C427])/ABS([.E427]-[.B427])))" office:value-type="float" office:value="2.51681721503998" calcext:value-type="float">
            <text:p>2.51681721503998</text:p>
          </table:table-cell>
          <table:table-cell table:formula="of:=SQRT(POWER([.H427];2)+POWER([.I427];2)+POWER([.J427];2))" office:value-type="float" office:value="710.465976166604" calcext:value-type="float">
            <text:p>710.465976166604</text:p>
          </table:table-cell>
        </table:table-row>
        <table:table-row table:style-name="ro1">
          <table:table-cell office:value-type="float" office:value="35.7338" calcext:value-type="float">
            <text:p>35.7338</text:p>
          </table:table-cell>
          <table:table-cell office:value-type="float" office:value="310.539" calcext:value-type="float">
            <text:p>310.539</text:p>
          </table:table-cell>
          <table:table-cell office:value-type="float" office:value="43.1367" calcext:value-type="float">
            <text:p>43.1367</text:p>
          </table:table-cell>
          <table:table-cell office:value-type="float" office:value="36.0263" calcext:value-type="float">
            <text:p>36.0263</text:p>
          </table:table-cell>
          <table:table-cell office:value-type="float" office:value="298.592" calcext:value-type="float">
            <text:p>298.592</text:p>
          </table:table-cell>
          <table:table-cell office:value-type="float" office:value="42.8197" calcext:value-type="float">
            <text:p>42.8197</text:p>
          </table:table-cell>
          <table:table-cell/>
          <table:table-cell table:formula="of:=([.D428]-[.A428])/0.0166667" office:value-type="float" office:value="17.54996490007" calcext:value-type="float">
            <text:p>17.54996490007</text:p>
          </table:table-cell>
          <table:table-cell table:formula="of:=ABS([.E428]-[.B428])/0.0166667" office:value-type="float" office:value="716.818566362868" calcext:value-type="float">
            <text:p>716.818566362868</text:p>
          </table:table-cell>
          <table:table-cell table:formula="of:=([.F428]-[.C428])/0.0166667" office:value-type="float" office:value="-19.0199619600761" calcext:value-type="float">
            <text:p>-19.0199619600761</text:p>
          </table:table-cell>
          <table:table-cell table:formula="of:=DEGREES(ATAN(ABS([.F428]-[.C428])/ABS([.E428]-[.B428])))" office:value-type="float" office:value="1.51992143921733" calcext:value-type="float">
            <text:p>1.51992143921733</text:p>
          </table:table-cell>
          <table:table-cell table:formula="of:=SQRT(POWER([.H428];2)+POWER([.I428];2)+POWER([.J428];2))" office:value-type="float" office:value="717.285589778209" calcext:value-type="float">
            <text:p>717.285589778209</text:p>
          </table:table-cell>
        </table:table-row>
        <table:table-row table:style-name="ro1">
          <table:table-cell office:value-type="float" office:value="34.7646" calcext:value-type="float">
            <text:p>34.7646</text:p>
          </table:table-cell>
          <table:table-cell office:value-type="float" office:value="305.533" calcext:value-type="float">
            <text:p>305.533</text:p>
          </table:table-cell>
          <table:table-cell office:value-type="float" office:value="43.6225" calcext:value-type="float">
            <text:p>43.6225</text:p>
          </table:table-cell>
          <table:table-cell office:value-type="float" office:value="34.8385" calcext:value-type="float">
            <text:p>34.8385</text:p>
          </table:table-cell>
          <table:table-cell office:value-type="float" office:value="293.649" calcext:value-type="float">
            <text:p>293.649</text:p>
          </table:table-cell>
          <table:table-cell office:value-type="float" office:value="43.5834" calcext:value-type="float">
            <text:p>43.5834</text:p>
          </table:table-cell>
          <table:table-cell/>
          <table:table-cell table:formula="of:=([.D429]-[.A429])/0.0166667" office:value-type="float" office:value="4.43399113201785" calcext:value-type="float">
            <text:p>4.43399113201785</text:p>
          </table:table-cell>
          <table:table-cell table:formula="of:=ABS([.E429]-[.B429])/0.0166667" office:value-type="float" office:value="713.038573922853" calcext:value-type="float">
            <text:p>713.038573922853</text:p>
          </table:table-cell>
          <table:table-cell table:formula="of:=([.F429]-[.C429])/0.0166667" office:value-type="float" office:value="-2.34599530800967" calcext:value-type="float">
            <text:p>-2.34599530800967</text:p>
          </table:table-cell>
          <table:table-cell table:formula="of:=DEGREES(ATAN(ABS([.F429]-[.C429])/ABS([.E429]-[.B429])))" office:value-type="float" office:value="0.188510341247515" calcext:value-type="float">
            <text:p>0.188510341247515</text:p>
          </table:table-cell>
          <table:table-cell table:formula="of:=SQRT(POWER([.H429];2)+POWER([.I429];2)+POWER([.J429];2))" office:value-type="float" office:value="713.056219293598" calcext:value-type="float">
            <text:p>713.056219293598</text:p>
          </table:table-cell>
        </table:table-row>
        <table:table-row table:style-name="ro1">
          <table:table-cell office:value-type="float" office:value="31.2249" calcext:value-type="float">
            <text:p>31.2249</text:p>
          </table:table-cell>
          <table:table-cell office:value-type="float" office:value="309.342" calcext:value-type="float">
            <text:p>309.342</text:p>
          </table:table-cell>
          <table:table-cell office:value-type="float" office:value="42.566" calcext:value-type="float">
            <text:p>42.566</text:p>
          </table:table-cell>
          <table:table-cell office:value-type="float" office:value="32.1093" calcext:value-type="float">
            <text:p>32.1093</text:p>
          </table:table-cell>
          <table:table-cell office:value-type="float" office:value="297.645" calcext:value-type="float">
            <text:p>297.645</text:p>
          </table:table-cell>
          <table:table-cell office:value-type="float" office:value="41.7071" calcext:value-type="float">
            <text:p>41.7071</text:p>
          </table:table-cell>
          <table:table-cell/>
          <table:table-cell table:formula="of:=([.D430]-[.A430])/0.0166667" office:value-type="float" office:value="53.063893872212" calcext:value-type="float">
            <text:p>53.063893872212</text:p>
          </table:table-cell>
          <table:table-cell table:formula="of:=ABS([.E430]-[.B430])/0.0166667" office:value-type="float" office:value="701.818596362808" calcext:value-type="float">
            <text:p>701.818596362808</text:p>
          </table:table-cell>
          <table:table-cell table:formula="of:=([.F430]-[.C430])/0.0166667" office:value-type="float" office:value="-51.5338969322065" calcext:value-type="float">
            <text:p>-51.5338969322065</text:p>
          </table:table-cell>
          <table:table-cell table:formula="of:=DEGREES(ATAN(ABS([.F430]-[.C430])/ABS([.E430]-[.B430])))" office:value-type="float" office:value="4.19963953577652" calcext:value-type="float">
            <text:p>4.19963953577652</text:p>
          </table:table-cell>
          <table:table-cell table:formula="of:=SQRT(POWER([.H430];2)+POWER([.I430];2)+POWER([.J430];2))" office:value-type="float" office:value="705.705931366998" calcext:value-type="float">
            <text:p>705.705931366998</text:p>
          </table:table-cell>
        </table:table-row>
        <table:table-row table:style-name="ro1">
          <table:table-cell office:value-type="float" office:value="24.0716" calcext:value-type="float">
            <text:p>24.0716</text:p>
          </table:table-cell>
          <table:table-cell office:value-type="float" office:value="308.378" calcext:value-type="float">
            <text:p>308.378</text:p>
          </table:table-cell>
          <table:table-cell office:value-type="float" office:value="43.0526" calcext:value-type="float">
            <text:p>43.0526</text:p>
          </table:table-cell>
          <table:table-cell office:value-type="float" office:value="24.8867" calcext:value-type="float">
            <text:p>24.8867</text:p>
          </table:table-cell>
          <table:table-cell office:value-type="float" office:value="296.478" calcext:value-type="float">
            <text:p>296.478</text:p>
          </table:table-cell>
          <table:table-cell office:value-type="float" office:value="42.485" calcext:value-type="float">
            <text:p>42.485</text:p>
          </table:table-cell>
          <table:table-cell/>
          <table:table-cell table:formula="of:=([.D431]-[.A431])/0.0166667" office:value-type="float" office:value="48.9059021881957" calcext:value-type="float">
            <text:p>48.9059021881957</text:p>
          </table:table-cell>
          <table:table-cell table:formula="of:=ABS([.E431]-[.B431])/0.0166667" office:value-type="float" office:value="713.998572002855" calcext:value-type="float">
            <text:p>713.998572002855</text:p>
          </table:table-cell>
          <table:table-cell table:formula="of:=([.F431]-[.C431])/0.0166667" office:value-type="float" office:value="-34.0559318881361" calcext:value-type="float">
            <text:p>-34.0559318881361</text:p>
          </table:table-cell>
          <table:table-cell table:formula="of:=DEGREES(ATAN(ABS([.F431]-[.C431])/ABS([.E431]-[.B431])))" office:value-type="float" office:value="2.73079459687992" calcext:value-type="float">
            <text:p>2.73079459687992</text:p>
          </table:table-cell>
          <table:table-cell table:formula="of:=SQRT(POWER([.H431];2)+POWER([.I431];2)+POWER([.J431];2))" office:value-type="float" office:value="716.481370719244" calcext:value-type="float">
            <text:p>716.481370719244</text:p>
          </table:table-cell>
        </table:table-row>
        <table:table-row table:style-name="ro1">
          <table:table-cell office:value-type="float" office:value="23.981" calcext:value-type="float">
            <text:p>23.981</text:p>
          </table:table-cell>
          <table:table-cell office:value-type="float" office:value="314.902" calcext:value-type="float">
            <text:p>314.902</text:p>
          </table:table-cell>
          <table:table-cell office:value-type="float" office:value="42.3522" calcext:value-type="float">
            <text:p>42.3522</text:p>
          </table:table-cell>
          <table:table-cell office:value-type="float" office:value="25.335" calcext:value-type="float">
            <text:p>25.335</text:p>
          </table:table-cell>
          <table:table-cell office:value-type="float" office:value="302.861" calcext:value-type="float">
            <text:p>302.861</text:p>
          </table:table-cell>
          <table:table-cell office:value-type="float" office:value="42.0246" calcext:value-type="float">
            <text:p>42.0246</text:p>
          </table:table-cell>
          <table:table-cell/>
          <table:table-cell table:formula="of:=([.D432]-[.A432])/0.0166667" office:value-type="float" office:value="81.2398375203249" calcext:value-type="float">
            <text:p>81.2398375203249</text:p>
          </table:table-cell>
          <table:table-cell table:formula="of:=ABS([.E432]-[.B432])/0.0166667" office:value-type="float" office:value="722.45855508289" calcext:value-type="float">
            <text:p>722.45855508289</text:p>
          </table:table-cell>
          <table:table-cell table:formula="of:=([.F432]-[.C432])/0.0166667" office:value-type="float" office:value="-19.6559606880789" calcext:value-type="float">
            <text:p>-19.6559606880789</text:p>
          </table:table-cell>
          <table:table-cell table:formula="of:=DEGREES(ATAN(ABS([.F432]-[.C432])/ABS([.E432]-[.B432])))" office:value-type="float" office:value="1.55846425302706" calcext:value-type="float">
            <text:p>1.55846425302706</text:p>
          </table:table-cell>
          <table:table-cell table:formula="of:=SQRT(POWER([.H432];2)+POWER([.I432];2)+POWER([.J432];2))" office:value-type="float" office:value="727.277547985195" calcext:value-type="float">
            <text:p>727.277547985195</text:p>
          </table:table-cell>
        </table:table-row>
        <table:table-row table:style-name="ro1">
          <table:table-cell office:value-type="float" office:value="18.4298" calcext:value-type="float">
            <text:p>18.4298</text:p>
          </table:table-cell>
          <table:table-cell office:value-type="float" office:value="316.054" calcext:value-type="float">
            <text:p>316.054</text:p>
          </table:table-cell>
          <table:table-cell office:value-type="float" office:value="42.5121" calcext:value-type="float">
            <text:p>42.5121</text:p>
          </table:table-cell>
          <table:table-cell office:value-type="float" office:value="20.0244" calcext:value-type="float">
            <text:p>20.0244</text:p>
          </table:table-cell>
          <table:table-cell office:value-type="float" office:value="300.635" calcext:value-type="float">
            <text:p>300.635</text:p>
          </table:table-cell>
          <table:table-cell office:value-type="float" office:value="42.9453" calcext:value-type="float">
            <text:p>42.9453</text:p>
          </table:table-cell>
          <table:table-cell/>
          <table:table-cell table:formula="of:=([.D433]-[.A433])/0.0166667" office:value-type="float" office:value="95.6758086483827" calcext:value-type="float">
            <text:p>95.6758086483827</text:p>
          </table:table-cell>
          <table:table-cell table:formula="of:=ABS([.E433]-[.B433])/0.0166667" office:value-type="float" office:value="925.1381497237" calcext:value-type="float">
            <text:p>925.1381497237</text:p>
          </table:table-cell>
          <table:table-cell table:formula="of:=([.F433]-[.C433])/0.0166667" office:value-type="float" office:value="25.9919480161044" calcext:value-type="float">
            <text:p>25.9919480161044</text:p>
          </table:table-cell>
          <table:table-cell table:formula="of:=DEGREES(ATAN(ABS([.F433]-[.C433])/ABS([.E433]-[.B433])))" office:value-type="float" office:value="1.60931345469218" calcext:value-type="float">
            <text:p>1.60931345469218</text:p>
          </table:table-cell>
          <table:table-cell table:formula="of:=SQRT(POWER([.H433];2)+POWER([.I433];2)+POWER([.J433];2))" office:value-type="float" office:value="930.435402269488" calcext:value-type="float">
            <text:p>930.435402269488</text:p>
          </table:table-cell>
        </table:table-row>
        <table:table-row table:style-name="ro1">
          <table:table-cell office:value-type="float" office:value="18.7303" calcext:value-type="float">
            <text:p>18.7303</text:p>
          </table:table-cell>
          <table:table-cell office:value-type="float" office:value="305.041" calcext:value-type="float">
            <text:p>305.041</text:p>
          </table:table-cell>
          <table:table-cell office:value-type="float" office:value="42.0293" calcext:value-type="float">
            <text:p>42.0293</text:p>
          </table:table-cell>
          <table:table-cell office:value-type="float" office:value="21.1576" calcext:value-type="float">
            <text:p>21.1576</text:p>
          </table:table-cell>
          <table:table-cell office:value-type="float" office:value="289.151" calcext:value-type="float">
            <text:p>289.151</text:p>
          </table:table-cell>
          <table:table-cell office:value-type="float" office:value="42.1199" calcext:value-type="float">
            <text:p>42.1199</text:p>
          </table:table-cell>
          <table:table-cell/>
          <table:table-cell table:formula="of:=([.D434]-[.A434])/0.0166667" office:value-type="float" office:value="145.637708724583" calcext:value-type="float">
            <text:p>145.637708724583</text:p>
          </table:table-cell>
          <table:table-cell table:formula="of:=ABS([.E434]-[.B434])/0.0166667" office:value-type="float" office:value="953.398093203813" calcext:value-type="float">
            <text:p>953.398093203813</text:p>
          </table:table-cell>
          <table:table-cell table:formula="of:=([.F434]-[.C434])/0.0166667" office:value-type="float" office:value="5.43598912802186" calcext:value-type="float">
            <text:p>5.43598912802186</text:p>
          </table:table-cell>
          <table:table-cell table:formula="of:=DEGREES(ATAN(ABS([.F434]-[.C434])/ABS([.E434]-[.B434])))" office:value-type="float" office:value="0.326679759153909" calcext:value-type="float">
            <text:p>0.326679759153909</text:p>
          </table:table-cell>
          <table:table-cell table:formula="of:=SQRT(POWER([.H434];2)+POWER([.I434];2)+POWER([.J434];2))" office:value-type="float" office:value="964.472817815522" calcext:value-type="float">
            <text:p>964.472817815522</text:p>
          </table:table-cell>
        </table:table-row>
        <table:table-row table:style-name="ro1">
          <table:table-cell office:value-type="float" office:value="17.1881" calcext:value-type="float">
            <text:p>17.1881</text:p>
          </table:table-cell>
          <table:table-cell office:value-type="float" office:value="302.545" calcext:value-type="float">
            <text:p>302.545</text:p>
          </table:table-cell>
          <table:table-cell office:value-type="float" office:value="43.212" calcext:value-type="float">
            <text:p>43.212</text:p>
          </table:table-cell>
          <table:table-cell office:value-type="float" office:value="19.339" calcext:value-type="float">
            <text:p>19.339</text:p>
          </table:table-cell>
          <table:table-cell office:value-type="float" office:value="289.677" calcext:value-type="float">
            <text:p>289.677</text:p>
          </table:table-cell>
          <table:table-cell office:value-type="float" office:value="43.081" calcext:value-type="float">
            <text:p>43.081</text:p>
          </table:table-cell>
          <table:table-cell/>
          <table:table-cell table:formula="of:=([.D435]-[.A435])/0.0166667" office:value-type="float" office:value="129.053741892516" calcext:value-type="float">
            <text:p>129.053741892516</text:p>
          </table:table-cell>
          <table:table-cell table:formula="of:=ABS([.E435]-[.B435])/0.0166667" office:value-type="float" office:value="772.078455843088" calcext:value-type="float">
            <text:p>772.078455843088</text:p>
          </table:table-cell>
          <table:table-cell table:formula="of:=([.F435]-[.C435])/0.0166667" office:value-type="float" office:value="-7.85998428003145" calcext:value-type="float">
            <text:p>-7.85998428003145</text:p>
          </table:table-cell>
          <table:table-cell table:formula="of:=DEGREES(ATAN(ABS([.F435]-[.C435])/ABS([.E435]-[.B435])))" office:value-type="float" office:value="0.583267628063622" calcext:value-type="float">
            <text:p>0.583267628063622</text:p>
          </table:table-cell>
          <table:table-cell table:formula="of:=SQRT(POWER([.H435];2)+POWER([.I435];2)+POWER([.J435];2))" office:value-type="float" office:value="782.829348981239" calcext:value-type="float">
            <text:p>782.829348981239</text:p>
          </table:table-cell>
        </table:table-row>
        <table:table-row table:style-name="ro1">
          <table:table-cell office:value-type="float" office:value="13.8076" calcext:value-type="float">
            <text:p>13.8076</text:p>
          </table:table-cell>
          <table:table-cell office:value-type="float" office:value="304.281" calcext:value-type="float">
            <text:p>304.281</text:p>
          </table:table-cell>
          <table:table-cell office:value-type="float" office:value="43.2522" calcext:value-type="float">
            <text:p>43.2522</text:p>
          </table:table-cell>
          <table:table-cell office:value-type="float" office:value="15.0294" calcext:value-type="float">
            <text:p>15.0294</text:p>
          </table:table-cell>
          <table:table-cell office:value-type="float" office:value="289.199" calcext:value-type="float">
            <text:p>289.199</text:p>
          </table:table-cell>
          <table:table-cell office:value-type="float" office:value="43.7144" calcext:value-type="float">
            <text:p>43.7144</text:p>
          </table:table-cell>
          <table:table-cell/>
          <table:table-cell table:formula="of:=([.D436]-[.A436])/0.0166667" office:value-type="float" office:value="73.3078533842932" calcext:value-type="float">
            <text:p>73.3078533842932</text:p>
          </table:table-cell>
          <table:table-cell table:formula="of:=ABS([.E436]-[.B436])/0.0166667" office:value-type="float" office:value="904.918190163619" calcext:value-type="float">
            <text:p>904.918190163619</text:p>
          </table:table-cell>
          <table:table-cell table:formula="of:=([.F436]-[.C436])/0.0166667" office:value-type="float" office:value="27.7319445361107" calcext:value-type="float">
            <text:p>27.7319445361107</text:p>
          </table:table-cell>
          <table:table-cell table:formula="of:=DEGREES(ATAN(ABS([.F436]-[.C436])/ABS([.E436]-[.B436])))" office:value-type="float" office:value="1.75532579237497" calcext:value-type="float">
            <text:p>1.75532579237497</text:p>
          </table:table-cell>
          <table:table-cell table:formula="of:=SQRT(POWER([.H436];2)+POWER([.I436];2)+POWER([.J436];2))" office:value-type="float" office:value="908.30613396837" calcext:value-type="float">
            <text:p>908.30613396837</text:p>
          </table:table-cell>
        </table:table-row>
        <table:table-row table:style-name="ro1">
          <table:table-cell office:value-type="float" office:value="13.561" calcext:value-type="float">
            <text:p>13.561</text:p>
          </table:table-cell>
          <table:table-cell office:value-type="float" office:value="301.276" calcext:value-type="float">
            <text:p>301.276</text:p>
          </table:table-cell>
          <table:table-cell office:value-type="float" office:value="42.1373" calcext:value-type="float">
            <text:p>42.1373</text:p>
          </table:table-cell>
          <table:table-cell office:value-type="float" office:value="14.3204" calcext:value-type="float">
            <text:p>14.3204</text:p>
          </table:table-cell>
          <table:table-cell office:value-type="float" office:value="287.801" calcext:value-type="float">
            <text:p>287.801</text:p>
          </table:table-cell>
          <table:table-cell office:value-type="float" office:value="41.8996" calcext:value-type="float">
            <text:p>41.8996</text:p>
          </table:table-cell>
          <table:table-cell/>
          <table:table-cell table:formula="of:=([.D437]-[.A437])/0.0166667" office:value-type="float" office:value="45.5639088721822" calcext:value-type="float">
            <text:p>45.5639088721822</text:p>
          </table:table-cell>
          <table:table-cell table:formula="of:=ABS([.E437]-[.B437])/0.0166667" office:value-type="float" office:value="808.498383003235" calcext:value-type="float">
            <text:p>808.498383003235</text:p>
          </table:table-cell>
          <table:table-cell table:formula="of:=([.F437]-[.C437])/0.0166667" office:value-type="float" office:value="-14.2619714760573" calcext:value-type="float">
            <text:p>-14.2619714760573</text:p>
          </table:table-cell>
          <table:table-cell table:formula="of:=DEGREES(ATAN(ABS([.F437]-[.C437])/ABS([.E437]-[.B437])))" office:value-type="float" office:value="1.01059698807793" calcext:value-type="float">
            <text:p>1.01059698807793</text:p>
          </table:table-cell>
          <table:table-cell table:formula="of:=SQRT(POWER([.H437];2)+POWER([.I437];2)+POWER([.J437];2))" office:value-type="float" office:value="809.906852015059" calcext:value-type="float">
            <text:p>809.906852015059</text:p>
          </table:table-cell>
        </table:table-row>
        <table:table-row table:style-name="ro1">
          <table:table-cell office:value-type="float" office:value="13.5394" calcext:value-type="float">
            <text:p>13.5394</text:p>
          </table:table-cell>
          <table:table-cell office:value-type="float" office:value="301.34" calcext:value-type="float">
            <text:p>301.34</text:p>
          </table:table-cell>
          <table:table-cell office:value-type="float" office:value="41.8659" calcext:value-type="float">
            <text:p>41.8659</text:p>
          </table:table-cell>
          <table:table-cell office:value-type="float" office:value="14.3207" calcext:value-type="float">
            <text:p>14.3207</text:p>
          </table:table-cell>
          <table:table-cell office:value-type="float" office:value="289.548" calcext:value-type="float">
            <text:p>289.548</text:p>
          </table:table-cell>
          <table:table-cell office:value-type="float" office:value="40.8546" calcext:value-type="float">
            <text:p>40.8546</text:p>
          </table:table-cell>
          <table:table-cell/>
          <table:table-cell table:formula="of:=([.D438]-[.A438])/0.0166667" office:value-type="float" office:value="46.8779062441875" calcext:value-type="float">
            <text:p>46.8779062441875</text:p>
          </table:table-cell>
          <table:table-cell table:formula="of:=ABS([.E438]-[.B438])/0.0166667" office:value-type="float" office:value="707.518584962829" calcext:value-type="float">
            <text:p>707.518584962829</text:p>
          </table:table-cell>
          <table:table-cell table:formula="of:=([.F438]-[.C438])/0.0166667" office:value-type="float" office:value="-60.6778786442431" calcext:value-type="float">
            <text:p>-60.6778786442431</text:p>
          </table:table-cell>
          <table:table-cell table:formula="of:=DEGREES(ATAN(ABS([.F438]-[.C438])/ABS([.E438]-[.B438])))" office:value-type="float" office:value="4.90177978323844" calcext:value-type="float">
            <text:p>4.90177978323844</text:p>
          </table:table-cell>
          <table:table-cell table:formula="of:=SQRT(POWER([.H438];2)+POWER([.I438];2)+POWER([.J438];2))" office:value-type="float" office:value="711.661359860438" calcext:value-type="float">
            <text:p>711.661359860438</text:p>
          </table:table-cell>
        </table:table-row>
        <table:table-row table:style-name="ro1">
          <table:table-cell office:value-type="float" office:value="6.14304" calcext:value-type="float">
            <text:p>6.14304</text:p>
          </table:table-cell>
          <table:table-cell office:value-type="float" office:value="302.876" calcext:value-type="float">
            <text:p>302.876</text:p>
          </table:table-cell>
          <table:table-cell office:value-type="float" office:value="41.1904" calcext:value-type="float">
            <text:p>41.1904</text:p>
          </table:table-cell>
          <table:table-cell office:value-type="float" office:value="7.36535" calcext:value-type="float">
            <text:p>7.36535</text:p>
          </table:table-cell>
          <table:table-cell office:value-type="float" office:value="289.282" calcext:value-type="float">
            <text:p>289.282</text:p>
          </table:table-cell>
          <table:table-cell office:value-type="float" office:value="40.978" calcext:value-type="float">
            <text:p>40.978</text:p>
          </table:table-cell>
          <table:table-cell/>
          <table:table-cell table:formula="of:=([.D439]-[.A439])/0.0166667" office:value-type="float" office:value="73.3384533230934" calcext:value-type="float">
            <text:p>73.3384533230934</text:p>
          </table:table-cell>
          <table:table-cell table:formula="of:=ABS([.E439]-[.B439])/0.0166667" office:value-type="float" office:value="815.638368723262" calcext:value-type="float">
            <text:p>815.638368723262</text:p>
          </table:table-cell>
          <table:table-cell table:formula="of:=([.F439]-[.C439])/0.0166667" office:value-type="float" office:value="-12.7439745120507" calcext:value-type="float">
            <text:p>-12.7439745120507</text:p>
          </table:table-cell>
          <table:table-cell table:formula="of:=DEGREES(ATAN(ABS([.F439]-[.C439])/ABS([.E439]-[.B439])))" office:value-type="float" office:value="0.895147374237872" calcext:value-type="float">
            <text:p>0.895147374237872</text:p>
          </table:table-cell>
          <table:table-cell table:formula="of:=SQRT(POWER([.H439];2)+POWER([.I439];2)+POWER([.J439];2))" office:value-type="float" office:value="819.028013047009" calcext:value-type="float">
            <text:p>819.028013047009</text:p>
          </table:table-cell>
        </table:table-row>
        <table:table-row table:style-name="ro1">
          <table:table-cell office:value-type="float" office:value="2.98344" calcext:value-type="float">
            <text:p>2.98344</text:p>
          </table:table-cell>
          <table:table-cell office:value-type="float" office:value="312.819" calcext:value-type="float">
            <text:p>312.819</text:p>
          </table:table-cell>
          <table:table-cell office:value-type="float" office:value="41.564" calcext:value-type="float">
            <text:p>41.564</text:p>
          </table:table-cell>
          <table:table-cell office:value-type="float" office:value="4.60672" calcext:value-type="float">
            <text:p>4.60672</text:p>
          </table:table-cell>
          <table:table-cell office:value-type="float" office:value="300.47" calcext:value-type="float">
            <text:p>300.47</text:p>
          </table:table-cell>
          <table:table-cell office:value-type="float" office:value="41.3193" calcext:value-type="float">
            <text:p>41.3193</text:p>
          </table:table-cell>
          <table:table-cell/>
          <table:table-cell table:formula="of:=([.D440]-[.A440])/0.0166667" office:value-type="float" office:value="97.3966052067896" calcext:value-type="float">
            <text:p>97.3966052067896</text:p>
          </table:table-cell>
          <table:table-cell table:formula="of:=ABS([.E440]-[.B440])/0.0166667" office:value-type="float" office:value="740.938518122963" calcext:value-type="float">
            <text:p>740.938518122963</text:p>
          </table:table-cell>
          <table:table-cell table:formula="of:=([.F440]-[.C440])/0.0166667" office:value-type="float" office:value="-14.6819706360588" calcext:value-type="float">
            <text:p>-14.6819706360588</text:p>
          </table:table-cell>
          <table:table-cell table:formula="of:=DEGREES(ATAN(ABS([.F440]-[.C440])/ABS([.E440]-[.B440])))" office:value-type="float" office:value="1.13518849005406" calcext:value-type="float">
            <text:p>1.13518849005406</text:p>
          </table:table-cell>
          <table:table-cell table:formula="of:=SQRT(POWER([.H440];2)+POWER([.I440];2)+POWER([.J440];2))" office:value-type="float" office:value="747.456718884657" calcext:value-type="float">
            <text:p>747.456718884657</text:p>
          </table:table-cell>
        </table:table-row>
        <table:table-row table:style-name="ro1">
          <table:table-cell office:value-type="float" office:value="3.16888" calcext:value-type="float">
            <text:p>3.16888</text:p>
          </table:table-cell>
          <table:table-cell office:value-type="float" office:value="309.495" calcext:value-type="float">
            <text:p>309.495</text:p>
          </table:table-cell>
          <table:table-cell office:value-type="float" office:value="41.7979" calcext:value-type="float">
            <text:p>41.7979</text:p>
          </table:table-cell>
          <table:table-cell office:value-type="float" office:value="4.04547" calcext:value-type="float">
            <text:p>4.04547</text:p>
          </table:table-cell>
          <table:table-cell office:value-type="float" office:value="298.629" calcext:value-type="float">
            <text:p>298.629</text:p>
          </table:table-cell>
          <table:table-cell office:value-type="float" office:value="41.0906" calcext:value-type="float">
            <text:p>41.0906</text:p>
          </table:table-cell>
          <table:table-cell/>
          <table:table-cell table:formula="of:=([.D441]-[.A441])/0.0166667" office:value-type="float" office:value="52.5952948094104" calcext:value-type="float">
            <text:p>52.5952948094104</text:p>
          </table:table-cell>
          <table:table-cell table:formula="of:=ABS([.E441]-[.B441])/0.0166667" office:value-type="float" office:value="651.958696082607" calcext:value-type="float">
            <text:p>651.958696082607</text:p>
          </table:table-cell>
          <table:table-cell table:formula="of:=([.F441]-[.C441])/0.0166667" office:value-type="float" office:value="-42.4379151241695" calcext:value-type="float">
            <text:p>-42.4379151241695</text:p>
          </table:table-cell>
          <table:table-cell table:formula="of:=DEGREES(ATAN(ABS([.F441]-[.C441])/ABS([.E441]-[.B441])))" office:value-type="float" office:value="3.72429720559712" calcext:value-type="float">
            <text:p>3.72429720559712</text:p>
          </table:table-cell>
          <table:table-cell table:formula="of:=SQRT(POWER([.H441];2)+POWER([.I441];2)+POWER([.J441];2))" office:value-type="float" office:value="655.452044831586" calcext:value-type="float">
            <text:p>655.452044831586</text:p>
          </table:table-cell>
        </table:table-row>
        <table:table-row table:style-name="ro1">
          <table:table-cell office:value-type="float" office:value="1.45906" calcext:value-type="float">
            <text:p>1.45906</text:p>
          </table:table-cell>
          <table:table-cell office:value-type="float" office:value="313.876" calcext:value-type="float">
            <text:p>313.876</text:p>
          </table:table-cell>
          <table:table-cell office:value-type="float" office:value="41.1544" calcext:value-type="float">
            <text:p>41.1544</text:p>
          </table:table-cell>
          <table:table-cell office:value-type="float" office:value="3.0782" calcext:value-type="float">
            <text:p>3.0782</text:p>
          </table:table-cell>
          <table:table-cell office:value-type="float" office:value="301.558" calcext:value-type="float">
            <text:p>301.558</text:p>
          </table:table-cell>
          <table:table-cell office:value-type="float" office:value="40.3812" calcext:value-type="float">
            <text:p>40.3812</text:p>
          </table:table-cell>
          <table:table-cell/>
          <table:table-cell table:formula="of:=([.D442]-[.A442])/0.0166667" office:value-type="float" office:value="97.1482057035886" calcext:value-type="float">
            <text:p>97.1482057035886</text:p>
          </table:table-cell>
          <table:table-cell table:formula="of:=ABS([.E442]-[.B442])/0.0166667" office:value-type="float" office:value="739.078521842955" calcext:value-type="float">
            <text:p>739.078521842955</text:p>
          </table:table-cell>
          <table:table-cell table:formula="of:=([.F442]-[.C442])/0.0166667" office:value-type="float" office:value="-46.3919072161857" calcext:value-type="float">
            <text:p>-46.3919072161857</text:p>
          </table:table-cell>
          <table:table-cell table:formula="of:=DEGREES(ATAN(ABS([.F442]-[.C442])/ABS([.E442]-[.B442])))" office:value-type="float" office:value="3.59173979756957" calcext:value-type="float">
            <text:p>3.59173979756957</text:p>
          </table:table-cell>
          <table:table-cell table:formula="of:=SQRT(POWER([.H442];2)+POWER([.I442];2)+POWER([.J442];2))" office:value-type="float" office:value="746.878199157098" calcext:value-type="float">
            <text:p>746.878199157098</text:p>
          </table:table-cell>
        </table:table-row>
        <table:table-row table:style-name="ro1">
          <table:table-cell office:value-type="float" office:value="2.43484" calcext:value-type="float">
            <text:p>2.43484</text:p>
          </table:table-cell>
          <table:table-cell office:value-type="float" office:value="310.858" calcext:value-type="float">
            <text:p>310.858</text:p>
          </table:table-cell>
          <table:table-cell office:value-type="float" office:value="41.5999" calcext:value-type="float">
            <text:p>41.5999</text:p>
          </table:table-cell>
          <table:table-cell office:value-type="float" office:value="4.06745" calcext:value-type="float">
            <text:p>4.06745</text:p>
          </table:table-cell>
          <table:table-cell office:value-type="float" office:value="298.585" calcext:value-type="float">
            <text:p>298.585</text:p>
          </table:table-cell>
          <table:table-cell office:value-type="float" office:value="41.3579" calcext:value-type="float">
            <text:p>41.3579</text:p>
          </table:table-cell>
          <table:table-cell/>
          <table:table-cell table:formula="of:=([.D443]-[.A443])/0.0166667" office:value-type="float" office:value="97.9564040871918" calcext:value-type="float">
            <text:p>97.9564040871918</text:p>
          </table:table-cell>
          <table:table-cell table:formula="of:=ABS([.E443]-[.B443])/0.0166667" office:value-type="float" office:value="736.378527242947" calcext:value-type="float">
            <text:p>736.378527242947</text:p>
          </table:table-cell>
          <table:table-cell table:formula="of:=([.F443]-[.C443])/0.0166667" office:value-type="float" office:value="-14.5199709600579" calcext:value-type="float">
            <text:p>-14.5199709600579</text:p>
          </table:table-cell>
          <table:table-cell table:formula="of:=DEGREES(ATAN(ABS([.F443]-[.C443])/ABS([.E443]-[.B443])))" office:value-type="float" office:value="1.12961639939861" calcext:value-type="float">
            <text:p>1.12961639939861</text:p>
          </table:table-cell>
          <table:table-cell table:formula="of:=SQRT(POWER([.H443];2)+POWER([.I443];2)+POWER([.J443];2))" office:value-type="float" office:value="743.007148042915" calcext:value-type="float">
            <text:p>743.007148042915</text:p>
          </table:table-cell>
        </table:table-row>
        <table:table-row table:style-name="ro1">
          <table:table-cell office:value-type="float" office:value="2.30137" calcext:value-type="float">
            <text:p>2.30137</text:p>
          </table:table-cell>
          <table:table-cell office:value-type="float" office:value="307.596" calcext:value-type="float">
            <text:p>307.596</text:p>
          </table:table-cell>
          <table:table-cell office:value-type="float" office:value="41.0358" calcext:value-type="float">
            <text:p>41.0358</text:p>
          </table:table-cell>
          <table:table-cell office:value-type="float" office:value="4.10694" calcext:value-type="float">
            <text:p>4.10694</text:p>
          </table:table-cell>
          <table:table-cell office:value-type="float" office:value="294.014" calcext:value-type="float">
            <text:p>294.014</text:p>
          </table:table-cell>
          <table:table-cell office:value-type="float" office:value="40.5192" calcext:value-type="float">
            <text:p>40.5192</text:p>
          </table:table-cell>
          <table:table-cell/>
          <table:table-cell table:formula="of:=([.D444]-[.A444])/0.0166667" office:value-type="float" office:value="108.333983332033" calcext:value-type="float">
            <text:p>108.333983332033</text:p>
          </table:table-cell>
          <table:table-cell table:formula="of:=ABS([.E444]-[.B444])/0.0166667" office:value-type="float" office:value="814.918370163259" calcext:value-type="float">
            <text:p>814.918370163259</text:p>
          </table:table-cell>
          <table:table-cell table:formula="of:=([.F444]-[.C444])/0.0166667" office:value-type="float" office:value="-30.9959380081242" calcext:value-type="float">
            <text:p>-30.9959380081242</text:p>
          </table:table-cell>
          <table:table-cell table:formula="of:=DEGREES(ATAN(ABS([.F444]-[.C444])/ABS([.E444]-[.B444])))" office:value-type="float" office:value="2.17823136172972" calcext:value-type="float">
            <text:p>2.17823136172972</text:p>
          </table:table-cell>
          <table:table-cell table:formula="of:=SQRT(POWER([.H444];2)+POWER([.I444];2)+POWER([.J444];2))" office:value-type="float" office:value="822.671836242819" calcext:value-type="float">
            <text:p>822.671836242819</text:p>
          </table:table-cell>
        </table:table-row>
        <table:table-row table:style-name="ro1">
          <table:table-cell office:value-type="float" office:value="-2.10512" calcext:value-type="float">
            <text:p>-2.10512</text:p>
          </table:table-cell>
          <table:table-cell office:value-type="float" office:value="308.537" calcext:value-type="float">
            <text:p>308.537</text:p>
          </table:table-cell>
          <table:table-cell office:value-type="float" office:value="41.4751" calcext:value-type="float">
            <text:p>41.4751</text:p>
          </table:table-cell>
          <table:table-cell office:value-type="float" office:value="-0.167293" calcext:value-type="float">
            <text:p>-0.167293</text:p>
          </table:table-cell>
          <table:table-cell office:value-type="float" office:value="296.53" calcext:value-type="float">
            <text:p>296.53</text:p>
          </table:table-cell>
          <table:table-cell office:value-type="float" office:value="40.6898" calcext:value-type="float">
            <text:p>40.6898</text:p>
          </table:table-cell>
          <table:table-cell/>
          <table:table-cell table:formula="of:=([.D445]-[.A445])/0.0166667" office:value-type="float" office:value="116.269387461225" calcext:value-type="float">
            <text:p>116.269387461225</text:p>
          </table:table-cell>
          <table:table-cell table:formula="of:=ABS([.E445]-[.B445])/0.0166667" office:value-type="float" office:value="720.418559162882" calcext:value-type="float">
            <text:p>720.418559162882</text:p>
          </table:table-cell>
          <table:table-cell table:formula="of:=([.F445]-[.C445])/0.0166667" office:value-type="float" office:value="-47.1179057641884" calcext:value-type="float">
            <text:p>-47.1179057641884</text:p>
          </table:table-cell>
          <table:table-cell table:formula="of:=DEGREES(ATAN(ABS([.F445]-[.C445])/ABS([.E445]-[.B445])))" office:value-type="float" office:value="3.74201578542632" calcext:value-type="float">
            <text:p>3.74201578542632</text:p>
          </table:table-cell>
          <table:table-cell table:formula="of:=SQRT(POWER([.H445];2)+POWER([.I445];2)+POWER([.J445];2))" office:value-type="float" office:value="731.260260024114" calcext:value-type="float">
            <text:p>731.260260024114</text:p>
          </table:table-cell>
        </table:table-row>
        <table:table-row table:style-name="ro1">
          <table:table-cell office:value-type="float" office:value="0.431465" calcext:value-type="float">
            <text:p>0.431465</text:p>
          </table:table-cell>
          <table:table-cell office:value-type="float" office:value="288.209" calcext:value-type="float">
            <text:p>288.209</text:p>
          </table:table-cell>
          <table:table-cell office:value-type="float" office:value="43.5289" calcext:value-type="float">
            <text:p>43.5289</text:p>
          </table:table-cell>
          <table:table-cell office:value-type="float" office:value="2.03494" calcext:value-type="float">
            <text:p>2.03494</text:p>
          </table:table-cell>
          <table:table-cell office:value-type="float" office:value="276.904" calcext:value-type="float">
            <text:p>276.904</text:p>
          </table:table-cell>
          <table:table-cell office:value-type="float" office:value="43.0195" calcext:value-type="float">
            <text:p>43.0195</text:p>
          </table:table-cell>
          <table:table-cell/>
          <table:table-cell table:formula="of:=([.D446]-[.A446])/0.0166667" office:value-type="float" office:value="96.2083075833849" calcext:value-type="float">
            <text:p>96.2083075833849</text:p>
          </table:table-cell>
          <table:table-cell table:formula="of:=ABS([.E446]-[.B446])/0.0166667" office:value-type="float" office:value="678.298643402714" calcext:value-type="float">
            <text:p>678.298643402714</text:p>
          </table:table-cell>
          <table:table-cell table:formula="of:=([.F446]-[.C446])/0.0166667" office:value-type="float" office:value="-30.5639388721222" calcext:value-type="float">
            <text:p>-30.5639388721222</text:p>
          </table:table-cell>
          <table:table-cell table:formula="of:=DEGREES(ATAN(ABS([.F446]-[.C446])/ABS([.E446]-[.B446])))" office:value-type="float" office:value="2.57998592931642" calcext:value-type="float">
            <text:p>2.57998592931642</text:p>
          </table:table-cell>
          <table:table-cell table:formula="of:=SQRT(POWER([.H446];2)+POWER([.I446];2)+POWER([.J446];2))" office:value-type="float" office:value="685.769088286575" calcext:value-type="float">
            <text:p>685.769088286575</text:p>
          </table:table-cell>
        </table:table-row>
        <table:table-row table:style-name="ro1">
          <table:table-cell office:value-type="float" office:value="2.56676" calcext:value-type="float">
            <text:p>2.56676</text:p>
          </table:table-cell>
          <table:table-cell office:value-type="float" office:value="277.635" calcext:value-type="float">
            <text:p>277.635</text:p>
          </table:table-cell>
          <table:table-cell office:value-type="float" office:value="41.145" calcext:value-type="float">
            <text:p>41.145</text:p>
          </table:table-cell>
          <table:table-cell office:value-type="float" office:value="4.4881" calcext:value-type="float">
            <text:p>4.4881</text:p>
          </table:table-cell>
          <table:table-cell office:value-type="float" office:value="265.604" calcext:value-type="float">
            <text:p>265.604</text:p>
          </table:table-cell>
          <table:table-cell office:value-type="float" office:value="40.4031" calcext:value-type="float">
            <text:p>40.4031</text:p>
          </table:table-cell>
          <table:table-cell/>
          <table:table-cell table:formula="of:=([.D447]-[.A447])/0.0166667" office:value-type="float" office:value="115.280169439661" calcext:value-type="float">
            <text:p>115.280169439661</text:p>
          </table:table-cell>
          <table:table-cell table:formula="of:=ABS([.E447]-[.B447])/0.0166667" office:value-type="float" office:value="721.858556282888" calcext:value-type="float">
            <text:p>721.858556282888</text:p>
          </table:table-cell>
          <table:table-cell table:formula="of:=([.F447]-[.C447])/0.0166667" office:value-type="float" office:value="-44.5139109721781" calcext:value-type="float">
            <text:p>-44.5139109721781</text:p>
          </table:table-cell>
          <table:table-cell table:formula="of:=DEGREES(ATAN(ABS([.F447]-[.C447])/ABS([.E447]-[.B447])))" office:value-type="float" office:value="3.52871586914948" calcext:value-type="float">
            <text:p>3.52871586914948</text:p>
          </table:table-cell>
          <table:table-cell table:formula="of:=SQRT(POWER([.H447];2)+POWER([.I447];2)+POWER([.J447];2))" office:value-type="float" office:value="732.359734703439" calcext:value-type="float">
            <text:p>732.359734703439</text:p>
          </table:table-cell>
        </table:table-row>
        <table:table-row table:style-name="ro1">
          <table:table-cell office:value-type="float" office:value="2.98392" calcext:value-type="float">
            <text:p>2.98392</text:p>
          </table:table-cell>
          <table:table-cell office:value-type="float" office:value="274.814" calcext:value-type="float">
            <text:p>274.814</text:p>
          </table:table-cell>
          <table:table-cell office:value-type="float" office:value="41.3528" calcext:value-type="float">
            <text:p>41.3528</text:p>
          </table:table-cell>
          <table:table-cell office:value-type="float" office:value="4.65883" calcext:value-type="float">
            <text:p>4.65883</text:p>
          </table:table-cell>
          <table:table-cell office:value-type="float" office:value="262.791" calcext:value-type="float">
            <text:p>262.791</text:p>
          </table:table-cell>
          <table:table-cell office:value-type="float" office:value="40.6353" calcext:value-type="float">
            <text:p>40.6353</text:p>
          </table:table-cell>
          <table:table-cell/>
          <table:table-cell table:formula="of:=([.D448]-[.A448])/0.0166667" office:value-type="float" office:value="100.494399011202" calcext:value-type="float">
            <text:p>100.494399011202</text:p>
          </table:table-cell>
          <table:table-cell table:formula="of:=ABS([.E448]-[.B448])/0.0166667" office:value-type="float" office:value="721.378557242887" calcext:value-type="float">
            <text:p>721.378557242887</text:p>
          </table:table-cell>
          <table:table-cell table:formula="of:=([.F448]-[.C448])/0.0166667" office:value-type="float" office:value="-43.0499139001723" calcext:value-type="float">
            <text:p>-43.0499139001723</text:p>
          </table:table-cell>
          <table:table-cell table:formula="of:=DEGREES(ATAN(ABS([.F448]-[.C448])/ABS([.E448]-[.B448])))" office:value-type="float" office:value="3.4152061377168" calcext:value-type="float">
            <text:p>3.4152061377168</text:p>
          </table:table-cell>
          <table:table-cell table:formula="of:=SQRT(POWER([.H448];2)+POWER([.I448];2)+POWER([.J448];2))" office:value-type="float" office:value="729.615955259521" calcext:value-type="float">
            <text:p>729.615955259521</text:p>
          </table:table-cell>
        </table:table-row>
        <table:table-row table:style-name="ro1">
          <table:table-cell office:value-type="float" office:value="5.47874" calcext:value-type="float">
            <text:p>5.47874</text:p>
          </table:table-cell>
          <table:table-cell office:value-type="float" office:value="249.689" calcext:value-type="float">
            <text:p>249.689</text:p>
          </table:table-cell>
          <table:table-cell office:value-type="float" office:value="39.0671" calcext:value-type="float">
            <text:p>39.0671</text:p>
          </table:table-cell>
          <table:table-cell office:value-type="float" office:value="6.56034" calcext:value-type="float">
            <text:p>6.56034</text:p>
          </table:table-cell>
          <table:table-cell office:value-type="float" office:value="239.945" calcext:value-type="float">
            <text:p>239.945</text:p>
          </table:table-cell>
          <table:table-cell office:value-type="float" office:value="37.5412" calcext:value-type="float">
            <text:p>37.5412</text:p>
          </table:table-cell>
          <table:table-cell/>
          <table:table-cell table:formula="of:=([.D449]-[.A449])/0.0166667" office:value-type="float" office:value="64.8958702082596" calcext:value-type="float">
            <text:p>64.8958702082596</text:p>
          </table:table-cell>
          <table:table-cell table:formula="of:=ABS([.E449]-[.B449])/0.0166667" office:value-type="float" office:value="584.638830722339" calcext:value-type="float">
            <text:p>584.638830722339</text:p>
          </table:table-cell>
          <table:table-cell table:formula="of:=([.F449]-[.C449])/0.0166667" office:value-type="float" office:value="-91.5538168923662" calcext:value-type="float">
            <text:p>-91.5538168923662</text:p>
          </table:table-cell>
          <table:table-cell table:formula="of:=DEGREES(ATAN(ABS([.F449]-[.C449])/ABS([.E449]-[.B449])))" office:value-type="float" office:value="8.90017401827988" calcext:value-type="float">
            <text:p>8.90017401827988</text:p>
          </table:table-cell>
          <table:table-cell table:formula="of:=SQRT(POWER([.H449];2)+POWER([.I449];2)+POWER([.J449];2))" office:value-type="float" office:value="595.311798762658" calcext:value-type="float">
            <text:p>595.311798762658</text:p>
          </table:table-cell>
        </table:table-row>
        <table:table-row table:style-name="ro1">
          <table:table-cell office:value-type="float" office:value="-0.718917" calcext:value-type="float">
            <text:p>-0.718917</text:p>
          </table:table-cell>
          <table:table-cell office:value-type="float" office:value="297.458" calcext:value-type="float">
            <text:p>297.458</text:p>
          </table:table-cell>
          <table:table-cell office:value-type="float" office:value="42.3705" calcext:value-type="float">
            <text:p>42.3705</text:p>
          </table:table-cell>
          <table:table-cell office:value-type="float" office:value="1.42404" calcext:value-type="float">
            <text:p>1.42404</text:p>
          </table:table-cell>
          <table:table-cell office:value-type="float" office:value="284.363" calcext:value-type="float">
            <text:p>284.363</text:p>
          </table:table-cell>
          <table:table-cell office:value-type="float" office:value="42.3417" calcext:value-type="float">
            <text:p>42.3417</text:p>
          </table:table-cell>
          <table:table-cell/>
          <table:table-cell table:formula="of:=([.D450]-[.A450])/0.0166667" office:value-type="float" office:value="128.577162845674" calcext:value-type="float">
            <text:p>128.577162845674</text:p>
          </table:table-cell>
          <table:table-cell table:formula="of:=ABS([.E450]-[.B450])/0.0166667" office:value-type="float" office:value="785.698428603144" calcext:value-type="float">
            <text:p>785.698428603144</text:p>
          </table:table-cell>
          <table:table-cell table:formula="of:=([.F450]-[.C450])/0.0166667" office:value-type="float" office:value="-1.72799654400672" calcext:value-type="float">
            <text:p>-1.72799654400672</text:p>
          </table:table-cell>
          <table:table-cell table:formula="of:=DEGREES(ATAN(ABS([.F450]-[.C450])/ABS([.E450]-[.B450])))" office:value-type="float" office:value="0.126011133215448" calcext:value-type="float">
            <text:p>0.126011133215448</text:p>
          </table:table-cell>
          <table:table-cell table:formula="of:=SQRT(POWER([.H450];2)+POWER([.I450];2)+POWER([.J450];2))" office:value-type="float" office:value="796.151426229301" calcext:value-type="float">
            <text:p>796.151426229301</text:p>
          </table:table-cell>
        </table:table-row>
        <table:table-row table:style-name="ro1">
          <table:table-cell office:value-type="float" office:value="0.541706" calcext:value-type="float">
            <text:p>0.541706</text:p>
          </table:table-cell>
          <table:table-cell office:value-type="float" office:value="286.966" calcext:value-type="float">
            <text:p>286.966</text:p>
          </table:table-cell>
          <table:table-cell office:value-type="float" office:value="42.4485" calcext:value-type="float">
            <text:p>42.4485</text:p>
          </table:table-cell>
          <table:table-cell office:value-type="float" office:value="2.56817" calcext:value-type="float">
            <text:p>2.56817</text:p>
          </table:table-cell>
          <table:table-cell office:value-type="float" office:value="274.461" calcext:value-type="float">
            <text:p>274.461</text:p>
          </table:table-cell>
          <table:table-cell office:value-type="float" office:value="41.9133" calcext:value-type="float">
            <text:p>41.9133</text:p>
          </table:table-cell>
          <table:table-cell/>
          <table:table-cell table:formula="of:=([.D451]-[.A451])/0.0166667" office:value-type="float" office:value="121.587596824806" calcext:value-type="float">
            <text:p>121.587596824806</text:p>
          </table:table-cell>
          <table:table-cell table:formula="of:=ABS([.E451]-[.B451])/0.0166667" office:value-type="float" office:value="750.298499403001" calcext:value-type="float">
            <text:p>750.298499403001</text:p>
          </table:table-cell>
          <table:table-cell table:formula="of:=([.F451]-[.C451])/0.0166667" office:value-type="float" office:value="-32.1119357761286" calcext:value-type="float">
            <text:p>-32.1119357761286</text:p>
          </table:table-cell>
          <table:table-cell table:formula="of:=DEGREES(ATAN(ABS([.F451]-[.C451])/ABS([.E451]-[.B451])))" office:value-type="float" office:value="2.45069959619625" calcext:value-type="float">
            <text:p>2.45069959619625</text:p>
          </table:table-cell>
          <table:table-cell table:formula="of:=SQRT(POWER([.H451];2)+POWER([.I451];2)+POWER([.J451];2))" office:value-type="float" office:value="760.764456535212" calcext:value-type="float">
            <text:p>760.764456535212</text:p>
          </table:table-cell>
        </table:table-row>
        <table:table-row table:style-name="ro1">
          <table:table-cell office:value-type="float" office:value="1.31332" calcext:value-type="float">
            <text:p>1.31332</text:p>
          </table:table-cell>
          <table:table-cell office:value-type="float" office:value="281.351" calcext:value-type="float">
            <text:p>281.351</text:p>
          </table:table-cell>
          <table:table-cell office:value-type="float" office:value="41.8134" calcext:value-type="float">
            <text:p>41.8134</text:p>
          </table:table-cell>
          <table:table-cell office:value-type="float" office:value="3.72106" calcext:value-type="float">
            <text:p>3.72106</text:p>
          </table:table-cell>
          <table:table-cell office:value-type="float" office:value="267.889" calcext:value-type="float">
            <text:p>267.889</text:p>
          </table:table-cell>
          <table:table-cell office:value-type="float" office:value="41.2541" calcext:value-type="float">
            <text:p>41.2541</text:p>
          </table:table-cell>
          <table:table-cell/>
          <table:table-cell table:formula="of:=([.D452]-[.A452])/0.0166667" office:value-type="float" office:value="144.464111071778" calcext:value-type="float">
            <text:p>144.464111071778</text:p>
          </table:table-cell>
          <table:table-cell table:formula="of:=ABS([.E452]-[.B452])/0.0166667" office:value-type="float" office:value="807.71838456323" calcext:value-type="float">
            <text:p>807.71838456323</text:p>
          </table:table-cell>
          <table:table-cell table:formula="of:=([.F452]-[.C452])/0.0166667" office:value-type="float" office:value="-33.5579328841343" calcext:value-type="float">
            <text:p>-33.5579328841343</text:p>
          </table:table-cell>
          <table:table-cell table:formula="of:=DEGREES(ATAN(ABS([.F452]-[.C452])/ABS([.E452]-[.B452])))" office:value-type="float" office:value="2.3790752067204" calcext:value-type="float">
            <text:p>2.3790752067204</text:p>
          </table:table-cell>
          <table:table-cell table:formula="of:=SQRT(POWER([.H452];2)+POWER([.I452];2)+POWER([.J452];2))" office:value-type="float" office:value="821.221652788484" calcext:value-type="float">
            <text:p>821.221652788484</text:p>
          </table:table-cell>
        </table:table-row>
        <table:table-row table:style-name="ro1">
          <table:table-cell office:value-type="float" office:value="2.31468" calcext:value-type="float">
            <text:p>2.31468</text:p>
          </table:table-cell>
          <table:table-cell office:value-type="float" office:value="274.374" calcext:value-type="float">
            <text:p>274.374</text:p>
          </table:table-cell>
          <table:table-cell office:value-type="float" office:value="41.6819" calcext:value-type="float">
            <text:p>41.6819</text:p>
          </table:table-cell>
          <table:table-cell office:value-type="float" office:value="4.00678" calcext:value-type="float">
            <text:p>4.00678</text:p>
          </table:table-cell>
          <table:table-cell office:value-type="float" office:value="262.359" calcext:value-type="float">
            <text:p>262.359</text:p>
          </table:table-cell>
          <table:table-cell office:value-type="float" office:value="40.96" calcext:value-type="float">
            <text:p>40.96</text:p>
          </table:table-cell>
          <table:table-cell/>
          <table:table-cell table:formula="of:=([.D453]-[.A453])/0.0166667" office:value-type="float" office:value="101.525796948406" calcext:value-type="float">
            <text:p>101.525796948406</text:p>
          </table:table-cell>
          <table:table-cell table:formula="of:=ABS([.E453]-[.B453])/0.0166667" office:value-type="float" office:value="720.898558202886" calcext:value-type="float">
            <text:p>720.898558202886</text:p>
          </table:table-cell>
          <table:table-cell table:formula="of:=([.F453]-[.C453])/0.0166667" office:value-type="float" office:value="-43.3139133721731" calcext:value-type="float">
            <text:p>-43.3139133721731</text:p>
          </table:table-cell>
          <table:table-cell table:formula="of:=DEGREES(ATAN(ABS([.F453]-[.C453])/ABS([.E453]-[.B453])))" office:value-type="float" office:value="3.4383819205358" calcext:value-type="float">
            <text:p>3.4383819205358</text:p>
          </table:table-cell>
          <table:table-cell table:formula="of:=SQRT(POWER([.H453];2)+POWER([.I453];2)+POWER([.J453];2))" office:value-type="float" office:value="729.299879169482" calcext:value-type="float">
            <text:p>729.299879169482</text:p>
          </table:table-cell>
        </table:table-row>
        <table:table-row table:style-name="ro1">
          <table:table-cell office:value-type="float" office:value="3.65898" calcext:value-type="float">
            <text:p>3.65898</text:p>
          </table:table-cell>
          <table:table-cell office:value-type="float" office:value="263.424" calcext:value-type="float">
            <text:p>263.424</text:p>
          </table:table-cell>
          <table:table-cell office:value-type="float" office:value="41.7574" calcext:value-type="float">
            <text:p>41.7574</text:p>
          </table:table-cell>
          <table:table-cell office:value-type="float" office:value="6.10524" calcext:value-type="float">
            <text:p>6.10524</text:p>
          </table:table-cell>
          <table:table-cell office:value-type="float" office:value="248.185" calcext:value-type="float">
            <text:p>248.185</text:p>
          </table:table-cell>
          <table:table-cell office:value-type="float" office:value="41.6929" calcext:value-type="float">
            <text:p>41.6929</text:p>
          </table:table-cell>
          <table:table-cell/>
          <table:table-cell table:formula="of:=([.D454]-[.A454])/0.0166667" office:value-type="float" office:value="146.775306449387" calcext:value-type="float">
            <text:p>146.775306449387</text:p>
          </table:table-cell>
          <table:table-cell table:formula="of:=ABS([.E454]-[.B454])/0.0166667" office:value-type="float" office:value="914.338171323656" calcext:value-type="float">
            <text:p>914.338171323656</text:p>
          </table:table-cell>
          <table:table-cell table:formula="of:=([.F454]-[.C454])/0.0166667" office:value-type="float" office:value="-3.8699922600152" calcext:value-type="float">
            <text:p>-3.8699922600152</text:p>
          </table:table-cell>
          <table:table-cell table:formula="of:=DEGREES(ATAN(ABS([.F454]-[.C454])/ABS([.E454]-[.B454])))" office:value-type="float" office:value="0.242506444687748" calcext:value-type="float">
            <text:p>0.242506444687748</text:p>
          </table:table-cell>
          <table:table-cell table:formula="of:=SQRT(POWER([.H454];2)+POWER([.I454];2)+POWER([.J454];2))" office:value-type="float" office:value="926.051974223311" calcext:value-type="float">
            <text:p>926.051974223311</text:p>
          </table:table-cell>
        </table:table-row>
        <table:table-row table:style-name="ro1">
          <table:table-cell office:value-type="float" office:value="5.91119" calcext:value-type="float">
            <text:p>5.91119</text:p>
          </table:table-cell>
          <table:table-cell office:value-type="float" office:value="253.297" calcext:value-type="float">
            <text:p>253.297</text:p>
          </table:table-cell>
          <table:table-cell office:value-type="float" office:value="42.7139" calcext:value-type="float">
            <text:p>42.7139</text:p>
          </table:table-cell>
          <table:table-cell office:value-type="float" office:value="8.2865" calcext:value-type="float">
            <text:p>8.2865</text:p>
          </table:table-cell>
          <table:table-cell office:value-type="float" office:value="241.388" calcext:value-type="float">
            <text:p>241.388</text:p>
          </table:table-cell>
          <table:table-cell office:value-type="float" office:value="42.1508" calcext:value-type="float">
            <text:p>42.1508</text:p>
          </table:table-cell>
          <table:table-cell/>
          <table:table-cell table:formula="of:=([.D455]-[.A455])/0.0166667" office:value-type="float" office:value="142.51831496337" calcext:value-type="float">
            <text:p>142.51831496337</text:p>
          </table:table-cell>
          <table:table-cell table:formula="of:=ABS([.E455]-[.B455])/0.0166667" office:value-type="float" office:value="714.538570922858" calcext:value-type="float">
            <text:p>714.538570922858</text:p>
          </table:table-cell>
          <table:table-cell table:formula="of:=([.F455]-[.C455])/0.0166667" office:value-type="float" office:value="-33.7859324281355" calcext:value-type="float">
            <text:p>-33.7859324281355</text:p>
          </table:table-cell>
          <table:table-cell table:formula="of:=DEGREES(ATAN(ABS([.F455]-[.C455])/ABS([.E455]-[.B455])))" office:value-type="float" office:value="2.70713255605712" calcext:value-type="float">
            <text:p>2.70713255605712</text:p>
          </table:table-cell>
          <table:table-cell table:formula="of:=SQRT(POWER([.H455];2)+POWER([.I455];2)+POWER([.J455];2))" office:value-type="float" office:value="729.395865539774" calcext:value-type="float">
            <text:p>729.395865539774</text:p>
          </table:table-cell>
        </table:table-row>
        <table:table-row table:style-name="ro1">
          <table:table-cell office:value-type="float" office:value="7.55978" calcext:value-type="float">
            <text:p>7.55978</text:p>
          </table:table-cell>
          <table:table-cell office:value-type="float" office:value="255.994" calcext:value-type="float">
            <text:p>255.994</text:p>
          </table:table-cell>
          <table:table-cell office:value-type="float" office:value="40.5589" calcext:value-type="float">
            <text:p>40.5589</text:p>
          </table:table-cell>
          <table:table-cell office:value-type="float" office:value="10.7226" calcext:value-type="float">
            <text:p>10.7226</text:p>
          </table:table-cell>
          <table:table-cell office:value-type="float" office:value="243.099" calcext:value-type="float">
            <text:p>243.099</text:p>
          </table:table-cell>
          <table:table-cell office:value-type="float" office:value="39.952" calcext:value-type="float">
            <text:p>39.952</text:p>
          </table:table-cell>
          <table:table-cell/>
          <table:table-cell table:formula="of:=([.D456]-[.A456])/0.0166667" office:value-type="float" office:value="189.768820462359" calcext:value-type="float">
            <text:p>189.768820462359</text:p>
          </table:table-cell>
          <table:table-cell table:formula="of:=ABS([.E456]-[.B456])/0.0166667" office:value-type="float" office:value="773.698452603095" calcext:value-type="float">
            <text:p>773.698452603095</text:p>
          </table:table-cell>
          <table:table-cell table:formula="of:=([.F456]-[.C456])/0.0166667" office:value-type="float" office:value="-36.4139271721458" calcext:value-type="float">
            <text:p>-36.4139271721458</text:p>
          </table:table-cell>
          <table:table-cell table:formula="of:=DEGREES(ATAN(ABS([.F456]-[.C456])/ABS([.E456]-[.B456])))" office:value-type="float" office:value="2.69462331733482" calcext:value-type="float">
            <text:p>2.69462331733482</text:p>
          </table:table-cell>
          <table:table-cell table:formula="of:=SQRT(POWER([.H456];2)+POWER([.I456];2)+POWER([.J456];2))" office:value-type="float" office:value="797.463149538709" calcext:value-type="float">
            <text:p>797.463149538709</text:p>
          </table:table-cell>
        </table:table-row>
        <table:table-row table:style-name="ro1">
          <table:table-cell office:value-type="float" office:value="6.10127" calcext:value-type="float">
            <text:p>6.10127</text:p>
          </table:table-cell>
          <table:table-cell office:value-type="float" office:value="264.915" calcext:value-type="float">
            <text:p>264.915</text:p>
          </table:table-cell>
          <table:table-cell office:value-type="float" office:value="40.9897" calcext:value-type="float">
            <text:p>40.9897</text:p>
          </table:table-cell>
          <table:table-cell office:value-type="float" office:value="9.60141" calcext:value-type="float">
            <text:p>9.60141</text:p>
          </table:table-cell>
          <table:table-cell office:value-type="float" office:value="251.641" calcext:value-type="float">
            <text:p>251.641</text:p>
          </table:table-cell>
          <table:table-cell office:value-type="float" office:value="40.5749" calcext:value-type="float">
            <text:p>40.5749</text:p>
          </table:table-cell>
          <table:table-cell/>
          <table:table-cell table:formula="of:=([.D457]-[.A457])/0.0166667" office:value-type="float" office:value="210.00797998404" calcext:value-type="float">
            <text:p>210.00797998404</text:p>
          </table:table-cell>
          <table:table-cell table:formula="of:=ABS([.E457]-[.B457])/0.0166667" office:value-type="float" office:value="796.438407123188" calcext:value-type="float">
            <text:p>796.438407123188</text:p>
          </table:table-cell>
          <table:table-cell table:formula="of:=([.F457]-[.C457])/0.0166667" office:value-type="float" office:value="-24.8879502240995" calcext:value-type="float">
            <text:p>-24.8879502240995</text:p>
          </table:table-cell>
          <table:table-cell table:formula="of:=DEGREES(ATAN(ABS([.F457]-[.C457])/ABS([.E457]-[.B457])))" office:value-type="float" office:value="1.78985670599083" calcext:value-type="float">
            <text:p>1.78985670599083</text:p>
          </table:table-cell>
          <table:table-cell table:formula="of:=SQRT(POWER([.H457];2)+POWER([.I457];2)+POWER([.J457];2))" office:value-type="float" office:value="824.036951880348" calcext:value-type="float">
            <text:p>824.036951880348</text:p>
          </table:table-cell>
        </table:table-row>
        <table:table-row table:style-name="ro1">
          <table:table-cell office:value-type="float" office:value="6.34228" calcext:value-type="float">
            <text:p>6.34228</text:p>
          </table:table-cell>
          <table:table-cell office:value-type="float" office:value="249.718" calcext:value-type="float">
            <text:p>249.718</text:p>
          </table:table-cell>
          <table:table-cell office:value-type="float" office:value="41.4237" calcext:value-type="float">
            <text:p>41.4237</text:p>
          </table:table-cell>
          <table:table-cell office:value-type="float" office:value="8.62804" calcext:value-type="float">
            <text:p>8.62804</text:p>
          </table:table-cell>
          <table:table-cell office:value-type="float" office:value="236.689" calcext:value-type="float">
            <text:p>236.689</text:p>
          </table:table-cell>
          <table:table-cell office:value-type="float" office:value="40.669" calcext:value-type="float">
            <text:p>40.669</text:p>
          </table:table-cell>
          <table:table-cell/>
          <table:table-cell table:formula="of:=([.D458]-[.A458])/0.0166667" office:value-type="float" office:value="137.145325709349" calcext:value-type="float">
            <text:p>137.145325709349</text:p>
          </table:table-cell>
          <table:table-cell table:formula="of:=ABS([.E458]-[.B458])/0.0166667" office:value-type="float" office:value="781.738436523127" calcext:value-type="float">
            <text:p>781.738436523127</text:p>
          </table:table-cell>
          <table:table-cell table:formula="of:=([.F458]-[.C458])/0.0166667" office:value-type="float" office:value="-45.2819094361811" calcext:value-type="float">
            <text:p>-45.2819094361811</text:p>
          </table:table-cell>
          <table:table-cell table:formula="of:=DEGREES(ATAN(ABS([.F458]-[.C458])/ABS([.E458]-[.B458])))" office:value-type="float" office:value="3.31513240829211" calcext:value-type="float">
            <text:p>3.31513240829211</text:p>
          </table:table-cell>
          <table:table-cell table:formula="of:=SQRT(POWER([.H458];2)+POWER([.I458];2)+POWER([.J458];2))" office:value-type="float" office:value="794.968096733279" calcext:value-type="float">
            <text:p>794.968096733279</text:p>
          </table:table-cell>
        </table:table-row>
        <table:table-row table:style-name="ro1">
          <table:table-cell office:value-type="float" office:value="1.91684" calcext:value-type="float">
            <text:p>1.91684</text:p>
          </table:table-cell>
          <table:table-cell office:value-type="float" office:value="277.146" calcext:value-type="float">
            <text:p>277.146</text:p>
          </table:table-cell>
          <table:table-cell office:value-type="float" office:value="41.7333" calcext:value-type="float">
            <text:p>41.7333</text:p>
          </table:table-cell>
          <table:table-cell office:value-type="float" office:value="2.55173" calcext:value-type="float">
            <text:p>2.55173</text:p>
          </table:table-cell>
          <table:table-cell office:value-type="float" office:value="271.917" calcext:value-type="float">
            <text:p>271.917</text:p>
          </table:table-cell>
          <table:table-cell office:value-type="float" office:value="39.851" calcext:value-type="float">
            <text:p>39.851</text:p>
          </table:table-cell>
          <table:table-cell/>
          <table:table-cell table:formula="of:=([.D459]-[.A459])/0.0166667" office:value-type="float" office:value="38.0933238133524" calcext:value-type="float">
            <text:p>38.0933238133524</text:p>
          </table:table-cell>
          <table:table-cell table:formula="of:=ABS([.E459]-[.B459])/0.0166667" office:value-type="float" office:value="313.739372521257" calcext:value-type="float">
            <text:p>313.739372521257</text:p>
          </table:table-cell>
          <table:table-cell table:formula="of:=([.F459]-[.C459])/0.0166667" office:value-type="float" office:value="-112.937774124452" calcext:value-type="float">
            <text:p>-112.937774124452</text:p>
          </table:table-cell>
          <table:table-cell table:formula="of:=DEGREES(ATAN(ABS([.F459]-[.C459])/ABS([.E459]-[.B459])))" office:value-type="float" office:value="19.7975183192583" calcext:value-type="float">
            <text:p>19.7975183192583</text:p>
          </table:table-cell>
          <table:table-cell table:formula="of:=SQRT(POWER([.H459];2)+POWER([.I459];2)+POWER([.J459];2))" office:value-type="float" office:value="335.616501402072" calcext:value-type="float">
            <text:p>335.616501402072</text:p>
          </table:table-cell>
        </table:table-row>
        <table:table-row table:style-name="ro1">
          <table:table-cell office:value-type="float" office:value="6.50616" calcext:value-type="float">
            <text:p>6.50616</text:p>
          </table:table-cell>
          <table:table-cell office:value-type="float" office:value="299.911" calcext:value-type="float">
            <text:p>299.911</text:p>
          </table:table-cell>
          <table:table-cell office:value-type="float" office:value="40.861" calcext:value-type="float">
            <text:p>40.861</text:p>
          </table:table-cell>
          <table:table-cell office:value-type="float" office:value="8.17165" calcext:value-type="float">
            <text:p>8.17165</text:p>
          </table:table-cell>
          <table:table-cell office:value-type="float" office:value="286.762" calcext:value-type="float">
            <text:p>286.762</text:p>
          </table:table-cell>
          <table:table-cell office:value-type="float" office:value="40.3508" calcext:value-type="float">
            <text:p>40.3508</text:p>
          </table:table-cell>
          <table:table-cell/>
          <table:table-cell table:formula="of:=([.D460]-[.A460])/0.0166667" office:value-type="float" office:value="99.9292001415997" calcext:value-type="float">
            <text:p>99.9292001415997</text:p>
          </table:table-cell>
          <table:table-cell table:formula="of:=ABS([.E460]-[.B460])/0.0166667" office:value-type="float" office:value="788.938422123156" calcext:value-type="float">
            <text:p>788.938422123156</text:p>
          </table:table-cell>
          <table:table-cell table:formula="of:=([.F460]-[.C460])/0.0166667" office:value-type="float" office:value="-30.6119387761223" calcext:value-type="float">
            <text:p>-30.6119387761223</text:p>
          </table:table-cell>
          <table:table-cell table:formula="of:=DEGREES(ATAN(ABS([.F460]-[.C460])/ABS([.E460]-[.B460])))" office:value-type="float" office:value="2.22204347882132" calcext:value-type="float">
            <text:p>2.22204347882132</text:p>
          </table:table-cell>
          <table:table-cell table:formula="of:=SQRT(POWER([.H460];2)+POWER([.I460];2)+POWER([.J460];2))" office:value-type="float" office:value="795.83086754583" calcext:value-type="float">
            <text:p>795.83086754583</text:p>
          </table:table-cell>
        </table:table-row>
        <table:table-row table:style-name="ro1">
          <table:table-cell office:value-type="float" office:value="12.9142" calcext:value-type="float">
            <text:p>12.9142</text:p>
          </table:table-cell>
          <table:table-cell office:value-type="float" office:value="309.082" calcext:value-type="float">
            <text:p>309.082</text:p>
          </table:table-cell>
          <table:table-cell office:value-type="float" office:value="41.7469" calcext:value-type="float">
            <text:p>41.7469</text:p>
          </table:table-cell>
          <table:table-cell office:value-type="float" office:value="13.7797" calcext:value-type="float">
            <text:p>13.7797</text:p>
          </table:table-cell>
          <table:table-cell office:value-type="float" office:value="296.797" calcext:value-type="float">
            <text:p>296.797</text:p>
          </table:table-cell>
          <table:table-cell office:value-type="float" office:value="41.5233" calcext:value-type="float">
            <text:p>41.5233</text:p>
          </table:table-cell>
          <table:table-cell/>
          <table:table-cell table:formula="of:=([.D461]-[.A461])/0.0166667" office:value-type="float" office:value="51.9298961402078" calcext:value-type="float">
            <text:p>51.9298961402078</text:p>
          </table:table-cell>
          <table:table-cell table:formula="of:=ABS([.E461]-[.B461])/0.0166667" office:value-type="float" office:value="737.098525802946" calcext:value-type="float">
            <text:p>737.098525802946</text:p>
          </table:table-cell>
          <table:table-cell table:formula="of:=([.F461]-[.C461])/0.0166667" office:value-type="float" office:value="-13.4159731680535" calcext:value-type="float">
            <text:p>-13.4159731680535</text:p>
          </table:table-cell>
          <table:table-cell table:formula="of:=DEGREES(ATAN(ABS([.F461]-[.C461])/ABS([.E461]-[.B461])))" office:value-type="float" office:value="1.04272868322463" calcext:value-type="float">
            <text:p>1.04272868322463</text:p>
          </table:table-cell>
          <table:table-cell table:formula="of:=SQRT(POWER([.H461];2)+POWER([.I461];2)+POWER([.J461];2))" office:value-type="float" office:value="739.047318640732" calcext:value-type="float">
            <text:p>739.047318640732</text:p>
          </table:table-cell>
        </table:table-row>
        <table:table-row table:style-name="ro1">
          <table:table-cell office:value-type="float" office:value="14.4594" calcext:value-type="float">
            <text:p>14.4594</text:p>
          </table:table-cell>
          <table:table-cell office:value-type="float" office:value="298.355" calcext:value-type="float">
            <text:p>298.355</text:p>
          </table:table-cell>
          <table:table-cell office:value-type="float" office:value="42.8341" calcext:value-type="float">
            <text:p>42.8341</text:p>
          </table:table-cell>
          <table:table-cell office:value-type="float" office:value="15.05" calcext:value-type="float">
            <text:p>15.05</text:p>
          </table:table-cell>
          <table:table-cell office:value-type="float" office:value="286.394" calcext:value-type="float">
            <text:p>286.394</text:p>
          </table:table-cell>
          <table:table-cell office:value-type="float" office:value="42.8761" calcext:value-type="float">
            <text:p>42.8761</text:p>
          </table:table-cell>
          <table:table-cell/>
          <table:table-cell table:formula="of:=([.D462]-[.A462])/0.0166667" office:value-type="float" office:value="35.4359291281418" calcext:value-type="float">
            <text:p>35.4359291281418</text:p>
          </table:table-cell>
          <table:table-cell table:formula="of:=ABS([.E462]-[.B462])/0.0166667" office:value-type="float" office:value="717.658564682871" calcext:value-type="float">
            <text:p>717.658564682871</text:p>
          </table:table-cell>
          <table:table-cell table:formula="of:=([.F462]-[.C462])/0.0166667" office:value-type="float" office:value="2.51999496001018" calcext:value-type="float">
            <text:p>2.51999496001018</text:p>
          </table:table-cell>
          <table:table-cell table:formula="of:=DEGREES(ATAN(ABS([.F462]-[.C462])/ABS([.E462]-[.B462])))" office:value-type="float" office:value="0.201188265965499" calcext:value-type="float">
            <text:p>0.201188265965499</text:p>
          </table:table-cell>
          <table:table-cell table:formula="of:=SQRT(POWER([.H462];2)+POWER([.I462];2)+POWER([.J462];2))" office:value-type="float" office:value="718.537313512981" calcext:value-type="float">
            <text:p>718.537313512981</text:p>
          </table:table-cell>
        </table:table-row>
        <table:table-row table:style-name="ro1">
          <table:table-cell office:value-type="float" office:value="21.0109" calcext:value-type="float">
            <text:p>21.0109</text:p>
          </table:table-cell>
          <table:table-cell office:value-type="float" office:value="293.43" calcext:value-type="float">
            <text:p>293.43</text:p>
          </table:table-cell>
          <table:table-cell office:value-type="float" office:value="42.739" calcext:value-type="float">
            <text:p>42.739</text:p>
          </table:table-cell>
          <table:table-cell office:value-type="float" office:value="21.469" calcext:value-type="float">
            <text:p>21.469</text:p>
          </table:table-cell>
          <table:table-cell office:value-type="float" office:value="278.94" calcext:value-type="float">
            <text:p>278.94</text:p>
          </table:table-cell>
          <table:table-cell office:value-type="float" office:value="42.7179" calcext:value-type="float">
            <text:p>42.7179</text:p>
          </table:table-cell>
          <table:table-cell/>
          <table:table-cell table:formula="of:=([.D463]-[.A463])/0.0166667" office:value-type="float" office:value="27.48594502811" calcext:value-type="float">
            <text:p>27.48594502811</text:p>
          </table:table-cell>
          <table:table-cell table:formula="of:=ABS([.E463]-[.B463])/0.0166667" office:value-type="float" office:value="869.398261203478" calcext:value-type="float">
            <text:p>869.398261203478</text:p>
          </table:table-cell>
          <table:table-cell table:formula="of:=([.F463]-[.C463])/0.0166667" office:value-type="float" office:value="-1.26599746800488" calcext:value-type="float">
            <text:p>-1.26599746800488</text:p>
          </table:table-cell>
          <table:table-cell table:formula="of:=DEGREES(ATAN(ABS([.F463]-[.C463])/ABS([.E463]-[.B463])))" office:value-type="float" office:value="0.0834327186492159" calcext:value-type="float">
            <text:p>0.083432718649216</text:p>
          </table:table-cell>
          <table:table-cell table:formula="of:=SQRT(POWER([.H463];2)+POWER([.I463];2)+POWER([.J463];2))" office:value-type="float" office:value="869.833556783888" calcext:value-type="float">
            <text:p>869.833556783888</text:p>
          </table:table-cell>
        </table:table-row>
        <table:table-row table:style-name="ro1">
          <table:table-cell office:value-type="float" office:value="23.2528" calcext:value-type="float">
            <text:p>23.2528</text:p>
          </table:table-cell>
          <table:table-cell office:value-type="float" office:value="297.293" calcext:value-type="float">
            <text:p>297.293</text:p>
          </table:table-cell>
          <table:table-cell office:value-type="float" office:value="42.8967" calcext:value-type="float">
            <text:p>42.8967</text:p>
          </table:table-cell>
          <table:table-cell office:value-type="float" office:value="23.2277" calcext:value-type="float">
            <text:p>23.2277</text:p>
          </table:table-cell>
          <table:table-cell office:value-type="float" office:value="284.035" calcext:value-type="float">
            <text:p>284.035</text:p>
          </table:table-cell>
          <table:table-cell office:value-type="float" office:value="42.3937" calcext:value-type="float">
            <text:p>42.3937</text:p>
          </table:table-cell>
          <table:table-cell/>
          <table:table-cell table:formula="of:=([.D464]-[.A464])/0.0166667" office:value-type="float" office:value="-1.50599698800614" calcext:value-type="float">
            <text:p>-1.50599698800614</text:p>
          </table:table-cell>
          <table:table-cell table:formula="of:=ABS([.E464]-[.B464])/0.0166667" office:value-type="float" office:value="795.478409043181" calcext:value-type="float">
            <text:p>795.478409043181</text:p>
          </table:table-cell>
          <table:table-cell table:formula="of:=([.F464]-[.C464])/0.0166667" office:value-type="float" office:value="-30.1799396401207" calcext:value-type="float">
            <text:p>-30.1799396401207</text:p>
          </table:table-cell>
          <table:table-cell table:formula="of:=DEGREES(ATAN(ABS([.F464]-[.C464])/ABS([.E464]-[.B464])))" office:value-type="float" office:value="2.17272298577865" calcext:value-type="float">
            <text:p>2.17272298577865</text:p>
          </table:table-cell>
          <table:table-cell table:formula="of:=SQRT(POWER([.H464];2)+POWER([.I464];2)+POWER([.J464];2))" office:value-type="float" office:value="796.052131482279" calcext:value-type="float">
            <text:p>796.052131482279</text:p>
          </table:table-cell>
        </table:table-row>
        <table:table-row table:style-name="ro1">
          <table:table-cell office:value-type="float" office:value="23.367" calcext:value-type="float">
            <text:p>23.367</text:p>
          </table:table-cell>
          <table:table-cell office:value-type="float" office:value="298.854" calcext:value-type="float">
            <text:p>298.854</text:p>
          </table:table-cell>
          <table:table-cell office:value-type="float" office:value="42.9177" calcext:value-type="float">
            <text:p>42.9177</text:p>
          </table:table-cell>
          <table:table-cell office:value-type="float" office:value="23.5987" calcext:value-type="float">
            <text:p>23.5987</text:p>
          </table:table-cell>
          <table:table-cell office:value-type="float" office:value="285.592" calcext:value-type="float">
            <text:p>285.592</text:p>
          </table:table-cell>
          <table:table-cell office:value-type="float" office:value="42.651" calcext:value-type="float">
            <text:p>42.651</text:p>
          </table:table-cell>
          <table:table-cell/>
          <table:table-cell table:formula="of:=([.D465]-[.A465])/0.0166667" office:value-type="float" office:value="13.9019721960556" calcext:value-type="float">
            <text:p>13.9019721960556</text:p>
          </table:table-cell>
          <table:table-cell table:formula="of:=ABS([.E465]-[.B465])/0.0166667" office:value-type="float" office:value="795.718408563183" calcext:value-type="float">
            <text:p>795.718408563183</text:p>
          </table:table-cell>
          <table:table-cell table:formula="of:=([.F465]-[.C465])/0.0166667" office:value-type="float" office:value="-16.001967996064" calcext:value-type="float">
            <text:p>-16.001967996064</text:p>
          </table:table-cell>
          <table:table-cell table:formula="of:=DEGREES(ATAN(ABS([.F465]-[.C465])/ABS([.E465]-[.B465])))" office:value-type="float" office:value="1.15206793592507" calcext:value-type="float">
            <text:p>1.15206793592507</text:p>
          </table:table-cell>
          <table:table-cell table:formula="of:=SQRT(POWER([.H465];2)+POWER([.I465];2)+POWER([.J465];2))" office:value-type="float" office:value="796.000699457615" calcext:value-type="float">
            <text:p>796.000699457615</text:p>
          </table:table-cell>
        </table:table-row>
        <table:table-row table:style-name="ro1">
          <table:table-cell office:value-type="float" office:value="22.7896" calcext:value-type="float">
            <text:p>22.7896</text:p>
          </table:table-cell>
          <table:table-cell office:value-type="float" office:value="298.887" calcext:value-type="float">
            <text:p>298.887</text:p>
          </table:table-cell>
          <table:table-cell office:value-type="float" office:value="41.8777" calcext:value-type="float">
            <text:p>41.8777</text:p>
          </table:table-cell>
          <table:table-cell office:value-type="float" office:value="23.3284" calcext:value-type="float">
            <text:p>23.3284</text:p>
          </table:table-cell>
          <table:table-cell office:value-type="float" office:value="282.757" calcext:value-type="float">
            <text:p>282.757</text:p>
          </table:table-cell>
          <table:table-cell office:value-type="float" office:value="41.8371" calcext:value-type="float">
            <text:p>41.8371</text:p>
          </table:table-cell>
          <table:table-cell/>
          <table:table-cell table:formula="of:=([.D466]-[.A466])/0.0166667" office:value-type="float" office:value="32.3279353441292" calcext:value-type="float">
            <text:p>32.3279353441292</text:p>
          </table:table-cell>
          <table:table-cell table:formula="of:=ABS([.E466]-[.B466])/0.0166667" office:value-type="float" office:value="967.798064403871" calcext:value-type="float">
            <text:p>967.798064403871</text:p>
          </table:table-cell>
          <table:table-cell table:formula="of:=([.F466]-[.C466])/0.0166667" office:value-type="float" office:value="-2.43599512800961" calcext:value-type="float">
            <text:p>-2.43599512800961</text:p>
          </table:table-cell>
          <table:table-cell table:formula="of:=DEGREES(ATAN(ABS([.F466]-[.C466])/ABS([.E466]-[.B466])))" office:value-type="float" office:value="0.144215978652025" calcext:value-type="float">
            <text:p>0.144215978652025</text:p>
          </table:table-cell>
          <table:table-cell table:formula="of:=SQRT(POWER([.H466];2)+POWER([.I466];2)+POWER([.J466];2))" office:value-type="float" office:value="968.340912561148" calcext:value-type="float">
            <text:p>968.340912561148</text:p>
          </table:table-cell>
        </table:table-row>
        <table:table-row table:style-name="ro1">
          <table:table-cell office:value-type="float" office:value="28.4432" calcext:value-type="float">
            <text:p>28.4432</text:p>
          </table:table-cell>
          <table:table-cell office:value-type="float" office:value="288.846" calcext:value-type="float">
            <text:p>288.846</text:p>
          </table:table-cell>
          <table:table-cell office:value-type="float" office:value="42.5977" calcext:value-type="float">
            <text:p>42.5977</text:p>
          </table:table-cell>
          <table:table-cell office:value-type="float" office:value="28.159" calcext:value-type="float">
            <text:p>28.159</text:p>
          </table:table-cell>
          <table:table-cell office:value-type="float" office:value="277.432" calcext:value-type="float">
            <text:p>277.432</text:p>
          </table:table-cell>
          <table:table-cell office:value-type="float" office:value="42.1341" calcext:value-type="float">
            <text:p>42.1341</text:p>
          </table:table-cell>
          <table:table-cell/>
          <table:table-cell table:formula="of:=([.D467]-[.A467])/0.0166667" office:value-type="float" office:value="-17.0519658960683" calcext:value-type="float">
            <text:p>-17.0519658960683</text:p>
          </table:table-cell>
          <table:table-cell table:formula="of:=ABS([.E467]-[.B467])/0.0166667" office:value-type="float" office:value="684.838630322739" calcext:value-type="float">
            <text:p>684.838630322739</text:p>
          </table:table-cell>
          <table:table-cell table:formula="of:=([.F467]-[.C467])/0.0166667" office:value-type="float" office:value="-27.8159443681117" calcext:value-type="float">
            <text:p>-27.8159443681117</text:p>
          </table:table-cell>
          <table:table-cell table:formula="of:=DEGREES(ATAN(ABS([.F467]-[.C467])/ABS([.E467]-[.B467])))" office:value-type="float" office:value="2.32589197435806" calcext:value-type="float">
            <text:p>2.32589197435806</text:p>
          </table:table-cell>
          <table:table-cell table:formula="of:=SQRT(POWER([.H467];2)+POWER([.I467];2)+POWER([.J467];2))" office:value-type="float" office:value="685.615377514489" calcext:value-type="float">
            <text:p>685.615377514489</text:p>
          </table:table-cell>
        </table:table-row>
        <table:table-row table:style-name="ro1">
          <table:table-cell office:value-type="float" office:value="31.995" calcext:value-type="float">
            <text:p>31.995</text:p>
          </table:table-cell>
          <table:table-cell office:value-type="float" office:value="296.009" calcext:value-type="float">
            <text:p>296.009</text:p>
          </table:table-cell>
          <table:table-cell office:value-type="float" office:value="42.2204" calcext:value-type="float">
            <text:p>42.2204</text:p>
          </table:table-cell>
          <table:table-cell office:value-type="float" office:value="32.2197" calcext:value-type="float">
            <text:p>32.2197</text:p>
          </table:table-cell>
          <table:table-cell office:value-type="float" office:value="280.258" calcext:value-type="float">
            <text:p>280.258</text:p>
          </table:table-cell>
          <table:table-cell office:value-type="float" office:value="42.1381" calcext:value-type="float">
            <text:p>42.1381</text:p>
          </table:table-cell>
          <table:table-cell/>
          <table:table-cell table:formula="of:=([.D468]-[.A468])/0.0166667" office:value-type="float" office:value="13.4819730360541" calcext:value-type="float">
            <text:p>13.4819730360541</text:p>
          </table:table-cell>
          <table:table-cell table:formula="of:=ABS([.E468]-[.B468])/0.0166667" office:value-type="float" office:value="945.058109883782" calcext:value-type="float">
            <text:p>945.058109883782</text:p>
          </table:table-cell>
          <table:table-cell table:formula="of:=([.F468]-[.C468])/0.0166667" office:value-type="float" office:value="-4.93799012401954" calcext:value-type="float">
            <text:p>-4.93799012401954</text:p>
          </table:table-cell>
          <table:table-cell table:formula="of:=DEGREES(ATAN(ABS([.F468]-[.C468])/ABS([.E468]-[.B468])))" office:value-type="float" office:value="0.299371452101451" calcext:value-type="float">
            <text:p>0.299371452101451</text:p>
          </table:table-cell>
          <table:table-cell table:formula="of:=SQRT(POWER([.H468];2)+POWER([.I468];2)+POWER([.J468];2))" office:value-type="float" office:value="945.167169552835" calcext:value-type="float">
            <text:p>945.167169552835</text:p>
          </table:table-cell>
        </table:table-row>
        <table:table-row table:style-name="ro1">
          <table:table-cell office:value-type="float" office:value="34.7695" calcext:value-type="float">
            <text:p>34.7695</text:p>
          </table:table-cell>
          <table:table-cell office:value-type="float" office:value="293.933" calcext:value-type="float">
            <text:p>293.933</text:p>
          </table:table-cell>
          <table:table-cell office:value-type="float" office:value="42.2527" calcext:value-type="float">
            <text:p>42.2527</text:p>
          </table:table-cell>
          <table:table-cell office:value-type="float" office:value="34.9014" calcext:value-type="float">
            <text:p>34.9014</text:p>
          </table:table-cell>
          <table:table-cell office:value-type="float" office:value="278.368" calcext:value-type="float">
            <text:p>278.368</text:p>
          </table:table-cell>
          <table:table-cell office:value-type="float" office:value="42.1606" calcext:value-type="float">
            <text:p>42.1606</text:p>
          </table:table-cell>
          <table:table-cell/>
          <table:table-cell table:formula="of:=([.D469]-[.A469])/0.0166667" office:value-type="float" office:value="7.91398417203176" calcext:value-type="float">
            <text:p>7.91398417203176</text:p>
          </table:table-cell>
          <table:table-cell table:formula="of:=ABS([.E469]-[.B469])/0.0166667" office:value-type="float" office:value="933.898132203736" calcext:value-type="float">
            <text:p>933.898132203736</text:p>
          </table:table-cell>
          <table:table-cell table:formula="of:=([.F469]-[.C469])/0.0166667" office:value-type="float" office:value="-5.5259889480218" calcext:value-type="float">
            <text:p>-5.5259889480218</text:p>
          </table:table-cell>
          <table:table-cell table:formula="of:=DEGREES(ATAN(ABS([.F469]-[.C469])/ABS([.E469]-[.B469])))" office:value-type="float" office:value="0.339022146382615" calcext:value-type="float">
            <text:p>0.339022146382615</text:p>
          </table:table-cell>
          <table:table-cell table:formula="of:=SQRT(POWER([.H469];2)+POWER([.I469];2)+POWER([.J469];2))" office:value-type="float" office:value="933.948011954067" calcext:value-type="float">
            <text:p>933.948011954067</text:p>
          </table:table-cell>
        </table:table-row>
        <table:table-row table:style-name="ro1">
          <table:table-cell office:value-type="float" office:value="43.7038" calcext:value-type="float">
            <text:p>43.7038</text:p>
          </table:table-cell>
          <table:table-cell office:value-type="float" office:value="292.324" calcext:value-type="float">
            <text:p>292.324</text:p>
          </table:table-cell>
          <table:table-cell office:value-type="float" office:value="41.3784" calcext:value-type="float">
            <text:p>41.3784</text:p>
          </table:table-cell>
          <table:table-cell office:value-type="float" office:value="43.1989" calcext:value-type="float">
            <text:p>43.1989</text:p>
          </table:table-cell>
          <table:table-cell office:value-type="float" office:value="278.401" calcext:value-type="float">
            <text:p>278.401</text:p>
          </table:table-cell>
          <table:table-cell office:value-type="float" office:value="40.8145" calcext:value-type="float">
            <text:p>40.8145</text:p>
          </table:table-cell>
          <table:table-cell/>
          <table:table-cell table:formula="of:=([.D470]-[.A470])/0.0166667" office:value-type="float" office:value="-30.2939394121211" calcext:value-type="float">
            <text:p>-30.2939394121211</text:p>
          </table:table-cell>
          <table:table-cell table:formula="of:=ABS([.E470]-[.B470])/0.0166667" office:value-type="float" office:value="835.378329243342" calcext:value-type="float">
            <text:p>835.378329243342</text:p>
          </table:table-cell>
          <table:table-cell table:formula="of:=([.F470]-[.C470])/0.0166667" office:value-type="float" office:value="-33.8339323321351" calcext:value-type="float">
            <text:p>-33.8339323321351</text:p>
          </table:table-cell>
          <table:table-cell table:formula="of:=DEGREES(ATAN(ABS([.F470]-[.C470])/ABS([.E470]-[.B470])))" office:value-type="float" office:value="2.31928760182692" calcext:value-type="float">
            <text:p>2.31928760182692</text:p>
          </table:table-cell>
          <table:table-cell table:formula="of:=SQRT(POWER([.H470];2)+POWER([.I470];2)+POWER([.J470];2))" office:value-type="float" office:value="836.611863836246" calcext:value-type="float">
            <text:p>836.611863836246</text:p>
          </table:table-cell>
        </table:table-row>
        <table:table-row table:style-name="ro1">
          <table:table-cell office:value-type="float" office:value="44.5666" calcext:value-type="float">
            <text:p>44.5666</text:p>
          </table:table-cell>
          <table:table-cell office:value-type="float" office:value="277.175" calcext:value-type="float">
            <text:p>277.175</text:p>
          </table:table-cell>
          <table:table-cell office:value-type="float" office:value="41.9999" calcext:value-type="float">
            <text:p>41.9999</text:p>
          </table:table-cell>
          <table:table-cell office:value-type="float" office:value="43.7443" calcext:value-type="float">
            <text:p>43.7443</text:p>
          </table:table-cell>
          <table:table-cell office:value-type="float" office:value="265.199" calcext:value-type="float">
            <text:p>265.199</text:p>
          </table:table-cell>
          <table:table-cell office:value-type="float" office:value="41.4973" calcext:value-type="float">
            <text:p>41.4973</text:p>
          </table:table-cell>
          <table:table-cell/>
          <table:table-cell table:formula="of:=([.D471]-[.A471])/0.0166667" office:value-type="float" office:value="-49.3379013241973" calcext:value-type="float">
            <text:p>-49.3379013241973</text:p>
          </table:table-cell>
          <table:table-cell table:formula="of:=ABS([.E471]-[.B471])/0.0166667" office:value-type="float" office:value="718.558562882874" calcext:value-type="float">
            <text:p>718.558562882874</text:p>
          </table:table-cell>
          <table:table-cell table:formula="of:=([.F471]-[.C471])/0.0166667" office:value-type="float" office:value="-30.1559396881203" calcext:value-type="float">
            <text:p>-30.1559396881203</text:p>
          </table:table-cell>
          <table:table-cell table:formula="of:=DEGREES(ATAN(ABS([.F471]-[.C471])/ABS([.E471]-[.B471])))" office:value-type="float" office:value="2.40313714558323" calcext:value-type="float">
            <text:p>2.40313714558323</text:p>
          </table:table-cell>
          <table:table-cell table:formula="of:=SQRT(POWER([.H471];2)+POWER([.I471];2)+POWER([.J471];2))" office:value-type="float" office:value="720.881417084565" calcext:value-type="float">
            <text:p>720.881417084565</text:p>
          </table:table-cell>
        </table:table-row>
        <table:table-row table:style-name="ro1">
          <table:table-cell office:value-type="float" office:value="34.1143" calcext:value-type="float">
            <text:p>34.1143</text:p>
          </table:table-cell>
          <table:table-cell office:value-type="float" office:value="295.359" calcext:value-type="float">
            <text:p>295.359</text:p>
          </table:table-cell>
          <table:table-cell office:value-type="float" office:value="41.5215" calcext:value-type="float">
            <text:p>41.5215</text:p>
          </table:table-cell>
          <table:table-cell office:value-type="float" office:value="34.9067" calcext:value-type="float">
            <text:p>34.9067</text:p>
          </table:table-cell>
          <table:table-cell office:value-type="float" office:value="281.304" calcext:value-type="float">
            <text:p>281.304</text:p>
          </table:table-cell>
          <table:table-cell office:value-type="float" office:value="41.4382" calcext:value-type="float">
            <text:p>41.4382</text:p>
          </table:table-cell>
          <table:table-cell/>
          <table:table-cell table:formula="of:=([.D472]-[.A472])/0.0166667" office:value-type="float" office:value="47.5439049121902" calcext:value-type="float">
            <text:p>47.5439049121902</text:p>
          </table:table-cell>
          <table:table-cell table:formula="of:=ABS([.E472]-[.B472])/0.0166667" office:value-type="float" office:value="843.298313403374" calcext:value-type="float">
            <text:p>843.298313403374</text:p>
          </table:table-cell>
          <table:table-cell table:formula="of:=([.F472]-[.C472])/0.0166667" office:value-type="float" office:value="-4.99799000402007" calcext:value-type="float">
            <text:p>-4.99799000402007</text:p>
          </table:table-cell>
          <table:table-cell table:formula="of:=DEGREES(ATAN(ABS([.F472]-[.C472])/ABS([.E472]-[.B472])))" office:value-type="float" office:value="0.339571864266443" calcext:value-type="float">
            <text:p>0.339571864266443</text:p>
          </table:table-cell>
          <table:table-cell table:formula="of:=SQRT(POWER([.H472];2)+POWER([.I472];2)+POWER([.J472];2))" office:value-type="float" office:value="844.652264655316" calcext:value-type="float">
            <text:p>844.652264655316</text:p>
          </table:table-cell>
        </table:table-row>
        <table:table-row table:style-name="ro1">
          <table:table-cell office:value-type="float" office:value="35.1261" calcext:value-type="float">
            <text:p>35.1261</text:p>
          </table:table-cell>
          <table:table-cell office:value-type="float" office:value="292.598" calcext:value-type="float">
            <text:p>292.598</text:p>
          </table:table-cell>
          <table:table-cell office:value-type="float" office:value="42.1982" calcext:value-type="float">
            <text:p>42.1982</text:p>
          </table:table-cell>
          <table:table-cell office:value-type="float" office:value="35.7752" calcext:value-type="float">
            <text:p>35.7752</text:p>
          </table:table-cell>
          <table:table-cell office:value-type="float" office:value="280.092" calcext:value-type="float">
            <text:p>280.092</text:p>
          </table:table-cell>
          <table:table-cell office:value-type="float" office:value="41.8751" calcext:value-type="float">
            <text:p>41.8751</text:p>
          </table:table-cell>
          <table:table-cell/>
          <table:table-cell table:formula="of:=([.D473]-[.A473])/0.0166667" office:value-type="float" office:value="38.9459221081556" calcext:value-type="float">
            <text:p>38.9459221081556</text:p>
          </table:table-cell>
          <table:table-cell table:formula="of:=ABS([.E473]-[.B473])/0.0166667" office:value-type="float" office:value="750.358499283003" calcext:value-type="float">
            <text:p>750.358499283003</text:p>
          </table:table-cell>
          <table:table-cell table:formula="of:=([.F473]-[.C473])/0.0166667" office:value-type="float" office:value="-19.3859612280773" calcext:value-type="float">
            <text:p>-19.3859612280773</text:p>
          </table:table-cell>
          <table:table-cell table:formula="of:=DEGREES(ATAN(ABS([.F473]-[.C473])/ABS([.E473]-[.B473])))" office:value-type="float" office:value="1.47994156124013" calcext:value-type="float">
            <text:p>1.47994156124013</text:p>
          </table:table-cell>
          <table:table-cell table:formula="of:=SQRT(POWER([.H473];2)+POWER([.I473];2)+POWER([.J473];2))" office:value-type="float" office:value="751.618572008324" calcext:value-type="float">
            <text:p>751.618572008324</text:p>
          </table:table-cell>
        </table:table-row>
        <table:table-row table:style-name="ro1">
          <table:table-cell office:value-type="float" office:value="35.4182" calcext:value-type="float">
            <text:p>35.4182</text:p>
          </table:table-cell>
          <table:table-cell office:value-type="float" office:value="295.658" calcext:value-type="float">
            <text:p>295.658</text:p>
          </table:table-cell>
          <table:table-cell office:value-type="float" office:value="41.979" calcext:value-type="float">
            <text:p>41.979</text:p>
          </table:table-cell>
          <table:table-cell office:value-type="float" office:value="36.4207" calcext:value-type="float">
            <text:p>36.4207</text:p>
          </table:table-cell>
          <table:table-cell office:value-type="float" office:value="281.692" calcext:value-type="float">
            <text:p>281.692</text:p>
          </table:table-cell>
          <table:table-cell office:value-type="float" office:value="41.864" calcext:value-type="float">
            <text:p>41.864</text:p>
          </table:table-cell>
          <table:table-cell/>
          <table:table-cell table:formula="of:=([.D474]-[.A474])/0.0166667" office:value-type="float" office:value="60.1498797002405" calcext:value-type="float">
            <text:p>60.1498797002405</text:p>
          </table:table-cell>
          <table:table-cell table:formula="of:=ABS([.E474]-[.B474])/0.0166667" office:value-type="float" office:value="837.958324083352" calcext:value-type="float">
            <text:p>837.958324083352</text:p>
          </table:table-cell>
          <table:table-cell table:formula="of:=([.F474]-[.C474])/0.0166667" office:value-type="float" office:value="-6.89998620002772" calcext:value-type="float">
            <text:p>-6.89998620002772</text:p>
          </table:table-cell>
          <table:table-cell table:formula="of:=DEGREES(ATAN(ABS([.F474]-[.C474])/ABS([.E474]-[.B474])))" office:value-type="float" office:value="0.471779015524735" calcext:value-type="float">
            <text:p>0.471779015524735</text:p>
          </table:table-cell>
          <table:table-cell table:formula="of:=SQRT(POWER([.H474];2)+POWER([.I474];2)+POWER([.J474];2))" office:value-type="float" office:value="840.142708554978" calcext:value-type="float">
            <text:p>840.142708554978</text:p>
          </table:table-cell>
        </table:table-row>
        <table:table-row table:style-name="ro1">
          <table:table-cell office:value-type="float" office:value="35.6418" calcext:value-type="float">
            <text:p>35.6418</text:p>
          </table:table-cell>
          <table:table-cell office:value-type="float" office:value="291.713" calcext:value-type="float">
            <text:p>291.713</text:p>
          </table:table-cell>
          <table:table-cell office:value-type="float" office:value="40.2724" calcext:value-type="float">
            <text:p>40.2724</text:p>
          </table:table-cell>
          <table:table-cell office:value-type="float" office:value="36.6204" calcext:value-type="float">
            <text:p>36.6204</text:p>
          </table:table-cell>
          <table:table-cell office:value-type="float" office:value="277.974" calcext:value-type="float">
            <text:p>277.974</text:p>
          </table:table-cell>
          <table:table-cell office:value-type="float" office:value="39.9502" calcext:value-type="float">
            <text:p>39.9502</text:p>
          </table:table-cell>
          <table:table-cell/>
          <table:table-cell table:formula="of:=([.D475]-[.A475])/0.0166667" office:value-type="float" office:value="58.7158825682349" calcext:value-type="float">
            <text:p>58.7158825682349</text:p>
          </table:table-cell>
          <table:table-cell table:formula="of:=ABS([.E475]-[.B475])/0.0166667" office:value-type="float" office:value="824.338351323299" calcext:value-type="float">
            <text:p>824.338351323299</text:p>
          </table:table-cell>
          <table:table-cell table:formula="of:=([.F475]-[.C475])/0.0166667" office:value-type="float" office:value="-19.331961336077" calcext:value-type="float">
            <text:p>-19.331961336077</text:p>
          </table:table-cell>
          <table:table-cell table:formula="of:=DEGREES(ATAN(ABS([.F475]-[.C475])/ABS([.E475]-[.B475])))" office:value-type="float" office:value="1.34342506617116" calcext:value-type="float">
            <text:p>1.34342506617116</text:p>
          </table:table-cell>
          <table:table-cell table:formula="of:=SQRT(POWER([.H475];2)+POWER([.I475];2)+POWER([.J475];2))" office:value-type="float" office:value="826.652887890245" calcext:value-type="float">
            <text:p>826.652887890245</text:p>
          </table:table-cell>
        </table:table-row>
        <table:table-row table:style-name="ro1">
          <table:table-cell office:value-type="float" office:value="35.9773" calcext:value-type="float">
            <text:p>35.9773</text:p>
          </table:table-cell>
          <table:table-cell office:value-type="float" office:value="294.599" calcext:value-type="float">
            <text:p>294.599</text:p>
          </table:table-cell>
          <table:table-cell office:value-type="float" office:value="40.844" calcext:value-type="float">
            <text:p>40.844</text:p>
          </table:table-cell>
          <table:table-cell office:value-type="float" office:value="37.1984" calcext:value-type="float">
            <text:p>37.1984</text:p>
          </table:table-cell>
          <table:table-cell office:value-type="float" office:value="280.808" calcext:value-type="float">
            <text:p>280.808</text:p>
          </table:table-cell>
          <table:table-cell office:value-type="float" office:value="40.4855" calcext:value-type="float">
            <text:p>40.4855</text:p>
          </table:table-cell>
          <table:table-cell/>
          <table:table-cell table:formula="of:=([.D476]-[.A476])/0.0166667" office:value-type="float" office:value="73.2658534682931" calcext:value-type="float">
            <text:p>73.2658534682931</text:p>
          </table:table-cell>
          <table:table-cell table:formula="of:=ABS([.E476]-[.B476])/0.0166667" office:value-type="float" office:value="827.45834508331" calcext:value-type="float">
            <text:p>827.45834508331</text:p>
          </table:table-cell>
          <table:table-cell table:formula="of:=([.F476]-[.C476])/0.0166667" office:value-type="float" office:value="-21.509956980086" calcext:value-type="float">
            <text:p>-21.509956980086</text:p>
          </table:table-cell>
          <table:table-cell table:formula="of:=DEGREES(ATAN(ABS([.F476]-[.C476])/ABS([.E476]-[.B476])))" office:value-type="float" office:value="1.48908070963195" calcext:value-type="float">
            <text:p>1.48908070963195</text:p>
          </table:table-cell>
          <table:table-cell table:formula="of:=SQRT(POWER([.H476];2)+POWER([.I476];2)+POWER([.J476];2))" office:value-type="float" office:value="830.974052772848" calcext:value-type="float">
            <text:p>830.974052772848</text:p>
          </table:table-cell>
        </table:table-row>
        <table:table-row table:style-name="ro1">
          <table:table-cell office:value-type="float" office:value="36.2616" calcext:value-type="float">
            <text:p>36.2616</text:p>
          </table:table-cell>
          <table:table-cell office:value-type="float" office:value="290.413" calcext:value-type="float">
            <text:p>290.413</text:p>
          </table:table-cell>
          <table:table-cell office:value-type="float" office:value="40.4734" calcext:value-type="float">
            <text:p>40.4734</text:p>
          </table:table-cell>
          <table:table-cell office:value-type="float" office:value="37.1012" calcext:value-type="float">
            <text:p>37.1012</text:p>
          </table:table-cell>
          <table:table-cell office:value-type="float" office:value="278.185" calcext:value-type="float">
            <text:p>278.185</text:p>
          </table:table-cell>
          <table:table-cell office:value-type="float" office:value="39.659" calcext:value-type="float">
            <text:p>39.659</text:p>
          </table:table-cell>
          <table:table-cell/>
          <table:table-cell table:formula="of:=([.D477]-[.A477])/0.0166667" office:value-type="float" office:value="50.3758992482013" calcext:value-type="float">
            <text:p>50.3758992482013</text:p>
          </table:table-cell>
          <table:table-cell table:formula="of:=ABS([.E477]-[.B477])/0.0166667" office:value-type="float" office:value="733.678532642935" calcext:value-type="float">
            <text:p>733.678532642935</text:p>
          </table:table-cell>
          <table:table-cell table:formula="of:=([.F477]-[.C477])/0.0166667" office:value-type="float" office:value="-48.8639022721954" calcext:value-type="float">
            <text:p>-48.8639022721954</text:p>
          </table:table-cell>
          <table:table-cell table:formula="of:=DEGREES(ATAN(ABS([.F477]-[.C477])/ABS([.E477]-[.B477])))" office:value-type="float" office:value="3.81034290717367" calcext:value-type="float">
            <text:p>3.81034290717367</text:p>
          </table:table-cell>
          <table:table-cell table:formula="of:=SQRT(POWER([.H477];2)+POWER([.I477];2)+POWER([.J477];2))" office:value-type="float" office:value="737.027544554084" calcext:value-type="float">
            <text:p>737.027544554084</text:p>
          </table:table-cell>
        </table:table-row>
        <table:table-row table:style-name="ro1">
          <table:table-cell office:value-type="float" office:value="37.4596" calcext:value-type="float">
            <text:p>37.4596</text:p>
          </table:table-cell>
          <table:table-cell office:value-type="float" office:value="292.106" calcext:value-type="float">
            <text:p>292.106</text:p>
          </table:table-cell>
          <table:table-cell office:value-type="float" office:value="40.9633" calcext:value-type="float">
            <text:p>40.9633</text:p>
          </table:table-cell>
          <table:table-cell office:value-type="float" office:value="38.6652" calcext:value-type="float">
            <text:p>38.6652</text:p>
          </table:table-cell>
          <table:table-cell office:value-type="float" office:value="281.382" calcext:value-type="float">
            <text:p>281.382</text:p>
          </table:table-cell>
          <table:table-cell office:value-type="float" office:value="39.8711" calcext:value-type="float">
            <text:p>39.8711</text:p>
          </table:table-cell>
          <table:table-cell/>
          <table:table-cell table:formula="of:=([.D478]-[.A478])/0.0166667" office:value-type="float" office:value="72.3358553282892" calcext:value-type="float">
            <text:p>72.3358553282892</text:p>
          </table:table-cell>
          <table:table-cell table:formula="of:=ABS([.E478]-[.B478])/0.0166667" office:value-type="float" office:value="643.438713122573" calcext:value-type="float">
            <text:p>643.438713122573</text:p>
          </table:table-cell>
          <table:table-cell table:formula="of:=([.F478]-[.C478])/0.0166667" office:value-type="float" office:value="-65.531868936262" calcext:value-type="float">
            <text:p>-65.531868936262</text:p>
          </table:table-cell>
          <table:table-cell table:formula="of:=DEGREES(ATAN(ABS([.F478]-[.C478])/ABS([.E478]-[.B478])))" office:value-type="float" office:value="5.81531317190615" calcext:value-type="float">
            <text:p>5.81531317190615</text:p>
          </table:table-cell>
          <table:table-cell table:formula="of:=SQRT(POWER([.H478];2)+POWER([.I478];2)+POWER([.J478];2))" office:value-type="float" office:value="650.79972292341" calcext:value-type="float">
            <text:p>650.79972292341</text:p>
          </table:table-cell>
        </table:table-row>
        <table:table-row table:style-name="ro1">
          <table:table-cell office:value-type="float" office:value="38.1673" calcext:value-type="float">
            <text:p>38.1673</text:p>
          </table:table-cell>
          <table:table-cell office:value-type="float" office:value="289.406" calcext:value-type="float">
            <text:p>289.406</text:p>
          </table:table-cell>
          <table:table-cell office:value-type="float" office:value="41.1263" calcext:value-type="float">
            <text:p>41.1263</text:p>
          </table:table-cell>
          <table:table-cell office:value-type="float" office:value="39.4625" calcext:value-type="float">
            <text:p>39.4625</text:p>
          </table:table-cell>
          <table:table-cell office:value-type="float" office:value="277.368" calcext:value-type="float">
            <text:p>277.368</text:p>
          </table:table-cell>
          <table:table-cell office:value-type="float" office:value="40.5213" calcext:value-type="float">
            <text:p>40.5213</text:p>
          </table:table-cell>
          <table:table-cell/>
          <table:table-cell table:formula="of:=([.D479]-[.A479])/0.0166667" office:value-type="float" office:value="77.7118445763109" calcext:value-type="float">
            <text:p>77.7118445763109</text:p>
          </table:table-cell>
          <table:table-cell table:formula="of:=ABS([.E479]-[.B479])/0.0166667" office:value-type="float" office:value="722.27855544289" calcext:value-type="float">
            <text:p>722.27855544289</text:p>
          </table:table-cell>
          <table:table-cell table:formula="of:=([.F479]-[.C479])/0.0166667" office:value-type="float" office:value="-36.2999274001454" calcext:value-type="float">
            <text:p>-36.2999274001454</text:p>
          </table:table-cell>
          <table:table-cell table:formula="of:=DEGREES(ATAN(ABS([.F479]-[.C479])/ABS([.E479]-[.B479])))" office:value-type="float" office:value="2.87712292856108" calcext:value-type="float">
            <text:p>2.87712292856108</text:p>
          </table:table-cell>
          <table:table-cell table:formula="of:=SQRT(POWER([.H479];2)+POWER([.I479];2)+POWER([.J479];2))" office:value-type="float" office:value="727.353509078891" calcext:value-type="float">
            <text:p>727.353509078891</text:p>
          </table:table-cell>
        </table:table-row>
        <table:table-row table:style-name="ro1">
          <table:table-cell office:value-type="float" office:value="35.3016" calcext:value-type="float">
            <text:p>35.3016</text:p>
          </table:table-cell>
          <table:table-cell office:value-type="float" office:value="300.333" calcext:value-type="float">
            <text:p>300.333</text:p>
          </table:table-cell>
          <table:table-cell office:value-type="float" office:value="40.7339" calcext:value-type="float">
            <text:p>40.7339</text:p>
          </table:table-cell>
          <table:table-cell office:value-type="float" office:value="36.1923" calcext:value-type="float">
            <text:p>36.1923</text:p>
          </table:table-cell>
          <table:table-cell office:value-type="float" office:value="287.598" calcext:value-type="float">
            <text:p>287.598</text:p>
          </table:table-cell>
          <table:table-cell office:value-type="float" office:value="40.157" calcext:value-type="float">
            <text:p>40.157</text:p>
          </table:table-cell>
          <table:table-cell/>
          <table:table-cell table:formula="of:=([.D480]-[.A480])/0.0166667" office:value-type="float" office:value="53.4418931162139" calcext:value-type="float">
            <text:p>53.4418931162139</text:p>
          </table:table-cell>
          <table:table-cell table:formula="of:=ABS([.E480]-[.B480])/0.0166667" office:value-type="float" office:value="764.098471803057" calcext:value-type="float">
            <text:p>764.098471803057</text:p>
          </table:table-cell>
          <table:table-cell table:formula="of:=([.F480]-[.C480])/0.0166667" office:value-type="float" office:value="-34.6139307721386" calcext:value-type="float">
            <text:p>-34.6139307721386</text:p>
          </table:table-cell>
          <table:table-cell table:formula="of:=DEGREES(ATAN(ABS([.F480]-[.C480])/ABS([.E480]-[.B480])))" office:value-type="float" office:value="2.59374580005537" calcext:value-type="float">
            <text:p>2.59374580005537</text:p>
          </table:table-cell>
          <table:table-cell table:formula="of:=SQRT(POWER([.H480];2)+POWER([.I480];2)+POWER([.J480];2))" office:value-type="float" office:value="766.746786595882" calcext:value-type="float">
            <text:p>766.746786595882</text:p>
          </table:table-cell>
        </table:table-row>
        <table:table-row table:style-name="ro1">
          <table:table-cell office:value-type="float" office:value="31.6386" calcext:value-type="float">
            <text:p>31.6386</text:p>
          </table:table-cell>
          <table:table-cell office:value-type="float" office:value="296.297" calcext:value-type="float">
            <text:p>296.297</text:p>
          </table:table-cell>
          <table:table-cell office:value-type="float" office:value="40.3635" calcext:value-type="float">
            <text:p>40.3635</text:p>
          </table:table-cell>
          <table:table-cell office:value-type="float" office:value="31.751" calcext:value-type="float">
            <text:p>31.751</text:p>
          </table:table-cell>
          <table:table-cell office:value-type="float" office:value="281.915" calcext:value-type="float">
            <text:p>281.915</text:p>
          </table:table-cell>
          <table:table-cell office:value-type="float" office:value="40.1108" calcext:value-type="float">
            <text:p>40.1108</text:p>
          </table:table-cell>
          <table:table-cell/>
          <table:table-cell table:formula="of:=([.D481]-[.A481])/0.0166667" office:value-type="float" office:value="6.74398651202703" calcext:value-type="float">
            <text:p>6.74398651202703</text:p>
          </table:table-cell>
          <table:table-cell table:formula="of:=ABS([.E481]-[.B481])/0.0166667" office:value-type="float" office:value="862.918274163452" calcext:value-type="float">
            <text:p>862.918274163452</text:p>
          </table:table-cell>
          <table:table-cell table:formula="of:=([.F481]-[.C481])/0.0166667" office:value-type="float" office:value="-15.1619696760609" calcext:value-type="float">
            <text:p>-15.1619696760609</text:p>
          </table:table-cell>
          <table:table-cell table:formula="of:=DEGREES(ATAN(ABS([.F481]-[.C481])/ABS([.E481]-[.B481])))" office:value-type="float" office:value="1.00661617198052" calcext:value-type="float">
            <text:p>1.00661617198052</text:p>
          </table:table-cell>
          <table:table-cell table:formula="of:=SQRT(POWER([.H481];2)+POWER([.I481];2)+POWER([.J481];2))" office:value-type="float" office:value="863.077814894904" calcext:value-type="float">
            <text:p>863.077814894904</text:p>
          </table:table-cell>
        </table:table-row>
        <table:table-row table:style-name="ro1">
          <table:table-cell office:value-type="float" office:value="35.9565" calcext:value-type="float">
            <text:p>35.9565</text:p>
          </table:table-cell>
          <table:table-cell office:value-type="float" office:value="295.702" calcext:value-type="float">
            <text:p>295.702</text:p>
          </table:table-cell>
          <table:table-cell office:value-type="float" office:value="42.4839" calcext:value-type="float">
            <text:p>42.4839</text:p>
          </table:table-cell>
          <table:table-cell office:value-type="float" office:value="36.8479" calcext:value-type="float">
            <text:p>36.8479</text:p>
          </table:table-cell>
          <table:table-cell office:value-type="float" office:value="283.106" calcext:value-type="float">
            <text:p>283.106</text:p>
          </table:table-cell>
          <table:table-cell office:value-type="float" office:value="42.3917" calcext:value-type="float">
            <text:p>42.3917</text:p>
          </table:table-cell>
          <table:table-cell/>
          <table:table-cell table:formula="of:=([.D482]-[.A482])/0.0166667" office:value-type="float" office:value="53.4838930322142" calcext:value-type="float">
            <text:p>53.4838930322142</text:p>
          </table:table-cell>
          <table:table-cell table:formula="of:=ABS([.E482]-[.B482])/0.0166667" office:value-type="float" office:value="755.758488483023" calcext:value-type="float">
            <text:p>755.758488483023</text:p>
          </table:table-cell>
          <table:table-cell table:formula="of:=([.F482]-[.C482])/0.0166667" office:value-type="float" office:value="-5.53198893602203" calcext:value-type="float">
            <text:p>-5.53198893602203</text:p>
          </table:table-cell>
          <table:table-cell table:formula="of:=DEGREES(ATAN(ABS([.F482]-[.C482])/ABS([.E482]-[.B482])))" office:value-type="float" office:value="0.419385243488241" calcext:value-type="float">
            <text:p>0.419385243488241</text:p>
          </table:table-cell>
          <table:table-cell table:formula="of:=SQRT(POWER([.H482];2)+POWER([.I482];2)+POWER([.J482];2))" office:value-type="float" office:value="757.668808008891" calcext:value-type="float">
            <text:p>757.668808008891</text:p>
          </table:table-cell>
        </table:table-row>
        <table:table-row table:style-name="ro1">
          <table:table-cell office:value-type="float" office:value="35.7415" calcext:value-type="float">
            <text:p>35.7415</text:p>
          </table:table-cell>
          <table:table-cell office:value-type="float" office:value="298.637" calcext:value-type="float">
            <text:p>298.637</text:p>
          </table:table-cell>
          <table:table-cell office:value-type="float" office:value="42.2958" calcext:value-type="float">
            <text:p>42.2958</text:p>
          </table:table-cell>
          <table:table-cell office:value-type="float" office:value="36.3798" calcext:value-type="float">
            <text:p>36.3798</text:p>
          </table:table-cell>
          <table:table-cell office:value-type="float" office:value="285.868" calcext:value-type="float">
            <text:p>285.868</text:p>
          </table:table-cell>
          <table:table-cell office:value-type="float" office:value="41.9603" calcext:value-type="float">
            <text:p>41.9603</text:p>
          </table:table-cell>
          <table:table-cell/>
          <table:table-cell table:formula="of:=([.D483]-[.A483])/0.0166667" office:value-type="float" office:value="38.2979234041533" calcext:value-type="float">
            <text:p>38.2979234041533</text:p>
          </table:table-cell>
          <table:table-cell table:formula="of:=ABS([.E483]-[.B483])/0.0166667" office:value-type="float" office:value="766.138467723065" calcext:value-type="float">
            <text:p>766.138467723065</text:p>
          </table:table-cell>
          <table:table-cell table:formula="of:=([.F483]-[.C483])/0.0166667" office:value-type="float" office:value="-20.1299597400807" calcext:value-type="float">
            <text:p>-20.1299597400807</text:p>
          </table:table-cell>
          <table:table-cell table:formula="of:=DEGREES(ATAN(ABS([.F483]-[.C483])/ABS([.E483]-[.B483])))" office:value-type="float" office:value="1.50507575900232" calcext:value-type="float">
            <text:p>1.50507575900232</text:p>
          </table:table-cell>
          <table:table-cell table:formula="of:=SQRT(POWER([.H483];2)+POWER([.I483];2)+POWER([.J483];2))" office:value-type="float" office:value="767.359171406228" calcext:value-type="float">
            <text:p>767.359171406228</text:p>
          </table:table-cell>
        </table:table-row>
        <table:table-row table:style-name="ro1">
          <table:table-cell office:value-type="float" office:value="36.5729" calcext:value-type="float">
            <text:p>36.5729</text:p>
          </table:table-cell>
          <table:table-cell office:value-type="float" office:value="287.166" calcext:value-type="float">
            <text:p>287.166</text:p>
          </table:table-cell>
          <table:table-cell office:value-type="float" office:value="42.7715" calcext:value-type="float">
            <text:p>42.7715</text:p>
          </table:table-cell>
          <table:table-cell office:value-type="float" office:value="37.7718" calcext:value-type="float">
            <text:p>37.7718</text:p>
          </table:table-cell>
          <table:table-cell office:value-type="float" office:value="273.734" calcext:value-type="float">
            <text:p>273.734</text:p>
          </table:table-cell>
          <table:table-cell office:value-type="float" office:value="42.6245" calcext:value-type="float">
            <text:p>42.6245</text:p>
          </table:table-cell>
          <table:table-cell/>
          <table:table-cell table:formula="of:=([.D484]-[.A484])/0.0166667" office:value-type="float" office:value="71.9338561322878" calcext:value-type="float">
            <text:p>71.9338561322878</text:p>
          </table:table-cell>
          <table:table-cell table:formula="of:=ABS([.E484]-[.B484])/0.0166667" office:value-type="float" office:value="805.918388163225" calcext:value-type="float">
            <text:p>805.918388163225</text:p>
          </table:table-cell>
          <table:table-cell table:formula="of:=([.F484]-[.C484])/0.0166667" office:value-type="float" office:value="-8.81998236003562" calcext:value-type="float">
            <text:p>-8.81998236003562</text:p>
          </table:table-cell>
          <table:table-cell table:formula="of:=DEGREES(ATAN(ABS([.F484]-[.C484])/ABS([.E484]-[.B484])))" office:value-type="float" office:value="0.627020797726174" calcext:value-type="float">
            <text:p>0.627020797726174</text:p>
          </table:table-cell>
          <table:table-cell table:formula="of:=SQRT(POWER([.H484];2)+POWER([.I484];2)+POWER([.J484];2))" office:value-type="float" office:value="809.170390045571" calcext:value-type="float">
            <text:p>809.170390045571</text:p>
          </table:table-cell>
        </table:table-row>
        <table:table-row table:style-name="ro1">
          <table:table-cell office:value-type="float" office:value="37.0619" calcext:value-type="float">
            <text:p>37.0619</text:p>
          </table:table-cell>
          <table:table-cell office:value-type="float" office:value="287.384" calcext:value-type="float">
            <text:p>287.384</text:p>
          </table:table-cell>
          <table:table-cell office:value-type="float" office:value="42.4778" calcext:value-type="float">
            <text:p>42.4778</text:p>
          </table:table-cell>
          <table:table-cell office:value-type="float" office:value="38.4687" calcext:value-type="float">
            <text:p>38.4687</text:p>
          </table:table-cell>
          <table:table-cell office:value-type="float" office:value="274.109" calcext:value-type="float">
            <text:p>274.109</text:p>
          </table:table-cell>
          <table:table-cell office:value-type="float" office:value="41.8122" calcext:value-type="float">
            <text:p>41.8122</text:p>
          </table:table-cell>
          <table:table-cell/>
          <table:table-cell table:formula="of:=([.D485]-[.A485])/0.0166667" office:value-type="float" office:value="84.4078311843375" calcext:value-type="float">
            <text:p>84.4078311843375</text:p>
          </table:table-cell>
          <table:table-cell table:formula="of:=ABS([.E485]-[.B485])/0.0166667" office:value-type="float" office:value="796.498407003188" calcext:value-type="float">
            <text:p>796.498407003188</text:p>
          </table:table-cell>
          <table:table-cell table:formula="of:=([.F485]-[.C485])/0.0166667" office:value-type="float" office:value="-39.93592012816" calcext:value-type="float">
            <text:p>-39.93592012816</text:p>
          </table:table-cell>
          <table:table-cell table:formula="of:=DEGREES(ATAN(ABS([.F485]-[.C485])/ABS([.E485]-[.B485])))" office:value-type="float" office:value="2.87036998124289" calcext:value-type="float">
            <text:p>2.87036998124289</text:p>
          </table:table-cell>
          <table:table-cell table:formula="of:=SQRT(POWER([.H485];2)+POWER([.I485];2)+POWER([.J485];2))" office:value-type="float" office:value="801.953410143222" calcext:value-type="float">
            <text:p>801.953410143222</text:p>
          </table:table-cell>
        </table:table-row>
        <table:table-row table:style-name="ro1">
          <table:table-cell office:value-type="float" office:value="36.3683" calcext:value-type="float">
            <text:p>36.3683</text:p>
          </table:table-cell>
          <table:table-cell office:value-type="float" office:value="297.303" calcext:value-type="float">
            <text:p>297.303</text:p>
          </table:table-cell>
          <table:table-cell office:value-type="float" office:value="42.4931" calcext:value-type="float">
            <text:p>42.4931</text:p>
          </table:table-cell>
          <table:table-cell office:value-type="float" office:value="37.2392" calcext:value-type="float">
            <text:p>37.2392</text:p>
          </table:table-cell>
          <table:table-cell office:value-type="float" office:value="284.682" calcext:value-type="float">
            <text:p>284.682</text:p>
          </table:table-cell>
          <table:table-cell office:value-type="float" office:value="42.1386" calcext:value-type="float">
            <text:p>42.1386</text:p>
          </table:table-cell>
          <table:table-cell/>
          <table:table-cell table:formula="of:=([.D486]-[.A486])/0.0166667" office:value-type="float" office:value="52.2538954922089" calcext:value-type="float">
            <text:p>52.2538954922089</text:p>
          </table:table-cell>
          <table:table-cell table:formula="of:=ABS([.E486]-[.B486])/0.0166667" office:value-type="float" office:value="757.258485483028" calcext:value-type="float">
            <text:p>757.258485483028</text:p>
          </table:table-cell>
          <table:table-cell table:formula="of:=([.F486]-[.C486])/0.0166667" office:value-type="float" office:value="-21.2699574600852" calcext:value-type="float">
            <text:p>-21.2699574600852</text:p>
          </table:table-cell>
          <table:table-cell table:formula="of:=DEGREES(ATAN(ABS([.F486]-[.C486])/ABS([.E486]-[.B486])))" office:value-type="float" office:value="1.60890697034144" calcext:value-type="float">
            <text:p>1.60890697034144</text:p>
          </table:table-cell>
          <table:table-cell table:formula="of:=SQRT(POWER([.H486];2)+POWER([.I486];2)+POWER([.J486];2))" office:value-type="float" office:value="759.357158733961" calcext:value-type="float">
            <text:p>759.357158733961</text:p>
          </table:table-cell>
        </table:table-row>
        <table:table-row table:style-name="ro1">
          <table:table-cell office:value-type="float" office:value="40.6246" calcext:value-type="float">
            <text:p>40.6246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41.483" calcext:value-type="float">
            <text:p>41.483</text:p>
          </table:table-cell>
          <table:table-cell office:value-type="float" office:value="40.9669" calcext:value-type="float">
            <text:p>40.9669</text:p>
          </table:table-cell>
          <table:table-cell office:value-type="float" office:value="285.989" calcext:value-type="float">
            <text:p>285.989</text:p>
          </table:table-cell>
          <table:table-cell office:value-type="float" office:value="41.1298" calcext:value-type="float">
            <text:p>41.1298</text:p>
          </table:table-cell>
          <table:table-cell/>
          <table:table-cell table:formula="of:=([.D487]-[.A487])/0.0166667" office:value-type="float" office:value="20.5379589240822" calcext:value-type="float">
            <text:p>20.5379589240822</text:p>
          </table:table-cell>
          <table:table-cell table:formula="of:=ABS([.E487]-[.B487])/0.0166667" office:value-type="float" office:value="852.53829492341" calcext:value-type="float">
            <text:p>852.53829492341</text:p>
          </table:table-cell>
          <table:table-cell table:formula="of:=([.F487]-[.C487])/0.0166667" office:value-type="float" office:value="-21.1919576160844" calcext:value-type="float">
            <text:p>-21.1919576160844</text:p>
          </table:table-cell>
          <table:table-cell table:formula="of:=DEGREES(ATAN(ABS([.F487]-[.C487])/ABS([.E487]-[.B487])))" office:value-type="float" office:value="1.42393572981051" calcext:value-type="float">
            <text:p>1.42393572981051</text:p>
          </table:table-cell>
          <table:table-cell table:formula="of:=SQRT(POWER([.H487];2)+POWER([.I487];2)+POWER([.J487];2))" office:value-type="float" office:value="853.048914854995" calcext:value-type="float">
            <text:p>853.048914854995</text:p>
          </table:table-cell>
        </table:table-row>
        <table:table-row table:style-name="ro1">
          <table:table-cell office:value-type="float" office:value="40.9605" calcext:value-type="float">
            <text:p>40.9605</text:p>
          </table:table-cell>
          <table:table-cell office:value-type="float" office:value="308.831" calcext:value-type="float">
            <text:p>308.831</text:p>
          </table:table-cell>
          <table:table-cell office:value-type="float" office:value="43.3336" calcext:value-type="float">
            <text:p>43.3336</text:p>
          </table:table-cell>
          <table:table-cell office:value-type="float" office:value="40.9663" calcext:value-type="float">
            <text:p>40.9663</text:p>
          </table:table-cell>
          <table:table-cell office:value-type="float" office:value="295.493" calcext:value-type="float">
            <text:p>295.493</text:p>
          </table:table-cell>
          <table:table-cell office:value-type="float" office:value="43.2383" calcext:value-type="float">
            <text:p>43.2383</text:p>
          </table:table-cell>
          <table:table-cell/>
          <table:table-cell table:formula="of:=([.D488]-[.A488])/0.0166667" office:value-type="float" office:value="0.347999304001007" calcext:value-type="float">
            <text:p>0.347999304001007</text:p>
          </table:table-cell>
          <table:table-cell table:formula="of:=ABS([.E488]-[.B488])/0.0166667" office:value-type="float" office:value="800.278399443203" calcext:value-type="float">
            <text:p>800.278399443203</text:p>
          </table:table-cell>
          <table:table-cell table:formula="of:=([.F488]-[.C488])/0.0166667" office:value-type="float" office:value="-5.71798856402255" calcext:value-type="float">
            <text:p>-5.71798856402255</text:p>
          </table:table-cell>
          <table:table-cell table:formula="of:=DEGREES(ATAN(ABS([.F488]-[.C488])/ABS([.E488]-[.B488])))" office:value-type="float" office:value="0.409371335485018" calcext:value-type="float">
            <text:p>0.409371335485018</text:p>
          </table:table-cell>
          <table:table-cell table:formula="of:=SQRT(POWER([.H488];2)+POWER([.I488];2)+POWER([.J488];2))" office:value-type="float" office:value="800.298902355931" calcext:value-type="float">
            <text:p>800.298902355931</text:p>
          </table:table-cell>
        </table:table-row>
        <table:table-row table:style-name="ro1">
          <table:table-cell office:value-type="float" office:value="40.1795" calcext:value-type="float">
            <text:p>40.1795</text:p>
          </table:table-cell>
          <table:table-cell office:value-type="float" office:value="312.082" calcext:value-type="float">
            <text:p>312.082</text:p>
          </table:table-cell>
          <table:table-cell office:value-type="float" office:value="41.7953" calcext:value-type="float">
            <text:p>41.7953</text:p>
          </table:table-cell>
          <table:table-cell office:value-type="float" office:value="40.6496" calcext:value-type="float">
            <text:p>40.6496</text:p>
          </table:table-cell>
          <table:table-cell office:value-type="float" office:value="295.718" calcext:value-type="float">
            <text:p>295.718</text:p>
          </table:table-cell>
          <table:table-cell office:value-type="float" office:value="41.9143" calcext:value-type="float">
            <text:p>41.9143</text:p>
          </table:table-cell>
          <table:table-cell/>
          <table:table-cell table:formula="of:=([.D489]-[.A489])/0.0166667" office:value-type="float" office:value="28.205943588113" calcext:value-type="float">
            <text:p>28.205943588113</text:p>
          </table:table-cell>
          <table:table-cell table:formula="of:=ABS([.E489]-[.B489])/0.0166667" office:value-type="float" office:value="981.838036323926" calcext:value-type="float">
            <text:p>981.838036323926</text:p>
          </table:table-cell>
          <table:table-cell table:formula="of:=([.F489]-[.C489])/0.0166667" office:value-type="float" office:value="7.13998572002855" calcext:value-type="float">
            <text:p>7.13998572002855</text:p>
          </table:table-cell>
          <table:table-cell table:formula="of:=DEGREES(ATAN(ABS([.F489]-[.C489])/ABS([.E489]-[.B489])))" office:value-type="float" office:value="0.416651037476049" calcext:value-type="float">
            <text:p>0.416651037476049</text:p>
          </table:table-cell>
          <table:table-cell table:formula="of:=SQRT(POWER([.H489];2)+POWER([.I489];2)+POWER([.J489];2))" office:value-type="float" office:value="982.269048795798" calcext:value-type="float">
            <text:p>982.269048795798</text:p>
          </table:table-cell>
        </table:table-row>
        <table:table-row table:style-name="ro1">
          <table:table-cell office:value-type="float" office:value="39.7852" calcext:value-type="float">
            <text:p>39.7852</text:p>
          </table:table-cell>
          <table:table-cell office:value-type="float" office:value="305.713" calcext:value-type="float">
            <text:p>305.713</text:p>
          </table:table-cell>
          <table:table-cell office:value-type="float" office:value="42.4893" calcext:value-type="float">
            <text:p>42.4893</text:p>
          </table:table-cell>
          <table:table-cell office:value-type="float" office:value="39.6339" calcext:value-type="float">
            <text:p>39.6339</text:p>
          </table:table-cell>
          <table:table-cell office:value-type="float" office:value="291.118" calcext:value-type="float">
            <text:p>291.118</text:p>
          </table:table-cell>
          <table:table-cell office:value-type="float" office:value="41.8668" calcext:value-type="float">
            <text:p>41.8668</text:p>
          </table:table-cell>
          <table:table-cell/>
          <table:table-cell table:formula="of:=([.D490]-[.A490])/0.0166667" office:value-type="float" office:value="-9.07798184403669" calcext:value-type="float">
            <text:p>-9.07798184403669</text:p>
          </table:table-cell>
          <table:table-cell table:formula="of:=ABS([.E490]-[.B490])/0.0166667" office:value-type="float" office:value="875.698248603504" calcext:value-type="float">
            <text:p>875.698248603504</text:p>
          </table:table-cell>
          <table:table-cell table:formula="of:=([.F490]-[.C490])/0.0166667" office:value-type="float" office:value="-37.3499253001495" calcext:value-type="float">
            <text:p>-37.3499253001495</text:p>
          </table:table-cell>
          <table:table-cell table:formula="of:=DEGREES(ATAN(ABS([.F490]-[.C490])/ABS([.E490]-[.B490])))" office:value-type="float" office:value="2.44227602449773" calcext:value-type="float">
            <text:p>2.44227602449773</text:p>
          </table:table-cell>
          <table:table-cell table:formula="of:=SQRT(POWER([.H490];2)+POWER([.I490];2)+POWER([.J490];2))" office:value-type="float" office:value="876.541413329417" calcext:value-type="float">
            <text:p>876.541413329417</text:p>
          </table:table-cell>
        </table:table-row>
        <table:table-row table:style-name="ro1">
          <table:table-cell office:value-type="float" office:value="41.1488" calcext:value-type="float">
            <text:p>41.1488</text:p>
          </table:table-cell>
          <table:table-cell office:value-type="float" office:value="249.231" calcext:value-type="float">
            <text:p>249.231</text:p>
          </table:table-cell>
          <table:table-cell office:value-type="float" office:value="42.2953" calcext:value-type="float">
            <text:p>42.2953</text:p>
          </table:table-cell>
          <table:table-cell office:value-type="float" office:value="40.9111" calcext:value-type="float">
            <text:p>40.9111</text:p>
          </table:table-cell>
          <table:table-cell office:value-type="float" office:value="238.542" calcext:value-type="float">
            <text:p>238.542</text:p>
          </table:table-cell>
          <table:table-cell office:value-type="float" office:value="41.5874" calcext:value-type="float">
            <text:p>41.5874</text:p>
          </table:table-cell>
          <table:table-cell/>
          <table:table-cell table:formula="of:=([.D491]-[.A491])/0.0166667" office:value-type="float" office:value="-14.2619714760573" calcext:value-type="float">
            <text:p>-14.2619714760573</text:p>
          </table:table-cell>
          <table:table-cell table:formula="of:=ABS([.E491]-[.B491])/0.0166667" office:value-type="float" office:value="641.338717322565" calcext:value-type="float">
            <text:p>641.338717322565</text:p>
          </table:table-cell>
          <table:table-cell table:formula="of:=([.F491]-[.C491])/0.0166667" office:value-type="float" office:value="-42.4739150521696" calcext:value-type="float">
            <text:p>-42.4739150521696</text:p>
          </table:table-cell>
          <table:table-cell table:formula="of:=DEGREES(ATAN(ABS([.F491]-[.C491])/ABS([.E491]-[.B491])))" office:value-type="float" office:value="3.78899237366876" calcext:value-type="float">
            <text:p>3.78899237366876</text:p>
          </table:table-cell>
          <table:table-cell table:formula="of:=SQRT(POWER([.H491];2)+POWER([.I491];2)+POWER([.J491];2))" office:value-type="float" office:value="642.901849139661" calcext:value-type="float">
            <text:p>642.901849139661</text:p>
          </table:table-cell>
        </table:table-row>
        <table:table-row table:style-name="ro1">
          <table:table-cell office:value-type="float" office:value="40.184" calcext:value-type="float">
            <text:p>40.184</text:p>
          </table:table-cell>
          <table:table-cell office:value-type="float" office:value="307.52" calcext:value-type="float">
            <text:p>307.52</text:p>
          </table:table-cell>
          <table:table-cell office:value-type="float" office:value="41.6844" calcext:value-type="float">
            <text:p>41.6844</text:p>
          </table:table-cell>
          <table:table-cell office:value-type="float" office:value="40.2865" calcext:value-type="float">
            <text:p>40.2865</text:p>
          </table:table-cell>
          <table:table-cell office:value-type="float" office:value="292.855" calcext:value-type="float">
            <text:p>292.855</text:p>
          </table:table-cell>
          <table:table-cell office:value-type="float" office:value="41.3308" calcext:value-type="float">
            <text:p>41.3308</text:p>
          </table:table-cell>
          <table:table-cell/>
          <table:table-cell table:formula="of:=([.D492]-[.A492])/0.0166667" office:value-type="float" office:value="6.14998770002455" calcext:value-type="float">
            <text:p>6.14998770002455</text:p>
          </table:table-cell>
          <table:table-cell table:formula="of:=ABS([.E492]-[.B492])/0.0166667" office:value-type="float" office:value="879.898240203517" calcext:value-type="float">
            <text:p>879.898240203517</text:p>
          </table:table-cell>
          <table:table-cell table:formula="of:=([.F492]-[.C492])/0.0166667" office:value-type="float" office:value="-21.2159575680844" calcext:value-type="float">
            <text:p>-21.2159575680844</text:p>
          </table:table-cell>
          <table:table-cell table:formula="of:=DEGREES(ATAN(ABS([.F492]-[.C492])/ABS([.E492]-[.B492])))" office:value-type="float" office:value="1.38123851281465" calcext:value-type="float">
            <text:p>1.38123851281465</text:p>
          </table:table-cell>
          <table:table-cell table:formula="of:=SQRT(POWER([.H492];2)+POWER([.I492];2)+POWER([.J492];2))" office:value-type="float" office:value="880.175466777783" calcext:value-type="float">
            <text:p>880.175466777783</text:p>
          </table:table-cell>
        </table:table-row>
        <table:table-row table:style-name="ro1">
          <table:table-cell office:value-type="float" office:value="40.9462" calcext:value-type="float">
            <text:p>40.9462</text:p>
          </table:table-cell>
          <table:table-cell office:value-type="float" office:value="304.393" calcext:value-type="float">
            <text:p>304.393</text:p>
          </table:table-cell>
          <table:table-cell office:value-type="float" office:value="42.9383" calcext:value-type="float">
            <text:p>42.9383</text:p>
          </table:table-cell>
          <table:table-cell office:value-type="float" office:value="41.2079" calcext:value-type="float">
            <text:p>41.2079</text:p>
          </table:table-cell>
          <table:table-cell office:value-type="float" office:value="291.333" calcext:value-type="float">
            <text:p>291.333</text:p>
          </table:table-cell>
          <table:table-cell office:value-type="float" office:value="42.843" calcext:value-type="float">
            <text:p>42.843</text:p>
          </table:table-cell>
          <table:table-cell/>
          <table:table-cell table:formula="of:=([.D493]-[.A493])/0.0166667" office:value-type="float" office:value="15.7019685960631" calcext:value-type="float">
            <text:p>15.7019685960631</text:p>
          </table:table-cell>
          <table:table-cell table:formula="of:=ABS([.E493]-[.B493])/0.0166667" office:value-type="float" office:value="783.598432803131" calcext:value-type="float">
            <text:p>783.598432803131</text:p>
          </table:table-cell>
          <table:table-cell table:formula="of:=([.F493]-[.C493])/0.0166667" office:value-type="float" office:value="-5.71798856402255" calcext:value-type="float">
            <text:p>-5.71798856402255</text:p>
          </table:table-cell>
          <table:table-cell table:formula="of:=DEGREES(ATAN(ABS([.F493]-[.C493])/ABS([.E493]-[.B493])))" office:value-type="float" office:value="0.418085059347964" calcext:value-type="float">
            <text:p>0.418085059347964</text:p>
          </table:table-cell>
          <table:table-cell table:formula="of:=SQRT(POWER([.H493];2)+POWER([.I493];2)+POWER([.J493];2))" office:value-type="float" office:value="783.776595148473" calcext:value-type="float">
            <text:p>783.776595148473</text:p>
          </table:table-cell>
        </table:table-row>
        <table:table-row table:style-name="ro1">
          <table:table-cell office:value-type="float" office:value="40.5482" calcext:value-type="float">
            <text:p>40.5482</text:p>
          </table:table-cell>
          <table:table-cell office:value-type="float" office:value="310.559" calcext:value-type="float">
            <text:p>310.559</text:p>
          </table:table-cell>
          <table:table-cell office:value-type="float" office:value="42.0194" calcext:value-type="float">
            <text:p>42.0194</text:p>
          </table:table-cell>
          <table:table-cell office:value-type="float" office:value="40.4542" calcext:value-type="float">
            <text:p>40.4542</text:p>
          </table:table-cell>
          <table:table-cell office:value-type="float" office:value="298.662" calcext:value-type="float">
            <text:p>298.662</text:p>
          </table:table-cell>
          <table:table-cell office:value-type="float" office:value="41.4611" calcext:value-type="float">
            <text:p>41.4611</text:p>
          </table:table-cell>
          <table:table-cell/>
          <table:table-cell table:formula="of:=([.D494]-[.A494])/0.0166667" office:value-type="float" office:value="-5.63998872002263" calcext:value-type="float">
            <text:p>-5.63998872002263</text:p>
          </table:table-cell>
          <table:table-cell table:formula="of:=ABS([.E494]-[.B494])/0.0166667" office:value-type="float" office:value="713.818572362858" calcext:value-type="float">
            <text:p>713.818572362858</text:p>
          </table:table-cell>
          <table:table-cell table:formula="of:=([.F494]-[.C494])/0.0166667" office:value-type="float" office:value="-33.4979330041337" calcext:value-type="float">
            <text:p>-33.4979330041337</text:p>
          </table:table-cell>
          <table:table-cell table:formula="of:=DEGREES(ATAN(ABS([.F494]-[.C494])/ABS([.E494]-[.B494])))" office:value-type="float" office:value="2.68679356066009" calcext:value-type="float">
            <text:p>2.68679356066009</text:p>
          </table:table-cell>
          <table:table-cell table:formula="of:=SQRT(POWER([.H494];2)+POWER([.I494];2)+POWER([.J494];2))" office:value-type="float" office:value="714.626388568503" calcext:value-type="float">
            <text:p>714.626388568503</text:p>
          </table:table-cell>
        </table:table-row>
        <table:table-row table:style-name="ro1">
          <table:table-cell office:value-type="float" office:value="48.9827" calcext:value-type="float">
            <text:p>48.9827</text:p>
          </table:table-cell>
          <table:table-cell office:value-type="float" office:value="308.221" calcext:value-type="float">
            <text:p>308.221</text:p>
          </table:table-cell>
          <table:table-cell office:value-type="float" office:value="40.9571" calcext:value-type="float">
            <text:p>40.9571</text:p>
          </table:table-cell>
          <table:table-cell office:value-type="float" office:value="49.469" calcext:value-type="float">
            <text:p>49.469</text:p>
          </table:table-cell>
          <table:table-cell office:value-type="float" office:value="296.758" calcext:value-type="float">
            <text:p>296.758</text:p>
          </table:table-cell>
          <table:table-cell office:value-type="float" office:value="40.3638" calcext:value-type="float">
            <text:p>40.3638</text:p>
          </table:table-cell>
          <table:table-cell/>
          <table:table-cell table:formula="of:=([.D495]-[.A495])/0.0166667" office:value-type="float" office:value="29.1779416441167" calcext:value-type="float">
            <text:p>29.1779416441167</text:p>
          </table:table-cell>
          <table:table-cell table:formula="of:=ABS([.E495]-[.B495])/0.0166667" office:value-type="float" office:value="687.778624442753" calcext:value-type="float">
            <text:p>687.778624442753</text:p>
          </table:table-cell>
          <table:table-cell table:formula="of:=([.F495]-[.C495])/0.0166667" office:value-type="float" office:value="-35.5979288041423" calcext:value-type="float">
            <text:p>-35.5979288041423</text:p>
          </table:table-cell>
          <table:table-cell table:formula="of:=DEGREES(ATAN(ABS([.F495]-[.C495])/ABS([.E495]-[.B495])))" office:value-type="float" office:value="2.96286136697985" calcext:value-type="float">
            <text:p>2.96286136697985</text:p>
          </table:table-cell>
          <table:table-cell table:formula="of:=SQRT(POWER([.H495];2)+POWER([.I495];2)+POWER([.J495];2))" office:value-type="float" office:value="689.317054086214" calcext:value-type="float">
            <text:p>689.317054086214</text:p>
          </table:table-cell>
        </table:table-row>
        <table:table-row table:style-name="ro1">
          <table:table-cell office:value-type="float" office:value="54.2526" calcext:value-type="float">
            <text:p>54.2526</text:p>
          </table:table-cell>
          <table:table-cell office:value-type="float" office:value="319.757" calcext:value-type="float">
            <text:p>319.757</text:p>
          </table:table-cell>
          <table:table-cell office:value-type="float" office:value="41.3161" calcext:value-type="float">
            <text:p>41.3161</text:p>
          </table:table-cell>
          <table:table-cell office:value-type="float" office:value="55.2728" calcext:value-type="float">
            <text:p>55.2728</text:p>
          </table:table-cell>
          <table:table-cell office:value-type="float" office:value="304.892" calcext:value-type="float">
            <text:p>304.892</text:p>
          </table:table-cell>
          <table:table-cell office:value-type="float" office:value="41.4014" calcext:value-type="float">
            <text:p>41.4014</text:p>
          </table:table-cell>
          <table:table-cell/>
          <table:table-cell table:formula="of:=([.D496]-[.A496])/0.0166667" office:value-type="float" office:value="61.2118775762446" calcext:value-type="float">
            <text:p>61.2118775762446</text:p>
          </table:table-cell>
          <table:table-cell table:formula="of:=ABS([.E496]-[.B496])/0.0166667" office:value-type="float" office:value="891.898216203568" calcext:value-type="float">
            <text:p>891.898216203568</text:p>
          </table:table-cell>
          <table:table-cell table:formula="of:=([.F496]-[.C496])/0.0166667" office:value-type="float" office:value="5.11798976402069" calcext:value-type="float">
            <text:p>5.11798976402069</text:p>
          </table:table-cell>
          <table:table-cell table:formula="of:=DEGREES(ATAN(ABS([.F496]-[.C496])/ABS([.E496]-[.B496])))" office:value-type="float" office:value="0.328777420103326" calcext:value-type="float">
            <text:p>0.328777420103326</text:p>
          </table:table-cell>
          <table:table-cell table:formula="of:=SQRT(POWER([.H496];2)+POWER([.I496];2)+POWER([.J496];2))" office:value-type="float" office:value="894.010914834232" calcext:value-type="float">
            <text:p>894.010914834232</text:p>
          </table:table-cell>
        </table:table-row>
        <table:table-row table:style-name="ro1">
          <table:table-cell office:value-type="float" office:value="57.8997" calcext:value-type="float">
            <text:p>57.8997</text:p>
          </table:table-cell>
          <table:table-cell office:value-type="float" office:value="305.616" calcext:value-type="float">
            <text:p>305.616</text:p>
          </table:table-cell>
          <table:table-cell office:value-type="float" office:value="40.2084" calcext:value-type="float">
            <text:p>40.2084</text:p>
          </table:table-cell>
          <table:table-cell office:value-type="float" office:value="58.3044" calcext:value-type="float">
            <text:p>58.3044</text:p>
          </table:table-cell>
          <table:table-cell office:value-type="float" office:value="290.127" calcext:value-type="float">
            <text:p>290.127</text:p>
          </table:table-cell>
          <table:table-cell office:value-type="float" office:value="40.0362" calcext:value-type="float">
            <text:p>40.0362</text:p>
          </table:table-cell>
          <table:table-cell/>
          <table:table-cell table:formula="of:=([.D497]-[.A497])/0.0166667" office:value-type="float" office:value="24.281951436097" calcext:value-type="float">
            <text:p>24.281951436097</text:p>
          </table:table-cell>
          <table:table-cell table:formula="of:=ABS([.E497]-[.B497])/0.0166667" office:value-type="float" office:value="929.338141323716" calcext:value-type="float">
            <text:p>929.338141323716</text:p>
          </table:table-cell>
          <table:table-cell table:formula="of:=([.F497]-[.C497])/0.0166667" office:value-type="float" office:value="-10.3319793360411" calcext:value-type="float">
            <text:p>-10.3319793360411</text:p>
          </table:table-cell>
          <table:table-cell table:formula="of:=DEGREES(ATAN(ABS([.F497]-[.C497])/ABS([.E497]-[.B497])))" office:value-type="float" office:value="0.636963442983446" calcext:value-type="float">
            <text:p>0.636963442983446</text:p>
          </table:table-cell>
          <table:table-cell table:formula="of:=SQRT(POWER([.H497];2)+POWER([.I497];2)+POWER([.J497];2))" office:value-type="float" office:value="929.712721157221" calcext:value-type="float">
            <text:p>929.712721157221</text:p>
          </table:table-cell>
        </table:table-row>
        <table:table-row table:style-name="ro1">
          <table:table-cell office:value-type="float" office:value="59.989" calcext:value-type="float">
            <text:p>59.989</text:p>
          </table:table-cell>
          <table:table-cell office:value-type="float" office:value="308.604" calcext:value-type="float">
            <text:p>308.604</text:p>
          </table:table-cell>
          <table:table-cell office:value-type="float" office:value="41.3202" calcext:value-type="float">
            <text:p>41.3202</text:p>
          </table:table-cell>
          <table:table-cell office:value-type="float" office:value="59.7813" calcext:value-type="float">
            <text:p>59.7813</text:p>
          </table:table-cell>
          <table:table-cell office:value-type="float" office:value="294.279" calcext:value-type="float">
            <text:p>294.279</text:p>
          </table:table-cell>
          <table:table-cell office:value-type="float" office:value="41.1683" calcext:value-type="float">
            <text:p>41.1683</text:p>
          </table:table-cell>
          <table:table-cell/>
          <table:table-cell table:formula="of:=([.D498]-[.A498])/0.0166667" office:value-type="float" office:value="-12.4619750760496" calcext:value-type="float">
            <text:p>-12.4619750760496</text:p>
          </table:table-cell>
          <table:table-cell table:formula="of:=ABS([.E498]-[.B498])/0.0166667" office:value-type="float" office:value="859.498281003437" calcext:value-type="float">
            <text:p>859.498281003437</text:p>
          </table:table-cell>
          <table:table-cell table:formula="of:=([.F498]-[.C498])/0.0166667" office:value-type="float" office:value="-9.11398177203632" calcext:value-type="float">
            <text:p>-9.11398177203632</text:p>
          </table:table-cell>
          <table:table-cell table:formula="of:=DEGREES(ATAN(ABS([.F498]-[.C498])/ABS([.E498]-[.B498])))" office:value-type="float" office:value="0.607532476714123" calcext:value-type="float">
            <text:p>0.607532476714123</text:p>
          </table:table-cell>
          <table:table-cell table:formula="of:=SQRT(POWER([.H498];2)+POWER([.I498];2)+POWER([.J498];2))" office:value-type="float" office:value="859.63693530141" calcext:value-type="float">
            <text:p>859.63693530141</text:p>
          </table:table-cell>
        </table:table-row>
        <table:table-row table:style-name="ro1">
          <table:table-cell office:value-type="float" office:value="65.322" calcext:value-type="float">
            <text:p>65.322</text:p>
          </table:table-cell>
          <table:table-cell office:value-type="float" office:value="310.982" calcext:value-type="float">
            <text:p>310.982</text:p>
          </table:table-cell>
          <table:table-cell office:value-type="float" office:value="40.3753" calcext:value-type="float">
            <text:p>40.3753</text:p>
          </table:table-cell>
          <table:table-cell office:value-type="float" office:value="64.6739" calcext:value-type="float">
            <text:p>64.6739</text:p>
          </table:table-cell>
          <table:table-cell office:value-type="float" office:value="298.122" calcext:value-type="float">
            <text:p>298.122</text:p>
          </table:table-cell>
          <table:table-cell office:value-type="float" office:value="39.7381" calcext:value-type="float">
            <text:p>39.7381</text:p>
          </table:table-cell>
          <table:table-cell/>
          <table:table-cell table:formula="of:=([.D499]-[.A499])/0.0166667" office:value-type="float" office:value="-38.8859222281555" calcext:value-type="float">
            <text:p>-38.8859222281555</text:p>
          </table:table-cell>
          <table:table-cell table:formula="of:=ABS([.E499]-[.B499])/0.0166667" office:value-type="float" office:value="771.598456803087" calcext:value-type="float">
            <text:p>771.598456803087</text:p>
          </table:table-cell>
          <table:table-cell table:formula="of:=([.F499]-[.C499])/0.0166667" office:value-type="float" office:value="-38.2319235361529" calcext:value-type="float">
            <text:p>-38.2319235361529</text:p>
          </table:table-cell>
          <table:table-cell table:formula="of:=DEGREES(ATAN(ABS([.F499]-[.C499])/ABS([.E499]-[.B499])))" office:value-type="float" office:value="2.83662806914953" calcext:value-type="float">
            <text:p>2.83662806914953</text:p>
          </table:table-cell>
          <table:table-cell table:formula="of:=SQRT(POWER([.H499];2)+POWER([.I499];2)+POWER([.J499];2))" office:value-type="float" office:value="773.52309174692" calcext:value-type="float">
            <text:p>773.52309174692</text:p>
          </table:table-cell>
        </table:table-row>
        <table:table-row table:style-name="ro1">
          <table:table-cell office:value-type="float" office:value="72.5829" calcext:value-type="float">
            <text:p>72.5829</text:p>
          </table:table-cell>
          <table:table-cell office:value-type="float" office:value="300.215" calcext:value-type="float">
            <text:p>300.215</text:p>
          </table:table-cell>
          <table:table-cell office:value-type="float" office:value="40.3801" calcext:value-type="float">
            <text:p>40.3801</text:p>
          </table:table-cell>
          <table:table-cell office:value-type="float" office:value="71.7736" calcext:value-type="float">
            <text:p>71.7736</text:p>
          </table:table-cell>
          <table:table-cell office:value-type="float" office:value="286.578" calcext:value-type="float">
            <text:p>286.578</text:p>
          </table:table-cell>
          <table:table-cell office:value-type="float" office:value="39.9655" calcext:value-type="float">
            <text:p>39.9655</text:p>
          </table:table-cell>
          <table:table-cell/>
          <table:table-cell table:formula="of:=([.D500]-[.A500])/0.0166667" office:value-type="float" office:value="-48.5579028841938" calcext:value-type="float">
            <text:p>-48.5579028841938</text:p>
          </table:table-cell>
          <table:table-cell table:formula="of:=ABS([.E500]-[.B500])/0.0166667" office:value-type="float" office:value="818.218363563273" calcext:value-type="float">
            <text:p>818.218363563273</text:p>
          </table:table-cell>
          <table:table-cell table:formula="of:=([.F500]-[.C500])/0.0166667" office:value-type="float" office:value="-24.8759502480995" calcext:value-type="float">
            <text:p>-24.8759502480995</text:p>
          </table:table-cell>
          <table:table-cell table:formula="of:=DEGREES(ATAN(ABS([.F500]-[.C500])/ABS([.E500]-[.B500])))" office:value-type="float" office:value="1.7414031858282" calcext:value-type="float">
            <text:p>1.7414031858282</text:p>
          </table:table-cell>
          <table:table-cell table:formula="of:=SQRT(POWER([.H500];2)+POWER([.I500];2)+POWER([.J500];2))" office:value-type="float" office:value="820.03534881456" calcext:value-type="float">
            <text:p>820.03534881456</text:p>
          </table:table-cell>
        </table:table-row>
        <table:table-row table:style-name="ro1">
          <table:table-cell office:value-type="float" office:value="76.0467" calcext:value-type="float">
            <text:p>76.0467</text:p>
          </table:table-cell>
          <table:table-cell office:value-type="float" office:value="303.332" calcext:value-type="float">
            <text:p>303.332</text:p>
          </table:table-cell>
          <table:table-cell office:value-type="float" office:value="40.126" calcext:value-type="float">
            <text:p>40.126</text:p>
          </table:table-cell>
          <table:table-cell office:value-type="float" office:value="74.8814" calcext:value-type="float">
            <text:p>74.8814</text:p>
          </table:table-cell>
          <table:table-cell office:value-type="float" office:value="289.535" calcext:value-type="float">
            <text:p>289.535</text:p>
          </table:table-cell>
          <table:table-cell office:value-type="float" office:value="39.973" calcext:value-type="float">
            <text:p>39.973</text:p>
          </table:table-cell>
          <table:table-cell/>
          <table:table-cell table:formula="of:=([.D501]-[.A501])/0.0166667" office:value-type="float" office:value="-69.9178601642798" calcext:value-type="float">
            <text:p>-69.9178601642798</text:p>
          </table:table-cell>
          <table:table-cell table:formula="of:=ABS([.E501]-[.B501])/0.0166667" office:value-type="float" office:value="827.818344363309" calcext:value-type="float">
            <text:p>827.818344363309</text:p>
          </table:table-cell>
          <table:table-cell table:formula="of:=([.F501]-[.C501])/0.0166667" office:value-type="float" office:value="-9.17998164003664" calcext:value-type="float">
            <text:p>-9.17998164003664</text:p>
          </table:table-cell>
          <table:table-cell table:formula="of:=DEGREES(ATAN(ABS([.F501]-[.C501])/ABS([.E501]-[.B501])))" office:value-type="float" office:value="0.635347898193025" calcext:value-type="float">
            <text:p>0.635347898193025</text:p>
          </table:table-cell>
          <table:table-cell table:formula="of:=SQRT(POWER([.H501];2)+POWER([.I501];2)+POWER([.J501];2))" office:value-type="float" office:value="830.816460174733" calcext:value-type="float">
            <text:p>830.816460174733</text:p>
          </table:table-cell>
        </table:table-row>
        <table:table-row table:style-name="ro1">
          <table:table-cell office:value-type="float" office:value="83.7764" calcext:value-type="float">
            <text:p>83.7764</text:p>
          </table:table-cell>
          <table:table-cell office:value-type="float" office:value="293.723" calcext:value-type="float">
            <text:p>293.723</text:p>
          </table:table-cell>
          <table:table-cell office:value-type="float" office:value="41.5473" calcext:value-type="float">
            <text:p>41.5473</text:p>
          </table:table-cell>
          <table:table-cell office:value-type="float" office:value="83.4838" calcext:value-type="float">
            <text:p>83.4838</text:p>
          </table:table-cell>
          <table:table-cell office:value-type="float" office:value="282.01" calcext:value-type="float">
            <text:p>282.01</text:p>
          </table:table-cell>
          <table:table-cell office:value-type="float" office:value="40.8478" calcext:value-type="float">
            <text:p>40.8478</text:p>
          </table:table-cell>
          <table:table-cell/>
          <table:table-cell table:formula="of:=([.D502]-[.A502])/0.0166667" office:value-type="float" office:value="-17.5559648880698" calcext:value-type="float">
            <text:p>-17.5559648880698</text:p>
          </table:table-cell>
          <table:table-cell table:formula="of:=ABS([.E502]-[.B502])/0.0166667" office:value-type="float" office:value="702.778594442813" calcext:value-type="float">
            <text:p>702.778594442813</text:p>
          </table:table-cell>
          <table:table-cell table:formula="of:=([.F502]-[.C502])/0.0166667" office:value-type="float" office:value="-41.9699160601679" calcext:value-type="float">
            <text:p>-41.9699160601679</text:p>
          </table:table-cell>
          <table:table-cell table:formula="of:=DEGREES(ATAN(ABS([.F502]-[.C502])/ABS([.E502]-[.B502])))" office:value-type="float" office:value="3.41764306925235" calcext:value-type="float">
            <text:p>3.41764306925235</text:p>
          </table:table-cell>
          <table:table-cell table:formula="of:=SQRT(POWER([.H502];2)+POWER([.I502];2)+POWER([.J502];2))" office:value-type="float" office:value="704.249557020992" calcext:value-type="float">
            <text:p>704.249557020992</text:p>
          </table:table-cell>
        </table:table-row>
        <table:table-row table:style-name="ro1">
          <table:table-cell office:value-type="float" office:value="88.7203" calcext:value-type="float">
            <text:p>88.7203</text:p>
          </table:table-cell>
          <table:table-cell office:value-type="float" office:value="293.674" calcext:value-type="float">
            <text:p>293.674</text:p>
          </table:table-cell>
          <table:table-cell office:value-type="float" office:value="42.027" calcext:value-type="float">
            <text:p>42.027</text:p>
          </table:table-cell>
          <table:table-cell office:value-type="float" office:value="88.6166" calcext:value-type="float">
            <text:p>88.6166</text:p>
          </table:table-cell>
          <table:table-cell office:value-type="float" office:value="283.328" calcext:value-type="float">
            <text:p>283.328</text:p>
          </table:table-cell>
          <table:table-cell office:value-type="float" office:value="41.35" calcext:value-type="float">
            <text:p>41.35</text:p>
          </table:table-cell>
          <table:table-cell/>
          <table:table-cell table:formula="of:=([.D503]-[.A503])/0.0166667" office:value-type="float" office:value="-6.22198755602424" calcext:value-type="float">
            <text:p>-6.22198755602424</text:p>
          </table:table-cell>
          <table:table-cell table:formula="of:=ABS([.E503]-[.B503])/0.0166667" office:value-type="float" office:value="620.758758482483" calcext:value-type="float">
            <text:p>620.758758482483</text:p>
          </table:table-cell>
          <table:table-cell table:formula="of:=([.F503]-[.C503])/0.0166667" office:value-type="float" office:value="-40.6199187601625" calcext:value-type="float">
            <text:p>-40.6199187601625</text:p>
          </table:table-cell>
          <table:table-cell table:formula="of:=DEGREES(ATAN(ABS([.F503]-[.C503])/ABS([.E503]-[.B503])))" office:value-type="float" office:value="3.74386440867513" calcext:value-type="float">
            <text:p>3.74386440867513</text:p>
          </table:table-cell>
          <table:table-cell table:formula="of:=SQRT(POWER([.H503];2)+POWER([.I503];2)+POWER([.J503];2))" office:value-type="float" office:value="622.11745447459" calcext:value-type="float">
            <text:p>622.11745447459</text:p>
          </table:table-cell>
        </table:table-row>
        <table:table-row table:style-name="ro1">
          <table:table-cell office:value-type="float" office:value="90.5666" calcext:value-type="float">
            <text:p>90.5666</text:p>
          </table:table-cell>
          <table:table-cell office:value-type="float" office:value="280.92" calcext:value-type="float">
            <text:p>280.92</text:p>
          </table:table-cell>
          <table:table-cell office:value-type="float" office:value="40.7091" calcext:value-type="float">
            <text:p>40.7091</text:p>
          </table:table-cell>
          <table:table-cell office:value-type="float" office:value="89.1452" calcext:value-type="float">
            <text:p>89.1452</text:p>
          </table:table-cell>
          <table:table-cell office:value-type="float" office:value="269.925" calcext:value-type="float">
            <text:p>269.925</text:p>
          </table:table-cell>
          <table:table-cell office:value-type="float" office:value="39.5367" calcext:value-type="float">
            <text:p>39.5367</text:p>
          </table:table-cell>
          <table:table-cell/>
          <table:table-cell table:formula="of:=([.D504]-[.A504])/0.0166667" office:value-type="float" office:value="-85.2838294323406" calcext:value-type="float">
            <text:p>-85.2838294323406</text:p>
          </table:table-cell>
          <table:table-cell table:formula="of:=ABS([.E504]-[.B504])/0.0166667" office:value-type="float" office:value="659.698680602639" calcext:value-type="float">
            <text:p>659.698680602639</text:p>
          </table:table-cell>
          <table:table-cell table:formula="of:=([.F504]-[.C504])/0.0166667" office:value-type="float" office:value="-70.3438593122811" calcext:value-type="float">
            <text:p>-70.3438593122811</text:p>
          </table:table-cell>
          <table:table-cell table:formula="of:=DEGREES(ATAN(ABS([.F504]-[.C504])/ABS([.E504]-[.B504])))" office:value-type="float" office:value="6.08646716531206" calcext:value-type="float">
            <text:p>6.08646716531206</text:p>
          </table:table-cell>
          <table:table-cell table:formula="of:=SQRT(POWER([.H504];2)+POWER([.I504];2)+POWER([.J504];2))" office:value-type="float" office:value="668.897555156583" calcext:value-type="float">
            <text:p>668.897555156583</text:p>
          </table:table-cell>
        </table:table-row>
        <table:table-row table:style-name="ro1">
          <table:table-cell office:value-type="float" office:value="91.4181" calcext:value-type="float">
            <text:p>91.4181</text:p>
          </table:table-cell>
          <table:table-cell office:value-type="float" office:value="283.294" calcext:value-type="float">
            <text:p>283.294</text:p>
          </table:table-cell>
          <table:table-cell office:value-type="float" office:value="41.584" calcext:value-type="float">
            <text:p>41.584</text:p>
          </table:table-cell>
          <table:table-cell office:value-type="float" office:value="90.3048" calcext:value-type="float">
            <text:p>90.3048</text:p>
          </table:table-cell>
          <table:table-cell office:value-type="float" office:value="268.349" calcext:value-type="float">
            <text:p>268.349</text:p>
          </table:table-cell>
          <table:table-cell office:value-type="float" office:value="41.5125" calcext:value-type="float">
            <text:p>41.5125</text:p>
          </table:table-cell>
          <table:table-cell/>
          <table:table-cell table:formula="of:=([.D505]-[.A505])/0.0166667" office:value-type="float" office:value="-66.7978664042669" calcext:value-type="float">
            <text:p>-66.7978664042669</text:p>
          </table:table-cell>
          <table:table-cell table:formula="of:=ABS([.E505]-[.B505])/0.0166667" office:value-type="float" office:value="896.698206603586" calcext:value-type="float">
            <text:p>896.698206603586</text:p>
          </table:table-cell>
          <table:table-cell table:formula="of:=([.F505]-[.C505])/0.0166667" office:value-type="float" office:value="-4.28999142001718" calcext:value-type="float">
            <text:p>-4.28999142001718</text:p>
          </table:table-cell>
          <table:table-cell table:formula="of:=DEGREES(ATAN(ABS([.F505]-[.C505])/ABS([.E505]-[.B505])))" office:value-type="float" office:value="0.274112879225647" calcext:value-type="float">
            <text:p>0.274112879225647</text:p>
          </table:table-cell>
          <table:table-cell table:formula="of:=SQRT(POWER([.H505];2)+POWER([.I505];2)+POWER([.J505];2))" office:value-type="float" office:value="899.192989690553" calcext:value-type="float">
            <text:p>899.192989690553</text:p>
          </table:table-cell>
        </table:table-row>
        <table:table-row table:style-name="ro1">
          <table:table-cell office:value-type="float" office:value="91.2573" calcext:value-type="float">
            <text:p>91.2573</text:p>
          </table:table-cell>
          <table:table-cell office:value-type="float" office:value="279.441" calcext:value-type="float">
            <text:p>279.441</text:p>
          </table:table-cell>
          <table:table-cell office:value-type="float" office:value="41.6946" calcext:value-type="float">
            <text:p>41.6946</text:p>
          </table:table-cell>
          <table:table-cell office:value-type="float" office:value="90.261" calcext:value-type="float">
            <text:p>90.261</text:p>
          </table:table-cell>
          <table:table-cell office:value-type="float" office:value="267.195" calcext:value-type="float">
            <text:p>267.195</text:p>
          </table:table-cell>
          <table:table-cell office:value-type="float" office:value="41.2121" calcext:value-type="float">
            <text:p>41.2121</text:p>
          </table:table-cell>
          <table:table-cell/>
          <table:table-cell table:formula="of:=([.D506]-[.A506])/0.0166667" office:value-type="float" office:value="-59.7778804442394" calcext:value-type="float">
            <text:p>-59.7778804442394</text:p>
          </table:table-cell>
          <table:table-cell table:formula="of:=ABS([.E506]-[.B506])/0.0166667" office:value-type="float" office:value="734.758530482938" calcext:value-type="float">
            <text:p>734.758530482938</text:p>
          </table:table-cell>
          <table:table-cell table:formula="of:=([.F506]-[.C506])/0.0166667" office:value-type="float" office:value="-28.9499421001159" calcext:value-type="float">
            <text:p>-28.9499421001159</text:p>
          </table:table-cell>
          <table:table-cell table:formula="of:=DEGREES(ATAN(ABS([.F506]-[.C506])/ABS([.E506]-[.B506])))" office:value-type="float" office:value="2.25632217593959" calcext:value-type="float">
            <text:p>2.25632217593959</text:p>
          </table:table-cell>
          <table:table-cell table:formula="of:=SQRT(POWER([.H506];2)+POWER([.I506];2)+POWER([.J506];2))" office:value-type="float" office:value="737.754425439422" calcext:value-type="float">
            <text:p>737.754425439422</text:p>
          </table:table-cell>
        </table:table-row>
        <table:table-row table:style-name="ro1">
          <table:table-cell office:value-type="float" office:value="84.8722" calcext:value-type="float">
            <text:p>84.8722</text:p>
          </table:table-cell>
          <table:table-cell office:value-type="float" office:value="286.073" calcext:value-type="float">
            <text:p>286.073</text:p>
          </table:table-cell>
          <table:table-cell office:value-type="float" office:value="40.1824" calcext:value-type="float">
            <text:p>40.1824</text:p>
          </table:table-cell>
          <table:table-cell office:value-type="float" office:value="85.49" calcext:value-type="float">
            <text:p>85.49</text:p>
          </table:table-cell>
          <table:table-cell office:value-type="float" office:value="272.264" calcext:value-type="float">
            <text:p>272.264</text:p>
          </table:table-cell>
          <table:table-cell office:value-type="float" office:value="39.4242" calcext:value-type="float">
            <text:p>39.4242</text:p>
          </table:table-cell>
          <table:table-cell/>
          <table:table-cell table:formula="of:=([.D507]-[.A507])/0.0166667" office:value-type="float" office:value="37.0679258641476" calcext:value-type="float">
            <text:p>37.0679258641476</text:p>
          </table:table-cell>
          <table:table-cell table:formula="of:=ABS([.E507]-[.B507])/0.0166667" office:value-type="float" office:value="828.538342923312" calcext:value-type="float">
            <text:p>828.538342923312</text:p>
          </table:table-cell>
          <table:table-cell table:formula="of:=([.F507]-[.C507])/0.0166667" office:value-type="float" office:value="-45.4919090161821" calcext:value-type="float">
            <text:p>-45.4919090161821</text:p>
          </table:table-cell>
          <table:table-cell table:formula="of:=DEGREES(ATAN(ABS([.F507]-[.C507])/ABS([.E507]-[.B507])))" office:value-type="float" office:value="3.14273911190899" calcext:value-type="float">
            <text:p>3.14273911190899</text:p>
          </table:table-cell>
          <table:table-cell table:formula="of:=SQRT(POWER([.H507];2)+POWER([.I507];2)+POWER([.J507];2))" office:value-type="float" office:value="830.61382760457" calcext:value-type="float">
            <text:p>830.61382760457</text:p>
          </table:table-cell>
        </table:table-row>
        <table:table-row table:style-name="ro1">
          <table:table-cell office:value-type="float" office:value="83.9422" calcext:value-type="float">
            <text:p>83.9422</text:p>
          </table:table-cell>
          <table:table-cell office:value-type="float" office:value="289.904" calcext:value-type="float">
            <text:p>289.904</text:p>
          </table:table-cell>
          <table:table-cell office:value-type="float" office:value="40.6016" calcext:value-type="float">
            <text:p>40.6016</text:p>
          </table:table-cell>
          <table:table-cell office:value-type="float" office:value="84.1536" calcext:value-type="float">
            <text:p>84.1536</text:p>
          </table:table-cell>
          <table:table-cell office:value-type="float" office:value="278.373" calcext:value-type="float">
            <text:p>278.373</text:p>
          </table:table-cell>
          <table:table-cell office:value-type="float" office:value="39.9218" calcext:value-type="float">
            <text:p>39.9218</text:p>
          </table:table-cell>
          <table:table-cell/>
          <table:table-cell table:formula="of:=([.D508]-[.A508])/0.0166667" office:value-type="float" office:value="12.6839746320506" calcext:value-type="float">
            <text:p>12.6839746320506</text:p>
          </table:table-cell>
          <table:table-cell table:formula="of:=ABS([.E508]-[.B508])/0.0166667" office:value-type="float" office:value="691.858616282768" calcext:value-type="float">
            <text:p>691.858616282768</text:p>
          </table:table-cell>
          <table:table-cell table:formula="of:=([.F508]-[.C508])/0.0166667" office:value-type="float" office:value="-40.7879184241632" calcext:value-type="float">
            <text:p>-40.7879184241632</text:p>
          </table:table-cell>
          <table:table-cell table:formula="of:=DEGREES(ATAN(ABS([.F508]-[.C508])/ABS([.E508]-[.B508])))" office:value-type="float" office:value="3.37391730421321" calcext:value-type="float">
            <text:p>3.37391730421321</text:p>
          </table:table-cell>
          <table:table-cell table:formula="of:=SQRT(POWER([.H508];2)+POWER([.I508];2)+POWER([.J508];2))" office:value-type="float" office:value="693.175939012996" calcext:value-type="float">
            <text:p>693.175939012996</text:p>
          </table:table-cell>
        </table:table-row>
        <table:table-row table:style-name="ro1">
          <table:table-cell office:value-type="float" office:value="84.1301" calcext:value-type="float">
            <text:p>84.1301</text:p>
          </table:table-cell>
          <table:table-cell office:value-type="float" office:value="287.232" calcext:value-type="float">
            <text:p>287.232</text:p>
          </table:table-cell>
          <table:table-cell office:value-type="float" office:value="40.7684" calcext:value-type="float">
            <text:p>40.7684</text:p>
          </table:table-cell>
          <table:table-cell office:value-type="float" office:value="84.3751" calcext:value-type="float">
            <text:p>84.3751</text:p>
          </table:table-cell>
          <table:table-cell office:value-type="float" office:value="277.18" calcext:value-type="float">
            <text:p>277.18</text:p>
          </table:table-cell>
          <table:table-cell office:value-type="float" office:value="39.6145" calcext:value-type="float">
            <text:p>39.6145</text:p>
          </table:table-cell>
          <table:table-cell/>
          <table:table-cell table:formula="of:=([.D509]-[.A509])/0.0166667" office:value-type="float" office:value="14.6999706000591" calcext:value-type="float">
            <text:p>14.6999706000591</text:p>
          </table:table-cell>
          <table:table-cell table:formula="of:=ABS([.E509]-[.B509])/0.0166667" office:value-type="float" office:value="603.118793762414" calcext:value-type="float">
            <text:p>603.118793762414</text:p>
          </table:table-cell>
          <table:table-cell table:formula="of:=([.F509]-[.C509])/0.0166667" office:value-type="float" office:value="-69.2338615322769" calcext:value-type="float">
            <text:p>-69.2338615322769</text:p>
          </table:table-cell>
          <table:table-cell table:formula="of:=DEGREES(ATAN(ABS([.F509]-[.C509])/ABS([.E509]-[.B509])))" office:value-type="float" office:value="6.54849500168057" calcext:value-type="float">
            <text:p>6.54849500168057</text:p>
          </table:table-cell>
          <table:table-cell table:formula="of:=SQRT(POWER([.H509];2)+POWER([.I509];2)+POWER([.J509];2))" office:value-type="float" office:value="607.257520420902" calcext:value-type="float">
            <text:p>607.257520420902</text:p>
          </table:table-cell>
        </table:table-row>
        <table:table-row table:style-name="ro1">
          <table:table-cell office:value-type="float" office:value="83.3583" calcext:value-type="float">
            <text:p>83.3583</text:p>
          </table:table-cell>
          <table:table-cell office:value-type="float" office:value="297.909" calcext:value-type="float">
            <text:p>297.909</text:p>
          </table:table-cell>
          <table:table-cell office:value-type="float" office:value="40.9013" calcext:value-type="float">
            <text:p>40.9013</text:p>
          </table:table-cell>
          <table:table-cell office:value-type="float" office:value="83.8062" calcext:value-type="float">
            <text:p>83.8062</text:p>
          </table:table-cell>
          <table:table-cell office:value-type="float" office:value="284.627" calcext:value-type="float">
            <text:p>284.627</text:p>
          </table:table-cell>
          <table:table-cell office:value-type="float" office:value="40.6782" calcext:value-type="float">
            <text:p>40.6782</text:p>
          </table:table-cell>
          <table:table-cell/>
          <table:table-cell table:formula="of:=([.D510]-[.A510])/0.0166667" office:value-type="float" office:value="26.8739462521077" calcext:value-type="float">
            <text:p>26.8739462521077</text:p>
          </table:table-cell>
          <table:table-cell table:formula="of:=ABS([.E510]-[.B510])/0.0166667" office:value-type="float" office:value="796.918406163187" calcext:value-type="float">
            <text:p>796.918406163187</text:p>
          </table:table-cell>
          <table:table-cell table:formula="of:=([.F510]-[.C510])/0.0166667" office:value-type="float" office:value="-13.3859732280537" calcext:value-type="float">
            <text:p>-13.3859732280537</text:p>
          </table:table-cell>
          <table:table-cell table:formula="of:=DEGREES(ATAN(ABS([.F510]-[.C510])/ABS([.E510]-[.B510])))" office:value-type="float" office:value="0.96231639984731" calcext:value-type="float">
            <text:p>0.96231639984731</text:p>
          </table:table-cell>
          <table:table-cell table:formula="of:=SQRT(POWER([.H510];2)+POWER([.I510];2)+POWER([.J510];2))" office:value-type="float" office:value="797.483754911721" calcext:value-type="float">
            <text:p>797.483754911721</text:p>
          </table:table-cell>
        </table:table-row>
        <table:table-row table:style-name="ro1">
          <table:table-cell office:value-type="float" office:value="84.1402" calcext:value-type="float">
            <text:p>84.1402</text:p>
          </table:table-cell>
          <table:table-cell office:value-type="float" office:value="287.467" calcext:value-type="float">
            <text:p>287.467</text:p>
          </table:table-cell>
          <table:table-cell office:value-type="float" office:value="39.7095" calcext:value-type="float">
            <text:p>39.7095</text:p>
          </table:table-cell>
          <table:table-cell office:value-type="float" office:value="84.3488" calcext:value-type="float">
            <text:p>84.3488</text:p>
          </table:table-cell>
          <table:table-cell office:value-type="float" office:value="276.093" calcext:value-type="float">
            <text:p>276.093</text:p>
          </table:table-cell>
          <table:table-cell office:value-type="float" office:value="38.7934" calcext:value-type="float">
            <text:p>38.7934</text:p>
          </table:table-cell>
          <table:table-cell/>
          <table:table-cell table:formula="of:=([.D511]-[.A511])/0.0166667" office:value-type="float" office:value="12.5159749680503" calcext:value-type="float">
            <text:p>12.5159749680503</text:p>
          </table:table-cell>
          <table:table-cell table:formula="of:=ABS([.E511]-[.B511])/0.0166667" office:value-type="float" office:value="682.438635122728" calcext:value-type="float">
            <text:p>682.438635122728</text:p>
          </table:table-cell>
          <table:table-cell table:formula="of:=([.F511]-[.C511])/0.0166667" office:value-type="float" office:value="-54.9658900682199" calcext:value-type="float">
            <text:p>-54.9658900682199</text:p>
          </table:table-cell>
          <table:table-cell table:formula="of:=DEGREES(ATAN(ABS([.F511]-[.C511])/ABS([.E511]-[.B511])))" office:value-type="float" office:value="4.60485329227314" calcext:value-type="float">
            <text:p>4.60485329227314</text:p>
          </table:table-cell>
          <table:table-cell table:formula="of:=SQRT(POWER([.H511];2)+POWER([.I511];2)+POWER([.J511];2))" office:value-type="float" office:value="684.763016969056" calcext:value-type="float">
            <text:p>684.763016969056</text:p>
          </table:table-cell>
        </table:table-row>
        <table:table-row table:style-name="ro1">
          <table:table-cell office:value-type="float" office:value="78.8208" calcext:value-type="float">
            <text:p>78.8208</text:p>
          </table:table-cell>
          <table:table-cell office:value-type="float" office:value="293.319" calcext:value-type="float">
            <text:p>293.319</text:p>
          </table:table-cell>
          <table:table-cell office:value-type="float" office:value="42.4271" calcext:value-type="float">
            <text:p>42.4271</text:p>
          </table:table-cell>
          <table:table-cell office:value-type="float" office:value="77.1318" calcext:value-type="float">
            <text:p>77.1318</text:p>
          </table:table-cell>
          <table:table-cell office:value-type="float" office:value="282.987" calcext:value-type="float">
            <text:p>282.987</text:p>
          </table:table-cell>
          <table:table-cell office:value-type="float" office:value="40.495" calcext:value-type="float">
            <text:p>40.495</text:p>
          </table:table-cell>
          <table:table-cell/>
          <table:table-cell table:formula="of:=([.D512]-[.A512])/0.0166667" office:value-type="float" office:value="-101.339797320406" calcext:value-type="float">
            <text:p>-101.339797320406</text:p>
          </table:table-cell>
          <table:table-cell table:formula="of:=ABS([.E512]-[.B512])/0.0166667" office:value-type="float" office:value="619.918760162479" calcext:value-type="float">
            <text:p>619.918760162479</text:p>
          </table:table-cell>
          <table:table-cell table:formula="of:=([.F512]-[.C512])/0.0166667" office:value-type="float" office:value="-115.925768148464" calcext:value-type="float">
            <text:p>-115.925768148464</text:p>
          </table:table-cell>
          <table:table-cell table:formula="of:=DEGREES(ATAN(ABS([.F512]-[.C512])/ABS([.E512]-[.B512])))" office:value-type="float" office:value="10.5920635587053" calcext:value-type="float">
            <text:p>10.5920635587053</text:p>
          </table:table-cell>
          <table:table-cell table:formula="of:=SQRT(POWER([.H512];2)+POWER([.I512];2)+POWER([.J512];2))" office:value-type="float" office:value="638.754888390796" calcext:value-type="float">
            <text:p>638.754888390796</text:p>
          </table:table-cell>
        </table:table-row>
        <table:table-row table:style-name="ro1">
          <table:table-cell office:value-type="float" office:value="79.6483" calcext:value-type="float">
            <text:p>79.6483</text:p>
          </table:table-cell>
          <table:table-cell office:value-type="float" office:value="296.124" calcext:value-type="float">
            <text:p>296.124</text:p>
          </table:table-cell>
          <table:table-cell office:value-type="float" office:value="42.2479" calcext:value-type="float">
            <text:p>42.2479</text:p>
          </table:table-cell>
          <table:table-cell office:value-type="float" office:value="78.1891" calcext:value-type="float">
            <text:p>78.1891</text:p>
          </table:table-cell>
          <table:table-cell office:value-type="float" office:value="285.52" calcext:value-type="float">
            <text:p>285.52</text:p>
          </table:table-cell>
          <table:table-cell office:value-type="float" office:value="41.3482" calcext:value-type="float">
            <text:p>41.3482</text:p>
          </table:table-cell>
          <table:table-cell/>
          <table:table-cell table:formula="of:=([.D513]-[.A513])/0.0166667" office:value-type="float" office:value="-87.5518248963508" calcext:value-type="float">
            <text:p>-87.5518248963508</text:p>
          </table:table-cell>
          <table:table-cell table:formula="of:=ABS([.E513]-[.B513])/0.0166667" office:value-type="float" office:value="636.238727522548" calcext:value-type="float">
            <text:p>636.238727522548</text:p>
          </table:table-cell>
          <table:table-cell table:formula="of:=([.F513]-[.C513])/0.0166667" office:value-type="float" office:value="-53.9818920362161" calcext:value-type="float">
            <text:p>-53.9818920362161</text:p>
          </table:table-cell>
          <table:table-cell table:formula="of:=DEGREES(ATAN(ABS([.F513]-[.C513])/ABS([.E513]-[.B513])))" office:value-type="float" office:value="4.84966508166639" calcext:value-type="float">
            <text:p>4.84966508166639</text:p>
          </table:table-cell>
          <table:table-cell table:formula="of:=SQRT(POWER([.H513];2)+POWER([.I513];2)+POWER([.J513];2))" office:value-type="float" office:value="644.499096283309" calcext:value-type="float">
            <text:p>644.499096283309</text:p>
          </table:table-cell>
        </table:table-row>
        <table:table-row table:style-name="ro1">
          <table:table-cell office:value-type="float" office:value="79.6052" calcext:value-type="float">
            <text:p>79.6052</text:p>
          </table:table-cell>
          <table:table-cell office:value-type="float" office:value="293.55" calcext:value-type="float">
            <text:p>293.55</text:p>
          </table:table-cell>
          <table:table-cell office:value-type="float" office:value="41.6114" calcext:value-type="float">
            <text:p>41.6114</text:p>
          </table:table-cell>
          <table:table-cell office:value-type="float" office:value="79.1099" calcext:value-type="float">
            <text:p>79.1099</text:p>
          </table:table-cell>
          <table:table-cell office:value-type="float" office:value="279.102" calcext:value-type="float">
            <text:p>279.102</text:p>
          </table:table-cell>
          <table:table-cell office:value-type="float" office:value="41.3545" calcext:value-type="float">
            <text:p>41.3545</text:p>
          </table:table-cell>
          <table:table-cell/>
          <table:table-cell table:formula="of:=([.D514]-[.A514])/0.0166667" office:value-type="float" office:value="-29.7179405641189" calcext:value-type="float">
            <text:p>-29.7179405641189</text:p>
          </table:table-cell>
          <table:table-cell table:formula="of:=ABS([.E514]-[.B514])/0.0166667" office:value-type="float" office:value="866.87826624347" calcext:value-type="float">
            <text:p>866.87826624347</text:p>
          </table:table-cell>
          <table:table-cell table:formula="of:=([.F514]-[.C514])/0.0166667" office:value-type="float" office:value="-15.4139691720618" calcext:value-type="float">
            <text:p>-15.4139691720618</text:p>
          </table:table-cell>
          <table:table-cell table:formula="of:=DEGREES(ATAN(ABS([.F514]-[.C514])/ABS([.E514]-[.B514])))" office:value-type="float" office:value="1.018669353119" calcext:value-type="float">
            <text:p>1.018669353119</text:p>
          </table:table-cell>
          <table:table-cell table:formula="of:=SQRT(POWER([.H514];2)+POWER([.I514];2)+POWER([.J514];2))" office:value-type="float" office:value="867.524452060167" calcext:value-type="float">
            <text:p>867.524452060167</text:p>
          </table:table-cell>
        </table:table-row>
        <table:table-row table:style-name="ro1">
          <table:table-cell office:value-type="float" office:value="79.2993" calcext:value-type="float">
            <text:p>79.2993</text:p>
          </table:table-cell>
          <table:table-cell office:value-type="float" office:value="290.745" calcext:value-type="float">
            <text:p>290.745</text:p>
          </table:table-cell>
          <table:table-cell office:value-type="float" office:value="42.0495" calcext:value-type="float">
            <text:p>42.0495</text:p>
          </table:table-cell>
          <table:table-cell office:value-type="float" office:value="78.1153" calcext:value-type="float">
            <text:p>78.1153</text:p>
          </table:table-cell>
          <table:table-cell office:value-type="float" office:value="280.297" calcext:value-type="float">
            <text:p>280.297</text:p>
          </table:table-cell>
          <table:table-cell office:value-type="float" office:value="41.4228" calcext:value-type="float">
            <text:p>41.4228</text:p>
          </table:table-cell>
          <table:table-cell/>
          <table:table-cell table:formula="of:=([.D515]-[.A515])/0.0166667" office:value-type="float" office:value="-71.039857920284" calcext:value-type="float">
            <text:p>-71.039857920284</text:p>
          </table:table-cell>
          <table:table-cell table:formula="of:=ABS([.E515]-[.B515])/0.0166667" office:value-type="float" office:value="626.878746242506" calcext:value-type="float">
            <text:p>626.878746242506</text:p>
          </table:table-cell>
          <table:table-cell table:formula="of:=([.F515]-[.C515])/0.0166667" office:value-type="float" office:value="-37.6019247961504" calcext:value-type="float">
            <text:p>-37.6019247961504</text:p>
          </table:table-cell>
          <table:table-cell table:formula="of:=DEGREES(ATAN(ABS([.F515]-[.C515])/ABS([.E515]-[.B515])))" office:value-type="float" office:value="3.43264680038978" calcext:value-type="float">
            <text:p>3.43264680038978</text:p>
          </table:table-cell>
          <table:table-cell table:formula="of:=SQRT(POWER([.H515];2)+POWER([.I515];2)+POWER([.J515];2))" office:value-type="float" office:value="632.010702957067" calcext:value-type="float">
            <text:p>632.010702957067</text:p>
          </table:table-cell>
        </table:table-row>
        <table:table-row table:style-name="ro1">
          <table:table-cell office:value-type="float" office:value="79.6797" calcext:value-type="float">
            <text:p>79.6797</text:p>
          </table:table-cell>
          <table:table-cell office:value-type="float" office:value="282.809" calcext:value-type="float">
            <text:p>282.809</text:p>
          </table:table-cell>
          <table:table-cell office:value-type="float" office:value="42.2691" calcext:value-type="float">
            <text:p>42.2691</text:p>
          </table:table-cell>
          <table:table-cell office:value-type="float" office:value="78.7571" calcext:value-type="float">
            <text:p>78.7571</text:p>
          </table:table-cell>
          <table:table-cell office:value-type="float" office:value="272.75" calcext:value-type="float">
            <text:p>272.75</text:p>
          </table:table-cell>
          <table:table-cell office:value-type="float" office:value="41.3883" calcext:value-type="float">
            <text:p>41.3883</text:p>
          </table:table-cell>
          <table:table-cell/>
          <table:table-cell table:formula="of:=([.D516]-[.A516])/0.0166667" office:value-type="float" office:value="-55.3558892882216" calcext:value-type="float">
            <text:p>-55.3558892882216</text:p>
          </table:table-cell>
          <table:table-cell table:formula="of:=ABS([.E516]-[.B516])/0.0166667" office:value-type="float" office:value="603.538792922416" calcext:value-type="float">
            <text:p>603.538792922416</text:p>
          </table:table-cell>
          <table:table-cell table:formula="of:=([.F516]-[.C516])/0.0166667" office:value-type="float" office:value="-52.8478943042114" calcext:value-type="float">
            <text:p>-52.8478943042114</text:p>
          </table:table-cell>
          <table:table-cell table:formula="of:=DEGREES(ATAN(ABS([.F516]-[.C516])/ABS([.E516]-[.B516])))" office:value-type="float" office:value="5.00424816969155" calcext:value-type="float">
            <text:p>5.00424816969155</text:p>
          </table:table-cell>
          <table:table-cell table:formula="of:=SQRT(POWER([.H516];2)+POWER([.I516];2)+POWER([.J516];2))" office:value-type="float" office:value="608.371801593011" calcext:value-type="float">
            <text:p>608.371801593011</text:p>
          </table:table-cell>
        </table:table-row>
        <table:table-row table:style-name="ro1">
          <table:table-cell office:value-type="float" office:value="79.5573" calcext:value-type="float">
            <text:p>79.5573</text:p>
          </table:table-cell>
          <table:table-cell office:value-type="float" office:value="290.695" calcext:value-type="float">
            <text:p>290.695</text:p>
          </table:table-cell>
          <table:table-cell office:value-type="float" office:value="42.3112" calcext:value-type="float">
            <text:p>42.3112</text:p>
          </table:table-cell>
          <table:table-cell office:value-type="float" office:value="78.5822" calcext:value-type="float">
            <text:p>78.5822</text:p>
          </table:table-cell>
          <table:table-cell office:value-type="float" office:value="277.63" calcext:value-type="float">
            <text:p>277.63</text:p>
          </table:table-cell>
          <table:table-cell office:value-type="float" office:value="42.0956" calcext:value-type="float">
            <text:p>42.0956</text:p>
          </table:table-cell>
          <table:table-cell/>
          <table:table-cell table:formula="of:=([.D517]-[.A517])/0.0166667" office:value-type="float" office:value="-58.5058829882339" calcext:value-type="float">
            <text:p>-58.5058829882339</text:p>
          </table:table-cell>
          <table:table-cell table:formula="of:=ABS([.E517]-[.B517])/0.0166667" office:value-type="float" office:value="783.898432203135" calcext:value-type="float">
            <text:p>783.898432203135</text:p>
          </table:table-cell>
          <table:table-cell table:formula="of:=([.F517]-[.C517])/0.0166667" office:value-type="float" office:value="-12.9359741280519" calcext:value-type="float">
            <text:p>-12.9359741280519</text:p>
          </table:table-cell>
          <table:table-cell table:formula="of:=DEGREES(ATAN(ABS([.F517]-[.C517])/ABS([.E517]-[.B517])))" office:value-type="float" office:value="0.945415149493576" calcext:value-type="float">
            <text:p>0.945415149493576</text:p>
          </table:table-cell>
          <table:table-cell table:formula="of:=SQRT(POWER([.H517];2)+POWER([.I517];2)+POWER([.J517];2))" office:value-type="float" office:value="786.185111650817" calcext:value-type="float">
            <text:p>786.185111650817</text:p>
          </table:table-cell>
        </table:table-row>
        <table:table-row table:style-name="ro1">
          <table:table-cell office:value-type="float" office:value="76.5208" calcext:value-type="float">
            <text:p>76.5208</text:p>
          </table:table-cell>
          <table:table-cell office:value-type="float" office:value="297.226" calcext:value-type="float">
            <text:p>297.226</text:p>
          </table:table-cell>
          <table:table-cell office:value-type="float" office:value="42.6263" calcext:value-type="float">
            <text:p>42.6263</text:p>
          </table:table-cell>
          <table:table-cell office:value-type="float" office:value="75.6259" calcext:value-type="float">
            <text:p>75.6259</text:p>
          </table:table-cell>
          <table:table-cell office:value-type="float" office:value="285.095" calcext:value-type="float">
            <text:p>285.095</text:p>
          </table:table-cell>
          <table:table-cell office:value-type="float" office:value="42.4533" calcext:value-type="float">
            <text:p>42.4533</text:p>
          </table:table-cell>
          <table:table-cell/>
          <table:table-cell table:formula="of:=([.D518]-[.A518])/0.0166667" office:value-type="float" office:value="-53.6938926122143" calcext:value-type="float">
            <text:p>-53.6938926122143</text:p>
          </table:table-cell>
          <table:table-cell table:formula="of:=ABS([.E518]-[.B518])/0.0166667" office:value-type="float" office:value="727.85854428291" calcext:value-type="float">
            <text:p>727.85854428291</text:p>
          </table:table-cell>
          <table:table-cell table:formula="of:=([.F518]-[.C518])/0.0166667" office:value-type="float" office:value="-10.3799792400416" calcext:value-type="float">
            <text:p>-10.3799792400416</text:p>
          </table:table-cell>
          <table:table-cell table:formula="of:=DEGREES(ATAN(ABS([.F518]-[.C518])/ABS([.E518]-[.B518])))" office:value-type="float" office:value="0.817038823923282" calcext:value-type="float">
            <text:p>0.817038823923282</text:p>
          </table:table-cell>
          <table:table-cell table:formula="of:=SQRT(POWER([.H518];2)+POWER([.I518];2)+POWER([.J518];2))" office:value-type="float" office:value="729.910157867742" calcext:value-type="float">
            <text:p>729.910157867742</text:p>
          </table:table-cell>
        </table:table-row>
        <table:table-row table:style-name="ro1">
          <table:table-cell office:value-type="float" office:value="76.6535" calcext:value-type="float">
            <text:p>76.6535</text:p>
          </table:table-cell>
          <table:table-cell office:value-type="float" office:value="309.931" calcext:value-type="float">
            <text:p>309.931</text:p>
          </table:table-cell>
          <table:table-cell office:value-type="float" office:value="42.5566" calcext:value-type="float">
            <text:p>42.5566</text:p>
          </table:table-cell>
          <table:table-cell office:value-type="float" office:value="76.7832" calcext:value-type="float">
            <text:p>76.7832</text:p>
          </table:table-cell>
          <table:table-cell office:value-type="float" office:value="297.306" calcext:value-type="float">
            <text:p>297.306</text:p>
          </table:table-cell>
          <table:table-cell office:value-type="float" office:value="42.3525" calcext:value-type="float">
            <text:p>42.3525</text:p>
          </table:table-cell>
          <table:table-cell/>
          <table:table-cell table:formula="of:=([.D519]-[.A519])/0.0166667" office:value-type="float" office:value="7.78198443603111" calcext:value-type="float">
            <text:p>7.78198443603111</text:p>
          </table:table-cell>
          <table:table-cell table:formula="of:=ABS([.E519]-[.B519])/0.0166667" office:value-type="float" office:value="757.49848500303" calcext:value-type="float">
            <text:p>757.49848500303</text:p>
          </table:table-cell>
          <table:table-cell table:formula="of:=([.F519]-[.C519])/0.0166667" office:value-type="float" office:value="-12.2459755080492" calcext:value-type="float">
            <text:p>-12.2459755080492</text:p>
          </table:table-cell>
          <table:table-cell table:formula="of:=DEGREES(ATAN(ABS([.F519]-[.C519])/ABS([.E519]-[.B519])))" office:value-type="float" office:value="0.926182178879141" calcext:value-type="float">
            <text:p>0.926182178879141</text:p>
          </table:table-cell>
          <table:table-cell table:formula="of:=SQRT(POWER([.H519];2)+POWER([.I519];2)+POWER([.J519];2))" office:value-type="float" office:value="757.637431744098" calcext:value-type="float">
            <text:p>757.637431744098</text:p>
          </table:table-cell>
        </table:table-row>
        <table:table-row table:style-name="ro1">
          <table:table-cell office:value-type="float" office:value="81.5339" calcext:value-type="float">
            <text:p>81.5339</text:p>
          </table:table-cell>
          <table:table-cell office:value-type="float" office:value="311.902" calcext:value-type="float">
            <text:p>311.902</text:p>
          </table:table-cell>
          <table:table-cell office:value-type="float" office:value="41.1536" calcext:value-type="float">
            <text:p>41.1536</text:p>
          </table:table-cell>
          <table:table-cell office:value-type="float" office:value="83.096" calcext:value-type="float">
            <text:p>83.096</text:p>
          </table:table-cell>
          <table:table-cell office:value-type="float" office:value="297.93" calcext:value-type="float">
            <text:p>297.93</text:p>
          </table:table-cell>
          <table:table-cell office:value-type="float" office:value="40.9004" calcext:value-type="float">
            <text:p>40.9004</text:p>
          </table:table-cell>
          <table:table-cell/>
          <table:table-cell table:formula="of:=([.D520]-[.A520])/0.0166667" office:value-type="float" office:value="93.725812548375" calcext:value-type="float">
            <text:p>93.725812548375</text:p>
          </table:table-cell>
          <table:table-cell table:formula="of:=ABS([.E520]-[.B520])/0.0166667" office:value-type="float" office:value="838.318323363352" calcext:value-type="float">
            <text:p>838.318323363352</text:p>
          </table:table-cell>
          <table:table-cell table:formula="of:=([.F520]-[.C520])/0.0166667" office:value-type="float" office:value="-15.1919696160607" calcext:value-type="float">
            <text:p>-15.1919696160607</text:p>
          </table:table-cell>
          <table:table-cell table:formula="of:=DEGREES(ATAN(ABS([.F520]-[.C520])/ABS([.E520]-[.B520])))" office:value-type="float" office:value="1.03819808150365" calcext:value-type="float">
            <text:p>1.03819808150365</text:p>
          </table:table-cell>
          <table:table-cell table:formula="of:=SQRT(POWER([.H520];2)+POWER([.I520];2)+POWER([.J520];2))" office:value-type="float" office:value="843.678217785318" calcext:value-type="float">
            <text:p>843.678217785318</text:p>
          </table:table-cell>
        </table:table-row>
        <table:table-row table:style-name="ro1">
          <table:table-cell office:value-type="float" office:value="77.9987" calcext:value-type="float">
            <text:p>77.9987</text:p>
          </table:table-cell>
          <table:table-cell office:value-type="float" office:value="310.003" calcext:value-type="float">
            <text:p>310.003</text:p>
          </table:table-cell>
          <table:table-cell office:value-type="float" office:value="42.5337" calcext:value-type="float">
            <text:p>42.5337</text:p>
          </table:table-cell>
          <table:table-cell office:value-type="float" office:value="78.0582" calcext:value-type="float">
            <text:p>78.0582</text:p>
          </table:table-cell>
          <table:table-cell office:value-type="float" office:value="294.618" calcext:value-type="float">
            <text:p>294.618</text:p>
          </table:table-cell>
          <table:table-cell office:value-type="float" office:value="42.4927" calcext:value-type="float">
            <text:p>42.4927</text:p>
          </table:table-cell>
          <table:table-cell/>
          <table:table-cell table:formula="of:=([.D521]-[.A521])/0.0166667" office:value-type="float" office:value="3.56999286001427" calcext:value-type="float">
            <text:p>3.56999286001427</text:p>
          </table:table-cell>
          <table:table-cell table:formula="of:=ABS([.E521]-[.B521])/0.0166667" office:value-type="float" office:value="923.098153803692" calcext:value-type="float">
            <text:p>923.098153803692</text:p>
          </table:table-cell>
          <table:table-cell table:formula="of:=([.F521]-[.C521])/0.0166667" office:value-type="float" office:value="-2.45999508001008" calcext:value-type="float">
            <text:p>-2.45999508001008</text:p>
          </table:table-cell>
          <table:table-cell table:formula="of:=DEGREES(ATAN(ABS([.F521]-[.C521])/ABS([.E521]-[.B521])))" office:value-type="float" office:value="0.152689073707872" calcext:value-type="float">
            <text:p>0.152689073707872</text:p>
          </table:table-cell>
          <table:table-cell table:formula="of:=SQRT(POWER([.H521];2)+POWER([.I521];2)+POWER([.J521];2))" office:value-type="float" office:value="923.108334910155" calcext:value-type="float">
            <text:p>923.108334910155</text:p>
          </table:table-cell>
        </table:table-row>
        <table:table-row table:style-name="ro1">
          <table:table-cell office:value-type="float" office:value="78.5995" calcext:value-type="float">
            <text:p>78.5995</text:p>
          </table:table-cell>
          <table:table-cell office:value-type="float" office:value="314.484" calcext:value-type="float">
            <text:p>314.484</text:p>
          </table:table-cell>
          <table:table-cell office:value-type="float" office:value="42.1329" calcext:value-type="float">
            <text:p>42.1329</text:p>
          </table:table-cell>
          <table:table-cell office:value-type="float" office:value="78.418" calcext:value-type="float">
            <text:p>78.418</text:p>
          </table:table-cell>
          <table:table-cell office:value-type="float" office:value="301.657" calcext:value-type="float">
            <text:p>301.657</text:p>
          </table:table-cell>
          <table:table-cell office:value-type="float" office:value="41.9362" calcext:value-type="float">
            <text:p>41.9362</text:p>
          </table:table-cell>
          <table:table-cell/>
          <table:table-cell table:formula="of:=([.D522]-[.A522])/0.0166667" office:value-type="float" office:value="-10.8899782200435" calcext:value-type="float">
            <text:p>-10.8899782200435</text:p>
          </table:table-cell>
          <table:table-cell table:formula="of:=ABS([.E522]-[.B522])/0.0166667" office:value-type="float" office:value="769.618460763078" calcext:value-type="float">
            <text:p>769.618460763078</text:p>
          </table:table-cell>
          <table:table-cell table:formula="of:=([.F522]-[.C522])/0.0166667" office:value-type="float" office:value="-11.8019763960472" calcext:value-type="float">
            <text:p>-11.8019763960472</text:p>
          </table:table-cell>
          <table:table-cell table:formula="of:=DEGREES(ATAN(ABS([.F522]-[.C522])/ABS([.E522]-[.B522])))" office:value-type="float" office:value="0.878552782479654" calcext:value-type="float">
            <text:p>0.878552782479654</text:p>
          </table:table-cell>
          <table:table-cell table:formula="of:=SQRT(POWER([.H522];2)+POWER([.I522];2)+POWER([.J522];2))" office:value-type="float" office:value="769.785978970659" calcext:value-type="float">
            <text:p>769.785978970659</text:p>
          </table:table-cell>
        </table:table-row>
        <table:table-row table:style-name="ro1">
          <table:table-cell office:value-type="float" office:value="79.3654" calcext:value-type="float">
            <text:p>79.3654</text:p>
          </table:table-cell>
          <table:table-cell office:value-type="float" office:value="311.412" calcext:value-type="float">
            <text:p>311.412</text:p>
          </table:table-cell>
          <table:table-cell office:value-type="float" office:value="42.8451" calcext:value-type="float">
            <text:p>42.8451</text:p>
          </table:table-cell>
          <table:table-cell office:value-type="float" office:value="79.4519" calcext:value-type="float">
            <text:p>79.4519</text:p>
          </table:table-cell>
          <table:table-cell office:value-type="float" office:value="300.135" calcext:value-type="float">
            <text:p>300.135</text:p>
          </table:table-cell>
          <table:table-cell office:value-type="float" office:value="42.6793" calcext:value-type="float">
            <text:p>42.6793</text:p>
          </table:table-cell>
          <table:table-cell/>
          <table:table-cell table:formula="of:=([.D523]-[.A523])/0.0166667" office:value-type="float" office:value="5.18998962002082" calcext:value-type="float">
            <text:p>5.18998962002082</text:p>
          </table:table-cell>
          <table:table-cell table:formula="of:=ABS([.E523]-[.B523])/0.0166667" office:value-type="float" office:value="676.618646762706" calcext:value-type="float">
            <text:p>676.618646762706</text:p>
          </table:table-cell>
          <table:table-cell table:formula="of:=([.F523]-[.C523])/0.0166667" office:value-type="float" office:value="-9.94798010404006" calcext:value-type="float">
            <text:p>-9.94798010404006</text:p>
          </table:table-cell>
          <table:table-cell table:formula="of:=DEGREES(ATAN(ABS([.F523]-[.C523])/ABS([.E523]-[.B523])))" office:value-type="float" office:value="0.842330038214841" calcext:value-type="float">
            <text:p>0.842330038214841</text:p>
          </table:table-cell>
          <table:table-cell table:formula="of:=SQRT(POWER([.H523];2)+POWER([.I523];2)+POWER([.J523];2))" office:value-type="float" office:value="676.711675270496" calcext:value-type="float">
            <text:p>676.711675270496</text:p>
          </table:table-cell>
        </table:table-row>
        <table:table-row table:style-name="ro1">
          <table:table-cell office:value-type="float" office:value="78.8494" calcext:value-type="float">
            <text:p>78.8494</text:p>
          </table:table-cell>
          <table:table-cell office:value-type="float" office:value="313.028" calcext:value-type="float">
            <text:p>313.028</text:p>
          </table:table-cell>
          <table:table-cell office:value-type="float" office:value="42.0782" calcext:value-type="float">
            <text:p>42.0782</text:p>
          </table:table-cell>
          <table:table-cell office:value-type="float" office:value="78.6839" calcext:value-type="float">
            <text:p>78.6839</text:p>
          </table:table-cell>
          <table:table-cell office:value-type="float" office:value="301.777" calcext:value-type="float">
            <text:p>301.777</text:p>
          </table:table-cell>
          <table:table-cell office:value-type="float" office:value="41.3919" calcext:value-type="float">
            <text:p>41.3919</text:p>
          </table:table-cell>
          <table:table-cell/>
          <table:table-cell table:formula="of:=([.D524]-[.A524])/0.0166667" office:value-type="float" office:value="-9.92998014004024" calcext:value-type="float">
            <text:p>-9.92998014004024</text:p>
          </table:table-cell>
          <table:table-cell table:formula="of:=ABS([.E524]-[.B524])/0.0166667" office:value-type="float" office:value="675.058649882702" calcext:value-type="float">
            <text:p>675.058649882702</text:p>
          </table:table-cell>
          <table:table-cell table:formula="of:=([.F524]-[.C524])/0.0166667" office:value-type="float" office:value="-41.1779176441649" calcext:value-type="float">
            <text:p>-41.1779176441649</text:p>
          </table:table-cell>
          <table:table-cell table:formula="of:=DEGREES(ATAN(ABS([.F524]-[.C524])/ABS([.E524]-[.B524])))" office:value-type="float" office:value="3.49066137533734" calcext:value-type="float">
            <text:p>3.49066137533734</text:p>
          </table:table-cell>
          <table:table-cell table:formula="of:=SQRT(POWER([.H524];2)+POWER([.I524];2)+POWER([.J524];2))" office:value-type="float" office:value="676.386284743081" calcext:value-type="float">
            <text:p>676.386284743081</text:p>
          </table:table-cell>
        </table:table-row>
        <table:table-row table:style-name="ro1">
          <table:table-cell office:value-type="float" office:value="78.9359" calcext:value-type="float">
            <text:p>78.9359</text:p>
          </table:table-cell>
          <table:table-cell office:value-type="float" office:value="318.934" calcext:value-type="float">
            <text:p>318.934</text:p>
          </table:table-cell>
          <table:table-cell office:value-type="float" office:value="42.014" calcext:value-type="float">
            <text:p>42.014</text:p>
          </table:table-cell>
          <table:table-cell office:value-type="float" office:value="78.7663" calcext:value-type="float">
            <text:p>78.7663</text:p>
          </table:table-cell>
          <table:table-cell office:value-type="float" office:value="307.383" calcext:value-type="float">
            <text:p>307.383</text:p>
          </table:table-cell>
          <table:table-cell office:value-type="float" office:value="41.5928" calcext:value-type="float">
            <text:p>41.5928</text:p>
          </table:table-cell>
          <table:table-cell/>
          <table:table-cell table:formula="of:=([.D525]-[.A525])/0.0166667" office:value-type="float" office:value="-10.1759796480409" calcext:value-type="float">
            <text:p>-10.1759796480409</text:p>
          </table:table-cell>
          <table:table-cell table:formula="of:=ABS([.E525]-[.B525])/0.0166667" office:value-type="float" office:value="693.058613882775" calcext:value-type="float">
            <text:p>693.058613882775</text:p>
          </table:table-cell>
          <table:table-cell table:formula="of:=([.F525]-[.C525])/0.0166667" office:value-type="float" office:value="-25.2719494561014" calcext:value-type="float">
            <text:p>-25.2719494561014</text:p>
          </table:table-cell>
          <table:table-cell table:formula="of:=DEGREES(ATAN(ABS([.F525]-[.C525])/ABS([.E525]-[.B525])))" office:value-type="float" office:value="2.08832955680956" calcext:value-type="float">
            <text:p>2.08832955680956</text:p>
          </table:table-cell>
          <table:table-cell table:formula="of:=SQRT(POWER([.H525];2)+POWER([.I525];2)+POWER([.J525];2))" office:value-type="float" office:value="693.593875598842" calcext:value-type="float">
            <text:p>693.593875598842</text:p>
          </table:table-cell>
        </table:table-row>
        <table:table-row table:style-name="ro1">
          <table:table-cell office:value-type="float" office:value="78.5191" calcext:value-type="float">
            <text:p>78.5191</text:p>
          </table:table-cell>
          <table:table-cell office:value-type="float" office:value="308.852" calcext:value-type="float">
            <text:p>308.852</text:p>
          </table:table-cell>
          <table:table-cell office:value-type="float" office:value="41.3736" calcext:value-type="float">
            <text:p>41.3736</text:p>
          </table:table-cell>
          <table:table-cell office:value-type="float" office:value="78.3422" calcext:value-type="float">
            <text:p>78.3422</text:p>
          </table:table-cell>
          <table:table-cell office:value-type="float" office:value="296.393" calcext:value-type="float">
            <text:p>296.393</text:p>
          </table:table-cell>
          <table:table-cell office:value-type="float" office:value="40.6628" calcext:value-type="float">
            <text:p>40.6628</text:p>
          </table:table-cell>
          <table:table-cell/>
          <table:table-cell table:formula="of:=([.D526]-[.A526])/0.0166667" office:value-type="float" office:value="-10.6139787720418" calcext:value-type="float">
            <text:p>-10.6139787720418</text:p>
          </table:table-cell>
          <table:table-cell table:formula="of:=ABS([.E526]-[.B526])/0.0166667" office:value-type="float" office:value="747.53850492299" calcext:value-type="float">
            <text:p>747.53850492299</text:p>
          </table:table-cell>
          <table:table-cell table:formula="of:=([.F526]-[.C526])/0.0166667" office:value-type="float" office:value="-42.647914704171" calcext:value-type="float">
            <text:p>-42.647914704171</text:p>
          </table:table-cell>
          <table:table-cell table:formula="of:=DEGREES(ATAN(ABS([.F526]-[.C526])/ABS([.E526]-[.B526])))" office:value-type="float" office:value="3.26524929147662" calcext:value-type="float">
            <text:p>3.26524929147662</text:p>
          </table:table-cell>
          <table:table-cell table:formula="of:=SQRT(POWER([.H526];2)+POWER([.I526];2)+POWER([.J526];2))" office:value-type="float" office:value="748.829297982182" calcext:value-type="float">
            <text:p>748.829297982182</text:p>
          </table:table-cell>
        </table:table-row>
        <table:table-row table:style-name="ro1">
          <table:table-cell office:value-type="float" office:value="78.8502" calcext:value-type="float">
            <text:p>78.8502</text:p>
          </table:table-cell>
          <table:table-cell office:value-type="float" office:value="313.093" calcext:value-type="float">
            <text:p>313.093</text:p>
          </table:table-cell>
          <table:table-cell office:value-type="float" office:value="41.8014" calcext:value-type="float">
            <text:p>41.8014</text:p>
          </table:table-cell>
          <table:table-cell office:value-type="float" office:value="78.6846" calcext:value-type="float">
            <text:p>78.6846</text:p>
          </table:table-cell>
          <table:table-cell office:value-type="float" office:value="301.836" calcext:value-type="float">
            <text:p>301.836</text:p>
          </table:table-cell>
          <table:table-cell office:value-type="float" office:value="41.1208" calcext:value-type="float">
            <text:p>41.1208</text:p>
          </table:table-cell>
          <table:table-cell/>
          <table:table-cell table:formula="of:=([.D527]-[.A527])/0.0166667" office:value-type="float" office:value="-9.93598012803961" calcext:value-type="float">
            <text:p>-9.93598012803961</text:p>
          </table:table-cell>
          <table:table-cell table:formula="of:=ABS([.E527]-[.B527])/0.0166667" office:value-type="float" office:value="675.418649162702" calcext:value-type="float">
            <text:p>675.418649162702</text:p>
          </table:table-cell>
          <table:table-cell table:formula="of:=([.F527]-[.C527])/0.0166667" office:value-type="float" office:value="-40.8359183281632" calcext:value-type="float">
            <text:p>-40.8359183281632</text:p>
          </table:table-cell>
          <table:table-cell table:formula="of:=DEGREES(ATAN(ABS([.F527]-[.C527])/ABS([.E527]-[.B527])))" office:value-type="float" office:value="3.45990018235946" calcext:value-type="float">
            <text:p>3.45990018235946</text:p>
          </table:table-cell>
          <table:table-cell table:formula="of:=SQRT(POWER([.H527];2)+POWER([.I527];2)+POWER([.J527];2))" office:value-type="float" office:value="676.724942324116" calcext:value-type="float">
            <text:p>676.724942324116</text:p>
          </table:table-cell>
        </table:table-row>
        <table:table-row table:style-name="ro1">
          <table:table-cell office:value-type="float" office:value="78.8518" calcext:value-type="float">
            <text:p>78.8518</text:p>
          </table:table-cell>
          <table:table-cell office:value-type="float" office:value="313.234" calcext:value-type="float">
            <text:p>313.234</text:p>
          </table:table-cell>
          <table:table-cell office:value-type="float" office:value="41.2453" calcext:value-type="float">
            <text:p>41.2453</text:p>
          </table:table-cell>
          <table:table-cell office:value-type="float" office:value="78.6657" calcext:value-type="float">
            <text:p>78.6657</text:p>
          </table:table-cell>
          <table:table-cell office:value-type="float" office:value="300.582" calcext:value-type="float">
            <text:p>300.582</text:p>
          </table:table-cell>
          <table:table-cell office:value-type="float" office:value="40.5289" calcext:value-type="float">
            <text:p>40.5289</text:p>
          </table:table-cell>
          <table:table-cell/>
          <table:table-cell table:formula="of:=([.D528]-[.A528])/0.0166667" office:value-type="float" office:value="-11.1659776680444" calcext:value-type="float">
            <text:p>-11.1659776680444</text:p>
          </table:table-cell>
          <table:table-cell table:formula="of:=ABS([.E528]-[.B528])/0.0166667" office:value-type="float" office:value="759.118481763036" calcext:value-type="float">
            <text:p>759.118481763036</text:p>
          </table:table-cell>
          <table:table-cell table:formula="of:=([.F528]-[.C528])/0.0166667" office:value-type="float" office:value="-42.9839140321719" calcext:value-type="float">
            <text:p>-42.9839140321719</text:p>
          </table:table-cell>
          <table:table-cell table:formula="of:=DEGREES(ATAN(ABS([.F528]-[.C528])/ABS([.E528]-[.B528])))" office:value-type="float" office:value="3.24082456909642" calcext:value-type="float">
            <text:p>3.24082456909642</text:p>
          </table:table-cell>
          <table:table-cell table:formula="of:=SQRT(POWER([.H528];2)+POWER([.I528];2)+POWER([.J528];2))" office:value-type="float" office:value="760.416442008604" calcext:value-type="float">
            <text:p>760.416442008604</text:p>
          </table:table-cell>
        </table:table-row>
        <table:table-row table:style-name="ro1">
          <table:table-cell office:value-type="float" office:value="78.5408" calcext:value-type="float">
            <text:p>78.5408</text:p>
          </table:table-cell>
          <table:table-cell office:value-type="float" office:value="310.417" calcext:value-type="float">
            <text:p>310.417</text:p>
          </table:table-cell>
          <table:table-cell office:value-type="float" office:value="40.8712" calcext:value-type="float">
            <text:p>40.8712</text:p>
          </table:table-cell>
          <table:table-cell office:value-type="float" office:value="78.6253" calcext:value-type="float">
            <text:p>78.6253</text:p>
          </table:table-cell>
          <table:table-cell office:value-type="float" office:value="297.834" calcext:value-type="float">
            <text:p>297.834</text:p>
          </table:table-cell>
          <table:table-cell office:value-type="float" office:value="40.435" calcext:value-type="float">
            <text:p>40.435</text:p>
          </table:table-cell>
          <table:table-cell/>
          <table:table-cell table:formula="of:=([.D529]-[.A529])/0.0166667" office:value-type="float" office:value="5.06998986001976" calcext:value-type="float">
            <text:p>5.06998986001976</text:p>
          </table:table-cell>
          <table:table-cell table:formula="of:=ABS([.E529]-[.B529])/0.0166667" office:value-type="float" office:value="754.978490043018" calcext:value-type="float">
            <text:p>754.978490043018</text:p>
          </table:table-cell>
          <table:table-cell table:formula="of:=([.F529]-[.C529])/0.0166667" office:value-type="float" office:value="-26.1719476561047" calcext:value-type="float">
            <text:p>-26.1719476561047</text:p>
          </table:table-cell>
          <table:table-cell table:formula="of:=DEGREES(ATAN(ABS([.F529]-[.C529])/ABS([.E529]-[.B529])))" office:value-type="float" office:value="1.98541007292124" calcext:value-type="float">
            <text:p>1.98541007292124</text:p>
          </table:table-cell>
          <table:table-cell table:formula="of:=SQRT(POWER([.H529];2)+POWER([.I529];2)+POWER([.J529];2))" office:value-type="float" office:value="755.449002957136" calcext:value-type="float">
            <text:p>755.449002957136</text:p>
          </table:table-cell>
        </table:table-row>
        <table:table-row table:style-name="ro1">
          <table:table-cell office:value-type="float" office:value="78.9386" calcext:value-type="float">
            <text:p>78.9386</text:p>
          </table:table-cell>
          <table:table-cell office:value-type="float" office:value="319.155" calcext:value-type="float">
            <text:p>319.155</text:p>
          </table:table-cell>
          <table:table-cell office:value-type="float" office:value="41.1705" calcext:value-type="float">
            <text:p>41.1705</text:p>
          </table:table-cell>
          <table:table-cell office:value-type="float" office:value="79.016" calcext:value-type="float">
            <text:p>79.016</text:p>
          </table:table-cell>
          <table:table-cell office:value-type="float" office:value="306.241" calcext:value-type="float">
            <text:p>306.241</text:p>
          </table:table-cell>
          <table:table-cell office:value-type="float" office:value="40.4415" calcext:value-type="float">
            <text:p>40.4415</text:p>
          </table:table-cell>
          <table:table-cell/>
          <table:table-cell table:formula="of:=([.D530]-[.A530])/0.0166667" office:value-type="float" office:value="4.64399071201926" calcext:value-type="float">
            <text:p>4.64399071201926</text:p>
          </table:table-cell>
          <table:table-cell table:formula="of:=ABS([.E530]-[.B530])/0.0166667" office:value-type="float" office:value="774.838450323099" calcext:value-type="float">
            <text:p>774.838450323099</text:p>
          </table:table-cell>
          <table:table-cell table:formula="of:=([.F530]-[.C530])/0.0166667" office:value-type="float" office:value="-43.7399125201749" calcext:value-type="float">
            <text:p>-43.7399125201749</text:p>
          </table:table-cell>
          <table:table-cell table:formula="of:=DEGREES(ATAN(ABS([.F530]-[.C530])/ABS([.E530]-[.B530])))" office:value-type="float" office:value="3.23093856771318" calcext:value-type="float">
            <text:p>3.23093856771318</text:p>
          </table:table-cell>
          <table:table-cell table:formula="of:=SQRT(POWER([.H530];2)+POWER([.I530];2)+POWER([.J530];2))" office:value-type="float" office:value="776.085929969167" calcext:value-type="float">
            <text:p>776.085929969167</text:p>
          </table:table-cell>
        </table:table-row>
        <table:table-row table:style-name="ro1">
          <table:table-cell office:value-type="float" office:value="79.3262" calcext:value-type="float">
            <text:p>79.3262</text:p>
          </table:table-cell>
          <table:table-cell office:value-type="float" office:value="308.948" calcext:value-type="float">
            <text:p>308.948</text:p>
          </table:table-cell>
          <table:table-cell office:value-type="float" office:value="41.0863" calcext:value-type="float">
            <text:p>41.0863</text:p>
          </table:table-cell>
          <table:table-cell office:value-type="float" office:value="79.9165" calcext:value-type="float">
            <text:p>79.9165</text:p>
          </table:table-cell>
          <table:table-cell office:value-type="float" office:value="296.477" calcext:value-type="float">
            <text:p>296.477</text:p>
          </table:table-cell>
          <table:table-cell office:value-type="float" office:value="40.6354" calcext:value-type="float">
            <text:p>40.6354</text:p>
          </table:table-cell>
          <table:table-cell/>
          <table:table-cell table:formula="of:=([.D531]-[.A531])/0.0166667" office:value-type="float" office:value="35.4179291641416" calcext:value-type="float">
            <text:p>35.4179291641416</text:p>
          </table:table-cell>
          <table:table-cell table:formula="of:=ABS([.E531]-[.B531])/0.0166667" office:value-type="float" office:value="748.258503482993" calcext:value-type="float">
            <text:p>748.258503482993</text:p>
          </table:table-cell>
          <table:table-cell table:formula="of:=([.F531]-[.C531])/0.0166667" office:value-type="float" office:value="-27.0539458921085" calcext:value-type="float">
            <text:p>-27.0539458921085</text:p>
          </table:table-cell>
          <table:table-cell table:formula="of:=DEGREES(ATAN(ABS([.F531]-[.C531])/ABS([.E531]-[.B531])))" office:value-type="float" office:value="2.07067744102072" calcext:value-type="float">
            <text:p>2.07067744102072</text:p>
          </table:table-cell>
          <table:table-cell table:formula="of:=SQRT(POWER([.H531];2)+POWER([.I531];2)+POWER([.J531];2))" office:value-type="float" office:value="749.584640803971" calcext:value-type="float">
            <text:p>749.584640803971</text:p>
          </table:table-cell>
        </table:table-row>
        <table:table-row table:style-name="ro1">
          <table:table-cell office:value-type="float" office:value="77.7857" calcext:value-type="float">
            <text:p>77.7857</text:p>
          </table:table-cell>
          <table:table-cell office:value-type="float" office:value="314.569" calcext:value-type="float">
            <text:p>314.569</text:p>
          </table:table-cell>
          <table:table-cell office:value-type="float" office:value="41.5917" calcext:value-type="float">
            <text:p>41.5917</text:p>
          </table:table-cell>
          <table:table-cell office:value-type="float" office:value="77.8894" calcext:value-type="float">
            <text:p>77.8894</text:p>
          </table:table-cell>
          <table:table-cell office:value-type="float" office:value="301.794" calcext:value-type="float">
            <text:p>301.794</text:p>
          </table:table-cell>
          <table:table-cell office:value-type="float" office:value="41.1345" calcext:value-type="float">
            <text:p>41.1345</text:p>
          </table:table-cell>
          <table:table-cell/>
          <table:table-cell table:formula="of:=([.D532]-[.A532])/0.0166667" office:value-type="float" office:value="6.22198755602424" calcext:value-type="float">
            <text:p>6.22198755602424</text:p>
          </table:table-cell>
          <table:table-cell table:formula="of:=ABS([.E532]-[.B532])/0.0166667" office:value-type="float" office:value="766.498467003068" calcext:value-type="float">
            <text:p>766.498467003068</text:p>
          </table:table-cell>
          <table:table-cell table:formula="of:=([.F532]-[.C532])/0.0166667" office:value-type="float" office:value="-27.4319451361097" calcext:value-type="float">
            <text:p>-27.4319451361097</text:p>
          </table:table-cell>
          <table:table-cell table:formula="of:=DEGREES(ATAN(ABS([.F532]-[.C532])/ABS([.E532]-[.B532])))" office:value-type="float" office:value="2.04966379279357" calcext:value-type="float">
            <text:p>2.04966379279357</text:p>
          </table:table-cell>
          <table:table-cell table:formula="of:=SQRT(POWER([.H532];2)+POWER([.I532];2)+POWER([.J532];2))" office:value-type="float" office:value="767.014422720428" calcext:value-type="float">
            <text:p>767.014422720428</text:p>
          </table:table-cell>
        </table:table-row>
        <table:table-row table:style-name="ro1">
          <table:table-cell office:value-type="float" office:value="74.5629" calcext:value-type="float">
            <text:p>74.5629</text:p>
          </table:table-cell>
          <table:table-cell office:value-type="float" office:value="320.438" calcext:value-type="float">
            <text:p>320.438</text:p>
          </table:table-cell>
          <table:table-cell office:value-type="float" office:value="41.2919" calcext:value-type="float">
            <text:p>41.2919</text:p>
          </table:table-cell>
          <table:table-cell office:value-type="float" office:value="74.7478" calcext:value-type="float">
            <text:p>74.7478</text:p>
          </table:table-cell>
          <table:table-cell office:value-type="float" office:value="307.282" calcext:value-type="float">
            <text:p>307.282</text:p>
          </table:table-cell>
          <table:table-cell office:value-type="float" office:value="41.1154" calcext:value-type="float">
            <text:p>41.1154</text:p>
          </table:table-cell>
          <table:table-cell/>
          <table:table-cell table:formula="of:=([.D533]-[.A533])/0.0166667" office:value-type="float" office:value="11.0939778120443" calcext:value-type="float">
            <text:p>11.0939778120443</text:p>
          </table:table-cell>
          <table:table-cell table:formula="of:=ABS([.E533]-[.B533])/0.0166667" office:value-type="float" office:value="789.358421283158" calcext:value-type="float">
            <text:p>789.358421283158</text:p>
          </table:table-cell>
          <table:table-cell table:formula="of:=([.F533]-[.C533])/0.0166667" office:value-type="float" office:value="-10.5899788200422" calcext:value-type="float">
            <text:p>-10.5899788200422</text:p>
          </table:table-cell>
          <table:table-cell table:formula="of:=DEGREES(ATAN(ABS([.F533]-[.C533])/ABS([.E533]-[.B533])))" office:value-type="float" office:value="0.768630163447674" calcext:value-type="float">
            <text:p>0.768630163447674</text:p>
          </table:table-cell>
          <table:table-cell table:formula="of:=SQRT(POWER([.H533];2)+POWER([.I533];2)+POWER([.J533];2))" office:value-type="float" office:value="789.50740417411" calcext:value-type="float">
            <text:p>789.50740417411</text:p>
          </table:table-cell>
        </table:table-row>
        <table:table-row table:style-name="ro1">
          <table:table-cell office:value-type="float" office:value="70.2038" calcext:value-type="float">
            <text:p>70.2038</text:p>
          </table:table-cell>
          <table:table-cell office:value-type="float" office:value="304.034" calcext:value-type="float">
            <text:p>304.034</text:p>
          </table:table-cell>
          <table:table-cell office:value-type="float" office:value="41.3881" calcext:value-type="float">
            <text:p>41.3881</text:p>
          </table:table-cell>
          <table:table-cell office:value-type="float" office:value="70.7445" calcext:value-type="float">
            <text:p>70.7445</text:p>
          </table:table-cell>
          <table:table-cell office:value-type="float" office:value="291.726" calcext:value-type="float">
            <text:p>291.726</text:p>
          </table:table-cell>
          <table:table-cell office:value-type="float" office:value="40.6907" calcext:value-type="float">
            <text:p>40.6907</text:p>
          </table:table-cell>
          <table:table-cell/>
          <table:table-cell table:formula="of:=([.D534]-[.A534])/0.0166667" office:value-type="float" office:value="32.4419351161298" calcext:value-type="float">
            <text:p>32.4419351161298</text:p>
          </table:table-cell>
          <table:table-cell table:formula="of:=ABS([.E534]-[.B534])/0.0166667" office:value-type="float" office:value="738.478523042954" calcext:value-type="float">
            <text:p>738.478523042954</text:p>
          </table:table-cell>
          <table:table-cell table:formula="of:=([.F534]-[.C534])/0.0166667" office:value-type="float" office:value="-41.8439163121675" calcext:value-type="float">
            <text:p>-41.8439163121675</text:p>
          </table:table-cell>
          <table:table-cell table:formula="of:=DEGREES(ATAN(ABS([.F534]-[.C534])/ABS([.E534]-[.B534])))" office:value-type="float" office:value="3.2430448018997" calcext:value-type="float">
            <text:p>3.2430448018997</text:p>
          </table:table-cell>
          <table:table-cell table:formula="of:=SQRT(POWER([.H534];2)+POWER([.I534];2)+POWER([.J534];2))" office:value-type="float" office:value="740.374176671581" calcext:value-type="float">
            <text:p>740.374176671581</text:p>
          </table:table-cell>
        </table:table-row>
        <table:table-row table:style-name="ro1">
          <table:table-cell office:value-type="float" office:value="67.735" calcext:value-type="float">
            <text:p>67.735</text:p>
          </table:table-cell>
          <table:table-cell office:value-type="float" office:value="316.602" calcext:value-type="float">
            <text:p>316.602</text:p>
          </table:table-cell>
          <table:table-cell office:value-type="float" office:value="42.7278" calcext:value-type="float">
            <text:p>42.7278</text:p>
          </table:table-cell>
          <table:table-cell office:value-type="float" office:value="68.0687" calcext:value-type="float">
            <text:p>68.0687</text:p>
          </table:table-cell>
          <table:table-cell office:value-type="float" office:value="306.454" calcext:value-type="float">
            <text:p>306.454</text:p>
          </table:table-cell>
          <table:table-cell office:value-type="float" office:value="42.36" calcext:value-type="float">
            <text:p>42.36</text:p>
          </table:table-cell>
          <table:table-cell/>
          <table:table-cell table:formula="of:=([.D535]-[.A535])/0.0166667" office:value-type="float" office:value="20.0219599560805" calcext:value-type="float">
            <text:p>20.0219599560805</text:p>
          </table:table-cell>
          <table:table-cell table:formula="of:=ABS([.E535]-[.B535])/0.0166667" office:value-type="float" office:value="608.878782242434" calcext:value-type="float">
            <text:p>608.878782242434</text:p>
          </table:table-cell>
          <table:table-cell table:formula="of:=([.F535]-[.C535])/0.0166667" office:value-type="float" office:value="-22.0679558640884" calcext:value-type="float">
            <text:p>-22.0679558640884</text:p>
          </table:table-cell>
          <table:table-cell table:formula="of:=DEGREES(ATAN(ABS([.F535]-[.C535])/ABS([.E535]-[.B535])))" office:value-type="float" office:value="2.07569645738657" calcext:value-type="float">
            <text:p>2.07569645738657</text:p>
          </table:table-cell>
          <table:table-cell table:formula="of:=SQRT(POWER([.H535];2)+POWER([.I535];2)+POWER([.J535];2))" office:value-type="float" office:value="609.607451579728" calcext:value-type="float">
            <text:p>609.607451579728</text:p>
          </table:table-cell>
        </table:table-row>
        <table:table-row table:style-name="ro1">
          <table:table-cell office:value-type="float" office:value="65.6525" calcext:value-type="float">
            <text:p>65.6525</text:p>
          </table:table-cell>
          <table:table-cell office:value-type="float" office:value="307.616" calcext:value-type="float">
            <text:p>307.616</text:p>
          </table:table-cell>
          <table:table-cell office:value-type="float" office:value="42.4735" calcext:value-type="float">
            <text:p>42.4735</text:p>
          </table:table-cell>
          <table:table-cell office:value-type="float" office:value="65.5115" calcext:value-type="float">
            <text:p>65.5115</text:p>
          </table:table-cell>
          <table:table-cell office:value-type="float" office:value="296.317" calcext:value-type="float">
            <text:p>296.317</text:p>
          </table:table-cell>
          <table:table-cell office:value-type="float" office:value="42.0908" calcext:value-type="float">
            <text:p>42.0908</text:p>
          </table:table-cell>
          <table:table-cell/>
          <table:table-cell table:formula="of:=([.D536]-[.A536])/0.0166667" office:value-type="float" office:value="-8.45998308003416" calcext:value-type="float">
            <text:p>-8.45998308003416</text:p>
          </table:table-cell>
          <table:table-cell table:formula="of:=ABS([.E536]-[.B536])/0.0166667" office:value-type="float" office:value="677.93864412271" calcext:value-type="float">
            <text:p>677.93864412271</text:p>
          </table:table-cell>
          <table:table-cell table:formula="of:=([.F536]-[.C536])/0.0166667" office:value-type="float" office:value="-22.9619540760918" calcext:value-type="float">
            <text:p>-22.9619540760918</text:p>
          </table:table-cell>
          <table:table-cell table:formula="of:=DEGREES(ATAN(ABS([.F536]-[.C536])/ABS([.E536]-[.B536])))" office:value-type="float" office:value="1.9398810256128" calcext:value-type="float">
            <text:p>1.9398810256128</text:p>
          </table:table-cell>
          <table:table-cell table:formula="of:=SQRT(POWER([.H536];2)+POWER([.I536];2)+POWER([.J536];2))" office:value-type="float" office:value="678.380149948129" calcext:value-type="float">
            <text:p>678.380149948129</text:p>
          </table:table-cell>
        </table:table-row>
        <table:table-row table:style-name="ro1">
          <table:table-cell office:value-type="float" office:value="64.3879" calcext:value-type="float">
            <text:p>64.3879</text:p>
          </table:table-cell>
          <table:table-cell office:value-type="float" office:value="301.813" calcext:value-type="float">
            <text:p>301.813</text:p>
          </table:table-cell>
          <table:table-cell office:value-type="float" office:value="42.0435" calcext:value-type="float">
            <text:p>42.0435</text:p>
          </table:table-cell>
          <table:table-cell office:value-type="float" office:value="64.5488" calcext:value-type="float">
            <text:p>64.5488</text:p>
          </table:table-cell>
          <table:table-cell office:value-type="float" office:value="289.469" calcext:value-type="float">
            <text:p>289.469</text:p>
          </table:table-cell>
          <table:table-cell office:value-type="float" office:value="41.362" calcext:value-type="float">
            <text:p>41.362</text:p>
          </table:table-cell>
          <table:table-cell/>
          <table:table-cell table:formula="of:=([.D537]-[.A537])/0.0166667" office:value-type="float" office:value="9.6539806920385" calcext:value-type="float">
            <text:p>9.6539806920385</text:p>
          </table:table-cell>
          <table:table-cell table:formula="of:=ABS([.E537]-[.B537])/0.0166667" office:value-type="float" office:value="740.638518722962" calcext:value-type="float">
            <text:p>740.638518722962</text:p>
          </table:table-cell>
          <table:table-cell table:formula="of:=([.F537]-[.C537])/0.0166667" office:value-type="float" office:value="-40.8899182201635" calcext:value-type="float">
            <text:p>-40.8899182201635</text:p>
          </table:table-cell>
          <table:table-cell table:formula="of:=DEGREES(ATAN(ABS([.F537]-[.C537])/ABS([.E537]-[.B537])))" office:value-type="float" office:value="3.16003514716907" calcext:value-type="float">
            <text:p>3.16003514716907</text:p>
          </table:table-cell>
          <table:table-cell table:formula="of:=SQRT(POWER([.H537];2)+POWER([.I537];2)+POWER([.J537];2))" office:value-type="float" office:value="741.829225746329" calcext:value-type="float">
            <text:p>741.829225746329</text:p>
          </table:table-cell>
        </table:table-row>
        <table:table-row table:style-name="ro1">
          <table:table-cell office:value-type="float" office:value="63.9528" calcext:value-type="float">
            <text:p>63.9528</text:p>
          </table:table-cell>
          <table:table-cell office:value-type="float" office:value="314.638" calcext:value-type="float">
            <text:p>314.638</text:p>
          </table:table-cell>
          <table:table-cell office:value-type="float" office:value="43.0503" calcext:value-type="float">
            <text:p>43.0503</text:p>
          </table:table-cell>
          <table:table-cell office:value-type="float" office:value="64.4272" calcext:value-type="float">
            <text:p>64.4272</text:p>
          </table:table-cell>
          <table:table-cell office:value-type="float" office:value="300.099" calcext:value-type="float">
            <text:p>300.099</text:p>
          </table:table-cell>
          <table:table-cell office:value-type="float" office:value="43.3458" calcext:value-type="float">
            <text:p>43.3458</text:p>
          </table:table-cell>
          <table:table-cell/>
          <table:table-cell table:formula="of:=([.D538]-[.A538])/0.0166667" office:value-type="float" office:value="28.4639430721136" calcext:value-type="float">
            <text:p>28.4639430721136</text:p>
          </table:table-cell>
          <table:table-cell table:formula="of:=ABS([.E538]-[.B538])/0.0166667" office:value-type="float" office:value="872.338255323489" calcext:value-type="float">
            <text:p>872.338255323489</text:p>
          </table:table-cell>
          <table:table-cell table:formula="of:=([.F538]-[.C538])/0.0166667" office:value-type="float" office:value="17.7299645400707" calcext:value-type="float">
            <text:p>17.7299645400707</text:p>
          </table:table-cell>
          <table:table-cell table:formula="of:=DEGREES(ATAN(ABS([.F538]-[.C538])/ABS([.E538]-[.B538])))" office:value-type="float" office:value="1.16435601405646" calcext:value-type="float">
            <text:p>1.16435601405646</text:p>
          </table:table-cell>
          <table:table-cell table:formula="of:=SQRT(POWER([.H538];2)+POWER([.I538];2)+POWER([.J538];2))" office:value-type="float" office:value="872.982576801297" calcext:value-type="float">
            <text:p>872.982576801297</text:p>
          </table:table-cell>
        </table:table-row>
        <table:table-row table:style-name="ro1">
          <table:table-cell office:value-type="float" office:value="61.4637" calcext:value-type="float">
            <text:p>61.4637</text:p>
          </table:table-cell>
          <table:table-cell office:value-type="float" office:value="316.153" calcext:value-type="float">
            <text:p>316.153</text:p>
          </table:table-cell>
          <table:table-cell office:value-type="float" office:value="41.7787" calcext:value-type="float">
            <text:p>41.7787</text:p>
          </table:table-cell>
          <table:table-cell office:value-type="float" office:value="62.2656" calcext:value-type="float">
            <text:p>62.2656</text:p>
          </table:table-cell>
          <table:table-cell office:value-type="float" office:value="301.646" calcext:value-type="float">
            <text:p>301.646</text:p>
          </table:table-cell>
          <table:table-cell office:value-type="float" office:value="41.5657" calcext:value-type="float">
            <text:p>41.5657</text:p>
          </table:table-cell>
          <table:table-cell/>
          <table:table-cell table:formula="of:=([.D539]-[.A539])/0.0166667" office:value-type="float" office:value="48.1139037721922" calcext:value-type="float">
            <text:p>48.1139037721922</text:p>
          </table:table-cell>
          <table:table-cell table:formula="of:=ABS([.E539]-[.B539])/0.0166667" office:value-type="float" office:value="870.418259163482" calcext:value-type="float">
            <text:p>870.418259163482</text:p>
          </table:table-cell>
          <table:table-cell table:formula="of:=([.F539]-[.C539])/0.0166667" office:value-type="float" office:value="-12.7799744400512" calcext:value-type="float">
            <text:p>-12.7799744400512</text:p>
          </table:table-cell>
          <table:table-cell table:formula="of:=DEGREES(ATAN(ABS([.F539]-[.C539])/ABS([.E539]-[.B539])))" office:value-type="float" office:value="0.841188679895225" calcext:value-type="float">
            <text:p>0.841188679895225</text:p>
          </table:table-cell>
          <table:table-cell table:formula="of:=SQRT(POWER([.H539];2)+POWER([.I539];2)+POWER([.J539];2))" office:value-type="float" office:value="871.840708712363" calcext:value-type="float">
            <text:p>871.840708712363</text:p>
          </table:table-cell>
        </table:table-row>
        <table:table-row table:style-name="ro1">
          <table:table-cell office:value-type="float" office:value="59.5367" calcext:value-type="float">
            <text:p>59.5367</text:p>
          </table:table-cell>
          <table:table-cell office:value-type="float" office:value="305.451" calcext:value-type="float">
            <text:p>305.451</text:p>
          </table:table-cell>
          <table:table-cell office:value-type="float" office:value="42.0652" calcext:value-type="float">
            <text:p>42.0652</text:p>
          </table:table-cell>
          <table:table-cell office:value-type="float" office:value="59.823" calcext:value-type="float">
            <text:p>59.823</text:p>
          </table:table-cell>
          <table:table-cell office:value-type="float" office:value="292.813" calcext:value-type="float">
            <text:p>292.813</text:p>
          </table:table-cell>
          <table:table-cell office:value-type="float" office:value="41.6545" calcext:value-type="float">
            <text:p>41.6545</text:p>
          </table:table-cell>
          <table:table-cell/>
          <table:table-cell table:formula="of:=([.D540]-[.A540])/0.0166667" office:value-type="float" office:value="17.1779656440685" calcext:value-type="float">
            <text:p>17.1779656440685</text:p>
          </table:table-cell>
          <table:table-cell table:formula="of:=ABS([.E540]-[.B540])/0.0166667" office:value-type="float" office:value="758.278483443035" calcext:value-type="float">
            <text:p>758.278483443035</text:p>
          </table:table-cell>
          <table:table-cell table:formula="of:=([.F540]-[.C540])/0.0166667" office:value-type="float" office:value="-24.6419507160985" calcext:value-type="float">
            <text:p>-24.6419507160985</text:p>
          </table:table-cell>
          <table:table-cell table:formula="of:=DEGREES(ATAN(ABS([.F540]-[.C540])/ABS([.E540]-[.B540])))" office:value-type="float" office:value="1.86129912148233" calcext:value-type="float">
            <text:p>1.86129912148233</text:p>
          </table:table-cell>
          <table:table-cell table:formula="of:=SQRT(POWER([.H540];2)+POWER([.I540];2)+POWER([.J540];2))" office:value-type="float" office:value="758.873221751455" calcext:value-type="float">
            <text:p>758.873221751455</text:p>
          </table:table-cell>
        </table:table-row>
        <table:table-row table:style-name="ro1">
          <table:table-cell office:value-type="float" office:value="54.6327" calcext:value-type="float">
            <text:p>54.6327</text:p>
          </table:table-cell>
          <table:table-cell office:value-type="float" office:value="308.917" calcext:value-type="float">
            <text:p>308.917</text:p>
          </table:table-cell>
          <table:table-cell office:value-type="float" office:value="42.6518" calcext:value-type="float">
            <text:p>42.6518</text:p>
          </table:table-cell>
          <table:table-cell office:value-type="float" office:value="55.3186" calcext:value-type="float">
            <text:p>55.3186</text:p>
          </table:table-cell>
          <table:table-cell office:value-type="float" office:value="295.984" calcext:value-type="float">
            <text:p>295.984</text:p>
          </table:table-cell>
          <table:table-cell office:value-type="float" office:value="42.7588" calcext:value-type="float">
            <text:p>42.7588</text:p>
          </table:table-cell>
          <table:table-cell/>
          <table:table-cell table:formula="of:=([.D541]-[.A541])/0.0166667" office:value-type="float" office:value="41.1539176921648" calcext:value-type="float">
            <text:p>41.1539176921648</text:p>
          </table:table-cell>
          <table:table-cell table:formula="of:=ABS([.E541]-[.B541])/0.0166667" office:value-type="float" office:value="775.978448043104" calcext:value-type="float">
            <text:p>775.978448043104</text:p>
          </table:table-cell>
          <table:table-cell table:formula="of:=([.F541]-[.C541])/0.0166667" office:value-type="float" office:value="6.41998716002564" calcext:value-type="float">
            <text:p>6.41998716002564</text:p>
          </table:table-cell>
          <table:table-cell table:formula="of:=DEGREES(ATAN(ABS([.F541]-[.C541])/ABS([.E541]-[.B541])))" office:value-type="float" office:value="0.47402060883918" calcext:value-type="float">
            <text:p>0.47402060883918</text:p>
          </table:table-cell>
          <table:table-cell table:formula="of:=SQRT(POWER([.H541];2)+POWER([.I541];2)+POWER([.J541];2))" office:value-type="float" office:value="777.095497994894" calcext:value-type="float">
            <text:p>777.095497994894</text:p>
          </table:table-cell>
        </table:table-row>
        <table:table-row table:style-name="ro1">
          <table:table-cell office:value-type="float" office:value="55.4852" calcext:value-type="float">
            <text:p>55.4852</text:p>
          </table:table-cell>
          <table:table-cell office:value-type="float" office:value="306.488" calcext:value-type="float">
            <text:p>306.488</text:p>
          </table:table-cell>
          <table:table-cell office:value-type="float" office:value="41.156" calcext:value-type="float">
            <text:p>41.156</text:p>
          </table:table-cell>
          <table:table-cell office:value-type="float" office:value="56.4334" calcext:value-type="float">
            <text:p>56.4334</text:p>
          </table:table-cell>
          <table:table-cell office:value-type="float" office:value="292.444" calcext:value-type="float">
            <text:p>292.444</text:p>
          </table:table-cell>
          <table:table-cell office:value-type="float" office:value="40.7154" calcext:value-type="float">
            <text:p>40.7154</text:p>
          </table:table-cell>
          <table:table-cell/>
          <table:table-cell table:formula="of:=([.D542]-[.A542])/0.0166667" office:value-type="float" office:value="56.8918862162276" calcext:value-type="float">
            <text:p>56.8918862162276</text:p>
          </table:table-cell>
          <table:table-cell table:formula="of:=ABS([.E542]-[.B542])/0.0166667" office:value-type="float" office:value="842.63831472337" calcext:value-type="float">
            <text:p>842.63831472337</text:p>
          </table:table-cell>
          <table:table-cell table:formula="of:=([.F542]-[.C542])/0.0166667" office:value-type="float" office:value="-26.4359471281055" calcext:value-type="float">
            <text:p>-26.4359471281055</text:p>
          </table:table-cell>
          <table:table-cell table:formula="of:=DEGREES(ATAN(ABS([.F542]-[.C542])/ABS([.E542]-[.B542])))" office:value-type="float" office:value="1.79694125592007" calcext:value-type="float">
            <text:p>1.79694125592007</text:p>
          </table:table-cell>
          <table:table-cell table:formula="of:=SQRT(POWER([.H542];2)+POWER([.I542];2)+POWER([.J542];2))" office:value-type="float" office:value="844.970339986937" calcext:value-type="float">
            <text:p>844.970339986937</text:p>
          </table:table-cell>
        </table:table-row>
        <table:table-row table:style-name="ro1">
          <table:table-cell office:value-type="float" office:value="54.0353" calcext:value-type="float">
            <text:p>54.0353</text:p>
          </table:table-cell>
          <table:table-cell office:value-type="float" office:value="310.42" calcext:value-type="float">
            <text:p>310.42</text:p>
          </table:table-cell>
          <table:table-cell office:value-type="float" office:value="42.1686" calcext:value-type="float">
            <text:p>42.1686</text:p>
          </table:table-cell>
          <table:table-cell office:value-type="float" office:value="54.4705" calcext:value-type="float">
            <text:p>54.4705</text:p>
          </table:table-cell>
          <table:table-cell office:value-type="float" office:value="297.418" calcext:value-type="float">
            <text:p>297.418</text:p>
          </table:table-cell>
          <table:table-cell office:value-type="float" office:value="42.0295" calcext:value-type="float">
            <text:p>42.0295</text:p>
          </table:table-cell>
          <table:table-cell/>
          <table:table-cell table:formula="of:=([.D543]-[.A543])/0.0166667" office:value-type="float" office:value="26.1119477761046" calcext:value-type="float">
            <text:p>26.1119477761046</text:p>
          </table:table-cell>
          <table:table-cell table:formula="of:=ABS([.E543]-[.B543])/0.0166667" office:value-type="float" office:value="780.118439763121" calcext:value-type="float">
            <text:p>780.118439763121</text:p>
          </table:table-cell>
          <table:table-cell table:formula="of:=([.F543]-[.C543])/0.0166667" office:value-type="float" office:value="-8.34598330803333" calcext:value-type="float">
            <text:p>-8.34598330803333</text:p>
          </table:table-cell>
          <table:table-cell table:formula="of:=DEGREES(ATAN(ABS([.F543]-[.C543])/ABS([.E543]-[.B543])))" office:value-type="float" office:value="0.612947153433414" calcext:value-type="float">
            <text:p>0.612947153433414</text:p>
          </table:table-cell>
          <table:table-cell table:formula="of:=SQRT(POWER([.H543];2)+POWER([.I543];2)+POWER([.J543];2))" office:value-type="float" office:value="780.59994191166" calcext:value-type="float">
            <text:p>780.59994191166</text:p>
          </table:table-cell>
        </table:table-row>
        <table:table-row table:style-name="ro1">
          <table:table-cell office:value-type="float" office:value="51.5588" calcext:value-type="float">
            <text:p>51.5588</text:p>
          </table:table-cell>
          <table:table-cell office:value-type="float" office:value="317.949" calcext:value-type="float">
            <text:p>317.949</text:p>
          </table:table-cell>
          <table:table-cell office:value-type="float" office:value="40.5302" calcext:value-type="float">
            <text:p>40.5302</text:p>
          </table:table-cell>
          <table:table-cell office:value-type="float" office:value="51.3199" calcext:value-type="float">
            <text:p>51.3199</text:p>
          </table:table-cell>
          <table:table-cell office:value-type="float" office:value="302.982" calcext:value-type="float">
            <text:p>302.982</text:p>
          </table:table-cell>
          <table:table-cell office:value-type="float" office:value="40.1552" calcext:value-type="float">
            <text:p>40.1552</text:p>
          </table:table-cell>
          <table:table-cell/>
          <table:table-cell table:formula="of:=([.D544]-[.A544])/0.0166667" office:value-type="float" office:value="-14.3339713320574" calcext:value-type="float">
            <text:p>-14.3339713320574</text:p>
          </table:table-cell>
          <table:table-cell table:formula="of:=ABS([.E544]-[.B544])/0.0166667" office:value-type="float" office:value="898.018203963591" calcext:value-type="float">
            <text:p>898.018203963591</text:p>
          </table:table-cell>
          <table:table-cell table:formula="of:=([.F544]-[.C544])/0.0166667" office:value-type="float" office:value="-22.49995500009" calcext:value-type="float">
            <text:p>-22.49995500009</text:p>
          </table:table-cell>
          <table:table-cell table:formula="of:=DEGREES(ATAN(ABS([.F544]-[.C544])/ABS([.E544]-[.B544])))" office:value-type="float" office:value="1.43525242311102" calcext:value-type="float">
            <text:p>1.43525242311102</text:p>
          </table:table-cell>
          <table:table-cell table:formula="of:=SQRT(POWER([.H544];2)+POWER([.I544];2)+POWER([.J544];2))" office:value-type="float" office:value="898.414383989453" calcext:value-type="float">
            <text:p>898.414383989453</text:p>
          </table:table-cell>
        </table:table-row>
        <table:table-row table:style-name="ro1">
          <table:table-cell office:value-type="float" office:value="52.2222" calcext:value-type="float">
            <text:p>52.2222</text:p>
          </table:table-cell>
          <table:table-cell office:value-type="float" office:value="301.279" calcext:value-type="float">
            <text:p>301.279</text:p>
          </table:table-cell>
          <table:table-cell office:value-type="float" office:value="41.9825" calcext:value-type="float">
            <text:p>41.9825</text:p>
          </table:table-cell>
          <table:table-cell office:value-type="float" office:value="53.0031" calcext:value-type="float">
            <text:p>53.0031</text:p>
          </table:table-cell>
          <table:table-cell office:value-type="float" office:value="287.36" calcext:value-type="float">
            <text:p>287.36</text:p>
          </table:table-cell>
          <table:table-cell office:value-type="float" office:value="41.8074" calcext:value-type="float">
            <text:p>41.8074</text:p>
          </table:table-cell>
          <table:table-cell/>
          <table:table-cell table:formula="of:=([.D545]-[.A545])/0.0166667" office:value-type="float" office:value="46.8539062921876" calcext:value-type="float">
            <text:p>46.8539062921876</text:p>
          </table:table-cell>
          <table:table-cell table:formula="of:=ABS([.E545]-[.B545])/0.0166667" office:value-type="float" office:value="835.13832972334" calcext:value-type="float">
            <text:p>835.13832972334</text:p>
          </table:table-cell>
          <table:table-cell table:formula="of:=([.F545]-[.C545])/0.0166667" office:value-type="float" office:value="-10.5059789880421" calcext:value-type="float">
            <text:p>-10.5059789880421</text:p>
          </table:table-cell>
          <table:table-cell table:formula="of:=DEGREES(ATAN(ABS([.F545]-[.C545])/ABS([.E545]-[.B545])))" office:value-type="float" office:value="0.720738689119197" calcext:value-type="float">
            <text:p>0.720738689119197</text:p>
          </table:table-cell>
          <table:table-cell table:formula="of:=SQRT(POWER([.H545];2)+POWER([.I545];2)+POWER([.J545];2))" office:value-type="float" office:value="836.517599278356" calcext:value-type="float">
            <text:p>836.517599278356</text:p>
          </table:table-cell>
        </table:table-row>
        <table:table-row table:style-name="ro1">
          <table:table-cell office:value-type="float" office:value="51.6024" calcext:value-type="float">
            <text:p>51.6024</text:p>
          </table:table-cell>
          <table:table-cell office:value-type="float" office:value="317.604" calcext:value-type="float">
            <text:p>317.604</text:p>
          </table:table-cell>
          <table:table-cell office:value-type="float" office:value="41.9308" calcext:value-type="float">
            <text:p>41.9308</text:p>
          </table:table-cell>
          <table:table-cell office:value-type="float" office:value="51.982" calcext:value-type="float">
            <text:p>51.982</text:p>
          </table:table-cell>
          <table:table-cell office:value-type="float" office:value="307.248" calcext:value-type="float">
            <text:p>307.248</text:p>
          </table:table-cell>
          <table:table-cell office:value-type="float" office:value="41.3398" calcext:value-type="float">
            <text:p>41.3398</text:p>
          </table:table-cell>
          <table:table-cell/>
          <table:table-cell table:formula="of:=([.D546]-[.A546])/0.0166667" office:value-type="float" office:value="22.7759544480909" calcext:value-type="float">
            <text:p>22.7759544480909</text:p>
          </table:table-cell>
          <table:table-cell table:formula="of:=ABS([.E546]-[.B546])/0.0166667" office:value-type="float" office:value="621.358757282485" calcext:value-type="float">
            <text:p>621.358757282485</text:p>
          </table:table-cell>
          <table:table-cell table:formula="of:=([.F546]-[.C546])/0.0166667" office:value-type="float" office:value="-35.4599290801419" calcext:value-type="float">
            <text:p>-35.4599290801419</text:p>
          </table:table-cell>
          <table:table-cell table:formula="of:=DEGREES(ATAN(ABS([.F546]-[.C546])/ABS([.E546]-[.B546])))" office:value-type="float" office:value="3.2662337775018" calcext:value-type="float">
            <text:p>3.2662337775018</text:p>
          </table:table-cell>
          <table:table-cell table:formula="of:=SQRT(POWER([.H546];2)+POWER([.I546];2)+POWER([.J546];2))" office:value-type="float" office:value="622.786364593048" calcext:value-type="float">
            <text:p>622.786364593048</text:p>
          </table:table-cell>
        </table:table-row>
        <table:table-row table:style-name="ro1">
          <table:table-cell office:value-type="float" office:value="51.8723" calcext:value-type="float">
            <text:p>51.8723</text:p>
          </table:table-cell>
          <table:table-cell office:value-type="float" office:value="310.192" calcext:value-type="float">
            <text:p>310.192</text:p>
          </table:table-cell>
          <table:table-cell office:value-type="float" office:value="41.4263" calcext:value-type="float">
            <text:p>41.4263</text:p>
          </table:table-cell>
          <table:table-cell office:value-type="float" office:value="52.928" calcext:value-type="float">
            <text:p>52.928</text:p>
          </table:table-cell>
          <table:table-cell office:value-type="float" office:value="295.906" calcext:value-type="float">
            <text:p>295.906</text:p>
          </table:table-cell>
          <table:table-cell office:value-type="float" office:value="40.9818" calcext:value-type="float">
            <text:p>40.9818</text:p>
          </table:table-cell>
          <table:table-cell/>
          <table:table-cell table:formula="of:=([.D547]-[.A547])/0.0166667" office:value-type="float" office:value="63.341873316253" calcext:value-type="float">
            <text:p>63.341873316253</text:p>
          </table:table-cell>
          <table:table-cell table:formula="of:=ABS([.E547]-[.B547])/0.0166667" office:value-type="float" office:value="857.158285683429" calcext:value-type="float">
            <text:p>857.158285683429</text:p>
          </table:table-cell>
          <table:table-cell table:formula="of:=([.F547]-[.C547])/0.0166667" office:value-type="float" office:value="-26.6699466601066" calcext:value-type="float">
            <text:p>-26.6699466601066</text:p>
          </table:table-cell>
          <table:table-cell table:formula="of:=DEGREES(ATAN(ABS([.F547]-[.C547])/ABS([.E547]-[.B547])))" office:value-type="float" office:value="1.78214757179785" calcext:value-type="float">
            <text:p>1.78214757179785</text:p>
          </table:table-cell>
          <table:table-cell table:formula="of:=SQRT(POWER([.H547];2)+POWER([.I547];2)+POWER([.J547];2))" office:value-type="float" office:value="859.909184557195" calcext:value-type="float">
            <text:p>859.909184557195</text:p>
          </table:table-cell>
        </table:table-row>
        <table:table-row table:style-name="ro1">
          <table:table-cell office:value-type="float" office:value="52.1939" calcext:value-type="float">
            <text:p>52.1939</text:p>
          </table:table-cell>
          <table:table-cell office:value-type="float" office:value="308.766" calcext:value-type="float">
            <text:p>308.766</text:p>
          </table:table-cell>
          <table:table-cell office:value-type="float" office:value="41.3727" calcext:value-type="float">
            <text:p>41.3727</text:p>
          </table:table-cell>
          <table:table-cell office:value-type="float" office:value="53.2378" calcext:value-type="float">
            <text:p>53.2378</text:p>
          </table:table-cell>
          <table:table-cell office:value-type="float" office:value="294.563" calcext:value-type="float">
            <text:p>294.563</text:p>
          </table:table-cell>
          <table:table-cell office:value-type="float" office:value="40.93" calcext:value-type="float">
            <text:p>40.93</text:p>
          </table:table-cell>
          <table:table-cell/>
          <table:table-cell table:formula="of:=([.D548]-[.A548])/0.0166667" office:value-type="float" office:value="62.6338747322506" calcext:value-type="float">
            <text:p>62.6338747322506</text:p>
          </table:table-cell>
          <table:table-cell table:formula="of:=ABS([.E548]-[.B548])/0.0166667" office:value-type="float" office:value="852.178295643411" calcext:value-type="float">
            <text:p>852.178295643411</text:p>
          </table:table-cell>
          <table:table-cell table:formula="of:=([.F548]-[.C548])/0.0166667" office:value-type="float" office:value="-26.5619468761064" calcext:value-type="float">
            <text:p>-26.5619468761064</text:p>
          </table:table-cell>
          <table:table-cell table:formula="of:=DEGREES(ATAN(ABS([.F548]-[.C548])/ABS([.E548]-[.B548])))" office:value-type="float" office:value="1.78530113992506" calcext:value-type="float">
            <text:p>1.78530113992506</text:p>
          </table:table-cell>
          <table:table-cell table:formula="of:=SQRT(POWER([.H548];2)+POWER([.I548];2)+POWER([.J548];2))" office:value-type="float" office:value="854.889692797575" calcext:value-type="float">
            <text:p>854.889692797575</text:p>
          </table:table-cell>
        </table:table-row>
        <table:table-row table:style-name="ro1">
          <table:table-cell office:value-type="float" office:value="51.6696" calcext:value-type="float">
            <text:p>51.6696</text:p>
          </table:table-cell>
          <table:table-cell office:value-type="float" office:value="308.594" calcext:value-type="float">
            <text:p>308.594</text:p>
          </table:table-cell>
          <table:table-cell office:value-type="float" office:value="41.6693" calcext:value-type="float">
            <text:p>41.6693</text:p>
          </table:table-cell>
          <table:table-cell office:value-type="float" office:value="52.1568" calcext:value-type="float">
            <text:p>52.1568</text:p>
          </table:table-cell>
          <table:table-cell office:value-type="float" office:value="295.689" calcext:value-type="float">
            <text:p>295.689</text:p>
          </table:table-cell>
          <table:table-cell office:value-type="float" office:value="41.2826" calcext:value-type="float">
            <text:p>41.2826</text:p>
          </table:table-cell>
          <table:table-cell/>
          <table:table-cell table:formula="of:=([.D549]-[.A549])/0.0166667" office:value-type="float" office:value="29.2319415361166" calcext:value-type="float">
            <text:p>29.2319415361166</text:p>
          </table:table-cell>
          <table:table-cell table:formula="of:=ABS([.E549]-[.B549])/0.0166667" office:value-type="float" office:value="774.298451403096" calcext:value-type="float">
            <text:p>774.298451403096</text:p>
          </table:table-cell>
          <table:table-cell table:formula="of:=([.F549]-[.C549])/0.0166667" office:value-type="float" office:value="-23.2019535960927" calcext:value-type="float">
            <text:p>-23.2019535960927</text:p>
          </table:table-cell>
          <table:table-cell table:formula="of:=DEGREES(ATAN(ABS([.F549]-[.C549])/ABS([.E549]-[.B549])))" office:value-type="float" office:value="1.71636188048004" calcext:value-type="float">
            <text:p>1.71636188048004</text:p>
          </table:table-cell>
          <table:table-cell table:formula="of:=SQRT(POWER([.H549];2)+POWER([.I549];2)+POWER([.J549];2))" office:value-type="float" office:value="775.197348358389" calcext:value-type="float">
            <text:p>775.197348358389</text:p>
          </table:table-cell>
        </table:table-row>
        <table:table-row table:style-name="ro1">
          <table:table-cell office:value-type="float" office:value="52.3332" calcext:value-type="float">
            <text:p>52.3332</text:p>
          </table:table-cell>
          <table:table-cell office:value-type="float" office:value="312.993" calcext:value-type="float">
            <text:p>312.993</text:p>
          </table:table-cell>
          <table:table-cell office:value-type="float" office:value="42.6035" calcext:value-type="float">
            <text:p>42.6035</text:p>
          </table:table-cell>
          <table:table-cell office:value-type="float" office:value="52.5007" calcext:value-type="float">
            <text:p>52.5007</text:p>
          </table:table-cell>
          <table:table-cell office:value-type="float" office:value="301.215" calcext:value-type="float">
            <text:p>301.215</text:p>
          </table:table-cell>
          <table:table-cell office:value-type="float" office:value="42.5124" calcext:value-type="float">
            <text:p>42.5124</text:p>
          </table:table-cell>
          <table:table-cell/>
          <table:table-cell table:formula="of:=([.D550]-[.A550])/0.0166667" office:value-type="float" office:value="10.0499799000404" calcext:value-type="float">
            <text:p>10.0499799000404</text:p>
          </table:table-cell>
          <table:table-cell table:formula="of:=ABS([.E550]-[.B550])/0.0166667" office:value-type="float" office:value="706.678586642828" calcext:value-type="float">
            <text:p>706.678586642828</text:p>
          </table:table-cell>
          <table:table-cell table:formula="of:=([.F550]-[.C550])/0.0166667" office:value-type="float" office:value="-5.4659890680217" calcext:value-type="float">
            <text:p>-5.4659890680217</text:p>
          </table:table-cell>
          <table:table-cell table:formula="of:=DEGREES(ATAN(ABS([.F550]-[.C550])/ABS([.E550]-[.B550])))" office:value-type="float" office:value="0.443160250154807" calcext:value-type="float">
            <text:p>0.443160250154807</text:p>
          </table:table-cell>
          <table:table-cell table:formula="of:=SQRT(POWER([.H550];2)+POWER([.I550];2)+POWER([.J550];2))" office:value-type="float" office:value="706.771182174251" calcext:value-type="float">
            <text:p>706.771182174251</text:p>
          </table:table-cell>
        </table:table-row>
        <table:table-row table:style-name="ro1">
          <table:table-cell office:value-type="float" office:value="49.4272" calcext:value-type="float">
            <text:p>49.4272</text:p>
          </table:table-cell>
          <table:table-cell office:value-type="float" office:value="311.04" calcext:value-type="float">
            <text:p>311.04</text:p>
          </table:table-cell>
          <table:table-cell office:value-type="float" office:value="42.1224" calcext:value-type="float">
            <text:p>42.1224</text:p>
          </table:table-cell>
          <table:table-cell office:value-type="float" office:value="49.9832" calcext:value-type="float">
            <text:p>49.9832</text:p>
          </table:table-cell>
          <table:table-cell office:value-type="float" office:value="297.928" calcext:value-type="float">
            <text:p>297.928</text:p>
          </table:table-cell>
          <table:table-cell office:value-type="float" office:value="41.9964" calcext:value-type="float">
            <text:p>41.9964</text:p>
          </table:table-cell>
          <table:table-cell/>
          <table:table-cell table:formula="of:=([.D551]-[.A551])/0.0166667" office:value-type="float" office:value="33.3599332801333" calcext:value-type="float">
            <text:p>33.3599332801333</text:p>
          </table:table-cell>
          <table:table-cell table:formula="of:=ABS([.E551]-[.B551])/0.0166667" office:value-type="float" office:value="786.718426563148" calcext:value-type="float">
            <text:p>786.718426563148</text:p>
          </table:table-cell>
          <table:table-cell table:formula="of:=([.F551]-[.C551])/0.0166667" office:value-type="float" office:value="-7.5599848800301" calcext:value-type="float">
            <text:p>-7.5599848800301</text:p>
          </table:table-cell>
          <table:table-cell table:formula="of:=DEGREES(ATAN(ABS([.F551]-[.C551])/ABS([.E551]-[.B551])))" office:value-type="float" office:value="0.550567877902582" calcext:value-type="float">
            <text:p>0.550567877902582</text:p>
          </table:table-cell>
          <table:table-cell table:formula="of:=SQRT(POWER([.H551];2)+POWER([.I551];2)+POWER([.J551];2))" office:value-type="float" office:value="787.461695077187" calcext:value-type="float">
            <text:p>787.461695077187</text:p>
          </table:table-cell>
        </table:table-row>
        <table:table-row table:style-name="ro1">
          <table:table-cell office:value-type="float" office:value="44.6592" calcext:value-type="float">
            <text:p>44.6592</text:p>
          </table:table-cell>
          <table:table-cell office:value-type="float" office:value="314.582" calcext:value-type="float">
            <text:p>314.582</text:p>
          </table:table-cell>
          <table:table-cell office:value-type="float" office:value="42.1791" calcext:value-type="float">
            <text:p>42.1791</text:p>
          </table:table-cell>
          <table:table-cell office:value-type="float" office:value="45.0838" calcext:value-type="float">
            <text:p>45.0838</text:p>
          </table:table-cell>
          <table:table-cell office:value-type="float" office:value="301.161" calcext:value-type="float">
            <text:p>301.161</text:p>
          </table:table-cell>
          <table:table-cell office:value-type="float" office:value="42.0732" calcext:value-type="float">
            <text:p>42.0732</text:p>
          </table:table-cell>
          <table:table-cell/>
          <table:table-cell table:formula="of:=([.D552]-[.A552])/0.0166667" office:value-type="float" office:value="25.4759490481018" calcext:value-type="float">
            <text:p>25.4759490481018</text:p>
          </table:table-cell>
          <table:table-cell table:formula="of:=ABS([.E552]-[.B552])/0.0166667" office:value-type="float" office:value="805.258389483221" calcext:value-type="float">
            <text:p>805.258389483221</text:p>
          </table:table-cell>
          <table:table-cell table:formula="of:=([.F552]-[.C552])/0.0166667" office:value-type="float" office:value="-6.35398729202532" calcext:value-type="float">
            <text:p>-6.35398729202532</text:p>
          </table:table-cell>
          <table:table-cell table:formula="of:=DEGREES(ATAN(ABS([.F552]-[.C552])/ABS([.E552]-[.B552])))" office:value-type="float" office:value="0.452089794199498" calcext:value-type="float">
            <text:p>0.452089794199498</text:p>
          </table:table-cell>
          <table:table-cell table:formula="of:=SQRT(POWER([.H552];2)+POWER([.I552];2)+POWER([.J552];2))" office:value-type="float" office:value="805.686335348639" calcext:value-type="float">
            <text:p>805.686335348639</text:p>
          </table:table-cell>
        </table:table-row>
        <table:table-row table:style-name="ro1">
          <table:table-cell office:value-type="float" office:value="43.5418" calcext:value-type="float">
            <text:p>43.5418</text:p>
          </table:table-cell>
          <table:table-cell office:value-type="float" office:value="315.636" calcext:value-type="float">
            <text:p>315.636</text:p>
          </table:table-cell>
          <table:table-cell office:value-type="float" office:value="43.1081" calcext:value-type="float">
            <text:p>43.1081</text:p>
          </table:table-cell>
          <table:table-cell office:value-type="float" office:value="43.8458" calcext:value-type="float">
            <text:p>43.8458</text:p>
          </table:table-cell>
          <table:table-cell office:value-type="float" office:value="300.477" calcext:value-type="float">
            <text:p>300.477</text:p>
          </table:table-cell>
          <table:table-cell office:value-type="float" office:value="43.7549" calcext:value-type="float">
            <text:p>43.7549</text:p>
          </table:table-cell>
          <table:table-cell/>
          <table:table-cell table:formula="of:=([.D553]-[.A553])/0.0166667" office:value-type="float" office:value="18.2399635200727" calcext:value-type="float">
            <text:p>18.2399635200727</text:p>
          </table:table-cell>
          <table:table-cell table:formula="of:=ABS([.E553]-[.B553])/0.0166667" office:value-type="float" office:value="909.538180923641" calcext:value-type="float">
            <text:p>909.538180923641</text:p>
          </table:table-cell>
          <table:table-cell table:formula="of:=([.F553]-[.C553])/0.0166667" office:value-type="float" office:value="38.8079223841552" calcext:value-type="float">
            <text:p>38.8079223841552</text:p>
          </table:table-cell>
          <table:table-cell table:formula="of:=DEGREES(ATAN(ABS([.F553]-[.C553])/ABS([.E553]-[.B553])))" office:value-type="float" office:value="2.44319847707853" calcext:value-type="float">
            <text:p>2.44319847707853</text:p>
          </table:table-cell>
          <table:table-cell table:formula="of:=SQRT(POWER([.H553];2)+POWER([.I553];2)+POWER([.J553];2))" office:value-type="float" office:value="910.548435651215" calcext:value-type="float">
            <text:p>910.548435651215</text:p>
          </table:table-cell>
        </table:table-row>
        <table:table-row table:style-name="ro1">
          <table:table-cell office:value-type="float" office:value="43.5933" calcext:value-type="float">
            <text:p>43.5933</text:p>
          </table:table-cell>
          <table:table-cell office:value-type="float" office:value="319.097" calcext:value-type="float">
            <text:p>319.097</text:p>
          </table:table-cell>
          <table:table-cell office:value-type="float" office:value="41.7921" calcext:value-type="float">
            <text:p>41.7921</text:p>
          </table:table-cell>
          <table:table-cell office:value-type="float" office:value="43.7965" calcext:value-type="float">
            <text:p>43.7965</text:p>
          </table:table-cell>
          <table:table-cell office:value-type="float" office:value="305.33" calcext:value-type="float">
            <text:p>305.33</text:p>
          </table:table-cell>
          <table:table-cell office:value-type="float" office:value="41.9783" calcext:value-type="float">
            <text:p>41.9783</text:p>
          </table:table-cell>
          <table:table-cell/>
          <table:table-cell table:formula="of:=([.D554]-[.A554])/0.0166667" office:value-type="float" office:value="12.1919756160489" calcext:value-type="float">
            <text:p>12.1919756160489</text:p>
          </table:table-cell>
          <table:table-cell table:formula="of:=ABS([.E554]-[.B554])/0.0166667" office:value-type="float" office:value="826.018347963304" calcext:value-type="float">
            <text:p>826.018347963304</text:p>
          </table:table-cell>
          <table:table-cell table:formula="of:=([.F554]-[.C554])/0.0166667" office:value-type="float" office:value="11.1719776560447" calcext:value-type="float">
            <text:p>11.1719776560447</text:p>
          </table:table-cell>
          <table:table-cell table:formula="of:=DEGREES(ATAN(ABS([.F554]-[.C554])/ABS([.E554]-[.B554])))" office:value-type="float" office:value="0.77488368526433" calcext:value-type="float">
            <text:p>0.77488368526433</text:p>
          </table:table-cell>
          <table:table-cell table:formula="of:=SQRT(POWER([.H554];2)+POWER([.I554];2)+POWER([.J554];2))" office:value-type="float" office:value="826.183858790642" calcext:value-type="float">
            <text:p>826.183858790642</text:p>
          </table:table-cell>
        </table:table-row>
        <table:table-row table:style-name="ro1">
          <table:table-cell office:value-type="float" office:value="44.1799" calcext:value-type="float">
            <text:p>44.1799</text:p>
          </table:table-cell>
          <table:table-cell office:value-type="float" office:value="303.697" calcext:value-type="float">
            <text:p>303.697</text:p>
          </table:table-cell>
          <table:table-cell office:value-type="float" office:value="43.0089" calcext:value-type="float">
            <text:p>43.0089</text:p>
          </table:table-cell>
          <table:table-cell office:value-type="float" office:value="44.4298" calcext:value-type="float">
            <text:p>44.4298</text:p>
          </table:table-cell>
          <table:table-cell office:value-type="float" office:value="289.34" calcext:value-type="float">
            <text:p>289.34</text:p>
          </table:table-cell>
          <table:table-cell office:value-type="float" office:value="42.8613" calcext:value-type="float">
            <text:p>42.8613</text:p>
          </table:table-cell>
          <table:table-cell/>
          <table:table-cell table:formula="of:=([.D555]-[.A555])/0.0166667" office:value-type="float" office:value="14.9939700120598" calcext:value-type="float">
            <text:p>14.9939700120598</text:p>
          </table:table-cell>
          <table:table-cell table:formula="of:=ABS([.E555]-[.B555])/0.0166667" office:value-type="float" office:value="861.418277163447" calcext:value-type="float">
            <text:p>861.418277163447</text:p>
          </table:table-cell>
          <table:table-cell table:formula="of:=([.F555]-[.C555])/0.0166667" office:value-type="float" office:value="-8.85598228803525" calcext:value-type="float">
            <text:p>-8.85598228803525</text:p>
          </table:table-cell>
          <table:table-cell table:formula="of:=DEGREES(ATAN(ABS([.F555]-[.C555])/ABS([.E555]-[.B555])))" office:value-type="float" office:value="0.589019929798535" calcext:value-type="float">
            <text:p>0.589019929798535</text:p>
          </table:table-cell>
          <table:table-cell table:formula="of:=SQRT(POWER([.H555];2)+POWER([.I555];2)+POWER([.J555];2))" office:value-type="float" office:value="861.59427562528" calcext:value-type="float">
            <text:p>861.59427562528</text:p>
          </table:table-cell>
        </table:table-row>
        <table:table-row table:style-name="ro1">
          <table:table-cell office:value-type="float" office:value="43.0167" calcext:value-type="float">
            <text:p>43.0167</text:p>
          </table:table-cell>
          <table:table-cell office:value-type="float" office:value="310.742" calcext:value-type="float">
            <text:p>310.742</text:p>
          </table:table-cell>
          <table:table-cell office:value-type="float" office:value="43.8273" calcext:value-type="float">
            <text:p>43.8273</text:p>
          </table:table-cell>
          <table:table-cell office:value-type="float" office:value="43.3138" calcext:value-type="float">
            <text:p>43.3138</text:p>
          </table:table-cell>
          <table:table-cell office:value-type="float" office:value="295.947" calcext:value-type="float">
            <text:p>295.947</text:p>
          </table:table-cell>
          <table:table-cell office:value-type="float" office:value="43.92" calcext:value-type="float">
            <text:p>43.92</text:p>
          </table:table-cell>
          <table:table-cell/>
          <table:table-cell table:formula="of:=([.D556]-[.A556])/0.0166667" office:value-type="float" office:value="17.8259643480713" calcext:value-type="float">
            <text:p>17.8259643480713</text:p>
          </table:table-cell>
          <table:table-cell table:formula="of:=ABS([.E556]-[.B556])/0.0166667" office:value-type="float" office:value="887.698224603552" calcext:value-type="float">
            <text:p>887.698224603552</text:p>
          </table:table-cell>
          <table:table-cell table:formula="of:=([.F556]-[.C556])/0.0166667" office:value-type="float" office:value="5.56198887602229" calcext:value-type="float">
            <text:p>5.56198887602229</text:p>
          </table:table-cell>
          <table:table-cell table:formula="of:=DEGREES(ATAN(ABS([.F556]-[.C556])/ABS([.E556]-[.B556])))" office:value-type="float" office:value="0.358989473360267" calcext:value-type="float">
            <text:p>0.358989473360267</text:p>
          </table:table-cell>
          <table:table-cell table:formula="of:=SQRT(POWER([.H556];2)+POWER([.I556];2)+POWER([.J556];2))" office:value-type="float" office:value="887.894610125264" calcext:value-type="float">
            <text:p>887.894610125264</text:p>
          </table:table-cell>
        </table:table-row>
        <table:table-row table:style-name="ro1">
          <table:table-cell office:value-type="float" office:value="43.3394" calcext:value-type="float">
            <text:p>43.3394</text:p>
          </table:table-cell>
          <table:table-cell office:value-type="float" office:value="309.45" calcext:value-type="float">
            <text:p>309.45</text:p>
          </table:table-cell>
          <table:table-cell office:value-type="float" office:value="43.2176" calcext:value-type="float">
            <text:p>43.2176</text:p>
          </table:table-cell>
          <table:table-cell office:value-type="float" office:value="43.4472" calcext:value-type="float">
            <text:p>43.4472</text:p>
          </table:table-cell>
          <table:table-cell office:value-type="float" office:value="293.255" calcext:value-type="float">
            <text:p>293.255</text:p>
          </table:table-cell>
          <table:table-cell office:value-type="float" office:value="43.2954" calcext:value-type="float">
            <text:p>43.2954</text:p>
          </table:table-cell>
          <table:table-cell/>
          <table:table-cell table:formula="of:=([.D557]-[.A557])/0.0166667" office:value-type="float" office:value="6.46798706402615" calcext:value-type="float">
            <text:p>6.46798706402615</text:p>
          </table:table-cell>
          <table:table-cell table:formula="of:=ABS([.E557]-[.B557])/0.0166667" office:value-type="float" office:value="971.698056603886" calcext:value-type="float">
            <text:p>971.698056603886</text:p>
          </table:table-cell>
          <table:table-cell table:formula="of:=([.F557]-[.C557])/0.0166667" office:value-type="float" office:value="4.66799066401888" calcext:value-type="float">
            <text:p>4.66799066401888</text:p>
          </table:table-cell>
          <table:table-cell table:formula="of:=DEGREES(ATAN(ABS([.F557]-[.C557])/ABS([.E557]-[.B557])))" office:value-type="float" office:value="0.275244047900077" calcext:value-type="float">
            <text:p>0.275244047900077</text:p>
          </table:table-cell>
          <table:table-cell table:formula="of:=SQRT(POWER([.H557];2)+POWER([.I557];2)+POWER([.J557];2))" office:value-type="float" office:value="971.730795128604" calcext:value-type="float">
            <text:p>971.730795128604</text:p>
          </table:table-cell>
        </table:table-row>
        <table:table-row table:style-name="ro1">
          <table:table-cell office:value-type="float" office:value="42.3161" calcext:value-type="float">
            <text:p>42.3161</text:p>
          </table:table-cell>
          <table:table-cell office:value-type="float" office:value="308.987" calcext:value-type="float">
            <text:p>308.987</text:p>
          </table:table-cell>
          <table:table-cell office:value-type="float" office:value="44.0904" calcext:value-type="float">
            <text:p>44.0904</text:p>
          </table:table-cell>
          <table:table-cell office:value-type="float" office:value="41.6767" calcext:value-type="float">
            <text:p>41.6767</text:p>
          </table:table-cell>
          <table:table-cell office:value-type="float" office:value="297.014" calcext:value-type="float">
            <text:p>297.014</text:p>
          </table:table-cell>
          <table:table-cell office:value-type="float" office:value="43.7766" calcext:value-type="float">
            <text:p>43.7766</text:p>
          </table:table-cell>
          <table:table-cell/>
          <table:table-cell table:formula="of:=([.D558]-[.A558])/0.0166667" office:value-type="float" office:value="-38.3639232721536" calcext:value-type="float">
            <text:p>-38.3639232721536</text:p>
          </table:table-cell>
          <table:table-cell table:formula="of:=ABS([.E558]-[.B558])/0.0166667" office:value-type="float" office:value="718.378563242874" calcext:value-type="float">
            <text:p>718.378563242874</text:p>
          </table:table-cell>
          <table:table-cell table:formula="of:=([.F558]-[.C558])/0.0166667" office:value-type="float" office:value="-18.8279623440753" calcext:value-type="float">
            <text:p>-18.8279623440753</text:p>
          </table:table-cell>
          <table:table-cell table:formula="of:=DEGREES(ATAN(ABS([.F558]-[.C558])/ABS([.E558]-[.B558])))" office:value-type="float" office:value="1.50131968258369" calcext:value-type="float">
            <text:p>1.50131968258369</text:p>
          </table:table-cell>
          <table:table-cell table:formula="of:=SQRT(POWER([.H558];2)+POWER([.I558];2)+POWER([.J558];2))" office:value-type="float" office:value="719.648555130737" calcext:value-type="float">
            <text:p>719.648555130737</text:p>
          </table:table-cell>
        </table:table-row>
        <table:table-row table:style-name="ro1">
          <table:table-cell office:value-type="float" office:value="42.1114" calcext:value-type="float">
            <text:p>42.1114</text:p>
          </table:table-cell>
          <table:table-cell office:value-type="float" office:value="303.028" calcext:value-type="float">
            <text:p>303.028</text:p>
          </table:table-cell>
          <table:table-cell office:value-type="float" office:value="43.6543" calcext:value-type="float">
            <text:p>43.6543</text:p>
          </table:table-cell>
          <table:table-cell office:value-type="float" office:value="41.4017" calcext:value-type="float">
            <text:p>41.4017</text:p>
          </table:table-cell>
          <table:table-cell office:value-type="float" office:value="292.701" calcext:value-type="float">
            <text:p>292.701</text:p>
          </table:table-cell>
          <table:table-cell office:value-type="float" office:value="43.401" calcext:value-type="float">
            <text:p>43.401</text:p>
          </table:table-cell>
          <table:table-cell/>
          <table:table-cell table:formula="of:=([.D559]-[.A559])/0.0166667" office:value-type="float" office:value="-42.5819148361706" calcext:value-type="float">
            <text:p>-42.5819148361706</text:p>
          </table:table-cell>
          <table:table-cell table:formula="of:=ABS([.E559]-[.B559])/0.0166667" office:value-type="float" office:value="619.618760762478" calcext:value-type="float">
            <text:p>619.618760762478</text:p>
          </table:table-cell>
          <table:table-cell table:formula="of:=([.F559]-[.C559])/0.0166667" office:value-type="float" office:value="-15.1979696040605" calcext:value-type="float">
            <text:p>-15.1979696040605</text:p>
          </table:table-cell>
          <table:table-cell table:formula="of:=DEGREES(ATAN(ABS([.F559]-[.C559])/ABS([.E559]-[.B559])))" office:value-type="float" office:value="1.40506551381663" calcext:value-type="float">
            <text:p>1.40506551381663</text:p>
          </table:table-cell>
          <table:table-cell table:formula="of:=SQRT(POWER([.H559];2)+POWER([.I559];2)+POWER([.J559];2))" office:value-type="float" office:value="621.266131734243" calcext:value-type="float">
            <text:p>621.266131734243</text:p>
          </table:table-cell>
        </table:table-row>
        <table:table-row table:style-name="ro1">
          <table:table-cell office:value-type="float" office:value="42.1358" calcext:value-type="float">
            <text:p>42.1358</text:p>
          </table:table-cell>
          <table:table-cell office:value-type="float" office:value="307.433" calcext:value-type="float">
            <text:p>307.433</text:p>
          </table:table-cell>
          <table:table-cell office:value-type="float" office:value="44.0553" calcext:value-type="float">
            <text:p>44.0553</text:p>
          </table:table-cell>
          <table:table-cell office:value-type="float" office:value="41.8648" calcext:value-type="float">
            <text:p>41.8648</text:p>
          </table:table-cell>
          <table:table-cell office:value-type="float" office:value="294.075" calcext:value-type="float">
            <text:p>294.075</text:p>
          </table:table-cell>
          <table:table-cell office:value-type="float" office:value="44.2162" calcext:value-type="float">
            <text:p>44.2162</text:p>
          </table:table-cell>
          <table:table-cell/>
          <table:table-cell table:formula="of:=([.D560]-[.A560])/0.0166667" office:value-type="float" office:value="-16.2599674800651" calcext:value-type="float">
            <text:p>-16.2599674800651</text:p>
          </table:table-cell>
          <table:table-cell table:formula="of:=ABS([.E560]-[.B560])/0.0166667" office:value-type="float" office:value="801.478397043206" calcext:value-type="float">
            <text:p>801.478397043206</text:p>
          </table:table-cell>
          <table:table-cell table:formula="of:=([.F560]-[.C560])/0.0166667" office:value-type="float" office:value="9.6539806920385" calcext:value-type="float">
            <text:p>9.6539806920385</text:p>
          </table:table-cell>
          <table:table-cell table:formula="of:=DEGREES(ATAN(ABS([.F560]-[.C560])/ABS([.E560]-[.B560])))" office:value-type="float" office:value="0.690106686229905" calcext:value-type="float">
            <text:p>0.690106686229905</text:p>
          </table:table-cell>
          <table:table-cell table:formula="of:=SQRT(POWER([.H560];2)+POWER([.I560];2)+POWER([.J560];2))" office:value-type="float" office:value="801.701444936082" calcext:value-type="float">
            <text:p>801.701444936082</text:p>
          </table:table-cell>
        </table:table-row>
        <table:table-row table:style-name="ro1">
          <table:table-cell office:value-type="float" office:value="42.447" calcext:value-type="float">
            <text:p>42.447</text:p>
          </table:table-cell>
          <table:table-cell office:value-type="float" office:value="306.213" calcext:value-type="float">
            <text:p>306.213</text:p>
          </table:table-cell>
          <table:table-cell office:value-type="float" office:value="43.1774" calcext:value-type="float">
            <text:p>43.1774</text:p>
          </table:table-cell>
          <table:table-cell office:value-type="float" office:value="42.5883" calcext:value-type="float">
            <text:p>42.5883</text:p>
          </table:table-cell>
          <table:table-cell office:value-type="float" office:value="294.51" calcext:value-type="float">
            <text:p>294.51</text:p>
          </table:table-cell>
          <table:table-cell office:value-type="float" office:value="43.1129" calcext:value-type="float">
            <text:p>43.1129</text:p>
          </table:table-cell>
          <table:table-cell/>
          <table:table-cell table:formula="of:=([.D561]-[.A561])/0.0166667" office:value-type="float" office:value="8.47798304403355" calcext:value-type="float">
            <text:p>8.47798304403355</text:p>
          </table:table-cell>
          <table:table-cell table:formula="of:=ABS([.E561]-[.B561])/0.0166667" office:value-type="float" office:value="702.178595642811" calcext:value-type="float">
            <text:p>702.178595642811</text:p>
          </table:table-cell>
          <table:table-cell table:formula="of:=([.F561]-[.C561])/0.0166667" office:value-type="float" office:value="-3.8699922600152" calcext:value-type="float">
            <text:p>-3.8699922600152</text:p>
          </table:table-cell>
          <table:table-cell table:formula="of:=DEGREES(ATAN(ABS([.F561]-[.C561])/ABS([.E561]-[.B561])))" office:value-type="float" office:value="0.315777181987361" calcext:value-type="float">
            <text:p>0.315777181987361</text:p>
          </table:table-cell>
          <table:table-cell table:formula="of:=SQRT(POWER([.H561];2)+POWER([.I561];2)+POWER([.J561];2))" office:value-type="float" office:value="702.240438322586" calcext:value-type="float">
            <text:p>702.240438322586</text:p>
          </table:table-cell>
        </table:table-row>
        <table:table-row table:style-name="ro1">
          <table:table-cell office:value-type="float" office:value="41.4842" calcext:value-type="float">
            <text:p>41.4842</text:p>
          </table:table-cell>
          <table:table-cell office:value-type="float" office:value="313.607" calcext:value-type="float">
            <text:p>313.607</text:p>
          </table:table-cell>
          <table:table-cell office:value-type="float" office:value="43.1582" calcext:value-type="float">
            <text:p>43.1582</text:p>
          </table:table-cell>
          <table:table-cell office:value-type="float" office:value="41.9096" calcext:value-type="float">
            <text:p>41.9096</text:p>
          </table:table-cell>
          <table:table-cell office:value-type="float" office:value="301.644" calcext:value-type="float">
            <text:p>301.644</text:p>
          </table:table-cell>
          <table:table-cell office:value-type="float" office:value="43.0785" calcext:value-type="float">
            <text:p>43.0785</text:p>
          </table:table-cell>
          <table:table-cell/>
          <table:table-cell table:formula="of:=([.D562]-[.A562])/0.0166667" office:value-type="float" office:value="25.5239489521019" calcext:value-type="float">
            <text:p>25.5239489521019</text:p>
          </table:table-cell>
          <table:table-cell table:formula="of:=ABS([.E562]-[.B562])/0.0166667" office:value-type="float" office:value="717.778564442873" calcext:value-type="float">
            <text:p>717.778564442873</text:p>
          </table:table-cell>
          <table:table-cell table:formula="of:=([.F562]-[.C562])/0.0166667" office:value-type="float" office:value="-4.78199043601928" calcext:value-type="float">
            <text:p>-4.78199043601928</text:p>
          </table:table-cell>
          <table:table-cell table:formula="of:=DEGREES(ATAN(ABS([.F562]-[.C562])/ABS([.E562]-[.B562])))" office:value-type="float" office:value="0.381710780571888" calcext:value-type="float">
            <text:p>0.381710780571888</text:p>
          </table:table-cell>
          <table:table-cell table:formula="of:=SQRT(POWER([.H562];2)+POWER([.I562];2)+POWER([.J562];2))" office:value-type="float" office:value="718.248151390806" calcext:value-type="float">
            <text:p>718.248151390806</text:p>
          </table:table-cell>
        </table:table-row>
        <table:table-row table:style-name="ro1">
          <table:table-cell office:value-type="float" office:value="40.0797" calcext:value-type="float">
            <text:p>40.0797</text:p>
          </table:table-cell>
          <table:table-cell office:value-type="float" office:value="310.109" calcext:value-type="float">
            <text:p>310.109</text:p>
          </table:table-cell>
          <table:table-cell office:value-type="float" office:value="43.4196" calcext:value-type="float">
            <text:p>43.4196</text:p>
          </table:table-cell>
          <table:table-cell office:value-type="float" office:value="40.6352" calcext:value-type="float">
            <text:p>40.6352</text:p>
          </table:table-cell>
          <table:table-cell office:value-type="float" office:value="296.788" calcext:value-type="float">
            <text:p>296.788</text:p>
          </table:table-cell>
          <table:table-cell office:value-type="float" office:value="43.5628" calcext:value-type="float">
            <text:p>43.5628</text:p>
          </table:table-cell>
          <table:table-cell/>
          <table:table-cell table:formula="of:=([.D563]-[.A563])/0.0166667" office:value-type="float" office:value="33.329933340133" calcext:value-type="float">
            <text:p>33.329933340133</text:p>
          </table:table-cell>
          <table:table-cell table:formula="of:=ABS([.E563]-[.B563])/0.0166667" office:value-type="float" office:value="799.258401483195" calcext:value-type="float">
            <text:p>799.258401483195</text:p>
          </table:table-cell>
          <table:table-cell table:formula="of:=([.F563]-[.C563])/0.0166667" office:value-type="float" office:value="8.59198281603438" calcext:value-type="float">
            <text:p>8.59198281603438</text:p>
          </table:table-cell>
          <table:table-cell table:formula="of:=DEGREES(ATAN(ABS([.F563]-[.C563])/ABS([.E563]-[.B563])))" office:value-type="float" office:value="0.615902679789214" calcext:value-type="float">
            <text:p>0.615902679789214</text:p>
          </table:table-cell>
          <table:table-cell table:formula="of:=SQRT(POWER([.H563];2)+POWER([.I563];2)+POWER([.J563];2))" office:value-type="float" office:value="799.999186853738" calcext:value-type="float">
            <text:p>799.999186853738</text:p>
          </table:table-cell>
        </table:table-row>
        <table:table-row table:style-name="ro1">
          <table:table-cell office:value-type="float" office:value="46.8203" calcext:value-type="float">
            <text:p>46.8203</text:p>
          </table:table-cell>
          <table:table-cell office:value-type="float" office:value="310.083" calcext:value-type="float">
            <text:p>310.083</text:p>
          </table:table-cell>
          <table:table-cell office:value-type="float" office:value="43.8842" calcext:value-type="float">
            <text:p>43.8842</text:p>
          </table:table-cell>
          <table:table-cell office:value-type="float" office:value="47.4432" calcext:value-type="float">
            <text:p>47.4432</text:p>
          </table:table-cell>
          <table:table-cell office:value-type="float" office:value="296.989" calcext:value-type="float">
            <text:p>296.989</text:p>
          </table:table-cell>
          <table:table-cell office:value-type="float" office:value="43.7208" calcext:value-type="float">
            <text:p>43.7208</text:p>
          </table:table-cell>
          <table:table-cell/>
          <table:table-cell table:formula="of:=([.D564]-[.A564])/0.0166667" office:value-type="float" office:value="37.3739252521491" calcext:value-type="float">
            <text:p>37.3739252521491</text:p>
          </table:table-cell>
          <table:table-cell table:formula="of:=ABS([.E564]-[.B564])/0.0166667" office:value-type="float" office:value="785.638428723146" calcext:value-type="float">
            <text:p>785.638428723146</text:p>
          </table:table-cell>
          <table:table-cell table:formula="of:=([.F564]-[.C564])/0.0166667" office:value-type="float" office:value="-9.80398039203939" calcext:value-type="float">
            <text:p>-9.80398039203939</text:p>
          </table:table-cell>
          <table:table-cell table:formula="of:=DEGREES(ATAN(ABS([.F564]-[.C564])/ABS([.E564]-[.B564])))" office:value-type="float" office:value="0.714956808006273" calcext:value-type="float">
            <text:p>0.714956808006273</text:p>
          </table:table-cell>
          <table:table-cell table:formula="of:=SQRT(POWER([.H564];2)+POWER([.I564];2)+POWER([.J564];2))" office:value-type="float" office:value="786.587991903547" calcext:value-type="float">
            <text:p>786.587991903547</text:p>
          </table:table-cell>
        </table:table-row>
        <table:table-row table:style-name="ro1">
          <table:table-cell office:value-type="float" office:value="63.8537" calcext:value-type="float">
            <text:p>63.8537</text:p>
          </table:table-cell>
          <table:table-cell office:value-type="float" office:value="304.061" calcext:value-type="float">
            <text:p>304.061</text:p>
          </table:table-cell>
          <table:table-cell office:value-type="float" office:value="44.3318" calcext:value-type="float">
            <text:p>44.3318</text:p>
          </table:table-cell>
          <table:table-cell office:value-type="float" office:value="64.3255" calcext:value-type="float">
            <text:p>64.3255</text:p>
          </table:table-cell>
          <table:table-cell office:value-type="float" office:value="290.028" calcext:value-type="float">
            <text:p>290.028</text:p>
          </table:table-cell>
          <table:table-cell office:value-type="float" office:value="44.854" calcext:value-type="float">
            <text:p>44.854</text:p>
          </table:table-cell>
          <table:table-cell/>
          <table:table-cell table:formula="of:=([.D565]-[.A565])/0.0166667" office:value-type="float" office:value="28.3079433841133" calcext:value-type="float">
            <text:p>28.3079433841133</text:p>
          </table:table-cell>
          <table:table-cell table:formula="of:=ABS([.E565]-[.B565])/0.0166667" office:value-type="float" office:value="841.978316043365" calcext:value-type="float">
            <text:p>841.978316043365</text:p>
          </table:table-cell>
          <table:table-cell table:formula="of:=([.F565]-[.C565])/0.0166667" office:value-type="float" office:value="31.3319373361252" calcext:value-type="float">
            <text:p>31.3319373361252</text:p>
          </table:table-cell>
          <table:table-cell table:formula="of:=DEGREES(ATAN(ABS([.F565]-[.C565])/ABS([.E565]-[.B565])))" office:value-type="float" office:value="2.13112356419497" calcext:value-type="float">
            <text:p>2.13112356419497</text:p>
          </table:table-cell>
          <table:table-cell table:formula="of:=SQRT(POWER([.H565];2)+POWER([.I565];2)+POWER([.J565];2))" office:value-type="float" office:value="843.036484763912" calcext:value-type="float">
            <text:p>843.036484763912</text:p>
          </table:table-cell>
        </table:table-row>
        <table:table-row table:style-name="ro1">
          <table:table-cell office:value-type="float" office:value="78.2876" calcext:value-type="float">
            <text:p>78.2876</text:p>
          </table:table-cell>
          <table:table-cell office:value-type="float" office:value="311.491" calcext:value-type="float">
            <text:p>311.491</text:p>
          </table:table-cell>
          <table:table-cell office:value-type="float" office:value="42.3108" calcext:value-type="float">
            <text:p>42.3108</text:p>
          </table:table-cell>
          <table:table-cell office:value-type="float" office:value="78.0758" calcext:value-type="float">
            <text:p>78.0758</text:p>
          </table:table-cell>
          <table:table-cell office:value-type="float" office:value="295.886" calcext:value-type="float">
            <text:p>295.886</text:p>
          </table:table-cell>
          <table:table-cell office:value-type="float" office:value="42.8157" calcext:value-type="float">
            <text:p>42.8157</text:p>
          </table:table-cell>
          <table:table-cell/>
          <table:table-cell table:formula="of:=([.D566]-[.A566])/0.0166667" office:value-type="float" office:value="-12.7079745840506" calcext:value-type="float">
            <text:p>-12.7079745840506</text:p>
          </table:table-cell>
          <table:table-cell table:formula="of:=ABS([.E566]-[.B566])/0.0166667" office:value-type="float" office:value="936.298127403743" calcext:value-type="float">
            <text:p>936.298127403743</text:p>
          </table:table-cell>
          <table:table-cell table:formula="of:=([.F566]-[.C566])/0.0166667" office:value-type="float" office:value="30.2939394121211" calcext:value-type="float">
            <text:p>30.2939394121211</text:p>
          </table:table-cell>
          <table:table-cell table:formula="of:=DEGREES(ATAN(ABS([.F566]-[.C566])/ABS([.E566]-[.B566])))" office:value-type="float" office:value="1.85315929462728" calcext:value-type="float">
            <text:p>1.85315929462728</text:p>
          </table:table-cell>
          <table:table-cell table:formula="of:=SQRT(POWER([.H566];2)+POWER([.I566];2)+POWER([.J566];2))" office:value-type="float" office:value="936.874270520271" calcext:value-type="float">
            <text:p>936.874270520271</text:p>
          </table:table-cell>
        </table:table-row>
        <table:table-row table:style-name="ro1">
          <table:table-cell office:value-type="float" office:value="85.2597" calcext:value-type="float">
            <text:p>85.2597</text:p>
          </table:table-cell>
          <table:table-cell office:value-type="float" office:value="310.09" calcext:value-type="float">
            <text:p>310.09</text:p>
          </table:table-cell>
          <table:table-cell office:value-type="float" office:value="42.7212" calcext:value-type="float">
            <text:p>42.7212</text:p>
          </table:table-cell>
          <table:table-cell office:value-type="float" office:value="84.8377" calcext:value-type="float">
            <text:p>84.8377</text:p>
          </table:table-cell>
          <table:table-cell office:value-type="float" office:value="294.687" calcext:value-type="float">
            <text:p>294.687</text:p>
          </table:table-cell>
          <table:table-cell office:value-type="float" office:value="43.1949" calcext:value-type="float">
            <text:p>43.1949</text:p>
          </table:table-cell>
          <table:table-cell/>
          <table:table-cell table:formula="of:=([.D567]-[.A567])/0.0166667" office:value-type="float" office:value="-25.3199493601011" calcext:value-type="float">
            <text:p>-25.3199493601011</text:p>
          </table:table-cell>
          <table:table-cell table:formula="of:=ABS([.E567]-[.B567])/0.0166667" office:value-type="float" office:value="924.178151643694" calcext:value-type="float">
            <text:p>924.178151643694</text:p>
          </table:table-cell>
          <table:table-cell table:formula="of:=([.F567]-[.C567])/0.0166667" office:value-type="float" office:value="28.4219431561133" calcext:value-type="float">
            <text:p>28.4219431561133</text:p>
          </table:table-cell>
          <table:table-cell table:formula="of:=DEGREES(ATAN(ABS([.F567]-[.C567])/ABS([.E567]-[.B567])))" office:value-type="float" office:value="1.76150483764304" calcext:value-type="float">
            <text:p>1.76150483764304</text:p>
          </table:table-cell>
          <table:table-cell table:formula="of:=SQRT(POWER([.H567];2)+POWER([.I567];2)+POWER([.J567];2))" office:value-type="float" office:value="924.961708755516" calcext:value-type="float">
            <text:p>924.961708755516</text:p>
          </table:table-cell>
        </table:table-row>
        <table:table-row table:style-name="ro1">
          <table:table-cell office:value-type="float" office:value="92.3649" calcext:value-type="float">
            <text:p>92.3649</text:p>
          </table:table-cell>
          <table:table-cell office:value-type="float" office:value="312.877" calcext:value-type="float">
            <text:p>312.877</text:p>
          </table:table-cell>
          <table:table-cell office:value-type="float" office:value="42.5152" calcext:value-type="float">
            <text:p>42.5152</text:p>
          </table:table-cell>
          <table:table-cell office:value-type="float" office:value="91.8432" calcext:value-type="float">
            <text:p>91.8432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42.8205" calcext:value-type="float">
            <text:p>42.8205</text:p>
          </table:table-cell>
          <table:table-cell/>
          <table:table-cell table:formula="of:=([.D568]-[.A568])/0.0166667" office:value-type="float" office:value="-31.3019373961258" calcext:value-type="float">
            <text:p>-31.3019373961258</text:p>
          </table:table-cell>
          <table:table-cell table:formula="of:=ABS([.E568]-[.B568])/0.0166667" office:value-type="float" office:value="760.438479123044" calcext:value-type="float">
            <text:p>760.438479123044</text:p>
          </table:table-cell>
          <table:table-cell table:formula="of:=([.F568]-[.C568])/0.0166667" office:value-type="float" office:value="18.3179633640734" calcext:value-type="float">
            <text:p>18.3179633640734</text:p>
          </table:table-cell>
          <table:table-cell table:formula="of:=DEGREES(ATAN(ABS([.F568]-[.C568])/ABS([.E568]-[.B568])))" office:value-type="float" office:value="1.37991314933858" calcext:value-type="float">
            <text:p>1.37991314933858</text:p>
          </table:table-cell>
          <table:table-cell table:formula="of:=SQRT(POWER([.H568];2)+POWER([.I568];2)+POWER([.J568];2))" office:value-type="float" office:value="761.302856685515" calcext:value-type="float">
            <text:p>761.302856685515</text:p>
          </table:table-cell>
        </table:table-row>
        <table:table-row table:style-name="ro1">
          <table:table-cell office:value-type="float" office:value="92.9101" calcext:value-type="float">
            <text:p>92.9101</text:p>
          </table:table-cell>
          <table:table-cell office:value-type="float" office:value="312.921" calcext:value-type="float">
            <text:p>312.921</text:p>
          </table:table-cell>
          <table:table-cell office:value-type="float" office:value="42.2372" calcext:value-type="float">
            <text:p>42.2372</text:p>
          </table:table-cell>
          <table:table-cell office:value-type="float" office:value="92.3808" calcext:value-type="float">
            <text:p>92.3808</text:p>
          </table:table-cell>
          <table:table-cell office:value-type="float" office:value="300.32" calcext:value-type="float">
            <text:p>300.32</text:p>
          </table:table-cell>
          <table:table-cell office:value-type="float" office:value="42.2768" calcext:value-type="float">
            <text:p>42.2768</text:p>
          </table:table-cell>
          <table:table-cell/>
          <table:table-cell table:formula="of:=([.D569]-[.A569])/0.0166667" office:value-type="float" office:value="-31.7579364841274" calcext:value-type="float">
            <text:p>-31.7579364841274</text:p>
          </table:table-cell>
          <table:table-cell table:formula="of:=ABS([.E569]-[.B569])/0.0166667" office:value-type="float" office:value="756.058487883024" calcext:value-type="float">
            <text:p>756.058487883024</text:p>
          </table:table-cell>
          <table:table-cell table:formula="of:=([.F569]-[.C569])/0.0166667" office:value-type="float" office:value="2.37599524800951" calcext:value-type="float">
            <text:p>2.37599524800951</text:p>
          </table:table-cell>
          <table:table-cell table:formula="of:=DEGREES(ATAN(ABS([.F569]-[.C569])/ABS([.E569]-[.B569])))" office:value-type="float" office:value="0.180057566821186" calcext:value-type="float">
            <text:p>0.180057566821186</text:p>
          </table:table-cell>
          <table:table-cell table:formula="of:=SQRT(POWER([.H569];2)+POWER([.I569];2)+POWER([.J569];2))" office:value-type="float" office:value="756.728913801444" calcext:value-type="float">
            <text:p>756.728913801444</text:p>
          </table:table-cell>
        </table:table-row>
        <table:table-row table:style-name="ro1">
          <table:table-cell office:value-type="float" office:value="95.747" calcext:value-type="float">
            <text:p>95.747</text:p>
          </table:table-cell>
          <table:table-cell office:value-type="float" office:value="315.702" calcext:value-type="float">
            <text:p>315.702</text:p>
          </table:table-cell>
          <table:table-cell office:value-type="float" office:value="42.0713" calcext:value-type="float">
            <text:p>42.0713</text:p>
          </table:table-cell>
          <table:table-cell office:value-type="float" office:value="95.5338" calcext:value-type="float">
            <text:p>95.5338</text:p>
          </table:table-cell>
          <table:table-cell office:value-type="float" office:value="300.146" calcext:value-type="float">
            <text:p>300.146</text:p>
          </table:table-cell>
          <table:table-cell office:value-type="float" office:value="42.537" calcext:value-type="float">
            <text:p>42.537</text:p>
          </table:table-cell>
          <table:table-cell/>
          <table:table-cell table:formula="of:=([.D570]-[.A570])/0.0166667" office:value-type="float" office:value="-12.7919744160512" calcext:value-type="float">
            <text:p>-12.7919744160512</text:p>
          </table:table-cell>
          <table:table-cell table:formula="of:=ABS([.E570]-[.B570])/0.0166667" office:value-type="float" office:value="933.358133283732" calcext:value-type="float">
            <text:p>933.358133283732</text:p>
          </table:table-cell>
          <table:table-cell table:formula="of:=([.F570]-[.C570])/0.0166667" office:value-type="float" office:value="27.9419441161117" calcext:value-type="float">
            <text:p>27.9419441161117</text:p>
          </table:table-cell>
          <table:table-cell table:formula="of:=DEGREES(ATAN(ABS([.F570]-[.C570])/ABS([.E570]-[.B570])))" office:value-type="float" office:value="1.71475170952757" calcext:value-type="float">
            <text:p>1.71475170952757</text:p>
          </table:table-cell>
          <table:table-cell table:formula="of:=SQRT(POWER([.H570];2)+POWER([.I570];2)+POWER([.J570];2))" office:value-type="float" office:value="933.863904333679" calcext:value-type="float">
            <text:p>933.863904333679</text:p>
          </table:table-cell>
        </table:table-row>
        <table:table-row table:style-name="ro1">
          <table:table-cell office:value-type="float" office:value="100.02" calcext:value-type="float">
            <text:p>100.02</text:p>
          </table:table-cell>
          <table:table-cell office:value-type="float" office:value="309.607" calcext:value-type="float">
            <text:p>309.607</text:p>
          </table:table-cell>
          <table:table-cell office:value-type="float" office:value="42.4007" calcext:value-type="float">
            <text:p>42.4007</text:p>
          </table:table-cell>
          <table:table-cell office:value-type="float" office:value="100.034" calcext:value-type="float">
            <text:p>100.034</text:p>
          </table:table-cell>
          <table:table-cell office:value-type="float" office:value="295.88" calcext:value-type="float">
            <text:p>295.88</text:p>
          </table:table-cell>
          <table:table-cell office:value-type="float" office:value="42.3674" calcext:value-type="float">
            <text:p>42.3674</text:p>
          </table:table-cell>
          <table:table-cell/>
          <table:table-cell table:formula="of:=([.D571]-[.A571])/0.0166667" office:value-type="float" office:value="0.83999832000396" calcext:value-type="float">
            <text:p>0.83999832000396</text:p>
          </table:table-cell>
          <table:table-cell table:formula="of:=ABS([.E571]-[.B571])/0.0166667" office:value-type="float" office:value="823.618352763297" calcext:value-type="float">
            <text:p>823.618352763297</text:p>
          </table:table-cell>
          <table:table-cell table:formula="of:=([.F571]-[.C571])/0.0166667" office:value-type="float" office:value="-1.99799600400781" calcext:value-type="float">
            <text:p>-1.99799600400781</text:p>
          </table:table-cell>
          <table:table-cell table:formula="of:=DEGREES(ATAN(ABS([.F571]-[.C571])/ABS([.E571]-[.B571])))" office:value-type="float" office:value="0.138992184389721" calcext:value-type="float">
            <text:p>0.138992184389721</text:p>
          </table:table-cell>
          <table:table-cell table:formula="of:=SQRT(POWER([.H571];2)+POWER([.I571];2)+POWER([.J571];2))" office:value-type="float" office:value="823.621204555672" calcext:value-type="float">
            <text:p>823.621204555672</text:p>
          </table:table-cell>
        </table:table-row>
        <table:table-row table:style-name="ro1">
          <table:table-cell office:value-type="float" office:value="100.349" calcext:value-type="float">
            <text:p>100.349</text:p>
          </table:table-cell>
          <table:table-cell office:value-type="float" office:value="310.833" calcext:value-type="float">
            <text:p>310.833</text:p>
          </table:table-cell>
          <table:table-cell office:value-type="float" office:value="43.014" calcext:value-type="float">
            <text:p>43.014</text:p>
          </table:table-cell>
          <table:table-cell office:value-type="float" office:value="100.169" calcext:value-type="float">
            <text:p>100.169</text:p>
          </table:table-cell>
          <table:table-cell office:value-type="float" office:value="298.41" calcext:value-type="float">
            <text:p>298.41</text:p>
          </table:table-cell>
          <table:table-cell office:value-type="float" office:value="43.0197" calcext:value-type="float">
            <text:p>43.0197</text:p>
          </table:table-cell>
          <table:table-cell/>
          <table:table-cell table:formula="of:=([.D572]-[.A572])/0.0166667" office:value-type="float" office:value="-10.7999784000436" calcext:value-type="float">
            <text:p>-10.7999784000436</text:p>
          </table:table-cell>
          <table:table-cell table:formula="of:=ABS([.E572]-[.B572])/0.0166667" office:value-type="float" office:value="745.378509242982" calcext:value-type="float">
            <text:p>745.378509242982</text:p>
          </table:table-cell>
          <table:table-cell table:formula="of:=([.F572]-[.C572])/0.0166667" office:value-type="float" office:value="0.34199931600121" calcext:value-type="float">
            <text:p>0.34199931600121</text:p>
          </table:table-cell>
          <table:table-cell table:formula="of:=DEGREES(ATAN(ABS([.F572]-[.C572])/ABS([.E572]-[.B572])))" office:value-type="float" office:value="0.0262888127108282" calcext:value-type="float">
            <text:p>0.026288812710828</text:p>
          </table:table-cell>
          <table:table-cell table:formula="of:=SQRT(POWER([.H572];2)+POWER([.I572];2)+POWER([.J572];2))" office:value-type="float" office:value="745.45682540189" calcext:value-type="float">
            <text:p>745.45682540189</text:p>
          </table:table-cell>
        </table:table-row>
        <table:table-row table:style-name="ro1">
          <table:table-cell office:value-type="float" office:value="103.772" calcext:value-type="float">
            <text:p>103.772</text:p>
          </table:table-cell>
          <table:table-cell office:value-type="float" office:value="317.958" calcext:value-type="float">
            <text:p>317.958</text:p>
          </table:table-cell>
          <table:table-cell office:value-type="float" office:value="41.9427" calcext:value-type="float">
            <text:p>41.9427</text:p>
          </table:table-cell>
          <table:table-cell office:value-type="float" office:value="103.688" calcext:value-type="float">
            <text:p>103.688</text:p>
          </table:table-cell>
          <table:table-cell office:value-type="float" office:value="303.845" calcext:value-type="float">
            <text:p>303.845</text:p>
          </table:table-cell>
          <table:table-cell office:value-type="float" office:value="41.9116" calcext:value-type="float">
            <text:p>41.9116</text:p>
          </table:table-cell>
          <table:table-cell/>
          <table:table-cell table:formula="of:=([.D573]-[.A573])/0.0166667" office:value-type="float" office:value="-5.03998992002035" calcext:value-type="float">
            <text:p>-5.03998992002035</text:p>
          </table:table-cell>
          <table:table-cell table:formula="of:=ABS([.E573]-[.B573])/0.0166667" office:value-type="float" office:value="846.778306443387" calcext:value-type="float">
            <text:p>846.778306443387</text:p>
          </table:table-cell>
          <table:table-cell table:formula="of:=([.F573]-[.C573])/0.0166667" office:value-type="float" office:value="-1.86599626800759" calcext:value-type="float">
            <text:p>-1.86599626800759</text:p>
          </table:table-cell>
          <table:table-cell table:formula="of:=DEGREES(ATAN(ABS([.F573]-[.C573])/ABS([.E573]-[.B573])))" office:value-type="float" office:value="0.126259183628045" calcext:value-type="float">
            <text:p>0.126259183628045</text:p>
          </table:table-cell>
          <table:table-cell table:formula="of:=SQRT(POWER([.H573];2)+POWER([.I573];2)+POWER([.J573];2))" office:value-type="float" office:value="846.795361172696" calcext:value-type="float">
            <text:p>846.795361172696</text:p>
          </table:table-cell>
        </table:table-row>
        <table:table-row table:style-name="ro1">
          <table:table-cell office:value-type="float" office:value="108.599" calcext:value-type="float">
            <text:p>108.599</text:p>
          </table:table-cell>
          <table:table-cell office:value-type="float" office:value="313.035" calcext:value-type="float">
            <text:p>313.035</text:p>
          </table:table-cell>
          <table:table-cell office:value-type="float" office:value="42.0904" calcext:value-type="float">
            <text:p>42.0904</text:p>
          </table:table-cell>
          <table:table-cell office:value-type="float" office:value="107.284" calcext:value-type="float">
            <text:p>107.284</text:p>
          </table:table-cell>
          <table:table-cell office:value-type="float" office:value="302.131" calcext:value-type="float">
            <text:p>302.131</text:p>
          </table:table-cell>
          <table:table-cell office:value-type="float" office:value="41.8792" calcext:value-type="float">
            <text:p>41.8792</text:p>
          </table:table-cell>
          <table:table-cell/>
          <table:table-cell table:formula="of:=([.D574]-[.A574])/0.0166667" office:value-type="float" office:value="-78.8998422003155" calcext:value-type="float">
            <text:p>-78.8998422003155</text:p>
          </table:table-cell>
          <table:table-cell table:formula="of:=ABS([.E574]-[.B574])/0.0166667" office:value-type="float" office:value="654.23869152262" calcext:value-type="float">
            <text:p>654.23869152262</text:p>
          </table:table-cell>
          <table:table-cell table:formula="of:=([.F574]-[.C574])/0.0166667" office:value-type="float" office:value="-12.671974656051" calcext:value-type="float">
            <text:p>-12.671974656051</text:p>
          </table:table-cell>
          <table:table-cell table:formula="of:=DEGREES(ATAN(ABS([.F574]-[.C574])/ABS([.E574]-[.B574])))" office:value-type="float" office:value="1.10962543296789" calcext:value-type="float">
            <text:p>1.10962543296789</text:p>
          </table:table-cell>
          <table:table-cell table:formula="of:=SQRT(POWER([.H574];2)+POWER([.I574];2)+POWER([.J574];2))" office:value-type="float" office:value="659.100925144358" calcext:value-type="float">
            <text:p>659.100925144358</text:p>
          </table:table-cell>
        </table:table-row>
        <table:table-row table:style-name="ro1">
          <table:table-cell office:value-type="float" office:value="108.569" calcext:value-type="float">
            <text:p>108.569</text:p>
          </table:table-cell>
          <table:table-cell office:value-type="float" office:value="308.864" calcext:value-type="float">
            <text:p>308.864</text:p>
          </table:table-cell>
          <table:table-cell office:value-type="float" office:value="41.9111" calcext:value-type="float">
            <text:p>41.9111</text:p>
          </table:table-cell>
          <table:table-cell office:value-type="float" office:value="107.222" calcext:value-type="float">
            <text:p>107.222</text:p>
          </table:table-cell>
          <table:table-cell office:value-type="float" office:value="294.023" calcext:value-type="float">
            <text:p>294.023</text:p>
          </table:table-cell>
          <table:table-cell office:value-type="float" office:value="42.0764" calcext:value-type="float">
            <text:p>42.0764</text:p>
          </table:table-cell>
          <table:table-cell/>
          <table:table-cell table:formula="of:=([.D575]-[.A575])/0.0166667" office:value-type="float" office:value="-80.8198383603238" calcext:value-type="float">
            <text:p>-80.8198383603238</text:p>
          </table:table-cell>
          <table:table-cell table:formula="of:=ABS([.E575]-[.B575])/0.0166667" office:value-type="float" office:value="890.458219083559" calcext:value-type="float">
            <text:p>890.458219083559</text:p>
          </table:table-cell>
          <table:table-cell table:formula="of:=([.F575]-[.C575])/0.0166667" office:value-type="float" office:value="9.91798016403979" calcext:value-type="float">
            <text:p>9.91798016403979</text:p>
          </table:table-cell>
          <table:table-cell table:formula="of:=DEGREES(ATAN(ABS([.F575]-[.C575])/ABS([.E575]-[.B575])))" office:value-type="float" office:value="0.638137641448711" calcext:value-type="float">
            <text:p>0.638137641448711</text:p>
          </table:table-cell>
          <table:table-cell table:formula="of:=SQRT(POWER([.H575];2)+POWER([.I575];2)+POWER([.J575];2))" office:value-type="float" office:value="894.173390644447" calcext:value-type="float">
            <text:p>894.173390644447</text:p>
          </table:table-cell>
        </table:table-row>
        <table:table-row table:style-name="ro1">
          <table:table-cell office:value-type="float" office:value="109.443" calcext:value-type="float">
            <text:p>109.443</text:p>
          </table:table-cell>
          <table:table-cell office:value-type="float" office:value="309.999" calcext:value-type="float">
            <text:p>309.999</text:p>
          </table:table-cell>
          <table:table-cell office:value-type="float" office:value="42.5316" calcext:value-type="float">
            <text:p>42.5316</text:p>
          </table:table-cell>
          <table:table-cell office:value-type="float" office:value="108.803" calcext:value-type="float">
            <text:p>108.803</text:p>
          </table:table-cell>
          <table:table-cell office:value-type="float" office:value="297.795" calcext:value-type="float">
            <text:p>297.795</text:p>
          </table:table-cell>
          <table:table-cell office:value-type="float" office:value="42.2637" calcext:value-type="float">
            <text:p>42.2637</text:p>
          </table:table-cell>
          <table:table-cell/>
          <table:table-cell table:formula="of:=([.D576]-[.A576])/0.0166667" office:value-type="float" office:value="-38.3999232001536" calcext:value-type="float">
            <text:p>-38.3999232001536</text:p>
          </table:table-cell>
          <table:table-cell table:formula="of:=ABS([.E576]-[.B576])/0.0166667" office:value-type="float" office:value="732.238535522929" calcext:value-type="float">
            <text:p>732.238535522929</text:p>
          </table:table-cell>
          <table:table-cell table:formula="of:=([.F576]-[.C576])/0.0166667" office:value-type="float" office:value="-16.0739678520641" calcext:value-type="float">
            <text:p>-16.0739678520641</text:p>
          </table:table-cell>
          <table:table-cell table:formula="of:=DEGREES(ATAN(ABS([.F576]-[.C576])/ABS([.E576]-[.B576])))" office:value-type="float" office:value="1.25754461543413" calcext:value-type="float">
            <text:p>1.25754461543413</text:p>
          </table:table-cell>
          <table:table-cell table:formula="of:=SQRT(POWER([.H576];2)+POWER([.I576];2)+POWER([.J576];2))" office:value-type="float" office:value="733.420888337012" calcext:value-type="float">
            <text:p>733.420888337012</text:p>
          </table:table-cell>
        </table:table-row>
        <table:table-row table:style-name="ro1">
          <table:table-cell office:value-type="float" office:value="113.153" calcext:value-type="float">
            <text:p>113.153</text:p>
          </table:table-cell>
          <table:table-cell office:value-type="float" office:value="312.464" calcext:value-type="float">
            <text:p>312.464</text:p>
          </table:table-cell>
          <table:table-cell office:value-type="float" office:value="41.872" calcext:value-type="float">
            <text:p>41.872</text:p>
          </table:table-cell>
          <table:table-cell office:value-type="float" office:value="112.438" calcext:value-type="float">
            <text:p>112.438</text:p>
          </table:table-cell>
          <table:table-cell office:value-type="float" office:value="300.263" calcext:value-type="float">
            <text:p>300.263</text:p>
          </table:table-cell>
          <table:table-cell office:value-type="float" office:value="41.3381" calcext:value-type="float">
            <text:p>41.3381</text:p>
          </table:table-cell>
          <table:table-cell/>
          <table:table-cell table:formula="of:=([.D577]-[.A577])/0.0166667" office:value-type="float" office:value="-42.8999142001718" calcext:value-type="float">
            <text:p>-42.8999142001718</text:p>
          </table:table-cell>
          <table:table-cell table:formula="of:=ABS([.E577]-[.B577])/0.0166667" office:value-type="float" office:value="732.05853588293" calcext:value-type="float">
            <text:p>732.05853588293</text:p>
          </table:table-cell>
          <table:table-cell table:formula="of:=([.F577]-[.C577])/0.0166667" office:value-type="float" office:value="-32.0339359321283" calcext:value-type="float">
            <text:p>-32.0339359321283</text:p>
          </table:table-cell>
          <table:table-cell table:formula="of:=DEGREES(ATAN(ABS([.F577]-[.C577])/ABS([.E577]-[.B577])))" office:value-type="float" office:value="2.50559086284256" calcext:value-type="float">
            <text:p>2.50559086284256</text:p>
          </table:table-cell>
          <table:table-cell table:formula="of:=SQRT(POWER([.H577];2)+POWER([.I577];2)+POWER([.J577];2))" office:value-type="float" office:value="734.01381161988" calcext:value-type="float">
            <text:p>734.01381161988</text:p>
          </table:table-cell>
        </table:table-row>
        <table:table-row table:style-name="ro1">
          <table:table-cell office:value-type="float" office:value="114.277" calcext:value-type="float">
            <text:p>114.277</text:p>
          </table:table-cell>
          <table:table-cell office:value-type="float" office:value="310.381" calcext:value-type="float">
            <text:p>310.381</text:p>
          </table:table-cell>
          <table:table-cell office:value-type="float" office:value="43.7642" calcext:value-type="float">
            <text:p>43.7642</text:p>
          </table:table-cell>
          <table:table-cell office:value-type="float" office:value="113.762" calcext:value-type="float">
            <text:p>113.762</text:p>
          </table:table-cell>
          <table:table-cell office:value-type="float" office:value="298.082" calcext:value-type="float">
            <text:p>298.082</text:p>
          </table:table-cell>
          <table:table-cell office:value-type="float" office:value="43.9968" calcext:value-type="float">
            <text:p>43.9968</text:p>
          </table:table-cell>
          <table:table-cell/>
          <table:table-cell table:formula="of:=([.D578]-[.A578])/0.0166667" office:value-type="float" office:value="-30.8999382001236" calcext:value-type="float">
            <text:p>-30.8999382001236</text:p>
          </table:table-cell>
          <table:table-cell table:formula="of:=ABS([.E578]-[.B578])/0.0166667" office:value-type="float" office:value="737.93852412295" calcext:value-type="float">
            <text:p>737.93852412295</text:p>
          </table:table-cell>
          <table:table-cell table:formula="of:=([.F578]-[.C578])/0.0166667" office:value-type="float" office:value="13.9559720880557" calcext:value-type="float">
            <text:p>13.9559720880557</text:p>
          </table:table-cell>
          <table:table-cell table:formula="of:=DEGREES(ATAN(ABS([.F578]-[.C578])/ABS([.E578]-[.B578])))" office:value-type="float" office:value="1.08345473423325" calcext:value-type="float">
            <text:p>1.08345473423325</text:p>
          </table:table-cell>
          <table:table-cell table:formula="of:=SQRT(POWER([.H578];2)+POWER([.I578];2)+POWER([.J578];2))" office:value-type="float" office:value="738.717023441624" calcext:value-type="float">
            <text:p>738.717023441624</text:p>
          </table:table-cell>
        </table:table-row>
        <table:table-row table:style-name="ro1">
          <table:table-cell office:value-type="float" office:value="103.988" calcext:value-type="float">
            <text:p>103.988</text:p>
          </table:table-cell>
          <table:table-cell office:value-type="float" office:value="300.735" calcext:value-type="float">
            <text:p>300.735</text:p>
          </table:table-cell>
          <table:table-cell office:value-type="float" office:value="43.4211" calcext:value-type="float">
            <text:p>43.4211</text:p>
          </table:table-cell>
          <table:table-cell office:value-type="float" office:value="102.961" calcext:value-type="float">
            <text:p>102.961</text:p>
          </table:table-cell>
          <table:table-cell office:value-type="float" office:value="284.982" calcext:value-type="float">
            <text:p>284.982</text:p>
          </table:table-cell>
          <table:table-cell office:value-type="float" office:value="43.4993" calcext:value-type="float">
            <text:p>43.4993</text:p>
          </table:table-cell>
          <table:table-cell/>
          <table:table-cell table:formula="of:=([.D579]-[.A579])/0.0166667" office:value-type="float" office:value="-61.6198767602465" calcext:value-type="float">
            <text:p>-61.6198767602465</text:p>
          </table:table-cell>
          <table:table-cell table:formula="of:=ABS([.E579]-[.B579])/0.0166667" office:value-type="float" office:value="945.17810964378" calcext:value-type="float">
            <text:p>945.17810964378</text:p>
          </table:table-cell>
          <table:table-cell table:formula="of:=([.F579]-[.C579])/0.0166667" office:value-type="float" office:value="4.69199061601849" calcext:value-type="float">
            <text:p>4.69199061601849</text:p>
          </table:table-cell>
          <table:table-cell table:formula="of:=DEGREES(ATAN(ABS([.F579]-[.C579])/ABS([.E579]-[.B579])))" office:value-type="float" office:value="0.284421580299695" calcext:value-type="float">
            <text:p>0.284421580299695</text:p>
          </table:table-cell>
          <table:table-cell table:formula="of:=SQRT(POWER([.H579];2)+POWER([.I579];2)+POWER([.J579];2))" office:value-type="float" office:value="947.196221982372" calcext:value-type="float">
            <text:p>947.196221982372</text:p>
          </table:table-cell>
        </table:table-row>
        <table:table-row table:style-name="ro1">
          <table:table-cell office:value-type="float" office:value="93.6271" calcext:value-type="float">
            <text:p>93.6271</text:p>
          </table:table-cell>
          <table:table-cell office:value-type="float" office:value="317.13" calcext:value-type="float">
            <text:p>317.13</text:p>
          </table:table-cell>
          <table:table-cell office:value-type="float" office:value="42.6869" calcext:value-type="float">
            <text:p>42.6869</text:p>
          </table:table-cell>
          <table:table-cell office:value-type="float" office:value="93.8791" calcext:value-type="float">
            <text:p>93.8791</text:p>
          </table:table-cell>
          <table:table-cell office:value-type="float" office:value="304.388" calcext:value-type="float">
            <text:p>304.388</text:p>
          </table:table-cell>
          <table:table-cell office:value-type="float" office:value="42.4372" calcext:value-type="float">
            <text:p>42.4372</text:p>
          </table:table-cell>
          <table:table-cell/>
          <table:table-cell table:formula="of:=([.D580]-[.A580])/0.0166667" office:value-type="float" office:value="15.1199697600602" calcext:value-type="float">
            <text:p>15.1199697600602</text:p>
          </table:table-cell>
          <table:table-cell table:formula="of:=ABS([.E580]-[.B580])/0.0166667" office:value-type="float" office:value="764.518470963059" calcext:value-type="float">
            <text:p>764.518470963059</text:p>
          </table:table-cell>
          <table:table-cell table:formula="of:=([.F580]-[.C580])/0.0166667" office:value-type="float" office:value="-14.9819700360602" calcext:value-type="float">
            <text:p>-14.9819700360602</text:p>
          </table:table-cell>
          <table:table-cell table:formula="of:=DEGREES(ATAN(ABS([.F580]-[.C580])/ABS([.E580]-[.B580])))" office:value-type="float" office:value="1.12265932916463" calcext:value-type="float">
            <text:p>1.12265932916463</text:p>
          </table:table-cell>
          <table:table-cell table:formula="of:=SQRT(POWER([.H580];2)+POWER([.I580];2)+POWER([.J580];2))" office:value-type="float" office:value="764.814726162749" calcext:value-type="float">
            <text:p>764.814726162749</text:p>
          </table:table-cell>
        </table:table-row>
        <table:table-row table:style-name="ro1">
          <table:table-cell office:value-type="float" office:value="80.4389" calcext:value-type="float">
            <text:p>80.4389</text:p>
          </table:table-cell>
          <table:table-cell office:value-type="float" office:value="311.18" calcext:value-type="float">
            <text:p>311.18</text:p>
          </table:table-cell>
          <table:table-cell office:value-type="float" office:value="43.9324" calcext:value-type="float">
            <text:p>43.9324</text:p>
          </table:table-cell>
          <table:table-cell office:value-type="float" office:value="80.2116" calcext:value-type="float">
            <text:p>80.2116</text:p>
          </table:table-cell>
          <table:table-cell office:value-type="float" office:value="298.426" calcext:value-type="float">
            <text:p>298.426</text:p>
          </table:table-cell>
          <table:table-cell office:value-type="float" office:value="44.2273" calcext:value-type="float">
            <text:p>44.2273</text:p>
          </table:table-cell>
          <table:table-cell/>
          <table:table-cell table:formula="of:=([.D581]-[.A581])/0.0166667" office:value-type="float" office:value="-13.6379727240545" calcext:value-type="float">
            <text:p>-13.6379727240545</text:p>
          </table:table-cell>
          <table:table-cell table:formula="of:=ABS([.E581]-[.B581])/0.0166667" office:value-type="float" office:value="765.238469523062" calcext:value-type="float">
            <text:p>765.238469523062</text:p>
          </table:table-cell>
          <table:table-cell table:formula="of:=([.F581]-[.C581])/0.0166667" office:value-type="float" office:value="17.6939646120707" calcext:value-type="float">
            <text:p>17.6939646120707</text:p>
          </table:table-cell>
          <table:table-cell table:formula="of:=DEGREES(ATAN(ABS([.F581]-[.C581])/ABS([.E581]-[.B581])))" office:value-type="float" office:value="1.32456603345089" calcext:value-type="float">
            <text:p>1.32456603345089</text:p>
          </table:table-cell>
          <table:table-cell table:formula="of:=SQRT(POWER([.H581];2)+POWER([.I581];2)+POWER([.J581];2))" office:value-type="float" office:value="765.564488414734" calcext:value-type="float">
            <text:p>765.564488414734</text:p>
          </table:table-cell>
        </table:table-row>
        <table:table-row table:style-name="ro1">
          <table:table-cell office:value-type="float" office:value="74.7632" calcext:value-type="float">
            <text:p>74.7632</text:p>
          </table:table-cell>
          <table:table-cell office:value-type="float" office:value="308.121" calcext:value-type="float">
            <text:p>308.121</text:p>
          </table:table-cell>
          <table:table-cell office:value-type="float" office:value="43.6348" calcext:value-type="float">
            <text:p>43.6348</text:p>
          </table:table-cell>
          <table:table-cell office:value-type="float" office:value="74.1619" calcext:value-type="float">
            <text:p>74.1619</text:p>
          </table:table-cell>
          <table:table-cell office:value-type="float" office:value="296.923" calcext:value-type="float">
            <text:p>296.923</text:p>
          </table:table-cell>
          <table:table-cell office:value-type="float" office:value="43.212" calcext:value-type="float">
            <text:p>43.212</text:p>
          </table:table-cell>
          <table:table-cell/>
          <table:table-cell table:formula="of:=([.D582]-[.A582])/0.0166667" office:value-type="float" office:value="-36.077927844144" calcext:value-type="float">
            <text:p>-36.077927844144</text:p>
          </table:table-cell>
          <table:table-cell table:formula="of:=ABS([.E582]-[.B582])/0.0166667" office:value-type="float" office:value="671.878656242686" calcext:value-type="float">
            <text:p>671.878656242686</text:p>
          </table:table-cell>
          <table:table-cell table:formula="of:=([.F582]-[.C582])/0.0166667" office:value-type="float" office:value="-25.3679492641012" calcext:value-type="float">
            <text:p>-25.3679492641012</text:p>
          </table:table-cell>
          <table:table-cell table:formula="of:=DEGREES(ATAN(ABS([.F582]-[.C582])/ABS([.E582]-[.B582])))" office:value-type="float" office:value="2.16227487831286" calcext:value-type="float">
            <text:p>2.16227487831286</text:p>
          </table:table-cell>
          <table:table-cell table:formula="of:=SQRT(POWER([.H582];2)+POWER([.I582];2)+POWER([.J582];2))" office:value-type="float" office:value="673.324645651614" calcext:value-type="float">
            <text:p>673.324645651614</text:p>
          </table:table-cell>
        </table:table-row>
        <table:table-row table:style-name="ro1">
          <table:table-cell office:value-type="float" office:value="72.6441" calcext:value-type="float">
            <text:p>72.6441</text:p>
          </table:table-cell>
          <table:table-cell office:value-type="float" office:value="316.728" calcext:value-type="float">
            <text:p>316.728</text:p>
          </table:table-cell>
          <table:table-cell office:value-type="float" office:value="43.7377" calcext:value-type="float">
            <text:p>43.7377</text:p>
          </table:table-cell>
          <table:table-cell office:value-type="float" office:value="72.3454" calcext:value-type="float">
            <text:p>72.3454</text:p>
          </table:table-cell>
          <table:table-cell office:value-type="float" office:value="303.632" calcext:value-type="float">
            <text:p>303.632</text:p>
          </table:table-cell>
          <table:table-cell office:value-type="float" office:value="43.7906" calcext:value-type="float">
            <text:p>43.7906</text:p>
          </table:table-cell>
          <table:table-cell/>
          <table:table-cell table:formula="of:=([.D583]-[.A583])/0.0166667" office:value-type="float" office:value="-17.9219641560715" calcext:value-type="float">
            <text:p>-17.9219641560715</text:p>
          </table:table-cell>
          <table:table-cell table:formula="of:=ABS([.E583]-[.B583])/0.0166667" office:value-type="float" office:value="785.758428483143" calcext:value-type="float">
            <text:p>785.758428483143</text:p>
          </table:table-cell>
          <table:table-cell table:formula="of:=([.F583]-[.C583])/0.0166667" office:value-type="float" office:value="3.17399365201276" calcext:value-type="float">
            <text:p>3.17399365201276</text:p>
          </table:table-cell>
          <table:table-cell table:formula="of:=DEGREES(ATAN(ABS([.F583]-[.C583])/ABS([.E583]-[.B583])))" office:value-type="float" office:value="0.231439389991099" calcext:value-type="float">
            <text:p>0.231439389991099</text:p>
          </table:table-cell>
          <table:table-cell table:formula="of:=SQRT(POWER([.H583];2)+POWER([.I583];2)+POWER([.J583];2))" office:value-type="float" office:value="785.969197212724" calcext:value-type="float">
            <text:p>785.969197212724</text:p>
          </table:table-cell>
        </table:table-row>
        <table:table-row table:style-name="ro1">
          <table:table-cell office:value-type="float" office:value="71.8138" calcext:value-type="float">
            <text:p>71.8138</text:p>
          </table:table-cell>
          <table:table-cell office:value-type="float" office:value="311.123" calcext:value-type="float">
            <text:p>311.123</text:p>
          </table:table-cell>
          <table:table-cell office:value-type="float" office:value="42.4249" calcext:value-type="float">
            <text:p>42.4249</text:p>
          </table:table-cell>
          <table:table-cell office:value-type="float" office:value="71.7965" calcext:value-type="float">
            <text:p>71.7965</text:p>
          </table:table-cell>
          <table:table-cell office:value-type="float" office:value="297.033" calcext:value-type="float">
            <text:p>297.033</text:p>
          </table:table-cell>
          <table:table-cell office:value-type="float" office:value="41.9216" calcext:value-type="float">
            <text:p>41.9216</text:p>
          </table:table-cell>
          <table:table-cell/>
          <table:table-cell table:formula="of:=([.D584]-[.A584])/0.0166667" office:value-type="float" office:value="-1.0379979240045" calcext:value-type="float">
            <text:p>-1.0379979240045</text:p>
          </table:table-cell>
          <table:table-cell table:formula="of:=ABS([.E584]-[.B584])/0.0166667" office:value-type="float" office:value="845.39830920338" calcext:value-type="float">
            <text:p>845.39830920338</text:p>
          </table:table-cell>
          <table:table-cell table:formula="of:=([.F584]-[.C584])/0.0166667" office:value-type="float" office:value="-30.197939604121" calcext:value-type="float">
            <text:p>-30.197939604121</text:p>
          </table:table-cell>
          <table:table-cell table:formula="of:=DEGREES(ATAN(ABS([.F584]-[.C584])/ABS([.E584]-[.B584])))" office:value-type="float" office:value="2.04575659460868" calcext:value-type="float">
            <text:p>2.04575659460868</text:p>
          </table:table-cell>
          <table:table-cell table:formula="of:=SQRT(POWER([.H584];2)+POWER([.I584];2)+POWER([.J584];2))" office:value-type="float" office:value="845.938114875999" calcext:value-type="float">
            <text:p>845.938114875999</text:p>
          </table:table-cell>
        </table:table-row>
        <table:table-row table:style-name="ro1">
          <table:table-cell office:value-type="float" office:value="72.6414" calcext:value-type="float">
            <text:p>72.6414</text:p>
          </table:table-cell>
          <table:table-cell office:value-type="float" office:value="316.871" calcext:value-type="float">
            <text:p>316.871</text:p>
          </table:table-cell>
          <table:table-cell office:value-type="float" office:value="43.1801" calcext:value-type="float">
            <text:p>43.1801</text:p>
          </table:table-cell>
          <table:table-cell office:value-type="float" office:value="72.6107" calcext:value-type="float">
            <text:p>72.6107</text:p>
          </table:table-cell>
          <table:table-cell office:value-type="float" office:value="305.271" calcext:value-type="float">
            <text:p>305.271</text:p>
          </table:table-cell>
          <table:table-cell office:value-type="float" office:value="43.0207" calcext:value-type="float">
            <text:p>43.0207</text:p>
          </table:table-cell>
          <table:table-cell/>
          <table:table-cell table:formula="of:=([.D585]-[.A585])/0.0166667" office:value-type="float" office:value="-1.84199631600798" calcext:value-type="float">
            <text:p>-1.84199631600798</text:p>
          </table:table-cell>
          <table:table-cell table:formula="of:=ABS([.E585]-[.B585])/0.0166667" office:value-type="float" office:value="695.998608002782" calcext:value-type="float">
            <text:p>695.998608002782</text:p>
          </table:table-cell>
          <table:table-cell table:formula="of:=([.F585]-[.C585])/0.0166667" office:value-type="float" office:value="-9.56398087203856" calcext:value-type="float">
            <text:p>-9.56398087203856</text:p>
          </table:table-cell>
          <table:table-cell table:formula="of:=DEGREES(ATAN(ABS([.F585]-[.C585])/ABS([.E585]-[.B585])))" office:value-type="float" office:value="0.787273489227915" calcext:value-type="float">
            <text:p>0.787273489227915</text:p>
          </table:table-cell>
          <table:table-cell table:formula="of:=SQRT(POWER([.H585];2)+POWER([.I585];2)+POWER([.J585];2))" office:value-type="float" office:value="696.06675328043" calcext:value-type="float">
            <text:p>696.06675328043</text:p>
          </table:table-cell>
        </table:table-row>
        <table:table-row table:style-name="ro1">
          <table:table-cell office:value-type="float" office:value="71.8206" calcext:value-type="float">
            <text:p>71.8206</text:p>
          </table:table-cell>
          <table:table-cell office:value-type="float" office:value="313.881" calcext:value-type="float">
            <text:p>313.881</text:p>
          </table:table-cell>
          <table:table-cell office:value-type="float" office:value="43.0863" calcext:value-type="float">
            <text:p>43.0863</text:p>
          </table:table-cell>
          <table:table-cell office:value-type="float" office:value="71.5417" calcext:value-type="float">
            <text:p>71.5417</text:p>
          </table:table-cell>
          <table:table-cell office:value-type="float" office:value="302.427" calcext:value-type="float">
            <text:p>302.427</text:p>
          </table:table-cell>
          <table:table-cell office:value-type="float" office:value="42.6683" calcext:value-type="float">
            <text:p>42.6683</text:p>
          </table:table-cell>
          <table:table-cell/>
          <table:table-cell table:formula="of:=([.D586]-[.A586])/0.0166667" office:value-type="float" office:value="-16.7339665320665" calcext:value-type="float">
            <text:p>-16.7339665320665</text:p>
          </table:table-cell>
          <table:table-cell table:formula="of:=ABS([.E586]-[.B586])/0.0166667" office:value-type="float" office:value="687.238625522746" calcext:value-type="float">
            <text:p>687.238625522746</text:p>
          </table:table-cell>
          <table:table-cell table:formula="of:=([.F586]-[.C586])/0.0166667" office:value-type="float" office:value="-25.0799498401003" calcext:value-type="float">
            <text:p>-25.0799498401003</text:p>
          </table:table-cell>
          <table:table-cell table:formula="of:=DEGREES(ATAN(ABS([.F586]-[.C586])/ABS([.E586]-[.B586])))" office:value-type="float" office:value="2.09001329686073" calcext:value-type="float">
            <text:p>2.09001329686073</text:p>
          </table:table-cell>
          <table:table-cell table:formula="of:=SQRT(POWER([.H586];2)+POWER([.I586];2)+POWER([.J586];2))" office:value-type="float" office:value="687.899671413115" calcext:value-type="float">
            <text:p>687.899671413115</text:p>
          </table:table-cell>
        </table:table-row>
        <table:table-row table:style-name="ro1">
          <table:table-cell office:value-type="float" office:value="72.0728" calcext:value-type="float">
            <text:p>72.0728</text:p>
          </table:table-cell>
          <table:table-cell office:value-type="float" office:value="306.947" calcext:value-type="float">
            <text:p>306.947</text:p>
          </table:table-cell>
          <table:table-cell office:value-type="float" office:value="41.7201" calcext:value-type="float">
            <text:p>41.7201</text:p>
          </table:table-cell>
          <table:table-cell office:value-type="float" office:value="72.0518" calcext:value-type="float">
            <text:p>72.0518</text:p>
          </table:table-cell>
          <table:table-cell office:value-type="float" office:value="295.844" calcext:value-type="float">
            <text:p>295.844</text:p>
          </table:table-cell>
          <table:table-cell office:value-type="float" office:value="41.0657" calcext:value-type="float">
            <text:p>41.0657</text:p>
          </table:table-cell>
          <table:table-cell/>
          <table:table-cell table:formula="of:=([.D587]-[.A587])/0.0166667" office:value-type="float" office:value="-1.25999748000509" calcext:value-type="float">
            <text:p>-1.25999748000509</text:p>
          </table:table-cell>
          <table:table-cell table:formula="of:=ABS([.E587]-[.B587])/0.0166667" office:value-type="float" office:value="666.178667642665" calcext:value-type="float">
            <text:p>666.178667642665</text:p>
          </table:table-cell>
          <table:table-cell table:formula="of:=([.F587]-[.C587])/0.0166667" office:value-type="float" office:value="-39.2639214721572" calcext:value-type="float">
            <text:p>-39.2639214721572</text:p>
          </table:table-cell>
          <table:table-cell table:formula="of:=DEGREES(ATAN(ABS([.F587]-[.C587])/ABS([.E587]-[.B587])))" office:value-type="float" office:value="3.37305523775488" calcext:value-type="float">
            <text:p>3.37305523775488</text:p>
          </table:table-cell>
          <table:table-cell table:formula="of:=SQRT(POWER([.H587];2)+POWER([.I587];2)+POWER([.J587];2))" office:value-type="float" office:value="667.335942644466" calcext:value-type="float">
            <text:p>667.335942644466</text:p>
          </table:table-cell>
        </table:table-row>
        <table:table-row table:style-name="ro1">
          <table:table-cell office:value-type="float" office:value="72.0914" calcext:value-type="float">
            <text:p>72.0914</text:p>
          </table:table-cell>
          <table:table-cell office:value-type="float" office:value="318.648" calcext:value-type="float">
            <text:p>318.648</text:p>
          </table:table-cell>
          <table:table-cell office:value-type="float" office:value="41.8487" calcext:value-type="float">
            <text:p>41.8487</text:p>
          </table:table-cell>
          <table:table-cell office:value-type="float" office:value="72.0728" calcext:value-type="float">
            <text:p>72.0728</text:p>
          </table:table-cell>
          <table:table-cell office:value-type="float" office:value="306.947" calcext:value-type="float">
            <text:p>306.947</text:p>
          </table:table-cell>
          <table:table-cell office:value-type="float" office:value="41.7201" calcext:value-type="float">
            <text:p>41.7201</text:p>
          </table:table-cell>
          <table:table-cell/>
          <table:table-cell table:formula="of:=([.D588]-[.A588])/0.0166667" office:value-type="float" office:value="-1.11599776800399" calcext:value-type="float">
            <text:p>-1.11599776800399</text:p>
          </table:table-cell>
          <table:table-cell table:formula="of:=ABS([.E588]-[.B588])/0.0166667" office:value-type="float" office:value="702.05859588281" calcext:value-type="float">
            <text:p>702.05859588281</text:p>
          </table:table-cell>
          <table:table-cell table:formula="of:=([.F588]-[.C588])/0.0166667" office:value-type="float" office:value="-7.71598456803079" calcext:value-type="float">
            <text:p>-7.71598456803079</text:p>
          </table:table-cell>
          <table:table-cell table:formula="of:=DEGREES(ATAN(ABS([.F588]-[.C588])/ABS([.E588]-[.B588])))" office:value-type="float" office:value="0.62968469307545" calcext:value-type="float">
            <text:p>0.62968469307545</text:p>
          </table:table-cell>
          <table:table-cell table:formula="of:=SQRT(POWER([.H588];2)+POWER([.I588];2)+POWER([.J588];2))" office:value-type="float" office:value="702.101882864456" calcext:value-type="float">
            <text:p>702.101882864456</text:p>
          </table:table-cell>
        </table:table-row>
        <table:table-row table:style-name="ro1">
          <table:table-cell office:value-type="float" office:value="72.8918" calcext:value-type="float">
            <text:p>72.8918</text:p>
          </table:table-cell>
          <table:table-cell office:value-type="float" office:value="312.901" calcext:value-type="float">
            <text:p>312.901</text:p>
          </table:table-cell>
          <table:table-cell office:value-type="float" office:value="41.3499" calcext:value-type="float">
            <text:p>41.3499</text:p>
          </table:table-cell>
          <table:table-cell office:value-type="float" office:value="73.1139" calcext:value-type="float">
            <text:p>73.1139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40.9108" calcext:value-type="float">
            <text:p>40.9108</text:p>
          </table:table-cell>
          <table:table-cell/>
          <table:table-cell table:formula="of:=([.D589]-[.A589])/0.0166667" office:value-type="float" office:value="13.3259733480532" calcext:value-type="float">
            <text:p>13.3259733480532</text:p>
          </table:table-cell>
          <table:table-cell table:formula="of:=ABS([.E589]-[.B589])/0.0166667" office:value-type="float" office:value="766.078467843066" calcext:value-type="float">
            <text:p>766.078467843066</text:p>
          </table:table-cell>
          <table:table-cell table:formula="of:=([.F589]-[.C589])/0.0166667" office:value-type="float" office:value="-26.3459473081052" calcext:value-type="float">
            <text:p>-26.3459473081052</text:p>
          </table:table-cell>
          <table:table-cell table:formula="of:=DEGREES(ATAN(ABS([.F589]-[.C589])/ABS([.E589]-[.B589])))" office:value-type="float" office:value="1.96966363706287" calcext:value-type="float">
            <text:p>1.96966363706287</text:p>
          </table:table-cell>
          <table:table-cell table:formula="of:=SQRT(POWER([.H589];2)+POWER([.I589];2)+POWER([.J589];2))" office:value-type="float" office:value="766.647187041089" calcext:value-type="float">
            <text:p>766.647187041089</text:p>
          </table:table-cell>
        </table:table-row>
        <table:table-row table:style-name="ro1">
          <table:table-cell office:value-type="float" office:value="72.6237" calcext:value-type="float">
            <text:p>72.6237</text:p>
          </table:table-cell>
          <table:table-cell office:value-type="float" office:value="314.41" calcext:value-type="float">
            <text:p>314.41</text:p>
          </table:table-cell>
          <table:table-cell office:value-type="float" office:value="41.1266" calcext:value-type="float">
            <text:p>41.1266</text:p>
          </table:table-cell>
          <table:table-cell office:value-type="float" office:value="72.8518" calcext:value-type="float">
            <text:p>72.8518</text:p>
          </table:table-cell>
          <table:table-cell office:value-type="float" office:value="301.637" calcext:value-type="float">
            <text:p>301.637</text:p>
          </table:table-cell>
          <table:table-cell office:value-type="float" office:value="40.4186" calcext:value-type="float">
            <text:p>40.4186</text:p>
          </table:table-cell>
          <table:table-cell/>
          <table:table-cell table:formula="of:=([.D590]-[.A590])/0.0166667" office:value-type="float" office:value="13.6859726280546" calcext:value-type="float">
            <text:p>13.6859726280546</text:p>
          </table:table-cell>
          <table:table-cell table:formula="of:=ABS([.E590]-[.B590])/0.0166667" office:value-type="float" office:value="766.378467243067" calcext:value-type="float">
            <text:p>766.378467243067</text:p>
          </table:table-cell>
          <table:table-cell table:formula="of:=([.F590]-[.C590])/0.0166667" office:value-type="float" office:value="-42.4799150401703" calcext:value-type="float">
            <text:p>-42.4799150401703</text:p>
          </table:table-cell>
          <table:table-cell table:formula="of:=DEGREES(ATAN(ABS([.F590]-[.C590])/ABS([.E590]-[.B590])))" office:value-type="float" office:value="3.17262535363587" calcext:value-type="float">
            <text:p>3.17262535363587</text:p>
          </table:table-cell>
          <table:table-cell table:formula="of:=SQRT(POWER([.H590];2)+POWER([.I590];2)+POWER([.J590];2))" office:value-type="float" office:value="767.676887813114" calcext:value-type="float">
            <text:p>767.676887813114</text:p>
          </table:table-cell>
        </table:table-row>
        <table:table-row table:style-name="ro1">
          <table:table-cell office:value-type="float" office:value="72.3467" calcext:value-type="float">
            <text:p>72.3467</text:p>
          </table:table-cell>
          <table:table-cell office:value-type="float" office:value="309.836" calcext:value-type="float">
            <text:p>309.836</text:p>
          </table:table-cell>
          <table:table-cell office:value-type="float" office:value="41.8136" calcext:value-type="float">
            <text:p>41.8136</text:p>
          </table:table-cell>
          <table:table-cell office:value-type="float" office:value="72.5758" calcext:value-type="float">
            <text:p>72.5758</text:p>
          </table:table-cell>
          <table:table-cell office:value-type="float" office:value="294.347" calcext:value-type="float">
            <text:p>294.347</text:p>
          </table:table-cell>
          <table:table-cell office:value-type="float" office:value="41.8105" calcext:value-type="float">
            <text:p>41.8105</text:p>
          </table:table-cell>
          <table:table-cell/>
          <table:table-cell table:formula="of:=([.D591]-[.A591])/0.0166667" office:value-type="float" office:value="13.7459725080551" calcext:value-type="float">
            <text:p>13.7459725080551</text:p>
          </table:table-cell>
          <table:table-cell table:formula="of:=ABS([.E591]-[.B591])/0.0166667" office:value-type="float" office:value="929.338141323719" calcext:value-type="float">
            <text:p>929.338141323719</text:p>
          </table:table-cell>
          <table:table-cell table:formula="of:=([.F591]-[.C591])/0.0166667" office:value-type="float" office:value="-0.18599962800095" calcext:value-type="float">
            <text:p>-0.18599962800095</text:p>
          </table:table-cell>
          <table:table-cell table:formula="of:=DEGREES(ATAN(ABS([.F591]-[.C591])/ABS([.E591]-[.B591])))" office:value-type="float" office:value="0.0114672938291149" calcext:value-type="float">
            <text:p>0.011467293829115</text:p>
          </table:table-cell>
          <table:table-cell table:formula="of:=SQRT(POWER([.H591];2)+POWER([.I591];2)+POWER([.J591];2))" office:value-type="float" office:value="929.439813691602" calcext:value-type="float">
            <text:p>929.439813691602</text:p>
          </table:table-cell>
        </table:table-row>
        <table:table-row table:style-name="ro1">
          <table:table-cell office:value-type="float" office:value="72.6118" calcext:value-type="float">
            <text:p>72.6118</text:p>
          </table:table-cell>
          <table:table-cell office:value-type="float" office:value="308.417" calcext:value-type="float">
            <text:p>308.417</text:p>
          </table:table-cell>
          <table:table-cell office:value-type="float" office:value="41.7585" calcext:value-type="float">
            <text:p>41.7585</text:p>
          </table:table-cell>
          <table:table-cell office:value-type="float" office:value="72.8399" calcext:value-type="float">
            <text:p>72.8399</text:p>
          </table:table-cell>
          <table:table-cell office:value-type="float" office:value="295.799" calcext:value-type="float">
            <text:p>295.799</text:p>
          </table:table-cell>
          <table:table-cell office:value-type="float" office:value="41.5835" calcext:value-type="float">
            <text:p>41.5835</text:p>
          </table:table-cell>
          <table:table-cell/>
          <table:table-cell table:formula="of:=([.D592]-[.A592])/0.0166667" office:value-type="float" office:value="13.6859726280546" calcext:value-type="float">
            <text:p>13.6859726280546</text:p>
          </table:table-cell>
          <table:table-cell table:formula="of:=ABS([.E592]-[.B592])/0.0166667" office:value-type="float" office:value="757.078485843028" calcext:value-type="float">
            <text:p>757.078485843028</text:p>
          </table:table-cell>
          <table:table-cell table:formula="of:=([.F592]-[.C592])/0.0166667" office:value-type="float" office:value="-10.4999790000418" calcext:value-type="float">
            <text:p>-10.4999790000418</text:p>
          </table:table-cell>
          <table:table-cell table:formula="of:=DEGREES(ATAN(ABS([.F592]-[.C592])/ABS([.E592]-[.B592])))" office:value-type="float" office:value="0.794588572057474" calcext:value-type="float">
            <text:p>0.794588572057474</text:p>
          </table:table-cell>
          <table:table-cell table:formula="of:=SQRT(POWER([.H592];2)+POWER([.I592];2)+POWER([.J592];2))" office:value-type="float" office:value="757.274975905152" calcext:value-type="float">
            <text:p>757.274975905152</text:p>
          </table:table-cell>
        </table:table-row>
        <table:table-row table:style-name="ro1">
          <table:table-cell office:value-type="float" office:value="71.5434" calcext:value-type="float">
            <text:p>71.5434</text:p>
          </table:table-cell>
          <table:table-cell office:value-type="float" office:value="320.178" calcext:value-type="float">
            <text:p>320.178</text:p>
          </table:table-cell>
          <table:table-cell office:value-type="float" office:value="41.629" calcext:value-type="float">
            <text:p>41.629</text:p>
          </table:table-cell>
          <table:table-cell office:value-type="float" office:value="71.5333" calcext:value-type="float">
            <text:p>71.5333</text:p>
          </table:table-cell>
          <table:table-cell office:value-type="float" office:value="305.608" calcext:value-type="float">
            <text:p>305.608</text:p>
          </table:table-cell>
          <table:table-cell office:value-type="float" office:value="41.1357" calcext:value-type="float">
            <text:p>41.1357</text:p>
          </table:table-cell>
          <table:table-cell/>
          <table:table-cell table:formula="of:=([.D593]-[.A593])/0.0166667" office:value-type="float" office:value="-0.60599878800293" calcext:value-type="float">
            <text:p>-0.60599878800293</text:p>
          </table:table-cell>
          <table:table-cell table:formula="of:=ABS([.E593]-[.B593])/0.0166667" office:value-type="float" office:value="874.198251603496" calcext:value-type="float">
            <text:p>874.198251603496</text:p>
          </table:table-cell>
          <table:table-cell table:formula="of:=([.F593]-[.C593])/0.0166667" office:value-type="float" office:value="-29.5979408041183" calcext:value-type="float">
            <text:p>-29.5979408041183</text:p>
          </table:table-cell>
          <table:table-cell table:formula="of:=DEGREES(ATAN(ABS([.F593]-[.C593])/ABS([.E593]-[.B593])))" office:value-type="float" office:value="1.93913628400767" calcext:value-type="float">
            <text:p>1.93913628400767</text:p>
          </table:table-cell>
          <table:table-cell table:formula="of:=SQRT(POWER([.H593];2)+POWER([.I593];2)+POWER([.J593];2))" office:value-type="float" office:value="874.69937032159" calcext:value-type="float">
            <text:p>874.69937032159</text:p>
          </table:table-cell>
        </table:table-row>
        <table:table-row table:style-name="ro1">
          <table:table-cell office:value-type="float" office:value="69.0918" calcext:value-type="float">
            <text:p>69.0918</text:p>
          </table:table-cell>
          <table:table-cell office:value-type="float" office:value="315.518" calcext:value-type="float">
            <text:p>315.518</text:p>
          </table:table-cell>
          <table:table-cell office:value-type="float" office:value="41.5312" calcext:value-type="float">
            <text:p>41.5312</text:p>
          </table:table-cell>
          <table:table-cell office:value-type="float" office:value="68.0685" calcext:value-type="float">
            <text:p>68.0685</text:p>
          </table:table-cell>
          <table:table-cell office:value-type="float" office:value="303.974" calcext:value-type="float">
            <text:p>303.974</text:p>
          </table:table-cell>
          <table:table-cell office:value-type="float" office:value="40.6277" calcext:value-type="float">
            <text:p>40.6277</text:p>
          </table:table-cell>
          <table:table-cell/>
          <table:table-cell table:formula="of:=([.D594]-[.A594])/0.0166667" office:value-type="float" office:value="-61.397877204246" calcext:value-type="float">
            <text:p>-61.397877204246</text:p>
          </table:table-cell>
          <table:table-cell table:formula="of:=ABS([.E594]-[.B594])/0.0166667" office:value-type="float" office:value="692.63861472277" calcext:value-type="float">
            <text:p>692.63861472277</text:p>
          </table:table-cell>
          <table:table-cell table:formula="of:=([.F594]-[.C594])/0.0166667" office:value-type="float" office:value="-54.2098915802169" calcext:value-type="float">
            <text:p>-54.2098915802169</text:p>
          </table:table-cell>
          <table:table-cell table:formula="of:=DEGREES(ATAN(ABS([.F594]-[.C594])/ABS([.E594]-[.B594])))" office:value-type="float" office:value="4.47517533003651" calcext:value-type="float">
            <text:p>4.47517533003651</text:p>
          </table:table-cell>
          <table:table-cell table:formula="of:=SQRT(POWER([.H594];2)+POWER([.I594];2)+POWER([.J594];2))" office:value-type="float" office:value="697.464452338185" calcext:value-type="float">
            <text:p>697.464452338185</text:p>
          </table:table-cell>
        </table:table-row>
        <table:table-row table:style-name="ro1">
          <table:table-cell office:value-type="float" office:value="72.0859" calcext:value-type="float">
            <text:p>72.0859</text:p>
          </table:table-cell>
          <table:table-cell office:value-type="float" office:value="312.586" calcext:value-type="float">
            <text:p>312.586</text:p>
          </table:table-cell>
          <table:table-cell office:value-type="float" office:value="42.4726" calcext:value-type="float">
            <text:p>42.4726</text:p>
          </table:table-cell>
          <table:table-cell office:value-type="float" office:value="72.0645" calcext:value-type="float">
            <text:p>72.0645</text:p>
          </table:table-cell>
          <table:table-cell office:value-type="float" office:value="301.276" calcext:value-type="float">
            <text:p>301.276</text:p>
          </table:table-cell>
          <table:table-cell office:value-type="float" office:value="41.791" calcext:value-type="float">
            <text:p>41.791</text:p>
          </table:table-cell>
          <table:table-cell/>
          <table:table-cell table:formula="of:=([.D595]-[.A595])/0.0166667" office:value-type="float" office:value="-1.28399743200513" calcext:value-type="float">
            <text:p>-1.28399743200513</text:p>
          </table:table-cell>
          <table:table-cell table:formula="of:=ABS([.E595]-[.B595])/0.0166667" office:value-type="float" office:value="678.598642802715" calcext:value-type="float">
            <text:p>678.598642802715</text:p>
          </table:table-cell>
          <table:table-cell table:formula="of:=([.F595]-[.C595])/0.0166667" office:value-type="float" office:value="-40.8959182081638" calcext:value-type="float">
            <text:p>-40.8959182081638</text:p>
          </table:table-cell>
          <table:table-cell table:formula="of:=DEGREES(ATAN(ABS([.F595]-[.C595])/ABS([.E595]-[.B595])))" office:value-type="float" office:value="3.44877342556529" calcext:value-type="float">
            <text:p>3.44877342556529</text:p>
          </table:table-cell>
          <table:table-cell table:formula="of:=SQRT(POWER([.H595];2)+POWER([.I595];2)+POWER([.J595];2))" office:value-type="float" office:value="679.831039883573" calcext:value-type="float">
            <text:p>679.831039883573</text:p>
          </table:table-cell>
        </table:table-row>
        <table:table-row table:style-name="ro1">
          <table:table-cell office:value-type="float" office:value="71.805" calcext:value-type="float">
            <text:p>71.805</text:p>
          </table:table-cell>
          <table:table-cell office:value-type="float" office:value="302.521" calcext:value-type="float">
            <text:p>302.521</text:p>
          </table:table-cell>
          <table:table-cell office:value-type="float" office:value="42.3898" calcext:value-type="float">
            <text:p>42.3898</text:p>
          </table:table-cell>
          <table:table-cell office:value-type="float" office:value="71.2692" calcext:value-type="float">
            <text:p>71.2692</text:p>
          </table:table-cell>
          <table:table-cell office:value-type="float" office:value="291.603" calcext:value-type="float">
            <text:p>291.603</text:p>
          </table:table-cell>
          <table:table-cell office:value-type="float" office:value="41.4766" calcext:value-type="float">
            <text:p>41.4766</text:p>
          </table:table-cell>
          <table:table-cell/>
          <table:table-cell table:formula="of:=([.D596]-[.A596])/0.0166667" office:value-type="float" office:value="-32.1479357041291" calcext:value-type="float">
            <text:p>-32.1479357041291</text:p>
          </table:table-cell>
          <table:table-cell table:formula="of:=ABS([.E596]-[.B596])/0.0166667" office:value-type="float" office:value="655.078689842621" calcext:value-type="float">
            <text:p>655.078689842621</text:p>
          </table:table-cell>
          <table:table-cell table:formula="of:=([.F596]-[.C596])/0.0166667" office:value-type="float" office:value="-54.7918904162194" calcext:value-type="float">
            <text:p>-54.7918904162194</text:p>
          </table:table-cell>
          <table:table-cell table:formula="of:=DEGREES(ATAN(ABS([.F596]-[.C596])/ABS([.E596]-[.B596])))" office:value-type="float" office:value="4.78118708189035" calcext:value-type="float">
            <text:p>4.78118708189035</text:p>
          </table:table-cell>
          <table:table-cell table:formula="of:=SQRT(POWER([.H596];2)+POWER([.I596];2)+POWER([.J596];2))" office:value-type="float" office:value="658.151753709845" calcext:value-type="float">
            <text:p>658.151753709845</text:p>
          </table:table-cell>
        </table:table-row>
        <table:table-row table:style-name="ro1">
          <table:table-cell office:value-type="float" office:value="71.5494" calcext:value-type="float">
            <text:p>71.5494</text:p>
          </table:table-cell>
          <table:table-cell office:value-type="float" office:value="318.423" calcext:value-type="float">
            <text:p>318.423</text:p>
          </table:table-cell>
          <table:table-cell office:value-type="float" office:value="42.6962" calcext:value-type="float">
            <text:p>42.6962</text:p>
          </table:table-cell>
          <table:table-cell office:value-type="float" office:value="71.8083" calcext:value-type="float">
            <text:p>71.8083</text:p>
          </table:table-cell>
          <table:table-cell office:value-type="float" office:value="303.854" calcext:value-type="float">
            <text:p>303.854</text:p>
          </table:table-cell>
          <table:table-cell office:value-type="float" office:value="42.714" calcext:value-type="float">
            <text:p>42.714</text:p>
          </table:table-cell>
          <table:table-cell/>
          <table:table-cell table:formula="of:=([.D597]-[.A597])/0.0166667" office:value-type="float" office:value="15.533968932062" calcext:value-type="float">
            <text:p>15.533968932062</text:p>
          </table:table-cell>
          <table:table-cell table:formula="of:=ABS([.E597]-[.B597])/0.0166667" office:value-type="float" office:value="874.138251723497" calcext:value-type="float">
            <text:p>874.138251723497</text:p>
          </table:table-cell>
          <table:table-cell table:formula="of:=([.F597]-[.C597])/0.0166667" office:value-type="float" office:value="1.06799786400434" calcext:value-type="float">
            <text:p>1.06799786400434</text:p>
          </table:table-cell>
          <table:table-cell table:formula="of:=DEGREES(ATAN(ABS([.F597]-[.C597])/ABS([.E597]-[.B597])))" office:value-type="float" office:value="0.0700023589727015" calcext:value-type="float">
            <text:p>0.070002358972702</text:p>
          </table:table-cell>
          <table:table-cell table:formula="of:=SQRT(POWER([.H597];2)+POWER([.I597];2)+POWER([.J597];2))" office:value-type="float" office:value="874.276917192964" calcext:value-type="float">
            <text:p>874.276917192964</text:p>
          </table:table-cell>
        </table:table-row>
        <table:table-row table:style-name="ro1">
          <table:table-cell office:value-type="float" office:value="71.817" calcext:value-type="float">
            <text:p>71.817</text:p>
          </table:table-cell>
          <table:table-cell office:value-type="float" office:value="310.979" calcext:value-type="float">
            <text:p>310.979</text:p>
          </table:table-cell>
          <table:table-cell office:value-type="float" office:value="42.978" calcext:value-type="float">
            <text:p>42.978</text:p>
          </table:table-cell>
          <table:table-cell office:value-type="float" office:value="72.0658" calcext:value-type="float">
            <text:p>72.0658</text:p>
          </table:table-cell>
          <table:table-cell office:value-type="float" office:value="298.24" calcext:value-type="float">
            <text:p>298.24</text:p>
          </table:table-cell>
          <table:table-cell office:value-type="float" office:value="42.7733" calcext:value-type="float">
            <text:p>42.7733</text:p>
          </table:table-cell>
          <table:table-cell/>
          <table:table-cell table:formula="of:=([.D598]-[.A598])/0.0166667" office:value-type="float" office:value="14.9279701440599" calcext:value-type="float">
            <text:p>14.9279701440599</text:p>
          </table:table-cell>
          <table:table-cell table:formula="of:=ABS([.E598]-[.B598])/0.0166667" office:value-type="float" office:value="764.338471323056" calcext:value-type="float">
            <text:p>764.338471323056</text:p>
          </table:table-cell>
          <table:table-cell table:formula="of:=([.F598]-[.C598])/0.0166667" office:value-type="float" office:value="-12.2819754360493" calcext:value-type="float">
            <text:p>-12.2819754360493</text:p>
          </table:table-cell>
          <table:table-cell table:formula="of:=DEGREES(ATAN(ABS([.F598]-[.C598])/ABS([.E598]-[.B598])))" office:value-type="float" office:value="0.920593199940247" calcext:value-type="float">
            <text:p>0.920593199940247</text:p>
          </table:table-cell>
          <table:table-cell table:formula="of:=SQRT(POWER([.H598];2)+POWER([.I598];2)+POWER([.J598];2))" office:value-type="float" office:value="764.582886257402" calcext:value-type="float">
            <text:p>764.582886257402</text:p>
          </table:table-cell>
        </table:table-row>
        <table:table-row table:style-name="ro1">
          <table:table-cell office:value-type="float" office:value="71.8209" calcext:value-type="float">
            <text:p>71.8209</text:p>
          </table:table-cell>
          <table:table-cell office:value-type="float" office:value="316.963" calcext:value-type="float">
            <text:p>316.963</text:p>
          </table:table-cell>
          <table:table-cell office:value-type="float" office:value="42.6368" calcext:value-type="float">
            <text:p>42.6368</text:p>
          </table:table-cell>
          <table:table-cell office:value-type="float" office:value="72.0725" calcext:value-type="float">
            <text:p>72.0725</text:p>
          </table:table-cell>
          <table:table-cell office:value-type="float" office:value="303.948" calcext:value-type="float">
            <text:p>303.948</text:p>
          </table:table-cell>
          <table:table-cell office:value-type="float" office:value="42.4349" calcext:value-type="float">
            <text:p>42.4349</text:p>
          </table:table-cell>
          <table:table-cell/>
          <table:table-cell table:formula="of:=([.D599]-[.A599])/0.0166667" office:value-type="float" office:value="15.095969808061" calcext:value-type="float">
            <text:p>15.095969808061</text:p>
          </table:table-cell>
          <table:table-cell table:formula="of:=ABS([.E599]-[.B599])/0.0166667" office:value-type="float" office:value="780.898438203126" calcext:value-type="float">
            <text:p>780.898438203126</text:p>
          </table:table-cell>
          <table:table-cell table:formula="of:=([.F599]-[.C599])/0.0166667" office:value-type="float" office:value="-12.1139757720486" calcext:value-type="float">
            <text:p>-12.1139757720486</text:p>
          </table:table-cell>
          <table:table-cell table:formula="of:=DEGREES(ATAN(ABS([.F599]-[.C599])/ABS([.E599]-[.B599])))" office:value-type="float" office:value="0.888750677923952" calcext:value-type="float">
            <text:p>0.888750677923952</text:p>
          </table:table-cell>
          <table:table-cell table:formula="of:=SQRT(POWER([.H599];2)+POWER([.I599];2)+POWER([.J599];2))" office:value-type="float" office:value="781.138276812456" calcext:value-type="float">
            <text:p>781.138276812456</text:p>
          </table:table-cell>
        </table:table-row>
        <table:table-row table:style-name="ro1">
          <table:table-cell office:value-type="float" office:value="71.826" calcext:value-type="float">
            <text:p>71.826</text:p>
          </table:table-cell>
          <table:table-cell office:value-type="float" office:value="318.298" calcext:value-type="float">
            <text:p>318.298</text:p>
          </table:table-cell>
          <table:table-cell office:value-type="float" office:value="43.2506" calcext:value-type="float">
            <text:p>43.2506</text:p>
          </table:table-cell>
          <table:table-cell office:value-type="float" office:value="71.8133" calcext:value-type="float">
            <text:p>71.8133</text:p>
          </table:table-cell>
          <table:table-cell office:value-type="float" office:value="305.139" calcext:value-type="float">
            <text:p>305.139</text:p>
          </table:table-cell>
          <table:table-cell office:value-type="float" office:value="43.3107" calcext:value-type="float">
            <text:p>43.3107</text:p>
          </table:table-cell>
          <table:table-cell/>
          <table:table-cell table:formula="of:=([.D600]-[.A600])/0.0166667" office:value-type="float" office:value="-0.761998476002764" calcext:value-type="float">
            <text:p>-0.761998476002764</text:p>
          </table:table-cell>
          <table:table-cell table:formula="of:=ABS([.E600]-[.B600])/0.0166667" office:value-type="float" office:value="789.538420923158" calcext:value-type="float">
            <text:p>789.538420923158</text:p>
          </table:table-cell>
          <table:table-cell table:formula="of:=([.F600]-[.C600])/0.0166667" office:value-type="float" office:value="3.60599278801433" calcext:value-type="float">
            <text:p>3.60599278801433</text:p>
          </table:table-cell>
          <table:table-cell table:formula="of:=DEGREES(ATAN(ABS([.F600]-[.C600])/ABS([.E600]-[.B600])))" office:value-type="float" office:value="0.261680401703076" calcext:value-type="float">
            <text:p>0.261680401703076</text:p>
          </table:table-cell>
          <table:table-cell table:formula="of:=SQRT(POWER([.H600];2)+POWER([.I600];2)+POWER([.J600];2))" office:value-type="float" office:value="789.547023260488" calcext:value-type="float">
            <text:p>789.547023260488</text:p>
          </table:table-cell>
        </table:table-row>
        <table:table-row table:style-name="ro1">
          <table:table-cell office:value-type="float" office:value="73.9725" calcext:value-type="float">
            <text:p>73.9725</text:p>
          </table:table-cell>
          <table:table-cell office:value-type="float" office:value="311.118" calcext:value-type="float">
            <text:p>311.118</text:p>
          </table:table-cell>
          <table:table-cell office:value-type="float" office:value="42.9376" calcext:value-type="float">
            <text:p>42.9376</text:p>
          </table:table-cell>
          <table:table-cell office:value-type="float" office:value="74.4319" calcext:value-type="float">
            <text:p>74.4319</text:p>
          </table:table-cell>
          <table:table-cell office:value-type="float" office:value="298.364" calcext:value-type="float">
            <text:p>298.364</text:p>
          </table:table-cell>
          <table:table-cell office:value-type="float" office:value="42.9922" calcext:value-type="float">
            <text:p>42.9922</text:p>
          </table:table-cell>
          <table:table-cell/>
          <table:table-cell table:formula="of:=([.D601]-[.A601])/0.0166667" office:value-type="float" office:value="27.5639448721104" calcext:value-type="float">
            <text:p>27.5639448721104</text:p>
          </table:table-cell>
          <table:table-cell table:formula="of:=ABS([.E601]-[.B601])/0.0166667" office:value-type="float" office:value="765.238469523062" calcext:value-type="float">
            <text:p>765.238469523062</text:p>
          </table:table-cell>
          <table:table-cell table:formula="of:=([.F601]-[.C601])/0.0166667" office:value-type="float" office:value="3.27599344801272" calcext:value-type="float">
            <text:p>3.27599344801272</text:p>
          </table:table-cell>
          <table:table-cell table:formula="of:=DEGREES(ATAN(ABS([.F601]-[.C601])/ABS([.E601]-[.B601])))" office:value-type="float" office:value="0.245282299709037" calcext:value-type="float">
            <text:p>0.245282299709037</text:p>
          </table:table-cell>
          <table:table-cell table:formula="of:=SQRT(POWER([.H601];2)+POWER([.I601];2)+POWER([.J601];2))" office:value-type="float" office:value="765.741743950258" calcext:value-type="float">
            <text:p>765.741743950258</text:p>
          </table:table-cell>
        </table:table-row>
        <table:table-row table:style-name="ro1">
          <table:table-cell office:value-type="float" office:value="73.1816" calcext:value-type="float">
            <text:p>73.1816</text:p>
          </table:table-cell>
          <table:table-cell office:value-type="float" office:value="317.17" calcext:value-type="float">
            <text:p>317.17</text:p>
          </table:table-cell>
          <table:table-cell office:value-type="float" office:value="42.0557" calcext:value-type="float">
            <text:p>42.0557</text:p>
          </table:table-cell>
          <table:table-cell office:value-type="float" office:value="73.6597" calcext:value-type="float">
            <text:p>73.6597</text:p>
          </table:table-cell>
          <table:table-cell office:value-type="float" office:value="302.711" calcext:value-type="float">
            <text:p>302.711</text:p>
          </table:table-cell>
          <table:table-cell office:value-type="float" office:value="42.082" calcext:value-type="float">
            <text:p>42.082</text:p>
          </table:table-cell>
          <table:table-cell/>
          <table:table-cell table:formula="of:=([.D602]-[.A602])/0.0166667" office:value-type="float" office:value="28.6859426281146" calcext:value-type="float">
            <text:p>28.6859426281146</text:p>
          </table:table-cell>
          <table:table-cell table:formula="of:=ABS([.E602]-[.B602])/0.0166667" office:value-type="float" office:value="867.53826492347" calcext:value-type="float">
            <text:p>867.53826492347</text:p>
          </table:table-cell>
          <table:table-cell table:formula="of:=([.F602]-[.C602])/0.0166667" office:value-type="float" office:value="1.57799684400626" calcext:value-type="float">
            <text:p>1.57799684400626</text:p>
          </table:table-cell>
          <table:table-cell table:formula="of:=DEGREES(ATAN(ABS([.F602]-[.C602])/ABS([.E602]-[.B602])))" office:value-type="float" office:value="0.104217258409725" calcext:value-type="float">
            <text:p>0.104217258409725</text:p>
          </table:table-cell>
          <table:table-cell table:formula="of:=SQRT(POWER([.H602];2)+POWER([.I602];2)+POWER([.J602];2))" office:value-type="float" office:value="868.013833118418" calcext:value-type="float">
            <text:p>868.013833118418</text:p>
          </table:table-cell>
        </table:table-row>
        <table:table-row table:style-name="ro1">
          <table:table-cell office:value-type="float" office:value="75.8454" calcext:value-type="float">
            <text:p>75.8454</text:p>
          </table:table-cell>
          <table:table-cell office:value-type="float" office:value="310.137" calcext:value-type="float">
            <text:p>310.137</text:p>
          </table:table-cell>
          <table:table-cell office:value-type="float" office:value="41.4703" calcext:value-type="float">
            <text:p>41.4703</text:p>
          </table:table-cell>
          <table:table-cell office:value-type="float" office:value="76.7987" calcext:value-type="float">
            <text:p>76.7987</text:p>
          </table:table-cell>
          <table:table-cell office:value-type="float" office:value="299.037" calcext:value-type="float">
            <text:p>299.037</text:p>
          </table:table-cell>
          <table:table-cell office:value-type="float" office:value="40.7855" calcext:value-type="float">
            <text:p>40.7855</text:p>
          </table:table-cell>
          <table:table-cell/>
          <table:table-cell table:formula="of:=([.D603]-[.A603])/0.0166667" office:value-type="float" office:value="57.1978856042287" calcext:value-type="float">
            <text:p>57.1978856042287</text:p>
          </table:table-cell>
          <table:table-cell table:formula="of:=ABS([.E603]-[.B603])/0.0166667" office:value-type="float" office:value="665.998668002665" calcext:value-type="float">
            <text:p>665.998668002665</text:p>
          </table:table-cell>
          <table:table-cell table:formula="of:=([.F603]-[.C603])/0.0166667" office:value-type="float" office:value="-41.0879178241645" calcext:value-type="float">
            <text:p>-41.0879178241645</text:p>
          </table:table-cell>
          <table:table-cell table:formula="of:=DEGREES(ATAN(ABS([.F603]-[.C603])/ABS([.E603]-[.B603])))" office:value-type="float" office:value="3.53031388496201" calcext:value-type="float">
            <text:p>3.53031388496201</text:p>
          </table:table-cell>
          <table:table-cell table:formula="of:=SQRT(POWER([.H603];2)+POWER([.I603];2)+POWER([.J603];2))" office:value-type="float" office:value="669.711908875782" calcext:value-type="float">
            <text:p>669.711908875782</text:p>
          </table:table-cell>
        </table:table-row>
        <table:table-row table:style-name="ro1">
          <table:table-cell office:value-type="float" office:value="72.6319" calcext:value-type="float">
            <text:p>72.6319</text:p>
          </table:table-cell>
          <table:table-cell office:value-type="float" office:value="315.668" calcext:value-type="float">
            <text:p>315.668</text:p>
          </table:table-cell>
          <table:table-cell office:value-type="float" office:value="42.0131" calcext:value-type="float">
            <text:p>42.0131</text:p>
          </table:table-cell>
          <table:table-cell office:value-type="float" office:value="73.1227" calcext:value-type="float">
            <text:p>73.1227</text:p>
          </table:table-cell>
          <table:table-cell office:value-type="float" office:value="301.337" calcext:value-type="float">
            <text:p>301.337</text:p>
          </table:table-cell>
          <table:table-cell office:value-type="float" office:value="41.7718" calcext:value-type="float">
            <text:p>41.7718</text:p>
          </table:table-cell>
          <table:table-cell/>
          <table:table-cell table:formula="of:=([.D604]-[.A604])/0.0166667" office:value-type="float" office:value="29.4479411041174" calcext:value-type="float">
            <text:p>29.4479411041174</text:p>
          </table:table-cell>
          <table:table-cell table:formula="of:=ABS([.E604]-[.B604])/0.0166667" office:value-type="float" office:value="859.858280283441" calcext:value-type="float">
            <text:p>859.858280283441</text:p>
          </table:table-cell>
          <table:table-cell table:formula="of:=([.F604]-[.C604])/0.0166667" office:value-type="float" office:value="-14.4779710440581" calcext:value-type="float">
            <text:p>-14.4779710440581</text:p>
          </table:table-cell>
          <table:table-cell table:formula="of:=DEGREES(ATAN(ABS([.F604]-[.C604])/ABS([.E604]-[.B604])))" office:value-type="float" office:value="0.96463368123676" calcext:value-type="float">
            <text:p>0.96463368123676</text:p>
          </table:table-cell>
          <table:table-cell table:formula="of:=SQRT(POWER([.H604];2)+POWER([.I604];2)+POWER([.J604];2))" office:value-type="float" office:value="860.484198026216" calcext:value-type="float">
            <text:p>860.484198026216</text:p>
          </table:table-cell>
        </table:table-row>
        <table:table-row table:style-name="ro1">
          <table:table-cell office:value-type="float" office:value="73.4576" calcext:value-type="float">
            <text:p>73.4576</text:p>
          </table:table-cell>
          <table:table-cell office:value-type="float" office:value="318.892" calcext:value-type="float">
            <text:p>318.892</text:p>
          </table:table-cell>
          <table:table-cell office:value-type="float" office:value="41.2597" calcext:value-type="float">
            <text:p>41.2597</text:p>
          </table:table-cell>
          <table:table-cell office:value-type="float" office:value="74.1953" calcext:value-type="float">
            <text:p>74.1953</text:p>
          </table:table-cell>
          <table:table-cell office:value-type="float" office:value="304.415" calcext:value-type="float">
            <text:p>304.415</text:p>
          </table:table-cell>
          <table:table-cell office:value-type="float" office:value="41.0293" calcext:value-type="float">
            <text:p>41.0293</text:p>
          </table:table-cell>
          <table:table-cell/>
          <table:table-cell table:formula="of:=([.D605]-[.A605])/0.0166667" office:value-type="float" office:value="44.2619114761773" calcext:value-type="float">
            <text:p>44.2619114761773</text:p>
          </table:table-cell>
          <table:table-cell table:formula="of:=ABS([.E605]-[.B605])/0.0166667" office:value-type="float" office:value="868.618262763473" calcext:value-type="float">
            <text:p>868.618262763473</text:p>
          </table:table-cell>
          <table:table-cell table:formula="of:=([.F605]-[.C605])/0.0166667" office:value-type="float" office:value="-13.8239723520555" calcext:value-type="float">
            <text:p>-13.8239723520555</text:p>
          </table:table-cell>
          <table:table-cell table:formula="of:=DEGREES(ATAN(ABS([.F605]-[.C605])/ABS([.E605]-[.B605])))" office:value-type="float" office:value="0.9117795979444" calcext:value-type="float">
            <text:p>0.9117795979444</text:p>
          </table:table-cell>
          <table:table-cell table:formula="of:=SQRT(POWER([.H605];2)+POWER([.I605];2)+POWER([.J605];2))" office:value-type="float" office:value="869.855105994871" calcext:value-type="float">
            <text:p>869.855105994871</text:p>
          </table:table-cell>
        </table:table-row>
        <table:table-row table:style-name="ro1">
          <table:table-cell office:value-type="float" office:value="75.0682" calcext:value-type="float">
            <text:p>75.0682</text:p>
          </table:table-cell>
          <table:table-cell office:value-type="float" office:value="314.653" calcext:value-type="float">
            <text:p>314.653</text:p>
          </table:table-cell>
          <table:table-cell office:value-type="float" office:value="40.7992" calcext:value-type="float">
            <text:p>40.7992</text:p>
          </table:table-cell>
          <table:table-cell office:value-type="float" office:value="76.285" calcext:value-type="float">
            <text:p>76.285</text:p>
          </table:table-cell>
          <table:table-cell office:value-type="float" office:value="300.511" calcext:value-type="float">
            <text:p>300.511</text:p>
          </table:table-cell>
          <table:table-cell office:value-type="float" office:value="40.2998" calcext:value-type="float">
            <text:p>40.2998</text:p>
          </table:table-cell>
          <table:table-cell/>
          <table:table-cell table:formula="of:=([.D606]-[.A606])/0.0166667" office:value-type="float" office:value="73.0078539842916" calcext:value-type="float">
            <text:p>73.0078539842916</text:p>
          </table:table-cell>
          <table:table-cell table:formula="of:=ABS([.E606]-[.B606])/0.0166667" office:value-type="float" office:value="848.518302963394" calcext:value-type="float">
            <text:p>848.518302963394</text:p>
          </table:table-cell>
          <table:table-cell table:formula="of:=([.F606]-[.C606])/0.0166667" office:value-type="float" office:value="-29.9639400721199" calcext:value-type="float">
            <text:p>-29.9639400721199</text:p>
          </table:table-cell>
          <table:table-cell table:formula="of:=DEGREES(ATAN(ABS([.F606]-[.C606])/ABS([.E606]-[.B606])))" office:value-type="float" office:value="2.02245985373828" calcext:value-type="float">
            <text:p>2.02245985373828</text:p>
          </table:table-cell>
          <table:table-cell table:formula="of:=SQRT(POWER([.H606];2)+POWER([.I606];2)+POWER([.J606];2))" office:value-type="float" office:value="852.180318308229" calcext:value-type="float">
            <text:p>852.180318308229</text:p>
          </table:table-cell>
        </table:table-row>
        <table:table-row table:style-name="ro1">
          <table:table-cell office:value-type="float" office:value="73.9906" calcext:value-type="float">
            <text:p>73.9906</text:p>
          </table:table-cell>
          <table:table-cell office:value-type="float" office:value="315.902" calcext:value-type="float">
            <text:p>315.902</text:p>
          </table:table-cell>
          <table:table-cell office:value-type="float" office:value="41.4286" calcext:value-type="float">
            <text:p>41.4286</text:p>
          </table:table-cell>
          <table:table-cell office:value-type="float" office:value="74.9744" calcext:value-type="float">
            <text:p>74.9744</text:p>
          </table:table-cell>
          <table:table-cell office:value-type="float" office:value="301.609" calcext:value-type="float">
            <text:p>301.609</text:p>
          </table:table-cell>
          <table:table-cell office:value-type="float" office:value="41.1895" calcext:value-type="float">
            <text:p>41.1895</text:p>
          </table:table-cell>
          <table:table-cell/>
          <table:table-cell table:formula="of:=([.D607]-[.A607])/0.0166667" office:value-type="float" office:value="59.0278819442363" calcext:value-type="float">
            <text:p>59.0278819442363</text:p>
          </table:table-cell>
          <table:table-cell table:formula="of:=ABS([.E607]-[.B607])/0.0166667" office:value-type="float" office:value="857.578284843431" calcext:value-type="float">
            <text:p>857.578284843431</text:p>
          </table:table-cell>
          <table:table-cell table:formula="of:=([.F607]-[.C607])/0.0166667" office:value-type="float" office:value="-14.3459713080574" calcext:value-type="float">
            <text:p>-14.3459713080574</text:p>
          </table:table-cell>
          <table:table-cell table:formula="of:=DEGREES(ATAN(ABS([.F607]-[.C607])/ABS([.E607]-[.B607])))" office:value-type="float" office:value="0.958381250020947" calcext:value-type="float">
            <text:p>0.958381250020947</text:p>
          </table:table-cell>
          <table:table-cell table:formula="of:=SQRT(POWER([.H607];2)+POWER([.I607];2)+POWER([.J607];2))" office:value-type="float" office:value="859.727056905036" calcext:value-type="float">
            <text:p>859.727056905036</text:p>
          </table:table-cell>
        </table:table-row>
        <table:table-row table:style-name="ro1">
          <table:table-cell office:value-type="float" office:value="72.3598" calcext:value-type="float">
            <text:p>72.3598</text:p>
          </table:table-cell>
          <table:table-cell office:value-type="float" office:value="315.649" calcext:value-type="float">
            <text:p>315.649</text:p>
          </table:table-cell>
          <table:table-cell office:value-type="float" office:value="42.0184" calcext:value-type="float">
            <text:p>42.0184</text:p>
          </table:table-cell>
          <table:table-cell office:value-type="float" office:value="72.3354" calcext:value-type="float">
            <text:p>72.3354</text:p>
          </table:table-cell>
          <table:table-cell office:value-type="float" office:value="304.078" calcext:value-type="float">
            <text:p>304.078</text:p>
          </table:table-cell>
          <table:table-cell office:value-type="float" office:value="41.8874" calcext:value-type="float">
            <text:p>41.8874</text:p>
          </table:table-cell>
          <table:table-cell/>
          <table:table-cell table:formula="of:=([.D608]-[.A608])/0.0166667" office:value-type="float" office:value="-1.46399707200585" calcext:value-type="float">
            <text:p>-1.46399707200585</text:p>
          </table:table-cell>
          <table:table-cell table:formula="of:=ABS([.E608]-[.B608])/0.0166667" office:value-type="float" office:value="694.258611482779" calcext:value-type="float">
            <text:p>694.258611482779</text:p>
          </table:table-cell>
          <table:table-cell table:formula="of:=([.F608]-[.C608])/0.0166667" office:value-type="float" office:value="-7.85998428003145" calcext:value-type="float">
            <text:p>-7.85998428003145</text:p>
          </table:table-cell>
          <table:table-cell table:formula="of:=DEGREES(ATAN(ABS([.F608]-[.C608])/ABS([.E608]-[.B608])))" office:value-type="float" office:value="0.648641125200073" calcext:value-type="float">
            <text:p>0.648641125200073</text:p>
          </table:table-cell>
          <table:table-cell table:formula="of:=SQRT(POWER([.H608];2)+POWER([.I608];2)+POWER([.J608];2))" office:value-type="float" office:value="694.304646576922" calcext:value-type="float">
            <text:p>694.304646576922</text:p>
          </table:table-cell>
        </table:table-row>
        <table:table-row table:style-name="ro1">
          <table:table-cell office:value-type="float" office:value="71.2711" calcext:value-type="float">
            <text:p>71.2711</text:p>
          </table:table-cell>
          <table:table-cell office:value-type="float" office:value="311.18" calcext:value-type="float">
            <text:p>311.18</text:p>
          </table:table-cell>
          <table:table-cell office:value-type="float" office:value="41.889" calcext:value-type="float">
            <text:p>41.889</text:p>
          </table:table-cell>
          <table:table-cell office:value-type="float" office:value="70.7395" calcext:value-type="float">
            <text:p>70.7395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41.2374" calcext:value-type="float">
            <text:p>41.2374</text:p>
          </table:table-cell>
          <table:table-cell/>
          <table:table-cell table:formula="of:=([.D609]-[.A609])/0.0166667" office:value-type="float" office:value="-31.8959362081274" calcext:value-type="float">
            <text:p>-31.8959362081274</text:p>
          </table:table-cell>
          <table:table-cell table:formula="of:=ABS([.E609]-[.B609])/0.0166667" office:value-type="float" office:value="679.618640762718" calcext:value-type="float">
            <text:p>679.618640762718</text:p>
          </table:table-cell>
          <table:table-cell table:formula="of:=([.F609]-[.C609])/0.0166667" office:value-type="float" office:value="-39.0959218081565" calcext:value-type="float">
            <text:p>-39.0959218081565</text:p>
          </table:table-cell>
          <table:table-cell table:formula="of:=DEGREES(ATAN(ABS([.F609]-[.C609])/ABS([.E609]-[.B609])))" office:value-type="float" office:value="3.29238357993837" calcext:value-type="float">
            <text:p>3.29238357993837</text:p>
          </table:table-cell>
          <table:table-cell table:formula="of:=SQRT(POWER([.H609];2)+POWER([.I609];2)+POWER([.J609];2))" office:value-type="float" office:value="681.489059868746" calcext:value-type="float">
            <text:p>681.489059868746</text:p>
          </table:table-cell>
        </table:table-row>
        <table:table-row table:style-name="ro1">
          <table:table-cell office:value-type="float" office:value="69.4111" calcext:value-type="float">
            <text:p>69.4111</text:p>
          </table:table-cell>
          <table:table-cell office:value-type="float" office:value="303.795" calcext:value-type="float">
            <text:p>303.795</text:p>
          </table:table-cell>
          <table:table-cell office:value-type="float" office:value="41.9576" calcext:value-type="float">
            <text:p>41.9576</text:p>
          </table:table-cell>
          <table:table-cell office:value-type="float" office:value="68.3967" calcext:value-type="float">
            <text:p>68.3967</text:p>
          </table:table-cell>
          <table:table-cell office:value-type="float" office:value="294.084" calcext:value-type="float">
            <text:p>294.084</text:p>
          </table:table-cell>
          <table:table-cell office:value-type="float" office:value="41.1159" calcext:value-type="float">
            <text:p>41.1159</text:p>
          </table:table-cell>
          <table:table-cell/>
          <table:table-cell table:formula="of:=([.D610]-[.A610])/0.0166667" office:value-type="float" office:value="-60.863878272244" calcext:value-type="float">
            <text:p>-60.863878272244</text:p>
          </table:table-cell>
          <table:table-cell table:formula="of:=ABS([.E610]-[.B610])/0.0166667" office:value-type="float" office:value="582.658834682331" calcext:value-type="float">
            <text:p>582.658834682331</text:p>
          </table:table-cell>
          <table:table-cell table:formula="of:=([.F610]-[.C610])/0.0166667" office:value-type="float" office:value="-50.5018989962018" calcext:value-type="float">
            <text:p>-50.5018989962018</text:p>
          </table:table-cell>
          <table:table-cell table:formula="of:=DEGREES(ATAN(ABS([.F610]-[.C610])/ABS([.E610]-[.B610])))" office:value-type="float" office:value="4.95372596588727" calcext:value-type="float">
            <text:p>4.95372596588727</text:p>
          </table:table-cell>
          <table:table-cell table:formula="of:=SQRT(POWER([.H610];2)+POWER([.I610];2)+POWER([.J610];2))" office:value-type="float" office:value="588.001846182419" calcext:value-type="float">
            <text:p>588.001846182419</text:p>
          </table:table-cell>
        </table:table-row>
        <table:table-row table:style-name="ro1">
          <table:table-cell office:value-type="float" office:value="69.9125" calcext:value-type="float">
            <text:p>69.9125</text:p>
          </table:table-cell>
          <table:table-cell office:value-type="float" office:value="312.73" calcext:value-type="float">
            <text:p>312.73</text:p>
          </table:table-cell>
          <table:table-cell office:value-type="float" office:value="41.1359" calcext:value-type="float">
            <text:p>41.1359</text:p>
          </table:table-cell>
          <table:table-cell office:value-type="float" office:value="69.4134" calcext:value-type="float">
            <text:p>69.4134</text:p>
          </table:table-cell>
          <table:table-cell office:value-type="float" office:value="299.908" calcext:value-type="float">
            <text:p>299.908</text:p>
          </table:table-cell>
          <table:table-cell office:value-type="float" office:value="40.4576" calcext:value-type="float">
            <text:p>40.4576</text:p>
          </table:table-cell>
          <table:table-cell/>
          <table:table-cell table:formula="of:=([.D611]-[.A611])/0.0166667" office:value-type="float" office:value="-29.9459401081197" calcext:value-type="float">
            <text:p>-29.9459401081197</text:p>
          </table:table-cell>
          <table:table-cell table:formula="of:=ABS([.E611]-[.B611])/0.0166667" office:value-type="float" office:value="769.318461363077" calcext:value-type="float">
            <text:p>769.318461363077</text:p>
          </table:table-cell>
          <table:table-cell table:formula="of:=([.F611]-[.C611])/0.0166667" office:value-type="float" office:value="-40.6979186041628" calcext:value-type="float">
            <text:p>-40.6979186041628</text:p>
          </table:table-cell>
          <table:table-cell table:formula="of:=DEGREES(ATAN(ABS([.F611]-[.C611])/ABS([.E611]-[.B611])))" office:value-type="float" office:value="3.02819638521533" calcext:value-type="float">
            <text:p>3.02819638521533</text:p>
          </table:table-cell>
          <table:table-cell table:formula="of:=SQRT(POWER([.H611];2)+POWER([.I611];2)+POWER([.J611];2))" office:value-type="float" office:value="770.975988537726" calcext:value-type="float">
            <text:p>770.975988537726</text:p>
          </table:table-cell>
        </table:table-row>
        <table:table-row table:style-name="ro1">
          <table:table-cell office:value-type="float" office:value="71.2739" calcext:value-type="float">
            <text:p>71.2739</text:p>
          </table:table-cell>
          <table:table-cell office:value-type="float" office:value="296.915" calcext:value-type="float">
            <text:p>296.915</text:p>
          </table:table-cell>
          <table:table-cell office:value-type="float" office:value="42.2039" calcext:value-type="float">
            <text:p>42.2039</text:p>
          </table:table-cell>
          <table:table-cell office:value-type="float" office:value="70.0032" calcext:value-type="float">
            <text:p>70.0032</text:p>
          </table:table-cell>
          <table:table-cell office:value-type="float" office:value="281.966" calcext:value-type="float">
            <text:p>281.966</text:p>
          </table:table-cell>
          <table:table-cell office:value-type="float" office:value="42.2391" calcext:value-type="float">
            <text:p>42.2391</text:p>
          </table:table-cell>
          <table:table-cell/>
          <table:table-cell table:formula="of:=([.D612]-[.A612])/0.0166667" office:value-type="float" office:value="-76.2418475163044" calcext:value-type="float">
            <text:p>-76.2418475163044</text:p>
          </table:table-cell>
          <table:table-cell table:formula="of:=ABS([.E612]-[.B612])/0.0166667" office:value-type="float" office:value="896.938206123589" calcext:value-type="float">
            <text:p>896.938206123589</text:p>
          </table:table-cell>
          <table:table-cell table:formula="of:=([.F612]-[.C612])/0.0166667" office:value-type="float" office:value="2.11199577600864" calcext:value-type="float">
            <text:p>2.11199577600864</text:p>
          </table:table-cell>
          <table:table-cell table:formula="of:=DEGREES(ATAN(ABS([.F612]-[.C612])/ABS([.E612]-[.B612])))" office:value-type="float" office:value="0.134912550102411" calcext:value-type="float">
            <text:p>0.134912550102411</text:p>
          </table:table-cell>
          <table:table-cell table:formula="of:=SQRT(POWER([.H612];2)+POWER([.I612];2)+POWER([.J612];2))" office:value-type="float" office:value="900.175219300697" calcext:value-type="float">
            <text:p>900.175219300697</text:p>
          </table:table-cell>
        </table:table-row>
        <table:table-row table:style-name="ro1">
          <table:table-cell office:value-type="float" office:value="72.5578" calcext:value-type="float">
            <text:p>72.5578</text:p>
          </table:table-cell>
          <table:table-cell office:value-type="float" office:value="284.691" calcext:value-type="float">
            <text:p>284.691</text:p>
          </table:table-cell>
          <table:table-cell office:value-type="float" office:value="43.0509" calcext:value-type="float">
            <text:p>43.0509</text:p>
          </table:table-cell>
          <table:table-cell office:value-type="float" office:value="71.7768" calcext:value-type="float">
            <text:p>71.7768</text:p>
          </table:table-cell>
          <table:table-cell office:value-type="float" office:value="271.79" calcext:value-type="float">
            <text:p>271.79</text:p>
          </table:table-cell>
          <table:table-cell office:value-type="float" office:value="42.8438" calcext:value-type="float">
            <text:p>42.8438</text:p>
          </table:table-cell>
          <table:table-cell/>
          <table:table-cell table:formula="of:=([.D613]-[.A613])/0.0166667" office:value-type="float" office:value="-46.8599062801878" calcext:value-type="float">
            <text:p>-46.8599062801878</text:p>
          </table:table-cell>
          <table:table-cell table:formula="of:=ABS([.E613]-[.B613])/0.0166667" office:value-type="float" office:value="774.058451883093" calcext:value-type="float">
            <text:p>774.058451883093</text:p>
          </table:table-cell>
          <table:table-cell table:formula="of:=([.F613]-[.C613])/0.0166667" office:value-type="float" office:value="-12.4259751480495" calcext:value-type="float">
            <text:p>-12.4259751480495</text:p>
          </table:table-cell>
          <table:table-cell table:formula="of:=DEGREES(ATAN(ABS([.F613]-[.C613])/ABS([.E613]-[.B613])))" office:value-type="float" office:value="0.919691249623744" calcext:value-type="float">
            <text:p>0.919691249623744</text:p>
          </table:table-cell>
          <table:table-cell table:formula="of:=SQRT(POWER([.H613];2)+POWER([.I613];2)+POWER([.J613];2))" office:value-type="float" office:value="775.575104426786" calcext:value-type="float">
            <text:p>775.575104426786</text:p>
          </table:table-cell>
        </table:table-row>
        <table:table-row table:style-name="ro1">
          <table:table-cell office:value-type="float" office:value="73.0989" calcext:value-type="float">
            <text:p>73.0989</text:p>
          </table:table-cell>
          <table:table-cell office:value-type="float" office:value="294.362" calcext:value-type="float">
            <text:p>294.362</text:p>
          </table:table-cell>
          <table:table-cell office:value-type="float" office:value="42.0614" calcext:value-type="float">
            <text:p>42.0614</text:p>
          </table:table-cell>
          <table:table-cell office:value-type="float" office:value="72.5393" calcext:value-type="float">
            <text:p>72.5393</text:p>
          </table:table-cell>
          <table:table-cell office:value-type="float" office:value="279.672" calcext:value-type="float">
            <text:p>279.672</text:p>
          </table:table-cell>
          <table:table-cell office:value-type="float" office:value="42.0762" calcext:value-type="float">
            <text:p>42.0762</text:p>
          </table:table-cell>
          <table:table-cell/>
          <table:table-cell table:formula="of:=([.D614]-[.A614])/0.0166667" office:value-type="float" office:value="-33.5759328481345" calcext:value-type="float">
            <text:p>-33.5759328481345</text:p>
          </table:table-cell>
          <table:table-cell table:formula="of:=ABS([.E614]-[.B614])/0.0166667" office:value-type="float" office:value="881.398237203526" calcext:value-type="float">
            <text:p>881.398237203526</text:p>
          </table:table-cell>
          <table:table-cell table:formula="of:=([.F614]-[.C614])/0.0166667" office:value-type="float" office:value="0.887998224003614" calcext:value-type="float">
            <text:p>0.887998224003614</text:p>
          </table:table-cell>
          <table:table-cell table:formula="of:=DEGREES(ATAN(ABS([.F614]-[.C614])/ABS([.E614]-[.B614])))" office:value-type="float" office:value="0.057724795771659" calcext:value-type="float">
            <text:p>0.057724795771659</text:p>
          </table:table-cell>
          <table:table-cell table:formula="of:=SQRT(POWER([.H614];2)+POWER([.I614];2)+POWER([.J614];2))" office:value-type="float" office:value="882.037972171805" calcext:value-type="float">
            <text:p>882.037972171805</text:p>
          </table:table-cell>
        </table:table-row>
        <table:table-row table:style-name="ro1">
          <table:table-cell office:value-type="float" office:value="72.8171" calcext:value-type="float">
            <text:p>72.8171</text:p>
          </table:table-cell>
          <table:table-cell office:value-type="float" office:value="287.58" calcext:value-type="float">
            <text:p>287.58</text:p>
          </table:table-cell>
          <table:table-cell office:value-type="float" office:value="42.0909" calcext:value-type="float">
            <text:p>42.0909</text:p>
          </table:table-cell>
          <table:table-cell office:value-type="float" office:value="72.5215" calcext:value-type="float">
            <text:p>72.5215</text:p>
          </table:table-cell>
          <table:table-cell office:value-type="float" office:value="273.329" calcext:value-type="float">
            <text:p>273.329</text:p>
          </table:table-cell>
          <table:table-cell office:value-type="float" office:value="41.8472" calcext:value-type="float">
            <text:p>41.8472</text:p>
          </table:table-cell>
          <table:table-cell/>
          <table:table-cell table:formula="of:=([.D615]-[.A615])/0.0166667" office:value-type="float" office:value="-17.7359645280705" calcext:value-type="float">
            <text:p>-17.7359645280705</text:p>
          </table:table-cell>
          <table:table-cell table:formula="of:=ABS([.E615]-[.B615])/0.0166667" office:value-type="float" office:value="855.058289883419" calcext:value-type="float">
            <text:p>855.058289883419</text:p>
          </table:table-cell>
          <table:table-cell table:formula="of:=([.F615]-[.C615])/0.0166667" office:value-type="float" office:value="-14.6219707560583" calcext:value-type="float">
            <text:p>-14.6219707560583</text:p>
          </table:table-cell>
          <table:table-cell table:formula="of:=DEGREES(ATAN(ABS([.F615]-[.C615])/ABS([.E615]-[.B615])))" office:value-type="float" office:value="0.979694101891184" calcext:value-type="float">
            <text:p>0.979694101891184</text:p>
          </table:table-cell>
          <table:table-cell table:formula="of:=SQRT(POWER([.H615];2)+POWER([.I615];2)+POWER([.J615];2))" office:value-type="float" office:value="855.367199257073" calcext:value-type="float">
            <text:p>855.367199257073</text:p>
          </table:table-cell>
        </table:table-row>
        <table:table-row table:style-name="ro1">
          <table:table-cell office:value-type="float" office:value="73.3365" calcext:value-type="float">
            <text:p>73.3365</text:p>
          </table:table-cell>
          <table:table-cell office:value-type="float" office:value="289.019" calcext:value-type="float">
            <text:p>289.019</text:p>
          </table:table-cell>
          <table:table-cell office:value-type="float" office:value="41.8612" calcext:value-type="float">
            <text:p>41.8612</text:p>
          </table:table-cell>
          <table:table-cell office:value-type="float" office:value="72.7832" calcext:value-type="float">
            <text:p>72.7832</text:p>
          </table:table-cell>
          <table:table-cell office:value-type="float" office:value="278.642" calcext:value-type="float">
            <text:p>278.642</text:p>
          </table:table-cell>
          <table:table-cell office:value-type="float" office:value="40.985" calcext:value-type="float">
            <text:p>40.985</text:p>
          </table:table-cell>
          <table:table-cell/>
          <table:table-cell table:formula="of:=([.D616]-[.A616])/0.0166667" office:value-type="float" office:value="-33.1979336041332" calcext:value-type="float">
            <text:p>-33.1979336041332</text:p>
          </table:table-cell>
          <table:table-cell table:formula="of:=ABS([.E616]-[.B616])/0.0166667" office:value-type="float" office:value="622.618754762491" calcext:value-type="float">
            <text:p>622.618754762491</text:p>
          </table:table-cell>
          <table:table-cell table:formula="of:=([.F616]-[.C616])/0.0166667" office:value-type="float" office:value="-52.5718948562101" calcext:value-type="float">
            <text:p>-52.5718948562101</text:p>
          </table:table-cell>
          <table:table-cell table:formula="of:=DEGREES(ATAN(ABS([.F616]-[.C616])/ABS([.E616]-[.B616])))" office:value-type="float" office:value="4.82642019470545" calcext:value-type="float">
            <text:p>4.82642019470545</text:p>
          </table:table-cell>
          <table:table-cell table:formula="of:=SQRT(POWER([.H616];2)+POWER([.I616];2)+POWER([.J616];2))" office:value-type="float" office:value="625.715606890504" calcext:value-type="float">
            <text:p>625.715606890504</text:p>
          </table:table-cell>
        </table:table-row>
        <table:table-row table:style-name="ro1">
          <table:table-cell office:value-type="float" office:value="73.3539" calcext:value-type="float">
            <text:p>73.3539</text:p>
          </table:table-cell>
          <table:table-cell office:value-type="float" office:value="293.032" calcext:value-type="float">
            <text:p>293.032</text:p>
          </table:table-cell>
          <table:table-cell office:value-type="float" office:value="42.0066" calcext:value-type="float">
            <text:p>42.0066</text:p>
          </table:table-cell>
          <table:table-cell office:value-type="float" office:value="72.5379" calcext:value-type="float">
            <text:p>72.5379</text:p>
          </table:table-cell>
          <table:table-cell office:value-type="float" office:value="279.731" calcext:value-type="float">
            <text:p>279.731</text:p>
          </table:table-cell>
          <table:table-cell office:value-type="float" office:value="41.8159" calcext:value-type="float">
            <text:p>41.8159</text:p>
          </table:table-cell>
          <table:table-cell/>
          <table:table-cell table:formula="of:=([.D617]-[.A617])/0.0166667" office:value-type="float" office:value="-48.959902080196" calcext:value-type="float">
            <text:p>-48.959902080196</text:p>
          </table:table-cell>
          <table:table-cell table:formula="of:=ABS([.E617]-[.B617])/0.0166667" office:value-type="float" office:value="798.058403883192" calcext:value-type="float">
            <text:p>798.058403883192</text:p>
          </table:table-cell>
          <table:table-cell table:formula="of:=([.F617]-[.C617])/0.0166667" office:value-type="float" office:value="-11.4419771160457" calcext:value-type="float">
            <text:p>-11.4419771160457</text:p>
          </table:table-cell>
          <table:table-cell table:formula="of:=DEGREES(ATAN(ABS([.F617]-[.C617])/ABS([.E617]-[.B617])))" office:value-type="float" office:value="0.821408659879188" calcext:value-type="float">
            <text:p>0.821408659879188</text:p>
          </table:table-cell>
          <table:table-cell table:formula="of:=SQRT(POWER([.H617];2)+POWER([.I617];2)+POWER([.J617];2))" office:value-type="float" office:value="799.640673590716" calcext:value-type="float">
            <text:p>799.640673590716</text:p>
          </table:table-cell>
        </table:table-row>
        <table:table-row table:style-name="ro1">
          <table:table-cell office:value-type="float" office:value="77.1193" calcext:value-type="float">
            <text:p>77.1193</text:p>
          </table:table-cell>
          <table:table-cell office:value-type="float" office:value="261.584" calcext:value-type="float">
            <text:p>261.584</text:p>
          </table:table-cell>
          <table:table-cell office:value-type="float" office:value="41.5293" calcext:value-type="float">
            <text:p>41.5293</text:p>
          </table:table-cell>
          <table:table-cell office:value-type="float" office:value="77.2101" calcext:value-type="float">
            <text:p>77.2101</text:p>
          </table:table-cell>
          <table:table-cell office:value-type="float" office:value="249.983" calcext:value-type="float">
            <text:p>249.983</text:p>
          </table:table-cell>
          <table:table-cell office:value-type="float" office:value="41.1015" calcext:value-type="float">
            <text:p>41.1015</text:p>
          </table:table-cell>
          <table:table-cell/>
          <table:table-cell table:formula="of:=([.D618]-[.A618])/0.0166667" office:value-type="float" office:value="5.44798910402189" calcext:value-type="float">
            <text:p>5.44798910402189</text:p>
          </table:table-cell>
          <table:table-cell table:formula="of:=ABS([.E618]-[.B618])/0.0166667" office:value-type="float" office:value="696.058607882784" calcext:value-type="float">
            <text:p>696.058607882784</text:p>
          </table:table-cell>
          <table:table-cell table:formula="of:=([.F618]-[.C618])/0.0166667" office:value-type="float" office:value="-25.6679486641025" calcext:value-type="float">
            <text:p>-25.6679486641025</text:p>
          </table:table-cell>
          <table:table-cell table:formula="of:=DEGREES(ATAN(ABS([.F618]-[.C618])/ABS([.E618]-[.B618])))" office:value-type="float" office:value="2.11188975527542" calcext:value-type="float">
            <text:p>2.11188975527542</text:p>
          </table:table-cell>
          <table:table-cell table:formula="of:=SQRT(POWER([.H618];2)+POWER([.I618];2)+POWER([.J618];2))" office:value-type="float" office:value="696.553020079319" calcext:value-type="float">
            <text:p>696.553020079319</text:p>
          </table:table-cell>
        </table:table-row>
        <table:table-row table:style-name="ro1">
          <table:table-cell office:value-type="float" office:value="77.9216" calcext:value-type="float">
            <text:p>77.9216</text:p>
          </table:table-cell>
          <table:table-cell office:value-type="float" office:value="266.704" calcext:value-type="float">
            <text:p>266.704</text:p>
          </table:table-cell>
          <table:table-cell office:value-type="float" office:value="40.4228" calcext:value-type="float">
            <text:p>40.4228</text:p>
          </table:table-cell>
          <table:table-cell office:value-type="float" office:value="78.2174" calcext:value-type="float">
            <text:p>78.2174</text:p>
          </table:table-cell>
          <table:table-cell office:value-type="float" office:value="253.78" calcext:value-type="float">
            <text:p>253.78</text:p>
          </table:table-cell>
          <table:table-cell office:value-type="float" office:value="39.7205" calcext:value-type="float">
            <text:p>39.7205</text:p>
          </table:table-cell>
          <table:table-cell/>
          <table:table-cell table:formula="of:=([.D619]-[.A619])/0.0166667" office:value-type="float" office:value="17.747964504071" calcext:value-type="float">
            <text:p>17.747964504071</text:p>
          </table:table-cell>
          <table:table-cell table:formula="of:=ABS([.E619]-[.B619])/0.0166667" office:value-type="float" office:value="775.438449123102" calcext:value-type="float">
            <text:p>775.438449123102</text:p>
          </table:table-cell>
          <table:table-cell table:formula="of:=([.F619]-[.C619])/0.0166667" office:value-type="float" office:value="-42.1379157241686" calcext:value-type="float">
            <text:p>-42.1379157241686</text:p>
          </table:table-cell>
          <table:table-cell table:formula="of:=DEGREES(ATAN(ABS([.F619]-[.C619])/ABS([.E619]-[.B619])))" office:value-type="float" office:value="3.11043706717801" calcext:value-type="float">
            <text:p>3.11043706717801</text:p>
          </table:table-cell>
          <table:table-cell table:formula="of:=SQRT(POWER([.H619];2)+POWER([.I619];2)+POWER([.J619];2))" office:value-type="float" office:value="776.785287298914" calcext:value-type="float">
            <text:p>776.785287298914</text:p>
          </table:table-cell>
        </table:table-row>
        <table:table-row table:style-name="ro1">
          <table:table-cell office:value-type="float" office:value="81.3495" calcext:value-type="float">
            <text:p>81.3495</text:p>
          </table:table-cell>
          <table:table-cell office:value-type="float" office:value="265.632" calcext:value-type="float">
            <text:p>265.632</text:p>
          </table:table-cell>
          <table:table-cell office:value-type="float" office:value="41.0602" calcext:value-type="float">
            <text:p>41.0602</text:p>
          </table:table-cell>
          <table:table-cell office:value-type="float" office:value="81.0999" calcext:value-type="float">
            <text:p>81.0999</text:p>
          </table:table-cell>
          <table:table-cell office:value-type="float" office:value="253.963" calcext:value-type="float">
            <text:p>253.963</text:p>
          </table:table-cell>
          <table:table-cell office:value-type="float" office:value="40.1411" calcext:value-type="float">
            <text:p>40.1411</text:p>
          </table:table-cell>
          <table:table-cell/>
          <table:table-cell table:formula="of:=([.D620]-[.A620])/0.0166667" office:value-type="float" office:value="-14.97597004806" calcext:value-type="float">
            <text:p>-14.97597004806</text:p>
          </table:table-cell>
          <table:table-cell table:formula="of:=ABS([.E620]-[.B620])/0.0166667" office:value-type="float" office:value="700.138599722801" calcext:value-type="float">
            <text:p>700.138599722801</text:p>
          </table:table-cell>
          <table:table-cell table:formula="of:=([.F620]-[.C620])/0.0166667" office:value-type="float" office:value="-55.1458897082206" calcext:value-type="float">
            <text:p>-55.1458897082206</text:p>
          </table:table-cell>
          <table:table-cell table:formula="of:=DEGREES(ATAN(ABS([.F620]-[.C620])/ABS([.E620]-[.B620])))" office:value-type="float" office:value="4.50356122113684" calcext:value-type="float">
            <text:p>4.50356122113684</text:p>
          </table:table-cell>
          <table:table-cell table:formula="of:=SQRT(POWER([.H620];2)+POWER([.I620];2)+POWER([.J620];2))" office:value-type="float" office:value="702.466659459648" calcext:value-type="float">
            <text:p>702.466659459648</text:p>
          </table:table-cell>
        </table:table-row>
        <table:table-row table:style-name="ro1">
          <table:table-cell office:value-type="float" office:value="93.1764" calcext:value-type="float">
            <text:p>93.1764</text:p>
          </table:table-cell>
          <table:table-cell office:value-type="float" office:value="271.172" calcext:value-type="float">
            <text:p>271.172</text:p>
          </table:table-cell>
          <table:table-cell office:value-type="float" office:value="39.5403" calcext:value-type="float">
            <text:p>39.5403</text:p>
          </table:table-cell>
          <table:table-cell office:value-type="float" office:value="93.3181" calcext:value-type="float">
            <text:p>93.3181</text:p>
          </table:table-cell>
          <table:table-cell office:value-type="float" office:value="253.514" calcext:value-type="float">
            <text:p>253.514</text:p>
          </table:table-cell>
          <table:table-cell office:value-type="float" office:value="39.634" calcext:value-type="float">
            <text:p>39.634</text:p>
          </table:table-cell>
          <table:table-cell/>
          <table:table-cell table:formula="of:=([.D621]-[.A621])/0.0166667" office:value-type="float" office:value="8.50198299603402" calcext:value-type="float">
            <text:p>8.50198299603402</text:p>
          </table:table-cell>
          <table:table-cell table:formula="of:=ABS([.E621]-[.B621])/0.0166667" office:value-type="float" office:value="1059.47788104424" calcext:value-type="float">
            <text:p>1059.47788104424</text:p>
          </table:table-cell>
          <table:table-cell table:formula="of:=([.F621]-[.C621])/0.0166667" office:value-type="float" office:value="5.62198875602239" calcext:value-type="float">
            <text:p>5.62198875602239</text:p>
          </table:table-cell>
          <table:table-cell table:formula="of:=DEGREES(ATAN(ABS([.F621]-[.C621])/ABS([.E621]-[.B621])))" office:value-type="float" office:value="0.304030136599061" calcext:value-type="float">
            <text:p>0.304030136599061</text:p>
          </table:table-cell>
          <table:table-cell table:formula="of:=SQRT(POWER([.H621];2)+POWER([.I621];2)+POWER([.J621];2))" office:value-type="float" office:value="1059.52690899969" calcext:value-type="float">
            <text:p>1059.52690899969</text:p>
          </table:table-cell>
        </table:table-row>
        <table:table-row table:style-name="ro1">
          <table:table-cell office:value-type="float" office:value="75.934" calcext:value-type="float">
            <text:p>75.934</text:p>
          </table:table-cell>
          <table:table-cell office:value-type="float" office:value="265.361" calcext:value-type="float">
            <text:p>265.361</text:p>
          </table:table-cell>
          <table:table-cell office:value-type="float" office:value="39.932" calcext:value-type="float">
            <text:p>39.932</text:p>
          </table:table-cell>
          <table:table-cell office:value-type="float" office:value="75.8145" calcext:value-type="float">
            <text:p>75.8145</text:p>
          </table:table-cell>
          <table:table-cell office:value-type="float" office:value="253.57" calcext:value-type="float">
            <text:p>253.57</text:p>
          </table:table-cell>
          <table:table-cell office:value-type="float" office:value="39.3009" calcext:value-type="float">
            <text:p>39.3009</text:p>
          </table:table-cell>
          <table:table-cell/>
          <table:table-cell table:formula="of:=([.D622]-[.A622])/0.0166667" office:value-type="float" office:value="-7.16998566002881" calcext:value-type="float">
            <text:p>-7.16998566002881</text:p>
          </table:table-cell>
          <table:table-cell table:formula="of:=ABS([.E622]-[.B622])/0.0166667" office:value-type="float" office:value="707.45858508283" calcext:value-type="float">
            <text:p>707.45858508283</text:p>
          </table:table-cell>
          <table:table-cell table:formula="of:=([.F622]-[.C622])/0.0166667" office:value-type="float" office:value="-37.8659242681517" calcext:value-type="float">
            <text:p>-37.8659242681517</text:p>
          </table:table-cell>
          <table:table-cell table:formula="of:=DEGREES(ATAN(ABS([.F622]-[.C622])/ABS([.E622]-[.B622])))" office:value-type="float" office:value="3.06376862322504" calcext:value-type="float">
            <text:p>3.06376862322504</text:p>
          </table:table-cell>
          <table:table-cell table:formula="of:=SQRT(POWER([.H622];2)+POWER([.I622];2)+POWER([.J622];2))" office:value-type="float" office:value="708.507506327524" calcext:value-type="float">
            <text:p>708.507506327524</text:p>
          </table:table-cell>
        </table:table-row>
        <table:table-row table:style-name="ro1">
          <table:table-cell office:value-type="float" office:value="74.9889" calcext:value-type="float">
            <text:p>74.9889</text:p>
          </table:table-cell>
          <table:table-cell office:value-type="float" office:value="270.107" calcext:value-type="float">
            <text:p>270.107</text:p>
          </table:table-cell>
          <table:table-cell office:value-type="float" office:value="40.374" calcext:value-type="float">
            <text:p>40.374</text:p>
          </table:table-cell>
          <table:table-cell office:value-type="float" office:value="75.608" calcext:value-type="float">
            <text:p>75.608</text:p>
          </table:table-cell>
          <table:table-cell office:value-type="float" office:value="256.987" calcext:value-type="float">
            <text:p>256.987</text:p>
          </table:table-cell>
          <table:table-cell office:value-type="float" office:value="39.6678" calcext:value-type="float">
            <text:p>39.6678</text:p>
          </table:table-cell>
          <table:table-cell/>
          <table:table-cell table:formula="of:=([.D623]-[.A623])/0.0166667" office:value-type="float" office:value="37.1459257081488" calcext:value-type="float">
            <text:p>37.1459257081488</text:p>
          </table:table-cell>
          <table:table-cell table:formula="of:=ABS([.E623]-[.B623])/0.0166667" office:value-type="float" office:value="787.198425603149" calcext:value-type="float">
            <text:p>787.198425603149</text:p>
          </table:table-cell>
          <table:table-cell table:formula="of:=([.F623]-[.C623])/0.0166667" office:value-type="float" office:value="-42.3719152561696" calcext:value-type="float">
            <text:p>-42.3719152561696</text:p>
          </table:table-cell>
          <table:table-cell table:formula="of:=DEGREES(ATAN(ABS([.F623]-[.C623])/ABS([.E623]-[.B623])))" office:value-type="float" office:value="3.0810419721008" calcext:value-type="float">
            <text:p>3.0810419721008</text:p>
          </table:table-cell>
          <table:table-cell table:formula="of:=SQRT(POWER([.H623];2)+POWER([.I623];2)+POWER([.J623];2))" office:value-type="float" office:value="789.212620446016" calcext:value-type="float">
            <text:p>789.212620446016</text:p>
          </table:table-cell>
        </table:table-row>
        <table:table-row table:style-name="ro1">
          <table:table-cell office:value-type="float" office:value="75.2577" calcext:value-type="float">
            <text:p>75.2577</text:p>
          </table:table-cell>
          <table:table-cell office:value-type="float" office:value="272.712" calcext:value-type="float">
            <text:p>272.712</text:p>
          </table:table-cell>
          <table:table-cell office:value-type="float" office:value="39.9384" calcext:value-type="float">
            <text:p>39.9384</text:p>
          </table:table-cell>
          <table:table-cell office:value-type="float" office:value="76.1167" calcext:value-type="float">
            <text:p>76.1167</text:p>
          </table:table-cell>
          <table:table-cell office:value-type="float" office:value="259.447" calcext:value-type="float">
            <text:p>259.447</text:p>
          </table:table-cell>
          <table:table-cell office:value-type="float" office:value="39.4798" calcext:value-type="float">
            <text:p>39.4798</text:p>
          </table:table-cell>
          <table:table-cell/>
          <table:table-cell table:formula="of:=([.D624]-[.A624])/0.0166667" office:value-type="float" office:value="51.5398969202058" calcext:value-type="float">
            <text:p>51.5398969202058</text:p>
          </table:table-cell>
          <table:table-cell table:formula="of:=ABS([.E624]-[.B624])/0.0166667" office:value-type="float" office:value="795.898408203183" calcext:value-type="float">
            <text:p>795.898408203183</text:p>
          </table:table-cell>
          <table:table-cell table:formula="of:=([.F624]-[.C624])/0.0166667" office:value-type="float" office:value="-27.5159449681103" calcext:value-type="float">
            <text:p>-27.5159449681103</text:p>
          </table:table-cell>
          <table:table-cell table:formula="of:=DEGREES(ATAN(ABS([.F624]-[.C624])/ABS([.E624]-[.B624])))" office:value-type="float" office:value="1.98005151720953" calcext:value-type="float">
            <text:p>1.98005151720953</text:p>
          </table:table-cell>
          <table:table-cell table:formula="of:=SQRT(POWER([.H624];2)+POWER([.I624];2)+POWER([.J624];2))" office:value-type="float" office:value="798.039951620465" calcext:value-type="float">
            <text:p>798.039951620465</text:p>
          </table:table-cell>
        </table:table-row>
        <table:table-row table:style-name="ro1">
          <table:table-cell office:value-type="float" office:value="75.4977" calcext:value-type="float">
            <text:p>75.4977</text:p>
          </table:table-cell>
          <table:table-cell office:value-type="float" office:value="271.345" calcext:value-type="float">
            <text:p>271.345</text:p>
          </table:table-cell>
          <table:table-cell office:value-type="float" office:value="40.6583" calcext:value-type="float">
            <text:p>40.6583</text:p>
          </table:table-cell>
          <table:table-cell office:value-type="float" office:value="76.3475" calcext:value-type="float">
            <text:p>76.3475</text:p>
          </table:table-cell>
          <table:table-cell office:value-type="float" office:value="258.069" calcext:value-type="float">
            <text:p>258.069</text:p>
          </table:table-cell>
          <table:table-cell office:value-type="float" office:value="40.6794" calcext:value-type="float">
            <text:p>40.6794</text:p>
          </table:table-cell>
          <table:table-cell/>
          <table:table-cell table:formula="of:=([.D625]-[.A625])/0.0166667" office:value-type="float" office:value="50.9878980242041" calcext:value-type="float">
            <text:p>50.9878980242041</text:p>
          </table:table-cell>
          <table:table-cell table:formula="of:=ABS([.E625]-[.B625])/0.0166667" office:value-type="float" office:value="796.558406883187" calcext:value-type="float">
            <text:p>796.558406883187</text:p>
          </table:table-cell>
          <table:table-cell table:formula="of:=([.F625]-[.C625])/0.0166667" office:value-type="float" office:value="1.26599746800531" calcext:value-type="float">
            <text:p>1.26599746800531</text:p>
          </table:table-cell>
          <table:table-cell table:formula="of:=DEGREES(ATAN(ABS([.F625]-[.C625])/ABS([.E625]-[.B625])))" office:value-type="float" office:value="0.0910620616003606" calcext:value-type="float">
            <text:p>0.091062061600361</text:p>
          </table:table-cell>
          <table:table-cell table:formula="of:=SQRT(POWER([.H625];2)+POWER([.I625];2)+POWER([.J625];2))" office:value-type="float" office:value="798.189616614246" calcext:value-type="float">
            <text:p>798.189616614246</text:p>
          </table:table-cell>
        </table:table-row>
        <table:table-row table:style-name="ro1">
          <table:table-cell office:value-type="float" office:value="74.0208" calcext:value-type="float">
            <text:p>74.0208</text:p>
          </table:table-cell>
          <table:table-cell office:value-type="float" office:value="275.196" calcext:value-type="float">
            <text:p>275.196</text:p>
          </table:table-cell>
          <table:table-cell office:value-type="float" office:value="39.5368" calcext:value-type="float">
            <text:p>39.5368</text:p>
          </table:table-cell>
          <table:table-cell office:value-type="float" office:value="74.6728" calcext:value-type="float">
            <text:p>74.6728</text:p>
          </table:table-cell>
          <table:table-cell office:value-type="float" office:value="261.842" calcext:value-type="float">
            <text:p>261.842</text:p>
          </table:table-cell>
          <table:table-cell office:value-type="float" office:value="38.5933" calcext:value-type="float">
            <text:p>38.5933</text:p>
          </table:table-cell>
          <table:table-cell/>
          <table:table-cell table:formula="of:=([.D626]-[.A626])/0.0166667" office:value-type="float" office:value="39.1199217601565" calcext:value-type="float">
            <text:p>39.1199217601565</text:p>
          </table:table-cell>
          <table:table-cell table:formula="of:=ABS([.E626]-[.B626])/0.0166667" office:value-type="float" office:value="801.238397523207" calcext:value-type="float">
            <text:p>801.238397523207</text:p>
          </table:table-cell>
          <table:table-cell table:formula="of:=([.F626]-[.C626])/0.0166667" office:value-type="float" office:value="-56.6098867802265" calcext:value-type="float">
            <text:p>-56.6098867802265</text:p>
          </table:table-cell>
          <table:table-cell table:formula="of:=DEGREES(ATAN(ABS([.F626]-[.C626])/ABS([.E626]-[.B626])))" office:value-type="float" office:value="4.04140225901941" calcext:value-type="float">
            <text:p>4.04140225901941</text:p>
          </table:table-cell>
          <table:table-cell table:formula="of:=SQRT(POWER([.H626];2)+POWER([.I626];2)+POWER([.J626];2))" office:value-type="float" office:value="804.187799724261" calcext:value-type="float">
            <text:p>804.187799724261</text:p>
          </table:table-cell>
        </table:table-row>
        <table:table-row table:style-name="ro1">
          <table:table-cell office:value-type="float" office:value="72.4784" calcext:value-type="float">
            <text:p>72.4784</text:p>
          </table:table-cell>
          <table:table-cell office:value-type="float" office:value="262.683" calcext:value-type="float">
            <text:p>262.683</text:p>
          </table:table-cell>
          <table:table-cell office:value-type="float" office:value="39.1994" calcext:value-type="float">
            <text:p>39.1994</text:p>
          </table:table-cell>
          <table:table-cell office:value-type="float" office:value="72.2024" calcext:value-type="float">
            <text:p>72.2024</text:p>
          </table:table-cell>
          <table:table-cell office:value-type="float" office:value="250.999" calcext:value-type="float">
            <text:p>250.999</text:p>
          </table:table-cell>
          <table:table-cell office:value-type="float" office:value="38.118" calcext:value-type="float">
            <text:p>38.118</text:p>
          </table:table-cell>
          <table:table-cell/>
          <table:table-cell table:formula="of:=([.D627]-[.A627])/0.0166667" office:value-type="float" office:value="-16.559966880066" calcext:value-type="float">
            <text:p>-16.559966880066</text:p>
          </table:table-cell>
          <table:table-cell table:formula="of:=ABS([.E627]-[.B627])/0.0166667" office:value-type="float" office:value="701.038597922804" calcext:value-type="float">
            <text:p>701.038597922804</text:p>
          </table:table-cell>
          <table:table-cell table:formula="of:=([.F627]-[.C627])/0.0166667" office:value-type="float" office:value="-64.8838702322592" calcext:value-type="float">
            <text:p>-64.8838702322592</text:p>
          </table:table-cell>
          <table:table-cell table:formula="of:=DEGREES(ATAN(ABS([.F627]-[.C627])/ABS([.E627]-[.B627])))" office:value-type="float" office:value="5.28788425023945" calcext:value-type="float">
            <text:p>5.28788425023945</text:p>
          </table:table-cell>
          <table:table-cell table:formula="of:=SQRT(POWER([.H627];2)+POWER([.I627];2)+POWER([.J627];2))" office:value-type="float" office:value="704.229554120641" calcext:value-type="float">
            <text:p>704.229554120641</text:p>
          </table:table-cell>
        </table:table-row>
        <table:table-row table:style-name="ro1">
          <table:table-cell office:value-type="float" office:value="71.2586" calcext:value-type="float">
            <text:p>71.2586</text:p>
          </table:table-cell>
          <table:table-cell office:value-type="float" office:value="273.564" calcext:value-type="float">
            <text:p>273.564</text:p>
          </table:table-cell>
          <table:table-cell office:value-type="float" office:value="39.8339" calcext:value-type="float">
            <text:p>39.8339</text:p>
          </table:table-cell>
          <table:table-cell office:value-type="float" office:value="70.2743" calcext:value-type="float">
            <text:p>70.2743</text:p>
          </table:table-cell>
          <table:table-cell office:value-type="float" office:value="262.429" calcext:value-type="float">
            <text:p>262.429</text:p>
          </table:table-cell>
          <table:table-cell office:value-type="float" office:value="39.0199" calcext:value-type="float">
            <text:p>39.0199</text:p>
          </table:table-cell>
          <table:table-cell/>
          <table:table-cell table:formula="of:=([.D628]-[.A628])/0.0166667" office:value-type="float" office:value="-59.0578818842365" calcext:value-type="float">
            <text:p>-59.0578818842365</text:p>
          </table:table-cell>
          <table:table-cell table:formula="of:=ABS([.E628]-[.B628])/0.0166667" office:value-type="float" office:value="668.098663802675" calcext:value-type="float">
            <text:p>668.098663802675</text:p>
          </table:table-cell>
          <table:table-cell table:formula="of:=([.F628]-[.C628])/0.0166667" office:value-type="float" office:value="-48.8399023201954" calcext:value-type="float">
            <text:p>-48.8399023201954</text:p>
          </table:table-cell>
          <table:table-cell table:formula="of:=DEGREES(ATAN(ABS([.F628]-[.C628])/ABS([.E628]-[.B628])))" office:value-type="float" office:value="4.18104628161381" calcext:value-type="float">
            <text:p>4.18104628161381</text:p>
          </table:table-cell>
          <table:table-cell table:formula="of:=SQRT(POWER([.H628];2)+POWER([.I628];2)+POWER([.J628];2))" office:value-type="float" office:value="672.479735045019" calcext:value-type="float">
            <text:p>672.479735045019</text:p>
          </table:table-cell>
        </table:table-row>
        <table:table-row table:style-name="ro1">
          <table:table-cell office:value-type="float" office:value="69.5178" calcext:value-type="float">
            <text:p>69.5178</text:p>
          </table:table-cell>
          <table:table-cell office:value-type="float" office:value="269.629" calcext:value-type="float">
            <text:p>269.629</text:p>
          </table:table-cell>
          <table:table-cell office:value-type="float" office:value="39.5173" calcext:value-type="float">
            <text:p>39.5173</text:p>
          </table:table-cell>
          <table:table-cell office:value-type="float" office:value="68.6078" calcext:value-type="float">
            <text:p>68.6078</text:p>
          </table:table-cell>
          <table:table-cell office:value-type="float" office:value="254.939" calcext:value-type="float">
            <text:p>254.939</text:p>
          </table:table-cell>
          <table:table-cell office:value-type="float" office:value="39.3683" calcext:value-type="float">
            <text:p>39.3683</text:p>
          </table:table-cell>
          <table:table-cell/>
          <table:table-cell table:formula="of:=([.D629]-[.A629])/0.0166667" office:value-type="float" office:value="-54.5998908002182" calcext:value-type="float">
            <text:p>-54.5998908002182</text:p>
          </table:table-cell>
          <table:table-cell table:formula="of:=ABS([.E629]-[.B629])/0.0166667" office:value-type="float" office:value="881.398237203527" calcext:value-type="float">
            <text:p>881.398237203527</text:p>
          </table:table-cell>
          <table:table-cell table:formula="of:=([.F629]-[.C629])/0.0166667" office:value-type="float" office:value="-8.93998212003582" calcext:value-type="float">
            <text:p>-8.93998212003582</text:p>
          </table:table-cell>
          <table:table-cell table:formula="of:=DEGREES(ATAN(ABS([.F629]-[.C629])/ABS([.E629]-[.B629])))" office:value-type="float" office:value="0.581128550187082" calcext:value-type="float">
            <text:p>0.581128550187082</text:p>
          </table:table-cell>
          <table:table-cell table:formula="of:=SQRT(POWER([.H629];2)+POWER([.I629];2)+POWER([.J629];2))" office:value-type="float" office:value="883.133015972785" calcext:value-type="float">
            <text:p>883.133015972785</text:p>
          </table:table-cell>
        </table:table-row>
        <table:table-row table:style-name="ro1">
          <table:table-cell office:value-type="float" office:value="69.2867" calcext:value-type="float">
            <text:p>69.2867</text:p>
          </table:table-cell>
          <table:table-cell office:value-type="float" office:value="264.717" calcext:value-type="float">
            <text:p>264.717</text:p>
          </table:table-cell>
          <table:table-cell office:value-type="float" office:value="39.1245" calcext:value-type="float">
            <text:p>39.1245</text:p>
          </table:table-cell>
          <table:table-cell office:value-type="float" office:value="68.1186" calcext:value-type="float">
            <text:p>68.1186</text:p>
          </table:table-cell>
          <table:table-cell office:value-type="float" office:value="253.949" calcext:value-type="float">
            <text:p>253.949</text:p>
          </table:table-cell>
          <table:table-cell office:value-type="float" office:value="37.8682" calcext:value-type="float">
            <text:p>37.8682</text:p>
          </table:table-cell>
          <table:table-cell/>
          <table:table-cell table:formula="of:=([.D630]-[.A630])/0.0166667" office:value-type="float" office:value="-70.0858598282801" calcext:value-type="float">
            <text:p>-70.0858598282801</text:p>
          </table:table-cell>
          <table:table-cell table:formula="of:=ABS([.E630]-[.B630])/0.0166667" office:value-type="float" office:value="646.078707842583" calcext:value-type="float">
            <text:p>646.078707842583</text:p>
          </table:table-cell>
          <table:table-cell table:formula="of:=([.F630]-[.C630])/0.0166667" office:value-type="float" office:value="-75.3778492443013" calcext:value-type="float">
            <text:p>-75.3778492443013</text:p>
          </table:table-cell>
          <table:table-cell table:formula="of:=DEGREES(ATAN(ABS([.F630]-[.C630])/ABS([.E630]-[.B630])))" office:value-type="float" office:value="6.65460002858573" calcext:value-type="float">
            <text:p>6.65460002858573</text:p>
          </table:table-cell>
          <table:table-cell table:formula="of:=SQRT(POWER([.H630];2)+POWER([.I630];2)+POWER([.J630];2))" office:value-type="float" office:value="654.225912534888" calcext:value-type="float">
            <text:p>654.225912534888</text:p>
          </table:table-cell>
        </table:table-row>
        <table:table-row table:style-name="ro1">
          <table:table-cell office:value-type="float" office:value="69.5111" calcext:value-type="float">
            <text:p>69.5111</text:p>
          </table:table-cell>
          <table:table-cell office:value-type="float" office:value="270.93" calcext:value-type="float">
            <text:p>270.93</text:p>
          </table:table-cell>
          <table:table-cell office:value-type="float" office:value="39.2982" calcext:value-type="float">
            <text:p>39.2982</text:p>
          </table:table-cell>
          <table:table-cell office:value-type="float" office:value="68.3453" calcext:value-type="float">
            <text:p>68.3453</text:p>
          </table:table-cell>
          <table:table-cell office:value-type="float" office:value="257.396" calcext:value-type="float">
            <text:p>257.396</text:p>
          </table:table-cell>
          <table:table-cell office:value-type="float" office:value="38.7004" calcext:value-type="float">
            <text:p>38.7004</text:p>
          </table:table-cell>
          <table:table-cell/>
          <table:table-cell table:formula="of:=([.D631]-[.A631])/0.0166667" office:value-type="float" office:value="-69.9478601042801" calcext:value-type="float">
            <text:p>-69.9478601042801</text:p>
          </table:table-cell>
          <table:table-cell table:formula="of:=ABS([.E631]-[.B631])/0.0166667" office:value-type="float" office:value="812.038375923248" calcext:value-type="float">
            <text:p>812.038375923248</text:p>
          </table:table-cell>
          <table:table-cell table:formula="of:=([.F631]-[.C631])/0.0166667" office:value-type="float" office:value="-35.8679282641434" calcext:value-type="float">
            <text:p>-35.8679282641434</text:p>
          </table:table-cell>
          <table:table-cell table:formula="of:=DEGREES(ATAN(ABS([.F631]-[.C631])/ABS([.E631]-[.B631])))" office:value-type="float" office:value="2.52912428553352" calcext:value-type="float">
            <text:p>2.52912428553352</text:p>
          </table:table-cell>
          <table:table-cell table:formula="of:=SQRT(POWER([.H631];2)+POWER([.I631];2)+POWER([.J631];2))" office:value-type="float" office:value="815.834257299358" calcext:value-type="float">
            <text:p>815.834257299358</text:p>
          </table:table-cell>
        </table:table-row>
        <table:table-row table:style-name="ro1">
          <table:table-cell office:value-type="float" office:value="76.8041" calcext:value-type="float">
            <text:p>76.8041</text:p>
          </table:table-cell>
          <table:table-cell office:value-type="float" office:value="255.858" calcext:value-type="float">
            <text:p>255.858</text:p>
          </table:table-cell>
          <table:table-cell office:value-type="float" office:value="40.3322" calcext:value-type="float">
            <text:p>40.3322</text:p>
          </table:table-cell>
          <table:table-cell office:value-type="float" office:value="77.592" calcext:value-type="float">
            <text:p>77.592</text:p>
          </table:table-cell>
          <table:table-cell office:value-type="float" office:value="243.55" calcext:value-type="float">
            <text:p>243.55</text:p>
          </table:table-cell>
          <table:table-cell office:value-type="float" office:value="39.4026" calcext:value-type="float">
            <text:p>39.4026</text:p>
          </table:table-cell>
          <table:table-cell/>
          <table:table-cell table:formula="of:=([.D632]-[.A632])/0.0166667" office:value-type="float" office:value="47.2739054521887" calcext:value-type="float">
            <text:p>47.2739054521887</text:p>
          </table:table-cell>
          <table:table-cell table:formula="of:=ABS([.E632]-[.B632])/0.0166667" office:value-type="float" office:value="738.478523042954" calcext:value-type="float">
            <text:p>738.478523042954</text:p>
          </table:table-cell>
          <table:table-cell table:formula="of:=([.F632]-[.C632])/0.0166667" office:value-type="float" office:value="-55.7758884482231" calcext:value-type="float">
            <text:p>-55.7758884482231</text:p>
          </table:table-cell>
          <table:table-cell table:formula="of:=DEGREES(ATAN(ABS([.F632]-[.C632])/ABS([.E632]-[.B632])))" office:value-type="float" office:value="4.3192414656165" calcext:value-type="float">
            <text:p>4.3192414656165</text:p>
          </table:table-cell>
          <table:table-cell table:formula="of:=SQRT(POWER([.H632];2)+POWER([.I632];2)+POWER([.J632];2))" office:value-type="float" office:value="742.089146170858" calcext:value-type="float">
            <text:p>742.089146170858</text:p>
          </table:table-cell>
        </table:table-row>
        <table:table-row table:style-name="ro1">
          <table:table-cell office:value-type="float" office:value="75.2272" calcext:value-type="float">
            <text:p>75.2272</text:p>
          </table:table-cell>
          <table:table-cell office:value-type="float" office:value="268.925" calcext:value-type="float">
            <text:p>268.925</text:p>
          </table:table-cell>
          <table:table-cell office:value-type="float" office:value="40.3221" calcext:value-type="float">
            <text:p>40.3221</text:p>
          </table:table-cell>
          <table:table-cell office:value-type="float" office:value="75.8619" calcext:value-type="float">
            <text:p>75.8619</text:p>
          </table:table-cell>
          <table:table-cell office:value-type="float" office:value="258.271" calcext:value-type="float">
            <text:p>258.271</text:p>
          </table:table-cell>
          <table:table-cell office:value-type="float" office:value="39.4434" calcext:value-type="float">
            <text:p>39.4434</text:p>
          </table:table-cell>
          <table:table-cell/>
          <table:table-cell table:formula="of:=([.D633]-[.A633])/0.0166667" office:value-type="float" office:value="38.0819238361529" calcext:value-type="float">
            <text:p>38.0819238361529</text:p>
          </table:table-cell>
          <table:table-cell table:formula="of:=ABS([.E633]-[.B633])/0.0166667" office:value-type="float" office:value="639.238721522557" calcext:value-type="float">
            <text:p>639.238721522557</text:p>
          </table:table-cell>
          <table:table-cell table:formula="of:=([.F633]-[.C633])/0.0166667" office:value-type="float" office:value="-52.721894556211" calcext:value-type="float">
            <text:p>-52.721894556211</text:p>
          </table:table-cell>
          <table:table-cell table:formula="of:=DEGREES(ATAN(ABS([.F633]-[.C633])/ABS([.E633]-[.B633])))" office:value-type="float" office:value="4.71485914664443" calcext:value-type="float">
            <text:p>4.71485914664443</text:p>
          </table:table-cell>
          <table:table-cell table:formula="of:=SQRT(POWER([.H633];2)+POWER([.I633];2)+POWER([.J633];2))" office:value-type="float" office:value="642.538694696632" calcext:value-type="float">
            <text:p>642.538694696632</text:p>
          </table:table-cell>
        </table:table-row>
        <table:table-row table:style-name="ro1">
          <table:table-cell office:value-type="float" office:value="74.6942" calcext:value-type="float">
            <text:p>74.6942</text:p>
          </table:table-cell>
          <table:table-cell office:value-type="float" office:value="264.047" calcext:value-type="float">
            <text:p>264.047</text:p>
          </table:table-cell>
          <table:table-cell office:value-type="float" office:value="39.9216" calcext:value-type="float">
            <text:p>39.9216</text:p>
          </table:table-cell>
          <table:table-cell office:value-type="float" office:value="75.2938" calcext:value-type="float">
            <text:p>75.2938</text:p>
          </table:table-cell>
          <table:table-cell office:value-type="float" office:value="248.873" calcext:value-type="float">
            <text:p>248.873</text:p>
          </table:table-cell>
          <table:table-cell office:value-type="float" office:value="39.6553" calcext:value-type="float">
            <text:p>39.6553</text:p>
          </table:table-cell>
          <table:table-cell/>
          <table:table-cell table:formula="of:=([.D634]-[.A634])/0.0166667" office:value-type="float" office:value="35.9759280481445" calcext:value-type="float">
            <text:p>35.9759280481445</text:p>
          </table:table-cell>
          <table:table-cell table:formula="of:=ABS([.E634]-[.B634])/0.0166667" office:value-type="float" office:value="910.438179123644" calcext:value-type="float">
            <text:p>910.438179123644</text:p>
          </table:table-cell>
          <table:table-cell table:formula="of:=([.F634]-[.C634])/0.0166667" office:value-type="float" office:value="-15.977968044064" calcext:value-type="float">
            <text:p>-15.977968044064</text:p>
          </table:table-cell>
          <table:table-cell table:formula="of:=DEGREES(ATAN(ABS([.F634]-[.C634])/ABS([.E634]-[.B634])))" office:value-type="float" office:value="1.0054237465603" calcext:value-type="float">
            <text:p>1.0054237465603</text:p>
          </table:table-cell>
          <table:table-cell table:formula="of:=SQRT(POWER([.H634];2)+POWER([.I634];2)+POWER([.J634];2))" office:value-type="float" office:value="911.28878017219" calcext:value-type="float">
            <text:p>911.28878017219</text:p>
          </table:table-cell>
        </table:table-row>
        <table:table-row table:style-name="ro1">
          <table:table-cell office:value-type="float" office:value="73.9383" calcext:value-type="float">
            <text:p>73.9383</text:p>
          </table:table-cell>
          <table:table-cell office:value-type="float" office:value="260.268" calcext:value-type="float">
            <text:p>260.268</text:p>
          </table:table-cell>
          <table:table-cell office:value-type="float" office:value="40.3274" calcext:value-type="float">
            <text:p>40.3274</text:p>
          </table:table-cell>
          <table:table-cell office:value-type="float" office:value="74.0995" calcext:value-type="float">
            <text:p>74.0995</text:p>
          </table:table-cell>
          <table:table-cell office:value-type="float" office:value="247.547" calcext:value-type="float">
            <text:p>247.547</text:p>
          </table:table-cell>
          <table:table-cell office:value-type="float" office:value="39.9002" calcext:value-type="float">
            <text:p>39.9002</text:p>
          </table:table-cell>
          <table:table-cell/>
          <table:table-cell table:formula="of:=([.D635]-[.A635])/0.0166667" office:value-type="float" office:value="9.67198065603917" calcext:value-type="float">
            <text:p>9.67198065603917</text:p>
          </table:table-cell>
          <table:table-cell table:formula="of:=ABS([.E635]-[.B635])/0.0166667" office:value-type="float" office:value="763.258473483052" calcext:value-type="float">
            <text:p>763.258473483052</text:p>
          </table:table-cell>
          <table:table-cell table:formula="of:=([.F635]-[.C635])/0.0166667" office:value-type="float" office:value="-25.6319487361025" calcext:value-type="float">
            <text:p>-25.6319487361025</text:p>
          </table:table-cell>
          <table:table-cell table:formula="of:=DEGREES(ATAN(ABS([.F635]-[.C635])/ABS([.E635]-[.B635])))" office:value-type="float" office:value="1.92339924981219" calcext:value-type="float">
            <text:p>1.92339924981219</text:p>
          </table:table-cell>
          <table:table-cell table:formula="of:=SQRT(POWER([.H635];2)+POWER([.I635];2)+POWER([.J635];2))" office:value-type="float" office:value="763.749986153518" calcext:value-type="float">
            <text:p>763.749986153518</text:p>
          </table:table-cell>
        </table:table-row>
        <table:table-row table:style-name="ro1">
          <table:table-cell office:value-type="float" office:value="73.7237" calcext:value-type="float">
            <text:p>73.7237</text:p>
          </table:table-cell>
          <table:table-cell office:value-type="float" office:value="264.902" calcext:value-type="float">
            <text:p>264.902</text:p>
          </table:table-cell>
          <table:table-cell office:value-type="float" office:value="41.2511" calcext:value-type="float">
            <text:p>41.2511</text:p>
          </table:table-cell>
          <table:table-cell office:value-type="float" office:value="73.8924" calcext:value-type="float">
            <text:p>73.8924</text:p>
          </table:table-cell>
          <table:table-cell office:value-type="float" office:value="251.949" calcext:value-type="float">
            <text:p>251.949</text:p>
          </table:table-cell>
          <table:table-cell office:value-type="float" office:value="40.793" calcext:value-type="float">
            <text:p>40.793</text:p>
          </table:table-cell>
          <table:table-cell/>
          <table:table-cell table:formula="of:=([.D636]-[.A636])/0.0166667" office:value-type="float" office:value="10.1219797560406" calcext:value-type="float">
            <text:p>10.1219797560406</text:p>
          </table:table-cell>
          <table:table-cell table:formula="of:=ABS([.E636]-[.B636])/0.0166667" office:value-type="float" office:value="777.178445643107" calcext:value-type="float">
            <text:p>777.178445643107</text:p>
          </table:table-cell>
          <table:table-cell table:formula="of:=([.F636]-[.C636])/0.0166667" office:value-type="float" office:value="-27.48594502811" calcext:value-type="float">
            <text:p>-27.48594502811</text:p>
          </table:table-cell>
          <table:table-cell table:formula="of:=DEGREES(ATAN(ABS([.F636]-[.C636])/ABS([.E636]-[.B636])))" office:value-type="float" office:value="2.02549692511245" calcext:value-type="float">
            <text:p>2.02549692511245</text:p>
          </table:table-cell>
          <table:table-cell table:formula="of:=SQRT(POWER([.H636];2)+POWER([.I636];2)+POWER([.J636];2))" office:value-type="float" office:value="777.730202589887" calcext:value-type="float">
            <text:p>777.730202589887</text:p>
          </table:table-cell>
        </table:table-row>
        <table:table-row table:style-name="ro1">
          <table:table-cell office:value-type="float" office:value="74.2049" calcext:value-type="float">
            <text:p>74.2049</text:p>
          </table:table-cell>
          <table:table-cell office:value-type="float" office:value="263.897" calcext:value-type="float">
            <text:p>263.897</text:p>
          </table:table-cell>
          <table:table-cell office:value-type="float" office:value="40.4394" calcext:value-type="float">
            <text:p>40.4394</text:p>
          </table:table-cell>
          <table:table-cell office:value-type="float" office:value="74.3666" calcext:value-type="float">
            <text:p>74.3666</text:p>
          </table:table-cell>
          <table:table-cell office:value-type="float" office:value="252.224" calcext:value-type="float">
            <text:p>252.224</text:p>
          </table:table-cell>
          <table:table-cell office:value-type="float" office:value="39.55" calcext:value-type="float">
            <text:p>39.55</text:p>
          </table:table-cell>
          <table:table-cell/>
          <table:table-cell table:formula="of:=([.D637]-[.A637])/0.0166667" office:value-type="float" office:value="9.70198059603943" calcext:value-type="float">
            <text:p>9.70198059603943</text:p>
          </table:table-cell>
          <table:table-cell table:formula="of:=ABS([.E637]-[.B637])/0.0166667" office:value-type="float" office:value="700.378599242802" calcext:value-type="float">
            <text:p>700.378599242802</text:p>
          </table:table-cell>
          <table:table-cell table:formula="of:=([.F637]-[.C637])/0.0166667" office:value-type="float" office:value="-53.3638932722136" calcext:value-type="float">
            <text:p>-53.3638932722136</text:p>
          </table:table-cell>
          <table:table-cell table:formula="of:=DEGREES(ATAN(ABS([.F637]-[.C637])/ABS([.E637]-[.B637])))" office:value-type="float" office:value="4.3571144364914" calcext:value-type="float">
            <text:p>4.3571144364914</text:p>
          </table:table-cell>
          <table:table-cell table:formula="of:=SQRT(POWER([.H637];2)+POWER([.I637];2)+POWER([.J637];2))" office:value-type="float" office:value="702.475633605866" calcext:value-type="float">
            <text:p>702.475633605866</text:p>
          </table:table-cell>
        </table:table-row>
        <table:table-row table:style-name="ro1">
          <table:table-cell office:value-type="float" office:value="72.4933" calcext:value-type="float">
            <text:p>72.4933</text:p>
          </table:table-cell>
          <table:table-cell office:value-type="float" office:value="264.849" calcext:value-type="float">
            <text:p>264.849</text:p>
          </table:table-cell>
          <table:table-cell office:value-type="float" office:value="40.7833" calcext:value-type="float">
            <text:p>40.7833</text:p>
          </table:table-cell>
          <table:table-cell office:value-type="float" office:value="72.2204" calcext:value-type="float">
            <text:p>72.2204</text:p>
          </table:table-cell>
          <table:table-cell office:value-type="float" office:value="252.968" calcext:value-type="float">
            <text:p>252.968</text:p>
          </table:table-cell>
          <table:table-cell office:value-type="float" office:value="40.3945" calcext:value-type="float">
            <text:p>40.3945</text:p>
          </table:table-cell>
          <table:table-cell/>
          <table:table-cell table:formula="of:=([.D638]-[.A638])/0.0166667" office:value-type="float" office:value="-16.3739672520659" calcext:value-type="float">
            <text:p>-16.3739672520659</text:p>
          </table:table-cell>
          <table:table-cell table:formula="of:=ABS([.E638]-[.B638])/0.0166667" office:value-type="float" office:value="712.858574282851" calcext:value-type="float">
            <text:p>712.858574282851</text:p>
          </table:table-cell>
          <table:table-cell table:formula="of:=([.F638]-[.C638])/0.0166667" office:value-type="float" office:value="-23.3279533440931" calcext:value-type="float">
            <text:p>-23.3279533440931</text:p>
          </table:table-cell>
          <table:table-cell table:formula="of:=DEGREES(ATAN(ABS([.F638]-[.C638])/ABS([.E638]-[.B638])))" office:value-type="float" office:value="1.87430790512524" calcext:value-type="float">
            <text:p>1.87430790512524</text:p>
          </table:table-cell>
          <table:table-cell table:formula="of:=SQRT(POWER([.H638];2)+POWER([.I638];2)+POWER([.J638];2))" office:value-type="float" office:value="713.428095283173" calcext:value-type="float">
            <text:p>713.428095283173</text:p>
          </table:table-cell>
        </table:table-row>
        <table:table-row table:style-name="ro1">
          <table:table-cell office:value-type="float" office:value="69.3035" calcext:value-type="float">
            <text:p>69.3035</text:p>
          </table:table-cell>
          <table:table-cell office:value-type="float" office:value="259.934" calcext:value-type="float">
            <text:p>259.934</text:p>
          </table:table-cell>
          <table:table-cell office:value-type="float" office:value="38.7321" calcext:value-type="float">
            <text:p>38.7321</text:p>
          </table:table-cell>
          <table:table-cell office:value-type="float" office:value="68.4032" calcext:value-type="float">
            <text:p>68.4032</text:p>
          </table:table-cell>
          <table:table-cell office:value-type="float" office:value="247.012" calcext:value-type="float">
            <text:p>247.012</text:p>
          </table:table-cell>
          <table:table-cell office:value-type="float" office:value="37.9225" calcext:value-type="float">
            <text:p>37.9225</text:p>
          </table:table-cell>
          <table:table-cell/>
          <table:table-cell table:formula="of:=([.D639]-[.A639])/0.0166667" office:value-type="float" office:value="-54.0178919642162" calcext:value-type="float">
            <text:p>-54.0178919642162</text:p>
          </table:table-cell>
          <table:table-cell table:formula="of:=ABS([.E639]-[.B639])/0.0166667" office:value-type="float" office:value="775.318449363103" calcext:value-type="float">
            <text:p>775.318449363103</text:p>
          </table:table-cell>
          <table:table-cell table:formula="of:=([.F639]-[.C639])/0.0166667" office:value-type="float" office:value="-48.5759028481945" calcext:value-type="float">
            <text:p>-48.5759028481945</text:p>
          </table:table-cell>
          <table:table-cell table:formula="of:=DEGREES(ATAN(ABS([.F639]-[.C639])/ABS([.E639]-[.B639])))" office:value-type="float" office:value="3.58505731131422" calcext:value-type="float">
            <text:p>3.58505731131422</text:p>
          </table:table-cell>
          <table:table-cell table:formula="of:=SQRT(POWER([.H639];2)+POWER([.I639];2)+POWER([.J639];2))" office:value-type="float" office:value="778.714484848318" calcext:value-type="float">
            <text:p>778.714484848318</text:p>
          </table:table-cell>
        </table:table-row>
        <table:table-row table:style-name="ro1">
          <table:table-cell office:value-type="float" office:value="69.9987" calcext:value-type="float">
            <text:p>69.9987</text:p>
          </table:table-cell>
          <table:table-cell office:value-type="float" office:value="273.609" calcext:value-type="float">
            <text:p>273.609</text:p>
          </table:table-cell>
          <table:table-cell office:value-type="float" office:value="38.8421" calcext:value-type="float">
            <text:p>38.8421</text:p>
          </table:table-cell>
          <table:table-cell office:value-type="float" office:value="68.8036" calcext:value-type="float">
            <text:p>68.8036</text:p>
          </table:table-cell>
          <table:table-cell office:value-type="float" office:value="261.193" calcext:value-type="float">
            <text:p>261.193</text:p>
          </table:table-cell>
          <table:table-cell office:value-type="float" office:value="38.0308" calcext:value-type="float">
            <text:p>38.0308</text:p>
          </table:table-cell>
          <table:table-cell/>
          <table:table-cell table:formula="of:=([.D640]-[.A640])/0.0166667" office:value-type="float" office:value="-71.7058565882866" calcext:value-type="float">
            <text:p>-71.7058565882866</text:p>
          </table:table-cell>
          <table:table-cell table:formula="of:=ABS([.E640]-[.B640])/0.0166667" office:value-type="float" office:value="744.95851008298" calcext:value-type="float">
            <text:p>744.95851008298</text:p>
          </table:table-cell>
          <table:table-cell table:formula="of:=([.F640]-[.C640])/0.0166667" office:value-type="float" office:value="-48.6779026441949" calcext:value-type="float">
            <text:p>-48.6779026441949</text:p>
          </table:table-cell>
          <table:table-cell table:formula="of:=DEGREES(ATAN(ABS([.F640]-[.C640])/ABS([.E640]-[.B640])))" office:value-type="float" office:value="3.73856933673876" calcext:value-type="float">
            <text:p>3.73856933673876</text:p>
          </table:table-cell>
          <table:table-cell table:formula="of:=SQRT(POWER([.H640];2)+POWER([.I640];2)+POWER([.J640];2))" office:value-type="float" office:value="749.982966353204" calcext:value-type="float">
            <text:p>749.982966353204</text:p>
          </table:table-cell>
        </table:table-row>
        <table:table-row table:style-name="ro1">
          <table:table-cell office:value-type="float" office:value="71.9937" calcext:value-type="float">
            <text:p>71.9937</text:p>
          </table:table-cell>
          <table:table-cell office:value-type="float" office:value="266.32" calcext:value-type="float">
            <text:p>266.32</text:p>
          </table:table-cell>
          <table:table-cell office:value-type="float" office:value="39.0702" calcext:value-type="float">
            <text:p>39.0702</text:p>
          </table:table-cell>
          <table:table-cell office:value-type="float" office:value="71.7278" calcext:value-type="float">
            <text:p>71.7278</text:p>
          </table:table-cell>
          <table:table-cell office:value-type="float" office:value="250.848" calcext:value-type="float">
            <text:p>250.848</text:p>
          </table:table-cell>
          <table:table-cell office:value-type="float" office:value="38.6261" calcext:value-type="float">
            <text:p>38.6261</text:p>
          </table:table-cell>
          <table:table-cell/>
          <table:table-cell table:formula="of:=([.D641]-[.A641])/0.0166667" office:value-type="float" office:value="-15.9539680920639" calcext:value-type="float">
            <text:p>-15.9539680920639</text:p>
          </table:table-cell>
          <table:table-cell table:formula="of:=ABS([.E641]-[.B641])/0.0166667" office:value-type="float" office:value="928.318143363712" calcext:value-type="float">
            <text:p>928.318143363712</text:p>
          </table:table-cell>
          <table:table-cell table:formula="of:=([.F641]-[.C641])/0.0166667" office:value-type="float" office:value="-26.6459467081065" calcext:value-type="float">
            <text:p>-26.6459467081065</text:p>
          </table:table-cell>
          <table:table-cell table:formula="of:=DEGREES(ATAN(ABS([.F641]-[.C641])/ABS([.E641]-[.B641])))" office:value-type="float" office:value="1.64413593382271" calcext:value-type="float">
            <text:p>1.64413593382271</text:p>
          </table:table-cell>
          <table:table-cell table:formula="of:=SQRT(POWER([.H641];2)+POWER([.I641];2)+POWER([.J641];2))" office:value-type="float" office:value="928.837505095538" calcext:value-type="float">
            <text:p>928.837505095538</text:p>
          </table:table-cell>
        </table:table-row>
        <table:table-row table:style-name="ro1">
          <table:table-cell office:value-type="float" office:value="73.9319" calcext:value-type="float">
            <text:p>73.9319</text:p>
          </table:table-cell>
          <table:table-cell office:value-type="float" office:value="260.559" calcext:value-type="float">
            <text:p>260.559</text:p>
          </table:table-cell>
          <table:table-cell office:value-type="float" office:value="38.5798" calcext:value-type="float">
            <text:p>38.5798</text:p>
          </table:table-cell>
          <table:table-cell office:value-type="float" office:value="74.0983" calcext:value-type="float">
            <text:p>74.0983</text:p>
          </table:table-cell>
          <table:table-cell office:value-type="float" office:value="249.056" calcext:value-type="float">
            <text:p>249.056</text:p>
          </table:table-cell>
          <table:table-cell office:value-type="float" office:value="37.4982" calcext:value-type="float">
            <text:p>37.4982</text:p>
          </table:table-cell>
          <table:table-cell/>
          <table:table-cell table:formula="of:=([.D642]-[.A642])/0.0166667" office:value-type="float" office:value="9.98398003203969" calcext:value-type="float">
            <text:p>9.98398003203969</text:p>
          </table:table-cell>
          <table:table-cell table:formula="of:=ABS([.E642]-[.B642])/0.0166667" office:value-type="float" office:value="690.178619642762" calcext:value-type="float">
            <text:p>690.178619642762</text:p>
          </table:table-cell>
          <table:table-cell table:formula="of:=([.F642]-[.C642])/0.0166667" office:value-type="float" office:value="-64.8958702082597" calcext:value-type="float">
            <text:p>-64.8958702082597</text:p>
          </table:table-cell>
          <table:table-cell table:formula="of:=DEGREES(ATAN(ABS([.F642]-[.C642])/ABS([.E642]-[.B642])))" office:value-type="float" office:value="5.3715939228662" calcext:value-type="float">
            <text:p>5.3715939228662</text:p>
          </table:table-cell>
          <table:table-cell table:formula="of:=SQRT(POWER([.H642];2)+POWER([.I642];2)+POWER([.J642];2))" office:value-type="float" office:value="693.294800816619" calcext:value-type="float">
            <text:p>693.294800816619</text:p>
          </table:table-cell>
        </table:table-row>
        <table:table-row table:style-name="ro1">
          <table:table-cell office:value-type="float" office:value="75.9095" calcext:value-type="float">
            <text:p>75.9095</text:p>
          </table:table-cell>
          <table:table-cell office:value-type="float" office:value="263.001" calcext:value-type="float">
            <text:p>263.001</text:p>
          </table:table-cell>
          <table:table-cell office:value-type="float" office:value="39.6005" calcext:value-type="float">
            <text:p>39.6005</text:p>
          </table:table-cell>
          <table:table-cell office:value-type="float" office:value="76.5083" calcext:value-type="float">
            <text:p>76.5083</text:p>
          </table:table-cell>
          <table:table-cell office:value-type="float" office:value="251.436" calcext:value-type="float">
            <text:p>251.436</text:p>
          </table:table-cell>
          <table:table-cell office:value-type="float" office:value="38.7155" calcext:value-type="float">
            <text:p>38.7155</text:p>
          </table:table-cell>
          <table:table-cell/>
          <table:table-cell table:formula="of:=([.D643]-[.A643])/0.0166667" office:value-type="float" office:value="35.9279281441444" calcext:value-type="float">
            <text:p>35.9279281441444</text:p>
          </table:table-cell>
          <table:table-cell table:formula="of:=ABS([.E643]-[.B643])/0.0166667" office:value-type="float" office:value="693.898612202774" calcext:value-type="float">
            <text:p>693.898612202774</text:p>
          </table:table-cell>
          <table:table-cell table:formula="of:=([.F643]-[.C643])/0.0166667" office:value-type="float" office:value="-53.0998938002123" calcext:value-type="float">
            <text:p>-53.0998938002123</text:p>
          </table:table-cell>
          <table:table-cell table:formula="of:=DEGREES(ATAN(ABS([.F643]-[.C643])/ABS([.E643]-[.B643])))" office:value-type="float" office:value="4.37597344604619" calcext:value-type="float">
            <text:p>4.37597344604619</text:p>
          </table:table-cell>
          <table:table-cell table:formula="of:=SQRT(POWER([.H643];2)+POWER([.I643];2)+POWER([.J643];2))" office:value-type="float" office:value="696.854144537621" calcext:value-type="float">
            <text:p>696.854144537621</text:p>
          </table:table-cell>
        </table:table-row>
        <table:table-row table:style-name="ro1">
          <table:table-cell office:value-type="float" office:value="74.2139" calcext:value-type="float">
            <text:p>74.2139</text:p>
          </table:table-cell>
          <table:table-cell office:value-type="float" office:value="266.683" calcext:value-type="float">
            <text:p>266.683</text:p>
          </table:table-cell>
          <table:table-cell office:value-type="float" office:value="38.4958" calcext:value-type="float">
            <text:p>38.4958</text:p>
          </table:table-cell>
          <table:table-cell office:value-type="float" office:value="74.8577" calcext:value-type="float">
            <text:p>74.8577</text:p>
          </table:table-cell>
          <table:table-cell office:value-type="float" office:value="255" calcext:value-type="float">
            <text:p>255</text:p>
          </table:table-cell>
          <table:table-cell office:value-type="float" office:value="37.1359" calcext:value-type="float">
            <text:p>37.1359</text:p>
          </table:table-cell>
          <table:table-cell/>
          <table:table-cell table:formula="of:=([.D644]-[.A644])/0.0166667" office:value-type="float" office:value="38.6279227441544" calcext:value-type="float">
            <text:p>38.6279227441544</text:p>
          </table:table-cell>
          <table:table-cell table:formula="of:=ABS([.E644]-[.B644])/0.0166667" office:value-type="float" office:value="700.978598042804" calcext:value-type="float">
            <text:p>700.978598042804</text:p>
          </table:table-cell>
          <table:table-cell table:formula="of:=([.F644]-[.C644])/0.0166667" office:value-type="float" office:value="-81.5938368123266" calcext:value-type="float">
            <text:p>-81.5938368123266</text:p>
          </table:table-cell>
          <table:table-cell table:formula="of:=DEGREES(ATAN(ABS([.F644]-[.C644])/ABS([.E644]-[.B644])))" office:value-type="float" office:value="6.63934507263923" calcext:value-type="float">
            <text:p>6.63934507263923</text:p>
          </table:table-cell>
          <table:table-cell table:formula="of:=SQRT(POWER([.H644];2)+POWER([.I644];2)+POWER([.J644];2))" office:value-type="float" office:value="706.767759264201" calcext:value-type="float">
            <text:p>706.767759264201</text:p>
          </table:table-cell>
        </table:table-row>
        <table:table-row table:style-name="ro1">
          <table:table-cell office:value-type="float" office:value="74.9647" calcext:value-type="float">
            <text:p>74.9647</text:p>
          </table:table-cell>
          <table:table-cell office:value-type="float" office:value="268.034" calcext:value-type="float">
            <text:p>268.034</text:p>
          </table:table-cell>
          <table:table-cell office:value-type="float" office:value="38.2567" calcext:value-type="float">
            <text:p>38.2567</text:p>
          </table:table-cell>
          <table:table-cell office:value-type="float" office:value="75.5713" calcext:value-type="float">
            <text:p>75.5713</text:p>
          </table:table-cell>
          <table:table-cell office:value-type="float" office:value="253.885" calcext:value-type="float">
            <text:p>253.885</text:p>
          </table:table-cell>
          <table:table-cell office:value-type="float" office:value="37.3297" calcext:value-type="float">
            <text:p>37.3297</text:p>
          </table:table-cell>
          <table:table-cell/>
          <table:table-cell table:formula="of:=([.D645]-[.A645])/0.0166667" office:value-type="float" office:value="36.3959272081456" calcext:value-type="float">
            <text:p>36.3959272081456</text:p>
          </table:table-cell>
          <table:table-cell table:formula="of:=ABS([.E645]-[.B645])/0.0166667" office:value-type="float" office:value="848.938302123396" calcext:value-type="float">
            <text:p>848.938302123396</text:p>
          </table:table-cell>
          <table:table-cell table:formula="of:=([.F645]-[.C645])/0.0166667" office:value-type="float" office:value="-55.6198887602225" calcext:value-type="float">
            <text:p>-55.6198887602225</text:p>
          </table:table-cell>
          <table:table-cell table:formula="of:=DEGREES(ATAN(ABS([.F645]-[.C645])/ABS([.E645]-[.B645])))" office:value-type="float" office:value="3.74849014238807" calcext:value-type="float">
            <text:p>3.74849014238807</text:p>
          </table:table-cell>
          <table:table-cell table:formula="of:=SQRT(POWER([.H645];2)+POWER([.I645];2)+POWER([.J645];2))" office:value-type="float" office:value="851.536538473361" calcext:value-type="float">
            <text:p>851.536538473361</text:p>
          </table:table-cell>
        </table:table-row>
        <table:table-row table:style-name="ro1">
          <table:table-cell office:value-type="float" office:value="73.007" calcext:value-type="float">
            <text:p>73.007</text:p>
          </table:table-cell>
          <table:table-cell office:value-type="float" office:value="273.981" calcext:value-type="float">
            <text:p>273.981</text:p>
          </table:table-cell>
          <table:table-cell office:value-type="float" office:value="38.7513" calcext:value-type="float">
            <text:p>38.7513</text:p>
          </table:table-cell>
          <table:table-cell office:value-type="float" office:value="72.9529" calcext:value-type="float">
            <text:p>72.9529</text:p>
          </table:table-cell>
          <table:table-cell office:value-type="float" office:value="260.579" calcext:value-type="float">
            <text:p>260.579</text:p>
          </table:table-cell>
          <table:table-cell office:value-type="float" office:value="37.8561" calcext:value-type="float">
            <text:p>37.8561</text:p>
          </table:table-cell>
          <table:table-cell/>
          <table:table-cell table:formula="of:=([.D646]-[.A646])/0.0166667" office:value-type="float" office:value="-3.24599350801331" calcext:value-type="float">
            <text:p>-3.24599350801331</text:p>
          </table:table-cell>
          <table:table-cell table:formula="of:=ABS([.E646]-[.B646])/0.0166667" office:value-type="float" office:value="804.118391763216" calcext:value-type="float">
            <text:p>804.118391763216</text:p>
          </table:table-cell>
          <table:table-cell table:formula="of:=([.F646]-[.C646])/0.0166667" office:value-type="float" office:value="-53.711892576215" calcext:value-type="float">
            <text:p>-53.711892576215</text:p>
          </table:table-cell>
          <table:table-cell table:formula="of:=DEGREES(ATAN(ABS([.F646]-[.C646])/ABS([.E646]-[.B646])))" office:value-type="float" office:value="3.82145227038605" calcext:value-type="float">
            <text:p>3.82145227038605</text:p>
          </table:table-cell>
          <table:table-cell table:formula="of:=SQRT(POWER([.H646];2)+POWER([.I646];2)+POWER([.J646];2))" office:value-type="float" office:value="805.916802064477" calcext:value-type="float">
            <text:p>805.916802064477</text:p>
          </table:table-cell>
        </table:table-row>
        <table:table-row table:style-name="ro1">
          <table:table-cell office:value-type="float" office:value="72.4756" calcext:value-type="float">
            <text:p>72.4756</text:p>
          </table:table-cell>
          <table:table-cell office:value-type="float" office:value="262.776" calcext:value-type="float">
            <text:p>262.776</text:p>
          </table:table-cell>
          <table:table-cell office:value-type="float" office:value="38.6957" calcext:value-type="float">
            <text:p>38.6957</text:p>
          </table:table-cell>
          <table:table-cell office:value-type="float" office:value="72.4367" calcext:value-type="float">
            <text:p>72.4367</text:p>
          </table:table-cell>
          <table:table-cell office:value-type="float" office:value="249.925" calcext:value-type="float">
            <text:p>249.925</text:p>
          </table:table-cell>
          <table:table-cell office:value-type="float" office:value="37.8323" calcext:value-type="float">
            <text:p>37.8323</text:p>
          </table:table-cell>
          <table:table-cell/>
          <table:table-cell table:formula="of:=([.D647]-[.A647])/0.0166667" office:value-type="float" office:value="-2.33399533200923" calcext:value-type="float">
            <text:p>-2.33399533200923</text:p>
          </table:table-cell>
          <table:table-cell table:formula="of:=ABS([.E647]-[.B647])/0.0166667" office:value-type="float" office:value="771.058457883084" calcext:value-type="float">
            <text:p>771.058457883084</text:p>
          </table:table-cell>
          <table:table-cell table:formula="of:=([.F647]-[.C647])/0.0166667" office:value-type="float" office:value="-51.8038963922071" calcext:value-type="float">
            <text:p>-51.8038963922071</text:p>
          </table:table-cell>
          <table:table-cell table:formula="of:=DEGREES(ATAN(ABS([.F647]-[.C647])/ABS([.E647]-[.B647])))" office:value-type="float" office:value="3.84366541832607" calcext:value-type="float">
            <text:p>3.84366541832607</text:p>
          </table:table-cell>
          <table:table-cell table:formula="of:=SQRT(POWER([.H647];2)+POWER([.I647];2)+POWER([.J647];2))" office:value-type="float" office:value="772.800256656702" calcext:value-type="float">
            <text:p>772.800256656702</text:p>
          </table:table-cell>
        </table:table-row>
        <table:table-row table:style-name="ro1">
          <table:table-cell office:value-type="float" office:value="73.0058" calcext:value-type="float">
            <text:p>73.0058</text:p>
          </table:table-cell>
          <table:table-cell office:value-type="float" office:value="272.577" calcext:value-type="float">
            <text:p>272.577</text:p>
          </table:table-cell>
          <table:table-cell office:value-type="float" office:value="39.485" calcext:value-type="float">
            <text:p>39.485</text:p>
          </table:table-cell>
          <table:table-cell office:value-type="float" office:value="72.9565" calcext:value-type="float">
            <text:p>72.9565</text:p>
          </table:table-cell>
          <table:table-cell office:value-type="float" office:value="260.442" calcext:value-type="float">
            <text:p>260.442</text:p>
          </table:table-cell>
          <table:table-cell office:value-type="float" office:value="38.6092" calcext:value-type="float">
            <text:p>38.6092</text:p>
          </table:table-cell>
          <table:table-cell/>
          <table:table-cell table:formula="of:=([.D648]-[.A648])/0.0166667" office:value-type="float" office:value="-2.95799408401112" calcext:value-type="float">
            <text:p>-2.95799408401112</text:p>
          </table:table-cell>
          <table:table-cell table:formula="of:=ABS([.E648]-[.B648])/0.0166667" office:value-type="float" office:value="728.098543802912" calcext:value-type="float">
            <text:p>728.098543802912</text:p>
          </table:table-cell>
          <table:table-cell table:formula="of:=([.F648]-[.C648])/0.0166667" office:value-type="float" office:value="-52.5478949042101" calcext:value-type="float">
            <text:p>-52.5478949042101</text:p>
          </table:table-cell>
          <table:table-cell table:formula="of:=DEGREES(ATAN(ABS([.F648]-[.C648])/ABS([.E648]-[.B648])))" office:value-type="float" office:value="4.12795972017825" calcext:value-type="float">
            <text:p>4.12795972017825</text:p>
          </table:table-cell>
          <table:table-cell table:formula="of:=SQRT(POWER([.H648];2)+POWER([.I648];2)+POWER([.J648];2))" office:value-type="float" office:value="729.998301693768" calcext:value-type="float">
            <text:p>729.998301693768</text:p>
          </table:table-cell>
        </table:table-row>
        <table:table-row table:style-name="ro1">
          <table:table-cell office:value-type="float" office:value="72.508" calcext:value-type="float">
            <text:p>72.508</text:p>
          </table:table-cell>
          <table:table-cell office:value-type="float" office:value="273.821" calcext:value-type="float">
            <text:p>273.821</text:p>
          </table:table-cell>
          <table:table-cell office:value-type="float" office:value="39.2815" calcext:value-type="float">
            <text:p>39.2815</text:p>
          </table:table-cell>
          <table:table-cell office:value-type="float" office:value="72.2294" calcext:value-type="float">
            <text:p>72.2294</text:p>
          </table:table-cell>
          <table:table-cell office:value-type="float" office:value="261.495" calcext:value-type="float">
            <text:p>261.495</text:p>
          </table:table-cell>
          <table:table-cell office:value-type="float" office:value="38.9195" calcext:value-type="float">
            <text:p>38.9195</text:p>
          </table:table-cell>
          <table:table-cell/>
          <table:table-cell table:formula="of:=([.D649]-[.A649])/0.0166667" office:value-type="float" office:value="-16.7159665680667" calcext:value-type="float">
            <text:p>-16.7159665680667</text:p>
          </table:table-cell>
          <table:table-cell table:formula="of:=ABS([.E649]-[.B649])/0.0166667" office:value-type="float" office:value="739.55852088296" calcext:value-type="float">
            <text:p>739.55852088296</text:p>
          </table:table-cell>
          <table:table-cell table:formula="of:=([.F649]-[.C649])/0.0166667" office:value-type="float" office:value="-21.719956560087" calcext:value-type="float">
            <text:p>-21.719956560087</text:p>
          </table:table-cell>
          <table:table-cell table:formula="of:=DEGREES(ATAN(ABS([.F649]-[.C649])/ABS([.E649]-[.B649])))" office:value-type="float" office:value="1.68222554124662" calcext:value-type="float">
            <text:p>1.68222554124662</text:p>
          </table:table-cell>
          <table:table-cell table:formula="of:=SQRT(POWER([.H649];2)+POWER([.I649];2)+POWER([.J649];2))" office:value-type="float" office:value="740.066203701985" calcext:value-type="float">
            <text:p>740.066203701985</text:p>
          </table:table-cell>
        </table:table-row>
        <table:table-row table:style-name="ro1">
          <table:table-cell office:value-type="float" office:value="72.7049" calcext:value-type="float">
            <text:p>72.7049</text:p>
          </table:table-cell>
          <table:table-cell office:value-type="float" office:value="259.35" calcext:value-type="float">
            <text:p>259.35</text:p>
          </table:table-cell>
          <table:table-cell office:value-type="float" office:value="37.8319" calcext:value-type="float">
            <text:p>37.8319</text:p>
          </table:table-cell>
          <table:table-cell office:value-type="float" office:value="72.6599" calcext:value-type="float">
            <text:p>72.6599</text:p>
          </table:table-cell>
          <table:table-cell office:value-type="float" office:value="246.668" calcext:value-type="float">
            <text:p>246.668</text:p>
          </table:table-cell>
          <table:table-cell office:value-type="float" office:value="36.9984" calcext:value-type="float">
            <text:p>36.9984</text:p>
          </table:table-cell>
          <table:table-cell/>
          <table:table-cell table:formula="of:=([.D650]-[.A650])/0.0166667" office:value-type="float" office:value="-2.6999946000109" calcext:value-type="float">
            <text:p>-2.6999946000109</text:p>
          </table:table-cell>
          <table:table-cell table:formula="of:=ABS([.E650]-[.B650])/0.0166667" office:value-type="float" office:value="760.918478163045" calcext:value-type="float">
            <text:p>760.918478163045</text:p>
          </table:table-cell>
          <table:table-cell table:formula="of:=([.F650]-[.C650])/0.0166667" office:value-type="float" office:value="-50.0098999802001" calcext:value-type="float">
            <text:p>-50.0098999802001</text:p>
          </table:table-cell>
          <table:table-cell table:formula="of:=DEGREES(ATAN(ABS([.F650]-[.C650])/ABS([.E650]-[.B650])))" office:value-type="float" office:value="3.76024671224294" calcext:value-type="float">
            <text:p>3.76024671224294</text:p>
          </table:table-cell>
          <table:table-cell table:formula="of:=SQRT(POWER([.H650];2)+POWER([.I650];2)+POWER([.J650];2))" office:value-type="float" office:value="762.564889354889" calcext:value-type="float">
            <text:p>762.564889354889</text:p>
          </table:table-cell>
        </table:table-row>
        <table:table-row table:style-name="ro1">
          <table:table-cell office:value-type="float" office:value="72.4865" calcext:value-type="float">
            <text:p>72.4865</text:p>
          </table:table-cell>
          <table:table-cell office:value-type="float" office:value="267.743" calcext:value-type="float">
            <text:p>267.743</text:p>
          </table:table-cell>
          <table:table-cell office:value-type="float" office:value="38.3296" calcext:value-type="float">
            <text:p>38.3296</text:p>
          </table:table-cell>
          <table:table-cell office:value-type="float" office:value="71.9647" calcext:value-type="float">
            <text:p>71.9647</text:p>
          </table:table-cell>
          <table:table-cell office:value-type="float" office:value="257.054" calcext:value-type="float">
            <text:p>257.054</text:p>
          </table:table-cell>
          <table:table-cell office:value-type="float" office:value="36.7937" calcext:value-type="float">
            <text:p>36.7937</text:p>
          </table:table-cell>
          <table:table-cell/>
          <table:table-cell table:formula="of:=([.D651]-[.A651])/0.0166667" office:value-type="float" office:value="-31.307937384126" calcext:value-type="float">
            <text:p>-31.307937384126</text:p>
          </table:table-cell>
          <table:table-cell table:formula="of:=ABS([.E651]-[.B651])/0.0166667" office:value-type="float" office:value="641.338717322567" calcext:value-type="float">
            <text:p>641.338717322567</text:p>
          </table:table-cell>
          <table:table-cell table:formula="of:=([.F651]-[.C651])/0.0166667" office:value-type="float" office:value="-92.1538156923685" calcext:value-type="float">
            <text:p>-92.1538156923685</text:p>
          </table:table-cell>
          <table:table-cell table:formula="of:=DEGREES(ATAN(ABS([.F651]-[.C651])/ABS([.E651]-[.B651])))" office:value-type="float" office:value="8.17684904997827" calcext:value-type="float">
            <text:p>8.17684904997827</text:p>
          </table:table-cell>
          <table:table-cell table:formula="of:=SQRT(POWER([.H651];2)+POWER([.I651];2)+POWER([.J651];2))" office:value-type="float" office:value="648.681634568813" calcext:value-type="float">
            <text:p>648.681634568813</text:p>
          </table:table-cell>
        </table:table-row>
        <table:table-row table:style-name="ro1">
          <table:table-cell office:value-type="float" office:value="73.9532" calcext:value-type="float">
            <text:p>73.9532</text:p>
          </table:table-cell>
          <table:table-cell office:value-type="float" office:value="264.164" calcext:value-type="float">
            <text:p>264.164</text:p>
          </table:table-cell>
          <table:table-cell office:value-type="float" office:value="38.6864" calcext:value-type="float">
            <text:p>38.6864</text:p>
          </table:table-cell>
          <table:table-cell office:value-type="float" office:value="74.1147" calcext:value-type="float">
            <text:p>74.1147</text:p>
          </table:table-cell>
          <table:table-cell office:value-type="float" office:value="251.263" calcext:value-type="float">
            <text:p>251.263</text:p>
          </table:table-cell>
          <table:table-cell office:value-type="float" office:value="38.0529" calcext:value-type="float">
            <text:p>38.0529</text:p>
          </table:table-cell>
          <table:table-cell/>
          <table:table-cell table:formula="of:=([.D652]-[.A652])/0.0166667" office:value-type="float" office:value="9.68998062003899" calcext:value-type="float">
            <text:p>9.68998062003899</text:p>
          </table:table-cell>
          <table:table-cell table:formula="of:=ABS([.E652]-[.B652])/0.0166667" office:value-type="float" office:value="774.058451883095" calcext:value-type="float">
            <text:p>774.058451883095</text:p>
          </table:table-cell>
          <table:table-cell table:formula="of:=([.F652]-[.C652])/0.0166667" office:value-type="float" office:value="-38.0099239801519" calcext:value-type="float">
            <text:p>-38.0099239801519</text:p>
          </table:table-cell>
          <table:table-cell table:formula="of:=DEGREES(ATAN(ABS([.F652]-[.C652])/ABS([.E652]-[.B652])))" office:value-type="float" office:value="2.81123514123497" calcext:value-type="float">
            <text:p>2.81123514123497</text:p>
          </table:table-cell>
          <table:table-cell table:formula="of:=SQRT(POWER([.H652];2)+POWER([.I652];2)+POWER([.J652];2))" office:value-type="float" office:value="775.051699551099" calcext:value-type="float">
            <text:p>775.051699551099</text:p>
          </table:table-cell>
        </table:table-row>
        <table:table-row table:style-name="ro1">
          <table:table-cell office:value-type="float" office:value="73.9286" calcext:value-type="float">
            <text:p>73.9286</text:p>
          </table:table-cell>
          <table:table-cell office:value-type="float" office:value="259.221" calcext:value-type="float">
            <text:p>259.221</text:p>
          </table:table-cell>
          <table:table-cell office:value-type="float" office:value="39.539" calcext:value-type="float">
            <text:p>39.539</text:p>
          </table:table-cell>
          <table:table-cell office:value-type="float" office:value="73.8621" calcext:value-type="float">
            <text:p>73.8621</text:p>
          </table:table-cell>
          <table:table-cell office:value-type="float" office:value="248.969" calcext:value-type="float">
            <text:p>248.969</text:p>
          </table:table-cell>
          <table:table-cell office:value-type="float" office:value="37.9914" calcext:value-type="float">
            <text:p>37.9914</text:p>
          </table:table-cell>
          <table:table-cell/>
          <table:table-cell table:formula="of:=([.D653]-[.A653])/0.0166667" office:value-type="float" office:value="-3.98999202001625" calcext:value-type="float">
            <text:p>-3.98999202001625</text:p>
          </table:table-cell>
          <table:table-cell table:formula="of:=ABS([.E653]-[.B653])/0.0166667" office:value-type="float" office:value="615.118769762461" calcext:value-type="float">
            <text:p>615.118769762461</text:p>
          </table:table-cell>
          <table:table-cell table:formula="of:=([.F653]-[.C653])/0.0166667" office:value-type="float" office:value="-92.8558142883716" calcext:value-type="float">
            <text:p>-92.8558142883716</text:p>
          </table:table-cell>
          <table:table-cell table:formula="of:=DEGREES(ATAN(ABS([.F653]-[.C653])/ABS([.E653]-[.B653])))" office:value-type="float" office:value="8.58432255173755" calcext:value-type="float">
            <text:p>8.58432255173755</text:p>
          </table:table-cell>
          <table:table-cell table:formula="of:=SQRT(POWER([.H653];2)+POWER([.I653];2)+POWER([.J653];2))" office:value-type="float" office:value="622.100653590366" calcext:value-type="float">
            <text:p>622.100653590366</text:p>
          </table:table-cell>
        </table:table-row>
        <table:table-row table:style-name="ro1">
          <table:table-cell office:value-type="float" office:value="71.0172" calcext:value-type="float">
            <text:p>71.0172</text:p>
          </table:table-cell>
          <table:table-cell office:value-type="float" office:value="256.425" calcext:value-type="float">
            <text:p>256.425</text:p>
          </table:table-cell>
          <table:table-cell office:value-type="float" office:value="39.8077" calcext:value-type="float">
            <text:p>39.8077</text:p>
          </table:table-cell>
          <table:table-cell office:value-type="float" office:value="70.311" calcext:value-type="float">
            <text:p>70.311</text:p>
          </table:table-cell>
          <table:table-cell office:value-type="float" office:value="243.806" calcext:value-type="float">
            <text:p>243.806</text:p>
          </table:table-cell>
          <table:table-cell office:value-type="float" office:value="38.7206" calcext:value-type="float">
            <text:p>38.7206</text:p>
          </table:table-cell>
          <table:table-cell/>
          <table:table-cell table:formula="of:=([.D654]-[.A654])/0.0166667" office:value-type="float" office:value="-42.3719152561692" calcext:value-type="float">
            <text:p>-42.3719152561692</text:p>
          </table:table-cell>
          <table:table-cell table:formula="of:=ABS([.E654]-[.B654])/0.0166667" office:value-type="float" office:value="757.138485723029" calcext:value-type="float">
            <text:p>757.138485723029</text:p>
          </table:table-cell>
          <table:table-cell table:formula="of:=([.F654]-[.C654])/0.0166667" office:value-type="float" office:value="-65.2258695482609" calcext:value-type="float">
            <text:p>-65.2258695482609</text:p>
          </table:table-cell>
          <table:table-cell table:formula="of:=DEGREES(ATAN(ABS([.F654]-[.C654])/ABS([.E654]-[.B654])))" office:value-type="float" office:value="4.92375303487551" calcext:value-type="float">
            <text:p>4.92375303487551</text:p>
          </table:table-cell>
          <table:table-cell table:formula="of:=SQRT(POWER([.H654];2)+POWER([.I654];2)+POWER([.J654];2))" office:value-type="float" office:value="761.123169942792" calcext:value-type="float">
            <text:p>761.123169942792</text:p>
          </table:table-cell>
        </table:table-row>
        <table:table-row table:style-name="ro1">
          <table:table-cell office:value-type="float" office:value="69.5452" calcext:value-type="float">
            <text:p>69.5452</text:p>
          </table:table-cell>
          <table:table-cell office:value-type="float" office:value="262.261" calcext:value-type="float">
            <text:p>262.261</text:p>
          </table:table-cell>
          <table:table-cell office:value-type="float" office:value="39.5428" calcext:value-type="float">
            <text:p>39.5428</text:p>
          </table:table-cell>
          <table:table-cell office:value-type="float" office:value="68.3969" calcext:value-type="float">
            <text:p>68.3969</text:p>
          </table:table-cell>
          <table:table-cell office:value-type="float" office:value="249.209" calcext:value-type="float">
            <text:p>249.209</text:p>
          </table:table-cell>
          <table:table-cell office:value-type="float" office:value="38.7119" calcext:value-type="float">
            <text:p>38.7119</text:p>
          </table:table-cell>
          <table:table-cell/>
          <table:table-cell table:formula="of:=([.D655]-[.A655])/0.0166667" office:value-type="float" office:value="-68.8978622042751" calcext:value-type="float">
            <text:p>-68.8978622042751</text:p>
          </table:table-cell>
          <table:table-cell table:formula="of:=ABS([.E655]-[.B655])/0.0166667" office:value-type="float" office:value="783.118433763134" calcext:value-type="float">
            <text:p>783.118433763134</text:p>
          </table:table-cell>
          <table:table-cell table:formula="of:=([.F655]-[.C655])/0.0166667" office:value-type="float" office:value="-49.8539002921994" calcext:value-type="float">
            <text:p>-49.8539002921994</text:p>
          </table:table-cell>
          <table:table-cell table:formula="of:=DEGREES(ATAN(ABS([.F655]-[.C655])/ABS([.E655]-[.B655])))" office:value-type="float" office:value="3.64257637950026" calcext:value-type="float">
            <text:p>3.64257637950026</text:p>
          </table:table-cell>
          <table:table-cell table:formula="of:=SQRT(POWER([.H655];2)+POWER([.I655];2)+POWER([.J655];2))" office:value-type="float" office:value="787.722545119973" calcext:value-type="float">
            <text:p>787.722545119973</text:p>
          </table:table-cell>
        </table:table-row>
        <table:table-row table:style-name="ro1">
          <table:table-cell office:value-type="float" office:value="70.0302" calcext:value-type="float">
            <text:p>70.0302</text:p>
          </table:table-cell>
          <table:table-cell office:value-type="float" office:value="264.714" calcext:value-type="float">
            <text:p>264.714</text:p>
          </table:table-cell>
          <table:table-cell office:value-type="float" office:value="39.8519" calcext:value-type="float">
            <text:p>39.8519</text:p>
          </table:table-cell>
          <table:table-cell office:value-type="float" office:value="69.1017" calcext:value-type="float">
            <text:p>69.1017</text:p>
          </table:table-cell>
          <table:table-cell office:value-type="float" office:value="251.595" calcext:value-type="float">
            <text:p>251.595</text:p>
          </table:table-cell>
          <table:table-cell office:value-type="float" office:value="38.9949" calcext:value-type="float">
            <text:p>38.9949</text:p>
          </table:table-cell>
          <table:table-cell/>
          <table:table-cell table:formula="of:=([.D656]-[.A656])/0.0166667" office:value-type="float" office:value="-55.7098885802228" calcext:value-type="float">
            <text:p>-55.7098885802228</text:p>
          </table:table-cell>
          <table:table-cell table:formula="of:=ABS([.E656]-[.B656])/0.0166667" office:value-type="float" office:value="787.138425723149" calcext:value-type="float">
            <text:p>787.138425723149</text:p>
          </table:table-cell>
          <table:table-cell table:formula="of:=([.F656]-[.C656])/0.0166667" office:value-type="float" office:value="-51.4198971602056" calcext:value-type="float">
            <text:p>-51.4198971602056</text:p>
          </table:table-cell>
          <table:table-cell table:formula="of:=DEGREES(ATAN(ABS([.F656]-[.C656])/ABS([.E656]-[.B656])))" office:value-type="float" office:value="3.73754212972677" calcext:value-type="float">
            <text:p>3.73754212972677</text:p>
          </table:table-cell>
          <table:table-cell table:formula="of:=SQRT(POWER([.H656];2)+POWER([.I656];2)+POWER([.J656];2))" office:value-type="float" office:value="790.78094233454" calcext:value-type="float">
            <text:p>790.78094233454</text:p>
          </table:table-cell>
        </table:table-row>
        <table:table-row table:style-name="ro1">
          <table:table-cell office:value-type="float" office:value="69.5429" calcext:value-type="float">
            <text:p>69.5429</text:p>
          </table:table-cell>
          <table:table-cell office:value-type="float" office:value="262.307" calcext:value-type="float">
            <text:p>262.307</text:p>
          </table:table-cell>
          <table:table-cell office:value-type="float" office:value="39.2915" calcext:value-type="float">
            <text:p>39.2915</text:p>
          </table:table-cell>
          <table:table-cell office:value-type="float" office:value="68.6408" calcext:value-type="float">
            <text:p>68.6408</text:p>
          </table:table-cell>
          <table:table-cell office:value-type="float" office:value="248.107" calcext:value-type="float">
            <text:p>248.107</text:p>
          </table:table-cell>
          <table:table-cell office:value-type="float" office:value="38.6696" calcext:value-type="float">
            <text:p>38.6696</text:p>
          </table:table-cell>
          <table:table-cell/>
          <table:table-cell table:formula="of:=([.D657]-[.A657])/0.0166667" office:value-type="float" office:value="-54.1258917482168" calcext:value-type="float">
            <text:p>-54.1258917482168</text:p>
          </table:table-cell>
          <table:table-cell table:formula="of:=ABS([.E657]-[.B657])/0.0166667" office:value-type="float" office:value="851.998296003409" calcext:value-type="float">
            <text:p>851.998296003409</text:p>
          </table:table-cell>
          <table:table-cell table:formula="of:=([.F657]-[.C657])/0.0166667" office:value-type="float" office:value="-37.313925372149" calcext:value-type="float">
            <text:p>-37.313925372149</text:p>
          </table:table-cell>
          <table:table-cell table:formula="of:=DEGREES(ATAN(ABS([.F657]-[.C657])/ABS([.E657]-[.B657])))" office:value-type="float" office:value="2.5077105457297" calcext:value-type="float">
            <text:p>2.5077105457297</text:p>
          </table:table-cell>
          <table:table-cell table:formula="of:=SQRT(POWER([.H657];2)+POWER([.I657];2)+POWER([.J657];2))" office:value-type="float" office:value="854.530887432941" calcext:value-type="float">
            <text:p>854.530887432941</text:p>
          </table:table-cell>
        </table:table-row>
        <table:table-row table:style-name="ro1">
          <table:table-cell office:value-type="float" office:value="70.5207" calcext:value-type="float">
            <text:p>70.5207</text:p>
          </table:table-cell>
          <table:table-cell office:value-type="float" office:value="269.556" calcext:value-type="float">
            <text:p>269.556</text:p>
          </table:table-cell>
          <table:table-cell office:value-type="float" office:value="40.7537" calcext:value-type="float">
            <text:p>40.7537</text:p>
          </table:table-cell>
          <table:table-cell office:value-type="float" office:value="69.5701" calcext:value-type="float">
            <text:p>69.5701</text:p>
          </table:table-cell>
          <table:table-cell office:value-type="float" office:value="256.209" calcext:value-type="float">
            <text:p>256.209</text:p>
          </table:table-cell>
          <table:table-cell office:value-type="float" office:value="39.8587" calcext:value-type="float">
            <text:p>39.8587</text:p>
          </table:table-cell>
          <table:table-cell/>
          <table:table-cell table:formula="of:=([.D658]-[.A658])/0.0166667" office:value-type="float" office:value="-57.0358859282287" calcext:value-type="float">
            <text:p>-57.0358859282287</text:p>
          </table:table-cell>
          <table:table-cell table:formula="of:=ABS([.E658]-[.B658])/0.0166667" office:value-type="float" office:value="800.818398363202" calcext:value-type="float">
            <text:p>800.818398363202</text:p>
          </table:table-cell>
          <table:table-cell table:formula="of:=([.F658]-[.C658])/0.0166667" office:value-type="float" office:value="-53.699892600215" calcext:value-type="float">
            <text:p>-53.699892600215</text:p>
          </table:table-cell>
          <table:table-cell table:formula="of:=DEGREES(ATAN(ABS([.F658]-[.C658])/ABS([.E658]-[.B658])))" office:value-type="float" office:value="3.83629795998859" calcext:value-type="float">
            <text:p>3.83629795998859</text:p>
          </table:table-cell>
          <table:table-cell table:formula="of:=SQRT(POWER([.H658];2)+POWER([.I658];2)+POWER([.J658];2))" office:value-type="float" office:value="804.640837831325" calcext:value-type="float">
            <text:p>804.640837831325</text:p>
          </table:table-cell>
        </table:table-row>
        <table:table-row table:style-name="ro1">
          <table:table-cell office:value-type="float" office:value="70.5358" calcext:value-type="float">
            <text:p>70.5358</text:p>
          </table:table-cell>
          <table:table-cell office:value-type="float" office:value="259.778" calcext:value-type="float">
            <text:p>259.778</text:p>
          </table:table-cell>
          <table:table-cell office:value-type="float" office:value="40.6843" calcext:value-type="float">
            <text:p>40.6843</text:p>
          </table:table-cell>
          <table:table-cell office:value-type="float" office:value="69.8422" calcext:value-type="float">
            <text:p>69.8422</text:p>
          </table:table-cell>
          <table:table-cell office:value-type="float" office:value="246.918" calcext:value-type="float">
            <text:p>246.918</text:p>
          </table:table-cell>
          <table:table-cell office:value-type="float" office:value="40.0509" calcext:value-type="float">
            <text:p>40.0509</text:p>
          </table:table-cell>
          <table:table-cell/>
          <table:table-cell table:formula="of:=([.D659]-[.A659])/0.0166667" office:value-type="float" office:value="-41.6159167681658" calcext:value-type="float">
            <text:p>-41.6159167681658</text:p>
          </table:table-cell>
          <table:table-cell table:formula="of:=ABS([.E659]-[.B659])/0.0166667" office:value-type="float" office:value="771.598456803087" calcext:value-type="float">
            <text:p>771.598456803087</text:p>
          </table:table-cell>
          <table:table-cell table:formula="of:=([.F659]-[.C659])/0.0166667" office:value-type="float" office:value="-38.0039239921521" calcext:value-type="float">
            <text:p>-38.0039239921521</text:p>
          </table:table-cell>
          <table:table-cell table:formula="of:=DEGREES(ATAN(ABS([.F659]-[.C659])/ABS([.E659]-[.B659])))" office:value-type="float" office:value="2.8197389631951" calcext:value-type="float">
            <text:p>2.8197389631951</text:p>
          </table:table-cell>
          <table:table-cell table:formula="of:=SQRT(POWER([.H659];2)+POWER([.I659];2)+POWER([.J659];2))" office:value-type="float" office:value="773.653902793854" calcext:value-type="float">
            <text:p>773.653902793854</text:p>
          </table:table-cell>
        </table:table-row>
        <table:table-row table:style-name="ro1">
          <table:table-cell office:value-type="float" office:value="73.7115" calcext:value-type="float">
            <text:p>73.7115</text:p>
          </table:table-cell>
          <table:table-cell office:value-type="float" office:value="263.98" calcext:value-type="float">
            <text:p>263.98</text:p>
          </table:table-cell>
          <table:table-cell office:value-type="float" office:value="39.6979" calcext:value-type="float">
            <text:p>39.6979</text:p>
          </table:table-cell>
          <table:table-cell office:value-type="float" office:value="74.1174" calcext:value-type="float">
            <text:p>74.1174</text:p>
          </table:table-cell>
          <table:table-cell office:value-type="float" office:value="251.169" calcext:value-type="float">
            <text:p>251.169</text:p>
          </table:table-cell>
          <table:table-cell office:value-type="float" office:value="38.785" calcext:value-type="float">
            <text:p>38.785</text:p>
          </table:table-cell>
          <table:table-cell/>
          <table:table-cell table:formula="of:=([.D660]-[.A660])/0.0166667" office:value-type="float" office:value="24.3539512920976" calcext:value-type="float">
            <text:p>24.3539512920976</text:p>
          </table:table-cell>
          <table:table-cell table:formula="of:=ABS([.E660]-[.B660])/0.0166667" office:value-type="float" office:value="768.658462683075" calcext:value-type="float">
            <text:p>768.658462683075</text:p>
          </table:table-cell>
          <table:table-cell table:formula="of:=([.F660]-[.C660])/0.0166667" office:value-type="float" office:value="-54.7738904522191" calcext:value-type="float">
            <text:p>-54.7738904522191</text:p>
          </table:table-cell>
          <table:table-cell table:formula="of:=DEGREES(ATAN(ABS([.F660]-[.C660])/ABS([.E660]-[.B660])))" office:value-type="float" office:value="4.07595448656058" calcext:value-type="float">
            <text:p>4.07595448656058</text:p>
          </table:table-cell>
          <table:table-cell table:formula="of:=SQRT(POWER([.H660];2)+POWER([.I660];2)+POWER([.J660];2))" office:value-type="float" office:value="770.992299749562" calcext:value-type="float">
            <text:p>770.992299749562</text:p>
          </table:table-cell>
        </table:table-row>
        <table:table-row table:style-name="ro1">
          <table:table-cell office:value-type="float" office:value="75.2346" calcext:value-type="float">
            <text:p>75.2346</text:p>
          </table:table-cell>
          <table:table-cell office:value-type="float" office:value="270.427" calcext:value-type="float">
            <text:p>270.427</text:p>
          </table:table-cell>
          <table:table-cell office:value-type="float" office:value="38.8343" calcext:value-type="float">
            <text:p>38.8343</text:p>
          </table:table-cell>
          <table:table-cell office:value-type="float" office:value="76.0902" calcext:value-type="float">
            <text:p>76.0902</text:p>
          </table:table-cell>
          <table:table-cell office:value-type="float" office:value="257.397" calcext:value-type="float">
            <text:p>257.397</text:p>
          </table:table-cell>
          <table:table-cell office:value-type="float" office:value="37.6615" calcext:value-type="float">
            <text:p>37.6615</text:p>
          </table:table-cell>
          <table:table-cell/>
          <table:table-cell table:formula="of:=([.D661]-[.A661])/0.0166667" office:value-type="float" office:value="51.3358973282051" calcext:value-type="float">
            <text:p>51.3358973282051</text:p>
          </table:table-cell>
          <table:table-cell table:formula="of:=ABS([.E661]-[.B661])/0.0166667" office:value-type="float" office:value="781.798436403129" calcext:value-type="float">
            <text:p>781.798436403129</text:p>
          </table:table-cell>
          <table:table-cell table:formula="of:=([.F661]-[.C661])/0.0166667" office:value-type="float" office:value="-70.3678592642816" calcext:value-type="float">
            <text:p>-70.3678592642816</text:p>
          </table:table-cell>
          <table:table-cell table:formula="of:=DEGREES(ATAN(ABS([.F661]-[.C661])/ABS([.E661]-[.B661])))" office:value-type="float" office:value="5.1432007464777" calcext:value-type="float">
            <text:p>5.1432007464777</text:p>
          </table:table-cell>
          <table:table-cell table:formula="of:=SQRT(POWER([.H661];2)+POWER([.I661];2)+POWER([.J661];2))" office:value-type="float" office:value="786.635751243425" calcext:value-type="float">
            <text:p>786.635751243425</text:p>
          </table:table-cell>
        </table:table-row>
        <table:table-row table:style-name="ro1">
          <table:table-cell office:value-type="float" office:value="75.4497" calcext:value-type="float">
            <text:p>75.4497</text:p>
          </table:table-cell>
          <table:table-cell office:value-type="float" office:value="266.863" calcext:value-type="float">
            <text:p>266.863</text:p>
          </table:table-cell>
          <table:table-cell office:value-type="float" office:value="38.2074" calcext:value-type="float">
            <text:p>38.2074</text:p>
          </table:table-cell>
          <table:table-cell office:value-type="float" office:value="76.0644" calcext:value-type="float">
            <text:p>76.0644</text:p>
          </table:table-cell>
          <table:table-cell office:value-type="float" office:value="255.231" calcext:value-type="float">
            <text:p>255.231</text:p>
          </table:table-cell>
          <table:table-cell office:value-type="float" office:value="36.6012" calcext:value-type="float">
            <text:p>36.6012</text:p>
          </table:table-cell>
          <table:table-cell/>
          <table:table-cell table:formula="of:=([.D662]-[.A662])/0.0166667" office:value-type="float" office:value="36.8819262361475" calcext:value-type="float">
            <text:p>36.8819262361475</text:p>
          </table:table-cell>
          <table:table-cell table:formula="of:=ABS([.E662]-[.B662])/0.0166667" office:value-type="float" office:value="697.918604162792" calcext:value-type="float">
            <text:p>697.918604162792</text:p>
          </table:table-cell>
          <table:table-cell table:formula="of:=([.F662]-[.C662])/0.0166667" office:value-type="float" office:value="-96.3718072563856" calcext:value-type="float">
            <text:p>-96.3718072563856</text:p>
          </table:table-cell>
          <table:table-cell table:formula="of:=DEGREES(ATAN(ABS([.F662]-[.C662])/ABS([.E662]-[.B662])))" office:value-type="float" office:value="7.86194718468787" calcext:value-type="float">
            <text:p>7.86194718468787</text:p>
          </table:table-cell>
          <table:table-cell table:formula="of:=SQRT(POWER([.H662];2)+POWER([.I662];2)+POWER([.J662];2))" office:value-type="float" office:value="705.505619930338" calcext:value-type="float">
            <text:p>705.505619930338</text:p>
          </table:table-cell>
        </table:table-row>
        <table:table-row table:style-name="ro1">
          <table:table-cell office:value-type="float" office:value="75.1626" calcext:value-type="float">
            <text:p>75.1626</text:p>
          </table:table-cell>
          <table:table-cell office:value-type="float" office:value="261.856" calcext:value-type="float">
            <text:p>261.856</text:p>
          </table:table-cell>
          <table:table-cell office:value-type="float" office:value="38.8298" calcext:value-type="float">
            <text:p>38.8298</text:p>
          </table:table-cell>
          <table:table-cell office:value-type="float" office:value="75.7778" calcext:value-type="float">
            <text:p>75.7778</text:p>
          </table:table-cell>
          <table:table-cell office:value-type="float" office:value="250.369" calcext:value-type="float">
            <text:p>250.369</text:p>
          </table:table-cell>
          <table:table-cell office:value-type="float" office:value="37.7213" calcext:value-type="float">
            <text:p>37.7213</text:p>
          </table:table-cell>
          <table:table-cell/>
          <table:table-cell table:formula="of:=([.D663]-[.A663])/0.0166667" office:value-type="float" office:value="36.9119261761477" calcext:value-type="float">
            <text:p>36.9119261761477</text:p>
          </table:table-cell>
          <table:table-cell table:formula="of:=ABS([.E663]-[.B663])/0.0166667" office:value-type="float" office:value="689.218621562757" calcext:value-type="float">
            <text:p>689.218621562757</text:p>
          </table:table-cell>
          <table:table-cell table:formula="of:=([.F663]-[.C663])/0.0166667" office:value-type="float" office:value="-66.509866980266" calcext:value-type="float">
            <text:p>-66.509866980266</text:p>
          </table:table-cell>
          <table:table-cell table:formula="of:=DEGREES(ATAN(ABS([.F663]-[.C663])/ABS([.E663]-[.B663])))" office:value-type="float" office:value="5.51199761226173" calcext:value-type="float">
            <text:p>5.51199761226173</text:p>
          </table:table-cell>
          <table:table-cell table:formula="of:=SQRT(POWER([.H663];2)+POWER([.I663];2)+POWER([.J663];2))" office:value-type="float" office:value="693.40346192432" calcext:value-type="float">
            <text:p>693.40346192432</text:p>
          </table:table-cell>
        </table:table-row>
        <table:table-row table:style-name="ro1">
          <table:table-cell office:value-type="float" office:value="75.6281" calcext:value-type="float">
            <text:p>75.6281</text:p>
          </table:table-cell>
          <table:table-cell office:value-type="float" office:value="259.665" calcext:value-type="float">
            <text:p>259.665</text:p>
          </table:table-cell>
          <table:table-cell office:value-type="float" office:value="37.9921" calcext:value-type="float">
            <text:p>37.9921</text:p>
          </table:table-cell>
          <table:table-cell office:value-type="float" office:value="76.2172" calcext:value-type="float">
            <text:p>76.2172</text:p>
          </table:table-cell>
          <table:table-cell office:value-type="float" office:value="247.146" calcext:value-type="float">
            <text:p>247.146</text:p>
          </table:table-cell>
          <table:table-cell office:value-type="float" office:value="36.8774" calcext:value-type="float">
            <text:p>36.8774</text:p>
          </table:table-cell>
          <table:table-cell/>
          <table:table-cell table:formula="of:=([.D664]-[.A664])/0.0166667" office:value-type="float" office:value="35.3459293081415" calcext:value-type="float">
            <text:p>35.3459293081415</text:p>
          </table:table-cell>
          <table:table-cell table:formula="of:=ABS([.E664]-[.B664])/0.0166667" office:value-type="float" office:value="751.138497723007" calcext:value-type="float">
            <text:p>751.138497723007</text:p>
          </table:table-cell>
          <table:table-cell table:formula="of:=([.F664]-[.C664])/0.0166667" office:value-type="float" office:value="-66.8818662362675" calcext:value-type="float">
            <text:p>-66.8818662362675</text:p>
          </table:table-cell>
          <table:table-cell table:formula="of:=DEGREES(ATAN(ABS([.F664]-[.C664])/ABS([.E664]-[.B664])))" office:value-type="float" office:value="5.08823531695791" calcext:value-type="float">
            <text:p>5.08823531695791</text:p>
          </table:table-cell>
          <table:table-cell table:formula="of:=SQRT(POWER([.H664];2)+POWER([.I664];2)+POWER([.J664];2))" office:value-type="float" office:value="754.938117670235" calcext:value-type="float">
            <text:p>754.938117670235</text:p>
          </table:table-cell>
        </table:table-row>
        <table:table-row table:style-name="ro1">
          <table:table-cell office:value-type="float" office:value="76.4261" calcext:value-type="float">
            <text:p>76.4261</text:p>
          </table:table-cell>
          <table:table-cell office:value-type="float" office:value="265.656" calcext:value-type="float">
            <text:p>265.656</text:p>
          </table:table-cell>
          <table:table-cell office:value-type="float" office:value="38.6518" calcext:value-type="float">
            <text:p>38.6518</text:p>
          </table:table-cell>
          <table:table-cell office:value-type="float" office:value="77.2574" calcext:value-type="float">
            <text:p>77.2574</text:p>
          </table:table-cell>
          <table:table-cell office:value-type="float" office:value="254.078" calcext:value-type="float">
            <text:p>254.078</text:p>
          </table:table-cell>
          <table:table-cell office:value-type="float" office:value="37.2794" calcext:value-type="float">
            <text:p>37.2794</text:p>
          </table:table-cell>
          <table:table-cell/>
          <table:table-cell table:formula="of:=([.D665]-[.A665])/0.0166667" office:value-type="float" office:value="49.8779002441995" calcext:value-type="float">
            <text:p>49.8779002441995</text:p>
          </table:table-cell>
          <table:table-cell table:formula="of:=ABS([.E665]-[.B665])/0.0166667" office:value-type="float" office:value="694.678610642779" calcext:value-type="float">
            <text:p>694.678610642779</text:p>
          </table:table-cell>
          <table:table-cell table:formula="of:=([.F665]-[.C665])/0.0166667" office:value-type="float" office:value="-82.3438353123293" calcext:value-type="float">
            <text:p>-82.3438353123293</text:p>
          </table:table-cell>
          <table:table-cell table:formula="of:=DEGREES(ATAN(ABS([.F665]-[.C665])/ABS([.E665]-[.B665])))" office:value-type="float" office:value="6.76002100152554" calcext:value-type="float">
            <text:p>6.76002100152554</text:p>
          </table:table-cell>
          <table:table-cell table:formula="of:=SQRT(POWER([.H665];2)+POWER([.I665];2)+POWER([.J665];2))" office:value-type="float" office:value="701.317819701807" calcext:value-type="float">
            <text:p>701.317819701807</text:p>
          </table:table-cell>
        </table:table-row>
        <table:table-row table:style-name="ro1">
          <table:table-cell office:value-type="float" office:value="76.2576" calcext:value-type="float">
            <text:p>76.2576</text:p>
          </table:table-cell>
          <table:table-cell office:value-type="float" office:value="273.019" calcext:value-type="float">
            <text:p>273.019</text:p>
          </table:table-cell>
          <table:table-cell office:value-type="float" office:value="38.8833" calcext:value-type="float">
            <text:p>38.8833</text:p>
          </table:table-cell>
          <table:table-cell office:value-type="float" office:value="77.5618" calcext:value-type="float">
            <text:p>77.5618</text:p>
          </table:table-cell>
          <table:table-cell office:value-type="float" office:value="258.647" calcext:value-type="float">
            <text:p>258.647</text:p>
          </table:table-cell>
          <table:table-cell office:value-type="float" office:value="38.1533" calcext:value-type="float">
            <text:p>38.1533</text:p>
          </table:table-cell>
          <table:table-cell/>
          <table:table-cell table:formula="of:=([.D666]-[.A666])/0.0166667" office:value-type="float" office:value="78.2518434963135" calcext:value-type="float">
            <text:p>78.2518434963135</text:p>
          </table:table-cell>
          <table:table-cell table:formula="of:=ABS([.E666]-[.B666])/0.0166667" office:value-type="float" office:value="862.31827536345" calcext:value-type="float">
            <text:p>862.31827536345</text:p>
          </table:table-cell>
          <table:table-cell table:formula="of:=([.F666]-[.C666])/0.0166667" office:value-type="float" office:value="-43.799912400175" calcext:value-type="float">
            <text:p>-43.799912400175</text:p>
          </table:table-cell>
          <table:table-cell table:formula="of:=DEGREES(ATAN(ABS([.F666]-[.C666])/ABS([.E666]-[.B666])))" office:value-type="float" office:value="2.90773761672524" calcext:value-type="float">
            <text:p>2.90773761672524</text:p>
          </table:table-cell>
          <table:table-cell table:formula="of:=SQRT(POWER([.H666];2)+POWER([.I666];2)+POWER([.J666];2))" office:value-type="float" office:value="866.968621901987" calcext:value-type="float">
            <text:p>866.968621901987</text:p>
          </table:table-cell>
        </table:table-row>
        <table:table-row table:style-name="ro1">
          <table:table-cell office:value-type="float" office:value="77.3342" calcext:value-type="float">
            <text:p>77.3342</text:p>
          </table:table-cell>
          <table:table-cell office:value-type="float" office:value="259.808" calcext:value-type="float">
            <text:p>259.808</text:p>
          </table:table-cell>
          <table:table-cell office:value-type="float" office:value="38.194" calcext:value-type="float">
            <text:p>38.194</text:p>
          </table:table-cell>
          <table:table-cell office:value-type="float" office:value="78.3364" calcext:value-type="float">
            <text:p>78.3364</text:p>
          </table:table-cell>
          <table:table-cell office:value-type="float" office:value="246.228" calcext:value-type="float">
            <text:p>246.228</text:p>
          </table:table-cell>
          <table:table-cell office:value-type="float" office:value="37.0268" calcext:value-type="float">
            <text:p>37.0268</text:p>
          </table:table-cell>
          <table:table-cell/>
          <table:table-cell table:formula="of:=([.D667]-[.A667])/0.0166667" office:value-type="float" office:value="60.1318797362407" calcext:value-type="float">
            <text:p>60.1318797362407</text:p>
          </table:table-cell>
          <table:table-cell table:formula="of:=ABS([.E667]-[.B667])/0.0166667" office:value-type="float" office:value="814.798370403258" calcext:value-type="float">
            <text:p>814.798370403258</text:p>
          </table:table-cell>
          <table:table-cell table:formula="of:=([.F667]-[.C667])/0.0166667" office:value-type="float" office:value="-70.0318599362802" calcext:value-type="float">
            <text:p>-70.0318599362802</text:p>
          </table:table-cell>
          <table:table-cell table:formula="of:=DEGREES(ATAN(ABS([.F667]-[.C667])/ABS([.E667]-[.B667])))" office:value-type="float" office:value="4.91249493027996" calcext:value-type="float">
            <text:p>4.91249493027996</text:p>
          </table:table-cell>
          <table:table-cell table:formula="of:=SQRT(POWER([.H667];2)+POWER([.I667];2)+POWER([.J667];2))" office:value-type="float" office:value="820.010176021343" calcext:value-type="float">
            <text:p>820.010176021343</text:p>
          </table:table-cell>
        </table:table-row>
        <table:table-row table:style-name="ro1">
          <table:table-cell office:value-type="float" office:value="76.4394" calcext:value-type="float">
            <text:p>76.4394</text:p>
          </table:table-cell>
          <table:table-cell office:value-type="float" office:value="266.912" calcext:value-type="float">
            <text:p>266.912</text:p>
          </table:table-cell>
          <table:table-cell office:value-type="float" office:value="38.436" calcext:value-type="float">
            <text:p>38.436</text:p>
          </table:table-cell>
          <table:table-cell office:value-type="float" office:value="77.4981" calcext:value-type="float">
            <text:p>77.4981</text:p>
          </table:table-cell>
          <table:table-cell office:value-type="float" office:value="254.061" calcext:value-type="float">
            <text:p>254.061</text:p>
          </table:table-cell>
          <table:table-cell office:value-type="float" office:value="37.5205" calcext:value-type="float">
            <text:p>37.5205</text:p>
          </table:table-cell>
          <table:table-cell/>
          <table:table-cell table:formula="of:=([.D668]-[.A668])/0.0166667" office:value-type="float" office:value="63.5218729562533" calcext:value-type="float">
            <text:p>63.5218729562533</text:p>
          </table:table-cell>
          <table:table-cell table:formula="of:=ABS([.E668]-[.B668])/0.0166667" office:value-type="float" office:value="771.058457883083" calcext:value-type="float">
            <text:p>771.058457883083</text:p>
          </table:table-cell>
          <table:table-cell table:formula="of:=([.F668]-[.C668])/0.0166667" office:value-type="float" office:value="-54.9298901402198" calcext:value-type="float">
            <text:p>-54.9298901402198</text:p>
          </table:table-cell>
          <table:table-cell table:formula="of:=DEGREES(ATAN(ABS([.F668]-[.C668])/ABS([.E668]-[.B668])))" office:value-type="float" office:value="4.07484388904455" calcext:value-type="float">
            <text:p>4.07484388904455</text:p>
          </table:table-cell>
          <table:table-cell table:formula="of:=SQRT(POWER([.H668];2)+POWER([.I668];2)+POWER([.J668];2))" office:value-type="float" office:value="775.618119081629" calcext:value-type="float">
            <text:p>775.618119081629</text:p>
          </table:table-cell>
        </table:table-row>
        <table:table-row table:style-name="ro1">
          <table:table-cell office:value-type="float" office:value="74.2123" calcext:value-type="float">
            <text:p>74.2123</text:p>
          </table:table-cell>
          <table:table-cell office:value-type="float" office:value="266.77" calcext:value-type="float">
            <text:p>266.77</text:p>
          </table:table-cell>
          <table:table-cell office:value-type="float" office:value="37.9886" calcext:value-type="float">
            <text:p>37.9886</text:p>
          </table:table-cell>
          <table:table-cell office:value-type="float" office:value="74.6157" calcext:value-type="float">
            <text:p>74.6157</text:p>
          </table:table-cell>
          <table:table-cell office:value-type="float" office:value="255.013" calcext:value-type="float">
            <text:p>255.013</text:p>
          </table:table-cell>
          <table:table-cell office:value-type="float" office:value="36.8948" calcext:value-type="float">
            <text:p>36.8948</text:p>
          </table:table-cell>
          <table:table-cell/>
          <table:table-cell table:formula="of:=([.D669]-[.A669])/0.0166667" office:value-type="float" office:value="24.2039515920971" calcext:value-type="float">
            <text:p>24.2039515920971</text:p>
          </table:table-cell>
          <table:table-cell table:formula="of:=ABS([.E669]-[.B669])/0.0166667" office:value-type="float" office:value="705.41858916282" calcext:value-type="float">
            <text:p>705.41858916282</text:p>
          </table:table-cell>
          <table:table-cell table:formula="of:=([.F669]-[.C669])/0.0166667" office:value-type="float" office:value="-65.6278687442622" calcext:value-type="float">
            <text:p>-65.6278687442622</text:p>
          </table:table-cell>
          <table:table-cell table:formula="of:=DEGREES(ATAN(ABS([.F669]-[.C669])/ABS([.E669]-[.B669])))" office:value-type="float" office:value="5.31515241893971" calcext:value-type="float">
            <text:p>5.31515241893971</text:p>
          </table:table-cell>
          <table:table-cell table:formula="of:=SQRT(POWER([.H669];2)+POWER([.I669];2)+POWER([.J669];2))" office:value-type="float" office:value="708.878151987385" calcext:value-type="float">
            <text:p>708.878151987385</text:p>
          </table:table-cell>
        </table:table-row>
        <table:table-row table:style-name="ro1">
          <table:table-cell office:value-type="float" office:value="71.7379" calcext:value-type="float">
            <text:p>71.7379</text:p>
          </table:table-cell>
          <table:table-cell office:value-type="float" office:value="260.278" calcext:value-type="float">
            <text:p>260.278</text:p>
          </table:table-cell>
          <table:table-cell office:value-type="float" office:value="38.6491" calcext:value-type="float">
            <text:p>38.6491</text:p>
          </table:table-cell>
          <table:table-cell office:value-type="float" office:value="71.4817" calcext:value-type="float">
            <text:p>71.4817</text:p>
          </table:table-cell>
          <table:table-cell office:value-type="float" office:value="247.508" calcext:value-type="float">
            <text:p>247.508</text:p>
          </table:table-cell>
          <table:table-cell office:value-type="float" office:value="37.8033" calcext:value-type="float">
            <text:p>37.8033</text:p>
          </table:table-cell>
          <table:table-cell/>
          <table:table-cell table:formula="of:=([.D670]-[.A670])/0.0166667" office:value-type="float" office:value="-15.371969256061" calcext:value-type="float">
            <text:p>-15.371969256061</text:p>
          </table:table-cell>
          <table:table-cell table:formula="of:=ABS([.E670]-[.B670])/0.0166667" office:value-type="float" office:value="766.198467603065" calcext:value-type="float">
            <text:p>766.198467603065</text:p>
          </table:table-cell>
          <table:table-cell table:formula="of:=([.F670]-[.C670])/0.0166667" office:value-type="float" office:value="-50.7478985042028" calcext:value-type="float">
            <text:p>-50.7478985042028</text:p>
          </table:table-cell>
          <table:table-cell table:formula="of:=DEGREES(ATAN(ABS([.F670]-[.C670])/ABS([.E670]-[.B670])))" office:value-type="float" office:value="3.78935730197118" calcext:value-type="float">
            <text:p>3.78935730197118</text:p>
          </table:table-cell>
          <table:table-cell table:formula="of:=SQRT(POWER([.H670];2)+POWER([.I670];2)+POWER([.J670];2))" office:value-type="float" office:value="768.031079057799" calcext:value-type="float">
            <text:p>768.031079057799</text:p>
          </table:table-cell>
        </table:table-row>
        <table:table-row table:style-name="ro1">
          <table:table-cell office:value-type="float" office:value="73.7329" calcext:value-type="float">
            <text:p>73.7329</text:p>
          </table:table-cell>
          <table:table-cell office:value-type="float" office:value="269.083" calcext:value-type="float">
            <text:p>269.083</text:p>
          </table:table-cell>
          <table:table-cell office:value-type="float" office:value="38.5822" calcext:value-type="float">
            <text:p>38.5822</text:p>
          </table:table-cell>
          <table:table-cell office:value-type="float" office:value="74.1354" calcext:value-type="float">
            <text:p>74.1354</text:p>
          </table:table-cell>
          <table:table-cell office:value-type="float" office:value="254.823" calcext:value-type="float">
            <text:p>254.823</text:p>
          </table:table-cell>
          <table:table-cell office:value-type="float" office:value="37.6556" calcext:value-type="float">
            <text:p>37.6556</text:p>
          </table:table-cell>
          <table:table-cell/>
          <table:table-cell table:formula="of:=([.D671]-[.A671])/0.0166667" office:value-type="float" office:value="24.1499517000968" calcext:value-type="float">
            <text:p>24.1499517000968</text:p>
          </table:table-cell>
          <table:table-cell table:formula="of:=ABS([.E671]-[.B671])/0.0166667" office:value-type="float" office:value="855.598288803424" calcext:value-type="float">
            <text:p>855.598288803424</text:p>
          </table:table-cell>
          <table:table-cell table:formula="of:=([.F671]-[.C671])/0.0166667" office:value-type="float" office:value="-55.5958888082224" calcext:value-type="float">
            <text:p>-55.5958888082224</text:p>
          </table:table-cell>
          <table:table-cell table:formula="of:=DEGREES(ATAN(ABS([.F671]-[.C671])/ABS([.E671]-[.B671])))" office:value-type="float" office:value="3.71779366177675" calcext:value-type="float">
            <text:p>3.71779366177675</text:p>
          </table:table-cell>
          <table:table-cell table:formula="of:=SQRT(POWER([.H671];2)+POWER([.I671];2)+POWER([.J671];2))" office:value-type="float" office:value="857.742708988447" calcext:value-type="float">
            <text:p>857.742708988447</text:p>
          </table:table-cell>
        </table:table-row>
        <table:table-row table:style-name="ro1">
          <table:table-cell office:value-type="float" office:value="73.7055" calcext:value-type="float">
            <text:p>73.7055</text:p>
          </table:table-cell>
          <table:table-cell office:value-type="float" office:value="264.234" calcext:value-type="float">
            <text:p>264.234</text:p>
          </table:table-cell>
          <table:table-cell office:value-type="float" office:value="38.187" calcext:value-type="float">
            <text:p>38.187</text:p>
          </table:table-cell>
          <table:table-cell office:value-type="float" office:value="73.8719" calcext:value-type="float">
            <text:p>73.8719</text:p>
          </table:table-cell>
          <table:table-cell office:value-type="float" office:value="251.399" calcext:value-type="float">
            <text:p>251.399</text:p>
          </table:table-cell>
          <table:table-cell office:value-type="float" office:value="37.0753" calcext:value-type="float">
            <text:p>37.0753</text:p>
          </table:table-cell>
          <table:table-cell/>
          <table:table-cell table:formula="of:=([.D672]-[.A672])/0.0166667" office:value-type="float" office:value="9.98398003203969" calcext:value-type="float">
            <text:p>9.98398003203969</text:p>
          </table:table-cell>
          <table:table-cell table:formula="of:=ABS([.E672]-[.B672])/0.0166667" office:value-type="float" office:value="770.098459803079" calcext:value-type="float">
            <text:p>770.098459803079</text:p>
          </table:table-cell>
          <table:table-cell table:formula="of:=([.F672]-[.C672])/0.0166667" office:value-type="float" office:value="-66.7018665962668" calcext:value-type="float">
            <text:p>-66.7018665962668</text:p>
          </table:table-cell>
          <table:table-cell table:formula="of:=DEGREES(ATAN(ABS([.F672]-[.C672])/ABS([.E672]-[.B672])))" office:value-type="float" office:value="4.95030363356555" calcext:value-type="float">
            <text:p>4.95030363356555</text:p>
          </table:table-cell>
          <table:table-cell table:formula="of:=SQRT(POWER([.H672];2)+POWER([.I672];2)+POWER([.J672];2))" office:value-type="float" office:value="773.046218964805" calcext:value-type="float">
            <text:p>773.046218964805</text:p>
          </table:table-cell>
        </table:table-row>
        <table:table-row table:style-name="ro1">
          <table:table-cell office:value-type="float" office:value="73.9886" calcext:value-type="float">
            <text:p>73.9886</text:p>
          </table:table-cell>
          <table:table-cell office:value-type="float" office:value="270.344" calcext:value-type="float">
            <text:p>270.344</text:p>
          </table:table-cell>
          <table:table-cell office:value-type="float" office:value="38.6124" calcext:value-type="float">
            <text:p>38.6124</text:p>
          </table:table-cell>
          <table:table-cell office:value-type="float" office:value="74.4003" calcext:value-type="float">
            <text:p>74.4003</text:p>
          </table:table-cell>
          <table:table-cell office:value-type="float" office:value="258.427" calcext:value-type="float">
            <text:p>258.427</text:p>
          </table:table-cell>
          <table:table-cell office:value-type="float" office:value="37.4944" calcext:value-type="float">
            <text:p>37.4944</text:p>
          </table:table-cell>
          <table:table-cell/>
          <table:table-cell table:formula="of:=([.D673]-[.A673])/0.0166667" office:value-type="float" office:value="24.7019505960986" calcext:value-type="float">
            <text:p>24.7019505960986</text:p>
          </table:table-cell>
          <table:table-cell table:formula="of:=ABS([.E673]-[.B673])/0.0166667" office:value-type="float" office:value="715.018569962859" calcext:value-type="float">
            <text:p>715.018569962859</text:p>
          </table:table-cell>
          <table:table-cell table:formula="of:=([.F673]-[.C673])/0.0166667" office:value-type="float" office:value="-67.0798658402685" calcext:value-type="float">
            <text:p>-67.0798658402685</text:p>
          </table:table-cell>
          <table:table-cell table:formula="of:=DEGREES(ATAN(ABS([.F673]-[.C673])/ABS([.E673]-[.B673])))" office:value-type="float" office:value="5.35954846872644" calcext:value-type="float">
            <text:p>5.35954846872644</text:p>
          </table:table-cell>
          <table:table-cell table:formula="of:=SQRT(POWER([.H673];2)+POWER([.I673];2)+POWER([.J673];2))" office:value-type="float" office:value="718.582945912392" calcext:value-type="float">
            <text:p>718.582945912392</text:p>
          </table:table-cell>
        </table:table-row>
        <table:table-row table:style-name="ro1">
          <table:table-cell office:value-type="float" office:value="74.7194" calcext:value-type="float">
            <text:p>74.7194</text:p>
          </table:table-cell>
          <table:table-cell office:value-type="float" office:value="267.821" calcext:value-type="float">
            <text:p>267.821</text:p>
          </table:table-cell>
          <table:table-cell office:value-type="float" office:value="39.2811" calcext:value-type="float">
            <text:p>39.2811</text:p>
          </table:table-cell>
          <table:table-cell office:value-type="float" office:value="75.3333" calcext:value-type="float">
            <text:p>75.3333</text:p>
          </table:table-cell>
          <table:table-cell office:value-type="float" office:value="253.603" calcext:value-type="float">
            <text:p>253.603</text:p>
          </table:table-cell>
          <table:table-cell office:value-type="float" office:value="38.8209" calcext:value-type="float">
            <text:p>38.8209</text:p>
          </table:table-cell>
          <table:table-cell/>
          <table:table-cell table:formula="of:=([.D674]-[.A674])/0.0166667" office:value-type="float" office:value="36.8339263321474" calcext:value-type="float">
            <text:p>36.8339263321474</text:p>
          </table:table-cell>
          <table:table-cell table:formula="of:=ABS([.E674]-[.B674])/0.0166667" office:value-type="float" office:value="853.078293843413" calcext:value-type="float">
            <text:p>853.078293843413</text:p>
          </table:table-cell>
          <table:table-cell table:formula="of:=([.F674]-[.C674])/0.0166667" office:value-type="float" office:value="-27.6119447761105" calcext:value-type="float">
            <text:p>-27.6119447761105</text:p>
          </table:table-cell>
          <table:table-cell table:formula="of:=DEGREES(ATAN(ABS([.F674]-[.C674])/ABS([.E674]-[.B674])))" office:value-type="float" office:value="1.85386942883408" calcext:value-type="float">
            <text:p>1.85386942883408</text:p>
          </table:table-cell>
          <table:table-cell table:formula="of:=SQRT(POWER([.H674];2)+POWER([.I674];2)+POWER([.J674];2))" office:value-type="float" office:value="854.319456087798" calcext:value-type="float">
            <text:p>854.319456087798</text:p>
          </table:table-cell>
        </table:table-row>
        <table:table-row table:style-name="ro1">
          <table:table-cell office:value-type="float" office:value="75.2268" calcext:value-type="float">
            <text:p>75.2268</text:p>
          </table:table-cell>
          <table:table-cell office:value-type="float" office:value="268.979" calcext:value-type="float">
            <text:p>268.979</text:p>
          </table:table-cell>
          <table:table-cell office:value-type="float" office:value="40.0666" calcext:value-type="float">
            <text:p>40.0666</text:p>
          </table:table-cell>
          <table:table-cell office:value-type="float" office:value="76.0673" calcext:value-type="float">
            <text:p>76.0673</text:p>
          </table:table-cell>
          <table:table-cell office:value-type="float" office:value="254.788" calcext:value-type="float">
            <text:p>254.788</text:p>
          </table:table-cell>
          <table:table-cell office:value-type="float" office:value="39.3249" calcext:value-type="float">
            <text:p>39.3249</text:p>
          </table:table-cell>
          <table:table-cell/>
          <table:table-cell table:formula="of:=([.D675]-[.A675])/0.0166667" office:value-type="float" office:value="50.4298991402021" calcext:value-type="float">
            <text:p>50.4298991402021</text:p>
          </table:table-cell>
          <table:table-cell table:formula="of:=ABS([.E675]-[.B675])/0.0166667" office:value-type="float" office:value="851.458297083404" calcext:value-type="float">
            <text:p>851.458297083404</text:p>
          </table:table-cell>
          <table:table-cell table:formula="of:=([.F675]-[.C675])/0.0166667" office:value-type="float" office:value="-44.5019109961781" calcext:value-type="float">
            <text:p>-44.5019109961781</text:p>
          </table:table-cell>
          <table:table-cell table:formula="of:=DEGREES(ATAN(ABS([.F675]-[.C675])/ABS([.E675]-[.B675])))" office:value-type="float" office:value="2.99187143159585" calcext:value-type="float">
            <text:p>2.99187143159585</text:p>
          </table:table-cell>
          <table:table-cell table:formula="of:=SQRT(POWER([.H675];2)+POWER([.I675];2)+POWER([.J675];2))" office:value-type="float" office:value="854.110546991298" calcext:value-type="float">
            <text:p>854.110546991298</text:p>
          </table:table-cell>
        </table:table-row>
        <table:table-row table:style-name="ro1">
          <table:table-cell office:value-type="float" office:value="75.6755" calcext:value-type="float">
            <text:p>75.6755</text:p>
          </table:table-cell>
          <table:table-cell office:value-type="float" office:value="264.297" calcext:value-type="float">
            <text:p>264.297</text:p>
          </table:table-cell>
          <table:table-cell office:value-type="float" office:value="39.137" calcext:value-type="float">
            <text:p>39.137</text:p>
          </table:table-cell>
          <table:table-cell office:value-type="float" office:value="76.2817" calcext:value-type="float">
            <text:p>76.2817</text:p>
          </table:table-cell>
          <table:table-cell office:value-type="float" office:value="252.715" calcext:value-type="float">
            <text:p>252.715</text:p>
          </table:table-cell>
          <table:table-cell office:value-type="float" office:value="38.0121" calcext:value-type="float">
            <text:p>38.0121</text:p>
          </table:table-cell>
          <table:table-cell/>
          <table:table-cell table:formula="of:=([.D676]-[.A676])/0.0166667" office:value-type="float" office:value="36.3719272561456" calcext:value-type="float">
            <text:p>36.3719272561456</text:p>
          </table:table-cell>
          <table:table-cell table:formula="of:=ABS([.E676]-[.B676])/0.0166667" office:value-type="float" office:value="694.918610162781" calcext:value-type="float">
            <text:p>694.918610162781</text:p>
          </table:table-cell>
          <table:table-cell table:formula="of:=([.F676]-[.C676])/0.0166667" office:value-type="float" office:value="-67.4938650122702" calcext:value-type="float">
            <text:p>-67.4938650122702</text:p>
          </table:table-cell>
          <table:table-cell table:formula="of:=DEGREES(ATAN(ABS([.F676]-[.C676])/ABS([.E676]-[.B676])))" office:value-type="float" office:value="5.54744414159517" calcext:value-type="float">
            <text:p>5.54744414159517</text:p>
          </table:table-cell>
          <table:table-cell table:formula="of:=SQRT(POWER([.H676];2)+POWER([.I676];2)+POWER([.J676];2))" office:value-type="float" office:value="699.13533286281" calcext:value-type="float">
            <text:p>699.13533286281</text:p>
          </table:table-cell>
        </table:table-row>
        <table:table-row table:style-name="ro1">
          <table:table-cell office:value-type="float" office:value="75.7109" calcext:value-type="float">
            <text:p>75.7109</text:p>
          </table:table-cell>
          <table:table-cell office:value-type="float" office:value="267.843" calcext:value-type="float">
            <text:p>267.843</text:p>
          </table:table-cell>
          <table:table-cell office:value-type="float" office:value="39.7605" calcext:value-type="float">
            <text:p>39.7605</text:p>
          </table:table-cell>
          <table:table-cell office:value-type="float" office:value="76.5624" calcext:value-type="float">
            <text:p>76.5624</text:p>
          </table:table-cell>
          <table:table-cell office:value-type="float" office:value="256.09" calcext:value-type="float">
            <text:p>256.09</text:p>
          </table:table-cell>
          <table:table-cell office:value-type="float" office:value="38.8525" calcext:value-type="float">
            <text:p>38.8525</text:p>
          </table:table-cell>
          <table:table-cell/>
          <table:table-cell table:formula="of:=([.D677]-[.A677])/0.0166667" office:value-type="float" office:value="51.0898978202045" calcext:value-type="float">
            <text:p>51.0898978202045</text:p>
          </table:table-cell>
          <table:table-cell table:formula="of:=ABS([.E677]-[.B677])/0.0166667" office:value-type="float" office:value="705.178589642823" calcext:value-type="float">
            <text:p>705.178589642823</text:p>
          </table:table-cell>
          <table:table-cell table:formula="of:=([.F677]-[.C677])/0.0166667" office:value-type="float" office:value="-54.479891040218" calcext:value-type="float">
            <text:p>-54.479891040218</text:p>
          </table:table-cell>
          <table:table-cell table:formula="of:=DEGREES(ATAN(ABS([.F677]-[.C677])/ABS([.E677]-[.B677])))" office:value-type="float" office:value="4.41771733732388" calcext:value-type="float">
            <text:p>4.41771733732388</text:p>
          </table:table-cell>
          <table:table-cell table:formula="of:=SQRT(POWER([.H677];2)+POWER([.I677];2)+POWER([.J677];2))" office:value-type="float" office:value="709.122753462103" calcext:value-type="float">
            <text:p>709.122753462103</text:p>
          </table:table-cell>
        </table:table-row>
        <table:table-row table:style-name="ro1">
          <table:table-cell office:value-type="float" office:value="75.2681" calcext:value-type="float">
            <text:p>75.2681</text:p>
          </table:table-cell>
          <table:table-cell office:value-type="float" office:value="274.049" calcext:value-type="float">
            <text:p>274.049</text:p>
          </table:table-cell>
          <table:table-cell office:value-type="float" office:value="39.7159" calcext:value-type="float">
            <text:p>39.7159</text:p>
          </table:table-cell>
          <table:table-cell office:value-type="float" office:value="76.36" calcext:value-type="float">
            <text:p>76.36</text:p>
          </table:table-cell>
          <table:table-cell office:value-type="float" office:value="259.592" calcext:value-type="float">
            <text:p>259.592</text:p>
          </table:table-cell>
          <table:table-cell office:value-type="float" office:value="38.9682" calcext:value-type="float">
            <text:p>38.9682</text:p>
          </table:table-cell>
          <table:table-cell/>
          <table:table-cell table:formula="of:=([.D678]-[.A678])/0.0166667" office:value-type="float" office:value="65.5138689722618" calcext:value-type="float">
            <text:p>65.5138689722618</text:p>
          </table:table-cell>
          <table:table-cell table:formula="of:=ABS([.E678]-[.B678])/0.0166667" office:value-type="float" office:value="867.418265163469" calcext:value-type="float">
            <text:p>867.418265163469</text:p>
          </table:table-cell>
          <table:table-cell table:formula="of:=([.F678]-[.C678])/0.0166667" office:value-type="float" office:value="-44.8619102761791" calcext:value-type="float">
            <text:p>-44.8619102761791</text:p>
          </table:table-cell>
          <table:table-cell table:formula="of:=DEGREES(ATAN(ABS([.F678]-[.C678])/ABS([.E678]-[.B678])))" office:value-type="float" office:value="2.96063628081883" calcext:value-type="float">
            <text:p>2.96063628081883</text:p>
          </table:table-cell>
          <table:table-cell table:formula="of:=SQRT(POWER([.H678];2)+POWER([.I678];2)+POWER([.J678];2))" office:value-type="float" office:value="871.044835103536" calcext:value-type="float">
            <text:p>871.044835103536</text:p>
          </table:table-cell>
        </table:table-row>
        <table:table-row table:style-name="ro1">
          <table:table-cell office:value-type="float" office:value="63.2735" calcext:value-type="float">
            <text:p>63.2735</text:p>
          </table:table-cell>
          <table:table-cell office:value-type="float" office:value="257.571" calcext:value-type="float">
            <text:p>257.571</text:p>
          </table:table-cell>
          <table:table-cell office:value-type="float" office:value="39.9245" calcext:value-type="float">
            <text:p>39.9245</text:p>
          </table:table-cell>
          <table:table-cell office:value-type="float" office:value="63.2237" calcext:value-type="float">
            <text:p>63.2237</text:p>
          </table:table-cell>
          <table:table-cell office:value-type="float" office:value="245.974" calcext:value-type="float">
            <text:p>245.974</text:p>
          </table:table-cell>
          <table:table-cell office:value-type="float" office:value="38.8681" calcext:value-type="float">
            <text:p>38.8681</text:p>
          </table:table-cell>
          <table:table-cell/>
          <table:table-cell table:formula="of:=([.D679]-[.A679])/0.0166667" office:value-type="float" office:value="-2.98799402401181" calcext:value-type="float">
            <text:p>-2.98799402401181</text:p>
          </table:table-cell>
          <table:table-cell table:formula="of:=ABS([.E679]-[.B679])/0.0166667" office:value-type="float" office:value="695.818608362786" calcext:value-type="float">
            <text:p>695.818608362786</text:p>
          </table:table-cell>
          <table:table-cell table:formula="of:=([.F679]-[.C679])/0.0166667" office:value-type="float" office:value="-63.3838732322537" calcext:value-type="float">
            <text:p>-63.3838732322537</text:p>
          </table:table-cell>
          <table:table-cell table:formula="of:=DEGREES(ATAN(ABS([.F679]-[.C679])/ABS([.E679]-[.B679])))" office:value-type="float" office:value="5.20485252603299" calcext:value-type="float">
            <text:p>5.20485252603299</text:p>
          </table:table-cell>
          <table:table-cell table:formula="of:=SQRT(POWER([.H679];2)+POWER([.I679];2)+POWER([.J679];2))" office:value-type="float" office:value="698.705931875588" calcext:value-type="float">
            <text:p>698.705931875588</text:p>
          </table:table-cell>
        </table:table-row>
        <table:table-row table:style-name="ro1">
          <table:table-cell office:value-type="float" office:value="62.3425" calcext:value-type="float">
            <text:p>62.3425</text:p>
          </table:table-cell>
          <table:table-cell office:value-type="float" office:value="268.471" calcext:value-type="float">
            <text:p>268.471</text:p>
          </table:table-cell>
          <table:table-cell office:value-type="float" office:value="40.0274" calcext:value-type="float">
            <text:p>40.0274</text:p>
          </table:table-cell>
          <table:table-cell office:value-type="float" office:value="62.5813" calcext:value-type="float">
            <text:p>62.5813</text:p>
          </table:table-cell>
          <table:table-cell office:value-type="float" office:value="255.179" calcext:value-type="float">
            <text:p>255.179</text:p>
          </table:table-cell>
          <table:table-cell office:value-type="float" office:value="39.1443" calcext:value-type="float">
            <text:p>39.1443</text:p>
          </table:table-cell>
          <table:table-cell/>
          <table:table-cell table:formula="of:=([.D680]-[.A680])/0.0166667" office:value-type="float" office:value="14.3279713440572" calcext:value-type="float">
            <text:p>14.3279713440572</text:p>
          </table:table-cell>
          <table:table-cell table:formula="of:=ABS([.E680]-[.B680])/0.0166667" office:value-type="float" office:value="797.51840496319" calcext:value-type="float">
            <text:p>797.51840496319</text:p>
          </table:table-cell>
          <table:table-cell table:formula="of:=([.F680]-[.C680])/0.0166667" office:value-type="float" office:value="-52.9858940282119" calcext:value-type="float">
            <text:p>-52.9858940282119</text:p>
          </table:table-cell>
          <table:table-cell table:formula="of:=DEGREES(ATAN(ABS([.F680]-[.C680])/ABS([.E680]-[.B680])))" office:value-type="float" office:value="3.80105716941356" calcext:value-type="float">
            <text:p>3.80105716941356</text:p>
          </table:table-cell>
          <table:table-cell table:formula="of:=SQRT(POWER([.H680];2)+POWER([.I680];2)+POWER([.J680];2))" office:value-type="float" office:value="799.405029996582" calcext:value-type="float">
            <text:p>799.405029996582</text:p>
          </table:table-cell>
        </table:table-row>
        <table:table-row table:style-name="ro1">
          <table:table-cell office:value-type="float" office:value="61.5234" calcext:value-type="float">
            <text:p>61.5234</text:p>
          </table:table-cell>
          <table:table-cell office:value-type="float" office:value="259.783" calcext:value-type="float">
            <text:p>259.783</text:p>
          </table:table-cell>
          <table:table-cell office:value-type="float" office:value="39.3179" calcext:value-type="float">
            <text:p>39.3179</text:p>
          </table:table-cell>
          <table:table-cell office:value-type="float" office:value="61.541" calcext:value-type="float">
            <text:p>61.541</text:p>
          </table:table-cell>
          <table:table-cell office:value-type="float" office:value="246.895" calcext:value-type="float">
            <text:p>246.895</text:p>
          </table:table-cell>
          <table:table-cell office:value-type="float" office:value="38.2463" calcext:value-type="float">
            <text:p>38.2463</text:p>
          </table:table-cell>
          <table:table-cell/>
          <table:table-cell table:formula="of:=([.D681]-[.A681])/0.0166667" office:value-type="float" office:value="1.05599788800389" calcext:value-type="float">
            <text:p>1.05599788800389</text:p>
          </table:table-cell>
          <table:table-cell table:formula="of:=ABS([.E681]-[.B681])/0.0166667" office:value-type="float" office:value="773.278453443094" calcext:value-type="float">
            <text:p>773.278453443094</text:p>
          </table:table-cell>
          <table:table-cell table:formula="of:=([.F681]-[.C681])/0.0166667" office:value-type="float" office:value="-64.2958714082574" calcext:value-type="float">
            <text:p>-64.2958714082574</text:p>
          </table:table-cell>
          <table:table-cell table:formula="of:=DEGREES(ATAN(ABS([.F681]-[.C681])/ABS([.E681]-[.B681])))" office:value-type="float" office:value="4.75304550590626" calcext:value-type="float">
            <text:p>4.75304550590626</text:p>
          </table:table-cell>
          <table:table-cell table:formula="of:=SQRT(POWER([.H681];2)+POWER([.I681];2)+POWER([.J681];2))" office:value-type="float" office:value="775.947576045592" calcext:value-type="float">
            <text:p>775.947576045592</text:p>
          </table:table-cell>
        </table:table-row>
        <table:table-row table:style-name="ro1">
          <table:table-cell office:value-type="float" office:value="61.3303" calcext:value-type="float">
            <text:p>61.3303</text:p>
          </table:table-cell>
          <table:table-cell office:value-type="float" office:value="269.538" calcext:value-type="float">
            <text:p>269.538</text:p>
          </table:table-cell>
          <table:table-cell office:value-type="float" office:value="40.1049" calcext:value-type="float">
            <text:p>40.1049</text:p>
          </table:table-cell>
          <table:table-cell office:value-type="float" office:value="61.1754" calcext:value-type="float">
            <text:p>61.1754</text:p>
          </table:table-cell>
          <table:table-cell office:value-type="float" office:value="263.629" calcext:value-type="float">
            <text:p>263.629</text:p>
          </table:table-cell>
          <table:table-cell office:value-type="float" office:value="37.9223" calcext:value-type="float">
            <text:p>37.9223</text:p>
          </table:table-cell>
          <table:table-cell/>
          <table:table-cell table:formula="of:=([.D682]-[.A682])/0.0166667" office:value-type="float" office:value="-9.29398141203705" calcext:value-type="float">
            <text:p>-9.29398141203705</text:p>
          </table:table-cell>
          <table:table-cell table:formula="of:=ABS([.E682]-[.B682])/0.0166667" office:value-type="float" office:value="354.539290921418" calcext:value-type="float">
            <text:p>354.539290921418</text:p>
          </table:table-cell>
          <table:table-cell table:formula="of:=([.F682]-[.C682])/0.0166667" office:value-type="float" office:value="-130.955738088524" calcext:value-type="float">
            <text:p>-130.955738088524</text:p>
          </table:table-cell>
          <table:table-cell table:formula="of:=DEGREES(ATAN(ABS([.F682]-[.C682])/ABS([.E682]-[.B682])))" office:value-type="float" office:value="20.2726548663894" calcext:value-type="float">
            <text:p>20.2726548663894</text:p>
          </table:table-cell>
          <table:table-cell table:formula="of:=SQRT(POWER([.H682];2)+POWER([.I682];2)+POWER([.J682];2))" office:value-type="float" office:value="378.065989260948" calcext:value-type="float">
            <text:p>378.065989260948</text:p>
          </table:table-cell>
        </table:table-row>
        <table:table-row table:style-name="ro1">
          <table:table-cell office:value-type="float" office:value="56.5038" calcext:value-type="float">
            <text:p>56.5038</text:p>
          </table:table-cell>
          <table:table-cell office:value-type="float" office:value="263.897" calcext:value-type="float">
            <text:p>263.897</text:p>
          </table:table-cell>
          <table:table-cell office:value-type="float" office:value="38.1663" calcext:value-type="float">
            <text:p>38.1663</text:p>
          </table:table-cell>
          <table:table-cell office:value-type="float" office:value="56.7097" calcext:value-type="float">
            <text:p>56.7097</text:p>
          </table:table-cell>
          <table:table-cell office:value-type="float" office:value="249.453" calcext:value-type="float">
            <text:p>249.453</text:p>
          </table:table-cell>
          <table:table-cell office:value-type="float" office:value="37.5937" calcext:value-type="float">
            <text:p>37.5937</text:p>
          </table:table-cell>
          <table:table-cell/>
          <table:table-cell table:formula="of:=([.D683]-[.A683])/0.0166667" office:value-type="float" office:value="12.3539752920494" calcext:value-type="float">
            <text:p>12.3539752920494</text:p>
          </table:table-cell>
          <table:table-cell table:formula="of:=ABS([.E683]-[.B683])/0.0166667" office:value-type="float" office:value="866.638266723466" calcext:value-type="float">
            <text:p>866.638266723466</text:p>
          </table:table-cell>
          <table:table-cell table:formula="of:=([.F683]-[.C683])/0.0166667" office:value-type="float" office:value="-34.3559312881375" calcext:value-type="float">
            <text:p>-34.3559312881375</text:p>
          </table:table-cell>
          <table:table-cell table:formula="of:=DEGREES(ATAN(ABS([.F683]-[.C683])/ABS([.E683]-[.B683])))" office:value-type="float" office:value="2.2701740039567" calcext:value-type="float">
            <text:p>2.2701740039567</text:p>
          </table:table-cell>
          <table:table-cell table:formula="of:=SQRT(POWER([.H683];2)+POWER([.I683];2)+POWER([.J683];2))" office:value-type="float" office:value="867.406961045186" calcext:value-type="float">
            <text:p>867.406961045186</text:p>
          </table:table-cell>
        </table:table-row>
        <table:table-row table:style-name="ro1">
          <table:table-cell office:value-type="float" office:value="52.7088" calcext:value-type="float">
            <text:p>52.7088</text:p>
          </table:table-cell>
          <table:table-cell office:value-type="float" office:value="266.791" calcext:value-type="float">
            <text:p>266.791</text:p>
          </table:table-cell>
          <table:table-cell office:value-type="float" office:value="38.4394" calcext:value-type="float">
            <text:p>38.4394</text:p>
          </table:table-cell>
          <table:table-cell office:value-type="float" office:value="52.6877" calcext:value-type="float">
            <text:p>52.6877</text:p>
          </table:table-cell>
          <table:table-cell office:value-type="float" office:value="254.517" calcext:value-type="float">
            <text:p>254.517</text:p>
          </table:table-cell>
          <table:table-cell office:value-type="float" office:value="37.4375" calcext:value-type="float">
            <text:p>37.4375</text:p>
          </table:table-cell>
          <table:table-cell/>
          <table:table-cell table:formula="of:=([.D684]-[.A684])/0.0166667" office:value-type="float" office:value="-1.26599746800488" calcext:value-type="float">
            <text:p>-1.26599746800488</text:p>
          </table:table-cell>
          <table:table-cell table:formula="of:=ABS([.E684]-[.B684])/0.0166667" office:value-type="float" office:value="736.438527122946" calcext:value-type="float">
            <text:p>736.438527122946</text:p>
          </table:table-cell>
          <table:table-cell table:formula="of:=([.F684]-[.C684])/0.0166667" office:value-type="float" office:value="-60.1138797722404" calcext:value-type="float">
            <text:p>-60.1138797722404</text:p>
          </table:table-cell>
          <table:table-cell table:formula="of:=DEGREES(ATAN(ABS([.F684]-[.C684])/ABS([.E684]-[.B684])))" office:value-type="float" office:value="4.666583927205" calcext:value-type="float">
            <text:p>4.666583927205</text:p>
          </table:table-cell>
          <table:table-cell table:formula="of:=SQRT(POWER([.H684];2)+POWER([.I684];2)+POWER([.J684];2))" office:value-type="float" office:value="738.88902111337" calcext:value-type="float">
            <text:p>738.88902111337</text:p>
          </table:table-cell>
        </table:table-row>
        <table:table-row table:style-name="ro1">
          <table:table-cell office:value-type="float" office:value="53.213" calcext:value-type="float">
            <text:p>53.213</text:p>
          </table:table-cell>
          <table:table-cell office:value-type="float" office:value="266.82" calcext:value-type="float">
            <text:p>266.82</text:p>
          </table:table-cell>
          <table:table-cell office:value-type="float" office:value="38.9214" calcext:value-type="float">
            <text:p>38.9214</text:p>
          </table:table-cell>
          <table:table-cell office:value-type="float" office:value="53.3568" calcext:value-type="float">
            <text:p>53.3568</text:p>
          </table:table-cell>
          <table:table-cell office:value-type="float" office:value="255.899" calcext:value-type="float">
            <text:p>255.899</text:p>
          </table:table-cell>
          <table:table-cell office:value-type="float" office:value="37.4236" calcext:value-type="float">
            <text:p>37.4236</text:p>
          </table:table-cell>
          <table:table-cell/>
          <table:table-cell table:formula="of:=([.D685]-[.A685])/0.0166667" office:value-type="float" office:value="8.62798274403444" calcext:value-type="float">
            <text:p>8.62798274403444</text:p>
          </table:table-cell>
          <table:table-cell table:formula="of:=ABS([.E685]-[.B685])/0.0166667" office:value-type="float" office:value="655.258689482621" calcext:value-type="float">
            <text:p>655.258689482621</text:p>
          </table:table-cell>
          <table:table-cell table:formula="of:=([.F685]-[.C685])/0.0166667" office:value-type="float" office:value="-89.8678202643594" calcext:value-type="float">
            <text:p>-89.8678202643594</text:p>
          </table:table-cell>
          <table:table-cell table:formula="of:=DEGREES(ATAN(ABS([.F685]-[.C685])/ABS([.E685]-[.B685])))" office:value-type="float" office:value="7.80931614494923" calcext:value-type="float">
            <text:p>7.80931614494923</text:p>
          </table:table-cell>
          <table:table-cell table:formula="of:=SQRT(POWER([.H685];2)+POWER([.I685];2)+POWER([.J685];2))" office:value-type="float" office:value="661.448877350155" calcext:value-type="float">
            <text:p>661.448877350155</text:p>
          </table:table-cell>
        </table:table-row>
        <table:table-row table:style-name="ro1">
          <table:table-cell office:value-type="float" office:value="54.7556" calcext:value-type="float">
            <text:p>54.7556</text:p>
          </table:table-cell>
          <table:table-cell office:value-type="float" office:value="264.749" calcext:value-type="float">
            <text:p>264.749</text:p>
          </table:table-cell>
          <table:table-cell office:value-type="float" office:value="38.2808" calcext:value-type="float">
            <text:p>38.2808</text:p>
          </table:table-cell>
          <table:table-cell office:value-type="float" office:value="54.619" calcext:value-type="float">
            <text:p>54.619</text:p>
          </table:table-cell>
          <table:table-cell office:value-type="float" office:value="253.918" calcext:value-type="float">
            <text:p>253.918</text:p>
          </table:table-cell>
          <table:table-cell office:value-type="float" office:value="36.5641" calcext:value-type="float">
            <text:p>36.5641</text:p>
          </table:table-cell>
          <table:table-cell/>
          <table:table-cell table:formula="of:=([.D686]-[.A686])/0.0166667" office:value-type="float" office:value="-8.19598360803287" calcext:value-type="float">
            <text:p>-8.19598360803287</text:p>
          </table:table-cell>
          <table:table-cell table:formula="of:=ABS([.E686]-[.B686])/0.0166667" office:value-type="float" office:value="649.858700282601" calcext:value-type="float">
            <text:p>649.858700282601</text:p>
          </table:table-cell>
          <table:table-cell table:formula="of:=([.F686]-[.C686])/0.0166667" office:value-type="float" office:value="-103.001793996412" calcext:value-type="float">
            <text:p>-103.001793996412</text:p>
          </table:table-cell>
          <table:table-cell table:formula="of:=DEGREES(ATAN(ABS([.F686]-[.C686])/ABS([.E686]-[.B686])))" office:value-type="float" office:value="9.00638927231334" calcext:value-type="float">
            <text:p>9.00638927231334</text:p>
          </table:table-cell>
          <table:table-cell table:formula="of:=SQRT(POWER([.H686];2)+POWER([.I686];2)+POWER([.J686];2))" office:value-type="float" office:value="658.021940399234" calcext:value-type="float">
            <text:p>658.021940399234</text:p>
          </table:table-cell>
        </table:table-row>
        <table:table-row table:style-name="ro1">
          <table:table-cell office:value-type="float" office:value="52.91" calcext:value-type="float">
            <text:p>52.91</text:p>
          </table:table-cell>
          <table:table-cell office:value-type="float" office:value="261.765" calcext:value-type="float">
            <text:p>261.765</text:p>
          </table:table-cell>
          <table:table-cell office:value-type="float" office:value="38.5735" calcext:value-type="float">
            <text:p>38.5735</text:p>
          </table:table-cell>
          <table:table-cell office:value-type="float" office:value="52.7657" calcext:value-type="float">
            <text:p>52.7657</text:p>
          </table:table-cell>
          <table:table-cell office:value-type="float" office:value="247.214" calcext:value-type="float">
            <text:p>247.214</text:p>
          </table:table-cell>
          <table:table-cell office:value-type="float" office:value="38.2762" calcext:value-type="float">
            <text:p>38.2762</text:p>
          </table:table-cell>
          <table:table-cell/>
          <table:table-cell table:formula="of:=([.D687]-[.A687])/0.0166667" office:value-type="float" office:value="-8.65798268403428" calcext:value-type="float">
            <text:p>-8.65798268403428</text:p>
          </table:table-cell>
          <table:table-cell table:formula="of:=ABS([.E687]-[.B687])/0.0166667" office:value-type="float" office:value="873.058253883491" calcext:value-type="float">
            <text:p>873.058253883491</text:p>
          </table:table-cell>
          <table:table-cell table:formula="of:=([.F687]-[.C687])/0.0166667" office:value-type="float" office:value="-17.8379643240713" calcext:value-type="float">
            <text:p>-17.8379643240713</text:p>
          </table:table-cell>
          <table:table-cell table:formula="of:=DEGREES(ATAN(ABS([.F687]-[.C687])/ABS([.E687]-[.B687])))" office:value-type="float" office:value="1.17048076135898" calcext:value-type="float">
            <text:p>1.17048076135898</text:p>
          </table:table-cell>
          <table:table-cell table:formula="of:=SQRT(POWER([.H687];2)+POWER([.I687];2)+POWER([.J687];2))" office:value-type="float" office:value="873.283383736044" calcext:value-type="float">
            <text:p>873.283383736044</text:p>
          </table:table-cell>
        </table:table-row>
        <table:table-row table:style-name="ro1">
          <table:table-cell office:value-type="float" office:value="52.4185" calcext:value-type="float">
            <text:p>52.4185</text:p>
          </table:table-cell>
          <table:table-cell office:value-type="float" office:value="261.691" calcext:value-type="float">
            <text:p>261.691</text:p>
          </table:table-cell>
          <table:table-cell office:value-type="float" office:value="38.3479" calcext:value-type="float">
            <text:p>38.3479</text:p>
          </table:table-cell>
          <table:table-cell office:value-type="float" office:value="52.2264" calcext:value-type="float">
            <text:p>52.2264</text:p>
          </table:table-cell>
          <table:table-cell office:value-type="float" office:value="248.378" calcext:value-type="float">
            <text:p>248.378</text:p>
          </table:table-cell>
          <table:table-cell office:value-type="float" office:value="37.5964" calcext:value-type="float">
            <text:p>37.5964</text:p>
          </table:table-cell>
          <table:table-cell/>
          <table:table-cell table:formula="of:=([.D688]-[.A688])/0.0166667" office:value-type="float" office:value="-11.5259769480463" calcext:value-type="float">
            <text:p>-11.5259769480463</text:p>
          </table:table-cell>
          <table:table-cell table:formula="of:=ABS([.E688]-[.B688])/0.0166667" office:value-type="float" office:value="798.778402443194" calcext:value-type="float">
            <text:p>798.778402443194</text:p>
          </table:table-cell>
          <table:table-cell table:formula="of:=([.F688]-[.C688])/0.0166667" office:value-type="float" office:value="-45.0899098201804" calcext:value-type="float">
            <text:p>-45.0899098201804</text:p>
          </table:table-cell>
          <table:table-cell table:formula="of:=DEGREES(ATAN(ABS([.F688]-[.C688])/ABS([.E688]-[.B688])))" office:value-type="float" office:value="3.23083691343826" calcext:value-type="float">
            <text:p>3.23083691343826</text:p>
          </table:table-cell>
          <table:table-cell table:formula="of:=SQRT(POWER([.H688];2)+POWER([.I688];2)+POWER([.J688];2))" office:value-type="float" office:value="800.13304163864" calcext:value-type="float">
            <text:p>800.13304163864</text:p>
          </table:table-cell>
        </table:table-row>
        <table:table-row table:style-name="ro1">
          <table:table-cell office:value-type="float" office:value="51.6867" calcext:value-type="float">
            <text:p>51.6867</text:p>
          </table:table-cell>
          <table:table-cell office:value-type="float" office:value="267.772" calcext:value-type="float">
            <text:p>267.772</text:p>
          </table:table-cell>
          <table:table-cell office:value-type="float" office:value="38.7737" calcext:value-type="float">
            <text:p>38.7737</text:p>
          </table:table-cell>
          <table:table-cell office:value-type="float" office:value="51.2671" calcext:value-type="float">
            <text:p>51.2671</text:p>
          </table:table-cell>
          <table:table-cell office:value-type="float" office:value="254.111" calcext:value-type="float">
            <text:p>254.111</text:p>
          </table:table-cell>
          <table:table-cell office:value-type="float" office:value="37.765" calcext:value-type="float">
            <text:p>37.765</text:p>
          </table:table-cell>
          <table:table-cell/>
          <table:table-cell table:formula="of:=([.D689]-[.A689])/0.0166667" office:value-type="float" office:value="-25.1759496481009" calcext:value-type="float">
            <text:p>-25.1759496481009</text:p>
          </table:table-cell>
          <table:table-cell table:formula="of:=ABS([.E689]-[.B689])/0.0166667" office:value-type="float" office:value="819.658360683279" calcext:value-type="float">
            <text:p>819.658360683279</text:p>
          </table:table-cell>
          <table:table-cell table:formula="of:=([.F689]-[.C689])/0.0166667" office:value-type="float" office:value="-60.5218789562419" calcext:value-type="float">
            <text:p>-60.5218789562419</text:p>
          </table:table-cell>
          <table:table-cell table:formula="of:=DEGREES(ATAN(ABS([.F689]-[.C689])/ABS([.E689]-[.B689])))" office:value-type="float" office:value="4.22293849992676" calcext:value-type="float">
            <text:p>4.22293849992676</text:p>
          </table:table-cell>
          <table:table-cell table:formula="of:=SQRT(POWER([.H689];2)+POWER([.I689];2)+POWER([.J689];2))" office:value-type="float" office:value="822.275230388875" calcext:value-type="float">
            <text:p>822.275230388875</text:p>
          </table:table-cell>
        </table:table-row>
        <table:table-row table:style-name="ro1">
          <table:table-cell office:value-type="float" office:value="50.8713" calcext:value-type="float">
            <text:p>50.8713</text:p>
          </table:table-cell>
          <table:table-cell office:value-type="float" office:value="257.673" calcext:value-type="float">
            <text:p>257.673</text:p>
          </table:table-cell>
          <table:table-cell office:value-type="float" office:value="37.8571" calcext:value-type="float">
            <text:p>37.8571</text:p>
          </table:table-cell>
          <table:table-cell office:value-type="float" office:value="50.7191" calcext:value-type="float">
            <text:p>50.7191</text:p>
          </table:table-cell>
          <table:table-cell office:value-type="float" office:value="244.547" calcext:value-type="float">
            <text:p>244.547</text:p>
          </table:table-cell>
          <table:table-cell office:value-type="float" office:value="36.8954" calcext:value-type="float">
            <text:p>36.8954</text:p>
          </table:table-cell>
          <table:table-cell/>
          <table:table-cell table:formula="of:=([.D690]-[.A690])/0.0166667" office:value-type="float" office:value="-9.13198173603656" calcext:value-type="float">
            <text:p>-9.13198173603656</text:p>
          </table:table-cell>
          <table:table-cell table:formula="of:=ABS([.E690]-[.B690])/0.0166667" office:value-type="float" office:value="787.558424883151" calcext:value-type="float">
            <text:p>787.558424883151</text:p>
          </table:table-cell>
          <table:table-cell table:formula="of:=([.F690]-[.C690])/0.0166667" office:value-type="float" office:value="-57.7018845962308" calcext:value-type="float">
            <text:p>-57.7018845962308</text:p>
          </table:table-cell>
          <table:table-cell table:formula="of:=DEGREES(ATAN(ABS([.F690]-[.C690])/ABS([.E690]-[.B690])))" office:value-type="float" office:value="4.19039100871409" calcext:value-type="float">
            <text:p>4.19039100871409</text:p>
          </table:table-cell>
          <table:table-cell table:formula="of:=SQRT(POWER([.H690];2)+POWER([.I690];2)+POWER([.J690];2))" office:value-type="float" office:value="789.722212667729" calcext:value-type="float">
            <text:p>789.722212667729</text:p>
          </table:table-cell>
        </table:table-row>
        <table:table-row table:style-name="ro1">
          <table:table-cell office:value-type="float" office:value="50.2462" calcext:value-type="float">
            <text:p>50.2462</text:p>
          </table:table-cell>
          <table:table-cell office:value-type="float" office:value="255.144" calcext:value-type="float">
            <text:p>255.144</text:p>
          </table:table-cell>
          <table:table-cell office:value-type="float" office:value="37.3497" calcext:value-type="float">
            <text:p>37.3497</text:p>
          </table:table-cell>
          <table:table-cell office:value-type="float" office:value="49.348" calcext:value-type="float">
            <text:p>49.348</text:p>
          </table:table-cell>
          <table:table-cell office:value-type="float" office:value="243.142" calcext:value-type="float">
            <text:p>243.142</text:p>
          </table:table-cell>
          <table:table-cell office:value-type="float" office:value="35.9931" calcext:value-type="float">
            <text:p>35.9931</text:p>
          </table:table-cell>
          <table:table-cell/>
          <table:table-cell table:formula="of:=([.D691]-[.A691])/0.0166667" office:value-type="float" office:value="-53.8918922162157" calcext:value-type="float">
            <text:p>-53.8918922162157</text:p>
          </table:table-cell>
          <table:table-cell table:formula="of:=ABS([.E691]-[.B691])/0.0166667" office:value-type="float" office:value="720.118559762881" calcext:value-type="float">
            <text:p>720.118559762881</text:p>
          </table:table-cell>
          <table:table-cell table:formula="of:=([.F691]-[.C691])/0.0166667" office:value-type="float" office:value="-81.3958372083256" calcext:value-type="float">
            <text:p>-81.3958372083256</text:p>
          </table:table-cell>
          <table:table-cell table:formula="of:=DEGREES(ATAN(ABS([.F691]-[.C691])/ABS([.E691]-[.B691])))" office:value-type="float" office:value="6.44883790716002" calcext:value-type="float">
            <text:p>6.44883790716002</text:p>
          </table:table-cell>
          <table:table-cell table:formula="of:=SQRT(POWER([.H691];2)+POWER([.I691];2)+POWER([.J691];2))" office:value-type="float" office:value="726.705138606061" calcext:value-type="float">
            <text:p>726.705138606061</text:p>
          </table:table-cell>
        </table:table-row>
        <table:table-row table:style-name="ro1">
          <table:table-cell office:value-type="float" office:value="51.4864" calcext:value-type="float">
            <text:p>51.4864</text:p>
          </table:table-cell>
          <table:table-cell office:value-type="float" office:value="266.492" calcext:value-type="float">
            <text:p>266.492</text:p>
          </table:table-cell>
          <table:table-cell office:value-type="float" office:value="38.5033" calcext:value-type="float">
            <text:p>38.5033</text:p>
          </table:table-cell>
          <table:table-cell office:value-type="float" office:value="51.0739" calcext:value-type="float">
            <text:p>51.0739</text:p>
          </table:table-cell>
          <table:table-cell office:value-type="float" office:value="252.888" calcext:value-type="float">
            <text:p>252.888</text:p>
          </table:table-cell>
          <table:table-cell office:value-type="float" office:value="37.5069" calcext:value-type="float">
            <text:p>37.5069</text:p>
          </table:table-cell>
          <table:table-cell/>
          <table:table-cell table:formula="of:=([.D692]-[.A692])/0.0166667" office:value-type="float" office:value="-24.7499505000991" calcext:value-type="float">
            <text:p>-24.7499505000991</text:p>
          </table:table-cell>
          <table:table-cell table:formula="of:=ABS([.E692]-[.B692])/0.0166667" office:value-type="float" office:value="816.238367523266" calcext:value-type="float">
            <text:p>816.238367523266</text:p>
          </table:table-cell>
          <table:table-cell table:formula="of:=([.F692]-[.C692])/0.0166667" office:value-type="float" office:value="-59.7838804322392" calcext:value-type="float">
            <text:p>-59.7838804322392</text:p>
          </table:table-cell>
          <table:table-cell table:formula="of:=DEGREES(ATAN(ABS([.F692]-[.C692])/ABS([.E692]-[.B692])))" office:value-type="float" office:value="4.18904405428284" calcext:value-type="float">
            <text:p>4.18904405428284</text:p>
          </table:table-cell>
          <table:table-cell table:formula="of:=SQRT(POWER([.H692];2)+POWER([.I692];2)+POWER([.J692];2))" office:value-type="float" office:value="818.798964964135" calcext:value-type="float">
            <text:p>818.798964964135</text:p>
          </table:table-cell>
        </table:table-row>
        <table:table-row table:style-name="ro1">
          <table:table-cell office:value-type="float" office:value="48.5816" calcext:value-type="float">
            <text:p>48.5816</text:p>
          </table:table-cell>
          <table:table-cell office:value-type="float" office:value="254.684" calcext:value-type="float">
            <text:p>254.684</text:p>
          </table:table-cell>
          <table:table-cell office:value-type="float" office:value="37.4494" calcext:value-type="float">
            <text:p>37.4494</text:p>
          </table:table-cell>
          <table:table-cell office:value-type="float" office:value="47.6351" calcext:value-type="float">
            <text:p>47.6351</text:p>
          </table:table-cell>
          <table:table-cell office:value-type="float" office:value="240.231" calcext:value-type="float">
            <text:p>240.231</text:p>
          </table:table-cell>
          <table:table-cell office:value-type="float" office:value="36.5586" calcext:value-type="float">
            <text:p>36.5586</text:p>
          </table:table-cell>
          <table:table-cell/>
          <table:table-cell table:formula="of:=([.D693]-[.A693])/0.0166667" office:value-type="float" office:value="-56.7898864202272" calcext:value-type="float">
            <text:p>-56.7898864202272</text:p>
          </table:table-cell>
          <table:table-cell table:formula="of:=ABS([.E693]-[.B693])/0.0166667" office:value-type="float" office:value="867.178265643469" calcext:value-type="float">
            <text:p>867.178265643469</text:p>
          </table:table-cell>
          <table:table-cell table:formula="of:=([.F693]-[.C693])/0.0166667" office:value-type="float" office:value="-53.4478931042137" calcext:value-type="float">
            <text:p>-53.4478931042137</text:p>
          </table:table-cell>
          <table:table-cell table:formula="of:=DEGREES(ATAN(ABS([.F693]-[.C693])/ABS([.E693]-[.B693])))" office:value-type="float" office:value="3.52692164341294" calcext:value-type="float">
            <text:p>3.52692164341294</text:p>
          </table:table-cell>
          <table:table-cell table:formula="of:=SQRT(POWER([.H693];2)+POWER([.I693];2)+POWER([.J693];2))" office:value-type="float" office:value="870.677846784513" calcext:value-type="float">
            <text:p>870.677846784513</text:p>
          </table:table-cell>
        </table:table-row>
        <table:table-row table:style-name="ro1">
          <table:table-cell office:value-type="float" office:value="50.5114" calcext:value-type="float">
            <text:p>50.5114</text:p>
          </table:table-cell>
          <table:table-cell office:value-type="float" office:value="256" calcext:value-type="float">
            <text:p>256</text:p>
          </table:table-cell>
          <table:table-cell office:value-type="float" office:value="39.8421" calcext:value-type="float">
            <text:p>39.8421</text:p>
          </table:table-cell>
          <table:table-cell office:value-type="float" office:value="49.7995" calcext:value-type="float">
            <text:p>49.7995</text:p>
          </table:table-cell>
          <table:table-cell office:value-type="float" office:value="245.148" calcext:value-type="float">
            <text:p>245.148</text:p>
          </table:table-cell>
          <table:table-cell office:value-type="float" office:value="38.9154" calcext:value-type="float">
            <text:p>38.9154</text:p>
          </table:table-cell>
          <table:table-cell/>
          <table:table-cell table:formula="of:=([.D694]-[.A694])/0.0166667" office:value-type="float" office:value="-42.7139145721709" calcext:value-type="float">
            <text:p>-42.7139145721709</text:p>
          </table:table-cell>
          <table:table-cell table:formula="of:=ABS([.E694]-[.B694])/0.0166667" office:value-type="float" office:value="651.118697762605" calcext:value-type="float">
            <text:p>651.118697762605</text:p>
          </table:table-cell>
          <table:table-cell table:formula="of:=([.F694]-[.C694])/0.0166667" office:value-type="float" office:value="-55.6018887962226" calcext:value-type="float">
            <text:p>-55.6018887962226</text:p>
          </table:table-cell>
          <table:table-cell table:formula="of:=DEGREES(ATAN(ABS([.F694]-[.C694])/ABS([.E694]-[.B694])))" office:value-type="float" office:value="4.88089738019312" calcext:value-type="float">
            <text:p>4.88089738019312</text:p>
          </table:table-cell>
          <table:table-cell table:formula="of:=SQRT(POWER([.H694];2)+POWER([.I694];2)+POWER([.J694];2))" office:value-type="float" office:value="654.882895724004" calcext:value-type="float">
            <text:p>654.882895724004</text:p>
          </table:table-cell>
        </table:table-row>
        <table:table-row table:style-name="ro1">
          <table:table-cell office:value-type="float" office:value="52.7725" calcext:value-type="float">
            <text:p>52.7725</text:p>
          </table:table-cell>
          <table:table-cell office:value-type="float" office:value="265.449" calcext:value-type="float">
            <text:p>265.449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53.0912" calcext:value-type="float">
            <text:p>53.0912</text:p>
          </table:table-cell>
          <table:table-cell office:value-type="float" office:value="251.825" calcext:value-type="float">
            <text:p>251.825</text:p>
          </table:table-cell>
          <table:table-cell office:value-type="float" office:value="39.8261" calcext:value-type="float">
            <text:p>39.8261</text:p>
          </table:table-cell>
          <table:table-cell/>
          <table:table-cell table:formula="of:=([.D695]-[.A695])/0.0166667" office:value-type="float" office:value="19.1219617560765" calcext:value-type="float">
            <text:p>19.1219617560765</text:p>
          </table:table-cell>
          <table:table-cell table:formula="of:=ABS([.E695]-[.B695])/0.0166667" office:value-type="float" office:value="817.438365123271" calcext:value-type="float">
            <text:p>817.438365123271</text:p>
          </table:table-cell>
          <table:table-cell table:formula="of:=([.F695]-[.C695])/0.0166667" office:value-type="float" office:value="54.6418907162185" calcext:value-type="float">
            <text:p>54.6418907162185</text:p>
          </table:table-cell>
          <table:table-cell table:formula="of:=DEGREES(ATAN(ABS([.F695]-[.C695])/ABS([.E695]-[.B695])))" office:value-type="float" office:value="3.82426282473509" calcext:value-type="float">
            <text:p>3.82426282473509</text:p>
          </table:table-cell>
          <table:table-cell table:formula="of:=SQRT(POWER([.H695];2)+POWER([.I695];2)+POWER([.J695];2))" office:value-type="float" office:value="819.485732894631" calcext:value-type="float">
            <text:p>819.485732894631</text:p>
          </table:table-cell>
        </table:table-row>
        <table:table-row table:style-name="ro1">
          <table:table-cell office:value-type="float" office:value="54.1926" calcext:value-type="float">
            <text:p>54.1926</text:p>
          </table:table-cell>
          <table:table-cell office:value-type="float" office:value="260.68" calcext:value-type="float">
            <text:p>260.68</text:p>
          </table:table-cell>
          <table:table-cell office:value-type="float" office:value="39.478" calcext:value-type="float">
            <text:p>39.478</text:p>
          </table:table-cell>
          <table:table-cell office:value-type="float" office:value="54.8892" calcext:value-type="float">
            <text:p>54.8892</text:p>
          </table:table-cell>
          <table:table-cell office:value-type="float" office:value="247.699" calcext:value-type="float">
            <text:p>247.699</text:p>
          </table:table-cell>
          <table:table-cell office:value-type="float" office:value="38.6405" calcext:value-type="float">
            <text:p>38.6405</text:p>
          </table:table-cell>
          <table:table-cell/>
          <table:table-cell table:formula="of:=([.D696]-[.A696])/0.0166667" office:value-type="float" office:value="41.7959164081674" calcext:value-type="float">
            <text:p>41.7959164081674</text:p>
          </table:table-cell>
          <table:table-cell table:formula="of:=ABS([.E696]-[.B696])/0.0166667" office:value-type="float" office:value="778.858442283115" calcext:value-type="float">
            <text:p>778.858442283115</text:p>
          </table:table-cell>
          <table:table-cell table:formula="of:=([.F696]-[.C696])/0.0166667" office:value-type="float" office:value="-50.2498995002009" calcext:value-type="float">
            <text:p>-50.2498995002009</text:p>
          </table:table-cell>
          <table:table-cell table:formula="of:=DEGREES(ATAN(ABS([.F696]-[.C696])/ABS([.E696]-[.B696])))" office:value-type="float" office:value="3.69145688197786" calcext:value-type="float">
            <text:p>3.69145688197786</text:p>
          </table:table-cell>
          <table:table-cell table:formula="of:=SQRT(POWER([.H696];2)+POWER([.I696];2)+POWER([.J696];2))" office:value-type="float" office:value="781.596074800699" calcext:value-type="float">
            <text:p>781.596074800699</text:p>
          </table:table-cell>
        </table:table-row>
        <table:table-row table:style-name="ro1">
          <table:table-cell office:value-type="float" office:value="52.9414" calcext:value-type="float">
            <text:p>52.9414</text:p>
          </table:table-cell>
          <table:table-cell office:value-type="float" office:value="267.91" calcext:value-type="float">
            <text:p>267.91</text:p>
          </table:table-cell>
          <table:table-cell office:value-type="float" office:value="39.7227" calcext:value-type="float">
            <text:p>39.7227</text:p>
          </table:table-cell>
          <table:table-cell office:value-type="float" office:value="53.5499" calcext:value-type="float">
            <text:p>53.5499</text:p>
          </table:table-cell>
          <table:table-cell office:value-type="float" office:value="252.029" calcext:value-type="float">
            <text:p>252.029</text:p>
          </table:table-cell>
          <table:table-cell office:value-type="float" office:value="39.3089" calcext:value-type="float">
            <text:p>39.3089</text:p>
          </table:table-cell>
          <table:table-cell/>
          <table:table-cell table:formula="of:=([.D697]-[.A697])/0.0166667" office:value-type="float" office:value="36.509926980146" calcext:value-type="float">
            <text:p>36.509926980146</text:p>
          </table:table-cell>
          <table:table-cell table:formula="of:=ABS([.E697]-[.B697])/0.0166667" office:value-type="float" office:value="952.858094283813" calcext:value-type="float">
            <text:p>952.858094283813</text:p>
          </table:table-cell>
          <table:table-cell table:formula="of:=([.F697]-[.C697])/0.0166667" office:value-type="float" office:value="-24.8279503440994" calcext:value-type="float">
            <text:p>-24.8279503440994</text:p>
          </table:table-cell>
          <table:table-cell table:formula="of:=DEGREES(ATAN(ABS([.F697]-[.C697])/ABS([.E697]-[.B697])))" office:value-type="float" office:value="1.49257793346483" calcext:value-type="float">
            <text:p>1.49257793346483</text:p>
          </table:table-cell>
          <table:table-cell table:formula="of:=SQRT(POWER([.H697];2)+POWER([.I697];2)+POWER([.J697];2))" office:value-type="float" office:value="953.880469308689" calcext:value-type="float">
            <text:p>953.880469308689</text:p>
          </table:table-cell>
        </table:table-row>
        <table:table-row table:style-name="ro1">
          <table:table-cell office:value-type="float" office:value="52.0246" calcext:value-type="float">
            <text:p>52.0246</text:p>
          </table:table-cell>
          <table:table-cell office:value-type="float" office:value="254.088" calcext:value-type="float">
            <text:p>254.088</text:p>
          </table:table-cell>
          <table:table-cell office:value-type="float" office:value="39.2008" calcext:value-type="float">
            <text:p>39.2008</text:p>
          </table:table-cell>
          <table:table-cell office:value-type="float" office:value="51.9604" calcext:value-type="float">
            <text:p>51.9604</text:p>
          </table:table-cell>
          <table:table-cell office:value-type="float" office:value="243.608" calcext:value-type="float">
            <text:p>243.608</text:p>
          </table:table-cell>
          <table:table-cell office:value-type="float" office:value="37.7624" calcext:value-type="float">
            <text:p>37.7624</text:p>
          </table:table-cell>
          <table:table-cell/>
          <table:table-cell table:formula="of:=([.D698]-[.A698])/0.0166667" office:value-type="float" office:value="-3.85199229601538" calcext:value-type="float">
            <text:p>-3.85199229601538</text:p>
          </table:table-cell>
          <table:table-cell table:formula="of:=ABS([.E698]-[.B698])/0.0166667" office:value-type="float" office:value="628.798742402515" calcext:value-type="float">
            <text:p>628.798742402515</text:p>
          </table:table-cell>
          <table:table-cell table:formula="of:=([.F698]-[.C698])/0.0166667" office:value-type="float" office:value="-86.3038273923453" calcext:value-type="float">
            <text:p>-86.3038273923453</text:p>
          </table:table-cell>
          <table:table-cell table:formula="of:=DEGREES(ATAN(ABS([.F698]-[.C698])/ABS([.E698]-[.B698])))" office:value-type="float" office:value="7.81512519960091" calcext:value-type="float">
            <text:p>7.81512519960091</text:p>
          </table:table-cell>
          <table:table-cell table:formula="of:=SQRT(POWER([.H698];2)+POWER([.I698];2)+POWER([.J698];2))" office:value-type="float" office:value="634.705480450737" calcext:value-type="float">
            <text:p>634.705480450737</text:p>
          </table:table-cell>
        </table:table-row>
        <table:table-row table:style-name="ro1">
          <table:table-cell office:value-type="float" office:value="55.543" calcext:value-type="float">
            <text:p>55.543</text:p>
          </table:table-cell>
          <table:table-cell office:value-type="float" office:value="257.195" calcext:value-type="float">
            <text:p>257.195</text:p>
          </table:table-cell>
          <table:table-cell office:value-type="float" office:value="40.0655" calcext:value-type="float">
            <text:p>40.0655</text:p>
          </table:table-cell>
          <table:table-cell office:value-type="float" office:value="54.8757" calcext:value-type="float">
            <text:p>54.8757</text:p>
          </table:table-cell>
          <table:table-cell office:value-type="float" office:value="247.781" calcext:value-type="float">
            <text:p>247.781</text:p>
          </table:table-cell>
          <table:table-cell office:value-type="float" office:value="38.1523" calcext:value-type="float">
            <text:p>38.1523</text:p>
          </table:table-cell>
          <table:table-cell/>
          <table:table-cell table:formula="of:=([.D699]-[.A699])/0.0166667" office:value-type="float" office:value="-40.03791992416" calcext:value-type="float">
            <text:p>-40.03791992416</text:p>
          </table:table-cell>
          <table:table-cell table:formula="of:=ABS([.E699]-[.B699])/0.0166667" office:value-type="float" office:value="564.838870322259" calcext:value-type="float">
            <text:p>564.838870322259</text:p>
          </table:table-cell>
          <table:table-cell table:formula="of:=([.F699]-[.C699])/0.0166667" office:value-type="float" office:value="-114.791770416459" calcext:value-type="float">
            <text:p>-114.791770416459</text:p>
          </table:table-cell>
          <table:table-cell table:formula="of:=DEGREES(ATAN(ABS([.F699]-[.C699])/ABS([.E699]-[.B699])))" office:value-type="float" office:value="11.4877267082178" calcext:value-type="float">
            <text:p>11.4877267082178</text:p>
          </table:table-cell>
          <table:table-cell table:formula="of:=SQRT(POWER([.H699];2)+POWER([.I699];2)+POWER([.J699];2))" office:value-type="float" office:value="577.774294179071" calcext:value-type="float">
            <text:p>577.774294179071</text:p>
          </table:table-cell>
        </table:table-row>
        <table:table-row table:style-name="ro1">
          <table:table-cell office:value-type="float" office:value="83.6635" calcext:value-type="float">
            <text:p>83.6635</text:p>
          </table:table-cell>
          <table:table-cell office:value-type="float" office:value="260.052" calcext:value-type="float">
            <text:p>260.052</text:p>
          </table:table-cell>
          <table:table-cell office:value-type="float" office:value="39.7917" calcext:value-type="float">
            <text:p>39.7917</text:p>
          </table:table-cell>
          <table:table-cell office:value-type="float" office:value="83.3637" calcext:value-type="float">
            <text:p>83.3637</text:p>
          </table:table-cell>
          <table:table-cell office:value-type="float" office:value="248.702" calcext:value-type="float">
            <text:p>248.702</text:p>
          </table:table-cell>
          <table:table-cell office:value-type="float" office:value="38.6648" calcext:value-type="float">
            <text:p>38.6648</text:p>
          </table:table-cell>
          <table:table-cell/>
          <table:table-cell table:formula="of:=([.D700]-[.A700])/0.0166667" office:value-type="float" office:value="-17.9879640240722" calcext:value-type="float">
            <text:p>-17.9879640240722</text:p>
          </table:table-cell>
          <table:table-cell table:formula="of:=ABS([.E700]-[.B700])/0.0166667" office:value-type="float" office:value="680.998638002725" calcext:value-type="float">
            <text:p>680.998638002725</text:p>
          </table:table-cell>
          <table:table-cell table:formula="of:=([.F700]-[.C700])/0.0166667" office:value-type="float" office:value="-67.6138647722704" calcext:value-type="float">
            <text:p>-67.6138647722704</text:p>
          </table:table-cell>
          <table:table-cell table:formula="of:=DEGREES(ATAN(ABS([.F700]-[.C700])/ABS([.E700]-[.B700])))" office:value-type="float" office:value="5.67010563091883" calcext:value-type="float">
            <text:p>5.67010563091883</text:p>
          </table:table-cell>
          <table:table-cell table:formula="of:=SQRT(POWER([.H700];2)+POWER([.I700];2)+POWER([.J700];2))" office:value-type="float" office:value="684.583337893014" calcext:value-type="float">
            <text:p>684.583337893014</text:p>
          </table:table-cell>
        </table:table-row>
        <table:table-row table:style-name="ro1">
          <table:table-cell office:value-type="float" office:value="84.1339" calcext:value-type="float">
            <text:p>84.1339</text:p>
          </table:table-cell>
          <table:table-cell office:value-type="float" office:value="259.207" calcext:value-type="float">
            <text:p>259.207</text:p>
          </table:table-cell>
          <table:table-cell office:value-type="float" office:value="37.9957" calcext:value-type="float">
            <text:p>37.9957</text:p>
          </table:table-cell>
          <table:table-cell office:value-type="float" office:value="84.063" calcext:value-type="float">
            <text:p>84.063</text:p>
          </table:table-cell>
          <table:table-cell office:value-type="float" office:value="247.937" calcext:value-type="float">
            <text:p>247.937</text:p>
          </table:table-cell>
          <table:table-cell office:value-type="float" office:value="36.6614" calcext:value-type="float">
            <text:p>36.6614</text:p>
          </table:table-cell>
          <table:table-cell/>
          <table:table-cell table:formula="of:=([.D701]-[.A701])/0.0166667" office:value-type="float" office:value="-4.25399149201669" calcext:value-type="float">
            <text:p>-4.25399149201669</text:p>
          </table:table-cell>
          <table:table-cell table:formula="of:=ABS([.E701]-[.B701])/0.0166667" office:value-type="float" office:value="676.198647602704" calcext:value-type="float">
            <text:p>676.198647602704</text:p>
          </table:table-cell>
          <table:table-cell table:formula="of:=([.F701]-[.C701])/0.0166667" office:value-type="float" office:value="-80.0578398843202" calcext:value-type="float">
            <text:p>-80.0578398843202</text:p>
          </table:table-cell>
          <table:table-cell table:formula="of:=DEGREES(ATAN(ABS([.F701]-[.C701])/ABS([.E701]-[.B701])))" office:value-type="float" office:value="6.75204355981455" calcext:value-type="float">
            <text:p>6.75204355981455</text:p>
          </table:table-cell>
          <table:table-cell table:formula="of:=SQRT(POWER([.H701];2)+POWER([.I701];2)+POWER([.J701];2))" office:value-type="float" office:value="680.934626223607" calcext:value-type="float">
            <text:p>680.934626223607</text:p>
          </table:table-cell>
        </table:table-row>
        <table:table-row table:style-name="ro1">
          <table:table-cell office:value-type="float" office:value="83.6468" calcext:value-type="float">
            <text:p>83.6468</text:p>
          </table:table-cell>
          <table:table-cell office:value-type="float" office:value="259.174" calcext:value-type="float">
            <text:p>259.174</text:p>
          </table:table-cell>
          <table:table-cell office:value-type="float" office:value="38.0057" calcext:value-type="float">
            <text:p>38.0057</text:p>
          </table:table-cell>
          <table:table-cell office:value-type="float" office:value="83.1128" calcext:value-type="float">
            <text:p>83.1128</text:p>
          </table:table-cell>
          <table:table-cell office:value-type="float" office:value="247.897" calcext:value-type="float">
            <text:p>247.897</text:p>
          </table:table-cell>
          <table:table-cell office:value-type="float" office:value="36.4396" calcext:value-type="float">
            <text:p>36.4396</text:p>
          </table:table-cell>
          <table:table-cell/>
          <table:table-cell table:formula="of:=([.D702]-[.A702])/0.0166667" office:value-type="float" office:value="-32.0399359201285" calcext:value-type="float">
            <text:p>-32.0399359201285</text:p>
          </table:table-cell>
          <table:table-cell table:formula="of:=ABS([.E702]-[.B702])/0.0166667" office:value-type="float" office:value="676.618646762706" calcext:value-type="float">
            <text:p>676.618646762706</text:p>
          </table:table-cell>
          <table:table-cell table:formula="of:=([.F702]-[.C702])/0.0166667" office:value-type="float" office:value="-93.9658120683758" calcext:value-type="float">
            <text:p>-93.9658120683758</text:p>
          </table:table-cell>
          <table:table-cell table:formula="of:=DEGREES(ATAN(ABS([.F702]-[.C702])/ABS([.E702]-[.B702])))" office:value-type="float" office:value="7.90641501001472" calcext:value-type="float">
            <text:p>7.90641501001472</text:p>
          </table:table-cell>
          <table:table-cell table:formula="of:=SQRT(POWER([.H702];2)+POWER([.I702];2)+POWER([.J702];2))" office:value-type="float" office:value="683.863235214784" calcext:value-type="float">
            <text:p>683.863235214784</text:p>
          </table:table-cell>
        </table:table-row>
        <table:table-row table:style-name="ro1">
          <table:table-cell office:value-type="float" office:value="83.3384" calcext:value-type="float">
            <text:p>83.3384</text:p>
          </table:table-cell>
          <table:table-cell office:value-type="float" office:value="266.178" calcext:value-type="float">
            <text:p>266.178</text:p>
          </table:table-cell>
          <table:table-cell office:value-type="float" office:value="38.7453" calcext:value-type="float">
            <text:p>38.7453</text:p>
          </table:table-cell>
          <table:table-cell office:value-type="float" office:value="83.0109" calcext:value-type="float">
            <text:p>83.0109</text:p>
          </table:table-cell>
          <table:table-cell office:value-type="float" office:value="253.34" calcext:value-type="float">
            <text:p>253.34</text:p>
          </table:table-cell>
          <table:table-cell office:value-type="float" office:value="37.8396" calcext:value-type="float">
            <text:p>37.8396</text:p>
          </table:table-cell>
          <table:table-cell/>
          <table:table-cell table:formula="of:=([.D703]-[.A703])/0.0166667" office:value-type="float" office:value="-19.6499607000786" calcext:value-type="float">
            <text:p>-19.6499607000786</text:p>
          </table:table-cell>
          <table:table-cell table:formula="of:=ABS([.E703]-[.B703])/0.0166667" office:value-type="float" office:value="770.278459443081" calcext:value-type="float">
            <text:p>770.278459443081</text:p>
          </table:table-cell>
          <table:table-cell table:formula="of:=([.F703]-[.C703])/0.0166667" office:value-type="float" office:value="-54.3418913162176" calcext:value-type="float">
            <text:p>-54.3418913162176</text:p>
          </table:table-cell>
          <table:table-cell table:formula="of:=DEGREES(ATAN(ABS([.F703]-[.C703])/ABS([.E703]-[.B703])))" office:value-type="float" office:value="4.03543794132961" calcext:value-type="float">
            <text:p>4.03543794132961</text:p>
          </table:table-cell>
          <table:table-cell table:formula="of:=SQRT(POWER([.H703];2)+POWER([.I703];2)+POWER([.J703];2))" office:value-type="float" office:value="772.44292163845" calcext:value-type="float">
            <text:p>772.44292163845</text:p>
          </table:table-cell>
        </table:table-row>
        <table:table-row table:style-name="ro1">
          <table:table-cell office:value-type="float" office:value="83.6176" calcext:value-type="float">
            <text:p>83.6176</text:p>
          </table:table-cell>
          <table:table-cell office:value-type="float" office:value="258.046" calcext:value-type="float">
            <text:p>258.046</text:p>
          </table:table-cell>
          <table:table-cell office:value-type="float" office:value="37.7204" calcext:value-type="float">
            <text:p>37.7204</text:p>
          </table:table-cell>
          <table:table-cell office:value-type="float" office:value="83.7322" calcext:value-type="float">
            <text:p>83.7322</text:p>
          </table:table-cell>
          <table:table-cell office:value-type="float" office:value="244.574" calcext:value-type="float">
            <text:p>244.574</text:p>
          </table:table-cell>
          <table:table-cell office:value-type="float" office:value="36.5745" calcext:value-type="float">
            <text:p>36.5745</text:p>
          </table:table-cell>
          <table:table-cell/>
          <table:table-cell table:formula="of:=([.D704]-[.A704])/0.0166667" office:value-type="float" office:value="6.87598624802811" calcext:value-type="float">
            <text:p>6.87598624802811</text:p>
          </table:table-cell>
          <table:table-cell table:formula="of:=ABS([.E704]-[.B704])/0.0166667" office:value-type="float" office:value="808.318383363232" calcext:value-type="float">
            <text:p>808.318383363232</text:p>
          </table:table-cell>
          <table:table-cell table:formula="of:=([.F704]-[.C704])/0.0166667" office:value-type="float" office:value="-68.7538624922749" calcext:value-type="float">
            <text:p>-68.7538624922749</text:p>
          </table:table-cell>
          <table:table-cell table:formula="of:=DEGREES(ATAN(ABS([.F704]-[.C704])/ABS([.E704]-[.B704])))" office:value-type="float" office:value="4.86175641049527" calcext:value-type="float">
            <text:p>4.86175641049527</text:p>
          </table:table-cell>
          <table:table-cell table:formula="of:=SQRT(POWER([.H704];2)+POWER([.I704];2)+POWER([.J704];2))" office:value-type="float" office:value="811.266282842717" calcext:value-type="float">
            <text:p>811.266282842717</text:p>
          </table:table-cell>
        </table:table-row>
        <table:table-row table:style-name="ro1">
          <table:table-cell office:value-type="float" office:value="85.839" calcext:value-type="float">
            <text:p>85.839</text:p>
          </table:table-cell>
          <table:table-cell office:value-type="float" office:value="259.309" calcext:value-type="float">
            <text:p>259.309</text:p>
          </table:table-cell>
          <table:table-cell office:value-type="float" office:value="37.9626" calcext:value-type="float">
            <text:p>37.9626</text:p>
          </table:table-cell>
          <table:table-cell office:value-type="float" office:value="85.8951" calcext:value-type="float">
            <text:p>85.8951</text:p>
          </table:table-cell>
          <table:table-cell office:value-type="float" office:value="245.843" calcext:value-type="float">
            <text:p>245.843</text:p>
          </table:table-cell>
          <table:table-cell office:value-type="float" office:value="36.5568" calcext:value-type="float">
            <text:p>36.5568</text:p>
          </table:table-cell>
          <table:table-cell/>
          <table:table-cell table:formula="of:=([.D705]-[.A705])/0.0166667" office:value-type="float" office:value="3.36599326801351" calcext:value-type="float">
            <text:p>3.36599326801351</text:p>
          </table:table-cell>
          <table:table-cell table:formula="of:=ABS([.E705]-[.B705])/0.0166667" office:value-type="float" office:value="807.958384083234" calcext:value-type="float">
            <text:p>807.958384083234</text:p>
          </table:table-cell>
          <table:table-cell table:formula="of:=([.F705]-[.C705])/0.0166667" office:value-type="float" office:value="-84.3478313043373" calcext:value-type="float">
            <text:p>-84.3478313043373</text:p>
          </table:table-cell>
          <table:table-cell table:formula="of:=DEGREES(ATAN(ABS([.F705]-[.C705])/ABS([.E705]-[.B705])))" office:value-type="float" office:value="5.95987611270124" calcext:value-type="float">
            <text:p>5.95987611270124</text:p>
          </table:table-cell>
          <table:table-cell table:formula="of:=SQRT(POWER([.H705];2)+POWER([.I705];2)+POWER([.J705];2))" office:value-type="float" office:value="812.356225412729" calcext:value-type="float">
            <text:p>812.356225412729</text:p>
          </table:table-cell>
        </table:table-row>
        <table:table-row table:style-name="ro1">
          <table:table-cell office:value-type="float" office:value="97.567" calcext:value-type="float">
            <text:p>97.567</text:p>
          </table:table-cell>
          <table:table-cell office:value-type="float" office:value="256.092" calcext:value-type="float">
            <text:p>256.092</text:p>
          </table:table-cell>
          <table:table-cell office:value-type="float" office:value="37.9459" calcext:value-type="float">
            <text:p>37.9459</text:p>
          </table:table-cell>
          <table:table-cell office:value-type="float" office:value="96.8999" calcext:value-type="float">
            <text:p>96.8999</text:p>
          </table:table-cell>
          <table:table-cell office:value-type="float" office:value="244.056" calcext:value-type="float">
            <text:p>244.056</text:p>
          </table:table-cell>
          <table:table-cell office:value-type="float" office:value="36.5569" calcext:value-type="float">
            <text:p>36.5569</text:p>
          </table:table-cell>
          <table:table-cell/>
          <table:table-cell table:formula="of:=([.D706]-[.A706])/0.0166667" office:value-type="float" office:value="-40.0259199481596" calcext:value-type="float">
            <text:p>-40.0259199481596</text:p>
          </table:table-cell>
          <table:table-cell table:formula="of:=ABS([.E706]-[.B706])/0.0166667" office:value-type="float" office:value="722.158555682887" calcext:value-type="float">
            <text:p>722.158555682887</text:p>
          </table:table-cell>
          <table:table-cell table:formula="of:=([.F706]-[.C706])/0.0166667" office:value-type="float" office:value="-83.3398333203335" calcext:value-type="float">
            <text:p>-83.3398333203335</text:p>
          </table:table-cell>
          <table:table-cell table:formula="of:=DEGREES(ATAN(ABS([.F706]-[.C706])/ABS([.E706]-[.B706])))" office:value-type="float" office:value="6.58302876563123" calcext:value-type="float">
            <text:p>6.58302876563123</text:p>
          </table:table-cell>
          <table:table-cell table:formula="of:=SQRT(POWER([.H706];2)+POWER([.I706];2)+POWER([.J706];2))" office:value-type="float" office:value="728.052595374504" calcext:value-type="float">
            <text:p>728.052595374504</text:p>
          </table:table-cell>
        </table:table-row>
        <table:table-row table:style-name="ro1">
          <table:table-cell office:value-type="float" office:value="98.7265" calcext:value-type="float">
            <text:p>98.7265</text:p>
          </table:table-cell>
          <table:table-cell office:value-type="float" office:value="259.465" calcext:value-type="float">
            <text:p>259.465</text:p>
          </table:table-cell>
          <table:table-cell office:value-type="float" office:value="38.3101" calcext:value-type="float">
            <text:p>38.3101</text:p>
          </table:table-cell>
          <table:table-cell office:value-type="float" office:value="98.2516" calcext:value-type="float">
            <text:p>98.2516</text:p>
          </table:table-cell>
          <table:table-cell office:value-type="float" office:value="247.212" calcext:value-type="float">
            <text:p>247.212</text:p>
          </table:table-cell>
          <table:table-cell office:value-type="float" office:value="37.3836" calcext:value-type="float">
            <text:p>37.3836</text:p>
          </table:table-cell>
          <table:table-cell/>
          <table:table-cell table:formula="of:=([.D707]-[.A707])/0.0166667" office:value-type="float" office:value="-28.4939430121143" calcext:value-type="float">
            <text:p>-28.4939430121143</text:p>
          </table:table-cell>
          <table:table-cell table:formula="of:=ABS([.E707]-[.B707])/0.0166667" office:value-type="float" office:value="735.17852964294" calcext:value-type="float">
            <text:p>735.17852964294</text:p>
          </table:table-cell>
          <table:table-cell table:formula="of:=([.F707]-[.C707])/0.0166667" office:value-type="float" office:value="-55.5898888202222" calcext:value-type="float">
            <text:p>-55.5898888202222</text:p>
          </table:table-cell>
          <table:table-cell table:formula="of:=DEGREES(ATAN(ABS([.F707]-[.C707])/ABS([.E707]-[.B707])))" office:value-type="float" office:value="4.32414226163318" calcext:value-type="float">
            <text:p>4.32414226163318</text:p>
          </table:table-cell>
          <table:table-cell table:formula="of:=SQRT(POWER([.H707];2)+POWER([.I707];2)+POWER([.J707];2))" office:value-type="float" office:value="737.827629582532" calcext:value-type="float">
            <text:p>737.827629582532</text:p>
          </table:table-cell>
        </table:table-row>
        <table:table-row table:style-name="ro1">
          <table:table-cell office:value-type="float" office:value="99.0357" calcext:value-type="float">
            <text:p>99.0357</text:p>
          </table:table-cell>
          <table:table-cell office:value-type="float" office:value="256.216" calcext:value-type="float">
            <text:p>256.216</text:p>
          </table:table-cell>
          <table:table-cell office:value-type="float" office:value="37.1881" calcext:value-type="float">
            <text:p>37.1881</text:p>
          </table:table-cell>
          <table:table-cell office:value-type="float" office:value="98.5686" calcext:value-type="float">
            <text:p>98.5686</text:p>
          </table:table-cell>
          <table:table-cell office:value-type="float" office:value="244.194" calcext:value-type="float">
            <text:p>244.194</text:p>
          </table:table-cell>
          <table:table-cell office:value-type="float" office:value="35.8099" calcext:value-type="float">
            <text:p>35.8099</text:p>
          </table:table-cell>
          <table:table-cell/>
          <table:table-cell table:formula="of:=([.D708]-[.A708])/0.0166667" office:value-type="float" office:value="-28.0259439481122" calcext:value-type="float">
            <text:p>-28.0259439481122</text:p>
          </table:table-cell>
          <table:table-cell table:formula="of:=ABS([.E708]-[.B708])/0.0166667" office:value-type="float" office:value="721.318557362887" calcext:value-type="float">
            <text:p>721.318557362887</text:p>
          </table:table-cell>
          <table:table-cell table:formula="of:=([.F708]-[.C708])/0.0166667" office:value-type="float" office:value="-82.6918346163308" calcext:value-type="float">
            <text:p>-82.6918346163308</text:p>
          </table:table-cell>
          <table:table-cell table:formula="of:=DEGREES(ATAN(ABS([.F708]-[.C708])/ABS([.E708]-[.B708])))" office:value-type="float" office:value="6.53982852918537" calcext:value-type="float">
            <text:p>6.53982852918537</text:p>
          </table:table-cell>
          <table:table-cell table:formula="of:=SQRT(POWER([.H708];2)+POWER([.I708];2)+POWER([.J708];2))" office:value-type="float" office:value="726.58368701924" calcext:value-type="float">
            <text:p>726.58368701924</text:p>
          </table:table-cell>
        </table:table-row>
        <table:table-row table:style-name="ro1">
          <table:table-cell office:value-type="float" office:value="105.354" calcext:value-type="float">
            <text:p>105.354</text:p>
          </table:table-cell>
          <table:table-cell office:value-type="float" office:value="260.375" calcext:value-type="float">
            <text:p>260.375</text:p>
          </table:table-cell>
          <table:table-cell office:value-type="float" office:value="38.34" calcext:value-type="float">
            <text:p>38.34</text:p>
          </table:table-cell>
          <table:table-cell office:value-type="float" office:value="105.571" calcext:value-type="float">
            <text:p>105.571</text:p>
          </table:table-cell>
          <table:table-cell office:value-type="float" office:value="247.008" calcext:value-type="float">
            <text:p>247.008</text:p>
          </table:table-cell>
          <table:table-cell office:value-type="float" office:value="37.5977" calcext:value-type="float">
            <text:p>37.5977</text:p>
          </table:table-cell>
          <table:table-cell/>
          <table:table-cell table:formula="of:=([.D709]-[.A709])/0.0166667" office:value-type="float" office:value="13.019973960052" calcext:value-type="float">
            <text:p>13.019973960052</text:p>
          </table:table-cell>
          <table:table-cell table:formula="of:=ABS([.E709]-[.B709])/0.0166667" office:value-type="float" office:value="802.018395963207" calcext:value-type="float">
            <text:p>802.018395963207</text:p>
          </table:table-cell>
          <table:table-cell table:formula="of:=([.F709]-[.C709])/0.0166667" office:value-type="float" office:value="-44.5379109241782" calcext:value-type="float">
            <text:p>-44.5379109241782</text:p>
          </table:table-cell>
          <table:table-cell table:formula="of:=DEGREES(ATAN(ABS([.F709]-[.C709])/ABS([.E709]-[.B709])))" office:value-type="float" office:value="3.17850068698563" calcext:value-type="float">
            <text:p>3.17850068698563</text:p>
          </table:table-cell>
          <table:table-cell table:formula="of:=SQRT(POWER([.H709];2)+POWER([.I709];2)+POWER([.J709];2))" office:value-type="float" office:value="803.35960359904" calcext:value-type="float">
            <text:p>803.35960359904</text:p>
          </table:table-cell>
        </table:table-row>
        <table:table-row table:style-name="ro1">
          <table:table-cell office:value-type="float" office:value="104.874" calcext:value-type="float">
            <text:p>104.874</text:p>
          </table:table-cell>
          <table:table-cell office:value-type="float" office:value="257.022" calcext:value-type="float">
            <text:p>257.022</text:p>
          </table:table-cell>
          <table:table-cell office:value-type="float" office:value="37.9629" calcext:value-type="float">
            <text:p>37.9629</text:p>
          </table:table-cell>
          <table:table-cell office:value-type="float" office:value="104.582" calcext:value-type="float">
            <text:p>104.582</text:p>
          </table:table-cell>
          <table:table-cell office:value-type="float" office:value="246.126" calcext:value-type="float">
            <text:p>246.126</text:p>
          </table:table-cell>
          <table:table-cell office:value-type="float" office:value="36.5838" calcext:value-type="float">
            <text:p>36.5838</text:p>
          </table:table-cell>
          <table:table-cell/>
          <table:table-cell table:formula="of:=([.D710]-[.A710])/0.0166667" office:value-type="float" office:value="-17.5199649600702" calcext:value-type="float">
            <text:p>-17.5199649600702</text:p>
          </table:table-cell>
          <table:table-cell table:formula="of:=ABS([.E710]-[.B710])/0.0166667" office:value-type="float" office:value="653.758692482614" calcext:value-type="float">
            <text:p>653.758692482614</text:p>
          </table:table-cell>
          <table:table-cell table:formula="of:=([.F710]-[.C710])/0.0166667" office:value-type="float" office:value="-82.7458345083311" calcext:value-type="float">
            <text:p>-82.7458345083311</text:p>
          </table:table-cell>
          <table:table-cell table:formula="of:=DEGREES(ATAN(ABS([.F710]-[.C710])/ABS([.E710]-[.B710])))" office:value-type="float" office:value="7.21353484811103" calcext:value-type="float">
            <text:p>7.21353484811103</text:p>
          </table:table-cell>
          <table:table-cell table:formula="of:=SQRT(POWER([.H710];2)+POWER([.I710];2)+POWER([.J710];2))" office:value-type="float" office:value="659.207289323517" calcext:value-type="float">
            <text:p>659.207289323517</text:p>
          </table:table-cell>
        </table:table-row>
        <table:table-row table:style-name="ro1">
          <table:table-cell office:value-type="float" office:value="105.524" calcext:value-type="float">
            <text:p>105.524</text:p>
          </table:table-cell>
          <table:table-cell office:value-type="float" office:value="252.591" calcext:value-type="float">
            <text:p>252.591</text:p>
          </table:table-cell>
          <table:table-cell office:value-type="float" office:value="37.304" calcext:value-type="float">
            <text:p>37.304</text:p>
          </table:table-cell>
          <table:table-cell office:value-type="float" office:value="105.525" calcext:value-type="float">
            <text:p>105.525</text:p>
          </table:table-cell>
          <table:table-cell office:value-type="float" office:value="239.759" calcext:value-type="float">
            <text:p>239.759</text:p>
          </table:table-cell>
          <table:table-cell office:value-type="float" office:value="35.8821" calcext:value-type="float">
            <text:p>35.8821</text:p>
          </table:table-cell>
          <table:table-cell/>
          <table:table-cell table:formula="of:=([.D711]-[.A711])/0.0166667" office:value-type="float" office:value="0.0599998800005265" calcext:value-type="float">
            <text:p>0.059999880000527</text:p>
          </table:table-cell>
          <table:table-cell table:formula="of:=ABS([.E711]-[.B711])/0.0166667" office:value-type="float" office:value="769.918460163081" calcext:value-type="float">
            <text:p>769.918460163081</text:p>
          </table:table-cell>
          <table:table-cell table:formula="of:=([.F711]-[.C711])/0.0166667" office:value-type="float" office:value="-85.3138293723413" calcext:value-type="float">
            <text:p>-85.3138293723413</text:p>
          </table:table-cell>
          <table:table-cell table:formula="of:=DEGREES(ATAN(ABS([.F711]-[.C711])/ABS([.E711]-[.B711])))" office:value-type="float" office:value="6.32308778255344" calcext:value-type="float">
            <text:p>6.32308778255344</text:p>
          </table:table-cell>
          <table:table-cell table:formula="of:=SQRT(POWER([.H711];2)+POWER([.I711];2)+POWER([.J711];2))" office:value-type="float" office:value="774.630807793008" calcext:value-type="float">
            <text:p>774.630807793008</text:p>
          </table:table-cell>
        </table:table-row>
        <table:table-row table:style-name="ro1">
          <table:table-cell office:value-type="float" office:value="106.539" calcext:value-type="float">
            <text:p>106.539</text:p>
          </table:table-cell>
          <table:table-cell office:value-type="float" office:value="266.261" calcext:value-type="float">
            <text:p>266.261</text:p>
          </table:table-cell>
          <table:table-cell office:value-type="float" office:value="37.7977" calcext:value-type="float">
            <text:p>37.7977</text:p>
          </table:table-cell>
          <table:table-cell office:value-type="float" office:value="106.011" calcext:value-type="float">
            <text:p>106.011</text:p>
          </table:table-cell>
          <table:table-cell office:value-type="float" office:value="252.616" calcext:value-type="float">
            <text:p>252.616</text:p>
          </table:table-cell>
          <table:table-cell office:value-type="float" office:value="37.0561" calcext:value-type="float">
            <text:p>37.0561</text:p>
          </table:table-cell>
          <table:table-cell/>
          <table:table-cell table:formula="of:=([.D712]-[.A712])/0.0166667" office:value-type="float" office:value="-31.6799366401271" calcext:value-type="float">
            <text:p>-31.6799366401271</text:p>
          </table:table-cell>
          <table:table-cell table:formula="of:=ABS([.E712]-[.B712])/0.0166667" office:value-type="float" office:value="818.698362603275" calcext:value-type="float">
            <text:p>818.698362603275</text:p>
          </table:table-cell>
          <table:table-cell table:formula="of:=([.F712]-[.C712])/0.0166667" office:value-type="float" office:value="-44.4959110081779" calcext:value-type="float">
            <text:p>-44.4959110081779</text:p>
          </table:table-cell>
          <table:table-cell table:formula="of:=DEGREES(ATAN(ABS([.F712]-[.C712])/ABS([.E712]-[.B712])))" office:value-type="float" office:value="3.11094076938383" calcext:value-type="float">
            <text:p>3.11094076938383</text:p>
          </table:table-cell>
          <table:table-cell table:formula="of:=SQRT(POWER([.H712];2)+POWER([.I712];2)+POWER([.J712];2))" office:value-type="float" office:value="820.518441847138" calcext:value-type="float">
            <text:p>820.518441847138</text:p>
          </table:table-cell>
        </table:table-row>
        <table:table-row table:style-name="ro1">
          <table:table-cell office:value-type="float" office:value="105.372" calcext:value-type="float">
            <text:p>105.372</text:p>
          </table:table-cell>
          <table:table-cell office:value-type="float" office:value="260.467" calcext:value-type="float">
            <text:p>260.467</text:p>
          </table:table-cell>
          <table:table-cell office:value-type="float" office:value="37.8377" calcext:value-type="float">
            <text:p>37.8377</text:p>
          </table:table-cell>
          <table:table-cell office:value-type="float" office:value="104.682" calcext:value-type="float">
            <text:p>104.682</text:p>
          </table:table-cell>
          <table:table-cell office:value-type="float" office:value="250.587" calcext:value-type="float">
            <text:p>250.587</text:p>
          </table:table-cell>
          <table:table-cell office:value-type="float" office:value="36.2391" calcext:value-type="float">
            <text:p>36.2391</text:p>
          </table:table-cell>
          <table:table-cell/>
          <table:table-cell table:formula="of:=([.D713]-[.A713])/0.0166667" office:value-type="float" office:value="-41.3999172001655" calcext:value-type="float">
            <text:p>-41.3999172001655</text:p>
          </table:table-cell>
          <table:table-cell table:formula="of:=ABS([.E713]-[.B713])/0.0166667" office:value-type="float" office:value="592.798814402371" calcext:value-type="float">
            <text:p>592.798814402371</text:p>
          </table:table-cell>
          <table:table-cell table:formula="of:=([.F713]-[.C713])/0.0166667" office:value-type="float" office:value="-95.9158081683835" calcext:value-type="float">
            <text:p>-95.9158081683835</text:p>
          </table:table-cell>
          <table:table-cell table:formula="of:=DEGREES(ATAN(ABS([.F713]-[.C713])/ABS([.E713]-[.B713])))" office:value-type="float" office:value="9.19089712265843" calcext:value-type="float">
            <text:p>9.19089712265843</text:p>
          </table:table-cell>
          <table:table-cell table:formula="of:=SQRT(POWER([.H713];2)+POWER([.I713];2)+POWER([.J713];2))" office:value-type="float" office:value="601.933741999592" calcext:value-type="float">
            <text:p>601.933741999592</text:p>
          </table:table-cell>
        </table:table-row>
        <table:table-row table:style-name="ro1">
          <table:table-cell office:value-type="float" office:value="106.01" calcext:value-type="float">
            <text:p>106.01</text:p>
          </table:table-cell>
          <table:table-cell office:value-type="float" office:value="266.09" calcext:value-type="float">
            <text:p>266.09</text:p>
          </table:table-cell>
          <table:table-cell office:value-type="float" office:value="38.8141" calcext:value-type="float">
            <text:p>38.8141</text:p>
          </table:table-cell>
          <table:table-cell office:value-type="float" office:value="105.436" calcext:value-type="float">
            <text:p>105.436</text:p>
          </table:table-cell>
          <table:table-cell office:value-type="float" office:value="252.172" calcext:value-type="float">
            <text:p>252.172</text:p>
          </table:table-cell>
          <table:table-cell office:value-type="float" office:value="39.7677" calcext:value-type="float">
            <text:p>39.7677</text:p>
          </table:table-cell>
          <table:table-cell/>
          <table:table-cell table:formula="of:=([.D714]-[.A714])/0.0166667" office:value-type="float" office:value="-34.4399311201376" calcext:value-type="float">
            <text:p>-34.4399311201376</text:p>
          </table:table-cell>
          <table:table-cell table:formula="of:=ABS([.E714]-[.B714])/0.0166667" office:value-type="float" office:value="835.078329843339" calcext:value-type="float">
            <text:p>835.078329843339</text:p>
          </table:table-cell>
          <table:table-cell table:formula="of:=([.F714]-[.C714])/0.0166667" office:value-type="float" office:value="57.2158855682285" calcext:value-type="float">
            <text:p>57.2158855682285</text:p>
          </table:table-cell>
          <table:table-cell table:formula="of:=DEGREES(ATAN(ABS([.F714]-[.C714])/ABS([.E714]-[.B714])))" office:value-type="float" office:value="3.91952861211609" calcext:value-type="float">
            <text:p>3.91952861211609</text:p>
          </table:table-cell>
          <table:table-cell table:formula="of:=SQRT(POWER([.H714];2)+POWER([.I714];2)+POWER([.J714];2))" office:value-type="float" office:value="837.744342500059" calcext:value-type="float">
            <text:p>837.744342500059</text:p>
          </table:table-cell>
        </table:table-row>
        <table:table-row table:style-name="ro1">
          <table:table-cell office:value-type="float" office:value="105.653" calcext:value-type="float">
            <text:p>105.653</text:p>
          </table:table-cell>
          <table:table-cell office:value-type="float" office:value="257.981" calcext:value-type="float">
            <text:p>257.981</text:p>
          </table:table-cell>
          <table:table-cell office:value-type="float" office:value="38.7544" calcext:value-type="float">
            <text:p>38.7544</text:p>
          </table:table-cell>
          <table:table-cell office:value-type="float" office:value="105.068" calcext:value-type="float">
            <text:p>105.068</text:p>
          </table:table-cell>
          <table:table-cell office:value-type="float" office:value="243.671" calcext:value-type="float">
            <text:p>243.671</text:p>
          </table:table-cell>
          <table:table-cell office:value-type="float" office:value="38.2073" calcext:value-type="float">
            <text:p>38.2073</text:p>
          </table:table-cell>
          <table:table-cell/>
          <table:table-cell table:formula="of:=([.D715]-[.A715])/0.0166667" office:value-type="float" office:value="-35.0999298001409" calcext:value-type="float">
            <text:p>-35.0999298001409</text:p>
          </table:table-cell>
          <table:table-cell table:formula="of:=ABS([.E715]-[.B715])/0.0166667" office:value-type="float" office:value="858.598282803435" calcext:value-type="float">
            <text:p>858.598282803435</text:p>
          </table:table-cell>
          <table:table-cell table:formula="of:=([.F715]-[.C715])/0.0166667" office:value-type="float" office:value="-32.8259343481313" calcext:value-type="float">
            <text:p>-32.8259343481313</text:p>
          </table:table-cell>
          <table:table-cell table:formula="of:=DEGREES(ATAN(ABS([.F715]-[.C715])/ABS([.E715]-[.B715])))" office:value-type="float" office:value="2.18946620726269" calcext:value-type="float">
            <text:p>2.18946620726269</text:p>
          </table:table-cell>
          <table:table-cell table:formula="of:=SQRT(POWER([.H715];2)+POWER([.I715];2)+POWER([.J715];2))" office:value-type="float" office:value="859.942183097683" calcext:value-type="float">
            <text:p>859.942183097683</text:p>
          </table:table-cell>
        </table:table-row>
        <table:table-row table:style-name="ro1">
          <table:table-cell office:value-type="float" office:value="106.347" calcext:value-type="float">
            <text:p>106.347</text:p>
          </table:table-cell>
          <table:table-cell office:value-type="float" office:value="263.836" calcext:value-type="float">
            <text:p>263.836</text:p>
          </table:table-cell>
          <table:table-cell office:value-type="float" office:value="38.2187" calcext:value-type="float">
            <text:p>38.2187</text:p>
          </table:table-cell>
          <table:table-cell office:value-type="float" office:value="105.999" calcext:value-type="float">
            <text:p>105.999</text:p>
          </table:table-cell>
          <table:table-cell office:value-type="float" office:value="249.303" calcext:value-type="float">
            <text:p>249.303</text:p>
          </table:table-cell>
          <table:table-cell office:value-type="float" office:value="36.94" calcext:value-type="float">
            <text:p>36.94</text:p>
          </table:table-cell>
          <table:table-cell/>
          <table:table-cell table:formula="of:=([.D716]-[.A716])/0.0166667" office:value-type="float" office:value="-20.8799582400835" calcext:value-type="float">
            <text:p>-20.8799582400835</text:p>
          </table:table-cell>
          <table:table-cell table:formula="of:=ABS([.E716]-[.B716])/0.0166667" office:value-type="float" office:value="871.978256043489" calcext:value-type="float">
            <text:p>871.978256043489</text:p>
          </table:table-cell>
          <table:table-cell table:formula="of:=([.F716]-[.C716])/0.0166667" office:value-type="float" office:value="-76.7218465563069" calcext:value-type="float">
            <text:p>-76.7218465563069</text:p>
          </table:table-cell>
          <table:table-cell table:formula="of:=DEGREES(ATAN(ABS([.F716]-[.C716])/ABS([.E716]-[.B716])))" office:value-type="float" office:value="5.02827549919427" calcext:value-type="float">
            <text:p>5.02827549919427</text:p>
          </table:table-cell>
          <table:table-cell table:formula="of:=SQRT(POWER([.H716];2)+POWER([.I716];2)+POWER([.J716];2))" office:value-type="float" office:value="875.595964705047" calcext:value-type="float">
            <text:p>875.595964705047</text:p>
          </table:table-cell>
        </table:table-row>
        <table:table-row table:style-name="ro1">
          <table:table-cell office:value-type="float" office:value="106.198" calcext:value-type="float">
            <text:p>106.198</text:p>
          </table:table-cell>
          <table:table-cell office:value-type="float" office:value="265.064" calcext:value-type="float">
            <text:p>265.064</text:p>
          </table:table-cell>
          <table:table-cell office:value-type="float" office:value="38.0075" calcext:value-type="float">
            <text:p>38.0075</text:p>
          </table:table-cell>
          <table:table-cell office:value-type="float" office:value="105.791" calcext:value-type="float">
            <text:p>105.791</text:p>
          </table:table-cell>
          <table:table-cell office:value-type="float" office:value="252.719" calcext:value-type="float">
            <text:p>252.719</text:p>
          </table:table-cell>
          <table:table-cell office:value-type="float" office:value="36.5599" calcext:value-type="float">
            <text:p>36.5599</text:p>
          </table:table-cell>
          <table:table-cell/>
          <table:table-cell table:formula="of:=([.D717]-[.A717])/0.0166667" office:value-type="float" office:value="-24.4199511600975" calcext:value-type="float">
            <text:p>-24.4199511600975</text:p>
          </table:table-cell>
          <table:table-cell table:formula="of:=ABS([.E717]-[.B717])/0.0166667" office:value-type="float" office:value="740.698518602965" calcext:value-type="float">
            <text:p>740.698518602965</text:p>
          </table:table-cell>
          <table:table-cell table:formula="of:=([.F717]-[.C717])/0.0166667" office:value-type="float" office:value="-86.8558262883475" calcext:value-type="float">
            <text:p>-86.8558262883475</text:p>
          </table:table-cell>
          <table:table-cell table:formula="of:=DEGREES(ATAN(ABS([.F717]-[.C717])/ABS([.E717]-[.B717])))" office:value-type="float" office:value="6.68807757477024" calcext:value-type="float">
            <text:p>6.68807757477024</text:p>
          </table:table-cell>
          <table:table-cell table:formula="of:=SQRT(POWER([.H717];2)+POWER([.I717];2)+POWER([.J717];2))" office:value-type="float" office:value="746.173280167227" calcext:value-type="float">
            <text:p>746.173280167227</text:p>
          </table:table-cell>
        </table:table-row>
        <table:table-row table:style-name="ro1">
          <table:table-cell office:value-type="float" office:value="105.85" calcext:value-type="float">
            <text:p>105.85</text:p>
          </table:table-cell>
          <table:table-cell office:value-type="float" office:value="267.283" calcext:value-type="float">
            <text:p>267.283</text:p>
          </table:table-cell>
          <table:table-cell office:value-type="float" office:value="38.8578" calcext:value-type="float">
            <text:p>38.8578</text:p>
          </table:table-cell>
          <table:table-cell office:value-type="float" office:value="105.34" calcext:value-type="float">
            <text:p>105.34</text:p>
          </table:table-cell>
          <table:table-cell office:value-type="float" office:value="253.582" calcext:value-type="float">
            <text:p>253.582</text:p>
          </table:table-cell>
          <table:table-cell office:value-type="float" office:value="38.0868" calcext:value-type="float">
            <text:p>38.0868</text:p>
          </table:table-cell>
          <table:table-cell/>
          <table:table-cell table:formula="of:=([.D718]-[.A718])/0.0166667" office:value-type="float" office:value="-30.5999388001219" calcext:value-type="float">
            <text:p>-30.5999388001219</text:p>
          </table:table-cell>
          <table:table-cell table:formula="of:=ABS([.E718]-[.B718])/0.0166667" office:value-type="float" office:value="822.05835588329" calcext:value-type="float">
            <text:p>822.05835588329</text:p>
          </table:table-cell>
          <table:table-cell table:formula="of:=([.F718]-[.C718])/0.0166667" office:value-type="float" office:value="-46.2599074801851" calcext:value-type="float">
            <text:p>-46.2599074801851</text:p>
          </table:table-cell>
          <table:table-cell table:formula="of:=DEGREES(ATAN(ABS([.F718]-[.C718])/ABS([.E718]-[.B718])))" office:value-type="float" office:value="3.22082366138532" calcext:value-type="float">
            <text:p>3.22082366138532</text:p>
          </table:table-cell>
          <table:table-cell table:formula="of:=SQRT(POWER([.H718];2)+POWER([.I718];2)+POWER([.J718];2))" office:value-type="float" office:value="823.927348600703" calcext:value-type="float">
            <text:p>823.927348600703</text:p>
          </table:table-cell>
        </table:table-row>
        <table:table-row table:style-name="ro1">
          <table:table-cell office:value-type="float" office:value="105.894" calcext:value-type="float">
            <text:p>105.894</text:p>
          </table:table-cell>
          <table:table-cell office:value-type="float" office:value="257.963" calcext:value-type="float">
            <text:p>257.963</text:p>
          </table:table-cell>
          <table:table-cell office:value-type="float" office:value="38.7556" calcext:value-type="float">
            <text:p>38.7556</text:p>
          </table:table-cell>
          <table:table-cell office:value-type="float" office:value="105.302" calcext:value-type="float">
            <text:p>105.302</text:p>
          </table:table-cell>
          <table:table-cell office:value-type="float" office:value="243.658" calcext:value-type="float">
            <text:p>243.658</text:p>
          </table:table-cell>
          <table:table-cell office:value-type="float" office:value="38.2078" calcext:value-type="float">
            <text:p>38.2078</text:p>
          </table:table-cell>
          <table:table-cell/>
          <table:table-cell table:formula="of:=([.D719]-[.A719])/0.0166667" office:value-type="float" office:value="-35.519928960142" calcext:value-type="float">
            <text:p>-35.519928960142</text:p>
          </table:table-cell>
          <table:table-cell table:formula="of:=ABS([.E719]-[.B719])/0.0166667" office:value-type="float" office:value="858.298283403435" calcext:value-type="float">
            <text:p>858.298283403435</text:p>
          </table:table-cell>
          <table:table-cell table:formula="of:=([.F719]-[.C719])/0.0166667" office:value-type="float" office:value="-32.8679342641316" calcext:value-type="float">
            <text:p>-32.8679342641316</text:p>
          </table:table-cell>
          <table:table-cell table:formula="of:=DEGREES(ATAN(ABS([.F719]-[.C719])/ABS([.E719]-[.B719])))" office:value-type="float" office:value="2.19303035006646" calcext:value-type="float">
            <text:p>2.19303035006646</text:p>
          </table:table-cell>
          <table:table-cell table:formula="of:=SQRT(POWER([.H719];2)+POWER([.I719];2)+POWER([.J719];2))" office:value-type="float" office:value="859.661508821588" calcext:value-type="float">
            <text:p>859.661508821588</text:p>
          </table:table-cell>
        </table:table-row>
        <table:table-row table:style-name="ro1">
          <table:table-cell office:value-type="float" office:value="105.624" calcext:value-type="float">
            <text:p>105.624</text:p>
          </table:table-cell>
          <table:table-cell office:value-type="float" office:value="263.928" calcext:value-type="float">
            <text:p>263.928</text:p>
          </table:table-cell>
          <table:table-cell office:value-type="float" office:value="37.9638" calcext:value-type="float">
            <text:p>37.9638</text:p>
          </table:table-cell>
          <table:table-cell office:value-type="float" office:value="104.894" calcext:value-type="float">
            <text:p>104.894</text:p>
          </table:table-cell>
          <table:table-cell office:value-type="float" office:value="250.449" calcext:value-type="float">
            <text:p>250.449</text:p>
          </table:table-cell>
          <table:table-cell office:value-type="float" office:value="36.9788" calcext:value-type="float">
            <text:p>36.9788</text:p>
          </table:table-cell>
          <table:table-cell/>
          <table:table-cell table:formula="of:=([.D720]-[.A720])/0.0166667" office:value-type="float" office:value="-43.7999124001746" calcext:value-type="float">
            <text:p>-43.7999124001746</text:p>
          </table:table-cell>
          <table:table-cell table:formula="of:=ABS([.E720]-[.B720])/0.0166667" office:value-type="float" office:value="808.738382523234" calcext:value-type="float">
            <text:p>808.738382523234</text:p>
          </table:table-cell>
          <table:table-cell table:formula="of:=([.F720]-[.C720])/0.0166667" office:value-type="float" office:value="-59.0998818002364" calcext:value-type="float">
            <text:p>-59.0998818002364</text:p>
          </table:table-cell>
          <table:table-cell table:formula="of:=DEGREES(ATAN(ABS([.F720]-[.C720])/ABS([.E720]-[.B720])))" office:value-type="float" office:value="4.17955361125761" calcext:value-type="float">
            <text:p>4.17955361125761</text:p>
          </table:table-cell>
          <table:table-cell table:formula="of:=SQRT(POWER([.H720];2)+POWER([.I720];2)+POWER([.J720];2))" office:value-type="float" office:value="812.076966624077" calcext:value-type="float">
            <text:p>812.076966624077</text:p>
          </table:table-cell>
        </table:table-row>
        <table:table-row table:style-name="ro1">
          <table:table-cell office:value-type="float" office:value="105.857" calcext:value-type="float">
            <text:p>105.857</text:p>
          </table:table-cell>
          <table:table-cell office:value-type="float" office:value="257.069" calcext:value-type="float">
            <text:p>257.069</text:p>
          </table:table-cell>
          <table:table-cell office:value-type="float" office:value="37.4637" calcext:value-type="float">
            <text:p>37.4637</text:p>
          </table:table-cell>
          <table:table-cell office:value-type="float" office:value="105.317" calcext:value-type="float">
            <text:p>105.317</text:p>
          </table:table-cell>
          <table:table-cell office:value-type="float" office:value="246.234" calcext:value-type="float">
            <text:p>246.234</text:p>
          </table:table-cell>
          <table:table-cell office:value-type="float" office:value="35.8476" calcext:value-type="float">
            <text:p>35.8476</text:p>
          </table:table-cell>
          <table:table-cell/>
          <table:table-cell table:formula="of:=([.D721]-[.A721])/0.0166667" office:value-type="float" office:value="-32.39993520013" calcext:value-type="float">
            <text:p>-32.39993520013</text:p>
          </table:table-cell>
          <table:table-cell table:formula="of:=ABS([.E721]-[.B721])/0.0166667" office:value-type="float" office:value="650.098699802601" calcext:value-type="float">
            <text:p>650.098699802601</text:p>
          </table:table-cell>
          <table:table-cell table:formula="of:=([.F721]-[.C721])/0.0166667" office:value-type="float" office:value="-96.965806068388" calcext:value-type="float">
            <text:p>-96.965806068388</text:p>
          </table:table-cell>
          <table:table-cell table:formula="of:=DEGREES(ATAN(ABS([.F721]-[.C721])/ABS([.E721]-[.B721])))" office:value-type="float" office:value="8.48343902127072" calcext:value-type="float">
            <text:p>8.48343902127072</text:p>
          </table:table-cell>
          <table:table-cell table:formula="of:=SQRT(POWER([.H721];2)+POWER([.I721];2)+POWER([.J721];2))" office:value-type="float" office:value="658.088476447124" calcext:value-type="float">
            <text:p>658.088476447124</text:p>
          </table:table-cell>
        </table:table-row>
        <table:table-row table:style-name="ro1">
          <table:table-cell office:value-type="float" office:value="106.132" calcext:value-type="float">
            <text:p>106.132</text:p>
          </table:table-cell>
          <table:table-cell office:value-type="float" office:value="254.613" calcext:value-type="float">
            <text:p>254.613</text:p>
          </table:table-cell>
          <table:table-cell office:value-type="float" office:value="38.3778" calcext:value-type="float">
            <text:p>38.3778</text:p>
          </table:table-cell>
          <table:table-cell office:value-type="float" office:value="105.49" calcext:value-type="float">
            <text:p>105.49</text:p>
          </table:table-cell>
          <table:table-cell office:value-type="float" office:value="242.739" calcext:value-type="float">
            <text:p>242.739</text:p>
          </table:table-cell>
          <table:table-cell office:value-type="float" office:value="37.2005" calcext:value-type="float">
            <text:p>37.2005</text:p>
          </table:table-cell>
          <table:table-cell/>
          <table:table-cell table:formula="of:=([.D722]-[.A722])/0.0166667" office:value-type="float" office:value="-38.5199229601547" calcext:value-type="float">
            <text:p>-38.5199229601547</text:p>
          </table:table-cell>
          <table:table-cell table:formula="of:=ABS([.E722]-[.B722])/0.0166667" office:value-type="float" office:value="712.43857512285" calcext:value-type="float">
            <text:p>712.43857512285</text:p>
          </table:table-cell>
          <table:table-cell table:formula="of:=([.F722]-[.C722])/0.0166667" office:value-type="float" office:value="-70.6378587242827" calcext:value-type="float">
            <text:p>-70.6378587242827</text:p>
          </table:table-cell>
          <table:table-cell table:formula="of:=DEGREES(ATAN(ABS([.F722]-[.C722])/ABS([.E722]-[.B722])))" office:value-type="float" office:value="5.66233594389659" calcext:value-type="float">
            <text:p>5.66233594389659</text:p>
          </table:table-cell>
          <table:table-cell table:formula="of:=SQRT(POWER([.H722];2)+POWER([.I722];2)+POWER([.J722];2))" office:value-type="float" office:value="716.967373646168" calcext:value-type="float">
            <text:p>716.967373646168</text:p>
          </table:table-cell>
        </table:table-row>
        <table:table-row table:style-name="ro1">
          <table:table-cell office:value-type="float" office:value="106.758" calcext:value-type="float">
            <text:p>106.758</text:p>
          </table:table-cell>
          <table:table-cell office:value-type="float" office:value="262.693" calcext:value-type="float">
            <text:p>262.693</text:p>
          </table:table-cell>
          <table:table-cell office:value-type="float" office:value="37.925" calcext:value-type="float">
            <text:p>37.925</text:p>
          </table:table-cell>
          <table:table-cell office:value-type="float" office:value="105.845" calcext:value-type="float">
            <text:p>105.845</text:p>
          </table:table-cell>
          <table:table-cell office:value-type="float" office:value="250.41" calcext:value-type="float">
            <text:p>250.41</text:p>
          </table:table-cell>
          <table:table-cell office:value-type="float" office:value="36.9783" calcext:value-type="float">
            <text:p>36.9783</text:p>
          </table:table-cell>
          <table:table-cell/>
          <table:table-cell table:formula="of:=([.D723]-[.A723])/0.0166667" office:value-type="float" office:value="-54.7798904402189" calcext:value-type="float">
            <text:p>-54.7798904402189</text:p>
          </table:table-cell>
          <table:table-cell table:formula="of:=ABS([.E723]-[.B723])/0.0166667" office:value-type="float" office:value="736.978526042947" calcext:value-type="float">
            <text:p>736.978526042947</text:p>
          </table:table-cell>
          <table:table-cell table:formula="of:=([.F723]-[.C723])/0.0166667" office:value-type="float" office:value="-56.8018863962272" calcext:value-type="float">
            <text:p>-56.8018863962272</text:p>
          </table:table-cell>
          <table:table-cell table:formula="of:=DEGREES(ATAN(ABS([.F723]-[.C723])/ABS([.E723]-[.B723])))" office:value-type="float" office:value="4.40730191380215" calcext:value-type="float">
            <text:p>4.40730191380215</text:p>
          </table:table-cell>
          <table:table-cell table:formula="of:=SQRT(POWER([.H723];2)+POWER([.I723];2)+POWER([.J723];2))" office:value-type="float" office:value="741.191364320475" calcext:value-type="float">
            <text:p>741.191364320475</text:p>
          </table:table-cell>
        </table:table-row>
        <table:table-row table:style-name="ro1">
          <table:table-cell office:value-type="float" office:value="107.215" calcext:value-type="float">
            <text:p>107.215</text:p>
          </table:table-cell>
          <table:table-cell office:value-type="float" office:value="259.164" calcext:value-type="float">
            <text:p>259.164</text:p>
          </table:table-cell>
          <table:table-cell office:value-type="float" office:value="38.0513" calcext:value-type="float">
            <text:p>38.0513</text:p>
          </table:table-cell>
          <table:table-cell office:value-type="float" office:value="106.162" calcext:value-type="float">
            <text:p>106.162</text:p>
          </table:table-cell>
          <table:table-cell office:value-type="float" office:value="248.24" calcext:value-type="float">
            <text:p>248.24</text:p>
          </table:table-cell>
          <table:table-cell office:value-type="float" office:value="36.6571" calcext:value-type="float">
            <text:p>36.6571</text:p>
          </table:table-cell>
          <table:table-cell/>
          <table:table-cell table:formula="of:=([.D724]-[.A724])/0.0166667" office:value-type="float" office:value="-63.1798736402526" calcext:value-type="float">
            <text:p>-63.1798736402526</text:p>
          </table:table-cell>
          <table:table-cell table:formula="of:=ABS([.E724]-[.B724])/0.0166667" office:value-type="float" office:value="655.43868912262" calcext:value-type="float">
            <text:p>655.43868912262</text:p>
          </table:table-cell>
          <table:table-cell table:formula="of:=([.F724]-[.C724])/0.0166667" office:value-type="float" office:value="-83.6518326963345" calcext:value-type="float">
            <text:p>-83.6518326963345</text:p>
          </table:table-cell>
          <table:table-cell table:formula="of:=DEGREES(ATAN(ABS([.F724]-[.C724])/ABS([.E724]-[.B724])))" office:value-type="float" office:value="7.27318218607162" calcext:value-type="float">
            <text:p>7.27318218607162</text:p>
          </table:table-cell>
          <table:table-cell table:formula="of:=SQRT(POWER([.H724];2)+POWER([.I724];2)+POWER([.J724];2))" office:value-type="float" office:value="663.768936261281" calcext:value-type="float">
            <text:p>663.768936261281</text:p>
          </table:table-cell>
        </table:table-row>
        <table:table-row table:style-name="ro1">
          <table:table-cell office:value-type="float" office:value="106.385" calcext:value-type="float">
            <text:p>106.385</text:p>
          </table:table-cell>
          <table:table-cell office:value-type="float" office:value="257.982" calcext:value-type="float">
            <text:p>257.982</text:p>
          </table:table-cell>
          <table:table-cell office:value-type="float" office:value="38.5068" calcext:value-type="float">
            <text:p>38.5068</text:p>
          </table:table-cell>
          <table:table-cell office:value-type="float" office:value="105.353" calcext:value-type="float">
            <text:p>105.353</text:p>
          </table:table-cell>
          <table:table-cell office:value-type="float" office:value="247.104" calcext:value-type="float">
            <text:p>247.104</text:p>
          </table:table-cell>
          <table:table-cell office:value-type="float" office:value="37.1085" calcext:value-type="float">
            <text:p>37.1085</text:p>
          </table:table-cell>
          <table:table-cell/>
          <table:table-cell table:formula="of:=([.D725]-[.A725])/0.0166667" office:value-type="float" office:value="-61.9198761602483" calcext:value-type="float">
            <text:p>-61.9198761602483</text:p>
          </table:table-cell>
          <table:table-cell table:formula="of:=ABS([.E725]-[.B725])/0.0166667" office:value-type="float" office:value="652.678694642612" calcext:value-type="float">
            <text:p>652.678694642612</text:p>
          </table:table-cell>
          <table:table-cell table:formula="of:=([.F725]-[.C725])/0.0166667" office:value-type="float" office:value="-83.8978322043355" calcext:value-type="float">
            <text:p>-83.8978322043355</text:p>
          </table:table-cell>
          <table:table-cell table:formula="of:=DEGREES(ATAN(ABS([.F725]-[.C725])/ABS([.E725]-[.B725])))" office:value-type="float" office:value="7.32485221328878" calcext:value-type="float">
            <text:p>7.32485221328878</text:p>
          </table:table-cell>
          <table:table-cell table:formula="of:=SQRT(POWER([.H725];2)+POWER([.I725];2)+POWER([.J725];2))" office:value-type="float" office:value="660.955668522989" calcext:value-type="float">
            <text:p>660.955668522989</text:p>
          </table:table-cell>
        </table:table-row>
        <table:table-row table:style-name="ro1">
          <table:table-cell office:value-type="float" office:value="106.994" calcext:value-type="float">
            <text:p>106.994</text:p>
          </table:table-cell>
          <table:table-cell office:value-type="float" office:value="253.4" calcext:value-type="float">
            <text:p>253.4</text:p>
          </table:table-cell>
          <table:table-cell office:value-type="float" office:value="38.5848" calcext:value-type="float">
            <text:p>38.5848</text:p>
          </table:table-cell>
          <table:table-cell office:value-type="float" office:value="106.009" calcext:value-type="float">
            <text:p>106.009</text:p>
          </table:table-cell>
          <table:table-cell office:value-type="float" office:value="240.515" calcext:value-type="float">
            <text:p>240.515</text:p>
          </table:table-cell>
          <table:table-cell office:value-type="float" office:value="37.6063" calcext:value-type="float">
            <text:p>37.6063</text:p>
          </table:table-cell>
          <table:table-cell/>
          <table:table-cell table:formula="of:=([.D726]-[.A726])/0.0166667" office:value-type="float" office:value="-59.0998818002364" calcext:value-type="float">
            <text:p>-59.0998818002364</text:p>
          </table:table-cell>
          <table:table-cell table:formula="of:=ABS([.E726]-[.B726])/0.0166667" office:value-type="float" office:value="773.098453803094" calcext:value-type="float">
            <text:p>773.098453803094</text:p>
          </table:table-cell>
          <table:table-cell table:formula="of:=([.F726]-[.C726])/0.0166667" office:value-type="float" office:value="-58.7098825802351" calcext:value-type="float">
            <text:p>-58.7098825802351</text:p>
          </table:table-cell>
          <table:table-cell table:formula="of:=DEGREES(ATAN(ABS([.F726]-[.C726])/ABS([.E726]-[.B726])))" office:value-type="float" office:value="4.34276425254343" calcext:value-type="float">
            <text:p>4.34276425254343</text:p>
          </table:table-cell>
          <table:table-cell table:formula="of:=SQRT(POWER([.H726];2)+POWER([.I726];2)+POWER([.J726];2))" office:value-type="float" office:value="777.573704296976" calcext:value-type="float">
            <text:p>777.573704296976</text:p>
          </table:table-cell>
        </table:table-row>
        <table:table-row table:style-name="ro1">
          <table:table-cell office:value-type="float" office:value="107.303" calcext:value-type="float">
            <text:p>107.303</text:p>
          </table:table-cell>
          <table:table-cell office:value-type="float" office:value="263.669" calcext:value-type="float">
            <text:p>263.669</text:p>
          </table:table-cell>
          <table:table-cell office:value-type="float" office:value="38.7288" calcext:value-type="float">
            <text:p>38.7288</text:p>
          </table:table-cell>
          <table:table-cell office:value-type="float" office:value="106.479" calcext:value-type="float">
            <text:p>106.479</text:p>
          </table:table-cell>
          <table:table-cell office:value-type="float" office:value="252.542" calcext:value-type="float">
            <text:p>252.542</text:p>
          </table:table-cell>
          <table:table-cell office:value-type="float" office:value="37.3053" calcext:value-type="float">
            <text:p>37.3053</text:p>
          </table:table-cell>
          <table:table-cell/>
          <table:table-cell table:formula="of:=([.D727]-[.A727])/0.0166667" office:value-type="float" office:value="-49.4399011201976" calcext:value-type="float">
            <text:p>-49.4399011201976</text:p>
          </table:table-cell>
          <table:table-cell table:formula="of:=ABS([.E727]-[.B727])/0.0166667" office:value-type="float" office:value="667.618664762669" calcext:value-type="float">
            <text:p>667.618664762669</text:p>
          </table:table-cell>
          <table:table-cell table:formula="of:=([.F727]-[.C727])/0.0166667" office:value-type="float" office:value="-85.4098291803415" calcext:value-type="float">
            <text:p>-85.4098291803415</text:p>
          </table:table-cell>
          <table:table-cell table:formula="of:=DEGREES(ATAN(ABS([.F727]-[.C727])/ABS([.E727]-[.B727])))" office:value-type="float" office:value="7.29036618982278" calcext:value-type="float">
            <text:p>7.29036618982278</text:p>
          </table:table-cell>
          <table:table-cell table:formula="of:=SQRT(POWER([.H727];2)+POWER([.I727];2)+POWER([.J727];2))" office:value-type="float" office:value="674.873191261054" calcext:value-type="float">
            <text:p>674.873191261054</text:p>
          </table:table-cell>
        </table:table-row>
        <table:table-row table:style-name="ro1">
          <table:table-cell office:value-type="float" office:value="95.8532" calcext:value-type="float">
            <text:p>95.8532</text:p>
          </table:table-cell>
          <table:table-cell office:value-type="float" office:value="265.185" calcext:value-type="float">
            <text:p>265.185</text:p>
          </table:table-cell>
          <table:table-cell office:value-type="float" office:value="39.2969" calcext:value-type="float">
            <text:p>39.2969</text:p>
          </table:table-cell>
          <table:table-cell office:value-type="float" office:value="95.3364" calcext:value-type="float">
            <text:p>95.3364</text:p>
          </table:table-cell>
          <table:table-cell office:value-type="float" office:value="251.132" calcext:value-type="float">
            <text:p>251.132</text:p>
          </table:table-cell>
          <table:table-cell office:value-type="float" office:value="40.5068" calcext:value-type="float">
            <text:p>40.5068</text:p>
          </table:table-cell>
          <table:table-cell/>
          <table:table-cell table:formula="of:=([.D728]-[.A728])/0.0166667" office:value-type="float" office:value="-31.0079379841242" calcext:value-type="float">
            <text:p>-31.0079379841242</text:p>
          </table:table-cell>
          <table:table-cell table:formula="of:=ABS([.E728]-[.B728])/0.0166667" office:value-type="float" office:value="843.178313643373" calcext:value-type="float">
            <text:p>843.178313643373</text:p>
          </table:table-cell>
          <table:table-cell table:formula="of:=([.F728]-[.C728])/0.0166667" office:value-type="float" office:value="72.5938548122902" calcext:value-type="float">
            <text:p>72.5938548122902</text:p>
          </table:table-cell>
          <table:table-cell table:formula="of:=DEGREES(ATAN(ABS([.F728]-[.C728])/ABS([.E728]-[.B728])))" office:value-type="float" office:value="4.92077416897676" calcext:value-type="float">
            <text:p>4.92077416897676</text:p>
          </table:table-cell>
          <table:table-cell table:formula="of:=SQRT(POWER([.H728];2)+POWER([.I728];2)+POWER([.J728];2))" office:value-type="float" office:value="846.865413494385" calcext:value-type="float">
            <text:p>846.865413494385</text:p>
          </table:table-cell>
        </table:table-row>
        <table:table-row table:style-name="ro1">
          <table:table-cell office:value-type="float" office:value="90.5707" calcext:value-type="float">
            <text:p>90.5707</text:p>
          </table:table-cell>
          <table:table-cell office:value-type="float" office:value="268.569" calcext:value-type="float">
            <text:p>268.569</text:p>
          </table:table-cell>
          <table:table-cell office:value-type="float" office:value="40.4907" calcext:value-type="float">
            <text:p>40.4907</text:p>
          </table:table-cell>
          <table:table-cell office:value-type="float" office:value="90.5377" calcext:value-type="float">
            <text:p>90.5377</text:p>
          </table:table-cell>
          <table:table-cell office:value-type="float" office:value="255.77" calcext:value-type="float">
            <text:p>255.77</text:p>
          </table:table-cell>
          <table:table-cell office:value-type="float" office:value="39.5053" calcext:value-type="float">
            <text:p>39.5053</text:p>
          </table:table-cell>
          <table:table-cell/>
          <table:table-cell table:formula="of:=([.D729]-[.A729])/0.0166667" office:value-type="float" office:value="-1.979996040008" calcext:value-type="float">
            <text:p>-1.979996040008</text:p>
          </table:table-cell>
          <table:table-cell table:formula="of:=ABS([.E729]-[.B729])/0.0166667" office:value-type="float" office:value="767.938464123072" calcext:value-type="float">
            <text:p>767.938464123072</text:p>
          </table:table-cell>
          <table:table-cell table:formula="of:=([.F729]-[.C729])/0.0166667" office:value-type="float" office:value="-59.1238817522364" calcext:value-type="float">
            <text:p>-59.1238817522364</text:p>
          </table:table-cell>
          <table:table-cell table:formula="of:=DEGREES(ATAN(ABS([.F729]-[.C729])/ABS([.E729]-[.B729])))" office:value-type="float" office:value="4.40253939650768" calcext:value-type="float">
            <text:p>4.40253939650768</text:p>
          </table:table-cell>
          <table:table-cell table:formula="of:=SQRT(POWER([.H729];2)+POWER([.I729];2)+POWER([.J729];2))" office:value-type="float" office:value="770.21363170063" calcext:value-type="float">
            <text:p>770.21363170063</text:p>
          </table:table-cell>
        </table:table-row>
        <table:table-row table:style-name="ro1">
          <table:table-cell office:value-type="float" office:value="88.8113" calcext:value-type="float">
            <text:p>88.8113</text:p>
          </table:table-cell>
          <table:table-cell office:value-type="float" office:value="274.614" calcext:value-type="float">
            <text:p>274.614</text:p>
          </table:table-cell>
          <table:table-cell office:value-type="float" office:value="40.7464" calcext:value-type="float">
            <text:p>40.7464</text:p>
          </table:table-cell>
          <table:table-cell office:value-type="float" office:value="88.6201" calcext:value-type="float">
            <text:p>88.6201</text:p>
          </table:table-cell>
          <table:table-cell office:value-type="float" office:value="262.612" calcext:value-type="float">
            <text:p>262.612</text:p>
          </table:table-cell>
          <table:table-cell office:value-type="float" office:value="40.0401" calcext:value-type="float">
            <text:p>40.0401</text:p>
          </table:table-cell>
          <table:table-cell/>
          <table:table-cell table:formula="of:=([.D730]-[.A730])/0.0166667" office:value-type="float" office:value="-11.4719770560464" calcext:value-type="float">
            <text:p>-11.4719770560464</text:p>
          </table:table-cell>
          <table:table-cell table:formula="of:=ABS([.E730]-[.B730])/0.0166667" office:value-type="float" office:value="720.118559762878" calcext:value-type="float">
            <text:p>720.118559762878</text:p>
          </table:table-cell>
          <table:table-cell table:formula="of:=([.F730]-[.C730])/0.0166667" office:value-type="float" office:value="-42.3779152441694" calcext:value-type="float">
            <text:p>-42.3779152441694</text:p>
          </table:table-cell>
          <table:table-cell table:formula="of:=DEGREES(ATAN(ABS([.F730]-[.C730])/ABS([.E730]-[.B730])))" office:value-type="float" office:value="3.36788787866519" calcext:value-type="float">
            <text:p>3.36788787866519</text:p>
          </table:table-cell>
          <table:table-cell table:formula="of:=SQRT(POWER([.H730];2)+POWER([.I730];2)+POWER([.J730];2))" office:value-type="float" office:value="721.455635554244" calcext:value-type="float">
            <text:p>721.455635554244</text:p>
          </table:table-cell>
        </table:table-row>
        <table:table-row table:style-name="ro1">
          <table:table-cell office:value-type="float" office:value="88.9534" calcext:value-type="float">
            <text:p>88.9534</text:p>
          </table:table-cell>
          <table:table-cell office:value-type="float" office:value="264.982" calcext:value-type="float">
            <text:p>264.982</text:p>
          </table:table-cell>
          <table:table-cell office:value-type="float" office:value="40.1242" calcext:value-type="float">
            <text:p>40.1242</text:p>
          </table:table-cell>
          <table:table-cell office:value-type="float" office:value="88.2848" calcext:value-type="float">
            <text:p>88.2848</text:p>
          </table:table-cell>
          <table:table-cell office:value-type="float" office:value="253.441" calcext:value-type="float">
            <text:p>253.441</text:p>
          </table:table-cell>
          <table:table-cell office:value-type="float" office:value="39.2119" calcext:value-type="float">
            <text:p>39.2119</text:p>
          </table:table-cell>
          <table:table-cell/>
          <table:table-cell table:formula="of:=([.D731]-[.A731])/0.0166667" office:value-type="float" office:value="-40.1159197681603" calcext:value-type="float">
            <text:p>-40.1159197681603</text:p>
          </table:table-cell>
          <table:table-cell table:formula="of:=ABS([.E731]-[.B731])/0.0166667" office:value-type="float" office:value="692.458615082771" calcext:value-type="float">
            <text:p>692.458615082771</text:p>
          </table:table-cell>
          <table:table-cell table:formula="of:=([.F731]-[.C731])/0.0166667" office:value-type="float" office:value="-54.7378905242191" calcext:value-type="float">
            <text:p>-54.7378905242191</text:p>
          </table:table-cell>
          <table:table-cell table:formula="of:=DEGREES(ATAN(ABS([.F731]-[.C731])/ABS([.E731]-[.B731])))" office:value-type="float" office:value="4.519753157756" calcext:value-type="float">
            <text:p>4.519753157756</text:p>
          </table:table-cell>
          <table:table-cell table:formula="of:=SQRT(POWER([.H731];2)+POWER([.I731];2)+POWER([.J731];2))" office:value-type="float" office:value="695.776154578638" calcext:value-type="float">
            <text:p>695.776154578638</text:p>
          </table:table-cell>
        </table:table-row>
        <table:table-row table:style-name="ro1">
          <table:table-cell office:value-type="float" office:value="89.7889" calcext:value-type="float">
            <text:p>89.7889</text:p>
          </table:table-cell>
          <table:table-cell office:value-type="float" office:value="261.377" calcext:value-type="float">
            <text:p>261.377</text:p>
          </table:table-cell>
          <table:table-cell office:value-type="float" office:value="40.482" calcext:value-type="float">
            <text:p>40.482</text:p>
          </table:table-cell>
          <table:table-cell office:value-type="float" office:value="89.9059" calcext:value-type="float">
            <text:p>89.9059</text:p>
          </table:table-cell>
          <table:table-cell office:value-type="float" office:value="246.56" calcext:value-type="float">
            <text:p>246.56</text:p>
          </table:table-cell>
          <table:table-cell office:value-type="float" office:value="40.4035" calcext:value-type="float">
            <text:p>40.4035</text:p>
          </table:table-cell>
          <table:table-cell/>
          <table:table-cell table:formula="of:=([.D732]-[.A732])/0.0166667" office:value-type="float" office:value="7.01998596002835" calcext:value-type="float">
            <text:p>7.01998596002835</text:p>
          </table:table-cell>
          <table:table-cell table:formula="of:=ABS([.E732]-[.B732])/0.0166667" office:value-type="float" office:value="889.018221963557" calcext:value-type="float">
            <text:p>889.018221963557</text:p>
          </table:table-cell>
          <table:table-cell table:formula="of:=([.F732]-[.C732])/0.0166667" office:value-type="float" office:value="-4.70999058001874" calcext:value-type="float">
            <text:p>-4.70999058001874</text:p>
          </table:table-cell>
          <table:table-cell table:formula="of:=DEGREES(ATAN(ABS([.F732]-[.C732])/ABS([.E732]-[.B732])))" office:value-type="float" office:value="0.303548397862164" calcext:value-type="float">
            <text:p>0.303548397862164</text:p>
          </table:table-cell>
          <table:table-cell table:formula="of:=SQRT(POWER([.H732];2)+POWER([.I732];2)+POWER([.J732];2))" office:value-type="float" office:value="889.058413827453" calcext:value-type="float">
            <text:p>889.058413827453</text:p>
          </table:table-cell>
        </table:table-row>
        <table:table-row table:style-name="ro1">
          <table:table-cell office:value-type="float" office:value="84.0471" calcext:value-type="float">
            <text:p>84.0471</text:p>
          </table:table-cell>
          <table:table-cell office:value-type="float" office:value="274.488" calcext:value-type="float">
            <text:p>274.488</text:p>
          </table:table-cell>
          <table:table-cell office:value-type="float" office:value="40.56" calcext:value-type="float">
            <text:p>40.56</text:p>
          </table:table-cell>
          <table:table-cell office:value-type="float" office:value="84.6668" calcext:value-type="float">
            <text:p>84.6668</text:p>
          </table:table-cell>
          <table:table-cell office:value-type="float" office:value="261.196" calcext:value-type="float">
            <text:p>261.196</text:p>
          </table:table-cell>
          <table:table-cell office:value-type="float" office:value="40.3149" calcext:value-type="float">
            <text:p>40.3149</text:p>
          </table:table-cell>
          <table:table-cell/>
          <table:table-cell table:formula="of:=([.D733]-[.A733])/0.0166667" office:value-type="float" office:value="37.1819256361484" calcext:value-type="float">
            <text:p>37.1819256361484</text:p>
          </table:table-cell>
          <table:table-cell table:formula="of:=ABS([.E733]-[.B733])/0.0166667" office:value-type="float" office:value="797.518404963189" calcext:value-type="float">
            <text:p>797.518404963189</text:p>
          </table:table-cell>
          <table:table-cell table:formula="of:=([.F733]-[.C733])/0.0166667" office:value-type="float" office:value="-14.7059705880589" calcext:value-type="float">
            <text:p>-14.7059705880589</text:p>
          </table:table-cell>
          <table:table-cell table:formula="of:=DEGREES(ATAN(ABS([.F733]-[.C733])/ABS([.E733]-[.B733])))" office:value-type="float" office:value="1.05639514159162" calcext:value-type="float">
            <text:p>1.05639514159162</text:p>
          </table:table-cell>
          <table:table-cell table:formula="of:=SQRT(POWER([.H733];2)+POWER([.I733];2)+POWER([.J733];2))" office:value-type="float" office:value="798.520110842537" calcext:value-type="float">
            <text:p>798.520110842537</text:p>
          </table:table-cell>
        </table:table-row>
        <table:table-row table:style-name="ro1">
          <table:table-cell office:value-type="float" office:value="80.3867" calcext:value-type="float">
            <text:p>80.3867</text:p>
          </table:table-cell>
          <table:table-cell office:value-type="float" office:value="266.711" calcext:value-type="float">
            <text:p>266.711</text:p>
          </table:table-cell>
          <table:table-cell office:value-type="float" office:value="41.3792" calcext:value-type="float">
            <text:p>41.3792</text:p>
          </table:table-cell>
          <table:table-cell office:value-type="float" office:value="80.4226" calcext:value-type="float">
            <text:p>80.4226</text:p>
          </table:table-cell>
          <table:table-cell office:value-type="float" office:value="256.125" calcext:value-type="float">
            <text:p>256.125</text:p>
          </table:table-cell>
          <table:table-cell office:value-type="float" office:value="40.7333" calcext:value-type="float">
            <text:p>40.7333</text:p>
          </table:table-cell>
          <table:table-cell/>
          <table:table-cell table:formula="of:=([.D734]-[.A734])/0.0166667" office:value-type="float" office:value="2.1539956920085" calcext:value-type="float">
            <text:p>2.1539956920085</text:p>
          </table:table-cell>
          <table:table-cell table:formula="of:=ABS([.E734]-[.B734])/0.0166667" office:value-type="float" office:value="635.158729682541" calcext:value-type="float">
            <text:p>635.158729682541</text:p>
          </table:table-cell>
          <table:table-cell table:formula="of:=([.F734]-[.C734])/0.0166667" office:value-type="float" office:value="-38.7539224921549" calcext:value-type="float">
            <text:p>-38.7539224921549</text:p>
          </table:table-cell>
          <table:table-cell table:formula="of:=DEGREES(ATAN(ABS([.F734]-[.C734])/ABS([.E734]-[.B734])))" office:value-type="float" office:value="3.49154760574647" calcext:value-type="float">
            <text:p>3.49154760574647</text:p>
          </table:table-cell>
          <table:table-cell table:formula="of:=SQRT(POWER([.H734];2)+POWER([.I734];2)+POWER([.J734];2))" office:value-type="float" office:value="636.34355351328" calcext:value-type="float">
            <text:p>636.34355351328</text:p>
          </table:table-cell>
        </table:table-row>
        <table:table-row table:style-name="ro1">
          <table:table-cell office:value-type="float" office:value="57.6423" calcext:value-type="float">
            <text:p>57.6423</text:p>
          </table:table-cell>
          <table:table-cell office:value-type="float" office:value="285.931" calcext:value-type="float">
            <text:p>285.931</text:p>
          </table:table-cell>
          <table:table-cell office:value-type="float" office:value="39.9507" calcext:value-type="float">
            <text:p>39.9507</text:p>
          </table:table-cell>
          <table:table-cell office:value-type="float" office:value="58.0299" calcext:value-type="float">
            <text:p>58.0299</text:p>
          </table:table-cell>
          <table:table-cell office:value-type="float" office:value="271.605" calcext:value-type="float">
            <text:p>271.605</text:p>
          </table:table-cell>
          <table:table-cell office:value-type="float" office:value="39.2954" calcext:value-type="float">
            <text:p>39.2954</text:p>
          </table:table-cell>
          <table:table-cell/>
          <table:table-cell table:formula="of:=([.D735]-[.A735])/0.0166667" office:value-type="float" office:value="23.255953488093" calcext:value-type="float">
            <text:p>23.255953488093</text:p>
          </table:table-cell>
          <table:table-cell table:formula="of:=ABS([.E735]-[.B735])/0.0166667" office:value-type="float" office:value="859.558280883436" calcext:value-type="float">
            <text:p>859.558280883436</text:p>
          </table:table-cell>
          <table:table-cell table:formula="of:=([.F735]-[.C735])/0.0166667" office:value-type="float" office:value="-39.3179213641571" calcext:value-type="float">
            <text:p>-39.3179213641571</text:p>
          </table:table-cell>
          <table:table-cell table:formula="of:=DEGREES(ATAN(ABS([.F735]-[.C735])/ABS([.E735]-[.B735])))" office:value-type="float" office:value="2.61899839240958" calcext:value-type="float">
            <text:p>2.61899839240958</text:p>
          </table:table-cell>
          <table:table-cell table:formula="of:=SQRT(POWER([.H735];2)+POWER([.I735];2)+POWER([.J735];2))" office:value-type="float" office:value="860.771268426361" calcext:value-type="float">
            <text:p>860.771268426361</text:p>
          </table:table-cell>
        </table:table-row>
        <table:table-row table:style-name="ro1">
          <table:table-cell office:value-type="float" office:value="56.7778" calcext:value-type="float">
            <text:p>56.7778</text:p>
          </table:table-cell>
          <table:table-cell office:value-type="float" office:value="280.414" calcext:value-type="float">
            <text:p>280.414</text:p>
          </table:table-cell>
          <table:table-cell office:value-type="float" office:value="39.8442" calcext:value-type="float">
            <text:p>39.8442</text:p>
          </table:table-cell>
          <table:table-cell office:value-type="float" office:value="56.407" calcext:value-type="float">
            <text:p>56.407</text:p>
          </table:table-cell>
          <table:table-cell office:value-type="float" office:value="267.496" calcext:value-type="float">
            <text:p>267.496</text:p>
          </table:table-cell>
          <table:table-cell office:value-type="float" office:value="39.0197" calcext:value-type="float">
            <text:p>39.0197</text:p>
          </table:table-cell>
          <table:table-cell/>
          <table:table-cell table:formula="of:=([.D736]-[.A736])/0.0166667" office:value-type="float" office:value="-22.2479555040892" calcext:value-type="float">
            <text:p>-22.2479555040892</text:p>
          </table:table-cell>
          <table:table-cell table:formula="of:=ABS([.E736]-[.B736])/0.0166667" office:value-type="float" office:value="775.078449843101" calcext:value-type="float">
            <text:p>775.078449843101</text:p>
          </table:table-cell>
          <table:table-cell table:formula="of:=([.F736]-[.C736])/0.0166667" office:value-type="float" office:value="-49.4699010601979" calcext:value-type="float">
            <text:p>-49.4699010601979</text:p>
          </table:table-cell>
          <table:table-cell table:formula="of:=DEGREES(ATAN(ABS([.F736]-[.C736])/ABS([.E736]-[.B736])))" office:value-type="float" office:value="3.6519878149734" calcext:value-type="float">
            <text:p>3.6519878149734</text:p>
          </table:table-cell>
          <table:table-cell table:formula="of:=SQRT(POWER([.H736];2)+POWER([.I736];2)+POWER([.J736];2))" office:value-type="float" office:value="776.974160475239" calcext:value-type="float">
            <text:p>776.974160475239</text:p>
          </table:table-cell>
        </table:table-row>
        <table:table-row table:style-name="ro1">
          <table:table-cell office:value-type="float" office:value="56.4527" calcext:value-type="float">
            <text:p>56.4527</text:p>
          </table:table-cell>
          <table:table-cell office:value-type="float" office:value="282.956" calcext:value-type="float">
            <text:p>282.956</text:p>
          </table:table-cell>
          <table:table-cell office:value-type="float" office:value="40.1907" calcext:value-type="float">
            <text:p>40.1907</text:p>
          </table:table-cell>
          <table:table-cell office:value-type="float" office:value="56.5884" calcext:value-type="float">
            <text:p>56.5884</text:p>
          </table:table-cell>
          <table:table-cell office:value-type="float" office:value="269.979" calcext:value-type="float">
            <text:p>269.979</text:p>
          </table:table-cell>
          <table:table-cell office:value-type="float" office:value="39.5836" calcext:value-type="float">
            <text:p>39.5836</text:p>
          </table:table-cell>
          <table:table-cell/>
          <table:table-cell table:formula="of:=([.D737]-[.A737])/0.0166667" office:value-type="float" office:value="8.14198371603256" calcext:value-type="float">
            <text:p>8.14198371603256</text:p>
          </table:table-cell>
          <table:table-cell table:formula="of:=ABS([.E737]-[.B737])/0.0166667" office:value-type="float" office:value="778.618442763116" calcext:value-type="float">
            <text:p>778.618442763116</text:p>
          </table:table-cell>
          <table:table-cell table:formula="of:=([.F737]-[.C737])/0.0166667" office:value-type="float" office:value="-36.4259271481459" calcext:value-type="float">
            <text:p>-36.4259271481459</text:p>
          </table:table-cell>
          <table:table-cell table:formula="of:=DEGREES(ATAN(ABS([.F737]-[.C737])/ABS([.E737]-[.B737])))" office:value-type="float" office:value="2.67850230503358" calcext:value-type="float">
            <text:p>2.67850230503358</text:p>
          </table:table-cell>
          <table:table-cell table:formula="of:=SQRT(POWER([.H737];2)+POWER([.I737];2)+POWER([.J737];2))" office:value-type="float" office:value="779.512552482828" calcext:value-type="float">
            <text:p>779.512552482828</text:p>
          </table:table-cell>
        </table:table-row>
        <table:table-row table:style-name="ro1">
          <table:table-cell office:value-type="float" office:value="55.6563" calcext:value-type="float">
            <text:p>55.6563</text:p>
          </table:table-cell>
          <table:table-cell office:value-type="float" office:value="276.126" calcext:value-type="float">
            <text:p>276.126</text:p>
          </table:table-cell>
          <table:table-cell office:value-type="float" office:value="40.3089" calcext:value-type="float">
            <text:p>40.3089</text:p>
          </table:table-cell>
          <table:table-cell office:value-type="float" office:value="55.0333" calcext:value-type="float">
            <text:p>55.0333</text:p>
          </table:table-cell>
          <table:table-cell office:value-type="float" office:value="264.591" calcext:value-type="float">
            <text:p>264.591</text:p>
          </table:table-cell>
          <table:table-cell office:value-type="float" office:value="39.5296" calcext:value-type="float">
            <text:p>39.5296</text:p>
          </table:table-cell>
          <table:table-cell/>
          <table:table-cell table:formula="of:=([.D738]-[.A738])/0.0166667" office:value-type="float" office:value="-37.3799252401498" calcext:value-type="float">
            <text:p>-37.3799252401498</text:p>
          </table:table-cell>
          <table:table-cell table:formula="of:=ABS([.E738]-[.B738])/0.0166667" office:value-type="float" office:value="692.098615802767" calcext:value-type="float">
            <text:p>692.098615802767</text:p>
          </table:table-cell>
          <table:table-cell table:formula="of:=([.F738]-[.C738])/0.0166667" office:value-type="float" office:value="-46.757906484187" calcext:value-type="float">
            <text:p>-46.757906484187</text:p>
          </table:table-cell>
          <table:table-cell table:formula="of:=DEGREES(ATAN(ABS([.F738]-[.C738])/ABS([.E738]-[.B738])))" office:value-type="float" office:value="3.86500680549653" calcext:value-type="float">
            <text:p>3.86500680549653</text:p>
          </table:table-cell>
          <table:table-cell table:formula="of:=SQRT(POWER([.H738];2)+POWER([.I738];2)+POWER([.J738];2))" office:value-type="float" office:value="694.682700681288" calcext:value-type="float">
            <text:p>694.682700681288</text:p>
          </table:table-cell>
        </table:table-row>
        <table:table-row table:style-name="ro1">
          <table:table-cell office:value-type="float" office:value="55.8771" calcext:value-type="float">
            <text:p>55.8771</text:p>
          </table:table-cell>
          <table:table-cell office:value-type="float" office:value="284.4" calcext:value-type="float">
            <text:p>284.4</text:p>
          </table:table-cell>
          <table:table-cell office:value-type="float" office:value="39.1992" calcext:value-type="float">
            <text:p>39.1992</text:p>
          </table:table-cell>
          <table:table-cell office:value-type="float" office:value="55.774" calcext:value-type="float">
            <text:p>55.774</text:p>
          </table:table-cell>
          <table:table-cell office:value-type="float" office:value="271.332" calcext:value-type="float">
            <text:p>271.332</text:p>
          </table:table-cell>
          <table:table-cell office:value-type="float" office:value="38.3712" calcext:value-type="float">
            <text:p>38.3712</text:p>
          </table:table-cell>
          <table:table-cell/>
          <table:table-cell table:formula="of:=([.D739]-[.A739])/0.0166667" office:value-type="float" office:value="-6.18598762802461" calcext:value-type="float">
            <text:p>-6.18598762802461</text:p>
          </table:table-cell>
          <table:table-cell table:formula="of:=ABS([.E739]-[.B739])/0.0166667" office:value-type="float" office:value="784.078431843135" calcext:value-type="float">
            <text:p>784.078431843135</text:p>
          </table:table-cell>
          <table:table-cell table:formula="of:=([.F739]-[.C739])/0.0166667" office:value-type="float" office:value="-49.6799006401985" calcext:value-type="float">
            <text:p>-49.6799006401985</text:p>
          </table:table-cell>
          <table:table-cell table:formula="of:=DEGREES(ATAN(ABS([.F739]-[.C739])/ABS([.E739]-[.B739])))" office:value-type="float" office:value="3.62546468323798" calcext:value-type="float">
            <text:p>3.62546468323798</text:p>
          </table:table-cell>
          <table:table-cell table:formula="of:=SQRT(POWER([.H739];2)+POWER([.I739];2)+POWER([.J739];2))" office:value-type="float" office:value="785.675089494471" calcext:value-type="float">
            <text:p>785.675089494471</text:p>
          </table:table-cell>
        </table:table-row>
        <table:table-row table:style-name="ro1">
          <table:table-cell office:value-type="float" office:value="56.0279" calcext:value-type="float">
            <text:p>56.0279</text:p>
          </table:table-cell>
          <table:table-cell office:value-type="float" office:value="280.202" calcext:value-type="float">
            <text:p>280.202</text:p>
          </table:table-cell>
          <table:table-cell office:value-type="float" office:value="40.1384" calcext:value-type="float">
            <text:p>40.1384</text:p>
          </table:table-cell>
          <table:table-cell office:value-type="float" office:value="55.8822" calcext:value-type="float">
            <text:p>55.8822</text:p>
          </table:table-cell>
          <table:table-cell office:value-type="float" office:value="268.599" calcext:value-type="float">
            <text:p>268.599</text:p>
          </table:table-cell>
          <table:table-cell office:value-type="float" office:value="39.3301" calcext:value-type="float">
            <text:p>39.3301</text:p>
          </table:table-cell>
          <table:table-cell/>
          <table:table-cell table:formula="of:=([.D740]-[.A740])/0.0166667" office:value-type="float" office:value="-8.74198251603527" calcext:value-type="float">
            <text:p>-8.74198251603527</text:p>
          </table:table-cell>
          <table:table-cell table:formula="of:=ABS([.E740]-[.B740])/0.0166667" office:value-type="float" office:value="696.178607642785" calcext:value-type="float">
            <text:p>696.178607642785</text:p>
          </table:table-cell>
          <table:table-cell table:formula="of:=([.F740]-[.C740])/0.0166667" office:value-type="float" office:value="-48.4979030041937" calcext:value-type="float">
            <text:p>-48.4979030041937</text:p>
          </table:table-cell>
          <table:table-cell table:formula="of:=DEGREES(ATAN(ABS([.F740]-[.C740])/ABS([.E740]-[.B740])))" office:value-type="float" office:value="3.98495900073173" calcext:value-type="float">
            <text:p>3.98495900073173</text:p>
          </table:table-cell>
          <table:table-cell table:formula="of:=SQRT(POWER([.H740];2)+POWER([.I740];2)+POWER([.J740];2))" office:value-type="float" office:value="697.920570404371" calcext:value-type="float">
            <text:p>697.920570404371</text:p>
          </table:table-cell>
        </table:table-row>
        <table:table-row table:style-name="ro1">
          <table:table-cell office:value-type="float" office:value="55.4283" calcext:value-type="float">
            <text:p>55.4283</text:p>
          </table:table-cell>
          <table:table-cell office:value-type="float" office:value="274.925" calcext:value-type="float">
            <text:p>274.925</text:p>
          </table:table-cell>
          <table:table-cell office:value-type="float" office:value="39.5111" calcext:value-type="float">
            <text:p>39.5111</text:p>
          </table:table-cell>
          <table:table-cell office:value-type="float" office:value="55.0063" calcext:value-type="float">
            <text:p>55.0063</text:p>
          </table:table-cell>
          <table:table-cell office:value-type="float" office:value="264.764" calcext:value-type="float">
            <text:p>264.764</text:p>
          </table:table-cell>
          <table:table-cell office:value-type="float" office:value="38.5208" calcext:value-type="float">
            <text:p>38.5208</text:p>
          </table:table-cell>
          <table:table-cell/>
          <table:table-cell table:formula="of:=([.D741]-[.A741])/0.0166667" office:value-type="float" office:value="-25.3199493601011" calcext:value-type="float">
            <text:p>-25.3199493601011</text:p>
          </table:table-cell>
          <table:table-cell table:formula="of:=ABS([.E741]-[.B741])/0.0166667" office:value-type="float" office:value="609.658780682439" calcext:value-type="float">
            <text:p>609.658780682439</text:p>
          </table:table-cell>
          <table:table-cell table:formula="of:=([.F741]-[.C741])/0.0166667" office:value-type="float" office:value="-59.4178811642375" calcext:value-type="float">
            <text:p>-59.4178811642375</text:p>
          </table:table-cell>
          <table:table-cell table:formula="of:=DEGREES(ATAN(ABS([.F741]-[.C741])/ABS([.E741]-[.B741])))" office:value-type="float" office:value="5.5665167560763" calcext:value-type="float">
            <text:p>5.5665167560763</text:p>
          </table:table-cell>
          <table:table-cell table:formula="of:=SQRT(POWER([.H741];2)+POWER([.I741];2)+POWER([.J741];2))" office:value-type="float" office:value="613.070479880449" calcext:value-type="float">
            <text:p>613.070479880449</text:p>
          </table:table-cell>
        </table:table-row>
        <table:table-row table:style-name="ro1">
          <table:table-cell office:value-type="float" office:value="57.3697" calcext:value-type="float">
            <text:p>57.3697</text:p>
          </table:table-cell>
          <table:table-cell office:value-type="float" office:value="277.792" calcext:value-type="float">
            <text:p>277.792</text:p>
          </table:table-cell>
          <table:table-cell office:value-type="float" office:value="40.2685" calcext:value-type="float">
            <text:p>40.2685</text:p>
          </table:table-cell>
          <table:table-cell office:value-type="float" office:value="57.975" calcext:value-type="float">
            <text:p>57.975</text:p>
          </table:table-cell>
          <table:table-cell office:value-type="float" office:value="265.135" calcext:value-type="float">
            <text:p>265.135</text:p>
          </table:table-cell>
          <table:table-cell office:value-type="float" office:value="39.8969" calcext:value-type="float">
            <text:p>39.8969</text:p>
          </table:table-cell>
          <table:table-cell/>
          <table:table-cell table:formula="of:=([.D742]-[.A742])/0.0166667" office:value-type="float" office:value="36.3179273641453" calcext:value-type="float">
            <text:p>36.3179273641453</text:p>
          </table:table-cell>
          <table:table-cell table:formula="of:=ABS([.E742]-[.B742])/0.0166667" office:value-type="float" office:value="759.418481163037" calcext:value-type="float">
            <text:p>759.418481163037</text:p>
          </table:table-cell>
          <table:table-cell table:formula="of:=([.F742]-[.C742])/0.0166667" office:value-type="float" office:value="-22.2959554080892" calcext:value-type="float">
            <text:p>-22.2959554080892</text:p>
          </table:table-cell>
          <table:table-cell table:formula="of:=DEGREES(ATAN(ABS([.F742]-[.C742])/ABS([.E742]-[.B742])))" office:value-type="float" office:value="1.68167791958104" calcext:value-type="float">
            <text:p>1.68167791958104</text:p>
          </table:table-cell>
          <table:table-cell table:formula="of:=SQRT(POWER([.H742];2)+POWER([.I742];2)+POWER([.J742];2))" office:value-type="float" office:value="760.613259815762" calcext:value-type="float">
            <text:p>760.613259815762</text:p>
          </table:table-cell>
        </table:table-row>
        <table:table-row table:style-name="ro1">
          <table:table-cell office:value-type="float" office:value="54.0003" calcext:value-type="float">
            <text:p>54.0003</text:p>
          </table:table-cell>
          <table:table-cell office:value-type="float" office:value="265.688" calcext:value-type="float">
            <text:p>265.688</text:p>
          </table:table-cell>
          <table:table-cell office:value-type="float" office:value="39.1073" calcext:value-type="float">
            <text:p>39.1073</text:p>
          </table:table-cell>
          <table:table-cell office:value-type="float" office:value="53.4699" calcext:value-type="float">
            <text:p>53.4699</text:p>
          </table:table-cell>
          <table:table-cell office:value-type="float" office:value="253.392" calcext:value-type="float">
            <text:p>253.392</text:p>
          </table:table-cell>
          <table:table-cell office:value-type="float" office:value="38.1114" calcext:value-type="float">
            <text:p>38.1114</text:p>
          </table:table-cell>
          <table:table-cell/>
          <table:table-cell table:formula="of:=([.D743]-[.A743])/0.0166667" office:value-type="float" office:value="-31.8239363521273" calcext:value-type="float">
            <text:p>-31.8239363521273</text:p>
          </table:table-cell>
          <table:table-cell table:formula="of:=ABS([.E743]-[.B743])/0.0166667" office:value-type="float" office:value="737.758524482951" calcext:value-type="float">
            <text:p>737.758524482951</text:p>
          </table:table-cell>
          <table:table-cell table:formula="of:=([.F743]-[.C743])/0.0166667" office:value-type="float" office:value="-59.753880492239" calcext:value-type="float">
            <text:p>-59.753880492239</text:p>
          </table:table-cell>
          <table:table-cell table:formula="of:=DEGREES(ATAN(ABS([.F743]-[.C743])/ABS([.E743]-[.B743])))" office:value-type="float" office:value="4.63049630472264" calcext:value-type="float">
            <text:p>4.63049630472264</text:p>
          </table:table-cell>
          <table:table-cell table:formula="of:=SQRT(POWER([.H743];2)+POWER([.I743];2)+POWER([.J743];2))" office:value-type="float" office:value="740.858238535609" calcext:value-type="float">
            <text:p>740.858238535609</text:p>
          </table:table-cell>
        </table:table-row>
        <table:table-row table:style-name="ro1">
          <table:table-cell office:value-type="float" office:value="68.5457" calcext:value-type="float">
            <text:p>68.5457</text:p>
          </table:table-cell>
          <table:table-cell office:value-type="float" office:value="265.791" calcext:value-type="float">
            <text:p>265.791</text:p>
          </table:table-cell>
          <table:table-cell office:value-type="float" office:value="39.4382" calcext:value-type="float">
            <text:p>39.4382</text:p>
          </table:table-cell>
          <table:table-cell office:value-type="float" office:value="69.0967" calcext:value-type="float">
            <text:p>69.0967</text:p>
          </table:table-cell>
          <table:table-cell office:value-type="float" office:value="252.733" calcext:value-type="float">
            <text:p>252.733</text:p>
          </table:table-cell>
          <table:table-cell office:value-type="float" office:value="39.0326" calcext:value-type="float">
            <text:p>39.0326</text:p>
          </table:table-cell>
          <table:table-cell/>
          <table:table-cell table:formula="of:=([.D744]-[.A744])/0.0166667" office:value-type="float" office:value="33.0599338801324" calcext:value-type="float">
            <text:p>33.0599338801324</text:p>
          </table:table-cell>
          <table:table-cell table:formula="of:=ABS([.E744]-[.B744])/0.0166667" office:value-type="float" office:value="783.478433043134" calcext:value-type="float">
            <text:p>783.478433043134</text:p>
          </table:table-cell>
          <table:table-cell table:formula="of:=([.F744]-[.C744])/0.0166667" office:value-type="float" office:value="-24.3359513280973" calcext:value-type="float">
            <text:p>-24.3359513280973</text:p>
          </table:table-cell>
          <table:table-cell table:formula="of:=DEGREES(ATAN(ABS([.F744]-[.C744])/ABS([.E744]-[.B744])))" office:value-type="float" office:value="1.77911615001177" calcext:value-type="float">
            <text:p>1.77911615001177</text:p>
          </table:table-cell>
          <table:table-cell table:formula="of:=SQRT(POWER([.H744];2)+POWER([.I744];2)+POWER([.J744];2))" office:value-type="float" office:value="784.553154858819" calcext:value-type="float">
            <text:p>784.553154858819</text:p>
          </table:table-cell>
        </table:table-row>
        <table:table-row table:style-name="ro1">
          <table:table-cell office:value-type="float" office:value="77.1205" calcext:value-type="float">
            <text:p>77.1205</text:p>
          </table:table-cell>
          <table:table-cell office:value-type="float" office:value="262.117" calcext:value-type="float">
            <text:p>262.117</text:p>
          </table:table-cell>
          <table:table-cell office:value-type="float" office:value="38.5229" calcext:value-type="float">
            <text:p>38.5229</text:p>
          </table:table-cell>
          <table:table-cell office:value-type="float" office:value="77.6571" calcext:value-type="float">
            <text:p>77.6571</text:p>
          </table:table-cell>
          <table:table-cell office:value-type="float" office:value="248.282" calcext:value-type="float">
            <text:p>248.282</text:p>
          </table:table-cell>
          <table:table-cell office:value-type="float" office:value="37.843" calcext:value-type="float">
            <text:p>37.843</text:p>
          </table:table-cell>
          <table:table-cell/>
          <table:table-cell table:formula="of:=([.D745]-[.A745])/0.0166667" office:value-type="float" office:value="32.1959356081284" calcext:value-type="float">
            <text:p>32.1959356081284</text:p>
          </table:table-cell>
          <table:table-cell table:formula="of:=ABS([.E745]-[.B745])/0.0166667" office:value-type="float" office:value="830.098339803321" calcext:value-type="float">
            <text:p>830.098339803321</text:p>
          </table:table-cell>
          <table:table-cell table:formula="of:=([.F745]-[.C745])/0.0166667" office:value-type="float" office:value="-40.793918412163" calcext:value-type="float">
            <text:p>-40.793918412163</text:p>
          </table:table-cell>
          <table:table-cell table:formula="of:=DEGREES(ATAN(ABS([.F745]-[.C745])/ABS([.E745]-[.B745])))" office:value-type="float" office:value="2.81345035793212" calcext:value-type="float">
            <text:p>2.81345035793212</text:p>
          </table:table-cell>
          <table:table-cell table:formula="of:=SQRT(POWER([.H745];2)+POWER([.I745];2)+POWER([.J745];2))" office:value-type="float" office:value="831.723497199238" calcext:value-type="float">
            <text:p>831.723497199238</text:p>
          </table:table-cell>
        </table:table-row>
        <table:table-row table:style-name="ro1">
          <table:table-cell office:value-type="float" office:value="80.1668" calcext:value-type="float">
            <text:p>80.1668</text:p>
          </table:table-cell>
          <table:table-cell office:value-type="float" office:value="255.27" calcext:value-type="float">
            <text:p>255.27</text:p>
          </table:table-cell>
          <table:table-cell office:value-type="float" office:value="38.7231" calcext:value-type="float">
            <text:p>38.7231</text:p>
          </table:table-cell>
          <table:table-cell office:value-type="float" office:value="80.3495" calcext:value-type="float">
            <text:p>80.3495</text:p>
          </table:table-cell>
          <table:table-cell office:value-type="float" office:value="240.664" calcext:value-type="float">
            <text:p>240.664</text:p>
          </table:table-cell>
          <table:table-cell office:value-type="float" office:value="38.4968" calcext:value-type="float">
            <text:p>38.4968</text:p>
          </table:table-cell>
          <table:table-cell/>
          <table:table-cell table:formula="of:=([.D746]-[.A746])/0.0166667" office:value-type="float" office:value="10.9619780760445" calcext:value-type="float">
            <text:p>10.9619780760445</text:p>
          </table:table-cell>
          <table:table-cell table:formula="of:=ABS([.E746]-[.B746])/0.0166667" office:value-type="float" office:value="876.358247283507" calcext:value-type="float">
            <text:p>876.358247283507</text:p>
          </table:table-cell>
          <table:table-cell table:formula="of:=([.F746]-[.C746])/0.0166667" office:value-type="float" office:value="-13.5779728440544" calcext:value-type="float">
            <text:p>-13.5779728440544</text:p>
          </table:table-cell>
          <table:table-cell table:formula="of:=DEGREES(ATAN(ABS([.F746]-[.C746])/ABS([.E746]-[.B746])))" office:value-type="float" office:value="0.887648743177292" calcext:value-type="float">
            <text:p>0.887648743177292</text:p>
          </table:table-cell>
          <table:table-cell table:formula="of:=SQRT(POWER([.H746];2)+POWER([.I746];2)+POWER([.J746];2))" office:value-type="float" office:value="876.531975396057" calcext:value-type="float">
            <text:p>876.531975396057</text:p>
          </table:table-cell>
        </table:table-row>
        <table:table-row table:style-name="ro1">
          <table:table-cell office:value-type="float" office:value="78.7012" calcext:value-type="float">
            <text:p>78.7012</text:p>
          </table:table-cell>
          <table:table-cell office:value-type="float" office:value="254.057" calcext:value-type="float">
            <text:p>254.057</text:p>
          </table:table-cell>
          <table:table-cell office:value-type="float" office:value="38.2303" calcext:value-type="float">
            <text:p>38.2303</text:p>
          </table:table-cell>
          <table:table-cell office:value-type="float" office:value="79.2038" calcext:value-type="float">
            <text:p>79.2038</text:p>
          </table:table-cell>
          <table:table-cell office:value-type="float" office:value="241.823" calcext:value-type="float">
            <text:p>241.823</text:p>
          </table:table-cell>
          <table:table-cell office:value-type="float" office:value="37.3594" calcext:value-type="float">
            <text:p>37.3594</text:p>
          </table:table-cell>
          <table:table-cell/>
          <table:table-cell table:formula="of:=([.D747]-[.A747])/0.0166667" office:value-type="float" office:value="30.1559396881207" calcext:value-type="float">
            <text:p>30.1559396881207</text:p>
          </table:table-cell>
          <table:table-cell table:formula="of:=ABS([.E747]-[.B747])/0.0166667" office:value-type="float" office:value="734.038531922935" calcext:value-type="float">
            <text:p>734.038531922935</text:p>
          </table:table-cell>
          <table:table-cell table:formula="of:=([.F747]-[.C747])/0.0166667" office:value-type="float" office:value="-52.2538954922089" calcext:value-type="float">
            <text:p>-52.2538954922089</text:p>
          </table:table-cell>
          <table:table-cell table:formula="of:=DEGREES(ATAN(ABS([.F747]-[.C747])/ABS([.E747]-[.B747])))" office:value-type="float" office:value="4.07183758774945" calcext:value-type="float">
            <text:p>4.07183758774945</text:p>
          </table:table-cell>
          <table:table-cell table:formula="of:=SQRT(POWER([.H747];2)+POWER([.I747];2)+POWER([.J747];2))" office:value-type="float" office:value="736.513690735048" calcext:value-type="float">
            <text:p>736.513690735048</text:p>
          </table:table-cell>
        </table:table-row>
        <table:table-row table:style-name="ro1">
          <table:table-cell office:value-type="float" office:value="78.1687" calcext:value-type="float">
            <text:p>78.1687</text:p>
          </table:table-cell>
          <table:table-cell office:value-type="float" office:value="266.751" calcext:value-type="float">
            <text:p>266.751</text:p>
          </table:table-cell>
          <table:table-cell office:value-type="float" office:value="40.1674" calcext:value-type="float">
            <text:p>40.1674</text:p>
          </table:table-cell>
          <table:table-cell office:value-type="float" office:value="78.6977" calcext:value-type="float">
            <text:p>78.6977</text:p>
          </table:table-cell>
          <table:table-cell office:value-type="float" office:value="253.803" calcext:value-type="float">
            <text:p>253.803</text:p>
          </table:table-cell>
          <table:table-cell office:value-type="float" office:value="39.7123" calcext:value-type="float">
            <text:p>39.7123</text:p>
          </table:table-cell>
          <table:table-cell/>
          <table:table-cell table:formula="of:=([.D748]-[.A748])/0.0166667" office:value-type="float" office:value="31.7399365201267" calcext:value-type="float">
            <text:p>31.7399365201267</text:p>
          </table:table-cell>
          <table:table-cell table:formula="of:=ABS([.E748]-[.B748])/0.0166667" office:value-type="float" office:value="776.878446243106" calcext:value-type="float">
            <text:p>776.878446243106</text:p>
          </table:table-cell>
          <table:table-cell table:formula="of:=([.F748]-[.C748])/0.0166667" office:value-type="float" office:value="-27.3059453881093" calcext:value-type="float">
            <text:p>-27.3059453881093</text:p>
          </table:table-cell>
          <table:table-cell table:formula="of:=DEGREES(ATAN(ABS([.F748]-[.C748])/ABS([.E748]-[.B748])))" office:value-type="float" office:value="2.01301972345023" calcext:value-type="float">
            <text:p>2.01301972345023</text:p>
          </table:table-cell>
          <table:table-cell table:formula="of:=SQRT(POWER([.H748];2)+POWER([.I748];2)+POWER([.J748];2))" office:value-type="float" office:value="778.005885878085" calcext:value-type="float">
            <text:p>778.005885878085</text:p>
          </table:table-cell>
        </table:table-row>
        <table:table-row table:style-name="ro1">
          <table:table-cell office:value-type="float" office:value="74.5092" calcext:value-type="float">
            <text:p>74.5092</text:p>
          </table:table-cell>
          <table:table-cell office:value-type="float" office:value="272.568" calcext:value-type="float">
            <text:p>272.568</text:p>
          </table:table-cell>
          <table:table-cell office:value-type="float" office:value="40.4656" calcext:value-type="float">
            <text:p>40.4656</text:p>
          </table:table-cell>
          <table:table-cell office:value-type="float" office:value="75.1542" calcext:value-type="float">
            <text:p>75.1542</text:p>
          </table:table-cell>
          <table:table-cell office:value-type="float" office:value="260.557" calcext:value-type="float">
            <text:p>260.557</text:p>
          </table:table-cell>
          <table:table-cell office:value-type="float" office:value="39.5398" calcext:value-type="float">
            <text:p>39.5398</text:p>
          </table:table-cell>
          <table:table-cell/>
          <table:table-cell table:formula="of:=([.D749]-[.A749])/0.0166667" office:value-type="float" office:value="38.6999226001546" calcext:value-type="float">
            <text:p>38.6999226001546</text:p>
          </table:table-cell>
          <table:table-cell table:formula="of:=ABS([.E749]-[.B749])/0.0166667" office:value-type="float" office:value="720.658558682881" calcext:value-type="float">
            <text:p>720.658558682881</text:p>
          </table:table-cell>
          <table:table-cell table:formula="of:=([.F749]-[.C749])/0.0166667" office:value-type="float" office:value="-55.5478889042223" calcext:value-type="float">
            <text:p>-55.5478889042223</text:p>
          </table:table-cell>
          <table:table-cell table:formula="of:=DEGREES(ATAN(ABS([.F749]-[.C749])/ABS([.E749]-[.B749])))" office:value-type="float" office:value="4.40760602151159" calcext:value-type="float">
            <text:p>4.40760602151159</text:p>
          </table:table-cell>
          <table:table-cell table:formula="of:=SQRT(POWER([.H749];2)+POWER([.I749];2)+POWER([.J749];2))" office:value-type="float" office:value="723.831479126088" calcext:value-type="float">
            <text:p>723.831479126088</text:p>
          </table:table-cell>
        </table:table-row>
        <table:table-row table:style-name="ro1">
          <table:table-cell office:value-type="float" office:value="74.6776" calcext:value-type="float">
            <text:p>74.6776</text:p>
          </table:table-cell>
          <table:table-cell office:value-type="float" office:value="261.556" calcext:value-type="float">
            <text:p>261.556</text:p>
          </table:table-cell>
          <table:table-cell office:value-type="float" office:value="40.3441" calcext:value-type="float">
            <text:p>40.3441</text:p>
          </table:table-cell>
          <table:table-cell office:value-type="float" office:value="75.0649" calcext:value-type="float">
            <text:p>75.0649</text:p>
          </table:table-cell>
          <table:table-cell office:value-type="float" office:value="250.067" calcext:value-type="float">
            <text:p>250.067</text:p>
          </table:table-cell>
          <table:table-cell office:value-type="float" office:value="39.2093" calcext:value-type="float">
            <text:p>39.2093</text:p>
          </table:table-cell>
          <table:table-cell/>
          <table:table-cell table:formula="of:=([.D750]-[.A750])/0.0166667" office:value-type="float" office:value="23.2379535240927" calcext:value-type="float">
            <text:p>23.2379535240927</text:p>
          </table:table-cell>
          <table:table-cell table:formula="of:=ABS([.E750]-[.B750])/0.0166667" office:value-type="float" office:value="689.338621322756" calcext:value-type="float">
            <text:p>689.338621322756</text:p>
          </table:table-cell>
          <table:table-cell table:formula="of:=([.F750]-[.C750])/0.0166667" office:value-type="float" office:value="-68.0878638242723" calcext:value-type="float">
            <text:p>-68.0878638242723</text:p>
          </table:table-cell>
          <table:table-cell table:formula="of:=DEGREES(ATAN(ABS([.F750]-[.C750])/ABS([.E750]-[.B750])))" office:value-type="float" office:value="5.64096405014647" calcext:value-type="float">
            <text:p>5.64096405014647</text:p>
          </table:table-cell>
          <table:table-cell table:formula="of:=SQRT(POWER([.H750];2)+POWER([.I750];2)+POWER([.J750];2))" office:value-type="float" office:value="693.082747246891" calcext:value-type="float">
            <text:p>693.082747246891</text:p>
          </table:table-cell>
        </table:table-row>
        <table:table-row table:style-name="ro1">
          <table:table-cell office:value-type="float" office:value="68.9769" calcext:value-type="float">
            <text:p>68.9769</text:p>
          </table:table-cell>
          <table:table-cell office:value-type="float" office:value="282.038" calcext:value-type="float">
            <text:p>282.038</text:p>
          </table:table-cell>
          <table:table-cell office:value-type="float" office:value="41.2288" calcext:value-type="float">
            <text:p>41.2288</text:p>
          </table:table-cell>
          <table:table-cell office:value-type="float" office:value="69.2838" calcext:value-type="float">
            <text:p>69.2838</text:p>
          </table:table-cell>
          <table:table-cell office:value-type="float" office:value="269.311" calcext:value-type="float">
            <text:p>269.311</text:p>
          </table:table-cell>
          <table:table-cell office:value-type="float" office:value="41.0523" calcext:value-type="float">
            <text:p>41.0523</text:p>
          </table:table-cell>
          <table:table-cell/>
          <table:table-cell table:formula="of:=([.D751]-[.A751])/0.0166667" office:value-type="float" office:value="18.4139631720736" calcext:value-type="float">
            <text:p>18.4139631720736</text:p>
          </table:table-cell>
          <table:table-cell table:formula="of:=ABS([.E751]-[.B751])/0.0166667" office:value-type="float" office:value="763.618472763056" calcext:value-type="float">
            <text:p>763.618472763056</text:p>
          </table:table-cell>
          <table:table-cell table:formula="of:=([.F751]-[.C751])/0.0166667" office:value-type="float" office:value="-10.5899788200422" calcext:value-type="float">
            <text:p>-10.5899788200422</text:p>
          </table:table-cell>
          <table:table-cell table:formula="of:=DEGREES(ATAN(ABS([.F751]-[.C751])/ABS([.E751]-[.B751])))" office:value-type="float" office:value="0.794535778095274" calcext:value-type="float">
            <text:p>0.794535778095274</text:p>
          </table:table-cell>
          <table:table-cell table:formula="of:=SQRT(POWER([.H751];2)+POWER([.I751];2)+POWER([.J751];2))" office:value-type="float" office:value="763.913865325204" calcext:value-type="float">
            <text:p>763.913865325204</text:p>
          </table:table-cell>
        </table:table-row>
        <table:table-row table:style-name="ro1">
          <table:table-cell office:value-type="float" office:value="70.0026" calcext:value-type="float">
            <text:p>70.0026</text:p>
          </table:table-cell>
          <table:table-cell office:value-type="float" office:value="277.118" calcext:value-type="float">
            <text:p>277.118</text:p>
          </table:table-cell>
          <table:table-cell office:value-type="float" office:value="40.5073" calcext:value-type="float">
            <text:p>40.5073</text:p>
          </table:table-cell>
          <table:table-cell office:value-type="float" office:value="70.5323" calcext:value-type="float">
            <text:p>70.5323</text:p>
          </table:table-cell>
          <table:table-cell office:value-type="float" office:value="260.995" calcext:value-type="float">
            <text:p>260.995</text:p>
          </table:table-cell>
          <table:table-cell office:value-type="float" office:value="40.4779" calcext:value-type="float">
            <text:p>40.4779</text:p>
          </table:table-cell>
          <table:table-cell/>
          <table:table-cell table:formula="of:=([.D752]-[.A752])/0.0166667" office:value-type="float" office:value="31.7819364361275" calcext:value-type="float">
            <text:p>31.7819364361275</text:p>
          </table:table-cell>
          <table:table-cell table:formula="of:=ABS([.E752]-[.B752])/0.0166667" office:value-type="float" office:value="967.378065243869" calcext:value-type="float">
            <text:p>967.378065243869</text:p>
          </table:table-cell>
          <table:table-cell table:formula="of:=([.F752]-[.C752])/0.0166667" office:value-type="float" office:value="-1.76399647200721" calcext:value-type="float">
            <text:p>-1.76399647200721</text:p>
          </table:table-cell>
          <table:table-cell table:formula="of:=DEGREES(ATAN(ABS([.F752]-[.C752])/ABS([.E752]-[.B752])))" office:value-type="float" office:value="0.104477705802699" calcext:value-type="float">
            <text:p>0.104477705802699</text:p>
          </table:table-cell>
          <table:table-cell table:formula="of:=SQRT(POWER([.H752];2)+POWER([.I752];2)+POWER([.J752];2))" office:value-type="float" office:value="967.901608781675" calcext:value-type="float">
            <text:p>967.901608781675</text:p>
          </table:table-cell>
        </table:table-row>
        <table:table-row table:style-name="ro1">
          <table:table-cell office:value-type="float" office:value="69.2293" calcext:value-type="float">
            <text:p>69.2293</text:p>
          </table:table-cell>
          <table:table-cell office:value-type="float" office:value="279.751" calcext:value-type="float">
            <text:p>279.751</text:p>
          </table:table-cell>
          <table:table-cell office:value-type="float" office:value="39.8324" calcext:value-type="float">
            <text:p>39.8324</text:p>
          </table:table-cell>
          <table:table-cell office:value-type="float" office:value="69.7768" calcext:value-type="float">
            <text:p>69.7768</text:p>
          </table:table-cell>
          <table:table-cell office:value-type="float" office:value="265.967" calcext:value-type="float">
            <text:p>265.967</text:p>
          </table:table-cell>
          <table:table-cell office:value-type="float" office:value="39.3966" calcext:value-type="float">
            <text:p>39.3966</text:p>
          </table:table-cell>
          <table:table-cell/>
          <table:table-cell table:formula="of:=([.D753]-[.A753])/0.0166667" office:value-type="float" office:value="32.8499343001314" calcext:value-type="float">
            <text:p>32.8499343001314</text:p>
          </table:table-cell>
          <table:table-cell table:formula="of:=ABS([.E753]-[.B753])/0.0166667" office:value-type="float" office:value="827.038345923308" calcext:value-type="float">
            <text:p>827.038345923308</text:p>
          </table:table-cell>
          <table:table-cell table:formula="of:=([.F753]-[.C753])/0.0166667" office:value-type="float" office:value="-26.1479477041046" calcext:value-type="float">
            <text:p>-26.1479477041046</text:p>
          </table:table-cell>
          <table:table-cell table:formula="of:=DEGREES(ATAN(ABS([.F753]-[.C753])/ABS([.E753]-[.B753])))" office:value-type="float" office:value="1.81088115967698" calcext:value-type="float">
            <text:p>1.81088115967698</text:p>
          </table:table-cell>
          <table:table-cell table:formula="of:=SQRT(POWER([.H753];2)+POWER([.I753];2)+POWER([.J753];2))" office:value-type="float" office:value="828.103410800982" calcext:value-type="float">
            <text:p>828.103410800982</text:p>
          </table:table-cell>
        </table:table-row>
        <table:table-row table:style-name="ro1">
          <table:table-cell office:value-type="float" office:value="69.4964" calcext:value-type="float">
            <text:p>69.4964</text:p>
          </table:table-cell>
          <table:table-cell office:value-type="float" office:value="277.101" calcext:value-type="float">
            <text:p>277.101</text:p>
          </table:table-cell>
          <table:table-cell office:value-type="float" office:value="40.2646" calcext:value-type="float">
            <text:p>40.2646</text:p>
          </table:table-cell>
          <table:table-cell office:value-type="float" office:value="70.0303" calcext:value-type="float">
            <text:p>70.0303</text:p>
          </table:table-cell>
          <table:table-cell office:value-type="float" office:value="264.69" calcext:value-type="float">
            <text:p>264.69</text:p>
          </table:table-cell>
          <table:table-cell office:value-type="float" office:value="39.856" calcext:value-type="float">
            <text:p>39.856</text:p>
          </table:table-cell>
          <table:table-cell/>
          <table:table-cell table:formula="of:=([.D754]-[.A754])/0.0166667" office:value-type="float" office:value="32.0339359321283" calcext:value-type="float">
            <text:p>32.0339359321283</text:p>
          </table:table-cell>
          <table:table-cell table:formula="of:=ABS([.E754]-[.B754])/0.0166667" office:value-type="float" office:value="744.658510682979" calcext:value-type="float">
            <text:p>744.658510682979</text:p>
          </table:table-cell>
          <table:table-cell table:formula="of:=([.F754]-[.C754])/0.0166667" office:value-type="float" office:value="-24.5159509680981" calcext:value-type="float">
            <text:p>-24.5159509680981</text:p>
          </table:table-cell>
          <table:table-cell table:formula="of:=DEGREES(ATAN(ABS([.F754]-[.C754])/ABS([.E754]-[.B754])))" office:value-type="float" office:value="1.88563393028922" calcext:value-type="float">
            <text:p>1.88563393028922</text:p>
          </table:table-cell>
          <table:table-cell table:formula="of:=SQRT(POWER([.H754];2)+POWER([.I754];2)+POWER([.J754];2))" office:value-type="float" office:value="745.750294961903" calcext:value-type="float">
            <text:p>745.750294961903</text:p>
          </table:table-cell>
        </table:table-row>
        <table:table-row table:style-name="ro1">
          <table:table-cell office:value-type="float" office:value="69.2466" calcext:value-type="float">
            <text:p>69.2466</text:p>
          </table:table-cell>
          <table:table-cell office:value-type="float" office:value="278.197" calcext:value-type="float">
            <text:p>278.197</text:p>
          </table:table-cell>
          <table:table-cell office:value-type="float" office:value="41.0902" calcext:value-type="float">
            <text:p>41.0902</text:p>
          </table:table-cell>
          <table:table-cell office:value-type="float" office:value="69.2888" calcext:value-type="float">
            <text:p>69.2888</text:p>
          </table:table-cell>
          <table:table-cell office:value-type="float" office:value="266.939" calcext:value-type="float">
            <text:p>266.939</text:p>
          </table:table-cell>
          <table:table-cell office:value-type="float" office:value="40.4636" calcext:value-type="float">
            <text:p>40.4636</text:p>
          </table:table-cell>
          <table:table-cell/>
          <table:table-cell table:formula="of:=([.D755]-[.A755])/0.0166667" office:value-type="float" office:value="2.53199493600977" calcext:value-type="float">
            <text:p>2.53199493600977</text:p>
          </table:table-cell>
          <table:table-cell table:formula="of:=ABS([.E755]-[.B755])/0.0166667" office:value-type="float" office:value="675.478649042701" calcext:value-type="float">
            <text:p>675.478649042701</text:p>
          </table:table-cell>
          <table:table-cell table:formula="of:=([.F755]-[.C755])/0.0166667" office:value-type="float" office:value="-37.5959248081506" calcext:value-type="float">
            <text:p>-37.5959248081506</text:p>
          </table:table-cell>
          <table:table-cell table:formula="of:=DEGREES(ATAN(ABS([.F755]-[.C755])/ABS([.E755]-[.B755])))" office:value-type="float" office:value="3.18569300514975" calcext:value-type="float">
            <text:p>3.18569300514975</text:p>
          </table:table-cell>
          <table:table-cell table:formula="of:=SQRT(POWER([.H755];2)+POWER([.I755];2)+POWER([.J755];2))" office:value-type="float" office:value="676.528838907174" calcext:value-type="float">
            <text:p>676.528838907174</text:p>
          </table:table-cell>
        </table:table-row>
        <table:table-row table:style-name="ro1">
          <table:table-cell office:value-type="float" office:value="69.7765" calcext:value-type="float">
            <text:p>69.7765</text:p>
          </table:table-cell>
          <table:table-cell office:value-type="float" office:value="271.769" calcext:value-type="float">
            <text:p>271.769</text:p>
          </table:table-cell>
          <table:table-cell office:value-type="float" office:value="41.6312" calcext:value-type="float">
            <text:p>41.6312</text:p>
          </table:table-cell>
          <table:table-cell office:value-type="float" office:value="70.0544" calcext:value-type="float">
            <text:p>70.0544</text:p>
          </table:table-cell>
          <table:table-cell office:value-type="float" office:value="259.591" calcext:value-type="float">
            <text:p>259.591</text:p>
          </table:table-cell>
          <table:table-cell office:value-type="float" office:value="41.2036" calcext:value-type="float">
            <text:p>41.2036</text:p>
          </table:table-cell>
          <table:table-cell/>
          <table:table-cell table:formula="of:=([.D756]-[.A756])/0.0166667" office:value-type="float" office:value="16.6739666520668" calcext:value-type="float">
            <text:p>16.6739666520668</text:p>
          </table:table-cell>
          <table:table-cell table:formula="of:=ABS([.E756]-[.B756])/0.0166667" office:value-type="float" office:value="730.678538642923" calcext:value-type="float">
            <text:p>730.678538642923</text:p>
          </table:table-cell>
          <table:table-cell table:formula="of:=([.F756]-[.C756])/0.0166667" office:value-type="float" office:value="-25.6559486881025" calcext:value-type="float">
            <text:p>-25.6559486881025</text:p>
          </table:table-cell>
          <table:table-cell table:formula="of:=DEGREES(ATAN(ABS([.F756]-[.C756])/ABS([.E756]-[.B756])))" office:value-type="float" office:value="2.01097177806554" calcext:value-type="float">
            <text:p>2.01097177806554</text:p>
          </table:table-cell>
          <table:table-cell table:formula="of:=SQRT(POWER([.H756];2)+POWER([.I756];2)+POWER([.J756];2))" office:value-type="float" office:value="731.318928854134" calcext:value-type="float">
            <text:p>731.318928854134</text:p>
          </table:table-cell>
        </table:table-row>
        <table:table-row table:style-name="ro1">
          <table:table-cell office:value-type="float" office:value="69.0226" calcext:value-type="float">
            <text:p>69.0226</text:p>
          </table:table-cell>
          <table:table-cell office:value-type="float" office:value="271.818" calcext:value-type="float">
            <text:p>271.818</text:p>
          </table:table-cell>
          <table:table-cell office:value-type="float" office:value="40.8882" calcext:value-type="float">
            <text:p>40.8882</text:p>
          </table:table-cell>
          <table:table-cell office:value-type="float" office:value="69.3268" calcext:value-type="float">
            <text:p>69.3268</text:p>
          </table:table-cell>
          <table:table-cell office:value-type="float" office:value="258.389" calcext:value-type="float">
            <text:p>258.389</text:p>
          </table:table-cell>
          <table:table-cell office:value-type="float" office:value="40.6904" calcext:value-type="float">
            <text:p>40.6904</text:p>
          </table:table-cell>
          <table:table-cell/>
          <table:table-cell table:formula="of:=([.D757]-[.A757])/0.0166667" office:value-type="float" office:value="18.2519634960735" calcext:value-type="float">
            <text:p>18.2519634960735</text:p>
          </table:table-cell>
          <table:table-cell table:formula="of:=ABS([.E757]-[.B757])/0.0166667" office:value-type="float" office:value="805.738388523221" calcext:value-type="float">
            <text:p>805.738388523221</text:p>
          </table:table-cell>
          <table:table-cell table:formula="of:=([.F757]-[.C757])/0.0166667" office:value-type="float" office:value="-11.8679762640475" calcext:value-type="float">
            <text:p>-11.8679762640475</text:p>
          </table:table-cell>
          <table:table-cell table:formula="of:=DEGREES(ATAN(ABS([.F757]-[.C757])/ABS([.E757]-[.B757])))" office:value-type="float" office:value="0.84386668489475" calcext:value-type="float">
            <text:p>0.84386668489475</text:p>
          </table:table-cell>
          <table:table-cell table:formula="of:=SQRT(POWER([.H757];2)+POWER([.I757];2)+POWER([.J757];2))" office:value-type="float" office:value="806.032464465336" calcext:value-type="float">
            <text:p>806.032464465336</text:p>
          </table:table-cell>
        </table:table-row>
        <table:table-row table:style-name="ro1">
          <table:table-cell office:value-type="float" office:value="68.7622" calcext:value-type="float">
            <text:p>68.7622</text:p>
          </table:table-cell>
          <table:table-cell office:value-type="float" office:value="273.141" calcext:value-type="float">
            <text:p>273.141</text:p>
          </table:table-cell>
          <table:table-cell office:value-type="float" office:value="40.4246" calcext:value-type="float">
            <text:p>40.4246</text:p>
          </table:table-cell>
          <table:table-cell office:value-type="float" office:value="68.5902" calcext:value-type="float">
            <text:p>68.5902</text:p>
          </table:table-cell>
          <table:table-cell office:value-type="float" office:value="260.641" calcext:value-type="float">
            <text:p>260.641</text:p>
          </table:table-cell>
          <table:table-cell office:value-type="float" office:value="41.0406" calcext:value-type="float">
            <text:p>41.0406</text:p>
          </table:table-cell>
          <table:table-cell/>
          <table:table-cell table:formula="of:=([.D758]-[.A758])/0.0166667" office:value-type="float" office:value="-10.319979360042" calcext:value-type="float">
            <text:p>-10.319979360042</text:p>
          </table:table-cell>
          <table:table-cell table:formula="of:=ABS([.E758]-[.B758])/0.0166667" office:value-type="float" office:value="749.998500003" calcext:value-type="float">
            <text:p>749.998500003</text:p>
          </table:table-cell>
          <table:table-cell table:formula="of:=([.F758]-[.C758])/0.0166667" office:value-type="float" office:value="36.9599260801478" calcext:value-type="float">
            <text:p>36.9599260801478</text:p>
          </table:table-cell>
          <table:table-cell table:formula="of:=DEGREES(ATAN(ABS([.F758]-[.C758])/ABS([.E758]-[.B758])))" office:value-type="float" office:value="2.82125366939159" calcext:value-type="float">
            <text:p>2.82125366939159</text:p>
          </table:table-cell>
          <table:table-cell table:formula="of:=SQRT(POWER([.H758];2)+POWER([.I758];2)+POWER([.J758];2))" office:value-type="float" office:value="750.979552395797" calcext:value-type="float">
            <text:p>750.979552395797</text:p>
          </table:table-cell>
        </table:table-row>
        <table:table-row table:style-name="ro1">
          <table:table-cell office:value-type="float" office:value="72.7985" calcext:value-type="float">
            <text:p>72.7985</text:p>
          </table:table-cell>
          <table:table-cell office:value-type="float" office:value="282.4" calcext:value-type="float">
            <text:p>282.4</text:p>
          </table:table-cell>
          <table:table-cell office:value-type="float" office:value="41.6399" calcext:value-type="float">
            <text:p>41.6399</text:p>
          </table:table-cell>
          <table:table-cell office:value-type="float" office:value="72.7581" calcext:value-type="float">
            <text:p>72.7581</text:p>
          </table:table-cell>
          <table:table-cell office:value-type="float" office:value="271.078" calcext:value-type="float">
            <text:p>271.078</text:p>
          </table:table-cell>
          <table:table-cell office:value-type="float" office:value="40.7278" calcext:value-type="float">
            <text:p>40.7278</text:p>
          </table:table-cell>
          <table:table-cell/>
          <table:table-cell table:formula="of:=([.D759]-[.A759])/0.0166667" office:value-type="float" office:value="-2.42399515201002" calcext:value-type="float">
            <text:p>-2.42399515201002</text:p>
          </table:table-cell>
          <table:table-cell table:formula="of:=ABS([.E759]-[.B759])/0.0166667" office:value-type="float" office:value="679.318641362718" calcext:value-type="float">
            <text:p>679.318641362718</text:p>
          </table:table-cell>
          <table:table-cell table:formula="of:=([.F759]-[.C759])/0.0166667" office:value-type="float" office:value="-54.7258905482186" calcext:value-type="float">
            <text:p>-54.7258905482186</text:p>
          </table:table-cell>
          <table:table-cell table:formula="of:=DEGREES(ATAN(ABS([.F759]-[.C759])/ABS([.E759]-[.B759])))" office:value-type="float" office:value="4.60579982284452" calcext:value-type="float">
            <text:p>4.60579982284452</text:p>
          </table:table-cell>
          <table:table-cell table:formula="of:=SQRT(POWER([.H759];2)+POWER([.I759];2)+POWER([.J759];2))" office:value-type="float" office:value="681.523745258873" calcext:value-type="float">
            <text:p>681.523745258873</text:p>
          </table:table-cell>
        </table:table-row>
        <table:table-row table:style-name="ro1">
          <table:table-cell office:value-type="float" office:value="75.3138" calcext:value-type="float">
            <text:p>75.3138</text:p>
          </table:table-cell>
          <table:table-cell office:value-type="float" office:value="278.79" calcext:value-type="float">
            <text:p>278.79</text:p>
          </table:table-cell>
          <table:table-cell office:value-type="float" office:value="41.4393" calcext:value-type="float">
            <text:p>41.4393</text:p>
          </table:table-cell>
          <table:table-cell office:value-type="float" office:value="75.4544" calcext:value-type="float">
            <text:p>75.4544</text:p>
          </table:table-cell>
          <table:table-cell office:value-type="float" office:value="266.364" calcext:value-type="float">
            <text:p>266.364</text:p>
          </table:table-cell>
          <table:table-cell office:value-type="float" office:value="40.992" calcext:value-type="float">
            <text:p>40.992</text:p>
          </table:table-cell>
          <table:table-cell/>
          <table:table-cell table:formula="of:=([.D760]-[.A760])/0.0166667" office:value-type="float" office:value="8.43598312803412" calcext:value-type="float">
            <text:p>8.43598312803412</text:p>
          </table:table-cell>
          <table:table-cell table:formula="of:=ABS([.E760]-[.B760])/0.0166667" office:value-type="float" office:value="745.558508882985" calcext:value-type="float">
            <text:p>745.558508882985</text:p>
          </table:table-cell>
          <table:table-cell table:formula="of:=([.F760]-[.C760])/0.0166667" office:value-type="float" office:value="-26.8379463241077" calcext:value-type="float">
            <text:p>-26.8379463241077</text:p>
          </table:table-cell>
          <table:table-cell table:formula="of:=DEGREES(ATAN(ABS([.F760]-[.C760])/ABS([.E760]-[.B760])))" office:value-type="float" office:value="2.06159191105913" calcext:value-type="float">
            <text:p>2.06159191105913</text:p>
          </table:table-cell>
          <table:table-cell table:formula="of:=SQRT(POWER([.H760];2)+POWER([.I760];2)+POWER([.J760];2))" office:value-type="float" office:value="746.089090753948" calcext:value-type="float">
            <text:p>746.089090753948</text:p>
          </table:table-cell>
        </table:table-row>
        <table:table-row table:style-name="ro1">
          <table:table-cell office:value-type="float" office:value="75.1871" calcext:value-type="float">
            <text:p>75.1871</text:p>
          </table:table-cell>
          <table:table-cell office:value-type="float" office:value="294.481" calcext:value-type="float">
            <text:p>294.481</text:p>
          </table:table-cell>
          <table:table-cell office:value-type="float" office:value="42.2819" calcext:value-type="float">
            <text:p>42.2819</text:p>
          </table:table-cell>
          <table:table-cell office:value-type="float" office:value="75.5909" calcext:value-type="float">
            <text:p>75.5909</text:p>
          </table:table-cell>
          <table:table-cell office:value-type="float" office:value="281.213" calcext:value-type="float">
            <text:p>281.213</text:p>
          </table:table-cell>
          <table:table-cell office:value-type="float" office:value="42.3062" calcext:value-type="float">
            <text:p>42.3062</text:p>
          </table:table-cell>
          <table:table-cell/>
          <table:table-cell table:formula="of:=([.D761]-[.A761])/0.0166667" office:value-type="float" office:value="24.2279515440971" calcext:value-type="float">
            <text:p>24.2279515440971</text:p>
          </table:table-cell>
          <table:table-cell table:formula="of:=ABS([.E761]-[.B761])/0.0166667" office:value-type="float" office:value="796.078407843183" calcext:value-type="float">
            <text:p>796.078407843183</text:p>
          </table:table-cell>
          <table:table-cell table:formula="of:=([.F761]-[.C761])/0.0166667" office:value-type="float" office:value="1.45799708400563" calcext:value-type="float">
            <text:p>1.45799708400563</text:p>
          </table:table-cell>
          <table:table-cell table:formula="of:=DEGREES(ATAN(ABS([.F761]-[.C761])/ABS([.E761]-[.B761])))" office:value-type="float" office:value="0.104935625976429" calcext:value-type="float">
            <text:p>0.104935625976429</text:p>
          </table:table-cell>
          <table:table-cell table:formula="of:=SQRT(POWER([.H761];2)+POWER([.I761];2)+POWER([.J761];2))" office:value-type="float" office:value="796.448335314763" calcext:value-type="float">
            <text:p>796.448335314763</text:p>
          </table:table-cell>
        </table:table-row>
        <table:table-row table:style-name="ro1">
          <table:table-cell office:value-type="float" office:value="74.9156" calcext:value-type="float">
            <text:p>74.9156</text:p>
          </table:table-cell>
          <table:table-cell office:value-type="float" office:value="293.176" calcext:value-type="float">
            <text:p>293.176</text:p>
          </table:table-cell>
          <table:table-cell office:value-type="float" office:value="41.9699" calcext:value-type="float">
            <text:p>41.9699</text:p>
          </table:table-cell>
          <table:table-cell office:value-type="float" office:value="75.1207" calcext:value-type="float">
            <text:p>75.1207</text:p>
          </table:table-cell>
          <table:table-cell office:value-type="float" office:value="286.745" calcext:value-type="float">
            <text:p>286.745</text:p>
          </table:table-cell>
          <table:table-cell office:value-type="float" office:value="40.6725" calcext:value-type="float">
            <text:p>40.6725</text:p>
          </table:table-cell>
          <table:table-cell/>
          <table:table-cell table:formula="of:=([.D762]-[.A762])/0.0166667" office:value-type="float" office:value="12.3059753880493" calcext:value-type="float">
            <text:p>12.3059753880493</text:p>
          </table:table-cell>
          <table:table-cell table:formula="of:=ABS([.E762]-[.B762])/0.0166667" office:value-type="float" office:value="385.859228281542" calcext:value-type="float">
            <text:p>385.859228281542</text:p>
          </table:table-cell>
          <table:table-cell table:formula="of:=([.F762]-[.C762])/0.0166667" office:value-type="float" office:value="-77.8438443123116" calcext:value-type="float">
            <text:p>-77.8438443123116</text:p>
          </table:table-cell>
          <table:table-cell table:formula="of:=DEGREES(ATAN(ABS([.F762]-[.C762])/ABS([.E762]-[.B762])))" office:value-type="float" office:value="11.4058466881147" calcext:value-type="float">
            <text:p>11.4058466881147</text:p>
          </table:table-cell>
          <table:table-cell table:formula="of:=SQRT(POWER([.H762];2)+POWER([.I762];2)+POWER([.J762];2))" office:value-type="float" office:value="393.8253993556" calcext:value-type="float">
            <text:p>393.8253993556</text:p>
          </table:table-cell>
        </table:table-row>
        <table:table-row table:style-name="ro1">
          <table:table-cell office:value-type="float" office:value="74.8652" calcext:value-type="float">
            <text:p>74.8652</text:p>
          </table:table-cell>
          <table:table-cell office:value-type="float" office:value="286.551" calcext:value-type="float">
            <text:p>286.551</text:p>
          </table:table-cell>
          <table:table-cell office:value-type="float" office:value="41.4698" calcext:value-type="float">
            <text:p>41.4698</text:p>
          </table:table-cell>
          <table:table-cell office:value-type="float" office:value="74.8167" calcext:value-type="float">
            <text:p>74.8167</text:p>
          </table:table-cell>
          <table:table-cell office:value-type="float" office:value="280.05" calcext:value-type="float">
            <text:p>280.05</text:p>
          </table:table-cell>
          <table:table-cell office:value-type="float" office:value="41.2414" calcext:value-type="float">
            <text:p>41.2414</text:p>
          </table:table-cell>
          <table:table-cell/>
          <table:table-cell table:formula="of:=([.D763]-[.A763])/0.0166667" office:value-type="float" office:value="-2.90999418001189" calcext:value-type="float">
            <text:p>-2.90999418001189</text:p>
          </table:table-cell>
          <table:table-cell table:formula="of:=ABS([.E763]-[.B763])/0.0166667" office:value-type="float" office:value="390.059219881559" calcext:value-type="float">
            <text:p>390.059219881559</text:p>
          </table:table-cell>
          <table:table-cell table:formula="of:=([.F763]-[.C763])/0.0166667" office:value-type="float" office:value="-13.7039725920549" calcext:value-type="float">
            <text:p>-13.7039725920549</text:p>
          </table:table-cell>
          <table:table-cell table:formula="of:=DEGREES(ATAN(ABS([.F763]-[.C763])/ABS([.E763]-[.B763])))" office:value-type="float" office:value="2.01214824237974" calcext:value-type="float">
            <text:p>2.01214824237974</text:p>
          </table:table-cell>
          <table:table-cell table:formula="of:=SQRT(POWER([.H763];2)+POWER([.I763];2)+POWER([.J763];2))" office:value-type="float" office:value="390.310724866153" calcext:value-type="float">
            <text:p>390.310724866153</text:p>
          </table:table-cell>
        </table:table-row>
        <table:table-row table:style-name="ro1">
          <table:table-cell office:value-type="float" office:value="74.6538" calcext:value-type="float">
            <text:p>74.6538</text:p>
          </table:table-cell>
          <table:table-cell office:value-type="float" office:value="293.248" calcext:value-type="float">
            <text:p>293.248</text:p>
          </table:table-cell>
          <table:table-cell office:value-type="float" office:value="41.4459" calcext:value-type="float">
            <text:p>41.4459</text:p>
          </table:table-cell>
          <table:table-cell office:value-type="float" office:value="74.3171" calcext:value-type="float">
            <text:p>74.3171</text:p>
          </table:table-cell>
          <table:table-cell office:value-type="float" office:value="281.348" calcext:value-type="float">
            <text:p>281.348</text:p>
          </table:table-cell>
          <table:table-cell office:value-type="float" office:value="41.0373" calcext:value-type="float">
            <text:p>41.0373</text:p>
          </table:table-cell>
          <table:table-cell/>
          <table:table-cell table:formula="of:=([.D764]-[.A764])/0.0166667" office:value-type="float" office:value="-20.2019595960813" calcext:value-type="float">
            <text:p>-20.2019595960813</text:p>
          </table:table-cell>
          <table:table-cell table:formula="of:=ABS([.E764]-[.B764])/0.0166667" office:value-type="float" office:value="713.998572002855" calcext:value-type="float">
            <text:p>713.998572002855</text:p>
          </table:table-cell>
          <table:table-cell table:formula="of:=([.F764]-[.C764])/0.0166667" office:value-type="float" office:value="-24.5159509680981" calcext:value-type="float">
            <text:p>-24.5159509680981</text:p>
          </table:table-cell>
          <table:table-cell table:formula="of:=DEGREES(ATAN(ABS([.F764]-[.C764])/ABS([.E764]-[.B764])))" office:value-type="float" office:value="1.96654299999937" calcext:value-type="float">
            <text:p>1.96654299999937</text:p>
          </table:table-cell>
          <table:table-cell table:formula="of:=SQRT(POWER([.H764];2)+POWER([.I764];2)+POWER([.J764];2))" office:value-type="float" office:value="714.704912425756" calcext:value-type="float">
            <text:p>714.704912425756</text:p>
          </table:table-cell>
        </table:table-row>
        <table:table-row table:style-name="ro1">
          <table:table-cell office:value-type="float" office:value="75.6708" calcext:value-type="float">
            <text:p>75.6708</text:p>
          </table:table-cell>
          <table:table-cell office:value-type="float" office:value="290.826" calcext:value-type="float">
            <text:p>290.826</text:p>
          </table:table-cell>
          <table:table-cell office:value-type="float" office:value="40.5303" calcext:value-type="float">
            <text:p>40.5303</text:p>
          </table:table-cell>
          <table:table-cell office:value-type="float" office:value="76.0587" calcext:value-type="float">
            <text:p>76.0587</text:p>
          </table:table-cell>
          <table:table-cell office:value-type="float" office:value="277.833" calcext:value-type="float">
            <text:p>277.833</text:p>
          </table:table-cell>
          <table:table-cell office:value-type="float" office:value="40.0834" calcext:value-type="float">
            <text:p>40.0834</text:p>
          </table:table-cell>
          <table:table-cell/>
          <table:table-cell table:formula="of:=([.D765]-[.A765])/0.0166667" office:value-type="float" office:value="23.2739534520932" calcext:value-type="float">
            <text:p>23.2739534520932</text:p>
          </table:table-cell>
          <table:table-cell table:formula="of:=ABS([.E765]-[.B765])/0.0166667" office:value-type="float" office:value="779.578440843118" calcext:value-type="float">
            <text:p>779.578440843118</text:p>
          </table:table-cell>
          <table:table-cell table:formula="of:=([.F765]-[.C765])/0.0166667" office:value-type="float" office:value="-26.8139463721072" calcext:value-type="float">
            <text:p>-26.8139463721072</text:p>
          </table:table-cell>
          <table:table-cell table:formula="of:=DEGREES(ATAN(ABS([.F765]-[.C765])/ABS([.E765]-[.B765])))" office:value-type="float" office:value="1.96993716098937" calcext:value-type="float">
            <text:p>1.96993716098937</text:p>
          </table:table-cell>
          <table:table-cell table:formula="of:=SQRT(POWER([.H765];2)+POWER([.I765];2)+POWER([.J765];2))" office:value-type="float" office:value="780.386577317116" calcext:value-type="float">
            <text:p>780.386577317116</text:p>
          </table:table-cell>
        </table:table-row>
        <table:table-row table:style-name="ro1">
          <table:table-cell office:value-type="float" office:value="75.1955" calcext:value-type="float">
            <text:p>75.1955</text:p>
          </table:table-cell>
          <table:table-cell office:value-type="float" office:value="296.13" calcext:value-type="float">
            <text:p>296.13</text:p>
          </table:table-cell>
          <table:table-cell office:value-type="float" office:value="40.9921" calcext:value-type="float">
            <text:p>40.9921</text:p>
          </table:table-cell>
          <table:table-cell office:value-type="float" office:value="75.09" calcext:value-type="float">
            <text:p>75.09</text:p>
          </table:table-cell>
          <table:table-cell office:value-type="float" office:value="282.769" calcext:value-type="float">
            <text:p>282.769</text:p>
          </table:table-cell>
          <table:table-cell office:value-type="float" office:value="40.8019" calcext:value-type="float">
            <text:p>40.8019</text:p>
          </table:table-cell>
          <table:table-cell/>
          <table:table-cell table:formula="of:=([.D766]-[.A766])/0.0166667" office:value-type="float" office:value="-6.32998734002485" calcext:value-type="float">
            <text:p>-6.32998734002485</text:p>
          </table:table-cell>
          <table:table-cell table:formula="of:=ABS([.E766]-[.B766])/0.0166667" office:value-type="float" office:value="801.658396683206" calcext:value-type="float">
            <text:p>801.658396683206</text:p>
          </table:table-cell>
          <table:table-cell table:formula="of:=([.F766]-[.C766])/0.0166667" office:value-type="float" office:value="-11.4119771760455" calcext:value-type="float">
            <text:p>-11.4119771760455</text:p>
          </table:table-cell>
          <table:table-cell table:formula="of:=DEGREES(ATAN(ABS([.F766]-[.C766])/ABS([.E766]-[.B766])))" office:value-type="float" office:value="0.815576769858797" calcext:value-type="float">
            <text:p>0.815576769858797</text:p>
          </table:table-cell>
          <table:table-cell table:formula="of:=SQRT(POWER([.H766];2)+POWER([.I766];2)+POWER([.J766];2))" office:value-type="float" office:value="801.7646081834" calcext:value-type="float">
            <text:p>801.7646081834</text:p>
          </table:table-cell>
        </table:table-row>
        <table:table-row table:style-name="ro1">
          <table:table-cell office:value-type="float" office:value="74.9137" calcext:value-type="float">
            <text:p>74.9137</text:p>
          </table:table-cell>
          <table:table-cell office:value-type="float" office:value="293.33" calcext:value-type="float">
            <text:p>293.33</text:p>
          </table:table-cell>
          <table:table-cell office:value-type="float" office:value="41.1729" calcext:value-type="float">
            <text:p>41.1729</text:p>
          </table:table-cell>
          <table:table-cell office:value-type="float" office:value="74.8156" calcext:value-type="float">
            <text:p>74.8156</text:p>
          </table:table-cell>
          <table:table-cell office:value-type="float" office:value="280.158" calcext:value-type="float">
            <text:p>280.158</text:p>
          </table:table-cell>
          <table:table-cell office:value-type="float" office:value="40.7208" calcext:value-type="float">
            <text:p>40.7208</text:p>
          </table:table-cell>
          <table:table-cell/>
          <table:table-cell table:formula="of:=([.D767]-[.A767])/0.0166667" office:value-type="float" office:value="-5.88598822802368" calcext:value-type="float">
            <text:p>-5.88598822802368</text:p>
          </table:table-cell>
          <table:table-cell table:formula="of:=ABS([.E767]-[.B767])/0.0166667" office:value-type="float" office:value="790.318419363159" calcext:value-type="float">
            <text:p>790.318419363159</text:p>
          </table:table-cell>
          <table:table-cell table:formula="of:=([.F767]-[.C767])/0.0166667" office:value-type="float" office:value="-27.1259457481086" calcext:value-type="float">
            <text:p>-27.1259457481086</text:p>
          </table:table-cell>
          <table:table-cell table:formula="of:=DEGREES(ATAN(ABS([.F767]-[.C767])/ABS([.E767]-[.B767])))" office:value-type="float" office:value="1.96578023203279" calcext:value-type="float">
            <text:p>1.96578023203279</text:p>
          </table:table-cell>
          <table:table-cell table:formula="of:=SQRT(POWER([.H767];2)+POWER([.I767];2)+POWER([.J767];2))" office:value-type="float" office:value="790.805706716152" calcext:value-type="float">
            <text:p>790.805706716152</text:p>
          </table:table-cell>
        </table:table-row>
        <table:table-row table:style-name="ro1">
          <table:table-cell office:value-type="float" office:value="74.8931" calcext:value-type="float">
            <text:p>74.8931</text:p>
          </table:table-cell>
          <table:table-cell office:value-type="float" office:value="290.703" calcext:value-type="float">
            <text:p>290.703</text:p>
          </table:table-cell>
          <table:table-cell office:value-type="float" office:value="40.8137" calcext:value-type="float">
            <text:p>40.8137</text:p>
          </table:table-cell>
          <table:table-cell office:value-type="float" office:value="75.0485" calcext:value-type="float">
            <text:p>75.0485</text:p>
          </table:table-cell>
          <table:table-cell office:value-type="float" office:value="277.685" calcext:value-type="float">
            <text:p>277.685</text:p>
          </table:table-cell>
          <table:table-cell office:value-type="float" office:value="40.3676" calcext:value-type="float">
            <text:p>40.3676</text:p>
          </table:table-cell>
          <table:table-cell/>
          <table:table-cell table:formula="of:=([.D768]-[.A768])/0.0166667" office:value-type="float" office:value="9.32398135203731" calcext:value-type="float">
            <text:p>9.32398135203731</text:p>
          </table:table-cell>
          <table:table-cell table:formula="of:=ABS([.E768]-[.B768])/0.0166667" office:value-type="float" office:value="781.078437843123" calcext:value-type="float">
            <text:p>781.078437843123</text:p>
          </table:table-cell>
          <table:table-cell table:formula="of:=([.F768]-[.C768])/0.0166667" office:value-type="float" office:value="-26.7659464681067" calcext:value-type="float">
            <text:p>-26.7659464681067</text:p>
          </table:table-cell>
          <table:table-cell table:formula="of:=DEGREES(ATAN(ABS([.F768]-[.C768])/ABS([.E768]-[.B768])))" office:value-type="float" office:value="1.96264014892059" calcext:value-type="float">
            <text:p>1.96264014892059</text:p>
          </table:table-cell>
          <table:table-cell table:formula="of:=SQRT(POWER([.H768];2)+POWER([.I768];2)+POWER([.J768];2))" office:value-type="float" office:value="781.592527204578" calcext:value-type="float">
            <text:p>781.592527204578</text:p>
          </table:table-cell>
        </table:table-row>
        <table:table-row table:style-name="ro1">
          <table:table-cell office:value-type="float" office:value="75.6244" calcext:value-type="float">
            <text:p>75.6244</text:p>
          </table:table-cell>
          <table:table-cell office:value-type="float" office:value="285.306" calcext:value-type="float">
            <text:p>285.306</text:p>
          </table:table-cell>
          <table:table-cell office:value-type="float" office:value="41.4056" calcext:value-type="float">
            <text:p>41.4056</text:p>
          </table:table-cell>
          <table:table-cell office:value-type="float" office:value="75.7708" calcext:value-type="float">
            <text:p>75.7708</text:p>
          </table:table-cell>
          <table:table-cell office:value-type="float" office:value="273.867" calcext:value-type="float">
            <text:p>273.867</text:p>
          </table:table-cell>
          <table:table-cell office:value-type="float" office:value="40.7367" calcext:value-type="float">
            <text:p>40.7367</text:p>
          </table:table-cell>
          <table:table-cell/>
          <table:table-cell table:formula="of:=([.D769]-[.A769])/0.0166667" office:value-type="float" office:value="8.78398243203513" calcext:value-type="float">
            <text:p>8.78398243203513</text:p>
          </table:table-cell>
          <table:table-cell table:formula="of:=ABS([.E769]-[.B769])/0.0166667" office:value-type="float" office:value="686.338627322743" calcext:value-type="float">
            <text:p>686.338627322743</text:p>
          </table:table-cell>
          <table:table-cell table:formula="of:=([.F769]-[.C769])/0.0166667" office:value-type="float" office:value="-40.1339197321606" calcext:value-type="float">
            <text:p>-40.1339197321606</text:p>
          </table:table-cell>
          <table:table-cell table:formula="of:=DEGREES(ATAN(ABS([.F769]-[.C769])/ABS([.E769]-[.B769])))" office:value-type="float" office:value="3.34658219088176" calcext:value-type="float">
            <text:p>3.34658219088176</text:p>
          </table:table-cell>
          <table:table-cell table:formula="of:=SQRT(POWER([.H769];2)+POWER([.I769];2)+POWER([.J769];2))" office:value-type="float" office:value="687.56716124005" calcext:value-type="float">
            <text:p>687.56716124005</text:p>
          </table:table-cell>
        </table:table-row>
        <table:table-row table:style-name="ro1">
          <table:table-cell office:value-type="float" office:value="74.5881" calcext:value-type="float">
            <text:p>74.5881</text:p>
          </table:table-cell>
          <table:table-cell office:value-type="float" office:value="284.083" calcext:value-type="float">
            <text:p>284.083</text:p>
          </table:table-cell>
          <table:table-cell office:value-type="float" office:value="40.5952" calcext:value-type="float">
            <text:p>40.5952</text:p>
          </table:table-cell>
          <table:table-cell office:value-type="float" office:value="74.7571" calcext:value-type="float">
            <text:p>74.7571</text:p>
          </table:table-cell>
          <table:table-cell office:value-type="float" office:value="272.726" calcext:value-type="float">
            <text:p>272.726</text:p>
          </table:table-cell>
          <table:table-cell office:value-type="float" office:value="39.6922" calcext:value-type="float">
            <text:p>39.6922</text:p>
          </table:table-cell>
          <table:table-cell/>
          <table:table-cell table:formula="of:=([.D770]-[.A770])/0.0166667" office:value-type="float" office:value="10.1399797200404" calcext:value-type="float">
            <text:p>10.1399797200404</text:p>
          </table:table-cell>
          <table:table-cell table:formula="of:=ABS([.E770]-[.B770])/0.0166667" office:value-type="float" office:value="681.418637162727" calcext:value-type="float">
            <text:p>681.418637162727</text:p>
          </table:table-cell>
          <table:table-cell table:formula="of:=([.F770]-[.C770])/0.0166667" office:value-type="float" office:value="-54.1798916402166" calcext:value-type="float">
            <text:p>-54.1798916402166</text:p>
          </table:table-cell>
          <table:table-cell table:formula="of:=DEGREES(ATAN(ABS([.F770]-[.C770])/ABS([.E770]-[.B770])))" office:value-type="float" office:value="4.54604849592329" calcext:value-type="float">
            <text:p>4.54604849592329</text:p>
          </table:table-cell>
          <table:table-cell table:formula="of:=SQRT(POWER([.H770];2)+POWER([.I770];2)+POWER([.J770];2))" office:value-type="float" office:value="683.644380449059" calcext:value-type="float">
            <text:p>683.644380449059</text:p>
          </table:table-cell>
        </table:table-row>
        <table:table-row table:style-name="ro1">
          <table:table-cell office:value-type="float" office:value="75.1097" calcext:value-type="float">
            <text:p>75.1097</text:p>
          </table:table-cell>
          <table:table-cell office:value-type="float" office:value="285.483" calcext:value-type="float">
            <text:p>285.483</text:p>
          </table:table-cell>
          <table:table-cell office:value-type="float" office:value="40.3655" calcext:value-type="float">
            <text:p>40.3655</text:p>
          </table:table-cell>
          <table:table-cell office:value-type="float" office:value="75.2777" calcext:value-type="float">
            <text:p>75.2777</text:p>
          </table:table-cell>
          <table:table-cell office:value-type="float" office:value="275.387" calcext:value-type="float">
            <text:p>275.387</text:p>
          </table:table-cell>
          <table:table-cell office:value-type="float" office:value="39.2436" calcext:value-type="float">
            <text:p>39.2436</text:p>
          </table:table-cell>
          <table:table-cell/>
          <table:table-cell table:formula="of:=([.D771]-[.A771])/0.0166667" office:value-type="float" office:value="10.0799798400399" calcext:value-type="float">
            <text:p>10.0799798400399</text:p>
          </table:table-cell>
          <table:table-cell table:formula="of:=ABS([.E771]-[.B771])/0.0166667" office:value-type="float" office:value="605.758788482423" calcext:value-type="float">
            <text:p>605.758788482423</text:p>
          </table:table-cell>
          <table:table-cell table:formula="of:=([.F771]-[.C771])/0.0166667" office:value-type="float" office:value="-67.3138653722691" calcext:value-type="float">
            <text:p>-67.3138653722691</text:p>
          </table:table-cell>
          <table:table-cell table:formula="of:=DEGREES(ATAN(ABS([.F771]-[.C771])/ABS([.E771]-[.B771])))" office:value-type="float" office:value="6.34087690915188" calcext:value-type="float">
            <text:p>6.34087690915188</text:p>
          </table:table-cell>
          <table:table-cell table:formula="of:=SQRT(POWER([.H771];2)+POWER([.I771];2)+POWER([.J771];2))" office:value-type="float" office:value="609.570727880387" calcext:value-type="float">
            <text:p>609.570727880387</text:p>
          </table:table-cell>
        </table:table-row>
        <table:table-row table:style-name="ro1">
          <table:table-cell office:value-type="float" office:value="74.3998" calcext:value-type="float">
            <text:p>74.3998</text:p>
          </table:table-cell>
          <table:table-cell office:value-type="float" office:value="294.757" calcext:value-type="float">
            <text:p>294.757</text:p>
          </table:table-cell>
          <table:table-cell office:value-type="float" office:value="40.6958" calcext:value-type="float">
            <text:p>40.6958</text:p>
          </table:table-cell>
          <table:table-cell office:value-type="float" office:value="74.067" calcext:value-type="float">
            <text:p>74.067</text:p>
          </table:table-cell>
          <table:table-cell office:value-type="float" office:value="282.839" calcext:value-type="float">
            <text:p>282.839</text:p>
          </table:table-cell>
          <table:table-cell office:value-type="float" office:value="40.0407" calcext:value-type="float">
            <text:p>40.0407</text:p>
          </table:table-cell>
          <table:table-cell/>
          <table:table-cell table:formula="of:=([.D772]-[.A772])/0.0166667" office:value-type="float" office:value="-19.9679600640802" calcext:value-type="float">
            <text:p>-19.9679600640802</text:p>
          </table:table-cell>
          <table:table-cell table:formula="of:=ABS([.E772]-[.B772])/0.0166667" office:value-type="float" office:value="715.078569842861" calcext:value-type="float">
            <text:p>715.078569842861</text:p>
          </table:table-cell>
          <table:table-cell table:formula="of:=([.F772]-[.C772])/0.0166667" office:value-type="float" office:value="-39.3059213881571" calcext:value-type="float">
            <text:p>-39.3059213881571</text:p>
          </table:table-cell>
          <table:table-cell table:formula="of:=DEGREES(ATAN(ABS([.F772]-[.C772])/ABS([.E772]-[.B772])))" office:value-type="float" office:value="3.14622682593138" calcext:value-type="float">
            <text:p>3.14622682593138</text:p>
          </table:table-cell>
          <table:table-cell table:formula="of:=SQRT(POWER([.H772];2)+POWER([.I772];2)+POWER([.J772];2))" office:value-type="float" office:value="716.436344648849" calcext:value-type="float">
            <text:p>716.436344648849</text:p>
          </table:table-cell>
        </table:table-row>
        <table:table-row table:style-name="ro1">
          <table:table-cell office:value-type="float" office:value="72.8259" calcext:value-type="float">
            <text:p>72.8259</text:p>
          </table:table-cell>
          <table:table-cell office:value-type="float" office:value="293.329" calcext:value-type="float">
            <text:p>293.329</text:p>
          </table:table-cell>
          <table:table-cell office:value-type="float" office:value="40.4181" calcext:value-type="float">
            <text:p>40.4181</text:p>
          </table:table-cell>
          <table:table-cell office:value-type="float" office:value="73.5439" calcext:value-type="float">
            <text:p>73.5439</text:p>
          </table:table-cell>
          <table:table-cell office:value-type="float" office:value="280.201" calcext:value-type="float">
            <text:p>280.201</text:p>
          </table:table-cell>
          <table:table-cell office:value-type="float" office:value="39.9702" calcext:value-type="float">
            <text:p>39.9702</text:p>
          </table:table-cell>
          <table:table-cell/>
          <table:table-cell table:formula="of:=([.D773]-[.A773])/0.0166667" office:value-type="float" office:value="43.0799138401717" calcext:value-type="float">
            <text:p>43.0799138401717</text:p>
          </table:table-cell>
          <table:table-cell table:formula="of:=ABS([.E773]-[.B773])/0.0166667" office:value-type="float" office:value="787.67842464315" calcext:value-type="float">
            <text:p>787.67842464315</text:p>
          </table:table-cell>
          <table:table-cell table:formula="of:=([.F773]-[.C773])/0.0166667" office:value-type="float" office:value="-26.8739462521077" calcext:value-type="float">
            <text:p>-26.8739462521077</text:p>
          </table:table-cell>
          <table:table-cell table:formula="of:=DEGREES(ATAN(ABS([.F773]-[.C773])/ABS([.E773]-[.B773])))" office:value-type="float" office:value="1.95405462818176" calcext:value-type="float">
            <text:p>1.95405462818176</text:p>
          </table:table-cell>
          <table:table-cell table:formula="of:=SQRT(POWER([.H773];2)+POWER([.I773];2)+POWER([.J773];2))" office:value-type="float" office:value="789.313238589061" calcext:value-type="float">
            <text:p>789.313238589061</text:p>
          </table:table-cell>
        </table:table-row>
        <table:table-row table:style-name="ro1">
          <table:table-cell office:value-type="float" office:value="71.7865" calcext:value-type="float">
            <text:p>71.7865</text:p>
          </table:table-cell>
          <table:table-cell office:value-type="float" office:value="288.903" calcext:value-type="float">
            <text:p>288.903</text:p>
          </table:table-cell>
          <table:table-cell office:value-type="float" office:value="41.6382" calcext:value-type="float">
            <text:p>41.6382</text:p>
          </table:table-cell>
          <table:table-cell office:value-type="float" office:value="72.024" calcext:value-type="float">
            <text:p>72.024</text:p>
          </table:table-cell>
          <table:table-cell office:value-type="float" office:value="277.202" calcext:value-type="float">
            <text:p>277.202</text:p>
          </table:table-cell>
          <table:table-cell office:value-type="float" office:value="41.2251" calcext:value-type="float">
            <text:p>41.2251</text:p>
          </table:table-cell>
          <table:table-cell/>
          <table:table-cell table:formula="of:=([.D774]-[.A774])/0.0166667" office:value-type="float" office:value="14.2499715000568" calcext:value-type="float">
            <text:p>14.2499715000568</text:p>
          </table:table-cell>
          <table:table-cell table:formula="of:=ABS([.E774]-[.B774])/0.0166667" office:value-type="float" office:value="702.05859588281" calcext:value-type="float">
            <text:p>702.05859588281</text:p>
          </table:table-cell>
          <table:table-cell table:formula="of:=([.F774]-[.C774])/0.0166667" office:value-type="float" office:value="-24.7859504280991" calcext:value-type="float">
            <text:p>-24.7859504280991</text:p>
          </table:table-cell>
          <table:table-cell table:formula="of:=DEGREES(ATAN(ABS([.F774]-[.C774])/ABS([.E774]-[.B774])))" office:value-type="float" office:value="2.0219690686996" calcext:value-type="float">
            <text:p>2.0219690686996</text:p>
          </table:table-cell>
          <table:table-cell table:formula="of:=SQRT(POWER([.H774];2)+POWER([.I774];2)+POWER([.J774];2))" office:value-type="float" office:value="702.640503443488" calcext:value-type="float">
            <text:p>702.640503443488</text:p>
          </table:table-cell>
        </table:table-row>
        <table:table-row table:style-name="ro1">
          <table:table-cell office:value-type="float" office:value="65.0149" calcext:value-type="float">
            <text:p>65.0149</text:p>
          </table:table-cell>
          <table:table-cell office:value-type="float" office:value="293.603" calcext:value-type="float">
            <text:p>293.603</text:p>
          </table:table-cell>
          <table:table-cell office:value-type="float" office:value="41.4812" calcext:value-type="float">
            <text:p>41.4812</text:p>
          </table:table-cell>
          <table:table-cell office:value-type="float" office:value="65.7065" calcext:value-type="float">
            <text:p>65.7065</text:p>
          </table:table-cell>
          <table:table-cell office:value-type="float" office:value="278.936" calcext:value-type="float">
            <text:p>278.936</text:p>
          </table:table-cell>
          <table:table-cell office:value-type="float" office:value="41.5061" calcext:value-type="float">
            <text:p>41.5061</text:p>
          </table:table-cell>
          <table:table-cell/>
          <table:table-cell table:formula="of:=([.D775]-[.A775])/0.0166667" office:value-type="float" office:value="41.4959170081665" calcext:value-type="float">
            <text:p>41.4959170081665</text:p>
          </table:table-cell>
          <table:table-cell table:formula="of:=ABS([.E775]-[.B775])/0.0166667" office:value-type="float" office:value="880.018239963522" calcext:value-type="float">
            <text:p>880.018239963522</text:p>
          </table:table-cell>
          <table:table-cell table:formula="of:=([.F775]-[.C775])/0.0166667" office:value-type="float" office:value="1.49399701200612" calcext:value-type="float">
            <text:p>1.49399701200612</text:p>
          </table:table-cell>
          <table:table-cell table:formula="of:=DEGREES(ATAN(ABS([.F775]-[.C775])/ABS([.E775]-[.B775])))" office:value-type="float" office:value="0.0972703033516723" calcext:value-type="float">
            <text:p>0.097270303351672</text:p>
          </table:table-cell>
          <table:table-cell table:formula="of:=SQRT(POWER([.H775];2)+POWER([.I775];2)+POWER([.J775];2))" office:value-type="float" office:value="880.997301825559" calcext:value-type="float">
            <text:p>880.997301825559</text:p>
          </table:table-cell>
        </table:table-row>
        <table:table-row table:style-name="ro1">
          <table:table-cell office:value-type="float" office:value="62.5111" calcext:value-type="float">
            <text:p>62.5111</text:p>
          </table:table-cell>
          <table:table-cell office:value-type="float" office:value="287.801" calcext:value-type="float">
            <text:p>287.801</text:p>
          </table:table-cell>
          <table:table-cell office:value-type="float" office:value="41.3891" calcext:value-type="float">
            <text:p>41.3891</text:p>
          </table:table-cell>
          <table:table-cell office:value-type="float" office:value="63.2398" calcext:value-type="float">
            <text:p>63.2398</text:p>
          </table:table-cell>
          <table:table-cell office:value-type="float" office:value="274.783" calcext:value-type="float">
            <text:p>274.783</text:p>
          </table:table-cell>
          <table:table-cell office:value-type="float" office:value="40.9536" calcext:value-type="float">
            <text:p>40.9536</text:p>
          </table:table-cell>
          <table:table-cell/>
          <table:table-cell table:formula="of:=([.D776]-[.A776])/0.0166667" office:value-type="float" office:value="43.7219125561751" calcext:value-type="float">
            <text:p>43.7219125561751</text:p>
          </table:table-cell>
          <table:table-cell table:formula="of:=ABS([.E776]-[.B776])/0.0166667" office:value-type="float" office:value="781.078437843123" calcext:value-type="float">
            <text:p>781.078437843123</text:p>
          </table:table-cell>
          <table:table-cell table:formula="of:=([.F776]-[.C776])/0.0166667" office:value-type="float" office:value="-26.1299477401044" calcext:value-type="float">
            <text:p>-26.1299477401044</text:p>
          </table:table-cell>
          <table:table-cell table:formula="of:=DEGREES(ATAN(ABS([.F776]-[.C776])/ABS([.E776]-[.B776])))" office:value-type="float" office:value="1.91604008100537" calcext:value-type="float">
            <text:p>1.91604008100537</text:p>
          </table:table-cell>
          <table:table-cell table:formula="of:=SQRT(POWER([.H776];2)+POWER([.I776];2)+POWER([.J776];2))" office:value-type="float" office:value="782.737443763823" calcext:value-type="float">
            <text:p>782.737443763823</text:p>
          </table:table-cell>
        </table:table-row>
        <table:table-row table:style-name="ro1">
          <table:table-cell office:value-type="float" office:value="60.9335" calcext:value-type="float">
            <text:p>60.9335</text:p>
          </table:table-cell>
          <table:table-cell office:value-type="float" office:value="289.006" calcext:value-type="float">
            <text:p>289.006</text:p>
          </table:table-cell>
          <table:table-cell office:value-type="float" office:value="40.9583" calcext:value-type="float">
            <text:p>40.9583</text:p>
          </table:table-cell>
          <table:table-cell office:value-type="float" office:value="61.2" calcext:value-type="float">
            <text:p>61.2</text:p>
          </table:table-cell>
          <table:table-cell office:value-type="float" office:value="275.87" calcext:value-type="float">
            <text:p>275.87</text:p>
          </table:table-cell>
          <table:table-cell office:value-type="float" office:value="40.2964" calcext:value-type="float">
            <text:p>40.2964</text:p>
          </table:table-cell>
          <table:table-cell/>
          <table:table-cell table:formula="of:=([.D777]-[.A777])/0.0166667" office:value-type="float" office:value="15.989968020064" calcext:value-type="float">
            <text:p>15.989968020064</text:p>
          </table:table-cell>
          <table:table-cell table:formula="of:=ABS([.E777]-[.B777])/0.0166667" office:value-type="float" office:value="788.158423683151" calcext:value-type="float">
            <text:p>788.158423683151</text:p>
          </table:table-cell>
          <table:table-cell table:formula="of:=([.F777]-[.C777])/0.0166667" office:value-type="float" office:value="-39.713920572159" calcext:value-type="float">
            <text:p>-39.713920572159</text:p>
          </table:table-cell>
          <table:table-cell table:formula="of:=DEGREES(ATAN(ABS([.F777]-[.C777])/ABS([.E777]-[.B777])))" office:value-type="float" office:value="2.88459418145824" calcext:value-type="float">
            <text:p>2.88459418145824</text:p>
          </table:table-cell>
          <table:table-cell table:formula="of:=SQRT(POWER([.H777];2)+POWER([.I777];2)+POWER([.J777];2))" office:value-type="float" office:value="789.320324955086" calcext:value-type="float">
            <text:p>789.320324955086</text:p>
          </table:table-cell>
        </table:table-row>
        <table:table-row table:style-name="ro1">
          <table:table-cell office:value-type="float" office:value="59.8375" calcext:value-type="float">
            <text:p>59.8375</text:p>
          </table:table-cell>
          <table:table-cell office:value-type="float" office:value="291.608" calcext:value-type="float">
            <text:p>291.608</text:p>
          </table:table-cell>
          <table:table-cell office:value-type="float" office:value="40.8138" calcext:value-type="float">
            <text:p>40.8138</text:p>
          </table:table-cell>
          <table:table-cell office:value-type="float" office:value="60.4256" calcext:value-type="float">
            <text:p>60.4256</text:p>
          </table:table-cell>
          <table:table-cell office:value-type="float" office:value="276.967" calcext:value-type="float">
            <text:p>276.967</text:p>
          </table:table-cell>
          <table:table-cell office:value-type="float" office:value="40.624" calcext:value-type="float">
            <text:p>40.624</text:p>
          </table:table-cell>
          <table:table-cell/>
          <table:table-cell table:formula="of:=([.D778]-[.A778])/0.0166667" office:value-type="float" office:value="35.2859294281414" calcext:value-type="float">
            <text:p>35.2859294281414</text:p>
          </table:table-cell>
          <table:table-cell table:formula="of:=ABS([.E778]-[.B778])/0.0166667" office:value-type="float" office:value="878.458243083515" calcext:value-type="float">
            <text:p>878.458243083515</text:p>
          </table:table-cell>
          <table:table-cell table:formula="of:=([.F778]-[.C778])/0.0166667" office:value-type="float" office:value="-11.3879772240454" calcext:value-type="float">
            <text:p>-11.3879772240454</text:p>
          </table:table-cell>
          <table:table-cell table:formula="of:=DEGREES(ATAN(ABS([.F778]-[.C778])/ABS([.E778]-[.B778])))" office:value-type="float" office:value="0.742717698856346" calcext:value-type="float">
            <text:p>0.742717698856346</text:p>
          </table:table-cell>
          <table:table-cell table:formula="of:=SQRT(POWER([.H778];2)+POWER([.I778];2)+POWER([.J778];2))" office:value-type="float" office:value="879.240392431012" calcext:value-type="float">
            <text:p>879.240392431012</text:p>
          </table:table-cell>
        </table:table-row>
        <table:table-row table:style-name="ro1">
          <table:table-cell office:value-type="float" office:value="59.3529" calcext:value-type="float">
            <text:p>59.3529</text:p>
          </table:table-cell>
          <table:table-cell office:value-type="float" office:value="290.149" calcext:value-type="float">
            <text:p>290.149</text:p>
          </table:table-cell>
          <table:table-cell office:value-type="float" office:value="40.7924" calcext:value-type="float">
            <text:p>40.7924</text:p>
          </table:table-cell>
          <table:table-cell office:value-type="float" office:value="58.8379" calcext:value-type="float">
            <text:p>58.8379</text:p>
          </table:table-cell>
          <table:table-cell office:value-type="float" office:value="279.448" calcext:value-type="float">
            <text:p>279.448</text:p>
          </table:table-cell>
          <table:table-cell office:value-type="float" office:value="39.9823" calcext:value-type="float">
            <text:p>39.9823</text:p>
          </table:table-cell>
          <table:table-cell/>
          <table:table-cell table:formula="of:=([.D779]-[.A779])/0.0166667" office:value-type="float" office:value="-30.8999382001236" calcext:value-type="float">
            <text:p>-30.8999382001236</text:p>
          </table:table-cell>
          <table:table-cell table:formula="of:=ABS([.E779]-[.B779])/0.0166667" office:value-type="float" office:value="642.05871588257" calcext:value-type="float">
            <text:p>642.05871588257</text:p>
          </table:table-cell>
          <table:table-cell table:formula="of:=([.F779]-[.C779])/0.0166667" office:value-type="float" office:value="-48.6059027881943" calcext:value-type="float">
            <text:p>-48.6059027881943</text:p>
          </table:table-cell>
          <table:table-cell table:formula="of:=DEGREES(ATAN(ABS([.F779]-[.C779])/ABS([.E779]-[.B779])))" office:value-type="float" office:value="4.32921654995816" calcext:value-type="float">
            <text:p>4.32921654995816</text:p>
          </table:table-cell>
          <table:table-cell table:formula="of:=SQRT(POWER([.H779];2)+POWER([.I779];2)+POWER([.J779];2))" office:value-type="float" office:value="644.636901369601" calcext:value-type="float">
            <text:p>644.636901369601</text:p>
          </table:table-cell>
        </table:table-row>
        <table:table-row table:style-name="ro1">
          <table:table-cell office:value-type="float" office:value="59.3412" calcext:value-type="float">
            <text:p>59.3412</text:p>
          </table:table-cell>
          <table:table-cell office:value-type="float" office:value="290.27" calcext:value-type="float">
            <text:p>290.27</text:p>
          </table:table-cell>
          <table:table-cell office:value-type="float" office:value="40.2599" calcext:value-type="float">
            <text:p>40.2599</text:p>
          </table:table-cell>
          <table:table-cell office:value-type="float" office:value="59.4055" calcext:value-type="float">
            <text:p>59.4055</text:p>
          </table:table-cell>
          <table:table-cell office:value-type="float" office:value="276.94" calcext:value-type="float">
            <text:p>276.94</text:p>
          </table:table-cell>
          <table:table-cell office:value-type="float" office:value="39.8874" calcext:value-type="float">
            <text:p>39.8874</text:p>
          </table:table-cell>
          <table:table-cell/>
          <table:table-cell table:formula="of:=([.D780]-[.A780])/0.0166667" office:value-type="float" office:value="3.85799228401561" calcext:value-type="float">
            <text:p>3.85799228401561</text:p>
          </table:table-cell>
          <table:table-cell table:formula="of:=ABS([.E780]-[.B780])/0.0166667" office:value-type="float" office:value="799.798400403198" calcext:value-type="float">
            <text:p>799.798400403198</text:p>
          </table:table-cell>
          <table:table-cell table:formula="of:=([.F780]-[.C780])/0.0166667" office:value-type="float" office:value="-22.3499553000895" calcext:value-type="float">
            <text:p>-22.3499553000895</text:p>
          </table:table-cell>
          <table:table-cell table:formula="of:=DEGREES(ATAN(ABS([.F780]-[.C780])/ABS([.E780]-[.B780])))" office:value-type="float" office:value="1.60068454700503" calcext:value-type="float">
            <text:p>1.60068454700503</text:p>
          </table:table-cell>
          <table:table-cell table:formula="of:=SQRT(POWER([.H780];2)+POWER([.I780];2)+POWER([.J780];2))" office:value-type="float" office:value="800.119919695725" calcext:value-type="float">
            <text:p>800.119919695725</text:p>
          </table:table-cell>
        </table:table-row>
        <table:table-row table:style-name="ro1">
          <table:table-cell office:value-type="float" office:value="59.7714" calcext:value-type="float">
            <text:p>59.7714</text:p>
          </table:table-cell>
          <table:table-cell office:value-type="float" office:value="273.929" calcext:value-type="float">
            <text:p>273.929</text:p>
          </table:table-cell>
          <table:table-cell office:value-type="float" office:value="42.3681" calcext:value-type="float">
            <text:p>42.3681</text:p>
          </table:table-cell>
          <table:table-cell office:value-type="float" office:value="60.0659" calcext:value-type="float">
            <text:p>60.0659</text:p>
          </table:table-cell>
          <table:table-cell office:value-type="float" office:value="261.477" calcext:value-type="float">
            <text:p>261.477</text:p>
          </table:table-cell>
          <table:table-cell office:value-type="float" office:value="41.9509" calcext:value-type="float">
            <text:p>41.9509</text:p>
          </table:table-cell>
          <table:table-cell/>
          <table:table-cell table:formula="of:=([.D781]-[.A781])/0.0166667" office:value-type="float" office:value="17.6699646600706" calcext:value-type="float">
            <text:p>17.6699646600706</text:p>
          </table:table-cell>
          <table:table-cell table:formula="of:=ABS([.E781]-[.B781])/0.0166667" office:value-type="float" office:value="747.118505762988" calcext:value-type="float">
            <text:p>747.118505762988</text:p>
          </table:table-cell>
          <table:table-cell table:formula="of:=([.F781]-[.C781])/0.0166667" office:value-type="float" office:value="-25.0319499361002" calcext:value-type="float">
            <text:p>-25.0319499361002</text:p>
          </table:table-cell>
          <table:table-cell table:formula="of:=DEGREES(ATAN(ABS([.F781]-[.C781])/ABS([.E781]-[.B781])))" office:value-type="float" office:value="1.91895765602345" calcext:value-type="float">
            <text:p>1.91895765602345</text:p>
          </table:table-cell>
          <table:table-cell table:formula="of:=SQRT(POWER([.H781];2)+POWER([.I781];2)+POWER([.J781];2))" office:value-type="float" office:value="747.746539826305" calcext:value-type="float">
            <text:p>747.746539826305</text:p>
          </table:table-cell>
        </table:table-row>
        <table:table-row table:style-name="ro1">
          <table:table-cell office:value-type="float" office:value="53.4545" calcext:value-type="float">
            <text:p>53.4545</text:p>
          </table:table-cell>
          <table:table-cell office:value-type="float" office:value="275.36" calcext:value-type="float">
            <text:p>275.36</text:p>
          </table:table-cell>
          <table:table-cell office:value-type="float" office:value="41.9521" calcext:value-type="float">
            <text:p>41.9521</text:p>
          </table:table-cell>
          <table:table-cell office:value-type="float" office:value="52.8869" calcext:value-type="float">
            <text:p>52.8869</text:p>
          </table:table-cell>
          <table:table-cell office:value-type="float" office:value="263.83" calcext:value-type="float">
            <text:p>263.83</text:p>
          </table:table-cell>
          <table:table-cell office:value-type="float" office:value="41.1442" calcext:value-type="float">
            <text:p>41.1442</text:p>
          </table:table-cell>
          <table:table-cell/>
          <table:table-cell table:formula="of:=([.D782]-[.A782])/0.0166667" office:value-type="float" office:value="-34.0559318881366" calcext:value-type="float">
            <text:p>-34.0559318881366</text:p>
          </table:table-cell>
          <table:table-cell table:formula="of:=ABS([.E782]-[.B782])/0.0166667" office:value-type="float" office:value="691.798616402769" calcext:value-type="float">
            <text:p>691.798616402769</text:p>
          </table:table-cell>
          <table:table-cell table:formula="of:=([.F782]-[.C782])/0.0166667" office:value-type="float" office:value="-48.4739030521941" calcext:value-type="float">
            <text:p>-48.4739030521941</text:p>
          </table:table-cell>
          <table:table-cell table:formula="of:=DEGREES(ATAN(ABS([.F782]-[.C782])/ABS([.E782]-[.B782])))" office:value-type="float" office:value="4.00812895968567" calcext:value-type="float">
            <text:p>4.00812895968567</text:p>
          </table:table-cell>
          <table:table-cell table:formula="of:=SQRT(POWER([.H782];2)+POWER([.I782];2)+POWER([.J782];2))" office:value-type="float" office:value="694.33050590527" calcext:value-type="float">
            <text:p>694.33050590527</text:p>
          </table:table-cell>
        </table:table-row>
        <table:table-row table:style-name="ro1">
          <table:table-cell office:value-type="float" office:value="49.0932" calcext:value-type="float">
            <text:p>49.0932</text:p>
          </table:table-cell>
          <table:table-cell office:value-type="float" office:value="277.106" calcext:value-type="float">
            <text:p>277.106</text:p>
          </table:table-cell>
          <table:table-cell office:value-type="float" office:value="41.4647" calcext:value-type="float">
            <text:p>41.4647</text:p>
          </table:table-cell>
          <table:table-cell office:value-type="float" office:value="49.9177" calcext:value-type="float">
            <text:p>49.9177</text:p>
          </table:table-cell>
          <table:table-cell office:value-type="float" office:value="264.387" calcext:value-type="float">
            <text:p>264.387</text:p>
          </table:table-cell>
          <table:table-cell office:value-type="float" office:value="41.0812" calcext:value-type="float">
            <text:p>41.0812</text:p>
          </table:table-cell>
          <table:table-cell/>
          <table:table-cell table:formula="of:=([.D783]-[.A783])/0.0166667" office:value-type="float" office:value="49.4699010601979" calcext:value-type="float">
            <text:p>49.4699010601979</text:p>
          </table:table-cell>
          <table:table-cell table:formula="of:=ABS([.E783]-[.B783])/0.0166667" office:value-type="float" office:value="763.138473723052" calcext:value-type="float">
            <text:p>763.138473723052</text:p>
          </table:table-cell>
          <table:table-cell table:formula="of:=([.F783]-[.C783])/0.0166667" office:value-type="float" office:value="-23.0099539800919" calcext:value-type="float">
            <text:p>-23.0099539800919</text:p>
          </table:table-cell>
          <table:table-cell table:formula="of:=DEGREES(ATAN(ABS([.F783]-[.C783])/ABS([.E783]-[.B783])))" office:value-type="float" office:value="1.72704429128913" calcext:value-type="float">
            <text:p>1.72704429128913</text:p>
          </table:table-cell>
          <table:table-cell table:formula="of:=SQRT(POWER([.H783];2)+POWER([.I783];2)+POWER([.J783];2))" office:value-type="float" office:value="765.086308313919" calcext:value-type="float">
            <text:p>765.086308313919</text:p>
          </table:table-cell>
        </table:table-row>
        <table:table-row table:style-name="ro1">
          <table:table-cell office:value-type="float" office:value="51.1034" calcext:value-type="float">
            <text:p>51.1034</text:p>
          </table:table-cell>
          <table:table-cell office:value-type="float" office:value="277.496" calcext:value-type="float">
            <text:p>277.496</text:p>
          </table:table-cell>
          <table:table-cell office:value-type="float" office:value="41.8814" calcext:value-type="float">
            <text:p>41.8814</text:p>
          </table:table-cell>
          <table:table-cell office:value-type="float" office:value="51.6238" calcext:value-type="float">
            <text:p>51.6238</text:p>
          </table:table-cell>
          <table:table-cell office:value-type="float" office:value="264.771" calcext:value-type="float">
            <text:p>264.771</text:p>
          </table:table-cell>
          <table:table-cell office:value-type="float" office:value="41.2434" calcext:value-type="float">
            <text:p>41.2434</text:p>
          </table:table-cell>
          <table:table-cell/>
          <table:table-cell table:formula="of:=([.D784]-[.A784])/0.0166667" office:value-type="float" office:value="31.223937552125" calcext:value-type="float">
            <text:p>31.223937552125</text:p>
          </table:table-cell>
          <table:table-cell table:formula="of:=ABS([.E784]-[.B784])/0.0166667" office:value-type="float" office:value="763.498473003052" calcext:value-type="float">
            <text:p>763.498473003052</text:p>
          </table:table-cell>
          <table:table-cell table:formula="of:=([.F784]-[.C784])/0.0166667" office:value-type="float" office:value="-38.279923440153" calcext:value-type="float">
            <text:p>-38.279923440153</text:p>
          </table:table-cell>
          <table:table-cell table:formula="of:=DEGREES(ATAN(ABS([.F784]-[.C784])/ABS([.E784]-[.B784])))" office:value-type="float" office:value="2.87026509908394" calcext:value-type="float">
            <text:p>2.87026509908394</text:p>
          </table:table-cell>
          <table:table-cell table:formula="of:=SQRT(POWER([.H784];2)+POWER([.I784];2)+POWER([.J784];2))" office:value-type="float" office:value="765.094899403228" calcext:value-type="float">
            <text:p>765.094899403228</text:p>
          </table:table-cell>
        </table:table-row>
        <table:table-row table:style-name="ro1">
          <table:table-cell office:value-type="float" office:value="47.9553" calcext:value-type="float">
            <text:p>47.9553</text:p>
          </table:table-cell>
          <table:table-cell office:value-type="float" office:value="279.572" calcext:value-type="float">
            <text:p>279.572</text:p>
          </table:table-cell>
          <table:table-cell office:value-type="float" office:value="41.0773" calcext:value-type="float">
            <text:p>41.0773</text:p>
          </table:table-cell>
          <table:table-cell office:value-type="float" office:value="48.9103" calcext:value-type="float">
            <text:p>48.9103</text:p>
          </table:table-cell>
          <table:table-cell office:value-type="float" office:value="260.219" calcext:value-type="float">
            <text:p>260.219</text:p>
          </table:table-cell>
          <table:table-cell office:value-type="float" office:value="41.7891" calcext:value-type="float">
            <text:p>41.7891</text:p>
          </table:table-cell>
          <table:table-cell/>
          <table:table-cell table:formula="of:=([.D785]-[.A785])/0.0166667" office:value-type="float" office:value="57.2998854002291" calcext:value-type="float">
            <text:p>57.2998854002291</text:p>
          </table:table-cell>
          <table:table-cell table:formula="of:=ABS([.E785]-[.B785])/0.0166667" office:value-type="float" office:value="1161.17767764465" calcext:value-type="float">
            <text:p>1161.17767764465</text:p>
          </table:table-cell>
          <table:table-cell table:formula="of:=([.F785]-[.C785])/0.0166667" office:value-type="float" office:value="42.7079145841706" calcext:value-type="float">
            <text:p>42.7079145841706</text:p>
          </table:table-cell>
          <table:table-cell table:formula="of:=DEGREES(ATAN(ABS([.F785]-[.C785])/ABS([.E785]-[.B785])))" office:value-type="float" office:value="2.10637941900364" calcext:value-type="float">
            <text:p>2.10637941900364</text:p>
          </table:table-cell>
          <table:table-cell table:formula="of:=SQRT(POWER([.H785];2)+POWER([.I785];2)+POWER([.J785];2))" office:value-type="float" office:value="1163.37476416468" calcext:value-type="float">
            <text:p>1163.37476416468</text:p>
          </table:table-cell>
        </table:table-row>
        <table:table-row table:style-name="ro1">
          <table:table-cell office:value-type="float" office:value="49.0231" calcext:value-type="float">
            <text:p>49.0231</text:p>
          </table:table-cell>
          <table:table-cell office:value-type="float" office:value="277.49" calcext:value-type="float">
            <text:p>277.49</text:p>
          </table:table-cell>
          <table:table-cell office:value-type="float" office:value="39.3988" calcext:value-type="float">
            <text:p>39.3988</text:p>
          </table:table-cell>
          <table:table-cell office:value-type="float" office:value="49.5175" calcext:value-type="float">
            <text:p>49.5175</text:p>
          </table:table-cell>
          <table:table-cell office:value-type="float" office:value="266.093" calcext:value-type="float">
            <text:p>266.093</text:p>
          </table:table-cell>
          <table:table-cell office:value-type="float" office:value="38.1006" calcext:value-type="float">
            <text:p>38.1006</text:p>
          </table:table-cell>
          <table:table-cell/>
          <table:table-cell table:formula="of:=([.D786]-[.A786])/0.0166667" office:value-type="float" office:value="29.6639406721186" calcext:value-type="float">
            <text:p>29.6639406721186</text:p>
          </table:table-cell>
          <table:table-cell table:formula="of:=ABS([.E786]-[.B786])/0.0166667" office:value-type="float" office:value="683.818632362735" calcext:value-type="float">
            <text:p>683.818632362735</text:p>
          </table:table-cell>
          <table:table-cell table:formula="of:=([.F786]-[.C786])/0.0166667" office:value-type="float" office:value="-77.8918442163117" calcext:value-type="float">
            <text:p>-77.8918442163117</text:p>
          </table:table-cell>
          <table:table-cell table:formula="of:=DEGREES(ATAN(ABS([.F786]-[.C786])/ABS([.E786]-[.B786])))" office:value-type="float" office:value="6.49839139899657" calcext:value-type="float">
            <text:p>6.49839139899657</text:p>
          </table:table-cell>
          <table:table-cell table:formula="of:=SQRT(POWER([.H786];2)+POWER([.I786];2)+POWER([.J786];2))" office:value-type="float" office:value="688.879532819824" calcext:value-type="float">
            <text:p>688.879532819824</text:p>
          </table:table-cell>
        </table:table-row>
        <table:table-row table:style-name="ro1">
          <table:table-cell office:value-type="float" office:value="46.4376" calcext:value-type="float">
            <text:p>46.4376</text:p>
          </table:table-cell>
          <table:table-cell office:value-type="float" office:value="279.275" calcext:value-type="float">
            <text:p>279.275</text:p>
          </table:table-cell>
          <table:table-cell office:value-type="float" office:value="40.6385" calcext:value-type="float">
            <text:p>40.6385</text:p>
          </table:table-cell>
          <table:table-cell office:value-type="float" office:value="46.3663" calcext:value-type="float">
            <text:p>46.3663</text:p>
          </table:table-cell>
          <table:table-cell office:value-type="float" office:value="266.14" calcext:value-type="float">
            <text:p>266.14</text:p>
          </table:table-cell>
          <table:table-cell office:value-type="float" office:value="40.3342" calcext:value-type="float">
            <text:p>40.3342</text:p>
          </table:table-cell>
          <table:table-cell/>
          <table:table-cell table:formula="of:=([.D787]-[.A787])/0.0166667" office:value-type="float" office:value="-4.27799144401716" calcext:value-type="float">
            <text:p>-4.27799144401716</text:p>
          </table:table-cell>
          <table:table-cell table:formula="of:=ABS([.E787]-[.B787])/0.0166667" office:value-type="float" office:value="788.098423803152" calcext:value-type="float">
            <text:p>788.098423803152</text:p>
          </table:table-cell>
          <table:table-cell table:formula="of:=([.F787]-[.C787])/0.0166667" office:value-type="float" office:value="-18.2579634840729" calcext:value-type="float">
            <text:p>-18.2579634840729</text:p>
          </table:table-cell>
          <table:table-cell table:formula="of:=DEGREES(ATAN(ABS([.F787]-[.C787])/ABS([.E787]-[.B787])))" office:value-type="float" office:value="1.32714027272297" calcext:value-type="float">
            <text:p>1.32714027272297</text:p>
          </table:table-cell>
          <table:table-cell table:formula="of:=SQRT(POWER([.H787];2)+POWER([.I787];2)+POWER([.J787];2))" office:value-type="float" office:value="788.321495357315" calcext:value-type="float">
            <text:p>788.321495357315</text:p>
          </table:table-cell>
        </table:table-row>
        <table:table-row table:style-name="ro1">
          <table:table-cell office:value-type="float" office:value="44.484" calcext:value-type="float">
            <text:p>44.484</text:p>
          </table:table-cell>
          <table:table-cell office:value-type="float" office:value="282.764" calcext:value-type="float">
            <text:p>282.764</text:p>
          </table:table-cell>
          <table:table-cell office:value-type="float" office:value="41.1024" calcext:value-type="float">
            <text:p>41.1024</text:p>
          </table:table-cell>
          <table:table-cell office:value-type="float" office:value="44.9552" calcext:value-type="float">
            <text:p>44.9552</text:p>
          </table:table-cell>
          <table:table-cell office:value-type="float" office:value="269.556" calcext:value-type="float">
            <text:p>269.556</text:p>
          </table:table-cell>
          <table:table-cell office:value-type="float" office:value="40.7601" calcext:value-type="float">
            <text:p>40.7601</text:p>
          </table:table-cell>
          <table:table-cell/>
          <table:table-cell table:formula="of:=([.D788]-[.A788])/0.0166667" office:value-type="float" office:value="28.2719434561128" calcext:value-type="float">
            <text:p>28.2719434561128</text:p>
          </table:table-cell>
          <table:table-cell table:formula="of:=ABS([.E788]-[.B788])/0.0166667" office:value-type="float" office:value="792.478415043172" calcext:value-type="float">
            <text:p>792.478415043172</text:p>
          </table:table-cell>
          <table:table-cell table:formula="of:=([.F788]-[.C788])/0.0166667" office:value-type="float" office:value="-20.5379589240822" calcext:value-type="float">
            <text:p>-20.5379589240822</text:p>
          </table:table-cell>
          <table:table-cell table:formula="of:=DEGREES(ATAN(ABS([.F788]-[.C788])/ABS([.E788]-[.B788])))" office:value-type="float" office:value="1.48455150306387" calcext:value-type="float">
            <text:p>1.48455150306387</text:p>
          </table:table-cell>
          <table:table-cell table:formula="of:=SQRT(POWER([.H788];2)+POWER([.I788];2)+POWER([.J788];2))" office:value-type="float" office:value="793.248478632572" calcext:value-type="float">
            <text:p>793.248478632572</text:p>
          </table:table-cell>
        </table:table-row>
        <table:table-row table:style-name="ro1">
          <table:table-cell office:value-type="float" office:value="44.1267" calcext:value-type="float">
            <text:p>44.1267</text:p>
          </table:table-cell>
          <table:table-cell office:value-type="float" office:value="284.212" calcext:value-type="float">
            <text:p>284.212</text:p>
          </table:table-cell>
          <table:table-cell office:value-type="float" office:value="40.3658" calcext:value-type="float">
            <text:p>40.3658</text:p>
          </table:table-cell>
          <table:table-cell office:value-type="float" office:value="44.0261" calcext:value-type="float">
            <text:p>44.0261</text:p>
          </table:table-cell>
          <table:table-cell office:value-type="float" office:value="272.161" calcext:value-type="float">
            <text:p>272.161</text:p>
          </table:table-cell>
          <table:table-cell office:value-type="float" office:value="39.5921" calcext:value-type="float">
            <text:p>39.5921</text:p>
          </table:table-cell>
          <table:table-cell/>
          <table:table-cell table:formula="of:=([.D789]-[.A789])/0.0166667" office:value-type="float" office:value="-6.03598792802415" calcext:value-type="float">
            <text:p>-6.03598792802415</text:p>
          </table:table-cell>
          <table:table-cell table:formula="of:=ABS([.E789]-[.B789])/0.0166667" office:value-type="float" office:value="723.058553882892" calcext:value-type="float">
            <text:p>723.058553882892</text:p>
          </table:table-cell>
          <table:table-cell table:formula="of:=([.F789]-[.C789])/0.0166667" office:value-type="float" office:value="-46.4219071561856" calcext:value-type="float">
            <text:p>-46.4219071561856</text:p>
          </table:table-cell>
          <table:table-cell table:formula="of:=DEGREES(ATAN(ABS([.F789]-[.C789])/ABS([.E789]-[.B789])))" office:value-type="float" office:value="3.6734700016369" calcext:value-type="float">
            <text:p>3.6734700016369</text:p>
          </table:table-cell>
          <table:table-cell table:formula="of:=SQRT(POWER([.H789];2)+POWER([.I789];2)+POWER([.J789];2))" office:value-type="float" office:value="724.57235591589" calcext:value-type="float">
            <text:p>724.57235591589</text:p>
          </table:table-cell>
        </table:table-row>
        <table:table-row table:style-name="ro1">
          <table:table-cell office:value-type="float" office:value="43.6775" calcext:value-type="float">
            <text:p>43.6775</text:p>
          </table:table-cell>
          <table:table-cell office:value-type="float" office:value="282.826" calcext:value-type="float">
            <text:p>282.826</text:p>
          </table:table-cell>
          <table:table-cell office:value-type="float" office:value="39.835" calcext:value-type="float">
            <text:p>39.835</text:p>
          </table:table-cell>
          <table:table-cell office:value-type="float" office:value="44.0013" calcext:value-type="float">
            <text:p>44.0013</text:p>
          </table:table-cell>
          <table:table-cell office:value-type="float" office:value="268.229" calcext:value-type="float">
            <text:p>268.229</text:p>
          </table:table-cell>
          <table:table-cell office:value-type="float" office:value="39.5141" calcext:value-type="float">
            <text:p>39.5141</text:p>
          </table:table-cell>
          <table:table-cell/>
          <table:table-cell table:formula="of:=([.D790]-[.A790])/0.0166667" office:value-type="float" office:value="19.4279611440776" calcext:value-type="float">
            <text:p>19.4279611440776</text:p>
          </table:table-cell>
          <table:table-cell table:formula="of:=ABS([.E790]-[.B790])/0.0166667" office:value-type="float" office:value="875.818248363506" calcext:value-type="float">
            <text:p>875.818248363506</text:p>
          </table:table-cell>
          <table:table-cell table:formula="of:=([.F790]-[.C790])/0.0166667" office:value-type="float" office:value="-19.2539614920771" calcext:value-type="float">
            <text:p>-19.2539614920771</text:p>
          </table:table-cell>
          <table:table-cell table:formula="of:=DEGREES(ATAN(ABS([.F790]-[.C790])/ABS([.E790]-[.B790])))" office:value-type="float" office:value="1.25938579956401" calcext:value-type="float">
            <text:p>1.25938579956401</text:p>
          </table:table-cell>
          <table:table-cell table:formula="of:=SQRT(POWER([.H790];2)+POWER([.I790];2)+POWER([.J790];2))" office:value-type="float" office:value="876.245265250474" calcext:value-type="float">
            <text:p>876.245265250474</text:p>
          </table:table-cell>
        </table:table-row>
        <table:table-row table:style-name="ro1">
          <table:table-cell office:value-type="float" office:value="44.0413" calcext:value-type="float">
            <text:p>44.0413</text:p>
          </table:table-cell>
          <table:table-cell office:value-type="float" office:value="276.202" calcext:value-type="float">
            <text:p>276.202</text:p>
          </table:table-cell>
          <table:table-cell office:value-type="float" office:value="39.4141" calcext:value-type="float">
            <text:p>39.4141</text:p>
          </table:table-cell>
          <table:table-cell office:value-type="float" office:value="44.1112" calcext:value-type="float">
            <text:p>44.1112</text:p>
          </table:table-cell>
          <table:table-cell office:value-type="float" office:value="261.897" calcext:value-type="float">
            <text:p>261.897</text:p>
          </table:table-cell>
          <table:table-cell office:value-type="float" office:value="39.1282" calcext:value-type="float">
            <text:p>39.1282</text:p>
          </table:table-cell>
          <table:table-cell/>
          <table:table-cell table:formula="of:=([.D791]-[.A791])/0.0166667" office:value-type="float" office:value="4.19399161201659" calcext:value-type="float">
            <text:p>4.19399161201659</text:p>
          </table:table-cell>
          <table:table-cell table:formula="of:=ABS([.E791]-[.B791])/0.0166667" office:value-type="float" office:value="858.298283403434" calcext:value-type="float">
            <text:p>858.298283403434</text:p>
          </table:table-cell>
          <table:table-cell table:formula="of:=([.F791]-[.C791])/0.0166667" office:value-type="float" office:value="-17.1539656920685" calcext:value-type="float">
            <text:p>-17.1539656920685</text:p>
          </table:table-cell>
          <table:table-cell table:formula="of:=DEGREES(ATAN(ABS([.F791]-[.C791])/ABS([.E791]-[.B791])))" office:value-type="float" office:value="1.14496209876413" calcext:value-type="float">
            <text:p>1.14496209876413</text:p>
          </table:table-cell>
          <table:table-cell table:formula="of:=SQRT(POWER([.H791];2)+POWER([.I791];2)+POWER([.J791];2))" office:value-type="float" office:value="858.479930690221" calcext:value-type="float">
            <text:p>858.479930690221</text:p>
          </table:table-cell>
        </table:table-row>
        <table:table-row table:style-name="ro1">
          <table:table-cell office:value-type="float" office:value="44.4631" calcext:value-type="float">
            <text:p>44.4631</text:p>
          </table:table-cell>
          <table:table-cell office:value-type="float" office:value="282.87" calcext:value-type="float">
            <text:p>282.87</text:p>
          </table:table-cell>
          <table:table-cell office:value-type="float" office:value="40.5796" calcext:value-type="float">
            <text:p>40.5796</text:p>
          </table:table-cell>
          <table:table-cell office:value-type="float" office:value="44.3548" calcext:value-type="float">
            <text:p>44.3548</text:p>
          </table:table-cell>
          <table:table-cell office:value-type="float" office:value="270.886" calcext:value-type="float">
            <text:p>270.886</text:p>
          </table:table-cell>
          <table:table-cell office:value-type="float" office:value="39.803" calcext:value-type="float">
            <text:p>39.803</text:p>
          </table:table-cell>
          <table:table-cell/>
          <table:table-cell table:formula="of:=([.D792]-[.A792])/0.0166667" office:value-type="float" office:value="-6.49798700402598" calcext:value-type="float">
            <text:p>-6.49798700402598</text:p>
          </table:table-cell>
          <table:table-cell table:formula="of:=ABS([.E792]-[.B792])/0.0166667" office:value-type="float" office:value="719.038561922875" calcext:value-type="float">
            <text:p>719.038561922875</text:p>
          </table:table-cell>
          <table:table-cell table:formula="of:=([.F792]-[.C792])/0.0166667" office:value-type="float" office:value="-46.5959068081865" calcext:value-type="float">
            <text:p>-46.5959068081865</text:p>
          </table:table-cell>
          <table:table-cell table:formula="of:=DEGREES(ATAN(ABS([.F792]-[.C792])/ABS([.E792]-[.B792])))" office:value-type="float" office:value="3.70775808684195" calcext:value-type="float">
            <text:p>3.70775808684195</text:p>
          </table:table-cell>
          <table:table-cell table:formula="of:=SQRT(POWER([.H792];2)+POWER([.I792];2)+POWER([.J792];2))" office:value-type="float" office:value="720.576058371702" calcext:value-type="float">
            <text:p>720.576058371702</text:p>
          </table:table-cell>
        </table:table-row>
        <table:table-row table:style-name="ro1">
          <table:table-cell office:value-type="float" office:value="43.2081" calcext:value-type="float">
            <text:p>43.2081</text:p>
          </table:table-cell>
          <table:table-cell office:value-type="float" office:value="282.528" calcext:value-type="float">
            <text:p>282.528</text:p>
          </table:table-cell>
          <table:table-cell office:value-type="float" office:value="40.648" calcext:value-type="float">
            <text:p>40.648</text:p>
          </table:table-cell>
          <table:table-cell office:value-type="float" office:value="42.6536" calcext:value-type="float">
            <text:p>42.6536</text:p>
          </table:table-cell>
          <table:table-cell office:value-type="float" office:value="270.349" calcext:value-type="float">
            <text:p>270.349</text:p>
          </table:table-cell>
          <table:table-cell office:value-type="float" office:value="40.1582" calcext:value-type="float">
            <text:p>40.1582</text:p>
          </table:table-cell>
          <table:table-cell/>
          <table:table-cell table:formula="of:=([.D793]-[.A793])/0.0166667" office:value-type="float" office:value="-33.2699334601333" calcext:value-type="float">
            <text:p>-33.2699334601333</text:p>
          </table:table-cell>
          <table:table-cell table:formula="of:=ABS([.E793]-[.B793])/0.0166667" office:value-type="float" office:value="730.738538522925" calcext:value-type="float">
            <text:p>730.738538522925</text:p>
          </table:table-cell>
          <table:table-cell table:formula="of:=([.F793]-[.C793])/0.0166667" office:value-type="float" office:value="-29.3879412241177" calcext:value-type="float">
            <text:p>-29.3879412241177</text:p>
          </table:table-cell>
          <table:table-cell table:formula="of:=DEGREES(ATAN(ABS([.F793]-[.C793])/ABS([.E793]-[.B793])))" office:value-type="float" office:value="2.30300990448759" calcext:value-type="float">
            <text:p>2.30300990448759</text:p>
          </table:table-cell>
          <table:table-cell table:formula="of:=SQRT(POWER([.H793];2)+POWER([.I793];2)+POWER([.J793];2))" office:value-type="float" office:value="732.085617427671" calcext:value-type="float">
            <text:p>732.085617427671</text:p>
          </table:table-cell>
        </table:table-row>
        <table:table-row table:style-name="ro1">
          <table:table-cell office:value-type="float" office:value="42.4881" calcext:value-type="float">
            <text:p>42.4881</text:p>
          </table:table-cell>
          <table:table-cell office:value-type="float" office:value="278.019" calcext:value-type="float">
            <text:p>278.019</text:p>
          </table:table-cell>
          <table:table-cell office:value-type="float" office:value="41.6357" calcext:value-type="float">
            <text:p>41.6357</text:p>
          </table:table-cell>
          <table:table-cell office:value-type="float" office:value="41.548" calcext:value-type="float">
            <text:p>41.548</text:p>
          </table:table-cell>
          <table:table-cell office:value-type="float" office:value="268.556" calcext:value-type="float">
            <text:p>268.556</text:p>
          </table:table-cell>
          <table:table-cell office:value-type="float" office:value="40.9621" calcext:value-type="float">
            <text:p>40.9621</text:p>
          </table:table-cell>
          <table:table-cell/>
          <table:table-cell table:formula="of:=([.D794]-[.A794])/0.0166667" office:value-type="float" office:value="-56.4058871882257" calcext:value-type="float">
            <text:p>-56.4058871882257</text:p>
          </table:table-cell>
          <table:table-cell table:formula="of:=ABS([.E794]-[.B794])/0.0166667" office:value-type="float" office:value="567.778864442272" calcext:value-type="float">
            <text:p>567.778864442272</text:p>
          </table:table-cell>
          <table:table-cell table:formula="of:=([.F794]-[.C794])/0.0166667" office:value-type="float" office:value="-40.4159191681617" calcext:value-type="float">
            <text:p>-40.4159191681617</text:p>
          </table:table-cell>
          <table:table-cell table:formula="of:=DEGREES(ATAN(ABS([.F794]-[.C794])/ABS([.E794]-[.B794])))" office:value-type="float" office:value="4.07158926348434" calcext:value-type="float">
            <text:p>4.07158926348434</text:p>
          </table:table-cell>
          <table:table-cell table:formula="of:=SQRT(POWER([.H794];2)+POWER([.I794];2)+POWER([.J794];2))" office:value-type="float" office:value="572.003417419035" calcext:value-type="float">
            <text:p>572.003417419035</text:p>
          </table:table-cell>
        </table:table-row>
        <table:table-row table:style-name="ro1">
          <table:table-cell office:value-type="float" office:value="43.6339" calcext:value-type="float">
            <text:p>43.6339</text:p>
          </table:table-cell>
          <table:table-cell office:value-type="float" office:value="284.02" calcext:value-type="float">
            <text:p>284.02</text:p>
          </table:table-cell>
          <table:table-cell office:value-type="float" office:value="40.6557" calcext:value-type="float">
            <text:p>40.6557</text:p>
          </table:table-cell>
          <table:table-cell office:value-type="float" office:value="43.3967" calcext:value-type="float">
            <text:p>43.3967</text:p>
          </table:table-cell>
          <table:table-cell office:value-type="float" office:value="270.518" calcext:value-type="float">
            <text:p>270.518</text:p>
          </table:table-cell>
          <table:table-cell office:value-type="float" office:value="40.3693" calcext:value-type="float">
            <text:p>40.3693</text:p>
          </table:table-cell>
          <table:table-cell/>
          <table:table-cell table:formula="of:=([.D795]-[.A795])/0.0166667" office:value-type="float" office:value="-14.2319715360566" calcext:value-type="float">
            <text:p>-14.2319715360566</text:p>
          </table:table-cell>
          <table:table-cell table:formula="of:=ABS([.E795]-[.B795])/0.0166667" office:value-type="float" office:value="810.118379763241" calcext:value-type="float">
            <text:p>810.118379763241</text:p>
          </table:table-cell>
          <table:table-cell table:formula="of:=([.F795]-[.C795])/0.0166667" office:value-type="float" office:value="-17.1839656320688" calcext:value-type="float">
            <text:p>-17.1839656320688</text:p>
          </table:table-cell>
          <table:table-cell table:formula="of:=DEGREES(ATAN(ABS([.F795]-[.C795])/ABS([.E795]-[.B795])))" office:value-type="float" office:value="1.21515707638419" calcext:value-type="float">
            <text:p>1.21515707638419</text:p>
          </table:table-cell>
          <table:table-cell table:formula="of:=SQRT(POWER([.H795];2)+POWER([.I795];2)+POWER([.J795];2))" office:value-type="float" office:value="810.425583825477" calcext:value-type="float">
            <text:p>810.425583825477</text:p>
          </table:table-cell>
        </table:table-row>
        <table:table-row table:style-name="ro1">
          <table:table-cell office:value-type="float" office:value="43.4378" calcext:value-type="float">
            <text:p>43.4378</text:p>
          </table:table-cell>
          <table:table-cell office:value-type="float" office:value="274.387" calcext:value-type="float">
            <text:p>274.387</text:p>
          </table:table-cell>
          <table:table-cell office:value-type="float" office:value="40.9686" calcext:value-type="float">
            <text:p>40.9686</text:p>
          </table:table-cell>
          <table:table-cell office:value-type="float" office:value="42.7168" calcext:value-type="float">
            <text:p>42.7168</text:p>
          </table:table-cell>
          <table:table-cell office:value-type="float" office:value="265.174" calcext:value-type="float">
            <text:p>265.174</text:p>
          </table:table-cell>
          <table:table-cell office:value-type="float" office:value="40.0459" calcext:value-type="float">
            <text:p>40.0459</text:p>
          </table:table-cell>
          <table:table-cell/>
          <table:table-cell table:formula="of:=([.D796]-[.A796])/0.0166667" office:value-type="float" office:value="-43.2599134801733" calcext:value-type="float">
            <text:p>-43.2599134801733</text:p>
          </table:table-cell>
          <table:table-cell table:formula="of:=ABS([.E796]-[.B796])/0.0166667" office:value-type="float" office:value="552.778894442212" calcext:value-type="float">
            <text:p>552.778894442212</text:p>
          </table:table-cell>
          <table:table-cell table:formula="of:=([.F796]-[.C796])/0.0166667" office:value-type="float" office:value="-55.3618892762214" calcext:value-type="float">
            <text:p>-55.3618892762214</text:p>
          </table:table-cell>
          <table:table-cell table:formula="of:=DEGREES(ATAN(ABS([.F796]-[.C796])/ABS([.E796]-[.B796])))" office:value-type="float" office:value="5.71921342371518" calcext:value-type="float">
            <text:p>5.71921342371518</text:p>
          </table:table-cell>
          <table:table-cell table:formula="of:=SQRT(POWER([.H796];2)+POWER([.I796];2)+POWER([.J796];2))" office:value-type="float" office:value="557.226044832166" calcext:value-type="float">
            <text:p>557.226044832166</text:p>
          </table:table-cell>
        </table:table-row>
        <table:table-row table:style-name="ro1">
          <table:table-cell office:value-type="float" office:value="42.2974" calcext:value-type="float">
            <text:p>42.2974</text:p>
          </table:table-cell>
          <table:table-cell office:value-type="float" office:value="285.027" calcext:value-type="float">
            <text:p>285.027</text:p>
          </table:table-cell>
          <table:table-cell office:value-type="float" office:value="40.7614" calcext:value-type="float">
            <text:p>40.7614</text:p>
          </table:table-cell>
          <table:table-cell office:value-type="float" office:value="41.7631" calcext:value-type="float">
            <text:p>41.7631</text:p>
          </table:table-cell>
          <table:table-cell office:value-type="float" office:value="272.721" calcext:value-type="float">
            <text:p>272.721</text:p>
          </table:table-cell>
          <table:table-cell office:value-type="float" office:value="40.2671" calcext:value-type="float">
            <text:p>40.2671</text:p>
          </table:table-cell>
          <table:table-cell/>
          <table:table-cell table:formula="of:=([.D797]-[.A797])/0.0166667" office:value-type="float" office:value="-32.0579358841283" calcext:value-type="float">
            <text:p>-32.0579358841283</text:p>
          </table:table-cell>
          <table:table-cell table:formula="of:=ABS([.E797]-[.B797])/0.0166667" office:value-type="float" office:value="738.358523282952" calcext:value-type="float">
            <text:p>738.358523282952</text:p>
          </table:table-cell>
          <table:table-cell table:formula="of:=([.F797]-[.C797])/0.0166667" office:value-type="float" office:value="-29.6579406841188" calcext:value-type="float">
            <text:p>-29.6579406841188</text:p>
          </table:table-cell>
          <table:table-cell table:formula="of:=DEGREES(ATAN(ABS([.F797]-[.C797])/ABS([.E797]-[.B797])))" office:value-type="float" office:value="2.30018585701334" calcext:value-type="float">
            <text:p>2.30018585701334</text:p>
          </table:table-cell>
          <table:table-cell table:formula="of:=SQRT(POWER([.H797];2)+POWER([.I797];2)+POWER([.J797];2))" office:value-type="float" office:value="739.648979992101" calcext:value-type="float">
            <text:p>739.648979992101</text:p>
          </table:table-cell>
        </table:table-row>
        <table:table-row table:style-name="ro1">
          <table:table-cell office:value-type="float" office:value="41.9588" calcext:value-type="float">
            <text:p>41.9588</text:p>
          </table:table-cell>
          <table:table-cell office:value-type="float" office:value="278.031" calcext:value-type="float">
            <text:p>278.031</text:p>
          </table:table-cell>
          <table:table-cell office:value-type="float" office:value="40.8878" calcext:value-type="float">
            <text:p>40.8878</text:p>
          </table:table-cell>
          <table:table-cell office:value-type="float" office:value="41.3525" calcext:value-type="float">
            <text:p>41.3525</text:p>
          </table:table-cell>
          <table:table-cell office:value-type="float" office:value="267.34" calcext:value-type="float">
            <text:p>267.34</text:p>
          </table:table-cell>
          <table:table-cell office:value-type="float" office:value="40.1844" calcext:value-type="float">
            <text:p>40.1844</text:p>
          </table:table-cell>
          <table:table-cell/>
          <table:table-cell table:formula="of:=([.D798]-[.A798])/0.0166667" office:value-type="float" office:value="-36.3779272441454" calcext:value-type="float">
            <text:p>-36.3779272441454</text:p>
          </table:table-cell>
          <table:table-cell table:formula="of:=ABS([.E798]-[.B798])/0.0166667" office:value-type="float" office:value="641.458717082568" calcext:value-type="float">
            <text:p>641.458717082568</text:p>
          </table:table-cell>
          <table:table-cell table:formula="of:=([.F798]-[.C798])/0.0166667" office:value-type="float" office:value="-42.2039155921689" calcext:value-type="float">
            <text:p>-42.2039155921689</text:p>
          </table:table-cell>
          <table:table-cell table:formula="of:=DEGREES(ATAN(ABS([.F798]-[.C798])/ABS([.E798]-[.B798])))" office:value-type="float" office:value="3.76427358766613" calcext:value-type="float">
            <text:p>3.76427358766613</text:p>
          </table:table-cell>
          <table:table-cell table:formula="of:=SQRT(POWER([.H798];2)+POWER([.I798];2)+POWER([.J798];2))" office:value-type="float" office:value="643.874063620445" calcext:value-type="float">
            <text:p>643.874063620445</text:p>
          </table:table-cell>
        </table:table-row>
        <table:table-row table:style-name="ro1">
          <table:table-cell office:value-type="float" office:value="42.7399" calcext:value-type="float">
            <text:p>42.7399</text:p>
          </table:table-cell>
          <table:table-cell office:value-type="float" office:value="282.229" calcext:value-type="float">
            <text:p>282.229</text:p>
          </table:table-cell>
          <table:table-cell office:value-type="float" office:value="41.4591" calcext:value-type="float">
            <text:p>41.4591</text:p>
          </table:table-cell>
          <table:table-cell office:value-type="float" office:value="43.2703" calcext:value-type="float">
            <text:p>43.2703</text:p>
          </table:table-cell>
          <table:table-cell office:value-type="float" office:value="268.969" calcext:value-type="float">
            <text:p>268.969</text:p>
          </table:table-cell>
          <table:table-cell office:value-type="float" office:value="41.3675" calcext:value-type="float">
            <text:p>41.3675</text:p>
          </table:table-cell>
          <table:table-cell/>
          <table:table-cell table:formula="of:=([.D799]-[.A799])/0.0166667" office:value-type="float" office:value="31.8239363521273" calcext:value-type="float">
            <text:p>31.8239363521273</text:p>
          </table:table-cell>
          <table:table-cell table:formula="of:=ABS([.E799]-[.B799])/0.0166667" office:value-type="float" office:value="795.598408803182" calcext:value-type="float">
            <text:p>795.598408803182</text:p>
          </table:table-cell>
          <table:table-cell table:formula="of:=([.F799]-[.C799])/0.0166667" office:value-type="float" office:value="-5.49598900802197" calcext:value-type="float">
            <text:p>-5.49598900802197</text:p>
          </table:table-cell>
          <table:table-cell table:formula="of:=DEGREES(ATAN(ABS([.F799]-[.C799])/ABS([.E799]-[.B799])))" office:value-type="float" office:value="0.39579260348936" calcext:value-type="float">
            <text:p>0.39579260348936</text:p>
          </table:table-cell>
          <table:table-cell table:formula="of:=SQRT(POWER([.H799];2)+POWER([.I799];2)+POWER([.J799];2))" office:value-type="float" office:value="796.253600877431" calcext:value-type="float">
            <text:p>796.253600877431</text:p>
          </table:table-cell>
        </table:table-row>
        <table:table-row table:style-name="ro1">
          <table:table-cell office:value-type="float" office:value="43.3272" calcext:value-type="float">
            <text:p>43.3272</text:p>
          </table:table-cell>
          <table:table-cell office:value-type="float" office:value="285.202" calcext:value-type="float">
            <text:p>285.202</text:p>
          </table:table-cell>
          <table:table-cell office:value-type="float" office:value="41.2307" calcext:value-type="float">
            <text:p>41.2307</text:p>
          </table:table-cell>
          <table:table-cell office:value-type="float" office:value="44.4861" calcext:value-type="float">
            <text:p>44.4861</text:p>
          </table:table-cell>
          <table:table-cell office:value-type="float" office:value="273.408" calcext:value-type="float">
            <text:p>273.408</text:p>
          </table:table-cell>
          <table:table-cell office:value-type="float" office:value="40.6217" calcext:value-type="float">
            <text:p>40.6217</text:p>
          </table:table-cell>
          <table:table-cell/>
          <table:table-cell table:formula="of:=([.D800]-[.A800])/0.0166667" office:value-type="float" office:value="69.5338609322783" calcext:value-type="float">
            <text:p>69.5338609322783</text:p>
          </table:table-cell>
          <table:table-cell table:formula="of:=ABS([.E800]-[.B800])/0.0166667" office:value-type="float" office:value="707.63858472283" calcext:value-type="float">
            <text:p>707.63858472283</text:p>
          </table:table-cell>
          <table:table-cell table:formula="of:=([.F800]-[.C800])/0.0166667" office:value-type="float" office:value="-36.5399269201463" calcext:value-type="float">
            <text:p>-36.5399269201463</text:p>
          </table:table-cell>
          <table:table-cell table:formula="of:=DEGREES(ATAN(ABS([.F800]-[.C800])/ABS([.E800]-[.B800])))" office:value-type="float" office:value="2.95592395743577" calcext:value-type="float">
            <text:p>2.95592395743577</text:p>
          </table:table-cell>
          <table:table-cell table:formula="of:=SQRT(POWER([.H800];2)+POWER([.I800];2)+POWER([.J800];2))" office:value-type="float" office:value="711.984894968993" calcext:value-type="float">
            <text:p>711.984894968993</text:p>
          </table:table-cell>
        </table:table-row>
        <table:table-row table:style-name="ro1">
          <table:table-cell office:value-type="float" office:value="41.9862" calcext:value-type="float">
            <text:p>41.9862</text:p>
          </table:table-cell>
          <table:table-cell office:value-type="float" office:value="290.475" calcext:value-type="float">
            <text:p>290.475</text:p>
          </table:table-cell>
          <table:table-cell office:value-type="float" office:value="41.1733" calcext:value-type="float">
            <text:p>41.1733</text:p>
          </table:table-cell>
          <table:table-cell office:value-type="float" office:value="42.9515" calcext:value-type="float">
            <text:p>42.9515</text:p>
          </table:table-cell>
          <table:table-cell office:value-type="float" office:value="278.313" calcext:value-type="float">
            <text:p>278.313</text:p>
          </table:table-cell>
          <table:table-cell office:value-type="float" office:value="40.8313" calcext:value-type="float">
            <text:p>40.8313</text:p>
          </table:table-cell>
          <table:table-cell/>
          <table:table-cell table:formula="of:=([.D801]-[.A801])/0.0166667" office:value-type="float" office:value="57.9178841642321" calcext:value-type="float">
            <text:p>57.9178841642321</text:p>
          </table:table-cell>
          <table:table-cell table:formula="of:=ABS([.E801]-[.B801])/0.0166667" office:value-type="float" office:value="729.718540562921" calcext:value-type="float">
            <text:p>729.718540562921</text:p>
          </table:table-cell>
          <table:table-cell table:formula="of:=([.F801]-[.C801])/0.0166667" office:value-type="float" office:value="-20.519958960082" calcext:value-type="float">
            <text:p>-20.519958960082</text:p>
          </table:table-cell>
          <table:table-cell table:formula="of:=DEGREES(ATAN(ABS([.F801]-[.C801])/ABS([.E801]-[.B801])))" office:value-type="float" office:value="1.61075432084435" calcext:value-type="float">
            <text:p>1.61075432084435</text:p>
          </table:table-cell>
          <table:table-cell table:formula="of:=SQRT(POWER([.H801];2)+POWER([.I801];2)+POWER([.J801];2))" office:value-type="float" office:value="732.300961670176" calcext:value-type="float">
            <text:p>732.300961670176</text:p>
          </table:table-cell>
        </table:table-row>
        <table:table-row table:style-name="ro1">
          <table:table-cell office:value-type="float" office:value="43.8063" calcext:value-type="float">
            <text:p>43.8063</text:p>
          </table:table-cell>
          <table:table-cell office:value-type="float" office:value="281.218" calcext:value-type="float">
            <text:p>281.218</text:p>
          </table:table-cell>
          <table:table-cell office:value-type="float" office:value="41.1058" calcext:value-type="float">
            <text:p>41.1058</text:p>
          </table:table-cell>
          <table:table-cell office:value-type="float" office:value="45.7463" calcext:value-type="float">
            <text:p>45.7463</text:p>
          </table:table-cell>
          <table:table-cell office:value-type="float" office:value="268.531" calcext:value-type="float">
            <text:p>268.531</text:p>
          </table:table-cell>
          <table:table-cell office:value-type="float" office:value="40.4302" calcext:value-type="float">
            <text:p>40.4302</text:p>
          </table:table-cell>
          <table:table-cell/>
          <table:table-cell table:formula="of:=([.D802]-[.A802])/0.0166667" office:value-type="float" office:value="116.399767200465" calcext:value-type="float">
            <text:p>116.399767200465</text:p>
          </table:table-cell>
          <table:table-cell table:formula="of:=ABS([.E802]-[.B802])/0.0166667" office:value-type="float" office:value="761.218477563046" calcext:value-type="float">
            <text:p>761.218477563046</text:p>
          </table:table-cell>
          <table:table-cell table:formula="of:=([.F802]-[.C802])/0.0166667" office:value-type="float" office:value="-40.5359189281623" calcext:value-type="float">
            <text:p>-40.5359189281623</text:p>
          </table:table-cell>
          <table:table-cell table:formula="of:=DEGREES(ATAN(ABS([.F802]-[.C802])/ABS([.E802]-[.B802])))" office:value-type="float" office:value="3.0481990705819" calcext:value-type="float">
            <text:p>3.0481990705819</text:p>
          </table:table-cell>
          <table:table-cell table:formula="of:=SQRT(POWER([.H802];2)+POWER([.I802];2)+POWER([.J802];2))" office:value-type="float" office:value="771.132697472409" calcext:value-type="float">
            <text:p>771.132697472409</text:p>
          </table:table-cell>
        </table:table-row>
        <table:table-row table:style-name="ro1">
          <table:table-cell office:value-type="float" office:value="42.6589" calcext:value-type="float">
            <text:p>42.6589</text:p>
          </table:table-cell>
          <table:table-cell office:value-type="float" office:value="292.15" calcext:value-type="float">
            <text:p>292.15</text:p>
          </table:table-cell>
          <table:table-cell office:value-type="float" office:value="40.9017" calcext:value-type="float">
            <text:p>40.9017</text:p>
          </table:table-cell>
          <table:table-cell office:value-type="float" office:value="44.5879" calcext:value-type="float">
            <text:p>44.5879</text:p>
          </table:table-cell>
          <table:table-cell office:value-type="float" office:value="280.3" calcext:value-type="float">
            <text:p>280.3</text:p>
          </table:table-cell>
          <table:table-cell office:value-type="float" office:value="39.9865" calcext:value-type="float">
            <text:p>39.9865</text:p>
          </table:table-cell>
          <table:table-cell/>
          <table:table-cell table:formula="of:=([.D803]-[.A803])/0.0166667" office:value-type="float" office:value="115.739768520463" calcext:value-type="float">
            <text:p>115.739768520463</text:p>
          </table:table-cell>
          <table:table-cell table:formula="of:=ABS([.E803]-[.B803])/0.0166667" office:value-type="float" office:value="710.998578002842" calcext:value-type="float">
            <text:p>710.998578002842</text:p>
          </table:table-cell>
          <table:table-cell table:formula="of:=([.F803]-[.C803])/0.0166667" office:value-type="float" office:value="-54.9118901762196" calcext:value-type="float">
            <text:p>-54.9118901762196</text:p>
          </table:table-cell>
          <table:table-cell table:formula="of:=DEGREES(ATAN(ABS([.F803]-[.C803])/ABS([.E803]-[.B803])))" office:value-type="float" office:value="4.41630465483221" calcext:value-type="float">
            <text:p>4.41630465483221</text:p>
          </table:table-cell>
          <table:table-cell table:formula="of:=SQRT(POWER([.H803];2)+POWER([.I803];2)+POWER([.J803];2))" office:value-type="float" office:value="722.44722134005" calcext:value-type="float">
            <text:p>722.44722134005</text:p>
          </table:table-cell>
        </table:table-row>
        <table:table-row table:style-name="ro1">
          <table:table-cell office:value-type="float" office:value="44.7105" calcext:value-type="float">
            <text:p>44.7105</text:p>
          </table:table-cell>
          <table:table-cell office:value-type="float" office:value="278.739" calcext:value-type="float">
            <text:p>278.739</text:p>
          </table:table-cell>
          <table:table-cell office:value-type="float" office:value="41.2456" calcext:value-type="float">
            <text:p>41.2456</text:p>
          </table:table-cell>
          <table:table-cell office:value-type="float" office:value="46.4406" calcext:value-type="float">
            <text:p>46.4406</text:p>
          </table:table-cell>
          <table:table-cell office:value-type="float" office:value="264.855" calcext:value-type="float">
            <text:p>264.855</text:p>
          </table:table-cell>
          <table:table-cell office:value-type="float" office:value="40.5499" calcext:value-type="float">
            <text:p>40.5499</text:p>
          </table:table-cell>
          <table:table-cell/>
          <table:table-cell table:formula="of:=([.D804]-[.A804])/0.0166667" office:value-type="float" office:value="103.805792388415" calcext:value-type="float">
            <text:p>103.805792388415</text:p>
          </table:table-cell>
          <table:table-cell table:formula="of:=ABS([.E804]-[.B804])/0.0166667" office:value-type="float" office:value="833.03833392333" calcext:value-type="float">
            <text:p>833.03833392333</text:p>
          </table:table-cell>
          <table:table-cell table:formula="of:=([.F804]-[.C804])/0.0166667" office:value-type="float" office:value="-41.7419165161671" calcext:value-type="float">
            <text:p>-41.7419165161671</text:p>
          </table:table-cell>
          <table:table-cell table:formula="of:=DEGREES(ATAN(ABS([.F804]-[.C804])/ABS([.E804]-[.B804])))" office:value-type="float" office:value="2.86857987921093" calcext:value-type="float">
            <text:p>2.86857987921093</text:p>
          </table:table-cell>
          <table:table-cell table:formula="of:=SQRT(POWER([.H804];2)+POWER([.I804];2)+POWER([.J804];2))" office:value-type="float" office:value="840.518230565873" calcext:value-type="float">
            <text:p>840.518230565873</text:p>
          </table:table-cell>
        </table:table-row>
        <table:table-row table:style-name="ro1">
          <table:table-cell office:value-type="float" office:value="42.9471" calcext:value-type="float">
            <text:p>42.9471</text:p>
          </table:table-cell>
          <table:table-cell office:value-type="float" office:value="292.066" calcext:value-type="float">
            <text:p>292.066</text:p>
          </table:table-cell>
          <table:table-cell office:value-type="float" office:value="41.6839" calcext:value-type="float">
            <text:p>41.6839</text:p>
          </table:table-cell>
          <table:table-cell office:value-type="float" office:value="44.1395" calcext:value-type="float">
            <text:p>44.1395</text:p>
          </table:table-cell>
          <table:table-cell office:value-type="float" office:value="279.926" calcext:value-type="float">
            <text:p>279.926</text:p>
          </table:table-cell>
          <table:table-cell office:value-type="float" office:value="41.3108" calcext:value-type="float">
            <text:p>41.3108</text:p>
          </table:table-cell>
          <table:table-cell/>
          <table:table-cell table:formula="of:=([.D805]-[.A805])/0.0166667" office:value-type="float" office:value="71.5438569122861" calcext:value-type="float">
            <text:p>71.5438569122861</text:p>
          </table:table-cell>
          <table:table-cell table:formula="of:=ABS([.E805]-[.B805])/0.0166667" office:value-type="float" office:value="728.398543202913" calcext:value-type="float">
            <text:p>728.398543202913</text:p>
          </table:table-cell>
          <table:table-cell table:formula="of:=([.F805]-[.C805])/0.0166667" office:value-type="float" office:value="-22.3859552280896" calcext:value-type="float">
            <text:p>-22.3859552280896</text:p>
          </table:table-cell>
          <table:table-cell table:formula="of:=DEGREES(ATAN(ABS([.F805]-[.C805])/ABS([.E805]-[.B805])))" office:value-type="float" office:value="1.76032362153158" calcext:value-type="float">
            <text:p>1.76032362153158</text:p>
          </table:table-cell>
          <table:table-cell table:formula="of:=SQRT(POWER([.H805];2)+POWER([.I805];2)+POWER([.J805];2))" office:value-type="float" office:value="732.245923302742" calcext:value-type="float">
            <text:p>732.245923302742</text:p>
          </table:table-cell>
        </table:table-row>
        <table:table-row table:style-name="ro1">
          <table:table-cell office:value-type="float" office:value="46.1089" calcext:value-type="float">
            <text:p>46.1089</text:p>
          </table:table-cell>
          <table:table-cell office:value-type="float" office:value="281.59" calcext:value-type="float">
            <text:p>281.59</text:p>
          </table:table-cell>
          <table:table-cell office:value-type="float" office:value="42.2824" calcext:value-type="float">
            <text:p>42.2824</text:p>
          </table:table-cell>
          <table:table-cell office:value-type="float" office:value="46.9658" calcext:value-type="float">
            <text:p>46.9658</text:p>
          </table:table-cell>
          <table:table-cell office:value-type="float" office:value="269.842" calcext:value-type="float">
            <text:p>269.842</text:p>
          </table:table-cell>
          <table:table-cell office:value-type="float" office:value="42.1703" calcext:value-type="float">
            <text:p>42.1703</text:p>
          </table:table-cell>
          <table:table-cell/>
          <table:table-cell table:formula="of:=([.D806]-[.A806])/0.0166667" office:value-type="float" office:value="51.4138971722058" calcext:value-type="float">
            <text:p>51.4138971722058</text:p>
          </table:table-cell>
          <table:table-cell table:formula="of:=ABS([.E806]-[.B806])/0.0166667" office:value-type="float" office:value="704.878590242819" calcext:value-type="float">
            <text:p>704.878590242819</text:p>
          </table:table-cell>
          <table:table-cell table:formula="of:=([.F806]-[.C806])/0.0166667" office:value-type="float" office:value="-6.72598654802722" calcext:value-type="float">
            <text:p>-6.72598654802722</text:p>
          </table:table-cell>
          <table:table-cell table:formula="of:=DEGREES(ATAN(ABS([.F806]-[.C806])/ABS([.E806]-[.B806])))" office:value-type="float" office:value="0.546702584170353" calcext:value-type="float">
            <text:p>0.546702584170353</text:p>
          </table:table-cell>
          <table:table-cell table:formula="of:=SQRT(POWER([.H806];2)+POWER([.I806];2)+POWER([.J806];2))" office:value-type="float" office:value="706.783173752872" calcext:value-type="float">
            <text:p>706.783173752872</text:p>
          </table:table-cell>
        </table:table-row>
        <table:table-row table:style-name="ro1">
          <table:table-cell office:value-type="float" office:value="65.8995" calcext:value-type="float">
            <text:p>65.8995</text:p>
          </table:table-cell>
          <table:table-cell office:value-type="float" office:value="283.153" calcext:value-type="float">
            <text:p>283.153</text:p>
          </table:table-cell>
          <table:table-cell office:value-type="float" office:value="40.3201" calcext:value-type="float">
            <text:p>40.3201</text:p>
          </table:table-cell>
          <table:table-cell office:value-type="float" office:value="65.7852" calcext:value-type="float">
            <text:p>65.7852</text:p>
          </table:table-cell>
          <table:table-cell office:value-type="float" office:value="270.337" calcext:value-type="float">
            <text:p>270.337</text:p>
          </table:table-cell>
          <table:table-cell office:value-type="float" office:value="39.6809" calcext:value-type="float">
            <text:p>39.6809</text:p>
          </table:table-cell>
          <table:table-cell/>
          <table:table-cell table:formula="of:=([.D807]-[.A807])/0.0166667" office:value-type="float" office:value="-6.85798628402744" calcext:value-type="float">
            <text:p>-6.85798628402744</text:p>
          </table:table-cell>
          <table:table-cell table:formula="of:=ABS([.E807]-[.B807])/0.0166667" office:value-type="float" office:value="768.958462083078" calcext:value-type="float">
            <text:p>768.958462083078</text:p>
          </table:table-cell>
          <table:table-cell table:formula="of:=([.F807]-[.C807])/0.0166667" office:value-type="float" office:value="-38.3519232961531" calcext:value-type="float">
            <text:p>-38.3519232961531</text:p>
          </table:table-cell>
          <table:table-cell table:formula="of:=DEGREES(ATAN(ABS([.F807]-[.C807])/ABS([.E807]-[.B807])))" office:value-type="float" office:value="2.85526998855284" calcext:value-type="float">
            <text:p>2.85526998855284</text:p>
          </table:table-cell>
          <table:table-cell table:formula="of:=SQRT(POWER([.H807];2)+POWER([.I807];2)+POWER([.J807];2))" office:value-type="float" office:value="769.944815168956" calcext:value-type="float">
            <text:p>769.944815168956</text:p>
          </table:table-cell>
        </table:table-row>
        <table:table-row table:style-name="ro1">
          <table:table-cell office:value-type="float" office:value="83.6064" calcext:value-type="float">
            <text:p>83.6064</text:p>
          </table:table-cell>
          <table:table-cell office:value-type="float" office:value="276.891" calcext:value-type="float">
            <text:p>276.891</text:p>
          </table:table-cell>
          <table:table-cell office:value-type="float" office:value="40.92" calcext:value-type="float">
            <text:p>40.92</text:p>
          </table:table-cell>
          <table:table-cell office:value-type="float" office:value="84.2411" calcext:value-type="float">
            <text:p>84.2411</text:p>
          </table:table-cell>
          <table:table-cell office:value-type="float" office:value="263.462" calcext:value-type="float">
            <text:p>263.462</text:p>
          </table:table-cell>
          <table:table-cell office:value-type="float" office:value="40.6651" calcext:value-type="float">
            <text:p>40.6651</text:p>
          </table:table-cell>
          <table:table-cell/>
          <table:table-cell table:formula="of:=([.D808]-[.A808])/0.0166667" office:value-type="float" office:value="38.0819238361529" calcext:value-type="float">
            <text:p>38.0819238361529</text:p>
          </table:table-cell>
          <table:table-cell table:formula="of:=ABS([.E808]-[.B808])/0.0166667" office:value-type="float" office:value="805.738388523225" calcext:value-type="float">
            <text:p>805.738388523225</text:p>
          </table:table-cell>
          <table:table-cell table:formula="of:=([.F808]-[.C808])/0.0166667" office:value-type="float" office:value="-15.2939694120611" calcext:value-type="float">
            <text:p>-15.2939694120611</text:p>
          </table:table-cell>
          <table:table-cell table:formula="of:=DEGREES(ATAN(ABS([.F808]-[.C808])/ABS([.E808]-[.B808])))" office:value-type="float" office:value="1.08741831866823" calcext:value-type="float">
            <text:p>1.08741831866823</text:p>
          </table:table-cell>
          <table:table-cell table:formula="of:=SQRT(POWER([.H808];2)+POWER([.I808];2)+POWER([.J808];2))" office:value-type="float" office:value="806.782801727604" calcext:value-type="float">
            <text:p>806.782801727604</text:p>
          </table:table-cell>
        </table:table-row>
        <table:table-row table:style-name="ro1">
          <table:table-cell office:value-type="float" office:value="88.121" calcext:value-type="float">
            <text:p>88.121</text:p>
          </table:table-cell>
          <table:table-cell office:value-type="float" office:value="283.534" calcext:value-type="float">
            <text:p>283.534</text:p>
          </table:table-cell>
          <table:table-cell office:value-type="float" office:value="40.3087" calcext:value-type="float">
            <text:p>40.3087</text:p>
          </table:table-cell>
          <table:table-cell office:value-type="float" office:value="87.6945" calcext:value-type="float">
            <text:p>87.6945</text:p>
          </table:table-cell>
          <table:table-cell office:value-type="float" office:value="271.08" calcext:value-type="float">
            <text:p>271.08</text:p>
          </table:table-cell>
          <table:table-cell office:value-type="float" office:value="39.603" calcext:value-type="float">
            <text:p>39.603</text:p>
          </table:table-cell>
          <table:table-cell/>
          <table:table-cell table:formula="of:=([.D809]-[.A809])/0.0166667" office:value-type="float" office:value="-25.5899488201018" calcext:value-type="float">
            <text:p>-25.5899488201018</text:p>
          </table:table-cell>
          <table:table-cell table:formula="of:=ABS([.E809]-[.B809])/0.0166667" office:value-type="float" office:value="747.238505522989" calcext:value-type="float">
            <text:p>747.238505522989</text:p>
          </table:table-cell>
          <table:table-cell table:formula="of:=([.F809]-[.C809])/0.0166667" office:value-type="float" office:value="-42.3419153161694" calcext:value-type="float">
            <text:p>-42.3419153161694</text:p>
          </table:table-cell>
          <table:table-cell table:formula="of:=DEGREES(ATAN(ABS([.F809]-[.C809])/ABS([.E809]-[.B809])))" office:value-type="float" office:value="3.2431699929797" calcext:value-type="float">
            <text:p>3.2431699929797</text:p>
          </table:table-cell>
          <table:table-cell table:formula="of:=SQRT(POWER([.H809];2)+POWER([.I809];2)+POWER([.J809];2))" office:value-type="float" office:value="748.874533823582" calcext:value-type="float">
            <text:p>748.874533823582</text:p>
          </table:table-cell>
        </table:table-row>
        <table:table-row table:style-name="ro1">
          <table:table-cell office:value-type="float" office:value="88.1011" calcext:value-type="float">
            <text:p>88.1011</text:p>
          </table:table-cell>
          <table:table-cell office:value-type="float" office:value="275.811" calcext:value-type="float">
            <text:p>275.811</text:p>
          </table:table-cell>
          <table:table-cell office:value-type="float" office:value="40.8065" calcext:value-type="float">
            <text:p>40.8065</text:p>
          </table:table-cell>
          <table:table-cell office:value-type="float" office:value="87.8778" calcext:value-type="float">
            <text:p>87.8778</text:p>
          </table:table-cell>
          <table:table-cell office:value-type="float" office:value="262.466" calcext:value-type="float">
            <text:p>262.466</text:p>
          </table:table-cell>
          <table:table-cell office:value-type="float" office:value="40.5575" calcext:value-type="float">
            <text:p>40.5575</text:p>
          </table:table-cell>
          <table:table-cell/>
          <table:table-cell table:formula="of:=([.D810]-[.A810])/0.0166667" office:value-type="float" office:value="-13.3979732040541" calcext:value-type="float">
            <text:p>-13.3979732040541</text:p>
          </table:table-cell>
          <table:table-cell table:formula="of:=ABS([.E810]-[.B810])/0.0166667" office:value-type="float" office:value="800.698398603201" calcext:value-type="float">
            <text:p>800.698398603201</text:p>
          </table:table-cell>
          <table:table-cell table:formula="of:=([.F810]-[.C810])/0.0166667" office:value-type="float" office:value="-14.9399701200599" calcext:value-type="float">
            <text:p>-14.9399701200599</text:p>
          </table:table-cell>
          <table:table-cell table:formula="of:=DEGREES(ATAN(ABS([.F810]-[.C810])/ABS([.E810]-[.B810])))" office:value-type="float" office:value="1.06893921456854" calcext:value-type="float">
            <text:p>1.06893921456854</text:p>
          </table:table-cell>
          <table:table-cell table:formula="of:=SQRT(POWER([.H810];2)+POWER([.I810];2)+POWER([.J810];2))" office:value-type="float" office:value="800.949832335893" calcext:value-type="float">
            <text:p>800.949832335893</text:p>
          </table:table-cell>
        </table:table-row>
        <table:table-row table:style-name="ro1">
          <table:table-cell office:value-type="float" office:value="88.9088" calcext:value-type="float">
            <text:p>88.9088</text:p>
          </table:table-cell>
          <table:table-cell office:value-type="float" office:value="277.178" calcext:value-type="float">
            <text:p>277.178</text:p>
          </table:table-cell>
          <table:table-cell office:value-type="float" office:value="40.3263" calcext:value-type="float">
            <text:p>40.3263</text:p>
          </table:table-cell>
          <table:table-cell office:value-type="float" office:value="88.9121" calcext:value-type="float">
            <text:p>88.9121</text:p>
          </table:table-cell>
          <table:table-cell office:value-type="float" office:value="263.826" calcext:value-type="float">
            <text:p>263.826</text:p>
          </table:table-cell>
          <table:table-cell office:value-type="float" office:value="39.8317" calcext:value-type="float">
            <text:p>39.8317</text:p>
          </table:table-cell>
          <table:table-cell/>
          <table:table-cell table:formula="of:=([.D811]-[.A811])/0.0166667" office:value-type="float" office:value="0.197999604000544" calcext:value-type="float">
            <text:p>0.197999604000544</text:p>
          </table:table-cell>
          <table:table-cell table:formula="of:=ABS([.E811]-[.B811])/0.0166667" office:value-type="float" office:value="801.118397763203" calcext:value-type="float">
            <text:p>801.118397763203</text:p>
          </table:table-cell>
          <table:table-cell table:formula="of:=([.F811]-[.C811])/0.0166667" office:value-type="float" office:value="-29.675940648119" calcext:value-type="float">
            <text:p>-29.675940648119</text:p>
          </table:table-cell>
          <table:table-cell table:formula="of:=DEGREES(ATAN(ABS([.F811]-[.C811])/ABS([.E811]-[.B811])))" office:value-type="float" office:value="2.12144556897109" calcext:value-type="float">
            <text:p>2.12144556897109</text:p>
          </table:table-cell>
          <table:table-cell table:formula="of:=SQRT(POWER([.H811];2)+POWER([.I811];2)+POWER([.J811];2))" office:value-type="float" office:value="801.667878795125" calcext:value-type="float">
            <text:p>801.667878795125</text:p>
          </table:table-cell>
        </table:table-row>
        <table:table-row table:style-name="ro1">
          <table:table-cell office:value-type="float" office:value="94.1435" calcext:value-type="float">
            <text:p>94.1435</text:p>
          </table:table-cell>
          <table:table-cell office:value-type="float" office:value="275.958" calcext:value-type="float">
            <text:p>275.958</text:p>
          </table:table-cell>
          <table:table-cell office:value-type="float" office:value="40.2313" calcext:value-type="float">
            <text:p>40.2313</text:p>
          </table:table-cell>
          <table:table-cell office:value-type="float" office:value="93.5738" calcext:value-type="float">
            <text:p>93.5738</text:p>
          </table:table-cell>
          <table:table-cell office:value-type="float" office:value="263.917" calcext:value-type="float">
            <text:p>263.917</text:p>
          </table:table-cell>
          <table:table-cell office:value-type="float" office:value="39.7761" calcext:value-type="float">
            <text:p>39.7761</text:p>
          </table:table-cell>
          <table:table-cell/>
          <table:table-cell table:formula="of:=([.D812]-[.A812])/0.0166667" office:value-type="float" office:value="-34.1819316361366" calcext:value-type="float">
            <text:p>-34.1819316361366</text:p>
          </table:table-cell>
          <table:table-cell table:formula="of:=ABS([.E812]-[.B812])/0.0166667" office:value-type="float" office:value="722.458555082893" calcext:value-type="float">
            <text:p>722.458555082893</text:p>
          </table:table-cell>
          <table:table-cell table:formula="of:=([.F812]-[.C812])/0.0166667" office:value-type="float" office:value="-27.3119453761091" calcext:value-type="float">
            <text:p>-27.3119453761091</text:p>
          </table:table-cell>
          <table:table-cell table:formula="of:=DEGREES(ATAN(ABS([.F812]-[.C812])/ABS([.E812]-[.B812])))" office:value-type="float" office:value="2.16498836143898" calcext:value-type="float">
            <text:p>2.16498836143898</text:p>
          </table:table-cell>
          <table:table-cell table:formula="of:=SQRT(POWER([.H812];2)+POWER([.I812];2)+POWER([.J812];2))" office:value-type="float" office:value="723.78222596515" calcext:value-type="float">
            <text:p>723.78222596515</text:p>
          </table:table-cell>
        </table:table-row>
        <table:table-row table:style-name="ro1">
          <table:table-cell office:value-type="float" office:value="104.679" calcext:value-type="float">
            <text:p>104.679</text:p>
          </table:table-cell>
          <table:table-cell office:value-type="float" office:value="275.598" calcext:value-type="float">
            <text:p>275.598</text:p>
          </table:table-cell>
          <table:table-cell office:value-type="float" office:value="39.9534" calcext:value-type="float">
            <text:p>39.9534</text:p>
          </table:table-cell>
          <table:table-cell office:value-type="float" office:value="103.692" calcext:value-type="float">
            <text:p>103.692</text:p>
          </table:table-cell>
          <table:table-cell office:value-type="float" office:value="261.373" calcext:value-type="float">
            <text:p>261.373</text:p>
          </table:table-cell>
          <table:table-cell office:value-type="float" office:value="39.6382" calcext:value-type="float">
            <text:p>39.6382</text:p>
          </table:table-cell>
          <table:table-cell/>
          <table:table-cell table:formula="of:=([.D813]-[.A813])/0.0166667" office:value-type="float" office:value="-59.2198815602374" calcext:value-type="float">
            <text:p>-59.2198815602374</text:p>
          </table:table-cell>
          <table:table-cell table:formula="of:=ABS([.E813]-[.B813])/0.0166667" office:value-type="float" office:value="853.498293003415" calcext:value-type="float">
            <text:p>853.498293003415</text:p>
          </table:table-cell>
          <table:table-cell table:formula="of:=([.F813]-[.C813])/0.0166667" office:value-type="float" office:value="-18.9119621760759" calcext:value-type="float">
            <text:p>-18.9119621760759</text:p>
          </table:table-cell>
          <table:table-cell table:formula="of:=DEGREES(ATAN(ABS([.F813]-[.C813])/ABS([.E813]-[.B813])))" office:value-type="float" office:value="1.26936203207467" calcext:value-type="float">
            <text:p>1.26936203207467</text:p>
          </table:table-cell>
          <table:table-cell table:formula="of:=SQRT(POWER([.H813];2)+POWER([.I813];2)+POWER([.J813];2))" office:value-type="float" office:value="855.759307775908" calcext:value-type="float">
            <text:p>855.759307775908</text:p>
          </table:table-cell>
        </table:table-row>
        <table:table-row table:style-name="ro1">
          <table:table-cell office:value-type="float" office:value="107.878" calcext:value-type="float">
            <text:p>107.878</text:p>
          </table:table-cell>
          <table:table-cell office:value-type="float" office:value="277.914" calcext:value-type="float">
            <text:p>277.914</text:p>
          </table:table-cell>
          <table:table-cell office:value-type="float" office:value="39.5464" calcext:value-type="float">
            <text:p>39.5464</text:p>
          </table:table-cell>
          <table:table-cell office:value-type="float" office:value="106.797" calcext:value-type="float">
            <text:p>106.797</text:p>
          </table:table-cell>
          <table:table-cell office:value-type="float" office:value="263.608" calcext:value-type="float">
            <text:p>263.608</text:p>
          </table:table-cell>
          <table:table-cell office:value-type="float" office:value="39.2317" calcext:value-type="float">
            <text:p>39.2317</text:p>
          </table:table-cell>
          <table:table-cell/>
          <table:table-cell table:formula="of:=([.D814]-[.A814])/0.0166667" office:value-type="float" office:value="-64.8598702802596" calcext:value-type="float">
            <text:p>-64.8598702802596</text:p>
          </table:table-cell>
          <table:table-cell table:formula="of:=ABS([.E814]-[.B814])/0.0166667" office:value-type="float" office:value="858.358283283432" calcext:value-type="float">
            <text:p>858.358283283432</text:p>
          </table:table-cell>
          <table:table-cell table:formula="of:=([.F814]-[.C814])/0.0166667" office:value-type="float" office:value="-18.8819622360752" calcext:value-type="float">
            <text:p>-18.8819622360752</text:p>
          </table:table-cell>
          <table:table-cell table:formula="of:=DEGREES(ATAN(ABS([.F814]-[.C814])/ABS([.E814]-[.B814])))" office:value-type="float" office:value="1.26017574793886" calcext:value-type="float">
            <text:p>1.26017574793886</text:p>
          </table:table-cell>
          <table:table-cell table:formula="of:=SQRT(POWER([.H814];2)+POWER([.I814];2)+POWER([.J814];2))" office:value-type="float" office:value="861.012354006572" calcext:value-type="float">
            <text:p>861.012354006572</text:p>
          </table:table-cell>
        </table:table-row>
        <table:table-row table:style-name="ro1">
          <table:table-cell office:value-type="float" office:value="108.179" calcext:value-type="float">
            <text:p>108.179</text:p>
          </table:table-cell>
          <table:table-cell office:value-type="float" office:value="278.888" calcext:value-type="float">
            <text:p>278.888</text:p>
          </table:table-cell>
          <table:table-cell office:value-type="float" office:value="40.64" calcext:value-type="float">
            <text:p>40.64</text:p>
          </table:table-cell>
          <table:table-cell office:value-type="float" office:value="107.44" calcext:value-type="float">
            <text:p>107.44</text:p>
          </table:table-cell>
          <table:table-cell office:value-type="float" office:value="265.787" calcext:value-type="float">
            <text:p>265.787</text:p>
          </table:table-cell>
          <table:table-cell office:value-type="float" office:value="39.8349" calcext:value-type="float">
            <text:p>39.8349</text:p>
          </table:table-cell>
          <table:table-cell/>
          <table:table-cell table:formula="of:=([.D815]-[.A815])/0.0166667" office:value-type="float" office:value="-44.3399113201776" calcext:value-type="float">
            <text:p>-44.3399113201776</text:p>
          </table:table-cell>
          <table:table-cell table:formula="of:=ABS([.E815]-[.B815])/0.0166667" office:value-type="float" office:value="786.058427883144" calcext:value-type="float">
            <text:p>786.058427883144</text:p>
          </table:table-cell>
          <table:table-cell table:formula="of:=([.F815]-[.C815])/0.0166667" office:value-type="float" office:value="-48.3059033881934" calcext:value-type="float">
            <text:p>-48.3059033881934</text:p>
          </table:table-cell>
          <table:table-cell table:formula="of:=DEGREES(ATAN(ABS([.F815]-[.C815])/ABS([.E815]-[.B815])))" office:value-type="float" office:value="3.51659374314196" calcext:value-type="float">
            <text:p>3.51659374314196</text:p>
          </table:table-cell>
          <table:table-cell table:formula="of:=SQRT(POWER([.H815];2)+POWER([.I815];2)+POWER([.J815];2))" office:value-type="float" office:value="788.78852684617" calcext:value-type="float">
            <text:p>788.78852684617</text:p>
          </table:table-cell>
        </table:table-row>
        <table:table-row table:style-name="ro1">
          <table:table-cell office:value-type="float" office:value="107.871" calcext:value-type="float">
            <text:p>107.871</text:p>
          </table:table-cell>
          <table:table-cell office:value-type="float" office:value="281.448" calcext:value-type="float">
            <text:p>281.448</text:p>
          </table:table-cell>
          <table:table-cell office:value-type="float" office:value="40.4802" calcext:value-type="float">
            <text:p>40.4802</text:p>
          </table:table-cell>
          <table:table-cell office:value-type="float" office:value="106.96" calcext:value-type="float">
            <text:p>106.96</text:p>
          </table:table-cell>
          <table:table-cell office:value-type="float" office:value="269.313" calcext:value-type="float">
            <text:p>269.313</text:p>
          </table:table-cell>
          <table:table-cell office:value-type="float" office:value="40.2311" calcext:value-type="float">
            <text:p>40.2311</text:p>
          </table:table-cell>
          <table:table-cell/>
          <table:table-cell table:formula="of:=([.D816]-[.A816])/0.0166667" office:value-type="float" office:value="-54.6598906802187" calcext:value-type="float">
            <text:p>-54.6598906802187</text:p>
          </table:table-cell>
          <table:table-cell table:formula="of:=ABS([.E816]-[.B816])/0.0166667" office:value-type="float" office:value="728.098543802912" calcext:value-type="float">
            <text:p>728.098543802912</text:p>
          </table:table-cell>
          <table:table-cell table:formula="of:=([.F816]-[.C816])/0.0166667" office:value-type="float" office:value="-14.9459701080601" calcext:value-type="float">
            <text:p>-14.9459701080601</text:p>
          </table:table-cell>
          <table:table-cell table:formula="of:=DEGREES(ATAN(ABS([.F816]-[.C816])/ABS([.E816]-[.B816])))" office:value-type="float" office:value="1.17596823344779" calcext:value-type="float">
            <text:p>1.17596823344779</text:p>
          </table:table-cell>
          <table:table-cell table:formula="of:=SQRT(POWER([.H816];2)+POWER([.I816];2)+POWER([.J816];2))" office:value-type="float" office:value="730.300332164491" calcext:value-type="float">
            <text:p>730.300332164491</text:p>
          </table:table-cell>
        </table:table-row>
        <table:table-row table:style-name="ro1">
          <table:table-cell office:value-type="float" office:value="109.899" calcext:value-type="float">
            <text:p>109.899</text:p>
          </table:table-cell>
          <table:table-cell office:value-type="float" office:value="281.309" calcext:value-type="float">
            <text:p>281.309</text:p>
          </table:table-cell>
          <table:table-cell office:value-type="float" office:value="40.2343" calcext:value-type="float">
            <text:p>40.2343</text:p>
          </table:table-cell>
          <table:table-cell office:value-type="float" office:value="109.582" calcext:value-type="float">
            <text:p>109.582</text:p>
          </table:table-cell>
          <table:table-cell office:value-type="float" office:value="267.964" calcext:value-type="float">
            <text:p>267.964</text:p>
          </table:table-cell>
          <table:table-cell office:value-type="float" office:value="39.943" calcext:value-type="float">
            <text:p>39.943</text:p>
          </table:table-cell>
          <table:table-cell/>
          <table:table-cell table:formula="of:=([.D817]-[.A817])/0.0166667" office:value-type="float" office:value="-19.0199619600765" calcext:value-type="float">
            <text:p>-19.0199619600765</text:p>
          </table:table-cell>
          <table:table-cell table:formula="of:=ABS([.E817]-[.B817])/0.0166667" office:value-type="float" office:value="800.698398603204" calcext:value-type="float">
            <text:p>800.698398603204</text:p>
          </table:table-cell>
          <table:table-cell table:formula="of:=([.F817]-[.C817])/0.0166667" office:value-type="float" office:value="-17.4779650440699" calcext:value-type="float">
            <text:p>-17.4779650440699</text:p>
          </table:table-cell>
          <table:table-cell table:formula="of:=DEGREES(ATAN(ABS([.F817]-[.C817])/ABS([.E817]-[.B817])))" office:value-type="float" office:value="1.25047661870095" calcext:value-type="float">
            <text:p>1.25047661870095</text:p>
          </table:table-cell>
          <table:table-cell table:formula="of:=SQRT(POWER([.H817];2)+POWER([.I817];2)+POWER([.J817];2))" office:value-type="float" office:value="801.114950391503" calcext:value-type="float">
            <text:p>801.114950391503</text:p>
          </table:table-cell>
        </table:table-row>
        <table:table-row table:style-name="ro1">
          <table:table-cell office:value-type="float" office:value="109.805" calcext:value-type="float">
            <text:p>109.805</text:p>
          </table:table-cell>
          <table:table-cell office:value-type="float" office:value="286.467" calcext:value-type="float">
            <text:p>286.467</text:p>
          </table:table-cell>
          <table:table-cell office:value-type="float" office:value="39.9102" calcext:value-type="float">
            <text:p>39.9102</text:p>
          </table:table-cell>
          <table:table-cell office:value-type="float" office:value="109.488" calcext:value-type="float">
            <text:p>109.488</text:p>
          </table:table-cell>
          <table:table-cell office:value-type="float" office:value="272.845" calcext:value-type="float">
            <text:p>272.845</text:p>
          </table:table-cell>
          <table:table-cell office:value-type="float" office:value="39.6235" calcext:value-type="float">
            <text:p>39.6235</text:p>
          </table:table-cell>
          <table:table-cell/>
          <table:table-cell table:formula="of:=([.D818]-[.A818])/0.0166667" office:value-type="float" office:value="-19.0199619600765" calcext:value-type="float">
            <text:p>-19.0199619600765</text:p>
          </table:table-cell>
          <table:table-cell table:formula="of:=ABS([.E818]-[.B818])/0.0166667" office:value-type="float" office:value="817.318365363267" calcext:value-type="float">
            <text:p>817.318365363267</text:p>
          </table:table-cell>
          <table:table-cell table:formula="of:=([.F818]-[.C818])/0.0166667" office:value-type="float" office:value="-17.201965596069" calcext:value-type="float">
            <text:p>-17.201965596069</text:p>
          </table:table-cell>
          <table:table-cell table:formula="of:=DEGREES(ATAN(ABS([.F818]-[.C818])/ABS([.E818]-[.B818])))" office:value-type="float" office:value="1.2057168641088" calcext:value-type="float">
            <text:p>1.2057168641088</text:p>
          </table:table-cell>
          <table:table-cell table:formula="of:=SQRT(POWER([.H818];2)+POWER([.I818];2)+POWER([.J818];2))" office:value-type="float" office:value="817.720598330147" calcext:value-type="float">
            <text:p>817.720598330147</text:p>
          </table:table-cell>
        </table:table-row>
        <table:table-row table:style-name="ro1">
          <table:table-cell office:value-type="float" office:value="109.829" calcext:value-type="float">
            <text:p>109.829</text:p>
          </table:table-cell>
          <table:table-cell office:value-type="float" office:value="283.751" calcext:value-type="float">
            <text:p>283.751</text:p>
          </table:table-cell>
          <table:table-cell office:value-type="float" office:value="40.6002" calcext:value-type="float">
            <text:p>40.6002</text:p>
          </table:table-cell>
          <table:table-cell office:value-type="float" office:value="109.749" calcext:value-type="float">
            <text:p>109.749</text:p>
          </table:table-cell>
          <table:table-cell office:value-type="float" office:value="270.21" calcext:value-type="float">
            <text:p>270.21</text:p>
          </table:table-cell>
          <table:table-cell office:value-type="float" office:value="40.5535" calcext:value-type="float">
            <text:p>40.5535</text:p>
          </table:table-cell>
          <table:table-cell/>
          <table:table-cell table:formula="of:=([.D819]-[.A819])/0.0166667" office:value-type="float" office:value="-4.7999904000191" calcext:value-type="float">
            <text:p>-4.7999904000191</text:p>
          </table:table-cell>
          <table:table-cell table:formula="of:=ABS([.E819]-[.B819])/0.0166667" office:value-type="float" office:value="812.45837508325" calcext:value-type="float">
            <text:p>812.45837508325</text:p>
          </table:table-cell>
          <table:table-cell table:formula="of:=([.F819]-[.C819])/0.0166667" office:value-type="float" office:value="-2.80199439601129" calcext:value-type="float">
            <text:p>-2.80199439601129</text:p>
          </table:table-cell>
          <table:table-cell table:formula="of:=DEGREES(ATAN(ABS([.F819]-[.C819])/ABS([.E819]-[.B819])))" office:value-type="float" office:value="0.197600051319747" calcext:value-type="float">
            <text:p>0.197600051319747</text:p>
          </table:table-cell>
          <table:table-cell table:formula="of:=SQRT(POWER([.H819];2)+POWER([.I819];2)+POWER([.J819];2))" office:value-type="float" office:value="812.477385730428" calcext:value-type="float">
            <text:p>812.477385730428</text:p>
          </table:table-cell>
        </table:table-row>
        <table:table-row table:style-name="ro1">
          <table:table-cell office:value-type="float" office:value="109.536" calcext:value-type="float">
            <text:p>109.536</text:p>
          </table:table-cell>
          <table:table-cell office:value-type="float" office:value="276.533" calcext:value-type="float">
            <text:p>276.533</text:p>
          </table:table-cell>
          <table:table-cell office:value-type="float" office:value="39.5105" calcext:value-type="float">
            <text:p>39.5105</text:p>
          </table:table-cell>
          <table:table-cell office:value-type="float" office:value="108.998" calcext:value-type="float">
            <text:p>108.998</text:p>
          </table:table-cell>
          <table:table-cell office:value-type="float" office:value="263.493" calcext:value-type="float">
            <text:p>263.493</text:p>
          </table:table-cell>
          <table:table-cell office:value-type="float" office:value="38.9897" calcext:value-type="float">
            <text:p>38.9897</text:p>
          </table:table-cell>
          <table:table-cell/>
          <table:table-cell table:formula="of:=([.D820]-[.A820])/0.0166667" office:value-type="float" office:value="-32.2799354401289" calcext:value-type="float">
            <text:p>-32.2799354401289</text:p>
          </table:table-cell>
          <table:table-cell table:formula="of:=ABS([.E820]-[.B820])/0.0166667" office:value-type="float" office:value="782.398435203131" calcext:value-type="float">
            <text:p>782.398435203131</text:p>
          </table:table-cell>
          <table:table-cell table:formula="of:=([.F820]-[.C820])/0.0166667" office:value-type="float" office:value="-31.2479375041251" calcext:value-type="float">
            <text:p>-31.2479375041251</text:p>
          </table:table-cell>
          <table:table-cell table:formula="of:=DEGREES(ATAN(ABS([.F820]-[.C820])/ABS([.E820]-[.B820])))" office:value-type="float" office:value="2.28710057068811" calcext:value-type="float">
            <text:p>2.28710057068811</text:p>
          </table:table-cell>
          <table:table-cell table:formula="of:=SQRT(POWER([.H820];2)+POWER([.I820];2)+POWER([.J820];2))" office:value-type="float" office:value="783.687271326126" calcext:value-type="float">
            <text:p>783.687271326126</text:p>
          </table:table-cell>
        </table:table-row>
        <table:table-row table:style-name="ro1">
          <table:table-cell office:value-type="float" office:value="109.016" calcext:value-type="float">
            <text:p>109.016</text:p>
          </table:table-cell>
          <table:table-cell office:value-type="float" office:value="279.988" calcext:value-type="float">
            <text:p>279.988</text:p>
          </table:table-cell>
          <table:table-cell office:value-type="float" office:value="40.9581" calcext:value-type="float">
            <text:p>40.9581</text:p>
          </table:table-cell>
          <table:table-cell office:value-type="float" office:value="108.244" calcext:value-type="float">
            <text:p>108.244</text:p>
          </table:table-cell>
          <table:table-cell office:value-type="float" office:value="266.792" calcext:value-type="float">
            <text:p>266.792</text:p>
          </table:table-cell>
          <table:table-cell office:value-type="float" office:value="40.395" calcext:value-type="float">
            <text:p>40.395</text:p>
          </table:table-cell>
          <table:table-cell/>
          <table:table-cell table:formula="of:=([.D821]-[.A821])/0.0166667" office:value-type="float" office:value="-46.3199073601856" calcext:value-type="float">
            <text:p>-46.3199073601856</text:p>
          </table:table-cell>
          <table:table-cell table:formula="of:=ABS([.E821]-[.B821])/0.0166667" office:value-type="float" office:value="791.758416483169" calcext:value-type="float">
            <text:p>791.758416483169</text:p>
          </table:table-cell>
          <table:table-cell table:formula="of:=([.F821]-[.C821])/0.0166667" office:value-type="float" office:value="-33.7859324281351" calcext:value-type="float">
            <text:p>-33.7859324281351</text:p>
          </table:table-cell>
          <table:table-cell table:formula="of:=DEGREES(ATAN(ABS([.F821]-[.C821])/ABS([.E821]-[.B821])))" office:value-type="float" office:value="2.4434443828441" calcext:value-type="float">
            <text:p>2.4434443828441</text:p>
          </table:table-cell>
          <table:table-cell table:formula="of:=SQRT(POWER([.H821];2)+POWER([.I821];2)+POWER([.J821];2))" office:value-type="float" office:value="793.83147652372" calcext:value-type="float">
            <text:p>793.83147652372</text:p>
          </table:table-cell>
        </table:table-row>
        <table:table-row table:style-name="ro1">
          <table:table-cell office:value-type="float" office:value="110.06" calcext:value-type="float">
            <text:p>110.06</text:p>
          </table:table-cell>
          <table:table-cell office:value-type="float" office:value="283.61" calcext:value-type="float">
            <text:p>283.61</text:p>
          </table:table-cell>
          <table:table-cell office:value-type="float" office:value="41.1274" calcext:value-type="float">
            <text:p>41.1274</text:p>
          </table:table-cell>
          <table:table-cell office:value-type="float" office:value="108.651" calcext:value-type="float">
            <text:p>108.651</text:p>
          </table:table-cell>
          <table:table-cell office:value-type="float" office:value="269.01" calcext:value-type="float">
            <text:p>269.01</text:p>
          </table:table-cell>
          <table:table-cell office:value-type="float" office:value="41.0064" calcext:value-type="float">
            <text:p>41.0064</text:p>
          </table:table-cell>
          <table:table-cell/>
          <table:table-cell table:formula="of:=([.D822]-[.A822])/0.0166667" office:value-type="float" office:value="-84.5398309203385" calcext:value-type="float">
            <text:p>-84.5398309203385</text:p>
          </table:table-cell>
          <table:table-cell table:formula="of:=ABS([.E822]-[.B822])/0.0166667" office:value-type="float" office:value="875.998248003505" calcext:value-type="float">
            <text:p>875.998248003505</text:p>
          </table:table-cell>
          <table:table-cell table:formula="of:=([.F822]-[.C822])/0.0166667" office:value-type="float" office:value="-7.25998548002917" calcext:value-type="float">
            <text:p>-7.25998548002917</text:p>
          </table:table-cell>
          <table:table-cell table:formula="of:=DEGREES(ATAN(ABS([.F822]-[.C822])/ABS([.E822]-[.B822])))" office:value-type="float" office:value="0.474837712347256" calcext:value-type="float">
            <text:p>0.474837712347256</text:p>
          </table:table-cell>
          <table:table-cell table:formula="of:=SQRT(POWER([.H822];2)+POWER([.I822];2)+POWER([.J822];2))" office:value-type="float" office:value="880.098074595338" calcext:value-type="float">
            <text:p>880.098074595338</text:p>
          </table:table-cell>
        </table:table-row>
        <table:table-row table:style-name="ro1">
          <table:table-cell office:value-type="float" office:value="110.359" calcext:value-type="float">
            <text:p>110.359</text:p>
          </table:table-cell>
          <table:table-cell office:value-type="float" office:value="277.558" calcext:value-type="float">
            <text:p>277.558</text:p>
          </table:table-cell>
          <table:table-cell office:value-type="float" office:value="40.0868" calcext:value-type="float">
            <text:p>40.0868</text:p>
          </table:table-cell>
          <table:table-cell office:value-type="float" office:value="108.724" calcext:value-type="float">
            <text:p>108.724</text:p>
          </table:table-cell>
          <table:table-cell office:value-type="float" office:value="263.368" calcext:value-type="float">
            <text:p>263.368</text:p>
          </table:table-cell>
          <table:table-cell office:value-type="float" office:value="39.7451" calcext:value-type="float">
            <text:p>39.7451</text:p>
          </table:table-cell>
          <table:table-cell/>
          <table:table-cell table:formula="of:=([.D823]-[.A823])/0.0166667" office:value-type="float" office:value="-98.0998038003919" calcext:value-type="float">
            <text:p>-98.0998038003919</text:p>
          </table:table-cell>
          <table:table-cell table:formula="of:=ABS([.E823]-[.B823])/0.0166667" office:value-type="float" office:value="851.398297203406" calcext:value-type="float">
            <text:p>851.398297203406</text:p>
          </table:table-cell>
          <table:table-cell table:formula="of:=([.F823]-[.C823])/0.0166667" office:value-type="float" office:value="-20.5019589960818" calcext:value-type="float">
            <text:p>-20.5019589960818</text:p>
          </table:table-cell>
          <table:table-cell table:formula="of:=DEGREES(ATAN(ABS([.F823]-[.C823])/ABS([.E823]-[.B823])))" office:value-type="float" office:value="1.37943516546496" calcext:value-type="float">
            <text:p>1.37943516546496</text:p>
          </table:table-cell>
          <table:table-cell table:formula="of:=SQRT(POWER([.H823];2)+POWER([.I823];2)+POWER([.J823];2))" office:value-type="float" office:value="857.276479503089" calcext:value-type="float">
            <text:p>857.276479503089</text:p>
          </table:table-cell>
        </table:table-row>
        <table:table-row table:style-name="ro1">
          <table:table-cell office:value-type="float" office:value="111.272" calcext:value-type="float">
            <text:p>111.272</text:p>
          </table:table-cell>
          <table:table-cell office:value-type="float" office:value="285.995" calcext:value-type="float">
            <text:p>285.995</text:p>
          </table:table-cell>
          <table:table-cell office:value-type="float" office:value="41.247" calcext:value-type="float">
            <text:p>41.247</text:p>
          </table:table-cell>
          <table:table-cell office:value-type="float" office:value="109.798" calcext:value-type="float">
            <text:p>109.798</text:p>
          </table:table-cell>
          <table:table-cell office:value-type="float" office:value="273.849" calcext:value-type="float">
            <text:p>273.849</text:p>
          </table:table-cell>
          <table:table-cell office:value-type="float" office:value="40.4493" calcext:value-type="float">
            <text:p>40.4493</text:p>
          </table:table-cell>
          <table:table-cell/>
          <table:table-cell table:formula="of:=([.D824]-[.A824])/0.0166667" office:value-type="float" office:value="-88.439823120354" calcext:value-type="float">
            <text:p>-88.439823120354</text:p>
          </table:table-cell>
          <table:table-cell table:formula="of:=ABS([.E824]-[.B824])/0.0166667" office:value-type="float" office:value="728.758542482916" calcext:value-type="float">
            <text:p>728.758542482916</text:p>
          </table:table-cell>
          <table:table-cell table:formula="of:=([.F824]-[.C824])/0.0166667" office:value-type="float" office:value="-47.8619042761914" calcext:value-type="float">
            <text:p>-47.8619042761914</text:p>
          </table:table-cell>
          <table:table-cell table:formula="of:=DEGREES(ATAN(ABS([.F824]-[.C824])/ABS([.E824]-[.B824])))" office:value-type="float" office:value="3.75755800366232" calcext:value-type="float">
            <text:p>3.75755800366232</text:p>
          </table:table-cell>
          <table:table-cell table:formula="of:=SQRT(POWER([.H824];2)+POWER([.I824];2)+POWER([.J824];2))" office:value-type="float" office:value="735.663902496464" calcext:value-type="float">
            <text:p>735.663902496464</text:p>
          </table:table-cell>
        </table:table-row>
        <table:table-row table:style-name="ro1">
          <table:table-cell office:value-type="float" office:value="111.635" calcext:value-type="float">
            <text:p>111.635</text:p>
          </table:table-cell>
          <table:table-cell office:value-type="float" office:value="283.733" calcext:value-type="float">
            <text:p>283.733</text:p>
          </table:table-cell>
          <table:table-cell office:value-type="float" office:value="39.8282" calcext:value-type="float">
            <text:p>39.8282</text:p>
          </table:table-cell>
          <table:table-cell office:value-type="float" office:value="109.814" calcext:value-type="float">
            <text:p>109.814</text:p>
          </table:table-cell>
          <table:table-cell office:value-type="float" office:value="270.524" calcext:value-type="float">
            <text:p>270.524</text:p>
          </table:table-cell>
          <table:table-cell office:value-type="float" office:value="39.0177" calcext:value-type="float">
            <text:p>39.0177</text:p>
          </table:table-cell>
          <table:table-cell/>
          <table:table-cell table:formula="of:=([.D825]-[.A825])/0.0166667" office:value-type="float" office:value="-109.259781480438" calcext:value-type="float">
            <text:p>-109.259781480438</text:p>
          </table:table-cell>
          <table:table-cell table:formula="of:=ABS([.E825]-[.B825])/0.0166667" office:value-type="float" office:value="792.53841492317" calcext:value-type="float">
            <text:p>792.53841492317</text:p>
          </table:table-cell>
          <table:table-cell table:formula="of:=([.F825]-[.C825])/0.0166667" office:value-type="float" office:value="-48.6299027401948" calcext:value-type="float">
            <text:p>-48.6299027401948</text:p>
          </table:table-cell>
          <table:table-cell table:formula="of:=DEGREES(ATAN(ABS([.F825]-[.C825])/ABS([.E825]-[.B825])))" office:value-type="float" office:value="3.51124842620447" calcext:value-type="float">
            <text:p>3.51124842620447</text:p>
          </table:table-cell>
          <table:table-cell table:formula="of:=SQRT(POWER([.H825];2)+POWER([.I825];2)+POWER([.J825];2))" office:value-type="float" office:value="801.510889769194" calcext:value-type="float">
            <text:p>801.510889769194</text:p>
          </table:table-cell>
        </table:table-row>
        <table:table-row table:style-name="ro1">
          <table:table-cell office:value-type="float" office:value="110.912" calcext:value-type="float">
            <text:p>110.912</text:p>
          </table:table-cell>
          <table:table-cell office:value-type="float" office:value="278.494" calcext:value-type="float">
            <text:p>278.494</text:p>
          </table:table-cell>
          <table:table-cell office:value-type="float" office:value="41.1835" calcext:value-type="float">
            <text:p>41.1835</text:p>
          </table:table-cell>
          <table:table-cell office:value-type="float" office:value="109.212" calcext:value-type="float">
            <text:p>109.212</text:p>
          </table:table-cell>
          <table:table-cell office:value-type="float" office:value="266.668" calcext:value-type="float">
            <text:p>266.668</text:p>
          </table:table-cell>
          <table:table-cell office:value-type="float" office:value="40.6531" calcext:value-type="float">
            <text:p>40.6531</text:p>
          </table:table-cell>
          <table:table-cell/>
          <table:table-cell table:formula="of:=([.D826]-[.A826])/0.0166667" office:value-type="float" office:value="-101.999796000408" calcext:value-type="float">
            <text:p>-101.999796000408</text:p>
          </table:table-cell>
          <table:table-cell table:formula="of:=ABS([.E826]-[.B826])/0.0166667" office:value-type="float" office:value="709.55858088284" calcext:value-type="float">
            <text:p>709.55858088284</text:p>
          </table:table-cell>
          <table:table-cell table:formula="of:=([.F826]-[.C826])/0.0166667" office:value-type="float" office:value="-31.8239363521273" calcext:value-type="float">
            <text:p>-31.8239363521273</text:p>
          </table:table-cell>
          <table:table-cell table:formula="of:=DEGREES(ATAN(ABS([.F826]-[.C826])/ABS([.E826]-[.B826])))" office:value-type="float" office:value="2.56801363122526" calcext:value-type="float">
            <text:p>2.56801363122526</text:p>
          </table:table-cell>
          <table:table-cell table:formula="of:=SQRT(POWER([.H826];2)+POWER([.I826];2)+POWER([.J826];2))" office:value-type="float" office:value="717.558430382877" calcext:value-type="float">
            <text:p>717.558430382877</text:p>
          </table:table-cell>
        </table:table-row>
        <table:table-row table:style-name="ro1">
          <table:table-cell office:value-type="float" office:value="112.616" calcext:value-type="float">
            <text:p>112.616</text:p>
          </table:table-cell>
          <table:table-cell office:value-type="float" office:value="284.212" calcext:value-type="float">
            <text:p>284.212</text:p>
          </table:table-cell>
          <table:table-cell office:value-type="float" office:value="42.7831" calcext:value-type="float">
            <text:p>42.7831</text:p>
          </table:table-cell>
          <table:table-cell office:value-type="float" office:value="110.714" calcext:value-type="float">
            <text:p>110.714</text:p>
          </table:table-cell>
          <table:table-cell office:value-type="float" office:value="273.405" calcext:value-type="float">
            <text:p>273.405</text:p>
          </table:table-cell>
          <table:table-cell office:value-type="float" office:value="42.2508" calcext:value-type="float">
            <text:p>42.2508</text:p>
          </table:table-cell>
          <table:table-cell/>
          <table:table-cell table:formula="of:=([.D827]-[.A827])/0.0166667" office:value-type="float" office:value="-114.119771760457" calcext:value-type="float">
            <text:p>-114.119771760457</text:p>
          </table:table-cell>
          <table:table-cell table:formula="of:=ABS([.E827]-[.B827])/0.0166667" office:value-type="float" office:value="648.418703162595" calcext:value-type="float">
            <text:p>648.418703162595</text:p>
          </table:table-cell>
          <table:table-cell table:formula="of:=([.F827]-[.C827])/0.0166667" office:value-type="float" office:value="-31.9379361241277" calcext:value-type="float">
            <text:p>-31.9379361241277</text:p>
          </table:table-cell>
          <table:table-cell table:formula="of:=DEGREES(ATAN(ABS([.F827]-[.C827])/ABS([.E827]-[.B827])))" office:value-type="float" office:value="2.81983116932708" calcext:value-type="float">
            <text:p>2.81983116932708</text:p>
          </table:table-cell>
          <table:table-cell table:formula="of:=SQRT(POWER([.H827];2)+POWER([.I827];2)+POWER([.J827];2))" office:value-type="float" office:value="659.158682474553" calcext:value-type="float">
            <text:p>659.158682474553</text:p>
          </table:table-cell>
        </table:table-row>
        <table:table-row table:style-name="ro1">
          <table:table-cell office:value-type="float" office:value="112.239" calcext:value-type="float">
            <text:p>112.239</text:p>
          </table:table-cell>
          <table:table-cell office:value-type="float" office:value="276.799" calcext:value-type="float">
            <text:p>276.799</text:p>
          </table:table-cell>
          <table:table-cell office:value-type="float" office:value="42.6925" calcext:value-type="float">
            <text:p>42.6925</text:p>
          </table:table-cell>
          <table:table-cell office:value-type="float" office:value="110.232" calcext:value-type="float">
            <text:p>110.232</text:p>
          </table:table-cell>
          <table:table-cell office:value-type="float" office:value="267.509" calcext:value-type="float">
            <text:p>267.509</text:p>
          </table:table-cell>
          <table:table-cell office:value-type="float" office:value="41.9762" calcext:value-type="float">
            <text:p>41.9762</text:p>
          </table:table-cell>
          <table:table-cell/>
          <table:table-cell table:formula="of:=([.D828]-[.A828])/0.0166667" office:value-type="float" office:value="-120.419759160482" calcext:value-type="float">
            <text:p>-120.419759160482</text:p>
          </table:table-cell>
          <table:table-cell table:formula="of:=ABS([.E828]-[.B828])/0.0166667" office:value-type="float" office:value="557.398885202228" calcext:value-type="float">
            <text:p>557.398885202228</text:p>
          </table:table-cell>
          <table:table-cell table:formula="of:=([.F828]-[.C828])/0.0166667" office:value-type="float" office:value="-42.9779140441721" calcext:value-type="float">
            <text:p>-42.9779140441721</text:p>
          </table:table-cell>
          <table:table-cell table:formula="of:=DEGREES(ATAN(ABS([.F828]-[.C828])/ABS([.E828]-[.B828])))" office:value-type="float" office:value="4.40903390692073" calcext:value-type="float">
            <text:p>4.40903390692073</text:p>
          </table:table-cell>
          <table:table-cell table:formula="of:=SQRT(POWER([.H828];2)+POWER([.I828];2)+POWER([.J828];2))" office:value-type="float" office:value="571.875455598982" calcext:value-type="float">
            <text:p>571.875455598982</text:p>
          </table:table-cell>
        </table:table-row>
        <table:table-row table:style-name="ro1">
          <table:table-cell office:value-type="float" office:value="113.74" calcext:value-type="float">
            <text:p>113.74</text:p>
          </table:table-cell>
          <table:table-cell office:value-type="float" office:value="290.843" calcext:value-type="float">
            <text:p>290.843</text:p>
          </table:table-cell>
          <table:table-cell office:value-type="float" office:value="41.2319" calcext:value-type="float">
            <text:p>41.2319</text:p>
          </table:table-cell>
          <table:table-cell office:value-type="float" office:value="110.903" calcext:value-type="float">
            <text:p>110.903</text:p>
          </table:table-cell>
          <table:table-cell office:value-type="float" office:value="269.748" calcext:value-type="float">
            <text:p>269.748</text:p>
          </table:table-cell>
          <table:table-cell office:value-type="float" office:value="42.3439" calcext:value-type="float">
            <text:p>42.3439</text:p>
          </table:table-cell>
          <table:table-cell/>
          <table:table-cell table:formula="of:=([.D829]-[.A829])/0.0166667" office:value-type="float" office:value="-170.21965956068" calcext:value-type="float">
            <text:p>-170.21965956068</text:p>
          </table:table-cell>
          <table:table-cell table:formula="of:=ABS([.E829]-[.B829])/0.0166667" office:value-type="float" office:value="1265.69746860506" calcext:value-type="float">
            <text:p>1265.69746860506</text:p>
          </table:table-cell>
          <table:table-cell table:formula="of:=([.F829]-[.C829])/0.0166667" office:value-type="float" office:value="66.7198665602666" calcext:value-type="float">
            <text:p>66.7198665602666</text:p>
          </table:table-cell>
          <table:table-cell table:formula="of:=DEGREES(ATAN(ABS([.F829]-[.C829])/ABS([.E829]-[.B829])))" office:value-type="float" office:value="3.01749186035557" calcext:value-type="float">
            <text:p>3.01749186035557</text:p>
          </table:table-cell>
          <table:table-cell table:formula="of:=SQRT(POWER([.H829];2)+POWER([.I829];2)+POWER([.J829];2))" office:value-type="float" office:value="1278.83398262951" calcext:value-type="float">
            <text:p>1278.83398262951</text:p>
          </table:table-cell>
        </table:table-row>
        <table:table-row table:style-name="ro1">
          <table:table-cell office:value-type="float" office:value="113.101" calcext:value-type="float">
            <text:p>113.101</text:p>
          </table:table-cell>
          <table:table-cell office:value-type="float" office:value="283.315" calcext:value-type="float">
            <text:p>283.315</text:p>
          </table:table-cell>
          <table:table-cell office:value-type="float" office:value="40.8975" calcext:value-type="float">
            <text:p>40.8975</text:p>
          </table:table-cell>
          <table:table-cell office:value-type="float" office:value="111.226" calcext:value-type="float">
            <text:p>111.226</text:p>
          </table:table-cell>
          <table:table-cell office:value-type="float" office:value="270.07" calcext:value-type="float">
            <text:p>270.07</text:p>
          </table:table-cell>
          <table:table-cell office:value-type="float" office:value="40.5651" calcext:value-type="float">
            <text:p>40.5651</text:p>
          </table:table-cell>
          <table:table-cell/>
          <table:table-cell table:formula="of:=([.D830]-[.A830])/0.0166667" office:value-type="float" office:value="-112.49977500045" calcext:value-type="float">
            <text:p>-112.49977500045</text:p>
          </table:table-cell>
          <table:table-cell table:formula="of:=ABS([.E830]-[.B830])/0.0166667" office:value-type="float" office:value="794.698410603179" calcext:value-type="float">
            <text:p>794.698410603179</text:p>
          </table:table-cell>
          <table:table-cell table:formula="of:=([.F830]-[.C830])/0.0166667" office:value-type="float" office:value="-19.9439601120798" calcext:value-type="float">
            <text:p>-19.9439601120798</text:p>
          </table:table-cell>
          <table:table-cell table:formula="of:=DEGREES(ATAN(ABS([.F830]-[.C830])/ABS([.E830]-[.B830])))" office:value-type="float" office:value="1.43760817465259" calcext:value-type="float">
            <text:p>1.43760817465259</text:p>
          </table:table-cell>
          <table:table-cell table:formula="of:=SQRT(POWER([.H830];2)+POWER([.I830];2)+POWER([.J830];2))" office:value-type="float" office:value="802.869556488053" calcext:value-type="float">
            <text:p>802.869556488053</text:p>
          </table:table-cell>
        </table:table-row>
        <table:table-row table:style-name="ro1">
          <table:table-cell office:value-type="float" office:value="112.323" calcext:value-type="float">
            <text:p>112.323</text:p>
          </table:table-cell>
          <table:table-cell office:value-type="float" office:value="286.047" calcext:value-type="float">
            <text:p>286.047</text:p>
          </table:table-cell>
          <table:table-cell office:value-type="float" office:value="40.4674" calcext:value-type="float">
            <text:p>40.4674</text:p>
          </table:table-cell>
          <table:table-cell office:value-type="float" office:value="110.221" calcext:value-type="float">
            <text:p>110.221</text:p>
          </table:table-cell>
          <table:table-cell office:value-type="float" office:value="272.724" calcext:value-type="float">
            <text:p>272.724</text:p>
          </table:table-cell>
          <table:table-cell office:value-type="float" office:value="39.8862" calcext:value-type="float">
            <text:p>39.8862</text:p>
          </table:table-cell>
          <table:table-cell/>
          <table:table-cell table:formula="of:=([.D831]-[.A831])/0.0166667" office:value-type="float" office:value="-126.119747760504" calcext:value-type="float">
            <text:p>-126.119747760504</text:p>
          </table:table-cell>
          <table:table-cell table:formula="of:=ABS([.E831]-[.B831])/0.0166667" office:value-type="float" office:value="799.3784012432" calcext:value-type="float">
            <text:p>799.3784012432</text:p>
          </table:table-cell>
          <table:table-cell table:formula="of:=([.F831]-[.C831])/0.0166667" office:value-type="float" office:value="-34.8719302561392" calcext:value-type="float">
            <text:p>-34.8719302561392</text:p>
          </table:table-cell>
          <table:table-cell table:formula="of:=DEGREES(ATAN(ABS([.F831]-[.C831])/ABS([.E831]-[.B831])))" office:value-type="float" office:value="2.49787639707685" calcext:value-type="float">
            <text:p>2.49787639707685</text:p>
          </table:table-cell>
          <table:table-cell table:formula="of:=SQRT(POWER([.H831];2)+POWER([.I831];2)+POWER([.J831];2))" office:value-type="float" office:value="810.017327388184" calcext:value-type="float">
            <text:p>810.017327388184</text:p>
          </table:table-cell>
        </table:table-row>
        <table:table-row table:style-name="ro1">
          <table:table-cell office:value-type="float" office:value="113.753" calcext:value-type="float">
            <text:p>113.753</text:p>
          </table:table-cell>
          <table:table-cell office:value-type="float" office:value="290.911" calcext:value-type="float">
            <text:p>290.911</text:p>
          </table:table-cell>
          <table:table-cell office:value-type="float" office:value="40.9645" calcext:value-type="float">
            <text:p>40.9645</text:p>
          </table:table-cell>
          <table:table-cell office:value-type="float" office:value="112.197" calcext:value-type="float">
            <text:p>112.197</text:p>
          </table:table-cell>
          <table:table-cell office:value-type="float" office:value="278.528" calcext:value-type="float">
            <text:p>278.528</text:p>
          </table:table-cell>
          <table:table-cell office:value-type="float" office:value="40.4157" calcext:value-type="float">
            <text:p>40.4157</text:p>
          </table:table-cell>
          <table:table-cell/>
          <table:table-cell table:formula="of:=([.D832]-[.A832])/0.0166667" office:value-type="float" office:value="-93.3598132803733" calcext:value-type="float">
            <text:p>-93.3598132803733</text:p>
          </table:table-cell>
          <table:table-cell table:formula="of:=ABS([.E832]-[.B832])/0.0166667" office:value-type="float" office:value="742.978514042971" calcext:value-type="float">
            <text:p>742.978514042971</text:p>
          </table:table-cell>
          <table:table-cell table:formula="of:=([.F832]-[.C832])/0.0166667" office:value-type="float" office:value="-32.9279341441317" calcext:value-type="float">
            <text:p>-32.9279341441317</text:p>
          </table:table-cell>
          <table:table-cell table:formula="of:=DEGREES(ATAN(ABS([.F832]-[.C832])/ABS([.E832]-[.B832])))" office:value-type="float" office:value="2.53762101895453" calcext:value-type="float">
            <text:p>2.53762101895453</text:p>
          </table:table-cell>
          <table:table-cell table:formula="of:=SQRT(POWER([.H832];2)+POWER([.I832];2)+POWER([.J832];2))" office:value-type="float" office:value="749.544779124134" calcext:value-type="float">
            <text:p>749.544779124134</text:p>
          </table:table-cell>
        </table:table-row>
        <table:table-row table:style-name="ro1">
          <table:table-cell office:value-type="float" office:value="115.77" calcext:value-type="float">
            <text:p>115.77</text:p>
          </table:table-cell>
          <table:table-cell office:value-type="float" office:value="290.49" calcext:value-type="float">
            <text:p>290.49</text:p>
          </table:table-cell>
          <table:table-cell office:value-type="float" office:value="41.5278" calcext:value-type="float">
            <text:p>41.5278</text:p>
          </table:table-cell>
          <table:table-cell office:value-type="float" office:value="115.538" calcext:value-type="float">
            <text:p>115.538</text:p>
          </table:table-cell>
          <table:table-cell office:value-type="float" office:value="279.275" calcext:value-type="float">
            <text:p>279.275</text:p>
          </table:table-cell>
          <table:table-cell office:value-type="float" office:value="40.771" calcext:value-type="float">
            <text:p>40.771</text:p>
          </table:table-cell>
          <table:table-cell/>
          <table:table-cell table:formula="of:=([.D833]-[.A833])/0.0166667" office:value-type="float" office:value="-13.9199721600556" calcext:value-type="float">
            <text:p>-13.9199721600556</text:p>
          </table:table-cell>
          <table:table-cell table:formula="of:=ABS([.E833]-[.B833])/0.0166667" office:value-type="float" office:value="672.898654202693" calcext:value-type="float">
            <text:p>672.898654202693</text:p>
          </table:table-cell>
          <table:table-cell table:formula="of:=([.F833]-[.C833])/0.0166667" office:value-type="float" office:value="-45.4079091841815" calcext:value-type="float">
            <text:p>-45.4079091841815</text:p>
          </table:table-cell>
          <table:table-cell table:formula="of:=DEGREES(ATAN(ABS([.F833]-[.C833])/ABS([.E833]-[.B833])))" office:value-type="float" office:value="3.86052670113914" calcext:value-type="float">
            <text:p>3.86052670113914</text:p>
          </table:table-cell>
          <table:table-cell table:formula="of:=SQRT(POWER([.H833];2)+POWER([.I833];2)+POWER([.J833];2))" office:value-type="float" office:value="674.572637059355" calcext:value-type="float">
            <text:p>674.572637059355</text:p>
          </table:table-cell>
        </table:table-row>
        <table:table-row table:style-name="ro1">
          <table:table-cell office:value-type="float" office:value="114.008" calcext:value-type="float">
            <text:p>114.008</text:p>
          </table:table-cell>
          <table:table-cell office:value-type="float" office:value="288.118" calcext:value-type="float">
            <text:p>288.118</text:p>
          </table:table-cell>
          <table:table-cell office:value-type="float" office:value="41.656" calcext:value-type="float">
            <text:p>41.656</text:p>
          </table:table-cell>
          <table:table-cell office:value-type="float" office:value="112.673" calcext:value-type="float">
            <text:p>112.673</text:p>
          </table:table-cell>
          <table:table-cell office:value-type="float" office:value="278.355" calcext:value-type="float">
            <text:p>278.355</text:p>
          </table:table-cell>
          <table:table-cell office:value-type="float" office:value="40.9415" calcext:value-type="float">
            <text:p>40.9415</text:p>
          </table:table-cell>
          <table:table-cell/>
          <table:table-cell table:formula="of:=([.D834]-[.A834])/0.0166667" office:value-type="float" office:value="-80.09983980032" calcext:value-type="float">
            <text:p>-80.09983980032</text:p>
          </table:table-cell>
          <table:table-cell table:formula="of:=ABS([.E834]-[.B834])/0.0166667" office:value-type="float" office:value="585.778828442342" calcext:value-type="float">
            <text:p>585.778828442342</text:p>
          </table:table-cell>
          <table:table-cell table:formula="of:=([.F834]-[.C834])/0.0166667" office:value-type="float" office:value="-42.8699142601715" calcext:value-type="float">
            <text:p>-42.8699142601715</text:p>
          </table:table-cell>
          <table:table-cell table:formula="of:=DEGREES(ATAN(ABS([.F834]-[.C834])/ABS([.E834]-[.B834])))" office:value-type="float" office:value="4.18569919180838" calcext:value-type="float">
            <text:p>4.18569919180838</text:p>
          </table:table-cell>
          <table:table-cell table:formula="of:=SQRT(POWER([.H834];2)+POWER([.I834];2)+POWER([.J834];2))" office:value-type="float" office:value="592.78212670086" calcext:value-type="float">
            <text:p>592.78212670086</text:p>
          </table:table-cell>
        </table:table-row>
        <table:table-row table:style-name="ro1">
          <table:table-cell office:value-type="float" office:value="113.219" calcext:value-type="float">
            <text:p>113.219</text:p>
          </table:table-cell>
          <table:table-cell office:value-type="float" office:value="284.615" calcext:value-type="float">
            <text:p>284.615</text:p>
          </table:table-cell>
          <table:table-cell office:value-type="float" office:value="40.689" calcext:value-type="float">
            <text:p>40.689</text:p>
          </table:table-cell>
          <table:table-cell office:value-type="float" office:value="112.825" calcext:value-type="float">
            <text:p>112.825</text:p>
          </table:table-cell>
          <table:table-cell office:value-type="float" office:value="271.193" calcext:value-type="float">
            <text:p>271.193</text:p>
          </table:table-cell>
          <table:table-cell office:value-type="float" office:value="40.1197" calcext:value-type="float">
            <text:p>40.1197</text:p>
          </table:table-cell>
          <table:table-cell/>
          <table:table-cell table:formula="of:=([.D835]-[.A835])/0.0166667" office:value-type="float" office:value="-23.639952720094" calcext:value-type="float">
            <text:p>-23.639952720094</text:p>
          </table:table-cell>
          <table:table-cell table:formula="of:=ABS([.E835]-[.B835])/0.0166667" office:value-type="float" office:value="805.318389363223" calcext:value-type="float">
            <text:p>805.318389363223</text:p>
          </table:table-cell>
          <table:table-cell table:formula="of:=([.F835]-[.C835])/0.0166667" office:value-type="float" office:value="-34.1579316841365" calcext:value-type="float">
            <text:p>-34.1579316841365</text:p>
          </table:table-cell>
          <table:table-cell table:formula="of:=DEGREES(ATAN(ABS([.F835]-[.C835])/ABS([.E835]-[.B835])))" office:value-type="float" office:value="2.42876973560836" calcext:value-type="float">
            <text:p>2.42876973560836</text:p>
          </table:table-cell>
          <table:table-cell table:formula="of:=SQRT(POWER([.H835];2)+POWER([.I835];2)+POWER([.J835];2))" office:value-type="float" office:value="806.389062368855" calcext:value-type="float">
            <text:p>806.389062368855</text:p>
          </table:table-cell>
        </table:table-row>
        <table:table-row table:style-name="ro1">
          <table:table-cell office:value-type="float" office:value="93.591" calcext:value-type="float">
            <text:p>93.591</text:p>
          </table:table-cell>
          <table:table-cell office:value-type="float" office:value="297.724" calcext:value-type="float">
            <text:p>297.724</text:p>
          </table:table-cell>
          <table:table-cell office:value-type="float" office:value="41.6208" calcext:value-type="float">
            <text:p>41.6208</text:p>
          </table:table-cell>
          <table:table-cell office:value-type="float" office:value="91.7302" calcext:value-type="float">
            <text:p>91.7302</text:p>
          </table:table-cell>
          <table:table-cell office:value-type="float" office:value="284.604" calcext:value-type="float">
            <text:p>284.604</text:p>
          </table:table-cell>
          <table:table-cell office:value-type="float" office:value="41.3737" calcext:value-type="float">
            <text:p>41.3737</text:p>
          </table:table-cell>
          <table:table-cell/>
          <table:table-cell table:formula="of:=([.D836]-[.A836])/0.0166667" office:value-type="float" office:value="-111.647776704446" calcext:value-type="float">
            <text:p>-111.647776704446</text:p>
          </table:table-cell>
          <table:table-cell table:formula="of:=ABS([.E836]-[.B836])/0.0166667" office:value-type="float" office:value="787.198425603149" calcext:value-type="float">
            <text:p>787.198425603149</text:p>
          </table:table-cell>
          <table:table-cell table:formula="of:=([.F836]-[.C836])/0.0166667" office:value-type="float" office:value="-14.8259703480595" calcext:value-type="float">
            <text:p>-14.8259703480595</text:p>
          </table:table-cell>
          <table:table-cell table:formula="of:=DEGREES(ATAN(ABS([.F836]-[.C836])/ABS([.E836]-[.B836])))" office:value-type="float" office:value="1.07897206458786" calcext:value-type="float">
            <text:p>1.07897206458786</text:p>
          </table:table-cell>
          <table:table-cell table:formula="of:=SQRT(POWER([.H836];2)+POWER([.I836];2)+POWER([.J836];2))" office:value-type="float" office:value="795.214685925684" calcext:value-type="float">
            <text:p>795.214685925684</text:p>
          </table:table-cell>
        </table:table-row>
        <table:table-row table:style-name="ro1">
          <table:table-cell office:value-type="float" office:value="82.3554" calcext:value-type="float">
            <text:p>82.3554</text:p>
          </table:table-cell>
          <table:table-cell office:value-type="float" office:value="288.422" calcext:value-type="float">
            <text:p>288.422</text:p>
          </table:table-cell>
          <table:table-cell office:value-type="float" office:value="41.1062" calcext:value-type="float">
            <text:p>41.1062</text:p>
          </table:table-cell>
          <table:table-cell office:value-type="float" office:value="81.7594" calcext:value-type="float">
            <text:p>81.7594</text:p>
          </table:table-cell>
          <table:table-cell office:value-type="float" office:value="273.051" calcext:value-type="float">
            <text:p>273.051</text:p>
          </table:table-cell>
          <table:table-cell office:value-type="float" office:value="40.8161" calcext:value-type="float">
            <text:p>40.8161</text:p>
          </table:table-cell>
          <table:table-cell/>
          <table:table-cell table:formula="of:=([.D837]-[.A837])/0.0166667" office:value-type="float" office:value="-35.7599284801433" calcext:value-type="float">
            <text:p>-35.7599284801433</text:p>
          </table:table-cell>
          <table:table-cell table:formula="of:=ABS([.E837]-[.B837])/0.0166667" office:value-type="float" office:value="922.258155483691" calcext:value-type="float">
            <text:p>922.258155483691</text:p>
          </table:table-cell>
          <table:table-cell table:formula="of:=([.F837]-[.C837])/0.0166667" office:value-type="float" office:value="-17.4059651880698" calcext:value-type="float">
            <text:p>-17.4059651880698</text:p>
          </table:table-cell>
          <table:table-cell table:formula="of:=DEGREES(ATAN(ABS([.F837]-[.C837])/ABS([.E837]-[.B837])))" office:value-type="float" office:value="1.08122650080847" calcext:value-type="float">
            <text:p>1.08122650080847</text:p>
          </table:table-cell>
          <table:table-cell table:formula="of:=SQRT(POWER([.H837];2)+POWER([.I837];2)+POWER([.J837];2))" office:value-type="float" office:value="923.115293701287" calcext:value-type="float">
            <text:p>923.115293701287</text:p>
          </table:table-cell>
        </table:table-row>
        <table:table-row table:style-name="ro1">
          <table:table-cell office:value-type="float" office:value="78.0064" calcext:value-type="float">
            <text:p>78.0064</text:p>
          </table:table-cell>
          <table:table-cell office:value-type="float" office:value="291.001" calcext:value-type="float">
            <text:p>291.001</text:p>
          </table:table-cell>
          <table:table-cell office:value-type="float" office:value="40.4811" calcext:value-type="float">
            <text:p>40.4811</text:p>
          </table:table-cell>
          <table:table-cell office:value-type="float" office:value="78.0813" calcext:value-type="float">
            <text:p>78.0813</text:p>
          </table:table-cell>
          <table:table-cell office:value-type="float" office:value="278.01" calcext:value-type="float">
            <text:p>278.01</text:p>
          </table:table-cell>
          <table:table-cell office:value-type="float" office:value="40.0359" calcext:value-type="float">
            <text:p>40.0359</text:p>
          </table:table-cell>
          <table:table-cell/>
          <table:table-cell table:formula="of:=([.D838]-[.A838])/0.0166667" office:value-type="float" office:value="4.49399101201795" calcext:value-type="float">
            <text:p>4.49399101201795</text:p>
          </table:table-cell>
          <table:table-cell table:formula="of:=ABS([.E838]-[.B838])/0.0166667" office:value-type="float" office:value="779.458441083117" calcext:value-type="float">
            <text:p>779.458441083117</text:p>
          </table:table-cell>
          <table:table-cell table:formula="of:=([.F838]-[.C838])/0.0166667" office:value-type="float" office:value="-26.7119465761068" calcext:value-type="float">
            <text:p>-26.7119465761068</text:p>
          </table:table-cell>
          <table:table-cell table:formula="of:=DEGREES(ATAN(ABS([.F838]-[.C838])/ABS([.E838]-[.B838])))" office:value-type="float" office:value="1.96275131222254" calcext:value-type="float">
            <text:p>1.96275131222254</text:p>
          </table:table-cell>
          <table:table-cell table:formula="of:=SQRT(POWER([.H838];2)+POWER([.I838];2)+POWER([.J838];2))" office:value-type="float" office:value="779.928961778458" calcext:value-type="float">
            <text:p>779.928961778458</text:p>
          </table:table-cell>
        </table:table-row>
        <table:table-row table:style-name="ro1">
          <table:table-cell office:value-type="float" office:value="75.9561" calcext:value-type="float">
            <text:p>75.9561</text:p>
          </table:table-cell>
          <table:table-cell office:value-type="float" office:value="293.477" calcext:value-type="float">
            <text:p>293.477</text:p>
          </table:table-cell>
          <table:table-cell office:value-type="float" office:value="40.8823" calcext:value-type="float">
            <text:p>40.8823</text:p>
          </table:table-cell>
          <table:table-cell office:value-type="float" office:value="76.0846" calcext:value-type="float">
            <text:p>76.0846</text:p>
          </table:table-cell>
          <table:table-cell office:value-type="float" office:value="280.334" calcext:value-type="float">
            <text:p>280.334</text:p>
          </table:table-cell>
          <table:table-cell office:value-type="float" office:value="40.4289" calcext:value-type="float">
            <text:p>40.4289</text:p>
          </table:table-cell>
          <table:table-cell/>
          <table:table-cell table:formula="of:=([.D839]-[.A839])/0.0166667" office:value-type="float" office:value="7.70998458003014" calcext:value-type="float">
            <text:p>7.70998458003014</text:p>
          </table:table-cell>
          <table:table-cell table:formula="of:=ABS([.E839]-[.B839])/0.0166667" office:value-type="float" office:value="788.578422843153" calcext:value-type="float">
            <text:p>788.578422843153</text:p>
          </table:table-cell>
          <table:table-cell table:formula="of:=([.F839]-[.C839])/0.0166667" office:value-type="float" office:value="-27.2039455921089" calcext:value-type="float">
            <text:p>-27.2039455921089</text:p>
          </table:table-cell>
          <table:table-cell table:formula="of:=DEGREES(ATAN(ABS([.F839]-[.C839])/ABS([.E839]-[.B839])))" office:value-type="float" office:value="1.97577482856785" calcext:value-type="float">
            <text:p>1.97577482856785</text:p>
          </table:table-cell>
          <table:table-cell table:formula="of:=SQRT(POWER([.H839];2)+POWER([.I839];2)+POWER([.J839];2))" office:value-type="float" office:value="789.08518392617" calcext:value-type="float">
            <text:p>789.08518392617</text:p>
          </table:table-cell>
        </table:table-row>
        <table:table-row table:style-name="ro1">
          <table:table-cell office:value-type="float" office:value="75.1738" calcext:value-type="float">
            <text:p>75.1738</text:p>
          </table:table-cell>
          <table:table-cell office:value-type="float" office:value="293.411" calcext:value-type="float">
            <text:p>293.411</text:p>
          </table:table-cell>
          <table:table-cell office:value-type="float" office:value="40.8998" calcext:value-type="float">
            <text:p>40.8998</text:p>
          </table:table-cell>
          <table:table-cell office:value-type="float" office:value="75.5876" calcext:value-type="float">
            <text:p>75.5876</text:p>
          </table:table-cell>
          <table:table-cell office:value-type="float" office:value="281.686" calcext:value-type="float">
            <text:p>281.686</text:p>
          </table:table-cell>
          <table:table-cell office:value-type="float" office:value="39.9612" calcext:value-type="float">
            <text:p>39.9612</text:p>
          </table:table-cell>
          <table:table-cell/>
          <table:table-cell table:formula="of:=([.D840]-[.A840])/0.0166667" office:value-type="float" office:value="24.827950344099" calcext:value-type="float">
            <text:p>24.827950344099</text:p>
          </table:table-cell>
          <table:table-cell table:formula="of:=ABS([.E840]-[.B840])/0.0166667" office:value-type="float" office:value="703.498593002815" calcext:value-type="float">
            <text:p>703.498593002815</text:p>
          </table:table-cell>
          <table:table-cell table:formula="of:=([.F840]-[.C840])/0.0166667" office:value-type="float" office:value="-56.3158873682253" calcext:value-type="float">
            <text:p>-56.3158873682253</text:p>
          </table:table-cell>
          <table:table-cell table:formula="of:=DEGREES(ATAN(ABS([.F840]-[.C840])/ABS([.E840]-[.B840])))" office:value-type="float" office:value="4.57683458289287" calcext:value-type="float">
            <text:p>4.57683458289287</text:p>
          </table:table-cell>
          <table:table-cell table:formula="of:=SQRT(POWER([.H840];2)+POWER([.I840];2)+POWER([.J840];2))" office:value-type="float" office:value="706.185653100727" calcext:value-type="float">
            <text:p>706.185653100727</text:p>
          </table:table-cell>
        </table:table-row>
        <table:table-row table:style-name="ro1">
          <table:table-cell office:value-type="float" office:value="72.5669" calcext:value-type="float">
            <text:p>72.5669</text:p>
          </table:table-cell>
          <table:table-cell office:value-type="float" office:value="291.721" calcext:value-type="float">
            <text:p>291.721</text:p>
          </table:table-cell>
          <table:table-cell office:value-type="float" office:value="41.446" calcext:value-type="float">
            <text:p>41.446</text:p>
          </table:table-cell>
          <table:table-cell office:value-type="float" office:value="73.036" calcext:value-type="float">
            <text:p>73.036</text:p>
          </table:table-cell>
          <table:table-cell office:value-type="float" office:value="278.649" calcext:value-type="float">
            <text:p>278.649</text:p>
          </table:table-cell>
          <table:table-cell office:value-type="float" office:value="40.9816" calcext:value-type="float">
            <text:p>40.9816</text:p>
          </table:table-cell>
          <table:table-cell/>
          <table:table-cell table:formula="of:=([.D841]-[.A841])/0.0166667" office:value-type="float" office:value="28.1459437081124" calcext:value-type="float">
            <text:p>28.1459437081124</text:p>
          </table:table-cell>
          <table:table-cell table:formula="of:=ABS([.E841]-[.B841])/0.0166667" office:value-type="float" office:value="784.318431363138" calcext:value-type="float">
            <text:p>784.318431363138</text:p>
          </table:table-cell>
          <table:table-cell table:formula="of:=([.F841]-[.C841])/0.0166667" office:value-type="float" office:value="-27.8639442721113" calcext:value-type="float">
            <text:p>-27.8639442721113</text:p>
          </table:table-cell>
          <table:table-cell table:formula="of:=DEGREES(ATAN(ABS([.F841]-[.C841])/ABS([.E841]-[.B841])))" office:value-type="float" office:value="2.0346522531262" calcext:value-type="float">
            <text:p>2.0346522531262</text:p>
          </table:table-cell>
          <table:table-cell table:formula="of:=SQRT(POWER([.H841];2)+POWER([.I841];2)+POWER([.J841];2))" office:value-type="float" office:value="785.317767094029" calcext:value-type="float">
            <text:p>785.317767094029</text:p>
          </table:table-cell>
        </table:table-row>
        <table:table-row table:style-name="ro1">
          <table:table-cell office:value-type="float" office:value="57.7032" calcext:value-type="float">
            <text:p>57.7032</text:p>
          </table:table-cell>
          <table:table-cell office:value-type="float" office:value="293.934" calcext:value-type="float">
            <text:p>293.934</text:p>
          </table:table-cell>
          <table:table-cell office:value-type="float" office:value="41.2426" calcext:value-type="float">
            <text:p>41.2426</text:p>
          </table:table-cell>
          <table:table-cell office:value-type="float" office:value="57.8484" calcext:value-type="float">
            <text:p>57.8484</text:p>
          </table:table-cell>
          <table:table-cell office:value-type="float" office:value="279.092" calcext:value-type="float">
            <text:p>279.092</text:p>
          </table:table-cell>
          <table:table-cell office:value-type="float" office:value="40.8044" calcext:value-type="float">
            <text:p>40.8044</text:p>
          </table:table-cell>
          <table:table-cell/>
          <table:table-cell table:formula="of:=([.D842]-[.A842])/0.0166667" office:value-type="float" office:value="8.71198257603458" calcext:value-type="float">
            <text:p>8.71198257603458</text:p>
          </table:table-cell>
          <table:table-cell table:formula="of:=ABS([.E842]-[.B842])/0.0166667" office:value-type="float" office:value="890.518218963565" calcext:value-type="float">
            <text:p>890.518218963565</text:p>
          </table:table-cell>
          <table:table-cell table:formula="of:=([.F842]-[.C842])/0.0166667" office:value-type="float" office:value="-26.2919474161053" calcext:value-type="float">
            <text:p>-26.2919474161053</text:p>
          </table:table-cell>
          <table:table-cell table:formula="of:=DEGREES(ATAN(ABS([.F842]-[.C842])/ABS([.E842]-[.B842])))" office:value-type="float" office:value="1.6911278301777" calcext:value-type="float">
            <text:p>1.6911278301777</text:p>
          </table:table-cell>
          <table:table-cell table:formula="of:=SQRT(POWER([.H842];2)+POWER([.I842];2)+POWER([.J842];2))" office:value-type="float" office:value="890.948855684419" calcext:value-type="float">
            <text:p>890.948855684419</text:p>
          </table:table-cell>
        </table:table-row>
        <table:table-row table:style-name="ro1">
          <table:table-cell office:value-type="float" office:value="59.1185" calcext:value-type="float">
            <text:p>59.1185</text:p>
          </table:table-cell>
          <table:table-cell office:value-type="float" office:value="289.874" calcext:value-type="float">
            <text:p>289.874</text:p>
          </table:table-cell>
          <table:table-cell office:value-type="float" office:value="41.8631" calcext:value-type="float">
            <text:p>41.8631</text:p>
          </table:table-cell>
          <table:table-cell office:value-type="float" office:value="59.1944" calcext:value-type="float">
            <text:p>59.1944</text:p>
          </table:table-cell>
          <table:table-cell office:value-type="float" office:value="276.528" calcext:value-type="float">
            <text:p>276.528</text:p>
          </table:table-cell>
          <table:table-cell office:value-type="float" office:value="41.7067" calcext:value-type="float">
            <text:p>41.7067</text:p>
          </table:table-cell>
          <table:table-cell/>
          <table:table-cell table:formula="of:=([.D843]-[.A843])/0.0166667" office:value-type="float" office:value="4.55399089201847" calcext:value-type="float">
            <text:p>4.55399089201847</text:p>
          </table:table-cell>
          <table:table-cell table:formula="of:=ABS([.E843]-[.B843])/0.0166667" office:value-type="float" office:value="800.758398483203" calcext:value-type="float">
            <text:p>800.758398483203</text:p>
          </table:table-cell>
          <table:table-cell table:formula="of:=([.F843]-[.C843])/0.0166667" office:value-type="float" office:value="-9.38398123203783" calcext:value-type="float">
            <text:p>-9.38398123203783</text:p>
          </table:table-cell>
          <table:table-cell table:formula="of:=DEGREES(ATAN(ABS([.F843]-[.C843])/ABS([.E843]-[.B843])))" office:value-type="float" office:value="0.671410889905498" calcext:value-type="float">
            <text:p>0.671410889905498</text:p>
          </table:table-cell>
          <table:table-cell table:formula="of:=SQRT(POWER([.H843];2)+POWER([.I843];2)+POWER([.J843];2))" office:value-type="float" office:value="800.826329910669" calcext:value-type="float">
            <text:p>800.826329910669</text:p>
          </table:table-cell>
        </table:table-row>
        <table:table-row table:style-name="ro1">
          <table:table-cell office:value-type="float" office:value="58.6036" calcext:value-type="float">
            <text:p>58.6036</text:p>
          </table:table-cell>
          <table:table-cell office:value-type="float" office:value="299.694" calcext:value-type="float">
            <text:p>299.694</text:p>
          </table:table-cell>
          <table:table-cell office:value-type="float" office:value="41.3783" calcext:value-type="float">
            <text:p>41.3783</text:p>
          </table:table-cell>
          <table:table-cell office:value-type="float" office:value="59.2106" calcext:value-type="float">
            <text:p>59.2106</text:p>
          </table:table-cell>
          <table:table-cell office:value-type="float" office:value="285.887" calcext:value-type="float">
            <text:p>285.887</text:p>
          </table:table-cell>
          <table:table-cell office:value-type="float" office:value="41.4694" calcext:value-type="float">
            <text:p>41.4694</text:p>
          </table:table-cell>
          <table:table-cell/>
          <table:table-cell table:formula="of:=([.D844]-[.A844])/0.0166667" office:value-type="float" office:value="36.4199271601456" calcext:value-type="float">
            <text:p>36.4199271601456</text:p>
          </table:table-cell>
          <table:table-cell table:formula="of:=ABS([.E844]-[.B844])/0.0166667" office:value-type="float" office:value="828.418343163315" calcext:value-type="float">
            <text:p>828.418343163315</text:p>
          </table:table-cell>
          <table:table-cell table:formula="of:=([.F844]-[.C844])/0.0166667" office:value-type="float" office:value="5.4659890680217" calcext:value-type="float">
            <text:p>5.4659890680217</text:p>
          </table:table-cell>
          <table:table-cell table:formula="of:=DEGREES(ATAN(ABS([.F844]-[.C844])/ABS([.E844]-[.B844])))" office:value-type="float" office:value="0.37803793510117" calcext:value-type="float">
            <text:p>0.37803793510117</text:p>
          </table:table-cell>
          <table:table-cell table:formula="of:=SQRT(POWER([.H844];2)+POWER([.I844];2)+POWER([.J844];2))" office:value-type="float" office:value="829.236540089915" calcext:value-type="float">
            <text:p>829.236540089915</text:p>
          </table:table-cell>
        </table:table-row>
        <table:table-row table:style-name="ro1">
          <table:table-cell office:value-type="float" office:value="58.9162" calcext:value-type="float">
            <text:p>58.9162</text:p>
          </table:table-cell>
          <table:table-cell office:value-type="float" office:value="287.239" calcext:value-type="float">
            <text:p>287.239</text:p>
          </table:table-cell>
          <table:table-cell office:value-type="float" office:value="41.2581" calcext:value-type="float">
            <text:p>41.2581</text:p>
          </table:table-cell>
          <table:table-cell office:value-type="float" office:value="59.2035" calcext:value-type="float">
            <text:p>59.2035</text:p>
          </table:table-cell>
          <table:table-cell office:value-type="float" office:value="275.448" calcext:value-type="float">
            <text:p>275.448</text:p>
          </table:table-cell>
          <table:table-cell office:value-type="float" office:value="40.6348" calcext:value-type="float">
            <text:p>40.6348</text:p>
          </table:table-cell>
          <table:table-cell/>
          <table:table-cell table:formula="of:=([.D845]-[.A845])/0.0166667" office:value-type="float" office:value="17.2379655240686" calcext:value-type="float">
            <text:p>17.2379655240686</text:p>
          </table:table-cell>
          <table:table-cell table:formula="of:=ABS([.E845]-[.B845])/0.0166667" office:value-type="float" office:value="707.45858508283" calcext:value-type="float">
            <text:p>707.45858508283</text:p>
          </table:table-cell>
          <table:table-cell table:formula="of:=([.F845]-[.C845])/0.0166667" office:value-type="float" office:value="-37.3979252041496" calcext:value-type="float">
            <text:p>-37.3979252041496</text:p>
          </table:table-cell>
          <table:table-cell table:formula="of:=DEGREES(ATAN(ABS([.F845]-[.C845])/ABS([.E845]-[.B845])))" office:value-type="float" office:value="3.02597317710337" calcext:value-type="float">
            <text:p>3.02597317710337</text:p>
          </table:table-cell>
          <table:table-cell table:formula="of:=SQRT(POWER([.H845];2)+POWER([.I845];2)+POWER([.J845];2))" office:value-type="float" office:value="708.656053295521" calcext:value-type="float">
            <text:p>708.656053295521</text:p>
          </table:table-cell>
        </table:table-row>
        <table:table-row table:style-name="ro1">
          <table:table-cell office:value-type="float" office:value="59.6308" calcext:value-type="float">
            <text:p>59.6308</text:p>
          </table:table-cell>
          <table:table-cell office:value-type="float" office:value="288.952" calcext:value-type="float">
            <text:p>288.952</text:p>
          </table:table-cell>
          <table:table-cell office:value-type="float" office:value="40.2114" calcext:value-type="float">
            <text:p>40.2114</text:p>
          </table:table-cell>
          <table:table-cell office:value-type="float" office:value="60.1822" calcext:value-type="float">
            <text:p>60.1822</text:p>
          </table:table-cell>
          <table:table-cell office:value-type="float" office:value="275.851" calcext:value-type="float">
            <text:p>275.851</text:p>
          </table:table-cell>
          <table:table-cell office:value-type="float" office:value="39.5598" calcext:value-type="float">
            <text:p>39.5598</text:p>
          </table:table-cell>
          <table:table-cell/>
          <table:table-cell table:formula="of:=([.D846]-[.A846])/0.0166667" office:value-type="float" office:value="33.0839338321324" calcext:value-type="float">
            <text:p>33.0839338321324</text:p>
          </table:table-cell>
          <table:table-cell table:formula="of:=ABS([.E846]-[.B846])/0.0166667" office:value-type="float" office:value="786.058427883144" calcext:value-type="float">
            <text:p>786.058427883144</text:p>
          </table:table-cell>
          <table:table-cell table:formula="of:=([.F846]-[.C846])/0.0166667" office:value-type="float" office:value="-39.0959218081561" calcext:value-type="float">
            <text:p>-39.0959218081561</text:p>
          </table:table-cell>
          <table:table-cell table:formula="of:=DEGREES(ATAN(ABS([.F846]-[.C846])/ABS([.E846]-[.B846])))" office:value-type="float" office:value="2.84735446045807" calcext:value-type="float">
            <text:p>2.84735446045807</text:p>
          </table:table-cell>
          <table:table-cell table:formula="of:=SQRT(POWER([.H846];2)+POWER([.I846];2)+POWER([.J846];2))" office:value-type="float" office:value="787.725135961751" calcext:value-type="float">
            <text:p>787.725135961751</text:p>
          </table:table-cell>
        </table:table-row>
        <table:table-row table:style-name="ro1">
          <table:table-cell office:value-type="float" office:value="57.939" calcext:value-type="float">
            <text:p>57.939</text:p>
          </table:table-cell>
          <table:table-cell office:value-type="float" office:value="295.241" calcext:value-type="float">
            <text:p>295.241</text:p>
          </table:table-cell>
          <table:table-cell office:value-type="float" office:value="41.8124" calcext:value-type="float">
            <text:p>41.8124</text:p>
          </table:table-cell>
          <table:table-cell office:value-type="float" office:value="58.0477" calcext:value-type="float">
            <text:p>58.0477</text:p>
          </table:table-cell>
          <table:table-cell office:value-type="float" office:value="281.612" calcext:value-type="float">
            <text:p>281.612</text:p>
          </table:table-cell>
          <table:table-cell office:value-type="float" office:value="41.6545" calcext:value-type="float">
            <text:p>41.6545</text:p>
          </table:table-cell>
          <table:table-cell/>
          <table:table-cell table:formula="of:=([.D847]-[.A847])/0.0166667" office:value-type="float" office:value="6.52198695602602" calcext:value-type="float">
            <text:p>6.52198695602602</text:p>
          </table:table-cell>
          <table:table-cell table:formula="of:=ABS([.E847]-[.B847])/0.0166667" office:value-type="float" office:value="817.738364523269" calcext:value-type="float">
            <text:p>817.738364523269</text:p>
          </table:table-cell>
          <table:table-cell table:formula="of:=([.F847]-[.C847])/0.0166667" office:value-type="float" office:value="-9.47398105203777" calcext:value-type="float">
            <text:p>-9.47398105203777</text:p>
          </table:table-cell>
          <table:table-cell table:formula="of:=DEGREES(ATAN(ABS([.F847]-[.C847])/ABS([.E847]-[.B847])))" office:value-type="float" office:value="0.663775686919313" calcext:value-type="float">
            <text:p>0.663775686919313</text:p>
          </table:table-cell>
          <table:table-cell table:formula="of:=SQRT(POWER([.H847];2)+POWER([.I847];2)+POWER([.J847];2))" office:value-type="float" office:value="817.819249861496" calcext:value-type="float">
            <text:p>817.819249861496</text:p>
          </table:table-cell>
        </table:table-row>
        <table:table-row table:style-name="ro1">
          <table:table-cell office:value-type="float" office:value="57.9628" calcext:value-type="float">
            <text:p>57.9628</text:p>
          </table:table-cell>
          <table:table-cell office:value-type="float" office:value="293.975" calcext:value-type="float">
            <text:p>293.975</text:p>
          </table:table-cell>
          <table:table-cell office:value-type="float" office:value="41.2336" calcext:value-type="float">
            <text:p>41.2336</text:p>
          </table:table-cell>
          <table:table-cell office:value-type="float" office:value="58.0647" calcext:value-type="float">
            <text:p>58.0647</text:p>
          </table:table-cell>
          <table:table-cell office:value-type="float" office:value="280.456" calcext:value-type="float">
            <text:p>280.456</text:p>
          </table:table-cell>
          <table:table-cell office:value-type="float" office:value="40.8325" calcext:value-type="float">
            <text:p>40.8325</text:p>
          </table:table-cell>
          <table:table-cell/>
          <table:table-cell table:formula="of:=([.D848]-[.A848])/0.0166667" office:value-type="float" office:value="6.11398777202449" calcext:value-type="float">
            <text:p>6.11398777202449</text:p>
          </table:table-cell>
          <table:table-cell table:formula="of:=ABS([.E848]-[.B848])/0.0166667" office:value-type="float" office:value="811.138377723245" calcext:value-type="float">
            <text:p>811.138377723245</text:p>
          </table:table-cell>
          <table:table-cell table:formula="of:=([.F848]-[.C848])/0.0166667" office:value-type="float" office:value="-24.0659518680962" calcext:value-type="float">
            <text:p>-24.0659518680962</text:p>
          </table:table-cell>
          <table:table-cell table:formula="of:=DEGREES(ATAN(ABS([.F848]-[.C848])/ABS([.E848]-[.B848])))" office:value-type="float" office:value="1.69943024313866" calcext:value-type="float">
            <text:p>1.69943024313866</text:p>
          </table:table-cell>
          <table:table-cell table:formula="of:=SQRT(POWER([.H848];2)+POWER([.I848];2)+POWER([.J848];2))" office:value-type="float" office:value="811.518341568009" calcext:value-type="float">
            <text:p>811.518341568009</text:p>
          </table:table-cell>
        </table:table-row>
        <table:table-row table:style-name="ro1">
          <table:table-cell office:value-type="float" office:value="53.8385" calcext:value-type="float">
            <text:p>53.8385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41.6027" calcext:value-type="float">
            <text:p>41.6027</text:p>
          </table:table-cell>
          <table:table-cell office:value-type="float" office:value="52.9871" calcext:value-type="float">
            <text:p>52.9871</text:p>
          </table:table-cell>
          <table:table-cell office:value-type="float" office:value="287.482" calcext:value-type="float">
            <text:p>287.482</text:p>
          </table:table-cell>
          <table:table-cell office:value-type="float" office:value="41.2783" calcext:value-type="float">
            <text:p>41.2783</text:p>
          </table:table-cell>
          <table:table-cell/>
          <table:table-cell table:formula="of:=([.D849]-[.A849])/0.0166667" office:value-type="float" office:value="-51.0838978322047" calcext:value-type="float">
            <text:p>-51.0838978322047</text:p>
          </table:table-cell>
          <table:table-cell table:formula="of:=ABS([.E849]-[.B849])/0.0166667" office:value-type="float" office:value="765.418469163059" calcext:value-type="float">
            <text:p>765.418469163059</text:p>
          </table:table-cell>
          <table:table-cell table:formula="of:=([.F849]-[.C849])/0.0166667" office:value-type="float" office:value="-19.4639610720777" calcext:value-type="float">
            <text:p>-19.4639610720777</text:p>
          </table:table-cell>
          <table:table-cell table:formula="of:=DEGREES(ATAN(ABS([.F849]-[.C849])/ABS([.E849]-[.B849])))" office:value-type="float" office:value="1.45667054142428" calcext:value-type="float">
            <text:p>1.45667054142428</text:p>
          </table:table-cell>
          <table:table-cell table:formula="of:=SQRT(POWER([.H849];2)+POWER([.I849];2)+POWER([.J849];2))" office:value-type="float" office:value="767.368127650782" calcext:value-type="float">
            <text:p>767.368127650782</text:p>
          </table:table-cell>
        </table:table-row>
        <table:table-row table:style-name="ro1">
          <table:table-cell office:value-type="float" office:value="47.5301" calcext:value-type="float">
            <text:p>47.5301</text:p>
          </table:table-cell>
          <table:table-cell office:value-type="float" office:value="300.151" calcext:value-type="float">
            <text:p>300.151</text:p>
          </table:table-cell>
          <table:table-cell office:value-type="float" office:value="42.7236" calcext:value-type="float">
            <text:p>42.7236</text:p>
          </table:table-cell>
          <table:table-cell office:value-type="float" office:value="47.7873" calcext:value-type="float">
            <text:p>47.7873</text:p>
          </table:table-cell>
          <table:table-cell office:value-type="float" office:value="288.942" calcext:value-type="float">
            <text:p>288.942</text:p>
          </table:table-cell>
          <table:table-cell office:value-type="float" office:value="42.1223" calcext:value-type="float">
            <text:p>42.1223</text:p>
          </table:table-cell>
          <table:table-cell/>
          <table:table-cell table:formula="of:=([.D850]-[.A850])/0.0166667" office:value-type="float" office:value="15.431969136062" calcext:value-type="float">
            <text:p>15.431969136062</text:p>
          </table:table-cell>
          <table:table-cell table:formula="of:=ABS([.E850]-[.B850])/0.0166667" office:value-type="float" office:value="672.53865492269" calcext:value-type="float">
            <text:p>672.53865492269</text:p>
          </table:table-cell>
          <table:table-cell table:formula="of:=([.F850]-[.C850])/0.0166667" office:value-type="float" office:value="-36.077927844144" calcext:value-type="float">
            <text:p>-36.077927844144</text:p>
          </table:table-cell>
          <table:table-cell table:formula="of:=DEGREES(ATAN(ABS([.F850]-[.C850])/ABS([.E850]-[.B850])))" office:value-type="float" office:value="3.07065406945848" calcext:value-type="float">
            <text:p>3.07065406945848</text:p>
          </table:table-cell>
          <table:table-cell table:formula="of:=SQRT(POWER([.H850];2)+POWER([.I850];2)+POWER([.J850];2))" office:value-type="float" office:value="673.682421408014" calcext:value-type="float">
            <text:p>673.682421408014</text:p>
          </table:table-cell>
        </table:table-row>
        <table:table-row table:style-name="ro1">
          <table:table-cell office:value-type="float" office:value="46.6886" calcext:value-type="float">
            <text:p>46.6886</text:p>
          </table:table-cell>
          <table:table-cell office:value-type="float" office:value="301.351" calcext:value-type="float">
            <text:p>301.351</text:p>
          </table:table-cell>
          <table:table-cell office:value-type="float" office:value="43.0732" calcext:value-type="float">
            <text:p>43.0732</text:p>
          </table:table-cell>
          <table:table-cell office:value-type="float" office:value="46.865" calcext:value-type="float">
            <text:p>46.865</text:p>
          </table:table-cell>
          <table:table-cell office:value-type="float" office:value="287.156" calcext:value-type="float">
            <text:p>287.156</text:p>
          </table:table-cell>
          <table:table-cell office:value-type="float" office:value="42.9198" calcext:value-type="float">
            <text:p>42.9198</text:p>
          </table:table-cell>
          <table:table-cell/>
          <table:table-cell table:formula="of:=([.D851]-[.A851])/0.0166667" office:value-type="float" office:value="10.5839788320424" calcext:value-type="float">
            <text:p>10.5839788320424</text:p>
          </table:table-cell>
          <table:table-cell table:formula="of:=ABS([.E851]-[.B851])/0.0166667" office:value-type="float" office:value="851.698296603406" calcext:value-type="float">
            <text:p>851.698296603406</text:p>
          </table:table-cell>
          <table:table-cell table:formula="of:=([.F851]-[.C851])/0.0166667" office:value-type="float" office:value="-9.20398159203668" calcext:value-type="float">
            <text:p>-9.20398159203668</text:p>
          </table:table-cell>
          <table:table-cell table:formula="of:=DEGREES(ATAN(ABS([.F851]-[.C851])/ABS([.E851]-[.B851])))" office:value-type="float" office:value="0.6191497329386" calcext:value-type="float">
            <text:p>0.6191497329386</text:p>
          </table:table-cell>
          <table:table-cell table:formula="of:=SQRT(POWER([.H851];2)+POWER([.I851];2)+POWER([.J851];2))" office:value-type="float" office:value="851.813783829663" calcext:value-type="float">
            <text:p>851.813783829663</text:p>
          </table:table-cell>
        </table:table-row>
        <table:table-row table:style-name="ro1">
          <table:table-cell office:value-type="float" office:value="46.7192" calcext:value-type="float">
            <text:p>46.7192</text:p>
          </table:table-cell>
          <table:table-cell office:value-type="float" office:value="300.125" calcext:value-type="float">
            <text:p>300.125</text:p>
          </table:table-cell>
          <table:table-cell office:value-type="float" office:value="41.9533" calcext:value-type="float">
            <text:p>41.9533</text:p>
          </table:table-cell>
          <table:table-cell office:value-type="float" office:value="46.7306" calcext:value-type="float">
            <text:p>46.7306</text:p>
          </table:table-cell>
          <table:table-cell office:value-type="float" office:value="288.884" calcext:value-type="float">
            <text:p>288.884</text:p>
          </table:table-cell>
          <table:table-cell office:value-type="float" office:value="41.1198" calcext:value-type="float">
            <text:p>41.1198</text:p>
          </table:table-cell>
          <table:table-cell/>
          <table:table-cell table:formula="of:=([.D852]-[.A852])/0.0166667" office:value-type="float" office:value="0.683998632002847" calcext:value-type="float">
            <text:p>0.683998632002847</text:p>
          </table:table-cell>
          <table:table-cell table:formula="of:=ABS([.E852]-[.B852])/0.0166667" office:value-type="float" office:value="674.458651082697" calcext:value-type="float">
            <text:p>674.458651082697</text:p>
          </table:table-cell>
          <table:table-cell table:formula="of:=([.F852]-[.C852])/0.0166667" office:value-type="float" office:value="-50.0098999802001" calcext:value-type="float">
            <text:p>-50.0098999802001</text:p>
          </table:table-cell>
          <table:table-cell table:formula="of:=DEGREES(ATAN(ABS([.F852]-[.C852])/ABS([.E852]-[.B852])))" office:value-type="float" office:value="4.24061912693969" calcext:value-type="float">
            <text:p>4.24061912693969</text:p>
          </table:table-cell>
          <table:table-cell table:formula="of:=SQRT(POWER([.H852];2)+POWER([.I852];2)+POWER([.J852];2))" office:value-type="float" office:value="676.310527768457" calcext:value-type="float">
            <text:p>676.310527768457</text:p>
          </table:table-cell>
        </table:table-row>
        <table:table-row table:style-name="ro1">
          <table:table-cell office:value-type="float" office:value="46.4199" calcext:value-type="float">
            <text:p>46.4199</text:p>
          </table:table-cell>
          <table:table-cell office:value-type="float" office:value="306.042" calcext:value-type="float">
            <text:p>306.042</text:p>
          </table:table-cell>
          <table:table-cell office:value-type="float" office:value="41.5795" calcext:value-type="float">
            <text:p>41.5795</text:p>
          </table:table-cell>
          <table:table-cell office:value-type="float" office:value="46.7725" calcext:value-type="float">
            <text:p>46.7725</text:p>
          </table:table-cell>
          <table:table-cell office:value-type="float" office:value="293.174" calcext:value-type="float">
            <text:p>293.174</text:p>
          </table:table-cell>
          <table:table-cell office:value-type="float" office:value="40.9555" calcext:value-type="float">
            <text:p>40.9555</text:p>
          </table:table-cell>
          <table:table-cell/>
          <table:table-cell table:formula="of:=([.D853]-[.A853])/0.0166667" office:value-type="float" office:value="21.1559576880848" calcext:value-type="float">
            <text:p>21.1559576880848</text:p>
          </table:table-cell>
          <table:table-cell table:formula="of:=ABS([.E853]-[.B853])/0.0166667" office:value-type="float" office:value="772.078455843088" calcext:value-type="float">
            <text:p>772.078455843088</text:p>
          </table:table-cell>
          <table:table-cell table:formula="of:=([.F853]-[.C853])/0.0166667" office:value-type="float" office:value="-37.4399251201499" calcext:value-type="float">
            <text:p>-37.4399251201499</text:p>
          </table:table-cell>
          <table:table-cell table:formula="of:=DEGREES(ATAN(ABS([.F853]-[.C853])/ABS([.E853]-[.B853])))" office:value-type="float" office:value="2.77623420120451" calcext:value-type="float">
            <text:p>2.77623420120451</text:p>
          </table:table-cell>
          <table:table-cell table:formula="of:=SQRT(POWER([.H853];2)+POWER([.I853];2)+POWER([.J853];2))" office:value-type="float" office:value="773.275154466862" calcext:value-type="float">
            <text:p>773.275154466862</text:p>
          </table:table-cell>
        </table:table-row>
        <table:table-row table:style-name="ro1">
          <table:table-cell office:value-type="float" office:value="46.5684" calcext:value-type="float">
            <text:p>46.5684</text:p>
          </table:table-cell>
          <table:table-cell office:value-type="float" office:value="298.393" calcext:value-type="float">
            <text:p>298.393</text:p>
          </table:table-cell>
          <table:table-cell office:value-type="float" office:value="42.9995" calcext:value-type="float">
            <text:p>42.9995</text:p>
          </table:table-cell>
          <table:table-cell office:value-type="float" office:value="46.5251" calcext:value-type="float">
            <text:p>46.5251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42.4523" calcext:value-type="float">
            <text:p>42.4523</text:p>
          </table:table-cell>
          <table:table-cell/>
          <table:table-cell table:formula="of:=([.D854]-[.A854])/0.0166667" office:value-type="float" office:value="-2.59799480401009" calcext:value-type="float">
            <text:p>-2.59799480401009</text:p>
          </table:table-cell>
          <table:table-cell table:formula="of:=ABS([.E854]-[.B854])/0.0166667" office:value-type="float" office:value="590.75881848236" calcext:value-type="float">
            <text:p>590.75881848236</text:p>
          </table:table-cell>
          <table:table-cell table:formula="of:=([.F854]-[.C854])/0.0166667" office:value-type="float" office:value="-32.8319343361311" calcext:value-type="float">
            <text:p>-32.8319343361311</text:p>
          </table:table-cell>
          <table:table-cell table:formula="of:=DEGREES(ATAN(ABS([.F854]-[.C854])/ABS([.E854]-[.B854])))" office:value-type="float" office:value="3.18099037622293" calcext:value-type="float">
            <text:p>3.18099037622293</text:p>
          </table:table-cell>
          <table:table-cell table:formula="of:=SQRT(POWER([.H854];2)+POWER([.I854];2)+POWER([.J854];2))" office:value-type="float" office:value="591.676150528249" calcext:value-type="float">
            <text:p>591.676150528249</text:p>
          </table:table-cell>
        </table:table-row>
        <table:table-row table:style-name="ro1">
          <table:table-cell office:value-type="float" office:value="47.1352" calcext:value-type="float">
            <text:p>47.1352</text:p>
          </table:table-cell>
          <table:table-cell office:value-type="float" office:value="297.225" calcext:value-type="float">
            <text:p>297.225</text:p>
          </table:table-cell>
          <table:table-cell office:value-type="float" office:value="42.3927" calcext:value-type="float">
            <text:p>42.3927</text:p>
          </table:table-cell>
          <table:table-cell office:value-type="float" office:value="47.466" calcext:value-type="float">
            <text:p>47.466</text:p>
          </table:table-cell>
          <table:table-cell office:value-type="float" office:value="284.763" calcext:value-type="float">
            <text:p>284.763</text:p>
          </table:table-cell>
          <table:table-cell office:value-type="float" office:value="41.7655" calcext:value-type="float">
            <text:p>41.7655</text:p>
          </table:table-cell>
          <table:table-cell/>
          <table:table-cell table:formula="of:=([.D855]-[.A855])/0.0166667" office:value-type="float" office:value="19.8479603040796" calcext:value-type="float">
            <text:p>19.8479603040796</text:p>
          </table:table-cell>
          <table:table-cell table:formula="of:=ABS([.E855]-[.B855])/0.0166667" office:value-type="float" office:value="747.718504562994" calcext:value-type="float">
            <text:p>747.718504562994</text:p>
          </table:table-cell>
          <table:table-cell table:formula="of:=([.F855]-[.C855])/0.0166667" office:value-type="float" office:value="-37.6319247361502" calcext:value-type="float">
            <text:p>-37.6319247361502</text:p>
          </table:table-cell>
          <table:table-cell table:formula="of:=DEGREES(ATAN(ABS([.F855]-[.C855])/ABS([.E855]-[.B855])))" office:value-type="float" office:value="2.88120822927262" calcext:value-type="float">
            <text:p>2.88120822927262</text:p>
          </table:table-cell>
          <table:table-cell table:formula="of:=SQRT(POWER([.H855];2)+POWER([.I855];2)+POWER([.J855];2))" office:value-type="float" office:value="748.927944033002" calcext:value-type="float">
            <text:p>748.927944033002</text:p>
          </table:table-cell>
        </table:table-row>
        <table:table-row table:style-name="ro1">
          <table:table-cell office:value-type="float" office:value="45.8148" calcext:value-type="float">
            <text:p>45.8148</text:p>
          </table:table-cell>
          <table:table-cell office:value-type="float" office:value="302.697" calcext:value-type="float">
            <text:p>302.697</text:p>
          </table:table-cell>
          <table:table-cell office:value-type="float" office:value="42.618" calcext:value-type="float">
            <text:p>42.618</text:p>
          </table:table-cell>
          <table:table-cell office:value-type="float" office:value="45.7854" calcext:value-type="float">
            <text:p>45.7854</text:p>
          </table:table-cell>
          <table:table-cell office:value-type="float" office:value="292.686" calcext:value-type="float">
            <text:p>292.686</text:p>
          </table:table-cell>
          <table:table-cell office:value-type="float" office:value="42.0725" calcext:value-type="float">
            <text:p>42.0725</text:p>
          </table:table-cell>
          <table:table-cell/>
          <table:table-cell table:formula="of:=([.D856]-[.A856])/0.0166667" office:value-type="float" office:value="-1.76399647200678" calcext:value-type="float">
            <text:p>-1.76399647200678</text:p>
          </table:table-cell>
          <table:table-cell table:formula="of:=ABS([.E856]-[.B856])/0.0166667" office:value-type="float" office:value="600.658798682404" calcext:value-type="float">
            <text:p>600.658798682404</text:p>
          </table:table-cell>
          <table:table-cell table:formula="of:=([.F856]-[.C856])/0.0166667" office:value-type="float" office:value="-32.7299345401312" calcext:value-type="float">
            <text:p>-32.7299345401312</text:p>
          </table:table-cell>
          <table:table-cell table:formula="of:=DEGREES(ATAN(ABS([.F856]-[.C856])/ABS([.E856]-[.B856])))" office:value-type="float" office:value="3.11896604713899" calcext:value-type="float">
            <text:p>3.11896604713899</text:p>
          </table:table-cell>
          <table:table-cell table:formula="of:=SQRT(POWER([.H856];2)+POWER([.I856];2)+POWER([.J856];2))" office:value-type="float" office:value="601.55245218779" calcext:value-type="float">
            <text:p>601.55245218779</text:p>
          </table:table-cell>
        </table:table-row>
        <table:table-row table:style-name="ro1">
          <table:table-cell office:value-type="float" office:value="45.9611" calcext:value-type="float">
            <text:p>45.9611</text:p>
          </table:table-cell>
          <table:table-cell office:value-type="float" office:value="310.282" calcext:value-type="float">
            <text:p>310.282</text:p>
          </table:table-cell>
          <table:table-cell office:value-type="float" office:value="42.2708" calcext:value-type="float">
            <text:p>42.2708</text:p>
          </table:table-cell>
          <table:table-cell office:value-type="float" office:value="45.4686" calcext:value-type="float">
            <text:p>45.4686</text:p>
          </table:table-cell>
          <table:table-cell office:value-type="float" office:value="298.493" calcext:value-type="float">
            <text:p>298.493</text:p>
          </table:table-cell>
          <table:table-cell office:value-type="float" office:value="41.4351" calcext:value-type="float">
            <text:p>41.4351</text:p>
          </table:table-cell>
          <table:table-cell/>
          <table:table-cell table:formula="of:=([.D857]-[.A857])/0.0166667" office:value-type="float" office:value="-29.5499409001182" calcext:value-type="float">
            <text:p>-29.5499409001182</text:p>
          </table:table-cell>
          <table:table-cell table:formula="of:=ABS([.E857]-[.B857])/0.0166667" office:value-type="float" office:value="707.338585322829" calcext:value-type="float">
            <text:p>707.338585322829</text:p>
          </table:table-cell>
          <table:table-cell table:formula="of:=([.F857]-[.C857])/0.0166667" office:value-type="float" office:value="-50.1418997162007" calcext:value-type="float">
            <text:p>-50.1418997162007</text:p>
          </table:table-cell>
          <table:table-cell table:formula="of:=DEGREES(ATAN(ABS([.F857]-[.C857])/ABS([.E857]-[.B857])))" office:value-type="float" office:value="4.05480697370958" calcext:value-type="float">
            <text:p>4.05480697370958</text:p>
          </table:table-cell>
          <table:table-cell table:formula="of:=SQRT(POWER([.H857];2)+POWER([.I857];2)+POWER([.J857];2))" office:value-type="float" office:value="709.729021106542" calcext:value-type="float">
            <text:p>709.729021106542</text:p>
          </table:table-cell>
        </table:table-row>
        <table:table-row table:style-name="ro1">
          <table:table-cell office:value-type="float" office:value="41.8128" calcext:value-type="float">
            <text:p>41.8128</text:p>
          </table:table-cell>
          <table:table-cell office:value-type="float" office:value="316.968" calcext:value-type="float">
            <text:p>316.968</text:p>
          </table:table-cell>
          <table:table-cell office:value-type="float" office:value="42.3937" calcext:value-type="float">
            <text:p>42.3937</text:p>
          </table:table-cell>
          <table:table-cell office:value-type="float" office:value="42.6806" calcext:value-type="float">
            <text:p>42.6806</text:p>
          </table:table-cell>
          <table:table-cell office:value-type="float" office:value="301.894" calcext:value-type="float">
            <text:p>301.894</text:p>
          </table:table-cell>
          <table:table-cell office:value-type="float" office:value="42.7714" calcext:value-type="float">
            <text:p>42.7714</text:p>
          </table:table-cell>
          <table:table-cell/>
          <table:table-cell table:formula="of:=([.D858]-[.A858])/0.0166667" office:value-type="float" office:value="52.067895864208" calcext:value-type="float">
            <text:p>52.067895864208</text:p>
          </table:table-cell>
          <table:table-cell table:formula="of:=ABS([.E858]-[.B858])/0.0166667" office:value-type="float" office:value="904.438191123619" calcext:value-type="float">
            <text:p>904.438191123619</text:p>
          </table:table-cell>
          <table:table-cell table:formula="of:=([.F858]-[.C858])/0.0166667" office:value-type="float" office:value="22.6619546760905" calcext:value-type="float">
            <text:p>22.6619546760905</text:p>
          </table:table-cell>
          <table:table-cell table:formula="of:=DEGREES(ATAN(ABS([.F858]-[.C858])/ABS([.E858]-[.B858])))" office:value-type="float" office:value="1.43532498372644" calcext:value-type="float">
            <text:p>1.43532498372644</text:p>
          </table:table-cell>
          <table:table-cell table:formula="of:=SQRT(POWER([.H858];2)+POWER([.I858];2)+POWER([.J858];2))" office:value-type="float" office:value="906.219107905164" calcext:value-type="float">
            <text:p>906.219107905164</text:p>
          </table:table-cell>
        </table:table-row>
        <table:table-row table:style-name="ro1">
          <table:table-cell office:value-type="float" office:value="41.5092" calcext:value-type="float">
            <text:p>41.5092</text:p>
          </table:table-cell>
          <table:table-cell office:value-type="float" office:value="313.46" calcext:value-type="float">
            <text:p>313.46</text:p>
          </table:table-cell>
          <table:table-cell office:value-type="float" office:value="43.7134" calcext:value-type="float">
            <text:p>43.7134</text:p>
          </table:table-cell>
          <table:table-cell office:value-type="float" office:value="41.685" calcext:value-type="float">
            <text:p>41.685</text:p>
          </table:table-cell>
          <table:table-cell office:value-type="float" office:value="301.385" calcext:value-type="float">
            <text:p>301.385</text:p>
          </table:table-cell>
          <table:table-cell office:value-type="float" office:value="43.9029" calcext:value-type="float">
            <text:p>43.9029</text:p>
          </table:table-cell>
          <table:table-cell/>
          <table:table-cell table:formula="of:=([.D859]-[.A859])/0.0166667" office:value-type="float" office:value="10.5479789040423" calcext:value-type="float">
            <text:p>10.5479789040423</text:p>
          </table:table-cell>
          <table:table-cell table:formula="of:=ABS([.E859]-[.B859])/0.0166667" office:value-type="float" office:value="724.498551002897" calcext:value-type="float">
            <text:p>724.498551002897</text:p>
          </table:table-cell>
          <table:table-cell table:formula="of:=([.F859]-[.C859])/0.0166667" office:value-type="float" office:value="11.3699772600456" calcext:value-type="float">
            <text:p>11.3699772600456</text:p>
          </table:table-cell>
          <table:table-cell table:formula="of:=DEGREES(ATAN(ABS([.F859]-[.C859])/ABS([.E859]-[.B859])))" office:value-type="float" office:value="0.899102193469184" calcext:value-type="float">
            <text:p>0.899102193469184</text:p>
          </table:table-cell>
          <table:table-cell table:formula="of:=SQRT(POWER([.H859];2)+POWER([.I859];2)+POWER([.J859];2))" office:value-type="float" office:value="724.664533868708" calcext:value-type="float">
            <text:p>724.664533868708</text:p>
          </table:table-cell>
        </table:table-row>
        <table:table-row table:style-name="ro1">
          <table:table-cell office:value-type="float" office:value="40.9277" calcext:value-type="float">
            <text:p>40.9277</text:p>
          </table:table-cell>
          <table:table-cell office:value-type="float" office:value="313.583" calcext:value-type="float">
            <text:p>313.583</text:p>
          </table:table-cell>
          <table:table-cell office:value-type="float" office:value="42.633" calcext:value-type="float">
            <text:p>42.633</text:p>
          </table:table-cell>
          <table:table-cell office:value-type="float" office:value="41.18" calcext:value-type="float">
            <text:p>41.18</text:p>
          </table:table-cell>
          <table:table-cell office:value-type="float" office:value="300.153" calcext:value-type="float">
            <text:p>300.153</text:p>
          </table:table-cell>
          <table:table-cell office:value-type="float" office:value="42.2673" calcext:value-type="float">
            <text:p>42.2673</text:p>
          </table:table-cell>
          <table:table-cell/>
          <table:table-cell table:formula="of:=([.D860]-[.A860])/0.0166667" office:value-type="float" office:value="15.1379697240604" calcext:value-type="float">
            <text:p>15.1379697240604</text:p>
          </table:table-cell>
          <table:table-cell table:formula="of:=ABS([.E860]-[.B860])/0.0166667" office:value-type="float" office:value="805.798388403224" calcext:value-type="float">
            <text:p>805.798388403224</text:p>
          </table:table-cell>
          <table:table-cell table:formula="of:=([.F860]-[.C860])/0.0166667" office:value-type="float" office:value="-21.941956116088" calcext:value-type="float">
            <text:p>-21.941956116088</text:p>
          </table:table-cell>
          <table:table-cell table:formula="of:=DEGREES(ATAN(ABS([.F860]-[.C860])/ABS([.E860]-[.B860])))" office:value-type="float" office:value="1.55978333054118" calcext:value-type="float">
            <text:p>1.55978333054118</text:p>
          </table:table-cell>
          <table:table-cell table:formula="of:=SQRT(POWER([.H860];2)+POWER([.I860];2)+POWER([.J860];2))" office:value-type="float" office:value="806.23920167578" calcext:value-type="float">
            <text:p>806.23920167578</text:p>
          </table:table-cell>
        </table:table-row>
        <table:table-row table:style-name="ro1">
          <table:table-cell office:value-type="float" office:value="41.5064" calcext:value-type="float">
            <text:p>41.5064</text:p>
          </table:table-cell>
          <table:table-cell office:value-type="float" office:value="318.156" calcext:value-type="float">
            <text:p>318.156</text:p>
          </table:table-cell>
          <table:table-cell office:value-type="float" office:value="43.5697" calcext:value-type="float">
            <text:p>43.5697</text:p>
          </table:table-cell>
          <table:table-cell office:value-type="float" office:value="42.0522" calcext:value-type="float">
            <text:p>42.0522</text:p>
          </table:table-cell>
          <table:table-cell office:value-type="float" office:value="304.354" calcext:value-type="float">
            <text:p>304.354</text:p>
          </table:table-cell>
          <table:table-cell office:value-type="float" office:value="44.2449" calcext:value-type="float">
            <text:p>44.2449</text:p>
          </table:table-cell>
          <table:table-cell/>
          <table:table-cell table:formula="of:=([.D861]-[.A861])/0.0166667" office:value-type="float" office:value="32.747934504131" calcext:value-type="float">
            <text:p>32.747934504131</text:p>
          </table:table-cell>
          <table:table-cell table:formula="of:=ABS([.E861]-[.B861])/0.0166667" office:value-type="float" office:value="828.118343763314" calcext:value-type="float">
            <text:p>828.118343763314</text:p>
          </table:table-cell>
          <table:table-cell table:formula="of:=([.F861]-[.C861])/0.0166667" office:value-type="float" office:value="40.5119189761623" calcext:value-type="float">
            <text:p>40.5119189761623</text:p>
          </table:table-cell>
          <table:table-cell table:formula="of:=DEGREES(ATAN(ABS([.F861]-[.C861])/ABS([.E861]-[.B861])))" office:value-type="float" office:value="2.80070230666862" calcext:value-type="float">
            <text:p>2.80070230666862</text:p>
          </table:table-cell>
          <table:table-cell table:formula="of:=SQRT(POWER([.H861];2)+POWER([.I861];2)+POWER([.J861];2))" office:value-type="float" office:value="829.755165136507" calcext:value-type="float">
            <text:p>829.755165136507</text:p>
          </table:table-cell>
        </table:table-row>
        <table:table-row table:style-name="ro1">
          <table:table-cell office:value-type="float" office:value="41.6925" calcext:value-type="float">
            <text:p>41.6925</text:p>
          </table:table-cell>
          <table:table-cell office:value-type="float" office:value="310.385" calcext:value-type="float">
            <text:p>310.385</text:p>
          </table:table-cell>
          <table:table-cell office:value-type="float" office:value="43.8931" calcext:value-type="float">
            <text:p>43.8931</text:p>
          </table:table-cell>
          <table:table-cell office:value-type="float" office:value="42.3084" calcext:value-type="float">
            <text:p>42.3084</text:p>
          </table:table-cell>
          <table:table-cell office:value-type="float" office:value="295.549" calcext:value-type="float">
            <text:p>295.549</text:p>
          </table:table-cell>
          <table:table-cell office:value-type="float" office:value="44.5059" calcext:value-type="float">
            <text:p>44.5059</text:p>
          </table:table-cell>
          <table:table-cell/>
          <table:table-cell table:formula="of:=([.D862]-[.A862])/0.0166667" office:value-type="float" office:value="36.9539260921476" calcext:value-type="float">
            <text:p>36.9539260921476</text:p>
          </table:table-cell>
          <table:table-cell table:formula="of:=ABS([.E862]-[.B862])/0.0166667" office:value-type="float" office:value="890.158219683561" calcext:value-type="float">
            <text:p>890.158219683561</text:p>
          </table:table-cell>
          <table:table-cell table:formula="of:=([.F862]-[.C862])/0.0166667" office:value-type="float" office:value="36.7679264641471" calcext:value-type="float">
            <text:p>36.7679264641471</text:p>
          </table:table-cell>
          <table:table-cell table:formula="of:=DEGREES(ATAN(ABS([.F862]-[.C862])/ABS([.E862]-[.B862])))" office:value-type="float" office:value="2.36525388154675" calcext:value-type="float">
            <text:p>2.36525388154675</text:p>
          </table:table-cell>
          <table:table-cell table:formula="of:=SQRT(POWER([.H862];2)+POWER([.I862];2)+POWER([.J862];2))" office:value-type="float" office:value="891.683312135146" calcext:value-type="float">
            <text:p>891.683312135146</text:p>
          </table:table-cell>
        </table:table-row>
        <table:table-row table:style-name="ro1">
          <table:table-cell office:value-type="float" office:value="39.7228" calcext:value-type="float">
            <text:p>39.7228</text:p>
          </table:table-cell>
          <table:table-cell office:value-type="float" office:value="320.759" calcext:value-type="float">
            <text:p>320.759</text:p>
          </table:table-cell>
          <table:table-cell office:value-type="float" office:value="44.0243" calcext:value-type="float">
            <text:p>44.0243</text:p>
          </table:table-cell>
          <table:table-cell office:value-type="float" office:value="40.2197" calcext:value-type="float">
            <text:p>40.2197</text:p>
          </table:table-cell>
          <table:table-cell office:value-type="float" office:value="308.349" calcext:value-type="float">
            <text:p>308.349</text:p>
          </table:table-cell>
          <table:table-cell office:value-type="float" office:value="44.4695" calcext:value-type="float">
            <text:p>44.4695</text:p>
          </table:table-cell>
          <table:table-cell/>
          <table:table-cell table:formula="of:=([.D863]-[.A863])/0.0166667" office:value-type="float" office:value="29.8139403721195" calcext:value-type="float">
            <text:p>29.8139403721195</text:p>
          </table:table-cell>
          <table:table-cell table:formula="of:=ABS([.E863]-[.B863])/0.0166667" office:value-type="float" office:value="744.59851080298" calcext:value-type="float">
            <text:p>744.59851080298</text:p>
          </table:table-cell>
          <table:table-cell table:formula="of:=([.F863]-[.C863])/0.0166667" office:value-type="float" office:value="26.7119465761068" calcext:value-type="float">
            <text:p>26.7119465761068</text:p>
          </table:table-cell>
          <table:table-cell table:formula="of:=DEGREES(ATAN(ABS([.F863]-[.C863])/ABS([.E863]-[.B863])))" office:value-type="float" office:value="2.05456461012768" calcext:value-type="float">
            <text:p>2.05456461012768</text:p>
          </table:table-cell>
          <table:table-cell table:formula="of:=SQRT(POWER([.H863];2)+POWER([.I863];2)+POWER([.J863];2))" office:value-type="float" office:value="745.673749987495" calcext:value-type="float">
            <text:p>745.673749987495</text:p>
          </table:table-cell>
        </table:table-row>
        <table:table-row table:style-name="ro1">
          <table:table-cell office:value-type="float" office:value="42.007" calcext:value-type="float">
            <text:p>42.007</text:p>
          </table:table-cell>
          <table:table-cell office:value-type="float" office:value="313.791" calcext:value-type="float">
            <text:p>313.791</text:p>
          </table:table-cell>
          <table:table-cell office:value-type="float" office:value="42.8586" calcext:value-type="float">
            <text:p>42.8586</text:p>
          </table:table-cell>
          <table:table-cell office:value-type="float" office:value="42.8529" calcext:value-type="float">
            <text:p>42.8529</text:p>
          </table:table-cell>
          <table:table-cell office:value-type="float" office:value="298.955" calcext:value-type="float">
            <text:p>298.955</text:p>
          </table:table-cell>
          <table:table-cell office:value-type="float" office:value="42.9529" calcext:value-type="float">
            <text:p>42.9529</text:p>
          </table:table-cell>
          <table:table-cell/>
          <table:table-cell table:formula="of:=([.D864]-[.A864])/0.0166667" office:value-type="float" office:value="50.753898492203" calcext:value-type="float">
            <text:p>50.753898492203</text:p>
          </table:table-cell>
          <table:table-cell table:formula="of:=ABS([.E864]-[.B864])/0.0166667" office:value-type="float" office:value="890.158219683561" calcext:value-type="float">
            <text:p>890.158219683561</text:p>
          </table:table-cell>
          <table:table-cell table:formula="of:=([.F864]-[.C864])/0.0166667" office:value-type="float" office:value="5.65798868402245" calcext:value-type="float">
            <text:p>5.65798868402245</text:p>
          </table:table-cell>
          <table:table-cell table:formula="of:=DEGREES(ATAN(ABS([.F864]-[.C864])/ABS([.E864]-[.B864])))" office:value-type="float" office:value="0.364176277173926" calcext:value-type="float">
            <text:p>0.364176277173926</text:p>
          </table:table-cell>
          <table:table-cell table:formula="of:=SQRT(POWER([.H864];2)+POWER([.I864];2)+POWER([.J864];2))" office:value-type="float" office:value="891.621908164169" calcext:value-type="float">
            <text:p>891.621908164169</text:p>
          </table:table-cell>
        </table:table-row>
        <table:table-row table:style-name="ro1">
          <table:table-cell office:value-type="float" office:value="42.775" calcext:value-type="float">
            <text:p>42.775</text:p>
          </table:table-cell>
          <table:table-cell office:value-type="float" office:value="310.537" calcext:value-type="float">
            <text:p>310.537</text:p>
          </table:table-cell>
          <table:table-cell office:value-type="float" office:value="44.3901" calcext:value-type="float">
            <text:p>44.3901</text:p>
          </table:table-cell>
          <table:table-cell office:value-type="float" office:value="43.6042" calcext:value-type="float">
            <text:p>43.6042</text:p>
          </table:table-cell>
          <table:table-cell office:value-type="float" office:value="295.838" calcext:value-type="float">
            <text:p>295.838</text:p>
          </table:table-cell>
          <table:table-cell office:value-type="float" office:value="44.7071" calcext:value-type="float">
            <text:p>44.7071</text:p>
          </table:table-cell>
          <table:table-cell/>
          <table:table-cell table:formula="of:=([.D865]-[.A865])/0.0166667" office:value-type="float" office:value="49.751900496199" calcext:value-type="float">
            <text:p>49.751900496199</text:p>
          </table:table-cell>
          <table:table-cell table:formula="of:=ABS([.E865]-[.B865])/0.0166667" office:value-type="float" office:value="881.938236123525" calcext:value-type="float">
            <text:p>881.938236123525</text:p>
          </table:table-cell>
          <table:table-cell table:formula="of:=([.F865]-[.C865])/0.0166667" office:value-type="float" office:value="19.0199619600761" calcext:value-type="float">
            <text:p>19.0199619600761</text:p>
          </table:table-cell>
          <table:table-cell table:formula="of:=DEGREES(ATAN(ABS([.F865]-[.C865])/ABS([.E865]-[.B865])))" office:value-type="float" office:value="1.23545459416422" calcext:value-type="float">
            <text:p>1.23545459416422</text:p>
          </table:table-cell>
          <table:table-cell table:formula="of:=SQRT(POWER([.H865];2)+POWER([.I865];2)+POWER([.J865];2))" office:value-type="float" office:value="883.545167432102" calcext:value-type="float">
            <text:p>883.545167432102</text:p>
          </table:table-cell>
        </table:table-row>
        <table:table-row table:style-name="ro1">
          <table:table-cell office:value-type="float" office:value="41.1493" calcext:value-type="float">
            <text:p>41.1493</text:p>
          </table:table-cell>
          <table:table-cell office:value-type="float" office:value="319.634" calcext:value-type="float">
            <text:p>319.634</text:p>
          </table:table-cell>
          <table:table-cell office:value-type="float" office:value="43.6302" calcext:value-type="float">
            <text:p>43.6302</text:p>
          </table:table-cell>
          <table:table-cell office:value-type="float" office:value="41.4326" calcext:value-type="float">
            <text:p>41.4326</text:p>
          </table:table-cell>
          <table:table-cell office:value-type="float" office:value="305.742" calcext:value-type="float">
            <text:p>305.742</text:p>
          </table:table-cell>
          <table:table-cell office:value-type="float" office:value="44.0473" calcext:value-type="float">
            <text:p>44.0473</text:p>
          </table:table-cell>
          <table:table-cell/>
          <table:table-cell table:formula="of:=([.D866]-[.A866])/0.0166667" office:value-type="float" office:value="16.9979660040682" calcext:value-type="float">
            <text:p>16.9979660040682</text:p>
          </table:table-cell>
          <table:table-cell table:formula="of:=ABS([.E866]-[.B866])/0.0166667" office:value-type="float" office:value="833.518332963334" calcext:value-type="float">
            <text:p>833.518332963334</text:p>
          </table:table-cell>
          <table:table-cell table:formula="of:=([.F866]-[.C866])/0.0166667" office:value-type="float" office:value="25.0259499481" calcext:value-type="float">
            <text:p>25.0259499481</text:p>
          </table:table-cell>
          <table:table-cell table:formula="of:=DEGREES(ATAN(ABS([.F866]-[.C866])/ABS([.E866]-[.B866])))" office:value-type="float" office:value="1.71975902627462" calcext:value-type="float">
            <text:p>1.71975902627462</text:p>
          </table:table-cell>
          <table:table-cell table:formula="of:=SQRT(POWER([.H866];2)+POWER([.I866];2)+POWER([.J866];2))" office:value-type="float" office:value="834.067167801883" calcext:value-type="float">
            <text:p>834.067167801883</text:p>
          </table:table-cell>
        </table:table-row>
        <table:table-row table:style-name="ro1">
          <table:table-cell office:value-type="float" office:value="41.4661" calcext:value-type="float">
            <text:p>41.4661</text:p>
          </table:table-cell>
          <table:table-cell office:value-type="float" office:value="323.161" calcext:value-type="float">
            <text:p>323.161</text:p>
          </table:table-cell>
          <table:table-cell office:value-type="float" office:value="42.5764" calcext:value-type="float">
            <text:p>42.5764</text:p>
          </table:table-cell>
          <table:table-cell office:value-type="float" office:value="42.5345" calcext:value-type="float">
            <text:p>42.5345</text:p>
          </table:table-cell>
          <table:table-cell office:value-type="float" office:value="309.302" calcext:value-type="float">
            <text:p>309.302</text:p>
          </table:table-cell>
          <table:table-cell office:value-type="float" office:value="42.9827" calcext:value-type="float">
            <text:p>42.9827</text:p>
          </table:table-cell>
          <table:table-cell/>
          <table:table-cell table:formula="of:=([.D867]-[.A867])/0.0166667" office:value-type="float" office:value="64.1038717922567" calcext:value-type="float">
            <text:p>64.1038717922567</text:p>
          </table:table-cell>
          <table:table-cell table:formula="of:=ABS([.E867]-[.B867])/0.0166667" office:value-type="float" office:value="831.538336923325" calcext:value-type="float">
            <text:p>831.538336923325</text:p>
          </table:table-cell>
          <table:table-cell table:formula="of:=([.F867]-[.C867])/0.0166667" office:value-type="float" office:value="24.3779512440976" calcext:value-type="float">
            <text:p>24.3779512440976</text:p>
          </table:table-cell>
          <table:table-cell table:formula="of:=DEGREES(ATAN(ABS([.F867]-[.C867])/ABS([.E867]-[.B867])))" office:value-type="float" office:value="1.67924160379731" calcext:value-type="float">
            <text:p>1.67924160379731</text:p>
          </table:table-cell>
          <table:table-cell table:formula="of:=SQRT(POWER([.H867];2)+POWER([.I867];2)+POWER([.J867];2))" office:value-type="float" office:value="834.361790028059" calcext:value-type="float">
            <text:p>834.361790028059</text:p>
          </table:table-cell>
        </table:table-row>
        <table:table-row table:style-name="ro1">
          <table:table-cell office:value-type="float" office:value="31.8493" calcext:value-type="float">
            <text:p>31.8493</text:p>
          </table:table-cell>
          <table:table-cell office:value-type="float" office:value="318.939" calcext:value-type="float">
            <text:p>318.939</text:p>
          </table:table-cell>
          <table:table-cell office:value-type="float" office:value="42.7493" calcext:value-type="float">
            <text:p>42.7493</text:p>
          </table:table-cell>
          <table:table-cell office:value-type="float" office:value="33.4207" calcext:value-type="float">
            <text:p>33.4207</text:p>
          </table:table-cell>
          <table:table-cell office:value-type="float" office:value="305.307" calcext:value-type="float">
            <text:p>305.307</text:p>
          </table:table-cell>
          <table:table-cell office:value-type="float" office:value="42.8811" calcext:value-type="float">
            <text:p>42.8811</text:p>
          </table:table-cell>
          <table:table-cell/>
          <table:table-cell table:formula="of:=([.D868]-[.A868])/0.0166667" office:value-type="float" office:value="94.283811432377" calcext:value-type="float">
            <text:p>94.283811432377</text:p>
          </table:table-cell>
          <table:table-cell table:formula="of:=ABS([.E868]-[.B868])/0.0166667" office:value-type="float" office:value="817.918364163272" calcext:value-type="float">
            <text:p>817.918364163272</text:p>
          </table:table-cell>
          <table:table-cell table:formula="of:=([.F868]-[.C868])/0.0166667" office:value-type="float" office:value="7.90798418403196" calcext:value-type="float">
            <text:p>7.90798418403196</text:p>
          </table:table-cell>
          <table:table-cell table:formula="of:=DEGREES(ATAN(ABS([.F868]-[.C868])/ABS([.E868]-[.B868])))" office:value-type="float" office:value="0.553942814662935" calcext:value-type="float">
            <text:p>0.553942814662935</text:p>
          </table:table-cell>
          <table:table-cell table:formula="of:=SQRT(POWER([.H868];2)+POWER([.I868];2)+POWER([.J868];2))" office:value-type="float" office:value="823.372591083523" calcext:value-type="float">
            <text:p>823.372591083523</text:p>
          </table:table-cell>
        </table:table-row>
        <table:table-row table:style-name="ro1">
          <table:table-cell office:value-type="float" office:value="29.3439" calcext:value-type="float">
            <text:p>29.3439</text:p>
          </table:table-cell>
          <table:table-cell office:value-type="float" office:value="322.979" calcext:value-type="float">
            <text:p>322.979</text:p>
          </table:table-cell>
          <table:table-cell office:value-type="float" office:value="43.0031" calcext:value-type="float">
            <text:p>43.0031</text:p>
          </table:table-cell>
          <table:table-cell office:value-type="float" office:value="30.4734" calcext:value-type="float">
            <text:p>30.4734</text:p>
          </table:table-cell>
          <table:table-cell office:value-type="float" office:value="308.937" calcext:value-type="float">
            <text:p>308.937</text:p>
          </table:table-cell>
          <table:table-cell office:value-type="float" office:value="43.1646" calcext:value-type="float">
            <text:p>43.1646</text:p>
          </table:table-cell>
          <table:table-cell/>
          <table:table-cell table:formula="of:=([.D869]-[.A869])/0.0166667" office:value-type="float" office:value="67.7698644602711" calcext:value-type="float">
            <text:p>67.7698644602711</text:p>
          </table:table-cell>
          <table:table-cell table:formula="of:=ABS([.E869]-[.B869])/0.0166667" office:value-type="float" office:value="842.518314963369" calcext:value-type="float">
            <text:p>842.518314963369</text:p>
          </table:table-cell>
          <table:table-cell table:formula="of:=([.F869]-[.C869])/0.0166667" office:value-type="float" office:value="9.68998062003856" calcext:value-type="float">
            <text:p>9.68998062003856</text:p>
          </table:table-cell>
          <table:table-cell table:formula="of:=DEGREES(ATAN(ABS([.F869]-[.C869])/ABS([.E869]-[.B869])))" office:value-type="float" office:value="0.658941776309353" calcext:value-type="float">
            <text:p>0.658941776309353</text:p>
          </table:table-cell>
          <table:table-cell table:formula="of:=SQRT(POWER([.H869];2)+POWER([.I869];2)+POWER([.J869];2))" office:value-type="float" office:value="845.295073511075" calcext:value-type="float">
            <text:p>845.295073511075</text:p>
          </table:table-cell>
        </table:table-row>
        <table:table-row table:style-name="ro1">
          <table:table-cell office:value-type="float" office:value="24.5085" calcext:value-type="float">
            <text:p>24.5085</text:p>
          </table:table-cell>
          <table:table-cell office:value-type="float" office:value="312.982" calcext:value-type="float">
            <text:p>312.982</text:p>
          </table:table-cell>
          <table:table-cell office:value-type="float" office:value="44.2314" calcext:value-type="float">
            <text:p>44.2314</text:p>
          </table:table-cell>
          <table:table-cell office:value-type="float" office:value="25.5176" calcext:value-type="float">
            <text:p>25.5176</text:p>
          </table:table-cell>
          <table:table-cell office:value-type="float" office:value="299.209" calcext:value-type="float">
            <text:p>299.209</text:p>
          </table:table-cell>
          <table:table-cell office:value-type="float" office:value="44.6593" calcext:value-type="float">
            <text:p>44.6593</text:p>
          </table:table-cell>
          <table:table-cell/>
          <table:table-cell table:formula="of:=([.D870]-[.A870])/0.0166667" office:value-type="float" office:value="60.5458789082422" calcext:value-type="float">
            <text:p>60.5458789082422</text:p>
          </table:table-cell>
          <table:table-cell table:formula="of:=ABS([.E870]-[.B870])/0.0166667" office:value-type="float" office:value="826.378347243307" calcext:value-type="float">
            <text:p>826.378347243307</text:p>
          </table:table-cell>
          <table:table-cell table:formula="of:=([.F870]-[.C870])/0.0166667" office:value-type="float" office:value="25.6739486521028" calcext:value-type="float">
            <text:p>25.6739486521028</text:p>
          </table:table-cell>
          <table:table-cell table:formula="of:=DEGREES(ATAN(ABS([.F870]-[.C870])/ABS([.E870]-[.B870])))" office:value-type="float" office:value="1.77949470280519" calcext:value-type="float">
            <text:p>1.77949470280519</text:p>
          </table:table-cell>
          <table:table-cell table:formula="of:=SQRT(POWER([.H870];2)+POWER([.I870];2)+POWER([.J870];2))" office:value-type="float" office:value="828.991030038771" calcext:value-type="float">
            <text:p>828.991030038771</text:p>
          </table:table-cell>
        </table:table-row>
        <table:table-row table:style-name="ro1">
          <table:table-cell office:value-type="float" office:value="23.8256" calcext:value-type="float">
            <text:p>23.8256</text:p>
          </table:table-cell>
          <table:table-cell office:value-type="float" office:value="317.556" calcext:value-type="float">
            <text:p>317.556</text:p>
          </table:table-cell>
          <table:table-cell office:value-type="float" office:value="44.3831" calcext:value-type="float">
            <text:p>44.3831</text:p>
          </table:table-cell>
          <table:table-cell office:value-type="float" office:value="24.159" calcext:value-type="float">
            <text:p>24.159</text:p>
          </table:table-cell>
          <table:table-cell office:value-type="float" office:value="308.078" calcext:value-type="float">
            <text:p>308.078</text:p>
          </table:table-cell>
          <table:table-cell office:value-type="float" office:value="44.4176" calcext:value-type="float">
            <text:p>44.4176</text:p>
          </table:table-cell>
          <table:table-cell/>
          <table:table-cell table:formula="of:=([.D871]-[.A871])/0.0166667" office:value-type="float" office:value="20.0039599920799" calcext:value-type="float">
            <text:p>20.0039599920799</text:p>
          </table:table-cell>
          <table:table-cell table:formula="of:=ABS([.E871]-[.B871])/0.0166667" office:value-type="float" office:value="568.678862642275" calcext:value-type="float">
            <text:p>568.678862642275</text:p>
          </table:table-cell>
          <table:table-cell table:formula="of:=([.F871]-[.C871])/0.0166667" office:value-type="float" office:value="2.06999586000836" calcext:value-type="float">
            <text:p>2.06999586000836</text:p>
          </table:table-cell>
          <table:table-cell table:formula="of:=DEGREES(ATAN(ABS([.F871]-[.C871])/ABS([.E871]-[.B871])))" office:value-type="float" office:value="0.208556199941917" calcext:value-type="float">
            <text:p>0.208556199941917</text:p>
          </table:table-cell>
          <table:table-cell table:formula="of:=SQRT(POWER([.H871];2)+POWER([.I871];2)+POWER([.J871];2))" office:value-type="float" office:value="569.034350557448" calcext:value-type="float">
            <text:p>569.034350557448</text:p>
          </table:table-cell>
        </table:table-row>
        <table:table-row table:style-name="ro1">
          <table:table-cell office:value-type="float" office:value="23.8636" calcext:value-type="float">
            <text:p>23.8636</text:p>
          </table:table-cell>
          <table:table-cell office:value-type="float" office:value="311.181" calcext:value-type="float">
            <text:p>311.181</text:p>
          </table:table-cell>
          <table:table-cell office:value-type="float" office:value="44.2338" calcext:value-type="float">
            <text:p>44.2338</text:p>
          </table:table-cell>
          <table:table-cell office:value-type="float" office:value="25.3119" calcext:value-type="float">
            <text:p>25.3119</text:p>
          </table:table-cell>
          <table:table-cell office:value-type="float" office:value="297.939" calcext:value-type="float">
            <text:p>297.939</text:p>
          </table:table-cell>
          <table:table-cell office:value-type="float" office:value="43.2946" calcext:value-type="float">
            <text:p>43.2946</text:p>
          </table:table-cell>
          <table:table-cell/>
          <table:table-cell table:formula="of:=([.D872]-[.A872])/0.0166667" office:value-type="float" office:value="86.8978262043476" calcext:value-type="float">
            <text:p>86.8978262043476</text:p>
          </table:table-cell>
          <table:table-cell table:formula="of:=ABS([.E872]-[.B872])/0.0166667" office:value-type="float" office:value="794.518410963176" calcext:value-type="float">
            <text:p>794.518410963176</text:p>
          </table:table-cell>
          <table:table-cell table:formula="of:=([.F872]-[.C872])/0.0166667" office:value-type="float" office:value="-56.3518872962254" calcext:value-type="float">
            <text:p>-56.3518872962254</text:p>
          </table:table-cell>
          <table:table-cell table:formula="of:=DEGREES(ATAN(ABS([.F872]-[.C872])/ABS([.E872]-[.B872])))" office:value-type="float" office:value="4.05695769957614" calcext:value-type="float">
            <text:p>4.05695769957614</text:p>
          </table:table-cell>
          <table:table-cell table:formula="of:=SQRT(POWER([.H872];2)+POWER([.I872];2)+POWER([.J872];2))" office:value-type="float" office:value="801.240458763995" calcext:value-type="float">
            <text:p>801.240458763995</text:p>
          </table:table-cell>
        </table:table-row>
        <table:table-row table:style-name="ro1">
          <table:table-cell office:value-type="float" office:value="24.193" calcext:value-type="float">
            <text:p>24.193</text:p>
          </table:table-cell>
          <table:table-cell office:value-type="float" office:value="309.987" calcext:value-type="float">
            <text:p>309.987</text:p>
          </table:table-cell>
          <table:table-cell office:value-type="float" office:value="43.0776" calcext:value-type="float">
            <text:p>43.0776</text:p>
          </table:table-cell>
          <table:table-cell office:value-type="float" office:value="25.1273" calcext:value-type="float">
            <text:p>25.1273</text:p>
          </table:table-cell>
          <table:table-cell office:value-type="float" office:value="299.582" calcext:value-type="float">
            <text:p>299.582</text:p>
          </table:table-cell>
          <table:table-cell office:value-type="float" office:value="42.527" calcext:value-type="float">
            <text:p>42.527</text:p>
          </table:table-cell>
          <table:table-cell/>
          <table:table-cell table:formula="of:=([.D873]-[.A873])/0.0166667" office:value-type="float" office:value="56.0578878842243" calcext:value-type="float">
            <text:p>56.0578878842243</text:p>
          </table:table-cell>
          <table:table-cell table:formula="of:=ABS([.E873]-[.B873])/0.0166667" office:value-type="float" office:value="624.298751402499" calcext:value-type="float">
            <text:p>624.298751402499</text:p>
          </table:table-cell>
          <table:table-cell table:formula="of:=([.F873]-[.C873])/0.0166667" office:value-type="float" office:value="-33.0359339281319" calcext:value-type="float">
            <text:p>-33.0359339281319</text:p>
          </table:table-cell>
          <table:table-cell table:formula="of:=DEGREES(ATAN(ABS([.F873]-[.C873])/ABS([.E873]-[.B873])))" office:value-type="float" office:value="3.02908790064787" calcext:value-type="float">
            <text:p>3.02908790064787</text:p>
          </table:table-cell>
          <table:table-cell table:formula="of:=SQRT(POWER([.H873];2)+POWER([.I873];2)+POWER([.J873];2))" office:value-type="float" office:value="627.680484583728" calcext:value-type="float">
            <text:p>627.680484583728</text:p>
          </table:table-cell>
        </table:table-row>
        <table:table-row table:style-name="ro1">
          <table:table-cell office:value-type="float" office:value="21.6681" calcext:value-type="float">
            <text:p>21.6681</text:p>
          </table:table-cell>
          <table:table-cell office:value-type="float" office:value="316.953" calcext:value-type="float">
            <text:p>316.953</text:p>
          </table:table-cell>
          <table:table-cell office:value-type="float" office:value="43.6879" calcext:value-type="float">
            <text:p>43.6879</text:p>
          </table:table-cell>
          <table:table-cell office:value-type="float" office:value="22.8441" calcext:value-type="float">
            <text:p>22.8441</text:p>
          </table:table-cell>
          <table:table-cell office:value-type="float" office:value="304.644" calcext:value-type="float">
            <text:p>304.644</text:p>
          </table:table-cell>
          <table:table-cell office:value-type="float" office:value="43.6214" calcext:value-type="float">
            <text:p>43.6214</text:p>
          </table:table-cell>
          <table:table-cell/>
          <table:table-cell table:formula="of:=([.D874]-[.A874])/0.0166667" office:value-type="float" office:value="70.5598588802824" calcext:value-type="float">
            <text:p>70.5598588802824</text:p>
          </table:table-cell>
          <table:table-cell table:formula="of:=ABS([.E874]-[.B874])/0.0166667" office:value-type="float" office:value="738.538522922952" calcext:value-type="float">
            <text:p>738.538522922952</text:p>
          </table:table-cell>
          <table:table-cell table:formula="of:=([.F874]-[.C874])/0.0166667" office:value-type="float" office:value="-3.98999202001583" calcext:value-type="float">
            <text:p>-3.98999202001583</text:p>
          </table:table-cell>
          <table:table-cell table:formula="of:=DEGREES(ATAN(ABS([.F874]-[.C874])/ABS([.E874]-[.B874])))" office:value-type="float" office:value="0.309540358146399" calcext:value-type="float">
            <text:p>0.309540358146399</text:p>
          </table:table-cell>
          <table:table-cell table:formula="of:=SQRT(POWER([.H874];2)+POWER([.I874];2)+POWER([.J874];2))" office:value-type="float" office:value="741.912234406969" calcext:value-type="float">
            <text:p>741.912234406969</text:p>
          </table:table-cell>
        </table:table-row>
        <table:table-row table:style-name="ro1">
          <table:table-cell office:value-type="float" office:value="20.2224" calcext:value-type="float">
            <text:p>20.2224</text:p>
          </table:table-cell>
          <table:table-cell office:value-type="float" office:value="309.822" calcext:value-type="float">
            <text:p>309.822</text:p>
          </table:table-cell>
          <table:table-cell office:value-type="float" office:value="44.2069" calcext:value-type="float">
            <text:p>44.2069</text:p>
          </table:table-cell>
          <table:table-cell office:value-type="float" office:value="21.5829" calcext:value-type="float">
            <text:p>21.5829</text:p>
          </table:table-cell>
          <table:table-cell office:value-type="float" office:value="296.288" calcext:value-type="float">
            <text:p>296.288</text:p>
          </table:table-cell>
          <table:table-cell office:value-type="float" office:value="44.3613" calcext:value-type="float">
            <text:p>44.3613</text:p>
          </table:table-cell>
          <table:table-cell/>
          <table:table-cell table:formula="of:=([.D875]-[.A875])/0.0166667" office:value-type="float" office:value="81.6298367403264" calcext:value-type="float">
            <text:p>81.6298367403264</text:p>
          </table:table-cell>
          <table:table-cell table:formula="of:=ABS([.E875]-[.B875])/0.0166667" office:value-type="float" office:value="812.038375923248" calcext:value-type="float">
            <text:p>812.038375923248</text:p>
          </table:table-cell>
          <table:table-cell table:formula="of:=([.F875]-[.C875])/0.0166667" office:value-type="float" office:value="9.26398147203721" calcext:value-type="float">
            <text:p>9.26398147203721</text:p>
          </table:table-cell>
          <table:table-cell table:formula="of:=DEGREES(ATAN(ABS([.F875]-[.C875])/ABS([.E875]-[.B875])))" office:value-type="float" office:value="0.653619373370953" calcext:value-type="float">
            <text:p>0.653619373370953</text:p>
          </table:table-cell>
          <table:table-cell table:formula="of:=SQRT(POWER([.H875];2)+POWER([.I875];2)+POWER([.J875];2))" office:value-type="float" office:value="816.183542820506" calcext:value-type="float">
            <text:p>816.183542820506</text:p>
          </table:table-cell>
        </table:table-row>
        <table:table-row table:style-name="ro1">
          <table:table-cell office:value-type="float" office:value="19.4867" calcext:value-type="float">
            <text:p>19.4867</text:p>
          </table:table-cell>
          <table:table-cell office:value-type="float" office:value="314.406" calcext:value-type="float">
            <text:p>314.406</text:p>
          </table:table-cell>
          <table:table-cell office:value-type="float" office:value="44.081" calcext:value-type="float">
            <text:p>44.081</text:p>
          </table:table-cell>
          <table:table-cell office:value-type="float" office:value="20.2858" calcext:value-type="float">
            <text:p>20.2858</text:p>
          </table:table-cell>
          <table:table-cell office:value-type="float" office:value="298.806" calcext:value-type="float">
            <text:p>298.806</text:p>
          </table:table-cell>
          <table:table-cell office:value-type="float" office:value="44.5179" calcext:value-type="float">
            <text:p>44.5179</text:p>
          </table:table-cell>
          <table:table-cell/>
          <table:table-cell table:formula="of:=([.D876]-[.A876])/0.0166667" office:value-type="float" office:value="47.9459041081917" calcext:value-type="float">
            <text:p>47.9459041081917</text:p>
          </table:table-cell>
          <table:table-cell table:formula="of:=ABS([.E876]-[.B876])/0.0166667" office:value-type="float" office:value="935.998128003745" calcext:value-type="float">
            <text:p>935.998128003745</text:p>
          </table:table-cell>
          <table:table-cell table:formula="of:=([.F876]-[.C876])/0.0166667" office:value-type="float" office:value="26.2139475721045" calcext:value-type="float">
            <text:p>26.2139475721045</text:p>
          </table:table-cell>
          <table:table-cell table:formula="of:=DEGREES(ATAN(ABS([.F876]-[.C876])/ABS([.E876]-[.B876])))" office:value-type="float" office:value="1.60422976400454" calcext:value-type="float">
            <text:p>1.60422976400454</text:p>
          </table:table-cell>
          <table:table-cell table:formula="of:=SQRT(POWER([.H876];2)+POWER([.I876];2)+POWER([.J876];2))" office:value-type="float" office:value="937.591849577726" calcext:value-type="float">
            <text:p>937.591849577726</text:p>
          </table:table-cell>
        </table:table-row>
        <table:table-row table:style-name="ro1">
          <table:table-cell office:value-type="float" office:value="20.1411" calcext:value-type="float">
            <text:p>20.1411</text:p>
          </table:table-cell>
          <table:table-cell office:value-type="float" office:value="313.12" calcext:value-type="float">
            <text:p>313.12</text:p>
          </table:table-cell>
          <table:table-cell office:value-type="float" office:value="43.7266" calcext:value-type="float">
            <text:p>43.7266</text:p>
          </table:table-cell>
          <table:table-cell office:value-type="float" office:value="21.1694" calcext:value-type="float">
            <text:p>21.1694</text:p>
          </table:table-cell>
          <table:table-cell office:value-type="float" office:value="297.7" calcext:value-type="float">
            <text:p>297.7</text:p>
          </table:table-cell>
          <table:table-cell office:value-type="float" office:value="44.1544" calcext:value-type="float">
            <text:p>44.1544</text:p>
          </table:table-cell>
          <table:table-cell/>
          <table:table-cell table:formula="of:=([.D877]-[.A877])/0.0166667" office:value-type="float" office:value="61.6978766042467" calcext:value-type="float">
            <text:p>61.6978766042467</text:p>
          </table:table-cell>
          <table:table-cell table:formula="of:=ABS([.E877]-[.B877])/0.0166667" office:value-type="float" office:value="925.198149603702" calcext:value-type="float">
            <text:p>925.198149603702</text:p>
          </table:table-cell>
          <table:table-cell table:formula="of:=([.F877]-[.C877])/0.0166667" office:value-type="float" office:value="25.667948664103" calcext:value-type="float">
            <text:p>25.667948664103</text:p>
          </table:table-cell>
          <table:table-cell table:formula="of:=DEGREES(ATAN(ABS([.F877]-[.C877])/ABS([.E877]-[.B877])))" office:value-type="float" office:value="1.58916010141225" calcext:value-type="float">
            <text:p>1.58916010141225</text:p>
          </table:table-cell>
          <table:table-cell table:formula="of:=SQRT(POWER([.H877];2)+POWER([.I877];2)+POWER([.J877];2))" office:value-type="float" office:value="927.608261927528" calcext:value-type="float">
            <text:p>927.608261927528</text:p>
          </table:table-cell>
        </table:table-row>
        <table:table-row table:style-name="ro1">
          <table:table-cell office:value-type="float" office:value="18.9994" calcext:value-type="float">
            <text:p>18.9994</text:p>
          </table:table-cell>
          <table:table-cell office:value-type="float" office:value="311.06" calcext:value-type="float">
            <text:p>311.06</text:p>
          </table:table-cell>
          <table:table-cell office:value-type="float" office:value="43.7743" calcext:value-type="float">
            <text:p>43.7743</text:p>
          </table:table-cell>
          <table:table-cell office:value-type="float" office:value="19.6436" calcext:value-type="float">
            <text:p>19.6436</text:p>
          </table:table-cell>
          <table:table-cell office:value-type="float" office:value="297.144" calcext:value-type="float">
            <text:p>297.144</text:p>
          </table:table-cell>
          <table:table-cell office:value-type="float" office:value="43.9961" calcext:value-type="float">
            <text:p>43.9961</text:p>
          </table:table-cell>
          <table:table-cell/>
          <table:table-cell table:formula="of:=([.D878]-[.A878])/0.0166667" office:value-type="float" office:value="38.6519226961545" calcext:value-type="float">
            <text:p>38.6519226961545</text:p>
          </table:table-cell>
          <table:table-cell table:formula="of:=ABS([.E878]-[.B878])/0.0166667" office:value-type="float" office:value="834.95833008334" calcext:value-type="float">
            <text:p>834.95833008334</text:p>
          </table:table-cell>
          <table:table-cell table:formula="of:=([.F878]-[.C878])/0.0166667" office:value-type="float" office:value="13.3079733840533" calcext:value-type="float">
            <text:p>13.3079733840533</text:p>
          </table:table-cell>
          <table:table-cell table:formula="of:=DEGREES(ATAN(ABS([.F878]-[.C878])/ABS([.E878]-[.B878])))" office:value-type="float" office:value="0.91313078102657" calcext:value-type="float">
            <text:p>0.91313078102657</text:p>
          </table:table-cell>
          <table:table-cell table:formula="of:=SQRT(POWER([.H878];2)+POWER([.I878];2)+POWER([.J878];2))" office:value-type="float" office:value="835.958423762366" calcext:value-type="float">
            <text:p>835.958423762366</text:p>
          </table:table-cell>
        </table:table-row>
        <table:table-row table:style-name="ro1">
          <table:table-cell office:value-type="float" office:value="19.3126" calcext:value-type="float">
            <text:p>19.3126</text:p>
          </table:table-cell>
          <table:table-cell office:value-type="float" office:value="316.03" calcext:value-type="float">
            <text:p>316.03</text:p>
          </table:table-cell>
          <table:table-cell office:value-type="float" office:value="43.8477" calcext:value-type="float">
            <text:p>43.8477</text:p>
          </table:table-cell>
          <table:table-cell office:value-type="float" office:value="19.9508" calcext:value-type="float">
            <text:p>19.9508</text:p>
          </table:table-cell>
          <table:table-cell office:value-type="float" office:value="301.877" calcext:value-type="float">
            <text:p>301.877</text:p>
          </table:table-cell>
          <table:table-cell office:value-type="float" office:value="44.0651" calcext:value-type="float">
            <text:p>44.0651</text:p>
          </table:table-cell>
          <table:table-cell/>
          <table:table-cell table:formula="of:=([.D879]-[.A879])/0.0166667" office:value-type="float" office:value="38.2919234161532" calcext:value-type="float">
            <text:p>38.2919234161532</text:p>
          </table:table-cell>
          <table:table-cell table:formula="of:=ABS([.E879]-[.B879])/0.0166667" office:value-type="float" office:value="849.178301643395" calcext:value-type="float">
            <text:p>849.178301643395</text:p>
          </table:table-cell>
          <table:table-cell table:formula="of:=([.F879]-[.C879])/0.0166667" office:value-type="float" office:value="13.043973912052" calcext:value-type="float">
            <text:p>13.043973912052</text:p>
          </table:table-cell>
          <table:table-cell table:formula="of:=DEGREES(ATAN(ABS([.F879]-[.C879])/ABS([.E879]-[.B879])))" office:value-type="float" office:value="0.880034121928431" calcext:value-type="float">
            <text:p>0.880034121928431</text:p>
          </table:table-cell>
          <table:table-cell table:formula="of:=SQRT(POWER([.H879];2)+POWER([.I879];2)+POWER([.J879];2))" office:value-type="float" office:value="850.141285102827" calcext:value-type="float">
            <text:p>850.141285102827</text:p>
          </table:table-cell>
        </table:table-row>
        <table:table-row table:style-name="ro1">
          <table:table-cell office:value-type="float" office:value="19.2733" calcext:value-type="float">
            <text:p>19.2733</text:p>
          </table:table-cell>
          <table:table-cell office:value-type="float" office:value="316.163" calcext:value-type="float">
            <text:p>316.163</text:p>
          </table:table-cell>
          <table:table-cell office:value-type="float" office:value="43.2924" calcext:value-type="float">
            <text:p>43.2924</text:p>
          </table:table-cell>
          <table:table-cell office:value-type="float" office:value="19.4888" calcext:value-type="float">
            <text:p>19.4888</text:p>
          </table:table-cell>
          <table:table-cell office:value-type="float" office:value="303.448" calcext:value-type="float">
            <text:p>303.448</text:p>
          </table:table-cell>
          <table:table-cell office:value-type="float" office:value="43.3124" calcext:value-type="float">
            <text:p>43.3124</text:p>
          </table:table-cell>
          <table:table-cell/>
          <table:table-cell table:formula="of:=([.D880]-[.A880])/0.0166667" office:value-type="float" office:value="12.9299741400519" calcext:value-type="float">
            <text:p>12.9299741400519</text:p>
          </table:table-cell>
          <table:table-cell table:formula="of:=ABS([.E880]-[.B880])/0.0166667" office:value-type="float" office:value="762.898474203054" calcext:value-type="float">
            <text:p>762.898474203054</text:p>
          </table:table-cell>
          <table:table-cell table:formula="of:=([.F880]-[.C880])/0.0166667" office:value-type="float" office:value="1.19999760000456" calcext:value-type="float">
            <text:p>1.19999760000456</text:p>
          </table:table-cell>
          <table:table-cell table:formula="of:=DEGREES(ATAN(ABS([.F880]-[.C880])/ABS([.E880]-[.B880])))" office:value-type="float" office:value="0.0901230550691657" calcext:value-type="float">
            <text:p>0.090123055069166</text:p>
          </table:table-cell>
          <table:table-cell table:formula="of:=SQRT(POWER([.H880];2)+POWER([.I880];2)+POWER([.J880];2))" office:value-type="float" office:value="763.00898170785" calcext:value-type="float">
            <text:p>763.00898170785</text:p>
          </table:table-cell>
        </table:table-row>
        <table:table-row table:style-name="ro1">
          <table:table-cell office:value-type="float" office:value="76.8077" calcext:value-type="float">
            <text:p>76.8077</text:p>
          </table:table-cell>
          <table:table-cell office:value-type="float" office:value="324.374" calcext:value-type="float">
            <text:p>324.374</text:p>
          </table:table-cell>
          <table:table-cell office:value-type="float" office:value="43.9624" calcext:value-type="float">
            <text:p>43.9624</text:p>
          </table:table-cell>
          <table:table-cell office:value-type="float" office:value="77.7268" calcext:value-type="float">
            <text:p>77.7268</text:p>
          </table:table-cell>
          <table:table-cell office:value-type="float" office:value="309.56" calcext:value-type="float">
            <text:p>309.56</text:p>
          </table:table-cell>
          <table:table-cell office:value-type="float" office:value="44.1915" calcext:value-type="float">
            <text:p>44.1915</text:p>
          </table:table-cell>
          <table:table-cell/>
          <table:table-cell table:formula="of:=([.D881]-[.A881])/0.0166667" office:value-type="float" office:value="55.1458897082206" calcext:value-type="float">
            <text:p>55.1458897082206</text:p>
          </table:table-cell>
          <table:table-cell table:formula="of:=ABS([.E881]-[.B881])/0.0166667" office:value-type="float" office:value="888.838222323557" calcext:value-type="float">
            <text:p>888.838222323557</text:p>
          </table:table-cell>
          <table:table-cell table:formula="of:=([.F881]-[.C881])/0.0166667" office:value-type="float" office:value="13.7459725080547" calcext:value-type="float">
            <text:p>13.7459725080547</text:p>
          </table:table-cell>
          <table:table-cell table:formula="of:=DEGREES(ATAN(ABS([.F881]-[.C881])/ABS([.E881]-[.B881])))" office:value-type="float" office:value="0.886014361692081" calcext:value-type="float">
            <text:p>0.886014361692081</text:p>
          </table:table-cell>
          <table:table-cell table:formula="of:=SQRT(POWER([.H881];2)+POWER([.I881];2)+POWER([.J881];2))" office:value-type="float" office:value="890.653359267905" calcext:value-type="float">
            <text:p>890.653359267905</text:p>
          </table:table-cell>
        </table:table-row>
        <table:table-row table:style-name="ro1">
          <table:table-cell office:value-type="float" office:value="77.2905" calcext:value-type="float">
            <text:p>77.2905</text:p>
          </table:table-cell>
          <table:table-cell office:value-type="float" office:value="318.23" calcext:value-type="float">
            <text:p>318.23</text:p>
          </table:table-cell>
          <table:table-cell office:value-type="float" office:value="44.555" calcext:value-type="float">
            <text:p>44.555</text:p>
          </table:table-cell>
          <table:table-cell office:value-type="float" office:value="78.2246" calcext:value-type="float">
            <text:p>78.2246</text:p>
          </table:table-cell>
          <table:table-cell office:value-type="float" office:value="306.69" calcext:value-type="float">
            <text:p>306.69</text:p>
          </table:table-cell>
          <table:table-cell office:value-type="float" office:value="44.3391" calcext:value-type="float">
            <text:p>44.3391</text:p>
          </table:table-cell>
          <table:table-cell/>
          <table:table-cell table:formula="of:=([.D882]-[.A882])/0.0166667" office:value-type="float" office:value="56.0458879082242" calcext:value-type="float">
            <text:p>56.0458879082242</text:p>
          </table:table-cell>
          <table:table-cell table:formula="of:=ABS([.E882]-[.B882])/0.0166667" office:value-type="float" office:value="692.398615202771" calcext:value-type="float">
            <text:p>692.398615202771</text:p>
          </table:table-cell>
          <table:table-cell table:formula="of:=([.F882]-[.C882])/0.0166667" office:value-type="float" office:value="-12.9539740920517" calcext:value-type="float">
            <text:p>-12.9539740920517</text:p>
          </table:table-cell>
          <table:table-cell table:formula="of:=DEGREES(ATAN(ABS([.F882]-[.C882])/ABS([.E882]-[.B882])))" office:value-type="float" office:value="1.07181246356691" calcext:value-type="float">
            <text:p>1.07181246356691</text:p>
          </table:table-cell>
          <table:table-cell table:formula="of:=SQRT(POWER([.H882];2)+POWER([.I882];2)+POWER([.J882];2))" office:value-type="float" office:value="694.783987532034" calcext:value-type="float">
            <text:p>694.783987532034</text:p>
          </table:table-cell>
        </table:table-row>
        <table:table-row table:style-name="ro1">
          <table:table-cell office:value-type="float" office:value="74.9268" calcext:value-type="float">
            <text:p>74.9268</text:p>
          </table:table-cell>
          <table:table-cell office:value-type="float" office:value="331.924" calcext:value-type="float">
            <text:p>331.924</text:p>
          </table:table-cell>
          <table:table-cell office:value-type="float" office:value="44.2951" calcext:value-type="float">
            <text:p>44.2951</text:p>
          </table:table-cell>
          <table:table-cell office:value-type="float" office:value="75.1294" calcext:value-type="float">
            <text:p>75.1294</text:p>
          </table:table-cell>
          <table:table-cell office:value-type="float" office:value="321.093" calcext:value-type="float">
            <text:p>321.093</text:p>
          </table:table-cell>
          <table:table-cell office:value-type="float" office:value="44.7103" calcext:value-type="float">
            <text:p>44.7103</text:p>
          </table:table-cell>
          <table:table-cell/>
          <table:table-cell table:formula="of:=([.D883]-[.A883])/0.0166667" office:value-type="float" office:value="12.1559756880489" calcext:value-type="float">
            <text:p>12.1559756880489</text:p>
          </table:table-cell>
          <table:table-cell table:formula="of:=ABS([.E883]-[.B883])/0.0166667" office:value-type="float" office:value="649.858700282597" calcext:value-type="float">
            <text:p>649.858700282597</text:p>
          </table:table-cell>
          <table:table-cell table:formula="of:=([.F883]-[.C883])/0.0166667" office:value-type="float" office:value="24.9119501760996" calcext:value-type="float">
            <text:p>24.9119501760996</text:p>
          </table:table-cell>
          <table:table-cell table:formula="of:=DEGREES(ATAN(ABS([.F883]-[.C883])/ABS([.E883]-[.B883])))" office:value-type="float" office:value="2.19532498905556" calcext:value-type="float">
            <text:p>2.19532498905556</text:p>
          </table:table-cell>
          <table:table-cell table:formula="of:=SQRT(POWER([.H883];2)+POWER([.I883];2)+POWER([.J883];2))" office:value-type="float" office:value="650.449616295906" calcext:value-type="float">
            <text:p>650.449616295906</text:p>
          </table:table-cell>
        </table:table-row>
        <table:table-row table:style-name="ro1">
          <table:table-cell office:value-type="float" office:value="74.6172" calcext:value-type="float">
            <text:p>74.6172</text:p>
          </table:table-cell>
          <table:table-cell office:value-type="float" office:value="327.312" calcext:value-type="float">
            <text:p>327.312</text:p>
          </table:table-cell>
          <table:table-cell office:value-type="float" office:value="44.1156" calcext:value-type="float">
            <text:p>44.1156</text:p>
          </table:table-cell>
          <table:table-cell office:value-type="float" office:value="75.0855" calcext:value-type="float">
            <text:p>75.0855</text:p>
          </table:table-cell>
          <table:table-cell office:value-type="float" office:value="315.193" calcext:value-type="float">
            <text:p>315.193</text:p>
          </table:table-cell>
          <table:table-cell office:value-type="float" office:value="44.4703" calcext:value-type="float">
            <text:p>44.4703</text:p>
          </table:table-cell>
          <table:table-cell/>
          <table:table-cell table:formula="of:=([.D884]-[.A884])/0.0166667" office:value-type="float" office:value="28.0979438041123" calcext:value-type="float">
            <text:p>28.0979438041123</text:p>
          </table:table-cell>
          <table:table-cell table:formula="of:=ABS([.E884]-[.B884])/0.0166667" office:value-type="float" office:value="727.13854572291" calcext:value-type="float">
            <text:p>727.13854572291</text:p>
          </table:table-cell>
          <table:table-cell table:formula="of:=([.F884]-[.C884])/0.0166667" office:value-type="float" office:value="21.2819574360852" calcext:value-type="float">
            <text:p>21.2819574360852</text:p>
          </table:table-cell>
          <table:table-cell table:formula="of:=DEGREES(ATAN(ABS([.F884]-[.C884])/ABS([.E884]-[.B884])))" office:value-type="float" office:value="1.67645952554294" calcext:value-type="float">
            <text:p>1.67645952554294</text:p>
          </table:table-cell>
          <table:table-cell table:formula="of:=SQRT(POWER([.H884];2)+POWER([.I884];2)+POWER([.J884];2))" office:value-type="float" office:value="727.992363170356" calcext:value-type="float">
            <text:p>727.992363170356</text:p>
          </table:table-cell>
        </table:table-row>
        <table:table-row table:style-name="ro1">
          <table:table-cell office:value-type="float" office:value="74.048" calcext:value-type="float">
            <text:p>74.048</text:p>
          </table:table-cell>
          <table:table-cell office:value-type="float" office:value="324.019" calcext:value-type="float">
            <text:p>324.019</text:p>
          </table:table-cell>
          <table:table-cell office:value-type="float" office:value="44.8527" calcext:value-type="float">
            <text:p>44.8527</text:p>
          </table:table-cell>
          <table:table-cell office:value-type="float" office:value="73.9864" calcext:value-type="float">
            <text:p>73.9864</text:p>
          </table:table-cell>
          <table:table-cell office:value-type="float" office:value="312.081" calcext:value-type="float">
            <text:p>312.081</text:p>
          </table:table-cell>
          <table:table-cell office:value-type="float" office:value="44.9241" calcext:value-type="float">
            <text:p>44.9241</text:p>
          </table:table-cell>
          <table:table-cell/>
          <table:table-cell table:formula="of:=([.D885]-[.A885])/0.0166667" office:value-type="float" office:value="-3.6959926080147" calcext:value-type="float">
            <text:p>-3.6959926080147</text:p>
          </table:table-cell>
          <table:table-cell table:formula="of:=ABS([.E885]-[.B885])/0.0166667" office:value-type="float" office:value="716.278567442864" calcext:value-type="float">
            <text:p>716.278567442864</text:p>
          </table:table-cell>
          <table:table-cell table:formula="of:=([.F885]-[.C885])/0.0166667" office:value-type="float" office:value="4.28399143201738" calcext:value-type="float">
            <text:p>4.28399143201738</text:p>
          </table:table-cell>
          <table:table-cell table:formula="of:=DEGREES(ATAN(ABS([.F885]-[.C885])/ABS([.E885]-[.B885])))" office:value-type="float" office:value="0.342676317581208" calcext:value-type="float">
            <text:p>0.342676317581208</text:p>
          </table:table-cell>
          <table:table-cell table:formula="of:=SQRT(POWER([.H885];2)+POWER([.I885];2)+POWER([.J885];2))" office:value-type="float" office:value="716.300913807843" calcext:value-type="float">
            <text:p>716.300913807843</text:p>
          </table:table-cell>
        </table:table-row>
        <table:table-row table:style-name="ro1">
          <table:table-cell office:value-type="float" office:value="73.5298" calcext:value-type="float">
            <text:p>73.5298</text:p>
          </table:table-cell>
          <table:table-cell office:value-type="float" office:value="333.659" calcext:value-type="float">
            <text:p>333.659</text:p>
          </table:table-cell>
          <table:table-cell office:value-type="float" office:value="43.515" calcext:value-type="float">
            <text:p>43.515</text:p>
          </table:table-cell>
          <table:table-cell office:value-type="float" office:value="73.7475" calcext:value-type="float">
            <text:p>73.7475</text:p>
          </table:table-cell>
          <table:table-cell office:value-type="float" office:value="319.741" calcext:value-type="float">
            <text:p>319.741</text:p>
          </table:table-cell>
          <table:table-cell office:value-type="float" office:value="43.8345" calcext:value-type="float">
            <text:p>43.8345</text:p>
          </table:table-cell>
          <table:table-cell/>
          <table:table-cell table:formula="of:=([.D886]-[.A886])/0.0166667" office:value-type="float" office:value="13.0619738760527" calcext:value-type="float">
            <text:p>13.0619738760527</text:p>
          </table:table-cell>
          <table:table-cell table:formula="of:=ABS([.E886]-[.B886])/0.0166667" office:value-type="float" office:value="835.078329843341" calcext:value-type="float">
            <text:p>835.078329843341</text:p>
          </table:table-cell>
          <table:table-cell table:formula="of:=([.F886]-[.C886])/0.0166667" office:value-type="float" office:value="19.1699616600766" calcext:value-type="float">
            <text:p>19.1699616600766</text:p>
          </table:table-cell>
          <table:table-cell table:formula="of:=DEGREES(ATAN(ABS([.F886]-[.C886])/ABS([.E886]-[.B886])))" office:value-type="float" office:value="1.31504432989595" calcext:value-type="float">
            <text:p>1.31504432989595</text:p>
          </table:table-cell>
          <table:table-cell table:formula="of:=SQRT(POWER([.H886];2)+POWER([.I886];2)+POWER([.J886];2))" office:value-type="float" office:value="835.400454611757" calcext:value-type="float">
            <text:p>835.400454611757</text:p>
          </table:table-cell>
        </table:table-row>
        <table:table-row table:style-name="ro1">
          <table:table-cell office:value-type="float" office:value="73.225" calcext:value-type="float">
            <text:p>73.225</text:p>
          </table:table-cell>
          <table:table-cell office:value-type="float" office:value="325.562" calcext:value-type="float">
            <text:p>325.562</text:p>
          </table:table-cell>
          <table:table-cell office:value-type="float" office:value="44.6454" calcext:value-type="float">
            <text:p>44.6454</text:p>
          </table:table-cell>
          <table:table-cell office:value-type="float" office:value="73.1821" calcext:value-type="float">
            <text:p>73.1821</text:p>
          </table:table-cell>
          <table:table-cell office:value-type="float" office:value="313.545" calcext:value-type="float">
            <text:p>313.545</text:p>
          </table:table-cell>
          <table:table-cell office:value-type="float" office:value="44.7228" calcext:value-type="float">
            <text:p>44.7228</text:p>
          </table:table-cell>
          <table:table-cell/>
          <table:table-cell table:formula="of:=([.D887]-[.A887])/0.0166667" office:value-type="float" office:value="-2.57399485200963" calcext:value-type="float">
            <text:p>-2.57399485200963</text:p>
          </table:table-cell>
          <table:table-cell table:formula="of:=ABS([.E887]-[.B887])/0.0166667" office:value-type="float" office:value="721.018557962884" calcext:value-type="float">
            <text:p>721.018557962884</text:p>
          </table:table-cell>
          <table:table-cell table:formula="of:=([.F887]-[.C887])/0.0166667" office:value-type="float" office:value="4.64399071201841" calcext:value-type="float">
            <text:p>4.64399071201841</text:p>
          </table:table-cell>
          <table:table-cell table:formula="of:=DEGREES(ATAN(ABS([.F887]-[.C887])/ABS([.E887]-[.B887])))" office:value-type="float" office:value="0.369029875310314" calcext:value-type="float">
            <text:p>0.369029875310314</text:p>
          </table:table-cell>
          <table:table-cell table:formula="of:=SQRT(POWER([.H887];2)+POWER([.I887];2)+POWER([.J887];2))" office:value-type="float" office:value="721.038107887584" calcext:value-type="float">
            <text:p>721.038107887584</text:p>
          </table:table-cell>
        </table:table-row>
        <table:table-row table:style-name="ro1">
          <table:table-cell office:value-type="float" office:value="73.5185" calcext:value-type="float">
            <text:p>73.5185</text:p>
          </table:table-cell>
          <table:table-cell office:value-type="float" office:value="330.403" calcext:value-type="float">
            <text:p>330.403</text:p>
          </table:table-cell>
          <table:table-cell office:value-type="float" office:value="43.9685" calcext:value-type="float">
            <text:p>43.9685</text:p>
          </table:table-cell>
          <table:table-cell office:value-type="float" office:value="73.7351" calcext:value-type="float">
            <text:p>73.7351</text:p>
          </table:table-cell>
          <table:table-cell office:value-type="float" office:value="316.642" calcext:value-type="float">
            <text:p>316.642</text:p>
          </table:table-cell>
          <table:table-cell office:value-type="float" office:value="44.2763" calcext:value-type="float">
            <text:p>44.2763</text:p>
          </table:table-cell>
          <table:table-cell/>
          <table:table-cell table:formula="of:=([.D888]-[.A888])/0.0166667" office:value-type="float" office:value="12.995974008052" calcext:value-type="float">
            <text:p>12.995974008052</text:p>
          </table:table-cell>
          <table:table-cell table:formula="of:=ABS([.E888]-[.B888])/0.0166667" office:value-type="float" office:value="825.658348683304" calcext:value-type="float">
            <text:p>825.658348683304</text:p>
          </table:table-cell>
          <table:table-cell table:formula="of:=([.F888]-[.C888])/0.0166667" office:value-type="float" office:value="18.4679630640739" calcext:value-type="float">
            <text:p>18.4679630640739</text:p>
          </table:table-cell>
          <table:table-cell table:formula="of:=DEGREES(ATAN(ABS([.F888]-[.C888])/ABS([.E888]-[.B888])))" office:value-type="float" office:value="1.28135315267738" calcext:value-type="float">
            <text:p>1.28135315267738</text:p>
          </table:table-cell>
          <table:table-cell table:formula="of:=SQRT(POWER([.H888];2)+POWER([.I888];2)+POWER([.J888];2))" office:value-type="float" office:value="825.967111785085" calcext:value-type="float">
            <text:p>825.967111785085</text:p>
          </table:table-cell>
        </table:table-row>
        <table:table-row table:style-name="ro1">
          <table:table-cell office:value-type="float" office:value="73.2158" calcext:value-type="float">
            <text:p>73.2158</text:p>
          </table:table-cell>
          <table:table-cell office:value-type="float" office:value="322.396" calcext:value-type="float">
            <text:p>322.396</text:p>
          </table:table-cell>
          <table:table-cell office:value-type="float" office:value="45.0863" calcext:value-type="float">
            <text:p>45.0863</text:p>
          </table:table-cell>
          <table:table-cell office:value-type="float" office:value="73.4317" calcext:value-type="float">
            <text:p>73.4317</text:p>
          </table:table-cell>
          <table:table-cell office:value-type="float" office:value="307.546" calcext:value-type="float">
            <text:p>307.546</text:p>
          </table:table-cell>
          <table:table-cell office:value-type="float" office:value="45.5755" calcext:value-type="float">
            <text:p>45.5755</text:p>
          </table:table-cell>
          <table:table-cell/>
          <table:table-cell table:formula="of:=([.D889]-[.A889])/0.0166667" office:value-type="float" office:value="12.9539740920521" calcext:value-type="float">
            <text:p>12.9539740920521</text:p>
          </table:table-cell>
          <table:table-cell table:formula="of:=ABS([.E889]-[.B889])/0.0166667" office:value-type="float" office:value="890.998218003565" calcext:value-type="float">
            <text:p>890.998218003565</text:p>
          </table:table-cell>
          <table:table-cell table:formula="of:=([.F889]-[.C889])/0.0166667" office:value-type="float" office:value="29.3519412961172" calcext:value-type="float">
            <text:p>29.3519412961172</text:p>
          </table:table-cell>
          <table:table-cell table:formula="of:=DEGREES(ATAN(ABS([.F889]-[.C889])/ABS([.E889]-[.B889])))" office:value-type="float" office:value="1.88679883087001" calcext:value-type="float">
            <text:p>1.88679883087001</text:p>
          </table:table-cell>
          <table:table-cell table:formula="of:=SQRT(POWER([.H889];2)+POWER([.I889];2)+POWER([.J889];2))" office:value-type="float" office:value="891.575664982035" calcext:value-type="float">
            <text:p>891.575664982035</text:p>
          </table:table-cell>
        </table:table-row>
        <table:table-row table:style-name="ro1">
          <table:table-cell office:value-type="float" office:value="73.2332" calcext:value-type="float">
            <text:p>73.2332</text:p>
          </table:table-cell>
          <table:table-cell office:value-type="float" office:value="328.851" calcext:value-type="float">
            <text:p>328.851</text:p>
          </table:table-cell>
          <table:table-cell office:value-type="float" office:value="43.9132" calcext:value-type="float">
            <text:p>43.9132</text:p>
          </table:table-cell>
          <table:table-cell office:value-type="float" office:value="72.9128" calcext:value-type="float">
            <text:p>72.9128</text:p>
          </table:table-cell>
          <table:table-cell office:value-type="float" office:value="315.195" calcext:value-type="float">
            <text:p>315.195</text:p>
          </table:table-cell>
          <table:table-cell office:value-type="float" office:value="43.9553" calcext:value-type="float">
            <text:p>43.9553</text:p>
          </table:table-cell>
          <table:table-cell/>
          <table:table-cell table:formula="of:=([.D890]-[.A890])/0.0166667" office:value-type="float" office:value="-19.2239615520764" calcext:value-type="float">
            <text:p>-19.2239615520764</text:p>
          </table:table-cell>
          <table:table-cell table:formula="of:=ABS([.E890]-[.B890])/0.0166667" office:value-type="float" office:value="819.358361283278" calcext:value-type="float">
            <text:p>819.358361283278</text:p>
          </table:table-cell>
          <table:table-cell table:formula="of:=([.F890]-[.C890])/0.0166667" office:value-type="float" office:value="2.52599494800997" calcext:value-type="float">
            <text:p>2.52599494800997</text:p>
          </table:table-cell>
          <table:table-cell table:formula="of:=DEGREES(ATAN(ABS([.F890]-[.C890])/ABS([.E890]-[.B890])))" office:value-type="float" office:value="0.176636253343333" calcext:value-type="float">
            <text:p>0.176636253343333</text:p>
          </table:table-cell>
          <table:table-cell table:formula="of:=SQRT(POWER([.H890];2)+POWER([.I890];2)+POWER([.J890];2))" office:value-type="float" office:value="819.587741216919" calcext:value-type="float">
            <text:p>819.587741216919</text:p>
          </table:table-cell>
        </table:table-row>
        <table:table-row table:style-name="ro1">
          <table:table-cell office:value-type="float" office:value="73.4997" calcext:value-type="float">
            <text:p>73.4997</text:p>
          </table:table-cell>
          <table:table-cell office:value-type="float" office:value="325.73" calcext:value-type="float">
            <text:p>325.73</text:p>
          </table:table-cell>
          <table:table-cell office:value-type="float" office:value="44.0745" calcext:value-type="float">
            <text:p>44.0745</text:p>
          </table:table-cell>
          <table:table-cell office:value-type="float" office:value="73.4503" calcext:value-type="float">
            <text:p>73.4503</text:p>
          </table:table-cell>
          <table:table-cell office:value-type="float" office:value="313.703" calcext:value-type="float">
            <text:p>313.703</text:p>
          </table:table-cell>
          <table:table-cell office:value-type="float" office:value="44.1646" calcext:value-type="float">
            <text:p>44.1646</text:p>
          </table:table-cell>
          <table:table-cell/>
          <table:table-cell table:formula="of:=([.D891]-[.A891])/0.0166667" office:value-type="float" office:value="-2.9639940720122" calcext:value-type="float">
            <text:p>-2.9639940720122</text:p>
          </table:table-cell>
          <table:table-cell table:formula="of:=ABS([.E891]-[.B891])/0.0166667" office:value-type="float" office:value="721.618556762889" calcext:value-type="float">
            <text:p>721.618556762889</text:p>
          </table:table-cell>
          <table:table-cell table:formula="of:=([.F891]-[.C891])/0.0166667" office:value-type="float" office:value="5.4059891880216" calcext:value-type="float">
            <text:p>5.4059891880216</text:p>
          </table:table-cell>
          <table:table-cell table:formula="of:=DEGREES(ATAN(ABS([.F891]-[.C891])/ABS([.E891]-[.B891])))" office:value-type="float" office:value="0.429222014066552" calcext:value-type="float">
            <text:p>0.429222014066552</text:p>
          </table:table-cell>
          <table:table-cell table:formula="of:=SQRT(POWER([.H891];2)+POWER([.I891];2)+POWER([.J891];2))" office:value-type="float" office:value="721.644892897133" calcext:value-type="float">
            <text:p>721.644892897133</text:p>
          </table:table-cell>
        </table:table-row>
        <table:table-row table:style-name="ro1">
          <table:table-cell office:value-type="float" office:value="74.3842" calcext:value-type="float">
            <text:p>74.3842</text:p>
          </table:table-cell>
          <table:table-cell office:value-type="float" office:value="335.117" calcext:value-type="float">
            <text:p>335.117</text:p>
          </table:table-cell>
          <table:table-cell office:value-type="float" office:value="44.1362" calcext:value-type="float">
            <text:p>44.1362</text:p>
          </table:table-cell>
          <table:table-cell office:value-type="float" office:value="75.1275" calcext:value-type="float">
            <text:p>75.1275</text:p>
          </table:table-cell>
          <table:table-cell office:value-type="float" office:value="321.377" calcext:value-type="float">
            <text:p>321.377</text:p>
          </table:table-cell>
          <table:table-cell office:value-type="float" office:value="43.5886" calcext:value-type="float">
            <text:p>43.5886</text:p>
          </table:table-cell>
          <table:table-cell/>
          <table:table-cell table:formula="of:=([.D892]-[.A892])/0.0166667" office:value-type="float" office:value="44.5979108041778" calcext:value-type="float">
            <text:p>44.5979108041778</text:p>
          </table:table-cell>
          <table:table-cell table:formula="of:=ABS([.E892]-[.B892])/0.0166667" office:value-type="float" office:value="824.398351203298" calcext:value-type="float">
            <text:p>824.398351203298</text:p>
          </table:table-cell>
          <table:table-cell table:formula="of:=([.F892]-[.C892])/0.0166667" office:value-type="float" office:value="-32.8559342881316" calcext:value-type="float">
            <text:p>-32.8559342881316</text:p>
          </table:table-cell>
          <table:table-cell table:formula="of:=DEGREES(ATAN(ABS([.F892]-[.C892])/ABS([.E892]-[.B892])))" office:value-type="float" office:value="2.28228331995399" calcext:value-type="float">
            <text:p>2.28228331995399</text:p>
          </table:table-cell>
          <table:table-cell table:formula="of:=SQRT(POWER([.H892];2)+POWER([.I892];2)+POWER([.J892];2))" office:value-type="float" office:value="826.257301046569" calcext:value-type="float">
            <text:p>826.257301046569</text:p>
          </table:table-cell>
        </table:table-row>
        <table:table-row table:style-name="ro1">
          <table:table-cell office:value-type="float" office:value="74.6566" calcext:value-type="float">
            <text:p>74.6566</text:p>
          </table:table-cell>
          <table:table-cell office:value-type="float" office:value="333.472" calcext:value-type="float">
            <text:p>333.472</text:p>
          </table:table-cell>
          <table:table-cell office:value-type="float" office:value="44.3601" calcext:value-type="float">
            <text:p>44.3601</text:p>
          </table:table-cell>
          <table:table-cell office:value-type="float" office:value="75.1293" calcext:value-type="float">
            <text:p>75.1293</text:p>
          </table:table-cell>
          <table:table-cell office:value-type="float" office:value="321.086" calcext:value-type="float">
            <text:p>321.086</text:p>
          </table:table-cell>
          <table:table-cell office:value-type="float" office:value="44.7112" calcext:value-type="float">
            <text:p>44.7112</text:p>
          </table:table-cell>
          <table:table-cell/>
          <table:table-cell table:formula="of:=([.D893]-[.A893])/0.0166667" office:value-type="float" office:value="28.3619432761136" calcext:value-type="float">
            <text:p>28.3619432761136</text:p>
          </table:table-cell>
          <table:table-cell table:formula="of:=ABS([.E893]-[.B893])/0.0166667" office:value-type="float" office:value="743.158513682971" calcext:value-type="float">
            <text:p>743.158513682971</text:p>
          </table:table-cell>
          <table:table-cell table:formula="of:=([.F893]-[.C893])/0.0166667" office:value-type="float" office:value="21.065957868084" calcext:value-type="float">
            <text:p>21.065957868084</text:p>
          </table:table-cell>
          <table:table-cell table:formula="of:=DEGREES(ATAN(ABS([.F893]-[.C893])/ABS([.E893]-[.B893])))" office:value-type="float" office:value="1.62370117326048" calcext:value-type="float">
            <text:p>1.62370117326048</text:p>
          </table:table-cell>
          <table:table-cell table:formula="of:=SQRT(POWER([.H893];2)+POWER([.I893];2)+POWER([.J893];2))" office:value-type="float" office:value="743.997816439524" calcext:value-type="float">
            <text:p>743.997816439524</text:p>
          </table:table-cell>
        </table:table-row>
        <table:table-row table:style-name="ro1">
          <table:table-cell office:value-type="float" office:value="74.8961" calcext:value-type="float">
            <text:p>74.8961</text:p>
          </table:table-cell>
          <table:table-cell office:value-type="float" office:value="327.169" calcext:value-type="float">
            <text:p>327.169</text:p>
          </table:table-cell>
          <table:table-cell office:value-type="float" office:value="44.6793" calcext:value-type="float">
            <text:p>44.6793</text:p>
          </table:table-cell>
          <table:table-cell office:value-type="float" office:value="75.3573" calcext:value-type="float">
            <text:p>75.3573</text:p>
          </table:table-cell>
          <table:table-cell office:value-type="float" office:value="315.137" calcext:value-type="float">
            <text:p>315.137</text:p>
          </table:table-cell>
          <table:table-cell office:value-type="float" office:value="44.7431" calcext:value-type="float">
            <text:p>44.7431</text:p>
          </table:table-cell>
          <table:table-cell/>
          <table:table-cell table:formula="of:=([.D894]-[.A894])/0.0166667" office:value-type="float" office:value="27.6719446561101" calcext:value-type="float">
            <text:p>27.6719446561101</text:p>
          </table:table-cell>
          <table:table-cell table:formula="of:=ABS([.E894]-[.B894])/0.0166667" office:value-type="float" office:value="721.918556162887" calcext:value-type="float">
            <text:p>721.918556162887</text:p>
          </table:table-cell>
          <table:table-cell table:formula="of:=([.F894]-[.C894])/0.0166667" office:value-type="float" office:value="3.82799234401534" calcext:value-type="float">
            <text:p>3.82799234401534</text:p>
          </table:table-cell>
          <table:table-cell table:formula="of:=DEGREES(ATAN(ABS([.F894]-[.C894])/ABS([.E894]-[.B894])))" office:value-type="float" office:value="0.303809547330485" calcext:value-type="float">
            <text:p>0.303809547330485</text:p>
          </table:table-cell>
          <table:table-cell table:formula="of:=SQRT(POWER([.H894];2)+POWER([.I894];2)+POWER([.J894];2))" office:value-type="float" office:value="722.45885127026" calcext:value-type="float">
            <text:p>722.45885127026</text:p>
          </table:table-cell>
        </table:table-row>
        <table:table-row table:style-name="ro1">
          <table:table-cell office:value-type="float" office:value="74.6652" calcext:value-type="float">
            <text:p>74.6652</text:p>
          </table:table-cell>
          <table:table-cell office:value-type="float" office:value="335.189" calcext:value-type="float">
            <text:p>335.189</text:p>
          </table:table-cell>
          <table:table-cell office:value-type="float" office:value="43.8464" calcext:value-type="float">
            <text:p>43.8464</text:p>
          </table:table-cell>
          <table:table-cell office:value-type="float" office:value="75.1294" calcext:value-type="float">
            <text:p>75.1294</text:p>
          </table:table-cell>
          <table:table-cell office:value-type="float" office:value="321.093" calcext:value-type="float">
            <text:p>321.093</text:p>
          </table:table-cell>
          <table:table-cell office:value-type="float" office:value="44.7103" calcext:value-type="float">
            <text:p>44.7103</text:p>
          </table:table-cell>
          <table:table-cell/>
          <table:table-cell table:formula="of:=([.D895]-[.A895])/0.0166667" office:value-type="float" office:value="27.8519442961117" calcext:value-type="float">
            <text:p>27.8519442961117</text:p>
          </table:table-cell>
          <table:table-cell table:formula="of:=ABS([.E895]-[.B895])/0.0166667" office:value-type="float" office:value="845.758308483383" calcext:value-type="float">
            <text:p>845.758308483383</text:p>
          </table:table-cell>
          <table:table-cell table:formula="of:=([.F895]-[.C895])/0.0166667" office:value-type="float" office:value="51.833896332207" calcext:value-type="float">
            <text:p>51.833896332207</text:p>
          </table:table-cell>
          <table:table-cell table:formula="of:=DEGREES(ATAN(ABS([.F895]-[.C895])/ABS([.E895]-[.B895])))" office:value-type="float" office:value="3.5070935421016" calcext:value-type="float">
            <text:p>3.5070935421016</text:p>
          </table:table-cell>
          <table:table-cell table:formula="of:=SQRT(POWER([.H895];2)+POWER([.I895];2)+POWER([.J895];2))" office:value-type="float" office:value="847.80280724867" calcext:value-type="float">
            <text:p>847.80280724867</text:p>
          </table:table-cell>
        </table:table-row>
        <table:table-row table:style-name="ro1">
          <table:table-cell office:value-type="float" office:value="74.6146" calcext:value-type="float">
            <text:p>74.6146</text:p>
          </table:table-cell>
          <table:table-cell office:value-type="float" office:value="327.622" calcext:value-type="float">
            <text:p>327.622</text:p>
          </table:table-cell>
          <table:table-cell office:value-type="float" office:value="42.9773" calcext:value-type="float">
            <text:p>42.9773</text:p>
          </table:table-cell>
          <table:table-cell office:value-type="float" office:value="74.8197" calcext:value-type="float">
            <text:p>74.8197</text:p>
          </table:table-cell>
          <table:table-cell office:value-type="float" office:value="317.217" calcext:value-type="float">
            <text:p>317.217</text:p>
          </table:table-cell>
          <table:table-cell office:value-type="float" office:value="42.303" calcext:value-type="float">
            <text:p>42.303</text:p>
          </table:table-cell>
          <table:table-cell/>
          <table:table-cell table:formula="of:=([.D896]-[.A896])/0.0166667" office:value-type="float" office:value="12.3059753880493" calcext:value-type="float">
            <text:p>12.3059753880493</text:p>
          </table:table-cell>
          <table:table-cell table:formula="of:=ABS([.E896]-[.B896])/0.0166667" office:value-type="float" office:value="624.298751402499" calcext:value-type="float">
            <text:p>624.298751402499</text:p>
          </table:table-cell>
          <table:table-cell table:formula="of:=([.F896]-[.C896])/0.0166667" office:value-type="float" office:value="-40.457919084162" calcext:value-type="float">
            <text:p>-40.457919084162</text:p>
          </table:table-cell>
          <table:table-cell table:formula="of:=DEGREES(ATAN(ABS([.F896]-[.C896])/ABS([.E896]-[.B896])))" office:value-type="float" office:value="3.70788995886999" calcext:value-type="float">
            <text:p>3.70788995886999</text:p>
          </table:table-cell>
          <table:table-cell table:formula="of:=SQRT(POWER([.H896];2)+POWER([.I896];2)+POWER([.J896];2))" office:value-type="float" office:value="625.729343446183" calcext:value-type="float">
            <text:p>625.729343446183</text:p>
          </table:table-cell>
        </table:table-row>
        <table:table-row table:style-name="ro1">
          <table:table-cell office:value-type="float" office:value="74.654" calcext:value-type="float">
            <text:p>74.654</text:p>
          </table:table-cell>
          <table:table-cell office:value-type="float" office:value="333.795" calcext:value-type="float">
            <text:p>333.795</text:p>
          </table:table-cell>
          <table:table-cell office:value-type="float" office:value="43.2089" calcext:value-type="float">
            <text:p>43.2089</text:p>
          </table:table-cell>
          <table:table-cell office:value-type="float" office:value="75.3897" calcext:value-type="float">
            <text:p>75.3897</text:p>
          </table:table-cell>
          <table:table-cell office:value-type="float" office:value="320.05" calcext:value-type="float">
            <text:p>320.05</text:p>
          </table:table-cell>
          <table:table-cell office:value-type="float" office:value="42.965" calcext:value-type="float">
            <text:p>42.965</text:p>
          </table:table-cell>
          <table:table-cell/>
          <table:table-cell table:formula="of:=([.D897]-[.A897])/0.0166667" office:value-type="float" office:value="44.1419117161771" calcext:value-type="float">
            <text:p>44.1419117161771</text:p>
          </table:table-cell>
          <table:table-cell table:formula="of:=ABS([.E897]-[.B897])/0.0166667" office:value-type="float" office:value="824.698350603299" calcext:value-type="float">
            <text:p>824.698350603299</text:p>
          </table:table-cell>
          <table:table-cell table:formula="of:=([.F897]-[.C897])/0.0166667" office:value-type="float" office:value="-14.6339707320583" calcext:value-type="float">
            <text:p>-14.6339707320583</text:p>
          </table:table-cell>
          <table:table-cell table:formula="of:=DEGREES(ATAN(ABS([.F897]-[.C897])/ABS([.E897]-[.B897])))" office:value-type="float" office:value="1.01658597162737" calcext:value-type="float">
            <text:p>1.01658597162737</text:p>
          </table:table-cell>
          <table:table-cell table:formula="of:=SQRT(POWER([.H897];2)+POWER([.I897];2)+POWER([.J897];2))" office:value-type="float" office:value="826.008493271799" calcext:value-type="float">
            <text:p>826.008493271799</text:p>
          </table:table-cell>
        </table:table-row>
        <table:table-row table:style-name="ro1">
          <table:table-cell office:value-type="float" office:value="75.9387" calcext:value-type="float">
            <text:p>75.9387</text:p>
          </table:table-cell>
          <table:table-cell office:value-type="float" office:value="319.861" calcext:value-type="float">
            <text:p>319.861</text:p>
          </table:table-cell>
          <table:table-cell office:value-type="float" office:value="43.7972" calcext:value-type="float">
            <text:p>43.7972</text:p>
          </table:table-cell>
          <table:table-cell office:value-type="float" office:value="76.6382" calcext:value-type="float">
            <text:p>76.6382</text:p>
          </table:table-cell>
          <table:table-cell office:value-type="float" office:value="308.288" calcext:value-type="float">
            <text:p>308.288</text:p>
          </table:table-cell>
          <table:table-cell office:value-type="float" office:value="43.3288" calcext:value-type="float">
            <text:p>43.3288</text:p>
          </table:table-cell>
          <table:table-cell/>
          <table:table-cell table:formula="of:=([.D898]-[.A898])/0.0166667" office:value-type="float" office:value="41.9699160601679" calcext:value-type="float">
            <text:p>41.9699160601679</text:p>
          </table:table-cell>
          <table:table-cell table:formula="of:=ABS([.E898]-[.B898])/0.0166667" office:value-type="float" office:value="694.378611242776" calcext:value-type="float">
            <text:p>694.378611242776</text:p>
          </table:table-cell>
          <table:table-cell table:formula="of:=([.F898]-[.C898])/0.0166667" office:value-type="float" office:value="-28.1039437921121" calcext:value-type="float">
            <text:p>-28.1039437921121</text:p>
          </table:table-cell>
          <table:table-cell table:formula="of:=DEGREES(ATAN(ABS([.F898]-[.C898])/ABS([.E898]-[.B898])))" office:value-type="float" office:value="2.31769665402621" calcext:value-type="float">
            <text:p>2.31769665402621</text:p>
          </table:table-cell>
          <table:table-cell table:formula="of:=SQRT(POWER([.H898];2)+POWER([.I898];2)+POWER([.J898];2))" office:value-type="float" office:value="696.213301555073" calcext:value-type="float">
            <text:p>696.213301555073</text:p>
          </table:table-cell>
        </table:table-row>
        <table:table-row table:style-name="ro1">
          <table:table-cell office:value-type="float" office:value="74.6362" calcext:value-type="float">
            <text:p>74.6362</text:p>
          </table:table-cell>
          <table:table-cell office:value-type="float" office:value="330.454" calcext:value-type="float">
            <text:p>330.454</text:p>
          </table:table-cell>
          <table:table-cell office:value-type="float" office:value="43.9511" calcext:value-type="float">
            <text:p>43.9511</text:p>
          </table:table-cell>
          <table:table-cell office:value-type="float" office:value="74.8334" calcext:value-type="float">
            <text:p>74.8334</text:p>
          </table:table-cell>
          <table:table-cell office:value-type="float" office:value="318.255" calcext:value-type="float">
            <text:p>318.255</text:p>
          </table:table-cell>
          <table:table-cell office:value-type="float" office:value="44.0362" calcext:value-type="float">
            <text:p>44.0362</text:p>
          </table:table-cell>
          <table:table-cell/>
          <table:table-cell table:formula="of:=([.D899]-[.A899])/0.0166667" office:value-type="float" office:value="11.831976336047" calcext:value-type="float">
            <text:p>11.831976336047</text:p>
          </table:table-cell>
          <table:table-cell table:formula="of:=ABS([.E899]-[.B899])/0.0166667" office:value-type="float" office:value="731.938536122929" calcext:value-type="float">
            <text:p>731.938536122929</text:p>
          </table:table-cell>
          <table:table-cell table:formula="of:=([.F899]-[.C899])/0.0166667" office:value-type="float" office:value="5.10598978802067" calcext:value-type="float">
            <text:p>5.10598978802067</text:p>
          </table:table-cell>
          <table:table-cell table:formula="of:=DEGREES(ATAN(ABS([.F899]-[.C899])/ABS([.E899]-[.B899])))" office:value-type="float" office:value="0.399687822381094" calcext:value-type="float">
            <text:p>0.399687822381094</text:p>
          </table:table-cell>
          <table:table-cell table:formula="of:=SQRT(POWER([.H899];2)+POWER([.I899];2)+POWER([.J899];2))" office:value-type="float" office:value="732.051970462144" calcext:value-type="float">
            <text:p>732.051970462144</text:p>
          </table:table-cell>
        </table:table-row>
        <table:table-row table:style-name="ro1">
          <table:table-cell office:value-type="float" office:value="74.6159" calcext:value-type="float">
            <text:p>74.6159</text:p>
          </table:table-cell>
          <table:table-cell office:value-type="float" office:value="327.467" calcext:value-type="float">
            <text:p>327.467</text:p>
          </table:table-cell>
          <table:table-cell office:value-type="float" office:value="43.5468" calcext:value-type="float">
            <text:p>43.5468</text:p>
          </table:table-cell>
          <table:table-cell office:value-type="float" office:value="74.5315" calcext:value-type="float">
            <text:p>74.5315</text:p>
          </table:table-cell>
          <table:table-cell office:value-type="float" office:value="313.906" calcext:value-type="float">
            <text:p>313.906</text:p>
          </table:table-cell>
          <table:table-cell office:value-type="float" office:value="43.5917" calcext:value-type="float">
            <text:p>43.5917</text:p>
          </table:table-cell>
          <table:table-cell/>
          <table:table-cell table:formula="of:=([.D900]-[.A900])/0.0166667" office:value-type="float" office:value="-5.06398987202039" calcext:value-type="float">
            <text:p>-5.06398987202039</text:p>
          </table:table-cell>
          <table:table-cell table:formula="of:=ABS([.E900]-[.B900])/0.0166667" office:value-type="float" office:value="813.658372683253" calcext:value-type="float">
            <text:p>813.658372683253</text:p>
          </table:table-cell>
          <table:table-cell table:formula="of:=([.F900]-[.C900])/0.0166667" office:value-type="float" office:value="2.69399461201111" calcext:value-type="float">
            <text:p>2.69399461201111</text:p>
          </table:table-cell>
          <table:table-cell table:formula="of:=DEGREES(ATAN(ABS([.F900]-[.C900])/ABS([.E900]-[.B900])))" office:value-type="float" office:value="0.189703642767447" calcext:value-type="float">
            <text:p>0.189703642767447</text:p>
          </table:table-cell>
          <table:table-cell table:formula="of:=SQRT(POWER([.H900];2)+POWER([.I900];2)+POWER([.J900];2))" office:value-type="float" office:value="813.678590745728" calcext:value-type="float">
            <text:p>813.678590745728</text:p>
          </table:table-cell>
        </table:table-row>
        <table:table-row table:style-name="ro1">
          <table:table-cell office:value-type="float" office:value="71.5539" calcext:value-type="float">
            <text:p>71.5539</text:p>
          </table:table-cell>
          <table:table-cell office:value-type="float" office:value="312.184" calcext:value-type="float">
            <text:p>312.184</text:p>
          </table:table-cell>
          <table:table-cell office:value-type="float" office:value="43.8685" calcext:value-type="float">
            <text:p>43.8685</text:p>
          </table:table-cell>
          <table:table-cell office:value-type="float" office:value="70.7643" calcext:value-type="float">
            <text:p>70.7643</text:p>
          </table:table-cell>
          <table:table-cell office:value-type="float" office:value="297.742" calcext:value-type="float">
            <text:p>297.742</text:p>
          </table:table-cell>
          <table:table-cell office:value-type="float" office:value="44.4153" calcext:value-type="float">
            <text:p>44.4153</text:p>
          </table:table-cell>
          <table:table-cell/>
          <table:table-cell table:formula="of:=([.D901]-[.A901])/0.0166667" office:value-type="float" office:value="-47.3759052481891" calcext:value-type="float">
            <text:p>-47.3759052481891</text:p>
          </table:table-cell>
          <table:table-cell table:formula="of:=ABS([.E901]-[.B901])/0.0166667" office:value-type="float" office:value="866.518266963467" calcext:value-type="float">
            <text:p>866.518266963467</text:p>
          </table:table-cell>
          <table:table-cell table:formula="of:=([.F901]-[.C901])/0.0166667" office:value-type="float" office:value="32.8079343841315" calcext:value-type="float">
            <text:p>32.8079343841315</text:p>
          </table:table-cell>
          <table:table-cell table:formula="of:=DEGREES(ATAN(ABS([.F901]-[.C901])/ABS([.E901]-[.B901])))" office:value-type="float" office:value="2.16828519192391" calcext:value-type="float">
            <text:p>2.16828519192391</text:p>
          </table:table-cell>
          <table:table-cell table:formula="of:=SQRT(POWER([.H901];2)+POWER([.I901];2)+POWER([.J901];2))" office:value-type="float" office:value="868.432348509663" calcext:value-type="float">
            <text:p>868.432348509663</text:p>
          </table:table-cell>
        </table:table-row>
        <table:table-row table:style-name="ro1">
          <table:table-cell office:value-type="float" office:value="72.0956" calcext:value-type="float">
            <text:p>72.0956</text:p>
          </table:table-cell>
          <table:table-cell office:value-type="float" office:value="310.576" calcext:value-type="float">
            <text:p>310.576</text:p>
          </table:table-cell>
          <table:table-cell office:value-type="float" office:value="44.6264" calcext:value-type="float">
            <text:p>44.6264</text:p>
          </table:table-cell>
          <table:table-cell office:value-type="float" office:value="71.2917" calcext:value-type="float">
            <text:p>71.2917</text:p>
          </table:table-cell>
          <table:table-cell office:value-type="float" office:value="296.287" calcext:value-type="float">
            <text:p>296.287</text:p>
          </table:table-cell>
          <table:table-cell office:value-type="float" office:value="44.8836" calcext:value-type="float">
            <text:p>44.8836</text:p>
          </table:table-cell>
          <table:table-cell/>
          <table:table-cell table:formula="of:=([.D902]-[.A902])/0.0166667" office:value-type="float" office:value="-48.2339035321929" calcext:value-type="float">
            <text:p>-48.2339035321929</text:p>
          </table:table-cell>
          <table:table-cell table:formula="of:=ABS([.E902]-[.B902])/0.0166667" office:value-type="float" office:value="857.338285323432" calcext:value-type="float">
            <text:p>857.338285323432</text:p>
          </table:table-cell>
          <table:table-cell table:formula="of:=([.F902]-[.C902])/0.0166667" office:value-type="float" office:value="15.431969136062" calcext:value-type="float">
            <text:p>15.431969136062</text:p>
          </table:table-cell>
          <table:table-cell table:formula="of:=DEGREES(ATAN(ABS([.F902]-[.C902])/ABS([.E902]-[.B902])))" office:value-type="float" office:value="1.03120465292081" calcext:value-type="float">
            <text:p>1.03120465292081</text:p>
          </table:table-cell>
          <table:table-cell table:formula="of:=SQRT(POWER([.H902];2)+POWER([.I902];2)+POWER([.J902];2))" office:value-type="float" office:value="858.832690692833" calcext:value-type="float">
            <text:p>858.832690692833</text:p>
          </table:table-cell>
        </table:table-row>
        <table:table-row table:style-name="ro1">
          <table:table-cell office:value-type="float" office:value="72.0755" calcext:value-type="float">
            <text:p>72.0755</text:p>
          </table:table-cell>
          <table:table-cell office:value-type="float" office:value="303.8" calcext:value-type="float">
            <text:p>303.8</text:p>
          </table:table-cell>
          <table:table-cell office:value-type="float" office:value="42.982" calcext:value-type="float">
            <text:p>42.982</text:p>
          </table:table-cell>
          <table:table-cell office:value-type="float" office:value="72.0545" calcext:value-type="float">
            <text:p>72.0545</text:p>
          </table:table-cell>
          <table:table-cell office:value-type="float" office:value="289.971" calcext:value-type="float">
            <text:p>289.971</text:p>
          </table:table-cell>
          <table:table-cell office:value-type="float" office:value="43.0033" calcext:value-type="float">
            <text:p>43.0033</text:p>
          </table:table-cell>
          <table:table-cell/>
          <table:table-cell table:formula="of:=([.D903]-[.A903])/0.0166667" office:value-type="float" office:value="-1.25999748000509" calcext:value-type="float">
            <text:p>-1.25999748000509</text:p>
          </table:table-cell>
          <table:table-cell table:formula="of:=ABS([.E903]-[.B903])/0.0166667" office:value-type="float" office:value="829.738340523319" calcext:value-type="float">
            <text:p>829.738340523319</text:p>
          </table:table-cell>
          <table:table-cell table:formula="of:=([.F903]-[.C903])/0.0166667" office:value-type="float" office:value="1.27799744400533" calcext:value-type="float">
            <text:p>1.27799744400533</text:p>
          </table:table-cell>
          <table:table-cell table:formula="of:=DEGREES(ATAN(ABS([.F903]-[.C903])/ABS([.E903]-[.B903])))" office:value-type="float" office:value="0.0882492688235329" calcext:value-type="float">
            <text:p>0.088249268823533</text:p>
          </table:table-cell>
          <table:table-cell table:formula="of:=SQRT(POWER([.H903];2)+POWER([.I903];2)+POWER([.J903];2))" office:value-type="float" office:value="829.740281416727" calcext:value-type="float">
            <text:p>829.740281416727</text:p>
          </table:table-cell>
        </table:table-row>
        <table:table-row table:style-name="ro1">
          <table:table-cell office:value-type="float" office:value="73.3878" calcext:value-type="float">
            <text:p>73.3878</text:p>
          </table:table-cell>
          <table:table-cell office:value-type="float" office:value="299.601" calcext:value-type="float">
            <text:p>299.601</text:p>
          </table:table-cell>
          <table:table-cell office:value-type="float" office:value="43.3358" calcext:value-type="float">
            <text:p>43.3358</text:p>
          </table:table-cell>
          <table:table-cell office:value-type="float" office:value="73.843" calcext:value-type="float">
            <text:p>73.843</text:p>
          </table:table-cell>
          <table:table-cell office:value-type="float" office:value="286.115" calcext:value-type="float">
            <text:p>286.115</text:p>
          </table:table-cell>
          <table:table-cell office:value-type="float" office:value="43.0716" calcext:value-type="float">
            <text:p>43.0716</text:p>
          </table:table-cell>
          <table:table-cell/>
          <table:table-cell table:formula="of:=([.D904]-[.A904])/0.0166667" office:value-type="float" office:value="27.3119453761095" calcext:value-type="float">
            <text:p>27.3119453761095</text:p>
          </table:table-cell>
          <table:table-cell table:formula="of:=ABS([.E904]-[.B904])/0.0166667" office:value-type="float" office:value="809.158381683236" calcext:value-type="float">
            <text:p>809.158381683236</text:p>
          </table:table-cell>
          <table:table-cell table:formula="of:=([.F904]-[.C904])/0.0166667" office:value-type="float" office:value="-15.8519682960636" calcext:value-type="float">
            <text:p>-15.8519682960636</text:p>
          </table:table-cell>
          <table:table-cell table:formula="of:=DEGREES(ATAN(ABS([.F904]-[.C904])/ABS([.E904]-[.B904])))" office:value-type="float" office:value="1.12232009653069" calcext:value-type="float">
            <text:p>1.12232009653069</text:p>
          </table:table-cell>
          <table:table-cell table:formula="of:=SQRT(POWER([.H904];2)+POWER([.I904];2)+POWER([.J904];2))" office:value-type="float" office:value="809.774359872749" calcext:value-type="float">
            <text:p>809.774359872749</text:p>
          </table:table-cell>
        </table:table-row>
        <table:table-row table:style-name="ro1">
          <table:table-cell office:value-type="float" office:value="72.8716" calcext:value-type="float">
            <text:p>72.8716</text:p>
          </table:table-cell>
          <table:table-cell office:value-type="float" office:value="302.277" calcext:value-type="float">
            <text:p>302.277</text:p>
          </table:table-cell>
          <table:table-cell office:value-type="float" office:value="43.7244" calcext:value-type="float">
            <text:p>43.7244</text:p>
          </table:table-cell>
          <table:table-cell office:value-type="float" office:value="73.3487" calcext:value-type="float">
            <text:p>73.3487</text:p>
          </table:table-cell>
          <table:table-cell office:value-type="float" office:value="289.977" calcext:value-type="float">
            <text:p>289.977</text:p>
          </table:table-cell>
          <table:table-cell office:value-type="float" office:value="43.5012" calcext:value-type="float">
            <text:p>43.5012</text:p>
          </table:table-cell>
          <table:table-cell/>
          <table:table-cell table:formula="of:=([.D905]-[.A905])/0.0166667" office:value-type="float" office:value="28.6259427481141" calcext:value-type="float">
            <text:p>28.6259427481141</text:p>
          </table:table-cell>
          <table:table-cell table:formula="of:=ABS([.E905]-[.B905])/0.0166667" office:value-type="float" office:value="737.998524002953" calcext:value-type="float">
            <text:p>737.998524002953</text:p>
          </table:table-cell>
          <table:table-cell table:formula="of:=([.F905]-[.C905])/0.0166667" office:value-type="float" office:value="-13.3919732160539" calcext:value-type="float">
            <text:p>-13.3919732160539</text:p>
          </table:table-cell>
          <table:table-cell table:formula="of:=DEGREES(ATAN(ABS([.F905]-[.C905])/ABS([.E905]-[.B905])))" office:value-type="float" office:value="1.03959468019881" calcext:value-type="float">
            <text:p>1.03959468019881</text:p>
          </table:table-cell>
          <table:table-cell table:formula="of:=SQRT(POWER([.H905];2)+POWER([.I905];2)+POWER([.J905];2))" office:value-type="float" office:value="738.674902088446" calcext:value-type="float">
            <text:p>738.674902088446</text:p>
          </table:table-cell>
        </table:table-row>
        <table:table-row table:style-name="ro1">
          <table:table-cell office:value-type="float" office:value="72.3411" calcext:value-type="float">
            <text:p>72.3411</text:p>
          </table:table-cell>
          <table:table-cell office:value-type="float" office:value="303.822" calcext:value-type="float">
            <text:p>303.822</text:p>
          </table:table-cell>
          <table:table-cell office:value-type="float" office:value="42.9762" calcext:value-type="float">
            <text:p>42.9762</text:p>
          </table:table-cell>
          <table:table-cell office:value-type="float" office:value="72.3129" calcext:value-type="float">
            <text:p>72.3129</text:p>
          </table:table-cell>
          <table:table-cell office:value-type="float" office:value="290.002" calcext:value-type="float">
            <text:p>290.002</text:p>
          </table:table-cell>
          <table:table-cell office:value-type="float" office:value="42.9961" calcext:value-type="float">
            <text:p>42.9961</text:p>
          </table:table-cell>
          <table:table-cell/>
          <table:table-cell table:formula="of:=([.D906]-[.A906])/0.0166667" office:value-type="float" office:value="-1.69199661600666" calcext:value-type="float">
            <text:p>-1.69199661600666</text:p>
          </table:table-cell>
          <table:table-cell table:formula="of:=ABS([.E906]-[.B906])/0.0166667" office:value-type="float" office:value="829.198341603316" calcext:value-type="float">
            <text:p>829.198341603316</text:p>
          </table:table-cell>
          <table:table-cell table:formula="of:=([.F906]-[.C906])/0.0166667" office:value-type="float" office:value="1.19399761200476" calcext:value-type="float">
            <text:p>1.19399761200476</text:p>
          </table:table-cell>
          <table:table-cell table:formula="of:=DEGREES(ATAN(ABS([.F906]-[.C906])/ABS([.E906]-[.B906])))" office:value-type="float" office:value="0.0825025487900215" calcext:value-type="float">
            <text:p>0.082502548790022</text:p>
          </table:table-cell>
          <table:table-cell table:formula="of:=SQRT(POWER([.H906];2)+POWER([.I906];2)+POWER([.J906];2))" office:value-type="float" office:value="829.200927520306" calcext:value-type="float">
            <text:p>829.200927520306</text:p>
          </table:table-cell>
        </table:table-row>
        <table:table-row table:style-name="ro1">
          <table:table-cell office:value-type="float" office:value="72.9032" calcext:value-type="float">
            <text:p>72.9032</text:p>
          </table:table-cell>
          <table:table-cell office:value-type="float" office:value="312.286" calcext:value-type="float">
            <text:p>312.286</text:p>
          </table:table-cell>
          <table:table-cell office:value-type="float" office:value="43.8413" calcext:value-type="float">
            <text:p>43.8413</text:p>
          </table:table-cell>
          <table:table-cell office:value-type="float" office:value="73.3861" calcext:value-type="float">
            <text:p>73.3861</text:p>
          </table:table-cell>
          <table:table-cell office:value-type="float" office:value="297.973" calcext:value-type="float">
            <text:p>297.973</text:p>
          </table:table-cell>
          <table:table-cell office:value-type="float" office:value="44.3566" calcext:value-type="float">
            <text:p>44.3566</text:p>
          </table:table-cell>
          <table:table-cell/>
          <table:table-cell table:formula="of:=([.D907]-[.A907])/0.0166667" office:value-type="float" office:value="28.9739420521159" calcext:value-type="float">
            <text:p>28.9739420521159</text:p>
          </table:table-cell>
          <table:table-cell table:formula="of:=ABS([.E907]-[.B907])/0.0166667" office:value-type="float" office:value="858.778282443435" calcext:value-type="float">
            <text:p>858.778282443435</text:p>
          </table:table-cell>
          <table:table-cell table:formula="of:=([.F907]-[.C907])/0.0166667" office:value-type="float" office:value="30.9179381641239" calcext:value-type="float">
            <text:p>30.9179381641239</text:p>
          </table:table-cell>
          <table:table-cell table:formula="of:=DEGREES(ATAN(ABS([.F907]-[.C907])/ABS([.E907]-[.B907])))" office:value-type="float" office:value="2.06188562282746" calcext:value-type="float">
            <text:p>2.06188562282746</text:p>
          </table:table-cell>
          <table:table-cell table:formula="of:=SQRT(POWER([.H907];2)+POWER([.I907];2)+POWER([.J907];2))" office:value-type="float" office:value="859.822973998052" calcext:value-type="float">
            <text:p>859.822973998052</text:p>
          </table:table-cell>
        </table:table-row>
        <table:table-row table:style-name="ro1">
          <table:table-cell office:value-type="float" office:value="72.8886" calcext:value-type="float">
            <text:p>72.8886</text:p>
          </table:table-cell>
          <table:table-cell office:value-type="float" office:value="309.679" calcext:value-type="float">
            <text:p>309.679</text:p>
          </table:table-cell>
          <table:table-cell office:value-type="float" office:value="42.6286" calcext:value-type="float">
            <text:p>42.6286</text:p>
          </table:table-cell>
          <table:table-cell office:value-type="float" office:value="73.1104" calcext:value-type="float">
            <text:p>73.1104</text:p>
          </table:table-cell>
          <table:table-cell office:value-type="float" office:value="297.016" calcext:value-type="float">
            <text:p>297.016</text:p>
          </table:table-cell>
          <table:table-cell office:value-type="float" office:value="42.4305" calcext:value-type="float">
            <text:p>42.4305</text:p>
          </table:table-cell>
          <table:table-cell/>
          <table:table-cell table:formula="of:=([.D908]-[.A908])/0.0166667" office:value-type="float" office:value="13.3079733840533" calcext:value-type="float">
            <text:p>13.3079733840533</text:p>
          </table:table-cell>
          <table:table-cell table:formula="of:=ABS([.E908]-[.B908])/0.0166667" office:value-type="float" office:value="759.778480443036" calcext:value-type="float">
            <text:p>759.778480443036</text:p>
          </table:table-cell>
          <table:table-cell table:formula="of:=([.F908]-[.C908])/0.0166667" office:value-type="float" office:value="-11.8859762280473" calcext:value-type="float">
            <text:p>-11.8859762280473</text:p>
          </table:table-cell>
          <table:table-cell table:formula="of:=DEGREES(ATAN(ABS([.F908]-[.C908])/ABS([.E908]-[.B908])))" office:value-type="float" office:value="0.896262190646708" calcext:value-type="float">
            <text:p>0.896262190646708</text:p>
          </table:table-cell>
          <table:table-cell table:formula="of:=SQRT(POWER([.H908];2)+POWER([.I908];2)+POWER([.J908];2))" office:value-type="float" office:value="759.987972227728" calcext:value-type="float">
            <text:p>759.987972227728</text:p>
          </table:table-cell>
        </table:table-row>
        <table:table-row table:style-name="ro1">
          <table:table-cell office:value-type="float" office:value="73.1566" calcext:value-type="float">
            <text:p>73.1566</text:p>
          </table:table-cell>
          <table:table-cell office:value-type="float" office:value="307.997" calcext:value-type="float">
            <text:p>307.997</text:p>
          </table:table-cell>
          <table:table-cell office:value-type="float" office:value="43.6678" calcext:value-type="float">
            <text:p>43.6678</text:p>
          </table:table-cell>
          <table:table-cell office:value-type="float" office:value="73.6285" calcext:value-type="float">
            <text:p>73.6285</text:p>
          </table:table-cell>
          <table:table-cell office:value-type="float" office:value="293.906" calcext:value-type="float">
            <text:p>293.906</text:p>
          </table:table-cell>
          <table:table-cell office:value-type="float" office:value="44.186" calcext:value-type="float">
            <text:p>44.186</text:p>
          </table:table-cell>
          <table:table-cell/>
          <table:table-cell table:formula="of:=([.D909]-[.A909])/0.0166667" office:value-type="float" office:value="28.3139433721136" calcext:value-type="float">
            <text:p>28.3139433721136</text:p>
          </table:table-cell>
          <table:table-cell table:formula="of:=ABS([.E909]-[.B909])/0.0166667" office:value-type="float" office:value="845.458309083382" calcext:value-type="float">
            <text:p>845.458309083382</text:p>
          </table:table-cell>
          <table:table-cell table:formula="of:=([.F909]-[.C909])/0.0166667" office:value-type="float" office:value="31.0919378161244" calcext:value-type="float">
            <text:p>31.0919378161244</text:p>
          </table:table-cell>
          <table:table-cell table:formula="of:=DEGREES(ATAN(ABS([.F909]-[.C909])/ABS([.E909]-[.B909])))" office:value-type="float" office:value="2.10611731269617" calcext:value-type="float">
            <text:p>2.10611731269617</text:p>
          </table:table-cell>
          <table:table-cell table:formula="of:=SQRT(POWER([.H909];2)+POWER([.I909];2)+POWER([.J909];2))" office:value-type="float" office:value="846.50347925131" calcext:value-type="float">
            <text:p>846.50347925131</text:p>
          </table:table-cell>
        </table:table-row>
        <table:table-row table:style-name="ro1">
          <table:table-cell office:value-type="float" office:value="72.8712" calcext:value-type="float">
            <text:p>72.8712</text:p>
          </table:table-cell>
          <table:table-cell office:value-type="float" office:value="303.931" calcext:value-type="float">
            <text:p>303.931</text:p>
          </table:table-cell>
          <table:table-cell office:value-type="float" office:value="42.6926" calcext:value-type="float">
            <text:p>42.6926</text:p>
          </table:table-cell>
          <table:table-cell office:value-type="float" office:value="73.083" calcext:value-type="float">
            <text:p>73.083</text:p>
          </table:table-cell>
          <table:table-cell office:value-type="float" office:value="288.745" calcext:value-type="float">
            <text:p>288.745</text:p>
          </table:table-cell>
          <table:table-cell office:value-type="float" office:value="42.9269" calcext:value-type="float">
            <text:p>42.9269</text:p>
          </table:table-cell>
          <table:table-cell/>
          <table:table-cell table:formula="of:=([.D910]-[.A910])/0.0166667" office:value-type="float" office:value="12.7079745840506" calcext:value-type="float">
            <text:p>12.7079745840506</text:p>
          </table:table-cell>
          <table:table-cell table:formula="of:=ABS([.E910]-[.B910])/0.0166667" office:value-type="float" office:value="911.158177683643" calcext:value-type="float">
            <text:p>911.158177683643</text:p>
          </table:table-cell>
          <table:table-cell table:formula="of:=([.F910]-[.C910])/0.0166667" office:value-type="float" office:value="14.0579718840565" calcext:value-type="float">
            <text:p>14.0579718840565</text:p>
          </table:table-cell>
          <table:table-cell table:formula="of:=DEGREES(ATAN(ABS([.F910]-[.C910])/ABS([.E910]-[.B910])))" office:value-type="float" office:value="0.883928361076382" calcext:value-type="float">
            <text:p>0.883928361076382</text:p>
          </table:table-cell>
          <table:table-cell table:formula="of:=SQRT(POWER([.H910];2)+POWER([.I910];2)+POWER([.J910];2))" office:value-type="float" office:value="911.355223802058" calcext:value-type="float">
            <text:p>911.355223802058</text:p>
          </table:table-cell>
        </table:table-row>
        <table:table-row table:style-name="ro1">
          <table:table-cell office:value-type="float" office:value="72.6239" calcext:value-type="float">
            <text:p>72.6239</text:p>
          </table:table-cell>
          <table:table-cell office:value-type="float" office:value="311.098" calcext:value-type="float">
            <text:p>311.098</text:p>
          </table:table-cell>
          <table:table-cell office:value-type="float" office:value="42.6871" calcext:value-type="float">
            <text:p>42.6871</text:p>
          </table:table-cell>
          <table:table-cell office:value-type="float" office:value="72.5938" calcext:value-type="float">
            <text:p>72.5938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42.5437" calcext:value-type="float">
            <text:p>42.5437</text:p>
          </table:table-cell>
          <table:table-cell/>
          <table:table-cell table:formula="of:=([.D911]-[.A911])/0.0166667" office:value-type="float" office:value="-1.80599638800749" calcext:value-type="float">
            <text:p>-1.80599638800749</text:p>
          </table:table-cell>
          <table:table-cell table:formula="of:=ABS([.E911]-[.B911])/0.0166667" office:value-type="float" office:value="682.438635122731" calcext:value-type="float">
            <text:p>682.438635122731</text:p>
          </table:table-cell>
          <table:table-cell table:formula="of:=([.F911]-[.C911])/0.0166667" office:value-type="float" office:value="-8.6039827920344" calcext:value-type="float">
            <text:p>-8.6039827920344</text:p>
          </table:table-cell>
          <table:table-cell table:formula="of:=DEGREES(ATAN(ABS([.F911]-[.C911])/ABS([.E911]-[.B911])))" office:value-type="float" office:value="0.722329830305438" calcext:value-type="float">
            <text:p>0.722329830305438</text:p>
          </table:table-cell>
          <table:table-cell table:formula="of:=SQRT(POWER([.H911];2)+POWER([.I911];2)+POWER([.J911];2))" office:value-type="float" office:value="682.495260680259" calcext:value-type="float">
            <text:p>682.495260680259</text:p>
          </table:table-cell>
        </table:table-row>
        <table:table-row table:style-name="ro1">
          <table:table-cell office:value-type="float" office:value="72.0905" calcext:value-type="float">
            <text:p>72.0905</text:p>
          </table:table-cell>
          <table:table-cell office:value-type="float" office:value="312.365" calcext:value-type="float">
            <text:p>312.365</text:p>
          </table:table-cell>
          <table:table-cell office:value-type="float" office:value="43.3048" calcext:value-type="float">
            <text:p>43.3048</text:p>
          </table:table-cell>
          <table:table-cell office:value-type="float" office:value="71.2834" calcext:value-type="float">
            <text:p>71.2834</text:p>
          </table:table-cell>
          <table:table-cell office:value-type="float" office:value="299.353" calcext:value-type="float">
            <text:p>299.353</text:p>
          </table:table-cell>
          <table:table-cell office:value-type="float" office:value="43.6524" calcext:value-type="float">
            <text:p>43.6524</text:p>
          </table:table-cell>
          <table:table-cell/>
          <table:table-cell table:formula="of:=([.D912]-[.A912])/0.0166667" office:value-type="float" office:value="-48.425903148194" calcext:value-type="float">
            <text:p>-48.425903148194</text:p>
          </table:table-cell>
          <table:table-cell table:formula="of:=ABS([.E912]-[.B912])/0.0166667" office:value-type="float" office:value="780.718438563123" calcext:value-type="float">
            <text:p>780.718438563123</text:p>
          </table:table-cell>
          <table:table-cell table:formula="of:=([.F912]-[.C912])/0.0166667" office:value-type="float" office:value="20.8559582880834" calcext:value-type="float">
            <text:p>20.8559582880834</text:p>
          </table:table-cell>
          <table:table-cell table:formula="of:=DEGREES(ATAN(ABS([.F912]-[.C912])/ABS([.E912]-[.B912])))" office:value-type="float" office:value="1.53022421224134" calcext:value-type="float">
            <text:p>1.53022421224134</text:p>
          </table:table-cell>
          <table:table-cell table:formula="of:=SQRT(POWER([.H912];2)+POWER([.I912];2)+POWER([.J912];2))" office:value-type="float" office:value="782.496849453257" calcext:value-type="float">
            <text:p>782.496849453257</text:p>
          </table:table-cell>
        </table:table-row>
        <table:table-row table:style-name="ro1">
          <table:table-cell office:value-type="float" office:value="90.3094" calcext:value-type="float">
            <text:p>90.3094</text:p>
          </table:table-cell>
          <table:table-cell office:value-type="float" office:value="315.816" calcext:value-type="float">
            <text:p>315.816</text:p>
          </table:table-cell>
          <table:table-cell office:value-type="float" office:value="42.638" calcext:value-type="float">
            <text:p>42.638</text:p>
          </table:table-cell>
          <table:table-cell office:value-type="float" office:value="89.8401" calcext:value-type="float">
            <text:p>89.8401</text:p>
          </table:table-cell>
          <table:table-cell office:value-type="float" office:value="303.042" calcext:value-type="float">
            <text:p>303.042</text:p>
          </table:table-cell>
          <table:table-cell office:value-type="float" office:value="42.6734" calcext:value-type="float">
            <text:p>42.6734</text:p>
          </table:table-cell>
          <table:table-cell/>
          <table:table-cell table:formula="of:=([.D913]-[.A913])/0.0166667" office:value-type="float" office:value="-28.157943684112" calcext:value-type="float">
            <text:p>-28.157943684112</text:p>
          </table:table-cell>
          <table:table-cell table:formula="of:=ABS([.E913]-[.B913])/0.0166667" office:value-type="float" office:value="766.438467123066" calcext:value-type="float">
            <text:p>766.438467123066</text:p>
          </table:table-cell>
          <table:table-cell table:formula="of:=([.F913]-[.C913])/0.0166667" office:value-type="float" office:value="2.12399575200866" calcext:value-type="float">
            <text:p>2.12399575200866</text:p>
          </table:table-cell>
          <table:table-cell table:formula="of:=DEGREES(ATAN(ABS([.F913]-[.C913])/ABS([.E913]-[.B913])))" office:value-type="float" office:value="0.158780757986248" calcext:value-type="float">
            <text:p>0.158780757986248</text:p>
          </table:table-cell>
          <table:table-cell table:formula="of:=SQRT(POWER([.H913];2)+POWER([.I913];2)+POWER([.J913];2))" office:value-type="float" office:value="766.958476735493" calcext:value-type="float">
            <text:p>766.958476735493</text:p>
          </table:table-cell>
        </table:table-row>
        <table:table-row table:style-name="ro1">
          <table:table-cell office:value-type="float" office:value="94.8242" calcext:value-type="float">
            <text:p>94.8242</text:p>
          </table:table-cell>
          <table:table-cell office:value-type="float" office:value="313.836" calcext:value-type="float">
            <text:p>313.836</text:p>
          </table:table-cell>
          <table:table-cell office:value-type="float" office:value="43.9561" calcext:value-type="float">
            <text:p>43.9561</text:p>
          </table:table-cell>
          <table:table-cell office:value-type="float" office:value="94.7756" calcext:value-type="float">
            <text:p>94.7756</text:p>
          </table:table-cell>
          <table:table-cell office:value-type="float" office:value="301.207" calcext:value-type="float">
            <text:p>301.207</text:p>
          </table:table-cell>
          <table:table-cell office:value-type="float" office:value="43.9489" calcext:value-type="float">
            <text:p>43.9489</text:p>
          </table:table-cell>
          <table:table-cell/>
          <table:table-cell table:formula="of:=([.D914]-[.A914])/0.0166667" office:value-type="float" office:value="-2.91599416801212" calcext:value-type="float">
            <text:p>-2.91599416801212</text:p>
          </table:table-cell>
          <table:table-cell table:formula="of:=ABS([.E914]-[.B914])/0.0166667" office:value-type="float" office:value="757.738484523032" calcext:value-type="float">
            <text:p>757.738484523032</text:p>
          </table:table-cell>
          <table:table-cell table:formula="of:=([.F914]-[.C914])/0.0166667" office:value-type="float" office:value="-0.431999136001574" calcext:value-type="float">
            <text:p>-0.431999136001574</text:p>
          </table:table-cell>
          <table:table-cell table:formula="of:=DEGREES(ATAN(ABS([.F914]-[.C914])/ABS([.E914]-[.B914])))" office:value-type="float" office:value="0.0326652599413135" calcext:value-type="float">
            <text:p>0.032665259941314</text:p>
          </table:table-cell>
          <table:table-cell table:formula="of:=SQRT(POWER([.H914];2)+POWER([.I914];2)+POWER([.J914];2))" office:value-type="float" office:value="757.74421843555" calcext:value-type="float">
            <text:p>757.74421843555</text:p>
          </table:table-cell>
        </table:table-row>
        <table:table-row table:style-name="ro1">
          <table:table-cell office:value-type="float" office:value="94.8419" calcext:value-type="float">
            <text:p>94.8419</text:p>
          </table:table-cell>
          <table:table-cell office:value-type="float" office:value="319.931" calcext:value-type="float">
            <text:p>319.931</text:p>
          </table:table-cell>
          <table:table-cell office:value-type="float" office:value="42.8102" calcext:value-type="float">
            <text:p>42.8102</text:p>
          </table:table-cell>
          <table:table-cell office:value-type="float" office:value="93.9916" calcext:value-type="float">
            <text:p>93.9916</text:p>
          </table:table-cell>
          <table:table-cell office:value-type="float" office:value="301.305" calcext:value-type="float">
            <text:p>301.305</text:p>
          </table:table-cell>
          <table:table-cell office:value-type="float" office:value="43.6804" calcext:value-type="float">
            <text:p>43.6804</text:p>
          </table:table-cell>
          <table:table-cell/>
          <table:table-cell table:formula="of:=([.D915]-[.A915])/0.0166667" office:value-type="float" office:value="-51.0178979642035" calcext:value-type="float">
            <text:p>-51.0178979642035</text:p>
          </table:table-cell>
          <table:table-cell table:formula="of:=ABS([.E915]-[.B915])/0.0166667" office:value-type="float" office:value="1117.55776488447" calcext:value-type="float">
            <text:p>1117.55776488447</text:p>
          </table:table-cell>
          <table:table-cell table:formula="of:=([.F915]-[.C915])/0.0166667" office:value-type="float" office:value="52.2118955762087" calcext:value-type="float">
            <text:p>52.2118955762087</text:p>
          </table:table-cell>
          <table:table-cell table:formula="of:=DEGREES(ATAN(ABS([.F915]-[.C915])/ABS([.E915]-[.B915])))" office:value-type="float" office:value="2.67489309377442" calcext:value-type="float">
            <text:p>2.67489309377442</text:p>
          </table:table-cell>
          <table:table-cell table:formula="of:=SQRT(POWER([.H915];2)+POWER([.I915];2)+POWER([.J915];2))" office:value-type="float" office:value="1119.93940273834" calcext:value-type="float">
            <text:p>1119.93940273834</text:p>
          </table:table-cell>
        </table:table-row>
        <table:table-row table:style-name="ro1">
          <table:table-cell office:value-type="float" office:value="96.071" calcext:value-type="float">
            <text:p>96.071</text:p>
          </table:table-cell>
          <table:table-cell office:value-type="float" office:value="322.789" calcext:value-type="float">
            <text:p>322.789</text:p>
          </table:table-cell>
          <table:table-cell office:value-type="float" office:value="42.931" calcext:value-type="float">
            <text:p>42.931</text:p>
          </table:table-cell>
          <table:table-cell office:value-type="float" office:value="95.4498" calcext:value-type="float">
            <text:p>95.4498</text:p>
          </table:table-cell>
          <table:table-cell office:value-type="float" office:value="309.709" calcext:value-type="float">
            <text:p>309.709</text:p>
          </table:table-cell>
          <table:table-cell office:value-type="float" office:value="43.2196" calcext:value-type="float">
            <text:p>43.2196</text:p>
          </table:table-cell>
          <table:table-cell/>
          <table:table-cell table:formula="of:=([.D916]-[.A916])/0.0166667" office:value-type="float" office:value="-37.2719254561492" calcext:value-type="float">
            <text:p>-37.2719254561492</text:p>
          </table:table-cell>
          <table:table-cell table:formula="of:=ABS([.E916]-[.B916])/0.0166667" office:value-type="float" office:value="784.798430403138" calcext:value-type="float">
            <text:p>784.798430403138</text:p>
          </table:table-cell>
          <table:table-cell table:formula="of:=([.F916]-[.C916])/0.0166667" office:value-type="float" office:value="17.3159653680694" calcext:value-type="float">
            <text:p>17.3159653680694</text:p>
          </table:table-cell>
          <table:table-cell table:formula="of:=DEGREES(ATAN(ABS([.F916]-[.C916])/ABS([.E916]-[.B916])))" office:value-type="float" office:value="1.26398160673981" calcext:value-type="float">
            <text:p>1.26398160673981</text:p>
          </table:table-cell>
          <table:table-cell table:formula="of:=SQRT(POWER([.H916];2)+POWER([.I916];2)+POWER([.J916];2))" office:value-type="float" office:value="785.873791042217" calcext:value-type="float">
            <text:p>785.873791042217</text:p>
          </table:table-cell>
        </table:table-row>
        <table:table-row table:style-name="ro1">
          <table:table-cell office:value-type="float" office:value="101.058" calcext:value-type="float">
            <text:p>101.058</text:p>
          </table:table-cell>
          <table:table-cell office:value-type="float" office:value="323.599" calcext:value-type="float">
            <text:p>323.599</text:p>
          </table:table-cell>
          <table:table-cell office:value-type="float" office:value="43.8606" calcext:value-type="float">
            <text:p>43.8606</text:p>
          </table:table-cell>
          <table:table-cell office:value-type="float" office:value="99.7039" calcext:value-type="float">
            <text:p>99.7039</text:p>
          </table:table-cell>
          <table:table-cell office:value-type="float" office:value="309.21" calcext:value-type="float">
            <text:p>309.21</text:p>
          </table:table-cell>
          <table:table-cell office:value-type="float" office:value="44.0508" calcext:value-type="float">
            <text:p>44.0508</text:p>
          </table:table-cell>
          <table:table-cell/>
          <table:table-cell table:formula="of:=([.D917]-[.A917])/0.0166667" office:value-type="float" office:value="-81.2458375083251" calcext:value-type="float">
            <text:p>-81.2458375083251</text:p>
          </table:table-cell>
          <table:table-cell table:formula="of:=ABS([.E917]-[.B917])/0.0166667" office:value-type="float" office:value="863.338273323454" calcext:value-type="float">
            <text:p>863.338273323454</text:p>
          </table:table-cell>
          <table:table-cell table:formula="of:=([.F917]-[.C917])/0.0166667" office:value-type="float" office:value="11.4119771760459" calcext:value-type="float">
            <text:p>11.4119771760459</text:p>
          </table:table-cell>
          <table:table-cell table:formula="of:=DEGREES(ATAN(ABS([.F917]-[.C917])/ABS([.E917]-[.B917])))" office:value-type="float" office:value="0.757316187730573" calcext:value-type="float">
            <text:p>0.757316187730573</text:p>
          </table:table-cell>
          <table:table-cell table:formula="of:=SQRT(POWER([.H917];2)+POWER([.I917];2)+POWER([.J917];2))" office:value-type="float" office:value="867.227821002428" calcext:value-type="float">
            <text:p>867.227821002428</text:p>
          </table:table-cell>
        </table:table-row>
        <table:table-row table:style-name="ro1">
          <table:table-cell office:value-type="float" office:value="108.538" calcext:value-type="float">
            <text:p>108.538</text:p>
          </table:table-cell>
          <table:table-cell office:value-type="float" office:value="316.699" calcext:value-type="float">
            <text:p>316.699</text:p>
          </table:table-cell>
          <table:table-cell office:value-type="float" office:value="44.5043" calcext:value-type="float">
            <text:p>44.5043</text:p>
          </table:table-cell>
          <table:table-cell office:value-type="float" office:value="107.471" calcext:value-type="float">
            <text:p>107.471</text:p>
          </table:table-cell>
          <table:table-cell office:value-type="float" office:value="305.56" calcext:value-type="float">
            <text:p>305.56</text:p>
          </table:table-cell>
          <table:table-cell office:value-type="float" office:value="44.5159" calcext:value-type="float">
            <text:p>44.5159</text:p>
          </table:table-cell>
          <table:table-cell/>
          <table:table-cell table:formula="of:=([.D918]-[.A918])/0.0166667" office:value-type="float" office:value="-64.0198719602557" calcext:value-type="float">
            <text:p>-64.0198719602557</text:p>
          </table:table-cell>
          <table:table-cell table:formula="of:=ABS([.E918]-[.B918])/0.0166667" office:value-type="float" office:value="668.338663322674" calcext:value-type="float">
            <text:p>668.338663322674</text:p>
          </table:table-cell>
          <table:table-cell table:formula="of:=([.F918]-[.C918])/0.0166667" office:value-type="float" office:value="0.695998608002867" calcext:value-type="float">
            <text:p>0.695998608002867</text:p>
          </table:table-cell>
          <table:table-cell table:formula="of:=DEGREES(ATAN(ABS([.F918]-[.C918])/ABS([.E918]-[.B918])))" office:value-type="float" office:value="0.0596670079981309" calcext:value-type="float">
            <text:p>0.059667007998131</text:p>
          </table:table-cell>
          <table:table-cell table:formula="of:=SQRT(POWER([.H918];2)+POWER([.I918];2)+POWER([.J918];2))" office:value-type="float" office:value="671.398240474168" calcext:value-type="float">
            <text:p>671.398240474168</text:p>
          </table:table-cell>
        </table:table-row>
        <table:table-row table:style-name="ro1">
          <table:table-cell office:value-type="float" office:value="109.466" calcext:value-type="float">
            <text:p>109.466</text:p>
          </table:table-cell>
          <table:table-cell office:value-type="float" office:value="325.541" calcext:value-type="float">
            <text:p>325.541</text:p>
          </table:table-cell>
          <table:table-cell office:value-type="float" office:value="43.7911" calcext:value-type="float">
            <text:p>43.7911</text:p>
          </table:table-cell>
          <table:table-cell office:value-type="float" office:value="108.676" calcext:value-type="float">
            <text:p>108.676</text:p>
          </table:table-cell>
          <table:table-cell office:value-type="float" office:value="311.049" calcext:value-type="float">
            <text:p>311.049</text:p>
          </table:table-cell>
          <table:table-cell office:value-type="float" office:value="44.2423" calcext:value-type="float">
            <text:p>44.2423</text:p>
          </table:table-cell>
          <table:table-cell/>
          <table:table-cell table:formula="of:=([.D919]-[.A919])/0.0166667" office:value-type="float" office:value="-47.3999052001891" calcext:value-type="float">
            <text:p>-47.3999052001891</text:p>
          </table:table-cell>
          <table:table-cell table:formula="of:=ABS([.E919]-[.B919])/0.0166667" office:value-type="float" office:value="869.518260963479" calcext:value-type="float">
            <text:p>869.518260963479</text:p>
          </table:table-cell>
          <table:table-cell table:formula="of:=([.F919]-[.C919])/0.0166667" office:value-type="float" office:value="27.0719458561083" calcext:value-type="float">
            <text:p>27.0719458561083</text:p>
          </table:table-cell>
          <table:table-cell table:formula="of:=DEGREES(ATAN(ABS([.F919]-[.C919])/ABS([.E919]-[.B919])))" office:value-type="float" office:value="1.78329474111032" calcext:value-type="float">
            <text:p>1.78329474111032</text:p>
          </table:table-cell>
          <table:table-cell table:formula="of:=SQRT(POWER([.H919];2)+POWER([.I919];2)+POWER([.J919];2))" office:value-type="float" office:value="871.229962417717" calcext:value-type="float">
            <text:p>871.229962417717</text:p>
          </table:table-cell>
        </table:table-row>
        <table:table-row table:style-name="ro1">
          <table:table-cell office:value-type="float" office:value="109.044" calcext:value-type="float">
            <text:p>109.044</text:p>
          </table:table-cell>
          <table:table-cell office:value-type="float" office:value="319.719" calcext:value-type="float">
            <text:p>319.719</text:p>
          </table:table-cell>
          <table:table-cell office:value-type="float" office:value="43.8034" calcext:value-type="float">
            <text:p>43.8034</text:p>
          </table:table-cell>
          <table:table-cell office:value-type="float" office:value="108.175" calcext:value-type="float">
            <text:p>108.175</text:p>
          </table:table-cell>
          <table:table-cell office:value-type="float" office:value="304.173" calcext:value-type="float">
            <text:p>304.173</text:p>
          </table:table-cell>
          <table:table-cell office:value-type="float" office:value="44.1874" calcext:value-type="float">
            <text:p>44.1874</text:p>
          </table:table-cell>
          <table:table-cell/>
          <table:table-cell table:formula="of:=([.D920]-[.A920])/0.0166667" office:value-type="float" office:value="-52.1398957202086" calcext:value-type="float">
            <text:p>-52.1398957202086</text:p>
          </table:table-cell>
          <table:table-cell table:formula="of:=ABS([.E920]-[.B920])/0.0166667" office:value-type="float" office:value="932.758134483731" calcext:value-type="float">
            <text:p>932.758134483731</text:p>
          </table:table-cell>
          <table:table-cell table:formula="of:=([.F920]-[.C920])/0.0166667" office:value-type="float" office:value="23.0399539200918" calcext:value-type="float">
            <text:p>23.0399539200918</text:p>
          </table:table-cell>
          <table:table-cell table:formula="of:=DEGREES(ATAN(ABS([.F920]-[.C920])/ABS([.E920]-[.B920])))" office:value-type="float" office:value="1.41496888809118" calcext:value-type="float">
            <text:p>1.41496888809118</text:p>
          </table:table-cell>
          <table:table-cell table:formula="of:=SQRT(POWER([.H920];2)+POWER([.I920];2)+POWER([.J920];2))" office:value-type="float" office:value="934.498339028981" calcext:value-type="float">
            <text:p>934.498339028981</text:p>
          </table:table-cell>
        </table:table-row>
        <table:table-row table:style-name="ro1">
          <table:table-cell office:value-type="float" office:value="109.272" calcext:value-type="float">
            <text:p>109.272</text:p>
          </table:table-cell>
          <table:table-cell office:value-type="float" office:value="326.885" calcext:value-type="float">
            <text:p>326.885</text:p>
          </table:table-cell>
          <table:table-cell office:value-type="float" office:value="44.4234" calcext:value-type="float">
            <text:p>44.4234</text:p>
          </table:table-cell>
          <table:table-cell office:value-type="float" office:value="108.049" calcext:value-type="float">
            <text:p>108.049</text:p>
          </table:table-cell>
          <table:table-cell office:value-type="float" office:value="313.781" calcext:value-type="float">
            <text:p>313.781</text:p>
          </table:table-cell>
          <table:table-cell office:value-type="float" office:value="44.9211" calcext:value-type="float">
            <text:p>44.9211</text:p>
          </table:table-cell>
          <table:table-cell/>
          <table:table-cell table:formula="of:=([.D921]-[.A921])/0.0166667" office:value-type="float" office:value="-73.3798532402935" calcext:value-type="float">
            <text:p>-73.3798532402935</text:p>
          </table:table-cell>
          <table:table-cell table:formula="of:=ABS([.E921]-[.B921])/0.0166667" office:value-type="float" office:value="786.238427523144" calcext:value-type="float">
            <text:p>786.238427523144</text:p>
          </table:table-cell>
          <table:table-cell table:formula="of:=([.F921]-[.C921])/0.0166667" office:value-type="float" office:value="29.8619402761196" calcext:value-type="float">
            <text:p>29.8619402761196</text:p>
          </table:table-cell>
          <table:table-cell table:formula="of:=DEGREES(ATAN(ABS([.F921]-[.C921])/ABS([.E921]-[.B921])))" office:value-type="float" office:value="2.17509229657444" calcext:value-type="float">
            <text:p>2.17509229657444</text:p>
          </table:table-cell>
          <table:table-cell table:formula="of:=SQRT(POWER([.H921];2)+POWER([.I921];2)+POWER([.J921];2))" office:value-type="float" office:value="790.219718339582" calcext:value-type="float">
            <text:p>790.219718339582</text:p>
          </table:table-cell>
        </table:table-row>
        <table:table-row table:style-name="ro1">
          <table:table-cell office:value-type="float" office:value="114.426" calcext:value-type="float">
            <text:p>114.426</text:p>
          </table:table-cell>
          <table:table-cell office:value-type="float" office:value="318.781" calcext:value-type="float">
            <text:p>318.781</text:p>
          </table:table-cell>
          <table:table-cell office:value-type="float" office:value="44.1633" calcext:value-type="float">
            <text:p>44.1633</text:p>
          </table:table-cell>
          <table:table-cell office:value-type="float" office:value="113.776" calcext:value-type="float">
            <text:p>113.77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4.5936" calcext:value-type="float">
            <text:p>44.5936</text:p>
          </table:table-cell>
          <table:table-cell/>
          <table:table-cell table:formula="of:=([.D922]-[.A922])/0.0166667" office:value-type="float" office:value="-38.9999220001563" calcext:value-type="float">
            <text:p>-38.9999220001563</text:p>
          </table:table-cell>
          <table:table-cell table:formula="of:=ABS([.E922]-[.B922])/0.0166667" office:value-type="float" office:value="846.058307883384" calcext:value-type="float">
            <text:p>846.058307883384</text:p>
          </table:table-cell>
          <table:table-cell table:formula="of:=([.F922]-[.C922])/0.0166667" office:value-type="float" office:value="25.8179483641034" calcext:value-type="float">
            <text:p>25.8179483641034</text:p>
          </table:table-cell>
          <table:table-cell table:formula="of:=DEGREES(ATAN(ABS([.F922]-[.C922])/ABS([.E922]-[.B922])))" office:value-type="float" office:value="1.7478707525327" calcext:value-type="float">
            <text:p>1.7478707525327</text:p>
          </table:table-cell>
          <table:table-cell table:formula="of:=SQRT(POWER([.H922];2)+POWER([.I922];2)+POWER([.J922];2))" office:value-type="float" office:value="847.35011696007" calcext:value-type="float">
            <text:p>847.35011696007</text:p>
          </table:table-cell>
        </table:table-row>
        <table:table-row table:style-name="ro1">
          <table:table-cell office:value-type="float" office:value="117.15" calcext:value-type="float">
            <text:p>117.15</text:p>
          </table:table-cell>
          <table:table-cell office:value-type="float" office:value="324.544" calcext:value-type="float">
            <text:p>324.544</text:p>
          </table:table-cell>
          <table:table-cell office:value-type="float" office:value="42.7819" calcext:value-type="float">
            <text:p>42.7819</text:p>
          </table:table-cell>
          <table:table-cell office:value-type="float" office:value="116.582" calcext:value-type="float">
            <text:p>116.582</text:p>
          </table:table-cell>
          <table:table-cell office:value-type="float" office:value="311.745" calcext:value-type="float">
            <text:p>311.745</text:p>
          </table:table-cell>
          <table:table-cell office:value-type="float" office:value="42.4846" calcext:value-type="float">
            <text:p>42.4846</text:p>
          </table:table-cell>
          <table:table-cell/>
          <table:table-cell table:formula="of:=([.D923]-[.A923])/0.0166667" office:value-type="float" office:value="-34.079931840137" calcext:value-type="float">
            <text:p>-34.079931840137</text:p>
          </table:table-cell>
          <table:table-cell table:formula="of:=ABS([.E923]-[.B923])/0.0166667" office:value-type="float" office:value="767.938464123071" calcext:value-type="float">
            <text:p>767.938464123071</text:p>
          </table:table-cell>
          <table:table-cell table:formula="of:=([.F923]-[.C923])/0.0166667" office:value-type="float" office:value="-17.8379643240713" calcext:value-type="float">
            <text:p>-17.8379643240713</text:p>
          </table:table-cell>
          <table:table-cell table:formula="of:=DEGREES(ATAN(ABS([.F923]-[.C923])/ABS([.E923]-[.B923])))" office:value-type="float" office:value="1.33064869339667" calcext:value-type="float">
            <text:p>1.33064869339667</text:p>
          </table:table-cell>
          <table:table-cell table:formula="of:=SQRT(POWER([.H923];2)+POWER([.I923];2)+POWER([.J923];2))" office:value-type="float" office:value="768.901241646257" calcext:value-type="float">
            <text:p>768.901241646257</text:p>
          </table:table-cell>
        </table:table-row>
        <table:table-row table:style-name="ro1">
          <table:table-cell office:value-type="float" office:value="117.808" calcext:value-type="float">
            <text:p>117.808</text:p>
          </table:table-cell>
          <table:table-cell office:value-type="float" office:value="322.795" calcext:value-type="float">
            <text:p>322.795</text:p>
          </table:table-cell>
          <table:table-cell office:value-type="float" office:value="43.2978" calcext:value-type="float">
            <text:p>43.2978</text:p>
          </table:table-cell>
          <table:table-cell office:value-type="float" office:value="117.477" calcext:value-type="float">
            <text:p>117.477</text:p>
          </table:table-cell>
          <table:table-cell office:value-type="float" office:value="309.97" calcext:value-type="float">
            <text:p>309.97</text:p>
          </table:table-cell>
          <table:table-cell office:value-type="float" office:value="43.2691" calcext:value-type="float">
            <text:p>43.2691</text:p>
          </table:table-cell>
          <table:table-cell/>
          <table:table-cell table:formula="of:=([.D924]-[.A924])/0.0166667" office:value-type="float" office:value="-19.8599602800796" calcext:value-type="float">
            <text:p>-19.8599602800796</text:p>
          </table:table-cell>
          <table:table-cell table:formula="of:=ABS([.E924]-[.B924])/0.0166667" office:value-type="float" office:value="769.498461003077" calcext:value-type="float">
            <text:p>769.498461003077</text:p>
          </table:table-cell>
          <table:table-cell table:formula="of:=([.F924]-[.C924])/0.0166667" office:value-type="float" office:value="-1.72199655600692" calcext:value-type="float">
            <text:p>-1.72199655600692</text:p>
          </table:table-cell>
          <table:table-cell table:formula="of:=DEGREES(ATAN(ABS([.F924]-[.C924])/ABS([.E924]-[.B924])))" office:value-type="float" office:value="0.128217241878919" calcext:value-type="float">
            <text:p>0.128217241878919</text:p>
          </table:table-cell>
          <table:table-cell table:formula="of:=SQRT(POWER([.H924];2)+POWER([.I924];2)+POWER([.J924];2))" office:value-type="float" office:value="769.756626980612" calcext:value-type="float">
            <text:p>769.756626980612</text:p>
          </table:table-cell>
        </table:table-row>
        <table:table-row table:style-name="ro1">
          <table:table-cell office:value-type="float" office:value="117.553" calcext:value-type="float">
            <text:p>117.553</text:p>
          </table:table-cell>
          <table:table-cell office:value-type="float" office:value="322.928" calcext:value-type="float">
            <text:p>322.928</text:p>
          </table:table-cell>
          <table:table-cell office:value-type="float" office:value="43.0094" calcext:value-type="float">
            <text:p>43.0094</text:p>
          </table:table-cell>
          <table:table-cell office:value-type="float" office:value="116.844" calcext:value-type="float">
            <text:p>116.844</text:p>
          </table:table-cell>
          <table:table-cell office:value-type="float" office:value="308.78" calcext:value-type="float">
            <text:p>308.78</text:p>
          </table:table-cell>
          <table:table-cell office:value-type="float" office:value="42.9184" calcext:value-type="float">
            <text:p>42.9184</text:p>
          </table:table-cell>
          <table:table-cell/>
          <table:table-cell table:formula="of:=([.D925]-[.A925])/0.0166667" office:value-type="float" office:value="-42.5399149201704" calcext:value-type="float">
            <text:p>-42.5399149201704</text:p>
          </table:table-cell>
          <table:table-cell table:formula="of:=ABS([.E925]-[.B925])/0.0166667" office:value-type="float" office:value="848.878302243397" calcext:value-type="float">
            <text:p>848.878302243397</text:p>
          </table:table-cell>
          <table:table-cell table:formula="of:=([.F925]-[.C925])/0.0166667" office:value-type="float" office:value="-5.45998908002191" calcext:value-type="float">
            <text:p>-5.45998908002191</text:p>
          </table:table-cell>
          <table:table-cell table:formula="of:=DEGREES(ATAN(ABS([.F925]-[.C925])/ABS([.E925]-[.B925])))" office:value-type="float" office:value="0.368521631070743" calcext:value-type="float">
            <text:p>0.368521631070743</text:p>
          </table:table-cell>
          <table:table-cell table:formula="of:=SQRT(POWER([.H925];2)+POWER([.I925];2)+POWER([.J925];2))" office:value-type="float" office:value="849.961074321525" calcext:value-type="float">
            <text:p>849.961074321525</text:p>
          </table:table-cell>
        </table:table-row>
        <table:table-row table:style-name="ro1">
          <table:table-cell office:value-type="float" office:value="119.654" calcext:value-type="float">
            <text:p>119.654</text:p>
          </table:table-cell>
          <table:table-cell office:value-type="float" office:value="325.164" calcext:value-type="float">
            <text:p>325.164</text:p>
          </table:table-cell>
          <table:table-cell office:value-type="float" office:value="44.037" calcext:value-type="float">
            <text:p>44.037</text:p>
          </table:table-cell>
          <table:table-cell office:value-type="float" office:value="118.331" calcext:value-type="float">
            <text:p>118.331</text:p>
          </table:table-cell>
          <table:table-cell office:value-type="float" office:value="310.896" calcext:value-type="float">
            <text:p>310.896</text:p>
          </table:table-cell>
          <table:table-cell office:value-type="float" office:value="44.4542" calcext:value-type="float">
            <text:p>44.4542</text:p>
          </table:table-cell>
          <table:table-cell/>
          <table:table-cell table:formula="of:=([.D926]-[.A926])/0.0166667" office:value-type="float" office:value="-79.3798412403171" calcext:value-type="float">
            <text:p>-79.3798412403171</text:p>
          </table:table-cell>
          <table:table-cell table:formula="of:=ABS([.E926]-[.B926])/0.0166667" office:value-type="float" office:value="856.078287843423" calcext:value-type="float">
            <text:p>856.078287843423</text:p>
          </table:table-cell>
          <table:table-cell table:formula="of:=([.F926]-[.C926])/0.0166667" office:value-type="float" office:value="25.0319499361002" calcext:value-type="float">
            <text:p>25.0319499361002</text:p>
          </table:table-cell>
          <table:table-cell table:formula="of:=DEGREES(ATAN(ABS([.F926]-[.C926])/ABS([.E926]-[.B926])))" office:value-type="float" office:value="1.674866146695" calcext:value-type="float">
            <text:p>1.674866146695</text:p>
          </table:table-cell>
          <table:table-cell table:formula="of:=SQRT(POWER([.H926];2)+POWER([.I926];2)+POWER([.J926];2))" office:value-type="float" office:value="860.114988027687" calcext:value-type="float">
            <text:p>860.114988027687</text:p>
          </table:table-cell>
        </table:table-row>
        <table:table-row table:style-name="ro1">
          <table:table-cell office:value-type="float" office:value="120.549" calcext:value-type="float">
            <text:p>120.549</text:p>
          </table:table-cell>
          <table:table-cell office:value-type="float" office:value="310.991" calcext:value-type="float">
            <text:p>310.991</text:p>
          </table:table-cell>
          <table:table-cell office:value-type="float" office:value="42.5651" calcext:value-type="float">
            <text:p>42.5651</text:p>
          </table:table-cell>
          <table:table-cell office:value-type="float" office:value="119.537" calcext:value-type="float">
            <text:p>119.537</text:p>
          </table:table-cell>
          <table:table-cell office:value-type="float" office:value="297.601" calcext:value-type="float">
            <text:p>297.601</text:p>
          </table:table-cell>
          <table:table-cell office:value-type="float" office:value="42.21" calcext:value-type="float">
            <text:p>42.21</text:p>
          </table:table-cell>
          <table:table-cell/>
          <table:table-cell table:formula="of:=([.D927]-[.A927])/0.0166667" office:value-type="float" office:value="-60.7198785602429" calcext:value-type="float">
            <text:p>-60.7198785602429</text:p>
          </table:table-cell>
          <table:table-cell table:formula="of:=ABS([.E927]-[.B927])/0.0166667" office:value-type="float" office:value="803.398393203213" calcext:value-type="float">
            <text:p>803.398393203213</text:p>
          </table:table-cell>
          <table:table-cell table:formula="of:=([.F927]-[.C927])/0.0166667" office:value-type="float" office:value="-21.3059573880852" calcext:value-type="float">
            <text:p>-21.3059573880852</text:p>
          </table:table-cell>
          <table:table-cell table:formula="of:=DEGREES(ATAN(ABS([.F927]-[.C927])/ABS([.E927]-[.B927])))" office:value-type="float" office:value="1.5191160271759" calcext:value-type="float">
            <text:p>1.5191160271759</text:p>
          </table:table-cell>
          <table:table-cell table:formula="of:=SQRT(POWER([.H927];2)+POWER([.I927];2)+POWER([.J927];2))" office:value-type="float" office:value="805.971355368228" calcext:value-type="float">
            <text:p>805.971355368228</text:p>
          </table:table-cell>
        </table:table-row>
        <table:table-row table:style-name="ro1">
          <table:table-cell office:value-type="float" office:value="120.077" calcext:value-type="float">
            <text:p>120.077</text:p>
          </table:table-cell>
          <table:table-cell office:value-type="float" office:value="314.968" calcext:value-type="float">
            <text:p>314.968</text:p>
          </table:table-cell>
          <table:table-cell office:value-type="float" office:value="43.858" calcext:value-type="float">
            <text:p>43.858</text:p>
          </table:table-cell>
          <table:table-cell office:value-type="float" office:value="118.659" calcext:value-type="float">
            <text:p>118.659</text:p>
          </table:table-cell>
          <table:table-cell office:value-type="float" office:value="302.726" calcext:value-type="float">
            <text:p>302.726</text:p>
          </table:table-cell>
          <table:table-cell office:value-type="float" office:value="43.7945" calcext:value-type="float">
            <text:p>43.7945</text:p>
          </table:table-cell>
          <table:table-cell/>
          <table:table-cell table:formula="of:=([.D928]-[.A928])/0.0166667" office:value-type="float" office:value="-85.0798298403399" calcext:value-type="float">
            <text:p>-85.0798298403399</text:p>
          </table:table-cell>
          <table:table-cell table:formula="of:=ABS([.E928]-[.B928])/0.0166667" office:value-type="float" office:value="734.518530962939" calcext:value-type="float">
            <text:p>734.518530962939</text:p>
          </table:table-cell>
          <table:table-cell table:formula="of:=([.F928]-[.C928])/0.0166667" office:value-type="float" office:value="-3.8099923800151" calcext:value-type="float">
            <text:p>-3.8099923800151</text:p>
          </table:table-cell>
          <table:table-cell table:formula="of:=DEGREES(ATAN(ABS([.F928]-[.C928])/ABS([.E928]-[.B928])))" office:value-type="float" office:value="0.29719403443494" calcext:value-type="float">
            <text:p>0.29719403443494</text:p>
          </table:table-cell>
          <table:table-cell table:formula="of:=SQRT(POWER([.H928];2)+POWER([.I928];2)+POWER([.J928];2))" office:value-type="float" office:value="739.439359119834" calcext:value-type="float">
            <text:p>739.439359119834</text:p>
          </table:table-cell>
        </table:table-row>
        <table:table-row table:style-name="ro1">
          <table:table-cell office:value-type="float" office:value="120.649" calcext:value-type="float">
            <text:p>120.649</text:p>
          </table:table-cell>
          <table:table-cell office:value-type="float" office:value="317.91" calcext:value-type="float">
            <text:p>317.91</text:p>
          </table:table-cell>
          <table:table-cell office:value-type="float" office:value="43.1636" calcext:value-type="float">
            <text:p>43.1636</text:p>
          </table:table-cell>
          <table:table-cell office:value-type="float" office:value="119.35" calcext:value-type="float">
            <text:p>119.35</text:p>
          </table:table-cell>
          <table:table-cell office:value-type="float" office:value="306.949" calcext:value-type="float">
            <text:p>306.949</text:p>
          </table:table-cell>
          <table:table-cell office:value-type="float" office:value="42.9047" calcext:value-type="float">
            <text:p>42.9047</text:p>
          </table:table-cell>
          <table:table-cell/>
          <table:table-cell table:formula="of:=([.D929]-[.A929])/0.0166667" office:value-type="float" office:value="-77.9398441203122" calcext:value-type="float">
            <text:p>-77.9398441203122</text:p>
          </table:table-cell>
          <table:table-cell table:formula="of:=ABS([.E929]-[.B929])/0.0166667" office:value-type="float" office:value="657.658684682631" calcext:value-type="float">
            <text:p>657.658684682631</text:p>
          </table:table-cell>
          <table:table-cell table:formula="of:=([.F929]-[.C929])/0.0166667" office:value-type="float" office:value="-15.5339689320624" calcext:value-type="float">
            <text:p>-15.5339689320624</text:p>
          </table:table-cell>
          <table:table-cell table:formula="of:=DEGREES(ATAN(ABS([.F929]-[.C929])/ABS([.E929]-[.B929])))" office:value-type="float" office:value="1.35308088544803" calcext:value-type="float">
            <text:p>1.35308088544803</text:p>
          </table:table-cell>
          <table:table-cell table:formula="of:=SQRT(POWER([.H929];2)+POWER([.I929];2)+POWER([.J929];2))" office:value-type="float" office:value="662.443106259526" calcext:value-type="float">
            <text:p>662.443106259526</text:p>
          </table:table-cell>
        </table:table-row>
        <table:table-row table:style-name="ro1">
          <table:table-cell office:value-type="float" office:value="123.061" calcext:value-type="float">
            <text:p>123.061</text:p>
          </table:table-cell>
          <table:table-cell office:value-type="float" office:value="323.125" calcext:value-type="float">
            <text:p>323.125</text:p>
          </table:table-cell>
          <table:table-cell office:value-type="float" office:value="43.4827" calcext:value-type="float">
            <text:p>43.4827</text:p>
          </table:table-cell>
          <table:table-cell office:value-type="float" office:value="121.292" calcext:value-type="float">
            <text:p>121.292</text:p>
          </table:table-cell>
          <table:table-cell office:value-type="float" office:value="310.616" calcext:value-type="float">
            <text:p>310.616</text:p>
          </table:table-cell>
          <table:table-cell office:value-type="float" office:value="43.4114" calcext:value-type="float">
            <text:p>43.4114</text:p>
          </table:table-cell>
          <table:table-cell/>
          <table:table-cell table:formula="of:=([.D930]-[.A930])/0.0166667" office:value-type="float" office:value="-106.139787720425" calcext:value-type="float">
            <text:p>-106.139787720425</text:p>
          </table:table-cell>
          <table:table-cell table:formula="of:=ABS([.E930]-[.B930])/0.0166667" office:value-type="float" office:value="750.538498923003" calcext:value-type="float">
            <text:p>750.538498923003</text:p>
          </table:table-cell>
          <table:table-cell table:formula="of:=([.F930]-[.C930])/0.0166667" office:value-type="float" office:value="-4.27799144401716" calcext:value-type="float">
            <text:p>-4.27799144401716</text:p>
          </table:table-cell>
          <table:table-cell table:formula="of:=DEGREES(ATAN(ABS([.F930]-[.C930])/ABS([.E930]-[.B930])))" office:value-type="float" office:value="0.326576452087358" calcext:value-type="float">
            <text:p>0.326576452087358</text:p>
          </table:table-cell>
          <table:table-cell table:formula="of:=SQRT(POWER([.H930];2)+POWER([.I930];2)+POWER([.J930];2))" office:value-type="float" office:value="758.018465549308" calcext:value-type="float">
            <text:p>758.018465549308</text:p>
          </table:table-cell>
        </table:table-row>
        <table:table-row table:style-name="ro1">
          <table:table-cell office:value-type="float" office:value="123.804" calcext:value-type="float">
            <text:p>123.804</text:p>
          </table:table-cell>
          <table:table-cell office:value-type="float" office:value="319.82" calcext:value-type="float">
            <text:p>319.82</text:p>
          </table:table-cell>
          <table:table-cell office:value-type="float" office:value="44.2144" calcext:value-type="float">
            <text:p>44.2144</text:p>
          </table:table-cell>
          <table:table-cell office:value-type="float" office:value="121.331" calcext:value-type="float">
            <text:p>121.331</text:p>
          </table:table-cell>
          <table:table-cell office:value-type="float" office:value="306.046" calcext:value-type="float">
            <text:p>306.046</text:p>
          </table:table-cell>
          <table:table-cell office:value-type="float" office:value="44.8634" calcext:value-type="float">
            <text:p>44.8634</text:p>
          </table:table-cell>
          <table:table-cell/>
          <table:table-cell table:formula="of:=([.D931]-[.A931])/0.0166667" office:value-type="float" office:value="-148.379703240593" calcext:value-type="float">
            <text:p>-148.379703240593</text:p>
          </table:table-cell>
          <table:table-cell table:formula="of:=ABS([.E931]-[.B931])/0.0166667" office:value-type="float" office:value="826.438347123306" calcext:value-type="float">
            <text:p>826.438347123306</text:p>
          </table:table-cell>
          <table:table-cell table:formula="of:=([.F931]-[.C931])/0.0166667" office:value-type="float" office:value="38.9399221201558" calcext:value-type="float">
            <text:p>38.9399221201558</text:p>
          </table:table-cell>
          <table:table-cell table:formula="of:=DEGREES(ATAN(ABS([.F931]-[.C931])/ABS([.E931]-[.B931])))" office:value-type="float" office:value="2.69765352110809" calcext:value-type="float">
            <text:p>2.69765352110809</text:p>
          </table:table-cell>
          <table:table-cell table:formula="of:=SQRT(POWER([.H931];2)+POWER([.I931];2)+POWER([.J931];2))" office:value-type="float" office:value="840.55528995087" calcext:value-type="float">
            <text:p>840.55528995087</text:p>
          </table:table-cell>
        </table:table-row>
        <table:table-row table:style-name="ro1">
          <table:table-cell office:value-type="float" office:value="125.611" calcext:value-type="float">
            <text:p>125.611</text:p>
          </table:table-cell>
          <table:table-cell office:value-type="float" office:value="308.3" calcext:value-type="float">
            <text:p>308.3</text:p>
          </table:table-cell>
          <table:table-cell office:value-type="float" office:value="43.4517" calcext:value-type="float">
            <text:p>43.4517</text:p>
          </table:table-cell>
          <table:table-cell office:value-type="float" office:value="123.58" calcext:value-type="float">
            <text:p>123.58</text:p>
          </table:table-cell>
          <table:table-cell office:value-type="float" office:value="296.561" calcext:value-type="float">
            <text:p>296.561</text:p>
          </table:table-cell>
          <table:table-cell office:value-type="float" office:value="43.3729" calcext:value-type="float">
            <text:p>43.3729</text:p>
          </table:table-cell>
          <table:table-cell/>
          <table:table-cell table:formula="of:=([.D932]-[.A932])/0.0166667" office:value-type="float" office:value="-121.859756280488" calcext:value-type="float">
            <text:p>-121.859756280488</text:p>
          </table:table-cell>
          <table:table-cell table:formula="of:=ABS([.E932]-[.B932])/0.0166667" office:value-type="float" office:value="704.338591322819" calcext:value-type="float">
            <text:p>704.338591322819</text:p>
          </table:table-cell>
          <table:table-cell table:formula="of:=([.F932]-[.C932])/0.0166667" office:value-type="float" office:value="-4.72799054401898" calcext:value-type="float">
            <text:p>-4.72799054401898</text:p>
          </table:table-cell>
          <table:table-cell table:formula="of:=DEGREES(ATAN(ABS([.F932]-[.C932])/ABS([.E932]-[.B932])))" office:value-type="float" office:value="0.384601721927276" calcext:value-type="float">
            <text:p>0.384601721927276</text:p>
          </table:table-cell>
          <table:table-cell table:formula="of:=SQRT(POWER([.H932];2)+POWER([.I932];2)+POWER([.J932];2))" office:value-type="float" office:value="714.818162417504" calcext:value-type="float">
            <text:p>714.818162417504</text:p>
          </table:table-cell>
        </table:table-row>
        <table:table-row table:style-name="ro1">
          <table:table-cell office:value-type="float" office:value="126.703" calcext:value-type="float">
            <text:p>126.703</text:p>
          </table:table-cell>
          <table:table-cell office:value-type="float" office:value="313.578" calcext:value-type="float">
            <text:p>313.578</text:p>
          </table:table-cell>
          <table:table-cell office:value-type="float" office:value="43.7412" calcext:value-type="float">
            <text:p>43.7412</text:p>
          </table:table-cell>
          <table:table-cell office:value-type="float" office:value="124.493" calcext:value-type="float">
            <text:p>124.493</text:p>
          </table:table-cell>
          <table:table-cell office:value-type="float" office:value="300.318" calcext:value-type="float">
            <text:p>300.318</text:p>
          </table:table-cell>
          <table:table-cell office:value-type="float" office:value="43.5846" calcext:value-type="float">
            <text:p>43.5846</text:p>
          </table:table-cell>
          <table:table-cell/>
          <table:table-cell table:formula="of:=([.D933]-[.A933])/0.0166667" office:value-type="float" office:value="-132.599734800531" calcext:value-type="float">
            <text:p>-132.599734800531</text:p>
          </table:table-cell>
          <table:table-cell table:formula="of:=ABS([.E933]-[.B933])/0.0166667" office:value-type="float" office:value="795.598408803182" calcext:value-type="float">
            <text:p>795.598408803182</text:p>
          </table:table-cell>
          <table:table-cell table:formula="of:=([.F933]-[.C933])/0.0166667" office:value-type="float" office:value="-9.39598120803743" calcext:value-type="float">
            <text:p>-9.39598120803743</text:p>
          </table:table-cell>
          <table:table-cell table:formula="of:=DEGREES(ATAN(ABS([.F933]-[.C933])/ABS([.E933]-[.B933])))" office:value-type="float" office:value="0.676629107028268" calcext:value-type="float">
            <text:p>0.676629107028268</text:p>
          </table:table-cell>
          <table:table-cell table:formula="of:=SQRT(POWER([.H933];2)+POWER([.I933];2)+POWER([.J933];2))" office:value-type="float" office:value="806.627424665309" calcext:value-type="float">
            <text:p>806.627424665309</text:p>
          </table:table-cell>
        </table:table-row>
        <table:table-row table:style-name="ro1">
          <table:table-cell office:value-type="float" office:value="127.705" calcext:value-type="float">
            <text:p>127.705</text:p>
          </table:table-cell>
          <table:table-cell office:value-type="float" office:value="317.713" calcext:value-type="float">
            <text:p>317.713</text:p>
          </table:table-cell>
          <table:table-cell office:value-type="float" office:value="43.4083" calcext:value-type="float">
            <text:p>43.4083</text:p>
          </table:table-cell>
          <table:table-cell office:value-type="float" office:value="125.436" calcext:value-type="float">
            <text:p>125.436</text:p>
          </table:table-cell>
          <table:table-cell office:value-type="float" office:value="304.196" calcext:value-type="float">
            <text:p>304.196</text:p>
          </table:table-cell>
          <table:table-cell office:value-type="float" office:value="43.5278" calcext:value-type="float">
            <text:p>43.5278</text:p>
          </table:table-cell>
          <table:table-cell/>
          <table:table-cell table:formula="of:=([.D934]-[.A934])/0.0166667" office:value-type="float" office:value="-136.139727720544" calcext:value-type="float">
            <text:p>-136.139727720544</text:p>
          </table:table-cell>
          <table:table-cell table:formula="of:=ABS([.E934]-[.B934])/0.0166667" office:value-type="float" office:value="811.018377963244" calcext:value-type="float">
            <text:p>811.018377963244</text:p>
          </table:table-cell>
          <table:table-cell table:formula="of:=([.F934]-[.C934])/0.0166667" office:value-type="float" office:value="7.16998566002881" calcext:value-type="float">
            <text:p>7.16998566002881</text:p>
          </table:table-cell>
          <table:table-cell table:formula="of:=DEGREES(ATAN(ABS([.F934]-[.C934])/ABS([.E934]-[.B934])))" office:value-type="float" office:value="0.506522695929106" calcext:value-type="float">
            <text:p>0.506522695929106</text:p>
          </table:table-cell>
          <table:table-cell table:formula="of:=SQRT(POWER([.H934];2)+POWER([.I934];2)+POWER([.J934];2))" office:value-type="float" office:value="822.396646121761" calcext:value-type="float">
            <text:p>822.396646121761</text:p>
          </table:table-cell>
        </table:table-row>
        <table:table-row table:style-name="ro1">
          <table:table-cell office:value-type="float" office:value="125.648" calcext:value-type="float">
            <text:p>125.648</text:p>
          </table:table-cell>
          <table:table-cell office:value-type="float" office:value="311.122" calcext:value-type="float">
            <text:p>311.122</text:p>
          </table:table-cell>
          <table:table-cell office:value-type="float" office:value="43.3055" calcext:value-type="float">
            <text:p>43.3055</text:p>
          </table:table-cell>
          <table:table-cell office:value-type="float" office:value="123.199" calcext:value-type="float">
            <text:p>123.199</text:p>
          </table:table-cell>
          <table:table-cell office:value-type="float" office:value="297.945" calcext:value-type="float">
            <text:p>297.945</text:p>
          </table:table-cell>
          <table:table-cell office:value-type="float" office:value="43.4275" calcext:value-type="float">
            <text:p>43.4275</text:p>
          </table:table-cell>
          <table:table-cell/>
          <table:table-cell table:formula="of:=([.D935]-[.A935])/0.0166667" office:value-type="float" office:value="-146.939706120588" calcext:value-type="float">
            <text:p>-146.939706120588</text:p>
          </table:table-cell>
          <table:table-cell table:formula="of:=ABS([.E935]-[.B935])/0.0166667" office:value-type="float" office:value="790.618418763164" calcext:value-type="float">
            <text:p>790.618418763164</text:p>
          </table:table-cell>
          <table:table-cell table:formula="of:=([.F935]-[.C935])/0.0166667" office:value-type="float" office:value="7.31998536002927" calcext:value-type="float">
            <text:p>7.31998536002927</text:p>
          </table:table-cell>
          <table:table-cell table:formula="of:=DEGREES(ATAN(ABS([.F935]-[.C935])/ABS([.E935]-[.B935])))" office:value-type="float" office:value="0.530461059331388" calcext:value-type="float">
            <text:p>0.530461059331388</text:p>
          </table:table-cell>
          <table:table-cell table:formula="of:=SQRT(POWER([.H935];2)+POWER([.I935];2)+POWER([.J935];2))" office:value-type="float" office:value="804.190489565775" calcext:value-type="float">
            <text:p>804.190489565775</text:p>
          </table:table-cell>
        </table:table-row>
        <table:table-row table:style-name="ro1">
          <table:table-cell office:value-type="float" office:value="122.803" calcext:value-type="float">
            <text:p>122.803</text:p>
          </table:table-cell>
          <table:table-cell office:value-type="float" office:value="309.991" calcext:value-type="float">
            <text:p>309.991</text:p>
          </table:table-cell>
          <table:table-cell office:value-type="float" office:value="44.5502" calcext:value-type="float">
            <text:p>44.5502</text:p>
          </table:table-cell>
          <table:table-cell office:value-type="float" office:value="120.412" calcext:value-type="float">
            <text:p>120.412</text:p>
          </table:table-cell>
          <table:table-cell office:value-type="float" office:value="296.753" calcext:value-type="float">
            <text:p>296.753</text:p>
          </table:table-cell>
          <table:table-cell office:value-type="float" office:value="44.9174" calcext:value-type="float">
            <text:p>44.9174</text:p>
          </table:table-cell>
          <table:table-cell/>
          <table:table-cell table:formula="of:=([.D936]-[.A936])/0.0166667" office:value-type="float" office:value="-143.459713080573" calcext:value-type="float">
            <text:p>-143.459713080573</text:p>
          </table:table-cell>
          <table:table-cell table:formula="of:=ABS([.E936]-[.B936])/0.0166667" office:value-type="float" office:value="794.278411443177" calcext:value-type="float">
            <text:p>794.278411443177</text:p>
          </table:table-cell>
          <table:table-cell table:formula="of:=([.F936]-[.C936])/0.0166667" office:value-type="float" office:value="22.0319559360884" calcext:value-type="float">
            <text:p>22.0319559360884</text:p>
          </table:table-cell>
          <table:table-cell table:formula="of:=DEGREES(ATAN(ABS([.F936]-[.C936])/ABS([.E936]-[.B936])))" office:value-type="float" office:value="1.58888176594213" calcext:value-type="float">
            <text:p>1.58888176594213</text:p>
          </table:table-cell>
          <table:table-cell table:formula="of:=SQRT(POWER([.H936];2)+POWER([.I936];2)+POWER([.J936];2))" office:value-type="float" office:value="807.430672717" calcext:value-type="float">
            <text:p>807.430672717</text:p>
          </table:table-cell>
        </table:table-row>
        <table:table-row table:style-name="ro1">
          <table:table-cell office:value-type="float" office:value="119.817" calcext:value-type="float">
            <text:p>119.817</text:p>
          </table:table-cell>
          <table:table-cell office:value-type="float" office:value="317.928" calcext:value-type="float">
            <text:p>317.928</text:p>
          </table:table-cell>
          <table:table-cell office:value-type="float" office:value="43.7051" calcext:value-type="float">
            <text:p>43.7051</text:p>
          </table:table-cell>
          <table:table-cell office:value-type="float" office:value="118.274" calcext:value-type="float">
            <text:p>118.274</text:p>
          </table:table-cell>
          <table:table-cell office:value-type="float" office:value="304.214" calcext:value-type="float">
            <text:p>304.214</text:p>
          </table:table-cell>
          <table:table-cell office:value-type="float" office:value="43.5786" calcext:value-type="float">
            <text:p>43.5786</text:p>
          </table:table-cell>
          <table:table-cell/>
          <table:table-cell table:formula="of:=([.D937]-[.A937])/0.0166667" office:value-type="float" office:value="-92.5798148403699" calcext:value-type="float">
            <text:p>-92.5798148403699</text:p>
          </table:table-cell>
          <table:table-cell table:formula="of:=ABS([.E937]-[.B937])/0.0166667" office:value-type="float" office:value="822.838354323291" calcext:value-type="float">
            <text:p>822.838354323291</text:p>
          </table:table-cell>
          <table:table-cell table:formula="of:=([.F937]-[.C937])/0.0166667" office:value-type="float" office:value="-7.58998482003036" calcext:value-type="float">
            <text:p>-7.58998482003036</text:p>
          </table:table-cell>
          <table:table-cell table:formula="of:=DEGREES(ATAN(ABS([.F937]-[.C937])/ABS([.E937]-[.B937])))" office:value-type="float" office:value="0.528489904917057" calcext:value-type="float">
            <text:p>0.528489904917057</text:p>
          </table:table-cell>
          <table:table-cell table:formula="of:=SQRT(POWER([.H937];2)+POWER([.I937];2)+POWER([.J937];2))" office:value-type="float" office:value="828.06496564636" calcext:value-type="float">
            <text:p>828.06496564636</text:p>
          </table:table-cell>
        </table:table-row>
        <table:table-row table:style-name="ro1">
          <table:table-cell office:value-type="float" office:value="112.099" calcext:value-type="float">
            <text:p>112.099</text:p>
          </table:table-cell>
          <table:table-cell office:value-type="float" office:value="326.991" calcext:value-type="float">
            <text:p>326.991</text:p>
          </table:table-cell>
          <table:table-cell office:value-type="float" office:value="42.4725" calcext:value-type="float">
            <text:p>42.4725</text:p>
          </table:table-cell>
          <table:table-cell office:value-type="float" office:value="110.015" calcext:value-type="float">
            <text:p>110.015</text:p>
          </table:table-cell>
          <table:table-cell office:value-type="float" office:value="314.095" calcext:value-type="float">
            <text:p>314.095</text:p>
          </table:table-cell>
          <table:table-cell office:value-type="float" office:value="42.7254" calcext:value-type="float">
            <text:p>42.7254</text:p>
          </table:table-cell>
          <table:table-cell/>
          <table:table-cell table:formula="of:=([.D938]-[.A938])/0.0166667" office:value-type="float" office:value="-125.0397499205" calcext:value-type="float">
            <text:p>-125.0397499205</text:p>
          </table:table-cell>
          <table:table-cell table:formula="of:=ABS([.E938]-[.B938])/0.0166667" office:value-type="float" office:value="773.758452483093" calcext:value-type="float">
            <text:p>773.758452483093</text:p>
          </table:table-cell>
          <table:table-cell table:formula="of:=([.F938]-[.C938])/0.0166667" office:value-type="float" office:value="15.1739696520609" calcext:value-type="float">
            <text:p>15.1739696520609</text:p>
          </table:table-cell>
          <table:table-cell table:formula="of:=DEGREES(ATAN(ABS([.F938]-[.C938])/ABS([.E938]-[.B938])))" office:value-type="float" office:value="1.12346817066497" calcext:value-type="float">
            <text:p>1.12346817066497</text:p>
          </table:table-cell>
          <table:table-cell table:formula="of:=SQRT(POWER([.H938];2)+POWER([.I938];2)+POWER([.J938];2))" office:value-type="float" office:value="783.943448983543" calcext:value-type="float">
            <text:p>783.943448983543</text:p>
          </table:table-cell>
        </table:table-row>
        <table:table-row table:style-name="ro1">
          <table:table-cell office:value-type="float" office:value="110.915" calcext:value-type="float">
            <text:p>110.915</text:p>
          </table:table-cell>
          <table:table-cell office:value-type="float" office:value="322.552" calcext:value-type="float">
            <text:p>322.552</text:p>
          </table:table-cell>
          <table:table-cell office:value-type="float" office:value="43.1147" calcext:value-type="float">
            <text:p>43.1147</text:p>
          </table:table-cell>
          <table:table-cell office:value-type="float" office:value="109.314" calcext:value-type="float">
            <text:p>109.314</text:p>
          </table:table-cell>
          <table:table-cell office:value-type="float" office:value="305.316" calcext:value-type="float">
            <text:p>305.316</text:p>
          </table:table-cell>
          <table:table-cell office:value-type="float" office:value="44.5365" calcext:value-type="float">
            <text:p>44.5365</text:p>
          </table:table-cell>
          <table:table-cell/>
          <table:table-cell table:formula="of:=([.D939]-[.A939])/0.0166667" office:value-type="float" office:value="-96.059807880385" calcext:value-type="float">
            <text:p>-96.059807880385</text:p>
          </table:table-cell>
          <table:table-cell table:formula="of:=ABS([.E939]-[.B939])/0.0166667" office:value-type="float" office:value="1034.15793168414" calcext:value-type="float">
            <text:p>1034.15793168414</text:p>
          </table:table-cell>
          <table:table-cell table:formula="of:=([.F939]-[.C939])/0.0166667" office:value-type="float" office:value="85.3078293843411" calcext:value-type="float">
            <text:p>85.3078293843411</text:p>
          </table:table-cell>
          <table:table-cell table:formula="of:=DEGREES(ATAN(ABS([.F939]-[.C939])/ABS([.E939]-[.B939])))" office:value-type="float" office:value="4.71565994147991" calcext:value-type="float">
            <text:p>4.71565994147991</text:p>
          </table:table-cell>
          <table:table-cell table:formula="of:=SQRT(POWER([.H939];2)+POWER([.I939];2)+POWER([.J939];2))" office:value-type="float" office:value="1042.10725940735" calcext:value-type="float">
            <text:p>1042.10725940735</text:p>
          </table:table-cell>
        </table:table-row>
        <table:table-row table:style-name="ro1">
          <table:table-cell office:value-type="float" office:value="111.584" calcext:value-type="float">
            <text:p>111.584</text:p>
          </table:table-cell>
          <table:table-cell office:value-type="float" office:value="320.771" calcext:value-type="float">
            <text:p>320.771</text:p>
          </table:table-cell>
          <table:table-cell office:value-type="float" office:value="43.9039" calcext:value-type="float">
            <text:p>43.9039</text:p>
          </table:table-cell>
          <table:table-cell office:value-type="float" office:value="109.814" calcext:value-type="float">
            <text:p>109.814</text:p>
          </table:table-cell>
          <table:table-cell office:value-type="float" office:value="308.207" calcext:value-type="float">
            <text:p>308.207</text:p>
          </table:table-cell>
          <table:table-cell office:value-type="float" office:value="43.85" calcext:value-type="float">
            <text:p>43.85</text:p>
          </table:table-cell>
          <table:table-cell/>
          <table:table-cell table:formula="of:=([.D940]-[.A940])/0.0166667" office:value-type="float" office:value="-106.199787600425" calcext:value-type="float">
            <text:p>-106.199787600425</text:p>
          </table:table-cell>
          <table:table-cell table:formula="of:=ABS([.E940]-[.B940])/0.0166667" office:value-type="float" office:value="753.838492323017" calcext:value-type="float">
            <text:p>753.838492323017</text:p>
          </table:table-cell>
          <table:table-cell table:formula="of:=([.F940]-[.C940])/0.0166667" office:value-type="float" office:value="-3.23399353201286" calcext:value-type="float">
            <text:p>-3.23399353201286</text:p>
          </table:table-cell>
          <table:table-cell table:formula="of:=DEGREES(ATAN(ABS([.F940]-[.C940])/ABS([.E940]-[.B940])))" office:value-type="float" office:value="0.245799392726328" calcext:value-type="float">
            <text:p>0.245799392726328</text:p>
          </table:table-cell>
          <table:table-cell table:formula="of:=SQRT(POWER([.H940];2)+POWER([.I940];2)+POWER([.J940];2))" office:value-type="float" office:value="761.289252589566" calcext:value-type="float">
            <text:p>761.289252589566</text:p>
          </table:table-cell>
        </table:table-row>
        <table:table-row table:style-name="ro1">
          <table:table-cell office:value-type="float" office:value="111.074" calcext:value-type="float">
            <text:p>111.074</text:p>
          </table:table-cell>
          <table:table-cell office:value-type="float" office:value="317.828" calcext:value-type="float">
            <text:p>317.828</text:p>
          </table:table-cell>
          <table:table-cell office:value-type="float" office:value="44.3244" calcext:value-type="float">
            <text:p>44.3244</text:p>
          </table:table-cell>
          <table:table-cell office:value-type="float" office:value="109.062" calcext:value-type="float">
            <text:p>109.062</text:p>
          </table:table-cell>
          <table:table-cell office:value-type="float" office:value="305.42" calcext:value-type="float">
            <text:p>305.42</text:p>
          </table:table-cell>
          <table:table-cell office:value-type="float" office:value="44.261" calcext:value-type="float">
            <text:p>44.261</text:p>
          </table:table-cell>
          <table:table-cell/>
          <table:table-cell table:formula="of:=([.D941]-[.A941])/0.0166667" office:value-type="float" office:value="-120.719758560483" calcext:value-type="float">
            <text:p>-120.719758560483</text:p>
          </table:table-cell>
          <table:table-cell table:formula="of:=ABS([.E941]-[.B941])/0.0166667" office:value-type="float" office:value="744.478511042975" calcext:value-type="float">
            <text:p>744.478511042975</text:p>
          </table:table-cell>
          <table:table-cell table:formula="of:=([.F941]-[.C941])/0.0166667" office:value-type="float" office:value="-3.80399239201488" calcext:value-type="float">
            <text:p>-3.80399239201488</text:p>
          </table:table-cell>
          <table:table-cell table:formula="of:=DEGREES(ATAN(ABS([.F941]-[.C941])/ABS([.E941]-[.B941])))" office:value-type="float" office:value="0.292756351437278" calcext:value-type="float">
            <text:p>0.292756351437278</text:p>
          </table:table-cell>
          <table:table-cell table:formula="of:=SQRT(POWER([.H941];2)+POWER([.I941];2)+POWER([.J941];2))" office:value-type="float" office:value="754.212161046072" calcext:value-type="float">
            <text:p>754.212161046072</text:p>
          </table:table-cell>
        </table:table-row>
        <table:table-row table:style-name="ro1">
          <table:table-cell office:value-type="float" office:value="105.157" calcext:value-type="float">
            <text:p>105.157</text:p>
          </table:table-cell>
          <table:table-cell office:value-type="float" office:value="318.791" calcext:value-type="float">
            <text:p>318.791</text:p>
          </table:table-cell>
          <table:table-cell office:value-type="float" office:value="43.6972" calcext:value-type="float">
            <text:p>43.6972</text:p>
          </table:table-cell>
          <table:table-cell office:value-type="float" office:value="104.852" calcext:value-type="float">
            <text:p>104.852</text:p>
          </table:table-cell>
          <table:table-cell office:value-type="float" office:value="305.986" calcext:value-type="float">
            <text:p>305.986</text:p>
          </table:table-cell>
          <table:table-cell office:value-type="float" office:value="43.9497" calcext:value-type="float">
            <text:p>43.9497</text:p>
          </table:table-cell>
          <table:table-cell/>
          <table:table-cell table:formula="of:=([.D942]-[.A942])/0.0166667" office:value-type="float" office:value="-18.2999634000728" calcext:value-type="float">
            <text:p>-18.2999634000728</text:p>
          </table:table-cell>
          <table:table-cell table:formula="of:=ABS([.E942]-[.B942])/0.0166667" office:value-type="float" office:value="768.298463403074" calcext:value-type="float">
            <text:p>768.298463403074</text:p>
          </table:table-cell>
          <table:table-cell table:formula="of:=([.F942]-[.C942])/0.0166667" office:value-type="float" office:value="15.1499697000605" calcext:value-type="float">
            <text:p>15.1499697000605</text:p>
          </table:table-cell>
          <table:table-cell table:formula="of:=DEGREES(ATAN(ABS([.F942]-[.C942])/ABS([.E942]-[.B942])))" office:value-type="float" office:value="1.12966104303635" calcext:value-type="float">
            <text:p>1.12966104303635</text:p>
          </table:table-cell>
          <table:table-cell table:formula="of:=SQRT(POWER([.H942];2)+POWER([.I942];2)+POWER([.J942];2))" office:value-type="float" office:value="768.665687480507" calcext:value-type="float">
            <text:p>768.665687480507</text:p>
          </table:table-cell>
        </table:table-row>
        <table:table-row table:style-name="ro1">
          <table:table-cell office:value-type="float" office:value="80.9742" calcext:value-type="float">
            <text:p>80.9742</text:p>
          </table:table-cell>
          <table:table-cell office:value-type="float" office:value="311.043" calcext:value-type="float">
            <text:p>311.043</text:p>
          </table:table-cell>
          <table:table-cell office:value-type="float" office:value="44.4781" calcext:value-type="float">
            <text:p>44.4781</text:p>
          </table:table-cell>
          <table:table-cell office:value-type="float" office:value="79.709" calcext:value-type="float">
            <text:p>79.709</text:p>
          </table:table-cell>
          <table:table-cell office:value-type="float" office:value="299.757" calcext:value-type="float">
            <text:p>299.757</text:p>
          </table:table-cell>
          <table:table-cell office:value-type="float" office:value="44.2945" calcext:value-type="float">
            <text:p>44.2945</text:p>
          </table:table-cell>
          <table:table-cell/>
          <table:table-cell table:formula="of:=([.D943]-[.A943])/0.0166667" office:value-type="float" office:value="-75.9118481763032" calcext:value-type="float">
            <text:p>-75.9118481763032</text:p>
          </table:table-cell>
          <table:table-cell table:formula="of:=ABS([.E943]-[.B943])/0.0166667" office:value-type="float" office:value="677.158645682709" calcext:value-type="float">
            <text:p>677.158645682709</text:p>
          </table:table-cell>
          <table:table-cell table:formula="of:=([.F943]-[.C943])/0.0166667" office:value-type="float" office:value="-11.015977968044" calcext:value-type="float">
            <text:p>-11.015977968044</text:p>
          </table:table-cell>
          <table:table-cell table:formula="of:=DEGREES(ATAN(ABS([.F943]-[.C943])/ABS([.E943]-[.B943])))" office:value-type="float" office:value="0.932002240335812" calcext:value-type="float">
            <text:p>0.932002240335812</text:p>
          </table:table-cell>
          <table:table-cell table:formula="of:=SQRT(POWER([.H943];2)+POWER([.I943];2)+POWER([.J943];2))" office:value-type="float" office:value="681.489392351029" calcext:value-type="float">
            <text:p>681.489392351029</text:p>
          </table:table-cell>
        </table:table-row>
        <table:table-row table:style-name="ro1">
          <table:table-cell office:value-type="float" office:value="69.6333" calcext:value-type="float">
            <text:p>69.6333</text:p>
          </table:table-cell>
          <table:table-cell office:value-type="float" office:value="322.449" calcext:value-type="float">
            <text:p>322.449</text:p>
          </table:table-cell>
          <table:table-cell office:value-type="float" office:value="44.0292" calcext:value-type="float">
            <text:p>44.0292</text:p>
          </table:table-cell>
          <table:table-cell office:value-type="float" office:value="69.1432" calcext:value-type="float">
            <text:p>69.1432</text:p>
          </table:table-cell>
          <table:table-cell office:value-type="float" office:value="308.945" calcext:value-type="float">
            <text:p>308.945</text:p>
          </table:table-cell>
          <table:table-cell office:value-type="float" office:value="44.3599" calcext:value-type="float">
            <text:p>44.3599</text:p>
          </table:table-cell>
          <table:table-cell/>
          <table:table-cell table:formula="of:=([.D944]-[.A944])/0.0166667" office:value-type="float" office:value="-29.4059411881184" calcext:value-type="float">
            <text:p>-29.4059411881184</text:p>
          </table:table-cell>
          <table:table-cell table:formula="of:=ABS([.E944]-[.B944])/0.0166667" office:value-type="float" office:value="810.238379523242" calcext:value-type="float">
            <text:p>810.238379523242</text:p>
          </table:table-cell>
          <table:table-cell table:formula="of:=([.F944]-[.C944])/0.0166667" office:value-type="float" office:value="19.8419603160794" calcext:value-type="float">
            <text:p>19.8419603160794</text:p>
          </table:table-cell>
          <table:table-cell table:formula="of:=DEGREES(ATAN(ABS([.F944]-[.C944])/ABS([.E944]-[.B944])))" office:value-type="float" office:value="1.4028382639616" calcext:value-type="float">
            <text:p>1.4028382639616</text:p>
          </table:table-cell>
          <table:table-cell table:formula="of:=SQRT(POWER([.H944];2)+POWER([.I944];2)+POWER([.J944];2))" office:value-type="float" office:value="811.014577192539" calcext:value-type="float">
            <text:p>811.014577192539</text:p>
          </table:table-cell>
        </table:table-row>
        <table:table-row table:style-name="ro1">
          <table:table-cell office:value-type="float" office:value="65.7964" calcext:value-type="float">
            <text:p>65.7964</text:p>
          </table:table-cell>
          <table:table-cell office:value-type="float" office:value="320.658" calcext:value-type="float">
            <text:p>320.658</text:p>
          </table:table-cell>
          <table:table-cell office:value-type="float" office:value="43.7783" calcext:value-type="float">
            <text:p>43.7783</text:p>
          </table:table-cell>
          <table:table-cell office:value-type="float" office:value="65.3884" calcext:value-type="float">
            <text:p>65.3884</text:p>
          </table:table-cell>
          <table:table-cell office:value-type="float" office:value="308.677" calcext:value-type="float">
            <text:p>308.677</text:p>
          </table:table-cell>
          <table:table-cell office:value-type="float" office:value="43.9057" calcext:value-type="float">
            <text:p>43.9057</text:p>
          </table:table-cell>
          <table:table-cell/>
          <table:table-cell table:formula="of:=([.D945]-[.A945])/0.0166667" office:value-type="float" office:value="-24.479951040098" calcext:value-type="float">
            <text:p>-24.479951040098</text:p>
          </table:table-cell>
          <table:table-cell table:formula="of:=ABS([.E945]-[.B945])/0.0166667" office:value-type="float" office:value="718.858562282875" calcext:value-type="float">
            <text:p>718.858562282875</text:p>
          </table:table-cell>
          <table:table-cell table:formula="of:=([.F945]-[.C945])/0.0166667" office:value-type="float" office:value="7.64398471203067" calcext:value-type="float">
            <text:p>7.64398471203067</text:p>
          </table:table-cell>
          <table:table-cell table:formula="of:=DEGREES(ATAN(ABS([.F945]-[.C945])/ABS([.E945]-[.B945])))" office:value-type="float" office:value="0.609231884464327" calcext:value-type="float">
            <text:p>0.609231884464327</text:p>
          </table:table-cell>
          <table:table-cell table:formula="of:=SQRT(POWER([.H945];2)+POWER([.I945];2)+POWER([.J945];2))" office:value-type="float" office:value="719.315877117005" calcext:value-type="float">
            <text:p>719.315877117005</text:p>
          </table:table-cell>
        </table:table-row>
        <table:table-row table:style-name="ro1">
          <table:table-cell office:value-type="float" office:value="50.22" calcext:value-type="float">
            <text:p>50.22</text:p>
          </table:table-cell>
          <table:table-cell office:value-type="float" office:value="326.135" calcext:value-type="float">
            <text:p>326.135</text:p>
          </table:table-cell>
          <table:table-cell office:value-type="float" office:value="44.2424" calcext:value-type="float">
            <text:p>44.2424</text:p>
          </table:table-cell>
          <table:table-cell office:value-type="float" office:value="49.3767" calcext:value-type="float">
            <text:p>49.3767</text:p>
          </table:table-cell>
          <table:table-cell office:value-type="float" office:value="313.501" calcext:value-type="float">
            <text:p>313.501</text:p>
          </table:table-cell>
          <table:table-cell office:value-type="float" office:value="44.4268" calcext:value-type="float">
            <text:p>44.4268</text:p>
          </table:table-cell>
          <table:table-cell/>
          <table:table-cell table:formula="of:=([.D946]-[.A946])/0.0166667" office:value-type="float" office:value="-50.5978988042024" calcext:value-type="float">
            <text:p>-50.5978988042024</text:p>
          </table:table-cell>
          <table:table-cell table:formula="of:=ABS([.E946]-[.B946])/0.0166667" office:value-type="float" office:value="758.038483923033" calcext:value-type="float">
            <text:p>758.038483923033</text:p>
          </table:table-cell>
          <table:table-cell table:formula="of:=([.F946]-[.C946])/0.0166667" office:value-type="float" office:value="11.0639778720441" calcext:value-type="float">
            <text:p>11.0639778720441</text:p>
          </table:table-cell>
          <table:table-cell table:formula="of:=DEGREES(ATAN(ABS([.F946]-[.C946])/ABS([.E946]-[.B946])))" office:value-type="float" office:value="0.836203228933674" calcext:value-type="float">
            <text:p>0.836203228933674</text:p>
          </table:table-cell>
          <table:table-cell table:formula="of:=SQRT(POWER([.H946];2)+POWER([.I946];2)+POWER([.J946];2))" office:value-type="float" office:value="759.805831826845" calcext:value-type="float">
            <text:p>759.805831826845</text:p>
          </table:table-cell>
        </table:table-row>
        <table:table-row table:style-name="ro1">
          <table:table-cell office:value-type="float" office:value="43.1334" calcext:value-type="float">
            <text:p>43.1334</text:p>
          </table:table-cell>
          <table:table-cell office:value-type="float" office:value="318.498" calcext:value-type="float">
            <text:p>318.498</text:p>
          </table:table-cell>
          <table:table-cell office:value-type="float" office:value="43.7729" calcext:value-type="float">
            <text:p>43.7729</text:p>
          </table:table-cell>
          <table:table-cell office:value-type="float" office:value="42.9729" calcext:value-type="float">
            <text:p>42.9729</text:p>
          </table:table-cell>
          <table:table-cell office:value-type="float" office:value="306.349" calcext:value-type="float">
            <text:p>306.349</text:p>
          </table:table-cell>
          <table:table-cell office:value-type="float" office:value="43.1519" calcext:value-type="float">
            <text:p>43.1519</text:p>
          </table:table-cell>
          <table:table-cell/>
          <table:table-cell table:formula="of:=([.D947]-[.A947])/0.0166667" office:value-type="float" office:value="-9.62998074003846" calcext:value-type="float">
            <text:p>-9.62998074003846</text:p>
          </table:table-cell>
          <table:table-cell table:formula="of:=ABS([.E947]-[.B947])/0.0166667" office:value-type="float" office:value="728.938542122916" calcext:value-type="float">
            <text:p>728.938542122916</text:p>
          </table:table-cell>
          <table:table-cell table:formula="of:=([.F947]-[.C947])/0.0166667" office:value-type="float" office:value="-37.2599254801492" calcext:value-type="float">
            <text:p>-37.2599254801492</text:p>
          </table:table-cell>
          <table:table-cell table:formula="of:=DEGREES(ATAN(ABS([.F947]-[.C947])/ABS([.E947]-[.B947])))" office:value-type="float" office:value="2.92614531684447" calcext:value-type="float">
            <text:p>2.92614531684447</text:p>
          </table:table-cell>
          <table:table-cell table:formula="of:=SQRT(POWER([.H947];2)+POWER([.I947];2)+POWER([.J947];2))" office:value-type="float" office:value="729.953722346918" calcext:value-type="float">
            <text:p>729.953722346918</text:p>
          </table:table-cell>
        </table:table-row>
        <table:table-row table:style-name="ro1">
          <table:table-cell office:value-type="float" office:value="38.7753" calcext:value-type="float">
            <text:p>38.7753</text:p>
          </table:table-cell>
          <table:table-cell office:value-type="float" office:value="327.056" calcext:value-type="float">
            <text:p>327.056</text:p>
          </table:table-cell>
          <table:table-cell office:value-type="float" office:value="43.6837" calcext:value-type="float">
            <text:p>43.6837</text:p>
          </table:table-cell>
          <table:table-cell office:value-type="float" office:value="38.9437" calcext:value-type="float">
            <text:p>38.9437</text:p>
          </table:table-cell>
          <table:table-cell office:value-type="float" office:value="311.242" calcext:value-type="float">
            <text:p>311.242</text:p>
          </table:table-cell>
          <table:table-cell office:value-type="float" office:value="43.7969" calcext:value-type="float">
            <text:p>43.7969</text:p>
          </table:table-cell>
          <table:table-cell/>
          <table:table-cell table:formula="of:=([.D948]-[.A948])/0.0166667" office:value-type="float" office:value="10.1039797920403" calcext:value-type="float">
            <text:p>10.1039797920403</text:p>
          </table:table-cell>
          <table:table-cell table:formula="of:=ABS([.E948]-[.B948])/0.0166667" office:value-type="float" office:value="948.838102323793" calcext:value-type="float">
            <text:p>948.838102323793</text:p>
          </table:table-cell>
          <table:table-cell table:formula="of:=([.F948]-[.C948])/0.0166667" office:value-type="float" office:value="6.79198641602711" calcext:value-type="float">
            <text:p>6.79198641602711</text:p>
          </table:table-cell>
          <table:table-cell table:formula="of:=DEGREES(ATAN(ABS([.F948]-[.C948])/ABS([.E948]-[.B948])))" office:value-type="float" office:value="0.410128459931112" calcext:value-type="float">
            <text:p>0.410128459931112</text:p>
          </table:table-cell>
          <table:table-cell table:formula="of:=SQRT(POWER([.H948];2)+POWER([.I948];2)+POWER([.J948];2))" office:value-type="float" office:value="948.916205946832" calcext:value-type="float">
            <text:p>948.916205946832</text:p>
          </table:table-cell>
        </table:table-row>
        <table:table-row table:style-name="ro1">
          <table:table-cell office:value-type="float" office:value="34.4485" calcext:value-type="float">
            <text:p>34.4485</text:p>
          </table:table-cell>
          <table:table-cell office:value-type="float" office:value="325.707" calcext:value-type="float">
            <text:p>325.707</text:p>
          </table:table-cell>
          <table:table-cell office:value-type="float" office:value="44.4655" calcext:value-type="float">
            <text:p>44.4655</text:p>
          </table:table-cell>
          <table:table-cell office:value-type="float" office:value="34.1526" calcext:value-type="float">
            <text:p>34.1526</text:p>
          </table:table-cell>
          <table:table-cell office:value-type="float" office:value="314.429" calcext:value-type="float">
            <text:p>314.429</text:p>
          </table:table-cell>
          <table:table-cell office:value-type="float" office:value="44.4517" calcext:value-type="float">
            <text:p>44.4517</text:p>
          </table:table-cell>
          <table:table-cell/>
          <table:table-cell table:formula="of:=([.D949]-[.A949])/0.0166667" office:value-type="float" office:value="-17.7539644920712" calcext:value-type="float">
            <text:p>-17.7539644920712</text:p>
          </table:table-cell>
          <table:table-cell table:formula="of:=ABS([.E949]-[.B949])/0.0166667" office:value-type="float" office:value="676.678646642708" calcext:value-type="float">
            <text:p>676.678646642708</text:p>
          </table:table-cell>
          <table:table-cell table:formula="of:=([.F949]-[.C949])/0.0166667" office:value-type="float" office:value="-0.827998344003088" calcext:value-type="float">
            <text:p>-0.827998344003088</text:p>
          </table:table-cell>
          <table:table-cell table:formula="of:=DEGREES(ATAN(ABS([.F949]-[.C949])/ABS([.E949]-[.B949])))" office:value-type="float" office:value="0.0701082960334179" calcext:value-type="float">
            <text:p>0.070108296033418</text:p>
          </table:table-cell>
          <table:table-cell table:formula="of:=SQRT(POWER([.H949];2)+POWER([.I949];2)+POWER([.J949];2))" office:value-type="float" office:value="676.912017664519" calcext:value-type="float">
            <text:p>676.912017664519</text:p>
          </table:table-cell>
        </table:table-row>
        <table:table-row table:style-name="ro1">
          <table:table-cell office:value-type="float" office:value="34.6755" calcext:value-type="float">
            <text:p>34.6755</text:p>
          </table:table-cell>
          <table:table-cell office:value-type="float" office:value="326.003" calcext:value-type="float">
            <text:p>326.003</text:p>
          </table:table-cell>
          <table:table-cell office:value-type="float" office:value="43.6029" calcext:value-type="float">
            <text:p>43.6029</text:p>
          </table:table-cell>
          <table:table-cell office:value-type="float" office:value="34.08" calcext:value-type="float">
            <text:p>34.08</text:p>
          </table:table-cell>
          <table:table-cell office:value-type="float" office:value="314.756" calcext:value-type="float">
            <text:p>314.756</text:p>
          </table:table-cell>
          <table:table-cell office:value-type="float" office:value="43.068" calcext:value-type="float">
            <text:p>43.068</text:p>
          </table:table-cell>
          <table:table-cell/>
          <table:table-cell table:formula="of:=([.D950]-[.A950])/0.0166667" office:value-type="float" office:value="-35.729928540143" calcext:value-type="float">
            <text:p>-35.729928540143</text:p>
          </table:table-cell>
          <table:table-cell table:formula="of:=ABS([.E950]-[.B950])/0.0166667" office:value-type="float" office:value="674.8186503627" calcext:value-type="float">
            <text:p>674.8186503627</text:p>
          </table:table-cell>
          <table:table-cell table:formula="of:=([.F950]-[.C950])/0.0166667" office:value-type="float" office:value="-32.0939358121284" calcext:value-type="float">
            <text:p>-32.0939358121284</text:p>
          </table:table-cell>
          <table:table-cell table:formula="of:=DEGREES(ATAN(ABS([.F950]-[.C950])/ABS([.E950]-[.B950])))" office:value-type="float" office:value="2.72289825309023" calcext:value-type="float">
            <text:p>2.72289825309023</text:p>
          </table:table-cell>
          <table:table-cell table:formula="of:=SQRT(POWER([.H950];2)+POWER([.I950];2)+POWER([.J950];2))" office:value-type="float" office:value="676.52557925531" calcext:value-type="float">
            <text:p>676.52557925531</text:p>
          </table:table-cell>
        </table:table-row>
        <table:table-row table:style-name="ro1">
          <table:table-cell office:value-type="float" office:value="35.4872" calcext:value-type="float">
            <text:p>35.4872</text:p>
          </table:table-cell>
          <table:table-cell office:value-type="float" office:value="330.901" calcext:value-type="float">
            <text:p>330.901</text:p>
          </table:table-cell>
          <table:table-cell office:value-type="float" office:value="44.5511" calcext:value-type="float">
            <text:p>44.5511</text:p>
          </table:table-cell>
          <table:table-cell office:value-type="float" office:value="35.5646" calcext:value-type="float">
            <text:p>35.5646</text:p>
          </table:table-cell>
          <table:table-cell office:value-type="float" office:value="317.833" calcext:value-type="float">
            <text:p>317.833</text:p>
          </table:table-cell>
          <table:table-cell office:value-type="float" office:value="45.0224" calcext:value-type="float">
            <text:p>45.0224</text:p>
          </table:table-cell>
          <table:table-cell/>
          <table:table-cell table:formula="of:=([.D951]-[.A951])/0.0166667" office:value-type="float" office:value="4.64399071201841" calcext:value-type="float">
            <text:p>4.64399071201841</text:p>
          </table:table-cell>
          <table:table-cell table:formula="of:=ABS([.E951]-[.B951])/0.0166667" office:value-type="float" office:value="784.078431843135" calcext:value-type="float">
            <text:p>784.078431843135</text:p>
          </table:table-cell>
          <table:table-cell table:formula="of:=([.F951]-[.C951])/0.0166667" office:value-type="float" office:value="28.2779434441131" calcext:value-type="float">
            <text:p>28.2779434441131</text:p>
          </table:table-cell>
          <table:table-cell table:formula="of:=DEGREES(ATAN(ABS([.F951]-[.C951])/ABS([.E951]-[.B951])))" office:value-type="float" office:value="2.06548838452508" calcext:value-type="float">
            <text:p>2.06548838452508</text:p>
          </table:table-cell>
          <table:table-cell table:formula="of:=SQRT(POWER([.H951];2)+POWER([.I951];2)+POWER([.J951];2))" office:value-type="float" office:value="784.601934752109" calcext:value-type="float">
            <text:p>784.601934752109</text:p>
          </table:table-cell>
        </table:table-row>
        <table:table-row table:style-name="ro1">
          <table:table-cell office:value-type="float" office:value="49.1855" calcext:value-type="float">
            <text:p>49.1855</text:p>
          </table:table-cell>
          <table:table-cell office:value-type="float" office:value="324.358" calcext:value-type="float">
            <text:p>324.358</text:p>
          </table:table-cell>
          <table:table-cell office:value-type="float" office:value="44.2304" calcext:value-type="float">
            <text:p>44.2304</text:p>
          </table:table-cell>
          <table:table-cell office:value-type="float" office:value="49.132" calcext:value-type="float">
            <text:p>49.132</text:p>
          </table:table-cell>
          <table:table-cell office:value-type="float" office:value="307.213" calcext:value-type="float">
            <text:p>307.213</text:p>
          </table:table-cell>
          <table:table-cell office:value-type="float" office:value="45.3325" calcext:value-type="float">
            <text:p>45.3325</text:p>
          </table:table-cell>
          <table:table-cell/>
          <table:table-cell table:formula="of:=([.D952]-[.A952])/0.0166667" office:value-type="float" office:value="-3.20999358001282" calcext:value-type="float">
            <text:p>-3.20999358001282</text:p>
          </table:table-cell>
          <table:table-cell table:formula="of:=ABS([.E952]-[.B952])/0.0166667" office:value-type="float" office:value="1028.69794260411" calcext:value-type="float">
            <text:p>1028.69794260411</text:p>
          </table:table-cell>
          <table:table-cell table:formula="of:=([.F952]-[.C952])/0.0166667" office:value-type="float" office:value="66.1258677482645" calcext:value-type="float">
            <text:p>66.1258677482645</text:p>
          </table:table-cell>
          <table:table-cell table:formula="of:=DEGREES(ATAN(ABS([.F952]-[.C952])/ABS([.E952]-[.B952])))" office:value-type="float" office:value="3.67797722973863" calcext:value-type="float">
            <text:p>3.67797722973863</text:p>
          </table:table-cell>
          <table:table-cell table:formula="of:=SQRT(POWER([.H952];2)+POWER([.I952];2)+POWER([.J952];2))" office:value-type="float" office:value="1030.82607241095" calcext:value-type="float">
            <text:p>1030.82607241095</text:p>
          </table:table-cell>
        </table:table-row>
        <table:table-row table:style-name="ro1">
          <table:table-cell office:value-type="float" office:value="66.2816" calcext:value-type="float">
            <text:p>66.2816</text:p>
          </table:table-cell>
          <table:table-cell office:value-type="float" office:value="326.946" calcext:value-type="float">
            <text:p>326.946</text:p>
          </table:table-cell>
          <table:table-cell office:value-type="float" office:value="43.4247" calcext:value-type="float">
            <text:p>43.4247</text:p>
          </table:table-cell>
          <table:table-cell office:value-type="float" office:value="66.6859" calcext:value-type="float">
            <text:p>66.6859</text:p>
          </table:table-cell>
          <table:table-cell office:value-type="float" office:value="313.254" calcext:value-type="float">
            <text:p>313.254</text:p>
          </table:table-cell>
          <table:table-cell office:value-type="float" office:value="43.7595" calcext:value-type="float">
            <text:p>43.7595</text:p>
          </table:table-cell>
          <table:table-cell/>
          <table:table-cell table:formula="of:=([.D953]-[.A953])/0.0166667" office:value-type="float" office:value="24.2579514840974" calcext:value-type="float">
            <text:p>24.2579514840974</text:p>
          </table:table-cell>
          <table:table-cell table:formula="of:=ABS([.E953]-[.B953])/0.0166667" office:value-type="float" office:value="821.518356963287" calcext:value-type="float">
            <text:p>821.518356963287</text:p>
          </table:table-cell>
          <table:table-cell table:formula="of:=([.F953]-[.C953])/0.0166667" office:value-type="float" office:value="20.0879598240804" calcext:value-type="float">
            <text:p>20.0879598240804</text:p>
          </table:table-cell>
          <table:table-cell table:formula="of:=DEGREES(ATAN(ABS([.F953]-[.C953])/ABS([.E953]-[.B953])))" office:value-type="float" office:value="1.40073073174095" calcext:value-type="float">
            <text:p>1.40073073174095</text:p>
          </table:table-cell>
          <table:table-cell table:formula="of:=SQRT(POWER([.H953];2)+POWER([.I953];2)+POWER([.J953];2))" office:value-type="float" office:value="822.121879752483" calcext:value-type="float">
            <text:p>822.121879752483</text:p>
          </table:table-cell>
        </table:table-row>
        <table:table-row table:style-name="ro1">
          <table:table-cell office:value-type="float" office:value="74.843" calcext:value-type="float">
            <text:p>74.843</text:p>
          </table:table-cell>
          <table:table-cell office:value-type="float" office:value="319.808" calcext:value-type="float">
            <text:p>319.808</text:p>
          </table:table-cell>
          <table:table-cell office:value-type="float" office:value="43.8149" calcext:value-type="float">
            <text:p>43.8149</text:p>
          </table:table-cell>
          <table:table-cell office:value-type="float" office:value="73.6861" calcext:value-type="float">
            <text:p>73.6861</text:p>
          </table:table-cell>
          <table:table-cell office:value-type="float" office:value="306.549" calcext:value-type="float">
            <text:p>306.549</text:p>
          </table:table-cell>
          <table:table-cell office:value-type="float" office:value="43.8748" calcext:value-type="float">
            <text:p>43.8748</text:p>
          </table:table-cell>
          <table:table-cell/>
          <table:table-cell table:formula="of:=([.D954]-[.A954])/0.0166667" office:value-type="float" office:value="-69.4138611722781" calcext:value-type="float">
            <text:p>-69.4138611722781</text:p>
          </table:table-cell>
          <table:table-cell table:formula="of:=ABS([.E954]-[.B954])/0.0166667" office:value-type="float" office:value="795.538408923183" calcext:value-type="float">
            <text:p>795.538408923183</text:p>
          </table:table-cell>
          <table:table-cell table:formula="of:=([.F954]-[.C954])/0.0166667" office:value-type="float" office:value="3.59399281201431" calcext:value-type="float">
            <text:p>3.59399281201431</text:p>
          </table:table-cell>
          <table:table-cell table:formula="of:=DEGREES(ATAN(ABS([.F954]-[.C954])/ABS([.E954]-[.B954])))" office:value-type="float" office:value="0.258842585756738" calcext:value-type="float">
            <text:p>0.258842585756738</text:p>
          </table:table-cell>
          <table:table-cell table:formula="of:=SQRT(POWER([.H954];2)+POWER([.I954];2)+POWER([.J954];2))" office:value-type="float" office:value="798.569070888177" calcext:value-type="float">
            <text:p>798.569070888177</text:p>
          </table:table-cell>
        </table:table-row>
        <table:table-row table:style-name="ro1">
          <table:table-cell office:value-type="float" office:value="71.0234" calcext:value-type="float">
            <text:p>71.0234</text:p>
          </table:table-cell>
          <table:table-cell office:value-type="float" office:value="313.239" calcext:value-type="float">
            <text:p>313.239</text:p>
          </table:table-cell>
          <table:table-cell office:value-type="float" office:value="45.3187" calcext:value-type="float">
            <text:p>45.3187</text:p>
          </table:table-cell>
          <table:table-cell office:value-type="float" office:value="70.2478" calcext:value-type="float">
            <text:p>70.2478</text:p>
          </table:table-cell>
          <table:table-cell office:value-type="float" office:value="300.069" calcext:value-type="float">
            <text:p>300.069</text:p>
          </table:table-cell>
          <table:table-cell office:value-type="float" office:value="46.1526" calcext:value-type="float">
            <text:p>46.1526</text:p>
          </table:table-cell>
          <table:table-cell/>
          <table:table-cell table:formula="of:=([.D955]-[.A955])/0.0166667" office:value-type="float" office:value="-46.535906928186" calcext:value-type="float">
            <text:p>-46.535906928186</text:p>
          </table:table-cell>
          <table:table-cell table:formula="of:=ABS([.E955]-[.B955])/0.0166667" office:value-type="float" office:value="790.198419603158" calcext:value-type="float">
            <text:p>790.198419603158</text:p>
          </table:table-cell>
          <table:table-cell table:formula="of:=([.F955]-[.C955])/0.0166667" office:value-type="float" office:value="50.0338999322001" calcext:value-type="float">
            <text:p>50.0338999322001</text:p>
          </table:table-cell>
          <table:table-cell table:formula="of:=DEGREES(ATAN(ABS([.F955]-[.C955])/ABS([.E955]-[.B955])))" office:value-type="float" office:value="3.62302597558448" calcext:value-type="float">
            <text:p>3.62302597558448</text:p>
          </table:table-cell>
          <table:table-cell table:formula="of:=SQRT(POWER([.H955];2)+POWER([.I955];2)+POWER([.J955];2))" office:value-type="float" office:value="793.147227265773" calcext:value-type="float">
            <text:p>793.147227265773</text:p>
          </table:table-cell>
        </table:table-row>
        <table:table-row table:style-name="ro1">
          <table:table-cell office:value-type="float" office:value="78.3042" calcext:value-type="float">
            <text:p>78.3042</text:p>
          </table:table-cell>
          <table:table-cell office:value-type="float" office:value="312.591" calcext:value-type="float">
            <text:p>312.591</text:p>
          </table:table-cell>
          <table:table-cell office:value-type="float" office:value="43.7475" calcext:value-type="float">
            <text:p>43.7475</text:p>
          </table:table-cell>
          <table:table-cell office:value-type="float" office:value="77.5677" calcext:value-type="float">
            <text:p>77.5677</text:p>
          </table:table-cell>
          <table:table-cell office:value-type="float" office:value="296.85" calcext:value-type="float">
            <text:p>296.85</text:p>
          </table:table-cell>
          <table:table-cell office:value-type="float" office:value="44.4845" calcext:value-type="float">
            <text:p>44.4845</text:p>
          </table:table-cell>
          <table:table-cell/>
          <table:table-cell table:formula="of:=([.D956]-[.A956])/0.0166667" office:value-type="float" office:value="-44.1899116201763" calcext:value-type="float">
            <text:p>-44.1899116201763</text:p>
          </table:table-cell>
          <table:table-cell table:formula="of:=ABS([.E956]-[.B956])/0.0166667" office:value-type="float" office:value="944.458111083777" calcext:value-type="float">
            <text:p>944.458111083777</text:p>
          </table:table-cell>
          <table:table-cell table:formula="of:=([.F956]-[.C956])/0.0166667" office:value-type="float" office:value="44.2199115601766" calcext:value-type="float">
            <text:p>44.2199115601766</text:p>
          </table:table-cell>
          <table:table-cell table:formula="of:=DEGREES(ATAN(ABS([.F956]-[.C956])/ABS([.E956]-[.B956])))" office:value-type="float" office:value="2.68065396431418" calcext:value-type="float">
            <text:p>2.68065396431418</text:p>
          </table:table-cell>
          <table:table-cell table:formula="of:=SQRT(POWER([.H956];2)+POWER([.I956];2)+POWER([.J956];2))" office:value-type="float" office:value="946.524839853305" calcext:value-type="float">
            <text:p>946.524839853305</text:p>
          </table:table-cell>
        </table:table-row>
        <table:table-row table:style-name="ro1">
          <table:table-cell office:value-type="float" office:value="98.1389" calcext:value-type="float">
            <text:p>98.1389</text:p>
          </table:table-cell>
          <table:table-cell office:value-type="float" office:value="315.111" calcext:value-type="float">
            <text:p>315.111</text:p>
          </table:table-cell>
          <table:table-cell office:value-type="float" office:value="43.7449" calcext:value-type="float">
            <text:p>43.7449</text:p>
          </table:table-cell>
          <table:table-cell office:value-type="float" office:value="98.5303" calcext:value-type="float">
            <text:p>98.5303</text:p>
          </table:table-cell>
          <table:table-cell office:value-type="float" office:value="302.359" calcext:value-type="float">
            <text:p>302.359</text:p>
          </table:table-cell>
          <table:table-cell office:value-type="float" office:value="44.0086" calcext:value-type="float">
            <text:p>44.0086</text:p>
          </table:table-cell>
          <table:table-cell/>
          <table:table-cell table:formula="of:=([.D957]-[.A957])/0.0166667" office:value-type="float" office:value="23.4839530320933" calcext:value-type="float">
            <text:p>23.4839530320933</text:p>
          </table:table-cell>
          <table:table-cell table:formula="of:=ABS([.E957]-[.B957])/0.0166667" office:value-type="float" office:value="765.118469763061" calcext:value-type="float">
            <text:p>765.118469763061</text:p>
          </table:table-cell>
          <table:table-cell table:formula="of:=([.F957]-[.C957])/0.0166667" office:value-type="float" office:value="15.8219683560633" calcext:value-type="float">
            <text:p>15.8219683560633</text:p>
          </table:table-cell>
          <table:table-cell table:formula="of:=DEGREES(ATAN(ABS([.F957]-[.C957])/ABS([.E957]-[.B957])))" office:value-type="float" office:value="1.18465683499359" calcext:value-type="float">
            <text:p>1.18465683499359</text:p>
          </table:table-cell>
          <table:table-cell table:formula="of:=SQRT(POWER([.H957];2)+POWER([.I957];2)+POWER([.J957];2))" office:value-type="float" office:value="765.642281685933" calcext:value-type="float">
            <text:p>765.642281685933</text:p>
          </table:table-cell>
        </table:table-row>
        <table:table-row table:style-name="ro1">
          <table:table-cell office:value-type="float" office:value="98.3435" calcext:value-type="float">
            <text:p>98.3435</text:p>
          </table:table-cell>
          <table:table-cell office:value-type="float" office:value="313.749" calcext:value-type="float">
            <text:p>313.749</text:p>
          </table:table-cell>
          <table:table-cell office:value-type="float" office:value="43.4052" calcext:value-type="float">
            <text:p>43.4052</text:p>
          </table:table-cell>
          <table:table-cell office:value-type="float" office:value="97.6079" calcext:value-type="float">
            <text:p>97.6079</text:p>
          </table:table-cell>
          <table:table-cell office:value-type="float" office:value="299.787" calcext:value-type="float">
            <text:p>299.787</text:p>
          </table:table-cell>
          <table:table-cell office:value-type="float" office:value="43.6146" calcext:value-type="float">
            <text:p>43.6146</text:p>
          </table:table-cell>
          <table:table-cell/>
          <table:table-cell table:formula="of:=([.D958]-[.A958])/0.0166667" office:value-type="float" office:value="-44.1359117281769" calcext:value-type="float">
            <text:p>-44.1359117281769</text:p>
          </table:table-cell>
          <table:table-cell table:formula="of:=ABS([.E958]-[.B958])/0.0166667" office:value-type="float" office:value="837.718324563354" calcext:value-type="float">
            <text:p>837.718324563354</text:p>
          </table:table-cell>
          <table:table-cell table:formula="of:=([.F958]-[.C958])/0.0166667" office:value-type="float" office:value="12.5639748720504" calcext:value-type="float">
            <text:p>12.5639748720504</text:p>
          </table:table-cell>
          <table:table-cell table:formula="of:=DEGREES(ATAN(ABS([.F958]-[.C958])/ABS([.E958]-[.B958])))" office:value-type="float" office:value="0.859249160506079" calcext:value-type="float">
            <text:p>0.859249160506079</text:p>
          </table:table-cell>
          <table:table-cell table:formula="of:=SQRT(POWER([.H958];2)+POWER([.I958];2)+POWER([.J958];2))" office:value-type="float" office:value="838.974268662571" calcext:value-type="float">
            <text:p>838.974268662571</text:p>
          </table:table-cell>
        </table:table-row>
        <table:table-row table:style-name="ro1">
          <table:table-cell office:value-type="float" office:value="99.4383" calcext:value-type="float">
            <text:p>99.4383</text:p>
          </table:table-cell>
          <table:table-cell office:value-type="float" office:value="323.987" calcext:value-type="float">
            <text:p>323.987</text:p>
          </table:table-cell>
          <table:table-cell office:value-type="float" office:value="43.0034" calcext:value-type="float">
            <text:p>43.0034</text:p>
          </table:table-cell>
          <table:table-cell office:value-type="float" office:value="98.7418" calcext:value-type="float">
            <text:p>98.7418</text:p>
          </table:table-cell>
          <table:table-cell office:value-type="float" office:value="310.973" calcext:value-type="float">
            <text:p>310.973</text:p>
          </table:table-cell>
          <table:table-cell office:value-type="float" office:value="43.0069" calcext:value-type="float">
            <text:p>43.0069</text:p>
          </table:table-cell>
          <table:table-cell/>
          <table:table-cell table:formula="of:=([.D959]-[.A959])/0.0166667" office:value-type="float" office:value="-41.7899164201672" calcext:value-type="float">
            <text:p>-41.7899164201672</text:p>
          </table:table-cell>
          <table:table-cell table:formula="of:=ABS([.E959]-[.B959])/0.0166667" office:value-type="float" office:value="780.838438323124" calcext:value-type="float">
            <text:p>780.838438323124</text:p>
          </table:table-cell>
          <table:table-cell table:formula="of:=([.F959]-[.C959])/0.0166667" office:value-type="float" office:value="0.20999958000099" calcext:value-type="float">
            <text:p>0.20999958000099</text:p>
          </table:table-cell>
          <table:table-cell table:formula="of:=DEGREES(ATAN(ABS([.F959]-[.C959])/ABS([.E959]-[.B959])))" office:value-type="float" office:value="0.0154091919057224" calcext:value-type="float">
            <text:p>0.015409191905722</text:p>
          </table:table-cell>
          <table:table-cell table:formula="of:=SQRT(POWER([.H959];2)+POWER([.I959];2)+POWER([.J959];2))" office:value-type="float" office:value="781.955950151365" calcext:value-type="float">
            <text:p>781.955950151365</text:p>
          </table:table-cell>
        </table:table-row>
        <table:table-row table:style-name="ro1">
          <table:table-cell office:value-type="float" office:value="98.4825" calcext:value-type="float">
            <text:p>98.4825</text:p>
          </table:table-cell>
          <table:table-cell office:value-type="float" office:value="316.511" calcext:value-type="float">
            <text:p>316.511</text:p>
          </table:table-cell>
          <table:table-cell office:value-type="float" office:value="43.8091" calcext:value-type="float">
            <text:p>43.8091</text:p>
          </table:table-cell>
          <table:table-cell office:value-type="float" office:value="98.252" calcext:value-type="float">
            <text:p>98.252</text:p>
          </table:table-cell>
          <table:table-cell office:value-type="float" office:value="302.248" calcext:value-type="float">
            <text:p>302.248</text:p>
          </table:table-cell>
          <table:table-cell office:value-type="float" office:value="44.5492" calcext:value-type="float">
            <text:p>44.5492</text:p>
          </table:table-cell>
          <table:table-cell/>
          <table:table-cell table:formula="of:=([.D960]-[.A960])/0.0166667" office:value-type="float" office:value="-13.8299723400557" calcext:value-type="float">
            <text:p>-13.8299723400557</text:p>
          </table:table-cell>
          <table:table-cell table:formula="of:=ABS([.E960]-[.B960])/0.0166667" office:value-type="float" office:value="855.778288443425" calcext:value-type="float">
            <text:p>855.778288443425</text:p>
          </table:table-cell>
          <table:table-cell table:formula="of:=([.F960]-[.C960])/0.0166667" office:value-type="float" office:value="44.4059111881775" calcext:value-type="float">
            <text:p>44.4059111881775</text:p>
          </table:table-cell>
          <table:table-cell table:formula="of:=DEGREES(ATAN(ABS([.F960]-[.C960])/ABS([.E960]-[.B960])))" office:value-type="float" office:value="2.97038556805979" calcext:value-type="float">
            <text:p>2.97038556805979</text:p>
          </table:table-cell>
          <table:table-cell table:formula="of:=SQRT(POWER([.H960];2)+POWER([.I960];2)+POWER([.J960];2))" office:value-type="float" office:value="857.041207909245" calcext:value-type="float">
            <text:p>857.041207909245</text:p>
          </table:table-cell>
        </table:table-row>
        <table:table-row table:style-name="ro1">
          <table:table-cell office:value-type="float" office:value="99.0572" calcext:value-type="float">
            <text:p>99.0572</text:p>
          </table:table-cell>
          <table:table-cell office:value-type="float" office:value="327.121" calcext:value-type="float">
            <text:p>327.121</text:p>
          </table:table-cell>
          <table:table-cell office:value-type="float" office:value="42.5598" calcext:value-type="float">
            <text:p>42.5598</text:p>
          </table:table-cell>
          <table:table-cell office:value-type="float" office:value="98.6277" calcext:value-type="float">
            <text:p>98.6277</text:p>
          </table:table-cell>
          <table:table-cell office:value-type="float" office:value="313.856" calcext:value-type="float">
            <text:p>313.856</text:p>
          </table:table-cell>
          <table:table-cell office:value-type="float" office:value="42.8531" calcext:value-type="float">
            <text:p>42.8531</text:p>
          </table:table-cell>
          <table:table-cell/>
          <table:table-cell table:formula="of:=([.D961]-[.A961])/0.0166667" office:value-type="float" office:value="-25.7699484601025" calcext:value-type="float">
            <text:p>-25.7699484601025</text:p>
          </table:table-cell>
          <table:table-cell table:formula="of:=ABS([.E961]-[.B961])/0.0166667" office:value-type="float" office:value="795.898408203183" calcext:value-type="float">
            <text:p>795.898408203183</text:p>
          </table:table-cell>
          <table:table-cell table:formula="of:=([.F961]-[.C961])/0.0166667" office:value-type="float" office:value="17.5979648040701" calcext:value-type="float">
            <text:p>17.5979648040701</text:p>
          </table:table-cell>
          <table:table-cell table:formula="of:=DEGREES(ATAN(ABS([.F961]-[.C961])/ABS([.E961]-[.B961])))" office:value-type="float" office:value="1.26665015975791" calcext:value-type="float">
            <text:p>1.26665015975791</text:p>
          </table:table-cell>
          <table:table-cell table:formula="of:=SQRT(POWER([.H961];2)+POWER([.I961];2)+POWER([.J961];2))" office:value-type="float" office:value="796.509921337608" calcext:value-type="float">
            <text:p>796.509921337608</text:p>
          </table:table-cell>
        </table:table-row>
        <table:table-row table:style-name="ro1">
          <table:table-cell office:value-type="float" office:value="97.7899" calcext:value-type="float">
            <text:p>97.7899</text:p>
          </table:table-cell>
          <table:table-cell office:value-type="float" office:value="324.132" calcext:value-type="float">
            <text:p>324.132</text:p>
          </table:table-cell>
          <table:table-cell office:value-type="float" office:value="42.9965" calcext:value-type="float">
            <text:p>42.9965</text:p>
          </table:table-cell>
          <table:table-cell office:value-type="float" office:value="97.9962" calcext:value-type="float">
            <text:p>97.996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42.555" calcext:value-type="float">
            <text:p>42.555</text:p>
          </table:table-cell>
          <table:table-cell/>
          <table:table-cell table:formula="of:=([.D962]-[.A962])/0.0166667" office:value-type="float" office:value="12.3779752440494" calcext:value-type="float">
            <text:p>12.3779752440494</text:p>
          </table:table-cell>
          <table:table-cell table:formula="of:=ABS([.E962]-[.B962])/0.0166667" office:value-type="float" office:value="1034.09793180414" calcext:value-type="float">
            <text:p>1034.09793180414</text:p>
          </table:table-cell>
          <table:table-cell table:formula="of:=([.F962]-[.C962])/0.0166667" office:value-type="float" office:value="-26.4899470201058" calcext:value-type="float">
            <text:p>-26.4899470201058</text:p>
          </table:table-cell>
          <table:table-cell table:formula="of:=DEGREES(ATAN(ABS([.F962]-[.C962])/ABS([.E962]-[.B962])))" office:value-type="float" office:value="1.46739516691969" calcext:value-type="float">
            <text:p>1.46739516691969</text:p>
          </table:table-cell>
          <table:table-cell table:formula="of:=SQRT(POWER([.H962];2)+POWER([.I962];2)+POWER([.J962];2))" office:value-type="float" office:value="1034.51121991299" calcext:value-type="float">
            <text:p>1034.51121991299</text:p>
          </table:table-cell>
        </table:table-row>
        <table:table-row table:style-name="ro1">
          <table:table-cell office:value-type="float" office:value="97.5799" calcext:value-type="float">
            <text:p>97.5799</text:p>
          </table:table-cell>
          <table:table-cell office:value-type="float" office:value="319.835" calcext:value-type="float">
            <text:p>319.835</text:p>
          </table:table-cell>
          <table:table-cell office:value-type="float" office:value="42.5306" calcext:value-type="float">
            <text:p>42.5306</text:p>
          </table:table-cell>
          <table:table-cell office:value-type="float" office:value="97.4721" calcext:value-type="float">
            <text:p>97.4721</text:p>
          </table:table-cell>
          <table:table-cell office:value-type="float" office:value="307.018" calcext:value-type="float">
            <text:p>307.018</text:p>
          </table:table-cell>
          <table:table-cell office:value-type="float" office:value="42.2773" calcext:value-type="float">
            <text:p>42.2773</text:p>
          </table:table-cell>
          <table:table-cell/>
          <table:table-cell table:formula="of:=([.D963]-[.A963])/0.0166667" office:value-type="float" office:value="-6.46798706402572" calcext:value-type="float">
            <text:p>-6.46798706402572</text:p>
          </table:table-cell>
          <table:table-cell table:formula="of:=ABS([.E963]-[.B963])/0.0166667" office:value-type="float" office:value="769.018461963077" calcext:value-type="float">
            <text:p>769.018461963077</text:p>
          </table:table-cell>
          <table:table-cell table:formula="of:=([.F963]-[.C963])/0.0166667" office:value-type="float" office:value="-15.197969604061" calcext:value-type="float">
            <text:p>-15.197969604061</text:p>
          </table:table-cell>
          <table:table-cell table:formula="of:=DEGREES(ATAN(ABS([.F963]-[.C963])/ABS([.E963]-[.B963])))" office:value-type="float" office:value="1.13217850890586" calcext:value-type="float">
            <text:p>1.13217850890586</text:p>
          </table:table-cell>
          <table:table-cell table:formula="of:=SQRT(POWER([.H963];2)+POWER([.I963];2)+POWER([.J963];2))" office:value-type="float" office:value="769.195819006319" calcext:value-type="float">
            <text:p>769.195819006319</text:p>
          </table:table-cell>
        </table:table-row>
        <table:table-row table:style-name="ro1">
          <table:table-cell office:value-type="float" office:value="97.8432" calcext:value-type="float">
            <text:p>97.8432</text:p>
          </table:table-cell>
          <table:table-cell office:value-type="float" office:value="309.425" calcext:value-type="float">
            <text:p>309.425</text:p>
          </table:table-cell>
          <table:table-cell office:value-type="float" office:value="43.7706" calcext:value-type="float">
            <text:p>43.7706</text:p>
          </table:table-cell>
          <table:table-cell office:value-type="float" office:value="97.9841" calcext:value-type="float">
            <text:p>97.9841</text:p>
          </table:table-cell>
          <table:table-cell office:value-type="float" office:value="297.026" calcext:value-type="float">
            <text:p>297.026</text:p>
          </table:table-cell>
          <table:table-cell office:value-type="float" office:value="43.7633" calcext:value-type="float">
            <text:p>43.7633</text:p>
          </table:table-cell>
          <table:table-cell/>
          <table:table-cell table:formula="of:=([.D964]-[.A964])/0.0166667" office:value-type="float" office:value="8.45398309203394" calcext:value-type="float">
            <text:p>8.45398309203394</text:p>
          </table:table-cell>
          <table:table-cell table:formula="of:=ABS([.E964]-[.B964])/0.0166667" office:value-type="float" office:value="743.938512122976" calcext:value-type="float">
            <text:p>743.938512122976</text:p>
          </table:table-cell>
          <table:table-cell table:formula="of:=([.F964]-[.C964])/0.0166667" office:value-type="float" office:value="-0.437999124001797" calcext:value-type="float">
            <text:p>-0.437999124001797</text:p>
          </table:table-cell>
          <table:table-cell table:formula="of:=DEGREES(ATAN(ABS([.F964]-[.C964])/ABS([.E964]-[.B964])))" office:value-type="float" office:value="0.0337332964043711" calcext:value-type="float">
            <text:p>0.033733296404371</text:p>
          </table:table-cell>
          <table:table-cell table:formula="of:=SQRT(POWER([.H964];2)+POWER([.I964];2)+POWER([.J964];2))" office:value-type="float" office:value="743.986674271186" calcext:value-type="float">
            <text:p>743.986674271186</text:p>
          </table:table-cell>
        </table:table-row>
        <table:table-row table:style-name="ro1">
          <table:table-cell office:value-type="float" office:value="98.1179" calcext:value-type="float">
            <text:p>98.1179</text:p>
          </table:table-cell>
          <table:table-cell office:value-type="float" office:value="319.723" calcext:value-type="float">
            <text:p>319.723</text:p>
          </table:table-cell>
          <table:table-cell office:value-type="float" office:value="42.8126" calcext:value-type="float">
            <text:p>42.8126</text:p>
          </table:table-cell>
          <table:table-cell office:value-type="float" office:value="97.9187" calcext:value-type="float">
            <text:p>97.9187</text:p>
          </table:table-cell>
          <table:table-cell office:value-type="float" office:value="305.477" calcext:value-type="float">
            <text:p>305.477</text:p>
          </table:table-cell>
          <table:table-cell office:value-type="float" office:value="42.7666" calcext:value-type="float">
            <text:p>42.7666</text:p>
          </table:table-cell>
          <table:table-cell/>
          <table:table-cell table:formula="of:=([.D965]-[.A965])/0.0166667" office:value-type="float" office:value="-11.9519760960481" calcext:value-type="float">
            <text:p>-11.9519760960481</text:p>
          </table:table-cell>
          <table:table-cell table:formula="of:=ABS([.E965]-[.B965])/0.0166667" office:value-type="float" office:value="854.758290483421" calcext:value-type="float">
            <text:p>854.758290483421</text:p>
          </table:table-cell>
          <table:table-cell table:formula="of:=([.F965]-[.C965])/0.0166667" office:value-type="float" office:value="-2.75999448001143" calcext:value-type="float">
            <text:p>-2.75999448001143</text:p>
          </table:table-cell>
          <table:table-cell table:formula="of:=DEGREES(ATAN(ABS([.F965]-[.C965])/ABS([.E965]-[.B965])))" office:value-type="float" office:value="0.185006085764155" calcext:value-type="float">
            <text:p>0.185006085764155</text:p>
          </table:table-cell>
          <table:table-cell table:formula="of:=SQRT(POWER([.H965];2)+POWER([.I965];2)+POWER([.J965];2))" office:value-type="float" office:value="854.84630340914" calcext:value-type="float">
            <text:p>854.84630340914</text:p>
          </table:table-cell>
        </table:table-row>
        <table:table-row table:style-name="ro1">
          <table:table-cell office:value-type="float" office:value="99.3706" calcext:value-type="float">
            <text:p>99.3706</text:p>
          </table:table-cell>
          <table:table-cell office:value-type="float" office:value="317.871" calcext:value-type="float">
            <text:p>317.871</text:p>
          </table:table-cell>
          <table:table-cell office:value-type="float" office:value="43.8759" calcext:value-type="float">
            <text:p>43.8759</text:p>
          </table:table-cell>
          <table:table-cell office:value-type="float" office:value="97.9887" calcext:value-type="float">
            <text:p>97.9887</text:p>
          </table:table-cell>
          <table:table-cell office:value-type="float" office:value="302.265" calcext:value-type="float">
            <text:p>302.265</text:p>
          </table:table-cell>
          <table:table-cell office:value-type="float" office:value="44.5489" calcext:value-type="float">
            <text:p>44.5489</text:p>
          </table:table-cell>
          <table:table-cell/>
          <table:table-cell table:formula="of:=([.D966]-[.A966])/0.0166667" office:value-type="float" office:value="-82.9138341723318" calcext:value-type="float">
            <text:p>-82.9138341723318</text:p>
          </table:table-cell>
          <table:table-cell table:formula="of:=ABS([.E966]-[.B966])/0.0166667" office:value-type="float" office:value="936.358127283745" calcext:value-type="float">
            <text:p>936.358127283745</text:p>
          </table:table-cell>
          <table:table-cell table:formula="of:=([.F966]-[.C966])/0.0166667" office:value-type="float" office:value="40.3799192401616" calcext:value-type="float">
            <text:p>40.3799192401616</text:p>
          </table:table-cell>
          <table:table-cell table:formula="of:=DEGREES(ATAN(ABS([.F966]-[.C966])/ABS([.E966]-[.B966])))" office:value-type="float" office:value="2.4693183805206" calcext:value-type="float">
            <text:p>2.4693183805206</text:p>
          </table:table-cell>
          <table:table-cell table:formula="of:=SQRT(POWER([.H966];2)+POWER([.I966];2)+POWER([.J966];2))" office:value-type="float" office:value="940.888826751238" calcext:value-type="float">
            <text:p>940.888826751238</text:p>
          </table:table-cell>
        </table:table-row>
        <table:table-row table:style-name="ro1">
          <table:table-cell office:value-type="float" office:value="98.9855" calcext:value-type="float">
            <text:p>98.9855</text:p>
          </table:table-cell>
          <table:table-cell office:value-type="float" office:value="310.733" calcext:value-type="float">
            <text:p>310.733</text:p>
          </table:table-cell>
          <table:table-cell office:value-type="float" office:value="43.8364" calcext:value-type="float">
            <text:p>43.8364</text:p>
          </table:table-cell>
          <table:table-cell office:value-type="float" office:value="97.9767" calcext:value-type="float">
            <text:p>97.9767</text:p>
          </table:table-cell>
          <table:table-cell office:value-type="float" office:value="296.961" calcext:value-type="float">
            <text:p>296.961</text:p>
          </table:table-cell>
          <table:table-cell office:value-type="float" office:value="44.0314" calcext:value-type="float">
            <text:p>44.0314</text:p>
          </table:table-cell>
          <table:table-cell/>
          <table:table-cell table:formula="of:=([.D967]-[.A967])/0.0166667" office:value-type="float" office:value="-60.5278789442426" calcext:value-type="float">
            <text:p>-60.5278789442426</text:p>
          </table:table-cell>
          <table:table-cell table:formula="of:=ABS([.E967]-[.B967])/0.0166667" office:value-type="float" office:value="826.318347363305" calcext:value-type="float">
            <text:p>826.318347363305</text:p>
          </table:table-cell>
          <table:table-cell table:formula="of:=([.F967]-[.C967])/0.0166667" office:value-type="float" office:value="11.6999766000468" calcext:value-type="float">
            <text:p>11.6999766000468</text:p>
          </table:table-cell>
          <table:table-cell table:formula="of:=DEGREES(ATAN(ABS([.F967]-[.C967])/ABS([.E967]-[.B967])))" office:value-type="float" office:value="0.811206103323388" calcext:value-type="float">
            <text:p>0.811206103323388</text:p>
          </table:table-cell>
          <table:table-cell table:formula="of:=SQRT(POWER([.H967];2)+POWER([.I967];2)+POWER([.J967];2))" office:value-type="float" office:value="828.614822925075" calcext:value-type="float">
            <text:p>828.614822925075</text:p>
          </table:table-cell>
        </table:table-row>
        <table:table-row table:style-name="ro1">
          <table:table-cell office:value-type="float" office:value="98.4588" calcext:value-type="float">
            <text:p>98.4588</text:p>
          </table:table-cell>
          <table:table-cell office:value-type="float" office:value="316.289" calcext:value-type="float">
            <text:p>316.289</text:p>
          </table:table-cell>
          <table:table-cell office:value-type="float" office:value="44.6446" calcext:value-type="float">
            <text:p>44.6446</text:p>
          </table:table-cell>
          <table:table-cell office:value-type="float" office:value="97.7877" calcext:value-type="float">
            <text:p>97.7877</text:p>
          </table:table-cell>
          <table:table-cell office:value-type="float" office:value="303.563" calcext:value-type="float">
            <text:p>303.563</text:p>
          </table:table-cell>
          <table:table-cell office:value-type="float" office:value="44.8842" calcext:value-type="float">
            <text:p>44.8842</text:p>
          </table:table-cell>
          <table:table-cell/>
          <table:table-cell table:formula="of:=([.D968]-[.A968])/0.0166667" office:value-type="float" office:value="-40.2659194681608" calcext:value-type="float">
            <text:p>-40.2659194681608</text:p>
          </table:table-cell>
          <table:table-cell table:formula="of:=ABS([.E968]-[.B968])/0.0166667" office:value-type="float" office:value="763.558472883054" calcext:value-type="float">
            <text:p>763.558472883054</text:p>
          </table:table-cell>
          <table:table-cell table:formula="of:=([.F968]-[.C968])/0.0166667" office:value-type="float" office:value="14.3759712480577" calcext:value-type="float">
            <text:p>14.3759712480577</text:p>
          </table:table-cell>
          <table:table-cell table:formula="of:=DEGREES(ATAN(ABS([.F968]-[.C968])/ABS([.E968]-[.B968])))" office:value-type="float" office:value="1.07861441261314" calcext:value-type="float">
            <text:p>1.07861441261314</text:p>
          </table:table-cell>
          <table:table-cell table:formula="of:=SQRT(POWER([.H968];2)+POWER([.I968];2)+POWER([.J968];2))" office:value-type="float" office:value="764.754571304705" calcext:value-type="float">
            <text:p>764.754571304705</text:p>
          </table:table-cell>
        </table:table-row>
        <table:table-row table:style-name="ro1">
          <table:table-cell office:value-type="float" office:value="82.2914" calcext:value-type="float">
            <text:p>82.2914</text:p>
          </table:table-cell>
          <table:table-cell office:value-type="float" office:value="309.715" calcext:value-type="float">
            <text:p>309.715</text:p>
          </table:table-cell>
          <table:table-cell office:value-type="float" office:value="44.1278" calcext:value-type="float">
            <text:p>44.1278</text:p>
          </table:table-cell>
          <table:table-cell office:value-type="float" office:value="80.2127" calcext:value-type="float">
            <text:p>80.2127</text:p>
          </table:table-cell>
          <table:table-cell office:value-type="float" office:value="298.477" calcext:value-type="float">
            <text:p>298.477</text:p>
          </table:table-cell>
          <table:table-cell office:value-type="float" office:value="43.9604" calcext:value-type="float">
            <text:p>43.9604</text:p>
          </table:table-cell>
          <table:table-cell/>
          <table:table-cell table:formula="of:=([.D969]-[.A969])/0.0166667" office:value-type="float" office:value="-124.721750556499" calcext:value-type="float">
            <text:p>-124.721750556499</text:p>
          </table:table-cell>
          <table:table-cell table:formula="of:=ABS([.E969]-[.B969])/0.0166667" office:value-type="float" office:value="674.278651442697" calcext:value-type="float">
            <text:p>674.278651442697</text:p>
          </table:table-cell>
          <table:table-cell table:formula="of:=([.F969]-[.C969])/0.0166667" office:value-type="float" office:value="-10.0439799120402" calcext:value-type="float">
            <text:p>-10.0439799120402</text:p>
          </table:table-cell>
          <table:table-cell table:formula="of:=DEGREES(ATAN(ABS([.F969]-[.C969])/ABS([.E969]-[.B969])))" office:value-type="float" office:value="0.853408452337669" calcext:value-type="float">
            <text:p>0.853408452337669</text:p>
          </table:table-cell>
          <table:table-cell table:formula="of:=SQRT(POWER([.H969];2)+POWER([.I969];2)+POWER([.J969];2))" office:value-type="float" office:value="685.790125611133" calcext:value-type="float">
            <text:p>685.790125611133</text:p>
          </table:table-cell>
        </table:table-row>
        <table:table-row table:style-name="ro1">
          <table:table-cell office:value-type="float" office:value="75.1275" calcext:value-type="float">
            <text:p>75.1275</text:p>
          </table:table-cell>
          <table:table-cell office:value-type="float" office:value="321.383" calcext:value-type="float">
            <text:p>321.383</text:p>
          </table:table-cell>
          <table:table-cell office:value-type="float" office:value="43.5877" calcext:value-type="float">
            <text:p>43.5877</text:p>
          </table:table-cell>
          <table:table-cell office:value-type="float" office:value="74.7546" calcext:value-type="float">
            <text:p>74.7546</text:p>
          </table:table-cell>
          <table:table-cell office:value-type="float" office:value="306.569" calcext:value-type="float">
            <text:p>306.569</text:p>
          </table:table-cell>
          <table:table-cell office:value-type="float" office:value="44.1254" calcext:value-type="float">
            <text:p>44.1254</text:p>
          </table:table-cell>
          <table:table-cell/>
          <table:table-cell table:formula="of:=([.D970]-[.A970])/0.0166667" office:value-type="float" office:value="-22.3739552520896" calcext:value-type="float">
            <text:p>-22.3739552520896</text:p>
          </table:table-cell>
          <table:table-cell table:formula="of:=ABS([.E970]-[.B970])/0.0166667" office:value-type="float" office:value="888.838222323553" calcext:value-type="float">
            <text:p>888.838222323553</text:p>
          </table:table-cell>
          <table:table-cell table:formula="of:=([.F970]-[.C970])/0.0166667" office:value-type="float" office:value="32.2619354761291" calcext:value-type="float">
            <text:p>32.2619354761291</text:p>
          </table:table-cell>
          <table:table-cell table:formula="of:=DEGREES(ATAN(ABS([.F970]-[.C970])/ABS([.E970]-[.B970])))" office:value-type="float" office:value="2.07873781440619" calcext:value-type="float">
            <text:p>2.07873781440619</text:p>
          </table:table-cell>
          <table:table-cell table:formula="of:=SQRT(POWER([.H970];2)+POWER([.I970];2)+POWER([.J970];2))" office:value-type="float" office:value="889.704901536224" calcext:value-type="float">
            <text:p>889.704901536224</text:p>
          </table:table-cell>
        </table:table-row>
        <table:table-row table:style-name="ro1">
          <table:table-cell office:value-type="float" office:value="74.5786" calcext:value-type="float">
            <text:p>74.5786</text:p>
          </table:table-cell>
          <table:table-cell office:value-type="float" office:value="321.268" calcext:value-type="float">
            <text:p>321.268</text:p>
          </table:table-cell>
          <table:table-cell office:value-type="float" office:value="43.8797" calcext:value-type="float">
            <text:p>43.8797</text:p>
          </table:table-cell>
          <table:table-cell office:value-type="float" office:value="74.7742" calcext:value-type="float">
            <text:p>74.7742</text:p>
          </table:table-cell>
          <table:table-cell office:value-type="float" office:value="309.405" calcext:value-type="float">
            <text:p>309.405</text:p>
          </table:table-cell>
          <table:table-cell office:value-type="float" office:value="44.2409" calcext:value-type="float">
            <text:p>44.2409</text:p>
          </table:table-cell>
          <table:table-cell/>
          <table:table-cell table:formula="of:=([.D971]-[.A971])/0.0166667" office:value-type="float" office:value="11.7359765280469" calcext:value-type="float">
            <text:p>11.7359765280469</text:p>
          </table:table-cell>
          <table:table-cell table:formula="of:=ABS([.E971]-[.B971])/0.0166667" office:value-type="float" office:value="711.778576442847" calcext:value-type="float">
            <text:p>711.778576442847</text:p>
          </table:table-cell>
          <table:table-cell table:formula="of:=([.F971]-[.C971])/0.0166667" office:value-type="float" office:value="21.6719566560869" calcext:value-type="float">
            <text:p>21.6719566560869</text:p>
          </table:table-cell>
          <table:table-cell table:formula="of:=DEGREES(ATAN(ABS([.F971]-[.C971])/ABS([.E971]-[.B971])))" office:value-type="float" office:value="1.74398077166281" calcext:value-type="float">
            <text:p>1.74398077166281</text:p>
          </table:table-cell>
          <table:table-cell table:formula="of:=SQRT(POWER([.H971];2)+POWER([.I971];2)+POWER([.J971];2))" office:value-type="float" office:value="712.205131077681" calcext:value-type="float">
            <text:p>712.205131077681</text:p>
          </table:table-cell>
        </table:table-row>
        <table:table-row table:style-name="ro1">
          <table:table-cell office:value-type="float" office:value="74.3484" calcext:value-type="float">
            <text:p>74.3484</text:p>
          </table:table-cell>
          <table:table-cell office:value-type="float" office:value="328.827" calcext:value-type="float">
            <text:p>328.827</text:p>
          </table:table-cell>
          <table:table-cell office:value-type="float" office:value="44.1804" calcext:value-type="float">
            <text:p>44.1804</text:p>
          </table:table-cell>
          <table:table-cell office:value-type="float" office:value="74.5428" calcext:value-type="float">
            <text:p>74.5428</text:p>
          </table:table-cell>
          <table:table-cell office:value-type="float" office:value="315.156" calcext:value-type="float">
            <text:p>315.156</text:p>
          </table:table-cell>
          <table:table-cell office:value-type="float" office:value="44.4806" calcext:value-type="float">
            <text:p>44.4806</text:p>
          </table:table-cell>
          <table:table-cell/>
          <table:table-cell table:formula="of:=([.D972]-[.A972])/0.0166667" office:value-type="float" office:value="11.6639766720468" calcext:value-type="float">
            <text:p>11.6639766720468</text:p>
          </table:table-cell>
          <table:table-cell table:formula="of:=ABS([.E972]-[.B972])/0.0166667" office:value-type="float" office:value="820.258359483281" calcext:value-type="float">
            <text:p>820.258359483281</text:p>
          </table:table-cell>
          <table:table-cell table:formula="of:=([.F972]-[.C972])/0.0166667" office:value-type="float" office:value="18.0119639760723" calcext:value-type="float">
            <text:p>18.0119639760723</text:p>
          </table:table-cell>
          <table:table-cell table:formula="of:=DEGREES(ATAN(ABS([.F972]-[.C972])/ABS([.E972]-[.B972])))" office:value-type="float" office:value="1.25794961639674" calcext:value-type="float">
            <text:p>1.25794961639674</text:p>
          </table:table-cell>
          <table:table-cell table:formula="of:=SQRT(POWER([.H972];2)+POWER([.I972];2)+POWER([.J972];2))" office:value-type="float" office:value="820.539003034154" calcext:value-type="float">
            <text:p>820.539003034154</text:p>
          </table:table-cell>
        </table:table-row>
        <table:table-row table:style-name="ro1">
          <table:table-cell office:value-type="float" office:value="74.6159" calcext:value-type="float">
            <text:p>74.6159</text:p>
          </table:table-cell>
          <table:table-cell office:value-type="float" office:value="327.467" calcext:value-type="float">
            <text:p>327.467</text:p>
          </table:table-cell>
          <table:table-cell office:value-type="float" office:value="43.5468" calcext:value-type="float">
            <text:p>43.5468</text:p>
          </table:table-cell>
          <table:table-cell office:value-type="float" office:value="73.9968" calcext:value-type="float">
            <text:p>73.9968</text:p>
          </table:table-cell>
          <table:table-cell office:value-type="float" office:value="315.408" calcext:value-type="float">
            <text:p>315.408</text:p>
          </table:table-cell>
          <table:table-cell office:value-type="float" office:value="43.3793" calcext:value-type="float">
            <text:p>43.3793</text:p>
          </table:table-cell>
          <table:table-cell/>
          <table:table-cell table:formula="of:=([.D973]-[.A973])/0.0166667" office:value-type="float" office:value="-37.1459257081488" calcext:value-type="float">
            <text:p>-37.1459257081488</text:p>
          </table:table-cell>
          <table:table-cell table:formula="of:=ABS([.E973]-[.B973])/0.0166667" office:value-type="float" office:value="723.538552922892" calcext:value-type="float">
            <text:p>723.538552922892</text:p>
          </table:table-cell>
          <table:table-cell table:formula="of:=([.F973]-[.C973])/0.0166667" office:value-type="float" office:value="-10.04997990004" calcext:value-type="float">
            <text:p>-10.04997990004</text:p>
          </table:table-cell>
          <table:table-cell table:formula="of:=DEGREES(ATAN(ABS([.F973]-[.C973])/ABS([.E973]-[.B973])))" office:value-type="float" office:value="0.795789530119344" calcext:value-type="float">
            <text:p>0.795789530119344</text:p>
          </table:table-cell>
          <table:table-cell table:formula="of:=SQRT(POWER([.H973];2)+POWER([.I973];2)+POWER([.J973];2))" office:value-type="float" office:value="724.561149564659" calcext:value-type="float">
            <text:p>724.561149564659</text:p>
          </table:table-cell>
        </table:table-row>
        <table:table-row table:style-name="ro1">
          <table:table-cell office:value-type="float" office:value="76.0196" calcext:value-type="float">
            <text:p>76.0196</text:p>
          </table:table-cell>
          <table:table-cell office:value-type="float" office:value="328.967" calcext:value-type="float">
            <text:p>328.967</text:p>
          </table:table-cell>
          <table:table-cell office:value-type="float" office:value="43.8714" calcext:value-type="float">
            <text:p>43.8714</text:p>
          </table:table-cell>
          <table:table-cell office:value-type="float" office:value="75.9125" calcext:value-type="float">
            <text:p>75.9125</text:p>
          </table:table-cell>
          <table:table-cell office:value-type="float" office:value="316.762" calcext:value-type="float">
            <text:p>316.762</text:p>
          </table:table-cell>
          <table:table-cell office:value-type="float" office:value="44.2391" calcext:value-type="float">
            <text:p>44.2391</text:p>
          </table:table-cell>
          <table:table-cell/>
          <table:table-cell table:formula="of:=([.D974]-[.A974])/0.0166667" office:value-type="float" office:value="-6.42598714802586" calcext:value-type="float">
            <text:p>-6.42598714802586</text:p>
          </table:table-cell>
          <table:table-cell table:formula="of:=ABS([.E974]-[.B974])/0.0166667" office:value-type="float" office:value="732.298535402928" calcext:value-type="float">
            <text:p>732.298535402928</text:p>
          </table:table-cell>
          <table:table-cell table:formula="of:=([.F974]-[.C974])/0.0166667" office:value-type="float" office:value="22.0619558760882" calcext:value-type="float">
            <text:p>22.0619558760882</text:p>
          </table:table-cell>
          <table:table-cell table:formula="of:=DEGREES(ATAN(ABS([.F974]-[.C974])/ABS([.E974]-[.B974])))" office:value-type="float" office:value="1.72562783076515" calcext:value-type="float">
            <text:p>1.72562783076515</text:p>
          </table:table-cell>
          <table:table-cell table:formula="of:=SQRT(POWER([.H974];2)+POWER([.I974];2)+POWER([.J974];2))" office:value-type="float" office:value="732.658971255508" calcext:value-type="float">
            <text:p>732.658971255508</text:p>
          </table:table-cell>
        </table:table-row>
        <table:table-row table:style-name="ro1">
          <table:table-cell office:value-type="float" office:value="75.1946" calcext:value-type="float">
            <text:p>75.1946</text:p>
          </table:table-cell>
          <table:table-cell office:value-type="float" office:value="330.556" calcext:value-type="float">
            <text:p>330.556</text:p>
          </table:table-cell>
          <table:table-cell office:value-type="float" office:value="43.6567" calcext:value-type="float">
            <text:p>43.6567</text:p>
          </table:table-cell>
          <table:table-cell office:value-type="float" office:value="75.3678" calcext:value-type="float">
            <text:p>75.3678</text:p>
          </table:table-cell>
          <table:table-cell office:value-type="float" office:value="316.813" calcext:value-type="float">
            <text:p>316.813</text:p>
          </table:table-cell>
          <table:table-cell office:value-type="float" office:value="43.9686" calcext:value-type="float">
            <text:p>43.9686</text:p>
          </table:table-cell>
          <table:table-cell/>
          <table:table-cell table:formula="of:=([.D975]-[.A975])/0.0166667" office:value-type="float" office:value="10.3919792160421" calcext:value-type="float">
            <text:p>10.3919792160421</text:p>
          </table:table-cell>
          <table:table-cell table:formula="of:=ABS([.E975]-[.B975])/0.0166667" office:value-type="float" office:value="824.578350843298" calcext:value-type="float">
            <text:p>824.578350843298</text:p>
          </table:table-cell>
          <table:table-cell table:formula="of:=([.F975]-[.C975])/0.0166667" office:value-type="float" office:value="18.7139625720749" calcext:value-type="float">
            <text:p>18.7139625720749</text:p>
          </table:table-cell>
          <table:table-cell table:formula="of:=DEGREES(ATAN(ABS([.F975]-[.C975])/ABS([.E975]-[.B975])))" office:value-type="float" office:value="1.30011543132775" calcext:value-type="float">
            <text:p>1.30011543132775</text:p>
          </table:table-cell>
          <table:table-cell table:formula="of:=SQRT(POWER([.H975];2)+POWER([.I975];2)+POWER([.J975];2))" office:value-type="float" office:value="824.856146431988" calcext:value-type="float">
            <text:p>824.856146431988</text:p>
          </table:table-cell>
        </table:table-row>
        <table:table-row table:style-name="ro1">
          <table:table-cell office:value-type="float" office:value="75.6894" calcext:value-type="float">
            <text:p>75.6894</text:p>
          </table:table-cell>
          <table:table-cell office:value-type="float" office:value="322.973" calcext:value-type="float">
            <text:p>322.973</text:p>
          </table:table-cell>
          <table:table-cell office:value-type="float" office:value="43.356" calcext:value-type="float">
            <text:p>43.356</text:p>
          </table:table-cell>
          <table:table-cell office:value-type="float" office:value="76.1159" calcext:value-type="float">
            <text:p>76.1159</text:p>
          </table:table-cell>
          <table:table-cell office:value-type="float" office:value="309.621" calcext:value-type="float">
            <text:p>309.621</text:p>
          </table:table-cell>
          <table:table-cell office:value-type="float" office:value="43.6678" calcext:value-type="float">
            <text:p>43.6678</text:p>
          </table:table-cell>
          <table:table-cell/>
          <table:table-cell table:formula="of:=([.D976]-[.A976])/0.0166667" office:value-type="float" office:value="25.5899488201018" calcext:value-type="float">
            <text:p>25.5899488201018</text:p>
          </table:table-cell>
          <table:table-cell table:formula="of:=ABS([.E976]-[.B976])/0.0166667" office:value-type="float" office:value="801.118397763207" calcext:value-type="float">
            <text:p>801.118397763207</text:p>
          </table:table-cell>
          <table:table-cell table:formula="of:=([.F976]-[.C976])/0.0166667" office:value-type="float" office:value="18.7079625840747" calcext:value-type="float">
            <text:p>18.7079625840747</text:p>
          </table:table-cell>
          <table:table-cell table:formula="of:=DEGREES(ATAN(ABS([.F976]-[.C976])/ABS([.E976]-[.B976])))" office:value-type="float" office:value="1.33774548417961" calcext:value-type="float">
            <text:p>1.33774548417961</text:p>
          </table:table-cell>
          <table:table-cell table:formula="of:=SQRT(POWER([.H976];2)+POWER([.I976];2)+POWER([.J976];2))" office:value-type="float" office:value="801.74529657451" calcext:value-type="float">
            <text:p>801.74529657451</text:p>
          </table:table-cell>
        </table:table-row>
        <table:table-row table:style-name="ro1">
          <table:table-cell office:value-type="float" office:value="75.4495" calcext:value-type="float">
            <text:p>75.4495</text:p>
          </table:table-cell>
          <table:table-cell office:value-type="float" office:value="327.58" calcext:value-type="float">
            <text:p>327.58</text:p>
          </table:table-cell>
          <table:table-cell office:value-type="float" office:value="43.2494" calcext:value-type="float">
            <text:p>43.2494</text:p>
          </table:table-cell>
          <table:table-cell office:value-type="float" office:value="75.6271" calcext:value-type="float">
            <text:p>75.6271</text:p>
          </table:table-cell>
          <table:table-cell office:value-type="float" office:value="315.514" calcext:value-type="float">
            <text:p>315.514</text:p>
          </table:table-cell>
          <table:table-cell office:value-type="float" office:value="43.349" calcext:value-type="float">
            <text:p>43.349</text:p>
          </table:table-cell>
          <table:table-cell/>
          <table:table-cell table:formula="of:=([.D977]-[.A977])/0.0166667" office:value-type="float" office:value="10.6559786880425" calcext:value-type="float">
            <text:p>10.6559786880425</text:p>
          </table:table-cell>
          <table:table-cell table:formula="of:=ABS([.E977]-[.B977])/0.0166667" office:value-type="float" office:value="723.958552082894" calcext:value-type="float">
            <text:p>723.958552082894</text:p>
          </table:table-cell>
          <table:table-cell table:formula="of:=([.F977]-[.C977])/0.0166667" office:value-type="float" office:value="5.97598804802362" calcext:value-type="float">
            <text:p>5.97598804802362</text:p>
          </table:table-cell>
          <table:table-cell table:formula="of:=DEGREES(ATAN(ABS([.F977]-[.C977])/ABS([.E977]-[.B977])))" office:value-type="float" office:value="0.472942982807191" calcext:value-type="float">
            <text:p>0.472942982807191</text:p>
          </table:table-cell>
          <table:table-cell table:formula="of:=SQRT(POWER([.H977];2)+POWER([.I977];2)+POWER([.J977];2))" office:value-type="float" office:value="724.061632355223" calcext:value-type="float">
            <text:p>724.061632355223</text:p>
          </table:table-cell>
        </table:table-row>
        <table:table-row table:style-name="ro1">
          <table:table-cell office:value-type="float" office:value="75.7021" calcext:value-type="float">
            <text:p>75.7021</text:p>
          </table:table-cell>
          <table:table-cell office:value-type="float" office:value="324.476" calcext:value-type="float">
            <text:p>324.476</text:p>
          </table:table-cell>
          <table:table-cell office:value-type="float" office:value="43.4139" calcext:value-type="float">
            <text:p>43.4139</text:p>
          </table:table-cell>
          <table:table-cell office:value-type="float" office:value="76.1162" calcext:value-type="float">
            <text:p>76.1162</text:p>
          </table:table-cell>
          <table:table-cell office:value-type="float" office:value="309.484" calcext:value-type="float">
            <text:p>309.484</text:p>
          </table:table-cell>
          <table:table-cell office:value-type="float" office:value="44.2171" calcext:value-type="float">
            <text:p>44.2171</text:p>
          </table:table-cell>
          <table:table-cell/>
          <table:table-cell table:formula="of:=([.D978]-[.A978])/0.0166667" office:value-type="float" office:value="24.8459503080997" calcext:value-type="float">
            <text:p>24.8459503080997</text:p>
          </table:table-cell>
          <table:table-cell table:formula="of:=ABS([.E978]-[.B978])/0.0166667" office:value-type="float" office:value="899.518200963599" calcext:value-type="float">
            <text:p>899.518200963599</text:p>
          </table:table-cell>
          <table:table-cell table:formula="of:=([.F978]-[.C978])/0.0166667" office:value-type="float" office:value="48.191903616193" calcext:value-type="float">
            <text:p>48.191903616193</text:p>
          </table:table-cell>
          <table:table-cell table:formula="of:=DEGREES(ATAN(ABS([.F978]-[.C978])/ABS([.E978]-[.B978])))" office:value-type="float" office:value="3.0667032622381" calcext:value-type="float">
            <text:p>3.0667032622381</text:p>
          </table:table-cell>
          <table:table-cell table:formula="of:=SQRT(POWER([.H978];2)+POWER([.I978];2)+POWER([.J978];2))" office:value-type="float" office:value="901.150805739891" calcext:value-type="float">
            <text:p>901.150805739891</text:p>
          </table:table-cell>
        </table:table-row>
        <table:table-row table:style-name="ro1">
          <table:table-cell office:value-type="float" office:value="74.6534" calcext:value-type="float">
            <text:p>74.6534</text:p>
          </table:table-cell>
          <table:table-cell office:value-type="float" office:value="333.876" calcext:value-type="float">
            <text:p>333.876</text:p>
          </table:table-cell>
          <table:table-cell office:value-type="float" office:value="42.9206" calcext:value-type="float">
            <text:p>42.9206</text:p>
          </table:table-cell>
          <table:table-cell office:value-type="float" office:value="74.8419" calcext:value-type="float">
            <text:p>74.8419</text:p>
          </table:table-cell>
          <table:table-cell office:value-type="float" office:value="319.955" calcext:value-type="float">
            <text:p>319.955</text:p>
          </table:table-cell>
          <table:table-cell office:value-type="float" office:value="43.2539" calcext:value-type="float">
            <text:p>43.2539</text:p>
          </table:table-cell>
          <table:table-cell/>
          <table:table-cell table:formula="of:=([.D979]-[.A979])/0.0166667" office:value-type="float" office:value="11.3099773800447" calcext:value-type="float">
            <text:p>11.3099773800447</text:p>
          </table:table-cell>
          <table:table-cell table:formula="of:=ABS([.E979]-[.B979])/0.0166667" office:value-type="float" office:value="835.258329483341" calcext:value-type="float">
            <text:p>835.258329483341</text:p>
          </table:table-cell>
          <table:table-cell table:formula="of:=([.F979]-[.C979])/0.0166667" office:value-type="float" office:value="19.9979600040801" calcext:value-type="float">
            <text:p>19.9979600040801</text:p>
          </table:table-cell>
          <table:table-cell table:formula="of:=DEGREES(ATAN(ABS([.F979]-[.C979])/ABS([.E979]-[.B979])))" office:value-type="float" office:value="1.37152759345454" calcext:value-type="float">
            <text:p>1.37152759345454</text:p>
          </table:table-cell>
          <table:table-cell table:formula="of:=SQRT(POWER([.H979];2)+POWER([.I979];2)+POWER([.J979];2))" office:value-type="float" office:value="835.574240246767" calcext:value-type="float">
            <text:p>835.574240246767</text:p>
          </table:table-cell>
        </table:table-row>
        <table:table-row table:style-name="ro1">
          <table:table-cell office:value-type="float" office:value="74.6159" calcext:value-type="float">
            <text:p>74.6159</text:p>
          </table:table-cell>
          <table:table-cell office:value-type="float" office:value="327.467" calcext:value-type="float">
            <text:p>327.467</text:p>
          </table:table-cell>
          <table:table-cell office:value-type="float" office:value="43.5468" calcext:value-type="float">
            <text:p>43.5468</text:p>
          </table:table-cell>
          <table:table-cell office:value-type="float" office:value="74.2763" calcext:value-type="float">
            <text:p>74.2763</text:p>
          </table:table-cell>
          <table:table-cell office:value-type="float" office:value="316.969" calcext:value-type="float">
            <text:p>316.969</text:p>
          </table:table-cell>
          <table:table-cell office:value-type="float" office:value="43.1508" calcext:value-type="float">
            <text:p>43.1508</text:p>
          </table:table-cell>
          <table:table-cell/>
          <table:table-cell table:formula="of:=([.D980]-[.A980])/0.0166667" office:value-type="float" office:value="-20.3759592480809" calcext:value-type="float">
            <text:p>-20.3759592480809</text:p>
          </table:table-cell>
          <table:table-cell table:formula="of:=ABS([.E980]-[.B980])/0.0166667" office:value-type="float" office:value="629.878740242519" calcext:value-type="float">
            <text:p>629.878740242519</text:p>
          </table:table-cell>
          <table:table-cell table:formula="of:=([.F980]-[.C980])/0.0166667" office:value-type="float" office:value="-23.7599524800951" calcext:value-type="float">
            <text:p>-23.7599524800951</text:p>
          </table:table-cell>
          <table:table-cell table:formula="of:=DEGREES(ATAN(ABS([.F980]-[.C980])/ABS([.E980]-[.B980])))" office:value-type="float" office:value="2.16025684329978" calcext:value-type="float">
            <text:p>2.16025684329978</text:p>
          </table:table-cell>
          <table:table-cell table:formula="of:=SQRT(POWER([.H980];2)+POWER([.I980];2)+POWER([.J980];2))" office:value-type="float" office:value="630.65596204796" calcext:value-type="float">
            <text:p>630.65596204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6:59:54.515853653</dc:date>
    <meta:editing-duration>PT55S</meta:editing-duration>
    <meta:editing-cycles>1</meta:editing-cycles>
    <meta:document-statistic meta:table-count="1" meta:cell-count="10780" meta:object-count="0"/>
  </office:meta>
</office:document-meta>
</file>